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472in"/>
    </style:style>
    <style:style style:name="co9" style:family="table-column">
      <style:table-column-properties fo:break-before="auto" style:column-width="1.536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3" table:style-name="ta1">
        <table:shapes>
          <draw:frame draw:z-index="0" draw:style-name="gr1" draw:text-style-name="P1" svg:width="6.2969in" svg:height="3.5449in" svg:x="7.6925in" svg:y="3.5555in">
            <draw:object draw:notify-on-update-of-ranges="flat3.B1:flat3.AFL1 flat3.B1:flat3.AFL1 flat3.A6:flat3.A6 flat3.B6:flat3.AFL6 flat3.B1:flat3.AFL1 flat3.A8:flat3.A8 flat3.B8:flat3.AF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4799in" svg:y="4.1909in">
            <draw:object draw:notify-on-update-of-ranges="flat3.B1:flat3.AFL1 flat3.B1:flat3.AFL1 flat3.A13:flat3.A13 flat3.B13:flat3.AFL13 flat3.B1:flat3.AFL1 flat3.A14:flat3.A14 flat3.B14:flat3.AFL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number-columns-repeated="27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11" table:number-columns-repeated="3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7" table:default-cell-style-name="Default"/>
        <table:table-column table:style-name="co11" table:number-columns-repeated="5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number-columns-repeated="16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23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3" table:default-cell-style-name="Default"/>
        <table:table-column table:style-name="co10" table:number-columns-repeated="25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0" table:number-columns-repeated="7" table:default-cell-style-name="Default"/>
        <table:table-column table:style-name="co2" table:default-cell-style-name="Default"/>
        <table:table-column table:style-name="co10" table:number-columns-repeated="8" table:default-cell-style-name="Default"/>
        <table:table-column table:style-name="co8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23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22" table:default-cell-style-name="Default"/>
        <table:table-column table:style-name="co11" table:default-cell-style-name="Default"/>
        <table:table-column table:style-name="co10" table:number-columns-repeated="27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4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4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4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23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5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2" table:default-cell-style-name="Default"/>
        <table:table-column table:style-name="co12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number-columns-repeated="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column table:style-name="co4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12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99952697754" calcext:value-type="float">
            <text:p>0.066709995269775</text:p>
          </table:table-cell>
          <table:table-cell office:value-type="float" office:value="0.1334228515625" calcext:value-type="float">
            <text:p>0.1334228515625</text:p>
          </table:table-cell>
          <table:table-cell office:value-type="float" office:value="0.166780471801758" calcext:value-type="float">
            <text:p>0.166780471801758</text:p>
          </table:table-cell>
          <table:table-cell office:value-type="float" office:value="0.200138092041016" calcext:value-type="float">
            <text:p>0.200138092041016</text:p>
          </table:table-cell>
          <table:table-cell office:value-type="float" office:value="0.266853809356689" calcext:value-type="float">
            <text:p>0.266853809356689</text:p>
          </table:table-cell>
          <table:table-cell office:value-type="float" office:value="0.300211429595947" calcext:value-type="float">
            <text:p>0.300211429595947</text:p>
          </table:table-cell>
          <table:table-cell office:value-type="float" office:value="0.333569049835205" calcext:value-type="float">
            <text:p>0.333569049835205</text:p>
          </table:table-cell>
          <table:table-cell office:value-type="float" office:value="0.366926670074463" calcext:value-type="float">
            <text:p>0.366926670074463</text:p>
          </table:table-cell>
          <table:table-cell office:value-type="float" office:value="0.4002845287323" calcext:value-type="float">
            <text:p>0.4002845287323</text:p>
          </table:table-cell>
          <table:table-cell office:value-type="float" office:value="0.433642387390137" calcext:value-type="float">
            <text:p>0.433642387390137</text:p>
          </table:table-cell>
          <table:table-cell office:value-type="float" office:value="0.500357627868652" calcext:value-type="float">
            <text:p>0.500357627868652</text:p>
          </table:table-cell>
          <table:table-cell office:value-type="float" office:value="0.53371524810791" calcext:value-type="float">
            <text:p>0.53371524810791</text:p>
          </table:table-cell>
          <table:table-cell office:value-type="float" office:value="0.567072868347168" calcext:value-type="float">
            <text:p>0.567072868347168</text:p>
          </table:table-cell>
          <table:table-cell office:value-type="float" office:value="0.600430727005005" calcext:value-type="float">
            <text:p>0.600430727005005</text:p>
          </table:table-cell>
          <table:table-cell office:value-type="float" office:value="0.633788347244263" calcext:value-type="float">
            <text:p>0.633788347244263</text:p>
          </table:table-cell>
          <table:table-cell office:value-type="float" office:value="0.700503826141357" calcext:value-type="float">
            <text:p>0.700503826141357</text:p>
          </table:table-cell>
          <table:table-cell office:value-type="float" office:value="0.733861446380615" calcext:value-type="float">
            <text:p>0.733861446380615</text:p>
          </table:table-cell>
          <table:table-cell office:value-type="float" office:value="0.767219305038452" calcext:value-type="float">
            <text:p>0.767219305038452</text:p>
          </table:table-cell>
          <table:table-cell office:value-type="float" office:value="0.80057692527771" calcext:value-type="float">
            <text:p>0.80057692527771</text:p>
          </table:table-cell>
          <table:table-cell office:value-type="float" office:value="0.833934545516968" calcext:value-type="float">
            <text:p>0.833934545516968</text:p>
          </table:table-cell>
          <table:table-cell office:value-type="float" office:value="0.867292404174805" calcext:value-type="float">
            <text:p>0.867292404174805</text:p>
          </table:table-cell>
          <table:table-cell office:value-type="float" office:value="0.934007883071899" calcext:value-type="float">
            <text:p>0.934007883071899</text:p>
          </table:table-cell>
          <table:table-cell office:value-type="float" office:value="1.00072312355042" calcext:value-type="float">
            <text:p>1.00072312355042</text:p>
          </table:table-cell>
          <table:table-cell office:value-type="float" office:value="1.06743860244751" calcext:value-type="float">
            <text:p>1.06743860244751</text:p>
          </table:table-cell>
          <table:table-cell office:value-type="float" office:value="1.13415503501892" calcext:value-type="float">
            <text:p>1.13415503501892</text:p>
          </table:table-cell>
          <table:table-cell office:value-type="float" office:value="1.20087242126465" calcext:value-type="float">
            <text:p>1.20087242126465</text:p>
          </table:table-cell>
          <table:table-cell office:value-type="float" office:value="1.2675895690918" calcext:value-type="float">
            <text:p>1.2675895690918</text:p>
          </table:table-cell>
          <table:table-cell office:value-type="float" office:value="1.30094814300537" calcext:value-type="float">
            <text:p>1.30094814300537</text:p>
          </table:table-cell>
          <table:table-cell office:value-type="float" office:value="1.33430695533752" calcext:value-type="float">
            <text:p>1.33430695533752</text:p>
          </table:table-cell>
          <table:table-cell office:value-type="float" office:value="1.36766576766968" calcext:value-type="float">
            <text:p>1.36766576766968</text:p>
          </table:table-cell>
          <table:table-cell office:value-type="float" office:value="1.43438315391541" calcext:value-type="float">
            <text:p>1.43438315391541</text:p>
          </table:table-cell>
          <table:table-cell office:value-type="float" office:value="1.50110030174255" calcext:value-type="float">
            <text:p>1.50110030174255</text:p>
          </table:table-cell>
          <table:table-cell office:value-type="float" office:value="1.56781792640686" calcext:value-type="float">
            <text:p>1.56781792640686</text:p>
          </table:table-cell>
          <table:table-cell office:value-type="float" office:value="1.63453507423401" calcext:value-type="float">
            <text:p>1.63453507423401</text:p>
          </table:table-cell>
          <table:table-cell office:value-type="float" office:value="1.70125246047974" calcext:value-type="float">
            <text:p>1.70125246047974</text:p>
          </table:table-cell>
          <table:table-cell office:value-type="float" office:value="1.73461127281189" calcext:value-type="float">
            <text:p>1.73461127281189</text:p>
          </table:table-cell>
          <table:table-cell office:value-type="float" office:value="1.76796984672546" calcext:value-type="float">
            <text:p>1.76796984672546</text:p>
          </table:table-cell>
          <table:table-cell office:value-type="float" office:value="1.83468747138977" calcext:value-type="float">
            <text:p>1.83468747138977</text:p>
          </table:table-cell>
          <table:table-cell office:value-type="float" office:value="1.9014048576355" calcext:value-type="float">
            <text:p>1.9014048576355</text:p>
          </table:table-cell>
          <table:table-cell office:value-type="float" office:value="1.93476343154907" calcext:value-type="float">
            <text:p>1.93476343154907</text:p>
          </table:table-cell>
          <table:table-cell office:value-type="float" office:value="2.00148105621338" calcext:value-type="float">
            <text:p>2.00148105621338</text:p>
          </table:table-cell>
          <table:table-cell office:value-type="float" office:value="2.06819844245911" calcext:value-type="float">
            <text:p>2.06819844245911</text:p>
          </table:table-cell>
          <table:table-cell office:value-type="float" office:value="2.10155701637268" calcext:value-type="float">
            <text:p>2.10155701637268</text:p>
          </table:table-cell>
          <table:table-cell office:value-type="float" office:value="2.16826725006104" calcext:value-type="float">
            <text:p>2.16826725006104</text:p>
          </table:table-cell>
          <table:table-cell office:value-type="float" office:value="2.23497748374939" calcext:value-type="float">
            <text:p>2.23497748374939</text:p>
          </table:table-cell>
          <table:table-cell office:value-type="float" office:value="2.30168747901916" calcext:value-type="float">
            <text:p>2.30168747901916</text:p>
          </table:table-cell>
          <table:table-cell office:value-type="float" office:value="2.36839747428894" calcext:value-type="float">
            <text:p>2.36839747428894</text:p>
          </table:table-cell>
          <table:table-cell office:value-type="float" office:value="2.43510746955872" calcext:value-type="float">
            <text:p>2.43510746955872</text:p>
          </table:table-cell>
          <table:table-cell office:value-type="float" office:value="2.4684624671936" calcext:value-type="float">
            <text:p>2.4684624671936</text:p>
          </table:table-cell>
          <table:table-cell office:value-type="float" office:value="2.56852698326111" calcext:value-type="float">
            <text:p>2.56852698326111</text:p>
          </table:table-cell>
          <table:table-cell office:value-type="float" office:value="2.601881980896" calcext:value-type="float">
            <text:p>2.601881980896</text:p>
          </table:table-cell>
          <table:table-cell office:value-type="float" office:value="2.6352367401123" calcext:value-type="float">
            <text:p>2.6352367401123</text:p>
          </table:table-cell>
          <table:table-cell office:value-type="float" office:value="2.66859149932861" calcext:value-type="float">
            <text:p>2.66859149932861</text:p>
          </table:table-cell>
          <table:table-cell office:value-type="float" office:value="2.7019464969635" calcext:value-type="float">
            <text:p>2.7019464969635</text:p>
          </table:table-cell>
          <table:table-cell office:value-type="float" office:value="2.73530125617981" calcext:value-type="float">
            <text:p>2.73530125617981</text:p>
          </table:table-cell>
          <table:table-cell office:value-type="float" office:value="2.80201077461243" calcext:value-type="float">
            <text:p>2.80201077461243</text:p>
          </table:table-cell>
          <table:table-cell office:value-type="float" office:value="2.86872029304504" calcext:value-type="float">
            <text:p>2.86872029304504</text:p>
          </table:table-cell>
          <table:table-cell office:value-type="float" office:value="2.90207505226135" calcext:value-type="float">
            <text:p>2.90207505226135</text:p>
          </table:table-cell>
          <table:table-cell office:value-type="float" office:value="2.93542957305908" calcext:value-type="float">
            <text:p>2.93542957305908</text:p>
          </table:table-cell>
          <table:table-cell office:value-type="float" office:value="2.96878409385681" calcext:value-type="float">
            <text:p>2.96878409385681</text:p>
          </table:table-cell>
          <table:table-cell office:value-type="float" office:value="3.00213885307312" calcext:value-type="float">
            <text:p>3.00213885307312</text:p>
          </table:table-cell>
          <table:table-cell office:value-type="float" office:value="3.06884813308716" calcext:value-type="float">
            <text:p>3.06884813308716</text:p>
          </table:table-cell>
          <table:table-cell office:value-type="float" office:value="3.13555765151978" calcext:value-type="float">
            <text:p>3.13555765151978</text:p>
          </table:table-cell>
          <table:table-cell office:value-type="float" office:value="3.20226716995239" calcext:value-type="float">
            <text:p>3.20226716995239</text:p>
          </table:table-cell>
          <table:table-cell office:value-type="float" office:value="3.26897621154785" calcext:value-type="float">
            <text:p>3.26897621154785</text:p>
          </table:table-cell>
          <table:table-cell office:value-type="float" office:value="3.30233097076416" calcext:value-type="float">
            <text:p>3.30233097076416</text:p>
          </table:table-cell>
          <table:table-cell office:value-type="float" office:value="3.36904001235962" calcext:value-type="float">
            <text:p>3.36904001235962</text:p>
          </table:table-cell>
          <table:table-cell office:value-type="float" office:value="3.40239477157593" calcext:value-type="float">
            <text:p>3.40239477157593</text:p>
          </table:table-cell>
          <table:table-cell office:value-type="float" office:value="3.43574929237366" calcext:value-type="float">
            <text:p>3.43574929237366</text:p>
          </table:table-cell>
          <table:table-cell office:value-type="float" office:value="3.46910381317139" calcext:value-type="float">
            <text:p>3.46910381317139</text:p>
          </table:table-cell>
          <table:table-cell office:value-type="float" office:value="3.50245833396912" calcext:value-type="float">
            <text:p>3.50245833396912</text:p>
          </table:table-cell>
          <table:table-cell office:value-type="float" office:value="3.53581261634827" calcext:value-type="float">
            <text:p>3.53581261634827</text:p>
          </table:table-cell>
          <table:table-cell office:value-type="float" office:value="3.56916689872742" calcext:value-type="float">
            <text:p>3.56916689872742</text:p>
          </table:table-cell>
          <table:table-cell office:value-type="float" office:value="3.6358757019043" calcext:value-type="float">
            <text:p>3.6358757019043</text:p>
          </table:table-cell>
          <table:table-cell office:value-type="float" office:value="3.70258450508118" calcext:value-type="float">
            <text:p>3.70258450508118</text:p>
          </table:table-cell>
          <table:table-cell office:value-type="float" office:value="3.76929330825806" calcext:value-type="float">
            <text:p>3.76929330825806</text:p>
          </table:table-cell>
          <table:table-cell office:value-type="float" office:value="3.83600163459778" calcext:value-type="float">
            <text:p>3.83600163459778</text:p>
          </table:table-cell>
          <table:table-cell office:value-type="float" office:value="3.86935567855835" calcext:value-type="float">
            <text:p>3.86935567855835</text:p>
          </table:table-cell>
          <table:table-cell office:value-type="float" office:value="3.93606424331665" calcext:value-type="float">
            <text:p>3.93606424331665</text:p>
          </table:table-cell>
          <table:table-cell office:value-type="float" office:value="3.96941828727722" calcext:value-type="float">
            <text:p>3.96941828727722</text:p>
          </table:table-cell>
          <table:table-cell office:value-type="float" office:value="4.03612637519836" calcext:value-type="float">
            <text:p>4.03612637519836</text:p>
          </table:table-cell>
          <table:table-cell office:value-type="float" office:value="4.10283470153809" calcext:value-type="float">
            <text:p>4.10283470153809</text:p>
          </table:table-cell>
          <table:table-cell office:value-type="float" office:value="4.13619041442871" calcext:value-type="float">
            <text:p>4.13619041442871</text:p>
          </table:table-cell>
          <table:table-cell office:value-type="float" office:value="4.20290184020996" calcext:value-type="float">
            <text:p>4.20290184020996</text:p>
          </table:table-cell>
          <table:table-cell office:value-type="float" office:value="4.23625731468201" calcext:value-type="float">
            <text:p>4.23625731468201</text:p>
          </table:table-cell>
          <table:table-cell office:value-type="float" office:value="4.26961302757263" calcext:value-type="float">
            <text:p>4.26961302757263</text:p>
          </table:table-cell>
          <table:table-cell office:value-type="float" office:value="4.30296874046326" calcext:value-type="float">
            <text:p>4.30296874046326</text:p>
          </table:table-cell>
          <table:table-cell office:value-type="float" office:value="4.33632445335388" calcext:value-type="float">
            <text:p>4.33632445335388</text:p>
          </table:table-cell>
          <table:table-cell office:value-type="float" office:value="4.40303587913513" calcext:value-type="float">
            <text:p>4.40303587913513</text:p>
          </table:table-cell>
          <table:table-cell office:value-type="float" office:value="4.4697470664978" calcext:value-type="float">
            <text:p>4.4697470664978</text:p>
          </table:table-cell>
          <table:table-cell office:value-type="float" office:value="4.53645825386047" calcext:value-type="float">
            <text:p>4.53645825386047</text:p>
          </table:table-cell>
          <table:table-cell office:value-type="float" office:value="4.60316944122314" calcext:value-type="float">
            <text:p>4.60316944122314</text:p>
          </table:table-cell>
          <table:table-cell office:value-type="float" office:value="4.66988062858582" calcext:value-type="float">
            <text:p>4.66988062858582</text:p>
          </table:table-cell>
          <table:table-cell office:value-type="float" office:value="4.73659181594849" calcext:value-type="float">
            <text:p>4.73659181594849</text:p>
          </table:table-cell>
          <table:table-cell office:value-type="float" office:value="4.76994729042053" calcext:value-type="float">
            <text:p>4.76994729042053</text:p>
          </table:table-cell>
          <table:table-cell office:value-type="float" office:value="4.90336966514587" calcext:value-type="float">
            <text:p>4.90336966514587</text:p>
          </table:table-cell>
          <table:table-cell office:value-type="float" office:value="4.97008061408997" calcext:value-type="float">
            <text:p>4.97008061408997</text:p>
          </table:table-cell>
          <table:table-cell office:value-type="float" office:value="5.03679156303406" calcext:value-type="float">
            <text:p>5.03679156303406</text:p>
          </table:table-cell>
          <table:table-cell office:value-type="float" office:value="5.10350251197815" calcext:value-type="float">
            <text:p>5.10350251197815</text:p>
          </table:table-cell>
          <table:table-cell office:value-type="float" office:value="5.13686108589172" calcext:value-type="float">
            <text:p>5.13686108589172</text:p>
          </table:table-cell>
          <table:table-cell office:value-type="float" office:value="5.20357799530029" calcext:value-type="float">
            <text:p>5.20357799530029</text:p>
          </table:table-cell>
          <table:table-cell office:value-type="float" office:value="5.23693680763245" calcext:value-type="float">
            <text:p>5.23693680763245</text:p>
          </table:table-cell>
          <table:table-cell office:value-type="float" office:value="5.30365371704102" calcext:value-type="float">
            <text:p>5.30365371704102</text:p>
          </table:table-cell>
          <table:table-cell office:value-type="float" office:value="5.37037110328674" calcext:value-type="float">
            <text:p>5.37037110328674</text:p>
          </table:table-cell>
          <table:table-cell office:value-type="float" office:value="5.47044706344605" calcext:value-type="float">
            <text:p>5.47044706344605</text:p>
          </table:table-cell>
          <table:table-cell office:value-type="float" office:value="5.53716421127319" calcext:value-type="float">
            <text:p>5.53716421127319</text:p>
          </table:table-cell>
          <table:table-cell office:value-type="float" office:value="5.60388159751892" calcext:value-type="float">
            <text:p>5.60388159751892</text:p>
          </table:table-cell>
          <table:table-cell office:value-type="float" office:value="5.67059922218323" calcext:value-type="float">
            <text:p>5.67059922218323</text:p>
          </table:table-cell>
          <table:table-cell office:value-type="float" office:value="5.73731637001038" calcext:value-type="float">
            <text:p>5.73731637001038</text:p>
          </table:table-cell>
          <table:table-cell office:value-type="float" office:value="5.80403399467468" calcext:value-type="float">
            <text:p>5.80403399467468</text:p>
          </table:table-cell>
          <table:table-cell office:value-type="float" office:value="5.87075138092041" calcext:value-type="float">
            <text:p>5.87075138092041</text:p>
          </table:table-cell>
          <table:table-cell office:value-type="float" office:value="5.9374692440033" calcext:value-type="float">
            <text:p>5.9374692440033</text:p>
          </table:table-cell>
          <table:table-cell office:value-type="float" office:value="6.0041868686676" calcext:value-type="float">
            <text:p>6.0041868686676</text:p>
          </table:table-cell>
          <table:table-cell office:value-type="float" office:value="6.10426330566406" calcext:value-type="float">
            <text:p>6.10426330566406</text:p>
          </table:table-cell>
          <table:table-cell office:value-type="float" office:value="6.13762140274048" calcext:value-type="float">
            <text:p>6.13762140274048</text:p>
          </table:table-cell>
          <table:table-cell office:value-type="float" office:value="6.17097926139832" calcext:value-type="float">
            <text:p>6.17097926139832</text:p>
          </table:table-cell>
          <table:table-cell office:value-type="float" office:value="6.23769497871399" calcext:value-type="float">
            <text:p>6.23769497871399</text:p>
          </table:table-cell>
          <table:table-cell office:value-type="float" office:value="6.30441117286682" calcext:value-type="float">
            <text:p>6.30441117286682</text:p>
          </table:table-cell>
          <table:table-cell office:value-type="float" office:value="6.3711268901825" calcext:value-type="float">
            <text:p>6.3711268901825</text:p>
          </table:table-cell>
          <table:table-cell office:value-type="float" office:value="6.43784284591675" calcext:value-type="float">
            <text:p>6.43784284591675</text:p>
          </table:table-cell>
          <table:table-cell office:value-type="float" office:value="6.504558801651" calcext:value-type="float">
            <text:p>6.504558801651</text:p>
          </table:table-cell>
          <table:table-cell office:value-type="float" office:value="6.70470666885376" calcext:value-type="float">
            <text:p>6.70470666885376</text:p>
          </table:table-cell>
          <table:table-cell office:value-type="float" office:value="6.77142286300659" calcext:value-type="float">
            <text:p>6.77142286300659</text:p>
          </table:table-cell>
          <table:table-cell office:value-type="float" office:value="6.80478072166443" calcext:value-type="float">
            <text:p>6.80478072166443</text:p>
          </table:table-cell>
          <table:table-cell office:value-type="float" office:value="6.83813881874085" calcext:value-type="float">
            <text:p>6.83813881874085</text:p>
          </table:table-cell>
          <table:table-cell office:value-type="float" office:value="6.97157096862793" calcext:value-type="float">
            <text:p>6.97157096862793</text:p>
          </table:table-cell>
          <table:table-cell office:value-type="float" office:value="7.00492882728577" calcext:value-type="float">
            <text:p>7.00492882728577</text:p>
          </table:table-cell>
          <table:table-cell office:value-type="float" office:value="7.03828716278076" calcext:value-type="float">
            <text:p>7.03828716278076</text:p>
          </table:table-cell>
          <table:table-cell office:value-type="float" office:value="7.0716450214386" calcext:value-type="float">
            <text:p>7.0716450214386</text:p>
          </table:table-cell>
          <table:table-cell office:value-type="float" office:value="7.13836264610291" calcext:value-type="float">
            <text:p>7.13836264610291</text:p>
          </table:table-cell>
          <table:table-cell office:value-type="float" office:value="7.17172193527222" calcext:value-type="float">
            <text:p>7.17172193527222</text:p>
          </table:table-cell>
          <table:table-cell office:value-type="float" office:value="7.27180004119873" calcext:value-type="float">
            <text:p>7.27180004119873</text:p>
          </table:table-cell>
          <table:table-cell office:value-type="float" office:value="7.30515933036804" calcext:value-type="float">
            <text:p>7.30515933036804</text:p>
          </table:table-cell>
          <table:table-cell office:value-type="float" office:value="7.37187838554382" calcext:value-type="float">
            <text:p>7.37187838554382</text:p>
          </table:table-cell>
          <table:table-cell office:value-type="float" office:value="7.4719569683075" calcext:value-type="float">
            <text:p>7.4719569683075</text:p>
          </table:table-cell>
          <table:table-cell office:value-type="float" office:value="7.53867602348328" calcext:value-type="float">
            <text:p>7.53867602348328</text:p>
          </table:table-cell>
          <table:table-cell office:value-type="float" office:value="7.60539555549622" calcext:value-type="float">
            <text:p>7.60539555549622</text:p>
          </table:table-cell>
          <table:table-cell office:value-type="float" office:value="7.63875508308411" calcext:value-type="float">
            <text:p>7.63875508308411</text:p>
          </table:table-cell>
          <table:table-cell office:value-type="float" office:value="7.67211484909058" calcext:value-type="float">
            <text:p>7.67211484909058</text:p>
          </table:table-cell>
          <table:table-cell office:value-type="float" office:value="7.70547437667847" calcext:value-type="float">
            <text:p>7.70547437667847</text:p>
          </table:table-cell>
          <table:table-cell office:value-type="float" office:value="7.73883414268494" calcext:value-type="float">
            <text:p>7.73883414268494</text:p>
          </table:table-cell>
          <table:table-cell office:value-type="float" office:value="7.77219414710999" calcext:value-type="float">
            <text:p>7.77219414710999</text:p>
          </table:table-cell>
          <table:table-cell office:value-type="float" office:value="7.80555367469788" calcext:value-type="float">
            <text:p>7.80555367469788</text:p>
          </table:table-cell>
          <table:table-cell office:value-type="float" office:value="7.93899321556091" calcext:value-type="float">
            <text:p>7.93899321556091</text:p>
          </table:table-cell>
          <table:table-cell office:value-type="float" office:value="8.00571298599243" calcext:value-type="float">
            <text:p>8.00571298599243</text:p>
          </table:table-cell>
          <table:table-cell office:value-type="float" office:value="8.07243275642395" calcext:value-type="float">
            <text:p>8.07243275642395</text:p>
          </table:table-cell>
          <table:table-cell office:value-type="float" office:value="8.105792760849" calcext:value-type="float">
            <text:p>8.105792760849</text:p>
          </table:table-cell>
          <table:table-cell office:value-type="float" office:value="8.17250919342041" calcext:value-type="float">
            <text:p>8.17250919342041</text:p>
          </table:table-cell>
          <table:table-cell office:value-type="float" office:value="8.23922562599182" calcext:value-type="float">
            <text:p>8.23922562599182</text:p>
          </table:table-cell>
          <table:table-cell office:value-type="float" office:value="8.30594205856323" calcext:value-type="float">
            <text:p>8.30594205856323</text:p>
          </table:table-cell>
          <table:table-cell office:value-type="float" office:value="8.33930039405823" calcext:value-type="float">
            <text:p>8.33930039405823</text:p>
          </table:table-cell>
          <table:table-cell office:value-type="float" office:value="8.50609135627747" calcext:value-type="float">
            <text:p>8.50609135627747</text:p>
          </table:table-cell>
          <table:table-cell office:value-type="float" office:value="8.5728075504303" calcext:value-type="float">
            <text:p>8.5728075504303</text:p>
          </table:table-cell>
          <table:table-cell office:value-type="float" office:value="8.60616564750671" calcext:value-type="float">
            <text:p>8.60616564750671</text:p>
          </table:table-cell>
          <table:table-cell office:value-type="float" office:value="8.63952422142029" calcext:value-type="float">
            <text:p>8.63952422142029</text:p>
          </table:table-cell>
          <table:table-cell office:value-type="float" office:value="8.70624041557312" calcext:value-type="float">
            <text:p>8.70624041557312</text:p>
          </table:table-cell>
          <table:table-cell office:value-type="float" office:value="8.77295684814453" calcext:value-type="float">
            <text:p>8.77295684814453</text:p>
          </table:table-cell>
          <table:table-cell office:value-type="float" office:value="8.83967328071594" calcext:value-type="float">
            <text:p>8.83967328071594</text:p>
          </table:table-cell>
          <table:table-cell office:value-type="float" office:value="8.87303137779236" calcext:value-type="float">
            <text:p>8.87303137779236</text:p>
          </table:table-cell>
          <table:table-cell office:value-type="float" office:value="8.90638971328735" calcext:value-type="float">
            <text:p>8.90638971328735</text:p>
          </table:table-cell>
          <table:table-cell office:value-type="float" office:value="8.93974781036377" calcext:value-type="float">
            <text:p>8.93974781036377</text:p>
          </table:table-cell>
          <table:table-cell office:value-type="float" office:value="9.00646424293518" calcext:value-type="float">
            <text:p>9.00646424293518</text:p>
          </table:table-cell>
          <table:table-cell office:value-type="float" office:value="9.03982257843018" calcext:value-type="float">
            <text:p>9.03982257843018</text:p>
          </table:table-cell>
          <table:table-cell office:value-type="float" office:value="9.13989520072937" calcext:value-type="float">
            <text:p>9.13989520072937</text:p>
          </table:table-cell>
          <table:table-cell office:value-type="float" office:value="9.2066080570221" calcext:value-type="float">
            <text:p>9.2066080570221</text:p>
          </table:table-cell>
          <table:table-cell office:value-type="float" office:value="9.27332067489624" calcext:value-type="float">
            <text:p>9.27332067489624</text:p>
          </table:table-cell>
          <table:table-cell office:value-type="float" office:value="9.40674662590027" calcext:value-type="float">
            <text:p>9.40674662590027</text:p>
          </table:table-cell>
          <table:table-cell office:value-type="float" office:value="9.44010305404663" calcext:value-type="float">
            <text:p>9.44010305404663</text:p>
          </table:table-cell>
          <table:table-cell office:value-type="float" office:value="9.50681567192078" calcext:value-type="float">
            <text:p>9.50681567192078</text:p>
          </table:table-cell>
          <table:table-cell office:value-type="float" office:value="9.5735285282135" calcext:value-type="float">
            <text:p>9.5735285282135</text:p>
          </table:table-cell>
          <table:table-cell office:value-type="float" office:value="9.77366709709168" calcext:value-type="float">
            <text:p>9.77366709709168</text:p>
          </table:table-cell>
          <table:table-cell office:value-type="float" office:value="9.80702352523804" calcext:value-type="float">
            <text:p>9.80702352523804</text:p>
          </table:table-cell>
          <table:table-cell office:value-type="float" office:value="9.90709257125855" calcext:value-type="float">
            <text:p>9.90709257125855</text:p>
          </table:table-cell>
          <table:table-cell office:value-type="float" office:value="9.97380542755127" calcext:value-type="float">
            <text:p>9.97380542755127</text:p>
          </table:table-cell>
          <table:table-cell office:value-type="float" office:value="10.0405180454254" calcext:value-type="float">
            <text:p>10.0405180454254</text:p>
          </table:table-cell>
          <table:table-cell office:value-type="float" office:value="10.1072309017181" calcext:value-type="float">
            <text:p>10.1072309017181</text:p>
          </table:table-cell>
          <table:table-cell office:value-type="float" office:value="10.1739473342896" calcext:value-type="float">
            <text:p>10.1739473342896</text:p>
          </table:table-cell>
          <table:table-cell office:value-type="float" office:value="10.2406635284424" calcext:value-type="float">
            <text:p>10.2406635284424</text:p>
          </table:table-cell>
          <table:table-cell office:value-type="float" office:value="10.3407380580902" calcext:value-type="float">
            <text:p>10.3407380580902</text:p>
          </table:table-cell>
          <table:table-cell office:value-type="float" office:value="10.407454252243" calcext:value-type="float">
            <text:p>10.407454252243</text:p>
          </table:table-cell>
          <table:table-cell office:value-type="float" office:value="10.4741706848145" calcext:value-type="float">
            <text:p>10.4741706848145</text:p>
          </table:table-cell>
          <table:table-cell office:value-type="float" office:value="10.5408868789673" calcext:value-type="float">
            <text:p>10.5408868789673</text:p>
          </table:table-cell>
          <table:table-cell office:value-type="float" office:value="10.6076035499573" calcext:value-type="float">
            <text:p>10.6076035499573</text:p>
          </table:table-cell>
          <table:table-cell office:value-type="float" office:value="10.6743197441101" calcext:value-type="float">
            <text:p>10.6743197441101</text:p>
          </table:table-cell>
          <table:table-cell office:value-type="float" office:value="10.7410361766815" calcext:value-type="float">
            <text:p>10.7410361766815</text:p>
          </table:table-cell>
          <table:table-cell office:value-type="float" office:value="10.8077523708344" calcext:value-type="float">
            <text:p>10.8077523708344</text:p>
          </table:table-cell>
          <table:table-cell office:value-type="float" office:value="10.8411104679108" calcext:value-type="float">
            <text:p>10.8411104679108</text:p>
          </table:table-cell>
          <table:table-cell office:value-type="float" office:value="10.9078269004822" calcext:value-type="float">
            <text:p>10.9078269004822</text:p>
          </table:table-cell>
          <table:table-cell office:value-type="float" office:value="11.00790143013" calcext:value-type="float">
            <text:p>11.00790143013</text:p>
          </table:table-cell>
          <table:table-cell office:value-type="float" office:value="11.0746176242828" calcext:value-type="float">
            <text:p>11.0746176242828</text:p>
          </table:table-cell>
          <table:table-cell office:value-type="float" office:value="11.1413304805756" calcext:value-type="float">
            <text:p>11.1413304805756</text:p>
          </table:table-cell>
          <table:table-cell office:value-type="float" office:value="11.2413949966431" calcext:value-type="float">
            <text:p>11.2413949966431</text:p>
          </table:table-cell>
          <table:table-cell office:value-type="float" office:value="11.2747497558594" calcext:value-type="float">
            <text:p>11.2747497558594</text:p>
          </table:table-cell>
          <table:table-cell office:value-type="float" office:value="11.3081042766571" calcext:value-type="float">
            <text:p>11.3081042766571</text:p>
          </table:table-cell>
          <table:table-cell office:value-type="float" office:value="11.3748137950897" calcext:value-type="float">
            <text:p>11.3748137950897</text:p>
          </table:table-cell>
          <table:table-cell office:value-type="float" office:value="11.4415228366852" calcext:value-type="float">
            <text:p>11.4415228366852</text:p>
          </table:table-cell>
          <table:table-cell office:value-type="float" office:value="11.5082321166992" calcext:value-type="float">
            <text:p>11.5082321166992</text:p>
          </table:table-cell>
          <table:table-cell office:value-type="float" office:value="11.5415866374969" calcext:value-type="float">
            <text:p>11.5415866374969</text:p>
          </table:table-cell>
          <table:table-cell office:value-type="float" office:value="11.5749411582947" calcext:value-type="float">
            <text:p>11.5749411582947</text:p>
          </table:table-cell>
          <table:table-cell office:value-type="float" office:value="11.6416501998901" calcext:value-type="float">
            <text:p>11.6416501998901</text:p>
          </table:table-cell>
          <table:table-cell office:value-type="float" office:value="11.6750047206879" calcext:value-type="float">
            <text:p>11.6750047206879</text:p>
          </table:table-cell>
          <table:table-cell office:value-type="float" office:value="11.7083587646484" calcext:value-type="float">
            <text:p>11.7083587646484</text:p>
          </table:table-cell>
          <table:table-cell office:value-type="float" office:value="11.7417132854462" calcext:value-type="float">
            <text:p>11.7417132854462</text:p>
          </table:table-cell>
          <table:table-cell office:value-type="float" office:value="11.7750678062439" calcext:value-type="float">
            <text:p>11.7750678062439</text:p>
          </table:table-cell>
          <table:table-cell office:value-type="float" office:value="11.8417763710022" calcext:value-type="float">
            <text:p>11.8417763710022</text:p>
          </table:table-cell>
          <table:table-cell office:value-type="float" office:value="11.9084851741791" calcext:value-type="float">
            <text:p>11.9084851741791</text:p>
          </table:table-cell>
          <table:table-cell office:value-type="float" office:value="11.9418394565582" calcext:value-type="float">
            <text:p>11.9418394565582</text:p>
          </table:table-cell>
          <table:table-cell office:value-type="float" office:value="11.9751935005188" calcext:value-type="float">
            <text:p>11.9751935005188</text:p>
          </table:table-cell>
          <table:table-cell office:value-type="float" office:value="12.008547782898" calcext:value-type="float">
            <text:p>12.008547782898</text:p>
          </table:table-cell>
          <table:table-cell office:value-type="float" office:value="12.0419018268585" calcext:value-type="float">
            <text:p>12.0419018268585</text:p>
          </table:table-cell>
          <table:table-cell office:value-type="float" office:value="12.0752561092377" calcext:value-type="float">
            <text:p>12.0752561092377</text:p>
          </table:table-cell>
          <table:table-cell office:value-type="float" office:value="12.1086103916168" calcext:value-type="float">
            <text:p>12.1086103916168</text:p>
          </table:table-cell>
          <table:table-cell office:value-type="float" office:value="12.1753232479095" calcext:value-type="float">
            <text:p>12.1753232479095</text:p>
          </table:table-cell>
          <table:table-cell office:value-type="float" office:value="12.2420361042023" calcext:value-type="float">
            <text:p>12.2420361042023</text:p>
          </table:table-cell>
          <table:table-cell office:value-type="float" office:value="12.3421053886414" calcext:value-type="float">
            <text:p>12.3421053886414</text:p>
          </table:table-cell>
          <table:table-cell office:value-type="float" office:value="12.4088182449341" calcext:value-type="float">
            <text:p>12.4088182449341</text:p>
          </table:table-cell>
          <table:table-cell office:value-type="float" office:value="12.4755313396454" calcext:value-type="float">
            <text:p>12.4755313396454</text:p>
          </table:table-cell>
          <table:table-cell office:value-type="float" office:value="12.5088877677917" calcext:value-type="float">
            <text:p>12.5088877677917</text:p>
          </table:table-cell>
          <table:table-cell office:value-type="float" office:value="12.5756006240845" calcext:value-type="float">
            <text:p>12.5756006240845</text:p>
          </table:table-cell>
          <table:table-cell office:value-type="float" office:value="12.6423132419586" calcext:value-type="float">
            <text:p>12.6423132419586</text:p>
          </table:table-cell>
          <table:table-cell office:value-type="float" office:value="12.675669670105" calcext:value-type="float">
            <text:p>12.675669670105</text:p>
          </table:table-cell>
          <table:table-cell office:value-type="float" office:value="12.7423825263977" calcext:value-type="float">
            <text:p>12.7423825263977</text:p>
          </table:table-cell>
          <table:table-cell office:value-type="float" office:value="12.8090951442719" calcext:value-type="float">
            <text:p>12.8090951442719</text:p>
          </table:table-cell>
          <table:table-cell office:value-type="float" office:value="12.8758080005646" calcext:value-type="float">
            <text:p>12.8758080005646</text:p>
          </table:table-cell>
          <table:table-cell office:value-type="float" office:value="12.9425208568573" calcext:value-type="float">
            <text:p>12.9425208568573</text:p>
          </table:table-cell>
          <table:table-cell office:value-type="float" office:value="12.9758772850037" calcext:value-type="float">
            <text:p>12.9758772850037</text:p>
          </table:table-cell>
          <table:table-cell office:value-type="float" office:value="13.0425899028778" calcext:value-type="float">
            <text:p>13.0425899028778</text:p>
          </table:table-cell>
          <table:table-cell office:value-type="float" office:value="13.0759463310242" calcext:value-type="float">
            <text:p>13.0759463310242</text:p>
          </table:table-cell>
          <table:table-cell office:value-type="float" office:value="13.109302520752" calcext:value-type="float">
            <text:p>13.109302520752</text:p>
          </table:table-cell>
          <table:table-cell office:value-type="float" office:value="13.1426587104797" calcext:value-type="float">
            <text:p>13.1426587104797</text:p>
          </table:table-cell>
          <table:table-cell office:value-type="float" office:value="13.2093713283539" calcext:value-type="float">
            <text:p>13.2093713283539</text:p>
          </table:table-cell>
          <table:table-cell office:value-type="float" office:value="13.2427275180817" calcext:value-type="float">
            <text:p>13.2427275180817</text:p>
          </table:table-cell>
          <table:table-cell office:value-type="float" office:value="13.3094398975372" calcext:value-type="float">
            <text:p>13.3094398975372</text:p>
          </table:table-cell>
          <table:table-cell office:value-type="float" office:value="13.4095087051392" calcext:value-type="float">
            <text:p>13.4095087051392</text:p>
          </table:table-cell>
          <table:table-cell office:value-type="float" office:value="13.4762210845947" calcext:value-type="float">
            <text:p>13.4762210845947</text:p>
          </table:table-cell>
          <table:table-cell office:value-type="float" office:value="13.5429339408875" calcext:value-type="float">
            <text:p>13.5429339408875</text:p>
          </table:table-cell>
          <table:table-cell office:value-type="float" office:value="13.609646320343" calcext:value-type="float">
            <text:p>13.609646320343</text:p>
          </table:table-cell>
          <table:table-cell office:value-type="float" office:value="13.6430025100708" calcext:value-type="float">
            <text:p>13.6430025100708</text:p>
          </table:table-cell>
          <table:table-cell office:value-type="float" office:value="13.6763586997986" calcext:value-type="float">
            <text:p>13.6763586997986</text:p>
          </table:table-cell>
          <table:table-cell office:value-type="float" office:value="13.7097148895264" calcext:value-type="float">
            <text:p>13.7097148895264</text:p>
          </table:table-cell>
          <table:table-cell office:value-type="float" office:value="13.7430710792542" calcext:value-type="float">
            <text:p>13.7430710792542</text:p>
          </table:table-cell>
          <table:table-cell office:value-type="float" office:value="13.7764272689819" calcext:value-type="float">
            <text:p>13.7764272689819</text:p>
          </table:table-cell>
          <table:table-cell office:value-type="float" office:value="13.8431398868561" calcext:value-type="float">
            <text:p>13.8431398868561</text:p>
          </table:table-cell>
          <table:table-cell office:value-type="float" office:value="13.8764960765839" calcext:value-type="float">
            <text:p>13.8764960765839</text:p>
          </table:table-cell>
          <table:table-cell office:value-type="float" office:value="13.9098522663116" calcext:value-type="float">
            <text:p>13.9098522663116</text:p>
          </table:table-cell>
          <table:table-cell office:value-type="float" office:value="14.1099894046783" calcext:value-type="float">
            <text:p>14.1099894046783</text:p>
          </table:table-cell>
          <table:table-cell office:value-type="float" office:value="14.1767075061798" calcext:value-type="float">
            <text:p>14.1767075061798</text:p>
          </table:table-cell>
          <table:table-cell office:value-type="float" office:value="14.2100665569305" calcext:value-type="float">
            <text:p>14.2100665569305</text:p>
          </table:table-cell>
          <table:table-cell office:value-type="float" office:value="14.2434258460999" calcext:value-type="float">
            <text:p>14.2434258460999</text:p>
          </table:table-cell>
          <table:table-cell office:value-type="float" office:value="14.5102987289429" calcext:value-type="float">
            <text:p>14.5102987289429</text:p>
          </table:table-cell>
          <table:table-cell office:value-type="float" office:value="14.5770173072815" calcext:value-type="float">
            <text:p>14.5770173072815</text:p>
          </table:table-cell>
          <table:table-cell office:value-type="float" office:value="14.8105325698853" calcext:value-type="float">
            <text:p>14.8105325698853</text:p>
          </table:table-cell>
          <table:table-cell office:value-type="float" office:value="14.8772511482239" calcext:value-type="float">
            <text:p>14.8772511482239</text:p>
          </table:table-cell>
          <table:table-cell office:value-type="float" office:value="14.9106106758118" calcext:value-type="float">
            <text:p>14.9106106758118</text:p>
          </table:table-cell>
          <table:table-cell office:value-type="float" office:value="15.0106890201569" calcext:value-type="float">
            <text:p>15.0106890201569</text:p>
          </table:table-cell>
          <table:table-cell office:value-type="float" office:value="15.0774075984955" calcext:value-type="float">
            <text:p>15.0774075984955</text:p>
          </table:table-cell>
          <table:table-cell office:value-type="float" office:value="15.1441230773926" calcext:value-type="float">
            <text:p>15.1441230773926</text:p>
          </table:table-cell>
          <table:table-cell office:value-type="float" office:value="15.3442568778992" calcext:value-type="float">
            <text:p>15.3442568778992</text:p>
          </table:table-cell>
          <table:table-cell office:value-type="float" office:value="15.4109678268433" calcext:value-type="float">
            <text:p>15.4109678268433</text:p>
          </table:table-cell>
          <table:table-cell office:value-type="float" office:value="15.6778118610382" calcext:value-type="float">
            <text:p>15.6778118610382</text:p>
          </table:table-cell>
          <table:table-cell office:value-type="float" office:value="15.7111673355103" calcext:value-type="float">
            <text:p>15.7111673355103</text:p>
          </table:table-cell>
          <table:table-cell office:value-type="float" office:value="15.7778780460358" calcext:value-type="float">
            <text:p>15.7778780460358</text:p>
          </table:table-cell>
          <table:table-cell office:value-type="float" office:value="15.9780099391937" calcext:value-type="float">
            <text:p>15.9780099391937</text:p>
          </table:table-cell>
          <table:table-cell office:value-type="float" office:value="16.0447206497192" calcext:value-type="float">
            <text:p>16.0447206497192</text:p>
          </table:table-cell>
          <table:table-cell office:value-type="float" office:value="16.31156873703" calcext:value-type="float">
            <text:p>16.31156873703</text:p>
          </table:table-cell>
          <table:table-cell office:value-type="float" office:value="16.4116377830505" calcext:value-type="float">
            <text:p>16.4116377830505</text:p>
          </table:table-cell>
          <table:table-cell office:value-type="float" office:value="16.6117753982544" calcext:value-type="float">
            <text:p>16.6117753982544</text:p>
          </table:table-cell>
          <table:table-cell office:value-type="float" office:value="16.67848777771" calcext:value-type="float">
            <text:p>16.67848777771</text:p>
          </table:table-cell>
          <table:table-cell office:value-type="float" office:value="16.7452001571655" calcext:value-type="float">
            <text:p>16.7452001571655</text:p>
          </table:table-cell>
          <table:table-cell office:value-type="float" office:value="16.8119125366211" calcext:value-type="float">
            <text:p>16.8119125366211</text:p>
          </table:table-cell>
          <table:table-cell office:value-type="float" office:value="16.8786251544952" calcext:value-type="float">
            <text:p>16.8786251544952</text:p>
          </table:table-cell>
          <table:table-cell office:value-type="float" office:value="16.911981344223" calcext:value-type="float">
            <text:p>16.911981344223</text:p>
          </table:table-cell>
          <table:table-cell office:value-type="float" office:value="16.9786937236786" calcext:value-type="float">
            <text:p>16.9786937236786</text:p>
          </table:table-cell>
          <table:table-cell office:value-type="float" office:value="17.1121187210083" calcext:value-type="float">
            <text:p>17.1121187210083</text:p>
          </table:table-cell>
          <table:table-cell office:value-type="float" office:value="17.2121903896332" calcext:value-type="float">
            <text:p>17.2121903896332</text:p>
          </table:table-cell>
          <table:table-cell office:value-type="float" office:value="17.2455475330353" calcext:value-type="float">
            <text:p>17.2455475330353</text:p>
          </table:table-cell>
          <table:table-cell office:value-type="float" office:value="17.5124063491821" calcext:value-type="float">
            <text:p>17.5124063491821</text:p>
          </table:table-cell>
          <table:table-cell office:value-type="float" office:value="17.5791211128235" calcext:value-type="float">
            <text:p>17.5791211128235</text:p>
          </table:table-cell>
          <table:table-cell office:value-type="float" office:value="17.6458356380463" calcext:value-type="float">
            <text:p>17.6458356380463</text:p>
          </table:table-cell>
          <table:table-cell office:value-type="float" office:value="17.8126227855682" calcext:value-type="float">
            <text:p>17.8126227855682</text:p>
          </table:table-cell>
          <table:table-cell office:value-type="float" office:value="17.8793377876282" calcext:value-type="float">
            <text:p>17.8793377876282</text:p>
          </table:table-cell>
          <table:table-cell office:value-type="float" office:value="17.9460527896881" calcext:value-type="float">
            <text:p>17.9460527896881</text:p>
          </table:table-cell>
          <table:table-cell office:value-type="float" office:value="18.012767791748" calcext:value-type="float">
            <text:p>18.012767791748</text:p>
          </table:table-cell>
          <table:table-cell office:value-type="float" office:value="18.0794825553894" calcext:value-type="float">
            <text:p>18.0794825553894</text:p>
          </table:table-cell>
          <table:table-cell office:value-type="float" office:value="18.1462001800537" calcext:value-type="float">
            <text:p>18.1462001800537</text:p>
          </table:table-cell>
          <table:table-cell office:value-type="float" office:value="18.2129201889038" calcext:value-type="float">
            <text:p>18.2129201889038</text:p>
          </table:table-cell>
          <table:table-cell office:value-type="float" office:value="18.2462801933289" calcext:value-type="float">
            <text:p>18.2462801933289</text:p>
          </table:table-cell>
          <table:table-cell office:value-type="float" office:value="18.2796401977539" calcext:value-type="float">
            <text:p>18.2796401977539</text:p>
          </table:table-cell>
          <table:table-cell office:value-type="float" office:value="18.3463604450226" calcext:value-type="float">
            <text:p>18.3463604450226</text:p>
          </table:table-cell>
          <table:table-cell office:value-type="float" office:value="18.3797202110291" calcext:value-type="float">
            <text:p>18.3797202110291</text:p>
          </table:table-cell>
          <table:table-cell office:value-type="float" office:value="18.4464404582977" calcext:value-type="float">
            <text:p>18.4464404582977</text:p>
          </table:table-cell>
          <table:table-cell office:value-type="float" office:value="18.5131607055664" calcext:value-type="float">
            <text:p>18.5131607055664</text:p>
          </table:table-cell>
          <table:table-cell office:value-type="float" office:value="18.5798811912537" calcext:value-type="float">
            <text:p>18.5798811912537</text:p>
          </table:table-cell>
          <table:table-cell office:value-type="float" office:value="18.6132411956787" calcext:value-type="float">
            <text:p>18.6132411956787</text:p>
          </table:table-cell>
          <table:table-cell office:value-type="float" office:value="18.6466012001038" calcext:value-type="float">
            <text:p>18.6466012001038</text:p>
          </table:table-cell>
          <table:table-cell office:value-type="float" office:value="18.713321685791" calcext:value-type="float">
            <text:p>18.713321685791</text:p>
          </table:table-cell>
          <table:table-cell office:value-type="float" office:value="18.7800421714783" calcext:value-type="float">
            <text:p>18.7800421714783</text:p>
          </table:table-cell>
          <table:table-cell office:value-type="float" office:value="18.8801231384277" calcext:value-type="float">
            <text:p>18.8801231384277</text:p>
          </table:table-cell>
          <table:table-cell office:value-type="float" office:value="18.9468433856964" calcext:value-type="float">
            <text:p>18.9468433856964</text:p>
          </table:table-cell>
          <table:table-cell office:value-type="float" office:value="19.0135641098022" calcext:value-type="float">
            <text:p>19.0135641098022</text:p>
          </table:table-cell>
          <table:table-cell office:value-type="float" office:value="19.0469245910645" calcext:value-type="float">
            <text:p>19.0469245910645</text:p>
          </table:table-cell>
          <table:table-cell office:value-type="float" office:value="19.0802848339081" calcext:value-type="float">
            <text:p>19.0802848339081</text:p>
          </table:table-cell>
          <table:table-cell office:value-type="float" office:value="19.2137145996094" calcext:value-type="float">
            <text:p>19.2137145996094</text:p>
          </table:table-cell>
          <table:table-cell office:value-type="float" office:value="19.2804276943207" calcext:value-type="float">
            <text:p>19.2804276943207</text:p>
          </table:table-cell>
          <table:table-cell office:value-type="float" office:value="19.313784122467" calcext:value-type="float">
            <text:p>19.313784122467</text:p>
          </table:table-cell>
          <table:table-cell office:value-type="float" office:value="19.3804969787598" calcext:value-type="float">
            <text:p>19.3804969787598</text:p>
          </table:table-cell>
          <table:table-cell office:value-type="float" office:value="19.6473484039307" calcext:value-type="float">
            <text:p>19.6473484039307</text:p>
          </table:table-cell>
          <table:table-cell office:value-type="float" office:value="19.680704832077" calcext:value-type="float">
            <text:p>19.680704832077</text:p>
          </table:table-cell>
          <table:table-cell office:value-type="float" office:value="19.8474864959717" calcext:value-type="float">
            <text:p>19.8474864959717</text:p>
          </table:table-cell>
          <table:table-cell office:value-type="float" office:value="19.9141991138458" calcext:value-type="float">
            <text:p>19.9141991138458</text:p>
          </table:table-cell>
          <table:table-cell office:value-type="float" office:value="19.9809119701386" calcext:value-type="float">
            <text:p>19.9809119701386</text:p>
          </table:table-cell>
          <table:table-cell office:value-type="float" office:value="20.2477586269379" calcext:value-type="float">
            <text:p>20.2477586269379</text:p>
          </table:table-cell>
          <table:table-cell office:value-type="float" office:value="20.3144690990448" calcext:value-type="float">
            <text:p>20.3144690990448</text:p>
          </table:table-cell>
          <table:table-cell office:value-type="float" office:value="20.4478898048401" calcext:value-type="float">
            <text:p>20.4478898048401</text:p>
          </table:table-cell>
          <table:table-cell office:value-type="float" office:value="20.5813102722168" calcext:value-type="float">
            <text:p>20.5813102722168</text:p>
          </table:table-cell>
          <table:table-cell office:value-type="float" office:value="20.6480205059052" calcext:value-type="float">
            <text:p>20.6480205059052</text:p>
          </table:table-cell>
          <table:table-cell office:value-type="float" office:value="20.8481507301331" calcext:value-type="float">
            <text:p>20.8481507301331</text:p>
          </table:table-cell>
          <table:table-cell office:value-type="float" office:value="21.0482802391052" calcext:value-type="float">
            <text:p>21.0482802391052</text:p>
          </table:table-cell>
          <table:table-cell office:value-type="float" office:value="21.0816349983215" calcext:value-type="float">
            <text:p>21.0816349983215</text:p>
          </table:table-cell>
          <table:table-cell office:value-type="float" office:value="21.1483461856842" calcext:value-type="float">
            <text:p>21.1483461856842</text:p>
          </table:table-cell>
          <table:table-cell office:value-type="float" office:value="21.2150588035583" calcext:value-type="float">
            <text:p>21.2150588035583</text:p>
          </table:table-cell>
          <table:table-cell office:value-type="float" office:value="21.2817714214325" calcext:value-type="float">
            <text:p>21.2817714214325</text:p>
          </table:table-cell>
          <table:table-cell office:value-type="float" office:value="21.44855260849" calcext:value-type="float">
            <text:p>21.44855260849</text:p>
          </table:table-cell>
          <table:table-cell office:value-type="float" office:value="21.4819090366363" calcext:value-type="float">
            <text:p>21.4819090366363</text:p>
          </table:table-cell>
          <table:table-cell office:value-type="float" office:value="21.5486216545105" calcext:value-type="float">
            <text:p>21.5486216545105</text:p>
          </table:table-cell>
          <table:table-cell office:value-type="float" office:value="21.6153340339661" calcext:value-type="float">
            <text:p>21.6153340339661</text:p>
          </table:table-cell>
          <table:table-cell office:value-type="float" office:value="21.6820466518402" calcext:value-type="float">
            <text:p>21.6820466518402</text:p>
          </table:table-cell>
          <table:table-cell office:value-type="float" office:value="21.715402841568" calcext:value-type="float">
            <text:p>21.715402841568</text:p>
          </table:table-cell>
          <table:table-cell office:value-type="float" office:value="21.7487590312958" calcext:value-type="float">
            <text:p>21.7487590312958</text:p>
          </table:table-cell>
          <table:table-cell office:value-type="float" office:value="21.8154714107513" calcext:value-type="float">
            <text:p>21.8154714107513</text:p>
          </table:table-cell>
          <table:table-cell office:value-type="float" office:value="21.8821837902069" calcext:value-type="float">
            <text:p>21.8821837902069</text:p>
          </table:table-cell>
          <table:table-cell office:value-type="float" office:value="21.9488961696625" calcext:value-type="float">
            <text:p>21.9488961696625</text:p>
          </table:table-cell>
          <table:table-cell office:value-type="float" office:value="22.015608549118" calcext:value-type="float">
            <text:p>22.015608549118</text:p>
          </table:table-cell>
          <table:table-cell office:value-type="float" office:value="22.0489647388458" calcext:value-type="float">
            <text:p>22.0489647388458</text:p>
          </table:table-cell>
          <table:table-cell office:value-type="float" office:value="22.0823209285736" calcext:value-type="float">
            <text:p>22.0823209285736</text:p>
          </table:table-cell>
          <table:table-cell office:value-type="float" office:value="22.1156771183014" calcext:value-type="float">
            <text:p>22.1156771183014</text:p>
          </table:table-cell>
          <table:table-cell office:value-type="float" office:value="22.1490347385406" calcext:value-type="float">
            <text:p>22.1490347385406</text:p>
          </table:table-cell>
          <table:table-cell office:value-type="float" office:value="22.1823923587799" calcext:value-type="float">
            <text:p>22.1823923587799</text:p>
          </table:table-cell>
          <table:table-cell office:value-type="float" office:value="22.2491071224213" calcext:value-type="float">
            <text:p>22.2491071224213</text:p>
          </table:table-cell>
          <table:table-cell office:value-type="float" office:value="22.2824645042419" calcext:value-type="float">
            <text:p>22.2824645042419</text:p>
          </table:table-cell>
          <table:table-cell office:value-type="float" office:value="22.3491795063019" calcext:value-type="float">
            <text:p>22.3491795063019</text:p>
          </table:table-cell>
          <table:table-cell office:value-type="float" office:value="22.4158942699432" calcext:value-type="float">
            <text:p>22.4158942699432</text:p>
          </table:table-cell>
          <table:table-cell office:value-type="float" office:value="22.4826090335846" calcext:value-type="float">
            <text:p>22.4826090335846</text:p>
          </table:table-cell>
          <table:table-cell office:value-type="float" office:value="22.5493242740631" calcext:value-type="float">
            <text:p>22.5493242740631</text:p>
          </table:table-cell>
          <table:table-cell office:value-type="float" office:value="22.5826816558838" calcext:value-type="float">
            <text:p>22.5826816558838</text:p>
          </table:table-cell>
          <table:table-cell office:value-type="float" office:value="22.6160390377045" calcext:value-type="float">
            <text:p>22.6160390377045</text:p>
          </table:table-cell>
          <table:table-cell office:value-type="float" office:value="22.6493966579437" calcext:value-type="float">
            <text:p>22.6493966579437</text:p>
          </table:table-cell>
          <table:table-cell office:value-type="float" office:value="22.6827540397644" calcext:value-type="float">
            <text:p>22.6827540397644</text:p>
          </table:table-cell>
          <table:table-cell office:value-type="float" office:value="22.7161116600037" calcext:value-type="float">
            <text:p>22.7161116600037</text:p>
          </table:table-cell>
          <table:table-cell office:value-type="float" office:value="22.849541425705" calcext:value-type="float">
            <text:p>22.849541425705</text:p>
          </table:table-cell>
          <table:table-cell office:value-type="float" office:value="22.9162566661835" calcext:value-type="float">
            <text:p>22.9162566661835</text:p>
          </table:table-cell>
          <table:table-cell office:value-type="float" office:value="22.9496142864227" calcext:value-type="float">
            <text:p>22.9496142864227</text:p>
          </table:table-cell>
          <table:table-cell office:value-type="float" office:value="22.9829716682434" calcext:value-type="float">
            <text:p>22.9829716682434</text:p>
          </table:table-cell>
          <table:table-cell office:value-type="float" office:value="23.0163290500641" calcext:value-type="float">
            <text:p>23.0163290500641</text:p>
          </table:table-cell>
          <table:table-cell office:value-type="float" office:value="23.0496866703033" calcext:value-type="float">
            <text:p>23.0496866703033</text:p>
          </table:table-cell>
          <table:table-cell office:value-type="float" office:value="23.0830442905426" calcext:value-type="float">
            <text:p>23.0830442905426</text:p>
          </table:table-cell>
          <table:table-cell office:value-type="float" office:value="23.2164747714996" calcext:value-type="float">
            <text:p>23.2164747714996</text:p>
          </table:table-cell>
          <table:table-cell office:value-type="float" office:value="23.3165481090546" calcext:value-type="float">
            <text:p>23.3165481090546</text:p>
          </table:table-cell>
          <table:table-cell office:value-type="float" office:value="23.4499790668488" calcext:value-type="float">
            <text:p>23.4499790668488</text:p>
          </table:table-cell>
          <table:table-cell office:value-type="float" office:value="23.4833369255066" calcext:value-type="float">
            <text:p>23.4833369255066</text:p>
          </table:table-cell>
          <table:table-cell office:value-type="float" office:value="23.5500524044037" calcext:value-type="float">
            <text:p>23.5500524044037</text:p>
          </table:table-cell>
          <table:table-cell office:value-type="float" office:value="23.6167681217194" calcext:value-type="float">
            <text:p>23.6167681217194</text:p>
          </table:table-cell>
          <table:table-cell office:value-type="float" office:value="23.6834836006165" calcext:value-type="float">
            <text:p>23.6834836006165</text:p>
          </table:table-cell>
          <table:table-cell office:value-type="float" office:value="23.8836305141449" calcext:value-type="float">
            <text:p>23.8836305141449</text:p>
          </table:table-cell>
          <table:table-cell office:value-type="float" office:value="23.9169883728027" calcext:value-type="float">
            <text:p>23.9169883728027</text:p>
          </table:table-cell>
          <table:table-cell office:value-type="float" office:value="23.9503462314606" calcext:value-type="float">
            <text:p>23.9503462314606</text:p>
          </table:table-cell>
          <table:table-cell office:value-type="float" office:value="23.9837040901184" calcext:value-type="float">
            <text:p>23.9837040901184</text:p>
          </table:table-cell>
          <table:table-cell office:value-type="float" office:value="24.0837776660919" calcext:value-type="float">
            <text:p>24.0837776660919</text:p>
          </table:table-cell>
          <table:table-cell office:value-type="float" office:value="24.1171355247498" calcext:value-type="float">
            <text:p>24.1171355247498</text:p>
          </table:table-cell>
          <table:table-cell office:value-type="float" office:value="24.1504929065704" calcext:value-type="float">
            <text:p>24.1504929065704</text:p>
          </table:table-cell>
          <table:table-cell office:value-type="float" office:value="24.1838505268097" calcext:value-type="float">
            <text:p>24.1838505268097</text:p>
          </table:table-cell>
          <table:table-cell office:value-type="float" office:value="24.2505655288696" calcext:value-type="float">
            <text:p>24.2505655288696</text:p>
          </table:table-cell>
          <table:table-cell office:value-type="float" office:value="24.2839229106903" calcext:value-type="float">
            <text:p>24.2839229106903</text:p>
          </table:table-cell>
          <table:table-cell office:value-type="float" office:value="24.4173529148102" calcext:value-type="float">
            <text:p>24.4173529148102</text:p>
          </table:table-cell>
          <table:table-cell office:value-type="float" office:value="24.4840681552887" calcext:value-type="float">
            <text:p>24.4840681552887</text:p>
          </table:table-cell>
          <table:table-cell office:value-type="float" office:value="24.517425775528" calcext:value-type="float">
            <text:p>24.517425775528</text:p>
          </table:table-cell>
          <table:table-cell office:value-type="float" office:value="24.5507831573486" calcext:value-type="float">
            <text:p>24.5507831573486</text:p>
          </table:table-cell>
          <table:table-cell office:value-type="float" office:value="24.650856256485" calcext:value-type="float">
            <text:p>24.650856256485</text:p>
          </table:table-cell>
          <table:table-cell office:value-type="float" office:value="24.7175712585449" calcext:value-type="float">
            <text:p>24.7175712585449</text:p>
          </table:table-cell>
          <table:table-cell office:value-type="float" office:value="24.7842864990234" calcext:value-type="float">
            <text:p>24.7842864990234</text:p>
          </table:table-cell>
          <table:table-cell office:value-type="float" office:value="24.8510019779205" calcext:value-type="float">
            <text:p>24.8510019779205</text:p>
          </table:table-cell>
          <table:table-cell office:value-type="float" office:value="24.8843595981598" calcext:value-type="float">
            <text:p>24.8843595981598</text:p>
          </table:table-cell>
          <table:table-cell office:value-type="float" office:value="25.0177903175354" calcext:value-type="float">
            <text:p>25.0177903175354</text:p>
          </table:table-cell>
          <table:table-cell office:value-type="float" office:value="25.0511481761932" calcext:value-type="float">
            <text:p>25.0511481761932</text:p>
          </table:table-cell>
          <table:table-cell office:value-type="float" office:value="25.1178634166718" calcext:value-type="float">
            <text:p>25.1178634166718</text:p>
          </table:table-cell>
          <table:table-cell office:value-type="float" office:value="25.151219367981" calcext:value-type="float">
            <text:p>25.151219367981</text:p>
          </table:table-cell>
          <table:table-cell office:value-type="float" office:value="25.2846431732178" calcext:value-type="float">
            <text:p>25.2846431732178</text:p>
          </table:table-cell>
          <table:table-cell office:value-type="float" office:value="25.3513548374176" calcext:value-type="float">
            <text:p>25.3513548374176</text:p>
          </table:table-cell>
          <table:table-cell office:value-type="float" office:value="25.3847107887268" calcext:value-type="float">
            <text:p>25.3847107887268</text:p>
          </table:table-cell>
          <table:table-cell office:value-type="float" office:value="25.4514224529266" calcext:value-type="float">
            <text:p>25.4514224529266</text:p>
          </table:table-cell>
          <table:table-cell office:value-type="float" office:value="25.4847781658173" calcext:value-type="float">
            <text:p>25.4847781658173</text:p>
          </table:table-cell>
          <table:table-cell office:value-type="float" office:value="25.5181338787079" calcext:value-type="float">
            <text:p>25.5181338787079</text:p>
          </table:table-cell>
          <table:table-cell office:value-type="float" office:value="25.7182683944702" calcext:value-type="float">
            <text:p>25.7182683944702</text:p>
          </table:table-cell>
          <table:table-cell office:value-type="float" office:value="25.951758146286" calcext:value-type="float">
            <text:p>25.951758146286</text:p>
          </table:table-cell>
          <table:table-cell office:value-type="float" office:value="25.9851138591766" calcext:value-type="float">
            <text:p>25.9851138591766</text:p>
          </table:table-cell>
          <table:table-cell office:value-type="float" office:value="26.0518250465393" calcext:value-type="float">
            <text:p>26.0518250465393</text:p>
          </table:table-cell>
          <table:table-cell office:value-type="float" office:value="26.0851805210113" calcext:value-type="float">
            <text:p>26.0851805210113</text:p>
          </table:table-cell>
          <table:table-cell office:value-type="float" office:value="26.118536233902" calcext:value-type="float">
            <text:p>26.118536233902</text:p>
          </table:table-cell>
          <table:table-cell office:value-type="float" office:value="26.3186933994293" calcext:value-type="float">
            <text:p>26.3186933994293</text:p>
          </table:table-cell>
          <table:table-cell office:value-type="float" office:value="26.3520529270172" calcext:value-type="float">
            <text:p>26.3520529270172</text:p>
          </table:table-cell>
          <table:table-cell office:value-type="float" office:value="26.4854917526245" calcext:value-type="float">
            <text:p>26.4854917526245</text:p>
          </table:table-cell>
          <table:table-cell office:value-type="float" office:value="26.5855708122253" calcext:value-type="float">
            <text:p>26.5855708122253</text:p>
          </table:table-cell>
          <table:table-cell office:value-type="float" office:value="26.6522905826569" calcext:value-type="float">
            <text:p>26.6522905826569</text:p>
          </table:table-cell>
          <table:table-cell office:value-type="float" office:value="26.7190103530884" calcext:value-type="float">
            <text:p>26.7190103530884</text:p>
          </table:table-cell>
          <table:table-cell office:value-type="float" office:value="26.7523701190948" calcext:value-type="float">
            <text:p>26.7523701190948</text:p>
          </table:table-cell>
          <table:table-cell office:value-type="float" office:value="26.952529668808" calcext:value-type="float">
            <text:p>26.952529668808</text:p>
          </table:table-cell>
          <table:table-cell office:value-type="float" office:value="27.2527685165405" calcext:value-type="float">
            <text:p>27.2527685165405</text:p>
          </table:table-cell>
          <table:table-cell office:value-type="float" office:value="27.3194878101349" calcext:value-type="float">
            <text:p>27.3194878101349</text:p>
          </table:table-cell>
          <table:table-cell office:value-type="float" office:value="27.3528473377228" calcext:value-type="float">
            <text:p>27.3528473377228</text:p>
          </table:table-cell>
          <table:table-cell office:value-type="float" office:value="27.4862861633301" calcext:value-type="float">
            <text:p>27.4862861633301</text:p>
          </table:table-cell>
          <table:table-cell office:value-type="float" office:value="27.5196459293365" calcext:value-type="float">
            <text:p>27.5196459293365</text:p>
          </table:table-cell>
          <table:table-cell office:value-type="float" office:value="27.553005695343" calcext:value-type="float">
            <text:p>27.553005695343</text:p>
          </table:table-cell>
          <table:table-cell office:value-type="float" office:value="27.5863652229309" calcext:value-type="float">
            <text:p>27.5863652229309</text:p>
          </table:table-cell>
          <table:table-cell office:value-type="float" office:value="27.8866035938263" calcext:value-type="float">
            <text:p>27.8866035938263</text:p>
          </table:table-cell>
          <table:table-cell office:value-type="float" office:value="27.9199633598328" calcext:value-type="float">
            <text:p>27.9199633598328</text:p>
          </table:table-cell>
          <table:table-cell office:value-type="float" office:value="28.1534802913666" calcext:value-type="float">
            <text:p>28.1534802913666</text:p>
          </table:table-cell>
          <table:table-cell office:value-type="float" office:value="28.1868376731873" calcext:value-type="float">
            <text:p>28.1868376731873</text:p>
          </table:table-cell>
          <table:table-cell office:value-type="float" office:value="28.2201950550079" calcext:value-type="float">
            <text:p>28.2201950550079</text:p>
          </table:table-cell>
          <table:table-cell office:value-type="float" office:value="28.2535526752472" calcext:value-type="float">
            <text:p>28.2535526752472</text:p>
          </table:table-cell>
          <table:table-cell office:value-type="float" office:value="28.3202676773071" calcext:value-type="float">
            <text:p>28.3202676773071</text:p>
          </table:table-cell>
          <table:table-cell office:value-type="float" office:value="28.3536252975464" calcext:value-type="float">
            <text:p>28.3536252975464</text:p>
          </table:table-cell>
          <table:table-cell office:value-type="float" office:value="28.4203400611877" calcext:value-type="float">
            <text:p>28.4203400611877</text:p>
          </table:table-cell>
          <table:table-cell office:value-type="float" office:value="28.4870550632477" calcext:value-type="float">
            <text:p>28.4870550632477</text:p>
          </table:table-cell>
          <table:table-cell office:value-type="float" office:value="28.5537703037262" calcext:value-type="float">
            <text:p>28.5537703037262</text:p>
          </table:table-cell>
          <table:table-cell office:value-type="float" office:value="28.753915309906" calcext:value-type="float">
            <text:p>28.753915309906</text:p>
          </table:table-cell>
          <table:table-cell office:value-type="float" office:value="28.8206303119659" calcext:value-type="float">
            <text:p>28.8206303119659</text:p>
          </table:table-cell>
          <table:table-cell office:value-type="float" office:value="28.8873453140259" calcext:value-type="float">
            <text:p>28.8873453140259</text:p>
          </table:table-cell>
          <table:table-cell office:value-type="float" office:value="28.9540603160858" calcext:value-type="float">
            <text:p>28.9540603160858</text:p>
          </table:table-cell>
          <table:table-cell office:value-type="float" office:value="29.0541326999664" calcext:value-type="float">
            <text:p>29.0541326999664</text:p>
          </table:table-cell>
          <table:table-cell office:value-type="float" office:value="29.1208479404449" calcext:value-type="float">
            <text:p>29.1208479404449</text:p>
          </table:table-cell>
          <table:table-cell office:value-type="float" office:value="29.1875605583191" calcext:value-type="float">
            <text:p>29.1875605583191</text:p>
          </table:table-cell>
          <table:table-cell office:value-type="float" office:value="29.3209855556488" calcext:value-type="float">
            <text:p>29.3209855556488</text:p>
          </table:table-cell>
          <table:table-cell office:value-type="float" office:value="29.3876981735229" calcext:value-type="float">
            <text:p>29.3876981735229</text:p>
          </table:table-cell>
          <table:table-cell office:value-type="float" office:value="29.4544105529785" calcext:value-type="float">
            <text:p>29.4544105529785</text:p>
          </table:table-cell>
          <table:table-cell office:value-type="float" office:value="29.5211229324341" calcext:value-type="float">
            <text:p>29.5211229324341</text:p>
          </table:table-cell>
          <table:table-cell office:value-type="float" office:value="29.5878355503082" calcext:value-type="float">
            <text:p>29.5878355503082</text:p>
          </table:table-cell>
          <table:table-cell office:value-type="float" office:value="29.6545479297638" calcext:value-type="float">
            <text:p>29.6545479297638</text:p>
          </table:table-cell>
          <table:table-cell office:value-type="float" office:value="29.7212603092194" calcext:value-type="float">
            <text:p>29.7212603092194</text:p>
          </table:table-cell>
          <table:table-cell office:value-type="float" office:value="29.7879724502563" calcext:value-type="float">
            <text:p>29.7879724502563</text:p>
          </table:table-cell>
          <table:table-cell office:value-type="float" office:value="29.8213286399841" calcext:value-type="float">
            <text:p>29.8213286399841</text:p>
          </table:table-cell>
          <table:table-cell office:value-type="float" office:value="29.8546848297119" calcext:value-type="float">
            <text:p>29.8546848297119</text:p>
          </table:table-cell>
          <table:table-cell office:value-type="float" office:value="29.9213969707489" calcext:value-type="float">
            <text:p>29.9213969707489</text:p>
          </table:table-cell>
          <table:table-cell office:value-type="float" office:value="30.0214650630951" calcext:value-type="float">
            <text:p>30.0214650630951</text:p>
          </table:table-cell>
          <table:table-cell office:value-type="float" office:value="30.0881772041321" calcext:value-type="float">
            <text:p>30.0881772041321</text:p>
          </table:table-cell>
          <table:table-cell office:value-type="float" office:value="30.1548910140991" calcext:value-type="float">
            <text:p>30.1548910140991</text:p>
          </table:table-cell>
          <table:table-cell office:value-type="float" office:value="30.2216067314148" calcext:value-type="float">
            <text:p>30.2216067314148</text:p>
          </table:table-cell>
          <table:table-cell office:value-type="float" office:value="30.2883224487305" calcext:value-type="float">
            <text:p>30.2883224487305</text:p>
          </table:table-cell>
          <table:table-cell office:value-type="float" office:value="30.3550384044647" calcext:value-type="float">
            <text:p>30.3550384044647</text:p>
          </table:table-cell>
          <table:table-cell office:value-type="float" office:value="30.5218279361725" calcext:value-type="float">
            <text:p>30.5218279361725</text:p>
          </table:table-cell>
          <table:table-cell office:value-type="float" office:value="30.5885436534882" calcext:value-type="float">
            <text:p>30.5885436534882</text:p>
          </table:table-cell>
          <table:table-cell office:value-type="float" office:value="30.655259847641" calcext:value-type="float">
            <text:p>30.655259847641</text:p>
          </table:table-cell>
          <table:table-cell office:value-type="float" office:value="30.7219755649567" calcext:value-type="float">
            <text:p>30.7219755649567</text:p>
          </table:table-cell>
          <table:table-cell office:value-type="float" office:value="30.7553334236145" calcext:value-type="float">
            <text:p>30.7553334236145</text:p>
          </table:table-cell>
          <table:table-cell office:value-type="float" office:value="30.8220496177673" calcext:value-type="float">
            <text:p>30.8220496177673</text:p>
          </table:table-cell>
          <table:table-cell office:value-type="float" office:value="30.9221234321594" calcext:value-type="float">
            <text:p>30.9221234321594</text:p>
          </table:table-cell>
          <table:table-cell office:value-type="float" office:value="30.9888398647308" calcext:value-type="float">
            <text:p>30.9888398647308</text:p>
          </table:table-cell>
          <table:table-cell office:value-type="float" office:value="31.0889139175415" calcext:value-type="float">
            <text:p>31.0889139175415</text:p>
          </table:table-cell>
          <table:table-cell office:value-type="float" office:value="31.1556289196014" calcext:value-type="float">
            <text:p>31.1556289196014</text:p>
          </table:table-cell>
          <table:table-cell office:value-type="float" office:value="31.1889855861664" calcext:value-type="float">
            <text:p>31.1889855861664</text:p>
          </table:table-cell>
          <table:table-cell office:value-type="float" office:value="31.2556991577148" calcext:value-type="float">
            <text:p>31.2556991577148</text:p>
          </table:table-cell>
          <table:table-cell office:value-type="float" office:value="31.3224127292633" calcext:value-type="float">
            <text:p>31.3224127292633</text:p>
          </table:table-cell>
          <table:table-cell office:value-type="float" office:value="31.3891265392303" calcext:value-type="float">
            <text:p>31.3891265392303</text:p>
          </table:table-cell>
          <table:table-cell office:value-type="float" office:value="31.4558401107788" calcext:value-type="float">
            <text:p>31.4558401107788</text:p>
          </table:table-cell>
          <table:table-cell office:value-type="float" office:value="31.4891967773437" calcext:value-type="float">
            <text:p>31.4891967773437</text:p>
          </table:table-cell>
          <table:table-cell office:value-type="float" office:value="31.5225534439087" calcext:value-type="float">
            <text:p>31.5225534439087</text:p>
          </table:table-cell>
          <table:table-cell office:value-type="float" office:value="31.5892670154572" calcext:value-type="float">
            <text:p>31.5892670154572</text:p>
          </table:table-cell>
          <table:table-cell office:value-type="float" office:value="31.8561210632324" calcext:value-type="float">
            <text:p>31.8561210632324</text:p>
          </table:table-cell>
          <table:table-cell office:value-type="float" office:value="31.8894777297974" calcext:value-type="float">
            <text:p>31.8894777297974</text:p>
          </table:table-cell>
          <table:table-cell office:value-type="float" office:value="32.0229046344757" calcext:value-type="float">
            <text:p>32.0229046344757</text:p>
          </table:table-cell>
          <table:table-cell office:value-type="float" office:value="32.0896179676056" calcext:value-type="float">
            <text:p>32.0896179676056</text:p>
          </table:table-cell>
          <table:table-cell office:value-type="float" office:value="32.1563305854797" calcext:value-type="float">
            <text:p>32.1563305854797</text:p>
          </table:table-cell>
          <table:table-cell office:value-type="float" office:value="32.2230424880981" calcext:value-type="float">
            <text:p>32.2230424880981</text:p>
          </table:table-cell>
          <table:table-cell office:value-type="float" office:value="32.2897543907166" calcext:value-type="float">
            <text:p>32.2897543907166</text:p>
          </table:table-cell>
          <table:table-cell office:value-type="float" office:value="32.3564660549164" calcext:value-type="float">
            <text:p>32.3564660549164</text:p>
          </table:table-cell>
          <table:table-cell office:value-type="float" office:value="32.3898220062256" calcext:value-type="float">
            <text:p>32.3898220062256</text:p>
          </table:table-cell>
          <table:table-cell office:value-type="float" office:value="32.4565336704254" calcext:value-type="float">
            <text:p>32.4565336704254</text:p>
          </table:table-cell>
          <table:table-cell office:value-type="float" office:value="32.489889383316" calcext:value-type="float">
            <text:p>32.489889383316</text:p>
          </table:table-cell>
          <table:table-cell office:value-type="float" office:value="32.5232453346252" calcext:value-type="float">
            <text:p>32.5232453346252</text:p>
          </table:table-cell>
          <table:table-cell office:value-type="float" office:value="32.5899569988251" calcext:value-type="float">
            <text:p>32.5899569988251</text:p>
          </table:table-cell>
          <table:table-cell office:value-type="float" office:value="32.6233127117157" calcext:value-type="float">
            <text:p>32.6233127117157</text:p>
          </table:table-cell>
          <table:table-cell office:value-type="float" office:value="32.6900241374969" calcext:value-type="float">
            <text:p>32.6900241374969</text:p>
          </table:table-cell>
          <table:table-cell office:value-type="float" office:value="32.7233798503876" calcext:value-type="float">
            <text:p>32.7233798503876</text:p>
          </table:table-cell>
          <table:table-cell office:value-type="float" office:value="32.7900912761688" calcext:value-type="float">
            <text:p>32.7900912761688</text:p>
          </table:table-cell>
          <table:table-cell office:value-type="float" office:value="32.9902255535126" calcext:value-type="float">
            <text:p>32.9902255535126</text:p>
          </table:table-cell>
          <table:table-cell office:value-type="float" office:value="33.0569367408752" calcext:value-type="float">
            <text:p>33.0569367408752</text:p>
          </table:table-cell>
          <table:table-cell office:value-type="float" office:value="33.0902922153473" calcext:value-type="float">
            <text:p>33.0902922153473</text:p>
          </table:table-cell>
          <table:table-cell office:value-type="float" office:value="33.1236479282379" calcext:value-type="float">
            <text:p>33.1236479282379</text:p>
          </table:table-cell>
          <table:table-cell office:value-type="float" office:value="33.1570043563843" calcext:value-type="float">
            <text:p>33.1570043563843</text:p>
          </table:table-cell>
          <table:table-cell office:value-type="float" office:value="33.1903607845306" calcext:value-type="float">
            <text:p>33.1903607845306</text:p>
          </table:table-cell>
          <table:table-cell office:value-type="float" office:value="33.223717212677" calcext:value-type="float">
            <text:p>33.223717212677</text:p>
          </table:table-cell>
          <table:table-cell office:value-type="float" office:value="33.2570736408234" calcext:value-type="float">
            <text:p>33.2570736408234</text:p>
          </table:table-cell>
          <table:table-cell office:value-type="float" office:value="33.2904300689697" calcext:value-type="float">
            <text:p>33.2904300689697</text:p>
          </table:table-cell>
          <table:table-cell office:value-type="float" office:value="33.3237864971161" calcext:value-type="float">
            <text:p>33.3237864971161</text:p>
          </table:table-cell>
          <table:table-cell office:value-type="float" office:value="33.357143163681" calcext:value-type="float">
            <text:p>33.357143163681</text:p>
          </table:table-cell>
          <table:table-cell office:value-type="float" office:value="33.3904995918274" calcext:value-type="float">
            <text:p>33.3904995918274</text:p>
          </table:table-cell>
          <table:table-cell office:value-type="float" office:value="33.4238560199738" calcext:value-type="float">
            <text:p>33.4238560199738</text:p>
          </table:table-cell>
          <table:table-cell office:value-type="float" office:value="33.5572814941406" calcext:value-type="float">
            <text:p>33.5572814941406</text:p>
          </table:table-cell>
          <table:table-cell office:value-type="float" office:value="33.6239941120148" calcext:value-type="float">
            <text:p>33.6239941120148</text:p>
          </table:table-cell>
          <table:table-cell office:value-type="float" office:value="33.6573505401611" calcext:value-type="float">
            <text:p>33.6573505401611</text:p>
          </table:table-cell>
          <table:table-cell office:value-type="float" office:value="33.7574195861816" calcext:value-type="float">
            <text:p>33.7574195861816</text:p>
          </table:table-cell>
          <table:table-cell office:value-type="float" office:value="33.7907757759094" calcext:value-type="float">
            <text:p>33.7907757759094</text:p>
          </table:table-cell>
          <table:table-cell office:value-type="float" office:value="33.8241319656372" calcext:value-type="float">
            <text:p>33.8241319656372</text:p>
          </table:table-cell>
          <table:table-cell office:value-type="float" office:value="33.8574886322021" calcext:value-type="float">
            <text:p>33.8574886322021</text:p>
          </table:table-cell>
          <table:table-cell office:value-type="float" office:value="33.9242010116577" calcext:value-type="float">
            <text:p>33.9242010116577</text:p>
          </table:table-cell>
          <table:table-cell office:value-type="float" office:value="33.9909136295319" calcext:value-type="float">
            <text:p>33.9909136295319</text:p>
          </table:table-cell>
          <table:table-cell office:value-type="float" office:value="34.124338388443" calcext:value-type="float">
            <text:p>34.124338388443</text:p>
          </table:table-cell>
          <table:table-cell office:value-type="float" office:value="34.1910545825958" calcext:value-type="float">
            <text:p>34.1910545825958</text:p>
          </table:table-cell>
          <table:table-cell office:value-type="float" office:value="34.2577712535858" calcext:value-type="float">
            <text:p>34.2577712535858</text:p>
          </table:table-cell>
          <table:table-cell office:value-type="float" office:value="34.3244874477386" calcext:value-type="float">
            <text:p>34.3244874477386</text:p>
          </table:table-cell>
          <table:table-cell office:value-type="float" office:value="34.3578460216522" calcext:value-type="float">
            <text:p>34.3578460216522</text:p>
          </table:table-cell>
          <table:table-cell office:value-type="float" office:value="34.3912041187286" calcext:value-type="float">
            <text:p>34.3912041187286</text:p>
          </table:table-cell>
          <table:table-cell office:value-type="float" office:value="34.4245624542236" calcext:value-type="float">
            <text:p>34.4245624542236</text:p>
          </table:table-cell>
          <table:table-cell office:value-type="float" office:value="34.5579957962036" calcext:value-type="float">
            <text:p>34.5579957962036</text:p>
          </table:table-cell>
          <table:table-cell office:value-type="float" office:value="34.6247127056122" calcext:value-type="float">
            <text:p>34.6247127056122</text:p>
          </table:table-cell>
          <table:table-cell office:value-type="float" office:value="34.7247877120972" calcext:value-type="float">
            <text:p>34.7247877120972</text:p>
          </table:table-cell>
          <table:table-cell office:value-type="float" office:value="34.7581462860107" calcext:value-type="float">
            <text:p>34.7581462860107</text:p>
          </table:table-cell>
          <table:table-cell office:value-type="float" office:value="34.8248631954193" calcext:value-type="float">
            <text:p>34.8248631954193</text:p>
          </table:table-cell>
          <table:table-cell office:value-type="float" office:value="34.8582217693329" calcext:value-type="float">
            <text:p>34.8582217693329</text:p>
          </table:table-cell>
          <table:table-cell office:value-type="float" office:value="34.8915803432465" calcext:value-type="float">
            <text:p>34.8915803432465</text:p>
          </table:table-cell>
          <table:table-cell office:value-type="float" office:value="34.9916560649872" calcext:value-type="float">
            <text:p>34.9916560649872</text:p>
          </table:table-cell>
          <table:table-cell office:value-type="float" office:value="35.0583732128143" calcext:value-type="float">
            <text:p>35.0583732128143</text:p>
          </table:table-cell>
          <table:table-cell office:value-type="float" office:value="35.1250905990601" calcext:value-type="float">
            <text:p>35.1250905990601</text:p>
          </table:table-cell>
          <table:table-cell office:value-type="float" office:value="35.1918058395386" calcext:value-type="float">
            <text:p>35.1918058395386</text:p>
          </table:table-cell>
          <table:table-cell office:value-type="float" office:value="35.2251634597778" calcext:value-type="float">
            <text:p>35.2251634597778</text:p>
          </table:table-cell>
          <table:table-cell office:value-type="float" office:value="35.358594417572" calcext:value-type="float">
            <text:p>35.358594417572</text:p>
          </table:table-cell>
          <table:table-cell office:value-type="float" office:value="35.4586675167084" calcext:value-type="float">
            <text:p>35.4586675167084</text:p>
          </table:table-cell>
          <table:table-cell office:value-type="float" office:value="35.4920251369476" calcext:value-type="float">
            <text:p>35.4920251369476</text:p>
          </table:table-cell>
          <table:table-cell office:value-type="float" office:value="35.5253829956055" calcext:value-type="float">
            <text:p>35.5253829956055</text:p>
          </table:table-cell>
          <table:table-cell office:value-type="float" office:value="35.7255291938782" calcext:value-type="float">
            <text:p>35.7255291938782</text:p>
          </table:table-cell>
          <table:table-cell office:value-type="float" office:value="35.7922449111938" calcext:value-type="float">
            <text:p>35.7922449111938</text:p>
          </table:table-cell>
          <table:table-cell office:value-type="float" office:value="35.9923913478851" calcext:value-type="float">
            <text:p>35.9923913478851</text:p>
          </table:table-cell>
          <table:table-cell office:value-type="float" office:value="36.0591068267822" calcext:value-type="float">
            <text:p>36.0591068267822</text:p>
          </table:table-cell>
          <table:table-cell office:value-type="float" office:value="36.1591799259186" calcext:value-type="float">
            <text:p>36.1591799259186</text:p>
          </table:table-cell>
          <table:table-cell office:value-type="float" office:value="36.2592525482178" calcext:value-type="float">
            <text:p>36.2592525482178</text:p>
          </table:table-cell>
          <table:table-cell office:value-type="float" office:value="36.3593249320984" calcext:value-type="float">
            <text:p>36.3593249320984</text:p>
          </table:table-cell>
          <table:table-cell office:value-type="float" office:value="36.4260396957397" calcext:value-type="float">
            <text:p>36.4260396957397</text:p>
          </table:table-cell>
          <table:table-cell office:value-type="float" office:value="36.459397315979" calcext:value-type="float">
            <text:p>36.459397315979</text:p>
          </table:table-cell>
          <table:table-cell office:value-type="float" office:value="36.5261123180389" calcext:value-type="float">
            <text:p>36.5261123180389</text:p>
          </table:table-cell>
          <table:table-cell office:value-type="float" office:value="36.5928270816803" calcext:value-type="float">
            <text:p>36.5928270816803</text:p>
          </table:table-cell>
          <table:table-cell office:value-type="float" office:value="36.626184463501" calcext:value-type="float">
            <text:p>36.626184463501</text:p>
          </table:table-cell>
          <table:table-cell office:value-type="float" office:value="36.6928997039795" calcext:value-type="float">
            <text:p>36.6928997039795</text:p>
          </table:table-cell>
          <table:table-cell office:value-type="float" office:value="36.7596144676209" calcext:value-type="float">
            <text:p>36.7596144676209</text:p>
          </table:table-cell>
          <table:table-cell office:value-type="float" office:value="36.9931166172028" calcext:value-type="float">
            <text:p>36.9931166172028</text:p>
          </table:table-cell>
          <table:table-cell office:value-type="float" office:value="37.3266892433166" calcext:value-type="float">
            <text:p>37.3266892433166</text:p>
          </table:table-cell>
          <table:table-cell office:value-type="float" office:value="37.3934032917023" calcext:value-type="float">
            <text:p>37.3934032917023</text:p>
          </table:table-cell>
          <table:table-cell office:value-type="float" office:value="37.4601171016693" calcext:value-type="float">
            <text:p>37.4601171016693</text:p>
          </table:table-cell>
          <table:table-cell office:value-type="float" office:value="37.5935454368591" calcext:value-type="float">
            <text:p>37.5935454368591</text:p>
          </table:table-cell>
          <table:table-cell office:value-type="float" office:value="37.6602594852447" calcext:value-type="float">
            <text:p>37.6602594852447</text:p>
          </table:table-cell>
          <table:table-cell office:value-type="float" office:value="37.8937582969665" calcext:value-type="float">
            <text:p>37.8937582969665</text:p>
          </table:table-cell>
          <table:table-cell office:value-type="float" office:value="37.9271154403686" calcext:value-type="float">
            <text:p>37.9271154403686</text:p>
          </table:table-cell>
          <table:table-cell office:value-type="float" office:value="37.9604723453522" calcext:value-type="float">
            <text:p>37.9604723453522</text:p>
          </table:table-cell>
          <table:table-cell office:value-type="float" office:value="38.1939716339111" calcext:value-type="float">
            <text:p>38.1939716339111</text:p>
          </table:table-cell>
          <table:table-cell office:value-type="float" office:value="38.2273287773132" calcext:value-type="float">
            <text:p>38.2273287773132</text:p>
          </table:table-cell>
          <table:table-cell office:value-type="float" office:value="38.4941871166229" calcext:value-type="float">
            <text:p>38.4941871166229</text:p>
          </table:table-cell>
          <table:table-cell office:value-type="float" office:value="38.5609016418457" calcext:value-type="float">
            <text:p>38.5609016418457</text:p>
          </table:table-cell>
          <table:table-cell office:value-type="float" office:value="38.7944023609161" calcext:value-type="float">
            <text:p>38.7944023609161</text:p>
          </table:table-cell>
          <table:table-cell office:value-type="float" office:value="38.8277597427368" calcext:value-type="float">
            <text:p>38.8277597427368</text:p>
          </table:table-cell>
          <table:table-cell office:value-type="float" office:value="38.8611168861389" calcext:value-type="float">
            <text:p>38.8611168861389</text:p>
          </table:table-cell>
          <table:table-cell office:value-type="float" office:value="39.0946176052093" calcext:value-type="float">
            <text:p>39.0946176052093</text:p>
          </table:table-cell>
          <table:table-cell office:value-type="float" office:value="39.12797498703" calcext:value-type="float">
            <text:p>39.12797498703</text:p>
          </table:table-cell>
          <table:table-cell office:value-type="float" office:value="39.4281988143921" calcext:value-type="float">
            <text:p>39.4281988143921</text:p>
          </table:table-cell>
          <table:table-cell office:value-type="float" office:value="39.4949152469635" calcext:value-type="float">
            <text:p>39.4949152469635</text:p>
          </table:table-cell>
          <table:table-cell office:value-type="float" office:value="39.6950647830963" calcext:value-type="float">
            <text:p>39.6950647830963</text:p>
          </table:table-cell>
          <table:table-cell office:value-type="float" office:value="39.7617812156677" calcext:value-type="float">
            <text:p>39.7617812156677</text:p>
          </table:table-cell>
          <table:table-cell office:value-type="float" office:value="39.7951393127441" calcext:value-type="float">
            <text:p>39.7951393127441</text:p>
          </table:table-cell>
          <table:table-cell office:value-type="float" office:value="39.9285726547241" calcext:value-type="float">
            <text:p>39.9285726547241</text:p>
          </table:table-cell>
          <table:table-cell office:value-type="float" office:value="39.9952893257141" calcext:value-type="float">
            <text:p>39.9952893257141</text:p>
          </table:table-cell>
          <table:table-cell office:value-type="float" office:value="40.0620057582855" calcext:value-type="float">
            <text:p>40.0620057582855</text:p>
          </table:table-cell>
          <table:table-cell office:value-type="float" office:value="40.3288600444794" calcext:value-type="float">
            <text:p>40.3288600444794</text:p>
          </table:table-cell>
          <table:table-cell office:value-type="float" office:value="40.3955724239349" calcext:value-type="float">
            <text:p>40.3955724239349</text:p>
          </table:table-cell>
          <table:table-cell office:value-type="float" office:value="40.4289286136627" calcext:value-type="float">
            <text:p>40.4289286136627</text:p>
          </table:table-cell>
          <table:table-cell office:value-type="float" office:value="40.4956407546997" calcext:value-type="float">
            <text:p>40.4956407546997</text:p>
          </table:table-cell>
          <table:table-cell office:value-type="float" office:value="40.5289969444275" calcext:value-type="float">
            <text:p>40.5289969444275</text:p>
          </table:table-cell>
          <table:table-cell office:value-type="float" office:value="40.5957095623016" calcext:value-type="float">
            <text:p>40.5957095623016</text:p>
          </table:table-cell>
          <table:table-cell office:value-type="float" office:value="40.6624217033386" calcext:value-type="float">
            <text:p>40.6624217033386</text:p>
          </table:table-cell>
          <table:table-cell office:value-type="float" office:value="40.7291338443756" calcext:value-type="float">
            <text:p>40.7291338443756</text:p>
          </table:table-cell>
          <table:table-cell office:value-type="float" office:value="40.7958459854126" calcext:value-type="float">
            <text:p>40.7958459854126</text:p>
          </table:table-cell>
          <table:table-cell office:value-type="float" office:value="40.8625581264496" calcext:value-type="float">
            <text:p>40.8625581264496</text:p>
          </table:table-cell>
          <table:table-cell office:value-type="float" office:value="40.929270029068" calcext:value-type="float">
            <text:p>40.929270029068</text:p>
          </table:table-cell>
          <table:table-cell office:value-type="float" office:value="40.995982170105" calcext:value-type="float">
            <text:p>40.995982170105</text:p>
          </table:table-cell>
          <table:table-cell office:value-type="float" office:value="41.0293381214142" calcext:value-type="float">
            <text:p>41.0293381214142</text:p>
          </table:table-cell>
          <table:table-cell office:value-type="float" office:value="41.0960500240326" calcext:value-type="float">
            <text:p>41.0960500240326</text:p>
          </table:table-cell>
          <table:table-cell office:value-type="float" office:value="41.1294059753418" calcext:value-type="float">
            <text:p>41.1294059753418</text:p>
          </table:table-cell>
          <table:table-cell office:value-type="float" office:value="41.2294754981995" calcext:value-type="float">
            <text:p>41.2294754981995</text:p>
          </table:table-cell>
          <table:table-cell office:value-type="float" office:value="41.2628319263458" calcext:value-type="float">
            <text:p>41.2628319263458</text:p>
          </table:table-cell>
          <table:table-cell office:value-type="float" office:value="41.2961883544922" calcext:value-type="float">
            <text:p>41.2961883544922</text:p>
          </table:table-cell>
          <table:table-cell office:value-type="float" office:value="41.3295450210571" calcext:value-type="float">
            <text:p>41.3295450210571</text:p>
          </table:table-cell>
          <table:table-cell office:value-type="float" office:value="41.4963271617889" calcext:value-type="float">
            <text:p>41.4963271617889</text:p>
          </table:table-cell>
          <table:table-cell office:value-type="float" office:value="41.5630397796631" calcext:value-type="float">
            <text:p>41.5630397796631</text:p>
          </table:table-cell>
          <table:table-cell office:value-type="float" office:value="41.5963962078095" calcext:value-type="float">
            <text:p>41.5963962078095</text:p>
          </table:table-cell>
          <table:table-cell office:value-type="float" office:value="41.6631088256836" calcext:value-type="float">
            <text:p>41.6631088256836</text:p>
          </table:table-cell>
          <table:table-cell office:value-type="float" office:value="41.7298216819763" calcext:value-type="float">
            <text:p>41.7298216819763</text:p>
          </table:table-cell>
          <table:table-cell office:value-type="float" office:value="41.8298907279968" calcext:value-type="float">
            <text:p>41.8298907279968</text:p>
          </table:table-cell>
          <table:table-cell office:value-type="float" office:value="41.896603345871" calcext:value-type="float">
            <text:p>41.896603345871</text:p>
          </table:table-cell>
          <table:table-cell office:value-type="float" office:value="41.9299595355988" calcext:value-type="float">
            <text:p>41.9299595355988</text:p>
          </table:table-cell>
          <table:table-cell office:value-type="float" office:value="42.1300971508026" calcext:value-type="float">
            <text:p>42.1300971508026</text:p>
          </table:table-cell>
          <table:table-cell office:value-type="float" office:value="42.1968111991882" calcext:value-type="float">
            <text:p>42.1968111991882</text:p>
          </table:table-cell>
          <table:table-cell office:value-type="float" office:value="42.2635254859924" calcext:value-type="float">
            <text:p>42.2635254859924</text:p>
          </table:table-cell>
          <table:table-cell office:value-type="float" office:value="42.4636676311493" calcext:value-type="float">
            <text:p>42.4636676311493</text:p>
          </table:table-cell>
          <table:table-cell office:value-type="float" office:value="42.5303819179535" calcext:value-type="float">
            <text:p>42.5303819179535</text:p>
          </table:table-cell>
          <table:table-cell office:value-type="float" office:value="42.6638100147247" calcext:value-type="float">
            <text:p>42.6638100147247</text:p>
          </table:table-cell>
          <table:table-cell office:value-type="float" office:value="42.7305240631104" calcext:value-type="float">
            <text:p>42.7305240631104</text:p>
          </table:table-cell>
          <table:table-cell office:value-type="float" office:value="42.7638812065125" calcext:value-type="float">
            <text:p>42.7638812065125</text:p>
          </table:table-cell>
          <table:table-cell office:value-type="float" office:value="42.8305954933167" calcext:value-type="float">
            <text:p>42.8305954933167</text:p>
          </table:table-cell>
          <table:table-cell office:value-type="float" office:value="42.8973095417023" calcext:value-type="float">
            <text:p>42.8973095417023</text:p>
          </table:table-cell>
          <table:table-cell office:value-type="float" office:value="42.9640235900879" calcext:value-type="float">
            <text:p>42.9640235900879</text:p>
          </table:table-cell>
          <table:table-cell office:value-type="float" office:value="42.9973804950714" calcext:value-type="float">
            <text:p>42.9973804950714</text:p>
          </table:table-cell>
          <table:table-cell office:value-type="float" office:value="43.0307378768921" calcext:value-type="float">
            <text:p>43.0307378768921</text:p>
          </table:table-cell>
          <table:table-cell office:value-type="float" office:value="43.0640950202942" calcext:value-type="float">
            <text:p>43.0640950202942</text:p>
          </table:table-cell>
          <table:table-cell office:value-type="float" office:value="43.0974519252777" calcext:value-type="float">
            <text:p>43.0974519252777</text:p>
          </table:table-cell>
          <table:table-cell office:value-type="float" office:value="43.1641664505005" calcext:value-type="float">
            <text:p>43.1641664505005</text:p>
          </table:table-cell>
          <table:table-cell office:value-type="float" office:value="43.2642395496368" calcext:value-type="float">
            <text:p>43.2642395496368</text:p>
          </table:table-cell>
          <table:table-cell office:value-type="float" office:value="43.2975971698761" calcext:value-type="float">
            <text:p>43.2975971698761</text:p>
          </table:table-cell>
          <table:table-cell office:value-type="float" office:value="43.364312171936" calcext:value-type="float">
            <text:p>43.364312171936</text:p>
          </table:table-cell>
          <table:table-cell office:value-type="float" office:value="43.4310278892517" calcext:value-type="float">
            <text:p>43.4310278892517</text:p>
          </table:table-cell>
          <table:table-cell office:value-type="float" office:value="43.464385509491" calcext:value-type="float">
            <text:p>43.464385509491</text:p>
          </table:table-cell>
          <table:table-cell office:value-type="float" office:value="43.5311007499695" calcext:value-type="float">
            <text:p>43.5311007499695</text:p>
          </table:table-cell>
          <table:table-cell office:value-type="float" office:value="43.5978162288666" calcext:value-type="float">
            <text:p>43.5978162288666</text:p>
          </table:table-cell>
          <table:table-cell office:value-type="float" office:value="43.6645317077637" calcext:value-type="float">
            <text:p>43.6645317077637</text:p>
          </table:table-cell>
          <table:table-cell office:value-type="float" office:value="43.6978893280029" calcext:value-type="float">
            <text:p>43.6978893280029</text:p>
          </table:table-cell>
          <table:table-cell office:value-type="float" office:value="43.7646050453186" calcext:value-type="float">
            <text:p>43.7646050453186</text:p>
          </table:table-cell>
          <table:table-cell office:value-type="float" office:value="43.8313205242157" calcext:value-type="float">
            <text:p>43.8313205242157</text:p>
          </table:table-cell>
          <table:table-cell office:value-type="float" office:value="43.8646783828735" calcext:value-type="float">
            <text:p>43.8646783828735</text:p>
          </table:table-cell>
          <table:table-cell office:value-type="float" office:value="43.89803647995" calcext:value-type="float">
            <text:p>43.89803647995</text:p>
          </table:table-cell>
          <table:table-cell office:value-type="float" office:value="43.964751958847" calcext:value-type="float">
            <text:p>43.964751958847</text:p>
          </table:table-cell>
          <table:table-cell office:value-type="float" office:value="43.9981098175049" calcext:value-type="float">
            <text:p>43.9981098175049</text:p>
          </table:table-cell>
          <table:table-cell office:value-type="float" office:value="44.0314676761627" calcext:value-type="float">
            <text:p>44.0314676761627</text:p>
          </table:table-cell>
          <table:table-cell office:value-type="float" office:value="44.0648257732391" calcext:value-type="float">
            <text:p>44.0648257732391</text:p>
          </table:table-cell>
          <table:table-cell office:value-type="float" office:value="44.098183631897" calcext:value-type="float">
            <text:p>44.098183631897</text:p>
          </table:table-cell>
          <table:table-cell office:value-type="float" office:value="44.1315412521362" calcext:value-type="float">
            <text:p>44.1315412521362</text:p>
          </table:table-cell>
          <table:table-cell office:value-type="float" office:value="44.1648983955383" calcext:value-type="float">
            <text:p>44.1648983955383</text:p>
          </table:table-cell>
          <table:table-cell office:value-type="float" office:value="44.1982553005219" calcext:value-type="float">
            <text:p>44.1982553005219</text:p>
          </table:table-cell>
          <table:table-cell office:value-type="float" office:value="44.2316122055054" calcext:value-type="float">
            <text:p>44.2316122055054</text:p>
          </table:table-cell>
          <table:table-cell office:value-type="float" office:value="44.2649691104889" calcext:value-type="float">
            <text:p>44.2649691104889</text:p>
          </table:table-cell>
          <table:table-cell office:value-type="float" office:value="44.3316831588745" calcext:value-type="float">
            <text:p>44.3316831588745</text:p>
          </table:table-cell>
          <table:table-cell office:value-type="float" office:value="44.365040063858" calcext:value-type="float">
            <text:p>44.365040063858</text:p>
          </table:table-cell>
          <table:table-cell office:value-type="float" office:value="44.4651107788086" calcext:value-type="float">
            <text:p>44.4651107788086</text:p>
          </table:table-cell>
          <table:table-cell office:value-type="float" office:value="44.5318248271942" calcext:value-type="float">
            <text:p>44.5318248271942</text:p>
          </table:table-cell>
          <table:table-cell office:value-type="float" office:value="44.5985388755798" calcext:value-type="float">
            <text:p>44.5985388755798</text:p>
          </table:table-cell>
          <table:table-cell office:value-type="float" office:value="44.6652526855469" calcext:value-type="float">
            <text:p>44.6652526855469</text:p>
          </table:table-cell>
          <table:table-cell office:value-type="float" office:value="44.6986095905304" calcext:value-type="float">
            <text:p>44.6986095905304</text:p>
          </table:table-cell>
          <table:table-cell office:value-type="float" office:value="44.7319664955139" calcext:value-type="float">
            <text:p>44.7319664955139</text:p>
          </table:table-cell>
          <table:table-cell office:value-type="float" office:value="44.7653234004974" calcext:value-type="float">
            <text:p>44.7653234004974</text:p>
          </table:table-cell>
          <table:table-cell office:value-type="float" office:value="44.8320374488831" calcext:value-type="float">
            <text:p>44.8320374488831</text:p>
          </table:table-cell>
          <table:table-cell office:value-type="float" office:value="44.8653943538666" calcext:value-type="float">
            <text:p>44.8653943538666</text:p>
          </table:table-cell>
          <table:table-cell office:value-type="float" office:value="44.9321081638336" calcext:value-type="float">
            <text:p>44.9321081638336</text:p>
          </table:table-cell>
          <table:table-cell office:value-type="float" office:value="44.9654653072357" calcext:value-type="float">
            <text:p>44.9654653072357</text:p>
          </table:table-cell>
          <table:table-cell office:value-type="float" office:value="44.9988222122192" calcext:value-type="float">
            <text:p>44.9988222122192</text:p>
          </table:table-cell>
          <table:table-cell office:value-type="float" office:value="45.0321791172028" calcext:value-type="float">
            <text:p>45.0321791172028</text:p>
          </table:table-cell>
          <table:table-cell office:value-type="float" office:value="45.0655360221863" calcext:value-type="float">
            <text:p>45.0655360221863</text:p>
          </table:table-cell>
          <table:table-cell office:value-type="float" office:value="45.1322500705719" calcext:value-type="float">
            <text:p>45.1322500705719</text:p>
          </table:table-cell>
          <table:table-cell office:value-type="float" office:value="45.1989631652832" calcext:value-type="float">
            <text:p>45.1989631652832</text:p>
          </table:table-cell>
          <table:table-cell office:value-type="float" office:value="45.2323198318481" calcext:value-type="float">
            <text:p>45.2323198318481</text:p>
          </table:table-cell>
          <table:table-cell office:value-type="float" office:value="45.2656762599945" calcext:value-type="float">
            <text:p>45.2656762599945</text:p>
          </table:table-cell>
          <table:table-cell office:value-type="float" office:value="45.3323893547058" calcext:value-type="float">
            <text:p>45.3323893547058</text:p>
          </table:table-cell>
          <table:table-cell office:value-type="float" office:value="45.4324588775635" calcext:value-type="float">
            <text:p>45.4324588775635</text:p>
          </table:table-cell>
          <table:table-cell office:value-type="float" office:value="45.4991722106934" calcext:value-type="float">
            <text:p>45.4991722106934</text:p>
          </table:table-cell>
          <table:table-cell office:value-type="float" office:value="45.5658853054047" calcext:value-type="float">
            <text:p>45.5658853054047</text:p>
          </table:table-cell>
          <table:table-cell office:value-type="float" office:value="45.7326676845551" calcext:value-type="float">
            <text:p>45.7326676845551</text:p>
          </table:table-cell>
          <table:table-cell office:value-type="float" office:value="45.7993805408478" calcext:value-type="float">
            <text:p>45.7993805408478</text:p>
          </table:table-cell>
          <table:table-cell office:value-type="float" office:value="45.8660936355591" calcext:value-type="float">
            <text:p>45.8660936355591</text:p>
          </table:table-cell>
          <table:table-cell office:value-type="float" office:value="45.899450302124" calcext:value-type="float">
            <text:p>45.899450302124</text:p>
          </table:table-cell>
          <table:table-cell office:value-type="float" office:value="45.9328067302704" calcext:value-type="float">
            <text:p>45.9328067302704</text:p>
          </table:table-cell>
          <table:table-cell office:value-type="float" office:value="45.9661631584167" calcext:value-type="float">
            <text:p>45.9661631584167</text:p>
          </table:table-cell>
          <table:table-cell office:value-type="float" office:value="46.0328760147095" calcext:value-type="float">
            <text:p>46.0328760147095</text:p>
          </table:table-cell>
          <table:table-cell office:value-type="float" office:value="46.0995888710022" calcext:value-type="float">
            <text:p>46.0995888710022</text:p>
          </table:table-cell>
          <table:table-cell office:value-type="float" office:value="46.1329452991486" calcext:value-type="float">
            <text:p>46.1329452991486</text:p>
          </table:table-cell>
          <table:table-cell office:value-type="float" office:value="46.3330867290497" calcext:value-type="float">
            <text:p>46.3330867290497</text:p>
          </table:table-cell>
          <table:table-cell office:value-type="float" office:value="46.3998005390167" calcext:value-type="float">
            <text:p>46.3998005390167</text:p>
          </table:table-cell>
          <table:table-cell office:value-type="float" office:value="46.4665141105652" calcext:value-type="float">
            <text:p>46.4665141105652</text:p>
          </table:table-cell>
          <table:table-cell office:value-type="float" office:value="46.5332279205322" calcext:value-type="float">
            <text:p>46.5332279205322</text:p>
          </table:table-cell>
          <table:table-cell office:value-type="float" office:value="46.5999417304993" calcext:value-type="float">
            <text:p>46.5999417304993</text:p>
          </table:table-cell>
          <table:table-cell office:value-type="float" office:value="46.6666555404663" calcext:value-type="float">
            <text:p>46.6666555404663</text:p>
          </table:table-cell>
          <table:table-cell office:value-type="float" office:value="46.7333691120148" calcext:value-type="float">
            <text:p>46.7333691120148</text:p>
          </table:table-cell>
          <table:table-cell office:value-type="float" office:value="46.8000829219818" calcext:value-type="float">
            <text:p>46.8000829219818</text:p>
          </table:table-cell>
          <table:table-cell office:value-type="float" office:value="46.8667967319489" calcext:value-type="float">
            <text:p>46.8667967319489</text:p>
          </table:table-cell>
          <table:table-cell office:value-type="float" office:value="46.9335103034973" calcext:value-type="float">
            <text:p>46.9335103034973</text:p>
          </table:table-cell>
          <table:table-cell office:value-type="float" office:value="47.0002241134644" calcext:value-type="float">
            <text:p>47.0002241134644</text:p>
          </table:table-cell>
          <table:table-cell office:value-type="float" office:value="47.0669376850128" calcext:value-type="float">
            <text:p>47.0669376850128</text:p>
          </table:table-cell>
          <table:table-cell office:value-type="float" office:value="47.1670083999634" calcext:value-type="float">
            <text:p>47.1670083999634</text:p>
          </table:table-cell>
          <table:table-cell office:value-type="float" office:value="47.2003650665283" calcext:value-type="float">
            <text:p>47.2003650665283</text:p>
          </table:table-cell>
          <table:table-cell office:value-type="float" office:value="47.3337919712067" calcext:value-type="float">
            <text:p>47.3337919712067</text:p>
          </table:table-cell>
          <table:table-cell office:value-type="float" office:value="47.4005053043365" calcext:value-type="float">
            <text:p>47.4005053043365</text:p>
          </table:table-cell>
          <table:table-cell office:value-type="float" office:value="47.467218875885" calcext:value-type="float">
            <text:p>47.467218875885</text:p>
          </table:table-cell>
          <table:table-cell office:value-type="float" office:value="47.6006457805634" calcext:value-type="float">
            <text:p>47.6006457805634</text:p>
          </table:table-cell>
          <table:table-cell office:value-type="float" office:value="47.7007157802582" calcext:value-type="float">
            <text:p>47.7007157802582</text:p>
          </table:table-cell>
          <table:table-cell office:value-type="float" office:value="47.7674291133881" calcext:value-type="float">
            <text:p>47.7674291133881</text:p>
          </table:table-cell>
          <table:table-cell office:value-type="float" office:value="47.8341426849365" calcext:value-type="float">
            <text:p>47.8341426849365</text:p>
          </table:table-cell>
          <table:table-cell office:value-type="float" office:value="47.9008560180664" calcext:value-type="float">
            <text:p>47.9008560180664</text:p>
          </table:table-cell>
          <table:table-cell office:value-type="float" office:value="47.9675693511963" calcext:value-type="float">
            <text:p>47.9675693511963</text:p>
          </table:table-cell>
          <table:table-cell office:value-type="float" office:value="48.0342826843262" calcext:value-type="float">
            <text:p>48.0342826843262</text:p>
          </table:table-cell>
          <table:table-cell office:value-type="float" office:value="48.1009960174561" calcext:value-type="float">
            <text:p>48.1009960174561</text:p>
          </table:table-cell>
          <table:table-cell office:value-type="float" office:value="48.2344229221344" calcext:value-type="float">
            <text:p>48.2344229221344</text:p>
          </table:table-cell>
          <table:table-cell office:value-type="float" office:value="48.2677795886993" calcext:value-type="float">
            <text:p>48.2677795886993</text:p>
          </table:table-cell>
          <table:table-cell office:value-type="float" office:value="48.3011362552643" calcext:value-type="float">
            <text:p>48.3011362552643</text:p>
          </table:table-cell>
          <table:table-cell office:value-type="float" office:value="48.3344929218292" calcext:value-type="float">
            <text:p>48.3344929218292</text:p>
          </table:table-cell>
          <table:table-cell office:value-type="float" office:value="48.3678495883942" calcext:value-type="float">
            <text:p>48.3678495883942</text:p>
          </table:table-cell>
          <table:table-cell office:value-type="float" office:value="48.4012062549591" calcext:value-type="float">
            <text:p>48.4012062549591</text:p>
          </table:table-cell>
          <table:table-cell office:value-type="float" office:value="48.467919588089" calcext:value-type="float">
            <text:p>48.467919588089</text:p>
          </table:table-cell>
          <table:table-cell office:value-type="float" office:value="48.5012762546539" calcext:value-type="float">
            <text:p>48.5012762546539</text:p>
          </table:table-cell>
          <table:table-cell office:value-type="float" office:value="48.5346331596375" calcext:value-type="float">
            <text:p>48.5346331596375</text:p>
          </table:table-cell>
          <table:table-cell office:value-type="float" office:value="48.5679898262024" calcext:value-type="float">
            <text:p>48.5679898262024</text:p>
          </table:table-cell>
          <table:table-cell office:value-type="float" office:value="48.6347029209137" calcext:value-type="float">
            <text:p>48.6347029209137</text:p>
          </table:table-cell>
          <table:table-cell office:value-type="float" office:value="48.8348424434662" calcext:value-type="float">
            <text:p>48.8348424434662</text:p>
          </table:table-cell>
          <table:table-cell office:value-type="float" office:value="48.8681991100311" calcext:value-type="float">
            <text:p>48.8681991100311</text:p>
          </table:table-cell>
          <table:table-cell office:value-type="float" office:value="48.968269109726" calcext:value-type="float">
            <text:p>48.968269109726</text:p>
          </table:table-cell>
          <table:table-cell office:value-type="float" office:value="49.0349822044373" calcext:value-type="float">
            <text:p>49.0349822044373</text:p>
          </table:table-cell>
          <table:table-cell office:value-type="float" office:value="49.1016952991486" calcext:value-type="float">
            <text:p>49.1016952991486</text:p>
          </table:table-cell>
          <table:table-cell office:value-type="float" office:value="49.168408870697" calcext:value-type="float">
            <text:p>49.168408870697</text:p>
          </table:table-cell>
          <table:table-cell office:value-type="float" office:value="49.2017657756805" calcext:value-type="float">
            <text:p>49.2017657756805</text:p>
          </table:table-cell>
          <table:table-cell office:value-type="float" office:value="49.4019079208374" calcext:value-type="float">
            <text:p>49.4019079208374</text:p>
          </table:table-cell>
          <table:table-cell office:value-type="float" office:value="49.4686217308044" calcext:value-type="float">
            <text:p>49.4686217308044</text:p>
          </table:table-cell>
          <table:table-cell office:value-type="float" office:value="49.5019788742065" calcext:value-type="float">
            <text:p>49.5019788742065</text:p>
          </table:table-cell>
          <table:table-cell office:value-type="float" office:value="49.6354069709778" calcext:value-type="float">
            <text:p>49.6354069709778</text:p>
          </table:table-cell>
          <table:table-cell office:value-type="float" office:value="49.7021207809448" calcext:value-type="float">
            <text:p>49.7021207809448</text:p>
          </table:table-cell>
          <table:table-cell office:value-type="float" office:value="49.768835067749" calcext:value-type="float">
            <text:p>49.768835067749</text:p>
          </table:table-cell>
          <table:table-cell office:value-type="float" office:value="49.8021919727325" calcext:value-type="float">
            <text:p>49.8021919727325</text:p>
          </table:table-cell>
          <table:table-cell office:value-type="float" office:value="50.0690479278565" calcext:value-type="float">
            <text:p>50.0690479278565</text:p>
          </table:table-cell>
          <table:table-cell office:value-type="float" office:value="50.1357617378235" calcext:value-type="float">
            <text:p>50.1357617378235</text:p>
          </table:table-cell>
          <table:table-cell office:value-type="float" office:value="50.2358322143555" calcext:value-type="float">
            <text:p>50.2358322143555</text:p>
          </table:table-cell>
          <table:table-cell office:value-type="float" office:value="50.3692598342896" calcext:value-type="float">
            <text:p>50.3692598342896</text:p>
          </table:table-cell>
          <table:table-cell office:value-type="float" office:value="50.435973405838" calcext:value-type="float">
            <text:p>50.435973405838</text:p>
          </table:table-cell>
          <table:table-cell office:value-type="float" office:value="50.636114358902" calcext:value-type="float">
            <text:p>50.636114358902</text:p>
          </table:table-cell>
          <table:table-cell office:value-type="float" office:value="50.7028279304504" calcext:value-type="float">
            <text:p>50.7028279304504</text:p>
          </table:table-cell>
          <table:table-cell office:value-type="float" office:value="50.736184835434" calcext:value-type="float">
            <text:p>50.736184835434</text:p>
          </table:table-cell>
          <table:table-cell office:value-type="float" office:value="50.7695415019989" calcext:value-type="float">
            <text:p>50.7695415019989</text:p>
          </table:table-cell>
          <table:table-cell office:value-type="float" office:value="50.8028984069824" calcext:value-type="float">
            <text:p>50.8028984069824</text:p>
          </table:table-cell>
          <table:table-cell office:value-type="float" office:value="50.8362550735474" calcext:value-type="float">
            <text:p>50.8362550735474</text:p>
          </table:table-cell>
          <table:table-cell office:value-type="float" office:value="50.9029686450958" calcext:value-type="float">
            <text:p>50.9029686450958</text:p>
          </table:table-cell>
          <table:table-cell office:value-type="float" office:value="50.9363253116608" calcext:value-type="float">
            <text:p>50.9363253116608</text:p>
          </table:table-cell>
          <table:table-cell office:value-type="float" office:value="51.0030391216278" calcext:value-type="float">
            <text:p>51.0030391216278</text:p>
          </table:table-cell>
          <table:table-cell office:value-type="float" office:value="51.1698234081268" calcext:value-type="float">
            <text:p>51.1698234081268</text:p>
          </table:table-cell>
          <table:table-cell office:value-type="float" office:value="51.2365386486053" calcext:value-type="float">
            <text:p>51.2365386486053</text:p>
          </table:table-cell>
          <table:table-cell office:value-type="float" office:value="51.3032534122467" calcext:value-type="float">
            <text:p>51.3032534122467</text:p>
          </table:table-cell>
          <table:table-cell office:value-type="float" office:value="51.336611032486" calcext:value-type="float">
            <text:p>51.336611032486</text:p>
          </table:table-cell>
          <table:table-cell office:value-type="float" office:value="51.3699684143066" calcext:value-type="float">
            <text:p>51.3699684143066</text:p>
          </table:table-cell>
          <table:table-cell office:value-type="float" office:value="51.4033260345459" calcext:value-type="float">
            <text:p>51.4033260345459</text:p>
          </table:table-cell>
          <table:table-cell office:value-type="float" office:value="51.4366836547852" calcext:value-type="float">
            <text:p>51.4366836547852</text:p>
          </table:table-cell>
          <table:table-cell office:value-type="float" office:value="51.4700410366058" calcext:value-type="float">
            <text:p>51.4700410366058</text:p>
          </table:table-cell>
          <table:table-cell office:value-type="float" office:value="51.5367560386658" calcext:value-type="float">
            <text:p>51.5367560386658</text:p>
          </table:table-cell>
          <table:table-cell office:value-type="float" office:value="51.6034710407257" calcext:value-type="float">
            <text:p>51.6034710407257</text:p>
          </table:table-cell>
          <table:table-cell office:value-type="float" office:value="51.6701860427856" calcext:value-type="float">
            <text:p>51.6701860427856</text:p>
          </table:table-cell>
          <table:table-cell office:value-type="float" office:value="51.7369010448456" calcext:value-type="float">
            <text:p>51.7369010448456</text:p>
          </table:table-cell>
          <table:table-cell office:value-type="float" office:value="51.8036162853241" calcext:value-type="float">
            <text:p>51.8036162853241</text:p>
          </table:table-cell>
          <table:table-cell office:value-type="float" office:value="51.8369739055634" calcext:value-type="float">
            <text:p>51.8369739055634</text:p>
          </table:table-cell>
          <table:table-cell office:value-type="float" office:value="51.9036889076233" calcext:value-type="float">
            <text:p>51.9036889076233</text:p>
          </table:table-cell>
          <table:table-cell office:value-type="float" office:value="51.9704041481018" calcext:value-type="float">
            <text:p>51.9704041481018</text:p>
          </table:table-cell>
          <table:table-cell office:value-type="float" office:value="52.0037615299225" calcext:value-type="float">
            <text:p>52.0037615299225</text:p>
          </table:table-cell>
          <table:table-cell office:value-type="float" office:value="52.0371191501617" calcext:value-type="float">
            <text:p>52.0371191501617</text:p>
          </table:table-cell>
          <table:table-cell office:value-type="float" office:value="52.1038341522217" calcext:value-type="float">
            <text:p>52.1038341522217</text:p>
          </table:table-cell>
          <table:table-cell office:value-type="float" office:value="52.1371917724609" calcext:value-type="float">
            <text:p>52.1371917724609</text:p>
          </table:table-cell>
          <table:table-cell office:value-type="float" office:value="52.2039077281952" calcext:value-type="float">
            <text:p>52.2039077281952</text:p>
          </table:table-cell>
          <table:table-cell office:value-type="float" office:value="52.237265586853" calcext:value-type="float">
            <text:p>52.237265586853</text:p>
          </table:table-cell>
          <table:table-cell office:value-type="float" office:value="52.3039817810059" calcext:value-type="float">
            <text:p>52.3039817810059</text:p>
          </table:table-cell>
          <table:table-cell office:value-type="float" office:value="52.3706977367401" calcext:value-type="float">
            <text:p>52.3706977367401</text:p>
          </table:table-cell>
          <table:table-cell office:value-type="float" office:value="52.4374134540558" calcext:value-type="float">
            <text:p>52.4374134540558</text:p>
          </table:table-cell>
          <table:table-cell office:value-type="float" office:value="52.5041296482086" calcext:value-type="float">
            <text:p>52.5041296482086</text:p>
          </table:table-cell>
          <table:table-cell office:value-type="float" office:value="52.5708456039429" calcext:value-type="float">
            <text:p>52.5708456039429</text:p>
          </table:table-cell>
          <table:table-cell office:value-type="float" office:value="52.6042039394379" calcext:value-type="float">
            <text:p>52.6042039394379</text:p>
          </table:table-cell>
          <table:table-cell office:value-type="float" office:value="52.6375620365143" calcext:value-type="float">
            <text:p>52.6375620365143</text:p>
          </table:table-cell>
          <table:table-cell office:value-type="float" office:value="52.7042779922485" calcext:value-type="float">
            <text:p>52.7042779922485</text:p>
          </table:table-cell>
          <table:table-cell office:value-type="float" office:value="52.7709941864014" calcext:value-type="float">
            <text:p>52.7709941864014</text:p>
          </table:table-cell>
          <table:table-cell office:value-type="float" office:value="52.8377103805542" calcext:value-type="float">
            <text:p>52.8377103805542</text:p>
          </table:table-cell>
          <table:table-cell office:value-type="float" office:value="52.904426574707" calcext:value-type="float">
            <text:p>52.904426574707</text:p>
          </table:table-cell>
          <table:table-cell office:value-type="float" office:value="52.9377846717834" calcext:value-type="float">
            <text:p>52.9377846717834</text:p>
          </table:table-cell>
          <table:table-cell office:value-type="float" office:value="52.9711427688599" calcext:value-type="float">
            <text:p>52.9711427688599</text:p>
          </table:table-cell>
          <table:table-cell office:value-type="float" office:value="53.0045008659363" calcext:value-type="float">
            <text:p>53.0045008659363</text:p>
          </table:table-cell>
          <table:table-cell office:value-type="float" office:value="53.0378592014313" calcext:value-type="float">
            <text:p>53.0378592014313</text:p>
          </table:table-cell>
          <table:table-cell office:value-type="float" office:value="53.0712172985077" calcext:value-type="float">
            <text:p>53.0712172985077</text:p>
          </table:table-cell>
          <table:table-cell office:value-type="float" office:value="53.1045753955841" calcext:value-type="float">
            <text:p>53.1045753955841</text:p>
          </table:table-cell>
          <table:table-cell office:value-type="float" office:value="53.1379334926605" calcext:value-type="float">
            <text:p>53.1379334926605</text:p>
          </table:table-cell>
          <table:table-cell office:value-type="float" office:value="53.1712911128998" calcext:value-type="float">
            <text:p>53.1712911128998</text:p>
          </table:table-cell>
          <table:table-cell office:value-type="float" office:value="53.2046484947205" calcext:value-type="float">
            <text:p>53.2046484947205</text:p>
          </table:table-cell>
          <table:table-cell office:value-type="float" office:value="53.2713632583618" calcext:value-type="float">
            <text:p>53.2713632583618</text:p>
          </table:table-cell>
          <table:table-cell office:value-type="float" office:value="53.3380780220032" calcext:value-type="float">
            <text:p>53.3380780220032</text:p>
          </table:table-cell>
          <table:table-cell office:value-type="float" office:value="53.3714356422424" calcext:value-type="float">
            <text:p>53.3714356422424</text:p>
          </table:table-cell>
          <table:table-cell office:value-type="float" office:value="53.4381504058838" calcext:value-type="float">
            <text:p>53.4381504058838</text:p>
          </table:table-cell>
          <table:table-cell office:value-type="float" office:value="53.4715077877045" calcext:value-type="float">
            <text:p>53.4715077877045</text:p>
          </table:table-cell>
          <table:table-cell office:value-type="float" office:value="53.5382225513458" calcext:value-type="float">
            <text:p>53.5382225513458</text:p>
          </table:table-cell>
          <table:table-cell office:value-type="float" office:value="53.5715801715851" calcext:value-type="float">
            <text:p>53.5715801715851</text:p>
          </table:table-cell>
          <table:table-cell office:value-type="float" office:value="53.6382949352264" calcext:value-type="float">
            <text:p>53.6382949352264</text:p>
          </table:table-cell>
          <table:table-cell office:value-type="float" office:value="53.7050096988678" calcext:value-type="float">
            <text:p>53.7050096988678</text:p>
          </table:table-cell>
          <table:table-cell office:value-type="float" office:value="53.7717249393463" calcext:value-type="float">
            <text:p>53.7717249393463</text:p>
          </table:table-cell>
          <table:table-cell office:value-type="float" office:value="53.8384397029877" calcext:value-type="float">
            <text:p>53.8384397029877</text:p>
          </table:table-cell>
          <table:table-cell office:value-type="float" office:value="53.905154466629" calcext:value-type="float">
            <text:p>53.905154466629</text:p>
          </table:table-cell>
          <table:table-cell office:value-type="float" office:value="53.9718697071075" calcext:value-type="float">
            <text:p>53.9718697071075</text:p>
          </table:table-cell>
          <table:table-cell office:value-type="float" office:value="54.0385844707489" calcext:value-type="float">
            <text:p>54.0385844707489</text:p>
          </table:table-cell>
          <table:table-cell office:value-type="float" office:value="54.0719420909882" calcext:value-type="float">
            <text:p>54.0719420909882</text:p>
          </table:table-cell>
          <table:table-cell office:value-type="float" office:value="54.2720878124237" calcext:value-type="float">
            <text:p>54.2720878124237</text:p>
          </table:table-cell>
          <table:table-cell office:value-type="float" office:value="54.3054456710815" calcext:value-type="float">
            <text:p>54.3054456710815</text:p>
          </table:table-cell>
          <table:table-cell office:value-type="float" office:value="54.3388035297394" calcext:value-type="float">
            <text:p>54.3388035297394</text:p>
          </table:table-cell>
          <table:table-cell office:value-type="float" office:value="54.3721611499786" calcext:value-type="float">
            <text:p>54.3721611499786</text:p>
          </table:table-cell>
          <table:table-cell office:value-type="float" office:value="54.4055190086365" calcext:value-type="float">
            <text:p>54.4055190086365</text:p>
          </table:table-cell>
          <table:table-cell office:value-type="float" office:value="54.472234249115" calcext:value-type="float">
            <text:p>54.472234249115</text:p>
          </table:table-cell>
          <table:table-cell office:value-type="float" office:value="54.5389499664307" calcext:value-type="float">
            <text:p>54.5389499664307</text:p>
          </table:table-cell>
          <table:table-cell office:value-type="float" office:value="54.6056654453278" calcext:value-type="float">
            <text:p>54.6056654453278</text:p>
          </table:table-cell>
          <table:table-cell office:value-type="float" office:value="54.6723811626434" calcext:value-type="float">
            <text:p>54.6723811626434</text:p>
          </table:table-cell>
          <table:table-cell office:value-type="float" office:value="54.7390966415405" calcext:value-type="float">
            <text:p>54.7390966415405</text:p>
          </table:table-cell>
          <table:table-cell office:value-type="float" office:value="54.8058125972748" calcext:value-type="float">
            <text:p>54.8058125972748</text:p>
          </table:table-cell>
          <table:table-cell office:value-type="float" office:value="54.839170217514" calcext:value-type="float">
            <text:p>54.839170217514</text:p>
          </table:table-cell>
          <table:table-cell office:value-type="float" office:value="54.9058859348297" calcext:value-type="float">
            <text:p>54.9058859348297</text:p>
          </table:table-cell>
          <table:table-cell office:value-type="float" office:value="54.9726016521454" calcext:value-type="float">
            <text:p>54.9726016521454</text:p>
          </table:table-cell>
          <table:table-cell office:value-type="float" office:value="55.0393171310425" calcext:value-type="float">
            <text:p>55.0393171310425</text:p>
          </table:table-cell>
          <table:table-cell office:value-type="float" office:value="55.1060328483582" calcext:value-type="float">
            <text:p>55.1060328483582</text:p>
          </table:table-cell>
          <table:table-cell office:value-type="float" office:value="55.1727488040924" calcext:value-type="float">
            <text:p>55.1727488040924</text:p>
          </table:table-cell>
          <table:table-cell office:value-type="float" office:value="55.2394649982452" calcext:value-type="float">
            <text:p>55.2394649982452</text:p>
          </table:table-cell>
          <table:table-cell office:value-type="float" office:value="55.3061814308167" calcext:value-type="float">
            <text:p>55.3061814308167</text:p>
          </table:table-cell>
          <table:table-cell office:value-type="float" office:value="55.3395395278931" calcext:value-type="float">
            <text:p>55.3395395278931</text:p>
          </table:table-cell>
          <table:table-cell office:value-type="float" office:value="55.4062559604645" calcext:value-type="float">
            <text:p>55.4062559604645</text:p>
          </table:table-cell>
          <table:table-cell office:value-type="float" office:value="55.4396140575409" calcext:value-type="float">
            <text:p>55.4396140575409</text:p>
          </table:table-cell>
          <table:table-cell office:value-type="float" office:value="55.4729723930359" calcext:value-type="float">
            <text:p>55.4729723930359</text:p>
          </table:table-cell>
          <table:table-cell office:value-type="float" office:value="55.5396888256073" calcext:value-type="float">
            <text:p>55.5396888256073</text:p>
          </table:table-cell>
          <table:table-cell office:value-type="float" office:value="55.6397633552551" calcext:value-type="float">
            <text:p>55.6397633552551</text:p>
          </table:table-cell>
          <table:table-cell office:value-type="float" office:value="55.6731219291687" calcext:value-type="float">
            <text:p>55.6731219291687</text:p>
          </table:table-cell>
          <table:table-cell office:value-type="float" office:value="55.7398383617401" calcext:value-type="float">
            <text:p>55.7398383617401</text:p>
          </table:table-cell>
          <table:table-cell office:value-type="float" office:value="55.8065550327301" calcext:value-type="float">
            <text:p>55.8065550327301</text:p>
          </table:table-cell>
          <table:table-cell office:value-type="float" office:value="55.8732714653015" calcext:value-type="float">
            <text:p>55.8732714653015</text:p>
          </table:table-cell>
          <table:table-cell office:value-type="float" office:value="55.9066298007965" calcext:value-type="float">
            <text:p>55.9066298007965</text:p>
          </table:table-cell>
          <table:table-cell office:value-type="float" office:value="55.9399883747101" calcext:value-type="float">
            <text:p>55.9399883747101</text:p>
          </table:table-cell>
          <table:table-cell office:value-type="float" office:value="56.1067800521851" calcext:value-type="float">
            <text:p>56.1067800521851</text:p>
          </table:table-cell>
          <table:table-cell office:value-type="float" office:value="56.3402881622315" calcext:value-type="float">
            <text:p>56.3402881622315</text:p>
          </table:table-cell>
          <table:table-cell office:value-type="float" office:value="56.4070048332214" calcext:value-type="float">
            <text:p>56.4070048332214</text:p>
          </table:table-cell>
          <table:table-cell office:value-type="float" office:value="56.4403629302979" calcext:value-type="float">
            <text:p>56.4403629302979</text:p>
          </table:table-cell>
          <table:table-cell office:value-type="float" office:value="56.5070798397064" calcext:value-type="float">
            <text:p>56.5070798397064</text:p>
          </table:table-cell>
          <table:table-cell office:value-type="float" office:value="56.7072296142578" calcext:value-type="float">
            <text:p>56.7072296142578</text:p>
          </table:table-cell>
          <table:table-cell office:value-type="float" office:value="56.7405881881714" calcext:value-type="float">
            <text:p>56.7405881881714</text:p>
          </table:table-cell>
          <table:table-cell office:value-type="float" office:value="57.0408139228821" calcext:value-type="float">
            <text:p>57.0408139228821</text:p>
          </table:table-cell>
          <table:table-cell office:value-type="float" office:value="57.1075308322907" calcext:value-type="float">
            <text:p>57.1075308322907</text:p>
          </table:table-cell>
          <table:table-cell office:value-type="float" office:value="57.3410382270813" calcext:value-type="float">
            <text:p>57.3410382270813</text:p>
          </table:table-cell>
          <table:table-cell office:value-type="float" office:value="57.6412622928619" calcext:value-type="float">
            <text:p>57.6412622928619</text:p>
          </table:table-cell>
          <table:table-cell office:value-type="float" office:value="57.7079787254334" calcext:value-type="float">
            <text:p>57.7079787254334</text:p>
          </table:table-cell>
          <table:table-cell office:value-type="float" office:value="57.9414868354797" calcext:value-type="float">
            <text:p>57.9414868354797</text:p>
          </table:table-cell>
          <table:table-cell office:value-type="float" office:value="58.1416366100311" calcext:value-type="float">
            <text:p>58.1416366100311</text:p>
          </table:table-cell>
          <table:table-cell office:value-type="float" office:value="58.2083535194397" calcext:value-type="float">
            <text:p>58.2083535194397</text:p>
          </table:table-cell>
          <table:table-cell office:value-type="float" office:value="58.2750701904297" calcext:value-type="float">
            <text:p>58.2750701904297</text:p>
          </table:table-cell>
          <table:table-cell office:value-type="float" office:value="58.3417870998383" calcext:value-type="float">
            <text:p>58.3417870998383</text:p>
          </table:table-cell>
          <table:table-cell office:value-type="float" office:value="58.4085042476654" calcext:value-type="float">
            <text:p>58.4085042476654</text:p>
          </table:table-cell>
          <table:table-cell office:value-type="float" office:value="58.4752209186554" calcext:value-type="float">
            <text:p>58.4752209186554</text:p>
          </table:table-cell>
          <table:table-cell office:value-type="float" office:value="58.541937828064" calcext:value-type="float">
            <text:p>58.541937828064</text:p>
          </table:table-cell>
          <table:table-cell office:value-type="float" office:value="58.9422399997711" calcext:value-type="float">
            <text:p>58.9422399997711</text:p>
          </table:table-cell>
          <table:table-cell office:value-type="float" office:value="59.0756740570068" calcext:value-type="float">
            <text:p>59.0756740570068</text:p>
          </table:table-cell>
          <table:table-cell office:value-type="float" office:value="59.1423914432526" calcext:value-type="float">
            <text:p>59.1423914432526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9007021565787" calcext:value-type="float">
            <text:p>0.119007021565787</text:p>
          </table:table-cell>
          <table:table-cell office:value-type="float" office:value="0.118927612339355" calcext:value-type="float">
            <text:p>0.118927612339355</text:p>
          </table:table-cell>
          <table:table-cell office:value-type="float" office:value="0.119016900136278" calcext:value-type="float">
            <text:p>0.119016900136278</text:p>
          </table:table-cell>
          <table:table-cell office:value-type="float" office:value="0.118956670584681" calcext:value-type="float">
            <text:p>0.118956670584681</text:p>
          </table:table-cell>
          <table:table-cell office:value-type="float" office:value="0.118828541615516" calcext:value-type="float">
            <text:p>0.118828541615516</text:p>
          </table:table-cell>
          <table:table-cell office:value-type="float" office:value="0.118963122440092" calcext:value-type="float">
            <text:p>0.118963122440092</text:p>
          </table:table-cell>
          <table:table-cell office:value-type="float" office:value="0.118890839704186" calcext:value-type="float">
            <text:p>0.118890839704186</text:p>
          </table:table-cell>
          <table:table-cell office:value-type="float" office:value="0.118811192371511" calcext:value-type="float">
            <text:p>0.118811192371511</text:p>
          </table:table-cell>
          <table:table-cell office:value-type="float" office:value="0.118928246489081" calcext:value-type="float">
            <text:p>0.118928246489081</text:p>
          </table:table-cell>
          <table:table-cell office:value-type="float" office:value="0.118898159015444" calcext:value-type="float">
            <text:p>0.118898159015444</text:p>
          </table:table-cell>
          <table:table-cell office:value-type="float" office:value="0.11891307127231" calcext:value-type="float">
            <text:p>0.11891307127231</text:p>
          </table:table-cell>
          <table:table-cell office:value-type="float" office:value="0.118982514717242" calcext:value-type="float">
            <text:p>0.118982514717242</text:p>
          </table:table-cell>
          <table:table-cell office:value-type="float" office:value="0.119051051783122" calcext:value-type="float">
            <text:p>0.119051051783122</text:p>
          </table:table-cell>
          <table:table-cell office:value-type="float" office:value="0.118966222983349" calcext:value-type="float">
            <text:p>0.118966222983349</text:p>
          </table:table-cell>
          <table:table-cell office:value-type="float" office:value="0.118981070897548" calcext:value-type="float">
            <text:p>0.118981070897548</text:p>
          </table:table-cell>
          <table:table-cell office:value-type="float" office:value="0.118986819826022" calcext:value-type="float">
            <text:p>0.118986819826022</text:p>
          </table:table-cell>
          <table:table-cell office:value-type="float" office:value="0.119008531751439" calcext:value-type="float">
            <text:p>0.119008531751439</text:p>
          </table:table-cell>
          <table:table-cell office:value-type="float" office:value="0.118874629943126" calcext:value-type="float">
            <text:p>0.118874629943126</text:p>
          </table:table-cell>
          <table:table-cell office:value-type="float" office:value="0.118879638452197" calcext:value-type="float">
            <text:p>0.118879638452197</text:p>
          </table:table-cell>
          <table:table-cell office:value-type="float" office:value="0.11897195038696" calcext:value-type="float">
            <text:p>0.11897195038696</text:p>
          </table:table-cell>
          <table:table-cell office:value-type="float" office:value="0.118894779912971" calcext:value-type="float">
            <text:p>0.118894779912971</text:p>
          </table:table-cell>
          <table:table-cell office:value-type="float" office:value="0.119005663485936" calcext:value-type="float">
            <text:p>0.119005663485936</text:p>
          </table:table-cell>
          <table:table-cell office:value-type="float" office:value="0.119039471004049" calcext:value-type="float">
            <text:p>0.119039471004049</text:p>
          </table:table-cell>
          <table:table-cell office:value-type="float" office:value="0.118845985289094" calcext:value-type="float">
            <text:p>0.118845985289094</text:p>
          </table:table-cell>
          <table:table-cell office:value-type="float" office:value="0.118836892476507" calcext:value-type="float">
            <text:p>0.118836892476507</text:p>
          </table:table-cell>
          <table:table-cell office:value-type="float" office:value="0.119003326589846" calcext:value-type="float">
            <text:p>0.119003326589846</text:p>
          </table:table-cell>
          <table:table-cell office:value-type="float" office:value="0.119033633512795" calcext:value-type="float">
            <text:p>0.119033633512795</text:p>
          </table:table-cell>
          <table:table-cell office:value-type="float" office:value="0.118955374612816" calcext:value-type="float">
            <text:p>0.118955374612816</text:p>
          </table:table-cell>
          <table:table-cell office:value-type="float" office:value="0.119003880484765" calcext:value-type="float">
            <text:p>0.119003880484765</text:p>
          </table:table-cell>
          <table:table-cell office:value-type="float" office:value="0.118907545525128" calcext:value-type="float">
            <text:p>0.118907545525128</text:p>
          </table:table-cell>
          <table:table-cell office:value-type="float" office:value="0.118896512360522" calcext:value-type="float">
            <text:p>0.118896512360522</text:p>
          </table:table-cell>
          <table:table-cell office:value-type="float" office:value="0.118833915187208" calcext:value-type="float">
            <text:p>0.118833915187208</text:p>
          </table:table-cell>
          <table:table-cell office:value-type="float" office:value="0.118957006770271" calcext:value-type="float">
            <text:p>0.118957006770271</text:p>
          </table:table-cell>
          <table:table-cell office:value-type="float" office:value="0.118833610844548" calcext:value-type="float">
            <text:p>0.118833610844548</text:p>
          </table:table-cell>
          <table:table-cell office:value-type="float" office:value="0.118898439278637" calcext:value-type="float">
            <text:p>0.118898439278637</text:p>
          </table:table-cell>
          <table:table-cell office:value-type="float" office:value="0.118936972776446" calcext:value-type="float">
            <text:p>0.118936972776446</text:p>
          </table:table-cell>
          <table:table-cell office:value-type="float" office:value="0.118797138226792" calcext:value-type="float">
            <text:p>0.118797138226792</text:p>
          </table:table-cell>
          <table:table-cell office:value-type="float" office:value="0.11889155231032" calcext:value-type="float">
            <text:p>0.11889155231032</text:p>
          </table:table-cell>
          <table:table-cell office:value-type="float" office:value="0.118915926935291" calcext:value-type="float">
            <text:p>0.118915926935291</text:p>
          </table:table-cell>
          <table:table-cell office:value-type="float" office:value="0.118976415767701" calcext:value-type="float">
            <text:p>0.118976415767701</text:p>
          </table:table-cell>
          <table:table-cell office:value-type="float" office:value="0.118919536003454" calcext:value-type="float">
            <text:p>0.118919536003454</text:p>
          </table:table-cell>
          <table:table-cell office:value-type="float" office:value="0.118901887510205" calcext:value-type="float">
            <text:p>0.118901887510205</text:p>
          </table:table-cell>
          <table:table-cell office:value-type="float" office:value="0.118791313942342" calcext:value-type="float">
            <text:p>0.118791313942342</text:p>
          </table:table-cell>
          <table:table-cell office:value-type="float" office:value="0.118903607345494" calcext:value-type="float">
            <text:p>0.118903607345494</text:p>
          </table:table-cell>
          <table:table-cell office:value-type="float" office:value="0.118831955960723" calcext:value-type="float">
            <text:p>0.118831955960723</text:p>
          </table:table-cell>
          <table:table-cell office:value-type="float" office:value="0.118827583097027" calcext:value-type="float">
            <text:p>0.118827583097027</text:p>
          </table:table-cell>
          <table:table-cell office:value-type="float" office:value="0.118896239768188" calcext:value-type="float">
            <text:p>0.118896239768188</text:p>
          </table:table-cell>
          <table:table-cell office:value-type="float" office:value="0.119078994486219" calcext:value-type="float">
            <text:p>0.119078994486219</text:p>
          </table:table-cell>
          <table:table-cell office:value-type="float" office:value="0.118814261254327" calcext:value-type="float">
            <text:p>0.118814261254327</text:p>
          </table:table-cell>
          <table:table-cell office:value-type="float" office:value="0.118806428152914" calcext:value-type="float">
            <text:p>0.118806428152914</text:p>
          </table:table-cell>
          <table:table-cell office:value-type="float" office:value="0.118845864755238" calcext:value-type="float">
            <text:p>0.118845864755238</text:p>
          </table:table-cell>
          <table:table-cell office:value-type="float" office:value="0.118891802858277" calcext:value-type="float">
            <text:p>0.118891802858277</text:p>
          </table:table-cell>
          <table:table-cell office:value-type="float" office:value="0.118832594074425" calcext:value-type="float">
            <text:p>0.118832594074425</text:p>
          </table:table-cell>
          <table:table-cell office:value-type="float" office:value="0.118998031294627" calcext:value-type="float">
            <text:p>0.118998031294627</text:p>
          </table:table-cell>
          <table:table-cell office:value-type="float" office:value="0.118996098509215" calcext:value-type="float">
            <text:p>0.118996098509215</text:p>
          </table:table-cell>
          <table:table-cell office:value-type="float" office:value="0.118847900565681" calcext:value-type="float">
            <text:p>0.118847900565681</text:p>
          </table:table-cell>
          <table:table-cell office:value-type="float" office:value="0.118926868246173" calcext:value-type="float">
            <text:p>0.118926868246173</text:p>
          </table:table-cell>
          <table:table-cell office:value-type="float" office:value="0.118871304950492" calcext:value-type="float">
            <text:p>0.118871304950492</text:p>
          </table:table-cell>
          <table:table-cell office:value-type="float" office:value="0.118971870822368" calcext:value-type="float">
            <text:p>0.118971870822368</text:p>
          </table:table-cell>
          <table:table-cell office:value-type="float" office:value="0.118765931411882" calcext:value-type="float">
            <text:p>0.118765931411882</text:p>
          </table:table-cell>
          <table:table-cell office:value-type="float" office:value="0.118932733753516" calcext:value-type="float">
            <text:p>0.118932733753516</text:p>
          </table:table-cell>
          <table:table-cell office:value-type="float" office:value="0.118819572894346" calcext:value-type="float">
            <text:p>0.118819572894346</text:p>
          </table:table-cell>
          <table:table-cell office:value-type="float" office:value="0.118939462422476" calcext:value-type="float">
            <text:p>0.118939462422476</text:p>
          </table:table-cell>
          <table:table-cell office:value-type="float" office:value="0.118774794012029" calcext:value-type="float">
            <text:p>0.118774794012029</text:p>
          </table:table-cell>
          <table:table-cell office:value-type="float" office:value="0.119004403888075" calcext:value-type="float">
            <text:p>0.119004403888075</text:p>
          </table:table-cell>
          <table:table-cell office:value-type="float" office:value="0.118921690864051" calcext:value-type="float">
            <text:p>0.118921690864051</text:p>
          </table:table-cell>
          <table:table-cell office:value-type="float" office:value="0.118764449856731" calcext:value-type="float">
            <text:p>0.118764449856731</text:p>
          </table:table-cell>
          <table:table-cell office:value-type="float" office:value="0.119000479833053" calcext:value-type="float">
            <text:p>0.119000479833053</text:p>
          </table:table-cell>
          <table:table-cell office:value-type="float" office:value="0.118791214380427" calcext:value-type="float">
            <text:p>0.118791214380427</text:p>
          </table:table-cell>
          <table:table-cell office:value-type="float" office:value="0.118939690273689" calcext:value-type="float">
            <text:p>0.118939690273689</text:p>
          </table:table-cell>
          <table:table-cell office:value-type="float" office:value="0.118958115592475" calcext:value-type="float">
            <text:p>0.118958115592475</text:p>
          </table:table-cell>
          <table:table-cell office:value-type="float" office:value="0.118835931472835" calcext:value-type="float">
            <text:p>0.118835931472835</text:p>
          </table:table-cell>
          <table:table-cell office:value-type="float" office:value="0.118702204653843" calcext:value-type="float">
            <text:p>0.118702204653843</text:p>
          </table:table-cell>
          <table:table-cell office:value-type="float" office:value="0.119141897507115" calcext:value-type="float">
            <text:p>0.119141897507115</text:p>
          </table:table-cell>
          <table:table-cell office:value-type="float" office:value="0.122418897563881" calcext:value-type="float">
            <text:p>0.122418897563881</text:p>
          </table:table-cell>
          <table:table-cell office:value-type="float" office:value="0.120933583233907" calcext:value-type="float">
            <text:p>0.120933583233907</text:p>
          </table:table-cell>
          <table:table-cell office:value-type="float" office:value="0.119068562517229" calcext:value-type="float">
            <text:p>0.119068562517229</text:p>
          </table:table-cell>
          <table:table-cell office:value-type="float" office:value="0.117039151159568" calcext:value-type="float">
            <text:p>0.117039151159568</text:p>
          </table:table-cell>
          <table:table-cell office:value-type="float" office:value="0.11857160985608" calcext:value-type="float">
            <text:p>0.11857160985608</text:p>
          </table:table-cell>
          <table:table-cell office:value-type="float" office:value="0.116692645620767" calcext:value-type="float">
            <text:p>0.116692645620767</text:p>
          </table:table-cell>
          <table:table-cell office:value-type="float" office:value="0.118030923575422" calcext:value-type="float">
            <text:p>0.118030923575422</text:p>
          </table:table-cell>
          <table:table-cell office:value-type="float" office:value="0.120381948823959" calcext:value-type="float">
            <text:p>0.120381948823959</text:p>
          </table:table-cell>
          <table:table-cell office:value-type="float" office:value="0.128278655757282" calcext:value-type="float">
            <text:p>0.128278655757282</text:p>
          </table:table-cell>
          <table:table-cell office:value-type="float" office:value="0.129615717174459" calcext:value-type="float">
            <text:p>0.129615717174459</text:p>
          </table:table-cell>
          <table:table-cell office:value-type="float" office:value="0.13604198723481" calcext:value-type="float">
            <text:p>0.13604198723481</text:p>
          </table:table-cell>
          <table:table-cell office:value-type="float" office:value="0.137242940021934" calcext:value-type="float">
            <text:p>0.137242940021934</text:p>
          </table:table-cell>
          <table:table-cell office:value-type="float" office:value="0.136456334503591" calcext:value-type="float">
            <text:p>0.136456334503591</text:p>
          </table:table-cell>
          <table:table-cell office:value-type="float" office:value="0.135614640598127" calcext:value-type="float">
            <text:p>0.135614640598127</text:p>
          </table:table-cell>
          <table:table-cell office:value-type="float" office:value="0.135319044754705" calcext:value-type="float">
            <text:p>0.135319044754705</text:p>
          </table:table-cell>
          <table:table-cell office:value-type="float" office:value="0.135302537299753" calcext:value-type="float">
            <text:p>0.135302537299753</text:p>
          </table:table-cell>
          <table:table-cell office:value-type="float" office:value="0.131934364743102" calcext:value-type="float">
            <text:p>0.131934364743102</text:p>
          </table:table-cell>
          <table:table-cell office:value-type="float" office:value="0.123177218885682" calcext:value-type="float">
            <text:p>0.123177218885682</text:p>
          </table:table-cell>
          <table:table-cell office:value-type="float" office:value="0.119738307096554" calcext:value-type="float">
            <text:p>0.119738307096554</text:p>
          </table:table-cell>
          <table:table-cell office:value-type="float" office:value="0.118781301943264" calcext:value-type="float">
            <text:p>0.118781301943264</text:p>
          </table:table-cell>
          <table:table-cell office:value-type="float" office:value="0.125967609097569" calcext:value-type="float">
            <text:p>0.125967609097569</text:p>
          </table:table-cell>
          <table:table-cell office:value-type="float" office:value="0.129592466128694" calcext:value-type="float">
            <text:p>0.129592466128694</text:p>
          </table:table-cell>
          <table:table-cell office:value-type="float" office:value="0.142000162711866" calcext:value-type="float">
            <text:p>0.142000162711866</text:p>
          </table:table-cell>
          <table:table-cell office:value-type="float" office:value="0.142860615732486" calcext:value-type="float">
            <text:p>0.142860615732486</text:p>
          </table:table-cell>
          <table:table-cell office:value-type="float" office:value="0.14617611658134" calcext:value-type="float">
            <text:p>0.14617611658134</text:p>
          </table:table-cell>
          <table:table-cell office:value-type="float" office:value="0.137025578997218" calcext:value-type="float">
            <text:p>0.137025578997218</text:p>
          </table:table-cell>
          <table:table-cell office:value-type="float" office:value="0.132227252685709" calcext:value-type="float">
            <text:p>0.132227252685709</text:p>
          </table:table-cell>
          <table:table-cell office:value-type="float" office:value="0.126158500400811" calcext:value-type="float">
            <text:p>0.126158500400811</text:p>
          </table:table-cell>
          <table:table-cell office:value-type="float" office:value="0.123885951727639" calcext:value-type="float">
            <text:p>0.123885951727639</text:p>
          </table:table-cell>
          <table:table-cell office:value-type="float" office:value="0.120257752117385" calcext:value-type="float">
            <text:p>0.120257752117385</text:p>
          </table:table-cell>
          <table:table-cell office:value-type="float" office:value="0.129510827982668" calcext:value-type="float">
            <text:p>0.129510827982668</text:p>
          </table:table-cell>
          <table:table-cell office:value-type="float" office:value="0.144916529274132" calcext:value-type="float">
            <text:p>0.144916529274132</text:p>
          </table:table-cell>
          <table:table-cell office:value-type="float" office:value="0.143008769838443" calcext:value-type="float">
            <text:p>0.143008769838443</text:p>
          </table:table-cell>
          <table:table-cell office:value-type="float" office:value="0.144580295968671" calcext:value-type="float">
            <text:p>0.144580295968671</text:p>
          </table:table-cell>
          <table:table-cell office:value-type="float" office:value="0.142848771623799" calcext:value-type="float">
            <text:p>0.142848771623799</text:p>
          </table:table-cell>
          <table:table-cell office:value-type="float" office:value="0.138681732443459" calcext:value-type="float">
            <text:p>0.138681732443459</text:p>
          </table:table-cell>
          <table:table-cell office:value-type="float" office:value="0.131356132656666" calcext:value-type="float">
            <text:p>0.131356132656666</text:p>
          </table:table-cell>
          <table:table-cell office:value-type="float" office:value="0.128156546318005" calcext:value-type="float">
            <text:p>0.128156546318005</text:p>
          </table:table-cell>
          <table:table-cell office:value-type="float" office:value="0.126737696122823" calcext:value-type="float">
            <text:p>0.126737696122823</text:p>
          </table:table-cell>
          <table:table-cell office:value-type="float" office:value="0.137205904046295" calcext:value-type="float">
            <text:p>0.137205904046295</text:p>
          </table:table-cell>
          <table:table-cell office:value-type="float" office:value="0.145738703180125" calcext:value-type="float">
            <text:p>0.145738703180125</text:p>
          </table:table-cell>
          <table:table-cell office:value-type="float" office:value="0.145300632431554" calcext:value-type="float">
            <text:p>0.145300632431554</text:p>
          </table:table-cell>
          <table:table-cell office:value-type="float" office:value="0.1448079517298" calcext:value-type="float">
            <text:p>0.1448079517298</text:p>
          </table:table-cell>
          <table:table-cell office:value-type="float" office:value="0.146098491127434" calcext:value-type="float">
            <text:p>0.146098491127434</text:p>
          </table:table-cell>
          <table:table-cell office:value-type="float" office:value="0.140112806727099" calcext:value-type="float">
            <text:p>0.140112806727099</text:p>
          </table:table-cell>
          <table:table-cell office:value-type="float" office:value="0.127418578799967" calcext:value-type="float">
            <text:p>0.127418578799967</text:p>
          </table:table-cell>
          <table:table-cell office:value-type="float" office:value="0.120778452662187" calcext:value-type="float">
            <text:p>0.120778452662187</text:p>
          </table:table-cell>
          <table:table-cell office:value-type="float" office:value="0.115065734009536" calcext:value-type="float">
            <text:p>0.115065734009536</text:p>
          </table:table-cell>
          <table:table-cell office:value-type="float" office:value="0.139158362176408" calcext:value-type="float">
            <text:p>0.139158362176408</text:p>
          </table:table-cell>
          <table:table-cell office:value-type="float" office:value="0.139865835258995" calcext:value-type="float">
            <text:p>0.139865835258995</text:p>
          </table:table-cell>
          <table:table-cell office:value-type="float" office:value="0.140029785948835" calcext:value-type="float">
            <text:p>0.140029785948835</text:p>
          </table:table-cell>
          <table:table-cell office:value-type="float" office:value="0.141610642999431" calcext:value-type="float">
            <text:p>0.141610642999431</text:p>
          </table:table-cell>
          <table:table-cell office:value-type="float" office:value="0.125496529379995" calcext:value-type="float">
            <text:p>0.125496529379995</text:p>
          </table:table-cell>
          <table:table-cell office:value-type="float" office:value="0.120658470395852" calcext:value-type="float">
            <text:p>0.120658470395852</text:p>
          </table:table-cell>
          <table:table-cell office:value-type="float" office:value="0.117117014247322" calcext:value-type="float">
            <text:p>0.117117014247322</text:p>
          </table:table-cell>
          <table:table-cell office:value-type="float" office:value="0.114457809441342" calcext:value-type="float">
            <text:p>0.114457809441342</text:p>
          </table:table-cell>
          <table:table-cell office:value-type="float" office:value="0.110314589811492" calcext:value-type="float">
            <text:p>0.110314589811492</text:p>
          </table:table-cell>
          <table:table-cell office:value-type="float" office:value="0.118200442912701" calcext:value-type="float">
            <text:p>0.118200442912701</text:p>
          </table:table-cell>
          <table:table-cell office:value-type="float" office:value="0.134775819858716" calcext:value-type="float">
            <text:p>0.134775819858716</text:p>
          </table:table-cell>
          <table:table-cell office:value-type="float" office:value="0.1347593514161" calcext:value-type="float">
            <text:p>0.1347593514161</text:p>
          </table:table-cell>
          <table:table-cell office:value-type="float" office:value="0.13404117461464" calcext:value-type="float">
            <text:p>0.13404117461464</text:p>
          </table:table-cell>
          <table:table-cell office:value-type="float" office:value="0.139204624631535" calcext:value-type="float">
            <text:p>0.139204624631535</text:p>
          </table:table-cell>
          <table:table-cell office:value-type="float" office:value="0.127318773650777" calcext:value-type="float">
            <text:p>0.127318773650777</text:p>
          </table:table-cell>
          <table:table-cell office:value-type="float" office:value="0.116300305848186" calcext:value-type="float">
            <text:p>0.116300305848186</text:p>
          </table:table-cell>
          <table:table-cell office:value-type="float" office:value="0.113418700375387" calcext:value-type="float">
            <text:p>0.113418700375387</text:p>
          </table:table-cell>
          <table:table-cell office:value-type="float" office:value="0.11040131899175" calcext:value-type="float">
            <text:p>0.11040131899175</text:p>
          </table:table-cell>
          <table:table-cell office:value-type="float" office:value="0.107525820413478" calcext:value-type="float">
            <text:p>0.107525820413478</text:p>
          </table:table-cell>
          <table:table-cell office:value-type="float" office:value="0.106983912296239" calcext:value-type="float">
            <text:p>0.106983912296239</text:p>
          </table:table-cell>
          <table:table-cell office:value-type="float" office:value="0.115040436094142" calcext:value-type="float">
            <text:p>0.115040436094142</text:p>
          </table:table-cell>
          <table:table-cell office:value-type="float" office:value="0.120501106371698" calcext:value-type="float">
            <text:p>0.120501106371698</text:p>
          </table:table-cell>
          <table:table-cell office:value-type="float" office:value="0.133919668790568" calcext:value-type="float">
            <text:p>0.133919668790568</text:p>
          </table:table-cell>
          <table:table-cell office:value-type="float" office:value="0.134698421675168" calcext:value-type="float">
            <text:p>0.134698421675168</text:p>
          </table:table-cell>
          <table:table-cell office:value-type="float" office:value="0.139651007559947" calcext:value-type="float">
            <text:p>0.139651007559947</text:p>
          </table:table-cell>
          <table:table-cell office:value-type="float" office:value="0.135259294793586" calcext:value-type="float">
            <text:p>0.135259294793586</text:p>
          </table:table-cell>
          <table:table-cell office:value-type="float" office:value="0.12540783361211" calcext:value-type="float">
            <text:p>0.12540783361211</text:p>
          </table:table-cell>
          <table:table-cell office:value-type="float" office:value="0.113634541983316" calcext:value-type="float">
            <text:p>0.113634541983316</text:p>
          </table:table-cell>
          <table:table-cell office:value-type="float" office:value="0.112824635291583" calcext:value-type="float">
            <text:p>0.112824635291583</text:p>
          </table:table-cell>
          <table:table-cell office:value-type="float" office:value="0.113623765206079" calcext:value-type="float">
            <text:p>0.113623765206079</text:p>
          </table:table-cell>
          <table:table-cell office:value-type="float" office:value="0.137245999320482" calcext:value-type="float">
            <text:p>0.137245999320482</text:p>
          </table:table-cell>
          <table:table-cell office:value-type="float" office:value="0.137626459307652" calcext:value-type="float">
            <text:p>0.137626459307652</text:p>
          </table:table-cell>
          <table:table-cell office:value-type="float" office:value="0.137950537378995" calcext:value-type="float">
            <text:p>0.137950537378995</text:p>
          </table:table-cell>
          <table:table-cell office:value-type="float" office:value="0.139282147708376" calcext:value-type="float">
            <text:p>0.139282147708376</text:p>
          </table:table-cell>
          <table:table-cell office:value-type="float" office:value="0.138398147279259" calcext:value-type="float">
            <text:p>0.138398147279259</text:p>
          </table:table-cell>
          <table:table-cell office:value-type="float" office:value="0.127618223196392" calcext:value-type="float">
            <text:p>0.127618223196392</text:p>
          </table:table-cell>
          <table:table-cell office:value-type="float" office:value="0.117305992377384" calcext:value-type="float">
            <text:p>0.117305992377384</text:p>
          </table:table-cell>
          <table:table-cell office:value-type="float" office:value="0.11795497563442" calcext:value-type="float">
            <text:p>0.11795497563442</text:p>
          </table:table-cell>
          <table:table-cell office:value-type="float" office:value="0.112681763904261" calcext:value-type="float">
            <text:p>0.112681763904261</text:p>
          </table:table-cell>
          <table:table-cell office:value-type="float" office:value="0.112488930235963" calcext:value-type="float">
            <text:p>0.112488930235963</text:p>
          </table:table-cell>
          <table:table-cell office:value-type="float" office:value="0.119563224559187" calcext:value-type="float">
            <text:p>0.119563224559187</text:p>
          </table:table-cell>
          <table:table-cell office:value-type="float" office:value="0.12522461978211" calcext:value-type="float">
            <text:p>0.12522461978211</text:p>
          </table:table-cell>
          <table:table-cell office:value-type="float" office:value="0.135403143346647" calcext:value-type="float">
            <text:p>0.135403143346647</text:p>
          </table:table-cell>
          <table:table-cell office:value-type="float" office:value="0.136445394006202" calcext:value-type="float">
            <text:p>0.136445394006202</text:p>
          </table:table-cell>
          <table:table-cell office:value-type="float" office:value="0.140900996693508" calcext:value-type="float">
            <text:p>0.140900996693508</text:p>
          </table:table-cell>
          <table:table-cell office:value-type="float" office:value="0.122614303517313" calcext:value-type="float">
            <text:p>0.122614303517313</text:p>
          </table:table-cell>
          <table:table-cell office:value-type="float" office:value="0.118274660373553" calcext:value-type="float">
            <text:p>0.118274660373553</text:p>
          </table:table-cell>
          <table:table-cell office:value-type="float" office:value="0.112567101243762" calcext:value-type="float">
            <text:p>0.112567101243762</text:p>
          </table:table-cell>
          <table:table-cell office:value-type="float" office:value="0.111428445948485" calcext:value-type="float">
            <text:p>0.111428445948485</text:p>
          </table:table-cell>
          <table:table-cell office:value-type="float" office:value="0.136572539430429" calcext:value-type="float">
            <text:p>0.136572539430429</text:p>
          </table:table-cell>
          <table:table-cell office:value-type="float" office:value="0.136261724317542" calcext:value-type="float">
            <text:p>0.136261724317542</text:p>
          </table:table-cell>
          <table:table-cell office:value-type="float" office:value="0.141589728302595" calcext:value-type="float">
            <text:p>0.141589728302595</text:p>
          </table:table-cell>
          <table:table-cell office:value-type="float" office:value="0.131678409408374" calcext:value-type="float">
            <text:p>0.131678409408374</text:p>
          </table:table-cell>
          <table:table-cell office:value-type="float" office:value="0.122597607673242" calcext:value-type="float">
            <text:p>0.122597607673242</text:p>
          </table:table-cell>
          <table:table-cell office:value-type="float" office:value="0.117007536441041" calcext:value-type="float">
            <text:p>0.117007536441041</text:p>
          </table:table-cell>
          <table:table-cell office:value-type="float" office:value="0.114416294640741" calcext:value-type="float">
            <text:p>0.114416294640741</text:p>
          </table:table-cell>
          <table:table-cell office:value-type="float" office:value="0.124997159913699" calcext:value-type="float">
            <text:p>0.124997159913699</text:p>
          </table:table-cell>
          <table:table-cell office:value-type="float" office:value="0.136996497482346" calcext:value-type="float">
            <text:p>0.136996497482346</text:p>
          </table:table-cell>
          <table:table-cell office:value-type="float" office:value="0.137946496116587" calcext:value-type="float">
            <text:p>0.137946496116587</text:p>
          </table:table-cell>
          <table:table-cell office:value-type="float" office:value="0.139799428129747" calcext:value-type="float">
            <text:p>0.139799428129747</text:p>
          </table:table-cell>
          <table:table-cell office:value-type="float" office:value="0.137316068737214" calcext:value-type="float">
            <text:p>0.137316068737214</text:p>
          </table:table-cell>
          <table:table-cell office:value-type="float" office:value="0.129081695789108" calcext:value-type="float">
            <text:p>0.129081695789108</text:p>
          </table:table-cell>
          <table:table-cell office:value-type="float" office:value="0.121056961619317" calcext:value-type="float">
            <text:p>0.121056961619317</text:p>
          </table:table-cell>
          <table:table-cell office:value-type="float" office:value="0.115548153568643" calcext:value-type="float">
            <text:p>0.115548153568643</text:p>
          </table:table-cell>
          <table:table-cell office:value-type="float" office:value="0.116237699717522" calcext:value-type="float">
            <text:p>0.116237699717522</text:p>
          </table:table-cell>
          <table:table-cell office:value-type="float" office:value="0.122087991620356" calcext:value-type="float">
            <text:p>0.122087991620356</text:p>
          </table:table-cell>
          <table:table-cell office:value-type="float" office:value="0.13191901239019" calcext:value-type="float">
            <text:p>0.13191901239019</text:p>
          </table:table-cell>
          <table:table-cell office:value-type="float" office:value="0.137209456402416" calcext:value-type="float">
            <text:p>0.137209456402416</text:p>
          </table:table-cell>
          <table:table-cell office:value-type="float" office:value="0.137270489191241" calcext:value-type="float">
            <text:p>0.137270489191241</text:p>
          </table:table-cell>
          <table:table-cell office:value-type="float" office:value="0.134903968970988" calcext:value-type="float">
            <text:p>0.134903968970988</text:p>
          </table:table-cell>
          <table:table-cell office:value-type="float" office:value="0.119672681972409" calcext:value-type="float">
            <text:p>0.119672681972409</text:p>
          </table:table-cell>
          <table:table-cell office:value-type="float" office:value="0.116483149666891" calcext:value-type="float">
            <text:p>0.116483149666891</text:p>
          </table:table-cell>
          <table:table-cell office:value-type="float" office:value="0.116029814308777" calcext:value-type="float">
            <text:p>0.116029814308777</text:p>
          </table:table-cell>
          <table:table-cell office:value-type="float" office:value="0.11237381567376" calcext:value-type="float">
            <text:p>0.11237381567376</text:p>
          </table:table-cell>
          <table:table-cell office:value-type="float" office:value="0.118970894390656" calcext:value-type="float">
            <text:p>0.118970894390656</text:p>
          </table:table-cell>
          <table:table-cell office:value-type="float" office:value="0.128715110715313" calcext:value-type="float">
            <text:p>0.128715110715313</text:p>
          </table:table-cell>
          <table:table-cell office:value-type="float" office:value="0.132234504659152" calcext:value-type="float">
            <text:p>0.132234504659152</text:p>
          </table:table-cell>
          <table:table-cell office:value-type="float" office:value="0.130970266537622" calcext:value-type="float">
            <text:p>0.130970266537622</text:p>
          </table:table-cell>
          <table:table-cell office:value-type="float" office:value="0.132559129393785" calcext:value-type="float">
            <text:p>0.132559129393785</text:p>
          </table:table-cell>
          <table:table-cell office:value-type="float" office:value="0.133671859073639" calcext:value-type="float">
            <text:p>0.133671859073639</text:p>
          </table:table-cell>
          <table:table-cell office:value-type="float" office:value="0.137554071616369" calcext:value-type="float">
            <text:p>0.137554071616369</text:p>
          </table:table-cell>
          <table:table-cell office:value-type="float" office:value="0.131710215750079" calcext:value-type="float">
            <text:p>0.131710215750079</text:p>
          </table:table-cell>
          <table:table-cell office:value-type="float" office:value="0.128949606756878" calcext:value-type="float">
            <text:p>0.128949606756878</text:p>
          </table:table-cell>
          <table:table-cell office:value-type="float" office:value="0.120484247611237" calcext:value-type="float">
            <text:p>0.120484247611237</text:p>
          </table:table-cell>
          <table:table-cell office:value-type="float" office:value="0.11565430111277" calcext:value-type="float">
            <text:p>0.11565430111277</text:p>
          </table:table-cell>
          <table:table-cell office:value-type="float" office:value="0.112813285752126" calcext:value-type="float">
            <text:p>0.112813285752126</text:p>
          </table:table-cell>
          <table:table-cell office:value-type="float" office:value="0.110532207849075" calcext:value-type="float">
            <text:p>0.110532207849075</text:p>
          </table:table-cell>
          <table:table-cell office:value-type="float" office:value="0.11116687069779" calcext:value-type="float">
            <text:p>0.11116687069779</text:p>
          </table:table-cell>
          <table:table-cell office:value-type="float" office:value="0.114701720748876" calcext:value-type="float">
            <text:p>0.114701720748876</text:p>
          </table:table-cell>
          <table:table-cell office:value-type="float" office:value="0.11627971723195" calcext:value-type="float">
            <text:p>0.11627971723195</text:p>
          </table:table-cell>
          <table:table-cell office:value-type="float" office:value="0.122014244932886" calcext:value-type="float">
            <text:p>0.122014244932886</text:p>
          </table:table-cell>
          <table:table-cell office:value-type="float" office:value="0.120913582354906" calcext:value-type="float">
            <text:p>0.120913582354906</text:p>
          </table:table-cell>
          <table:table-cell office:value-type="float" office:value="0.121770030326646" calcext:value-type="float">
            <text:p>0.121770030326646</text:p>
          </table:table-cell>
          <table:table-cell office:value-type="float" office:value="0.122786223318386" calcext:value-type="float">
            <text:p>0.122786223318386</text:p>
          </table:table-cell>
          <table:table-cell office:value-type="float" office:value="0.116043193834455" calcext:value-type="float">
            <text:p>0.116043193834455</text:p>
          </table:table-cell>
          <table:table-cell office:value-type="float" office:value="0.112035280693278" calcext:value-type="float">
            <text:p>0.112035280693278</text:p>
          </table:table-cell>
          <table:table-cell office:value-type="float" office:value="0.113278009403111" calcext:value-type="float">
            <text:p>0.113278009403111</text:p>
          </table:table-cell>
          <table:table-cell office:value-type="float" office:value="0.115062594905119" calcext:value-type="float">
            <text:p>0.115062594905119</text:p>
          </table:table-cell>
          <table:table-cell office:value-type="float" office:value="0.119372196312209" calcext:value-type="float">
            <text:p>0.119372196312209</text:p>
          </table:table-cell>
          <table:table-cell office:value-type="float" office:value="0.118713484772377" calcext:value-type="float">
            <text:p>0.118713484772377</text:p>
          </table:table-cell>
          <table:table-cell office:value-type="float" office:value="0.117419752824928" calcext:value-type="float">
            <text:p>0.117419752824928</text:p>
          </table:table-cell>
          <table:table-cell office:value-type="float" office:value="0.113237232496728" calcext:value-type="float">
            <text:p>0.113237232496728</text:p>
          </table:table-cell>
          <table:table-cell office:value-type="float" office:value="0.111581006814258" calcext:value-type="float">
            <text:p>0.111581006814258</text:p>
          </table:table-cell>
          <table:table-cell office:value-type="float" office:value="0.1097404105197" calcext:value-type="float">
            <text:p>0.1097404105197</text:p>
          </table:table-cell>
          <table:table-cell office:value-type="float" office:value="0.109788569389228" calcext:value-type="float">
            <text:p>0.109788569389228</text:p>
          </table:table-cell>
          <table:table-cell office:value-type="float" office:value="0.10889773464377" calcext:value-type="float">
            <text:p>0.10889773464377</text:p>
          </table:table-cell>
          <table:table-cell office:value-type="float" office:value="0.11203617149476" calcext:value-type="float">
            <text:p>0.11203617149476</text:p>
          </table:table-cell>
          <table:table-cell office:value-type="float" office:value="0.114087998143172" calcext:value-type="float">
            <text:p>0.114087998143172</text:p>
          </table:table-cell>
          <table:table-cell office:value-type="float" office:value="0.114999669414828" calcext:value-type="float">
            <text:p>0.114999669414828</text:p>
          </table:table-cell>
          <table:table-cell office:value-type="float" office:value="0.120999694964416" calcext:value-type="float">
            <text:p>0.120999694964416</text:p>
          </table:table-cell>
          <table:table-cell office:value-type="float" office:value="0.118713842368419" calcext:value-type="float">
            <text:p>0.118713842368419</text:p>
          </table:table-cell>
          <table:table-cell office:value-type="float" office:value="0.121210574574309" calcext:value-type="float">
            <text:p>0.121210574574309</text:p>
          </table:table-cell>
          <table:table-cell office:value-type="float" office:value="0.103229608621662" calcext:value-type="float">
            <text:p>0.103229608621662</text:p>
          </table:table-cell>
          <table:table-cell office:value-type="float" office:value="0.0957089322233825" calcext:value-type="float">
            <text:p>0.095708932223383</text:p>
          </table:table-cell>
          <table:table-cell office:value-type="float" office:value="0.0929129842255966" calcext:value-type="float">
            <text:p>0.092912984225597</text:p>
          </table:table-cell>
          <table:table-cell office:value-type="float" office:value="0.10398795987667" calcext:value-type="float">
            <text:p>0.10398795987667</text:p>
          </table:table-cell>
          <table:table-cell office:value-type="float" office:value="0.106802977632604" calcext:value-type="float">
            <text:p>0.106802977632604</text:p>
          </table:table-cell>
          <table:table-cell office:value-type="float" office:value="0.110776383544471" calcext:value-type="float">
            <text:p>0.110776383544471</text:p>
          </table:table-cell>
          <table:table-cell office:value-type="float" office:value="0.116729140919809" calcext:value-type="float">
            <text:p>0.116729140919809</text:p>
          </table:table-cell>
          <table:table-cell office:value-type="float" office:value="0.122024676450107" calcext:value-type="float">
            <text:p>0.122024676450107</text:p>
          </table:table-cell>
          <table:table-cell office:value-type="float" office:value="0.12104916386497" calcext:value-type="float">
            <text:p>0.12104916386497</text:p>
          </table:table-cell>
          <table:table-cell office:value-type="float" office:value="0.126563640765077" calcext:value-type="float">
            <text:p>0.126563640765077</text:p>
          </table:table-cell>
          <table:table-cell office:value-type="float" office:value="0.127100583015293" calcext:value-type="float">
            <text:p>0.127100583015293</text:p>
          </table:table-cell>
          <table:table-cell office:value-type="float" office:value="0.129856336447567" calcext:value-type="float">
            <text:p>0.129856336447567</text:p>
          </table:table-cell>
          <table:table-cell office:value-type="float" office:value="0.0971007619329207" calcext:value-type="float">
            <text:p>0.097100761932921</text:p>
          </table:table-cell>
          <table:table-cell office:value-type="float" office:value="0.0985325218143566" calcext:value-type="float">
            <text:p>0.098532521814357</text:p>
          </table:table-cell>
          <table:table-cell office:value-type="float" office:value="0.10587559967272" calcext:value-type="float">
            <text:p>0.10587559967272</text:p>
          </table:table-cell>
          <table:table-cell office:value-type="float" office:value="0.10975650850204" calcext:value-type="float">
            <text:p>0.10975650850204</text:p>
          </table:table-cell>
          <table:table-cell office:value-type="float" office:value="0.144718012819899" calcext:value-type="float">
            <text:p>0.144718012819899</text:p>
          </table:table-cell>
          <table:table-cell office:value-type="float" office:value="0.150951598901984" calcext:value-type="float">
            <text:p>0.150951598901984</text:p>
          </table:table-cell>
          <table:table-cell office:value-type="float" office:value="0.0998409212706907" calcext:value-type="float">
            <text:p>0.099840921270691</text:p>
          </table:table-cell>
          <table:table-cell office:value-type="float" office:value="0.100686541497377" calcext:value-type="float">
            <text:p>0.100686541497377</text:p>
          </table:table-cell>
          <table:table-cell office:value-type="float" office:value="0.105291376779603" calcext:value-type="float">
            <text:p>0.105291376779603</text:p>
          </table:table-cell>
          <table:table-cell office:value-type="float" office:value="0.120380535217815" calcext:value-type="float">
            <text:p>0.120380535217815</text:p>
          </table:table-cell>
          <table:table-cell office:value-type="float" office:value="0.1200090943539" calcext:value-type="float">
            <text:p>0.1200090943539</text:p>
          </table:table-cell>
          <table:table-cell office:value-type="float" office:value="0.122476315224914" calcext:value-type="float">
            <text:p>0.122476315224914</text:p>
          </table:table-cell>
          <table:table-cell office:value-type="float" office:value="0.0790331861611934" calcext:value-type="float">
            <text:p>0.079033186161193</text:p>
          </table:table-cell>
          <table:table-cell office:value-type="float" office:value="0.083166021288491" calcext:value-type="float">
            <text:p>0.083166021288491</text:p>
          </table:table-cell>
          <table:table-cell office:value-type="float" office:value="0.135114990033835" calcext:value-type="float">
            <text:p>0.135114990033835</text:p>
          </table:table-cell>
          <table:table-cell office:value-type="float" office:value="0.130913991260541" calcext:value-type="float">
            <text:p>0.130913991260541</text:p>
          </table:table-cell>
          <table:table-cell office:value-type="float" office:value="0.134075653600233" calcext:value-type="float">
            <text:p>0.134075653600233</text:p>
          </table:table-cell>
          <table:table-cell office:value-type="float" office:value="0.0812679458691167" calcext:value-type="float">
            <text:p>0.081267945869117</text:p>
          </table:table-cell>
          <table:table-cell office:value-type="float" office:value="0.0885600430760739" calcext:value-type="float">
            <text:p>0.088560043076074</text:p>
          </table:table-cell>
          <table:table-cell office:value-type="float" office:value="0.148541513585271" calcext:value-type="float">
            <text:p>0.148541513585271</text:p>
          </table:table-cell>
          <table:table-cell office:value-type="float" office:value="0.149163439303498" calcext:value-type="float">
            <text:p>0.149163439303498</text:p>
          </table:table-cell>
          <table:table-cell office:value-type="float" office:value="0.0945462404331251" calcext:value-type="float">
            <text:p>0.094546240433125</text:p>
          </table:table-cell>
          <table:table-cell office:value-type="float" office:value="0.098403795044398" calcext:value-type="float">
            <text:p>0.098403795044398</text:p>
          </table:table-cell>
          <table:table-cell office:value-type="float" office:value="0.113711480022722" calcext:value-type="float">
            <text:p>0.113711480022722</text:p>
          </table:table-cell>
          <table:table-cell office:value-type="float" office:value="0.126427586167059" calcext:value-type="float">
            <text:p>0.126427586167059</text:p>
          </table:table-cell>
          <table:table-cell office:value-type="float" office:value="0.137916945255735" calcext:value-type="float">
            <text:p>0.137916945255735</text:p>
          </table:table-cell>
          <table:table-cell office:value-type="float" office:value="0.13923137548651" calcext:value-type="float">
            <text:p>0.13923137548651</text:p>
          </table:table-cell>
          <table:table-cell office:value-type="float" office:value="0.139333355067068" calcext:value-type="float">
            <text:p>0.139333355067068</text:p>
          </table:table-cell>
          <table:table-cell office:value-type="float" office:value="0.113325156891213" calcext:value-type="float">
            <text:p>0.113325156891213</text:p>
          </table:table-cell>
          <table:table-cell office:value-type="float" office:value="0.0930211541478151" calcext:value-type="float">
            <text:p>0.093021154147815</text:p>
          </table:table-cell>
          <table:table-cell office:value-type="float" office:value="0.0974110386816663" calcext:value-type="float">
            <text:p>0.097411038681666</text:p>
          </table:table-cell>
          <table:table-cell office:value-type="float" office:value="0.153986303909683" calcext:value-type="float">
            <text:p>0.153986303909683</text:p>
          </table:table-cell>
          <table:table-cell office:value-type="float" office:value="0.154485458208852" calcext:value-type="float">
            <text:p>0.154485458208852</text:p>
          </table:table-cell>
          <table:table-cell office:value-type="float" office:value="0.15617988105469" calcext:value-type="float">
            <text:p>0.15617988105469</text:p>
          </table:table-cell>
          <table:table-cell office:value-type="float" office:value="0.117455567307834" calcext:value-type="float">
            <text:p>0.117455567307834</text:p>
          </table:table-cell>
          <table:table-cell office:value-type="float" office:value="0.108187026813802" calcext:value-type="float">
            <text:p>0.108187026813802</text:p>
          </table:table-cell>
          <table:table-cell office:value-type="float" office:value="0.113438233087098" calcext:value-type="float">
            <text:p>0.113438233087098</text:p>
          </table:table-cell>
          <table:table-cell office:value-type="float" office:value="0.119852137380601" calcext:value-type="float">
            <text:p>0.119852137380601</text:p>
          </table:table-cell>
          <table:table-cell office:value-type="float" office:value="0.12841391454679" calcext:value-type="float">
            <text:p>0.12841391454679</text:p>
          </table:table-cell>
          <table:table-cell office:value-type="float" office:value="0.130309355312516" calcext:value-type="float">
            <text:p>0.130309355312516</text:p>
          </table:table-cell>
          <table:table-cell office:value-type="float" office:value="0.128668209914108" calcext:value-type="float">
            <text:p>0.128668209914108</text:p>
          </table:table-cell>
          <table:table-cell office:value-type="float" office:value="0.129811066704932" calcext:value-type="float">
            <text:p>0.129811066704932</text:p>
          </table:table-cell>
          <table:table-cell office:value-type="float" office:value="0.124357007634181" calcext:value-type="float">
            <text:p>0.124357007634181</text:p>
          </table:table-cell>
          <table:table-cell office:value-type="float" office:value="0.11515111520036" calcext:value-type="float">
            <text:p>0.11515111520036</text:p>
          </table:table-cell>
          <table:table-cell office:value-type="float" office:value="0.115348166298591" calcext:value-type="float">
            <text:p>0.115348166298591</text:p>
          </table:table-cell>
          <table:table-cell office:value-type="float" office:value="0.111146694159412" calcext:value-type="float">
            <text:p>0.111146694159412</text:p>
          </table:table-cell>
          <table:table-cell office:value-type="float" office:value="0.118647738929576" calcext:value-type="float">
            <text:p>0.118647738929576</text:p>
          </table:table-cell>
          <table:table-cell office:value-type="float" office:value="0.129450059101011" calcext:value-type="float">
            <text:p>0.129450059101011</text:p>
          </table:table-cell>
          <table:table-cell office:value-type="float" office:value="0.135388145386546" calcext:value-type="float">
            <text:p>0.135388145386546</text:p>
          </table:table-cell>
          <table:table-cell office:value-type="float" office:value="0.133886618013667" calcext:value-type="float">
            <text:p>0.133886618013667</text:p>
          </table:table-cell>
          <table:table-cell office:value-type="float" office:value="0.142423334861513" calcext:value-type="float">
            <text:p>0.142423334861513</text:p>
          </table:table-cell>
          <table:table-cell office:value-type="float" office:value="0.144082257042861" calcext:value-type="float">
            <text:p>0.144082257042861</text:p>
          </table:table-cell>
          <table:table-cell office:value-type="float" office:value="0.135240230667035" calcext:value-type="float">
            <text:p>0.135240230667035</text:p>
          </table:table-cell>
          <table:table-cell office:value-type="float" office:value="0.121753369827753" calcext:value-type="float">
            <text:p>0.121753369827753</text:p>
          </table:table-cell>
          <table:table-cell office:value-type="float" office:value="0.109579976776044" calcext:value-type="float">
            <text:p>0.109579976776044</text:p>
          </table:table-cell>
          <table:table-cell office:value-type="float" office:value="0.110170860435487" calcext:value-type="float">
            <text:p>0.110170860435487</text:p>
          </table:table-cell>
          <table:table-cell office:value-type="float" office:value="0.114591240175138" calcext:value-type="float">
            <text:p>0.114591240175138</text:p>
          </table:table-cell>
          <table:table-cell office:value-type="float" office:value="0.139350770016597" calcext:value-type="float">
            <text:p>0.139350770016597</text:p>
          </table:table-cell>
          <table:table-cell office:value-type="float" office:value="0.147966434153234" calcext:value-type="float">
            <text:p>0.147966434153234</text:p>
          </table:table-cell>
          <table:table-cell office:value-type="float" office:value="0.152901680589819" calcext:value-type="float">
            <text:p>0.152901680589819</text:p>
          </table:table-cell>
          <table:table-cell office:value-type="float" office:value="0.153583245352822" calcext:value-type="float">
            <text:p>0.153583245352822</text:p>
          </table:table-cell>
          <table:table-cell office:value-type="float" office:value="0.10934341290331" calcext:value-type="float">
            <text:p>0.10934341290331</text:p>
          </table:table-cell>
          <table:table-cell office:value-type="float" office:value="0.113559411709346" calcext:value-type="float">
            <text:p>0.113559411709346</text:p>
          </table:table-cell>
          <table:table-cell office:value-type="float" office:value="0.141588949279276" calcext:value-type="float">
            <text:p>0.141588949279276</text:p>
          </table:table-cell>
          <table:table-cell office:value-type="float" office:value="0.154104312160059" calcext:value-type="float">
            <text:p>0.154104312160059</text:p>
          </table:table-cell>
          <table:table-cell office:value-type="float" office:value="0.156641092131929" calcext:value-type="float">
            <text:p>0.156641092131929</text:p>
          </table:table-cell>
          <table:table-cell office:value-type="float" office:value="0.115322291945535" calcext:value-type="float">
            <text:p>0.115322291945535</text:p>
          </table:table-cell>
          <table:table-cell office:value-type="float" office:value="0.121758011081327" calcext:value-type="float">
            <text:p>0.121758011081327</text:p>
          </table:table-cell>
          <table:table-cell office:value-type="float" office:value="0.142140943752908" calcext:value-type="float">
            <text:p>0.142140943752908</text:p>
          </table:table-cell>
          <table:table-cell office:value-type="float" office:value="0.155614788105243" calcext:value-type="float">
            <text:p>0.155614788105243</text:p>
          </table:table-cell>
          <table:table-cell office:value-type="float" office:value="0.156015244521042" calcext:value-type="float">
            <text:p>0.156015244521042</text:p>
          </table:table-cell>
          <table:table-cell office:value-type="float" office:value="0.123116647322988" calcext:value-type="float">
            <text:p>0.123116647322988</text:p>
          </table:table-cell>
          <table:table-cell office:value-type="float" office:value="0.152735439369696" calcext:value-type="float">
            <text:p>0.152735439369696</text:p>
          </table:table-cell>
          <table:table-cell office:value-type="float" office:value="0.155078329788548" calcext:value-type="float">
            <text:p>0.155078329788548</text:p>
          </table:table-cell>
          <table:table-cell office:value-type="float" office:value="0.164964247933914" calcext:value-type="float">
            <text:p>0.164964247933914</text:p>
          </table:table-cell>
          <table:table-cell office:value-type="float" office:value="0.166087125885583" calcext:value-type="float">
            <text:p>0.166087125885583</text:p>
          </table:table-cell>
          <table:table-cell office:value-type="float" office:value="0.164577373038947" calcext:value-type="float">
            <text:p>0.164577373038947</text:p>
          </table:table-cell>
          <table:table-cell office:value-type="float" office:value="0.135618803418998" calcext:value-type="float">
            <text:p>0.135618803418998</text:p>
          </table:table-cell>
          <table:table-cell office:value-type="float" office:value="0.135828512657165" calcext:value-type="float">
            <text:p>0.135828512657165</text:p>
          </table:table-cell>
          <table:table-cell office:value-type="float" office:value="0.141452032170551" calcext:value-type="float">
            <text:p>0.141452032170551</text:p>
          </table:table-cell>
          <table:table-cell office:value-type="float" office:value="0.152571631661597" calcext:value-type="float">
            <text:p>0.152571631661597</text:p>
          </table:table-cell>
          <table:table-cell office:value-type="float" office:value="0.152478562400466" calcext:value-type="float">
            <text:p>0.152478562400466</text:p>
          </table:table-cell>
          <table:table-cell office:value-type="float" office:value="0.15681438358996" calcext:value-type="float">
            <text:p>0.15681438358996</text:p>
          </table:table-cell>
          <table:table-cell office:value-type="float" office:value="0.161062305495321" calcext:value-type="float">
            <text:p>0.161062305495321</text:p>
          </table:table-cell>
          <table:table-cell office:value-type="float" office:value="0.162892341649593" calcext:value-type="float">
            <text:p>0.162892341649593</text:p>
          </table:table-cell>
          <table:table-cell office:value-type="float" office:value="0.162999213009911" calcext:value-type="float">
            <text:p>0.162999213009911</text:p>
          </table:table-cell>
          <table:table-cell office:value-type="float" office:value="0.157006440818667" calcext:value-type="float">
            <text:p>0.157006440818667</text:p>
          </table:table-cell>
          <table:table-cell office:value-type="float" office:value="0.149861768454281" calcext:value-type="float">
            <text:p>0.149861768454281</text:p>
          </table:table-cell>
          <table:table-cell office:value-type="float" office:value="0.145058373331185" calcext:value-type="float">
            <text:p>0.145058373331185</text:p>
          </table:table-cell>
          <table:table-cell office:value-type="float" office:value="0.144386973828094" calcext:value-type="float">
            <text:p>0.144386973828094</text:p>
          </table:table-cell>
          <table:table-cell office:value-type="float" office:value="0.148280011596419" calcext:value-type="float">
            <text:p>0.148280011596419</text:p>
          </table:table-cell>
          <table:table-cell office:value-type="float" office:value="0.149852897083411" calcext:value-type="float">
            <text:p>0.149852897083411</text:p>
          </table:table-cell>
          <table:table-cell office:value-type="float" office:value="0.15527786342347" calcext:value-type="float">
            <text:p>0.15527786342347</text:p>
          </table:table-cell>
          <table:table-cell office:value-type="float" office:value="0.163690406804922" calcext:value-type="float">
            <text:p>0.163690406804922</text:p>
          </table:table-cell>
          <table:table-cell office:value-type="float" office:value="0.164054277092411" calcext:value-type="float">
            <text:p>0.164054277092411</text:p>
          </table:table-cell>
          <table:table-cell office:value-type="float" office:value="0.171648482382649" calcext:value-type="float">
            <text:p>0.171648482382649</text:p>
          </table:table-cell>
          <table:table-cell office:value-type="float" office:value="0.174582955146384" calcext:value-type="float">
            <text:p>0.174582955146384</text:p>
          </table:table-cell>
          <table:table-cell office:value-type="float" office:value="0.17353188909554" calcext:value-type="float">
            <text:p>0.17353188909554</text:p>
          </table:table-cell>
          <table:table-cell office:value-type="float" office:value="0.166753456394276" calcext:value-type="float">
            <text:p>0.166753456394276</text:p>
          </table:table-cell>
          <table:table-cell office:value-type="float" office:value="0.162439647579453" calcext:value-type="float">
            <text:p>0.162439647579453</text:p>
          </table:table-cell>
          <table:table-cell office:value-type="float" office:value="0.157599853223807" calcext:value-type="float">
            <text:p>0.157599853223807</text:p>
          </table:table-cell>
          <table:table-cell office:value-type="float" office:value="0.153898304362693" calcext:value-type="float">
            <text:p>0.153898304362693</text:p>
          </table:table-cell>
          <table:table-cell office:value-type="float" office:value="0.151295267334443" calcext:value-type="float">
            <text:p>0.151295267334443</text:p>
          </table:table-cell>
          <table:table-cell office:value-type="float" office:value="0.154486480504947" calcext:value-type="float">
            <text:p>0.154486480504947</text:p>
          </table:table-cell>
          <table:table-cell office:value-type="float" office:value="0.177952922432465" calcext:value-type="float">
            <text:p>0.177952922432465</text:p>
          </table:table-cell>
          <table:table-cell office:value-type="float" office:value="0.180478172886374" calcext:value-type="float">
            <text:p>0.180478172886374</text:p>
          </table:table-cell>
          <table:table-cell office:value-type="float" office:value="0.185672587484353" calcext:value-type="float">
            <text:p>0.185672587484353</text:p>
          </table:table-cell>
          <table:table-cell office:value-type="float" office:value="0.187259787132902" calcext:value-type="float">
            <text:p>0.187259787132902</text:p>
          </table:table-cell>
          <table:table-cell office:value-type="float" office:value="0.187210984951934" calcext:value-type="float">
            <text:p>0.187210984951934</text:p>
          </table:table-cell>
          <table:table-cell office:value-type="float" office:value="0.188340123216577" calcext:value-type="float">
            <text:p>0.188340123216577</text:p>
          </table:table-cell>
          <table:table-cell office:value-type="float" office:value="0.187879850096106" calcext:value-type="float">
            <text:p>0.187879850096106</text:p>
          </table:table-cell>
          <table:table-cell office:value-type="float" office:value="0.160171714272938" calcext:value-type="float">
            <text:p>0.160171714272938</text:p>
          </table:table-cell>
          <table:table-cell office:value-type="float" office:value="0.151120131851486" calcext:value-type="float">
            <text:p>0.151120131851486</text:p>
          </table:table-cell>
          <table:table-cell office:value-type="float" office:value="0.174896271083599" calcext:value-type="float">
            <text:p>0.174896271083599</text:p>
          </table:table-cell>
          <table:table-cell office:value-type="float" office:value="0.17596926697282" calcext:value-type="float">
            <text:p>0.17596926697282</text:p>
          </table:table-cell>
          <table:table-cell office:value-type="float" office:value="0.184513215204007" calcext:value-type="float">
            <text:p>0.184513215204007</text:p>
          </table:table-cell>
          <table:table-cell office:value-type="float" office:value="0.186929494798278" calcext:value-type="float">
            <text:p>0.186929494798278</text:p>
          </table:table-cell>
          <table:table-cell office:value-type="float" office:value="0.18978414652915" calcext:value-type="float">
            <text:p>0.18978414652915</text:p>
          </table:table-cell>
          <table:table-cell office:value-type="float" office:value="0.143578790627187" calcext:value-type="float">
            <text:p>0.143578790627187</text:p>
          </table:table-cell>
          <table:table-cell office:value-type="float" office:value="0.142630088269745" calcext:value-type="float">
            <text:p>0.142630088269745</text:p>
          </table:table-cell>
          <table:table-cell office:value-type="float" office:value="0.145650686760357" calcext:value-type="float">
            <text:p>0.145650686760357</text:p>
          </table:table-cell>
          <table:table-cell office:value-type="float" office:value="0.150311283148212" calcext:value-type="float">
            <text:p>0.150311283148212</text:p>
          </table:table-cell>
          <table:table-cell office:value-type="float" office:value="0.165706839092764" calcext:value-type="float">
            <text:p>0.165706839092764</text:p>
          </table:table-cell>
          <table:table-cell office:value-type="float" office:value="0.167052231533954" calcext:value-type="float">
            <text:p>0.167052231533954</text:p>
          </table:table-cell>
          <table:table-cell office:value-type="float" office:value="0.17299207786169" calcext:value-type="float">
            <text:p>0.17299207786169</text:p>
          </table:table-cell>
          <table:table-cell office:value-type="float" office:value="0.175957807529712" calcext:value-type="float">
            <text:p>0.175957807529712</text:p>
          </table:table-cell>
          <table:table-cell office:value-type="float" office:value="0.177524346877796" calcext:value-type="float">
            <text:p>0.177524346877796</text:p>
          </table:table-cell>
          <table:table-cell office:value-type="float" office:value="0.177596325251102" calcext:value-type="float">
            <text:p>0.177596325251102</text:p>
          </table:table-cell>
          <table:table-cell office:value-type="float" office:value="0.154875891718348" calcext:value-type="float">
            <text:p>0.154875891718348</text:p>
          </table:table-cell>
          <table:table-cell office:value-type="float" office:value="0.142698468786689" calcext:value-type="float">
            <text:p>0.142698468786689</text:p>
          </table:table-cell>
          <table:table-cell office:value-type="float" office:value="0.141606440764872" calcext:value-type="float">
            <text:p>0.141606440764872</text:p>
          </table:table-cell>
          <table:table-cell office:value-type="float" office:value="0.145030283495806" calcext:value-type="float">
            <text:p>0.145030283495806</text:p>
          </table:table-cell>
          <table:table-cell office:value-type="float" office:value="0.163905005988804" calcext:value-type="float">
            <text:p>0.163905005988804</text:p>
          </table:table-cell>
          <table:table-cell office:value-type="float" office:value="0.167261997871682" calcext:value-type="float">
            <text:p>0.167261997871682</text:p>
          </table:table-cell>
          <table:table-cell office:value-type="float" office:value="0.17653717491583" calcext:value-type="float">
            <text:p>0.17653717491583</text:p>
          </table:table-cell>
          <table:table-cell office:value-type="float" office:value="0.175252698459288" calcext:value-type="float">
            <text:p>0.175252698459288</text:p>
          </table:table-cell>
          <table:table-cell office:value-type="float" office:value="0.178454844534759" calcext:value-type="float">
            <text:p>0.178454844534759</text:p>
          </table:table-cell>
          <table:table-cell office:value-type="float" office:value="0.156709251945835" calcext:value-type="float">
            <text:p>0.156709251945835</text:p>
          </table:table-cell>
          <table:table-cell office:value-type="float" office:value="0.151873916797452" calcext:value-type="float">
            <text:p>0.151873916797452</text:p>
          </table:table-cell>
          <table:table-cell office:value-type="float" office:value="0.143850921161651" calcext:value-type="float">
            <text:p>0.143850921161651</text:p>
          </table:table-cell>
          <table:table-cell office:value-type="float" office:value="0.147415773651097" calcext:value-type="float">
            <text:p>0.147415773651097</text:p>
          </table:table-cell>
          <table:table-cell office:value-type="float" office:value="0.170041499421219" calcext:value-type="float">
            <text:p>0.170041499421219</text:p>
          </table:table-cell>
          <table:table-cell office:value-type="float" office:value="0.176873620389346" calcext:value-type="float">
            <text:p>0.176873620389346</text:p>
          </table:table-cell>
          <table:table-cell office:value-type="float" office:value="0.181865378252271" calcext:value-type="float">
            <text:p>0.181865378252271</text:p>
          </table:table-cell>
          <table:table-cell office:value-type="float" office:value="0.184400530262332" calcext:value-type="float">
            <text:p>0.184400530262332</text:p>
          </table:table-cell>
          <table:table-cell office:value-type="float" office:value="0.186532784922371" calcext:value-type="float">
            <text:p>0.186532784922371</text:p>
          </table:table-cell>
          <table:table-cell office:value-type="float" office:value="0.183207694071824" calcext:value-type="float">
            <text:p>0.183207694071824</text:p>
          </table:table-cell>
          <table:table-cell office:value-type="float" office:value="0.150329132359181" calcext:value-type="float">
            <text:p>0.150329132359181</text:p>
          </table:table-cell>
          <table:table-cell office:value-type="float" office:value="0.180520280777928" calcext:value-type="float">
            <text:p>0.180520280777928</text:p>
          </table:table-cell>
          <table:table-cell office:value-type="float" office:value="0.185383217967063" calcext:value-type="float">
            <text:p>0.185383217967063</text:p>
          </table:table-cell>
          <table:table-cell office:value-type="float" office:value="0.18975885428356" calcext:value-type="float">
            <text:p>0.18975885428356</text:p>
          </table:table-cell>
          <table:table-cell office:value-type="float" office:value="0.189235209903424" calcext:value-type="float">
            <text:p>0.189235209903424</text:p>
          </table:table-cell>
          <table:table-cell office:value-type="float" office:value="0.191341464465835" calcext:value-type="float">
            <text:p>0.191341464465835</text:p>
          </table:table-cell>
          <table:table-cell office:value-type="float" office:value="0.158395270880716" calcext:value-type="float">
            <text:p>0.158395270880716</text:p>
          </table:table-cell>
          <table:table-cell office:value-type="float" office:value="0.159545334535861" calcext:value-type="float">
            <text:p>0.159545334535861</text:p>
          </table:table-cell>
          <table:table-cell office:value-type="float" office:value="0.183034191652361" calcext:value-type="float">
            <text:p>0.183034191652361</text:p>
          </table:table-cell>
          <table:table-cell office:value-type="float" office:value="0.186358557326419" calcext:value-type="float">
            <text:p>0.186358557326419</text:p>
          </table:table-cell>
          <table:table-cell office:value-type="float" office:value="0.190377745538948" calcext:value-type="float">
            <text:p>0.190377745538948</text:p>
          </table:table-cell>
          <table:table-cell office:value-type="float" office:value="0.19052729337183" calcext:value-type="float">
            <text:p>0.19052729337183</text:p>
          </table:table-cell>
          <table:table-cell office:value-type="float" office:value="0.188225247748514" calcext:value-type="float">
            <text:p>0.188225247748514</text:p>
          </table:table-cell>
          <table:table-cell office:value-type="float" office:value="0.161373270858647" calcext:value-type="float">
            <text:p>0.161373270858647</text:p>
          </table:table-cell>
          <table:table-cell office:value-type="float" office:value="0.195835609205288" calcext:value-type="float">
            <text:p>0.195835609205288</text:p>
          </table:table-cell>
          <table:table-cell office:value-type="float" office:value="0.196261817820981" calcext:value-type="float">
            <text:p>0.196261817820981</text:p>
          </table:table-cell>
          <table:table-cell office:value-type="float" office:value="0.194442853715536" calcext:value-type="float">
            <text:p>0.194442853715536</text:p>
          </table:table-cell>
          <table:table-cell office:value-type="float" office:value="0.171793628643622" calcext:value-type="float">
            <text:p>0.171793628643622</text:p>
          </table:table-cell>
          <table:table-cell office:value-type="float" office:value="0.166015877499001" calcext:value-type="float">
            <text:p>0.166015877499001</text:p>
          </table:table-cell>
          <table:table-cell office:value-type="float" office:value="0.163627228829631" calcext:value-type="float">
            <text:p>0.163627228829631</text:p>
          </table:table-cell>
          <table:table-cell office:value-type="float" office:value="0.167166363757188" calcext:value-type="float">
            <text:p>0.167166363757188</text:p>
          </table:table-cell>
          <table:table-cell office:value-type="float" office:value="0.193703763646873" calcext:value-type="float">
            <text:p>0.193703763646873</text:p>
          </table:table-cell>
          <table:table-cell office:value-type="float" office:value="0.193504316026406" calcext:value-type="float">
            <text:p>0.193504316026406</text:p>
          </table:table-cell>
          <table:table-cell office:value-type="float" office:value="0.145145912089407" calcext:value-type="float">
            <text:p>0.145145912089407</text:p>
          </table:table-cell>
          <table:table-cell office:value-type="float" office:value="0.145349369026688" calcext:value-type="float">
            <text:p>0.145349369026688</text:p>
          </table:table-cell>
          <table:table-cell office:value-type="float" office:value="0.148258586084754" calcext:value-type="float">
            <text:p>0.148258586084754</text:p>
          </table:table-cell>
          <table:table-cell office:value-type="float" office:value="0.152898641676654" calcext:value-type="float">
            <text:p>0.152898641676654</text:p>
          </table:table-cell>
          <table:table-cell office:value-type="float" office:value="0.165719057419005" calcext:value-type="float">
            <text:p>0.165719057419005</text:p>
          </table:table-cell>
          <table:table-cell office:value-type="float" office:value="0.166591683656992" calcext:value-type="float">
            <text:p>0.166591683656992</text:p>
          </table:table-cell>
          <table:table-cell office:value-type="float" office:value="0.175294235287891" calcext:value-type="float">
            <text:p>0.175294235287891</text:p>
          </table:table-cell>
          <table:table-cell office:value-type="float" office:value="0.177600132451858" calcext:value-type="float">
            <text:p>0.177600132451858</text:p>
          </table:table-cell>
          <table:table-cell office:value-type="float" office:value="0.177415829281113" calcext:value-type="float">
            <text:p>0.177415829281113</text:p>
          </table:table-cell>
          <table:table-cell office:value-type="float" office:value="0.135975863883816" calcext:value-type="float">
            <text:p>0.135975863883816</text:p>
          </table:table-cell>
          <table:table-cell office:value-type="float" office:value="0.138709682632173" calcext:value-type="float">
            <text:p>0.138709682632173</text:p>
          </table:table-cell>
          <table:table-cell office:value-type="float" office:value="0.14687160968659" calcext:value-type="float">
            <text:p>0.14687160968659</text:p>
          </table:table-cell>
          <table:table-cell office:value-type="float" office:value="0.149737025624826" calcext:value-type="float">
            <text:p>0.149737025624826</text:p>
          </table:table-cell>
          <table:table-cell office:value-type="float" office:value="0.155504757599962" calcext:value-type="float">
            <text:p>0.155504757599962</text:p>
          </table:table-cell>
          <table:table-cell office:value-type="float" office:value="0.155103156915763" calcext:value-type="float">
            <text:p>0.155103156915763</text:p>
          </table:table-cell>
          <table:table-cell office:value-type="float" office:value="0.151764478532011" calcext:value-type="float">
            <text:p>0.151764478532011</text:p>
          </table:table-cell>
          <table:table-cell office:value-type="float" office:value="0.129430396606434" calcext:value-type="float">
            <text:p>0.129430396606434</text:p>
          </table:table-cell>
          <table:table-cell office:value-type="float" office:value="0.119785692343118" calcext:value-type="float">
            <text:p>0.119785692343118</text:p>
          </table:table-cell>
          <table:table-cell office:value-type="float" office:value="0.12163285886675" calcext:value-type="float">
            <text:p>0.12163285886675</text:p>
          </table:table-cell>
          <table:table-cell office:value-type="float" office:value="0.130048425167336" calcext:value-type="float">
            <text:p>0.130048425167336</text:p>
          </table:table-cell>
          <table:table-cell office:value-type="float" office:value="0.13351455231676" calcext:value-type="float">
            <text:p>0.13351455231676</text:p>
          </table:table-cell>
          <table:table-cell office:value-type="float" office:value="0.142848907213631" calcext:value-type="float">
            <text:p>0.142848907213631</text:p>
          </table:table-cell>
          <table:table-cell office:value-type="float" office:value="0.142688260928986" calcext:value-type="float">
            <text:p>0.142688260928986</text:p>
          </table:table-cell>
          <table:table-cell office:value-type="float" office:value="0.141991969672369" calcext:value-type="float">
            <text:p>0.141991969672369</text:p>
          </table:table-cell>
          <table:table-cell office:value-type="float" office:value="0.139744462110385" calcext:value-type="float">
            <text:p>0.139744462110385</text:p>
          </table:table-cell>
          <table:table-cell office:value-type="float" office:value="0.133211966524887" calcext:value-type="float">
            <text:p>0.133211966524887</text:p>
          </table:table-cell>
          <table:table-cell office:value-type="float" office:value="0.125020523598474" calcext:value-type="float">
            <text:p>0.125020523598474</text:p>
          </table:table-cell>
          <table:table-cell office:value-type="float" office:value="0.120004229666464" calcext:value-type="float">
            <text:p>0.120004229666464</text:p>
          </table:table-cell>
          <table:table-cell office:value-type="float" office:value="0.124883991369609" calcext:value-type="float">
            <text:p>0.124883991369609</text:p>
          </table:table-cell>
          <table:table-cell office:value-type="float" office:value="0.132963964610334" calcext:value-type="float">
            <text:p>0.132963964610334</text:p>
          </table:table-cell>
          <table:table-cell office:value-type="float" office:value="0.138966082051187" calcext:value-type="float">
            <text:p>0.138966082051187</text:p>
          </table:table-cell>
          <table:table-cell office:value-type="float" office:value="0.142587349219902" calcext:value-type="float">
            <text:p>0.142587349219902</text:p>
          </table:table-cell>
          <table:table-cell office:value-type="float" office:value="0.141768734781122" calcext:value-type="float">
            <text:p>0.141768734781122</text:p>
          </table:table-cell>
          <table:table-cell office:value-type="float" office:value="0.117680640228466" calcext:value-type="float">
            <text:p>0.117680640228466</text:p>
          </table:table-cell>
          <table:table-cell office:value-type="float" office:value="0.105454460532121" calcext:value-type="float">
            <text:p>0.105454460532121</text:p>
          </table:table-cell>
          <table:table-cell office:value-type="float" office:value="0.110859820787191" calcext:value-type="float">
            <text:p>0.110859820787191</text:p>
          </table:table-cell>
          <table:table-cell office:value-type="float" office:value="0.11969860337433" calcext:value-type="float">
            <text:p>0.11969860337433</text:p>
          </table:table-cell>
          <table:table-cell office:value-type="float" office:value="0.122379052843974" calcext:value-type="float">
            <text:p>0.122379052843974</text:p>
          </table:table-cell>
          <table:table-cell office:value-type="float" office:value="0.130243152101189" calcext:value-type="float">
            <text:p>0.130243152101189</text:p>
          </table:table-cell>
          <table:table-cell office:value-type="float" office:value="0.135073451057032" calcext:value-type="float">
            <text:p>0.135073451057032</text:p>
          </table:table-cell>
          <table:table-cell office:value-type="float" office:value="0.135240090385533" calcext:value-type="float">
            <text:p>0.135240090385533</text:p>
          </table:table-cell>
          <table:table-cell office:value-type="float" office:value="0.114605480462969" calcext:value-type="float">
            <text:p>0.114605480462969</text:p>
          </table:table-cell>
          <table:table-cell office:value-type="float" office:value="0.104004422991242" calcext:value-type="float">
            <text:p>0.104004422991242</text:p>
          </table:table-cell>
          <table:table-cell office:value-type="float" office:value="0.0965248234716953" calcext:value-type="float">
            <text:p>0.096524823471695</text:p>
          </table:table-cell>
          <table:table-cell office:value-type="float" office:value="0.102836126115635" calcext:value-type="float">
            <text:p>0.102836126115635</text:p>
          </table:table-cell>
          <table:table-cell office:value-type="float" office:value="0.115328431824617" calcext:value-type="float">
            <text:p>0.115328431824617</text:p>
          </table:table-cell>
          <table:table-cell office:value-type="float" office:value="0.127691935827487" calcext:value-type="float">
            <text:p>0.127691935827487</text:p>
          </table:table-cell>
          <table:table-cell office:value-type="float" office:value="0.141591317717378" calcext:value-type="float">
            <text:p>0.141591317717378</text:p>
          </table:table-cell>
          <table:table-cell office:value-type="float" office:value="0.145858901139397" calcext:value-type="float">
            <text:p>0.145858901139397</text:p>
          </table:table-cell>
          <table:table-cell office:value-type="float" office:value="0.142629694788348" calcext:value-type="float">
            <text:p>0.142629694788348</text:p>
          </table:table-cell>
          <table:table-cell office:value-type="float" office:value="0.146725145583322" calcext:value-type="float">
            <text:p>0.146725145583322</text:p>
          </table:table-cell>
          <table:table-cell office:value-type="float" office:value="0.0980174865856887" calcext:value-type="float">
            <text:p>0.098017486585689</text:p>
          </table:table-cell>
          <table:table-cell office:value-type="float" office:value="0.103681043802641" calcext:value-type="float">
            <text:p>0.103681043802641</text:p>
          </table:table-cell>
          <table:table-cell office:value-type="float" office:value="0.127883656340088" calcext:value-type="float">
            <text:p>0.127883656340088</text:p>
          </table:table-cell>
          <table:table-cell office:value-type="float" office:value="0.134796005200157" calcext:value-type="float">
            <text:p>0.134796005200157</text:p>
          </table:table-cell>
          <table:table-cell office:value-type="float" office:value="0.135567663915866" calcext:value-type="float">
            <text:p>0.135567663915866</text:p>
          </table:table-cell>
          <table:table-cell office:value-type="float" office:value="0.134632686934779" calcext:value-type="float">
            <text:p>0.134632686934779</text:p>
          </table:table-cell>
          <table:table-cell office:value-type="float" office:value="0.121340935963414" calcext:value-type="float">
            <text:p>0.121340935963414</text:p>
          </table:table-cell>
          <table:table-cell office:value-type="float" office:value="0.110867022442517" calcext:value-type="float">
            <text:p>0.110867022442517</text:p>
          </table:table-cell>
          <table:table-cell office:value-type="float" office:value="0.104114362746933" calcext:value-type="float">
            <text:p>0.104114362746933</text:p>
          </table:table-cell>
          <table:table-cell office:value-type="float" office:value="0.103148399570547" calcext:value-type="float">
            <text:p>0.103148399570547</text:p>
          </table:table-cell>
          <table:table-cell office:value-type="float" office:value="0.106336292453515" calcext:value-type="float">
            <text:p>0.106336292453515</text:p>
          </table:table-cell>
          <table:table-cell office:value-type="float" office:value="0.111104587086253" calcext:value-type="float">
            <text:p>0.111104587086253</text:p>
          </table:table-cell>
          <table:table-cell office:value-type="float" office:value="0.122946657957998" calcext:value-type="float">
            <text:p>0.122946657957998</text:p>
          </table:table-cell>
          <table:table-cell office:value-type="float" office:value="0.128946337856418" calcext:value-type="float">
            <text:p>0.128946337856418</text:p>
          </table:table-cell>
          <table:table-cell office:value-type="float" office:value="0.136307966438243" calcext:value-type="float">
            <text:p>0.136307966438243</text:p>
          </table:table-cell>
          <table:table-cell office:value-type="float" office:value="0.13551307200914" calcext:value-type="float">
            <text:p>0.13551307200914</text:p>
          </table:table-cell>
          <table:table-cell office:value-type="float" office:value="0.136395605020581" calcext:value-type="float">
            <text:p>0.136395605020581</text:p>
          </table:table-cell>
          <table:table-cell office:value-type="float" office:value="0.101372139063244" calcext:value-type="float">
            <text:p>0.101372139063244</text:p>
          </table:table-cell>
          <table:table-cell office:value-type="float" office:value="0.0954863424464672" calcext:value-type="float">
            <text:p>0.095486342446467</text:p>
          </table:table-cell>
          <table:table-cell office:value-type="float" office:value="0.0988315840730196" calcext:value-type="float">
            <text:p>0.09883158407302</text:p>
          </table:table-cell>
          <table:table-cell office:value-type="float" office:value="0.102635785655354" calcext:value-type="float">
            <text:p>0.102635785655354</text:p>
          </table:table-cell>
          <table:table-cell office:value-type="float" office:value="0.109367506661356" calcext:value-type="float">
            <text:p>0.109367506661356</text:p>
          </table:table-cell>
          <table:table-cell office:value-type="float" office:value="0.113926303899545" calcext:value-type="float">
            <text:p>0.113926303899545</text:p>
          </table:table-cell>
          <table:table-cell office:value-type="float" office:value="0.119933491889806" calcext:value-type="float">
            <text:p>0.119933491889806</text:p>
          </table:table-cell>
          <table:table-cell office:value-type="float" office:value="0.125322805719103" calcext:value-type="float">
            <text:p>0.125322805719103</text:p>
          </table:table-cell>
          <table:table-cell office:value-type="float" office:value="0.132070457613885" calcext:value-type="float">
            <text:p>0.132070457613885</text:p>
          </table:table-cell>
          <table:table-cell office:value-type="float" office:value="0.127249270509709" calcext:value-type="float">
            <text:p>0.127249270509709</text:p>
          </table:table-cell>
          <table:table-cell office:value-type="float" office:value="0.12706858936079" calcext:value-type="float">
            <text:p>0.12706858936079</text:p>
          </table:table-cell>
          <table:table-cell office:value-type="float" office:value="0.128499564354923" calcext:value-type="float">
            <text:p>0.128499564354923</text:p>
          </table:table-cell>
          <table:table-cell office:value-type="float" office:value="0.127123743100615" calcext:value-type="float">
            <text:p>0.127123743100615</text:p>
          </table:table-cell>
          <table:table-cell office:value-type="float" office:value="0.0976424563208884" calcext:value-type="float">
            <text:p>0.097642456320888</text:p>
          </table:table-cell>
          <table:table-cell office:value-type="float" office:value="0.0834932063974644" calcext:value-type="float">
            <text:p>0.083493206397464</text:p>
          </table:table-cell>
          <table:table-cell office:value-type="float" office:value="0.0828297213778932" calcext:value-type="float">
            <text:p>0.082829721377893</text:p>
          </table:table-cell>
          <table:table-cell office:value-type="float" office:value="0.0965315003065779" calcext:value-type="float">
            <text:p>0.096531500306578</text:p>
          </table:table-cell>
          <table:table-cell office:value-type="float" office:value="0.10126198333062" calcext:value-type="float">
            <text:p>0.10126198333062</text:p>
          </table:table-cell>
          <table:table-cell office:value-type="float" office:value="0.108416085100753" calcext:value-type="float">
            <text:p>0.108416085100753</text:p>
          </table:table-cell>
          <table:table-cell office:value-type="float" office:value="0.115108689476207" calcext:value-type="float">
            <text:p>0.115108689476207</text:p>
          </table:table-cell>
          <table:table-cell office:value-type="float" office:value="0.118856936007759" calcext:value-type="float">
            <text:p>0.118856936007759</text:p>
          </table:table-cell>
          <table:table-cell office:value-type="float" office:value="0.119031641084597" calcext:value-type="float">
            <text:p>0.119031641084597</text:p>
          </table:table-cell>
          <table:table-cell office:value-type="float" office:value="0.100197396571375" calcext:value-type="float">
            <text:p>0.100197396571375</text:p>
          </table:table-cell>
          <table:table-cell office:value-type="float" office:value="0.0908799932362961" calcext:value-type="float">
            <text:p>0.090879993236296</text:p>
          </table:table-cell>
          <table:table-cell office:value-type="float" office:value="0.0820278771492675" calcext:value-type="float">
            <text:p>0.082027877149268</text:p>
          </table:table-cell>
          <table:table-cell office:value-type="float" office:value="0.0888668195268281" calcext:value-type="float">
            <text:p>0.088866819526828</text:p>
          </table:table-cell>
          <table:table-cell office:value-type="float" office:value="0.0948965037153985" calcext:value-type="float">
            <text:p>0.094896503715399</text:p>
          </table:table-cell>
          <table:table-cell office:value-type="float" office:value="0.101397499933424" calcext:value-type="float">
            <text:p>0.101397499933424</text:p>
          </table:table-cell>
          <table:table-cell office:value-type="float" office:value="0.108027024060379" calcext:value-type="float">
            <text:p>0.108027024060379</text:p>
          </table:table-cell>
          <table:table-cell office:value-type="float" office:value="0.119162373546803" calcext:value-type="float">
            <text:p>0.119162373546803</text:p>
          </table:table-cell>
          <table:table-cell office:value-type="float" office:value="0.119876024496941" calcext:value-type="float">
            <text:p>0.119876024496941</text:p>
          </table:table-cell>
          <table:table-cell office:value-type="float" office:value="0.100605417625793" calcext:value-type="float">
            <text:p>0.100605417625793</text:p>
          </table:table-cell>
          <table:table-cell office:value-type="float" office:value="0.0957526479161182" calcext:value-type="float">
            <text:p>0.095752647916118</text:p>
          </table:table-cell>
          <table:table-cell office:value-type="float" office:value="0.083769151332618" calcext:value-type="float">
            <text:p>0.083769151332618</text:p>
          </table:table-cell>
          <table:table-cell office:value-type="float" office:value="0.0795633207638014" calcext:value-type="float">
            <text:p>0.079563320763801</text:p>
          </table:table-cell>
          <table:table-cell office:value-type="float" office:value="0.0825566582012404" calcext:value-type="float">
            <text:p>0.08255665820124</text:p>
          </table:table-cell>
          <table:table-cell office:value-type="float" office:value="0.0980480079408869" calcext:value-type="float">
            <text:p>0.098048007940887</text:p>
          </table:table-cell>
          <table:table-cell office:value-type="float" office:value="0.111536924687788" calcext:value-type="float">
            <text:p>0.111536924687788</text:p>
          </table:table-cell>
          <table:table-cell office:value-type="float" office:value="0.121751247683004" calcext:value-type="float">
            <text:p>0.121751247683004</text:p>
          </table:table-cell>
          <table:table-cell office:value-type="float" office:value="0.119840936770938" calcext:value-type="float">
            <text:p>0.119840936770938</text:p>
          </table:table-cell>
          <table:table-cell office:value-type="float" office:value="0.118699446860145" calcext:value-type="float">
            <text:p>0.118699446860145</text:p>
          </table:table-cell>
          <table:table-cell office:value-type="float" office:value="0.0947369876260125" calcext:value-type="float">
            <text:p>0.094736987626013</text:p>
          </table:table-cell>
          <table:table-cell office:value-type="float" office:value="0.0773269266104138" calcext:value-type="float">
            <text:p>0.077326926610414</text:p>
          </table:table-cell>
          <table:table-cell office:value-type="float" office:value="0.0780002845590769" calcext:value-type="float">
            <text:p>0.078000284559077</text:p>
          </table:table-cell>
          <table:table-cell office:value-type="float" office:value="0.0827509122275576" calcext:value-type="float">
            <text:p>0.082750912227558</text:p>
          </table:table-cell>
          <table:table-cell office:value-type="float" office:value="0.124676858272117" calcext:value-type="float">
            <text:p>0.124676858272117</text:p>
          </table:table-cell>
          <table:table-cell office:value-type="float" office:value="0.119892385000643" calcext:value-type="float">
            <text:p>0.119892385000643</text:p>
          </table:table-cell>
          <table:table-cell office:value-type="float" office:value="0.0925650679829038" calcext:value-type="float">
            <text:p>0.092565067982904</text:p>
          </table:table-cell>
          <table:table-cell office:value-type="float" office:value="0.0803741482907895" calcext:value-type="float">
            <text:p>0.08037414829079</text:p>
          </table:table-cell>
          <table:table-cell office:value-type="float" office:value="0.0904547528288465" calcext:value-type="float">
            <text:p>0.090454752828847</text:p>
          </table:table-cell>
          <table:table-cell office:value-type="float" office:value="0.109111555986957" calcext:value-type="float">
            <text:p>0.109111555986957</text:p>
          </table:table-cell>
          <table:table-cell office:value-type="float" office:value="0.120637610454908" calcext:value-type="float">
            <text:p>0.120637610454908</text:p>
          </table:table-cell>
          <table:table-cell office:value-type="float" office:value="0.121723121319946" calcext:value-type="float">
            <text:p>0.121723121319946</text:p>
          </table:table-cell>
          <table:table-cell office:value-type="float" office:value="0.117914542139804" calcext:value-type="float">
            <text:p>0.117914542139804</text:p>
          </table:table-cell>
          <table:table-cell office:value-type="float" office:value="0.106390605020105" calcext:value-type="float">
            <text:p>0.106390605020105</text:p>
          </table:table-cell>
          <table:table-cell office:value-type="float" office:value="0.0937244082716056" calcext:value-type="float">
            <text:p>0.093724408271606</text:p>
          </table:table-cell>
          <table:table-cell office:value-type="float" office:value="0.0881457813407591" calcext:value-type="float">
            <text:p>0.088145781340759</text:p>
          </table:table-cell>
          <table:table-cell office:value-type="float" office:value="0.0808688852633767" calcext:value-type="float">
            <text:p>0.080868885263377</text:p>
          </table:table-cell>
          <table:table-cell office:value-type="float" office:value="0.0893595326806101" calcext:value-type="float">
            <text:p>0.08935953268061</text:p>
          </table:table-cell>
          <table:table-cell office:value-type="float" office:value="0.120677823654334" calcext:value-type="float">
            <text:p>0.120677823654334</text:p>
          </table:table-cell>
          <table:table-cell office:value-type="float" office:value="0.0699331585309895" calcext:value-type="float">
            <text:p>0.06993315853099</text:p>
          </table:table-cell>
          <table:table-cell office:value-type="float" office:value="0.0805879986122" calcext:value-type="float">
            <text:p>0.0805879986122</text:p>
          </table:table-cell>
          <table:table-cell office:value-type="float" office:value="0.095024921175031" calcext:value-type="float">
            <text:p>0.095024921175031</text:p>
          </table:table-cell>
          <table:table-cell office:value-type="float" office:value="0.109393428527231" calcext:value-type="float">
            <text:p>0.109393428527231</text:p>
          </table:table-cell>
          <table:table-cell office:value-type="float" office:value="0.109409189431954" calcext:value-type="float">
            <text:p>0.109409189431954</text:p>
          </table:table-cell>
          <table:table-cell office:value-type="float" office:value="0.0672782049422497" calcext:value-type="float">
            <text:p>0.06727820494225</text:p>
          </table:table-cell>
          <table:table-cell office:value-type="float" office:value="0.0688305274030328" calcext:value-type="float">
            <text:p>0.068830527403033</text:p>
          </table:table-cell>
          <table:table-cell office:value-type="float" office:value="0.0719870340957438" calcext:value-type="float">
            <text:p>0.071987034095744</text:p>
          </table:table-cell>
          <table:table-cell office:value-type="float" office:value="0.113184209530587" calcext:value-type="float">
            <text:p>0.113184209530587</text:p>
          </table:table-cell>
          <table:table-cell office:value-type="float" office:value="0.111955699817164" calcext:value-type="float">
            <text:p>0.111955699817164</text:p>
          </table:table-cell>
          <table:table-cell office:value-type="float" office:value="0.0702163703709375" calcext:value-type="float">
            <text:p>0.070216370370938</text:p>
          </table:table-cell>
          <table:table-cell office:value-type="float" office:value="0.0756185204125882" calcext:value-type="float">
            <text:p>0.075618520412588</text:p>
          </table:table-cell>
          <table:table-cell office:value-type="float" office:value="0.119848891524619" calcext:value-type="float">
            <text:p>0.119848891524619</text:p>
          </table:table-cell>
          <table:table-cell office:value-type="float" office:value="0.116868480540327" calcext:value-type="float">
            <text:p>0.116868480540327</text:p>
          </table:table-cell>
          <table:table-cell office:value-type="float" office:value="0.116647126843397" calcext:value-type="float">
            <text:p>0.116647126843397</text:p>
          </table:table-cell>
          <table:table-cell office:value-type="float" office:value="0.0778780065403037" calcext:value-type="float">
            <text:p>0.077878006540304</text:p>
          </table:table-cell>
          <table:table-cell office:value-type="float" office:value="0.0783707919934891" calcext:value-type="float">
            <text:p>0.078370791993489</text:p>
          </table:table-cell>
          <table:table-cell office:value-type="float" office:value="0.129309010013116" calcext:value-type="float">
            <text:p>0.129309010013116</text:p>
          </table:table-cell>
          <table:table-cell office:value-type="float" office:value="0.134402072913786" calcext:value-type="float">
            <text:p>0.134402072913786</text:p>
          </table:table-cell>
          <table:table-cell office:value-type="float" office:value="0.0889114866713711" calcext:value-type="float">
            <text:p>0.088911486671371</text:p>
          </table:table-cell>
          <table:table-cell office:value-type="float" office:value="0.089298114767719" calcext:value-type="float">
            <text:p>0.089298114767719</text:p>
          </table:table-cell>
          <table:table-cell office:value-type="float" office:value="0.0948917565677969" calcext:value-type="float">
            <text:p>0.094891756567797</text:p>
          </table:table-cell>
          <table:table-cell office:value-type="float" office:value="0.122952755229473" calcext:value-type="float">
            <text:p>0.122952755229473</text:p>
          </table:table-cell>
          <table:table-cell office:value-type="float" office:value="0.13525737423507" calcext:value-type="float">
            <text:p>0.13525737423507</text:p>
          </table:table-cell>
          <table:table-cell office:value-type="float" office:value="0.133435711808707" calcext:value-type="float">
            <text:p>0.133435711808707</text:p>
          </table:table-cell>
          <table:table-cell office:value-type="float" office:value="0.0930227105572717" calcext:value-type="float">
            <text:p>0.093022710557272</text:p>
          </table:table-cell>
          <table:table-cell office:value-type="float" office:value="0.0992740667878595" calcext:value-type="float">
            <text:p>0.09927406678786</text:p>
          </table:table-cell>
          <table:table-cell office:value-type="float" office:value="0.104890178991073" calcext:value-type="float">
            <text:p>0.104890178991073</text:p>
          </table:table-cell>
          <table:table-cell office:value-type="float" office:value="0.115782866351605" calcext:value-type="float">
            <text:p>0.115782866351605</text:p>
          </table:table-cell>
          <table:table-cell office:value-type="float" office:value="0.120457846452874" calcext:value-type="float">
            <text:p>0.120457846452874</text:p>
          </table:table-cell>
          <table:table-cell office:value-type="float" office:value="0.131143546421108" calcext:value-type="float">
            <text:p>0.131143546421108</text:p>
          </table:table-cell>
          <table:table-cell office:value-type="float" office:value="0.127965634653733" calcext:value-type="float">
            <text:p>0.127965634653733</text:p>
          </table:table-cell>
          <table:table-cell office:value-type="float" office:value="0.128084720016916" calcext:value-type="float">
            <text:p>0.128084720016916</text:p>
          </table:table-cell>
          <table:table-cell office:value-type="float" office:value="0.116679803190611" calcext:value-type="float">
            <text:p>0.116679803190611</text:p>
          </table:table-cell>
          <table:table-cell office:value-type="float" office:value="0.107625758766071" calcext:value-type="float">
            <text:p>0.107625758766071</text:p>
          </table:table-cell>
          <table:table-cell office:value-type="float" office:value="0.0968690648373379" calcext:value-type="float">
            <text:p>0.096869064837338</text:p>
          </table:table-cell>
          <table:table-cell office:value-type="float" office:value="0.105193549602796" calcext:value-type="float">
            <text:p>0.105193549602796</text:p>
          </table:table-cell>
          <table:table-cell office:value-type="float" office:value="0.10987940603155" calcext:value-type="float">
            <text:p>0.10987940603155</text:p>
          </table:table-cell>
          <table:table-cell office:value-type="float" office:value="0.122017209535644" calcext:value-type="float">
            <text:p>0.122017209535644</text:p>
          </table:table-cell>
          <table:table-cell office:value-type="float" office:value="0.127735937406841" calcext:value-type="float">
            <text:p>0.127735937406841</text:p>
          </table:table-cell>
          <table:table-cell office:value-type="float" office:value="0.140249667013478" calcext:value-type="float">
            <text:p>0.140249667013478</text:p>
          </table:table-cell>
          <table:table-cell office:value-type="float" office:value="0.139787384957935" calcext:value-type="float">
            <text:p>0.139787384957935</text:p>
          </table:table-cell>
          <table:table-cell office:value-type="float" office:value="0.139808601170685" calcext:value-type="float">
            <text:p>0.139808601170685</text:p>
          </table:table-cell>
          <table:table-cell office:value-type="float" office:value="0.141571783665638" calcext:value-type="float">
            <text:p>0.141571783665638</text:p>
          </table:table-cell>
          <table:table-cell office:value-type="float" office:value="0.110193427994446" calcext:value-type="float">
            <text:p>0.110193427994446</text:p>
          </table:table-cell>
          <table:table-cell office:value-type="float" office:value="0.105064298975607" calcext:value-type="float">
            <text:p>0.105064298975607</text:p>
          </table:table-cell>
          <table:table-cell office:value-type="float" office:value="0.108446093037487" calcext:value-type="float">
            <text:p>0.108446093037487</text:p>
          </table:table-cell>
          <table:table-cell office:value-type="float" office:value="0.120023459690803" calcext:value-type="float">
            <text:p>0.120023459690803</text:p>
          </table:table-cell>
          <table:table-cell office:value-type="float" office:value="0.130504534141811" calcext:value-type="float">
            <text:p>0.130504534141811</text:p>
          </table:table-cell>
          <table:table-cell office:value-type="float" office:value="0.14349079090345" calcext:value-type="float">
            <text:p>0.14349079090345</text:p>
          </table:table-cell>
          <table:table-cell office:value-type="float" office:value="0.142784728712377" calcext:value-type="float">
            <text:p>0.142784728712377</text:p>
          </table:table-cell>
          <table:table-cell office:value-type="float" office:value="0.145269560139422" calcext:value-type="float">
            <text:p>0.145269560139422</text:p>
          </table:table-cell>
          <table:table-cell office:value-type="float" office:value="0.101314411609683" calcext:value-type="float">
            <text:p>0.101314411609683</text:p>
          </table:table-cell>
          <table:table-cell office:value-type="float" office:value="0.105297320301749" calcext:value-type="float">
            <text:p>0.105297320301749</text:p>
          </table:table-cell>
          <table:table-cell office:value-type="float" office:value="0.114483228808787" calcext:value-type="float">
            <text:p>0.114483228808787</text:p>
          </table:table-cell>
          <table:table-cell office:value-type="float" office:value="0.144440036033264" calcext:value-type="float">
            <text:p>0.144440036033264</text:p>
          </table:table-cell>
          <table:table-cell office:value-type="float" office:value="0.144417346289428" calcext:value-type="float">
            <text:p>0.144417346289428</text:p>
          </table:table-cell>
          <table:table-cell office:value-type="float" office:value="0.127079895267686" calcext:value-type="float">
            <text:p>0.127079895267686</text:p>
          </table:table-cell>
          <table:table-cell office:value-type="float" office:value="0.117099032964041" calcext:value-type="float">
            <text:p>0.117099032964041</text:p>
          </table:table-cell>
          <table:table-cell office:value-type="float" office:value="0.118341184005686" calcext:value-type="float">
            <text:p>0.118341184005686</text:p>
          </table:table-cell>
          <table:table-cell office:value-type="float" office:value="0.121335937838351" calcext:value-type="float">
            <text:p>0.121335937838351</text:p>
          </table:table-cell>
          <table:table-cell office:value-type="float" office:value="0.133258980966249" calcext:value-type="float">
            <text:p>0.133258980966249</text:p>
          </table:table-cell>
          <table:table-cell office:value-type="float" office:value="0.136458018161751" calcext:value-type="float">
            <text:p>0.136458018161751</text:p>
          </table:table-cell>
          <table:table-cell office:value-type="float" office:value="0.14063485716764" calcext:value-type="float">
            <text:p>0.14063485716764</text:p>
          </table:table-cell>
          <table:table-cell office:value-type="float" office:value="0.145052740897928" calcext:value-type="float">
            <text:p>0.145052740897928</text:p>
          </table:table-cell>
          <table:table-cell office:value-type="float" office:value="0.146054058051504" calcext:value-type="float">
            <text:p>0.146054058051504</text:p>
          </table:table-cell>
          <table:table-cell office:value-type="float" office:value="0.146393666248334" calcext:value-type="float">
            <text:p>0.146393666248334</text:p>
          </table:table-cell>
          <table:table-cell office:value-type="float" office:value="0.145733727005307" calcext:value-type="float">
            <text:p>0.145733727005307</text:p>
          </table:table-cell>
          <table:table-cell office:value-type="float" office:value="0.130899613889607" calcext:value-type="float">
            <text:p>0.130899613889607</text:p>
          </table:table-cell>
          <table:table-cell office:value-type="float" office:value="0.128031990606693" calcext:value-type="float">
            <text:p>0.128031990606693</text:p>
          </table:table-cell>
          <table:table-cell office:value-type="float" office:value="0.120245480834366" calcext:value-type="float">
            <text:p>0.120245480834366</text:p>
          </table:table-cell>
          <table:table-cell office:value-type="float" office:value="0.124928832790966" calcext:value-type="float">
            <text:p>0.124928832790966</text:p>
          </table:table-cell>
          <table:table-cell office:value-type="float" office:value="0.128844212871738" calcext:value-type="float">
            <text:p>0.128844212871738</text:p>
          </table:table-cell>
          <table:table-cell office:value-type="float" office:value="0.137950100606079" calcext:value-type="float">
            <text:p>0.137950100606079</text:p>
          </table:table-cell>
          <table:table-cell office:value-type="float" office:value="0.142920326485985" calcext:value-type="float">
            <text:p>0.142920326485985</text:p>
          </table:table-cell>
          <table:table-cell office:value-type="float" office:value="0.147112891141309" calcext:value-type="float">
            <text:p>0.147112891141309</text:p>
          </table:table-cell>
          <table:table-cell office:value-type="float" office:value="0.147079911748524" calcext:value-type="float">
            <text:p>0.147079911748524</text:p>
          </table:table-cell>
          <table:table-cell office:value-type="float" office:value="0.14673658763444" calcext:value-type="float">
            <text:p>0.14673658763444</text:p>
          </table:table-cell>
          <table:table-cell office:value-type="float" office:value="0.137517627999808" calcext:value-type="float">
            <text:p>0.137517627999808</text:p>
          </table:table-cell>
          <table:table-cell office:value-type="float" office:value="0.132983420153624" calcext:value-type="float">
            <text:p>0.132983420153624</text:p>
          </table:table-cell>
          <table:table-cell office:value-type="float" office:value="0.128326608744197" calcext:value-type="float">
            <text:p>0.128326608744197</text:p>
          </table:table-cell>
          <table:table-cell office:value-type="float" office:value="0.120591366595263" calcext:value-type="float">
            <text:p>0.120591366595263</text:p>
          </table:table-cell>
          <table:table-cell office:value-type="float" office:value="0.124034015695746" calcext:value-type="float">
            <text:p>0.124034015695746</text:p>
          </table:table-cell>
          <table:table-cell office:value-type="float" office:value="0.123180310086536" calcext:value-type="float">
            <text:p>0.123180310086536</text:p>
          </table:table-cell>
          <table:table-cell office:value-type="float" office:value="0.126867189307561" calcext:value-type="float">
            <text:p>0.126867189307561</text:p>
          </table:table-cell>
          <table:table-cell office:value-type="float" office:value="0.132238890943012" calcext:value-type="float">
            <text:p>0.132238890943012</text:p>
          </table:table-cell>
          <table:table-cell office:value-type="float" office:value="0.13570715258993" calcext:value-type="float">
            <text:p>0.13570715258993</text:p>
          </table:table-cell>
          <table:table-cell office:value-type="float" office:value="0.133649377821189" calcext:value-type="float">
            <text:p>0.133649377821189</text:p>
          </table:table-cell>
          <table:table-cell office:value-type="float" office:value="0.138370119401882" calcext:value-type="float">
            <text:p>0.138370119401882</text:p>
          </table:table-cell>
          <table:table-cell office:value-type="float" office:value="0.144214770309112" calcext:value-type="float">
            <text:p>0.144214770309112</text:p>
          </table:table-cell>
          <table:table-cell office:value-type="float" office:value="0.142571163075104" calcext:value-type="float">
            <text:p>0.142571163075104</text:p>
          </table:table-cell>
          <table:table-cell office:value-type="float" office:value="0.143166384789816" calcext:value-type="float">
            <text:p>0.143166384789816</text:p>
          </table:table-cell>
          <table:table-cell office:value-type="float" office:value="0.142552467247228" calcext:value-type="float">
            <text:p>0.142552467247228</text:p>
          </table:table-cell>
          <table:table-cell office:value-type="float" office:value="0.132589784983013" calcext:value-type="float">
            <text:p>0.132589784983013</text:p>
          </table:table-cell>
          <table:table-cell office:value-type="float" office:value="0.128764760430026" calcext:value-type="float">
            <text:p>0.128764760430026</text:p>
          </table:table-cell>
          <table:table-cell office:value-type="float" office:value="0.124806400599438" calcext:value-type="float">
            <text:p>0.124806400599438</text:p>
          </table:table-cell>
          <table:table-cell office:value-type="float" office:value="0.127891360398966" calcext:value-type="float">
            <text:p>0.127891360398966</text:p>
          </table:table-cell>
          <table:table-cell office:value-type="float" office:value="0.135974151700617" calcext:value-type="float">
            <text:p>0.135974151700617</text:p>
          </table:table-cell>
          <table:table-cell office:value-type="float" office:value="0.134659630023771" calcext:value-type="float">
            <text:p>0.134659630023771</text:p>
          </table:table-cell>
          <table:table-cell office:value-type="float" office:value="0.138063107150596" calcext:value-type="float">
            <text:p>0.138063107150596</text:p>
          </table:table-cell>
          <table:table-cell office:value-type="float" office:value="0.144917035130276" calcext:value-type="float">
            <text:p>0.144917035130276</text:p>
          </table:table-cell>
          <table:table-cell office:value-type="float" office:value="0.145010785691766" calcext:value-type="float">
            <text:p>0.145010785691766</text:p>
          </table:table-cell>
          <table:table-cell office:value-type="float" office:value="0.144989730131426" calcext:value-type="float">
            <text:p>0.144989730131426</text:p>
          </table:table-cell>
          <table:table-cell office:value-type="float" office:value="0.145206706083266" calcext:value-type="float">
            <text:p>0.145206706083266</text:p>
          </table:table-cell>
          <table:table-cell office:value-type="float" office:value="0.142033254621402" calcext:value-type="float">
            <text:p>0.142033254621402</text:p>
          </table:table-cell>
          <table:table-cell office:value-type="float" office:value="0.138495018652219" calcext:value-type="float">
            <text:p>0.138495018652219</text:p>
          </table:table-cell>
          <table:table-cell office:value-type="float" office:value="0.132317696494758" calcext:value-type="float">
            <text:p>0.132317696494758</text:p>
          </table:table-cell>
          <table:table-cell office:value-type="float" office:value="0.125730861463165" calcext:value-type="float">
            <text:p>0.125730861463165</text:p>
          </table:table-cell>
          <table:table-cell office:value-type="float" office:value="0.119505789692319" calcext:value-type="float">
            <text:p>0.119505789692319</text:p>
          </table:table-cell>
          <table:table-cell office:value-type="float" office:value="0.124074184596985" calcext:value-type="float">
            <text:p>0.124074184596985</text:p>
          </table:table-cell>
          <table:table-cell office:value-type="float" office:value="0.125980983578446" calcext:value-type="float">
            <text:p>0.125980983578446</text:p>
          </table:table-cell>
          <table:table-cell office:value-type="float" office:value="0.135268221479658" calcext:value-type="float">
            <text:p>0.135268221479658</text:p>
          </table:table-cell>
          <table:table-cell office:value-type="float" office:value="0.144062635659424" calcext:value-type="float">
            <text:p>0.144062635659424</text:p>
          </table:table-cell>
          <table:table-cell office:value-type="float" office:value="0.147117426326532" calcext:value-type="float">
            <text:p>0.147117426326532</text:p>
          </table:table-cell>
          <table:table-cell office:value-type="float" office:value="0.148365221140687" calcext:value-type="float">
            <text:p>0.148365221140687</text:p>
          </table:table-cell>
          <table:table-cell office:value-type="float" office:value="0.124304911979517" calcext:value-type="float">
            <text:p>0.124304911979517</text:p>
          </table:table-cell>
          <table:table-cell office:value-type="float" office:value="0.11875536499392" calcext:value-type="float">
            <text:p>0.11875536499392</text:p>
          </table:table-cell>
          <table:table-cell office:value-type="float" office:value="0.12128369538786" calcext:value-type="float">
            <text:p>0.12128369538786</text:p>
          </table:table-cell>
          <table:table-cell office:value-type="float" office:value="0.123595987578005" calcext:value-type="float">
            <text:p>0.123595987578005</text:p>
          </table:table-cell>
          <table:table-cell office:value-type="float" office:value="0.132554121610578" calcext:value-type="float">
            <text:p>0.132554121610578</text:p>
          </table:table-cell>
          <table:table-cell office:value-type="float" office:value="0.132773914487475" calcext:value-type="float">
            <text:p>0.132773914487475</text:p>
          </table:table-cell>
          <table:table-cell office:value-type="float" office:value="0.140753685845614" calcext:value-type="float">
            <text:p>0.140753685845614</text:p>
          </table:table-cell>
          <table:table-cell office:value-type="float" office:value="0.146606577904046" calcext:value-type="float">
            <text:p>0.146606577904046</text:p>
          </table:table-cell>
          <table:table-cell office:value-type="float" office:value="0.146351350691891" calcext:value-type="float">
            <text:p>0.146351350691891</text:p>
          </table:table-cell>
          <table:table-cell office:value-type="float" office:value="0.12252790196501" calcext:value-type="float">
            <text:p>0.12252790196501</text:p>
          </table:table-cell>
          <table:table-cell office:value-type="float" office:value="0.115321407935971" calcext:value-type="float">
            <text:p>0.115321407935971</text:p>
          </table:table-cell>
          <table:table-cell office:value-type="float" office:value="0.117078285640925" calcext:value-type="float">
            <text:p>0.117078285640925</text:p>
          </table:table-cell>
          <table:table-cell office:value-type="float" office:value="0.126857922607222" calcext:value-type="float">
            <text:p>0.126857922607222</text:p>
          </table:table-cell>
          <table:table-cell office:value-type="float" office:value="0.131798893590005" calcext:value-type="float">
            <text:p>0.131798893590005</text:p>
          </table:table-cell>
          <table:table-cell office:value-type="float" office:value="0.143167206728658" calcext:value-type="float">
            <text:p>0.143167206728658</text:p>
          </table:table-cell>
          <table:table-cell office:value-type="float" office:value="0.143706163012959" calcext:value-type="float">
            <text:p>0.143706163012959</text:p>
          </table:table-cell>
          <table:table-cell office:value-type="float" office:value="0.14426049755707" calcext:value-type="float">
            <text:p>0.14426049755707</text:p>
          </table:table-cell>
          <table:table-cell office:value-type="float" office:value="0.136057646687566" calcext:value-type="float">
            <text:p>0.136057646687566</text:p>
          </table:table-cell>
          <table:table-cell office:value-type="float" office:value="0.128218806335905" calcext:value-type="float">
            <text:p>0.128218806335905</text:p>
          </table:table-cell>
          <table:table-cell office:value-type="float" office:value="0.122602238181612" calcext:value-type="float">
            <text:p>0.122602238181612</text:p>
          </table:table-cell>
          <table:table-cell office:value-type="float" office:value="0.129973464808421" calcext:value-type="float">
            <text:p>0.129973464808421</text:p>
          </table:table-cell>
          <table:table-cell office:value-type="float" office:value="0.146350608276088" calcext:value-type="float">
            <text:p>0.146350608276088</text:p>
          </table:table-cell>
          <table:table-cell office:value-type="float" office:value="0.150081398606912" calcext:value-type="float">
            <text:p>0.150081398606912</text:p>
          </table:table-cell>
          <table:table-cell office:value-type="float" office:value="0.165342170356548" calcext:value-type="float">
            <text:p>0.165342170356548</text:p>
          </table:table-cell>
          <table:table-cell office:value-type="float" office:value="0.166299852722162" calcext:value-type="float">
            <text:p>0.166299852722162</text:p>
          </table:table-cell>
          <table:table-cell office:value-type="float" office:value="0.162335467044659" calcext:value-type="float">
            <text:p>0.162335467044659</text:p>
          </table:table-cell>
          <table:table-cell office:value-type="float" office:value="0.14608682803071" calcext:value-type="float">
            <text:p>0.14608682803071</text:p>
          </table:table-cell>
          <table:table-cell office:value-type="float" office:value="0.155752454174824" calcext:value-type="float">
            <text:p>0.155752454174824</text:p>
          </table:table-cell>
          <table:table-cell office:value-type="float" office:value="0.169814357767024" calcext:value-type="float">
            <text:p>0.169814357767024</text:p>
          </table:table-cell>
          <table:table-cell office:value-type="float" office:value="0.17123957750098" calcext:value-type="float">
            <text:p>0.17123957750098</text:p>
          </table:table-cell>
          <table:table-cell office:value-type="float" office:value="0.179408580220196" calcext:value-type="float">
            <text:p>0.179408580220196</text:p>
          </table:table-cell>
          <table:table-cell office:value-type="float" office:value="0.180212883166983" calcext:value-type="float">
            <text:p>0.180212883166983</text:p>
          </table:table-cell>
          <table:table-cell office:value-type="float" office:value="0.178484016576577" calcext:value-type="float">
            <text:p>0.178484016576577</text:p>
          </table:table-cell>
          <table:table-cell office:value-type="float" office:value="0.169127768543308" calcext:value-type="float">
            <text:p>0.169127768543308</text:p>
          </table:table-cell>
          <table:table-cell office:value-type="float" office:value="0.154082164998759" calcext:value-type="float">
            <text:p>0.154082164998759</text:p>
          </table:table-cell>
          <table:table-cell office:value-type="float" office:value="0.156624143154242" calcext:value-type="float">
            <text:p>0.156624143154242</text:p>
          </table:table-cell>
          <table:table-cell office:value-type="float" office:value="0.160941908057531" calcext:value-type="float">
            <text:p>0.160941908057531</text:p>
          </table:table-cell>
          <table:table-cell office:value-type="float" office:value="0.167569228776034" calcext:value-type="float">
            <text:p>0.167569228776034</text:p>
          </table:table-cell>
          <table:table-cell office:value-type="float" office:value="0.172990068461584" calcext:value-type="float">
            <text:p>0.172990068461584</text:p>
          </table:table-cell>
          <table:table-cell office:value-type="float" office:value="0.173780827482064" calcext:value-type="float">
            <text:p>0.173780827482064</text:p>
          </table:table-cell>
          <table:table-cell office:value-type="float" office:value="0.180241327494066" calcext:value-type="float">
            <text:p>0.180241327494066</text:p>
          </table:table-cell>
          <table:table-cell office:value-type="float" office:value="0.182208471209012" calcext:value-type="float">
            <text:p>0.182208471209012</text:p>
          </table:table-cell>
          <table:table-cell office:value-type="float" office:value="0.182988446977583" calcext:value-type="float">
            <text:p>0.182988446977583</text:p>
          </table:table-cell>
          <table:table-cell office:value-type="float" office:value="0.18304486119457" calcext:value-type="float">
            <text:p>0.18304486119457</text:p>
          </table:table-cell>
          <table:table-cell office:value-type="float" office:value="0.179999127980586" calcext:value-type="float">
            <text:p>0.179999127980586</text:p>
          </table:table-cell>
          <table:table-cell office:value-type="float" office:value="0.147810105973637" calcext:value-type="float">
            <text:p>0.147810105973637</text:p>
          </table:table-cell>
          <table:table-cell office:value-type="float" office:value="0.150713771870486" calcext:value-type="float">
            <text:p>0.150713771870486</text:p>
          </table:table-cell>
          <table:table-cell office:value-type="float" office:value="0.170281764028339" calcext:value-type="float">
            <text:p>0.170281764028339</text:p>
          </table:table-cell>
          <table:table-cell office:value-type="float" office:value="0.174986181186085" calcext:value-type="float">
            <text:p>0.174986181186085</text:p>
          </table:table-cell>
          <table:table-cell office:value-type="float" office:value="0.18536134575335" calcext:value-type="float">
            <text:p>0.18536134575335</text:p>
          </table:table-cell>
          <table:table-cell office:value-type="float" office:value="0.187038711071027" calcext:value-type="float">
            <text:p>0.187038711071027</text:p>
          </table:table-cell>
          <table:table-cell office:value-type="float" office:value="0.187829175339803" calcext:value-type="float">
            <text:p>0.187829175339803</text:p>
          </table:table-cell>
          <table:table-cell office:value-type="float" office:value="0.148015188436756" calcext:value-type="float">
            <text:p>0.148015188436756</text:p>
          </table:table-cell>
          <table:table-cell office:value-type="float" office:value="0.143124217835452" calcext:value-type="float">
            <text:p>0.143124217835452</text:p>
          </table:table-cell>
          <table:table-cell office:value-type="float" office:value="0.146420036364757" calcext:value-type="float">
            <text:p>0.146420036364757</text:p>
          </table:table-cell>
          <table:table-cell office:value-type="float" office:value="0.170432716815941" calcext:value-type="float">
            <text:p>0.170432716815941</text:p>
          </table:table-cell>
          <table:table-cell office:value-type="float" office:value="0.181876754282338" calcext:value-type="float">
            <text:p>0.181876754282338</text:p>
          </table:table-cell>
          <table:table-cell office:value-type="float" office:value="0.184940139768271" calcext:value-type="float">
            <text:p>0.184940139768271</text:p>
          </table:table-cell>
          <table:table-cell office:value-type="float" office:value="0.186918400207148" calcext:value-type="float">
            <text:p>0.186918400207148</text:p>
          </table:table-cell>
          <table:table-cell office:value-type="float" office:value="0.140541592444343" calcext:value-type="float">
            <text:p>0.140541592444343</text:p>
          </table:table-cell>
          <table:table-cell office:value-type="float" office:value="0.146285913091728" calcext:value-type="float">
            <text:p>0.146285913091728</text:p>
          </table:table-cell>
          <table:table-cell office:value-type="float" office:value="0.162470159789161" calcext:value-type="float">
            <text:p>0.162470159789161</text:p>
          </table:table-cell>
          <table:table-cell office:value-type="float" office:value="0.173824122370735" calcext:value-type="float">
            <text:p>0.173824122370735</text:p>
          </table:table-cell>
          <table:table-cell office:value-type="float" office:value="0.171698957066799" calcext:value-type="float">
            <text:p>0.171698957066799</text:p>
          </table:table-cell>
          <table:table-cell office:value-type="float" office:value="0.135030854203628" calcext:value-type="float">
            <text:p>0.135030854203628</text:p>
          </table:table-cell>
          <table:table-cell office:value-type="float" office:value="0.136792576388628" calcext:value-type="float">
            <text:p>0.136792576388628</text:p>
          </table:table-cell>
          <table:table-cell office:value-type="float" office:value="0.140440522295927" calcext:value-type="float">
            <text:p>0.140440522295927</text:p>
          </table:table-cell>
          <table:table-cell office:value-type="float" office:value="0.146113585314379" calcext:value-type="float">
            <text:p>0.146113585314379</text:p>
          </table:table-cell>
          <table:table-cell office:value-type="float" office:value="0.155284817572357" calcext:value-type="float">
            <text:p>0.155284817572357</text:p>
          </table:table-cell>
          <table:table-cell office:value-type="float" office:value="0.155777977471653" calcext:value-type="float">
            <text:p>0.155777977471653</text:p>
          </table:table-cell>
          <table:table-cell office:value-type="float" office:value="0.163926355923512" calcext:value-type="float">
            <text:p>0.163926355923512</text:p>
          </table:table-cell>
          <table:table-cell office:value-type="float" office:value="0.169539918138653" calcext:value-type="float">
            <text:p>0.169539918138653</text:p>
          </table:table-cell>
          <table:table-cell office:value-type="float" office:value="0.168766419643347" calcext:value-type="float">
            <text:p>0.168766419643347</text:p>
          </table:table-cell>
          <table:table-cell office:value-type="float" office:value="0.144600036949993" calcext:value-type="float">
            <text:p>0.144600036949993</text:p>
          </table:table-cell>
          <table:table-cell office:value-type="float" office:value="0.130707007810494" calcext:value-type="float">
            <text:p>0.130707007810494</text:p>
          </table:table-cell>
          <table:table-cell office:value-type="float" office:value="0.131516476994311" calcext:value-type="float">
            <text:p>0.131516476994311</text:p>
          </table:table-cell>
          <table:table-cell office:value-type="float" office:value="0.134440542814918" calcext:value-type="float">
            <text:p>0.134440542814918</text:p>
          </table:table-cell>
          <table:table-cell office:value-type="float" office:value="0.141958710445259" calcext:value-type="float">
            <text:p>0.141958710445259</text:p>
          </table:table-cell>
          <table:table-cell office:value-type="float" office:value="0.147089086041017" calcext:value-type="float">
            <text:p>0.147089086041017</text:p>
          </table:table-cell>
          <table:table-cell office:value-type="float" office:value="0.151376550908851" calcext:value-type="float">
            <text:p>0.151376550908851</text:p>
          </table:table-cell>
          <table:table-cell office:value-type="float" office:value="0.151719724929046" calcext:value-type="float">
            <text:p>0.151719724929046</text:p>
          </table:table-cell>
          <table:table-cell office:value-type="float" office:value="0.163926725562206" calcext:value-type="float">
            <text:p>0.163926725562206</text:p>
          </table:table-cell>
          <table:table-cell office:value-type="float" office:value="0.166331228423531" calcext:value-type="float">
            <text:p>0.166331228423531</text:p>
          </table:table-cell>
          <table:table-cell office:value-type="float" office:value="0.166781774656264" calcext:value-type="float">
            <text:p>0.166781774656264</text:p>
          </table:table-cell>
          <table:table-cell office:value-type="float" office:value="0.155208120143274" calcext:value-type="float">
            <text:p>0.155208120143274</text:p>
          </table:table-cell>
          <table:table-cell office:value-type="float" office:value="0.145743861550182" calcext:value-type="float">
            <text:p>0.145743861550182</text:p>
          </table:table-cell>
          <table:table-cell office:value-type="float" office:value="0.141731403578068" calcext:value-type="float">
            <text:p>0.141731403578068</text:p>
          </table:table-cell>
          <table:table-cell office:value-type="float" office:value="0.140305673670853" calcext:value-type="float">
            <text:p>0.140305673670853</text:p>
          </table:table-cell>
          <table:table-cell office:value-type="float" office:value="0.145276086467118" calcext:value-type="float">
            <text:p>0.145276086467118</text:p>
          </table:table-cell>
          <table:table-cell office:value-type="float" office:value="0.15265574742928" calcext:value-type="float">
            <text:p>0.15265574742928</text:p>
          </table:table-cell>
          <table:table-cell office:value-type="float" office:value="0.152708427382418" calcext:value-type="float">
            <text:p>0.152708427382418</text:p>
          </table:table-cell>
          <table:table-cell office:value-type="float" office:value="0.156996172751465" calcext:value-type="float">
            <text:p>0.156996172751465</text:p>
          </table:table-cell>
          <table:table-cell office:value-type="float" office:value="0.163658162673897" calcext:value-type="float">
            <text:p>0.163658162673897</text:p>
          </table:table-cell>
          <table:table-cell office:value-type="float" office:value="0.163374713146328" calcext:value-type="float">
            <text:p>0.163374713146328</text:p>
          </table:table-cell>
          <table:table-cell office:value-type="float" office:value="0.1635769605379" calcext:value-type="float">
            <text:p>0.1635769605379</text:p>
          </table:table-cell>
          <table:table-cell office:value-type="float" office:value="0.162433026459764" calcext:value-type="float">
            <text:p>0.162433026459764</text:p>
          </table:table-cell>
          <table:table-cell office:value-type="float" office:value="0.151993172312832" calcext:value-type="float">
            <text:p>0.151993172312832</text:p>
          </table:table-cell>
          <table:table-cell office:value-type="float" office:value="0.145983530214586" calcext:value-type="float">
            <text:p>0.145983530214586</text:p>
          </table:table-cell>
          <table:table-cell office:value-type="float" office:value="0.140412141447293" calcext:value-type="float">
            <text:p>0.140412141447293</text:p>
          </table:table-cell>
          <table:table-cell office:value-type="float" office:value="0.144285207595607" calcext:value-type="float">
            <text:p>0.144285207595607</text:p>
          </table:table-cell>
          <table:table-cell office:value-type="float" office:value="0.150621265668092" calcext:value-type="float">
            <text:p>0.150621265668092</text:p>
          </table:table-cell>
          <table:table-cell office:value-type="float" office:value="0.154634507303874" calcext:value-type="float">
            <text:p>0.154634507303874</text:p>
          </table:table-cell>
          <table:table-cell office:value-type="float" office:value="0.157496363234911" calcext:value-type="float">
            <text:p>0.157496363234911</text:p>
          </table:table-cell>
          <table:table-cell office:value-type="float" office:value="0.164771015826549" calcext:value-type="float">
            <text:p>0.164771015826549</text:p>
          </table:table-cell>
          <table:table-cell office:value-type="float" office:value="0.165809986914381" calcext:value-type="float">
            <text:p>0.165809986914381</text:p>
          </table:table-cell>
          <table:table-cell office:value-type="float" office:value="0.165421989683252" calcext:value-type="float">
            <text:p>0.165421989683252</text:p>
          </table:table-cell>
          <table:table-cell office:value-type="float" office:value="0.162491916982278" calcext:value-type="float">
            <text:p>0.162491916982278</text:p>
          </table:table-cell>
          <table:table-cell office:value-type="float" office:value="0.158718760630716" calcext:value-type="float">
            <text:p>0.158718760630716</text:p>
          </table:table-cell>
          <table:table-cell office:value-type="float" office:value="0.153893537498441" calcext:value-type="float">
            <text:p>0.153893537498441</text:p>
          </table:table-cell>
          <table:table-cell office:value-type="float" office:value="0.15605381821591" calcext:value-type="float">
            <text:p>0.15605381821591</text:p>
          </table:table-cell>
          <table:table-cell office:value-type="float" office:value="0.148413902225541" calcext:value-type="float">
            <text:p>0.148413902225541</text:p>
          </table:table-cell>
          <table:table-cell office:value-type="float" office:value="0.150051374654629" calcext:value-type="float">
            <text:p>0.150051374654629</text:p>
          </table:table-cell>
          <table:table-cell office:value-type="float" office:value="0.152675814267778" calcext:value-type="float">
            <text:p>0.152675814267778</text:p>
          </table:table-cell>
          <table:table-cell office:value-type="float" office:value="0.153695294788018" calcext:value-type="float">
            <text:p>0.153695294788018</text:p>
          </table:table-cell>
          <table:table-cell office:value-type="float" office:value="0.160506386760127" calcext:value-type="float">
            <text:p>0.160506386760127</text:p>
          </table:table-cell>
          <table:table-cell office:value-type="float" office:value="0.165318214299196" calcext:value-type="float">
            <text:p>0.165318214299196</text:p>
          </table:table-cell>
          <table:table-cell office:value-type="float" office:value="0.170703221058131" calcext:value-type="float">
            <text:p>0.170703221058131</text:p>
          </table:table-cell>
          <table:table-cell office:value-type="float" office:value="0.173193026074957" calcext:value-type="float">
            <text:p>0.173193026074957</text:p>
          </table:table-cell>
          <table:table-cell office:value-type="float" office:value="0.174436108386575" calcext:value-type="float">
            <text:p>0.174436108386575</text:p>
          </table:table-cell>
          <table:table-cell office:value-type="float" office:value="0.174634701425929" calcext:value-type="float">
            <text:p>0.174634701425929</text:p>
          </table:table-cell>
          <table:table-cell office:value-type="float" office:value="0.173702542250337" calcext:value-type="float">
            <text:p>0.173702542250337</text:p>
          </table:table-cell>
          <table:table-cell office:value-type="float" office:value="0.168872179362235" calcext:value-type="float">
            <text:p>0.168872179362235</text:p>
          </table:table-cell>
          <table:table-cell office:value-type="float" office:value="0.165932124488605" calcext:value-type="float">
            <text:p>0.165932124488605</text:p>
          </table:table-cell>
          <table:table-cell office:value-type="float" office:value="0.159223839615972" calcext:value-type="float">
            <text:p>0.159223839615972</text:p>
          </table:table-cell>
          <table:table-cell office:value-type="float" office:value="0.164400159853739" calcext:value-type="float">
            <text:p>0.164400159853739</text:p>
          </table:table-cell>
          <table:table-cell office:value-type="float" office:value="0.176584671151556" calcext:value-type="float">
            <text:p>0.176584671151556</text:p>
          </table:table-cell>
          <table:table-cell office:value-type="float" office:value="0.175644549302659" calcext:value-type="float">
            <text:p>0.175644549302659</text:p>
          </table:table-cell>
          <table:table-cell office:value-type="float" office:value="0.183044735949072" calcext:value-type="float">
            <text:p>0.183044735949072</text:p>
          </table:table-cell>
          <table:table-cell office:value-type="float" office:value="0.184961457337669" calcext:value-type="float">
            <text:p>0.184961457337669</text:p>
          </table:table-cell>
          <table:table-cell office:value-type="float" office:value="0.185050387537608" calcext:value-type="float">
            <text:p>0.185050387537608</text:p>
          </table:table-cell>
          <table:table-cell office:value-type="float" office:value="0.16073169687597" calcext:value-type="float">
            <text:p>0.16073169687597</text:p>
          </table:table-cell>
          <table:table-cell office:value-type="float" office:value="0.158546468478268" calcext:value-type="float">
            <text:p>0.158546468478268</text:p>
          </table:table-cell>
          <table:table-cell office:value-type="float" office:value="0.160506209074825" calcext:value-type="float">
            <text:p>0.160506209074825</text:p>
          </table:table-cell>
          <table:table-cell office:value-type="float" office:value="0.163673916767999" calcext:value-type="float">
            <text:p>0.163673916767999</text:p>
          </table:table-cell>
          <table:table-cell office:value-type="float" office:value="0.167794453255187" calcext:value-type="float">
            <text:p>0.167794453255187</text:p>
          </table:table-cell>
          <table:table-cell office:value-type="float" office:value="0.1746033080907" calcext:value-type="float">
            <text:p>0.1746033080907</text:p>
          </table:table-cell>
          <table:table-cell office:value-type="float" office:value="0.178574878655814" calcext:value-type="float">
            <text:p>0.178574878655814</text:p>
          </table:table-cell>
          <table:table-cell office:value-type="float" office:value="0.183354641765934" calcext:value-type="float">
            <text:p>0.183354641765934</text:p>
          </table:table-cell>
          <table:table-cell office:value-type="float" office:value="0.182543980158928" calcext:value-type="float">
            <text:p>0.182543980158928</text:p>
          </table:table-cell>
          <table:table-cell office:value-type="float" office:value="0.180528660047906" calcext:value-type="float">
            <text:p>0.180528660047906</text:p>
          </table:table-cell>
          <table:table-cell office:value-type="float" office:value="0.168569000336707" calcext:value-type="float">
            <text:p>0.168569000336707</text:p>
          </table:table-cell>
          <table:table-cell office:value-type="float" office:value="0.165675905802102" calcext:value-type="float">
            <text:p>0.165675905802102</text:p>
          </table:table-cell>
          <table:table-cell office:value-type="float" office:value="0.158524664031839" calcext:value-type="float">
            <text:p>0.158524664031839</text:p>
          </table:table-cell>
          <table:table-cell office:value-type="float" office:value="0.164004620800165" calcext:value-type="float">
            <text:p>0.164004620800165</text:p>
          </table:table-cell>
          <table:table-cell office:value-type="float" office:value="0.174505091437205" calcext:value-type="float">
            <text:p>0.174505091437205</text:p>
          </table:table-cell>
          <table:table-cell office:value-type="float" office:value="0.177955359841772" calcext:value-type="float">
            <text:p>0.177955359841772</text:p>
          </table:table-cell>
          <table:table-cell office:value-type="float" office:value="0.185704025385693" calcext:value-type="float">
            <text:p>0.185704025385693</text:p>
          </table:table-cell>
          <table:table-cell office:value-type="float" office:value="0.187032339812381" calcext:value-type="float">
            <text:p>0.187032339812381</text:p>
          </table:table-cell>
          <table:table-cell office:value-type="float" office:value="0.184151432738634" calcext:value-type="float">
            <text:p>0.184151432738634</text:p>
          </table:table-cell>
          <table:table-cell office:value-type="float" office:value="0.182506501621657" calcext:value-type="float">
            <text:p>0.182506501621657</text:p>
          </table:table-cell>
          <table:table-cell office:value-type="float" office:value="0.169185984420467" calcext:value-type="float">
            <text:p>0.169185984420467</text:p>
          </table:table-cell>
          <table:table-cell office:value-type="float" office:value="0.164985028819202" calcext:value-type="float">
            <text:p>0.164985028819202</text:p>
          </table:table-cell>
          <table:table-cell office:value-type="float" office:value="0.160989456961568" calcext:value-type="float">
            <text:p>0.160989456961568</text:p>
          </table:table-cell>
          <table:table-cell office:value-type="float" office:value="0.157312792457494" calcext:value-type="float">
            <text:p>0.157312792457494</text:p>
          </table:table-cell>
          <table:table-cell office:value-type="float" office:value="0.176061139601851" calcext:value-type="float">
            <text:p>0.176061139601851</text:p>
          </table:table-cell>
          <table:table-cell office:value-type="float" office:value="0.180966802471295" calcext:value-type="float">
            <text:p>0.180966802471295</text:p>
          </table:table-cell>
          <table:table-cell office:value-type="float" office:value="0.18495044003396" calcext:value-type="float">
            <text:p>0.18495044003396</text:p>
          </table:table-cell>
          <table:table-cell office:value-type="float" office:value="0.193312486396908" calcext:value-type="float">
            <text:p>0.193312486396908</text:p>
          </table:table-cell>
          <table:table-cell office:value-type="float" office:value="0.193616950528039" calcext:value-type="float">
            <text:p>0.193616950528039</text:p>
          </table:table-cell>
          <table:table-cell office:value-type="float" office:value="0.193566638649697" calcext:value-type="float">
            <text:p>0.193566638649697</text:p>
          </table:table-cell>
          <table:table-cell office:value-type="float" office:value="0.187690712879021" calcext:value-type="float">
            <text:p>0.187690712879021</text:p>
          </table:table-cell>
          <table:table-cell office:value-type="float" office:value="0.157472714784396" calcext:value-type="float">
            <text:p>0.157472714784396</text:p>
          </table:table-cell>
          <table:table-cell office:value-type="float" office:value="0.187649064483382" calcext:value-type="float">
            <text:p>0.187649064483382</text:p>
          </table:table-cell>
          <table:table-cell office:value-type="float" office:value="0.196109354431904" calcext:value-type="float">
            <text:p>0.196109354431904</text:p>
          </table:table-cell>
          <table:table-cell office:value-type="float" office:value="0.197198190904451" calcext:value-type="float">
            <text:p>0.197198190904451</text:p>
          </table:table-cell>
          <table:table-cell office:value-type="float" office:value="0.20056446560174" calcext:value-type="float">
            <text:p>0.20056446560174</text:p>
          </table:table-cell>
          <table:table-cell office:value-type="float" office:value="0.158626353309144" calcext:value-type="float">
            <text:p>0.158626353309144</text:p>
          </table:table-cell>
          <table:table-cell office:value-type="float" office:value="0.15810786633076" calcext:value-type="float">
            <text:p>0.15810786633076</text:p>
          </table:table-cell>
          <table:table-cell office:value-type="float" office:value="0.196345994794335" calcext:value-type="float">
            <text:p>0.196345994794335</text:p>
          </table:table-cell>
          <table:table-cell office:value-type="float" office:value="0.19760465376632" calcext:value-type="float">
            <text:p>0.19760465376632</text:p>
          </table:table-cell>
          <table:table-cell office:value-type="float" office:value="0.161269598913566" calcext:value-type="float">
            <text:p>0.161269598913566</text:p>
          </table:table-cell>
          <table:table-cell office:value-type="float" office:value="0.197937996575057" calcext:value-type="float">
            <text:p>0.197937996575057</text:p>
          </table:table-cell>
          <table:table-cell office:value-type="float" office:value="0.19705432255419" calcext:value-type="float">
            <text:p>0.19705432255419</text:p>
          </table:table-cell>
          <table:table-cell office:value-type="float" office:value="0.161909388983124" calcext:value-type="float">
            <text:p>0.161909388983124</text:p>
          </table:table-cell>
          <table:table-cell office:value-type="float" office:value="0.186919420288864" calcext:value-type="float">
            <text:p>0.186919420288864</text:p>
          </table:table-cell>
          <table:table-cell office:value-type="float" office:value="0.193148443753731" calcext:value-type="float">
            <text:p>0.193148443753731</text:p>
          </table:table-cell>
          <table:table-cell office:value-type="float" office:value="0.194933326069179" calcext:value-type="float">
            <text:p>0.194933326069179</text:p>
          </table:table-cell>
          <table:table-cell office:value-type="float" office:value="0.193064066736748" calcext:value-type="float">
            <text:p>0.193064066736748</text:p>
          </table:table-cell>
          <table:table-cell office:value-type="float" office:value="0.185891372544053" calcext:value-type="float">
            <text:p>0.185891372544053</text:p>
          </table:table-cell>
          <table:table-cell office:value-type="float" office:value="0.175140612472256" calcext:value-type="float">
            <text:p>0.175140612472256</text:p>
          </table:table-cell>
          <table:table-cell office:value-type="float" office:value="0.167660471211435" calcext:value-type="float">
            <text:p>0.167660471211435</text:p>
          </table:table-cell>
          <table:table-cell office:value-type="float" office:value="0.210059571135064" calcext:value-type="float">
            <text:p>0.210059571135064</text:p>
          </table:table-cell>
          <table:table-cell office:value-type="float" office:value="0.184087871752356" calcext:value-type="float">
            <text:p>0.184087871752356</text:p>
          </table:table-cell>
          <table:table-cell office:value-type="float" office:value="0.174559622133043" calcext:value-type="float">
            <text:p>0.174559622133043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8952554125452" calcext:value-type="float">
            <text:p>-0.012895255412545</text:p>
          </table:table-cell>
          <table:table-cell office:value-type="float" office:value="-0.0129273731421905" calcext:value-type="float">
            <text:p>-0.012927373142191</text:p>
          </table:table-cell>
          <table:table-cell office:value-type="float" office:value="-0.0129040070137388" calcext:value-type="float">
            <text:p>-0.012904007013739</text:p>
          </table:table-cell>
          <table:table-cell office:value-type="float" office:value="-0.0129238281470602" calcext:value-type="float">
            <text:p>-0.01292382814706</text:p>
          </table:table-cell>
          <table:table-cell office:value-type="float" office:value="-0.0128566906595848" calcext:value-type="float">
            <text:p>-0.012856690659585</text:p>
          </table:table-cell>
          <table:table-cell office:value-type="float" office:value="-0.012918450459425" calcext:value-type="float">
            <text:p>-0.012918450459425</text:p>
          </table:table-cell>
          <table:table-cell office:value-type="float" office:value="-0.0129142593442271" calcext:value-type="float">
            <text:p>-0.012914259344227</text:p>
          </table:table-cell>
          <table:table-cell office:value-type="float" office:value="-0.0129136362251922" calcext:value-type="float">
            <text:p>-0.012913636225192</text:p>
          </table:table-cell>
          <table:table-cell office:value-type="float" office:value="-0.0129213363481437" calcext:value-type="float">
            <text:p>-0.012921336348144</text:p>
          </table:table-cell>
          <table:table-cell office:value-type="float" office:value="-0.0129155110873256" calcext:value-type="float">
            <text:p>-0.012915511087326</text:p>
          </table:table-cell>
          <table:table-cell office:value-type="float" office:value="-0.0129190286340647" calcext:value-type="float">
            <text:p>-0.012919028634065</text:p>
          </table:table-cell>
          <table:table-cell office:value-type="float" office:value="-0.0128685680845773" calcext:value-type="float">
            <text:p>-0.012868568084577</text:p>
          </table:table-cell>
          <table:table-cell office:value-type="float" office:value="-0.0128982998668884" calcext:value-type="float">
            <text:p>-0.012898299866888</text:p>
          </table:table-cell>
          <table:table-cell office:value-type="float" office:value="-0.0129265868729506" calcext:value-type="float">
            <text:p>-0.012926586872951</text:p>
          </table:table-cell>
          <table:table-cell office:value-type="float" office:value="-0.0128748826482394" calcext:value-type="float">
            <text:p>-0.012874882648239</text:p>
          </table:table-cell>
          <table:table-cell office:value-type="float" office:value="-0.0128691001312643" calcext:value-type="float">
            <text:p>-0.012869100131264</text:p>
          </table:table-cell>
          <table:table-cell office:value-type="float" office:value="-0.0129266758137556" calcext:value-type="float">
            <text:p>-0.012926675813756</text:p>
          </table:table-cell>
          <table:table-cell office:value-type="float" office:value="-0.0128639088909609" calcext:value-type="float">
            <text:p>-0.012863908890961</text:p>
          </table:table-cell>
          <table:table-cell office:value-type="float" office:value="-0.0129153477802366" calcext:value-type="float">
            <text:p>-0.012915347780237</text:p>
          </table:table-cell>
          <table:table-cell office:value-type="float" office:value="-0.0128719591546941" calcext:value-type="float">
            <text:p>-0.012871959154694</text:p>
          </table:table-cell>
          <table:table-cell office:value-type="float" office:value="-0.0129143969340262" calcext:value-type="float">
            <text:p>-0.012914396934026</text:p>
          </table:table-cell>
          <table:table-cell office:value-type="float" office:value="-0.0128702118803104" calcext:value-type="float">
            <text:p>-0.01287021188031</text:p>
          </table:table-cell>
          <table:table-cell office:value-type="float" office:value="-0.0128725950181048" calcext:value-type="float">
            <text:p>-0.012872595018105</text:p>
          </table:table-cell>
          <table:table-cell office:value-type="float" office:value="-0.0129165502011039" calcext:value-type="float">
            <text:p>-0.012916550201104</text:p>
          </table:table-cell>
          <table:table-cell office:value-type="float" office:value="-0.0128543521094145" calcext:value-type="float">
            <text:p>-0.012854352109415</text:p>
          </table:table-cell>
          <table:table-cell office:value-type="float" office:value="-0.0128708673754241" calcext:value-type="float">
            <text:p>-0.012870867375424</text:p>
          </table:table-cell>
          <table:table-cell office:value-type="float" office:value="-0.0129317460590049" calcext:value-type="float">
            <text:p>-0.012931746059005</text:p>
          </table:table-cell>
          <table:table-cell office:value-type="float" office:value="-0.0128655697045403" calcext:value-type="float">
            <text:p>-0.01286556970454</text:p>
          </table:table-cell>
          <table:table-cell office:value-type="float" office:value="-0.01287106594786" calcext:value-type="float">
            <text:p>-0.01287106594786</text:p>
          </table:table-cell>
          <table:table-cell office:value-type="float" office:value="-0.0129186707999765" calcext:value-type="float">
            <text:p>-0.012918670799977</text:p>
          </table:table-cell>
          <table:table-cell office:value-type="float" office:value="-0.0129180533244526" calcext:value-type="float">
            <text:p>-0.012918053324453</text:p>
          </table:table-cell>
          <table:table-cell office:value-type="float" office:value="-0.0129133160015532" calcext:value-type="float">
            <text:p>-0.012913316001553</text:p>
          </table:table-cell>
          <table:table-cell office:value-type="float" office:value="-0.0128284550307135" calcext:value-type="float">
            <text:p>-0.012828455030714</text:p>
          </table:table-cell>
          <table:table-cell office:value-type="float" office:value="-0.0129083824559381" calcext:value-type="float">
            <text:p>-0.012908382455938</text:p>
          </table:table-cell>
          <table:table-cell office:value-type="float" office:value="-0.012864456697113" calcext:value-type="float">
            <text:p>-0.012864456697113</text:p>
          </table:table-cell>
          <table:table-cell office:value-type="float" office:value="-0.0128659456528332" calcext:value-type="float">
            <text:p>-0.012865945652833</text:p>
          </table:table-cell>
          <table:table-cell office:value-type="float" office:value="-0.0129056549193112" calcext:value-type="float">
            <text:p>-0.012905654919311</text:p>
          </table:table-cell>
          <table:table-cell office:value-type="float" office:value="-0.0128517411245009" calcext:value-type="float">
            <text:p>-0.012851741124501</text:p>
          </table:table-cell>
          <table:table-cell office:value-type="float" office:value="-0.0128617689257395" calcext:value-type="float">
            <text:p>-0.01286176892574</text:p>
          </table:table-cell>
          <table:table-cell office:value-type="float" office:value="-0.0128715122605723" calcext:value-type="float">
            <text:p>-0.012871512260572</text:p>
          </table:table-cell>
          <table:table-cell office:value-type="float" office:value="-0.0129214149650452" calcext:value-type="float">
            <text:p>-0.012921414965045</text:p>
          </table:table-cell>
          <table:table-cell office:value-type="float" office:value="-0.0129135199727605" calcext:value-type="float">
            <text:p>-0.012913519972761</text:p>
          </table:table-cell>
          <table:table-cell office:value-type="float" office:value="-0.0129022320306588" calcext:value-type="float">
            <text:p>-0.012902232030659</text:p>
          </table:table-cell>
          <table:table-cell office:value-type="float" office:value="-0.0128680458680731" calcext:value-type="float">
            <text:p>-0.012868045868073</text:p>
          </table:table-cell>
          <table:table-cell office:value-type="float" office:value="-0.0128559273082901" calcext:value-type="float">
            <text:p>-0.01285592730829</text:p>
          </table:table-cell>
          <table:table-cell office:value-type="float" office:value="-0.0129124304013633" calcext:value-type="float">
            <text:p>-0.012912430401363</text:p>
          </table:table-cell>
          <table:table-cell office:value-type="float" office:value="-0.012922576677327" calcext:value-type="float">
            <text:p>-0.012922576677327</text:p>
          </table:table-cell>
          <table:table-cell office:value-type="float" office:value="-0.012904014298272" calcext:value-type="float">
            <text:p>-0.012904014298272</text:p>
          </table:table-cell>
          <table:table-cell office:value-type="float" office:value="-0.0129143523036969" calcext:value-type="float">
            <text:p>-0.012914352303697</text:p>
          </table:table-cell>
          <table:table-cell office:value-type="float" office:value="-0.0129080698140494" calcext:value-type="float">
            <text:p>-0.012908069814049</text:p>
          </table:table-cell>
          <table:table-cell office:value-type="float" office:value="-0.0129106060156259" calcext:value-type="float">
            <text:p>-0.012910606015626</text:p>
          </table:table-cell>
          <table:table-cell office:value-type="float" office:value="-0.0128656557883512" calcext:value-type="float">
            <text:p>-0.012865655788351</text:p>
          </table:table-cell>
          <table:table-cell office:value-type="float" office:value="-0.0128556602131811" calcext:value-type="float">
            <text:p>-0.012855660213181</text:p>
          </table:table-cell>
          <table:table-cell office:value-type="float" office:value="-0.0129253127625824" calcext:value-type="float">
            <text:p>-0.012925312762582</text:p>
          </table:table-cell>
          <table:table-cell office:value-type="float" office:value="-0.0128684982300006" calcext:value-type="float">
            <text:p>-0.012868498230001</text:p>
          </table:table-cell>
          <table:table-cell office:value-type="float" office:value="-0.0128583358454725" calcext:value-type="float">
            <text:p>-0.012858335845473</text:p>
          </table:table-cell>
          <table:table-cell office:value-type="float" office:value="-0.0129152264477872" calcext:value-type="float">
            <text:p>-0.012915226447787</text:p>
          </table:table-cell>
          <table:table-cell office:value-type="float" office:value="-0.012913498363516" calcext:value-type="float">
            <text:p>-0.012913498363516</text:p>
          </table:table-cell>
          <table:table-cell office:value-type="float" office:value="-0.0129202497606452" calcext:value-type="float">
            <text:p>-0.012920249760645</text:p>
          </table:table-cell>
          <table:table-cell office:value-type="float" office:value="-0.0129002274741983" calcext:value-type="float">
            <text:p>-0.012900227474198</text:p>
          </table:table-cell>
          <table:table-cell office:value-type="float" office:value="-0.012862635544819" calcext:value-type="float">
            <text:p>-0.012862635544819</text:p>
          </table:table-cell>
          <table:table-cell office:value-type="float" office:value="-0.0129106983802182" calcext:value-type="float">
            <text:p>-0.012910698380218</text:p>
          </table:table-cell>
          <table:table-cell office:value-type="float" office:value="-0.0128669473442228" calcext:value-type="float">
            <text:p>-0.012866947344223</text:p>
          </table:table-cell>
          <table:table-cell office:value-type="float" office:value="-0.0129009187317024" calcext:value-type="float">
            <text:p>-0.012900918731702</text:p>
          </table:table-cell>
          <table:table-cell office:value-type="float" office:value="-0.0129302030469551" calcext:value-type="float">
            <text:p>-0.012930203046955</text:p>
          </table:table-cell>
          <table:table-cell office:value-type="float" office:value="-0.0129076863038734" calcext:value-type="float">
            <text:p>-0.012907686303873</text:p>
          </table:table-cell>
          <table:table-cell office:value-type="float" office:value="-0.0129079026743425" calcext:value-type="float">
            <text:p>-0.012907902674343</text:p>
          </table:table-cell>
          <table:table-cell office:value-type="float" office:value="-0.0129280891499297" calcext:value-type="float">
            <text:p>-0.01292808914993</text:p>
          </table:table-cell>
          <table:table-cell office:value-type="float" office:value="-0.0129032299392551" calcext:value-type="float">
            <text:p>-0.012903229939255</text:p>
          </table:table-cell>
          <table:table-cell office:value-type="float" office:value="-0.0129189779161877" calcext:value-type="float">
            <text:p>-0.012918977916188</text:p>
          </table:table-cell>
          <table:table-cell office:value-type="float" office:value="-0.0128693325680089" calcext:value-type="float">
            <text:p>-0.012869332568009</text:p>
          </table:table-cell>
          <table:table-cell office:value-type="float" office:value="-0.0129114145150483" calcext:value-type="float">
            <text:p>-0.012911414515048</text:p>
          </table:table-cell>
          <table:table-cell office:value-type="float" office:value="-0.0128983930836607" calcext:value-type="float">
            <text:p>-0.012898393083661</text:p>
          </table:table-cell>
          <table:table-cell office:value-type="float" office:value="-0.0129136004634647" calcext:value-type="float">
            <text:p>-0.012913600463465</text:p>
          </table:table-cell>
          <table:table-cell office:value-type="float" office:value="-0.0125228495634719" calcext:value-type="float">
            <text:p>-0.012522849563472</text:p>
          </table:table-cell>
          <table:table-cell office:value-type="float" office:value="-0.0151034553555429" calcext:value-type="float">
            <text:p>-0.015103455355543</text:p>
          </table:table-cell>
          <table:table-cell office:value-type="float" office:value="-0.0163978466681924" calcext:value-type="float">
            <text:p>-0.016397846668192</text:p>
          </table:table-cell>
          <table:table-cell office:value-type="float" office:value="-0.0119864214264896" calcext:value-type="float">
            <text:p>-0.01198642142649</text:p>
          </table:table-cell>
          <table:table-cell office:value-type="float" office:value="-0.0127044380896762" calcext:value-type="float">
            <text:p>-0.012704438089676</text:p>
          </table:table-cell>
          <table:table-cell office:value-type="float" office:value="-0.0140723625687621" calcext:value-type="float">
            <text:p>-0.014072362568762</text:p>
          </table:table-cell>
          <table:table-cell office:value-type="float" office:value="-0.0158723125184669" calcext:value-type="float">
            <text:p>-0.015872312518467</text:p>
          </table:table-cell>
          <table:table-cell office:value-type="float" office:value="-0.0203499716580542" calcext:value-type="float">
            <text:p>-0.020349971658054</text:p>
          </table:table-cell>
          <table:table-cell office:value-type="float" office:value="-0.0187016590667894" calcext:value-type="float">
            <text:p>-0.018701659066789</text:p>
          </table:table-cell>
          <table:table-cell office:value-type="float" office:value="-0.015561753078737" calcext:value-type="float">
            <text:p>-0.015561753078737</text:p>
          </table:table-cell>
          <table:table-cell office:value-type="float" office:value="-0.0157065160105721" calcext:value-type="float">
            <text:p>-0.015706516010572</text:p>
          </table:table-cell>
          <table:table-cell office:value-type="float" office:value="-0.014700752668607" calcext:value-type="float">
            <text:p>-0.014700752668607</text:p>
          </table:table-cell>
          <table:table-cell office:value-type="float" office:value="-0.01549574231913" calcext:value-type="float">
            <text:p>-0.01549574231913</text:p>
          </table:table-cell>
          <table:table-cell office:value-type="float" office:value="-0.0175645455075134" calcext:value-type="float">
            <text:p>-0.017564545507513</text:p>
          </table:table-cell>
          <table:table-cell office:value-type="float" office:value="-0.0191536514335588" calcext:value-type="float">
            <text:p>-0.019153651433559</text:p>
          </table:table-cell>
          <table:table-cell office:value-type="float" office:value="-0.0181047191620329" calcext:value-type="float">
            <text:p>-0.018104719162033</text:p>
          </table:table-cell>
          <table:table-cell office:value-type="float" office:value="-0.0148805107607591" calcext:value-type="float">
            <text:p>-0.014880510760759</text:p>
          </table:table-cell>
          <table:table-cell office:value-type="float" office:value="-0.0153585863392674" calcext:value-type="float">
            <text:p>-0.015358586339267</text:p>
          </table:table-cell>
          <table:table-cell office:value-type="float" office:value="-0.0200867461307289" calcext:value-type="float">
            <text:p>-0.020086746130729</text:p>
          </table:table-cell>
          <table:table-cell office:value-type="float" office:value="-0.0226999922990689" calcext:value-type="float">
            <text:p>-0.022699992299069</text:p>
          </table:table-cell>
          <table:table-cell office:value-type="float" office:value="-0.0183875492290052" calcext:value-type="float">
            <text:p>-0.018387549229005</text:p>
          </table:table-cell>
          <table:table-cell office:value-type="float" office:value="-0.0177688832340515" calcext:value-type="float">
            <text:p>-0.017768883234052</text:p>
          </table:table-cell>
          <table:table-cell office:value-type="float" office:value="-0.0193896656784749" calcext:value-type="float">
            <text:p>-0.019389665678475</text:p>
          </table:table-cell>
          <table:table-cell office:value-type="float" office:value="-0.02203571915323" calcext:value-type="float">
            <text:p>-0.02203571915323</text:p>
          </table:table-cell>
          <table:table-cell office:value-type="float" office:value="-0.0188235696683772" calcext:value-type="float">
            <text:p>-0.018823569668377</text:p>
          </table:table-cell>
          <table:table-cell office:value-type="float" office:value="-0.0183676708566352" calcext:value-type="float">
            <text:p>-0.018367670856635</text:p>
          </table:table-cell>
          <table:table-cell office:value-type="float" office:value="-0.0180758069574727" calcext:value-type="float">
            <text:p>-0.018075806957473</text:p>
          </table:table-cell>
          <table:table-cell office:value-type="float" office:value="-0.0209972743736112" calcext:value-type="float">
            <text:p>-0.020997274373611</text:p>
          </table:table-cell>
          <table:table-cell office:value-type="float" office:value="-0.0230985100020042" calcext:value-type="float">
            <text:p>-0.023098510002004</text:p>
          </table:table-cell>
          <table:table-cell office:value-type="float" office:value="-0.0232821059749245" calcext:value-type="float">
            <text:p>-0.023282105974925</text:p>
          </table:table-cell>
          <table:table-cell office:value-type="float" office:value="-0.0192391741477172" calcext:value-type="float">
            <text:p>-0.019239174147717</text:p>
          </table:table-cell>
          <table:table-cell office:value-type="float" office:value="-0.0180012594978648" calcext:value-type="float">
            <text:p>-0.018001259497865</text:p>
          </table:table-cell>
          <table:table-cell office:value-type="float" office:value="-0.0221893689759185" calcext:value-type="float">
            <text:p>-0.022189368975919</text:p>
          </table:table-cell>
          <table:table-cell office:value-type="float" office:value="-0.0224699496869306" calcext:value-type="float">
            <text:p>-0.022469949686931</text:p>
          </table:table-cell>
          <table:table-cell office:value-type="float" office:value="-0.0181764945129653" calcext:value-type="float">
            <text:p>-0.018176494512965</text:p>
          </table:table-cell>
          <table:table-cell office:value-type="float" office:value="-0.0193088193315913" calcext:value-type="float">
            <text:p>-0.019308819331591</text:p>
          </table:table-cell>
          <table:table-cell office:value-type="float" office:value="-0.0207112318359006" calcext:value-type="float">
            <text:p>-0.020711231835901</text:p>
          </table:table-cell>
          <table:table-cell office:value-type="float" office:value="-0.0245488036261174" calcext:value-type="float">
            <text:p>-0.024548803626117</text:p>
          </table:table-cell>
          <table:table-cell office:value-type="float" office:value="-0.0211435528825281" calcext:value-type="float">
            <text:p>-0.021143552882528</text:p>
          </table:table-cell>
          <table:table-cell office:value-type="float" office:value="-0.0192615910459759" calcext:value-type="float">
            <text:p>-0.019261591045976</text:p>
          </table:table-cell>
          <table:table-cell office:value-type="float" office:value="-0.0188016421126598" calcext:value-type="float">
            <text:p>-0.01880164211266</text:p>
          </table:table-cell>
          <table:table-cell office:value-type="float" office:value="-0.0210510572089005" calcext:value-type="float">
            <text:p>-0.021051057208901</text:p>
          </table:table-cell>
          <table:table-cell office:value-type="float" office:value="-0.0221486667074008" calcext:value-type="float">
            <text:p>-0.022148666707401</text:p>
          </table:table-cell>
          <table:table-cell office:value-type="float" office:value="-0.020449969014113" calcext:value-type="float">
            <text:p>-0.020449969014113</text:p>
          </table:table-cell>
          <table:table-cell office:value-type="float" office:value="-0.018100432674666" calcext:value-type="float">
            <text:p>-0.018100432674666</text:p>
          </table:table-cell>
          <table:table-cell office:value-type="float" office:value="-0.0169488166746555" calcext:value-type="float">
            <text:p>-0.016948816674656</text:p>
          </table:table-cell>
          <table:table-cell office:value-type="float" office:value="-0.0222617375834882" calcext:value-type="float">
            <text:p>-0.022261737583488</text:p>
          </table:table-cell>
          <table:table-cell office:value-type="float" office:value="-0.0239227920360183" calcext:value-type="float">
            <text:p>-0.023922792036018</text:p>
          </table:table-cell>
          <table:table-cell office:value-type="float" office:value="-0.0177388615527297" calcext:value-type="float">
            <text:p>-0.01773886155273</text:p>
          </table:table-cell>
          <table:table-cell office:value-type="float" office:value="-0.0222520234872396" calcext:value-type="float">
            <text:p>-0.02225202348724</text:p>
          </table:table-cell>
          <table:table-cell office:value-type="float" office:value="-0.0224785022880584" calcext:value-type="float">
            <text:p>-0.022478502288058</text:p>
          </table:table-cell>
          <table:table-cell office:value-type="float" office:value="-0.0207669229967181" calcext:value-type="float">
            <text:p>-0.020766922996718</text:p>
          </table:table-cell>
          <table:table-cell office:value-type="float" office:value="-0.017357872110733" calcext:value-type="float">
            <text:p>-0.017357872110733</text:p>
          </table:table-cell>
          <table:table-cell office:value-type="float" office:value="-0.0190434231767034" calcext:value-type="float">
            <text:p>-0.019043423176703</text:p>
          </table:table-cell>
          <table:table-cell office:value-type="float" office:value="-0.0220673173476926" calcext:value-type="float">
            <text:p>-0.022067317347693</text:p>
          </table:table-cell>
          <table:table-cell office:value-type="float" office:value="-0.0240832433972628" calcext:value-type="float">
            <text:p>-0.024083243397263</text:p>
          </table:table-cell>
          <table:table-cell office:value-type="float" office:value="-0.0222559645264128" calcext:value-type="float">
            <text:p>-0.022255964526413</text:p>
          </table:table-cell>
          <table:table-cell office:value-type="float" office:value="-0.0199838441257082" calcext:value-type="float">
            <text:p>-0.019983844125708</text:p>
          </table:table-cell>
          <table:table-cell office:value-type="float" office:value="-0.0183043581709722" calcext:value-type="float">
            <text:p>-0.018304358170972</text:p>
          </table:table-cell>
          <table:table-cell office:value-type="float" office:value="-0.0173249822428073" calcext:value-type="float">
            <text:p>-0.017324982242807</text:p>
          </table:table-cell>
          <table:table-cell office:value-type="float" office:value="-0.0216802194572999" calcext:value-type="float">
            <text:p>-0.0216802194573</text:p>
          </table:table-cell>
          <table:table-cell office:value-type="float" office:value="-0.0192320331144491" calcext:value-type="float">
            <text:p>-0.019232033114449</text:p>
          </table:table-cell>
          <table:table-cell office:value-type="float" office:value="-0.0184048453736495" calcext:value-type="float">
            <text:p>-0.01840484537365</text:p>
          </table:table-cell>
          <table:table-cell office:value-type="float" office:value="-0.0180605417411247" calcext:value-type="float">
            <text:p>-0.018060541741125</text:p>
          </table:table-cell>
          <table:table-cell office:value-type="float" office:value="-0.0211774405380792" calcext:value-type="float">
            <text:p>-0.021177440538079</text:p>
          </table:table-cell>
          <table:table-cell office:value-type="float" office:value="-0.0234187313078226" calcext:value-type="float">
            <text:p>-0.023418731307823</text:p>
          </table:table-cell>
          <table:table-cell office:value-type="float" office:value="-0.0236272865292194" calcext:value-type="float">
            <text:p>-0.023627286529219</text:p>
          </table:table-cell>
          <table:table-cell office:value-type="float" office:value="-0.0225516171487719" calcext:value-type="float">
            <text:p>-0.022551617148772</text:p>
          </table:table-cell>
          <table:table-cell office:value-type="float" office:value="-0.0204270446076835" calcext:value-type="float">
            <text:p>-0.020427044607684</text:p>
          </table:table-cell>
          <table:table-cell office:value-type="float" office:value="-0.018742340295237" calcext:value-type="float">
            <text:p>-0.018742340295237</text:p>
          </table:table-cell>
          <table:table-cell office:value-type="float" office:value="-0.0184966436550529" calcext:value-type="float">
            <text:p>-0.018496643655053</text:p>
          </table:table-cell>
          <table:table-cell office:value-type="float" office:value="-0.0222224132514994" calcext:value-type="float">
            <text:p>-0.022222413251499</text:p>
          </table:table-cell>
          <table:table-cell office:value-type="float" office:value="-0.0195175765766434" calcext:value-type="float">
            <text:p>-0.019517576576643</text:p>
          </table:table-cell>
          <table:table-cell office:value-type="float" office:value="-0.0169044306141036" calcext:value-type="float">
            <text:p>-0.016904430614104</text:p>
          </table:table-cell>
          <table:table-cell office:value-type="float" office:value="-0.0178073972125335" calcext:value-type="float">
            <text:p>-0.017807397212534</text:p>
          </table:table-cell>
          <table:table-cell office:value-type="float" office:value="-0.0201999156482419" calcext:value-type="float">
            <text:p>-0.020199915648242</text:p>
          </table:table-cell>
          <table:table-cell office:value-type="float" office:value="-0.0234423606118287" calcext:value-type="float">
            <text:p>-0.023442360611829</text:p>
          </table:table-cell>
          <table:table-cell office:value-type="float" office:value="-0.0221884966036479" calcext:value-type="float">
            <text:p>-0.022188496603648</text:p>
          </table:table-cell>
          <table:table-cell office:value-type="float" office:value="-0.0161196475704768" calcext:value-type="float">
            <text:p>-0.016119647570477</text:p>
          </table:table-cell>
          <table:table-cell office:value-type="float" office:value="-0.020740109658937" calcext:value-type="float">
            <text:p>-0.020740109658937</text:p>
          </table:table-cell>
          <table:table-cell office:value-type="float" office:value="-0.0219126229201812" calcext:value-type="float">
            <text:p>-0.021912622920181</text:p>
          </table:table-cell>
          <table:table-cell office:value-type="float" office:value="-0.0210149412838835" calcext:value-type="float">
            <text:p>-0.021014941283884</text:p>
          </table:table-cell>
          <table:table-cell office:value-type="float" office:value="-0.0167139996378037" calcext:value-type="float">
            <text:p>-0.016713999637804</text:p>
          </table:table-cell>
          <table:table-cell office:value-type="float" office:value="-0.0172392197384129" calcext:value-type="float">
            <text:p>-0.017239219738413</text:p>
          </table:table-cell>
          <table:table-cell office:value-type="float" office:value="-0.018219967842378" calcext:value-type="float">
            <text:p>-0.018219967842378</text:p>
          </table:table-cell>
          <table:table-cell office:value-type="float" office:value="-0.0221765761100551" calcext:value-type="float">
            <text:p>-0.022176576110055</text:p>
          </table:table-cell>
          <table:table-cell office:value-type="float" office:value="-0.0227936010470905" calcext:value-type="float">
            <text:p>-0.022793601047091</text:p>
          </table:table-cell>
          <table:table-cell office:value-type="float" office:value="-0.0222751215409572" calcext:value-type="float">
            <text:p>-0.022275121540957</text:p>
          </table:table-cell>
          <table:table-cell office:value-type="float" office:value="-0.0174408282334382" calcext:value-type="float">
            <text:p>-0.017440828233438</text:p>
          </table:table-cell>
          <table:table-cell office:value-type="float" office:value="-0.017453211771481" calcext:value-type="float">
            <text:p>-0.017453211771481</text:p>
          </table:table-cell>
          <table:table-cell office:value-type="float" office:value="-0.0166963997599383" calcext:value-type="float">
            <text:p>-0.016696399759938</text:p>
          </table:table-cell>
          <table:table-cell office:value-type="float" office:value="-0.0213041780452365" calcext:value-type="float">
            <text:p>-0.021304178045237</text:p>
          </table:table-cell>
          <table:table-cell office:value-type="float" office:value="-0.0194051993667453" calcext:value-type="float">
            <text:p>-0.019405199366745</text:p>
          </table:table-cell>
          <table:table-cell office:value-type="float" office:value="-0.015655347023663" calcext:value-type="float">
            <text:p>-0.015655347023663</text:p>
          </table:table-cell>
          <table:table-cell office:value-type="float" office:value="-0.017893758810069" calcext:value-type="float">
            <text:p>-0.017893758810069</text:p>
          </table:table-cell>
          <table:table-cell office:value-type="float" office:value="-0.0226378350104559" calcext:value-type="float">
            <text:p>-0.022637835010456</text:p>
          </table:table-cell>
          <table:table-cell office:value-type="float" office:value="-0.020460171055975" calcext:value-type="float">
            <text:p>-0.020460171055975</text:p>
          </table:table-cell>
          <table:table-cell office:value-type="float" office:value="-0.0191024516826331" calcext:value-type="float">
            <text:p>-0.019102451682633</text:p>
          </table:table-cell>
          <table:table-cell office:value-type="float" office:value="-0.0207150580062301" calcext:value-type="float">
            <text:p>-0.02071505800623</text:p>
          </table:table-cell>
          <table:table-cell office:value-type="float" office:value="-0.0178241201606042" calcext:value-type="float">
            <text:p>-0.017824120160604</text:p>
          </table:table-cell>
          <table:table-cell office:value-type="float" office:value="-0.0175343122637542" calcext:value-type="float">
            <text:p>-0.017534312263754</text:p>
          </table:table-cell>
          <table:table-cell office:value-type="float" office:value="-0.0171650361549628" calcext:value-type="float">
            <text:p>-0.017165036154963</text:p>
          </table:table-cell>
          <table:table-cell office:value-type="float" office:value="-0.0222397336196973" calcext:value-type="float">
            <text:p>-0.022239733619697</text:p>
          </table:table-cell>
          <table:table-cell office:value-type="float" office:value="-0.0212260648230496" calcext:value-type="float">
            <text:p>-0.02122606482305</text:p>
          </table:table-cell>
          <table:table-cell office:value-type="float" office:value="-0.0177119023236252" calcext:value-type="float">
            <text:p>-0.017711902323625</text:p>
          </table:table-cell>
          <table:table-cell office:value-type="float" office:value="-0.0155255489537367" calcext:value-type="float">
            <text:p>-0.015525548953737</text:p>
          </table:table-cell>
          <table:table-cell office:value-type="float" office:value="-0.0204466292714928" calcext:value-type="float">
            <text:p>-0.020446629271493</text:p>
          </table:table-cell>
          <table:table-cell office:value-type="float" office:value="-0.0204025690628069" calcext:value-type="float">
            <text:p>-0.020402569062807</text:p>
          </table:table-cell>
          <table:table-cell office:value-type="float" office:value="-0.0165525693189303" calcext:value-type="float">
            <text:p>-0.01655256931893</text:p>
          </table:table-cell>
          <table:table-cell office:value-type="float" office:value="-0.0170650191197" calcext:value-type="float">
            <text:p>-0.0170650191197</text:p>
          </table:table-cell>
          <table:table-cell office:value-type="float" office:value="-0.0198118667917803" calcext:value-type="float">
            <text:p>-0.01981186679178</text:p>
          </table:table-cell>
          <table:table-cell office:value-type="float" office:value="-0.0228035265005914" calcext:value-type="float">
            <text:p>-0.022803526500591</text:p>
          </table:table-cell>
          <table:table-cell office:value-type="float" office:value="-0.0189689306448582" calcext:value-type="float">
            <text:p>-0.018968930644858</text:p>
          </table:table-cell>
          <table:table-cell office:value-type="float" office:value="-0.0174308339312952" calcext:value-type="float">
            <text:p>-0.017430833931295</text:p>
          </table:table-cell>
          <table:table-cell office:value-type="float" office:value="-0.0175630894347681" calcext:value-type="float">
            <text:p>-0.017563089434768</text:p>
          </table:table-cell>
          <table:table-cell office:value-type="float" office:value="-0.0202196458306691" calcext:value-type="float">
            <text:p>-0.020219645830669</text:p>
          </table:table-cell>
          <table:table-cell office:value-type="float" office:value="-0.0207734456487769" calcext:value-type="float">
            <text:p>-0.020773445648777</text:p>
          </table:table-cell>
          <table:table-cell office:value-type="float" office:value="-0.0166027075854531" calcext:value-type="float">
            <text:p>-0.016602707585453</text:p>
          </table:table-cell>
          <table:table-cell office:value-type="float" office:value="-0.0157997239790893" calcext:value-type="float">
            <text:p>-0.015799723979089</text:p>
          </table:table-cell>
          <table:table-cell office:value-type="float" office:value="-0.0182514300839444" calcext:value-type="float">
            <text:p>-0.018251430083944</text:p>
          </table:table-cell>
          <table:table-cell office:value-type="float" office:value="-0.0207722919187039" calcext:value-type="float">
            <text:p>-0.020772291918704</text:p>
          </table:table-cell>
          <table:table-cell office:value-type="float" office:value="-0.0213346901556302" calcext:value-type="float">
            <text:p>-0.02133469015563</text:p>
          </table:table-cell>
          <table:table-cell office:value-type="float" office:value="-0.0171514570683592" calcext:value-type="float">
            <text:p>-0.017151457068359</text:p>
          </table:table-cell>
          <table:table-cell office:value-type="float" office:value="-0.0176212234895143" calcext:value-type="float">
            <text:p>-0.017621223489514</text:p>
          </table:table-cell>
          <table:table-cell office:value-type="float" office:value="-0.0154921107432146" calcext:value-type="float">
            <text:p>-0.015492110743215</text:p>
          </table:table-cell>
          <table:table-cell office:value-type="float" office:value="-0.0163055629847315" calcext:value-type="float">
            <text:p>-0.016305562984732</text:p>
          </table:table-cell>
          <table:table-cell office:value-type="float" office:value="-0.0209514927352568" calcext:value-type="float">
            <text:p>-0.020951492735257</text:p>
          </table:table-cell>
          <table:table-cell office:value-type="float" office:value="-0.0208493171075226" calcext:value-type="float">
            <text:p>-0.020849317107523</text:p>
          </table:table-cell>
          <table:table-cell office:value-type="float" office:value="-0.0193028155838229" calcext:value-type="float">
            <text:p>-0.019302815583823</text:p>
          </table:table-cell>
          <table:table-cell office:value-type="float" office:value="-0.0166674068910623" calcext:value-type="float">
            <text:p>-0.016667406891062</text:p>
          </table:table-cell>
          <table:table-cell office:value-type="float" office:value="-0.0175684516947936" calcext:value-type="float">
            <text:p>-0.017568451694794</text:p>
          </table:table-cell>
          <table:table-cell office:value-type="float" office:value="-0.0167863936143185" calcext:value-type="float">
            <text:p>-0.016786393614319</text:p>
          </table:table-cell>
          <table:table-cell office:value-type="float" office:value="-0.0202519751819273" calcext:value-type="float">
            <text:p>-0.020251975181927</text:p>
          </table:table-cell>
          <table:table-cell office:value-type="float" office:value="-0.0222965073275651" calcext:value-type="float">
            <text:p>-0.022296507327565</text:p>
          </table:table-cell>
          <table:table-cell office:value-type="float" office:value="-0.0219260905044758" calcext:value-type="float">
            <text:p>-0.021926090504476</text:p>
          </table:table-cell>
          <table:table-cell office:value-type="float" office:value="-0.0197841473953331" calcext:value-type="float">
            <text:p>-0.019784147395333</text:p>
          </table:table-cell>
          <table:table-cell office:value-type="float" office:value="-0.0174790160791375" calcext:value-type="float">
            <text:p>-0.017479016079138</text:p>
          </table:table-cell>
          <table:table-cell office:value-type="float" office:value="-0.0170694593709166" calcext:value-type="float">
            <text:p>-0.017069459370917</text:p>
          </table:table-cell>
          <table:table-cell office:value-type="float" office:value="-0.0180871600998588" calcext:value-type="float">
            <text:p>-0.018087160099859</text:p>
          </table:table-cell>
          <table:table-cell office:value-type="float" office:value="-0.0157613770609759" calcext:value-type="float">
            <text:p>-0.015761377060976</text:p>
          </table:table-cell>
          <table:table-cell office:value-type="float" office:value="-0.01972866251676" calcext:value-type="float">
            <text:p>-0.01972866251676</text:p>
          </table:table-cell>
          <table:table-cell office:value-type="float" office:value="-0.0169988159324412" calcext:value-type="float">
            <text:p>-0.016998815932441</text:p>
          </table:table-cell>
          <table:table-cell office:value-type="float" office:value="-0.018311860685899" calcext:value-type="float">
            <text:p>-0.018311860685899</text:p>
          </table:table-cell>
          <table:table-cell office:value-type="float" office:value="-0.0169699108396256" calcext:value-type="float">
            <text:p>-0.016969910839626</text:p>
          </table:table-cell>
          <table:table-cell office:value-type="float" office:value="-0.0198696137548556" calcext:value-type="float">
            <text:p>-0.019869613754856</text:p>
          </table:table-cell>
          <table:table-cell office:value-type="float" office:value="-0.0218522010313644" calcext:value-type="float">
            <text:p>-0.021852201031364</text:p>
          </table:table-cell>
          <table:table-cell office:value-type="float" office:value="-0.0183224620480899" calcext:value-type="float">
            <text:p>-0.01832246204809</text:p>
          </table:table-cell>
          <table:table-cell office:value-type="float" office:value="-0.0174942234887896" calcext:value-type="float">
            <text:p>-0.01749422348879</text:p>
          </table:table-cell>
          <table:table-cell office:value-type="float" office:value="-0.0158025608038014" calcext:value-type="float">
            <text:p>-0.015802560803801</text:p>
          </table:table-cell>
          <table:table-cell office:value-type="float" office:value="-0.0173786081704747" calcext:value-type="float">
            <text:p>-0.017378608170475</text:p>
          </table:table-cell>
          <table:table-cell office:value-type="float" office:value="-0.0193137153513517" calcext:value-type="float">
            <text:p>-0.019313715351352</text:p>
          </table:table-cell>
          <table:table-cell office:value-type="float" office:value="-0.0163097492125494" calcext:value-type="float">
            <text:p>-0.016309749212549</text:p>
          </table:table-cell>
          <table:table-cell office:value-type="float" office:value="-0.017042447456483" calcext:value-type="float">
            <text:p>-0.017042447456483</text:p>
          </table:table-cell>
          <table:table-cell office:value-type="float" office:value="-0.0189125163286643" calcext:value-type="float">
            <text:p>-0.018912516328664</text:p>
          </table:table-cell>
          <table:table-cell office:value-type="float" office:value="-0.0176997492490334" calcext:value-type="float">
            <text:p>-0.017699749249033</text:p>
          </table:table-cell>
          <table:table-cell office:value-type="float" office:value="-0.0187278994165425" calcext:value-type="float">
            <text:p>-0.018727899416543</text:p>
          </table:table-cell>
          <table:table-cell office:value-type="float" office:value="-0.020952363136522" calcext:value-type="float">
            <text:p>-0.020952363136522</text:p>
          </table:table-cell>
          <table:table-cell office:value-type="float" office:value="-0.021337472427016" calcext:value-type="float">
            <text:p>-0.021337472427016</text:p>
          </table:table-cell>
          <table:table-cell office:value-type="float" office:value="-0.0194813339709979" calcext:value-type="float">
            <text:p>-0.019481333970998</text:p>
          </table:table-cell>
          <table:table-cell office:value-type="float" office:value="-0.0186981957398121" calcext:value-type="float">
            <text:p>-0.018698195739812</text:p>
          </table:table-cell>
          <table:table-cell office:value-type="float" office:value="-0.0169032269451335" calcext:value-type="float">
            <text:p>-0.016903226945134</text:p>
          </table:table-cell>
          <table:table-cell office:value-type="float" office:value="-0.0186865659301486" calcext:value-type="float">
            <text:p>-0.018686565930149</text:p>
          </table:table-cell>
          <table:table-cell office:value-type="float" office:value="-0.0163790636180741" calcext:value-type="float">
            <text:p>-0.016379063618074</text:p>
          </table:table-cell>
          <table:table-cell office:value-type="float" office:value="-0.0189083726473349" calcext:value-type="float">
            <text:p>-0.018908372647335</text:p>
          </table:table-cell>
          <table:table-cell office:value-type="float" office:value="-0.0201974395893704" calcext:value-type="float">
            <text:p>-0.02019743958937</text:p>
          </table:table-cell>
          <table:table-cell office:value-type="float" office:value="-0.0187883778575204" calcext:value-type="float">
            <text:p>-0.01878837785752</text:p>
          </table:table-cell>
          <table:table-cell office:value-type="float" office:value="-0.0187937670284234" calcext:value-type="float">
            <text:p>-0.018793767028423</text:p>
          </table:table-cell>
          <table:table-cell office:value-type="float" office:value="-0.0212342653652986" calcext:value-type="float">
            <text:p>-0.021234265365299</text:p>
          </table:table-cell>
          <table:table-cell office:value-type="float" office:value="-0.0216235592808088" calcext:value-type="float">
            <text:p>-0.021623559280809</text:p>
          </table:table-cell>
          <table:table-cell office:value-type="float" office:value="-0.0205038473034034" calcext:value-type="float">
            <text:p>-0.020503847303403</text:p>
          </table:table-cell>
          <table:table-cell office:value-type="float" office:value="-0.0203502159207933" calcext:value-type="float">
            <text:p>-0.020350215920793</text:p>
          </table:table-cell>
          <table:table-cell office:value-type="float" office:value="-0.0207579958694288" calcext:value-type="float">
            <text:p>-0.020757995869429</text:p>
          </table:table-cell>
          <table:table-cell office:value-type="float" office:value="-0.0207719949721667" calcext:value-type="float">
            <text:p>-0.020771994972167</text:p>
          </table:table-cell>
          <table:table-cell office:value-type="float" office:value="-0.0184077203780033" calcext:value-type="float">
            <text:p>-0.018407720378003</text:p>
          </table:table-cell>
          <table:table-cell office:value-type="float" office:value="-0.0205735156594286" calcext:value-type="float">
            <text:p>-0.020573515659429</text:p>
          </table:table-cell>
          <table:table-cell office:value-type="float" office:value="-0.0223688733117306" calcext:value-type="float">
            <text:p>-0.022368873311731</text:p>
          </table:table-cell>
          <table:table-cell office:value-type="float" office:value="-0.0229556666483338" calcext:value-type="float">
            <text:p>-0.022955666648334</text:p>
          </table:table-cell>
          <table:table-cell office:value-type="float" office:value="-0.0240704782245529" calcext:value-type="float">
            <text:p>-0.024070478224553</text:p>
          </table:table-cell>
          <table:table-cell office:value-type="float" office:value="-0.0188286039993286" calcext:value-type="float">
            <text:p>-0.018828603999329</text:p>
          </table:table-cell>
          <table:table-cell office:value-type="float" office:value="-0.0205899301388482" calcext:value-type="float">
            <text:p>-0.020589930138848</text:p>
          </table:table-cell>
          <table:table-cell office:value-type="float" office:value="-0.0196299101178079" calcext:value-type="float">
            <text:p>-0.019629910117808</text:p>
          </table:table-cell>
          <table:table-cell office:value-type="float" office:value="-0.0219422693410737" calcext:value-type="float">
            <text:p>-0.021942269341074</text:p>
          </table:table-cell>
          <table:table-cell office:value-type="float" office:value="-0.0213230089293445" calcext:value-type="float">
            <text:p>-0.021323008929345</text:p>
          </table:table-cell>
          <table:table-cell office:value-type="float" office:value="-0.0208642749362484" calcext:value-type="float">
            <text:p>-0.020864274936248</text:p>
          </table:table-cell>
          <table:table-cell office:value-type="float" office:value="-0.0170027704986504" calcext:value-type="float">
            <text:p>-0.01700277049865</text:p>
          </table:table-cell>
          <table:table-cell office:value-type="float" office:value="-0.0187317129085882" calcext:value-type="float">
            <text:p>-0.018731712908588</text:p>
          </table:table-cell>
          <table:table-cell office:value-type="float" office:value="-0.0209459987832593" calcext:value-type="float">
            <text:p>-0.020945998783259</text:p>
          </table:table-cell>
          <table:table-cell office:value-type="float" office:value="-0.0204681702205415" calcext:value-type="float">
            <text:p>-0.020468170220542</text:p>
          </table:table-cell>
          <table:table-cell office:value-type="float" office:value="-0.0197580925933534" calcext:value-type="float">
            <text:p>-0.019758092593353</text:p>
          </table:table-cell>
          <table:table-cell office:value-type="float" office:value="-0.0158935682022948" calcext:value-type="float">
            <text:p>-0.015893568202295</text:p>
          </table:table-cell>
          <table:table-cell office:value-type="float" office:value="-0.0187100233229861" calcext:value-type="float">
            <text:p>-0.018710023322986</text:p>
          </table:table-cell>
          <table:table-cell office:value-type="float" office:value="-0.0230476037000162" calcext:value-type="float">
            <text:p>-0.023047603700016</text:p>
          </table:table-cell>
          <table:table-cell office:value-type="float" office:value="-0.0206940716215819" calcext:value-type="float">
            <text:p>-0.020694071621582</text:p>
          </table:table-cell>
          <table:table-cell office:value-type="float" office:value="-0.0152425210126377" calcext:value-type="float">
            <text:p>-0.015242521012638</text:p>
          </table:table-cell>
          <table:table-cell office:value-type="float" office:value="-0.0148365504116921" calcext:value-type="float">
            <text:p>-0.014836550411692</text:p>
          </table:table-cell>
          <table:table-cell office:value-type="float" office:value="-0.0192820890359273" calcext:value-type="float">
            <text:p>-0.019282089035927</text:p>
          </table:table-cell>
          <table:table-cell office:value-type="float" office:value="-0.021480861802517" calcext:value-type="float">
            <text:p>-0.021480861802517</text:p>
          </table:table-cell>
          <table:table-cell office:value-type="float" office:value="-0.0203949413888767" calcext:value-type="float">
            <text:p>-0.020394941388877</text:p>
          </table:table-cell>
          <table:table-cell office:value-type="float" office:value="-0.0204477376405946" calcext:value-type="float">
            <text:p>-0.020447737640595</text:p>
          </table:table-cell>
          <table:table-cell office:value-type="float" office:value="-0.0201210120324453" calcext:value-type="float">
            <text:p>-0.020121012032445</text:p>
          </table:table-cell>
          <table:table-cell office:value-type="float" office:value="-0.0201407854716649" calcext:value-type="float">
            <text:p>-0.020140785471665</text:p>
          </table:table-cell>
          <table:table-cell office:value-type="float" office:value="-0.015148425613401" calcext:value-type="float">
            <text:p>-0.015148425613401</text:p>
          </table:table-cell>
          <table:table-cell office:value-type="float" office:value="-0.0159237216128897" calcext:value-type="float">
            <text:p>-0.01592372161289</text:p>
          </table:table-cell>
          <table:table-cell office:value-type="float" office:value="-0.0205336161330504" calcext:value-type="float">
            <text:p>-0.02053361613305</text:p>
          </table:table-cell>
          <table:table-cell office:value-type="float" office:value="-0.0210665914292391" calcext:value-type="float">
            <text:p>-0.021066591429239</text:p>
          </table:table-cell>
          <table:table-cell office:value-type="float" office:value="-0.0223961783970119" calcext:value-type="float">
            <text:p>-0.022396178397012</text:p>
          </table:table-cell>
          <table:table-cell office:value-type="float" office:value="-0.0170061864076411" calcext:value-type="float">
            <text:p>-0.017006186407641</text:p>
          </table:table-cell>
          <table:table-cell office:value-type="float" office:value="-0.0175730972822857" calcext:value-type="float">
            <text:p>-0.017573097282286</text:p>
          </table:table-cell>
          <table:table-cell office:value-type="float" office:value="-0.0172453623095249" calcext:value-type="float">
            <text:p>-0.017245362309525</text:p>
          </table:table-cell>
          <table:table-cell office:value-type="float" office:value="-0.0218583231743499" calcext:value-type="float">
            <text:p>-0.02185832317435</text:p>
          </table:table-cell>
          <table:table-cell office:value-type="float" office:value="-0.0206406481255649" calcext:value-type="float">
            <text:p>-0.020640648125565</text:p>
          </table:table-cell>
          <table:table-cell office:value-type="float" office:value="-0.0174084909430541" calcext:value-type="float">
            <text:p>-0.017408490943054</text:p>
          </table:table-cell>
          <table:table-cell office:value-type="float" office:value="-0.0156229075872315" calcext:value-type="float">
            <text:p>-0.015622907587232</text:p>
          </table:table-cell>
          <table:table-cell office:value-type="float" office:value="-0.0166023638540055" calcext:value-type="float">
            <text:p>-0.016602363854006</text:p>
          </table:table-cell>
          <table:table-cell office:value-type="float" office:value="-0.0176304495136162" calcext:value-type="float">
            <text:p>-0.017630449513616</text:p>
          </table:table-cell>
          <table:table-cell office:value-type="float" office:value="-0.0188800434879641" calcext:value-type="float">
            <text:p>-0.018880043487964</text:p>
          </table:table-cell>
          <table:table-cell office:value-type="float" office:value="-0.0180420258197528" calcext:value-type="float">
            <text:p>-0.018042025819753</text:p>
          </table:table-cell>
          <table:table-cell office:value-type="float" office:value="-0.0162014483139569" calcext:value-type="float">
            <text:p>-0.016201448313957</text:p>
          </table:table-cell>
          <table:table-cell office:value-type="float" office:value="-0.0174989890682995" calcext:value-type="float">
            <text:p>-0.0174989890683</text:p>
          </table:table-cell>
          <table:table-cell office:value-type="float" office:value="-0.0197190788077128" calcext:value-type="float">
            <text:p>-0.019719078807713</text:p>
          </table:table-cell>
          <table:table-cell office:value-type="float" office:value="-0.0225082662247295" calcext:value-type="float">
            <text:p>-0.02250826622473</text:p>
          </table:table-cell>
          <table:table-cell office:value-type="float" office:value="-0.0225662454520735" calcext:value-type="float">
            <text:p>-0.022566245452074</text:p>
          </table:table-cell>
          <table:table-cell office:value-type="float" office:value="-0.0194811402133272" calcext:value-type="float">
            <text:p>-0.019481140213327</text:p>
          </table:table-cell>
          <table:table-cell office:value-type="float" office:value="-0.0185243350172961" calcext:value-type="float">
            <text:p>-0.018524335017296</text:p>
          </table:table-cell>
          <table:table-cell office:value-type="float" office:value="-0.0183463113132971" calcext:value-type="float">
            <text:p>-0.018346311313297</text:p>
          </table:table-cell>
          <table:table-cell office:value-type="float" office:value="-0.0191322014507592" calcext:value-type="float">
            <text:p>-0.019132201450759</text:p>
          </table:table-cell>
          <table:table-cell office:value-type="float" office:value="-0.0162162013581287" calcext:value-type="float">
            <text:p>-0.016216201358129</text:p>
          </table:table-cell>
          <table:table-cell office:value-type="float" office:value="-0.0160717328604461" calcext:value-type="float">
            <text:p>-0.016071732860446</text:p>
          </table:table-cell>
          <table:table-cell office:value-type="float" office:value="-0.016660085747625" calcext:value-type="float">
            <text:p>-0.016660085747625</text:p>
          </table:table-cell>
          <table:table-cell office:value-type="float" office:value="-0.0223446796797011" calcext:value-type="float">
            <text:p>-0.022344679679701</text:p>
          </table:table-cell>
          <table:table-cell office:value-type="float" office:value="-0.0220449553745983" calcext:value-type="float">
            <text:p>-0.022044955374598</text:p>
          </table:table-cell>
          <table:table-cell office:value-type="float" office:value="-0.0201558458521626" calcext:value-type="float">
            <text:p>-0.020155845852163</text:p>
          </table:table-cell>
          <table:table-cell office:value-type="float" office:value="-0.0202932727863128" calcext:value-type="float">
            <text:p>-0.020293272786313</text:p>
          </table:table-cell>
          <table:table-cell office:value-type="float" office:value="-0.0167497711437291" calcext:value-type="float">
            <text:p>-0.016749771143729</text:p>
          </table:table-cell>
          <table:table-cell office:value-type="float" office:value="-0.0172318546289428" calcext:value-type="float">
            <text:p>-0.017231854628943</text:p>
          </table:table-cell>
          <table:table-cell office:value-type="float" office:value="-0.0225384576202238" calcext:value-type="float">
            <text:p>-0.022538457620224</text:p>
          </table:table-cell>
          <table:table-cell office:value-type="float" office:value="-0.0197848957477731" calcext:value-type="float">
            <text:p>-0.019784895747773</text:p>
          </table:table-cell>
          <table:table-cell office:value-type="float" office:value="-0.0197753282842533" calcext:value-type="float">
            <text:p>-0.019775328284253</text:p>
          </table:table-cell>
          <table:table-cell office:value-type="float" office:value="-0.0157842519305018" calcext:value-type="float">
            <text:p>-0.015784251930502</text:p>
          </table:table-cell>
          <table:table-cell office:value-type="float" office:value="-0.0158258307942576" calcext:value-type="float">
            <text:p>-0.015825830794258</text:p>
          </table:table-cell>
          <table:table-cell office:value-type="float" office:value="-0.0218971616773346" calcext:value-type="float">
            <text:p>-0.021897161677335</text:p>
          </table:table-cell>
          <table:table-cell office:value-type="float" office:value="-0.0187583483343959" calcext:value-type="float">
            <text:p>-0.018758348334396</text:p>
          </table:table-cell>
          <table:table-cell office:value-type="float" office:value="-0.0164557702655469" calcext:value-type="float">
            <text:p>-0.016455770265547</text:p>
          </table:table-cell>
          <table:table-cell office:value-type="float" office:value="-0.0158056938708531" calcext:value-type="float">
            <text:p>-0.015805693870853</text:p>
          </table:table-cell>
          <table:table-cell office:value-type="float" office:value="-0.0221887320504568" calcext:value-type="float">
            <text:p>-0.022188732050457</text:p>
          </table:table-cell>
          <table:table-cell office:value-type="float" office:value="-0.0221976549626934" calcext:value-type="float">
            <text:p>-0.022197654962693</text:p>
          </table:table-cell>
          <table:table-cell office:value-type="float" office:value="-0.0203491596689961" calcext:value-type="float">
            <text:p>-0.020349159668996</text:p>
          </table:table-cell>
          <table:table-cell office:value-type="float" office:value="-0.0199242946032584" calcext:value-type="float">
            <text:p>-0.019924294603258</text:p>
          </table:table-cell>
          <table:table-cell office:value-type="float" office:value="-0.0183184230439557" calcext:value-type="float">
            <text:p>-0.018318423043956</text:p>
          </table:table-cell>
          <table:table-cell office:value-type="float" office:value="-0.0168712171392805" calcext:value-type="float">
            <text:p>-0.016871217139281</text:p>
          </table:table-cell>
          <table:table-cell office:value-type="float" office:value="-0.0170647481702785" calcext:value-type="float">
            <text:p>-0.017064748170279</text:p>
          </table:table-cell>
          <table:table-cell office:value-type="float" office:value="-0.0174856483398445" calcext:value-type="float">
            <text:p>-0.017485648339845</text:p>
          </table:table-cell>
          <table:table-cell office:value-type="float" office:value="-0.0203513052706686" calcext:value-type="float">
            <text:p>-0.020351305270669</text:p>
          </table:table-cell>
          <table:table-cell office:value-type="float" office:value="-0.0227031436561803" calcext:value-type="float">
            <text:p>-0.02270314365618</text:p>
          </table:table-cell>
          <table:table-cell office:value-type="float" office:value="-0.0224935662717556" calcext:value-type="float">
            <text:p>-0.022493566271756</text:p>
          </table:table-cell>
          <table:table-cell office:value-type="float" office:value="-0.0194319658145939" calcext:value-type="float">
            <text:p>-0.019431965814594</text:p>
          </table:table-cell>
          <table:table-cell office:value-type="float" office:value="-0.0177555565057412" calcext:value-type="float">
            <text:p>-0.017755556505741</text:p>
          </table:table-cell>
          <table:table-cell office:value-type="float" office:value="-0.0171998107164478" calcext:value-type="float">
            <text:p>-0.017199810716448</text:p>
          </table:table-cell>
          <table:table-cell office:value-type="float" office:value="-0.0196564327728768" calcext:value-type="float">
            <text:p>-0.019656432772877</text:p>
          </table:table-cell>
          <table:table-cell office:value-type="float" office:value="-0.0199902291456427" calcext:value-type="float">
            <text:p>-0.019990229145643</text:p>
          </table:table-cell>
          <table:table-cell office:value-type="float" office:value="-0.0173997228120773" calcext:value-type="float">
            <text:p>-0.017399722812077</text:p>
          </table:table-cell>
          <table:table-cell office:value-type="float" office:value="-0.0169593993229542" calcext:value-type="float">
            <text:p>-0.016959399322954</text:p>
          </table:table-cell>
          <table:table-cell office:value-type="float" office:value="-0.0174944925680993" calcext:value-type="float">
            <text:p>-0.017494492568099</text:p>
          </table:table-cell>
          <table:table-cell office:value-type="float" office:value="-0.017757458239829" calcext:value-type="float">
            <text:p>-0.017757458239829</text:p>
          </table:table-cell>
          <table:table-cell office:value-type="float" office:value="-0.0174049662894785" calcext:value-type="float">
            <text:p>-0.017404966289479</text:p>
          </table:table-cell>
          <table:table-cell office:value-type="float" office:value="-0.0222348554231965" calcext:value-type="float">
            <text:p>-0.022234855423197</text:p>
          </table:table-cell>
          <table:table-cell office:value-type="float" office:value="-0.0235213125104466" calcext:value-type="float">
            <text:p>-0.023521312510447</text:p>
          </table:table-cell>
          <table:table-cell office:value-type="float" office:value="-0.020974375028506" calcext:value-type="float">
            <text:p>-0.020974375028506</text:p>
          </table:table-cell>
          <table:table-cell office:value-type="float" office:value="-0.0194154528568678" calcext:value-type="float">
            <text:p>-0.019415452856868</text:p>
          </table:table-cell>
          <table:table-cell office:value-type="float" office:value="-0.0181684054389121" calcext:value-type="float">
            <text:p>-0.018168405438912</text:p>
          </table:table-cell>
          <table:table-cell office:value-type="float" office:value="-0.0199758093125172" calcext:value-type="float">
            <text:p>-0.019975809312517</text:p>
          </table:table-cell>
          <table:table-cell office:value-type="float" office:value="-0.0204117527408613" calcext:value-type="float">
            <text:p>-0.020411752740861</text:p>
          </table:table-cell>
          <table:table-cell office:value-type="float" office:value="-0.0203864568244887" calcext:value-type="float">
            <text:p>-0.020386456824489</text:p>
          </table:table-cell>
          <table:table-cell office:value-type="float" office:value="-0.0184758321015617" calcext:value-type="float">
            <text:p>-0.018475832101562</text:p>
          </table:table-cell>
          <table:table-cell office:value-type="float" office:value="-0.0180789216531749" calcext:value-type="float">
            <text:p>-0.018078921653175</text:p>
          </table:table-cell>
          <table:table-cell office:value-type="float" office:value="-0.0182055478570724" calcext:value-type="float">
            <text:p>-0.018205547857072</text:p>
          </table:table-cell>
          <table:table-cell office:value-type="float" office:value="-0.0227425359694566" calcext:value-type="float">
            <text:p>-0.022742535969457</text:p>
          </table:table-cell>
          <table:table-cell office:value-type="float" office:value="-0.0239132369088413" calcext:value-type="float">
            <text:p>-0.023913236908841</text:p>
          </table:table-cell>
          <table:table-cell office:value-type="float" office:value="-0.0223600835212576" calcext:value-type="float">
            <text:p>-0.022360083521258</text:p>
          </table:table-cell>
          <table:table-cell office:value-type="float" office:value="-0.0217196282517865" calcext:value-type="float">
            <text:p>-0.021719628251787</text:p>
          </table:table-cell>
          <table:table-cell office:value-type="float" office:value="-0.0218178168320562" calcext:value-type="float">
            <text:p>-0.021817816832056</text:p>
          </table:table-cell>
          <table:table-cell office:value-type="float" office:value="-0.0215578895225393" calcext:value-type="float">
            <text:p>-0.021557889522539</text:p>
          </table:table-cell>
          <table:table-cell office:value-type="float" office:value="-0.0195338725327221" calcext:value-type="float">
            <text:p>-0.019533872532722</text:p>
          </table:table-cell>
          <table:table-cell office:value-type="float" office:value="-0.0207904135683622" calcext:value-type="float">
            <text:p>-0.020790413568362</text:p>
          </table:table-cell>
          <table:table-cell office:value-type="float" office:value="-0.0183302662336996" calcext:value-type="float">
            <text:p>-0.0183302662337</text:p>
          </table:table-cell>
          <table:table-cell office:value-type="float" office:value="-0.0225323821168607" calcext:value-type="float">
            <text:p>-0.022532382116861</text:p>
          </table:table-cell>
          <table:table-cell office:value-type="float" office:value="-0.0236156190301908" calcext:value-type="float">
            <text:p>-0.023615619030191</text:p>
          </table:table-cell>
          <table:table-cell office:value-type="float" office:value="-0.0227675826582558" calcext:value-type="float">
            <text:p>-0.022767582658256</text:p>
          </table:table-cell>
          <table:table-cell office:value-type="float" office:value="-0.0223509759549319" calcext:value-type="float">
            <text:p>-0.022350975954932</text:p>
          </table:table-cell>
          <table:table-cell office:value-type="float" office:value="-0.0203401382044901" calcext:value-type="float">
            <text:p>-0.02034013820449</text:p>
          </table:table-cell>
          <table:table-cell office:value-type="float" office:value="-0.0170702266616437" calcext:value-type="float">
            <text:p>-0.017070226661644</text:p>
          </table:table-cell>
          <table:table-cell office:value-type="float" office:value="-0.0175493450730596" calcext:value-type="float">
            <text:p>-0.01754934507306</text:p>
          </table:table-cell>
          <table:table-cell office:value-type="float" office:value="-0.0168152460951436" calcext:value-type="float">
            <text:p>-0.016815246095144</text:p>
          </table:table-cell>
          <table:table-cell office:value-type="float" office:value="-0.0167454172359557" calcext:value-type="float">
            <text:p>-0.016745417235956</text:p>
          </table:table-cell>
          <table:table-cell office:value-type="float" office:value="-0.0228737141280494" calcext:value-type="float">
            <text:p>-0.022873714128049</text:p>
          </table:table-cell>
          <table:table-cell office:value-type="float" office:value="-0.0229878486209824" calcext:value-type="float">
            <text:p>-0.022987848620982</text:p>
          </table:table-cell>
          <table:table-cell office:value-type="float" office:value="-0.0223603776575031" calcext:value-type="float">
            <text:p>-0.022360377657503</text:p>
          </table:table-cell>
          <table:table-cell office:value-type="float" office:value="-0.0208318094922382" calcext:value-type="float">
            <text:p>-0.020831809492238</text:p>
          </table:table-cell>
          <table:table-cell office:value-type="float" office:value="-0.0202854944514736" calcext:value-type="float">
            <text:p>-0.020285494451474</text:p>
          </table:table-cell>
          <table:table-cell office:value-type="float" office:value="-0.0186847437401714" calcext:value-type="float">
            <text:p>-0.018684743740171</text:p>
          </table:table-cell>
          <table:table-cell office:value-type="float" office:value="-0.0198724588353711" calcext:value-type="float">
            <text:p>-0.019872458835371</text:p>
          </table:table-cell>
          <table:table-cell office:value-type="float" office:value="-0.0167340509135059" calcext:value-type="float">
            <text:p>-0.016734050913506</text:p>
          </table:table-cell>
          <table:table-cell office:value-type="float" office:value="-0.0167215755125733" calcext:value-type="float">
            <text:p>-0.016721575512573</text:p>
          </table:table-cell>
          <table:table-cell office:value-type="float" office:value="-0.0169439277542057" calcext:value-type="float">
            <text:p>-0.016943927754206</text:p>
          </table:table-cell>
          <table:table-cell office:value-type="float" office:value="-0.0206767122479819" calcext:value-type="float">
            <text:p>-0.020676712247982</text:p>
          </table:table-cell>
          <table:table-cell office:value-type="float" office:value="-0.02339386787761" calcext:value-type="float">
            <text:p>-0.02339386787761</text:p>
          </table:table-cell>
          <table:table-cell office:value-type="float" office:value="-0.0216585792469719" calcext:value-type="float">
            <text:p>-0.021658579246972</text:p>
          </table:table-cell>
          <table:table-cell office:value-type="float" office:value="-0.0206091527648053" calcext:value-type="float">
            <text:p>-0.020609152764805</text:p>
          </table:table-cell>
          <table:table-cell office:value-type="float" office:value="-0.0196522474298751" calcext:value-type="float">
            <text:p>-0.019652247429875</text:p>
          </table:table-cell>
          <table:table-cell office:value-type="float" office:value="-0.0202970530678667" calcext:value-type="float">
            <text:p>-0.020297053067867</text:p>
          </table:table-cell>
          <table:table-cell office:value-type="float" office:value="-0.0198427038523181" calcext:value-type="float">
            <text:p>-0.019842703852318</text:p>
          </table:table-cell>
          <table:table-cell office:value-type="float" office:value="-0.0175190121742798" calcext:value-type="float">
            <text:p>-0.01751901217428</text:p>
          </table:table-cell>
          <table:table-cell office:value-type="float" office:value="-0.0180267318008119" calcext:value-type="float">
            <text:p>-0.018026731800812</text:p>
          </table:table-cell>
          <table:table-cell office:value-type="float" office:value="-0.0220482332367873" calcext:value-type="float">
            <text:p>-0.022048233236787</text:p>
          </table:table-cell>
          <table:table-cell office:value-type="float" office:value="-0.023559680902271" calcext:value-type="float">
            <text:p>-0.023559680902271</text:p>
          </table:table-cell>
          <table:table-cell office:value-type="float" office:value="-0.0219720114630088" calcext:value-type="float">
            <text:p>-0.021972011463009</text:p>
          </table:table-cell>
          <table:table-cell office:value-type="float" office:value="-0.0215538591504425" calcext:value-type="float">
            <text:p>-0.021553859150443</text:p>
          </table:table-cell>
          <table:table-cell office:value-type="float" office:value="-0.021026951307725" calcext:value-type="float">
            <text:p>-0.021026951307725</text:p>
          </table:table-cell>
          <table:table-cell office:value-type="float" office:value="-0.0192901637969838" calcext:value-type="float">
            <text:p>-0.019290163796984</text:p>
          </table:table-cell>
          <table:table-cell office:value-type="float" office:value="-0.0179418339422932" calcext:value-type="float">
            <text:p>-0.017941833942293</text:p>
          </table:table-cell>
          <table:table-cell office:value-type="float" office:value="-0.023394659748089" calcext:value-type="float">
            <text:p>-0.023394659748089</text:p>
          </table:table-cell>
          <table:table-cell office:value-type="float" office:value="-0.0216935219353908" calcext:value-type="float">
            <text:p>-0.021693521935391</text:p>
          </table:table-cell>
          <table:table-cell office:value-type="float" office:value="-0.0201174636065806" calcext:value-type="float">
            <text:p>-0.020117463606581</text:p>
          </table:table-cell>
          <table:table-cell office:value-type="float" office:value="-0.0201523997957924" calcext:value-type="float">
            <text:p>-0.020152399795792</text:p>
          </table:table-cell>
          <table:table-cell office:value-type="float" office:value="-0.0191108591187377" calcext:value-type="float">
            <text:p>-0.019110859118738</text:p>
          </table:table-cell>
          <table:table-cell office:value-type="float" office:value="-0.0177756291275722" calcext:value-type="float">
            <text:p>-0.017775629127572</text:p>
          </table:table-cell>
          <table:table-cell office:value-type="float" office:value="-0.0181348489844252" calcext:value-type="float">
            <text:p>-0.018134848984425</text:p>
          </table:table-cell>
          <table:table-cell office:value-type="float" office:value="-0.0219871145260674" calcext:value-type="float">
            <text:p>-0.021987114526067</text:p>
          </table:table-cell>
          <table:table-cell office:value-type="float" office:value="-0.0227752314877643" calcext:value-type="float">
            <text:p>-0.022775231487764</text:p>
          </table:table-cell>
          <table:table-cell office:value-type="float" office:value="-0.0196013868343994" calcext:value-type="float">
            <text:p>-0.019601386834399</text:p>
          </table:table-cell>
          <table:table-cell office:value-type="float" office:value="-0.0183040434852326" calcext:value-type="float">
            <text:p>-0.018304043485233</text:p>
          </table:table-cell>
          <table:table-cell office:value-type="float" office:value="-0.0184669795720879" calcext:value-type="float">
            <text:p>-0.018466979572088</text:p>
          </table:table-cell>
          <table:table-cell office:value-type="float" office:value="-0.0174460172882106" calcext:value-type="float">
            <text:p>-0.017446017288211</text:p>
          </table:table-cell>
          <table:table-cell office:value-type="float" office:value="-0.0205068107760689" calcext:value-type="float">
            <text:p>-0.020506810776069</text:p>
          </table:table-cell>
          <table:table-cell office:value-type="float" office:value="-0.0189528252719895" calcext:value-type="float">
            <text:p>-0.01895282527199</text:p>
          </table:table-cell>
          <table:table-cell office:value-type="float" office:value="-0.0185560970859476" calcext:value-type="float">
            <text:p>-0.018556097085948</text:p>
          </table:table-cell>
          <table:table-cell office:value-type="float" office:value="-0.0209939635709293" calcext:value-type="float">
            <text:p>-0.020993963570929</text:p>
          </table:table-cell>
          <table:table-cell office:value-type="float" office:value="-0.0186600028406972" calcext:value-type="float">
            <text:p>-0.018660002840697</text:p>
          </table:table-cell>
          <table:table-cell office:value-type="float" office:value="-0.0183974085599088" calcext:value-type="float">
            <text:p>-0.018397408559909</text:p>
          </table:table-cell>
          <table:table-cell office:value-type="float" office:value="-0.0185365468837307" calcext:value-type="float">
            <text:p>-0.018536546883731</text:p>
          </table:table-cell>
          <table:table-cell office:value-type="float" office:value="-0.0214670996835649" calcext:value-type="float">
            <text:p>-0.021467099683565</text:p>
          </table:table-cell>
          <table:table-cell office:value-type="float" office:value="-0.0212419221508488" calcext:value-type="float">
            <text:p>-0.021241922150849</text:p>
          </table:table-cell>
          <table:table-cell office:value-type="float" office:value="-0.0185108842475794" calcext:value-type="float">
            <text:p>-0.018510884247579</text:p>
          </table:table-cell>
          <table:table-cell office:value-type="float" office:value="-0.0186575153531587" calcext:value-type="float">
            <text:p>-0.018657515353159</text:p>
          </table:table-cell>
          <table:table-cell office:value-type="float" office:value="-0.0180390604554902" calcext:value-type="float">
            <text:p>-0.01803906045549</text:p>
          </table:table-cell>
          <table:table-cell office:value-type="float" office:value="-0.0182267987281793" calcext:value-type="float">
            <text:p>-0.018226798728179</text:p>
          </table:table-cell>
          <table:table-cell office:value-type="float" office:value="-0.0234323083633324" calcext:value-type="float">
            <text:p>-0.023432308363332</text:p>
          </table:table-cell>
          <table:table-cell office:value-type="float" office:value="-0.0245135654693886" calcext:value-type="float">
            <text:p>-0.024513565469389</text:p>
          </table:table-cell>
          <table:table-cell office:value-type="float" office:value="-0.0224629591679495" calcext:value-type="float">
            <text:p>-0.02246295916795</text:p>
          </table:table-cell>
          <table:table-cell office:value-type="float" office:value="-0.0210451704427742" calcext:value-type="float">
            <text:p>-0.021045170442774</text:p>
          </table:table-cell>
          <table:table-cell office:value-type="float" office:value="-0.019702408849766" calcext:value-type="float">
            <text:p>-0.019702408849766</text:p>
          </table:table-cell>
          <table:table-cell office:value-type="float" office:value="-0.0175834265774144" calcext:value-type="float">
            <text:p>-0.017583426577414</text:p>
          </table:table-cell>
          <table:table-cell office:value-type="float" office:value="-0.0182485068494423" calcext:value-type="float">
            <text:p>-0.018248506849442</text:p>
          </table:table-cell>
          <table:table-cell office:value-type="float" office:value="-0.0191474003622049" calcext:value-type="float">
            <text:p>-0.019147400362205</text:p>
          </table:table-cell>
          <table:table-cell office:value-type="float" office:value="-0.0237848509315306" calcext:value-type="float">
            <text:p>-0.023784850931531</text:p>
          </table:table-cell>
          <table:table-cell office:value-type="float" office:value="-0.0202204073834424" calcext:value-type="float">
            <text:p>-0.020220407383442</text:p>
          </table:table-cell>
          <table:table-cell office:value-type="float" office:value="-0.0188727127014111" calcext:value-type="float">
            <text:p>-0.018872712701411</text:p>
          </table:table-cell>
          <table:table-cell office:value-type="float" office:value="-0.0186039472031949" calcext:value-type="float">
            <text:p>-0.018603947203195</text:p>
          </table:table-cell>
          <table:table-cell office:value-type="float" office:value="-0.0192726133869389" calcext:value-type="float">
            <text:p>-0.019272613386939</text:p>
          </table:table-cell>
          <table:table-cell office:value-type="float" office:value="-0.0168376567022387" calcext:value-type="float">
            <text:p>-0.016837656702239</text:p>
          </table:table-cell>
          <table:table-cell office:value-type="float" office:value="-0.0175005037939645" calcext:value-type="float">
            <text:p>-0.017500503793965</text:p>
          </table:table-cell>
          <table:table-cell office:value-type="float" office:value="-0.0207117563405944" calcext:value-type="float">
            <text:p>-0.020711756340594</text:p>
          </table:table-cell>
          <table:table-cell office:value-type="float" office:value="-0.0239127682849315" calcext:value-type="float">
            <text:p>-0.023912768284932</text:p>
          </table:table-cell>
          <table:table-cell office:value-type="float" office:value="-0.020255393640628" calcext:value-type="float">
            <text:p>-0.020255393640628</text:p>
          </table:table-cell>
          <table:table-cell office:value-type="float" office:value="-0.0185538831730799" calcext:value-type="float">
            <text:p>-0.01855388317308</text:p>
          </table:table-cell>
          <table:table-cell office:value-type="float" office:value="-0.0176730175497952" calcext:value-type="float">
            <text:p>-0.017673017549795</text:p>
          </table:table-cell>
          <table:table-cell office:value-type="float" office:value="-0.0192283249234714" calcext:value-type="float">
            <text:p>-0.019228324923471</text:p>
          </table:table-cell>
          <table:table-cell office:value-type="float" office:value="-0.0201748761941461" calcext:value-type="float">
            <text:p>-0.020174876194146</text:p>
          </table:table-cell>
          <table:table-cell office:value-type="float" office:value="-0.0202763623970498" calcext:value-type="float">
            <text:p>-0.02027636239705</text:p>
          </table:table-cell>
          <table:table-cell office:value-type="float" office:value="-0.0173478156615735" calcext:value-type="float">
            <text:p>-0.017347815661574</text:p>
          </table:table-cell>
          <table:table-cell office:value-type="float" office:value="-0.0180083748251228" calcext:value-type="float">
            <text:p>-0.018008374825123</text:p>
          </table:table-cell>
          <table:table-cell office:value-type="float" office:value="-0.022597036311116" calcext:value-type="float">
            <text:p>-0.022597036311116</text:p>
          </table:table-cell>
          <table:table-cell office:value-type="float" office:value="-0.0232719838255769" calcext:value-type="float">
            <text:p>-0.023271983825577</text:p>
          </table:table-cell>
          <table:table-cell office:value-type="float" office:value="-0.0196732310842614" calcext:value-type="float">
            <text:p>-0.019673231084261</text:p>
          </table:table-cell>
          <table:table-cell office:value-type="float" office:value="-0.01844711173021" calcext:value-type="float">
            <text:p>-0.01844711173021</text:p>
          </table:table-cell>
          <table:table-cell office:value-type="float" office:value="-0.0196081924505772" calcext:value-type="float">
            <text:p>-0.019608192450577</text:p>
          </table:table-cell>
          <table:table-cell office:value-type="float" office:value="-0.0157919722551896" calcext:value-type="float">
            <text:p>-0.01579197225519</text:p>
          </table:table-cell>
          <table:table-cell office:value-type="float" office:value="-0.0160830335654601" calcext:value-type="float">
            <text:p>-0.01608303356546</text:p>
          </table:table-cell>
          <table:table-cell office:value-type="float" office:value="-0.0188840279688735" calcext:value-type="float">
            <text:p>-0.018884027968874</text:p>
          </table:table-cell>
          <table:table-cell office:value-type="float" office:value="-0.0215251062900139" calcext:value-type="float">
            <text:p>-0.021525106290014</text:p>
          </table:table-cell>
          <table:table-cell office:value-type="float" office:value="-0.0231917641595788" calcext:value-type="float">
            <text:p>-0.023191764159579</text:p>
          </table:table-cell>
          <table:table-cell office:value-type="float" office:value="-0.0196146438860663" calcext:value-type="float">
            <text:p>-0.019614643886066</text:p>
          </table:table-cell>
          <table:table-cell office:value-type="float" office:value="-0.0174533292897895" calcext:value-type="float">
            <text:p>-0.01745332928979</text:p>
          </table:table-cell>
          <table:table-cell office:value-type="float" office:value="-0.0198320530395537" calcext:value-type="float">
            <text:p>-0.019832053039554</text:p>
          </table:table-cell>
          <table:table-cell office:value-type="float" office:value="-0.0170190504050064" calcext:value-type="float">
            <text:p>-0.017019050405006</text:p>
          </table:table-cell>
          <table:table-cell office:value-type="float" office:value="-0.015264136948098" calcext:value-type="float">
            <text:p>-0.015264136948098</text:p>
          </table:table-cell>
          <table:table-cell office:value-type="float" office:value="-0.015622759560308" calcext:value-type="float">
            <text:p>-0.015622759560308</text:p>
          </table:table-cell>
          <table:table-cell office:value-type="float" office:value="-0.0185498067423881" calcext:value-type="float">
            <text:p>-0.018549806742388</text:p>
          </table:table-cell>
          <table:table-cell office:value-type="float" office:value="-0.0229739039573713" calcext:value-type="float">
            <text:p>-0.022973903957371</text:p>
          </table:table-cell>
          <table:table-cell office:value-type="float" office:value="-0.0226099405513454" calcext:value-type="float">
            <text:p>-0.022609940551345</text:p>
          </table:table-cell>
          <table:table-cell office:value-type="float" office:value="-0.0219798160160964" calcext:value-type="float">
            <text:p>-0.021979816016096</text:p>
          </table:table-cell>
          <table:table-cell office:value-type="float" office:value="-0.0216457685535738" calcext:value-type="float">
            <text:p>-0.021645768553574</text:p>
          </table:table-cell>
          <table:table-cell office:value-type="float" office:value="-0.018966036859109" calcext:value-type="float">
            <text:p>-0.018966036859109</text:p>
          </table:table-cell>
          <table:table-cell office:value-type="float" office:value="-0.0152304291418972" calcext:value-type="float">
            <text:p>-0.015230429141897</text:p>
          </table:table-cell>
          <table:table-cell office:value-type="float" office:value="-0.0157200211282747" calcext:value-type="float">
            <text:p>-0.015720021128275</text:p>
          </table:table-cell>
          <table:table-cell office:value-type="float" office:value="-0.0232286255500179" calcext:value-type="float">
            <text:p>-0.023228625550018</text:p>
          </table:table-cell>
          <table:table-cell office:value-type="float" office:value="-0.0206486333205969" calcext:value-type="float">
            <text:p>-0.020648633320597</text:p>
          </table:table-cell>
          <table:table-cell office:value-type="float" office:value="-0.0193600357793769" calcext:value-type="float">
            <text:p>-0.019360035779377</text:p>
          </table:table-cell>
          <table:table-cell office:value-type="float" office:value="-0.016748207542749" calcext:value-type="float">
            <text:p>-0.016748207542749</text:p>
          </table:table-cell>
          <table:table-cell office:value-type="float" office:value="-0.0189583203506983" calcext:value-type="float">
            <text:p>-0.018958320350698</text:p>
          </table:table-cell>
          <table:table-cell office:value-type="float" office:value="-0.0180406596920353" calcext:value-type="float">
            <text:p>-0.018040659692035</text:p>
          </table:table-cell>
          <table:table-cell office:value-type="float" office:value="-0.0144427734097274" calcext:value-type="float">
            <text:p>-0.014442773409727</text:p>
          </table:table-cell>
          <table:table-cell office:value-type="float" office:value="-0.0146371876531259" calcext:value-type="float">
            <text:p>-0.014637187653126</text:p>
          </table:table-cell>
          <table:table-cell office:value-type="float" office:value="-0.0150447970487743" calcext:value-type="float">
            <text:p>-0.015044797048774</text:p>
          </table:table-cell>
          <table:table-cell office:value-type="float" office:value="-0.016397195762628" calcext:value-type="float">
            <text:p>-0.016397195762628</text:p>
          </table:table-cell>
          <table:table-cell office:value-type="float" office:value="-0.0208492306328827" calcext:value-type="float">
            <text:p>-0.020849230632883</text:p>
          </table:table-cell>
          <table:table-cell office:value-type="float" office:value="-0.0225589003369749" calcext:value-type="float">
            <text:p>-0.022558900336975</text:p>
          </table:table-cell>
          <table:table-cell office:value-type="float" office:value="-0.0207207964081415" calcext:value-type="float">
            <text:p>-0.020720796408142</text:p>
          </table:table-cell>
          <table:table-cell office:value-type="float" office:value="-0.0202883850017542" calcext:value-type="float">
            <text:p>-0.020288385001754</text:p>
          </table:table-cell>
          <table:table-cell office:value-type="float" office:value="-0.0186512770165251" calcext:value-type="float">
            <text:p>-0.018651277016525</text:p>
          </table:table-cell>
          <table:table-cell office:value-type="float" office:value="-0.0145946016835861" calcext:value-type="float">
            <text:p>-0.014594601683586</text:p>
          </table:table-cell>
          <table:table-cell office:value-type="float" office:value="-0.0144726572349463" calcext:value-type="float">
            <text:p>-0.014472657234946</text:p>
          </table:table-cell>
          <table:table-cell office:value-type="float" office:value="-0.0147563351585658" calcext:value-type="float">
            <text:p>-0.014756335158566</text:p>
          </table:table-cell>
          <table:table-cell office:value-type="float" office:value="-0.0158629499367159" calcext:value-type="float">
            <text:p>-0.015862949936716</text:p>
          </table:table-cell>
          <table:table-cell office:value-type="float" office:value="-0.0181291208886316" calcext:value-type="float">
            <text:p>-0.018129120888632</text:p>
          </table:table-cell>
          <table:table-cell office:value-type="float" office:value="-0.0203432104377251" calcext:value-type="float">
            <text:p>-0.020343210437725</text:p>
          </table:table-cell>
          <table:table-cell office:value-type="float" office:value="-0.0219120513963485" calcext:value-type="float">
            <text:p>-0.021912051396349</text:p>
          </table:table-cell>
          <table:table-cell office:value-type="float" office:value="-0.0224312968399047" calcext:value-type="float">
            <text:p>-0.022431296839905</text:p>
          </table:table-cell>
          <table:table-cell office:value-type="float" office:value="-0.021713342601246" calcext:value-type="float">
            <text:p>-0.021713342601246</text:p>
          </table:table-cell>
          <table:table-cell office:value-type="float" office:value="-0.0204701629296553" calcext:value-type="float">
            <text:p>-0.020470162929655</text:p>
          </table:table-cell>
          <table:table-cell office:value-type="float" office:value="-0.0199256395595559" calcext:value-type="float">
            <text:p>-0.019925639559556</text:p>
          </table:table-cell>
          <table:table-cell office:value-type="float" office:value="-0.0192937146039153" calcext:value-type="float">
            <text:p>-0.019293714603915</text:p>
          </table:table-cell>
          <table:table-cell office:value-type="float" office:value="-0.0166337011523209" calcext:value-type="float">
            <text:p>-0.016633701152321</text:p>
          </table:table-cell>
          <table:table-cell office:value-type="float" office:value="-0.0178254050344317" calcext:value-type="float">
            <text:p>-0.017825405034432</text:p>
          </table:table-cell>
          <table:table-cell office:value-type="float" office:value="-0.0128779283990909" calcext:value-type="float">
            <text:p>-0.012877928399091</text:p>
          </table:table-cell>
          <table:table-cell office:value-type="float" office:value="-0.0136691293651365" calcext:value-type="float">
            <text:p>-0.013669129365137</text:p>
          </table:table-cell>
          <table:table-cell office:value-type="float" office:value="-0.0169891433623961" calcext:value-type="float">
            <text:p>-0.016989143362396</text:p>
          </table:table-cell>
          <table:table-cell office:value-type="float" office:value="-0.0193026082757004" calcext:value-type="float">
            <text:p>-0.0193026082757</text:p>
          </table:table-cell>
          <table:table-cell office:value-type="float" office:value="-0.0215696644010011" calcext:value-type="float">
            <text:p>-0.021569664401001</text:p>
          </table:table-cell>
          <table:table-cell office:value-type="float" office:value="-0.0224638837367022" calcext:value-type="float">
            <text:p>-0.022463883736702</text:p>
          </table:table-cell>
          <table:table-cell office:value-type="float" office:value="-0.0196094480605159" calcext:value-type="float">
            <text:p>-0.019609448060516</text:p>
          </table:table-cell>
          <table:table-cell office:value-type="float" office:value="-0.0178500485764958" calcext:value-type="float">
            <text:p>-0.017850048576496</text:p>
          </table:table-cell>
          <table:table-cell office:value-type="float" office:value="-0.017916789720511" calcext:value-type="float">
            <text:p>-0.017916789720511</text:p>
          </table:table-cell>
          <table:table-cell office:value-type="float" office:value="-0.0154188396512104" calcext:value-type="float">
            <text:p>-0.01541883965121</text:p>
          </table:table-cell>
          <table:table-cell office:value-type="float" office:value="-0.0132167151725367" calcext:value-type="float">
            <text:p>-0.013216715172537</text:p>
          </table:table-cell>
          <table:table-cell office:value-type="float" office:value="-0.0144541218282371" calcext:value-type="float">
            <text:p>-0.014454121828237</text:p>
          </table:table-cell>
          <table:table-cell office:value-type="float" office:value="-0.0160368406863021" calcext:value-type="float">
            <text:p>-0.016036840686302</text:p>
          </table:table-cell>
          <table:table-cell office:value-type="float" office:value="-0.0189931542677154" calcext:value-type="float">
            <text:p>-0.018993154267715</text:p>
          </table:table-cell>
          <table:table-cell office:value-type="float" office:value="-0.0209117740406599" calcext:value-type="float">
            <text:p>-0.02091177404066</text:p>
          </table:table-cell>
          <table:table-cell office:value-type="float" office:value="-0.0191277538394966" calcext:value-type="float">
            <text:p>-0.019127753839497</text:p>
          </table:table-cell>
          <table:table-cell office:value-type="float" office:value="-0.0160693444548168" calcext:value-type="float">
            <text:p>-0.016069344454817</text:p>
          </table:table-cell>
          <table:table-cell office:value-type="float" office:value="-0.0175251126800523" calcext:value-type="float">
            <text:p>-0.017525112680052</text:p>
          </table:table-cell>
          <table:table-cell office:value-type="float" office:value="-0.0176686728226209" calcext:value-type="float">
            <text:p>-0.017668672822621</text:p>
          </table:table-cell>
          <table:table-cell office:value-type="float" office:value="-0.0133251188587695" calcext:value-type="float">
            <text:p>-0.01332511885877</text:p>
          </table:table-cell>
          <table:table-cell office:value-type="float" office:value="-0.0131028409468107" calcext:value-type="float">
            <text:p>-0.013102840946811</text:p>
          </table:table-cell>
          <table:table-cell office:value-type="float" office:value="-0.0136428786785513" calcext:value-type="float">
            <text:p>-0.013642878678551</text:p>
          </table:table-cell>
          <table:table-cell office:value-type="float" office:value="-0.0183878266298772" calcext:value-type="float">
            <text:p>-0.018387826629877</text:p>
          </table:table-cell>
          <table:table-cell office:value-type="float" office:value="-0.0221514085022865" calcext:value-type="float">
            <text:p>-0.022151408502287</text:p>
          </table:table-cell>
          <table:table-cell office:value-type="float" office:value="-0.019789094102896" calcext:value-type="float">
            <text:p>-0.019789094102896</text:p>
          </table:table-cell>
          <table:table-cell office:value-type="float" office:value="-0.018185231487667" calcext:value-type="float">
            <text:p>-0.018185231487667</text:p>
          </table:table-cell>
          <table:table-cell office:value-type="float" office:value="-0.0160454386589083" calcext:value-type="float">
            <text:p>-0.016045438658908</text:p>
          </table:table-cell>
          <table:table-cell office:value-type="float" office:value="-0.0176278045484907" calcext:value-type="float">
            <text:p>-0.017627804548491</text:p>
          </table:table-cell>
          <table:table-cell office:value-type="float" office:value="-0.0123880528495603" calcext:value-type="float">
            <text:p>-0.01238805284956</text:p>
          </table:table-cell>
          <table:table-cell office:value-type="float" office:value="-0.0138678174433809" calcext:value-type="float">
            <text:p>-0.013867817443381</text:p>
          </table:table-cell>
          <table:table-cell office:value-type="float" office:value="-0.0137947785993936" calcext:value-type="float">
            <text:p>-0.013794778599394</text:p>
          </table:table-cell>
          <table:table-cell office:value-type="float" office:value="-0.0208347142850159" calcext:value-type="float">
            <text:p>-0.020834714285016</text:p>
          </table:table-cell>
          <table:table-cell office:value-type="float" office:value="-0.0183884862435143" calcext:value-type="float">
            <text:p>-0.018388486243514</text:p>
          </table:table-cell>
          <table:table-cell office:value-type="float" office:value="-0.0172410642599596" calcext:value-type="float">
            <text:p>-0.01724106425996</text:p>
          </table:table-cell>
          <table:table-cell office:value-type="float" office:value="-0.0132060681242932" calcext:value-type="float">
            <text:p>-0.013206068124293</text:p>
          </table:table-cell>
          <table:table-cell office:value-type="float" office:value="-0.0149139623600815" calcext:value-type="float">
            <text:p>-0.014913962360082</text:p>
          </table:table-cell>
          <table:table-cell office:value-type="float" office:value="-0.0214509807011232" calcext:value-type="float">
            <text:p>-0.021450980701123</text:p>
          </table:table-cell>
          <table:table-cell office:value-type="float" office:value="-0.0196821842568749" calcext:value-type="float">
            <text:p>-0.019682184256875</text:p>
          </table:table-cell>
          <table:table-cell office:value-type="float" office:value="-0.0176554842093924" calcext:value-type="float">
            <text:p>-0.017655484209392</text:p>
          </table:table-cell>
          <table:table-cell office:value-type="float" office:value="-0.0154079400753991" calcext:value-type="float">
            <text:p>-0.015407940075399</text:p>
          </table:table-cell>
          <table:table-cell office:value-type="float" office:value="-0.0175807301930047" calcext:value-type="float">
            <text:p>-0.017580730193005</text:p>
          </table:table-cell>
          <table:table-cell office:value-type="float" office:value="-0.0179047080671277" calcext:value-type="float">
            <text:p>-0.017904708067128</text:p>
          </table:table-cell>
          <table:table-cell office:value-type="float" office:value="-0.0150892555531992" calcext:value-type="float">
            <text:p>-0.015089255553199</text:p>
          </table:table-cell>
          <table:table-cell office:value-type="float" office:value="-0.0135105925845703" calcext:value-type="float">
            <text:p>-0.01351059258457</text:p>
          </table:table-cell>
          <table:table-cell office:value-type="float" office:value="-0.0147685334800443" calcext:value-type="float">
            <text:p>-0.014768533480044</text:p>
          </table:table-cell>
          <table:table-cell office:value-type="float" office:value="-0.020154453817312" calcext:value-type="float">
            <text:p>-0.020154453817312</text:p>
          </table:table-cell>
          <table:table-cell office:value-type="float" office:value="-0.0138433829526525" calcext:value-type="float">
            <text:p>-0.013843382952653</text:p>
          </table:table-cell>
          <table:table-cell office:value-type="float" office:value="-0.016096619133246" calcext:value-type="float">
            <text:p>-0.016096619133246</text:p>
          </table:table-cell>
          <table:table-cell office:value-type="float" office:value="-0.0214416470176" calcext:value-type="float">
            <text:p>-0.0214416470176</text:p>
          </table:table-cell>
          <table:table-cell office:value-type="float" office:value="-0.0196951371850087" calcext:value-type="float">
            <text:p>-0.019695137185009</text:p>
          </table:table-cell>
          <table:table-cell office:value-type="float" office:value="-0.0170840311720388" calcext:value-type="float">
            <text:p>-0.017084031172039</text:p>
          </table:table-cell>
          <table:table-cell office:value-type="float" office:value="-0.013367210977348" calcext:value-type="float">
            <text:p>-0.013367210977348</text:p>
          </table:table-cell>
          <table:table-cell office:value-type="float" office:value="-0.013770943296958" calcext:value-type="float">
            <text:p>-0.013770943296958</text:p>
          </table:table-cell>
          <table:table-cell office:value-type="float" office:value="-0.0141771496033496" calcext:value-type="float">
            <text:p>-0.01417714960335</text:p>
          </table:table-cell>
          <table:table-cell office:value-type="float" office:value="-0.0206190821734206" calcext:value-type="float">
            <text:p>-0.020619082173421</text:p>
          </table:table-cell>
          <table:table-cell office:value-type="float" office:value="-0.0198252964478955" calcext:value-type="float">
            <text:p>-0.019825296447896</text:p>
          </table:table-cell>
          <table:table-cell office:value-type="float" office:value="-0.0143571522258836" calcext:value-type="float">
            <text:p>-0.014357152225884</text:p>
          </table:table-cell>
          <table:table-cell office:value-type="float" office:value="-0.01443936318828" calcext:value-type="float">
            <text:p>-0.01443936318828</text:p>
          </table:table-cell>
          <table:table-cell office:value-type="float" office:value="-0.0209215438647093" calcext:value-type="float">
            <text:p>-0.020921543864709</text:p>
          </table:table-cell>
          <table:table-cell office:value-type="float" office:value="-0.0202405027541208" calcext:value-type="float">
            <text:p>-0.020240502754121</text:p>
          </table:table-cell>
          <table:table-cell office:value-type="float" office:value="-0.0191999594067222" calcext:value-type="float">
            <text:p>-0.019199959406722</text:p>
          </table:table-cell>
          <table:table-cell office:value-type="float" office:value="-0.015002073242117" calcext:value-type="float">
            <text:p>-0.015002073242117</text:p>
          </table:table-cell>
          <table:table-cell office:value-type="float" office:value="-0.0152298541150373" calcext:value-type="float">
            <text:p>-0.015229854115037</text:p>
          </table:table-cell>
          <table:table-cell office:value-type="float" office:value="-0.0212604031341066" calcext:value-type="float">
            <text:p>-0.021260403134107</text:p>
          </table:table-cell>
          <table:table-cell office:value-type="float" office:value="-0.0188545375652182" calcext:value-type="float">
            <text:p>-0.018854537565218</text:p>
          </table:table-cell>
          <table:table-cell office:value-type="float" office:value="-0.0155000521982538" calcext:value-type="float">
            <text:p>-0.015500052198254</text:p>
          </table:table-cell>
          <table:table-cell office:value-type="float" office:value="-0.0148323988125268" calcext:value-type="float">
            <text:p>-0.014832398812527</text:p>
          </table:table-cell>
          <table:table-cell office:value-type="float" office:value="-0.0163175738809266" calcext:value-type="float">
            <text:p>-0.016317573880927</text:p>
          </table:table-cell>
          <table:table-cell office:value-type="float" office:value="-0.0236785115276787" calcext:value-type="float">
            <text:p>-0.023678511527679</text:p>
          </table:table-cell>
          <table:table-cell office:value-type="float" office:value="-0.0208493994912091" calcext:value-type="float">
            <text:p>-0.020849399491209</text:p>
          </table:table-cell>
          <table:table-cell office:value-type="float" office:value="-0.0194973080530889" calcext:value-type="float">
            <text:p>-0.019497308053089</text:p>
          </table:table-cell>
          <table:table-cell office:value-type="float" office:value="-0.0154797906827161" calcext:value-type="float">
            <text:p>-0.015479790682716</text:p>
          </table:table-cell>
          <table:table-cell office:value-type="float" office:value="-0.0159139727060095" calcext:value-type="float">
            <text:p>-0.01591397270601</text:p>
          </table:table-cell>
          <table:table-cell office:value-type="float" office:value="-0.0172300823734715" calcext:value-type="float">
            <text:p>-0.017230082373472</text:p>
          </table:table-cell>
          <table:table-cell office:value-type="float" office:value="-0.0226163450875095" calcext:value-type="float">
            <text:p>-0.02261634508751</text:p>
          </table:table-cell>
          <table:table-cell office:value-type="float" office:value="-0.0235863817962692" calcext:value-type="float">
            <text:p>-0.023586381796269</text:p>
          </table:table-cell>
          <table:table-cell office:value-type="float" office:value="-0.0207127488683565" calcext:value-type="float">
            <text:p>-0.020712748868357</text:p>
          </table:table-cell>
          <table:table-cell office:value-type="float" office:value="-0.0187438392223583" calcext:value-type="float">
            <text:p>-0.018743839222358</text:p>
          </table:table-cell>
          <table:table-cell office:value-type="float" office:value="-0.0175782594477517" calcext:value-type="float">
            <text:p>-0.017578259447752</text:p>
          </table:table-cell>
          <table:table-cell office:value-type="float" office:value="-0.0200440526093623" calcext:value-type="float">
            <text:p>-0.020044052609362</text:p>
          </table:table-cell>
          <table:table-cell office:value-type="float" office:value="-0.0200224181763427" calcext:value-type="float">
            <text:p>-0.020022418176343</text:p>
          </table:table-cell>
          <table:table-cell office:value-type="float" office:value="-0.0162360458571752" calcext:value-type="float">
            <text:p>-0.016236045857175</text:p>
          </table:table-cell>
          <table:table-cell office:value-type="float" office:value="-0.0161600674322612" calcext:value-type="float">
            <text:p>-0.016160067432261</text:p>
          </table:table-cell>
          <table:table-cell office:value-type="float" office:value="-0.0172899354873386" calcext:value-type="float">
            <text:p>-0.017289935487339</text:p>
          </table:table-cell>
          <table:table-cell office:value-type="float" office:value="-0.0218929484880163" calcext:value-type="float">
            <text:p>-0.021892948488016</text:p>
          </table:table-cell>
          <table:table-cell office:value-type="float" office:value="-0.023187632461112" calcext:value-type="float">
            <text:p>-0.023187632461112</text:p>
          </table:table-cell>
          <table:table-cell office:value-type="float" office:value="-0.0202067150226818" calcext:value-type="float">
            <text:p>-0.020206715022682</text:p>
          </table:table-cell>
          <table:table-cell office:value-type="float" office:value="-0.0198711294886527" calcext:value-type="float">
            <text:p>-0.019871129488653</text:p>
          </table:table-cell>
          <table:table-cell office:value-type="float" office:value="-0.0187292181944171" calcext:value-type="float">
            <text:p>-0.018729218194417</text:p>
          </table:table-cell>
          <table:table-cell office:value-type="float" office:value="-0.0185287710435127" calcext:value-type="float">
            <text:p>-0.018528771043513</text:p>
          </table:table-cell>
          <table:table-cell office:value-type="float" office:value="-0.0175980259593413" calcext:value-type="float">
            <text:p>-0.017598025959341</text:p>
          </table:table-cell>
          <table:table-cell office:value-type="float" office:value="-0.0163480633388235" calcext:value-type="float">
            <text:p>-0.016348063338824</text:p>
          </table:table-cell>
          <table:table-cell office:value-type="float" office:value="-0.0160282474900676" calcext:value-type="float">
            <text:p>-0.016028247490068</text:p>
          </table:table-cell>
          <table:table-cell office:value-type="float" office:value="-0.0190518104787652" calcext:value-type="float">
            <text:p>-0.019051810478765</text:p>
          </table:table-cell>
          <table:table-cell office:value-type="float" office:value="-0.0231451724901327" calcext:value-type="float">
            <text:p>-0.023145172490133</text:p>
          </table:table-cell>
          <table:table-cell office:value-type="float" office:value="-0.0201203279408309" calcext:value-type="float">
            <text:p>-0.020120327940831</text:p>
          </table:table-cell>
          <table:table-cell office:value-type="float" office:value="-0.0187819391329244" calcext:value-type="float">
            <text:p>-0.018781939132924</text:p>
          </table:table-cell>
          <table:table-cell office:value-type="float" office:value="-0.0183608392119244" calcext:value-type="float">
            <text:p>-0.018360839211924</text:p>
          </table:table-cell>
          <table:table-cell office:value-type="float" office:value="-0.0159926020127538" calcext:value-type="float">
            <text:p>-0.015992602012754</text:p>
          </table:table-cell>
          <table:table-cell office:value-type="float" office:value="-0.0161271830960044" calcext:value-type="float">
            <text:p>-0.016127183096004</text:p>
          </table:table-cell>
          <table:table-cell office:value-type="float" office:value="-0.0183513794842648" calcext:value-type="float">
            <text:p>-0.018351379484265</text:p>
          </table:table-cell>
          <table:table-cell office:value-type="float" office:value="-0.0193354374991615" calcext:value-type="float">
            <text:p>-0.019335437499162</text:p>
          </table:table-cell>
          <table:table-cell office:value-type="float" office:value="-0.0177652601503497" calcext:value-type="float">
            <text:p>-0.01776526015035</text:p>
          </table:table-cell>
          <table:table-cell office:value-type="float" office:value="-0.0214140892110061" calcext:value-type="float">
            <text:p>-0.021414089211006</text:p>
          </table:table-cell>
          <table:table-cell office:value-type="float" office:value="-0.0171896939276209" calcext:value-type="float">
            <text:p>-0.017189693927621</text:p>
          </table:table-cell>
          <table:table-cell office:value-type="float" office:value="-0.0174647071091402" calcext:value-type="float">
            <text:p>-0.01746470710914</text:p>
          </table:table-cell>
          <table:table-cell office:value-type="float" office:value="-0.0178802706673089" calcext:value-type="float">
            <text:p>-0.017880270667309</text:p>
          </table:table-cell>
          <table:table-cell office:value-type="float" office:value="-0.0210241997214517" calcext:value-type="float">
            <text:p>-0.021024199721452</text:p>
          </table:table-cell>
          <table:table-cell office:value-type="float" office:value="-0.0234481331193652" calcext:value-type="float">
            <text:p>-0.023448133119365</text:p>
          </table:table-cell>
          <table:table-cell office:value-type="float" office:value="-0.0225460953146997" calcext:value-type="float">
            <text:p>-0.0225460953147</text:p>
          </table:table-cell>
          <table:table-cell office:value-type="float" office:value="-0.0199470804061332" calcext:value-type="float">
            <text:p>-0.019947080406133</text:p>
          </table:table-cell>
          <table:table-cell office:value-type="float" office:value="-0.0185405703046981" calcext:value-type="float">
            <text:p>-0.018540570304698</text:p>
          </table:table-cell>
          <table:table-cell office:value-type="float" office:value="-0.018627978143706" calcext:value-type="float">
            <text:p>-0.018627978143706</text:p>
          </table:table-cell>
          <table:table-cell office:value-type="float" office:value="-0.0179215967133348" calcext:value-type="float">
            <text:p>-0.017921596713335</text:p>
          </table:table-cell>
          <table:table-cell office:value-type="float" office:value="-0.0205250309038245" calcext:value-type="float">
            <text:p>-0.020525030903825</text:p>
          </table:table-cell>
          <table:table-cell office:value-type="float" office:value="-0.0199888408203622" calcext:value-type="float">
            <text:p>-0.019988840820362</text:p>
          </table:table-cell>
          <table:table-cell office:value-type="float" office:value="-0.0170455053971066" calcext:value-type="float">
            <text:p>-0.017045505397107</text:p>
          </table:table-cell>
          <table:table-cell office:value-type="float" office:value="-0.0178765318360606" calcext:value-type="float">
            <text:p>-0.017876531836061</text:p>
          </table:table-cell>
          <table:table-cell office:value-type="float" office:value="-0.0174022774123832" calcext:value-type="float">
            <text:p>-0.017402277412383</text:p>
          </table:table-cell>
          <table:table-cell office:value-type="float" office:value="-0.0223995574342801" calcext:value-type="float">
            <text:p>-0.02239955743428</text:p>
          </table:table-cell>
          <table:table-cell office:value-type="float" office:value="-0.0233754221894545" calcext:value-type="float">
            <text:p>-0.023375422189455</text:p>
          </table:table-cell>
          <table:table-cell office:value-type="float" office:value="-0.0188000540774262" calcext:value-type="float">
            <text:p>-0.018800054077426</text:p>
          </table:table-cell>
          <table:table-cell office:value-type="float" office:value="-0.0182958873428807" calcext:value-type="float">
            <text:p>-0.018295887342881</text:p>
          </table:table-cell>
          <table:table-cell office:value-type="float" office:value="-0.0178052619242471" calcext:value-type="float">
            <text:p>-0.017805261924247</text:p>
          </table:table-cell>
          <table:table-cell office:value-type="float" office:value="-0.0199989077422379" calcext:value-type="float">
            <text:p>-0.019998907742238</text:p>
          </table:table-cell>
          <table:table-cell office:value-type="float" office:value="-0.02059572435892" calcext:value-type="float">
            <text:p>-0.02059572435892</text:p>
          </table:table-cell>
          <table:table-cell office:value-type="float" office:value="-0.0204092581796729" calcext:value-type="float">
            <text:p>-0.020409258179673</text:p>
          </table:table-cell>
          <table:table-cell office:value-type="float" office:value="-0.0171139320085912" calcext:value-type="float">
            <text:p>-0.017113932008591</text:p>
          </table:table-cell>
          <table:table-cell office:value-type="float" office:value="-0.0174991202752202" calcext:value-type="float">
            <text:p>-0.01749912027522</text:p>
          </table:table-cell>
          <table:table-cell office:value-type="float" office:value="-0.0179199287828377" calcext:value-type="float">
            <text:p>-0.017919928782838</text:p>
          </table:table-cell>
          <table:table-cell office:value-type="float" office:value="-0.0172128441678852" calcext:value-type="float">
            <text:p>-0.017212844167885</text:p>
          </table:table-cell>
          <table:table-cell office:value-type="float" office:value="-0.0190617380950509" calcext:value-type="float">
            <text:p>-0.019061738095051</text:p>
          </table:table-cell>
          <table:table-cell office:value-type="float" office:value="-0.0219233842713622" calcext:value-type="float">
            <text:p>-0.021923384271362</text:p>
          </table:table-cell>
          <table:table-cell office:value-type="float" office:value="-0.0230206679210377" calcext:value-type="float">
            <text:p>-0.023020667921038</text:p>
          </table:table-cell>
          <table:table-cell office:value-type="float" office:value="-0.0239794539404433" calcext:value-type="float">
            <text:p>-0.023979453940443</text:p>
          </table:table-cell>
          <table:table-cell office:value-type="float" office:value="-0.021437531632027" calcext:value-type="float">
            <text:p>-0.021437531632027</text:p>
          </table:table-cell>
          <table:table-cell office:value-type="float" office:value="-0.0190407487270671" calcext:value-type="float">
            <text:p>-0.019040748727067</text:p>
          </table:table-cell>
          <table:table-cell office:value-type="float" office:value="-0.0179052738032567" calcext:value-type="float">
            <text:p>-0.017905273803257</text:p>
          </table:table-cell>
          <table:table-cell office:value-type="float" office:value="-0.0176014357454947" calcext:value-type="float">
            <text:p>-0.017601435745495</text:p>
          </table:table-cell>
          <table:table-cell office:value-type="float" office:value="-0.0201791561989238" calcext:value-type="float">
            <text:p>-0.020179156198924</text:p>
          </table:table-cell>
          <table:table-cell office:value-type="float" office:value="-0.0189034540684045" calcext:value-type="float">
            <text:p>-0.018903454068405</text:p>
          </table:table-cell>
          <table:table-cell office:value-type="float" office:value="-0.0174537977573276" calcext:value-type="float">
            <text:p>-0.017453797757328</text:p>
          </table:table-cell>
          <table:table-cell office:value-type="float" office:value="-0.0176230622780726" calcext:value-type="float">
            <text:p>-0.017623062278073</text:p>
          </table:table-cell>
          <table:table-cell office:value-type="float" office:value="-0.0186341465546604" calcext:value-type="float">
            <text:p>-0.01863414655466</text:p>
          </table:table-cell>
          <table:table-cell office:value-type="float" office:value="-0.0210169401701449" calcext:value-type="float">
            <text:p>-0.021016940170145</text:p>
          </table:table-cell>
          <table:table-cell office:value-type="float" office:value="-0.0230213210868055" calcext:value-type="float">
            <text:p>-0.023021321086806</text:p>
          </table:table-cell>
          <table:table-cell office:value-type="float" office:value="-0.0224969158633124" calcext:value-type="float">
            <text:p>-0.022496915863312</text:p>
          </table:table-cell>
          <table:table-cell office:value-type="float" office:value="-0.0197423972956765" calcext:value-type="float">
            <text:p>-0.019742397295677</text:p>
          </table:table-cell>
          <table:table-cell office:value-type="float" office:value="-0.0181047198206358" calcext:value-type="float">
            <text:p>-0.018104719820636</text:p>
          </table:table-cell>
          <table:table-cell office:value-type="float" office:value="-0.0175646856062249" calcext:value-type="float">
            <text:p>-0.017564685606225</text:p>
          </table:table-cell>
          <table:table-cell office:value-type="float" office:value="-0.0181669419006131" calcext:value-type="float">
            <text:p>-0.018166941900613</text:p>
          </table:table-cell>
          <table:table-cell office:value-type="float" office:value="-0.0195761408235432" calcext:value-type="float">
            <text:p>-0.019576140823543</text:p>
          </table:table-cell>
          <table:table-cell office:value-type="float" office:value="-0.0202527746918107" calcext:value-type="float">
            <text:p>-0.020252774691811</text:p>
          </table:table-cell>
          <table:table-cell office:value-type="float" office:value="-0.0191808751022875" calcext:value-type="float">
            <text:p>-0.019180875102288</text:p>
          </table:table-cell>
          <table:table-cell office:value-type="float" office:value="-0.0168929741056306" calcext:value-type="float">
            <text:p>-0.016892974105631</text:p>
          </table:table-cell>
          <table:table-cell office:value-type="float" office:value="-0.0180956795069914" calcext:value-type="float">
            <text:p>-0.018095679506991</text:p>
          </table:table-cell>
          <table:table-cell office:value-type="float" office:value="-0.0175549774712493" calcext:value-type="float">
            <text:p>-0.017554977471249</text:p>
          </table:table-cell>
          <table:table-cell office:value-type="float" office:value="-0.0207301996905415" calcext:value-type="float">
            <text:p>-0.020730199690542</text:p>
          </table:table-cell>
          <table:table-cell office:value-type="float" office:value="-0.0223001714857727" calcext:value-type="float">
            <text:p>-0.022300171485773</text:p>
          </table:table-cell>
          <table:table-cell office:value-type="float" office:value="-0.0192861964645222" calcext:value-type="float">
            <text:p>-0.019286196464522</text:p>
          </table:table-cell>
          <table:table-cell office:value-type="float" office:value="-0.0180223565094765" calcext:value-type="float">
            <text:p>-0.018022356509477</text:p>
          </table:table-cell>
          <table:table-cell office:value-type="float" office:value="-0.0199839746075234" calcext:value-type="float">
            <text:p>-0.019983974607523</text:p>
          </table:table-cell>
          <table:table-cell office:value-type="float" office:value="-0.017447218482705" calcext:value-type="float">
            <text:p>-0.017447218482705</text:p>
          </table:table-cell>
          <table:table-cell office:value-type="float" office:value="-0.0183551040990369" calcext:value-type="float">
            <text:p>-0.018355104099037</text:p>
          </table:table-cell>
          <table:table-cell office:value-type="float" office:value="-0.0171741557695448" calcext:value-type="float">
            <text:p>-0.017174155769545</text:p>
          </table:table-cell>
          <table:table-cell office:value-type="float" office:value="-0.0203990840021325" calcext:value-type="float">
            <text:p>-0.020399084002133</text:p>
          </table:table-cell>
          <table:table-cell office:value-type="float" office:value="-0.0223996412349861" calcext:value-type="float">
            <text:p>-0.022399641234986</text:p>
          </table:table-cell>
          <table:table-cell office:value-type="float" office:value="-0.0223583815994059" calcext:value-type="float">
            <text:p>-0.022358381599406</text:p>
          </table:table-cell>
          <table:table-cell office:value-type="float" office:value="-0.0190608335984785" calcext:value-type="float">
            <text:p>-0.019060833598479</text:p>
          </table:table-cell>
          <table:table-cell office:value-type="float" office:value="-0.019074135239115" calcext:value-type="float">
            <text:p>-0.019074135239115</text:p>
          </table:table-cell>
          <table:table-cell office:value-type="float" office:value="-0.0205500919214348" calcext:value-type="float">
            <text:p>-0.020550091921435</text:p>
          </table:table-cell>
          <table:table-cell office:value-type="float" office:value="-0.0168020784456848" calcext:value-type="float">
            <text:p>-0.016802078445685</text:p>
          </table:table-cell>
          <table:table-cell office:value-type="float" office:value="-0.018188110499236" calcext:value-type="float">
            <text:p>-0.018188110499236</text:p>
          </table:table-cell>
          <table:table-cell office:value-type="float" office:value="-0.0189120577309775" calcext:value-type="float">
            <text:p>-0.018912057730978</text:p>
          </table:table-cell>
          <table:table-cell office:value-type="float" office:value="-0.0232995175109817" calcext:value-type="float">
            <text:p>-0.023299517510982</text:p>
          </table:table-cell>
          <table:table-cell office:value-type="float" office:value="-0.02094428464793" calcext:value-type="float">
            <text:p>-0.02094428464793</text:p>
          </table:table-cell>
          <table:table-cell office:value-type="float" office:value="-0.0181972536254954" calcext:value-type="float">
            <text:p>-0.018197253625495</text:p>
          </table:table-cell>
          <table:table-cell office:value-type="float" office:value="-0.0174038195025283" calcext:value-type="float">
            <text:p>-0.017403819502528</text:p>
          </table:table-cell>
          <table:table-cell office:value-type="float" office:value="-0.0195624549962414" calcext:value-type="float">
            <text:p>-0.019562454996241</text:p>
          </table:table-cell>
          <table:table-cell office:value-type="float" office:value="-0.0205238133839987" calcext:value-type="float">
            <text:p>-0.020523813383999</text:p>
          </table:table-cell>
          <table:table-cell office:value-type="float" office:value="-0.0169226079223258" calcext:value-type="float">
            <text:p>-0.016922607922326</text:p>
          </table:table-cell>
          <table:table-cell office:value-type="float" office:value="-0.0178999944370571" calcext:value-type="float">
            <text:p>-0.017899994437057</text:p>
          </table:table-cell>
          <table:table-cell office:value-type="float" office:value="-0.0214480885542224" calcext:value-type="float">
            <text:p>-0.021448088554222</text:p>
          </table:table-cell>
          <table:table-cell office:value-type="float" office:value="-0.0237470426643048" calcext:value-type="float">
            <text:p>-0.023747042664305</text:p>
          </table:table-cell>
          <table:table-cell office:value-type="float" office:value="-0.0187997416980427" calcext:value-type="float">
            <text:p>-0.018799741698043</text:p>
          </table:table-cell>
          <table:table-cell office:value-type="float" office:value="-0.0173990926172291" calcext:value-type="float">
            <text:p>-0.017399092617229</text:p>
          </table:table-cell>
          <table:table-cell office:value-type="float" office:value="-0.0194999278387831" calcext:value-type="float">
            <text:p>-0.019499927838783</text:p>
          </table:table-cell>
          <table:table-cell office:value-type="float" office:value="-0.0175388353478742" calcext:value-type="float">
            <text:p>-0.017538835347874</text:p>
          </table:table-cell>
          <table:table-cell office:value-type="float" office:value="-0.0174742888425005" calcext:value-type="float">
            <text:p>-0.017474288842501</text:p>
          </table:table-cell>
          <table:table-cell office:value-type="float" office:value="-0.0220036236812938" calcext:value-type="float">
            <text:p>-0.022003623681294</text:p>
          </table:table-cell>
          <table:table-cell office:value-type="float" office:value="-0.0238163283493691" calcext:value-type="float">
            <text:p>-0.023816328349369</text:p>
          </table:table-cell>
          <table:table-cell office:value-type="float" office:value="-0.0203099780547988" calcext:value-type="float">
            <text:p>-0.020309978054799</text:p>
          </table:table-cell>
          <table:table-cell office:value-type="float" office:value="-0.01916960034542" calcext:value-type="float">
            <text:p>-0.01916960034542</text:p>
          </table:table-cell>
          <table:table-cell office:value-type="float" office:value="-0.0183540831629325" calcext:value-type="float">
            <text:p>-0.018354083162933</text:p>
          </table:table-cell>
          <table:table-cell office:value-type="float" office:value="-0.0207212116098949" calcext:value-type="float">
            <text:p>-0.020721211609895</text:p>
          </table:table-cell>
          <table:table-cell office:value-type="float" office:value="-0.0172867408033061" calcext:value-type="float">
            <text:p>-0.017286740803306</text:p>
          </table:table-cell>
          <table:table-cell office:value-type="float" office:value="-0.017111161452603" calcext:value-type="float">
            <text:p>-0.017111161452603</text:p>
          </table:table-cell>
          <table:table-cell office:value-type="float" office:value="-0.0177403562521092" calcext:value-type="float">
            <text:p>-0.017740356252109</text:p>
          </table:table-cell>
          <table:table-cell office:value-type="float" office:value="-0.0189012337894842" calcext:value-type="float">
            <text:p>-0.018901233789484</text:p>
          </table:table-cell>
          <table:table-cell office:value-type="float" office:value="-0.0217135816205346" calcext:value-type="float">
            <text:p>-0.021713581620535</text:p>
          </table:table-cell>
          <table:table-cell office:value-type="float" office:value="-0.0237395908911626" calcext:value-type="float">
            <text:p>-0.023739590891163</text:p>
          </table:table-cell>
          <table:table-cell office:value-type="float" office:value="-0.0240660548233451" calcext:value-type="float">
            <text:p>-0.024066054823345</text:p>
          </table:table-cell>
          <table:table-cell office:value-type="float" office:value="-0.0213803993590543" calcext:value-type="float">
            <text:p>-0.021380399359054</text:p>
          </table:table-cell>
          <table:table-cell office:value-type="float" office:value="-0.0207598056207031" calcext:value-type="float">
            <text:p>-0.020759805620703</text:p>
          </table:table-cell>
          <table:table-cell office:value-type="float" office:value="-0.0202870147550253" calcext:value-type="float">
            <text:p>-0.020287014755025</text:p>
          </table:table-cell>
          <table:table-cell office:value-type="float" office:value="-0.0182962660244226" calcext:value-type="float">
            <text:p>-0.018296266024423</text:p>
          </table:table-cell>
          <table:table-cell office:value-type="float" office:value="-0.0174274303032435" calcext:value-type="float">
            <text:p>-0.017427430303244</text:p>
          </table:table-cell>
          <table:table-cell office:value-type="float" office:value="-0.0172114788350365" calcext:value-type="float">
            <text:p>-0.017211478835037</text:p>
          </table:table-cell>
          <table:table-cell office:value-type="float" office:value="-0.0213491762922391" calcext:value-type="float">
            <text:p>-0.021349176292239</text:p>
          </table:table-cell>
          <table:table-cell office:value-type="float" office:value="-0.0242334397057622" calcext:value-type="float">
            <text:p>-0.024233439705762</text:p>
          </table:table-cell>
          <table:table-cell office:value-type="float" office:value="-0.0225264746600444" calcext:value-type="float">
            <text:p>-0.022526474660044</text:p>
          </table:table-cell>
          <table:table-cell office:value-type="float" office:value="-0.0223703474354221" calcext:value-type="float">
            <text:p>-0.022370347435422</text:p>
          </table:table-cell>
          <table:table-cell office:value-type="float" office:value="-0.0212951541573883" calcext:value-type="float">
            <text:p>-0.021295154157388</text:p>
          </table:table-cell>
          <table:table-cell office:value-type="float" office:value="-0.0178838910222771" calcext:value-type="float">
            <text:p>-0.017883891022277</text:p>
          </table:table-cell>
          <table:table-cell office:value-type="float" office:value="-0.0174243201345445" calcext:value-type="float">
            <text:p>-0.017424320134545</text:p>
          </table:table-cell>
          <table:table-cell office:value-type="float" office:value="-0.016602567073819" calcext:value-type="float">
            <text:p>-0.016602567073819</text:p>
          </table:table-cell>
          <table:table-cell office:value-type="float" office:value="-0.0241229906339653" calcext:value-type="float">
            <text:p>-0.024122990633965</text:p>
          </table:table-cell>
          <table:table-cell office:value-type="float" office:value="-0.0222806536200592" calcext:value-type="float">
            <text:p>-0.022280653620059</text:p>
          </table:table-cell>
          <table:table-cell office:value-type="float" office:value="-0.0213916037293541" calcext:value-type="float">
            <text:p>-0.021391603729354</text:p>
          </table:table-cell>
          <table:table-cell office:value-type="float" office:value="-0.0208622330508346" calcext:value-type="float">
            <text:p>-0.020862233050835</text:p>
          </table:table-cell>
          <table:table-cell office:value-type="float" office:value="-0.016246918905675" calcext:value-type="float">
            <text:p>-0.016246918905675</text:p>
          </table:table-cell>
          <table:table-cell office:value-type="float" office:value="-0.0168949477603787" calcext:value-type="float">
            <text:p>-0.016894947760379</text:p>
          </table:table-cell>
          <table:table-cell office:value-type="float" office:value="-0.0234612354250309" calcext:value-type="float">
            <text:p>-0.023461235425031</text:p>
          </table:table-cell>
          <table:table-cell office:value-type="float" office:value="-0.0203178204290883" calcext:value-type="float">
            <text:p>-0.020317820429088</text:p>
          </table:table-cell>
          <table:table-cell office:value-type="float" office:value="-0.0179502045908686" calcext:value-type="float">
            <text:p>-0.017950204590869</text:p>
          </table:table-cell>
          <table:table-cell office:value-type="float" office:value="-0.0162313568504131" calcext:value-type="float">
            <text:p>-0.016231356850413</text:p>
          </table:table-cell>
          <table:table-cell office:value-type="float" office:value="-0.01600055532905" calcext:value-type="float">
            <text:p>-0.01600055532905</text:p>
          </table:table-cell>
          <table:table-cell office:value-type="float" office:value="-0.0163282816127274" calcext:value-type="float">
            <text:p>-0.016328281612727</text:p>
          </table:table-cell>
          <table:table-cell office:value-type="float" office:value="-0.01790853425412" calcext:value-type="float">
            <text:p>-0.01790853425412</text:p>
          </table:table-cell>
          <table:table-cell office:value-type="float" office:value="-0.0210575839900811" calcext:value-type="float">
            <text:p>-0.021057583990081</text:p>
          </table:table-cell>
          <table:table-cell office:value-type="float" office:value="-0.0232428071114654" calcext:value-type="float">
            <text:p>-0.023242807111465</text:p>
          </table:table-cell>
          <table:table-cell office:value-type="float" office:value="-0.0225867630127616" calcext:value-type="float">
            <text:p>-0.022586763012762</text:p>
          </table:table-cell>
          <table:table-cell office:value-type="float" office:value="-0.0212010584812156" calcext:value-type="float">
            <text:p>-0.021201058481216</text:p>
          </table:table-cell>
          <table:table-cell office:value-type="float" office:value="-0.0204721463923183" calcext:value-type="float">
            <text:p>-0.020472146392318</text:p>
          </table:table-cell>
          <table:table-cell office:value-type="float" office:value="-0.0201884857389149" calcext:value-type="float">
            <text:p>-0.020188485738915</text:p>
          </table:table-cell>
          <table:table-cell office:value-type="float" office:value="-0.0163588874939153" calcext:value-type="float">
            <text:p>-0.016358887493915</text:p>
          </table:table-cell>
          <table:table-cell office:value-type="float" office:value="-0.0160650671049453" calcext:value-type="float">
            <text:p>-0.016065067104945</text:p>
          </table:table-cell>
          <table:table-cell office:value-type="float" office:value="-0.0158896502681464" calcext:value-type="float">
            <text:p>-0.015889650268146</text:p>
          </table:table-cell>
          <table:table-cell office:value-type="float" office:value="-0.017597495816118" calcext:value-type="float">
            <text:p>-0.017597495816118</text:p>
          </table:table-cell>
          <table:table-cell office:value-type="float" office:value="-0.0199431572714643" calcext:value-type="float">
            <text:p>-0.019943157271464</text:p>
          </table:table-cell>
          <table:table-cell office:value-type="float" office:value="-0.0219767919896609" calcext:value-type="float">
            <text:p>-0.021976791989661</text:p>
          </table:table-cell>
          <table:table-cell office:value-type="float" office:value="-0.0229289281993582" calcext:value-type="float">
            <text:p>-0.022928928199358</text:p>
          </table:table-cell>
          <table:table-cell office:value-type="float" office:value="-0.0202081106053281" calcext:value-type="float">
            <text:p>-0.020208110605328</text:p>
          </table:table-cell>
          <table:table-cell office:value-type="float" office:value="-0.0183805318125562" calcext:value-type="float">
            <text:p>-0.018380531812556</text:p>
          </table:table-cell>
          <table:table-cell office:value-type="float" office:value="-0.0176030141856239" calcext:value-type="float">
            <text:p>-0.017603014185624</text:p>
          </table:table-cell>
          <table:table-cell office:value-type="float" office:value="-0.0199702005676171" calcext:value-type="float">
            <text:p>-0.019970200567617</text:p>
          </table:table-cell>
          <table:table-cell office:value-type="float" office:value="-0.0199722461750224" calcext:value-type="float">
            <text:p>-0.019972246175022</text:p>
          </table:table-cell>
          <table:table-cell office:value-type="float" office:value="-0.0173198279273289" calcext:value-type="float">
            <text:p>-0.017319827927329</text:p>
          </table:table-cell>
          <table:table-cell office:value-type="float" office:value="-0.0165683714409372" calcext:value-type="float">
            <text:p>-0.016568371440937</text:p>
          </table:table-cell>
          <table:table-cell office:value-type="float" office:value="-0.0172012247952264" calcext:value-type="float">
            <text:p>-0.017201224795226</text:p>
          </table:table-cell>
          <table:table-cell office:value-type="float" office:value="-0.0197204282548033" calcext:value-type="float">
            <text:p>-0.019720428254803</text:p>
          </table:table-cell>
          <table:table-cell office:value-type="float" office:value="-0.0219137446880563" calcext:value-type="float">
            <text:p>-0.021913744688056</text:p>
          </table:table-cell>
          <table:table-cell office:value-type="float" office:value="-0.0236543799703474" calcext:value-type="float">
            <text:p>-0.023654379970347</text:p>
          </table:table-cell>
          <table:table-cell office:value-type="float" office:value="-0.021258084564335" calcext:value-type="float">
            <text:p>-0.021258084564335</text:p>
          </table:table-cell>
          <table:table-cell office:value-type="float" office:value="-0.0185070518488261" calcext:value-type="float">
            <text:p>-0.018507051848826</text:p>
          </table:table-cell>
          <table:table-cell office:value-type="float" office:value="-0.0176189166428031" calcext:value-type="float">
            <text:p>-0.017618916642803</text:p>
          </table:table-cell>
          <table:table-cell office:value-type="float" office:value="-0.0183545282031184" calcext:value-type="float">
            <text:p>-0.018354528203118</text:p>
          </table:table-cell>
          <table:table-cell office:value-type="float" office:value="-0.0202445800569604" calcext:value-type="float">
            <text:p>-0.02024458005696</text:p>
          </table:table-cell>
          <table:table-cell office:value-type="float" office:value="-0.0181901083798837" calcext:value-type="float">
            <text:p>-0.018190108379884</text:p>
          </table:table-cell>
          <table:table-cell office:value-type="float" office:value="-0.0165059044927112" calcext:value-type="float">
            <text:p>-0.016505904492711</text:p>
          </table:table-cell>
          <table:table-cell office:value-type="float" office:value="-0.0172974915459267" calcext:value-type="float">
            <text:p>-0.017297491545927</text:p>
          </table:table-cell>
          <table:table-cell office:value-type="float" office:value="-0.0191145796830298" calcext:value-type="float">
            <text:p>-0.01911457968303</text:p>
          </table:table-cell>
          <table:table-cell office:value-type="float" office:value="-0.021844915463889" calcext:value-type="float">
            <text:p>-0.021844915463889</text:p>
          </table:table-cell>
          <table:table-cell office:value-type="float" office:value="-0.0238813867355259" calcext:value-type="float">
            <text:p>-0.023881386735526</text:p>
          </table:table-cell>
          <table:table-cell office:value-type="float" office:value="-0.0197968617570302" calcext:value-type="float">
            <text:p>-0.01979686175703</text:p>
          </table:table-cell>
          <table:table-cell office:value-type="float" office:value="-0.0183795962243005" calcext:value-type="float">
            <text:p>-0.018379596224301</text:p>
          </table:table-cell>
          <table:table-cell office:value-type="float" office:value="-0.0182531192836312" calcext:value-type="float">
            <text:p>-0.018253119283631</text:p>
          </table:table-cell>
          <table:table-cell office:value-type="float" office:value="-0.0199628479891286" calcext:value-type="float">
            <text:p>-0.019962847989129</text:p>
          </table:table-cell>
          <table:table-cell office:value-type="float" office:value="-0.0209883581839551" calcext:value-type="float">
            <text:p>-0.020988358183955</text:p>
          </table:table-cell>
          <table:table-cell office:value-type="float" office:value="-0.0212182329225055" calcext:value-type="float">
            <text:p>-0.021218232922506</text:p>
          </table:table-cell>
          <table:table-cell office:value-type="float" office:value="-0.0201145705051513" calcext:value-type="float">
            <text:p>-0.020114570505151</text:p>
          </table:table-cell>
          <table:table-cell office:value-type="float" office:value="-0.0173076699759233" calcext:value-type="float">
            <text:p>-0.017307669975923</text:p>
          </table:table-cell>
          <table:table-cell office:value-type="float" office:value="-0.0174997035885602" calcext:value-type="float">
            <text:p>-0.01749970358856</text:p>
          </table:table-cell>
          <table:table-cell office:value-type="float" office:value="-0.0179794738694831" calcext:value-type="float">
            <text:p>-0.017979473869483</text:p>
          </table:table-cell>
          <table:table-cell office:value-type="float" office:value="-0.0178219594118164" calcext:value-type="float">
            <text:p>-0.017821959411816</text:p>
          </table:table-cell>
          <table:table-cell office:value-type="float" office:value="-0.0190274553097931" calcext:value-type="float">
            <text:p>-0.019027455309793</text:p>
          </table:table-cell>
          <table:table-cell office:value-type="float" office:value="-0.0235854705084707" calcext:value-type="float">
            <text:p>-0.023585470508471</text:p>
          </table:table-cell>
          <table:table-cell office:value-type="float" office:value="-0.0230655265744301" calcext:value-type="float">
            <text:p>-0.02306552657443</text:p>
          </table:table-cell>
          <table:table-cell office:value-type="float" office:value="-0.0202166304424694" calcext:value-type="float">
            <text:p>-0.020216630442469</text:p>
          </table:table-cell>
          <table:table-cell office:value-type="float" office:value="-0.0186103260210055" calcext:value-type="float">
            <text:p>-0.018610326021006</text:p>
          </table:table-cell>
          <table:table-cell office:value-type="float" office:value="-0.0180539636853631" calcext:value-type="float">
            <text:p>-0.018053963685363</text:p>
          </table:table-cell>
          <table:table-cell office:value-type="float" office:value="-0.0198566862704131" calcext:value-type="float">
            <text:p>-0.019856686270413</text:p>
          </table:table-cell>
          <table:table-cell office:value-type="float" office:value="-0.0208383031991377" calcext:value-type="float">
            <text:p>-0.020838303199138</text:p>
          </table:table-cell>
          <table:table-cell office:value-type="float" office:value="-0.021002076544431" calcext:value-type="float">
            <text:p>-0.021002076544431</text:p>
          </table:table-cell>
          <table:table-cell office:value-type="float" office:value="-0.0180874130277715" calcext:value-type="float">
            <text:p>-0.018087413027772</text:p>
          </table:table-cell>
          <table:table-cell office:value-type="float" office:value="-0.0186472618509189" calcext:value-type="float">
            <text:p>-0.018647261850919</text:p>
          </table:table-cell>
          <table:table-cell office:value-type="float" office:value="-0.0214267011046512" calcext:value-type="float">
            <text:p>-0.021426701104651</text:p>
          </table:table-cell>
          <table:table-cell office:value-type="float" office:value="-0.0242529937035054" calcext:value-type="float">
            <text:p>-0.024252993703505</text:p>
          </table:table-cell>
          <table:table-cell office:value-type="float" office:value="-0.0206426851324974" calcext:value-type="float">
            <text:p>-0.020642685132497</text:p>
          </table:table-cell>
          <table:table-cell office:value-type="float" office:value="-0.0187753307374451" calcext:value-type="float">
            <text:p>-0.018775330737445</text:p>
          </table:table-cell>
          <table:table-cell office:value-type="float" office:value="-0.0182604615234324" calcext:value-type="float">
            <text:p>-0.018260461523432</text:p>
          </table:table-cell>
          <table:table-cell office:value-type="float" office:value="-0.0179009020667524" calcext:value-type="float">
            <text:p>-0.017900902066752</text:p>
          </table:table-cell>
          <table:table-cell office:value-type="float" office:value="-0.0174741401719746" calcext:value-type="float">
            <text:p>-0.017474140171975</text:p>
          </table:table-cell>
          <table:table-cell office:value-type="float" office:value="-0.0176501231107483" calcext:value-type="float">
            <text:p>-0.017650123110748</text:p>
          </table:table-cell>
          <table:table-cell office:value-type="float" office:value="-0.0175175205686829" calcext:value-type="float">
            <text:p>-0.017517520568683</text:p>
          </table:table-cell>
          <table:table-cell office:value-type="float" office:value="-0.0181931578118548" calcext:value-type="float">
            <text:p>-0.018193157811855</text:p>
          </table:table-cell>
          <table:table-cell office:value-type="float" office:value="-0.0228329346852708" calcext:value-type="float">
            <text:p>-0.022832934685271</text:p>
          </table:table-cell>
          <table:table-cell office:value-type="float" office:value="-0.0238959854135084" calcext:value-type="float">
            <text:p>-0.023895985413508</text:p>
          </table:table-cell>
          <table:table-cell office:value-type="float" office:value="-0.0200447194664694" calcext:value-type="float">
            <text:p>-0.020044719466469</text:p>
          </table:table-cell>
          <table:table-cell office:value-type="float" office:value="-0.018563015173119" calcext:value-type="float">
            <text:p>-0.018563015173119</text:p>
          </table:table-cell>
          <table:table-cell office:value-type="float" office:value="-0.0183601608162383" calcext:value-type="float">
            <text:p>-0.018360160816238</text:p>
          </table:table-cell>
          <table:table-cell office:value-type="float" office:value="-0.0210016786550289" calcext:value-type="float">
            <text:p>-0.021001678655029</text:p>
          </table:table-cell>
          <table:table-cell office:value-type="float" office:value="-0.0207612382331566" calcext:value-type="float">
            <text:p>-0.020761238233157</text:p>
          </table:table-cell>
          <table:table-cell office:value-type="float" office:value="-0.0170536424711227" calcext:value-type="float">
            <text:p>-0.017053642471123</text:p>
          </table:table-cell>
          <table:table-cell office:value-type="float" office:value="-0.0174270281046168" calcext:value-type="float">
            <text:p>-0.017427028104617</text:p>
          </table:table-cell>
          <table:table-cell office:value-type="float" office:value="-0.0200652514171782" calcext:value-type="float">
            <text:p>-0.020065251417178</text:p>
          </table:table-cell>
          <table:table-cell office:value-type="float" office:value="-0.023600209675088" calcext:value-type="float">
            <text:p>-0.023600209675088</text:p>
          </table:table-cell>
          <table:table-cell office:value-type="float" office:value="-0.0218802542006925" calcext:value-type="float">
            <text:p>-0.021880254200693</text:p>
          </table:table-cell>
          <table:table-cell office:value-type="float" office:value="-0.0205887071033986" calcext:value-type="float">
            <text:p>-0.020588707103399</text:p>
          </table:table-cell>
          <table:table-cell office:value-type="float" office:value="-0.0182863323561623" calcext:value-type="float">
            <text:p>-0.018286332356162</text:p>
          </table:table-cell>
          <table:table-cell office:value-type="float" office:value="-0.0190545485466455" calcext:value-type="float">
            <text:p>-0.019054548546646</text:p>
          </table:table-cell>
          <table:table-cell office:value-type="float" office:value="-0.0208195758291833" calcext:value-type="float">
            <text:p>-0.020819575829183</text:p>
          </table:table-cell>
          <table:table-cell office:value-type="float" office:value="-0.0208718902968207" calcext:value-type="float">
            <text:p>-0.020871890296821</text:p>
          </table:table-cell>
          <table:table-cell office:value-type="float" office:value="-0.0187180434372801" calcext:value-type="float">
            <text:p>-0.01871804343728</text:p>
          </table:table-cell>
          <table:table-cell office:value-type="float" office:value="-0.0177565318197984" calcext:value-type="float">
            <text:p>-0.017756531819798</text:p>
          </table:table-cell>
          <table:table-cell office:value-type="float" office:value="-0.0195803650948916" calcext:value-type="float">
            <text:p>-0.019580365094892</text:p>
          </table:table-cell>
          <table:table-cell office:value-type="float" office:value="-0.0222136088432657" calcext:value-type="float">
            <text:p>-0.022213608843266</text:p>
          </table:table-cell>
          <table:table-cell office:value-type="float" office:value="-0.0239153689382924" calcext:value-type="float">
            <text:p>-0.023915368938292</text:p>
          </table:table-cell>
          <table:table-cell office:value-type="float" office:value="-0.0215696211483618" calcext:value-type="float">
            <text:p>-0.021569621148362</text:p>
          </table:table-cell>
          <table:table-cell office:value-type="float" office:value="-0.0207523935325709" calcext:value-type="float">
            <text:p>-0.020752393532571</text:p>
          </table:table-cell>
          <table:table-cell office:value-type="float" office:value="-0.019311260949592" calcext:value-type="float">
            <text:p>-0.019311260949592</text:p>
          </table:table-cell>
          <table:table-cell office:value-type="float" office:value="-0.0197992379385809" calcext:value-type="float">
            <text:p>-0.019799237938581</text:p>
          </table:table-cell>
          <table:table-cell office:value-type="float" office:value="-0.0184313373181674" calcext:value-type="float">
            <text:p>-0.018431337318167</text:p>
          </table:table-cell>
          <table:table-cell office:value-type="float" office:value="-0.0243084470826888" calcext:value-type="float">
            <text:p>-0.024308447082689</text:p>
          </table:table-cell>
          <table:table-cell office:value-type="float" office:value="-0.0225971576636529" calcext:value-type="float">
            <text:p>-0.022597157663653</text:p>
          </table:table-cell>
          <table:table-cell office:value-type="float" office:value="-0.0225558172871178" calcext:value-type="float">
            <text:p>-0.022555817287118</text:p>
          </table:table-cell>
          <table:table-cell office:value-type="float" office:value="-0.0214253016988313" calcext:value-type="float">
            <text:p>-0.021425301698831</text:p>
          </table:table-cell>
          <table:table-cell office:value-type="float" office:value="-0.018611470844024" calcext:value-type="float">
            <text:p>-0.018611470844024</text:p>
          </table:table-cell>
          <table:table-cell office:value-type="float" office:value="-0.0187275476733281" calcext:value-type="float">
            <text:p>-0.018727547673328</text:p>
          </table:table-cell>
          <table:table-cell office:value-type="float" office:value="-0.0216799974405823" calcext:value-type="float">
            <text:p>-0.021679997440582</text:p>
          </table:table-cell>
          <table:table-cell office:value-type="float" office:value="-0.020548645158441" calcext:value-type="float">
            <text:p>-0.020548645158441</text:p>
          </table:table-cell>
          <table:table-cell office:value-type="float" office:value="-0.0185885185355301" calcext:value-type="float">
            <text:p>-0.01858851853553</text:p>
          </table:table-cell>
          <table:table-cell office:value-type="float" office:value="-0.0211127604357519" calcext:value-type="float">
            <text:p>-0.021112760435752</text:p>
          </table:table-cell>
          <table:table-cell office:value-type="float" office:value="-0.0201833044157258" calcext:value-type="float">
            <text:p>-0.020183304415726</text:p>
          </table:table-cell>
          <table:table-cell office:value-type="float" office:value="-0.0181226166492636" calcext:value-type="float">
            <text:p>-0.018122616649264</text:p>
          </table:table-cell>
          <table:table-cell office:value-type="float" office:value="-0.0238185688733314" calcext:value-type="float">
            <text:p>-0.023818568873331</text:p>
          </table:table-cell>
          <table:table-cell office:value-type="float" office:value="-0.0223386195927651" calcext:value-type="float">
            <text:p>-0.022338619592765</text:p>
          </table:table-cell>
          <table:table-cell office:value-type="float" office:value="-0.0205675301362648" calcext:value-type="float">
            <text:p>-0.020567530136265</text:p>
          </table:table-cell>
          <table:table-cell office:value-type="float" office:value="-0.0186127161847295" calcext:value-type="float">
            <text:p>-0.01861271618473</text:p>
          </table:table-cell>
          <table:table-cell office:value-type="float" office:value="-0.0207284799723791" calcext:value-type="float">
            <text:p>-0.020728479972379</text:p>
          </table:table-cell>
          <table:table-cell office:value-type="float" office:value="-0.0215221660754015" calcext:value-type="float">
            <text:p>-0.021522166075402</text:p>
          </table:table-cell>
          <table:table-cell office:value-type="float" office:value="-0.0187613158767484" calcext:value-type="float">
            <text:p>-0.018761315876748</text:p>
          </table:table-cell>
          <table:table-cell office:value-type="float" office:value="-0.0208181640513887" calcext:value-type="float">
            <text:p>-0.020818164051389</text:p>
          </table:table-cell>
          <table:table-cell office:value-type="float" office:value="-0.0223729334605494" calcext:value-type="float">
            <text:p>-0.022372933460549</text:p>
          </table:table-cell>
          <table:table-cell office:value-type="float" office:value="-0.0197013009108413" calcext:value-type="float">
            <text:p>-0.019701300910841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4887283228589" calcext:value-type="float">
            <text:p>0.614887283228589</text:p>
          </table:table-cell>
          <table:table-cell office:value-type="float" office:value="0.614491674897153" calcext:value-type="float">
            <text:p>0.614491674897153</text:p>
          </table:table-cell>
          <table:table-cell office:value-type="float" office:value="0.614950365574109" calcext:value-type="float">
            <text:p>0.614950365574109</text:p>
          </table:table-cell>
          <table:table-cell office:value-type="float" office:value="0.614646384733759" calcext:value-type="float">
            <text:p>0.614646384733759</text:p>
          </table:table-cell>
          <table:table-cell office:value-type="float" office:value="0.614039444081876" calcext:value-type="float">
            <text:p>0.614039444081876</text:p>
          </table:table-cell>
          <table:table-cell office:value-type="float" office:value="0.614611968186889" calcext:value-type="float">
            <text:p>0.614611968186889</text:p>
          </table:table-cell>
          <table:table-cell office:value-type="float" office:value="0.614278157577931" calcext:value-type="float">
            <text:p>0.614278157577931</text:p>
          </table:table-cell>
          <table:table-cell office:value-type="float" office:value="0.613897085646447" calcext:value-type="float">
            <text:p>0.613897085646447</text:p>
          </table:table-cell>
          <table:table-cell office:value-type="float" office:value="0.614411684110037" calcext:value-type="float">
            <text:p>0.614411684110037</text:p>
          </table:table-cell>
          <table:table-cell office:value-type="float" office:value="0.614311004697948" calcext:value-type="float">
            <text:p>0.614311004697948</text:p>
          </table:table-cell>
          <table:table-cell office:value-type="float" office:value="0.614408898520119" calcext:value-type="float">
            <text:p>0.614408898520119</text:p>
          </table:table-cell>
          <table:table-cell office:value-type="float" office:value="0.614794574861944" calcext:value-type="float">
            <text:p>0.614794574861944</text:p>
          </table:table-cell>
          <table:table-cell office:value-type="float" office:value="0.615062268638186" calcext:value-type="float">
            <text:p>0.615062268638186</text:p>
          </table:table-cell>
          <table:table-cell office:value-type="float" office:value="0.614657565695801" calcext:value-type="float">
            <text:p>0.614657565695801</text:p>
          </table:table-cell>
          <table:table-cell office:value-type="float" office:value="0.614775316759934" calcext:value-type="float">
            <text:p>0.614775316759934</text:p>
          </table:table-cell>
          <table:table-cell office:value-type="float" office:value="0.614779789652844" calcext:value-type="float">
            <text:p>0.614779789652844</text:p>
          </table:table-cell>
          <table:table-cell office:value-type="float" office:value="0.614826784074348" calcext:value-type="float">
            <text:p>0.614826784074348</text:p>
          </table:table-cell>
          <table:table-cell office:value-type="float" office:value="0.614231565176943" calcext:value-type="float">
            <text:p>0.614231565176943</text:p>
          </table:table-cell>
          <table:table-cell office:value-type="float" office:value="0.614258080263673" calcext:value-type="float">
            <text:p>0.614258080263673</text:p>
          </table:table-cell>
          <table:table-cell office:value-type="float" office:value="0.614626700485383" calcext:value-type="float">
            <text:p>0.614626700485383</text:p>
          </table:table-cell>
          <table:table-cell office:value-type="float" office:value="0.61427411086315" calcext:value-type="float">
            <text:p>0.61427411086315</text:p>
          </table:table-cell>
          <table:table-cell office:value-type="float" office:value="0.614919418353139" calcext:value-type="float">
            <text:p>0.614919418353139</text:p>
          </table:table-cell>
          <table:table-cell office:value-type="float" office:value="0.61501792139482" calcext:value-type="float">
            <text:p>0.61501792139482</text:p>
          </table:table-cell>
          <table:table-cell office:value-type="float" office:value="0.614059893102078" calcext:value-type="float">
            <text:p>0.614059893102078</text:p>
          </table:table-cell>
          <table:table-cell office:value-type="float" office:value="0.613999198645393" calcext:value-type="float">
            <text:p>0.613999198645393</text:p>
          </table:table-cell>
          <table:table-cell office:value-type="float" office:value="0.614870343035072" calcext:value-type="float">
            <text:p>0.614870343035072</text:p>
          </table:table-cell>
          <table:table-cell office:value-type="float" office:value="0.615016497922186" calcext:value-type="float">
            <text:p>0.615016497922186</text:p>
          </table:table-cell>
          <table:table-cell office:value-type="float" office:value="0.614597457944191" calcext:value-type="float">
            <text:p>0.614597457944191</text:p>
          </table:table-cell>
          <table:table-cell office:value-type="float" office:value="0.614884973003687" calcext:value-type="float">
            <text:p>0.614884973003687</text:p>
          </table:table-cell>
          <table:table-cell office:value-type="float" office:value="0.614312556363891" calcext:value-type="float">
            <text:p>0.614312556363891</text:p>
          </table:table-cell>
          <table:table-cell office:value-type="float" office:value="0.614307102836966" calcext:value-type="float">
            <text:p>0.614307102836966</text:p>
          </table:table-cell>
          <table:table-cell office:value-type="float" office:value="0.613992478101133" calcext:value-type="float">
            <text:p>0.613992478101133</text:p>
          </table:table-cell>
          <table:table-cell office:value-type="float" office:value="0.614655206299511" calcext:value-type="float">
            <text:p>0.614655206299511</text:p>
          </table:table-cell>
          <table:table-cell office:value-type="float" office:value="0.613985060333861" calcext:value-type="float">
            <text:p>0.613985060333861</text:p>
          </table:table-cell>
          <table:table-cell office:value-type="float" office:value="0.614350921796457" calcext:value-type="float">
            <text:p>0.614350921796457</text:p>
          </table:table-cell>
          <table:table-cell office:value-type="float" office:value="0.614550297546052" calcext:value-type="float">
            <text:p>0.614550297546052</text:p>
          </table:table-cell>
          <table:table-cell office:value-type="float" office:value="0.613863737260931" calcext:value-type="float">
            <text:p>0.613863737260931</text:p>
          </table:table-cell>
          <table:table-cell office:value-type="float" office:value="0.61433222984044" calcext:value-type="float">
            <text:p>0.61433222984044</text:p>
          </table:table-cell>
          <table:table-cell office:value-type="float" office:value="0.614354796443208" calcext:value-type="float">
            <text:p>0.614354796443208</text:p>
          </table:table-cell>
          <table:table-cell office:value-type="float" office:value="0.614770753766607" calcext:value-type="float">
            <text:p>0.614770753766607</text:p>
          </table:table-cell>
          <table:table-cell office:value-type="float" office:value="0.61447680022983" calcext:value-type="float">
            <text:p>0.61447680022983</text:p>
          </table:table-cell>
          <table:table-cell office:value-type="float" office:value="0.614401705523623" calcext:value-type="float">
            <text:p>0.614401705523623</text:p>
          </table:table-cell>
          <table:table-cell office:value-type="float" office:value="0.613810249177458" calcext:value-type="float">
            <text:p>0.613810249177458</text:p>
          </table:table-cell>
          <table:table-cell office:value-type="float" office:value="0.614355890593679" calcext:value-type="float">
            <text:p>0.614355890593679</text:p>
          </table:table-cell>
          <table:table-cell office:value-type="float" office:value="0.614018412769072" calcext:value-type="float">
            <text:p>0.614018412769072</text:p>
          </table:table-cell>
          <table:table-cell office:value-type="float" office:value="0.613995607712302" calcext:value-type="float">
            <text:p>0.613995607712302</text:p>
          </table:table-cell>
          <table:table-cell office:value-type="float" office:value="0.614339934199141" calcext:value-type="float">
            <text:p>0.614339934199141</text:p>
          </table:table-cell>
          <table:table-cell office:value-type="float" office:value="0.615228000554935" calcext:value-type="float">
            <text:p>0.615228000554935</text:p>
          </table:table-cell>
          <table:table-cell office:value-type="float" office:value="0.613904049593767" calcext:value-type="float">
            <text:p>0.613904049593767</text:p>
          </table:table-cell>
          <table:table-cell office:value-type="float" office:value="0.613888972780669" calcext:value-type="float">
            <text:p>0.613888972780669</text:p>
          </table:table-cell>
          <table:table-cell office:value-type="float" office:value="0.614065693883958" calcext:value-type="float">
            <text:p>0.614065693883958</text:p>
          </table:table-cell>
          <table:table-cell office:value-type="float" office:value="0.614326756128651" calcext:value-type="float">
            <text:p>0.614326756128651</text:p>
          </table:table-cell>
          <table:table-cell office:value-type="float" office:value="0.613970998845471" calcext:value-type="float">
            <text:p>0.613970998845471</text:p>
          </table:table-cell>
          <table:table-cell office:value-type="float" office:value="0.614874199992126" calcext:value-type="float">
            <text:p>0.614874199992126</text:p>
          </table:table-cell>
          <table:table-cell office:value-type="float" office:value="0.614869627315949" calcext:value-type="float">
            <text:p>0.614869627315949</text:p>
          </table:table-cell>
          <table:table-cell office:value-type="float" office:value="0.614066491424364" calcext:value-type="float">
            <text:p>0.614066491424364</text:p>
          </table:table-cell>
          <table:table-cell office:value-type="float" office:value="0.614447856470138" calcext:value-type="float">
            <text:p>0.614447856470138</text:p>
          </table:table-cell>
          <table:table-cell office:value-type="float" office:value="0.614223246945048" calcext:value-type="float">
            <text:p>0.614223246945048</text:p>
          </table:table-cell>
          <table:table-cell office:value-type="float" office:value="0.614677024253084" calcext:value-type="float">
            <text:p>0.614677024253084</text:p>
          </table:table-cell>
          <table:table-cell office:value-type="float" office:value="0.613678814377585" calcext:value-type="float">
            <text:p>0.613678814377585</text:p>
          </table:table-cell>
          <table:table-cell office:value-type="float" office:value="0.614509643179762" calcext:value-type="float">
            <text:p>0.614509643179762</text:p>
          </table:table-cell>
          <table:table-cell office:value-type="float" office:value="0.613978768388642" calcext:value-type="float">
            <text:p>0.613978768388642</text:p>
          </table:table-cell>
          <table:table-cell office:value-type="float" office:value="0.614503582126882" calcext:value-type="float">
            <text:p>0.614503582126882</text:p>
          </table:table-cell>
          <table:table-cell office:value-type="float" office:value="0.613721209205001" calcext:value-type="float">
            <text:p>0.613721209205001</text:p>
          </table:table-cell>
          <table:table-cell office:value-type="float" office:value="0.614913018544546" calcext:value-type="float">
            <text:p>0.614913018544546</text:p>
          </table:table-cell>
          <table:table-cell office:value-type="float" office:value="0.614448066752167" calcext:value-type="float">
            <text:p>0.614448066752167</text:p>
          </table:table-cell>
          <table:table-cell office:value-type="float" office:value="0.613659091354569" calcext:value-type="float">
            <text:p>0.613659091354569</text:p>
          </table:table-cell>
          <table:table-cell office:value-type="float" office:value="0.614869898953731" calcext:value-type="float">
            <text:p>0.614869898953731</text:p>
          </table:table-cell>
          <table:table-cell office:value-type="float" office:value="0.613741410955939" calcext:value-type="float">
            <text:p>0.613741410955939</text:p>
          </table:table-cell>
          <table:table-cell office:value-type="float" office:value="0.614454378498806" calcext:value-type="float">
            <text:p>0.614454378498806</text:p>
          </table:table-cell>
          <table:table-cell office:value-type="float" office:value="0.614628115790682" calcext:value-type="float">
            <text:p>0.614628115790682</text:p>
          </table:table-cell>
          <table:table-cell office:value-type="float" office:value="0.614046981013198" calcext:value-type="float">
            <text:p>0.614046981013198</text:p>
          </table:table-cell>
          <table:table-cell office:value-type="float" office:value="0.613332924255593" calcext:value-type="float">
            <text:p>0.613332924255593</text:p>
          </table:table-cell>
          <table:table-cell office:value-type="float" office:value="0.614215795512095" calcext:value-type="float">
            <text:p>0.614215795512095</text:p>
          </table:table-cell>
          <table:table-cell office:value-type="float" office:value="0.615421271773917" calcext:value-type="float">
            <text:p>0.615421271773917</text:p>
          </table:table-cell>
          <table:table-cell office:value-type="float" office:value="0.618814339033242" calcext:value-type="float">
            <text:p>0.618814339033242</text:p>
          </table:table-cell>
          <table:table-cell office:value-type="float" office:value="0.61885353227176" calcext:value-type="float">
            <text:p>0.61885353227176</text:p>
          </table:table-cell>
          <table:table-cell office:value-type="float" office:value="0.617327337461807" calcext:value-type="float">
            <text:p>0.617327337461807</text:p>
          </table:table-cell>
          <table:table-cell office:value-type="float" office:value="0.619194544680928" calcext:value-type="float">
            <text:p>0.619194544680928</text:p>
          </table:table-cell>
          <table:table-cell office:value-type="float" office:value="0.614732790940411" calcext:value-type="float">
            <text:p>0.614732790940411</text:p>
          </table:table-cell>
          <table:table-cell office:value-type="float" office:value="0.619805648004506" calcext:value-type="float">
            <text:p>0.619805648004506</text:p>
          </table:table-cell>
          <table:table-cell office:value-type="float" office:value="0.61947862440395" calcext:value-type="float">
            <text:p>0.61947862440395</text:p>
          </table:table-cell>
          <table:table-cell office:value-type="float" office:value="0.636072296238684" calcext:value-type="float">
            <text:p>0.636072296238684</text:p>
          </table:table-cell>
          <table:table-cell office:value-type="float" office:value="0.624762890333511" calcext:value-type="float">
            <text:p>0.624762890333511</text:p>
          </table:table-cell>
          <table:table-cell office:value-type="float" office:value="0.626732546011379" calcext:value-type="float">
            <text:p>0.626732546011379</text:p>
          </table:table-cell>
          <table:table-cell office:value-type="float" office:value="0.615118679332275" calcext:value-type="float">
            <text:p>0.615118679332275</text:p>
          </table:table-cell>
          <table:table-cell office:value-type="float" office:value="0.604297241185995" calcext:value-type="float">
            <text:p>0.604297241185995</text:p>
          </table:table-cell>
          <table:table-cell office:value-type="float" office:value="0.601792273882593" calcext:value-type="float">
            <text:p>0.601792273882593</text:p>
          </table:table-cell>
          <table:table-cell office:value-type="float" office:value="0.601052034455936" calcext:value-type="float">
            <text:p>0.601052034455936</text:p>
          </table:table-cell>
          <table:table-cell office:value-type="float" office:value="0.600828532898031" calcext:value-type="float">
            <text:p>0.600828532898031</text:p>
          </table:table-cell>
          <table:table-cell office:value-type="float" office:value="0.606139689923721" calcext:value-type="float">
            <text:p>0.606139689923721</text:p>
          </table:table-cell>
          <table:table-cell office:value-type="float" office:value="0.59918142315791" calcext:value-type="float">
            <text:p>0.59918142315791</text:p>
          </table:table-cell>
          <table:table-cell office:value-type="float" office:value="0.593856186678174" calcext:value-type="float">
            <text:p>0.593856186678174</text:p>
          </table:table-cell>
          <table:table-cell office:value-type="float" office:value="0.591360228434527" calcext:value-type="float">
            <text:p>0.591360228434527</text:p>
          </table:table-cell>
          <table:table-cell office:value-type="float" office:value="0.604991747990579" calcext:value-type="float">
            <text:p>0.604991747990579</text:p>
          </table:table-cell>
          <table:table-cell office:value-type="float" office:value="0.602200801585176" calcext:value-type="float">
            <text:p>0.602200801585176</text:p>
          </table:table-cell>
          <table:table-cell office:value-type="float" office:value="0.582365271850666" calcext:value-type="float">
            <text:p>0.582365271850666</text:p>
          </table:table-cell>
          <table:table-cell office:value-type="float" office:value="0.571847989633996" calcext:value-type="float">
            <text:p>0.571847989633996</text:p>
          </table:table-cell>
          <table:table-cell office:value-type="float" office:value="0.586042472942535" calcext:value-type="float">
            <text:p>0.586042472942535</text:p>
          </table:table-cell>
          <table:table-cell office:value-type="float" office:value="0.581158249088137" calcext:value-type="float">
            <text:p>0.581158249088137</text:p>
          </table:table-cell>
          <table:table-cell office:value-type="float" office:value="0.578626281709804" calcext:value-type="float">
            <text:p>0.578626281709804</text:p>
          </table:table-cell>
          <table:table-cell office:value-type="float" office:value="0.56672279952944" calcext:value-type="float">
            <text:p>0.56672279952944</text:p>
          </table:table-cell>
          <table:table-cell office:value-type="float" office:value="0.561950877963817" calcext:value-type="float">
            <text:p>0.561950877963817</text:p>
          </table:table-cell>
          <table:table-cell office:value-type="float" office:value="0.555887589086735" calcext:value-type="float">
            <text:p>0.555887589086735</text:p>
          </table:table-cell>
          <table:table-cell office:value-type="float" office:value="0.569579711930816" calcext:value-type="float">
            <text:p>0.569579711930816</text:p>
          </table:table-cell>
          <table:table-cell office:value-type="float" office:value="0.558495063906781" calcext:value-type="float">
            <text:p>0.558495063906781</text:p>
          </table:table-cell>
          <table:table-cell office:value-type="float" office:value="0.542329496959951" calcext:value-type="float">
            <text:p>0.542329496959951</text:p>
          </table:table-cell>
          <table:table-cell office:value-type="float" office:value="0.541629330440924" calcext:value-type="float">
            <text:p>0.541629330440924</text:p>
          </table:table-cell>
          <table:table-cell office:value-type="float" office:value="0.549711017828767" calcext:value-type="float">
            <text:p>0.549711017828767</text:p>
          </table:table-cell>
          <table:table-cell office:value-type="float" office:value="0.561829374499485" calcext:value-type="float">
            <text:p>0.561829374499485</text:p>
          </table:table-cell>
          <table:table-cell office:value-type="float" office:value="0.550612758292164" calcext:value-type="float">
            <text:p>0.550612758292164</text:p>
          </table:table-cell>
          <table:table-cell office:value-type="float" office:value="0.550853212074987" calcext:value-type="float">
            <text:p>0.550853212074987</text:p>
          </table:table-cell>
          <table:table-cell office:value-type="float" office:value="0.548133290781448" calcext:value-type="float">
            <text:p>0.548133290781448</text:p>
          </table:table-cell>
          <table:table-cell office:value-type="float" office:value="0.556138524504904" calcext:value-type="float">
            <text:p>0.556138524504904</text:p>
          </table:table-cell>
          <table:table-cell office:value-type="float" office:value="0.544988982905883" calcext:value-type="float">
            <text:p>0.544988982905883</text:p>
          </table:table-cell>
          <table:table-cell office:value-type="float" office:value="0.542451455310328" calcext:value-type="float">
            <text:p>0.542451455310328</text:p>
          </table:table-cell>
          <table:table-cell office:value-type="float" office:value="0.5414969332918" calcext:value-type="float">
            <text:p>0.5414969332918</text:p>
          </table:table-cell>
          <table:table-cell office:value-type="float" office:value="0.550583424144302" calcext:value-type="float">
            <text:p>0.550583424144302</text:p>
          </table:table-cell>
          <table:table-cell office:value-type="float" office:value="0.560424930500793" calcext:value-type="float">
            <text:p>0.560424930500793</text:p>
          </table:table-cell>
          <table:table-cell office:value-type="float" office:value="0.550608527555182" calcext:value-type="float">
            <text:p>0.550608527555182</text:p>
          </table:table-cell>
          <table:table-cell office:value-type="float" office:value="0.547153883078677" calcext:value-type="float">
            <text:p>0.547153883078677</text:p>
          </table:table-cell>
          <table:table-cell office:value-type="float" office:value="0.542025888132858" calcext:value-type="float">
            <text:p>0.542025888132858</text:p>
          </table:table-cell>
          <table:table-cell office:value-type="float" office:value="0.54051872492712" calcext:value-type="float">
            <text:p>0.54051872492712</text:p>
          </table:table-cell>
          <table:table-cell office:value-type="float" office:value="0.53789544866945" calcext:value-type="float">
            <text:p>0.53789544866945</text:p>
          </table:table-cell>
          <table:table-cell office:value-type="float" office:value="0.535365983668137" calcext:value-type="float">
            <text:p>0.535365983668137</text:p>
          </table:table-cell>
          <table:table-cell office:value-type="float" office:value="0.540383543938697" calcext:value-type="float">
            <text:p>0.540383543938697</text:p>
          </table:table-cell>
          <table:table-cell office:value-type="float" office:value="0.554350519634331" calcext:value-type="float">
            <text:p>0.554350519634331</text:p>
          </table:table-cell>
          <table:table-cell office:value-type="float" office:value="0.55103321623712" calcext:value-type="float">
            <text:p>0.55103321623712</text:p>
          </table:table-cell>
          <table:table-cell office:value-type="float" office:value="0.546513512853739" calcext:value-type="float">
            <text:p>0.546513512853739</text:p>
          </table:table-cell>
          <table:table-cell office:value-type="float" office:value="0.546747376774988" calcext:value-type="float">
            <text:p>0.546747376774988</text:p>
          </table:table-cell>
          <table:table-cell office:value-type="float" office:value="0.537518630094757" calcext:value-type="float">
            <text:p>0.537518630094757</text:p>
          </table:table-cell>
          <table:table-cell office:value-type="float" office:value="0.561612118783313" calcext:value-type="float">
            <text:p>0.561612118783313</text:p>
          </table:table-cell>
          <table:table-cell office:value-type="float" office:value="0.552696325988825" calcext:value-type="float">
            <text:p>0.552696325988825</text:p>
          </table:table-cell>
          <table:table-cell office:value-type="float" office:value="0.537098694021228" calcext:value-type="float">
            <text:p>0.537098694021228</text:p>
          </table:table-cell>
          <table:table-cell office:value-type="float" office:value="0.529754208670667" calcext:value-type="float">
            <text:p>0.529754208670667</text:p>
          </table:table-cell>
          <table:table-cell office:value-type="float" office:value="0.553658830629366" calcext:value-type="float">
            <text:p>0.553658830629366</text:p>
          </table:table-cell>
          <table:table-cell office:value-type="float" office:value="0.545614621464334" calcext:value-type="float">
            <text:p>0.545614621464334</text:p>
          </table:table-cell>
          <table:table-cell office:value-type="float" office:value="0.541513982877772" calcext:value-type="float">
            <text:p>0.541513982877772</text:p>
          </table:table-cell>
          <table:table-cell office:value-type="float" office:value="0.538361075964497" calcext:value-type="float">
            <text:p>0.538361075964497</text:p>
          </table:table-cell>
          <table:table-cell office:value-type="float" office:value="0.536773973107272" calcext:value-type="float">
            <text:p>0.536773973107272</text:p>
          </table:table-cell>
          <table:table-cell office:value-type="float" office:value="0.530392027489369" calcext:value-type="float">
            <text:p>0.530392027489369</text:p>
          </table:table-cell>
          <table:table-cell office:value-type="float" office:value="0.531235346789742" calcext:value-type="float">
            <text:p>0.531235346789742</text:p>
          </table:table-cell>
          <table:table-cell office:value-type="float" office:value="0.557279695369196" calcext:value-type="float">
            <text:p>0.557279695369196</text:p>
          </table:table-cell>
          <table:table-cell office:value-type="float" office:value="0.556363955808286" calcext:value-type="float">
            <text:p>0.556363955808286</text:p>
          </table:table-cell>
          <table:table-cell office:value-type="float" office:value="0.53535843944955" calcext:value-type="float">
            <text:p>0.53535843944955</text:p>
          </table:table-cell>
          <table:table-cell office:value-type="float" office:value="0.534732132879654" calcext:value-type="float">
            <text:p>0.534732132879654</text:p>
          </table:table-cell>
          <table:table-cell office:value-type="float" office:value="0.558439729642981" calcext:value-type="float">
            <text:p>0.558439729642981</text:p>
          </table:table-cell>
          <table:table-cell office:value-type="float" office:value="0.552908447000898" calcext:value-type="float">
            <text:p>0.552908447000898</text:p>
          </table:table-cell>
          <table:table-cell office:value-type="float" office:value="0.56111810600635" calcext:value-type="float">
            <text:p>0.56111810600635</text:p>
          </table:table-cell>
          <table:table-cell office:value-type="float" office:value="0.535655179320293" calcext:value-type="float">
            <text:p>0.535655179320293</text:p>
          </table:table-cell>
          <table:table-cell office:value-type="float" office:value="0.536716096092811" calcext:value-type="float">
            <text:p>0.536716096092811</text:p>
          </table:table-cell>
          <table:table-cell office:value-type="float" office:value="0.541061833995953" calcext:value-type="float">
            <text:p>0.541061833995953</text:p>
          </table:table-cell>
          <table:table-cell office:value-type="float" office:value="0.544634768341391" calcext:value-type="float">
            <text:p>0.544634768341391</text:p>
          </table:table-cell>
          <table:table-cell office:value-type="float" office:value="0.539805350700124" calcext:value-type="float">
            <text:p>0.539805350700124</text:p>
          </table:table-cell>
          <table:table-cell office:value-type="float" office:value="0.539212793090567" calcext:value-type="float">
            <text:p>0.539212793090567</text:p>
          </table:table-cell>
          <table:table-cell office:value-type="float" office:value="0.540147651856681" calcext:value-type="float">
            <text:p>0.540147651856681</text:p>
          </table:table-cell>
          <table:table-cell office:value-type="float" office:value="0.555733427302724" calcext:value-type="float">
            <text:p>0.555733427302724</text:p>
          </table:table-cell>
          <table:table-cell office:value-type="float" office:value="0.558163288591345" calcext:value-type="float">
            <text:p>0.558163288591345</text:p>
          </table:table-cell>
          <table:table-cell office:value-type="float" office:value="0.545531682733782" calcext:value-type="float">
            <text:p>0.545531682733782</text:p>
          </table:table-cell>
          <table:table-cell office:value-type="float" office:value="0.557845119569825" calcext:value-type="float">
            <text:p>0.557845119569825</text:p>
          </table:table-cell>
          <table:table-cell office:value-type="float" office:value="0.542626933425296" calcext:value-type="float">
            <text:p>0.542626933425296</text:p>
          </table:table-cell>
          <table:table-cell office:value-type="float" office:value="0.54535595899185" calcext:value-type="float">
            <text:p>0.54535595899185</text:p>
          </table:table-cell>
          <table:table-cell office:value-type="float" office:value="0.559956600616024" calcext:value-type="float">
            <text:p>0.559956600616024</text:p>
          </table:table-cell>
          <table:table-cell office:value-type="float" office:value="0.56399986704062" calcext:value-type="float">
            <text:p>0.56399986704062</text:p>
          </table:table-cell>
          <table:table-cell office:value-type="float" office:value="0.541588455283919" calcext:value-type="float">
            <text:p>0.541588455283919</text:p>
          </table:table-cell>
          <table:table-cell office:value-type="float" office:value="0.539291724304619" calcext:value-type="float">
            <text:p>0.539291724304619</text:p>
          </table:table-cell>
          <table:table-cell office:value-type="float" office:value="0.552053471955235" calcext:value-type="float">
            <text:p>0.552053471955235</text:p>
          </table:table-cell>
          <table:table-cell office:value-type="float" office:value="0.554521049338853" calcext:value-type="float">
            <text:p>0.554521049338853</text:p>
          </table:table-cell>
          <table:table-cell office:value-type="float" office:value="0.550210543128617" calcext:value-type="float">
            <text:p>0.550210543128617</text:p>
          </table:table-cell>
          <table:table-cell office:value-type="float" office:value="0.543119577666256" calcext:value-type="float">
            <text:p>0.543119577666256</text:p>
          </table:table-cell>
          <table:table-cell office:value-type="float" office:value="0.54218843709923" calcext:value-type="float">
            <text:p>0.54218843709923</text:p>
          </table:table-cell>
          <table:table-cell office:value-type="float" office:value="0.53870823075787" calcext:value-type="float">
            <text:p>0.53870823075787</text:p>
          </table:table-cell>
          <table:table-cell office:value-type="float" office:value="0.531832928142859" calcext:value-type="float">
            <text:p>0.531832928142859</text:p>
          </table:table-cell>
          <table:table-cell office:value-type="float" office:value="0.549690731862785" calcext:value-type="float">
            <text:p>0.549690731862785</text:p>
          </table:table-cell>
          <table:table-cell office:value-type="float" office:value="0.543475611132749" calcext:value-type="float">
            <text:p>0.543475611132749</text:p>
          </table:table-cell>
          <table:table-cell office:value-type="float" office:value="0.538061161534175" calcext:value-type="float">
            <text:p>0.538061161534175</text:p>
          </table:table-cell>
          <table:table-cell office:value-type="float" office:value="0.531729454541461" calcext:value-type="float">
            <text:p>0.531729454541461</text:p>
          </table:table-cell>
          <table:table-cell office:value-type="float" office:value="0.532160705190533" calcext:value-type="float">
            <text:p>0.532160705190533</text:p>
          </table:table-cell>
          <table:table-cell office:value-type="float" office:value="0.549155892246727" calcext:value-type="float">
            <text:p>0.549155892246727</text:p>
          </table:table-cell>
          <table:table-cell office:value-type="float" office:value="0.534927219241314" calcext:value-type="float">
            <text:p>0.534927219241314</text:p>
          </table:table-cell>
          <table:table-cell office:value-type="float" office:value="0.530652932430019" calcext:value-type="float">
            <text:p>0.530652932430019</text:p>
          </table:table-cell>
          <table:table-cell office:value-type="float" office:value="0.530606992425832" calcext:value-type="float">
            <text:p>0.530606992425832</text:p>
          </table:table-cell>
          <table:table-cell office:value-type="float" office:value="0.543878158123084" calcext:value-type="float">
            <text:p>0.543878158123084</text:p>
          </table:table-cell>
          <table:table-cell office:value-type="float" office:value="0.549971378908226" calcext:value-type="float">
            <text:p>0.549971378908226</text:p>
          </table:table-cell>
          <table:table-cell office:value-type="float" office:value="0.53947820487424" calcext:value-type="float">
            <text:p>0.53947820487424</text:p>
          </table:table-cell>
          <table:table-cell office:value-type="float" office:value="0.532575661524349" calcext:value-type="float">
            <text:p>0.532575661524349</text:p>
          </table:table-cell>
          <table:table-cell office:value-type="float" office:value="0.530911714417695" calcext:value-type="float">
            <text:p>0.530911714417695</text:p>
          </table:table-cell>
          <table:table-cell office:value-type="float" office:value="0.538291282769714" calcext:value-type="float">
            <text:p>0.538291282769714</text:p>
          </table:table-cell>
          <table:table-cell office:value-type="float" office:value="0.534101720898259" calcext:value-type="float">
            <text:p>0.534101720898259</text:p>
          </table:table-cell>
          <table:table-cell office:value-type="float" office:value="0.527158842158652" calcext:value-type="float">
            <text:p>0.527158842158652</text:p>
          </table:table-cell>
          <table:table-cell office:value-type="float" office:value="0.52200221884103" calcext:value-type="float">
            <text:p>0.52200221884103</text:p>
          </table:table-cell>
          <table:table-cell office:value-type="float" office:value="0.538308901088478" calcext:value-type="float">
            <text:p>0.538308901088478</text:p>
          </table:table-cell>
          <table:table-cell office:value-type="float" office:value="0.5314409260423" calcext:value-type="float">
            <text:p>0.5314409260423</text:p>
          </table:table-cell>
          <table:table-cell office:value-type="float" office:value="0.52520503474606" calcext:value-type="float">
            <text:p>0.52520503474606</text:p>
          </table:table-cell>
          <table:table-cell office:value-type="float" office:value="0.527971005124526" calcext:value-type="float">
            <text:p>0.527971005124526</text:p>
          </table:table-cell>
          <table:table-cell office:value-type="float" office:value="0.521081673684528" calcext:value-type="float">
            <text:p>0.521081673684528</text:p>
          </table:table-cell>
          <table:table-cell office:value-type="float" office:value="0.529089774350584" calcext:value-type="float">
            <text:p>0.529089774350584</text:p>
          </table:table-cell>
          <table:table-cell office:value-type="float" office:value="0.531821557212892" calcext:value-type="float">
            <text:p>0.531821557212892</text:p>
          </table:table-cell>
          <table:table-cell office:value-type="float" office:value="0.527713279793858" calcext:value-type="float">
            <text:p>0.527713279793858</text:p>
          </table:table-cell>
          <table:table-cell office:value-type="float" office:value="0.516121989210003" calcext:value-type="float">
            <text:p>0.516121989210003</text:p>
          </table:table-cell>
          <table:table-cell office:value-type="float" office:value="0.512940850757653" calcext:value-type="float">
            <text:p>0.512940850757653</text:p>
          </table:table-cell>
          <table:table-cell office:value-type="float" office:value="0.512740136943754" calcext:value-type="float">
            <text:p>0.512740136943754</text:p>
          </table:table-cell>
          <table:table-cell office:value-type="float" office:value="0.533615993638642" calcext:value-type="float">
            <text:p>0.533615993638642</text:p>
          </table:table-cell>
          <table:table-cell office:value-type="float" office:value="0.523811961516946" calcext:value-type="float">
            <text:p>0.523811961516946</text:p>
          </table:table-cell>
          <table:table-cell office:value-type="float" office:value="0.530648790296251" calcext:value-type="float">
            <text:p>0.530648790296251</text:p>
          </table:table-cell>
          <table:table-cell office:value-type="float" office:value="0.528084054153878" calcext:value-type="float">
            <text:p>0.528084054153878</text:p>
          </table:table-cell>
          <table:table-cell office:value-type="float" office:value="0.517971622008902" calcext:value-type="float">
            <text:p>0.517971622008902</text:p>
          </table:table-cell>
          <table:table-cell office:value-type="float" office:value="0.514992905078615" calcext:value-type="float">
            <text:p>0.514992905078615</text:p>
          </table:table-cell>
          <table:table-cell office:value-type="float" office:value="0.507710324405321" calcext:value-type="float">
            <text:p>0.507710324405321</text:p>
          </table:table-cell>
          <table:table-cell office:value-type="float" office:value="0.509035881797696" calcext:value-type="float">
            <text:p>0.509035881797696</text:p>
          </table:table-cell>
          <table:table-cell office:value-type="float" office:value="0.516226230217611" calcext:value-type="float">
            <text:p>0.516226230217611</text:p>
          </table:table-cell>
          <table:table-cell office:value-type="float" office:value="0.511327959361234" calcext:value-type="float">
            <text:p>0.511327959361234</text:p>
          </table:table-cell>
          <table:table-cell office:value-type="float" office:value="0.521921708322544" calcext:value-type="float">
            <text:p>0.521921708322544</text:p>
          </table:table-cell>
          <table:table-cell office:value-type="float" office:value="0.495793109353931" calcext:value-type="float">
            <text:p>0.495793109353931</text:p>
          </table:table-cell>
          <table:table-cell office:value-type="float" office:value="0.494909203829445" calcext:value-type="float">
            <text:p>0.494909203829445</text:p>
          </table:table-cell>
          <table:table-cell office:value-type="float" office:value="0.513154424934365" calcext:value-type="float">
            <text:p>0.513154424934365</text:p>
          </table:table-cell>
          <table:table-cell office:value-type="float" office:value="0.506365567885546" calcext:value-type="float">
            <text:p>0.506365567885546</text:p>
          </table:table-cell>
          <table:table-cell office:value-type="float" office:value="0.494852450814533" calcext:value-type="float">
            <text:p>0.494852450814533</text:p>
          </table:table-cell>
          <table:table-cell office:value-type="float" office:value="0.492571193525497" calcext:value-type="float">
            <text:p>0.492571193525497</text:p>
          </table:table-cell>
          <table:table-cell office:value-type="float" office:value="0.490412444650115" calcext:value-type="float">
            <text:p>0.490412444650115</text:p>
          </table:table-cell>
          <table:table-cell office:value-type="float" office:value="0.490941711228431" calcext:value-type="float">
            <text:p>0.490941711228431</text:p>
          </table:table-cell>
          <table:table-cell office:value-type="float" office:value="0.490236289528483" calcext:value-type="float">
            <text:p>0.490236289528483</text:p>
          </table:table-cell>
          <table:table-cell office:value-type="float" office:value="0.483207161404432" calcext:value-type="float">
            <text:p>0.483207161404432</text:p>
          </table:table-cell>
          <table:table-cell office:value-type="float" office:value="0.483387391432387" calcext:value-type="float">
            <text:p>0.483387391432387</text:p>
          </table:table-cell>
          <table:table-cell office:value-type="float" office:value="0.485581907704648" calcext:value-type="float">
            <text:p>0.485581907704648</text:p>
          </table:table-cell>
          <table:table-cell office:value-type="float" office:value="0.489492632472961" calcext:value-type="float">
            <text:p>0.489492632472961</text:p>
          </table:table-cell>
          <table:table-cell office:value-type="float" office:value="0.48830628174889" calcext:value-type="float">
            <text:p>0.48830628174889</text:p>
          </table:table-cell>
          <table:table-cell office:value-type="float" office:value="0.485272029856677" calcext:value-type="float">
            <text:p>0.485272029856677</text:p>
          </table:table-cell>
          <table:table-cell office:value-type="float" office:value="0.491758425826713" calcext:value-type="float">
            <text:p>0.491758425826713</text:p>
          </table:table-cell>
          <table:table-cell office:value-type="float" office:value="0.4892502976003" calcext:value-type="float">
            <text:p>0.4892502976003</text:p>
          </table:table-cell>
          <table:table-cell office:value-type="float" office:value="0.486070683810072" calcext:value-type="float">
            <text:p>0.486070683810072</text:p>
          </table:table-cell>
          <table:table-cell office:value-type="float" office:value="0.500627423320015" calcext:value-type="float">
            <text:p>0.500627423320015</text:p>
          </table:table-cell>
          <table:table-cell office:value-type="float" office:value="0.484094892396555" calcext:value-type="float">
            <text:p>0.484094892396555</text:p>
          </table:table-cell>
          <table:table-cell office:value-type="float" office:value="0.50956540250215" calcext:value-type="float">
            <text:p>0.50956540250215</text:p>
          </table:table-cell>
          <table:table-cell office:value-type="float" office:value="0.487681707541324" calcext:value-type="float">
            <text:p>0.487681707541324</text:p>
          </table:table-cell>
          <table:table-cell office:value-type="float" office:value="0.484728232182288" calcext:value-type="float">
            <text:p>0.484728232182288</text:p>
          </table:table-cell>
          <table:table-cell office:value-type="float" office:value="0.485962790760441" calcext:value-type="float">
            <text:p>0.485962790760441</text:p>
          </table:table-cell>
          <table:table-cell office:value-type="float" office:value="0.50468551630447" calcext:value-type="float">
            <text:p>0.50468551630447</text:p>
          </table:table-cell>
          <table:table-cell office:value-type="float" office:value="0.503010922519611" calcext:value-type="float">
            <text:p>0.503010922519611</text:p>
          </table:table-cell>
          <table:table-cell office:value-type="float" office:value="0.500358055484446" calcext:value-type="float">
            <text:p>0.500358055484446</text:p>
          </table:table-cell>
          <table:table-cell office:value-type="float" office:value="0.504189444675241" calcext:value-type="float">
            <text:p>0.504189444675241</text:p>
          </table:table-cell>
          <table:table-cell office:value-type="float" office:value="0.503827710621925" calcext:value-type="float">
            <text:p>0.503827710621925</text:p>
          </table:table-cell>
          <table:table-cell office:value-type="float" office:value="0.48728825301161" calcext:value-type="float">
            <text:p>0.48728825301161</text:p>
          </table:table-cell>
          <table:table-cell office:value-type="float" office:value="0.477204070964468" calcext:value-type="float">
            <text:p>0.477204070964468</text:p>
          </table:table-cell>
          <table:table-cell office:value-type="float" office:value="0.475151038854882" calcext:value-type="float">
            <text:p>0.475151038854882</text:p>
          </table:table-cell>
          <table:table-cell office:value-type="float" office:value="0.490779766699224" calcext:value-type="float">
            <text:p>0.490779766699224</text:p>
          </table:table-cell>
          <table:table-cell office:value-type="float" office:value="0.51439414752312" calcext:value-type="float">
            <text:p>0.51439414752312</text:p>
          </table:table-cell>
          <table:table-cell office:value-type="float" office:value="0.513887795821654" calcext:value-type="float">
            <text:p>0.513887795821654</text:p>
          </table:table-cell>
          <table:table-cell office:value-type="float" office:value="0.524780608518824" calcext:value-type="float">
            <text:p>0.524780608518824</text:p>
          </table:table-cell>
          <table:table-cell office:value-type="float" office:value="0.519810087390458" calcext:value-type="float">
            <text:p>0.519810087390458</text:p>
          </table:table-cell>
          <table:table-cell office:value-type="float" office:value="0.491202307035711" calcext:value-type="float">
            <text:p>0.491202307035711</text:p>
          </table:table-cell>
          <table:table-cell office:value-type="float" office:value="0.512729667955776" calcext:value-type="float">
            <text:p>0.512729667955776</text:p>
          </table:table-cell>
          <table:table-cell office:value-type="float" office:value="0.499630586239697" calcext:value-type="float">
            <text:p>0.499630586239697</text:p>
          </table:table-cell>
          <table:table-cell office:value-type="float" office:value="0.501363768831483" calcext:value-type="float">
            <text:p>0.501363768831483</text:p>
          </table:table-cell>
          <table:table-cell office:value-type="float" office:value="0.509966948640937" calcext:value-type="float">
            <text:p>0.509966948640937</text:p>
          </table:table-cell>
          <table:table-cell office:value-type="float" office:value="0.513913838876992" calcext:value-type="float">
            <text:p>0.513913838876992</text:p>
          </table:table-cell>
          <table:table-cell office:value-type="float" office:value="0.485850186791018" calcext:value-type="float">
            <text:p>0.485850186791018</text:p>
          </table:table-cell>
          <table:table-cell office:value-type="float" office:value="0.517426121955291" calcext:value-type="float">
            <text:p>0.517426121955291</text:p>
          </table:table-cell>
          <table:table-cell office:value-type="float" office:value="0.530365412896193" calcext:value-type="float">
            <text:p>0.530365412896193</text:p>
          </table:table-cell>
          <table:table-cell office:value-type="float" office:value="0.539956104206943" calcext:value-type="float">
            <text:p>0.539956104206943</text:p>
          </table:table-cell>
          <table:table-cell office:value-type="float" office:value="0.523533392076899" calcext:value-type="float">
            <text:p>0.523533392076899</text:p>
          </table:table-cell>
          <table:table-cell office:value-type="float" office:value="0.499610512894751" calcext:value-type="float">
            <text:p>0.499610512894751</text:p>
          </table:table-cell>
          <table:table-cell office:value-type="float" office:value="0.533578211742549" calcext:value-type="float">
            <text:p>0.533578211742549</text:p>
          </table:table-cell>
          <table:table-cell office:value-type="float" office:value="0.526355176561899" calcext:value-type="float">
            <text:p>0.526355176561899</text:p>
          </table:table-cell>
          <table:table-cell office:value-type="float" office:value="0.546749799400348" calcext:value-type="float">
            <text:p>0.546749799400348</text:p>
          </table:table-cell>
          <table:table-cell office:value-type="float" office:value="0.52563897794819" calcext:value-type="float">
            <text:p>0.52563897794819</text:p>
          </table:table-cell>
          <table:table-cell office:value-type="float" office:value="0.547207977720865" calcext:value-type="float">
            <text:p>0.547207977720865</text:p>
          </table:table-cell>
          <table:table-cell office:value-type="float" office:value="0.537168600669346" calcext:value-type="float">
            <text:p>0.537168600669346</text:p>
          </table:table-cell>
          <table:table-cell office:value-type="float" office:value="0.538760459185955" calcext:value-type="float">
            <text:p>0.538760459185955</text:p>
          </table:table-cell>
          <table:table-cell office:value-type="float" office:value="0.551203439173622" calcext:value-type="float">
            <text:p>0.551203439173622</text:p>
          </table:table-cell>
          <table:table-cell office:value-type="float" office:value="0.549158087033562" calcext:value-type="float">
            <text:p>0.549158087033562</text:p>
          </table:table-cell>
          <table:table-cell office:value-type="float" office:value="0.544545702302892" calcext:value-type="float">
            <text:p>0.544545702302892</text:p>
          </table:table-cell>
          <table:table-cell office:value-type="float" office:value="0.543388360531219" calcext:value-type="float">
            <text:p>0.543388360531219</text:p>
          </table:table-cell>
          <table:table-cell office:value-type="float" office:value="0.555065091910318" calcext:value-type="float">
            <text:p>0.555065091910318</text:p>
          </table:table-cell>
          <table:table-cell office:value-type="float" office:value="0.579464650226166" calcext:value-type="float">
            <text:p>0.579464650226166</text:p>
          </table:table-cell>
          <table:table-cell office:value-type="float" office:value="0.548511206035347" calcext:value-type="float">
            <text:p>0.548511206035347</text:p>
          </table:table-cell>
          <table:table-cell office:value-type="float" office:value="0.561268192113972" calcext:value-type="float">
            <text:p>0.561268192113972</text:p>
          </table:table-cell>
          <table:table-cell office:value-type="float" office:value="0.555245782885332" calcext:value-type="float">
            <text:p>0.555245782885332</text:p>
          </table:table-cell>
          <table:table-cell office:value-type="float" office:value="0.539096704608652" calcext:value-type="float">
            <text:p>0.539096704608652</text:p>
          </table:table-cell>
          <table:table-cell office:value-type="float" office:value="0.56222991298981" calcext:value-type="float">
            <text:p>0.56222991298981</text:p>
          </table:table-cell>
          <table:table-cell office:value-type="float" office:value="0.557205198155464" calcext:value-type="float">
            <text:p>0.557205198155464</text:p>
          </table:table-cell>
          <table:table-cell office:value-type="float" office:value="0.53465456540581" calcext:value-type="float">
            <text:p>0.53465456540581</text:p>
          </table:table-cell>
          <table:table-cell office:value-type="float" office:value="0.543784849910125" calcext:value-type="float">
            <text:p>0.543784849910125</text:p>
          </table:table-cell>
          <table:table-cell office:value-type="float" office:value="0.536453404355163" calcext:value-type="float">
            <text:p>0.536453404355163</text:p>
          </table:table-cell>
          <table:table-cell office:value-type="float" office:value="0.541570872943851" calcext:value-type="float">
            <text:p>0.541570872943851</text:p>
          </table:table-cell>
          <table:table-cell office:value-type="float" office:value="0.525425147083836" calcext:value-type="float">
            <text:p>0.525425147083836</text:p>
          </table:table-cell>
          <table:table-cell office:value-type="float" office:value="0.517563809424176" calcext:value-type="float">
            <text:p>0.517563809424176</text:p>
          </table:table-cell>
          <table:table-cell office:value-type="float" office:value="0.533486511103432" calcext:value-type="float">
            <text:p>0.533486511103432</text:p>
          </table:table-cell>
          <table:table-cell office:value-type="float" office:value="0.529524849431879" calcext:value-type="float">
            <text:p>0.529524849431879</text:p>
          </table:table-cell>
          <table:table-cell office:value-type="float" office:value="0.528008911957006" calcext:value-type="float">
            <text:p>0.528008911957006</text:p>
          </table:table-cell>
          <table:table-cell office:value-type="float" office:value="0.545416970573359" calcext:value-type="float">
            <text:p>0.545416970573359</text:p>
          </table:table-cell>
          <table:table-cell office:value-type="float" office:value="0.526783989594408" calcext:value-type="float">
            <text:p>0.526783989594408</text:p>
          </table:table-cell>
          <table:table-cell office:value-type="float" office:value="0.52739790005397" calcext:value-type="float">
            <text:p>0.52739790005397</text:p>
          </table:table-cell>
          <table:table-cell office:value-type="float" office:value="0.537856470671104" calcext:value-type="float">
            <text:p>0.537856470671104</text:p>
          </table:table-cell>
          <table:table-cell office:value-type="float" office:value="0.544770270295391" calcext:value-type="float">
            <text:p>0.544770270295391</text:p>
          </table:table-cell>
          <table:table-cell office:value-type="float" office:value="0.525335808161239" calcext:value-type="float">
            <text:p>0.525335808161239</text:p>
          </table:table-cell>
          <table:table-cell office:value-type="float" office:value="0.52759423245933" calcext:value-type="float">
            <text:p>0.52759423245933</text:p>
          </table:table-cell>
          <table:table-cell office:value-type="float" office:value="0.526618707515644" calcext:value-type="float">
            <text:p>0.526618707515644</text:p>
          </table:table-cell>
          <table:table-cell office:value-type="float" office:value="0.537042096006125" calcext:value-type="float">
            <text:p>0.537042096006125</text:p>
          </table:table-cell>
          <table:table-cell office:value-type="float" office:value="0.53578981603094" calcext:value-type="float">
            <text:p>0.53578981603094</text:p>
          </table:table-cell>
          <table:table-cell office:value-type="float" office:value="0.527948071161846" calcext:value-type="float">
            <text:p>0.527948071161846</text:p>
          </table:table-cell>
          <table:table-cell office:value-type="float" office:value="0.527196251860418" calcext:value-type="float">
            <text:p>0.527196251860418</text:p>
          </table:table-cell>
          <table:table-cell office:value-type="float" office:value="0.533558743669176" calcext:value-type="float">
            <text:p>0.533558743669176</text:p>
          </table:table-cell>
          <table:table-cell office:value-type="float" office:value="0.543305701292155" calcext:value-type="float">
            <text:p>0.543305701292155</text:p>
          </table:table-cell>
          <table:table-cell office:value-type="float" office:value="0.539240305641505" calcext:value-type="float">
            <text:p>0.539240305641505</text:p>
          </table:table-cell>
          <table:table-cell office:value-type="float" office:value="0.541059762656955" calcext:value-type="float">
            <text:p>0.541059762656955</text:p>
          </table:table-cell>
          <table:table-cell office:value-type="float" office:value="0.534378936052373" calcext:value-type="float">
            <text:p>0.534378936052373</text:p>
          </table:table-cell>
          <table:table-cell office:value-type="float" office:value="0.540001004738047" calcext:value-type="float">
            <text:p>0.540001004738047</text:p>
          </table:table-cell>
          <table:table-cell office:value-type="float" office:value="0.546239567656248" calcext:value-type="float">
            <text:p>0.546239567656248</text:p>
          </table:table-cell>
          <table:table-cell office:value-type="float" office:value="0.549791107957261" calcext:value-type="float">
            <text:p>0.549791107957261</text:p>
          </table:table-cell>
          <table:table-cell office:value-type="float" office:value="0.551409667087132" calcext:value-type="float">
            <text:p>0.551409667087132</text:p>
          </table:table-cell>
          <table:table-cell office:value-type="float" office:value="0.542315463429463" calcext:value-type="float">
            <text:p>0.542315463429463</text:p>
          </table:table-cell>
          <table:table-cell office:value-type="float" office:value="0.549412107896072" calcext:value-type="float">
            <text:p>0.549412107896072</text:p>
          </table:table-cell>
          <table:table-cell office:value-type="float" office:value="0.548426769662271" calcext:value-type="float">
            <text:p>0.548426769662271</text:p>
          </table:table-cell>
          <table:table-cell office:value-type="float" office:value="0.552557149719047" calcext:value-type="float">
            <text:p>0.552557149719047</text:p>
          </table:table-cell>
          <table:table-cell office:value-type="float" office:value="0.545536181447298" calcext:value-type="float">
            <text:p>0.545536181447298</text:p>
          </table:table-cell>
          <table:table-cell office:value-type="float" office:value="0.554600340486931" calcext:value-type="float">
            <text:p>0.554600340486931</text:p>
          </table:table-cell>
          <table:table-cell office:value-type="float" office:value="0.549044693480883" calcext:value-type="float">
            <text:p>0.549044693480883</text:p>
          </table:table-cell>
          <table:table-cell office:value-type="float" office:value="0.559732618656212" calcext:value-type="float">
            <text:p>0.559732618656212</text:p>
          </table:table-cell>
          <table:table-cell office:value-type="float" office:value="0.55307461264206" calcext:value-type="float">
            <text:p>0.55307461264206</text:p>
          </table:table-cell>
          <table:table-cell office:value-type="float" office:value="0.556429870711274" calcext:value-type="float">
            <text:p>0.556429870711274</text:p>
          </table:table-cell>
          <table:table-cell office:value-type="float" office:value="0.550988040905647" calcext:value-type="float">
            <text:p>0.550988040905647</text:p>
          </table:table-cell>
          <table:table-cell office:value-type="float" office:value="0.561038940124241" calcext:value-type="float">
            <text:p>0.561038940124241</text:p>
          </table:table-cell>
          <table:table-cell office:value-type="float" office:value="0.546572524573715" calcext:value-type="float">
            <text:p>0.546572524573715</text:p>
          </table:table-cell>
          <table:table-cell office:value-type="float" office:value="0.544718529763712" calcext:value-type="float">
            <text:p>0.544718529763712</text:p>
          </table:table-cell>
          <table:table-cell office:value-type="float" office:value="0.540477050814637" calcext:value-type="float">
            <text:p>0.540477050814637</text:p>
          </table:table-cell>
          <table:table-cell office:value-type="float" office:value="0.552625480277856" calcext:value-type="float">
            <text:p>0.552625480277856</text:p>
          </table:table-cell>
          <table:table-cell office:value-type="float" office:value="0.534484363007263" calcext:value-type="float">
            <text:p>0.534484363007263</text:p>
          </table:table-cell>
          <table:table-cell office:value-type="float" office:value="0.541276241787505" calcext:value-type="float">
            <text:p>0.541276241787505</text:p>
          </table:table-cell>
          <table:table-cell office:value-type="float" office:value="0.542164424380574" calcext:value-type="float">
            <text:p>0.542164424380574</text:p>
          </table:table-cell>
          <table:table-cell office:value-type="float" office:value="0.534118000563959" calcext:value-type="float">
            <text:p>0.534118000563959</text:p>
          </table:table-cell>
          <table:table-cell office:value-type="float" office:value="0.534354458977761" calcext:value-type="float">
            <text:p>0.534354458977761</text:p>
          </table:table-cell>
          <table:table-cell office:value-type="float" office:value="0.541090167520532" calcext:value-type="float">
            <text:p>0.541090167520532</text:p>
          </table:table-cell>
          <table:table-cell office:value-type="float" office:value="0.540464688023679" calcext:value-type="float">
            <text:p>0.540464688023679</text:p>
          </table:table-cell>
          <table:table-cell office:value-type="float" office:value="0.533216751263208" calcext:value-type="float">
            <text:p>0.533216751263208</text:p>
          </table:table-cell>
          <table:table-cell office:value-type="float" office:value="0.528966651086897" calcext:value-type="float">
            <text:p>0.528966651086897</text:p>
          </table:table-cell>
          <table:table-cell office:value-type="float" office:value="0.531940864509361" calcext:value-type="float">
            <text:p>0.531940864509361</text:p>
          </table:table-cell>
          <table:table-cell office:value-type="float" office:value="0.524284866188044" calcext:value-type="float">
            <text:p>0.524284866188044</text:p>
          </table:table-cell>
          <table:table-cell office:value-type="float" office:value="0.528482310682295" calcext:value-type="float">
            <text:p>0.528482310682295</text:p>
          </table:table-cell>
          <table:table-cell office:value-type="float" office:value="0.535159958968359" calcext:value-type="float">
            <text:p>0.535159958968359</text:p>
          </table:table-cell>
          <table:table-cell office:value-type="float" office:value="0.531202916515177" calcext:value-type="float">
            <text:p>0.531202916515177</text:p>
          </table:table-cell>
          <table:table-cell office:value-type="float" office:value="0.536107883685863" calcext:value-type="float">
            <text:p>0.536107883685863</text:p>
          </table:table-cell>
          <table:table-cell office:value-type="float" office:value="0.530410092287019" calcext:value-type="float">
            <text:p>0.530410092287019</text:p>
          </table:table-cell>
          <table:table-cell office:value-type="float" office:value="0.524606977533631" calcext:value-type="float">
            <text:p>0.524606977533631</text:p>
          </table:table-cell>
          <table:table-cell office:value-type="float" office:value="0.526609844041519" calcext:value-type="float">
            <text:p>0.526609844041519</text:p>
          </table:table-cell>
          <table:table-cell office:value-type="float" office:value="0.526439036084238" calcext:value-type="float">
            <text:p>0.526439036084238</text:p>
          </table:table-cell>
          <table:table-cell office:value-type="float" office:value="0.523867671335563" calcext:value-type="float">
            <text:p>0.523867671335563</text:p>
          </table:table-cell>
          <table:table-cell office:value-type="float" office:value="0.52399626151376" calcext:value-type="float">
            <text:p>0.52399626151376</text:p>
          </table:table-cell>
          <table:table-cell office:value-type="float" office:value="0.517108604848167" calcext:value-type="float">
            <text:p>0.517108604848167</text:p>
          </table:table-cell>
          <table:table-cell office:value-type="float" office:value="0.518010863085941" calcext:value-type="float">
            <text:p>0.518010863085941</text:p>
          </table:table-cell>
          <table:table-cell office:value-type="float" office:value="0.532759964352606" calcext:value-type="float">
            <text:p>0.532759964352606</text:p>
          </table:table-cell>
          <table:table-cell office:value-type="float" office:value="0.526358189200271" calcext:value-type="float">
            <text:p>0.526358189200271</text:p>
          </table:table-cell>
          <table:table-cell office:value-type="float" office:value="0.531337441848647" calcext:value-type="float">
            <text:p>0.531337441848647</text:p>
          </table:table-cell>
          <table:table-cell office:value-type="float" office:value="0.529807480901095" calcext:value-type="float">
            <text:p>0.529807480901095</text:p>
          </table:table-cell>
          <table:table-cell office:value-type="float" office:value="0.52763428657533" calcext:value-type="float">
            <text:p>0.52763428657533</text:p>
          </table:table-cell>
          <table:table-cell office:value-type="float" office:value="0.53160516451518" calcext:value-type="float">
            <text:p>0.53160516451518</text:p>
          </table:table-cell>
          <table:table-cell office:value-type="float" office:value="0.536294542871533" calcext:value-type="float">
            <text:p>0.536294542871533</text:p>
          </table:table-cell>
          <table:table-cell office:value-type="float" office:value="0.529888778145738" calcext:value-type="float">
            <text:p>0.529888778145738</text:p>
          </table:table-cell>
          <table:table-cell office:value-type="float" office:value="0.519803018696435" calcext:value-type="float">
            <text:p>0.519803018696435</text:p>
          </table:table-cell>
          <table:table-cell office:value-type="float" office:value="0.537610430340812" calcext:value-type="float">
            <text:p>0.537610430340812</text:p>
          </table:table-cell>
          <table:table-cell office:value-type="float" office:value="0.530644354243105" calcext:value-type="float">
            <text:p>0.530644354243105</text:p>
          </table:table-cell>
          <table:table-cell office:value-type="float" office:value="0.539768524930357" calcext:value-type="float">
            <text:p>0.539768524930357</text:p>
          </table:table-cell>
          <table:table-cell office:value-type="float" office:value="0.539721287911098" calcext:value-type="float">
            <text:p>0.539721287911098</text:p>
          </table:table-cell>
          <table:table-cell office:value-type="float" office:value="0.559320479681446" calcext:value-type="float">
            <text:p>0.559320479681446</text:p>
          </table:table-cell>
          <table:table-cell office:value-type="float" office:value="0.545505332638519" calcext:value-type="float">
            <text:p>0.545505332638519</text:p>
          </table:table-cell>
          <table:table-cell office:value-type="float" office:value="0.540868878695208" calcext:value-type="float">
            <text:p>0.540868878695208</text:p>
          </table:table-cell>
          <table:table-cell office:value-type="float" office:value="0.538668693071375" calcext:value-type="float">
            <text:p>0.538668693071375</text:p>
          </table:table-cell>
          <table:table-cell office:value-type="float" office:value="0.538422624357547" calcext:value-type="float">
            <text:p>0.538422624357547</text:p>
          </table:table-cell>
          <table:table-cell office:value-type="float" office:value="0.55209478864717" calcext:value-type="float">
            <text:p>0.55209478864717</text:p>
          </table:table-cell>
          <table:table-cell office:value-type="float" office:value="0.547483470046458" calcext:value-type="float">
            <text:p>0.547483470046458</text:p>
          </table:table-cell>
          <table:table-cell office:value-type="float" office:value="0.555542153794769" calcext:value-type="float">
            <text:p>0.555542153794769</text:p>
          </table:table-cell>
          <table:table-cell office:value-type="float" office:value="0.553843883337271" calcext:value-type="float">
            <text:p>0.553843883337271</text:p>
          </table:table-cell>
          <table:table-cell office:value-type="float" office:value="0.55307648910036" calcext:value-type="float">
            <text:p>0.55307648910036</text:p>
          </table:table-cell>
          <table:table-cell office:value-type="float" office:value="0.556153136404023" calcext:value-type="float">
            <text:p>0.556153136404023</text:p>
          </table:table-cell>
          <table:table-cell office:value-type="float" office:value="0.555620706171971" calcext:value-type="float">
            <text:p>0.555620706171971</text:p>
          </table:table-cell>
          <table:table-cell office:value-type="float" office:value="0.547350786445985" calcext:value-type="float">
            <text:p>0.547350786445985</text:p>
          </table:table-cell>
          <table:table-cell office:value-type="float" office:value="0.543374192200866" calcext:value-type="float">
            <text:p>0.543374192200866</text:p>
          </table:table-cell>
          <table:table-cell office:value-type="float" office:value="0.544778080361124" calcext:value-type="float">
            <text:p>0.544778080361124</text:p>
          </table:table-cell>
          <table:table-cell office:value-type="float" office:value="0.561048514975529" calcext:value-type="float">
            <text:p>0.561048514975529</text:p>
          </table:table-cell>
          <table:table-cell office:value-type="float" office:value="0.550788929157616" calcext:value-type="float">
            <text:p>0.550788929157616</text:p>
          </table:table-cell>
          <table:table-cell office:value-type="float" office:value="0.555370764719334" calcext:value-type="float">
            <text:p>0.555370764719334</text:p>
          </table:table-cell>
          <table:table-cell office:value-type="float" office:value="0.544111366222794" calcext:value-type="float">
            <text:p>0.544111366222794</text:p>
          </table:table-cell>
          <table:table-cell office:value-type="float" office:value="0.555427011978744" calcext:value-type="float">
            <text:p>0.555427011978744</text:p>
          </table:table-cell>
          <table:table-cell office:value-type="float" office:value="0.547365449716906" calcext:value-type="float">
            <text:p>0.547365449716906</text:p>
          </table:table-cell>
          <table:table-cell office:value-type="float" office:value="0.545902249432384" calcext:value-type="float">
            <text:p>0.545902249432384</text:p>
          </table:table-cell>
          <table:table-cell office:value-type="float" office:value="0.534882898478678" calcext:value-type="float">
            <text:p>0.534882898478678</text:p>
          </table:table-cell>
          <table:table-cell office:value-type="float" office:value="0.538108787851109" calcext:value-type="float">
            <text:p>0.538108787851109</text:p>
          </table:table-cell>
          <table:table-cell office:value-type="float" office:value="0.546190888117767" calcext:value-type="float">
            <text:p>0.546190888117767</text:p>
          </table:table-cell>
          <table:table-cell office:value-type="float" office:value="0.549860702802525" calcext:value-type="float">
            <text:p>0.549860702802525</text:p>
          </table:table-cell>
          <table:table-cell office:value-type="float" office:value="0.553487122099834" calcext:value-type="float">
            <text:p>0.553487122099834</text:p>
          </table:table-cell>
          <table:table-cell office:value-type="float" office:value="0.551475389300287" calcext:value-type="float">
            <text:p>0.551475389300287</text:p>
          </table:table-cell>
          <table:table-cell office:value-type="float" office:value="0.558963305658199" calcext:value-type="float">
            <text:p>0.558963305658199</text:p>
          </table:table-cell>
          <table:table-cell office:value-type="float" office:value="0.556278746753397" calcext:value-type="float">
            <text:p>0.556278746753397</text:p>
          </table:table-cell>
          <table:table-cell office:value-type="float" office:value="0.546402847611105" calcext:value-type="float">
            <text:p>0.546402847611105</text:p>
          </table:table-cell>
          <table:table-cell office:value-type="float" office:value="0.556879966477913" calcext:value-type="float">
            <text:p>0.556879966477913</text:p>
          </table:table-cell>
          <table:table-cell office:value-type="float" office:value="0.560813683838517" calcext:value-type="float">
            <text:p>0.560813683838517</text:p>
          </table:table-cell>
          <table:table-cell office:value-type="float" office:value="0.557068304177297" calcext:value-type="float">
            <text:p>0.557068304177297</text:p>
          </table:table-cell>
          <table:table-cell office:value-type="float" office:value="0.553973297162967" calcext:value-type="float">
            <text:p>0.553973297162967</text:p>
          </table:table-cell>
          <table:table-cell office:value-type="float" office:value="0.560144439135158" calcext:value-type="float">
            <text:p>0.560144439135158</text:p>
          </table:table-cell>
          <table:table-cell office:value-type="float" office:value="0.553152937499865" calcext:value-type="float">
            <text:p>0.553152937499865</text:p>
          </table:table-cell>
          <table:table-cell office:value-type="float" office:value="0.552905691816123" calcext:value-type="float">
            <text:p>0.552905691816123</text:p>
          </table:table-cell>
          <table:table-cell office:value-type="float" office:value="0.572804328908246" calcext:value-type="float">
            <text:p>0.572804328908246</text:p>
          </table:table-cell>
          <table:table-cell office:value-type="float" office:value="0.563083701579122" calcext:value-type="float">
            <text:p>0.563083701579122</text:p>
          </table:table-cell>
          <table:table-cell office:value-type="float" office:value="0.560176681641074" calcext:value-type="float">
            <text:p>0.560176681641074</text:p>
          </table:table-cell>
          <table:table-cell office:value-type="float" office:value="0.555422583196298" calcext:value-type="float">
            <text:p>0.555422583196298</text:p>
          </table:table-cell>
          <table:table-cell office:value-type="float" office:value="0.557011764056312" calcext:value-type="float">
            <text:p>0.557011764056312</text:p>
          </table:table-cell>
          <table:table-cell office:value-type="float" office:value="0.54916277287072" calcext:value-type="float">
            <text:p>0.54916277287072</text:p>
          </table:table-cell>
          <table:table-cell office:value-type="float" office:value="0.565549350994708" calcext:value-type="float">
            <text:p>0.565549350994708</text:p>
          </table:table-cell>
          <table:table-cell office:value-type="float" office:value="0.561999362417997" calcext:value-type="float">
            <text:p>0.561999362417997</text:p>
          </table:table-cell>
          <table:table-cell office:value-type="float" office:value="0.561798661841011" calcext:value-type="float">
            <text:p>0.561798661841011</text:p>
          </table:table-cell>
          <table:table-cell office:value-type="float" office:value="0.560774182350091" calcext:value-type="float">
            <text:p>0.560774182350091</text:p>
          </table:table-cell>
          <table:table-cell office:value-type="float" office:value="0.554639096234248" calcext:value-type="float">
            <text:p>0.554639096234248</text:p>
          </table:table-cell>
          <table:table-cell office:value-type="float" office:value="0.5479423763113" calcext:value-type="float">
            <text:p>0.5479423763113</text:p>
          </table:table-cell>
          <table:table-cell office:value-type="float" office:value="0.54822923580819" calcext:value-type="float">
            <text:p>0.54822923580819</text:p>
          </table:table-cell>
          <table:table-cell office:value-type="float" office:value="0.551606753216159" calcext:value-type="float">
            <text:p>0.551606753216159</text:p>
          </table:table-cell>
          <table:table-cell office:value-type="float" office:value="0.552354528658431" calcext:value-type="float">
            <text:p>0.552354528658431</text:p>
          </table:table-cell>
          <table:table-cell office:value-type="float" office:value="0.54326772616324" calcext:value-type="float">
            <text:p>0.54326772616324</text:p>
          </table:table-cell>
          <table:table-cell office:value-type="float" office:value="0.541513888023206" calcext:value-type="float">
            <text:p>0.541513888023206</text:p>
          </table:table-cell>
          <table:table-cell office:value-type="float" office:value="0.540601212411396" calcext:value-type="float">
            <text:p>0.540601212411396</text:p>
          </table:table-cell>
          <table:table-cell office:value-type="float" office:value="0.541061370151723" calcext:value-type="float">
            <text:p>0.541061370151723</text:p>
          </table:table-cell>
          <table:table-cell office:value-type="float" office:value="0.556251982412459" calcext:value-type="float">
            <text:p>0.556251982412459</text:p>
          </table:table-cell>
          <table:table-cell office:value-type="float" office:value="0.547779680075716" calcext:value-type="float">
            <text:p>0.547779680075716</text:p>
          </table:table-cell>
          <table:table-cell office:value-type="float" office:value="0.553712496617564" calcext:value-type="float">
            <text:p>0.553712496617564</text:p>
          </table:table-cell>
          <table:table-cell office:value-type="float" office:value="0.549893495228924" calcext:value-type="float">
            <text:p>0.549893495228924</text:p>
          </table:table-cell>
          <table:table-cell office:value-type="float" office:value="0.554592819981544" calcext:value-type="float">
            <text:p>0.554592819981544</text:p>
          </table:table-cell>
          <table:table-cell office:value-type="float" office:value="0.544399586433415" calcext:value-type="float">
            <text:p>0.544399586433415</text:p>
          </table:table-cell>
          <table:table-cell office:value-type="float" office:value="0.542220030440986" calcext:value-type="float">
            <text:p>0.542220030440986</text:p>
          </table:table-cell>
          <table:table-cell office:value-type="float" office:value="0.550082529005293" calcext:value-type="float">
            <text:p>0.550082529005293</text:p>
          </table:table-cell>
          <table:table-cell office:value-type="float" office:value="0.541670947801312" calcext:value-type="float">
            <text:p>0.541670947801312</text:p>
          </table:table-cell>
          <table:table-cell office:value-type="float" office:value="0.540064271367118" calcext:value-type="float">
            <text:p>0.540064271367118</text:p>
          </table:table-cell>
          <table:table-cell office:value-type="float" office:value="0.538052707758919" calcext:value-type="float">
            <text:p>0.538052707758919</text:p>
          </table:table-cell>
          <table:table-cell office:value-type="float" office:value="0.546069883885327" calcext:value-type="float">
            <text:p>0.546069883885327</text:p>
          </table:table-cell>
          <table:table-cell office:value-type="float" office:value="0.56201823833023" calcext:value-type="float">
            <text:p>0.56201823833023</text:p>
          </table:table-cell>
          <table:table-cell office:value-type="float" office:value="0.538672903968358" calcext:value-type="float">
            <text:p>0.538672903968358</text:p>
          </table:table-cell>
          <table:table-cell office:value-type="float" office:value="0.535563775590947" calcext:value-type="float">
            <text:p>0.535563775590947</text:p>
          </table:table-cell>
          <table:table-cell office:value-type="float" office:value="0.54929410656248" calcext:value-type="float">
            <text:p>0.54929410656248</text:p>
          </table:table-cell>
          <table:table-cell office:value-type="float" office:value="0.538966088985798" calcext:value-type="float">
            <text:p>0.538966088985798</text:p>
          </table:table-cell>
          <table:table-cell office:value-type="float" office:value="0.543845852822327" calcext:value-type="float">
            <text:p>0.543845852822327</text:p>
          </table:table-cell>
          <table:table-cell office:value-type="float" office:value="0.529559387348365" calcext:value-type="float">
            <text:p>0.529559387348365</text:p>
          </table:table-cell>
          <table:table-cell office:value-type="float" office:value="0.532804176089589" calcext:value-type="float">
            <text:p>0.532804176089589</text:p>
          </table:table-cell>
          <table:table-cell office:value-type="float" office:value="0.542384058619388" calcext:value-type="float">
            <text:p>0.542384058619388</text:p>
          </table:table-cell>
          <table:table-cell office:value-type="float" office:value="0.537871356469615" calcext:value-type="float">
            <text:p>0.537871356469615</text:p>
          </table:table-cell>
          <table:table-cell office:value-type="float" office:value="0.542735725136895" calcext:value-type="float">
            <text:p>0.542735725136895</text:p>
          </table:table-cell>
          <table:table-cell office:value-type="float" office:value="0.531575750967515" calcext:value-type="float">
            <text:p>0.531575750967515</text:p>
          </table:table-cell>
          <table:table-cell office:value-type="float" office:value="0.528809057671873" calcext:value-type="float">
            <text:p>0.528809057671873</text:p>
          </table:table-cell>
          <table:table-cell office:value-type="float" office:value="0.534662169263441" calcext:value-type="float">
            <text:p>0.534662169263441</text:p>
          </table:table-cell>
          <table:table-cell office:value-type="float" office:value="0.538364284779668" calcext:value-type="float">
            <text:p>0.538364284779668</text:p>
          </table:table-cell>
          <table:table-cell office:value-type="float" office:value="0.533182845234497" calcext:value-type="float">
            <text:p>0.533182845234497</text:p>
          </table:table-cell>
          <table:table-cell office:value-type="float" office:value="0.53371606049121" calcext:value-type="float">
            <text:p>0.53371606049121</text:p>
          </table:table-cell>
          <table:table-cell office:value-type="float" office:value="0.554586860770854" calcext:value-type="float">
            <text:p>0.554586860770854</text:p>
          </table:table-cell>
          <table:table-cell office:value-type="float" office:value="0.535437314018605" calcext:value-type="float">
            <text:p>0.535437314018605</text:p>
          </table:table-cell>
          <table:table-cell office:value-type="float" office:value="0.541052582088599" calcext:value-type="float">
            <text:p>0.541052582088599</text:p>
          </table:table-cell>
          <table:table-cell office:value-type="float" office:value="0.551262451422705" calcext:value-type="float">
            <text:p>0.551262451422705</text:p>
          </table:table-cell>
          <table:table-cell office:value-type="float" office:value="0.549890596164923" calcext:value-type="float">
            <text:p>0.549890596164923</text:p>
          </table:table-cell>
          <table:table-cell office:value-type="float" office:value="0.552211540756587" calcext:value-type="float">
            <text:p>0.552211540756587</text:p>
          </table:table-cell>
          <table:table-cell office:value-type="float" office:value="0.535710577817511" calcext:value-type="float">
            <text:p>0.535710577817511</text:p>
          </table:table-cell>
          <table:table-cell office:value-type="float" office:value="0.555621516502648" calcext:value-type="float">
            <text:p>0.555621516502648</text:p>
          </table:table-cell>
          <table:table-cell office:value-type="float" office:value="0.558973050810553" calcext:value-type="float">
            <text:p>0.558973050810553</text:p>
          </table:table-cell>
          <table:table-cell office:value-type="float" office:value="0.565222910623776" calcext:value-type="float">
            <text:p>0.565222910623776</text:p>
          </table:table-cell>
          <table:table-cell office:value-type="float" office:value="0.538419199744838" calcext:value-type="float">
            <text:p>0.538419199744838</text:p>
          </table:table-cell>
          <table:table-cell office:value-type="float" office:value="0.547175726969882" calcext:value-type="float">
            <text:p>0.547175726969882</text:p>
          </table:table-cell>
          <table:table-cell office:value-type="float" office:value="0.55441428731264" calcext:value-type="float">
            <text:p>0.55441428731264</text:p>
          </table:table-cell>
          <table:table-cell office:value-type="float" office:value="0.557502942419518" calcext:value-type="float">
            <text:p>0.557502942419518</text:p>
          </table:table-cell>
          <table:table-cell office:value-type="float" office:value="0.564919640397001" calcext:value-type="float">
            <text:p>0.564919640397001</text:p>
          </table:table-cell>
          <table:table-cell office:value-type="float" office:value="0.56688526211845" calcext:value-type="float">
            <text:p>0.56688526211845</text:p>
          </table:table-cell>
          <table:table-cell office:value-type="float" office:value="0.54591585327652" calcext:value-type="float">
            <text:p>0.54591585327652</text:p>
          </table:table-cell>
          <table:table-cell office:value-type="float" office:value="0.576295492977198" calcext:value-type="float">
            <text:p>0.576295492977198</text:p>
          </table:table-cell>
          <table:table-cell office:value-type="float" office:value="0.551311453835246" calcext:value-type="float">
            <text:p>0.551311453835246</text:p>
          </table:table-cell>
          <table:table-cell office:value-type="float" office:value="0.560574772874311" calcext:value-type="float">
            <text:p>0.560574772874311</text:p>
          </table:table-cell>
          <table:table-cell office:value-type="float" office:value="0.5782300195273" calcext:value-type="float">
            <text:p>0.5782300195273</text:p>
          </table:table-cell>
          <table:table-cell office:value-type="float" office:value="0.560439716815151" calcext:value-type="float">
            <text:p>0.560439716815151</text:p>
          </table:table-cell>
          <table:table-cell office:value-type="float" office:value="0.557914145332376" calcext:value-type="float">
            <text:p>0.557914145332376</text:p>
          </table:table-cell>
          <table:table-cell office:value-type="float" office:value="0.58683156393313" calcext:value-type="float">
            <text:p>0.58683156393313</text:p>
          </table:table-cell>
          <table:table-cell office:value-type="float" office:value="0.58847620329615" calcext:value-type="float">
            <text:p>0.58847620329615</text:p>
          </table:table-cell>
          <table:table-cell office:value-type="float" office:value="0.592501363904101" calcext:value-type="float">
            <text:p>0.592501363904101</text:p>
          </table:table-cell>
          <table:table-cell office:value-type="float" office:value="0.579754615182924" calcext:value-type="float">
            <text:p>0.579754615182924</text:p>
          </table:table-cell>
          <table:table-cell office:value-type="float" office:value="0.57007506145115" calcext:value-type="float">
            <text:p>0.57007506145115</text:p>
          </table:table-cell>
          <table:table-cell office:value-type="float" office:value="0.569817747182884" calcext:value-type="float">
            <text:p>0.569817747182884</text:p>
          </table:table-cell>
          <table:table-cell office:value-type="float" office:value="0.572798855116973" calcext:value-type="float">
            <text:p>0.572798855116973</text:p>
          </table:table-cell>
          <table:table-cell office:value-type="float" office:value="0.58543850330836" calcext:value-type="float">
            <text:p>0.58543850330836</text:p>
          </table:table-cell>
          <table:table-cell office:value-type="float" office:value="0.589568980439075" calcext:value-type="float">
            <text:p>0.589568980439075</text:p>
          </table:table-cell>
          <table:table-cell office:value-type="float" office:value="0.575895859501733" calcext:value-type="float">
            <text:p>0.575895859501733</text:p>
          </table:table-cell>
          <table:table-cell office:value-type="float" office:value="0.567871435284747" calcext:value-type="float">
            <text:p>0.567871435284747</text:p>
          </table:table-cell>
          <table:table-cell office:value-type="float" office:value="0.580955352996714" calcext:value-type="float">
            <text:p>0.580955352996714</text:p>
          </table:table-cell>
          <table:table-cell office:value-type="float" office:value="0.592312591622283" calcext:value-type="float">
            <text:p>0.592312591622283</text:p>
          </table:table-cell>
          <table:table-cell office:value-type="float" office:value="0.56599686002465" calcext:value-type="float">
            <text:p>0.56599686002465</text:p>
          </table:table-cell>
          <table:table-cell office:value-type="float" office:value="0.568512657375356" calcext:value-type="float">
            <text:p>0.568512657375356</text:p>
          </table:table-cell>
          <table:table-cell office:value-type="float" office:value="0.573511140435332" calcext:value-type="float">
            <text:p>0.573511140435332</text:p>
          </table:table-cell>
          <table:table-cell office:value-type="float" office:value="0.585063544368896" calcext:value-type="float">
            <text:p>0.585063544368896</text:p>
          </table:table-cell>
          <table:table-cell office:value-type="float" office:value="0.586053106978977" calcext:value-type="float">
            <text:p>0.586053106978977</text:p>
          </table:table-cell>
          <table:table-cell office:value-type="float" office:value="0.591524247244612" calcext:value-type="float">
            <text:p>0.591524247244612</text:p>
          </table:table-cell>
          <table:table-cell office:value-type="float" office:value="0.59605362930201" calcext:value-type="float">
            <text:p>0.59605362930201</text:p>
          </table:table-cell>
          <table:table-cell office:value-type="float" office:value="0.600219785981135" calcext:value-type="float">
            <text:p>0.600219785981135</text:p>
          </table:table-cell>
          <table:table-cell office:value-type="float" office:value="0.56880168094181" calcext:value-type="float">
            <text:p>0.56880168094181</text:p>
          </table:table-cell>
          <table:table-cell office:value-type="float" office:value="0.567450303048584" calcext:value-type="float">
            <text:p>0.567450303048584</text:p>
          </table:table-cell>
          <table:table-cell office:value-type="float" office:value="0.584545709467611" calcext:value-type="float">
            <text:p>0.584545709467611</text:p>
          </table:table-cell>
          <table:table-cell office:value-type="float" office:value="0.597514389315629" calcext:value-type="float">
            <text:p>0.597514389315629</text:p>
          </table:table-cell>
          <table:table-cell office:value-type="float" office:value="0.595794630290685" calcext:value-type="float">
            <text:p>0.595794630290685</text:p>
          </table:table-cell>
          <table:table-cell office:value-type="float" office:value="0.567413915357964" calcext:value-type="float">
            <text:p>0.567413915357964</text:p>
          </table:table-cell>
          <table:table-cell office:value-type="float" office:value="0.564683981476302" calcext:value-type="float">
            <text:p>0.564683981476302</text:p>
          </table:table-cell>
          <table:table-cell office:value-type="float" office:value="0.598187937473428" calcext:value-type="float">
            <text:p>0.598187937473428</text:p>
          </table:table-cell>
          <table:table-cell office:value-type="float" office:value="0.592354706018358" calcext:value-type="float">
            <text:p>0.592354706018358</text:p>
          </table:table-cell>
          <table:table-cell office:value-type="float" office:value="0.607014885079843" calcext:value-type="float">
            <text:p>0.607014885079843</text:p>
          </table:table-cell>
          <table:table-cell office:value-type="float" office:value="0.610845887705911" calcext:value-type="float">
            <text:p>0.610845887705911</text:p>
          </table:table-cell>
          <table:table-cell office:value-type="float" office:value="0.578056631747233" calcext:value-type="float">
            <text:p>0.578056631747233</text:p>
          </table:table-cell>
          <table:table-cell office:value-type="float" office:value="0.57716423216708" calcext:value-type="float">
            <text:p>0.57716423216708</text:p>
          </table:table-cell>
          <table:table-cell office:value-type="float" office:value="0.59182670601178" calcext:value-type="float">
            <text:p>0.59182670601178</text:p>
          </table:table-cell>
          <table:table-cell office:value-type="float" office:value="0.595807323519671" calcext:value-type="float">
            <text:p>0.595807323519671</text:p>
          </table:table-cell>
          <table:table-cell office:value-type="float" office:value="0.565485620036013" calcext:value-type="float">
            <text:p>0.565485620036013</text:p>
          </table:table-cell>
          <table:table-cell office:value-type="float" office:value="0.57898082462482" calcext:value-type="float">
            <text:p>0.57898082462482</text:p>
          </table:table-cell>
          <table:table-cell office:value-type="float" office:value="0.590675736927249" calcext:value-type="float">
            <text:p>0.590675736927249</text:p>
          </table:table-cell>
          <table:table-cell office:value-type="float" office:value="0.594347865179852" calcext:value-type="float">
            <text:p>0.594347865179852</text:p>
          </table:table-cell>
          <table:table-cell office:value-type="float" office:value="0.601584457021518" calcext:value-type="float">
            <text:p>0.601584457021518</text:p>
          </table:table-cell>
          <table:table-cell office:value-type="float" office:value="0.568801018614708" calcext:value-type="float">
            <text:p>0.568801018614708</text:p>
          </table:table-cell>
          <table:table-cell office:value-type="float" office:value="0.591014983463715" calcext:value-type="float">
            <text:p>0.591014983463715</text:p>
          </table:table-cell>
          <table:table-cell office:value-type="float" office:value="0.595127003902058" calcext:value-type="float">
            <text:p>0.595127003902058</text:p>
          </table:table-cell>
          <table:table-cell office:value-type="float" office:value="0.598589364861877" calcext:value-type="float">
            <text:p>0.598589364861877</text:p>
          </table:table-cell>
          <table:table-cell office:value-type="float" office:value="0.587232423257071" calcext:value-type="float">
            <text:p>0.587232423257071</text:p>
          </table:table-cell>
          <table:table-cell office:value-type="float" office:value="0.571506482600042" calcext:value-type="float">
            <text:p>0.571506482600042</text:p>
          </table:table-cell>
          <table:table-cell office:value-type="float" office:value="0.57755332156655" calcext:value-type="float">
            <text:p>0.57755332156655</text:p>
          </table:table-cell>
          <table:table-cell office:value-type="float" office:value="0.599417147263623" calcext:value-type="float">
            <text:p>0.599417147263623</text:p>
          </table:table-cell>
          <table:table-cell office:value-type="float" office:value="0.605548585412667" calcext:value-type="float">
            <text:p>0.605548585412667</text:p>
          </table:table-cell>
          <table:table-cell office:value-type="float" office:value="0.594913783088954" calcext:value-type="float">
            <text:p>0.594913783088954</text:p>
          </table:table-cell>
          <table:table-cell office:value-type="float" office:value="0.575539262675148" calcext:value-type="float">
            <text:p>0.575539262675148</text:p>
          </table:table-cell>
          <table:table-cell office:value-type="float" office:value="0.580013393824796" calcext:value-type="float">
            <text:p>0.580013393824796</text:p>
          </table:table-cell>
          <table:table-cell office:value-type="float" office:value="0.590029721730556" calcext:value-type="float">
            <text:p>0.590029721730556</text:p>
          </table:table-cell>
          <table:table-cell office:value-type="float" office:value="0.575112946157236" calcext:value-type="float">
            <text:p>0.575112946157236</text:p>
          </table:table-cell>
          <table:table-cell office:value-type="float" office:value="0.574112587546764" calcext:value-type="float">
            <text:p>0.574112587546764</text:p>
          </table:table-cell>
          <table:table-cell office:value-type="float" office:value="0.596803092744891" calcext:value-type="float">
            <text:p>0.596803092744891</text:p>
          </table:table-cell>
          <table:table-cell office:value-type="float" office:value="0.615937668416424" calcext:value-type="float">
            <text:p>0.615937668416424</text:p>
          </table:table-cell>
          <table:table-cell office:value-type="float" office:value="0.572905486494633" calcext:value-type="float">
            <text:p>0.572905486494633</text:p>
          </table:table-cell>
          <table:table-cell office:value-type="float" office:value="0.59995439146693" calcext:value-type="float">
            <text:p>0.59995439146693</text:p>
          </table:table-cell>
          <table:table-cell office:value-type="float" office:value="0.577552903195166" calcext:value-type="float">
            <text:p>0.577552903195166</text:p>
          </table:table-cell>
          <table:table-cell office:value-type="float" office:value="0.607279275413489" calcext:value-type="float">
            <text:p>0.607279275413489</text:p>
          </table:table-cell>
          <table:table-cell office:value-type="float" office:value="0.612214134211485" calcext:value-type="float">
            <text:p>0.612214134211485</text:p>
          </table:table-cell>
          <table:table-cell office:value-type="float" office:value="0.58449818984543" calcext:value-type="float">
            <text:p>0.58449818984543</text:p>
          </table:table-cell>
          <table:table-cell office:value-type="float" office:value="0.59486639599781" calcext:value-type="float">
            <text:p>0.59486639599781</text:p>
          </table:table-cell>
          <table:table-cell office:value-type="float" office:value="0.598994840311882" calcext:value-type="float">
            <text:p>0.598994840311882</text:p>
          </table:table-cell>
          <table:table-cell office:value-type="float" office:value="0.607462424777727" calcext:value-type="float">
            <text:p>0.607462424777727</text:p>
          </table:table-cell>
          <table:table-cell office:value-type="float" office:value="0.602292256437675" calcext:value-type="float">
            <text:p>0.602292256437675</text:p>
          </table:table-cell>
          <table:table-cell office:value-type="float" office:value="0.602088251937977" calcext:value-type="float">
            <text:p>0.602088251937977</text:p>
          </table:table-cell>
          <table:table-cell office:value-type="float" office:value="0.573682697038584" calcext:value-type="float">
            <text:p>0.573682697038584</text:p>
          </table:table-cell>
          <table:table-cell office:value-type="float" office:value="0.589617654070117" calcext:value-type="float">
            <text:p>0.589617654070117</text:p>
          </table:table-cell>
          <table:table-cell office:value-type="float" office:value="0.56979164282491" calcext:value-type="float">
            <text:p>0.56979164282491</text:p>
          </table:table-cell>
          <table:table-cell office:value-type="float" office:value="0.577044295137075" calcext:value-type="float">
            <text:p>0.577044295137075</text:p>
          </table:table-cell>
          <table:table-cell office:value-type="float" office:value="0.601260704019292" calcext:value-type="float">
            <text:p>0.601260704019292</text:p>
          </table:table-cell>
          <table:table-cell office:value-type="float" office:value="0.608901331286012" calcext:value-type="float">
            <text:p>0.608901331286012</text:p>
          </table:table-cell>
          <table:table-cell office:value-type="float" office:value="0.572791396784876" calcext:value-type="float">
            <text:p>0.572791396784876</text:p>
          </table:table-cell>
          <table:table-cell office:value-type="float" office:value="0.596899757120826" calcext:value-type="float">
            <text:p>0.596899757120826</text:p>
          </table:table-cell>
          <table:table-cell office:value-type="float" office:value="0.572371090214393" calcext:value-type="float">
            <text:p>0.572371090214393</text:p>
          </table:table-cell>
          <table:table-cell office:value-type="float" office:value="0.58039577111237" calcext:value-type="float">
            <text:p>0.58039577111237</text:p>
          </table:table-cell>
          <table:table-cell office:value-type="float" office:value="0.583364890066797" calcext:value-type="float">
            <text:p>0.583364890066797</text:p>
          </table:table-cell>
          <table:table-cell office:value-type="float" office:value="0.574458974460904" calcext:value-type="float">
            <text:p>0.574458974460904</text:p>
          </table:table-cell>
          <table:table-cell office:value-type="float" office:value="0.56489582197983" calcext:value-type="float">
            <text:p>0.56489582197983</text:p>
          </table:table-cell>
          <table:table-cell office:value-type="float" office:value="0.566394965430368" calcext:value-type="float">
            <text:p>0.566394965430368</text:p>
          </table:table-cell>
          <table:table-cell office:value-type="float" office:value="0.581823129214425" calcext:value-type="float">
            <text:p>0.581823129214425</text:p>
          </table:table-cell>
          <table:table-cell office:value-type="float" office:value="0.570150296200309" calcext:value-type="float">
            <text:p>0.570150296200309</text:p>
          </table:table-cell>
          <table:table-cell office:value-type="float" office:value="0.549570829955104" calcext:value-type="float">
            <text:p>0.549570829955104</text:p>
          </table:table-cell>
          <table:table-cell office:value-type="float" office:value="0.554031133732239" calcext:value-type="float">
            <text:p>0.554031133732239</text:p>
          </table:table-cell>
          <table:table-cell office:value-type="float" office:value="0.55979122197046" calcext:value-type="float">
            <text:p>0.55979122197046</text:p>
          </table:table-cell>
          <table:table-cell office:value-type="float" office:value="0.561312315492923" calcext:value-type="float">
            <text:p>0.561312315492923</text:p>
          </table:table-cell>
          <table:table-cell office:value-type="float" office:value="0.546802183341563" calcext:value-type="float">
            <text:p>0.546802183341563</text:p>
          </table:table-cell>
          <table:table-cell office:value-type="float" office:value="0.577975930328077" calcext:value-type="float">
            <text:p>0.577975930328077</text:p>
          </table:table-cell>
          <table:table-cell office:value-type="float" office:value="0.566844934576837" calcext:value-type="float">
            <text:p>0.566844934576837</text:p>
          </table:table-cell>
          <table:table-cell office:value-type="float" office:value="0.561557407771492" calcext:value-type="float">
            <text:p>0.561557407771492</text:p>
          </table:table-cell>
          <table:table-cell office:value-type="float" office:value="0.568864662976425" calcext:value-type="float">
            <text:p>0.568864662976425</text:p>
          </table:table-cell>
          <table:table-cell office:value-type="float" office:value="0.572772019486842" calcext:value-type="float">
            <text:p>0.572772019486842</text:p>
          </table:table-cell>
          <table:table-cell office:value-type="float" office:value="0.566410946458388" calcext:value-type="float">
            <text:p>0.566410946458388</text:p>
          </table:table-cell>
          <table:table-cell office:value-type="float" office:value="0.544366836253528" calcext:value-type="float">
            <text:p>0.544366836253528</text:p>
          </table:table-cell>
          <table:table-cell office:value-type="float" office:value="0.54759789934529" calcext:value-type="float">
            <text:p>0.54759789934529</text:p>
          </table:table-cell>
          <table:table-cell office:value-type="float" office:value="0.55266110175552" calcext:value-type="float">
            <text:p>0.55266110175552</text:p>
          </table:table-cell>
          <table:table-cell office:value-type="float" office:value="0.562901358354865" calcext:value-type="float">
            <text:p>0.562901358354865</text:p>
          </table:table-cell>
          <table:table-cell office:value-type="float" office:value="0.567446568982477" calcext:value-type="float">
            <text:p>0.567446568982477</text:p>
          </table:table-cell>
          <table:table-cell office:value-type="float" office:value="0.566602053599875" calcext:value-type="float">
            <text:p>0.566602053599875</text:p>
          </table:table-cell>
          <table:table-cell office:value-type="float" office:value="0.565535596400064" calcext:value-type="float">
            <text:p>0.565535596400064</text:p>
          </table:table-cell>
          <table:table-cell office:value-type="float" office:value="0.53906733939851" calcext:value-type="float">
            <text:p>0.53906733939851</text:p>
          </table:table-cell>
          <table:table-cell office:value-type="float" office:value="0.562830726257664" calcext:value-type="float">
            <text:p>0.562830726257664</text:p>
          </table:table-cell>
          <table:table-cell office:value-type="float" office:value="0.564524877509734" calcext:value-type="float">
            <text:p>0.564524877509734</text:p>
          </table:table-cell>
          <table:table-cell office:value-type="float" office:value="0.572043568058886" calcext:value-type="float">
            <text:p>0.572043568058886</text:p>
          </table:table-cell>
          <table:table-cell office:value-type="float" office:value="0.541013732389015" calcext:value-type="float">
            <text:p>0.541013732389015</text:p>
          </table:table-cell>
          <table:table-cell office:value-type="float" office:value="0.54970458370732" calcext:value-type="float">
            <text:p>0.54970458370732</text:p>
          </table:table-cell>
          <table:table-cell office:value-type="float" office:value="0.551955618014871" calcext:value-type="float">
            <text:p>0.551955618014871</text:p>
          </table:table-cell>
          <table:table-cell office:value-type="float" office:value="0.559197682720396" calcext:value-type="float">
            <text:p>0.559197682720396</text:p>
          </table:table-cell>
          <table:table-cell office:value-type="float" office:value="0.56066136596381" calcext:value-type="float">
            <text:p>0.56066136596381</text:p>
          </table:table-cell>
          <table:table-cell office:value-type="float" office:value="0.548253877994989" calcext:value-type="float">
            <text:p>0.548253877994989</text:p>
          </table:table-cell>
          <table:table-cell office:value-type="float" office:value="0.54041458521172" calcext:value-type="float">
            <text:p>0.54041458521172</text:p>
          </table:table-cell>
          <table:table-cell office:value-type="float" office:value="0.540388960597675" calcext:value-type="float">
            <text:p>0.540388960597675</text:p>
          </table:table-cell>
          <table:table-cell office:value-type="float" office:value="0.560821784519103" calcext:value-type="float">
            <text:p>0.560821784519103</text:p>
          </table:table-cell>
          <table:table-cell office:value-type="float" office:value="0.572166590367686" calcext:value-type="float">
            <text:p>0.572166590367686</text:p>
          </table:table-cell>
          <table:table-cell office:value-type="float" office:value="0.551857560421036" calcext:value-type="float">
            <text:p>0.551857560421036</text:p>
          </table:table-cell>
          <table:table-cell office:value-type="float" office:value="0.552084928680367" calcext:value-type="float">
            <text:p>0.552084928680367</text:p>
          </table:table-cell>
          <table:table-cell office:value-type="float" office:value="0.562355152275201" calcext:value-type="float">
            <text:p>0.562355152275201</text:p>
          </table:table-cell>
          <table:table-cell office:value-type="float" office:value="0.560701012672007" calcext:value-type="float">
            <text:p>0.560701012672007</text:p>
          </table:table-cell>
          <table:table-cell office:value-type="float" office:value="0.550349829603339" calcext:value-type="float">
            <text:p>0.550349829603339</text:p>
          </table:table-cell>
          <table:table-cell office:value-type="float" office:value="0.538973580889448" calcext:value-type="float">
            <text:p>0.538973580889448</text:p>
          </table:table-cell>
          <table:table-cell office:value-type="float" office:value="0.556959447233805" calcext:value-type="float">
            <text:p>0.556959447233805</text:p>
          </table:table-cell>
          <table:table-cell office:value-type="float" office:value="0.544495160239396" calcext:value-type="float">
            <text:p>0.544495160239396</text:p>
          </table:table-cell>
          <table:table-cell office:value-type="float" office:value="0.55018528873064" calcext:value-type="float">
            <text:p>0.55018528873064</text:p>
          </table:table-cell>
          <table:table-cell office:value-type="float" office:value="0.558373802148688" calcext:value-type="float">
            <text:p>0.558373802148688</text:p>
          </table:table-cell>
          <table:table-cell office:value-type="float" office:value="0.551917749571777" calcext:value-type="float">
            <text:p>0.551917749571777</text:p>
          </table:table-cell>
          <table:table-cell office:value-type="float" office:value="0.543256393226993" calcext:value-type="float">
            <text:p>0.543256393226993</text:p>
          </table:table-cell>
          <table:table-cell office:value-type="float" office:value="0.559600376461964" calcext:value-type="float">
            <text:p>0.559600376461964</text:p>
          </table:table-cell>
          <table:table-cell office:value-type="float" office:value="0.547447557789767" calcext:value-type="float">
            <text:p>0.547447557789767</text:p>
          </table:table-cell>
          <table:table-cell office:value-type="float" office:value="0.54895366772353" calcext:value-type="float">
            <text:p>0.54895366772353</text:p>
          </table:table-cell>
          <table:table-cell office:value-type="float" office:value="0.543204848056156" calcext:value-type="float">
            <text:p>0.543204848056156</text:p>
          </table:table-cell>
          <table:table-cell office:value-type="float" office:value="0.564655633677035" calcext:value-type="float">
            <text:p>0.564655633677035</text:p>
          </table:table-cell>
          <table:table-cell office:value-type="float" office:value="0.54827944079335" calcext:value-type="float">
            <text:p>0.54827944079335</text:p>
          </table:table-cell>
          <table:table-cell office:value-type="float" office:value="0.550931008008672" calcext:value-type="float">
            <text:p>0.550931008008672</text:p>
          </table:table-cell>
          <table:table-cell office:value-type="float" office:value="0.550191972290227" calcext:value-type="float">
            <text:p>0.550191972290227</text:p>
          </table:table-cell>
          <table:table-cell office:value-type="float" office:value="0.542881099490257" calcext:value-type="float">
            <text:p>0.542881099490257</text:p>
          </table:table-cell>
          <table:table-cell office:value-type="float" office:value="0.539251436116416" calcext:value-type="float">
            <text:p>0.539251436116416</text:p>
          </table:table-cell>
          <table:table-cell office:value-type="float" office:value="0.549912812737373" calcext:value-type="float">
            <text:p>0.549912812737373</text:p>
          </table:table-cell>
          <table:table-cell office:value-type="float" office:value="0.555915509306604" calcext:value-type="float">
            <text:p>0.555915509306604</text:p>
          </table:table-cell>
          <table:table-cell office:value-type="float" office:value="0.563851081559432" calcext:value-type="float">
            <text:p>0.563851081559432</text:p>
          </table:table-cell>
          <table:table-cell office:value-type="float" office:value="0.54426796258587" calcext:value-type="float">
            <text:p>0.54426796258587</text:p>
          </table:table-cell>
          <table:table-cell office:value-type="float" office:value="0.541861121746148" calcext:value-type="float">
            <text:p>0.541861121746148</text:p>
          </table:table-cell>
          <table:table-cell office:value-type="float" office:value="0.545649322448624" calcext:value-type="float">
            <text:p>0.545649322448624</text:p>
          </table:table-cell>
          <table:table-cell office:value-type="float" office:value="0.552784188084384" calcext:value-type="float">
            <text:p>0.552784188084384</text:p>
          </table:table-cell>
          <table:table-cell office:value-type="float" office:value="0.550084176791495" calcext:value-type="float">
            <text:p>0.550084176791495</text:p>
          </table:table-cell>
          <table:table-cell office:value-type="float" office:value="0.541804682147928" calcext:value-type="float">
            <text:p>0.541804682147928</text:p>
          </table:table-cell>
          <table:table-cell office:value-type="float" office:value="0.538724037889121" calcext:value-type="float">
            <text:p>0.538724037889121</text:p>
          </table:table-cell>
          <table:table-cell office:value-type="float" office:value="0.548032767891629" calcext:value-type="float">
            <text:p>0.548032767891629</text:p>
          </table:table-cell>
          <table:table-cell office:value-type="float" office:value="0.551588332325913" calcext:value-type="float">
            <text:p>0.551588332325913</text:p>
          </table:table-cell>
          <table:table-cell office:value-type="float" office:value="0.551999686425246" calcext:value-type="float">
            <text:p>0.551999686425246</text:p>
          </table:table-cell>
          <table:table-cell office:value-type="float" office:value="0.552823668203953" calcext:value-type="float">
            <text:p>0.552823668203953</text:p>
          </table:table-cell>
          <table:table-cell office:value-type="float" office:value="0.539217762395476" calcext:value-type="float">
            <text:p>0.539217762395476</text:p>
          </table:table-cell>
          <table:table-cell office:value-type="float" office:value="0.542658675684892" calcext:value-type="float">
            <text:p>0.542658675684892</text:p>
          </table:table-cell>
          <table:table-cell office:value-type="float" office:value="0.53252165655249" calcext:value-type="float">
            <text:p>0.53252165655249</text:p>
          </table:table-cell>
          <table:table-cell office:value-type="float" office:value="0.536229129207922" calcext:value-type="float">
            <text:p>0.536229129207922</text:p>
          </table:table-cell>
          <table:table-cell office:value-type="float" office:value="0.546553541642253" calcext:value-type="float">
            <text:p>0.546553541642253</text:p>
          </table:table-cell>
          <table:table-cell office:value-type="float" office:value="0.548079266276256" calcext:value-type="float">
            <text:p>0.548079266276256</text:p>
          </table:table-cell>
          <table:table-cell office:value-type="float" office:value="0.532383592398797" calcext:value-type="float">
            <text:p>0.532383592398797</text:p>
          </table:table-cell>
          <table:table-cell office:value-type="float" office:value="0.542036939925526" calcext:value-type="float">
            <text:p>0.542036939925526</text:p>
          </table:table-cell>
          <table:table-cell office:value-type="float" office:value="0.550888430212915" calcext:value-type="float">
            <text:p>0.550888430212915</text:p>
          </table:table-cell>
          <table:table-cell office:value-type="float" office:value="0.534510680597512" calcext:value-type="float">
            <text:p>0.534510680597512</text:p>
          </table:table-cell>
          <table:table-cell office:value-type="float" office:value="0.530619194212581" calcext:value-type="float">
            <text:p>0.530619194212581</text:p>
          </table:table-cell>
          <table:table-cell office:value-type="float" office:value="0.533197552737839" calcext:value-type="float">
            <text:p>0.533197552737839</text:p>
          </table:table-cell>
          <table:table-cell office:value-type="float" office:value="0.539622476207444" calcext:value-type="float">
            <text:p>0.539622476207444</text:p>
          </table:table-cell>
          <table:table-cell office:value-type="float" office:value="0.55321680315461" calcext:value-type="float">
            <text:p>0.55321680315461</text:p>
          </table:table-cell>
          <table:table-cell office:value-type="float" office:value="0.535530461829878" calcext:value-type="float">
            <text:p>0.535530461829878</text:p>
          </table:table-cell>
          <table:table-cell office:value-type="float" office:value="0.530276402491619" calcext:value-type="float">
            <text:p>0.530276402491619</text:p>
          </table:table-cell>
          <table:table-cell office:value-type="float" office:value="0.545085557004833" calcext:value-type="float">
            <text:p>0.545085557004833</text:p>
          </table:table-cell>
          <table:table-cell office:value-type="float" office:value="0.529858267549052" calcext:value-type="float">
            <text:p>0.529858267549052</text:p>
          </table:table-cell>
          <table:table-cell office:value-type="float" office:value="0.534333723597625" calcext:value-type="float">
            <text:p>0.534333723597625</text:p>
          </table:table-cell>
          <table:table-cell office:value-type="float" office:value="0.539996678532127" calcext:value-type="float">
            <text:p>0.539996678532127</text:p>
          </table:table-cell>
          <table:table-cell office:value-type="float" office:value="0.525804573363726" calcext:value-type="float">
            <text:p>0.525804573363726</text:p>
          </table:table-cell>
          <table:table-cell office:value-type="float" office:value="0.519667865136465" calcext:value-type="float">
            <text:p>0.519667865136465</text:p>
          </table:table-cell>
          <table:table-cell office:value-type="float" office:value="0.526990840915759" calcext:value-type="float">
            <text:p>0.526990840915759</text:p>
          </table:table-cell>
          <table:table-cell office:value-type="float" office:value="0.528119445282677" calcext:value-type="float">
            <text:p>0.528119445282677</text:p>
          </table:table-cell>
          <table:table-cell office:value-type="float" office:value="0.535617035497672" calcext:value-type="float">
            <text:p>0.535617035497672</text:p>
          </table:table-cell>
          <table:table-cell office:value-type="float" office:value="0.533081871049248" calcext:value-type="float">
            <text:p>0.533081871049248</text:p>
          </table:table-cell>
          <table:table-cell office:value-type="float" office:value="0.541980215182903" calcext:value-type="float">
            <text:p>0.541980215182903</text:p>
          </table:table-cell>
          <table:table-cell office:value-type="float" office:value="0.521642479976635" calcext:value-type="float">
            <text:p>0.521642479976635</text:p>
          </table:table-cell>
          <table:table-cell office:value-type="float" office:value="0.527898630007256" calcext:value-type="float">
            <text:p>0.527898630007256</text:p>
          </table:table-cell>
          <table:table-cell office:value-type="float" office:value="0.521869276463875" calcext:value-type="float">
            <text:p>0.521869276463875</text:p>
          </table:table-cell>
          <table:table-cell office:value-type="float" office:value="0.529667590470209" calcext:value-type="float">
            <text:p>0.529667590470209</text:p>
          </table:table-cell>
          <table:table-cell office:value-type="float" office:value="0.531006583200653" calcext:value-type="float">
            <text:p>0.531006583200653</text:p>
          </table:table-cell>
          <table:table-cell office:value-type="float" office:value="0.522438752707281" calcext:value-type="float">
            <text:p>0.522438752707281</text:p>
          </table:table-cell>
          <table:table-cell office:value-type="float" office:value="0.52879711516565" calcext:value-type="float">
            <text:p>0.52879711516565</text:p>
          </table:table-cell>
          <table:table-cell office:value-type="float" office:value="0.535328505377569" calcext:value-type="float">
            <text:p>0.535328505377569</text:p>
          </table:table-cell>
          <table:table-cell office:value-type="float" office:value="0.527892501195456" calcext:value-type="float">
            <text:p>0.527892501195456</text:p>
          </table:table-cell>
          <table:table-cell office:value-type="float" office:value="0.522826297116389" calcext:value-type="float">
            <text:p>0.522826297116389</text:p>
          </table:table-cell>
          <table:table-cell office:value-type="float" office:value="0.524144598168467" calcext:value-type="float">
            <text:p>0.524144598168467</text:p>
          </table:table-cell>
          <table:table-cell office:value-type="float" office:value="0.540223317942558" calcext:value-type="float">
            <text:p>0.540223317942558</text:p>
          </table:table-cell>
          <table:table-cell office:value-type="float" office:value="0.528608125151067" calcext:value-type="float">
            <text:p>0.528608125151067</text:p>
          </table:table-cell>
          <table:table-cell office:value-type="float" office:value="0.530304630236985" calcext:value-type="float">
            <text:p>0.530304630236985</text:p>
          </table:table-cell>
          <table:table-cell office:value-type="float" office:value="0.524496149597298" calcext:value-type="float">
            <text:p>0.524496149597298</text:p>
          </table:table-cell>
          <table:table-cell office:value-type="float" office:value="0.522785028491275" calcext:value-type="float">
            <text:p>0.522785028491275</text:p>
          </table:table-cell>
          <table:table-cell office:value-type="float" office:value="0.541978620447554" calcext:value-type="float">
            <text:p>0.541978620447554</text:p>
          </table:table-cell>
          <table:table-cell office:value-type="float" office:value="0.528116145538782" calcext:value-type="float">
            <text:p>0.528116145538782</text:p>
          </table:table-cell>
          <table:table-cell office:value-type="float" office:value="0.522080001018567" calcext:value-type="float">
            <text:p>0.522080001018567</text:p>
          </table:table-cell>
          <table:table-cell office:value-type="float" office:value="0.537751884488906" calcext:value-type="float">
            <text:p>0.537751884488906</text:p>
          </table:table-cell>
          <table:table-cell office:value-type="float" office:value="0.526163231016152" calcext:value-type="float">
            <text:p>0.526163231016152</text:p>
          </table:table-cell>
          <table:table-cell office:value-type="float" office:value="0.534266898871852" calcext:value-type="float">
            <text:p>0.534266898871852</text:p>
          </table:table-cell>
          <table:table-cell office:value-type="float" office:value="0.515041544317687" calcext:value-type="float">
            <text:p>0.515041544317687</text:p>
          </table:table-cell>
          <table:table-cell office:value-type="float" office:value="0.519677411907401" calcext:value-type="float">
            <text:p>0.519677411907401</text:p>
          </table:table-cell>
          <table:table-cell office:value-type="float" office:value="0.524180323405907" calcext:value-type="float">
            <text:p>0.524180323405907</text:p>
          </table:table-cell>
          <table:table-cell office:value-type="float" office:value="0.527240592765273" calcext:value-type="float">
            <text:p>0.527240592765273</text:p>
          </table:table-cell>
          <table:table-cell office:value-type="float" office:value="0.522099258126636" calcext:value-type="float">
            <text:p>0.522099258126636</text:p>
          </table:table-cell>
          <table:table-cell office:value-type="float" office:value="0.526815245356543" calcext:value-type="float">
            <text:p>0.526815245356543</text:p>
          </table:table-cell>
          <table:table-cell office:value-type="float" office:value="0.535142340008005" calcext:value-type="float">
            <text:p>0.535142340008005</text:p>
          </table:table-cell>
          <table:table-cell office:value-type="float" office:value="0.536870784851848" calcext:value-type="float">
            <text:p>0.536870784851848</text:p>
          </table:table-cell>
          <table:table-cell office:value-type="float" office:value="0.533681310148611" calcext:value-type="float">
            <text:p>0.533681310148611</text:p>
          </table:table-cell>
          <table:table-cell office:value-type="float" office:value="0.530466447818659" calcext:value-type="float">
            <text:p>0.530466447818659</text:p>
          </table:table-cell>
          <table:table-cell office:value-type="float" office:value="0.542035346475392" calcext:value-type="float">
            <text:p>0.542035346475392</text:p>
          </table:table-cell>
          <table:table-cell office:value-type="float" office:value="0.533596139201369" calcext:value-type="float">
            <text:p>0.533596139201369</text:p>
          </table:table-cell>
          <table:table-cell office:value-type="float" office:value="0.531671951739339" calcext:value-type="float">
            <text:p>0.531671951739339</text:p>
          </table:table-cell>
          <table:table-cell office:value-type="float" office:value="0.550359752382087" calcext:value-type="float">
            <text:p>0.550359752382087</text:p>
          </table:table-cell>
          <table:table-cell office:value-type="float" office:value="0.538289143051326" calcext:value-type="float">
            <text:p>0.538289143051326</text:p>
          </table:table-cell>
          <table:table-cell office:value-type="float" office:value="0.544599704815909" calcext:value-type="float">
            <text:p>0.544599704815909</text:p>
          </table:table-cell>
          <table:table-cell office:value-type="float" office:value="0.540291056512254" calcext:value-type="float">
            <text:p>0.540291056512254</text:p>
          </table:table-cell>
          <table:table-cell office:value-type="float" office:value="0.542244878348809" calcext:value-type="float">
            <text:p>0.542244878348809</text:p>
          </table:table-cell>
          <table:table-cell office:value-type="float" office:value="0.544599654434429" calcext:value-type="float">
            <text:p>0.544599654434429</text:p>
          </table:table-cell>
          <table:table-cell office:value-type="float" office:value="0.535185292548794" calcext:value-type="float">
            <text:p>0.535185292548794</text:p>
          </table:table-cell>
          <table:table-cell office:value-type="float" office:value="0.533832913039329" calcext:value-type="float">
            <text:p>0.533832913039329</text:p>
          </table:table-cell>
          <table:table-cell office:value-type="float" office:value="0.532972074349851" calcext:value-type="float">
            <text:p>0.532972074349851</text:p>
          </table:table-cell>
          <table:table-cell office:value-type="float" office:value="0.542937184338466" calcext:value-type="float">
            <text:p>0.542937184338466</text:p>
          </table:table-cell>
          <table:table-cell office:value-type="float" office:value="0.548546912761197" calcext:value-type="float">
            <text:p>0.548546912761197</text:p>
          </table:table-cell>
          <table:table-cell office:value-type="float" office:value="0.543513460487563" calcext:value-type="float">
            <text:p>0.543513460487563</text:p>
          </table:table-cell>
          <table:table-cell office:value-type="float" office:value="0.54838121778925" calcext:value-type="float">
            <text:p>0.54838121778925</text:p>
          </table:table-cell>
          <table:table-cell office:value-type="float" office:value="0.542668470282801" calcext:value-type="float">
            <text:p>0.542668470282801</text:p>
          </table:table-cell>
          <table:table-cell office:value-type="float" office:value="0.542793162694169" calcext:value-type="float">
            <text:p>0.542793162694169</text:p>
          </table:table-cell>
          <table:table-cell office:value-type="float" office:value="0.540169930907582" calcext:value-type="float">
            <text:p>0.540169930907582</text:p>
          </table:table-cell>
          <table:table-cell office:value-type="float" office:value="0.542266219262315" calcext:value-type="float">
            <text:p>0.542266219262315</text:p>
          </table:table-cell>
          <table:table-cell office:value-type="float" office:value="0.528353499559889" calcext:value-type="float">
            <text:p>0.528353499559889</text:p>
          </table:table-cell>
          <table:table-cell office:value-type="float" office:value="0.529626253279574" calcext:value-type="float">
            <text:p>0.529626253279574</text:p>
          </table:table-cell>
          <table:table-cell office:value-type="float" office:value="0.546572559091073" calcext:value-type="float">
            <text:p>0.546572559091073</text:p>
          </table:table-cell>
          <table:table-cell office:value-type="float" office:value="0.537843176862858" calcext:value-type="float">
            <text:p>0.537843176862858</text:p>
          </table:table-cell>
          <table:table-cell office:value-type="float" office:value="0.544505529902047" calcext:value-type="float">
            <text:p>0.544505529902047</text:p>
          </table:table-cell>
          <table:table-cell office:value-type="float" office:value="0.541887788086849" calcext:value-type="float">
            <text:p>0.541887788086849</text:p>
          </table:table-cell>
          <table:table-cell office:value-type="float" office:value="0.548134918755484" calcext:value-type="float">
            <text:p>0.548134918755484</text:p>
          </table:table-cell>
          <table:table-cell office:value-type="float" office:value="0.543324752620207" calcext:value-type="float">
            <text:p>0.543324752620207</text:p>
          </table:table-cell>
          <table:table-cell office:value-type="float" office:value="0.531544332140883" calcext:value-type="float">
            <text:p>0.531544332140883</text:p>
          </table:table-cell>
          <table:table-cell office:value-type="float" office:value="0.52728594090428" calcext:value-type="float">
            <text:p>0.52728594090428</text:p>
          </table:table-cell>
          <table:table-cell office:value-type="float" office:value="0.542618502141402" calcext:value-type="float">
            <text:p>0.542618502141402</text:p>
          </table:table-cell>
          <table:table-cell office:value-type="float" office:value="0.55093904233183" calcext:value-type="float">
            <text:p>0.55093904233183</text:p>
          </table:table-cell>
          <table:table-cell office:value-type="float" office:value="0.544978403234524" calcext:value-type="float">
            <text:p>0.544978403234524</text:p>
          </table:table-cell>
          <table:table-cell office:value-type="float" office:value="0.550811529308499" calcext:value-type="float">
            <text:p>0.550811529308499</text:p>
          </table:table-cell>
          <table:table-cell office:value-type="float" office:value="0.537055523223394" calcext:value-type="float">
            <text:p>0.537055523223394</text:p>
          </table:table-cell>
          <table:table-cell office:value-type="float" office:value="0.538246229480089" calcext:value-type="float">
            <text:p>0.538246229480089</text:p>
          </table:table-cell>
          <table:table-cell office:value-type="float" office:value="0.553918027785054" calcext:value-type="float">
            <text:p>0.553918027785054</text:p>
          </table:table-cell>
          <table:table-cell office:value-type="float" office:value="0.552830838604369" calcext:value-type="float">
            <text:p>0.552830838604369</text:p>
          </table:table-cell>
          <table:table-cell office:value-type="float" office:value="0.550143833014707" calcext:value-type="float">
            <text:p>0.550143833014707</text:p>
          </table:table-cell>
          <table:table-cell office:value-type="float" office:value="0.54412574328755" calcext:value-type="float">
            <text:p>0.54412574328755</text:p>
          </table:table-cell>
          <table:table-cell office:value-type="float" office:value="0.542514506234586" calcext:value-type="float">
            <text:p>0.542514506234586</text:p>
          </table:table-cell>
          <table:table-cell office:value-type="float" office:value="0.542408286184841" calcext:value-type="float">
            <text:p>0.542408286184841</text:p>
          </table:table-cell>
          <table:table-cell office:value-type="float" office:value="0.547596830832374" calcext:value-type="float">
            <text:p>0.547596830832374</text:p>
          </table:table-cell>
          <table:table-cell office:value-type="float" office:value="0.563715057004041" calcext:value-type="float">
            <text:p>0.563715057004041</text:p>
          </table:table-cell>
          <table:table-cell office:value-type="float" office:value="0.554504358462799" calcext:value-type="float">
            <text:p>0.554504358462799</text:p>
          </table:table-cell>
          <table:table-cell office:value-type="float" office:value="0.555026974767441" calcext:value-type="float">
            <text:p>0.555026974767441</text:p>
          </table:table-cell>
          <table:table-cell office:value-type="float" office:value="0.560060170682471" calcext:value-type="float">
            <text:p>0.560060170682471</text:p>
          </table:table-cell>
          <table:table-cell office:value-type="float" office:value="0.550660588068055" calcext:value-type="float">
            <text:p>0.550660588068055</text:p>
          </table:table-cell>
          <table:table-cell office:value-type="float" office:value="0.559291509807168" calcext:value-type="float">
            <text:p>0.559291509807168</text:p>
          </table:table-cell>
          <table:table-cell office:value-type="float" office:value="0.550590017384377" calcext:value-type="float">
            <text:p>0.550590017384377</text:p>
          </table:table-cell>
          <table:table-cell office:value-type="float" office:value="0.551817342021143" calcext:value-type="float">
            <text:p>0.551817342021143</text:p>
          </table:table-cell>
          <table:table-cell office:value-type="float" office:value="0.545991444354291" calcext:value-type="float">
            <text:p>0.545991444354291</text:p>
          </table:table-cell>
          <table:table-cell office:value-type="float" office:value="0.56209854078882" calcext:value-type="float">
            <text:p>0.56209854078882</text:p>
          </table:table-cell>
          <table:table-cell office:value-type="float" office:value="0.565823809452498" calcext:value-type="float">
            <text:p>0.565823809452498</text:p>
          </table:table-cell>
          <table:table-cell office:value-type="float" office:value="0.5644246427672" calcext:value-type="float">
            <text:p>0.5644246427672</text:p>
          </table:table-cell>
          <table:table-cell office:value-type="float" office:value="0.555968749888616" calcext:value-type="float">
            <text:p>0.555968749888616</text:p>
          </table:table-cell>
          <table:table-cell office:value-type="float" office:value="0.564284519639175" calcext:value-type="float">
            <text:p>0.564284519639175</text:p>
          </table:table-cell>
          <table:table-cell office:value-type="float" office:value="0.554273485752691" calcext:value-type="float">
            <text:p>0.554273485752691</text:p>
          </table:table-cell>
          <table:table-cell office:value-type="float" office:value="0.564230941845628" calcext:value-type="float">
            <text:p>0.564230941845628</text:p>
          </table:table-cell>
          <table:table-cell office:value-type="float" office:value="0.564143906113446" calcext:value-type="float">
            <text:p>0.564143906113446</text:p>
          </table:table-cell>
          <table:table-cell office:value-type="float" office:value="0.566982695709039" calcext:value-type="float">
            <text:p>0.566982695709039</text:p>
          </table:table-cell>
          <table:table-cell office:value-type="float" office:value="0.566221923025543" calcext:value-type="float">
            <text:p>0.566221923025543</text:p>
          </table:table-cell>
          <table:table-cell office:value-type="float" office:value="0.553034809472045" calcext:value-type="float">
            <text:p>0.553034809472045</text:p>
          </table:table-cell>
          <table:table-cell office:value-type="float" office:value="0.54818455535634" calcext:value-type="float">
            <text:p>0.54818455535634</text:p>
          </table:table-cell>
          <table:table-cell office:value-type="float" office:value="0.564668156826552" calcext:value-type="float">
            <text:p>0.564668156826552</text:p>
          </table:table-cell>
          <table:table-cell office:value-type="float" office:value="0.554617054254325" calcext:value-type="float">
            <text:p>0.554617054254325</text:p>
          </table:table-cell>
          <table:table-cell office:value-type="float" office:value="0.554121810998716" calcext:value-type="float">
            <text:p>0.554121810998716</text:p>
          </table:table-cell>
          <table:table-cell office:value-type="float" office:value="0.563969406013981" calcext:value-type="float">
            <text:p>0.563969406013981</text:p>
          </table:table-cell>
          <table:table-cell office:value-type="float" office:value="0.548590179775574" calcext:value-type="float">
            <text:p>0.548590179775574</text:p>
          </table:table-cell>
          <table:table-cell office:value-type="float" office:value="0.545488866677011" calcext:value-type="float">
            <text:p>0.545488866677011</text:p>
          </table:table-cell>
          <table:table-cell office:value-type="float" office:value="0.555775933251705" calcext:value-type="float">
            <text:p>0.555775933251705</text:p>
          </table:table-cell>
          <table:table-cell office:value-type="float" office:value="0.553987525270867" calcext:value-type="float">
            <text:p>0.553987525270867</text:p>
          </table:table-cell>
          <table:table-cell office:value-type="float" office:value="0.563333849524696" calcext:value-type="float">
            <text:p>0.563333849524696</text:p>
          </table:table-cell>
          <table:table-cell office:value-type="float" office:value="0.543877419733335" calcext:value-type="float">
            <text:p>0.543877419733335</text:p>
          </table:table-cell>
          <table:table-cell office:value-type="float" office:value="0.539964234108791" calcext:value-type="float">
            <text:p>0.539964234108791</text:p>
          </table:table-cell>
          <table:table-cell office:value-type="float" office:value="0.551913363507842" calcext:value-type="float">
            <text:p>0.551913363507842</text:p>
          </table:table-cell>
          <table:table-cell office:value-type="float" office:value="0.55420633329036" calcext:value-type="float">
            <text:p>0.55420633329036</text:p>
          </table:table-cell>
          <table:table-cell office:value-type="float" office:value="0.544953472254879" calcext:value-type="float">
            <text:p>0.544953472254879</text:p>
          </table:table-cell>
          <table:table-cell office:value-type="float" office:value="0.545911430795936" calcext:value-type="float">
            <text:p>0.545911430795936</text:p>
          </table:table-cell>
          <table:table-cell office:value-type="float" office:value="0.540818012223476" calcext:value-type="float">
            <text:p>0.540818012223476</text:p>
          </table:table-cell>
          <table:table-cell office:value-type="float" office:value="0.544873818955884" calcext:value-type="float">
            <text:p>0.544873818955884</text:p>
          </table:table-cell>
          <table:table-cell office:value-type="float" office:value="0.54695172439437" calcext:value-type="float">
            <text:p>0.54695172439437</text:p>
          </table:table-cell>
          <table:table-cell office:value-type="float" office:value="0.545200519683727" calcext:value-type="float">
            <text:p>0.545200519683727</text:p>
          </table:table-cell>
          <table:table-cell office:value-type="float" office:value="0.539478178772645" calcext:value-type="float">
            <text:p>0.539478178772645</text:p>
          </table:table-cell>
          <table:table-cell office:value-type="float" office:value="0.556840556671456" calcext:value-type="float">
            <text:p>0.556840556671456</text:p>
          </table:table-cell>
          <table:table-cell office:value-type="float" office:value="0.53512281431714" calcext:value-type="float">
            <text:p>0.53512281431714</text:p>
          </table:table-cell>
          <table:table-cell office:value-type="float" office:value="0.535743351759023" calcext:value-type="float">
            <text:p>0.535743351759023</text:p>
          </table:table-cell>
          <table:table-cell office:value-type="float" office:value="0.534240132099066" calcext:value-type="float">
            <text:p>0.534240132099066</text:p>
          </table:table-cell>
          <table:table-cell office:value-type="float" office:value="0.529960286348011" calcext:value-type="float">
            <text:p>0.529960286348011</text:p>
          </table:table-cell>
          <table:table-cell office:value-type="float" office:value="0.541430556203101" calcext:value-type="float">
            <text:p>0.541430556203101</text:p>
          </table:table-cell>
          <table:table-cell office:value-type="float" office:value="0.538384107968327" calcext:value-type="float">
            <text:p>0.538384107968327</text:p>
          </table:table-cell>
          <table:table-cell office:value-type="float" office:value="0.540744231338721" calcext:value-type="float">
            <text:p>0.540744231338721</text:p>
          </table:table-cell>
          <table:table-cell office:value-type="float" office:value="0.538200419342202" calcext:value-type="float">
            <text:p>0.538200419342202</text:p>
          </table:table-cell>
          <table:table-cell office:value-type="float" office:value="0.531719686775488" calcext:value-type="float">
            <text:p>0.531719686775488</text:p>
          </table:table-cell>
          <table:table-cell office:value-type="float" office:value="0.529345380203614" calcext:value-type="float">
            <text:p>0.529345380203614</text:p>
          </table:table-cell>
          <table:table-cell office:value-type="float" office:value="0.537765808594438" calcext:value-type="float">
            <text:p>0.537765808594438</text:p>
          </table:table-cell>
          <table:table-cell office:value-type="float" office:value="0.533681129977333" calcext:value-type="float">
            <text:p>0.533681129977333</text:p>
          </table:table-cell>
          <table:table-cell office:value-type="float" office:value="0.546242493765945" calcext:value-type="float">
            <text:p>0.546242493765945</text:p>
          </table:table-cell>
          <table:table-cell office:value-type="float" office:value="0.529416577008924" calcext:value-type="float">
            <text:p>0.529416577008924</text:p>
          </table:table-cell>
          <table:table-cell office:value-type="float" office:value="0.528365738879878" calcext:value-type="float">
            <text:p>0.528365738879878</text:p>
          </table:table-cell>
          <table:table-cell office:value-type="float" office:value="0.545736809423407" calcext:value-type="float">
            <text:p>0.545736809423407</text:p>
          </table:table-cell>
          <table:table-cell office:value-type="float" office:value="0.530666565131878" calcext:value-type="float">
            <text:p>0.530666565131878</text:p>
          </table:table-cell>
          <table:table-cell office:value-type="float" office:value="0.537691997697791" calcext:value-type="float">
            <text:p>0.537691997697791</text:p>
          </table:table-cell>
          <table:table-cell office:value-type="float" office:value="0.535200344785152" calcext:value-type="float">
            <text:p>0.535200344785152</text:p>
          </table:table-cell>
          <table:table-cell office:value-type="float" office:value="0.533378251863839" calcext:value-type="float">
            <text:p>0.533378251863839</text:p>
          </table:table-cell>
          <table:table-cell office:value-type="float" office:value="0.536889260717736" calcext:value-type="float">
            <text:p>0.536889260717736</text:p>
          </table:table-cell>
          <table:table-cell office:value-type="float" office:value="0.532102075227048" calcext:value-type="float">
            <text:p>0.532102075227048</text:p>
          </table:table-cell>
          <table:table-cell office:value-type="float" office:value="0.530483765363678" calcext:value-type="float">
            <text:p>0.530483765363678</text:p>
          </table:table-cell>
          <table:table-cell office:value-type="float" office:value="0.529373054123446" calcext:value-type="float">
            <text:p>0.529373054123446</text:p>
          </table:table-cell>
          <table:table-cell office:value-type="float" office:value="0.532634008846497" calcext:value-type="float">
            <text:p>0.532634008846497</text:p>
          </table:table-cell>
          <table:table-cell office:value-type="float" office:value="0.53631433128502" calcext:value-type="float">
            <text:p>0.53631433128502</text:p>
          </table:table-cell>
          <table:table-cell office:value-type="float" office:value="0.537017636972693" calcext:value-type="float">
            <text:p>0.537017636972693</text:p>
          </table:table-cell>
          <table:table-cell office:value-type="float" office:value="0.538224478121536" calcext:value-type="float">
            <text:p>0.538224478121536</text:p>
          </table:table-cell>
          <table:table-cell office:value-type="float" office:value="0.534282562022182" calcext:value-type="float">
            <text:p>0.534282562022182</text:p>
          </table:table-cell>
          <table:table-cell office:value-type="float" office:value="0.539939636808952" calcext:value-type="float">
            <text:p>0.539939636808952</text:p>
          </table:table-cell>
          <table:table-cell office:value-type="float" office:value="0.531124678776748" calcext:value-type="float">
            <text:p>0.531124678776748</text:p>
          </table:table-cell>
          <table:table-cell office:value-type="float" office:value="0.532187465882563" calcext:value-type="float">
            <text:p>0.532187465882563</text:p>
          </table:table-cell>
          <table:table-cell office:value-type="float" office:value="0.525243212530116" calcext:value-type="float">
            <text:p>0.525243212530116</text:p>
          </table:table-cell>
          <table:table-cell office:value-type="float" office:value="0.522886768795767" calcext:value-type="float">
            <text:p>0.522886768795767</text:p>
          </table:table-cell>
          <table:table-cell office:value-type="float" office:value="0.534735318475126" calcext:value-type="float">
            <text:p>0.534735318475126</text:p>
          </table:table-cell>
          <table:table-cell office:value-type="float" office:value="0.53198276319933" calcext:value-type="float">
            <text:p>0.53198276319933</text:p>
          </table:table-cell>
          <table:table-cell office:value-type="float" office:value="0.539297046892053" calcext:value-type="float">
            <text:p>0.539297046892053</text:p>
          </table:table-cell>
          <table:table-cell office:value-type="float" office:value="0.536545492785465" calcext:value-type="float">
            <text:p>0.536545492785465</text:p>
          </table:table-cell>
          <table:table-cell office:value-type="float" office:value="0.535958699383054" calcext:value-type="float">
            <text:p>0.535958699383054</text:p>
          </table:table-cell>
          <table:table-cell office:value-type="float" office:value="0.542278719430732" calcext:value-type="float">
            <text:p>0.542278719430732</text:p>
          </table:table-cell>
          <table:table-cell office:value-type="float" office:value="0.533929945041313" calcext:value-type="float">
            <text:p>0.533929945041313</text:p>
          </table:table-cell>
          <table:table-cell office:value-type="float" office:value="0.53660671203143" calcext:value-type="float">
            <text:p>0.53660671203143</text:p>
          </table:table-cell>
          <table:table-cell office:value-type="float" office:value="0.537956317181295" calcext:value-type="float">
            <text:p>0.537956317181295</text:p>
          </table:table-cell>
          <table:table-cell office:value-type="float" office:value="0.525891267049657" calcext:value-type="float">
            <text:p>0.525891267049657</text:p>
          </table:table-cell>
          <table:table-cell office:value-type="float" office:value="0.535825310034908" calcext:value-type="float">
            <text:p>0.535825310034908</text:p>
          </table:table-cell>
          <table:table-cell office:value-type="float" office:value="0.539518444122606" calcext:value-type="float">
            <text:p>0.539518444122606</text:p>
          </table:table-cell>
          <table:table-cell office:value-type="float" office:value="0.53543864960568" calcext:value-type="float">
            <text:p>0.53543864960568</text:p>
          </table:table-cell>
          <table:table-cell office:value-type="float" office:value="0.538663842809341" calcext:value-type="float">
            <text:p>0.538663842809341</text:p>
          </table:table-cell>
          <table:table-cell office:value-type="float" office:value="0.533795925643468" calcext:value-type="float">
            <text:p>0.533795925643468</text:p>
          </table:table-cell>
          <table:table-cell office:value-type="float" office:value="0.538900802823606" calcext:value-type="float">
            <text:p>0.538900802823606</text:p>
          </table:table-cell>
          <table:table-cell office:value-type="float" office:value="0.536227682254547" calcext:value-type="float">
            <text:p>0.536227682254547</text:p>
          </table:table-cell>
          <table:table-cell office:value-type="float" office:value="0.521055648752707" calcext:value-type="float">
            <text:p>0.521055648752707</text:p>
          </table:table-cell>
          <table:table-cell office:value-type="float" office:value="0.528556035519375" calcext:value-type="float">
            <text:p>0.528556035519375</text:p>
          </table:table-cell>
          <table:table-cell office:value-type="float" office:value="0.536283567373668" calcext:value-type="float">
            <text:p>0.536283567373668</text:p>
          </table:table-cell>
          <table:table-cell office:value-type="float" office:value="0.535130583953401" calcext:value-type="float">
            <text:p>0.535130583953401</text:p>
          </table:table-cell>
          <table:table-cell office:value-type="float" office:value="0.549623073366744" calcext:value-type="float">
            <text:p>0.549623073366744</text:p>
          </table:table-cell>
          <table:table-cell office:value-type="float" office:value="0.526935027611342" calcext:value-type="float">
            <text:p>0.526935027611342</text:p>
          </table:table-cell>
          <table:table-cell office:value-type="float" office:value="0.523454257271483" calcext:value-type="float">
            <text:p>0.523454257271483</text:p>
          </table:table-cell>
          <table:table-cell office:value-type="float" office:value="0.533079988651542" calcext:value-type="float">
            <text:p>0.533079988651542</text:p>
          </table:table-cell>
          <table:table-cell office:value-type="float" office:value="0.535065795691583" calcext:value-type="float">
            <text:p>0.535065795691583</text:p>
          </table:table-cell>
          <table:table-cell office:value-type="float" office:value="0.524129211141276" calcext:value-type="float">
            <text:p>0.524129211141276</text:p>
          </table:table-cell>
          <table:table-cell office:value-type="float" office:value="0.537823161375035" calcext:value-type="float">
            <text:p>0.537823161375035</text:p>
          </table:table-cell>
          <table:table-cell office:value-type="float" office:value="0.533717026325847" calcext:value-type="float">
            <text:p>0.533717026325847</text:p>
          </table:table-cell>
          <table:table-cell office:value-type="float" office:value="0.527751102066847" calcext:value-type="float">
            <text:p>0.527751102066847</text:p>
          </table:table-cell>
          <table:table-cell office:value-type="float" office:value="0.537281844633649" calcext:value-type="float">
            <text:p>0.537281844633649</text:p>
          </table:table-cell>
          <table:table-cell office:value-type="float" office:value="0.539695455314359" calcext:value-type="float">
            <text:p>0.539695455314359</text:p>
          </table:table-cell>
          <table:table-cell office:value-type="float" office:value="0.534327976265056" calcext:value-type="float">
            <text:p>0.534327976265056</text:p>
          </table:table-cell>
          <table:table-cell office:value-type="float" office:value="0.531944436738191" calcext:value-type="float">
            <text:p>0.531944436738191</text:p>
          </table:table-cell>
          <table:table-cell office:value-type="float" office:value="0.535926667063848" calcext:value-type="float">
            <text:p>0.535926667063848</text:p>
          </table:table-cell>
          <table:table-cell office:value-type="float" office:value="0.53068432852672" calcext:value-type="float">
            <text:p>0.53068432852672</text:p>
          </table:table-cell>
          <table:table-cell office:value-type="float" office:value="0.523394355424582" calcext:value-type="float">
            <text:p>0.523394355424582</text:p>
          </table:table-cell>
          <table:table-cell office:value-type="float" office:value="0.532362004622141" calcext:value-type="float">
            <text:p>0.532362004622141</text:p>
          </table:table-cell>
          <table:table-cell office:value-type="float" office:value="0.522305237817778" calcext:value-type="float">
            <text:p>0.522305237817778</text:p>
          </table:table-cell>
          <table:table-cell office:value-type="float" office:value="0.514758765339348" calcext:value-type="float">
            <text:p>0.514758765339348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2960149995393" calcext:value-type="float">
            <text:p>-0.182960149995393</text:p>
          </table:table-cell>
          <table:table-cell office:value-type="float" office:value="-0.182889950748126" calcext:value-type="float">
            <text:p>-0.182889950748126</text:p>
          </table:table-cell>
          <table:table-cell office:value-type="float" office:value="-0.182979089836365" calcext:value-type="float">
            <text:p>-0.182979089836365</text:p>
          </table:table-cell>
          <table:table-cell office:value-type="float" office:value="-0.182918395283038" calcext:value-type="float">
            <text:p>-0.182918395283038</text:p>
          </table:table-cell>
          <table:table-cell office:value-type="float" office:value="-0.182773765908832" calcext:value-type="float">
            <text:p>-0.182773765908832</text:p>
          </table:table-cell>
          <table:table-cell office:value-type="float" office:value="-0.182910740933081" calcext:value-type="float">
            <text:p>-0.182910740933081</text:p>
          </table:table-cell>
          <table:table-cell office:value-type="float" office:value="-0.182845746278096" calcext:value-type="float">
            <text:p>-0.182845746278096</text:p>
          </table:table-cell>
          <table:table-cell office:value-type="float" office:value="-0.182771981477513" calcext:value-type="float">
            <text:p>-0.182771981477513</text:p>
          </table:table-cell>
          <table:table-cell office:value-type="float" office:value="-0.182894164183624" calcext:value-type="float">
            <text:p>-0.182894164183624</text:p>
          </table:table-cell>
          <table:table-cell office:value-type="float" office:value="-0.18285692509427" calcext:value-type="float">
            <text:p>-0.18285692509427</text:p>
          </table:table-cell>
          <table:table-cell office:value-type="float" office:value="-0.182879715957845" calcext:value-type="float">
            <text:p>-0.182879715957845</text:p>
          </table:table-cell>
          <table:table-cell office:value-type="float" office:value="-0.18293050990557" calcext:value-type="float">
            <text:p>-0.18293050990557</text:p>
          </table:table-cell>
          <table:table-cell office:value-type="float" office:value="-0.182989977953229" calcext:value-type="float">
            <text:p>-0.182989977953229</text:p>
          </table:table-cell>
          <table:table-cell office:value-type="float" office:value="-0.182920485381218" calcext:value-type="float">
            <text:p>-0.182920485381218</text:p>
          </table:table-cell>
          <table:table-cell office:value-type="float" office:value="-0.182929553313888" calcext:value-type="float">
            <text:p>-0.182929553313888</text:p>
          </table:table-cell>
          <table:table-cell office:value-type="float" office:value="-0.182925354722683" calcext:value-type="float">
            <text:p>-0.182925354722683</text:p>
          </table:table-cell>
          <table:table-cell office:value-type="float" office:value="-0.182970166605993" calcext:value-type="float">
            <text:p>-0.182970166605993</text:p>
          </table:table-cell>
          <table:table-cell office:value-type="float" office:value="-0.182835056885954" calcext:value-type="float">
            <text:p>-0.182835056885954</text:p>
          </table:table-cell>
          <table:table-cell office:value-type="float" office:value="-0.182826259473365" calcext:value-type="float">
            <text:p>-0.182826259473365</text:p>
          </table:table-cell>
          <table:table-cell office:value-type="float" office:value="-0.182939114820969" calcext:value-type="float">
            <text:p>-0.182939114820969</text:p>
          </table:table-cell>
          <table:table-cell office:value-type="float" office:value="-0.182849562569177" calcext:value-type="float">
            <text:p>-0.182849562569177</text:p>
          </table:table-cell>
          <table:table-cell office:value-type="float" office:value="-0.182955711118054" calcext:value-type="float">
            <text:p>-0.182955711118054</text:p>
          </table:table-cell>
          <table:table-cell office:value-type="float" office:value="-0.182989739413207" calcext:value-type="float">
            <text:p>-0.182989739413207</text:p>
          </table:table-cell>
          <table:table-cell office:value-type="float" office:value="-0.182798853582717" calcext:value-type="float">
            <text:p>-0.182798853582717</text:p>
          </table:table-cell>
          <table:table-cell office:value-type="float" office:value="-0.182800028461439" calcext:value-type="float">
            <text:p>-0.182800028461439</text:p>
          </table:table-cell>
          <table:table-cell office:value-type="float" office:value="-0.182955330749624" calcext:value-type="float">
            <text:p>-0.182955330749624</text:p>
          </table:table-cell>
          <table:table-cell office:value-type="float" office:value="-0.182978942786092" calcext:value-type="float">
            <text:p>-0.182978942786092</text:p>
          </table:table-cell>
          <table:table-cell office:value-type="float" office:value="-0.182906452951992" calcext:value-type="float">
            <text:p>-0.182906452951992</text:p>
          </table:table-cell>
          <table:table-cell office:value-type="float" office:value="-0.182963796186605" calcext:value-type="float">
            <text:p>-0.182963796186605</text:p>
          </table:table-cell>
          <table:table-cell office:value-type="float" office:value="-0.182863700581255" calcext:value-type="float">
            <text:p>-0.182863700581255</text:p>
          </table:table-cell>
          <table:table-cell office:value-type="float" office:value="-0.182865659817573" calcext:value-type="float">
            <text:p>-0.182865659817573</text:p>
          </table:table-cell>
          <table:table-cell office:value-type="float" office:value="-0.182782031383648" calcext:value-type="float">
            <text:p>-0.182782031383648</text:p>
          </table:table-cell>
          <table:table-cell office:value-type="float" office:value="-0.182919686736164" calcext:value-type="float">
            <text:p>-0.182919686736164</text:p>
          </table:table-cell>
          <table:table-cell office:value-type="float" office:value="-0.182780891804037" calcext:value-type="float">
            <text:p>-0.182780891804037</text:p>
          </table:table-cell>
          <table:table-cell office:value-type="float" office:value="-0.18286256723307" calcext:value-type="float">
            <text:p>-0.18286256723307</text:p>
          </table:table-cell>
          <table:table-cell office:value-type="float" office:value="-0.182879364545988" calcext:value-type="float">
            <text:p>-0.182879364545988</text:p>
          </table:table-cell>
          <table:table-cell office:value-type="float" office:value="-0.182753021880457" calcext:value-type="float">
            <text:p>-0.182753021880457</text:p>
          </table:table-cell>
          <table:table-cell office:value-type="float" office:value="-0.182854975954174" calcext:value-type="float">
            <text:p>-0.182854975954174</text:p>
          </table:table-cell>
          <table:table-cell office:value-type="float" office:value="-0.182865672311812" calcext:value-type="float">
            <text:p>-0.182865672311812</text:p>
          </table:table-cell>
          <table:table-cell office:value-type="float" office:value="-0.182941718531905" calcext:value-type="float">
            <text:p>-0.182941718531905</text:p>
          </table:table-cell>
          <table:table-cell office:value-type="float" office:value="-0.182873100418719" calcext:value-type="float">
            <text:p>-0.182873100418719</text:p>
          </table:table-cell>
          <table:table-cell office:value-type="float" office:value="-0.182854667400731" calcext:value-type="float">
            <text:p>-0.182854667400731</text:p>
          </table:table-cell>
          <table:table-cell office:value-type="float" office:value="-0.182766090323368" calcext:value-type="float">
            <text:p>-0.182766090323368</text:p>
          </table:table-cell>
          <table:table-cell office:value-type="float" office:value="-0.182859008728176" calcext:value-type="float">
            <text:p>-0.182859008728176</text:p>
          </table:table-cell>
          <table:table-cell office:value-type="float" office:value="-0.182785767939711" calcext:value-type="float">
            <text:p>-0.182785767939711</text:p>
          </table:table-cell>
          <table:table-cell office:value-type="float" office:value="-0.182769094015818" calcext:value-type="float">
            <text:p>-0.182769094015818</text:p>
          </table:table-cell>
          <table:table-cell office:value-type="float" office:value="-0.182851704378176" calcext:value-type="float">
            <text:p>-0.182851704378176</text:p>
          </table:table-cell>
          <table:table-cell office:value-type="float" office:value="-0.18302880798819" calcext:value-type="float">
            <text:p>-0.18302880798819</text:p>
          </table:table-cell>
          <table:table-cell office:value-type="float" office:value="-0.182768468975153" calcext:value-type="float">
            <text:p>-0.182768468975153</text:p>
          </table:table-cell>
          <table:table-cell office:value-type="float" office:value="-0.182753889767103" calcext:value-type="float">
            <text:p>-0.182753889767103</text:p>
          </table:table-cell>
          <table:table-cell office:value-type="float" office:value="-0.182808071414924" calcext:value-type="float">
            <text:p>-0.182808071414924</text:p>
          </table:table-cell>
          <table:table-cell office:value-type="float" office:value="-0.182850559724592" calcext:value-type="float">
            <text:p>-0.182850559724592</text:p>
          </table:table-cell>
          <table:table-cell office:value-type="float" office:value="-0.18278407446279" calcext:value-type="float">
            <text:p>-0.18278407446279</text:p>
          </table:table-cell>
          <table:table-cell office:value-type="float" office:value="-0.182946665284984" calcext:value-type="float">
            <text:p>-0.182946665284984</text:p>
          </table:table-cell>
          <table:table-cell office:value-type="float" office:value="-0.182952781401104" calcext:value-type="float">
            <text:p>-0.182952781401104</text:p>
          </table:table-cell>
          <table:table-cell office:value-type="float" office:value="-0.18280848160299" calcext:value-type="float">
            <text:p>-0.18280848160299</text:p>
          </table:table-cell>
          <table:table-cell office:value-type="float" office:value="-0.182871415477966" calcext:value-type="float">
            <text:p>-0.182871415477966</text:p>
          </table:table-cell>
          <table:table-cell office:value-type="float" office:value="-0.182836358143215" calcext:value-type="float">
            <text:p>-0.182836358143215</text:p>
          </table:table-cell>
          <table:table-cell office:value-type="float" office:value="-0.182915933976346" calcext:value-type="float">
            <text:p>-0.182915933976346</text:p>
          </table:table-cell>
          <table:table-cell office:value-type="float" office:value="-0.182716742607863" calcext:value-type="float">
            <text:p>-0.182716742607863</text:p>
          </table:table-cell>
          <table:table-cell office:value-type="float" office:value="-0.182908618827005" calcext:value-type="float">
            <text:p>-0.182908618827005</text:p>
          </table:table-cell>
          <table:table-cell office:value-type="float" office:value="-0.182786741240376" calcext:value-type="float">
            <text:p>-0.182786741240376</text:p>
          </table:table-cell>
          <table:table-cell office:value-type="float" office:value="-0.182898370390104" calcext:value-type="float">
            <text:p>-0.182898370390104</text:p>
          </table:table-cell>
          <table:table-cell office:value-type="float" office:value="-0.182741960844966" calcext:value-type="float">
            <text:p>-0.182741960844966</text:p>
          </table:table-cell>
          <table:table-cell office:value-type="float" office:value="-0.182957019592608" calcext:value-type="float">
            <text:p>-0.182957019592608</text:p>
          </table:table-cell>
          <table:table-cell office:value-type="float" office:value="-0.182889885188729" calcext:value-type="float">
            <text:p>-0.182889885188729</text:p>
          </table:table-cell>
          <table:table-cell office:value-type="float" office:value="-0.182712861040338" calcext:value-type="float">
            <text:p>-0.182712861040338</text:p>
          </table:table-cell>
          <table:table-cell office:value-type="float" office:value="-0.182951715539881" calcext:value-type="float">
            <text:p>-0.182951715539881</text:p>
          </table:table-cell>
          <table:table-cell office:value-type="float" office:value="-0.182748107664902" calcext:value-type="float">
            <text:p>-0.182748107664902</text:p>
          </table:table-cell>
          <table:table-cell office:value-type="float" office:value="-0.182895962399764" calcext:value-type="float">
            <text:p>-0.182895962399764</text:p>
          </table:table-cell>
          <table:table-cell office:value-type="float" office:value="-0.182915580492487" calcext:value-type="float">
            <text:p>-0.182915580492487</text:p>
          </table:table-cell>
          <table:table-cell office:value-type="float" office:value="-0.182795033437991" calcext:value-type="float">
            <text:p>-0.182795033437991</text:p>
          </table:table-cell>
          <table:table-cell office:value-type="float" office:value="-0.182665193607731" calcext:value-type="float">
            <text:p>-0.182665193607731</text:p>
          </table:table-cell>
          <table:table-cell office:value-type="float" office:value="-0.183089533605102" calcext:value-type="float">
            <text:p>-0.183089533605102</text:p>
          </table:table-cell>
          <table:table-cell office:value-type="float" office:value="-0.186379551209915" calcext:value-type="float">
            <text:p>-0.186379551209915</text:p>
          </table:table-cell>
          <table:table-cell office:value-type="float" office:value="-0.184911902413745" calcext:value-type="float">
            <text:p>-0.184911902413745</text:p>
          </table:table-cell>
          <table:table-cell office:value-type="float" office:value="-0.18302675354737" calcext:value-type="float">
            <text:p>-0.18302675354737</text:p>
          </table:table-cell>
          <table:table-cell office:value-type="float" office:value="-0.180988007618329" calcext:value-type="float">
            <text:p>-0.180988007618329</text:p>
          </table:table-cell>
          <table:table-cell office:value-type="float" office:value="-0.182516383288375" calcext:value-type="float">
            <text:p>-0.182516383288375</text:p>
          </table:table-cell>
          <table:table-cell office:value-type="float" office:value="-0.180656285514801" calcext:value-type="float">
            <text:p>-0.180656285514801</text:p>
          </table:table-cell>
          <table:table-cell office:value-type="float" office:value="-0.181974170290425" calcext:value-type="float">
            <text:p>-0.181974170290425</text:p>
          </table:table-cell>
          <table:table-cell office:value-type="float" office:value="-0.184335642540299" calcext:value-type="float">
            <text:p>-0.184335642540299</text:p>
          </table:table-cell>
          <table:table-cell office:value-type="float" office:value="-0.192238346962103" calcext:value-type="float">
            <text:p>-0.192238346962103</text:p>
          </table:table-cell>
          <table:table-cell office:value-type="float" office:value="-0.193564805877173" calcext:value-type="float">
            <text:p>-0.193564805877173</text:p>
          </table:table-cell>
          <table:table-cell office:value-type="float" office:value="-0.200002885252153" calcext:value-type="float">
            <text:p>-0.200002885252153</text:p>
          </table:table-cell>
          <table:table-cell office:value-type="float" office:value="-0.201195208476799" calcext:value-type="float">
            <text:p>-0.201195208476799</text:p>
          </table:table-cell>
          <table:table-cell office:value-type="float" office:value="-0.20040590182059" calcext:value-type="float">
            <text:p>-0.20040590182059</text:p>
          </table:table-cell>
          <table:table-cell office:value-type="float" office:value="-0.199567287484481" calcext:value-type="float">
            <text:p>-0.199567287484481</text:p>
          </table:table-cell>
          <table:table-cell office:value-type="float" office:value="-0.199260690517381" calcext:value-type="float">
            <text:p>-0.199260690517381</text:p>
          </table:table-cell>
          <table:table-cell office:value-type="float" office:value="-0.199265852043257" calcext:value-type="float">
            <text:p>-0.199265852043257</text:p>
          </table:table-cell>
          <table:table-cell office:value-type="float" office:value="-0.195901777146398" calcext:value-type="float">
            <text:p>-0.195901777146398</text:p>
          </table:table-cell>
          <table:table-cell office:value-type="float" office:value="-0.187138126663914" calcext:value-type="float">
            <text:p>-0.187138126663914</text:p>
          </table:table-cell>
          <table:table-cell office:value-type="float" office:value="-0.183696898777989" calcext:value-type="float">
            <text:p>-0.183696898777989</text:p>
          </table:table-cell>
          <table:table-cell office:value-type="float" office:value="-0.182742176363382" calcext:value-type="float">
            <text:p>-0.182742176363382</text:p>
          </table:table-cell>
          <table:table-cell office:value-type="float" office:value="-0.189924817066471" calcext:value-type="float">
            <text:p>-0.189924817066471</text:p>
          </table:table-cell>
          <table:table-cell office:value-type="float" office:value="-0.193577157624274" calcext:value-type="float">
            <text:p>-0.193577157624274</text:p>
          </table:table-cell>
          <table:table-cell office:value-type="float" office:value="-0.205965279534522" calcext:value-type="float">
            <text:p>-0.205965279534522</text:p>
          </table:table-cell>
          <table:table-cell office:value-type="float" office:value="-0.206823610507441" calcext:value-type="float">
            <text:p>-0.206823610507441</text:p>
          </table:table-cell>
          <table:table-cell office:value-type="float" office:value="-0.210122945481267" calcext:value-type="float">
            <text:p>-0.210122945481267</text:p>
          </table:table-cell>
          <table:table-cell office:value-type="float" office:value="-0.200983472054221" calcext:value-type="float">
            <text:p>-0.200983472054221</text:p>
          </table:table-cell>
          <table:table-cell office:value-type="float" office:value="-0.196188492945509" calcext:value-type="float">
            <text:p>-0.196188492945509</text:p>
          </table:table-cell>
          <table:table-cell office:value-type="float" office:value="-0.190099175606151" calcext:value-type="float">
            <text:p>-0.190099175606151</text:p>
          </table:table-cell>
          <table:table-cell office:value-type="float" office:value="-0.187845583640311" calcext:value-type="float">
            <text:p>-0.187845583640311</text:p>
          </table:table-cell>
          <table:table-cell office:value-type="float" office:value="-0.184226535449515" calcext:value-type="float">
            <text:p>-0.184226535449515</text:p>
          </table:table-cell>
          <table:table-cell office:value-type="float" office:value="-0.193466992900783" calcext:value-type="float">
            <text:p>-0.193466992900783</text:p>
          </table:table-cell>
          <table:table-cell office:value-type="float" office:value="-0.208882121029168" calcext:value-type="float">
            <text:p>-0.208882121029168</text:p>
          </table:table-cell>
          <table:table-cell office:value-type="float" office:value="-0.206979924162757" calcext:value-type="float">
            <text:p>-0.206979924162757</text:p>
          </table:table-cell>
          <table:table-cell office:value-type="float" office:value="-0.208545770519995" calcext:value-type="float">
            <text:p>-0.208545770519995</text:p>
          </table:table-cell>
          <table:table-cell office:value-type="float" office:value="-0.206808064851239" calcext:value-type="float">
            <text:p>-0.206808064851239</text:p>
          </table:table-cell>
          <table:table-cell office:value-type="float" office:value="-0.20264154731301" calcext:value-type="float">
            <text:p>-0.20264154731301</text:p>
          </table:table-cell>
          <table:table-cell office:value-type="float" office:value="-0.195328914982413" calcext:value-type="float">
            <text:p>-0.195328914982413</text:p>
          </table:table-cell>
          <table:table-cell office:value-type="float" office:value="-0.192139237725753" calcext:value-type="float">
            <text:p>-0.192139237725753</text:p>
          </table:table-cell>
          <table:table-cell office:value-type="float" office:value="-0.190695172779108" calcext:value-type="float">
            <text:p>-0.190695172779108</text:p>
          </table:table-cell>
          <table:table-cell office:value-type="float" office:value="-0.201161787447643" calcext:value-type="float">
            <text:p>-0.201161787447643</text:p>
          </table:table-cell>
          <table:table-cell office:value-type="float" office:value="-0.209701470281362" calcext:value-type="float">
            <text:p>-0.209701470281362</text:p>
          </table:table-cell>
          <table:table-cell office:value-type="float" office:value="-0.209267776628235" calcext:value-type="float">
            <text:p>-0.209267776628235</text:p>
          </table:table-cell>
          <table:table-cell office:value-type="float" office:value="-0.208768530585974" calcext:value-type="float">
            <text:p>-0.208768530585974</text:p>
          </table:table-cell>
          <table:table-cell office:value-type="float" office:value="-0.210066080647361" calcext:value-type="float">
            <text:p>-0.210066080647361</text:p>
          </table:table-cell>
          <table:table-cell office:value-type="float" office:value="-0.204075477884283" calcext:value-type="float">
            <text:p>-0.204075477884283</text:p>
          </table:table-cell>
          <table:table-cell office:value-type="float" office:value="-0.191399910580907" calcext:value-type="float">
            <text:p>-0.191399910580907</text:p>
          </table:table-cell>
          <table:table-cell office:value-type="float" office:value="-0.184750101285925" calcext:value-type="float">
            <text:p>-0.184750101285925</text:p>
          </table:table-cell>
          <table:table-cell office:value-type="float" office:value="-0.179044254751618" calcext:value-type="float">
            <text:p>-0.179044254751618</text:p>
          </table:table-cell>
          <table:table-cell office:value-type="float" office:value="-0.203130012270715" calcext:value-type="float">
            <text:p>-0.203130012270715</text:p>
          </table:table-cell>
          <table:table-cell office:value-type="float" office:value="-0.203818535388503" calcext:value-type="float">
            <text:p>-0.203818535388503</text:p>
          </table:table-cell>
          <table:table-cell office:value-type="float" office:value="-0.204024147071106" calcext:value-type="float">
            <text:p>-0.204024147071106</text:p>
          </table:table-cell>
          <table:table-cell office:value-type="float" office:value="-0.205582550030905" calcext:value-type="float">
            <text:p>-0.205582550030905</text:p>
          </table:table-cell>
          <table:table-cell office:value-type="float" office:value="-0.189469064621585" calcext:value-type="float">
            <text:p>-0.189469064621585</text:p>
          </table:table-cell>
          <table:table-cell office:value-type="float" office:value="-0.184638204424221" calcext:value-type="float">
            <text:p>-0.184638204424221</text:p>
          </table:table-cell>
          <table:table-cell office:value-type="float" office:value="-0.181098786897358" calcext:value-type="float">
            <text:p>-0.181098786897358</text:p>
          </table:table-cell>
          <table:table-cell office:value-type="float" office:value="-0.178433906939182" calcext:value-type="float">
            <text:p>-0.178433906939182</text:p>
          </table:table-cell>
          <table:table-cell office:value-type="float" office:value="-0.174283573301548" calcext:value-type="float">
            <text:p>-0.174283573301548</text:p>
          </table:table-cell>
          <table:table-cell office:value-type="float" office:value="-0.182170075217407" calcext:value-type="float">
            <text:p>-0.182170075217407</text:p>
          </table:table-cell>
          <table:table-cell office:value-type="float" office:value="-0.198739433058263" calcext:value-type="float">
            <text:p>-0.198739433058263</text:p>
          </table:table-cell>
          <table:table-cell office:value-type="float" office:value="-0.19873632405909" calcext:value-type="float">
            <text:p>-0.19873632405909</text:p>
          </table:table-cell>
          <table:table-cell office:value-type="float" office:value="-0.198025323511777" calcext:value-type="float">
            <text:p>-0.198025323511777</text:p>
          </table:table-cell>
          <table:table-cell office:value-type="float" office:value="-0.203180546596861" calcext:value-type="float">
            <text:p>-0.203180546596861</text:p>
          </table:table-cell>
          <table:table-cell office:value-type="float" office:value="-0.191311720105985" calcext:value-type="float">
            <text:p>-0.191311720105985</text:p>
          </table:table-cell>
          <table:table-cell office:value-type="float" office:value="-0.180284408476951" calcext:value-type="float">
            <text:p>-0.180284408476951</text:p>
          </table:table-cell>
          <table:table-cell office:value-type="float" office:value="-0.177400566642388" calcext:value-type="float">
            <text:p>-0.177400566642388</text:p>
          </table:table-cell>
          <table:table-cell office:value-type="float" office:value="-0.17437789327548" calcext:value-type="float">
            <text:p>-0.17437789327548</text:p>
          </table:table-cell>
          <table:table-cell office:value-type="float" office:value="-0.171507677632894" calcext:value-type="float">
            <text:p>-0.171507677632894</text:p>
          </table:table-cell>
          <table:table-cell office:value-type="float" office:value="-0.170953263440236" calcext:value-type="float">
            <text:p>-0.170953263440236</text:p>
          </table:table-cell>
          <table:table-cell office:value-type="float" office:value="-0.179034491872335" calcext:value-type="float">
            <text:p>-0.179034491872335</text:p>
          </table:table-cell>
          <table:table-cell office:value-type="float" office:value="-0.184465222682489" calcext:value-type="float">
            <text:p>-0.184465222682489</text:p>
          </table:table-cell>
          <table:table-cell office:value-type="float" office:value="-0.197900432841129" calcext:value-type="float">
            <text:p>-0.197900432841129</text:p>
          </table:table-cell>
          <table:table-cell office:value-type="float" office:value="-0.198686038632664" calcext:value-type="float">
            <text:p>-0.198686038632664</text:p>
          </table:table-cell>
          <table:table-cell office:value-type="float" office:value="-0.203645326940701" calcext:value-type="float">
            <text:p>-0.203645326940701</text:p>
          </table:table-cell>
          <table:table-cell office:value-type="float" office:value="-0.199251292849422" calcext:value-type="float">
            <text:p>-0.199251292849422</text:p>
          </table:table-cell>
          <table:table-cell office:value-type="float" office:value="-0.189406313652411" calcext:value-type="float">
            <text:p>-0.189406313652411</text:p>
          </table:table-cell>
          <table:table-cell office:value-type="float" office:value="-0.17760956206345" calcext:value-type="float">
            <text:p>-0.17760956206345</text:p>
          </table:table-cell>
          <table:table-cell office:value-type="float" office:value="-0.17681592368685" calcext:value-type="float">
            <text:p>-0.17681592368685</text:p>
          </table:table-cell>
          <table:table-cell office:value-type="float" office:value="-0.177600188552897" calcext:value-type="float">
            <text:p>-0.177600188552897</text:p>
          </table:table-cell>
          <table:table-cell office:value-type="float" office:value="-0.20123407914584" calcext:value-type="float">
            <text:p>-0.20123407914584</text:p>
          </table:table-cell>
          <table:table-cell office:value-type="float" office:value="-0.201613377542725" calcext:value-type="float">
            <text:p>-0.201613377542725</text:p>
          </table:table-cell>
          <table:table-cell office:value-type="float" office:value="-0.201941360383589" calcext:value-type="float">
            <text:p>-0.201941360383589</text:p>
          </table:table-cell>
          <table:table-cell office:value-type="float" office:value="-0.203248011601915" calcext:value-type="float">
            <text:p>-0.203248011601915</text:p>
          </table:table-cell>
          <table:table-cell office:value-type="float" office:value="-0.202367033201092" calcext:value-type="float">
            <text:p>-0.202367033201092</text:p>
          </table:table-cell>
          <table:table-cell office:value-type="float" office:value="-0.191598855545913" calcext:value-type="float">
            <text:p>-0.191598855545913</text:p>
          </table:table-cell>
          <table:table-cell office:value-type="float" office:value="-0.181297330510644" calcext:value-type="float">
            <text:p>-0.181297330510644</text:p>
          </table:table-cell>
          <table:table-cell office:value-type="float" office:value="-0.181916699447771" calcext:value-type="float">
            <text:p>-0.181916699447771</text:p>
          </table:table-cell>
          <table:table-cell office:value-type="float" office:value="-0.176679408903688" calcext:value-type="float">
            <text:p>-0.176679408903688</text:p>
          </table:table-cell>
          <table:table-cell office:value-type="float" office:value="-0.176479353310845" calcext:value-type="float">
            <text:p>-0.176479353310845</text:p>
          </table:table-cell>
          <table:table-cell office:value-type="float" office:value="-0.183538922535632" calcext:value-type="float">
            <text:p>-0.183538922535632</text:p>
          </table:table-cell>
          <table:table-cell office:value-type="float" office:value="-0.189193251803037" calcext:value-type="float">
            <text:p>-0.189193251803037</text:p>
          </table:table-cell>
          <table:table-cell office:value-type="float" office:value="-0.199388581449946" calcext:value-type="float">
            <text:p>-0.199388581449946</text:p>
          </table:table-cell>
          <table:table-cell office:value-type="float" office:value="-0.200411756704298" calcext:value-type="float">
            <text:p>-0.200411756704298</text:p>
          </table:table-cell>
          <table:table-cell office:value-type="float" office:value="-0.204882024214474" calcext:value-type="float">
            <text:p>-0.204882024214474</text:p>
          </table:table-cell>
          <table:table-cell office:value-type="float" office:value="-0.186602043028268" calcext:value-type="float">
            <text:p>-0.186602043028268</text:p>
          </table:table-cell>
          <table:table-cell office:value-type="float" office:value="-0.182253598857636" calcext:value-type="float">
            <text:p>-0.182253598857636</text:p>
          </table:table-cell>
          <table:table-cell office:value-type="float" office:value="-0.176540363284175" calcext:value-type="float">
            <text:p>-0.176540363284175</text:p>
          </table:table-cell>
          <table:table-cell office:value-type="float" office:value="-0.17541578256285" calcext:value-type="float">
            <text:p>-0.17541578256285</text:p>
          </table:table-cell>
          <table:table-cell office:value-type="float" office:value="-0.200569582841753" calcext:value-type="float">
            <text:p>-0.200569582841753</text:p>
          </table:table-cell>
          <table:table-cell office:value-type="float" office:value="-0.200248537125426" calcext:value-type="float">
            <text:p>-0.200248537125426</text:p>
          </table:table-cell>
          <table:table-cell office:value-type="float" office:value="-0.205553271948024" calcext:value-type="float">
            <text:p>-0.205553271948024</text:p>
          </table:table-cell>
          <table:table-cell office:value-type="float" office:value="-0.195648950044509" calcext:value-type="float">
            <text:p>-0.195648950044509</text:p>
          </table:table-cell>
          <table:table-cell office:value-type="float" office:value="-0.186564326327133" calcext:value-type="float">
            <text:p>-0.186564326327133</text:p>
          </table:table-cell>
          <table:table-cell office:value-type="float" office:value="-0.18098202563676" calcext:value-type="float">
            <text:p>-0.18098202563676</text:p>
          </table:table-cell>
          <table:table-cell office:value-type="float" office:value="-0.178401588513276" calcext:value-type="float">
            <text:p>-0.178401588513276</text:p>
          </table:table-cell>
          <table:table-cell office:value-type="float" office:value="-0.188980610185567" calcext:value-type="float">
            <text:p>-0.188980610185567</text:p>
          </table:table-cell>
          <table:table-cell office:value-type="float" office:value="-0.200985014385593" calcext:value-type="float">
            <text:p>-0.200985014385593</text:p>
          </table:table-cell>
          <table:table-cell office:value-type="float" office:value="-0.20193553785851" calcext:value-type="float">
            <text:p>-0.20193553785851</text:p>
          </table:table-cell>
          <table:table-cell office:value-type="float" office:value="-0.203772840357936" calcext:value-type="float">
            <text:p>-0.203772840357936</text:p>
          </table:table-cell>
          <table:table-cell office:value-type="float" office:value="-0.201300687099067" calcext:value-type="float">
            <text:p>-0.201300687099067</text:p>
          </table:table-cell>
          <table:table-cell office:value-type="float" office:value="-0.193070479962558" calcext:value-type="float">
            <text:p>-0.193070479962558</text:p>
          </table:table-cell>
          <table:table-cell office:value-type="float" office:value="-0.185027928370286" calcext:value-type="float">
            <text:p>-0.185027928370286</text:p>
          </table:table-cell>
          <table:table-cell office:value-type="float" office:value="-0.179517361095066" calcext:value-type="float">
            <text:p>-0.179517361095066</text:p>
          </table:table-cell>
          <table:table-cell office:value-type="float" office:value="-0.180203876780822" calcext:value-type="float">
            <text:p>-0.180203876780822</text:p>
          </table:table-cell>
          <table:table-cell office:value-type="float" office:value="-0.186075081398034" calcext:value-type="float">
            <text:p>-0.186075081398034</text:p>
          </table:table-cell>
          <table:table-cell office:value-type="float" office:value="-0.19589682144787" calcext:value-type="float">
            <text:p>-0.19589682144787</text:p>
          </table:table-cell>
          <table:table-cell office:value-type="float" office:value="-0.20119450360162" calcext:value-type="float">
            <text:p>-0.20119450360162</text:p>
          </table:table-cell>
          <table:table-cell office:value-type="float" office:value="-0.201243450924282" calcext:value-type="float">
            <text:p>-0.201243450924282</text:p>
          </table:table-cell>
          <table:table-cell office:value-type="float" office:value="-0.198880560811115" calcext:value-type="float">
            <text:p>-0.198880560811115</text:p>
          </table:table-cell>
          <table:table-cell office:value-type="float" office:value="-0.183658077257719" calcext:value-type="float">
            <text:p>-0.183658077257719</text:p>
          </table:table-cell>
          <table:table-cell office:value-type="float" office:value="-0.180463250782067" calcext:value-type="float">
            <text:p>-0.180463250782067</text:p>
          </table:table-cell>
          <table:table-cell office:value-type="float" office:value="-0.179998020044743" calcext:value-type="float">
            <text:p>-0.179998020044743</text:p>
          </table:table-cell>
          <table:table-cell office:value-type="float" office:value="-0.176354489082552" calcext:value-type="float">
            <text:p>-0.176354489082552</text:p>
          </table:table-cell>
          <table:table-cell office:value-type="float" office:value="-0.182965719450139" calcext:value-type="float">
            <text:p>-0.182965719450139</text:p>
          </table:table-cell>
          <table:table-cell office:value-type="float" office:value="-0.192697619889111" calcext:value-type="float">
            <text:p>-0.192697619889111</text:p>
          </table:table-cell>
          <table:table-cell office:value-type="float" office:value="-0.196220711762096" calcext:value-type="float">
            <text:p>-0.196220711762096</text:p>
          </table:table-cell>
          <table:table-cell office:value-type="float" office:value="-0.19494397066392" calcext:value-type="float">
            <text:p>-0.19494397066392</text:p>
          </table:table-cell>
          <table:table-cell office:value-type="float" office:value="-0.196534064887379" calcext:value-type="float">
            <text:p>-0.196534064887379</text:p>
          </table:table-cell>
          <table:table-cell office:value-type="float" office:value="-0.197658735300828" calcext:value-type="float">
            <text:p>-0.197658735300828</text:p>
          </table:table-cell>
          <table:table-cell office:value-type="float" office:value="-0.201521310568504" calcext:value-type="float">
            <text:p>-0.201521310568504</text:p>
          </table:table-cell>
          <table:table-cell office:value-type="float" office:value="-0.195682169822841" calcext:value-type="float">
            <text:p>-0.195682169822841</text:p>
          </table:table-cell>
          <table:table-cell office:value-type="float" office:value="-0.192919772994305" calcext:value-type="float">
            <text:p>-0.192919772994305</text:p>
          </table:table-cell>
          <table:table-cell office:value-type="float" office:value="-0.184455028932318" calcext:value-type="float">
            <text:p>-0.184455028932318</text:p>
          </table:table-cell>
          <table:table-cell office:value-type="float" office:value="-0.179609786603285" calcext:value-type="float">
            <text:p>-0.179609786603285</text:p>
          </table:table-cell>
          <table:table-cell office:value-type="float" office:value="-0.176772974450006" calcext:value-type="float">
            <text:p>-0.176772974450006</text:p>
          </table:table-cell>
          <table:table-cell office:value-type="float" office:value="-0.174522219679932" calcext:value-type="float">
            <text:p>-0.174522219679932</text:p>
          </table:table-cell>
          <table:table-cell office:value-type="float" office:value="-0.175152569161202" calcext:value-type="float">
            <text:p>-0.175152569161202</text:p>
          </table:table-cell>
          <table:table-cell office:value-type="float" office:value="-0.178690446072642" calcext:value-type="float">
            <text:p>-0.178690446072642</text:p>
          </table:table-cell>
          <table:table-cell office:value-type="float" office:value="-0.180243793872573" calcext:value-type="float">
            <text:p>-0.180243793872573</text:p>
          </table:table-cell>
          <table:table-cell office:value-type="float" office:value="-0.185993053845262" calcext:value-type="float">
            <text:p>-0.185993053845262</text:p>
          </table:table-cell>
          <table:table-cell office:value-type="float" office:value="-0.184893239360749" calcext:value-type="float">
            <text:p>-0.184893239360749</text:p>
          </table:table-cell>
          <table:table-cell office:value-type="float" office:value="-0.185750475842993" calcext:value-type="float">
            <text:p>-0.185750475842993</text:p>
          </table:table-cell>
          <table:table-cell office:value-type="float" office:value="-0.186757048630083" calcext:value-type="float">
            <text:p>-0.186757048630083</text:p>
          </table:table-cell>
          <table:table-cell office:value-type="float" office:value="-0.180011125332675" calcext:value-type="float">
            <text:p>-0.180011125332675</text:p>
          </table:table-cell>
          <table:table-cell office:value-type="float" office:value="-0.176000452047938" calcext:value-type="float">
            <text:p>-0.176000452047938</text:p>
          </table:table-cell>
          <table:table-cell office:value-type="float" office:value="-0.177247371718624" calcext:value-type="float">
            <text:p>-0.177247371718624</text:p>
          </table:table-cell>
          <table:table-cell office:value-type="float" office:value="-0.179045194760917" calcext:value-type="float">
            <text:p>-0.179045194760917</text:p>
          </table:table-cell>
          <table:table-cell office:value-type="float" office:value="-0.183329182121359" calcext:value-type="float">
            <text:p>-0.183329182121359</text:p>
          </table:table-cell>
          <table:table-cell office:value-type="float" office:value="-0.182679233005718" calcext:value-type="float">
            <text:p>-0.182679233005718</text:p>
          </table:table-cell>
          <table:table-cell office:value-type="float" office:value="-0.181396109931414" calcext:value-type="float">
            <text:p>-0.181396109931414</text:p>
          </table:table-cell>
          <table:table-cell office:value-type="float" office:value="-0.177229141928625" calcext:value-type="float">
            <text:p>-0.177229141928625</text:p>
          </table:table-cell>
          <table:table-cell office:value-type="float" office:value="-0.175550875977869" calcext:value-type="float">
            <text:p>-0.175550875977869</text:p>
          </table:table-cell>
          <table:table-cell office:value-type="float" office:value="-0.173713214228099" calcext:value-type="float">
            <text:p>-0.173713214228099</text:p>
          </table:table-cell>
          <table:table-cell office:value-type="float" office:value="-0.173756691368361" calcext:value-type="float">
            <text:p>-0.173756691368361</text:p>
          </table:table-cell>
          <table:table-cell office:value-type="float" office:value="-0.172876368369931" calcext:value-type="float">
            <text:p>-0.172876368369931</text:p>
          </table:table-cell>
          <table:table-cell office:value-type="float" office:value="-0.1759998516666" calcext:value-type="float">
            <text:p>-0.1759998516666</text:p>
          </table:table-cell>
          <table:table-cell office:value-type="float" office:value="-0.178065797850816" calcext:value-type="float">
            <text:p>-0.178065797850816</text:p>
          </table:table-cell>
          <table:table-cell office:value-type="float" office:value="-0.178967253078637" calcext:value-type="float">
            <text:p>-0.178967253078637</text:p>
          </table:table-cell>
          <table:table-cell office:value-type="float" office:value="-0.184971738332489" calcext:value-type="float">
            <text:p>-0.184971738332489</text:p>
          </table:table-cell>
          <table:table-cell office:value-type="float" office:value="-0.182698493121501" calcext:value-type="float">
            <text:p>-0.182698493121501</text:p>
          </table:table-cell>
          <table:table-cell office:value-type="float" office:value="-0.185176014758139" calcext:value-type="float">
            <text:p>-0.185176014758139</text:p>
          </table:table-cell>
          <table:table-cell office:value-type="float" office:value="-0.167225168185973" calcext:value-type="float">
            <text:p>-0.167225168185973</text:p>
          </table:table-cell>
          <table:table-cell office:value-type="float" office:value="-0.159689990479039" calcext:value-type="float">
            <text:p>-0.159689990479039</text:p>
          </table:table-cell>
          <table:table-cell office:value-type="float" office:value="-0.156879119680637" calcext:value-type="float">
            <text:p>-0.156879119680637</text:p>
          </table:table-cell>
          <table:table-cell office:value-type="float" office:value="-0.167946404671986" calcext:value-type="float">
            <text:p>-0.167946404671986</text:p>
          </table:table-cell>
          <table:table-cell office:value-type="float" office:value="-0.170774553844132" calcext:value-type="float">
            <text:p>-0.170774553844132</text:p>
          </table:table-cell>
          <table:table-cell office:value-type="float" office:value="-0.174741080162109" calcext:value-type="float">
            <text:p>-0.174741080162109</text:p>
          </table:table-cell>
          <table:table-cell office:value-type="float" office:value="-0.180711221729823" calcext:value-type="float">
            <text:p>-0.180711221729823</text:p>
          </table:table-cell>
          <table:table-cell office:value-type="float" office:value="-0.186003472286096" calcext:value-type="float">
            <text:p>-0.186003472286096</text:p>
          </table:table-cell>
          <table:table-cell office:value-type="float" office:value="-0.185012797488449" calcext:value-type="float">
            <text:p>-0.185012797488449</text:p>
          </table:table-cell>
          <table:table-cell office:value-type="float" office:value="-0.190536584727077" calcext:value-type="float">
            <text:p>-0.190536584727077</text:p>
          </table:table-cell>
          <table:table-cell office:value-type="float" office:value="-0.191084467269131" calcext:value-type="float">
            <text:p>-0.191084467269131</text:p>
          </table:table-cell>
          <table:table-cell office:value-type="float" office:value="-0.193814766480712" calcext:value-type="float">
            <text:p>-0.193814766480712</text:p>
          </table:table-cell>
          <table:table-cell office:value-type="float" office:value="-0.161082522932816" calcext:value-type="float">
            <text:p>-0.161082522932816</text:p>
          </table:table-cell>
          <table:table-cell office:value-type="float" office:value="-0.162517569662368" calcext:value-type="float">
            <text:p>-0.162517569662368</text:p>
          </table:table-cell>
          <table:table-cell office:value-type="float" office:value="-0.16985213586768" calcext:value-type="float">
            <text:p>-0.16985213586768</text:p>
          </table:table-cell>
          <table:table-cell office:value-type="float" office:value="-0.173743927329356" calcext:value-type="float">
            <text:p>-0.173743927329356</text:p>
          </table:table-cell>
          <table:table-cell office:value-type="float" office:value="-0.208693018833458" calcext:value-type="float">
            <text:p>-0.208693018833458</text:p>
          </table:table-cell>
          <table:table-cell office:value-type="float" office:value="-0.214910103810577" calcext:value-type="float">
            <text:p>-0.214910103810577</text:p>
          </table:table-cell>
          <table:table-cell office:value-type="float" office:value="-0.163802138305996" calcext:value-type="float">
            <text:p>-0.163802138305996</text:p>
          </table:table-cell>
          <table:table-cell office:value-type="float" office:value="-0.16463779889699" calcext:value-type="float">
            <text:p>-0.16463779889699</text:p>
          </table:table-cell>
          <table:table-cell office:value-type="float" office:value="-0.169235016943203" calcext:value-type="float">
            <text:p>-0.169235016943203</text:p>
          </table:table-cell>
          <table:table-cell office:value-type="float" office:value="-0.184351484917807" calcext:value-type="float">
            <text:p>-0.184351484917807</text:p>
          </table:table-cell>
          <table:table-cell office:value-type="float" office:value="-0.183980506682539" calcext:value-type="float">
            <text:p>-0.183980506682539</text:p>
          </table:table-cell>
          <table:table-cell office:value-type="float" office:value="-0.18643832415813" calcext:value-type="float">
            <text:p>-0.18643832415813</text:p>
          </table:table-cell>
          <table:table-cell office:value-type="float" office:value="-0.142999972217118" calcext:value-type="float">
            <text:p>-0.142999972217118</text:p>
          </table:table-cell>
          <table:table-cell office:value-type="float" office:value="-0.147131002470859" calcext:value-type="float">
            <text:p>-0.147131002470859</text:p>
          </table:table-cell>
          <table:table-cell office:value-type="float" office:value="-0.19909011049434" calcext:value-type="float">
            <text:p>-0.19909011049434</text:p>
          </table:table-cell>
          <table:table-cell office:value-type="float" office:value="-0.194865023748423" calcext:value-type="float">
            <text:p>-0.194865023748423</text:p>
          </table:table-cell>
          <table:table-cell office:value-type="float" office:value="-0.198044758572762" calcext:value-type="float">
            <text:p>-0.198044758572762</text:p>
          </table:table-cell>
          <table:table-cell office:value-type="float" office:value="-0.145232484518043" calcext:value-type="float">
            <text:p>-0.145232484518043</text:p>
          </table:table-cell>
          <table:table-cell office:value-type="float" office:value="-0.152529464916091" calcext:value-type="float">
            <text:p>-0.152529464916091</text:p>
          </table:table-cell>
          <table:table-cell office:value-type="float" office:value="-0.212486947386725" calcext:value-type="float">
            <text:p>-0.212486947386725</text:p>
          </table:table-cell>
          <table:table-cell office:value-type="float" office:value="-0.213134587824142" calcext:value-type="float">
            <text:p>-0.213134587824142</text:p>
          </table:table-cell>
          <table:table-cell office:value-type="float" office:value="-0.158515929187134" calcext:value-type="float">
            <text:p>-0.158515929187134</text:p>
          </table:table-cell>
          <table:table-cell office:value-type="float" office:value="-0.162373134273208" calcext:value-type="float">
            <text:p>-0.162373134273208</text:p>
          </table:table-cell>
          <table:table-cell office:value-type="float" office:value="-0.177651788472065" calcext:value-type="float">
            <text:p>-0.177651788472065</text:p>
          </table:table-cell>
          <table:table-cell office:value-type="float" office:value="-0.190380157662929" calcext:value-type="float">
            <text:p>-0.190380157662929</text:p>
          </table:table-cell>
          <table:table-cell office:value-type="float" office:value="-0.20188376171065" calcext:value-type="float">
            <text:p>-0.20188376171065</text:p>
          </table:table-cell>
          <table:table-cell office:value-type="float" office:value="-0.203203522443143" calcext:value-type="float">
            <text:p>-0.203203522443143</text:p>
          </table:table-cell>
          <table:table-cell office:value-type="float" office:value="-0.203296435808211" calcext:value-type="float">
            <text:p>-0.203296435808211</text:p>
          </table:table-cell>
          <table:table-cell office:value-type="float" office:value="-0.177289171896653" calcext:value-type="float">
            <text:p>-0.177289171896653</text:p>
          </table:table-cell>
          <table:table-cell office:value-type="float" office:value="-0.156998380562332" calcext:value-type="float">
            <text:p>-0.156998380562332</text:p>
          </table:table-cell>
          <table:table-cell office:value-type="float" office:value="-0.161374086847681" calcext:value-type="float">
            <text:p>-0.161374086847681</text:p>
          </table:table-cell>
          <table:table-cell office:value-type="float" office:value="-0.217957491184204" calcext:value-type="float">
            <text:p>-0.217957491184204</text:p>
          </table:table-cell>
          <table:table-cell office:value-type="float" office:value="-0.218448611013377" calcext:value-type="float">
            <text:p>-0.218448611013377</text:p>
          </table:table-cell>
          <table:table-cell office:value-type="float" office:value="-0.220148642283072" calcext:value-type="float">
            <text:p>-0.220148642283072</text:p>
          </table:table-cell>
          <table:table-cell office:value-type="float" office:value="-0.18141227125438" calcext:value-type="float">
            <text:p>-0.18141227125438</text:p>
          </table:table-cell>
          <table:table-cell office:value-type="float" office:value="-0.172159831370138" calcext:value-type="float">
            <text:p>-0.172159831370138</text:p>
          </table:table-cell>
          <table:table-cell office:value-type="float" office:value="-0.177415810737455" calcext:value-type="float">
            <text:p>-0.177415810737455</text:p>
          </table:table-cell>
          <table:table-cell office:value-type="float" office:value="-0.183817297505764" calcext:value-type="float">
            <text:p>-0.183817297505764</text:p>
          </table:table-cell>
          <table:table-cell office:value-type="float" office:value="-0.192389985836665" calcext:value-type="float">
            <text:p>-0.192389985836665</text:p>
          </table:table-cell>
          <table:table-cell office:value-type="float" office:value="-0.194269039109035" calcext:value-type="float">
            <text:p>-0.194269039109035</text:p>
          </table:table-cell>
          <table:table-cell office:value-type="float" office:value="-0.192643291834795" calcext:value-type="float">
            <text:p>-0.192643291834795</text:p>
          </table:table-cell>
          <table:table-cell office:value-type="float" office:value="-0.193755481830828" calcext:value-type="float">
            <text:p>-0.193755481830828</text:p>
          </table:table-cell>
          <table:table-cell office:value-type="float" office:value="-0.188339045180523" calcext:value-type="float">
            <text:p>-0.188339045180523</text:p>
          </table:table-cell>
          <table:table-cell office:value-type="float" office:value="-0.179133429190135" calcext:value-type="float">
            <text:p>-0.179133429190135</text:p>
          </table:table-cell>
          <table:table-cell office:value-type="float" office:value="-0.179303722224915" calcext:value-type="float">
            <text:p>-0.179303722224915</text:p>
          </table:table-cell>
          <table:table-cell office:value-type="float" office:value="-0.175107965044198" calcext:value-type="float">
            <text:p>-0.175107965044198</text:p>
          </table:table-cell>
          <table:table-cell office:value-type="float" office:value="-0.182621531815869" calcext:value-type="float">
            <text:p>-0.182621531815869</text:p>
          </table:table-cell>
          <table:table-cell office:value-type="float" office:value="-0.193421840891071" calcext:value-type="float">
            <text:p>-0.193421840891071</text:p>
          </table:table-cell>
          <table:table-cell office:value-type="float" office:value="-0.199364466378115" calcext:value-type="float">
            <text:p>-0.199364466378115</text:p>
          </table:table-cell>
          <table:table-cell office:value-type="float" office:value="-0.197840768084731" calcext:value-type="float">
            <text:p>-0.197840768084731</text:p>
          </table:table-cell>
          <table:table-cell office:value-type="float" office:value="-0.206393069735856" calcext:value-type="float">
            <text:p>-0.206393069735856</text:p>
          </table:table-cell>
          <table:table-cell office:value-type="float" office:value="-0.208047532209524" calcext:value-type="float">
            <text:p>-0.208047532209524</text:p>
          </table:table-cell>
          <table:table-cell office:value-type="float" office:value="-0.199210378819268" calcext:value-type="float">
            <text:p>-0.199210378819268</text:p>
          </table:table-cell>
          <table:table-cell office:value-type="float" office:value="-0.185729743088203" calcext:value-type="float">
            <text:p>-0.185729743088203</text:p>
          </table:table-cell>
          <table:table-cell office:value-type="float" office:value="-0.173567280167746" calcext:value-type="float">
            <text:p>-0.173567280167746</text:p>
          </table:table-cell>
          <table:table-cell office:value-type="float" office:value="-0.174150997624135" calcext:value-type="float">
            <text:p>-0.174150997624135</text:p>
          </table:table-cell>
          <table:table-cell office:value-type="float" office:value="-0.178546386550204" calcext:value-type="float">
            <text:p>-0.178546386550204</text:p>
          </table:table-cell>
          <table:table-cell office:value-type="float" office:value="-0.203298069577616" calcext:value-type="float">
            <text:p>-0.203298069577616</text:p>
          </table:table-cell>
          <table:table-cell office:value-type="float" office:value="-0.211924882107837" calcext:value-type="float">
            <text:p>-0.211924882107837</text:p>
          </table:table-cell>
          <table:table-cell office:value-type="float" office:value="-0.216854159981214" calcext:value-type="float">
            <text:p>-0.216854159981214</text:p>
          </table:table-cell>
          <table:table-cell office:value-type="float" office:value="-0.2175507768851" calcext:value-type="float">
            <text:p>-0.2175507768851</text:p>
          </table:table-cell>
          <table:table-cell office:value-type="float" office:value="-0.173299637391943" calcext:value-type="float">
            <text:p>-0.173299637391943</text:p>
          </table:table-cell>
          <table:table-cell office:value-type="float" office:value="-0.177525520392555" calcext:value-type="float">
            <text:p>-0.177525520392555</text:p>
          </table:table-cell>
          <table:table-cell office:value-type="float" office:value="-0.205537426138604" calcext:value-type="float">
            <text:p>-0.205537426138604</text:p>
          </table:table-cell>
          <table:table-cell office:value-type="float" office:value="-0.218060088870997" calcext:value-type="float">
            <text:p>-0.218060088870997</text:p>
          </table:table-cell>
          <table:table-cell office:value-type="float" office:value="-0.220606652375258" calcext:value-type="float">
            <text:p>-0.220606652375258</text:p>
          </table:table-cell>
          <table:table-cell office:value-type="float" office:value="-0.179288010796062" calcext:value-type="float">
            <text:p>-0.179288010796062</text:p>
          </table:table-cell>
          <table:table-cell office:value-type="float" office:value="-0.185708256253536" calcext:value-type="float">
            <text:p>-0.185708256253536</text:p>
          </table:table-cell>
          <table:table-cell office:value-type="float" office:value="-0.20610212914164" calcext:value-type="float">
            <text:p>-0.20610212914164</text:p>
          </table:table-cell>
          <table:table-cell office:value-type="float" office:value="-0.219568108290833" calcext:value-type="float">
            <text:p>-0.219568108290833</text:p>
          </table:table-cell>
          <table:table-cell office:value-type="float" office:value="-0.21998575692271" calcext:value-type="float">
            <text:p>-0.21998575692271</text:p>
          </table:table-cell>
          <table:table-cell office:value-type="float" office:value="-0.187079732926086" calcext:value-type="float">
            <text:p>-0.187079732926086</text:p>
          </table:table-cell>
          <table:table-cell office:value-type="float" office:value="-0.216708948296056" calcext:value-type="float">
            <text:p>-0.216708948296056</text:p>
          </table:table-cell>
          <table:table-cell office:value-type="float" office:value="-0.21903524163201" calcext:value-type="float">
            <text:p>-0.21903524163201</text:p>
          </table:table-cell>
          <table:table-cell office:value-type="float" office:value="-0.228916600601927" calcext:value-type="float">
            <text:p>-0.228916600601927</text:p>
          </table:table-cell>
          <table:table-cell office:value-type="float" office:value="-0.230052897425336" calcext:value-type="float">
            <text:p>-0.230052897425336</text:p>
          </table:table-cell>
          <table:table-cell office:value-type="float" office:value="-0.228539190793317" calcext:value-type="float">
            <text:p>-0.228539190793317</text:p>
          </table:table-cell>
          <table:table-cell office:value-type="float" office:value="-0.199579542366253" calcext:value-type="float">
            <text:p>-0.199579542366253</text:p>
          </table:table-cell>
          <table:table-cell office:value-type="float" office:value="-0.199818336105209" calcext:value-type="float">
            <text:p>-0.199818336105209</text:p>
          </table:table-cell>
          <table:table-cell office:value-type="float" office:value="-0.205431484047685" calcext:value-type="float">
            <text:p>-0.205431484047685</text:p>
          </table:table-cell>
          <table:table-cell office:value-type="float" office:value="-0.216536335642463" calcext:value-type="float">
            <text:p>-0.216536335642463</text:p>
          </table:table-cell>
          <table:table-cell office:value-type="float" office:value="-0.216437763413332" calcext:value-type="float">
            <text:p>-0.216437763413332</text:p>
          </table:table-cell>
          <table:table-cell office:value-type="float" office:value="-0.22078005768169" calcext:value-type="float">
            <text:p>-0.22078005768169</text:p>
          </table:table-cell>
          <table:table-cell office:value-type="float" office:value="-0.225027942758426" calcext:value-type="float">
            <text:p>-0.225027942758426</text:p>
          </table:table-cell>
          <table:table-cell office:value-type="float" office:value="-0.226848896458131" calcext:value-type="float">
            <text:p>-0.226848896458131</text:p>
          </table:table-cell>
          <table:table-cell office:value-type="float" office:value="-0.226958704807823" calcext:value-type="float">
            <text:p>-0.226958704807823</text:p>
          </table:table-cell>
          <table:table-cell office:value-type="float" office:value="-0.220976810043583" calcext:value-type="float">
            <text:p>-0.220976810043583</text:p>
          </table:table-cell>
          <table:table-cell office:value-type="float" office:value="-0.213834810345082" calcext:value-type="float">
            <text:p>-0.213834810345082</text:p>
          </table:table-cell>
          <table:table-cell office:value-type="float" office:value="-0.209025105331515" calcext:value-type="float">
            <text:p>-0.209025105331515</text:p>
          </table:table-cell>
          <table:table-cell office:value-type="float" office:value="-0.20834493549151" calcext:value-type="float">
            <text:p>-0.20834493549151</text:p>
          </table:table-cell>
          <table:table-cell office:value-type="float" office:value="-0.212236710396141" calcext:value-type="float">
            <text:p>-0.212236710396141</text:p>
          </table:table-cell>
          <table:table-cell office:value-type="float" office:value="-0.213819844687837" calcext:value-type="float">
            <text:p>-0.213819844687837</text:p>
          </table:table-cell>
          <table:table-cell office:value-type="float" office:value="-0.219239603541702" calcext:value-type="float">
            <text:p>-0.219239603541702</text:p>
          </table:table-cell>
          <table:table-cell office:value-type="float" office:value="-0.227645680708308" calcext:value-type="float">
            <text:p>-0.227645680708308</text:p>
          </table:table-cell>
          <table:table-cell office:value-type="float" office:value="-0.228030590902009" calcext:value-type="float">
            <text:p>-0.228030590902009</text:p>
          </table:table-cell>
          <table:table-cell office:value-type="float" office:value="-0.235611840714336" calcext:value-type="float">
            <text:p>-0.235611840714336</text:p>
          </table:table-cell>
          <table:table-cell office:value-type="float" office:value="-0.238552703682128" calcext:value-type="float">
            <text:p>-0.238552703682128</text:p>
          </table:table-cell>
          <table:table-cell office:value-type="float" office:value="-0.237485192029209" calcext:value-type="float">
            <text:p>-0.237485192029209</text:p>
          </table:table-cell>
          <table:table-cell office:value-type="float" office:value="-0.230703805841352" calcext:value-type="float">
            <text:p>-0.230703805841352</text:p>
          </table:table-cell>
          <table:table-cell office:value-type="float" office:value="-0.226400977113108" calcext:value-type="float">
            <text:p>-0.226400977113108</text:p>
          </table:table-cell>
          <table:table-cell office:value-type="float" office:value="-0.221555049347727" calcext:value-type="float">
            <text:p>-0.221555049347727</text:p>
          </table:table-cell>
          <table:table-cell office:value-type="float" office:value="-0.217848577344823" calcext:value-type="float">
            <text:p>-0.217848577344823</text:p>
          </table:table-cell>
          <table:table-cell office:value-type="float" office:value="-0.215246029571241" calcext:value-type="float">
            <text:p>-0.215246029571241</text:p>
          </table:table-cell>
          <table:table-cell office:value-type="float" office:value="-0.218447750598455" calcext:value-type="float">
            <text:p>-0.218447750598455</text:p>
          </table:table-cell>
          <table:table-cell office:value-type="float" office:value="-0.241916354018338" calcext:value-type="float">
            <text:p>-0.241916354018338</text:p>
          </table:table-cell>
          <table:table-cell office:value-type="float" office:value="-0.244429891558674" calcext:value-type="float">
            <text:p>-0.244429891558674</text:p>
          </table:table-cell>
          <table:table-cell office:value-type="float" office:value="-0.249621283005053" calcext:value-type="float">
            <text:p>-0.249621283005053</text:p>
          </table:table-cell>
          <table:table-cell office:value-type="float" office:value="-0.251218450535279" calcext:value-type="float">
            <text:p>-0.251218450535279</text:p>
          </table:table-cell>
          <table:table-cell office:value-type="float" office:value="-0.251164354122569" calcext:value-type="float">
            <text:p>-0.251164354122569</text:p>
          </table:table-cell>
          <table:table-cell office:value-type="float" office:value="-0.252293840180789" calcext:value-type="float">
            <text:p>-0.252293840180789</text:p>
          </table:table-cell>
          <table:table-cell office:value-type="float" office:value="-0.251842306917863" calcext:value-type="float">
            <text:p>-0.251842306917863</text:p>
          </table:table-cell>
          <table:table-cell office:value-type="float" office:value="-0.224134197125018" calcext:value-type="float">
            <text:p>-0.224134197125018</text:p>
          </table:table-cell>
          <table:table-cell office:value-type="float" office:value="-0.21507942817148" calcext:value-type="float">
            <text:p>-0.21507942817148</text:p>
          </table:table-cell>
          <table:table-cell office:value-type="float" office:value="-0.238862117729797" calcext:value-type="float">
            <text:p>-0.238862117729797</text:p>
          </table:table-cell>
          <table:table-cell office:value-type="float" office:value="-0.239929963388799" calcext:value-type="float">
            <text:p>-0.239929963388799</text:p>
          </table:table-cell>
          <table:table-cell office:value-type="float" office:value="-0.248475962177962" calcext:value-type="float">
            <text:p>-0.248475962177962</text:p>
          </table:table-cell>
          <table:table-cell office:value-type="float" office:value="-0.250903053381611" calcext:value-type="float">
            <text:p>-0.250903053381611</text:p>
          </table:table-cell>
          <table:table-cell office:value-type="float" office:value="-0.25375809310208" calcext:value-type="float">
            <text:p>-0.25375809310208</text:p>
          </table:table-cell>
          <table:table-cell office:value-type="float" office:value="-0.207527494636882" calcext:value-type="float">
            <text:p>-0.207527494636882</text:p>
          </table:table-cell>
          <table:table-cell office:value-type="float" office:value="-0.206597908424053" calcext:value-type="float">
            <text:p>-0.206597908424053</text:p>
          </table:table-cell>
          <table:table-cell office:value-type="float" office:value="-0.209613688469306" calcext:value-type="float">
            <text:p>-0.209613688469306</text:p>
          </table:table-cell>
          <table:table-cell office:value-type="float" office:value="-0.214268335236622" calcext:value-type="float">
            <text:p>-0.214268335236622</text:p>
          </table:table-cell>
          <table:table-cell office:value-type="float" office:value="-0.229682092377466" calcext:value-type="float">
            <text:p>-0.229682092377466</text:p>
          </table:table-cell>
          <table:table-cell office:value-type="float" office:value="-0.231004005073744" calcext:value-type="float">
            <text:p>-0.231004005073744</text:p>
          </table:table-cell>
          <table:table-cell office:value-type="float" office:value="-0.236966149089911" calcext:value-type="float">
            <text:p>-0.236966149089911</text:p>
          </table:table-cell>
          <table:table-cell office:value-type="float" office:value="-0.23992152294965" calcext:value-type="float">
            <text:p>-0.23992152294965</text:p>
          </table:table-cell>
          <table:table-cell office:value-type="float" office:value="-0.24148664709442" calcext:value-type="float">
            <text:p>-0.24148664709442</text:p>
          </table:table-cell>
          <table:table-cell office:value-type="float" office:value="-0.241574033473512" calcext:value-type="float">
            <text:p>-0.241574033473512</text:p>
          </table:table-cell>
          <table:table-cell office:value-type="float" office:value="-0.218824280814432" calcext:value-type="float">
            <text:p>-0.218824280814432</text:p>
          </table:table-cell>
          <table:table-cell office:value-type="float" office:value="-0.206660791803587" calcext:value-type="float">
            <text:p>-0.206660791803587</text:p>
          </table:table-cell>
          <table:table-cell office:value-type="float" office:value="-0.205573459964162" calcext:value-type="float">
            <text:p>-0.205573459964162</text:p>
          </table:table-cell>
          <table:table-cell office:value-type="float" office:value="-0.20900035870092" calcext:value-type="float">
            <text:p>-0.20900035870092</text:p>
          </table:table-cell>
          <table:table-cell office:value-type="float" office:value="-0.227864222780365" calcext:value-type="float">
            <text:p>-0.227864222780365</text:p>
          </table:table-cell>
          <table:table-cell office:value-type="float" office:value="-0.231224587199298" calcext:value-type="float">
            <text:p>-0.231224587199298</text:p>
          </table:table-cell>
          <table:table-cell office:value-type="float" office:value="-0.240498534946164" calcext:value-type="float">
            <text:p>-0.240498534946164</text:p>
          </table:table-cell>
          <table:table-cell office:value-type="float" office:value="-0.239219703919498" calcext:value-type="float">
            <text:p>-0.239219703919498</text:p>
          </table:table-cell>
          <table:table-cell office:value-type="float" office:value="-0.242412511195726" calcext:value-type="float">
            <text:p>-0.242412511195726</text:p>
          </table:table-cell>
          <table:table-cell office:value-type="float" office:value="-0.220678064255363" calcext:value-type="float">
            <text:p>-0.220678064255363</text:p>
          </table:table-cell>
          <table:table-cell office:value-type="float" office:value="-0.21583498014349" calcext:value-type="float">
            <text:p>-0.21583498014349</text:p>
          </table:table-cell>
          <table:table-cell office:value-type="float" office:value="-0.207819965218188" calcext:value-type="float">
            <text:p>-0.207819965218188</text:p>
          </table:table-cell>
          <table:table-cell office:value-type="float" office:value="-0.211381083816719" calcext:value-type="float">
            <text:p>-0.211381083816719</text:p>
          </table:table-cell>
          <table:table-cell office:value-type="float" office:value="-0.233997673199343" calcext:value-type="float">
            <text:p>-0.233997673199343</text:p>
          </table:table-cell>
          <table:table-cell office:value-type="float" office:value="-0.240837669482247" calcext:value-type="float">
            <text:p>-0.240837669482247</text:p>
          </table:table-cell>
          <table:table-cell office:value-type="float" office:value="-0.245835828667611" calcext:value-type="float">
            <text:p>-0.245835828667611</text:p>
          </table:table-cell>
          <table:table-cell office:value-type="float" office:value="-0.248376117916145" calcext:value-type="float">
            <text:p>-0.248376117916145</text:p>
          </table:table-cell>
          <table:table-cell office:value-type="float" office:value="-0.250475131501132" calcext:value-type="float">
            <text:p>-0.250475131501132</text:p>
          </table:table-cell>
          <table:table-cell office:value-type="float" office:value="-0.247174616905024" calcext:value-type="float">
            <text:p>-0.247174616905024</text:p>
          </table:table-cell>
          <table:table-cell office:value-type="float" office:value="-0.214295110042971" calcext:value-type="float">
            <text:p>-0.214295110042971</text:p>
          </table:table-cell>
          <table:table-cell office:value-type="float" office:value="-0.244489652449764" calcext:value-type="float">
            <text:p>-0.244489652449764</text:p>
          </table:table-cell>
          <table:table-cell office:value-type="float" office:value="-0.249335621970266" calcext:value-type="float">
            <text:p>-0.249335621970266</text:p>
          </table:table-cell>
          <table:table-cell office:value-type="float" office:value="-0.253722565092569" calcext:value-type="float">
            <text:p>-0.253722565092569</text:p>
          </table:table-cell>
          <table:table-cell office:value-type="float" office:value="-0.253183297501012" calcext:value-type="float">
            <text:p>-0.253183297501012</text:p>
          </table:table-cell>
          <table:table-cell office:value-type="float" office:value="-0.255304527244878" calcext:value-type="float">
            <text:p>-0.255304527244878</text:p>
          </table:table-cell>
          <table:table-cell office:value-type="float" office:value="-0.222364662824056" calcext:value-type="float">
            <text:p>-0.222364662824056</text:p>
          </table:table-cell>
          <table:table-cell office:value-type="float" office:value="-0.223505943020747" calcext:value-type="float">
            <text:p>-0.223505943020747</text:p>
          </table:table-cell>
          <table:table-cell office:value-type="float" office:value="-0.247001321156661" calcext:value-type="float">
            <text:p>-0.247001321156661</text:p>
          </table:table-cell>
          <table:table-cell office:value-type="float" office:value="-0.250327482246205" calcext:value-type="float">
            <text:p>-0.250327482246205</text:p>
          </table:table-cell>
          <table:table-cell office:value-type="float" office:value="-0.2543441042851" calcext:value-type="float">
            <text:p>-0.2543441042851</text:p>
          </table:table-cell>
          <table:table-cell office:value-type="float" office:value="-0.254489212889423" calcext:value-type="float">
            <text:p>-0.254489212889423</text:p>
          </table:table-cell>
          <table:table-cell office:value-type="float" office:value="-0.252196716177805" calcext:value-type="float">
            <text:p>-0.252196716177805</text:p>
          </table:table-cell>
          <table:table-cell office:value-type="float" office:value="-0.22533994477814" calcext:value-type="float">
            <text:p>-0.22533994477814</text:p>
          </table:table-cell>
          <table:table-cell office:value-type="float" office:value="-0.259804160725773" calcext:value-type="float">
            <text:p>-0.259804160725773</text:p>
          </table:table-cell>
          <table:table-cell office:value-type="float" office:value="-0.260232757507144" calcext:value-type="float">
            <text:p>-0.260232757507144</text:p>
          </table:table-cell>
          <table:table-cell office:value-type="float" office:value="-0.258413225885874" calcext:value-type="float">
            <text:p>-0.258413225885874</text:p>
          </table:table-cell>
          <table:table-cell office:value-type="float" office:value="-0.235774039038498" calcext:value-type="float">
            <text:p>-0.235774039038498</text:p>
          </table:table-cell>
          <table:table-cell office:value-type="float" office:value="-0.229974962954195" calcext:value-type="float">
            <text:p>-0.229974962954195</text:p>
          </table:table-cell>
          <table:table-cell office:value-type="float" office:value="-0.227613676852999" calcext:value-type="float">
            <text:p>-0.227613676852999</text:p>
          </table:table-cell>
          <table:table-cell office:value-type="float" office:value="-0.23113790811159" calcext:value-type="float">
            <text:p>-0.23113790811159</text:p>
          </table:table-cell>
          <table:table-cell office:value-type="float" office:value="-0.257670694066677" calcext:value-type="float">
            <text:p>-0.257670694066677</text:p>
          </table:table-cell>
          <table:table-cell office:value-type="float" office:value="-0.257483589149413" calcext:value-type="float">
            <text:p>-0.257483589149413</text:p>
          </table:table-cell>
          <table:table-cell office:value-type="float" office:value="-0.209124537135206" calcext:value-type="float">
            <text:p>-0.209124537135206</text:p>
          </table:table-cell>
          <table:table-cell office:value-type="float" office:value="-0.209308653328928" calcext:value-type="float">
            <text:p>-0.209308653328928</text:p>
          </table:table-cell>
          <table:table-cell office:value-type="float" office:value="-0.212242751835458" calcext:value-type="float">
            <text:p>-0.212242751835458</text:p>
          </table:table-cell>
          <table:table-cell office:value-type="float" office:value="-0.216862927786469" calcext:value-type="float">
            <text:p>-0.216862927786469</text:p>
          </table:table-cell>
          <table:table-cell office:value-type="float" office:value="-0.229688043803281" calcext:value-type="float">
            <text:p>-0.229688043803281</text:p>
          </table:table-cell>
          <table:table-cell office:value-type="float" office:value="-0.230549700882329" calcext:value-type="float">
            <text:p>-0.230549700882329</text:p>
          </table:table-cell>
          <table:table-cell office:value-type="float" office:value="-0.239253965595502" calcext:value-type="float">
            <text:p>-0.239253965595502</text:p>
          </table:table-cell>
          <table:table-cell office:value-type="float" office:value="-0.241551825102679" calcext:value-type="float">
            <text:p>-0.241551825102679</text:p>
          </table:table-cell>
          <table:table-cell office:value-type="float" office:value="-0.241393862751434" calcext:value-type="float">
            <text:p>-0.241393862751434</text:p>
          </table:table-cell>
          <table:table-cell office:value-type="float" office:value="-0.199935690119565" calcext:value-type="float">
            <text:p>-0.199935690119565</text:p>
          </table:table-cell>
          <table:table-cell office:value-type="float" office:value="-0.202693479189321" calcext:value-type="float">
            <text:p>-0.202693479189321</text:p>
          </table:table-cell>
          <table:table-cell office:value-type="float" office:value="-0.210857350732804" calcext:value-type="float">
            <text:p>-0.210857350732804</text:p>
          </table:table-cell>
          <table:table-cell office:value-type="float" office:value="-0.213705555463068" calcext:value-type="float">
            <text:p>-0.213705555463068</text:p>
          </table:table-cell>
          <table:table-cell office:value-type="float" office:value="-0.219476393612711" calcext:value-type="float">
            <text:p>-0.219476393612711</text:p>
          </table:table-cell>
          <table:table-cell office:value-type="float" office:value="-0.219075955972939" calcext:value-type="float">
            <text:p>-0.219075955972939</text:p>
          </table:table-cell>
          <table:table-cell office:value-type="float" office:value="-0.215720324415" calcext:value-type="float">
            <text:p>-0.215720324415</text:p>
          </table:table-cell>
          <table:table-cell office:value-type="float" office:value="-0.19339001824615" calcext:value-type="float">
            <text:p>-0.19339001824615</text:p>
          </table:table-cell>
          <table:table-cell office:value-type="float" office:value="-0.183759754503365" calcext:value-type="float">
            <text:p>-0.183759754503365</text:p>
          </table:table-cell>
          <table:table-cell office:value-type="float" office:value="-0.18560962468802" calcext:value-type="float">
            <text:p>-0.18560962468802</text:p>
          </table:table-cell>
          <table:table-cell office:value-type="float" office:value="-0.194013360613469" calcext:value-type="float">
            <text:p>-0.194013360613469</text:p>
          </table:table-cell>
          <table:table-cell office:value-type="float" office:value="-0.197480820864578" calcext:value-type="float">
            <text:p>-0.197480820864578</text:p>
          </table:table-cell>
          <table:table-cell office:value-type="float" office:value="-0.206823916696541" calcext:value-type="float">
            <text:p>-0.206823916696541</text:p>
          </table:table-cell>
          <table:table-cell office:value-type="float" office:value="-0.206643037793073" calcext:value-type="float">
            <text:p>-0.206643037793073</text:p>
          </table:table-cell>
          <table:table-cell office:value-type="float" office:value="-0.205962915951529" calcext:value-type="float">
            <text:p>-0.205962915951529</text:p>
          </table:table-cell>
          <table:table-cell office:value-type="float" office:value="-0.203716505601149" calcext:value-type="float">
            <text:p>-0.203716505601149</text:p>
          </table:table-cell>
          <table:table-cell office:value-type="float" office:value="-0.197180210457909" calcext:value-type="float">
            <text:p>-0.197180210457909</text:p>
          </table:table-cell>
          <table:table-cell office:value-type="float" office:value="-0.188983957446235" calcext:value-type="float">
            <text:p>-0.188983957446235</text:p>
          </table:table-cell>
          <table:table-cell office:value-type="float" office:value="-0.183972779450665" calcext:value-type="float">
            <text:p>-0.183972779450665</text:p>
          </table:table-cell>
          <table:table-cell office:value-type="float" office:value="-0.188859445401742" calcext:value-type="float">
            <text:p>-0.188859445401742</text:p>
          </table:table-cell>
          <table:table-cell office:value-type="float" office:value="-0.196927895955687" calcext:value-type="float">
            <text:p>-0.196927895955687</text:p>
          </table:table-cell>
          <table:table-cell office:value-type="float" office:value="-0.202923790427103" calcext:value-type="float">
            <text:p>-0.202923790427103</text:p>
          </table:table-cell>
          <table:table-cell office:value-type="float" office:value="-0.206565548642331" calcext:value-type="float">
            <text:p>-0.206565548642331</text:p>
          </table:table-cell>
          <table:table-cell office:value-type="float" office:value="-0.205739286777896" calcext:value-type="float">
            <text:p>-0.205739286777896</text:p>
          </table:table-cell>
          <table:table-cell office:value-type="float" office:value="-0.181649824855376" calcext:value-type="float">
            <text:p>-0.181649824855376</text:p>
          </table:table-cell>
          <table:table-cell office:value-type="float" office:value="-0.169431063886101" calcext:value-type="float">
            <text:p>-0.169431063886101</text:p>
          </table:table-cell>
          <table:table-cell office:value-type="float" office:value="-0.174826773663559" calcext:value-type="float">
            <text:p>-0.174826773663559</text:p>
          </table:table-cell>
          <table:table-cell office:value-type="float" office:value="-0.183659380710273" calcext:value-type="float">
            <text:p>-0.183659380710273</text:p>
          </table:table-cell>
          <table:table-cell office:value-type="float" office:value="-0.186353284514842" calcext:value-type="float">
            <text:p>-0.186353284514842</text:p>
          </table:table-cell>
          <table:table-cell office:value-type="float" office:value="-0.194215661497181" calcext:value-type="float">
            <text:p>-0.194215661497181</text:p>
          </table:table-cell>
          <table:table-cell office:value-type="float" office:value="-0.199046121450751" calcext:value-type="float">
            <text:p>-0.199046121450751</text:p>
          </table:table-cell>
          <table:table-cell office:value-type="float" office:value="-0.199214459859975" calcext:value-type="float">
            <text:p>-0.199214459859975</text:p>
          </table:table-cell>
          <table:table-cell office:value-type="float" office:value="-0.178578182149884" calcext:value-type="float">
            <text:p>-0.178578182149884</text:p>
          </table:table-cell>
          <table:table-cell office:value-type="float" office:value="-0.167985333984431" calcext:value-type="float">
            <text:p>-0.167985333984431</text:p>
          </table:table-cell>
          <table:table-cell office:value-type="float" office:value="-0.160509031433113" calcext:value-type="float">
            <text:p>-0.160509031433113</text:p>
          </table:table-cell>
          <table:table-cell office:value-type="float" office:value="-0.166787558736643" calcext:value-type="float">
            <text:p>-0.166787558736643</text:p>
          </table:table-cell>
          <table:table-cell office:value-type="float" office:value="-0.179288032130275" calcext:value-type="float">
            <text:p>-0.179288032130275</text:p>
          </table:table-cell>
          <table:table-cell office:value-type="float" office:value="-0.191641773930544" calcext:value-type="float">
            <text:p>-0.191641773930544</text:p>
          </table:table-cell>
          <table:table-cell office:value-type="float" office:value="-0.205553628186895" calcext:value-type="float">
            <text:p>-0.205553628186895</text:p>
          </table:table-cell>
          <table:table-cell office:value-type="float" office:value="-0.209832387171714" calcext:value-type="float">
            <text:p>-0.209832387171714</text:p>
          </table:table-cell>
          <table:table-cell office:value-type="float" office:value="-0.206578574968964" calcext:value-type="float">
            <text:p>-0.206578574968964</text:p>
          </table:table-cell>
          <table:table-cell office:value-type="float" office:value="-0.210691883905861" calcext:value-type="float">
            <text:p>-0.210691883905861</text:p>
          </table:table-cell>
          <table:table-cell office:value-type="float" office:value="-0.161969649255653" calcext:value-type="float">
            <text:p>-0.161969649255653</text:p>
          </table:table-cell>
          <table:table-cell office:value-type="float" office:value="-0.167650492750788" calcext:value-type="float">
            <text:p>-0.167650492750788</text:p>
          </table:table-cell>
          <table:table-cell office:value-type="float" office:value="-0.191861507633861" calcext:value-type="float">
            <text:p>-0.191861507633861</text:p>
          </table:table-cell>
          <table:table-cell office:value-type="float" office:value="-0.198752702881144" calcext:value-type="float">
            <text:p>-0.198752702881144</text:p>
          </table:table-cell>
          <table:table-cell office:value-type="float" office:value="-0.199523755704825" calcext:value-type="float">
            <text:p>-0.199523755704825</text:p>
          </table:table-cell>
          <table:table-cell office:value-type="float" office:value="-0.198594463382662" calcext:value-type="float">
            <text:p>-0.198594463382662</text:p>
          </table:table-cell>
          <table:table-cell office:value-type="float" office:value="-0.185324681511835" calcext:value-type="float">
            <text:p>-0.185324681511835</text:p>
          </table:table-cell>
          <table:table-cell office:value-type="float" office:value="-0.174841607561428" calcext:value-type="float">
            <text:p>-0.174841607561428</text:p>
          </table:table-cell>
          <table:table-cell office:value-type="float" office:value="-0.168074239349816" calcext:value-type="float">
            <text:p>-0.168074239349816</text:p>
          </table:table-cell>
          <table:table-cell office:value-type="float" office:value="-0.167117899403165" calcext:value-type="float">
            <text:p>-0.167117899403165</text:p>
          </table:table-cell>
          <table:table-cell office:value-type="float" office:value="-0.170298439121667" calcext:value-type="float">
            <text:p>-0.170298439121667</text:p>
          </table:table-cell>
          <table:table-cell office:value-type="float" office:value="-0.175078446715074" calcext:value-type="float">
            <text:p>-0.175078446715074</text:p>
          </table:table-cell>
          <table:table-cell office:value-type="float" office:value="-0.186908245103162" calcext:value-type="float">
            <text:p>-0.186908245103162</text:p>
          </table:table-cell>
          <table:table-cell office:value-type="float" office:value="-0.192927164261579" calcext:value-type="float">
            <text:p>-0.192927164261579</text:p>
          </table:table-cell>
          <table:table-cell office:value-type="float" office:value="-0.200268574203026" calcext:value-type="float">
            <text:p>-0.200268574203026</text:p>
          </table:table-cell>
          <table:table-cell office:value-type="float" office:value="-0.19947237536803" calcext:value-type="float">
            <text:p>-0.19947237536803</text:p>
          </table:table-cell>
          <table:table-cell office:value-type="float" office:value="-0.200367921124738" calcext:value-type="float">
            <text:p>-0.200367921124738</text:p>
          </table:table-cell>
          <table:table-cell office:value-type="float" office:value="-0.165324481165756" calcext:value-type="float">
            <text:p>-0.165324481165756</text:p>
          </table:table-cell>
          <table:table-cell office:value-type="float" office:value="-0.159447458229366" calcext:value-type="float">
            <text:p>-0.159447458229366</text:p>
          </table:table-cell>
          <table:table-cell office:value-type="float" office:value="-0.16280449527596" calcext:value-type="float">
            <text:p>-0.16280449527596</text:p>
          </table:table-cell>
          <table:table-cell office:value-type="float" office:value="-0.16660195977283" calcext:value-type="float">
            <text:p>-0.16660195977283</text:p>
          </table:table-cell>
          <table:table-cell office:value-type="float" office:value="-0.173339775840576" calcext:value-type="float">
            <text:p>-0.173339775840576</text:p>
          </table:table-cell>
          <table:table-cell office:value-type="float" office:value="-0.177890558933228" calcext:value-type="float">
            <text:p>-0.177890558933228</text:p>
          </table:table-cell>
          <table:table-cell office:value-type="float" office:value="-0.183898237710119" calcext:value-type="float">
            <text:p>-0.183898237710119</text:p>
          </table:table-cell>
          <table:table-cell office:value-type="float" office:value="-0.189283014117999" calcext:value-type="float">
            <text:p>-0.189283014117999</text:p>
          </table:table-cell>
          <table:table-cell office:value-type="float" office:value="-0.19606092071185" calcext:value-type="float">
            <text:p>-0.19606092071185</text:p>
          </table:table-cell>
          <table:table-cell office:value-type="float" office:value="-0.191215418284724" calcext:value-type="float">
            <text:p>-0.191215418284724</text:p>
          </table:table-cell>
          <table:table-cell office:value-type="float" office:value="-0.191030569595929" calcext:value-type="float">
            <text:p>-0.191030569595929</text:p>
          </table:table-cell>
          <table:table-cell office:value-type="float" office:value="-0.192462031372383" calcext:value-type="float">
            <text:p>-0.192462031372383</text:p>
          </table:table-cell>
          <table:table-cell office:value-type="float" office:value="-0.191105792579366" calcext:value-type="float">
            <text:p>-0.191105792579366</text:p>
          </table:table-cell>
          <table:table-cell office:value-type="float" office:value="-0.161609398641995" calcext:value-type="float">
            <text:p>-0.161609398641995</text:p>
          </table:table-cell>
          <table:table-cell office:value-type="float" office:value="-0.147456337881144" calcext:value-type="float">
            <text:p>-0.147456337881144</text:p>
          </table:table-cell>
          <table:table-cell office:value-type="float" office:value="-0.146793423014534" calcext:value-type="float">
            <text:p>-0.146793423014534</text:p>
          </table:table-cell>
          <table:table-cell office:value-type="float" office:value="-0.160503738559996" calcext:value-type="float">
            <text:p>-0.160503738559996</text:p>
          </table:table-cell>
          <table:table-cell office:value-type="float" office:value="-0.165224207059083" calcext:value-type="float">
            <text:p>-0.165224207059083</text:p>
          </table:table-cell>
          <table:table-cell office:value-type="float" office:value="-0.172387319852621" calcext:value-type="float">
            <text:p>-0.172387319852621</text:p>
          </table:table-cell>
          <table:table-cell office:value-type="float" office:value="-0.179068273991448" calcext:value-type="float">
            <text:p>-0.179068273991448</text:p>
          </table:table-cell>
          <table:table-cell office:value-type="float" office:value="-0.182824713124252" calcext:value-type="float">
            <text:p>-0.182824713124252</text:p>
          </table:table-cell>
          <table:table-cell office:value-type="float" office:value="-0.182997802793622" calcext:value-type="float">
            <text:p>-0.182997802793622</text:p>
          </table:table-cell>
          <table:table-cell office:value-type="float" office:value="-0.16417985384964" calcext:value-type="float">
            <text:p>-0.16417985384964</text:p>
          </table:table-cell>
          <table:table-cell office:value-type="float" office:value="-0.154842902883082" calcext:value-type="float">
            <text:p>-0.154842902883082</text:p>
          </table:table-cell>
          <table:table-cell office:value-type="float" office:value="-0.146007200051724" calcext:value-type="float">
            <text:p>-0.146007200051724</text:p>
          </table:table-cell>
          <table:table-cell office:value-type="float" office:value="-0.152837525396604" calcext:value-type="float">
            <text:p>-0.152837525396604</text:p>
          </table:table-cell>
          <table:table-cell office:value-type="float" office:value="-0.158865595832421" calcext:value-type="float">
            <text:p>-0.158865595832421</text:p>
          </table:table-cell>
          <table:table-cell office:value-type="float" office:value="-0.165359578334983" calcext:value-type="float">
            <text:p>-0.165359578334983</text:p>
          </table:table-cell>
          <table:table-cell office:value-type="float" office:value="-0.171994375081016" calcext:value-type="float">
            <text:p>-0.171994375081016</text:p>
          </table:table-cell>
          <table:table-cell office:value-type="float" office:value="-0.183137659360778" calcext:value-type="float">
            <text:p>-0.183137659360778</text:p>
          </table:table-cell>
          <table:table-cell office:value-type="float" office:value="-0.183842490062101" calcext:value-type="float">
            <text:p>-0.183842490062101</text:p>
          </table:table-cell>
          <table:table-cell office:value-type="float" office:value="-0.164567229853103" calcext:value-type="float">
            <text:p>-0.164567229853103</text:p>
          </table:table-cell>
          <table:table-cell office:value-type="float" office:value="-0.159723317902177" calcext:value-type="float">
            <text:p>-0.159723317902177</text:p>
          </table:table-cell>
          <table:table-cell office:value-type="float" office:value="-0.147735805111811" calcext:value-type="float">
            <text:p>-0.147735805111811</text:p>
          </table:table-cell>
          <table:table-cell office:value-type="float" office:value="-0.143535249597576" calcext:value-type="float">
            <text:p>-0.143535249597576</text:p>
          </table:table-cell>
          <table:table-cell office:value-type="float" office:value="-0.146539493045508" calcext:value-type="float">
            <text:p>-0.146539493045508</text:p>
          </table:table-cell>
          <table:table-cell office:value-type="float" office:value="-0.162025421824915" calcext:value-type="float">
            <text:p>-0.162025421824915</text:p>
          </table:table-cell>
          <table:table-cell office:value-type="float" office:value="-0.175498789155368" calcext:value-type="float">
            <text:p>-0.175498789155368</text:p>
          </table:table-cell>
          <table:table-cell office:value-type="float" office:value="-0.185716205989506" calcext:value-type="float">
            <text:p>-0.185716205989506</text:p>
          </table:table-cell>
          <table:table-cell office:value-type="float" office:value="-0.183800355850993" calcext:value-type="float">
            <text:p>-0.183800355850993</text:p>
          </table:table-cell>
          <table:table-cell office:value-type="float" office:value="-0.18267613283792" calcext:value-type="float">
            <text:p>-0.18267613283792</text:p>
          </table:table-cell>
          <table:table-cell office:value-type="float" office:value="-0.158712841896113" calcext:value-type="float">
            <text:p>-0.158712841896113</text:p>
          </table:table-cell>
          <table:table-cell office:value-type="float" office:value="-0.141288318500921" calcext:value-type="float">
            <text:p>-0.141288318500921</text:p>
          </table:table-cell>
          <table:table-cell office:value-type="float" office:value="-0.141975832952685" calcext:value-type="float">
            <text:p>-0.141975832952685</text:p>
          </table:table-cell>
          <table:table-cell office:value-type="float" office:value="-0.146704554926576" calcext:value-type="float">
            <text:p>-0.146704554926576</text:p>
          </table:table-cell>
          <table:table-cell office:value-type="float" office:value="-0.188649282098138" calcext:value-type="float">
            <text:p>-0.188649282098138</text:p>
          </table:table-cell>
          <table:table-cell office:value-type="float" office:value="-0.183860845702205" calcext:value-type="float">
            <text:p>-0.183860845702205</text:p>
          </table:table-cell>
          <table:table-cell office:value-type="float" office:value="-0.156523107717525" calcext:value-type="float">
            <text:p>-0.156523107717525</text:p>
          </table:table-cell>
          <table:table-cell office:value-type="float" office:value="-0.144351519814428" calcext:value-type="float">
            <text:p>-0.144351519814428</text:p>
          </table:table-cell>
          <table:table-cell office:value-type="float" office:value="-0.154447617401647" calcext:value-type="float">
            <text:p>-0.154447617401647</text:p>
          </table:table-cell>
          <table:table-cell office:value-type="float" office:value="-0.173075876531299" calcext:value-type="float">
            <text:p>-0.173075876531299</text:p>
          </table:table-cell>
          <table:table-cell office:value-type="float" office:value="-0.184616525924967" calcext:value-type="float">
            <text:p>-0.184616525924967</text:p>
          </table:table-cell>
          <table:table-cell office:value-type="float" office:value="-0.18570484613025" calcext:value-type="float">
            <text:p>-0.18570484613025</text:p>
          </table:table-cell>
          <table:table-cell office:value-type="float" office:value="-0.181881657536345" calcext:value-type="float">
            <text:p>-0.181881657536345</text:p>
          </table:table-cell>
          <table:table-cell office:value-type="float" office:value="-0.170367299365217" calcext:value-type="float">
            <text:p>-0.170367299365217</text:p>
          </table:table-cell>
          <table:table-cell office:value-type="float" office:value="-0.157699704904941" calcext:value-type="float">
            <text:p>-0.157699704904941</text:p>
          </table:table-cell>
          <table:table-cell office:value-type="float" office:value="-0.152111233631903" calcext:value-type="float">
            <text:p>-0.152111233631903</text:p>
          </table:table-cell>
          <table:table-cell office:value-type="float" office:value="-0.144842258249658" calcext:value-type="float">
            <text:p>-0.144842258249658</text:p>
          </table:table-cell>
          <table:table-cell office:value-type="float" office:value="-0.153327874597355" calcext:value-type="float">
            <text:p>-0.153327874597355</text:p>
          </table:table-cell>
          <table:table-cell office:value-type="float" office:value="-0.18466056514838" calcext:value-type="float">
            <text:p>-0.18466056514838</text:p>
          </table:table-cell>
          <table:table-cell office:value-type="float" office:value="-0.133896748517113" calcext:value-type="float">
            <text:p>-0.133896748517113</text:p>
          </table:table-cell>
          <table:table-cell office:value-type="float" office:value="-0.144554353411161" calcext:value-type="float">
            <text:p>-0.144554353411161</text:p>
          </table:table-cell>
          <table:table-cell office:value-type="float" office:value="-0.159007961751411" calcext:value-type="float">
            <text:p>-0.159007961751411</text:p>
          </table:table-cell>
          <table:table-cell office:value-type="float" office:value="-0.173358346630227" calcext:value-type="float">
            <text:p>-0.173358346630227</text:p>
          </table:table-cell>
          <table:table-cell office:value-type="float" office:value="-0.173384715034743" calcext:value-type="float">
            <text:p>-0.173384715034743</text:p>
          </table:table-cell>
          <table:table-cell office:value-type="float" office:value="-0.131258062556782" calcext:value-type="float">
            <text:p>-0.131258062556782</text:p>
          </table:table-cell>
          <table:table-cell office:value-type="float" office:value="-0.132793862765477" calcext:value-type="float">
            <text:p>-0.132793862765477</text:p>
          </table:table-cell>
          <table:table-cell office:value-type="float" office:value="-0.135955982073362" calcext:value-type="float">
            <text:p>-0.135955982073362</text:p>
          </table:table-cell>
          <table:table-cell office:value-type="float" office:value="-0.177175573703511" calcext:value-type="float">
            <text:p>-0.177175573703511</text:p>
          </table:table-cell>
          <table:table-cell office:value-type="float" office:value="-0.175939742421622" calcext:value-type="float">
            <text:p>-0.175939742421622</text:p>
          </table:table-cell>
          <table:table-cell office:value-type="float" office:value="-0.134179019837519" calcext:value-type="float">
            <text:p>-0.134179019837519</text:p>
          </table:table-cell>
          <table:table-cell office:value-type="float" office:value="-0.139572206603729" calcext:value-type="float">
            <text:p>-0.139572206603729</text:p>
          </table:table-cell>
          <table:table-cell office:value-type="float" office:value="-0.183813383313144" calcext:value-type="float">
            <text:p>-0.183813383313144</text:p>
          </table:table-cell>
          <table:table-cell office:value-type="float" office:value="-0.180848819169458" calcext:value-type="float">
            <text:p>-0.180848819169458</text:p>
          </table:table-cell>
          <table:table-cell office:value-type="float" office:value="-0.180609287110348" calcext:value-type="float">
            <text:p>-0.180609287110348</text:p>
          </table:table-cell>
          <table:table-cell office:value-type="float" office:value="-0.141850714774539" calcext:value-type="float">
            <text:p>-0.141850714774539</text:p>
          </table:table-cell>
          <table:table-cell office:value-type="float" office:value="-0.142338468045694" calcext:value-type="float">
            <text:p>-0.142338468045694</text:p>
          </table:table-cell>
          <table:table-cell office:value-type="float" office:value="-0.193285546985875" calcext:value-type="float">
            <text:p>-0.193285546985875</text:p>
          </table:table-cell>
          <table:table-cell office:value-type="float" office:value="-0.198366822268273" calcext:value-type="float">
            <text:p>-0.198366822268273</text:p>
          </table:table-cell>
          <table:table-cell office:value-type="float" office:value="-0.152873424682333" calcext:value-type="float">
            <text:p>-0.152873424682333</text:p>
          </table:table-cell>
          <table:table-cell office:value-type="float" office:value="-0.153273805864846" calcext:value-type="float">
            <text:p>-0.153273805864846</text:p>
          </table:table-cell>
          <table:table-cell office:value-type="float" office:value="-0.158862257065551" calcext:value-type="float">
            <text:p>-0.158862257065551</text:p>
          </table:table-cell>
          <table:table-cell office:value-type="float" office:value="-0.186919632312739" calcext:value-type="float">
            <text:p>-0.186919632312739</text:p>
          </table:table-cell>
          <table:table-cell office:value-type="float" office:value="-0.199220659205161" calcext:value-type="float">
            <text:p>-0.199220659205161</text:p>
          </table:table-cell>
          <table:table-cell office:value-type="float" office:value="-0.197409224712428" calcext:value-type="float">
            <text:p>-0.197409224712428</text:p>
          </table:table-cell>
          <table:table-cell office:value-type="float" office:value="-0.156991836873139" calcext:value-type="float">
            <text:p>-0.156991836873139</text:p>
          </table:table-cell>
          <table:table-cell office:value-type="float" office:value="-0.163248666400792" calcext:value-type="float">
            <text:p>-0.163248666400792</text:p>
          </table:table-cell>
          <table:table-cell office:value-type="float" office:value="-0.168862719563525" calcext:value-type="float">
            <text:p>-0.168862719563525</text:p>
          </table:table-cell>
          <table:table-cell office:value-type="float" office:value="-0.179735177458222" calcext:value-type="float">
            <text:p>-0.179735177458222</text:p>
          </table:table-cell>
          <table:table-cell office:value-type="float" office:value="-0.184425325463816" calcext:value-type="float">
            <text:p>-0.184425325463816</text:p>
          </table:table-cell>
          <table:table-cell office:value-type="float" office:value="-0.195119815494154" calcext:value-type="float">
            <text:p>-0.195119815494154</text:p>
          </table:table-cell>
          <table:table-cell office:value-type="float" office:value="-0.191930743787676" calcext:value-type="float">
            <text:p>-0.191930743787676</text:p>
          </table:table-cell>
          <table:table-cell office:value-type="float" office:value="-0.192041217750274" calcext:value-type="float">
            <text:p>-0.192041217750274</text:p>
          </table:table-cell>
          <table:table-cell office:value-type="float" office:value="-0.180644102639854" calcext:value-type="float">
            <text:p>-0.180644102639854</text:p>
          </table:table-cell>
          <table:table-cell office:value-type="float" office:value="-0.171600270747023" calcext:value-type="float">
            <text:p>-0.171600270747023</text:p>
          </table:table-cell>
          <table:table-cell office:value-type="float" office:value="-0.16082262400894" calcext:value-type="float">
            <text:p>-0.16082262400894</text:p>
          </table:table-cell>
          <table:table-cell office:value-type="float" office:value="-0.169157771943458" calcext:value-type="float">
            <text:p>-0.169157771943458</text:p>
          </table:table-cell>
          <table:table-cell office:value-type="float" office:value="-0.1738489540361" calcext:value-type="float">
            <text:p>-0.1738489540361</text:p>
          </table:table-cell>
          <table:table-cell office:value-type="float" office:value="-0.185985102859752" calcext:value-type="float">
            <text:p>-0.185985102859752</text:p>
          </table:table-cell>
          <table:table-cell office:value-type="float" office:value="-0.191698453258328" calcext:value-type="float">
            <text:p>-0.191698453258328</text:p>
          </table:table-cell>
          <table:table-cell office:value-type="float" office:value="-0.2042006128456" calcext:value-type="float">
            <text:p>-0.2042006128456</text:p>
          </table:table-cell>
          <table:table-cell office:value-type="float" office:value="-0.203744051153169" calcext:value-type="float">
            <text:p>-0.203744051153169</text:p>
          </table:table-cell>
          <table:table-cell office:value-type="float" office:value="-0.203768490805538" calcext:value-type="float">
            <text:p>-0.203768490805538</text:p>
          </table:table-cell>
          <table:table-cell office:value-type="float" office:value="-0.205535139718595" calcext:value-type="float">
            <text:p>-0.205535139718595</text:p>
          </table:table-cell>
          <table:table-cell office:value-type="float" office:value="-0.174145762024787" calcext:value-type="float">
            <text:p>-0.174145762024787</text:p>
          </table:table-cell>
          <table:table-cell office:value-type="float" office:value="-0.169023227768652" calcext:value-type="float">
            <text:p>-0.169023227768652</text:p>
          </table:table-cell>
          <table:table-cell office:value-type="float" office:value="-0.172411646972375" calcext:value-type="float">
            <text:p>-0.172411646972375</text:p>
          </table:table-cell>
          <table:table-cell office:value-type="float" office:value="-0.183987491753069" calcext:value-type="float">
            <text:p>-0.183987491753069</text:p>
          </table:table-cell>
          <table:table-cell office:value-type="float" office:value="-0.1944815441298" calcext:value-type="float">
            <text:p>-0.1944815441298</text:p>
          </table:table-cell>
          <table:table-cell office:value-type="float" office:value="-0.207458039707656" calcext:value-type="float">
            <text:p>-0.207458039707656</text:p>
          </table:table-cell>
          <table:table-cell office:value-type="float" office:value="-0.206745701590816" calcext:value-type="float">
            <text:p>-0.206745701590816</text:p>
          </table:table-cell>
          <table:table-cell office:value-type="float" office:value="-0.20922370460408" calcext:value-type="float">
            <text:p>-0.20922370460408</text:p>
          </table:table-cell>
          <table:table-cell office:value-type="float" office:value="-0.165283530684739" calcext:value-type="float">
            <text:p>-0.165283530684739</text:p>
          </table:table-cell>
          <table:table-cell office:value-type="float" office:value="-0.169255238130458" calcext:value-type="float">
            <text:p>-0.169255238130458</text:p>
          </table:table-cell>
          <table:table-cell office:value-type="float" office:value="-0.178442799906364" calcext:value-type="float">
            <text:p>-0.178442799906364</text:p>
          </table:table-cell>
          <table:table-cell office:value-type="float" office:value="-0.208405860900664" calcext:value-type="float">
            <text:p>-0.208405860900664</text:p>
          </table:table-cell>
          <table:table-cell office:value-type="float" office:value="-0.208359581784127" calcext:value-type="float">
            <text:p>-0.208359581784127</text:p>
          </table:table-cell>
          <table:table-cell office:value-type="float" office:value="-0.191047628288249" calcext:value-type="float">
            <text:p>-0.191047628288249</text:p>
          </table:table-cell>
          <table:table-cell office:value-type="float" office:value="-0.181071066935753" calcext:value-type="float">
            <text:p>-0.181071066935753</text:p>
          </table:table-cell>
          <table:table-cell office:value-type="float" office:value="-0.182296201195933" calcext:value-type="float">
            <text:p>-0.182296201195933</text:p>
          </table:table-cell>
          <table:table-cell office:value-type="float" office:value="-0.185302531537635" calcext:value-type="float">
            <text:p>-0.185302531537635</text:p>
          </table:table-cell>
          <table:table-cell office:value-type="float" office:value="-0.197216869878535" calcext:value-type="float">
            <text:p>-0.197216869878535</text:p>
          </table:table-cell>
          <table:table-cell office:value-type="float" office:value="-0.200429503196948" calcext:value-type="float">
            <text:p>-0.200429503196948</text:p>
          </table:table-cell>
          <table:table-cell office:value-type="float" office:value="-0.204588415824797" calcext:value-type="float">
            <text:p>-0.204588415824797</text:p>
          </table:table-cell>
          <table:table-cell office:value-type="float" office:value="-0.209013560080279" calcext:value-type="float">
            <text:p>-0.209013560080279</text:p>
          </table:table-cell>
          <table:table-cell office:value-type="float" office:value="-0.210010277273108" calcext:value-type="float">
            <text:p>-0.210010277273108</text:p>
          </table:table-cell>
          <table:table-cell office:value-type="float" office:value="-0.21035735303938" calcext:value-type="float">
            <text:p>-0.21035735303938</text:p>
          </table:table-cell>
          <table:table-cell office:value-type="float" office:value="-0.209700798603633" calcext:value-type="float">
            <text:p>-0.209700798603633</text:p>
          </table:table-cell>
          <table:table-cell office:value-type="float" office:value="-0.194863165136885" calcext:value-type="float">
            <text:p>-0.194863165136885</text:p>
          </table:table-cell>
          <table:table-cell office:value-type="float" office:value="-0.192003954056575" calcext:value-type="float">
            <text:p>-0.192003954056575</text:p>
          </table:table-cell>
          <table:table-cell office:value-type="float" office:value="-0.184207751747859" calcext:value-type="float">
            <text:p>-0.184207751747859</text:p>
          </table:table-cell>
          <table:table-cell office:value-type="float" office:value="-0.188879580440708" calcext:value-type="float">
            <text:p>-0.188879580440708</text:p>
          </table:table-cell>
          <table:table-cell office:value-type="float" office:value="-0.192817197532572" calcext:value-type="float">
            <text:p>-0.192817197532572</text:p>
          </table:table-cell>
          <table:table-cell office:value-type="float" office:value="-0.201909783877766" calcext:value-type="float">
            <text:p>-0.201909783877766</text:p>
          </table:table-cell>
          <table:table-cell office:value-type="float" office:value="-0.206891719224734" calcext:value-type="float">
            <text:p>-0.206891719224734</text:p>
          </table:table-cell>
          <table:table-cell office:value-type="float" office:value="-0.211084063404623" calcext:value-type="float">
            <text:p>-0.211084063404623</text:p>
          </table:table-cell>
          <table:table-cell office:value-type="float" office:value="-0.211052332668229" calcext:value-type="float">
            <text:p>-0.211052332668229</text:p>
          </table:table-cell>
          <table:table-cell office:value-type="float" office:value="-0.210694795152042" calcext:value-type="float">
            <text:p>-0.210694795152042</text:p>
          </table:table-cell>
          <table:table-cell office:value-type="float" office:value="-0.201500788707634" calcext:value-type="float">
            <text:p>-0.201500788707634</text:p>
          </table:table-cell>
          <table:table-cell office:value-type="float" office:value="-0.196947809078056" calcext:value-type="float">
            <text:p>-0.196947809078056</text:p>
          </table:table-cell>
          <table:table-cell office:value-type="float" office:value="-0.192293026440166" calcext:value-type="float">
            <text:p>-0.192293026440166</text:p>
          </table:table-cell>
          <table:table-cell office:value-type="float" office:value="-0.184551414602814" calcext:value-type="float">
            <text:p>-0.184551414602814</text:p>
          </table:table-cell>
          <table:table-cell office:value-type="float" office:value="-0.187991111085734" calcext:value-type="float">
            <text:p>-0.187991111085734</text:p>
          </table:table-cell>
          <table:table-cell office:value-type="float" office:value="-0.187145044464725" calcext:value-type="float">
            <text:p>-0.187145044464725</text:p>
          </table:table-cell>
          <table:table-cell office:value-type="float" office:value="-0.190842243329906" calcext:value-type="float">
            <text:p>-0.190842243329906</text:p>
          </table:table-cell>
          <table:table-cell office:value-type="float" office:value="-0.196219179757462" calcext:value-type="float">
            <text:p>-0.196219179757462</text:p>
          </table:table-cell>
          <table:table-cell office:value-type="float" office:value="-0.199673207645017" calcext:value-type="float">
            <text:p>-0.199673207645017</text:p>
          </table:table-cell>
          <table:table-cell office:value-type="float" office:value="-0.197606115638061" calcext:value-type="float">
            <text:p>-0.197606115638061</text:p>
          </table:table-cell>
          <table:table-cell office:value-type="float" office:value="-0.202338623412218" calcext:value-type="float">
            <text:p>-0.202338623412218</text:p>
          </table:table-cell>
          <table:table-cell office:value-type="float" office:value="-0.208182429264463" calcext:value-type="float">
            <text:p>-0.208182429264463</text:p>
          </table:table-cell>
          <table:table-cell office:value-type="float" office:value="-0.206544139388212" calcext:value-type="float">
            <text:p>-0.206544139388212</text:p>
          </table:table-cell>
          <table:table-cell office:value-type="float" office:value="-0.207112626931984" calcext:value-type="float">
            <text:p>-0.207112626931984</text:p>
          </table:table-cell>
          <table:table-cell office:value-type="float" office:value="-0.206500078177285" calcext:value-type="float">
            <text:p>-0.206500078177285</text:p>
          </table:table-cell>
          <table:table-cell office:value-type="float" office:value="-0.196556756753505" calcext:value-type="float">
            <text:p>-0.196556756753505</text:p>
          </table:table-cell>
          <table:table-cell office:value-type="float" office:value="-0.192728928383754" calcext:value-type="float">
            <text:p>-0.192728928383754</text:p>
          </table:table-cell>
          <table:table-cell office:value-type="float" office:value="-0.188785582185046" calcext:value-type="float">
            <text:p>-0.188785582185046</text:p>
          </table:table-cell>
          <table:table-cell office:value-type="float" office:value="-0.191847503413598" calcext:value-type="float">
            <text:p>-0.191847503413598</text:p>
          </table:table-cell>
          <table:table-cell office:value-type="float" office:value="-0.199945760256497" calcext:value-type="float">
            <text:p>-0.199945760256497</text:p>
          </table:table-cell>
          <table:table-cell office:value-type="float" office:value="-0.198604821802961" calcext:value-type="float">
            <text:p>-0.198604821802961</text:p>
          </table:table-cell>
          <table:table-cell office:value-type="float" office:value="-0.202034494191726" calcext:value-type="float">
            <text:p>-0.202034494191726</text:p>
          </table:table-cell>
          <table:table-cell office:value-type="float" office:value="-0.208891727996548" calcext:value-type="float">
            <text:p>-0.208891727996548</text:p>
          </table:table-cell>
          <table:table-cell office:value-type="float" office:value="-0.208976166080614" calcext:value-type="float">
            <text:p>-0.208976166080614</text:p>
          </table:table-cell>
          <table:table-cell office:value-type="float" office:value="-0.208958641172076" calcext:value-type="float">
            <text:p>-0.208958641172076</text:p>
          </table:table-cell>
          <table:table-cell office:value-type="float" office:value="-0.209171001931687" calcext:value-type="float">
            <text:p>-0.209171001931687</text:p>
          </table:table-cell>
          <table:table-cell office:value-type="float" office:value="-0.205988406413578" calcext:value-type="float">
            <text:p>-0.205988406413578</text:p>
          </table:table-cell>
          <table:table-cell office:value-type="float" office:value="-0.202476175730663" calcext:value-type="float">
            <text:p>-0.202476175730663</text:p>
          </table:table-cell>
          <table:table-cell office:value-type="float" office:value="-0.196290055016222" calcext:value-type="float">
            <text:p>-0.196290055016222</text:p>
          </table:table-cell>
          <table:table-cell office:value-type="float" office:value="-0.189708521478945" calcext:value-type="float">
            <text:p>-0.189708521478945</text:p>
          </table:table-cell>
          <table:table-cell office:value-type="float" office:value="-0.183466356880778" calcext:value-type="float">
            <text:p>-0.183466356880778</text:p>
          </table:table-cell>
          <table:table-cell office:value-type="float" office:value="-0.188051789507416" calcext:value-type="float">
            <text:p>-0.188051789507416</text:p>
          </table:table-cell>
          <table:table-cell office:value-type="float" office:value="-0.189943009699874" calcext:value-type="float">
            <text:p>-0.189943009699874</text:p>
          </table:table-cell>
          <table:table-cell office:value-type="float" office:value="-0.199222376213509" calcext:value-type="float">
            <text:p>-0.199222376213509</text:p>
          </table:table-cell>
          <table:table-cell office:value-type="float" office:value="-0.208040018510615" calcext:value-type="float">
            <text:p>-0.208040018510615</text:p>
          </table:table-cell>
          <table:table-cell office:value-type="float" office:value="-0.211096149428075" calcext:value-type="float">
            <text:p>-0.211096149428075</text:p>
          </table:table-cell>
          <table:table-cell office:value-type="float" office:value="-0.212338956664873" calcext:value-type="float">
            <text:p>-0.212338956664873</text:p>
          </table:table-cell>
          <table:table-cell office:value-type="float" office:value="-0.188280127520677" calcext:value-type="float">
            <text:p>-0.188280127520677</text:p>
          </table:table-cell>
          <table:table-cell office:value-type="float" office:value="-0.182707591116321" calcext:value-type="float">
            <text:p>-0.182707591116321</text:p>
          </table:table-cell>
          <table:table-cell office:value-type="float" office:value="-0.185234321955737" calcext:value-type="float">
            <text:p>-0.185234321955737</text:p>
          </table:table-cell>
          <table:table-cell office:value-type="float" office:value="-0.18754568778804" calcext:value-type="float">
            <text:p>-0.18754568778804</text:p>
          </table:table-cell>
          <table:table-cell office:value-type="float" office:value="-0.196530607099245" calcext:value-type="float">
            <text:p>-0.196530607099245</text:p>
          </table:table-cell>
          <table:table-cell office:value-type="float" office:value="-0.196727912453003" calcext:value-type="float">
            <text:p>-0.196727912453003</text:p>
          </table:table-cell>
          <table:table-cell office:value-type="float" office:value="-0.204686944033748" calcext:value-type="float">
            <text:p>-0.204686944033748</text:p>
          </table:table-cell>
          <table:table-cell office:value-type="float" office:value="-0.21055594326191" calcext:value-type="float">
            <text:p>-0.21055594326191</text:p>
          </table:table-cell>
          <table:table-cell office:value-type="float" office:value="-0.21030442319171" calcext:value-type="float">
            <text:p>-0.21030442319171</text:p>
          </table:table-cell>
          <table:table-cell office:value-type="float" office:value="-0.186475307248835" calcext:value-type="float">
            <text:p>-0.186475307248835</text:p>
          </table:table-cell>
          <table:table-cell office:value-type="float" office:value="-0.17926918467514" calcext:value-type="float">
            <text:p>-0.17926918467514</text:p>
          </table:table-cell>
          <table:table-cell office:value-type="float" office:value="-0.181038389953518" calcext:value-type="float">
            <text:p>-0.181038389953518</text:p>
          </table:table-cell>
          <table:table-cell office:value-type="float" office:value="-0.19082232577013" calcext:value-type="float">
            <text:p>-0.19082232577013</text:p>
          </table:table-cell>
          <table:table-cell office:value-type="float" office:value="-0.195740167931518" calcext:value-type="float">
            <text:p>-0.195740167931518</text:p>
          </table:table-cell>
          <table:table-cell office:value-type="float" office:value="-0.207145269455437" calcext:value-type="float">
            <text:p>-0.207145269455437</text:p>
          </table:table-cell>
          <table:table-cell office:value-type="float" office:value="-0.207651103373442" calcext:value-type="float">
            <text:p>-0.207651103373442</text:p>
          </table:table-cell>
          <table:table-cell office:value-type="float" office:value="-0.208219316152625" calcext:value-type="float">
            <text:p>-0.208219316152625</text:p>
          </table:table-cell>
          <table:table-cell office:value-type="float" office:value="-0.200025111841607" calcext:value-type="float">
            <text:p>-0.200025111841607</text:p>
          </table:table-cell>
          <table:table-cell office:value-type="float" office:value="-0.192177054147242" calcext:value-type="float">
            <text:p>-0.192177054147242</text:p>
          </table:table-cell>
          <table:table-cell office:value-type="float" office:value="-0.186565137308901" calcext:value-type="float">
            <text:p>-0.186565137308901</text:p>
          </table:table-cell>
          <table:table-cell office:value-type="float" office:value="-0.193939666116868" calcext:value-type="float">
            <text:p>-0.193939666116868</text:p>
          </table:table-cell>
          <table:table-cell office:value-type="float" office:value="-0.210295749071491" calcext:value-type="float">
            <text:p>-0.210295749071491</text:p>
          </table:table-cell>
          <table:table-cell office:value-type="float" office:value="-0.214044196007336" calcext:value-type="float">
            <text:p>-0.214044196007336</text:p>
          </table:table-cell>
          <table:table-cell office:value-type="float" office:value="-0.229292073121548" calcext:value-type="float">
            <text:p>-0.229292073121548</text:p>
          </table:table-cell>
          <table:table-cell office:value-type="float" office:value="-0.230250916833442" calcext:value-type="float">
            <text:p>-0.230250916833442</text:p>
          </table:table-cell>
          <table:table-cell office:value-type="float" office:value="-0.226284223799682" calcext:value-type="float">
            <text:p>-0.226284223799682</text:p>
          </table:table-cell>
          <table:table-cell office:value-type="float" office:value="-0.210055598119357" calcext:value-type="float">
            <text:p>-0.210055598119357</text:p>
          </table:table-cell>
          <table:table-cell office:value-type="float" office:value="-0.219693855141323" calcext:value-type="float">
            <text:p>-0.219693855141323</text:p>
          </table:table-cell>
          <table:table-cell office:value-type="float" office:value="-0.233759717461316" calcext:value-type="float">
            <text:p>-0.233759717461316</text:p>
          </table:table-cell>
          <table:table-cell office:value-type="float" office:value="-0.235176932205412" calcext:value-type="float">
            <text:p>-0.235176932205412</text:p>
          </table:table-cell>
          <table:table-cell office:value-type="float" office:value="-0.243382612209587" calcext:value-type="float">
            <text:p>-0.243382612209587</text:p>
          </table:table-cell>
          <table:table-cell office:value-type="float" office:value="-0.244169955608006" calcext:value-type="float">
            <text:p>-0.244169955608006</text:p>
          </table:table-cell>
          <table:table-cell office:value-type="float" office:value="-0.242436039790642" calcext:value-type="float">
            <text:p>-0.242436039790642</text:p>
          </table:table-cell>
          <table:table-cell office:value-type="float" office:value="-0.233082690226288" calcext:value-type="float">
            <text:p>-0.233082690226288</text:p>
          </table:table-cell>
          <table:table-cell office:value-type="float" office:value="-0.218038094405689" calcext:value-type="float">
            <text:p>-0.218038094405689</text:p>
          </table:table-cell>
          <table:table-cell office:value-type="float" office:value="-0.22058238550074" calcext:value-type="float">
            <text:p>-0.22058238550074</text:p>
          </table:table-cell>
          <table:table-cell office:value-type="float" office:value="-0.224882345571868" calcext:value-type="float">
            <text:p>-0.224882345571868</text:p>
          </table:table-cell>
          <table:table-cell office:value-type="float" office:value="-0.23152085936737" calcext:value-type="float">
            <text:p>-0.23152085936737</text:p>
          </table:table-cell>
          <table:table-cell office:value-type="float" office:value="-0.236927452352969" calcext:value-type="float">
            <text:p>-0.236927452352969</text:p>
          </table:table-cell>
          <table:table-cell office:value-type="float" office:value="-0.237737050857524" calcext:value-type="float">
            <text:p>-0.237737050857524</text:p>
          </table:table-cell>
          <table:table-cell office:value-type="float" office:value="-0.24419361919733" calcext:value-type="float">
            <text:p>-0.24419361919733</text:p>
          </table:table-cell>
          <table:table-cell office:value-type="float" office:value="-0.246164238512152" calcext:value-type="float">
            <text:p>-0.246164238512152</text:p>
          </table:table-cell>
          <table:table-cell office:value-type="float" office:value="-0.246942615195407" calcext:value-type="float">
            <text:p>-0.246942615195407</text:p>
          </table:table-cell>
          <table:table-cell office:value-type="float" office:value="-0.246991218699184" calcext:value-type="float">
            <text:p>-0.246991218699184</text:p>
          </table:table-cell>
          <table:table-cell office:value-type="float" office:value="-0.243948941961478" calcext:value-type="float">
            <text:p>-0.243948941961478</text:p>
          </table:table-cell>
          <table:table-cell office:value-type="float" office:value="-0.211760334187933" calcext:value-type="float">
            <text:p>-0.211760334187933</text:p>
          </table:table-cell>
          <table:table-cell office:value-type="float" office:value="-0.214670837550147" calcext:value-type="float">
            <text:p>-0.214670837550147</text:p>
          </table:table-cell>
          <table:table-cell office:value-type="float" office:value="-0.234233009274454" calcext:value-type="float">
            <text:p>-0.234233009274454</text:p>
          </table:table-cell>
          <table:table-cell office:value-type="float" office:value="-0.238936612040463" calcext:value-type="float">
            <text:p>-0.238936612040463</text:p>
          </table:table-cell>
          <table:table-cell office:value-type="float" office:value="-0.249310653344658" calcext:value-type="float">
            <text:p>-0.249310653344658</text:p>
          </table:table-cell>
          <table:table-cell office:value-type="float" office:value="-0.250992546829038" calcext:value-type="float">
            <text:p>-0.250992546829038</text:p>
          </table:table-cell>
          <table:table-cell office:value-type="float" office:value="-0.251783993901183" calcext:value-type="float">
            <text:p>-0.251783993901183</text:p>
          </table:table-cell>
          <table:table-cell office:value-type="float" office:value="-0.211981910987129" calcext:value-type="float">
            <text:p>-0.211981910987129</text:p>
          </table:table-cell>
          <table:table-cell office:value-type="float" office:value="-0.207063679836429" calcext:value-type="float">
            <text:p>-0.207063679836429</text:p>
          </table:table-cell>
          <table:table-cell office:value-type="float" office:value="-0.210371548563799" calcext:value-type="float">
            <text:p>-0.210371548563799</text:p>
          </table:table-cell>
          <table:table-cell office:value-type="float" office:value="-0.234387486952999" calcext:value-type="float">
            <text:p>-0.234387486952999</text:p>
          </table:table-cell>
          <table:table-cell office:value-type="float" office:value="-0.245831473733758" calcext:value-type="float">
            <text:p>-0.245831473733758</text:p>
          </table:table-cell>
          <table:table-cell office:value-type="float" office:value="-0.248883333915472" calcext:value-type="float">
            <text:p>-0.248883333915472</text:p>
          </table:table-cell>
          <table:table-cell office:value-type="float" office:value="-0.25086639852995" calcext:value-type="float">
            <text:p>-0.25086639852995</text:p>
          </table:table-cell>
          <table:table-cell office:value-type="float" office:value="-0.204479433580754" calcext:value-type="float">
            <text:p>-0.204479433580754</text:p>
          </table:table-cell>
          <table:table-cell office:value-type="float" office:value="-0.210235143437425" calcext:value-type="float">
            <text:p>-0.210235143437425</text:p>
          </table:table-cell>
          <table:table-cell office:value-type="float" office:value="-0.226418365117469" calcext:value-type="float">
            <text:p>-0.226418365117469</text:p>
          </table:table-cell>
          <table:table-cell office:value-type="float" office:value="-0.237773794573131" calcext:value-type="float">
            <text:p>-0.237773794573131</text:p>
          </table:table-cell>
          <table:table-cell office:value-type="float" office:value="-0.235654746232855" calcext:value-type="float">
            <text:p>-0.235654746232855</text:p>
          </table:table-cell>
          <table:table-cell office:value-type="float" office:value="-0.198968640169388" calcext:value-type="float">
            <text:p>-0.198968640169388</text:p>
          </table:table-cell>
          <table:table-cell office:value-type="float" office:value="-0.200741421873617" calcext:value-type="float">
            <text:p>-0.200741421873617</text:p>
          </table:table-cell>
          <table:table-cell office:value-type="float" office:value="-0.204369918628989" calcext:value-type="float">
            <text:p>-0.204369918628989</text:p>
          </table:table-cell>
          <table:table-cell office:value-type="float" office:value="-0.210064778024964" calcext:value-type="float">
            <text:p>-0.210064778024964</text:p>
          </table:table-cell>
          <table:table-cell office:value-type="float" office:value="-0.219216243972994" calcext:value-type="float">
            <text:p>-0.219216243972994</text:p>
          </table:table-cell>
          <table:table-cell office:value-type="float" office:value="-0.219708582733589" calcext:value-type="float">
            <text:p>-0.219708582733589</text:p>
          </table:table-cell>
          <table:table-cell office:value-type="float" office:value="-0.227844485707564" calcext:value-type="float">
            <text:p>-0.227844485707564</text:p>
          </table:table-cell>
          <table:table-cell office:value-type="float" office:value="-0.23348381546169" calcext:value-type="float">
            <text:p>-0.23348381546169</text:p>
          </table:table-cell>
          <table:table-cell office:value-type="float" office:value="-0.232705015173167" calcext:value-type="float">
            <text:p>-0.232705015173167</text:p>
          </table:table-cell>
          <table:table-cell office:value-type="float" office:value="-0.208554211690039" calcext:value-type="float">
            <text:p>-0.208554211690039</text:p>
          </table:table-cell>
          <table:table-cell office:value-type="float" office:value="-0.194655390638738" calcext:value-type="float">
            <text:p>-0.194655390638738</text:p>
          </table:table-cell>
          <table:table-cell office:value-type="float" office:value="-0.195438449860765" calcext:value-type="float">
            <text:p>-0.195438449860765</text:p>
          </table:table-cell>
          <table:table-cell office:value-type="float" office:value="-0.198364223452126" calcext:value-type="float">
            <text:p>-0.198364223452126</text:p>
          </table:table-cell>
          <table:table-cell office:value-type="float" office:value="-0.205878351495763" calcext:value-type="float">
            <text:p>-0.205878351495763</text:p>
          </table:table-cell>
          <table:table-cell office:value-type="float" office:value="-0.211008809257192" calcext:value-type="float">
            <text:p>-0.211008809257192</text:p>
          </table:table-cell>
          <table:table-cell office:value-type="float" office:value="-0.215299764152094" calcext:value-type="float">
            <text:p>-0.215299764152094</text:p>
          </table:table-cell>
          <table:table-cell office:value-type="float" office:value="-0.215630322192262" calcext:value-type="float">
            <text:p>-0.215630322192262</text:p>
          </table:table-cell>
          <table:table-cell office:value-type="float" office:value="-0.227843822589978" calcext:value-type="float">
            <text:p>-0.227843822589978</text:p>
          </table:table-cell>
          <table:table-cell office:value-type="float" office:value="-0.230250151908936" calcext:value-type="float">
            <text:p>-0.230250151908936</text:p>
          </table:table-cell>
          <table:table-cell office:value-type="float" office:value="-0.230725144723284" calcext:value-type="float">
            <text:p>-0.230725144723284</text:p>
          </table:table-cell>
          <table:table-cell office:value-type="float" office:value="-0.219134942452304" calcext:value-type="float">
            <text:p>-0.219134942452304</text:p>
          </table:table-cell>
          <table:table-cell office:value-type="float" office:value="-0.209679512552826" calcext:value-type="float">
            <text:p>-0.209679512552826</text:p>
          </table:table-cell>
          <table:table-cell office:value-type="float" office:value="-0.205656203394308" calcext:value-type="float">
            <text:p>-0.205656203394308</text:p>
          </table:table-cell>
          <table:table-cell office:value-type="float" office:value="-0.20421894551638" calcext:value-type="float">
            <text:p>-0.20421894551638</text:p>
          </table:table-cell>
          <table:table-cell office:value-type="float" office:value="-0.20917076238228" calcext:value-type="float">
            <text:p>-0.20917076238228</text:p>
          </table:table-cell>
          <table:table-cell office:value-type="float" office:value="-0.216569935896074" calcext:value-type="float">
            <text:p>-0.216569935896074</text:p>
          </table:table-cell>
          <table:table-cell office:value-type="float" office:value="-0.216605145342814" calcext:value-type="float">
            <text:p>-0.216605145342814</text:p>
          </table:table-cell>
          <table:table-cell office:value-type="float" office:value="-0.220926044139886" calcext:value-type="float">
            <text:p>-0.220926044139886</text:p>
          </table:table-cell>
          <table:table-cell office:value-type="float" office:value="-0.227570551931101" calcext:value-type="float">
            <text:p>-0.227570551931101</text:p>
          </table:table-cell>
          <table:table-cell office:value-type="float" office:value="-0.22728544902558" calcext:value-type="float">
            <text:p>-0.22728544902558</text:p>
          </table:table-cell>
          <table:table-cell office:value-type="float" office:value="-0.227493400189936" calcext:value-type="float">
            <text:p>-0.227493400189936</text:p>
          </table:table-cell>
          <table:table-cell office:value-type="float" office:value="-0.226351550193954" calcext:value-type="float">
            <text:p>-0.226351550193954</text:p>
          </table:table-cell>
          <table:table-cell office:value-type="float" office:value="-0.215905020784556" calcext:value-type="float">
            <text:p>-0.215905020784556</text:p>
          </table:table-cell>
          <table:table-cell office:value-type="float" office:value="-0.209888002117119" calcext:value-type="float">
            <text:p>-0.209888002117119</text:p>
          </table:table-cell>
          <table:table-cell office:value-type="float" office:value="-0.204320746487199" calcext:value-type="float">
            <text:p>-0.204320746487199</text:p>
          </table:table-cell>
          <table:table-cell office:value-type="float" office:value="-0.208203513599937" calcext:value-type="float">
            <text:p>-0.208203513599937</text:p>
          </table:table-cell>
          <table:table-cell office:value-type="float" office:value="-0.214537183029379" calcext:value-type="float">
            <text:p>-0.214537183029379</text:p>
          </table:table-cell>
          <table:table-cell office:value-type="float" office:value="-0.218535645425922" calcext:value-type="float">
            <text:p>-0.218535645425922</text:p>
          </table:table-cell>
          <table:table-cell office:value-type="float" office:value="-0.221401319106146" calcext:value-type="float">
            <text:p>-0.221401319106146</text:p>
          </table:table-cell>
          <table:table-cell office:value-type="float" office:value="-0.228683646396267" calcext:value-type="float">
            <text:p>-0.228683646396267</text:p>
          </table:table-cell>
          <table:table-cell office:value-type="float" office:value="-0.22971454060344" calcext:value-type="float">
            <text:p>-0.22971454060344</text:p>
          </table:table-cell>
          <table:table-cell office:value-type="float" office:value="-0.229338951660419" calcext:value-type="float">
            <text:p>-0.229338951660419</text:p>
          </table:table-cell>
          <table:table-cell office:value-type="float" office:value="-0.226385445102163" calcext:value-type="float">
            <text:p>-0.226385445102163</text:p>
          </table:table-cell>
          <table:table-cell office:value-type="float" office:value="-0.222615299366726" calcext:value-type="float">
            <text:p>-0.222615299366726</text:p>
          </table:table-cell>
          <table:table-cell office:value-type="float" office:value="-0.217792120477314" calcext:value-type="float">
            <text:p>-0.217792120477314</text:p>
          </table:table-cell>
          <table:table-cell office:value-type="float" office:value="-0.219955969258926" calcext:value-type="float">
            <text:p>-0.219955969258926</text:p>
          </table:table-cell>
          <table:table-cell office:value-type="float" office:value="-0.212327028384455" calcext:value-type="float">
            <text:p>-0.212327028384455</text:p>
          </table:table-cell>
          <table:table-cell office:value-type="float" office:value="-0.213974897657099" calcext:value-type="float">
            <text:p>-0.213974897657099</text:p>
          </table:table-cell>
          <table:table-cell office:value-type="float" office:value="-0.216605872856051" calcext:value-type="float">
            <text:p>-0.216605872856051</text:p>
          </table:table-cell>
          <table:table-cell office:value-type="float" office:value="-0.217574738222856" calcext:value-type="float">
            <text:p>-0.217574738222856</text:p>
          </table:table-cell>
          <table:table-cell office:value-type="float" office:value="-0.224398994642319" calcext:value-type="float">
            <text:p>-0.224398994642319</text:p>
          </table:table-cell>
          <table:table-cell office:value-type="float" office:value="-0.229233638920403" calcext:value-type="float">
            <text:p>-0.229233638920403</text:p>
          </table:table-cell>
          <table:table-cell office:value-type="float" office:value="-0.234604996804945" calcext:value-type="float">
            <text:p>-0.234604996804945</text:p>
          </table:table-cell>
          <table:table-cell office:value-type="float" office:value="-0.237093823751877" calcext:value-type="float">
            <text:p>-0.237093823751877</text:p>
          </table:table-cell>
          <table:table-cell office:value-type="float" office:value="-0.238340018397947" calcext:value-type="float">
            <text:p>-0.238340018397947</text:p>
          </table:table-cell>
          <table:table-cell office:value-type="float" office:value="-0.238557571979511" calcext:value-type="float">
            <text:p>-0.238557571979511</text:p>
          </table:table-cell>
          <table:table-cell office:value-type="float" office:value="-0.237601057274419" calcext:value-type="float">
            <text:p>-0.237601057274419</text:p>
          </table:table-cell>
          <table:table-cell office:value-type="float" office:value="-0.23278546608824" calcext:value-type="float">
            <text:p>-0.23278546608824</text:p>
          </table:table-cell>
          <table:table-cell office:value-type="float" office:value="-0.229842134086697" calcext:value-type="float">
            <text:p>-0.229842134086697</text:p>
          </table:table-cell>
          <table:table-cell office:value-type="float" office:value="-0.223127888181148" calcext:value-type="float">
            <text:p>-0.223127888181148</text:p>
          </table:table-cell>
          <table:table-cell office:value-type="float" office:value="-0.228306711109742" calcext:value-type="float">
            <text:p>-0.228306711109742</text:p>
          </table:table-cell>
          <table:table-cell office:value-type="float" office:value="-0.240490345766347" calcext:value-type="float">
            <text:p>-0.240490345766347</text:p>
          </table:table-cell>
          <table:table-cell office:value-type="float" office:value="-0.239528756717688" calcext:value-type="float">
            <text:p>-0.239528756717688</text:p>
          </table:table-cell>
          <table:table-cell office:value-type="float" office:value="-0.246962389437446" calcext:value-type="float">
            <text:p>-0.246962389437446</text:p>
          </table:table-cell>
          <table:table-cell office:value-type="float" office:value="-0.248888035937244" calcext:value-type="float">
            <text:p>-0.248888035937244</text:p>
          </table:table-cell>
          <table:table-cell office:value-type="float" office:value="-0.248961589841958" calcext:value-type="float">
            <text:p>-0.248961589841958</text:p>
          </table:table-cell>
          <table:table-cell office:value-type="float" office:value="-0.224638053822998" calcext:value-type="float">
            <text:p>-0.224638053822998</text:p>
          </table:table-cell>
          <table:table-cell office:value-type="float" office:value="-0.222445484153945" calcext:value-type="float">
            <text:p>-0.222445484153945</text:p>
          </table:table-cell>
          <table:table-cell office:value-type="float" office:value="-0.224420067712146" calcext:value-type="float">
            <text:p>-0.224420067712146</text:p>
          </table:table-cell>
          <table:table-cell office:value-type="float" office:value="-0.227593954310908" calcext:value-type="float">
            <text:p>-0.227593954310908</text:p>
          </table:table-cell>
          <table:table-cell office:value-type="float" office:value="-0.231716070859866" calcext:value-type="float">
            <text:p>-0.231716070859866</text:p>
          </table:table-cell>
          <table:table-cell office:value-type="float" office:value="-0.238513548865346" calcext:value-type="float">
            <text:p>-0.238513548865346</text:p>
          </table:table-cell>
          <table:table-cell office:value-type="float" office:value="-0.242502105772391" calcext:value-type="float">
            <text:p>-0.242502105772391</text:p>
          </table:table-cell>
          <table:table-cell office:value-type="float" office:value="-0.247264635938816" calcext:value-type="float">
            <text:p>-0.247264635938816</text:p>
          </table:table-cell>
          <table:table-cell office:value-type="float" office:value="-0.246455362122107" calcext:value-type="float">
            <text:p>-0.246455362122107</text:p>
          </table:table-cell>
          <table:table-cell office:value-type="float" office:value="-0.244442210348117" calcext:value-type="float">
            <text:p>-0.244442210348117</text:p>
          </table:table-cell>
          <table:table-cell office:value-type="float" office:value="-0.232469508047614" calcext:value-type="float">
            <text:p>-0.232469508047614</text:p>
          </table:table-cell>
          <table:table-cell office:value-type="float" office:value="-0.229581117732333" calcext:value-type="float">
            <text:p>-0.229581117732333</text:p>
          </table:table-cell>
          <table:table-cell office:value-type="float" office:value="-0.222449000338936" calcext:value-type="float">
            <text:p>-0.222449000338936</text:p>
          </table:table-cell>
          <table:table-cell office:value-type="float" office:value="-0.227930906940838" calcext:value-type="float">
            <text:p>-0.227930906940838</text:p>
          </table:table-cell>
          <table:table-cell office:value-type="float" office:value="-0.238390151975693" calcext:value-type="float">
            <text:p>-0.238390151975693</text:p>
          </table:table-cell>
          <table:table-cell office:value-type="float" office:value="-0.241849966474565" calcext:value-type="float">
            <text:p>-0.241849966474565</text:p>
          </table:table-cell>
          <table:table-cell office:value-type="float" office:value="-0.249638897405196" calcext:value-type="float">
            <text:p>-0.249638897405196</text:p>
          </table:table-cell>
          <table:table-cell office:value-type="float" office:value="-0.250933921218536" calcext:value-type="float">
            <text:p>-0.250933921218536</text:p>
          </table:table-cell>
          <table:table-cell office:value-type="float" office:value="-0.248086502739965" calcext:value-type="float">
            <text:p>-0.248086502739965</text:p>
          </table:table-cell>
          <table:table-cell office:value-type="float" office:value="-0.246417696952991" calcext:value-type="float">
            <text:p>-0.246417696952991</text:p>
          </table:table-cell>
          <table:table-cell office:value-type="float" office:value="-0.233092652252288" calcext:value-type="float">
            <text:p>-0.233092652252288</text:p>
          </table:table-cell>
          <table:table-cell office:value-type="float" office:value="-0.228907784821948" calcext:value-type="float">
            <text:p>-0.228907784821948</text:p>
          </table:table-cell>
          <table:table-cell office:value-type="float" office:value="-0.224921314305548" calcext:value-type="float">
            <text:p>-0.224921314305548</text:p>
          </table:table-cell>
          <table:table-cell office:value-type="float" office:value="-0.221244584808384" calcext:value-type="float">
            <text:p>-0.221244584808384</text:p>
          </table:table-cell>
          <table:table-cell office:value-type="float" office:value="-0.240010608924641" calcext:value-type="float">
            <text:p>-0.240010608924641</text:p>
          </table:table-cell>
          <table:table-cell office:value-type="float" office:value="-0.24488687942969" calcext:value-type="float">
            <text:p>-0.24488687942969</text:p>
          </table:table-cell>
          <table:table-cell office:value-type="float" office:value="-0.248850018406661" calcext:value-type="float">
            <text:p>-0.248850018406661</text:p>
          </table:table-cell>
          <table:table-cell office:value-type="float" office:value="-0.257206160642322" calcext:value-type="float">
            <text:p>-0.257206160642322</text:p>
          </table:table-cell>
          <table:table-cell office:value-type="float" office:value="-0.257522677229153" calcext:value-type="float">
            <text:p>-0.257522677229153</text:p>
          </table:table-cell>
          <table:table-cell office:value-type="float" office:value="-0.257476969219559" calcext:value-type="float">
            <text:p>-0.257476969219559</text:p>
          </table:table-cell>
          <table:table-cell office:value-type="float" office:value="-0.251601840403247" calcext:value-type="float">
            <text:p>-0.251601840403247</text:p>
          </table:table-cell>
          <table:table-cell office:value-type="float" office:value="-0.22136341650458" calcext:value-type="float">
            <text:p>-0.22136341650458</text:p>
          </table:table-cell>
          <table:table-cell office:value-type="float" office:value="-0.251552762257487" calcext:value-type="float">
            <text:p>-0.251552762257487</text:p>
          </table:table-cell>
          <table:table-cell office:value-type="float" office:value="-0.260035310068364" calcext:value-type="float">
            <text:p>-0.260035310068364</text:p>
          </table:table-cell>
          <table:table-cell office:value-type="float" office:value="-0.261106464310489" calcext:value-type="float">
            <text:p>-0.261106464310489</text:p>
          </table:table-cell>
          <table:table-cell office:value-type="float" office:value="-0.26447495763322" calcext:value-type="float">
            <text:p>-0.26447495763322</text:p>
          </table:table-cell>
          <table:table-cell office:value-type="float" office:value="-0.222525864585502" calcext:value-type="float">
            <text:p>-0.222525864585502</text:p>
          </table:table-cell>
          <table:table-cell office:value-type="float" office:value="-0.222005186476551" calcext:value-type="float">
            <text:p>-0.222005186476551</text:p>
          </table:table-cell>
          <table:table-cell office:value-type="float" office:value="-0.260258736459415" calcext:value-type="float">
            <text:p>-0.260258736459415</text:p>
          </table:table-cell>
          <table:table-cell office:value-type="float" office:value="-0.261503023082614" calcext:value-type="float">
            <text:p>-0.261503023082614</text:p>
          </table:table-cell>
          <table:table-cell office:value-type="float" office:value="-0.225172337996249" calcext:value-type="float">
            <text:p>-0.225172337996249</text:p>
          </table:table-cell>
          <table:table-cell office:value-type="float" office:value="-0.261862570098637" calcext:value-type="float">
            <text:p>-0.261862570098637</text:p>
          </table:table-cell>
          <table:table-cell office:value-type="float" office:value="-0.26095549210201" calcext:value-type="float">
            <text:p>-0.26095549210201</text:p>
          </table:table-cell>
          <table:table-cell office:value-type="float" office:value="-0.225841100755219" calcext:value-type="float">
            <text:p>-0.225841100755219</text:p>
          </table:table-cell>
          <table:table-cell office:value-type="float" office:value="-0.250822169932396" calcext:value-type="float">
            <text:p>-0.250822169932396</text:p>
          </table:table-cell>
          <table:table-cell office:value-type="float" office:value="-0.257095222291515" calcext:value-type="float">
            <text:p>-0.257095222291515</text:p>
          </table:table-cell>
          <table:table-cell office:value-type="float" office:value="-0.258840316935076" calcext:value-type="float">
            <text:p>-0.258840316935076</text:p>
          </table:table-cell>
          <table:table-cell office:value-type="float" office:value="-0.256981337083057" calcext:value-type="float">
            <text:p>-0.256981337083057</text:p>
          </table:table-cell>
          <table:table-cell office:value-type="float" office:value="-0.249799481163138" calcext:value-type="float">
            <text:p>-0.249799481163138</text:p>
          </table:table-cell>
          <table:table-cell office:value-type="float" office:value="-0.239054905523278" calcext:value-type="float">
            <text:p>-0.239054905523278</text:p>
          </table:table-cell>
          <table:table-cell office:value-type="float" office:value="-0.23157278413471" calcext:value-type="float">
            <text:p>-0.23157278413471</text:p>
          </table:table-cell>
          <table:table-cell office:value-type="float" office:value="-0.273977721598276" calcext:value-type="float">
            <text:p>-0.273977721598276</text:p>
          </table:table-cell>
          <table:table-cell office:value-type="float" office:value="-0.248003161317802" calcext:value-type="float">
            <text:p>-0.248003161317802</text:p>
          </table:table-cell>
          <table:table-cell office:value-type="float" office:value="-0.23844251829221" calcext:value-type="float">
            <text:p>-0.23844251829221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8768635742656" calcext:value-type="float">
            <text:p>0.298768635742656</text:p>
          </table:table-cell>
          <table:table-cell office:value-type="float" office:value="0.298800753540479" calcext:value-type="float">
            <text:p>0.298800753540479</text:p>
          </table:table-cell>
          <table:table-cell office:value-type="float" office:value="0.298780805053516" calcext:value-type="float">
            <text:p>0.298780805053516</text:p>
          </table:table-cell>
          <table:table-cell office:value-type="float" office:value="0.298801551490265" calcext:value-type="float">
            <text:p>0.298801551490265</text:p>
          </table:table-cell>
          <table:table-cell office:value-type="float" office:value="0.298726075946983" calcext:value-type="float">
            <text:p>0.298726075946983</text:p>
          </table:table-cell>
          <table:table-cell office:value-type="float" office:value="0.29879440242194" calcext:value-type="float">
            <text:p>0.29879440242194</text:p>
          </table:table-cell>
          <table:table-cell office:value-type="float" office:value="0.298786118340744" calcext:value-type="float">
            <text:p>0.298786118340744</text:p>
          </table:table-cell>
          <table:table-cell office:value-type="float" office:value="0.298784407232874" calcext:value-type="float">
            <text:p>0.298784407232874</text:p>
          </table:table-cell>
          <table:table-cell office:value-type="float" office:value="0.29880367127393" calcext:value-type="float">
            <text:p>0.29880367127393</text:p>
          </table:table-cell>
          <table:table-cell office:value-type="float" office:value="0.298794511065934" calcext:value-type="float">
            <text:p>0.298794511065934</text:p>
          </table:table-cell>
          <table:table-cell office:value-type="float" office:value="0.298799646334186" calcext:value-type="float">
            <text:p>0.298799646334186</text:p>
          </table:table-cell>
          <table:table-cell office:value-type="float" office:value="0.298740550468141" calcext:value-type="float">
            <text:p>0.298740550468141</text:p>
          </table:table-cell>
          <table:table-cell office:value-type="float" office:value="0.298762249132682" calcext:value-type="float">
            <text:p>0.298762249132682</text:p>
          </table:table-cell>
          <table:table-cell office:value-type="float" office:value="0.298796899089511" calcext:value-type="float">
            <text:p>0.298796899089511</text:p>
          </table:table-cell>
          <table:table-cell office:value-type="float" office:value="0.298741528999786" calcext:value-type="float">
            <text:p>0.298741528999786</text:p>
          </table:table-cell>
          <table:table-cell office:value-type="float" office:value="0.298733318028287" calcext:value-type="float">
            <text:p>0.298733318028287</text:p>
          </table:table-cell>
          <table:table-cell office:value-type="float" office:value="0.298801478995362" calcext:value-type="float">
            <text:p>0.298801478995362</text:p>
          </table:table-cell>
          <table:table-cell office:value-type="float" office:value="0.298743413510658" calcext:value-type="float">
            <text:p>0.298743413510658</text:p>
          </table:table-cell>
          <table:table-cell office:value-type="float" office:value="0.298785618299335" calcext:value-type="float">
            <text:p>0.298785618299335</text:p>
          </table:table-cell>
          <table:table-cell office:value-type="float" office:value="0.298753885193944" calcext:value-type="float">
            <text:p>0.298753885193944</text:p>
          </table:table-cell>
          <table:table-cell office:value-type="float" office:value="0.298787693536941" calcext:value-type="float">
            <text:p>0.298787693536941</text:p>
          </table:table-cell>
          <table:table-cell office:value-type="float" office:value="0.298745333533532" calcext:value-type="float">
            <text:p>0.298745333533532</text:p>
          </table:table-cell>
          <table:table-cell office:value-type="float" office:value="0.298746311110988" calcext:value-type="float">
            <text:p>0.298746311110988</text:p>
          </table:table-cell>
          <table:table-cell office:value-type="float" office:value="0.29879219323433" calcext:value-type="float">
            <text:p>0.29879219323433</text:p>
          </table:table-cell>
          <table:table-cell office:value-type="float" office:value="0.298730706551956" calcext:value-type="float">
            <text:p>0.298730706551956</text:p>
          </table:table-cell>
          <table:table-cell office:value-type="float" office:value="0.298738009808246" calcext:value-type="float">
            <text:p>0.298738009808246</text:p>
          </table:table-cell>
          <table:table-cell office:value-type="float" office:value="0.298804678550764" calcext:value-type="float">
            <text:p>0.298804678550764</text:p>
          </table:table-cell>
          <table:table-cell office:value-type="float" office:value="0.298737702085417" calcext:value-type="float">
            <text:p>0.298737702085417</text:p>
          </table:table-cell>
          <table:table-cell office:value-type="float" office:value="0.298747563063075" calcext:value-type="float">
            <text:p>0.298747563063075</text:p>
          </table:table-cell>
          <table:table-cell office:value-type="float" office:value="0.298798240585479" calcext:value-type="float">
            <text:p>0.298798240585479</text:p>
          </table:table-cell>
          <table:table-cell office:value-type="float" office:value="0.298799691406544" calcext:value-type="float">
            <text:p>0.298799691406544</text:p>
          </table:table-cell>
          <table:table-cell office:value-type="float" office:value="0.298792058870041" calcext:value-type="float">
            <text:p>0.298792058870041</text:p>
          </table:table-cell>
          <table:table-cell office:value-type="float" office:value="0.298700029268433" calcext:value-type="float">
            <text:p>0.298700029268433</text:p>
          </table:table-cell>
          <table:table-cell office:value-type="float" office:value="0.298777286957651" calcext:value-type="float">
            <text:p>0.298777286957651</text:p>
          </table:table-cell>
          <table:table-cell office:value-type="float" office:value="0.29874596883911" calcext:value-type="float">
            <text:p>0.29874596883911</text:p>
          </table:table-cell>
          <table:table-cell office:value-type="float" office:value="0.298729778875691" calcext:value-type="float">
            <text:p>0.298729778875691</text:p>
          </table:table-cell>
          <table:table-cell office:value-type="float" office:value="0.298779967144425" calcext:value-type="float">
            <text:p>0.298779967144425</text:p>
          </table:table-cell>
          <table:table-cell office:value-type="float" office:value="0.298736259116262" calcext:value-type="float">
            <text:p>0.298736259116262</text:p>
          </table:table-cell>
          <table:table-cell office:value-type="float" office:value="0.298735203758341" calcext:value-type="float">
            <text:p>0.298735203758341</text:p>
          </table:table-cell>
          <table:table-cell office:value-type="float" office:value="0.298749916793606" calcext:value-type="float">
            <text:p>0.298749916793606</text:p>
          </table:table-cell>
          <table:table-cell office:value-type="float" office:value="0.298793489036731" calcext:value-type="float">
            <text:p>0.298793489036731</text:p>
          </table:table-cell>
          <table:table-cell office:value-type="float" office:value="0.29878681027435" calcext:value-type="float">
            <text:p>0.29878681027435</text:p>
          </table:table-cell>
          <table:table-cell office:value-type="float" office:value="0.298793020159091" calcext:value-type="float">
            <text:p>0.298793020159091</text:p>
          </table:table-cell>
          <table:table-cell office:value-type="float" office:value="0.298736589252194" calcext:value-type="float">
            <text:p>0.298736589252194</text:p>
          </table:table-cell>
          <table:table-cell office:value-type="float" office:value="0.298732100723576" calcext:value-type="float">
            <text:p>0.298732100723576</text:p>
          </table:table-cell>
          <table:table-cell office:value-type="float" office:value="0.298777035584863" calcext:value-type="float">
            <text:p>0.298777035584863</text:p>
          </table:table-cell>
          <table:table-cell office:value-type="float" office:value="0.298800501162431" calcext:value-type="float">
            <text:p>0.298800501162431</text:p>
          </table:table-cell>
          <table:table-cell office:value-type="float" office:value="0.298771359015773" calcext:value-type="float">
            <text:p>0.298771359015773</text:p>
          </table:table-cell>
          <table:table-cell office:value-type="float" office:value="0.298790038706905" calcext:value-type="float">
            <text:p>0.298790038706905</text:p>
          </table:table-cell>
          <table:table-cell office:value-type="float" office:value="0.298779237577597" calcext:value-type="float">
            <text:p>0.298779237577597</text:p>
          </table:table-cell>
          <table:table-cell office:value-type="float" office:value="0.298791613877927" calcext:value-type="float">
            <text:p>0.298791613877927</text:p>
          </table:table-cell>
          <table:table-cell office:value-type="float" office:value="0.298745731388803" calcext:value-type="float">
            <text:p>0.298745731388803</text:p>
          </table:table-cell>
          <table:table-cell office:value-type="float" office:value="0.298733069960759" calcext:value-type="float">
            <text:p>0.298733069960759</text:p>
          </table:table-cell>
          <table:table-cell office:value-type="float" office:value="0.29879428449072" calcext:value-type="float">
            <text:p>0.29879428449072</text:p>
          </table:table-cell>
          <table:table-cell office:value-type="float" office:value="0.298738448926114" calcext:value-type="float">
            <text:p>0.298738448926114</text:p>
          </table:table-cell>
          <table:table-cell office:value-type="float" office:value="0.298740803916703" calcext:value-type="float">
            <text:p>0.298740803916703</text:p>
          </table:table-cell>
          <table:table-cell office:value-type="float" office:value="0.29878562068299" calcext:value-type="float">
            <text:p>0.29878562068299</text:p>
          </table:table-cell>
          <table:table-cell office:value-type="float" office:value="0.298791423245208" calcext:value-type="float">
            <text:p>0.298791423245208</text:p>
          </table:table-cell>
          <table:table-cell office:value-type="float" office:value="0.298781779330579" calcext:value-type="float">
            <text:p>0.298781779330579</text:p>
          </table:table-cell>
          <table:table-cell office:value-type="float" office:value="0.298768409076013" calcext:value-type="float">
            <text:p>0.298768409076013</text:p>
          </table:table-cell>
          <table:table-cell office:value-type="float" office:value="0.29874405660875" calcext:value-type="float">
            <text:p>0.29874405660875</text:p>
          </table:table-cell>
          <table:table-cell office:value-type="float" office:value="0.298790091245611" calcext:value-type="float">
            <text:p>0.298790091245611</text:p>
          </table:table-cell>
          <table:table-cell office:value-type="float" office:value="0.298745598480832" calcext:value-type="float">
            <text:p>0.298745598480832</text:p>
          </table:table-cell>
          <table:table-cell office:value-type="float" office:value="0.29877850806913" calcext:value-type="float">
            <text:p>0.29877850806913</text:p>
          </table:table-cell>
          <table:table-cell office:value-type="float" office:value="0.298804185092841" calcext:value-type="float">
            <text:p>0.298804185092841</text:p>
          </table:table-cell>
          <table:table-cell office:value-type="float" office:value="0.298784317614022" calcext:value-type="float">
            <text:p>0.298784317614022</text:p>
          </table:table-cell>
          <table:table-cell office:value-type="float" office:value="0.298781778063683" calcext:value-type="float">
            <text:p>0.298781778063683</text:p>
          </table:table-cell>
          <table:table-cell office:value-type="float" office:value="0.298803837898154" calcext:value-type="float">
            <text:p>0.298803837898154</text:p>
          </table:table-cell>
          <table:table-cell office:value-type="float" office:value="0.298786154553148" calcext:value-type="float">
            <text:p>0.298786154553148</text:p>
          </table:table-cell>
          <table:table-cell office:value-type="float" office:value="0.298795111296327" calcext:value-type="float">
            <text:p>0.298795111296327</text:p>
          </table:table-cell>
          <table:table-cell office:value-type="float" office:value="0.29874311791272" calcext:value-type="float">
            <text:p>0.29874311791272</text:p>
          </table:table-cell>
          <table:table-cell office:value-type="float" office:value="0.298792684690019" calcext:value-type="float">
            <text:p>0.298792684690019</text:p>
          </table:table-cell>
          <table:table-cell office:value-type="float" office:value="0.298776976683481" calcext:value-type="float">
            <text:p>0.298776976683481</text:p>
          </table:table-cell>
          <table:table-cell office:value-type="float" office:value="0.298782695813025" calcext:value-type="float">
            <text:p>0.298782695813025</text:p>
          </table:table-cell>
          <table:table-cell office:value-type="float" office:value="0.298403515049045" calcext:value-type="float">
            <text:p>0.298403515049045</text:p>
          </table:table-cell>
          <table:table-cell office:value-type="float" office:value="0.300993359473679" calcext:value-type="float">
            <text:p>0.300993359473679</text:p>
          </table:table-cell>
          <table:table-cell office:value-type="float" office:value="0.302274006408786" calcext:value-type="float">
            <text:p>0.302274006408786</text:p>
          </table:table-cell>
          <table:table-cell office:value-type="float" office:value="0.297860744703235" calcext:value-type="float">
            <text:p>0.297860744703235</text:p>
          </table:table-cell>
          <table:table-cell office:value-type="float" office:value="0.298572002936386" calcext:value-type="float">
            <text:p>0.298572002936386</text:p>
          </table:table-cell>
          <table:table-cell office:value-type="float" office:value="0.299953357320622" calcext:value-type="float">
            <text:p>0.299953357320622</text:p>
          </table:table-cell>
          <table:table-cell office:value-type="float" office:value="0.301745974075851" calcext:value-type="float">
            <text:p>0.301745974075851</text:p>
          </table:table-cell>
          <table:table-cell office:value-type="float" office:value="0.30623164828267" calcext:value-type="float">
            <text:p>0.30623164828267</text:p>
          </table:table-cell>
          <table:table-cell office:value-type="float" office:value="0.304573743387587" calcext:value-type="float">
            <text:p>0.304573743387587</text:p>
          </table:table-cell>
          <table:table-cell office:value-type="float" office:value="0.301435325616251" calcext:value-type="float">
            <text:p>0.301435325616251</text:p>
          </table:table-cell>
          <table:table-cell office:value-type="float" office:value="0.301581544076633" calcext:value-type="float">
            <text:p>0.301581544076633</text:p>
          </table:table-cell>
          <table:table-cell office:value-type="float" office:value="0.300576155527564" calcext:value-type="float">
            <text:p>0.300576155527564</text:p>
          </table:table-cell>
          <table:table-cell office:value-type="float" office:value="0.301373065422212" calcext:value-type="float">
            <text:p>0.301373065422212</text:p>
          </table:table-cell>
          <table:table-cell office:value-type="float" office:value="0.303438902361021" calcext:value-type="float">
            <text:p>0.303438902361021</text:p>
          </table:table-cell>
          <table:table-cell office:value-type="float" office:value="0.30501908972315" calcext:value-type="float">
            <text:p>0.30501908972315</text:p>
          </table:table-cell>
          <table:table-cell office:value-type="float" office:value="0.30398730164279" calcext:value-type="float">
            <text:p>0.30398730164279</text:p>
          </table:table-cell>
          <table:table-cell office:value-type="float" office:value="0.300760794183576" calcext:value-type="float">
            <text:p>0.300760794183576</text:p>
          </table:table-cell>
          <table:table-cell office:value-type="float" office:value="0.301237261546711" calcext:value-type="float">
            <text:p>0.301237261546711</text:p>
          </table:table-cell>
          <table:table-cell office:value-type="float" office:value="0.305959752297139" calcext:value-type="float">
            <text:p>0.305959752297139</text:p>
          </table:table-cell>
          <table:table-cell office:value-type="float" office:value="0.308574555844192" calcext:value-type="float">
            <text:p>0.308574555844192</text:p>
          </table:table-cell>
          <table:table-cell office:value-type="float" office:value="0.30426056012142" calcext:value-type="float">
            <text:p>0.30426056012142</text:p>
          </table:table-cell>
          <table:table-cell office:value-type="float" office:value="0.30366182650539" calcext:value-type="float">
            <text:p>0.30366182650539</text:p>
          </table:table-cell>
          <table:table-cell office:value-type="float" office:value="0.305269415201827" calcext:value-type="float">
            <text:p>0.305269415201827</text:p>
          </table:table-cell>
          <table:table-cell office:value-type="float" office:value="0.307910006145334" calcext:value-type="float">
            <text:p>0.307910006145334</text:p>
          </table:table-cell>
          <table:table-cell office:value-type="float" office:value="0.304697621763239" calcext:value-type="float">
            <text:p>0.304697621763239</text:p>
          </table:table-cell>
          <table:table-cell office:value-type="float" office:value="0.304244424366192" calcext:value-type="float">
            <text:p>0.304244424366192</text:p>
          </table:table-cell>
          <table:table-cell office:value-type="float" office:value="0.303952791992471" calcext:value-type="float">
            <text:p>0.303952791992471</text:p>
          </table:table-cell>
          <table:table-cell office:value-type="float" office:value="0.306859325941864" calcext:value-type="float">
            <text:p>0.306859325941864</text:p>
          </table:table-cell>
          <table:table-cell office:value-type="float" office:value="0.30897888130709" calcext:value-type="float">
            <text:p>0.30897888130709</text:p>
          </table:table-cell>
          <table:table-cell office:value-type="float" office:value="0.30915863028564" calcext:value-type="float">
            <text:p>0.30915863028564</text:p>
          </table:table-cell>
          <table:table-cell office:value-type="float" office:value="0.305115851927436" calcext:value-type="float">
            <text:p>0.305115851927436</text:p>
          </table:table-cell>
          <table:table-cell office:value-type="float" office:value="0.303880232443603" calcext:value-type="float">
            <text:p>0.303880232443603</text:p>
          </table:table-cell>
          <table:table-cell office:value-type="float" office:value="0.308070028868627" calcext:value-type="float">
            <text:p>0.308070028868627</text:p>
          </table:table-cell>
          <table:table-cell office:value-type="float" office:value="0.308350501787079" calcext:value-type="float">
            <text:p>0.308350501787079</text:p>
          </table:table-cell>
          <table:table-cell office:value-type="float" office:value="0.304054564043812" calcext:value-type="float">
            <text:p>0.304054564043812</text:p>
          </table:table-cell>
          <table:table-cell office:value-type="float" office:value="0.305184534383595" calcext:value-type="float">
            <text:p>0.305184534383595</text:p>
          </table:table-cell>
          <table:table-cell office:value-type="float" office:value="0.306597169884569" calcext:value-type="float">
            <text:p>0.306597169884569</text:p>
          </table:table-cell>
          <table:table-cell office:value-type="float" office:value="0.310438878486955" calcext:value-type="float">
            <text:p>0.310438878486955</text:p>
          </table:table-cell>
          <table:table-cell office:value-type="float" office:value="0.307027629364373" calcext:value-type="float">
            <text:p>0.307027629364373</text:p>
          </table:table-cell>
          <table:table-cell office:value-type="float" office:value="0.305148113850401" calcext:value-type="float">
            <text:p>0.305148113850401</text:p>
          </table:table-cell>
          <table:table-cell office:value-type="float" office:value="0.304681724113281" calcext:value-type="float">
            <text:p>0.304681724113281</text:p>
          </table:table-cell>
          <table:table-cell office:value-type="float" office:value="0.306936971394968" calcext:value-type="float">
            <text:p>0.306936971394968</text:p>
          </table:table-cell>
          <table:table-cell office:value-type="float" office:value="0.308035646935238" calcext:value-type="float">
            <text:p>0.308035646935238</text:p>
          </table:table-cell>
          <table:table-cell office:value-type="float" office:value="0.306327541320217" calcext:value-type="float">
            <text:p>0.306327541320217</text:p>
          </table:table-cell>
          <table:table-cell office:value-type="float" office:value="0.303977941640192" calcext:value-type="float">
            <text:p>0.303977941640192</text:p>
          </table:table-cell>
          <table:table-cell office:value-type="float" office:value="0.302841785248964" calcext:value-type="float">
            <text:p>0.302841785248964</text:p>
          </table:table-cell>
          <table:table-cell office:value-type="float" office:value="0.308153729496435" calcext:value-type="float">
            <text:p>0.308153729496435</text:p>
          </table:table-cell>
          <table:table-cell office:value-type="float" office:value="0.309815798673486" calcext:value-type="float">
            <text:p>0.309815798673486</text:p>
          </table:table-cell>
          <table:table-cell office:value-type="float" office:value="0.303620289142636" calcext:value-type="float">
            <text:p>0.303620289142636</text:p>
          </table:table-cell>
          <table:table-cell office:value-type="float" office:value="0.308126436117855" calcext:value-type="float">
            <text:p>0.308126436117855</text:p>
          </table:table-cell>
          <table:table-cell office:value-type="float" office:value="0.308367521556347" calcext:value-type="float">
            <text:p>0.308367521556347</text:p>
          </table:table-cell>
          <table:table-cell office:value-type="float" office:value="0.306648074321615" calcext:value-type="float">
            <text:p>0.306648074321615</text:p>
          </table:table-cell>
          <table:table-cell office:value-type="float" office:value="0.303234685924893" calcext:value-type="float">
            <text:p>0.303234685924893</text:p>
          </table:table-cell>
          <table:table-cell office:value-type="float" office:value="0.304933310835632" calcext:value-type="float">
            <text:p>0.304933310835632</text:p>
          </table:table-cell>
          <table:table-cell office:value-type="float" office:value="0.307952686584955" calcext:value-type="float">
            <text:p>0.307952686584955</text:p>
          </table:table-cell>
          <table:table-cell office:value-type="float" office:value="0.309972289851755" calcext:value-type="float">
            <text:p>0.309972289851755</text:p>
          </table:table-cell>
          <table:table-cell office:value-type="float" office:value="0.308135847111708" calcext:value-type="float">
            <text:p>0.308135847111708</text:p>
          </table:table-cell>
          <table:table-cell office:value-type="float" office:value="0.305863578459659" calcext:value-type="float">
            <text:p>0.305863578459659</text:p>
          </table:table-cell>
          <table:table-cell office:value-type="float" office:value="0.304184904275491" calcext:value-type="float">
            <text:p>0.304184904275491</text:p>
          </table:table-cell>
          <table:table-cell office:value-type="float" office:value="0.303206188555806" calcext:value-type="float">
            <text:p>0.303206188555806</text:p>
          </table:table-cell>
          <table:table-cell office:value-type="float" office:value="0.307565031217096" calcext:value-type="float">
            <text:p>0.307565031217096</text:p>
          </table:table-cell>
          <table:table-cell office:value-type="float" office:value="0.305111938704873" calcext:value-type="float">
            <text:p>0.305111938704873</text:p>
          </table:table-cell>
          <table:table-cell office:value-type="float" office:value="0.304295479319868" calcext:value-type="float">
            <text:p>0.304295479319868</text:p>
          </table:table-cell>
          <table:table-cell office:value-type="float" office:value="0.303941005725363" calcext:value-type="float">
            <text:p>0.303941005725363</text:p>
          </table:table-cell>
          <table:table-cell office:value-type="float" office:value="0.30704934674136" calcext:value-type="float">
            <text:p>0.30704934674136</text:p>
          </table:table-cell>
          <table:table-cell office:value-type="float" office:value="0.309294955725179" calcext:value-type="float">
            <text:p>0.309294955725179</text:p>
          </table:table-cell>
          <table:table-cell office:value-type="float" office:value="0.309507182277191" calcext:value-type="float">
            <text:p>0.309507182277191</text:p>
          </table:table-cell>
          <table:table-cell office:value-type="float" office:value="0.308437848832219" calcext:value-type="float">
            <text:p>0.308437848832219</text:p>
          </table:table-cell>
          <table:table-cell office:value-type="float" office:value="0.306304985134681" calcext:value-type="float">
            <text:p>0.306304985134681</text:p>
          </table:table-cell>
          <table:table-cell office:value-type="float" office:value="0.304624656487577" calcext:value-type="float">
            <text:p>0.304624656487577</text:p>
          </table:table-cell>
          <table:table-cell office:value-type="float" office:value="0.304373920604273" calcext:value-type="float">
            <text:p>0.304373920604273</text:p>
          </table:table-cell>
          <table:table-cell office:value-type="float" office:value="0.308104998951679" calcext:value-type="float">
            <text:p>0.308104998951679</text:p>
          </table:table-cell>
          <table:table-cell office:value-type="float" office:value="0.305429088052454" calcext:value-type="float">
            <text:p>0.305429088052454</text:p>
          </table:table-cell>
          <table:table-cell office:value-type="float" office:value="0.302781647363756" calcext:value-type="float">
            <text:p>0.302781647363756</text:p>
          </table:table-cell>
          <table:table-cell office:value-type="float" office:value="0.303685523587922" calcext:value-type="float">
            <text:p>0.303685523587922</text:p>
          </table:table-cell>
          <table:table-cell office:value-type="float" office:value="0.306079670891563" calcext:value-type="float">
            <text:p>0.306079670891563</text:p>
          </table:table-cell>
          <table:table-cell office:value-type="float" office:value="0.309337021092314" calcext:value-type="float">
            <text:p>0.309337021092314</text:p>
          </table:table-cell>
          <table:table-cell office:value-type="float" office:value="0.30804716984572" calcext:value-type="float">
            <text:p>0.30804716984572</text:p>
          </table:table-cell>
          <table:table-cell office:value-type="float" office:value="0.302001737898696" calcext:value-type="float">
            <text:p>0.302001737898696</text:p>
          </table:table-cell>
          <table:table-cell office:value-type="float" office:value="0.306626054606154" calcext:value-type="float">
            <text:p>0.306626054606154</text:p>
          </table:table-cell>
          <table:table-cell office:value-type="float" office:value="0.307798156135279" calcext:value-type="float">
            <text:p>0.307798156135279</text:p>
          </table:table-cell>
          <table:table-cell office:value-type="float" office:value="0.306889801008108" calcext:value-type="float">
            <text:p>0.306889801008108</text:p>
          </table:table-cell>
          <table:table-cell office:value-type="float" office:value="0.302582086159067" calcext:value-type="float">
            <text:p>0.302582086159067</text:p>
          </table:table-cell>
          <table:table-cell office:value-type="float" office:value="0.303117417086025" calcext:value-type="float">
            <text:p>0.303117417086025</text:p>
          </table:table-cell>
          <table:table-cell office:value-type="float" office:value="0.304099434275531" calcext:value-type="float">
            <text:p>0.304099434275531</text:p>
          </table:table-cell>
          <table:table-cell office:value-type="float" office:value="0.308054882954296" calcext:value-type="float">
            <text:p>0.308054882954296</text:p>
          </table:table-cell>
          <table:table-cell office:value-type="float" office:value="0.308682998979103" calcext:value-type="float">
            <text:p>0.308682998979103</text:p>
          </table:table-cell>
          <table:table-cell office:value-type="float" office:value="0.308155449692187" calcext:value-type="float">
            <text:p>0.308155449692187</text:p>
          </table:table-cell>
          <table:table-cell office:value-type="float" office:value="0.303312598041734" calcext:value-type="float">
            <text:p>0.303312598041734</text:p>
          </table:table-cell>
          <table:table-cell office:value-type="float" office:value="0.303334640684344" calcext:value-type="float">
            <text:p>0.303334640684344</text:p>
          </table:table-cell>
          <table:table-cell office:value-type="float" office:value="0.302580295569599" calcext:value-type="float">
            <text:p>0.302580295569599</text:p>
          </table:table-cell>
          <table:table-cell office:value-type="float" office:value="0.307188873484963" calcext:value-type="float">
            <text:p>0.307188873484963</text:p>
          </table:table-cell>
          <table:table-cell office:value-type="float" office:value="0.305281859403268" calcext:value-type="float">
            <text:p>0.305281859403268</text:p>
          </table:table-cell>
          <table:table-cell office:value-type="float" office:value="0.301537393140574" calcext:value-type="float">
            <text:p>0.301537393140574</text:p>
          </table:table-cell>
          <table:table-cell office:value-type="float" office:value="0.303780000315197" calcext:value-type="float">
            <text:p>0.303780000315197</text:p>
          </table:table-cell>
          <table:table-cell office:value-type="float" office:value="0.308514658410159" calcext:value-type="float">
            <text:p>0.308514658410159</text:p>
          </table:table-cell>
          <table:table-cell office:value-type="float" office:value="0.306339913120476" calcext:value-type="float">
            <text:p>0.306339913120476</text:p>
          </table:table-cell>
          <table:table-cell office:value-type="float" office:value="0.304976817346747" calcext:value-type="float">
            <text:p>0.304976817346747</text:p>
          </table:table-cell>
          <table:table-cell office:value-type="float" office:value="0.306598491207184" calcext:value-type="float">
            <text:p>0.306598491207184</text:p>
          </table:table-cell>
          <table:table-cell office:value-type="float" office:value="0.303699089330814" calcext:value-type="float">
            <text:p>0.303699089330814</text:p>
          </table:table-cell>
          <table:table-cell office:value-type="float" office:value="0.30340939141659" calcext:value-type="float">
            <text:p>0.30340939141659</text:p>
          </table:table-cell>
          <table:table-cell office:value-type="float" office:value="0.30303130249007" calcext:value-type="float">
            <text:p>0.30303130249007</text:p>
          </table:table-cell>
          <table:table-cell office:value-type="float" office:value="0.308108859607673" calcext:value-type="float">
            <text:p>0.308108859607673</text:p>
          </table:table-cell>
          <table:table-cell office:value-type="float" office:value="0.307095228615822" calcext:value-type="float">
            <text:p>0.307095228615822</text:p>
          </table:table-cell>
          <table:table-cell office:value-type="float" office:value="0.303596787288326" calcext:value-type="float">
            <text:p>0.303596787288326</text:p>
          </table:table-cell>
          <table:table-cell office:value-type="float" office:value="0.301397660931319" calcext:value-type="float">
            <text:p>0.301397660931319</text:p>
          </table:table-cell>
          <table:table-cell office:value-type="float" office:value="0.306321568002989" calcext:value-type="float">
            <text:p>0.306321568002989</text:p>
          </table:table-cell>
          <table:table-cell office:value-type="float" office:value="0.306281594911615" calcext:value-type="float">
            <text:p>0.306281594911615</text:p>
          </table:table-cell>
          <table:table-cell office:value-type="float" office:value="0.302429420758372" calcext:value-type="float">
            <text:p>0.302429420758372</text:p>
          </table:table-cell>
          <table:table-cell office:value-type="float" office:value="0.302954800642525" calcext:value-type="float">
            <text:p>0.302954800642525</text:p>
          </table:table-cell>
          <table:table-cell office:value-type="float" office:value="0.305688401727011" calcext:value-type="float">
            <text:p>0.305688401727011</text:p>
          </table:table-cell>
          <table:table-cell office:value-type="float" office:value="0.30867687026429" calcext:value-type="float">
            <text:p>0.30867687026429</text:p>
          </table:table-cell>
          <table:table-cell office:value-type="float" office:value="0.304836593169633" calcext:value-type="float">
            <text:p>0.304836593169633</text:p>
          </table:table-cell>
          <table:table-cell office:value-type="float" office:value="0.303314060665305" calcext:value-type="float">
            <text:p>0.303314060665305</text:p>
          </table:table-cell>
          <table:table-cell office:value-type="float" office:value="0.303451616406493" calcext:value-type="float">
            <text:p>0.303451616406493</text:p>
          </table:table-cell>
          <table:table-cell office:value-type="float" office:value="0.306097282305123" calcext:value-type="float">
            <text:p>0.306097282305123</text:p>
          </table:table-cell>
          <table:table-cell office:value-type="float" office:value="0.306642657353893" calcext:value-type="float">
            <text:p>0.306642657353893</text:p>
          </table:table-cell>
          <table:table-cell office:value-type="float" office:value="0.302463263291168" calcext:value-type="float">
            <text:p>0.302463263291168</text:p>
          </table:table-cell>
          <table:table-cell office:value-type="float" office:value="0.301676605529203" calcext:value-type="float">
            <text:p>0.301676605529203</text:p>
          </table:table-cell>
          <table:table-cell office:value-type="float" office:value="0.304119377363139" calcext:value-type="float">
            <text:p>0.304119377363139</text:p>
          </table:table-cell>
          <table:table-cell office:value-type="float" office:value="0.306635328089699" calcext:value-type="float">
            <text:p>0.306635328089699</text:p>
          </table:table-cell>
          <table:table-cell office:value-type="float" office:value="0.307204912225336" calcext:value-type="float">
            <text:p>0.307204912225336</text:p>
          </table:table-cell>
          <table:table-cell office:value-type="float" office:value="0.303031795718416" calcext:value-type="float">
            <text:p>0.303031795718416</text:p>
          </table:table-cell>
          <table:table-cell office:value-type="float" office:value="0.303497703307468" calcext:value-type="float">
            <text:p>0.303497703307468</text:p>
          </table:table-cell>
          <table:table-cell office:value-type="float" office:value="0.301364350764235" calcext:value-type="float">
            <text:p>0.301364350764235</text:p>
          </table:table-cell>
          <table:table-cell office:value-type="float" office:value="0.302175231077453" calcext:value-type="float">
            <text:p>0.302175231077453</text:p>
          </table:table-cell>
          <table:table-cell office:value-type="float" office:value="0.306813889079754" calcext:value-type="float">
            <text:p>0.306813889079754</text:p>
          </table:table-cell>
          <table:table-cell office:value-type="float" office:value="0.30672063589788" calcext:value-type="float">
            <text:p>0.30672063589788</text:p>
          </table:table-cell>
          <table:table-cell office:value-type="float" office:value="0.305181213314369" calcext:value-type="float">
            <text:p>0.305181213314369</text:p>
          </table:table-cell>
          <table:table-cell office:value-type="float" office:value="0.302522234902524" calcext:value-type="float">
            <text:p>0.302522234902524</text:p>
          </table:table-cell>
          <table:table-cell office:value-type="float" office:value="0.303437347335423" calcext:value-type="float">
            <text:p>0.303437347335423</text:p>
          </table:table-cell>
          <table:table-cell office:value-type="float" office:value="0.30265956253373" calcext:value-type="float">
            <text:p>0.30265956253373</text:p>
          </table:table-cell>
          <table:table-cell office:value-type="float" office:value="0.30611016376265" calcext:value-type="float">
            <text:p>0.30611016376265</text:p>
          </table:table-cell>
          <table:table-cell office:value-type="float" office:value="0.308164524270112" calcext:value-type="float">
            <text:p>0.308164524270112</text:p>
          </table:table-cell>
          <table:table-cell office:value-type="float" office:value="0.307787605920524" calcext:value-type="float">
            <text:p>0.307787605920524</text:p>
          </table:table-cell>
          <table:table-cell office:value-type="float" office:value="0.30566059134903" calcext:value-type="float">
            <text:p>0.30566059134903</text:p>
          </table:table-cell>
          <table:table-cell office:value-type="float" office:value="0.303344872686737" calcext:value-type="float">
            <text:p>0.303344872686737</text:p>
          </table:table-cell>
          <table:table-cell office:value-type="float" office:value="0.30292791112283" calcext:value-type="float">
            <text:p>0.30292791112283</text:p>
          </table:table-cell>
          <table:table-cell office:value-type="float" office:value="0.303955627336584" calcext:value-type="float">
            <text:p>0.303955627336584</text:p>
          </table:table-cell>
          <table:table-cell office:value-type="float" office:value="0.301625829259814" calcext:value-type="float">
            <text:p>0.301625829259814</text:p>
          </table:table-cell>
          <table:table-cell office:value-type="float" office:value="0.305596124769634" calcext:value-type="float">
            <text:p>0.305596124769634</text:p>
          </table:table-cell>
          <table:table-cell office:value-type="float" office:value="0.302862186520739" calcext:value-type="float">
            <text:p>0.302862186520739</text:p>
          </table:table-cell>
          <table:table-cell office:value-type="float" office:value="0.304168779322157" calcext:value-type="float">
            <text:p>0.304168779322157</text:p>
          </table:table-cell>
          <table:table-cell office:value-type="float" office:value="0.302823353957366" calcext:value-type="float">
            <text:p>0.302823353957366</text:p>
          </table:table-cell>
          <table:table-cell office:value-type="float" office:value="0.305731821266156" calcext:value-type="float">
            <text:p>0.305731821266156</text:p>
          </table:table-cell>
          <table:table-cell office:value-type="float" office:value="0.307724715057535" calcext:value-type="float">
            <text:p>0.307724715057535</text:p>
          </table:table-cell>
          <table:table-cell office:value-type="float" office:value="0.304178128740667" calcext:value-type="float">
            <text:p>0.304178128740667</text:p>
          </table:table-cell>
          <table:table-cell office:value-type="float" office:value="0.303354484508048" calcext:value-type="float">
            <text:p>0.303354484508048</text:p>
          </table:table-cell>
          <table:table-cell office:value-type="float" office:value="0.301667515656478" calcext:value-type="float">
            <text:p>0.301667515656478</text:p>
          </table:table-cell>
          <table:table-cell office:value-type="float" office:value="0.303252554339971" calcext:value-type="float">
            <text:p>0.303252554339971</text:p>
          </table:table-cell>
          <table:table-cell office:value-type="float" office:value="0.305174126340548" calcext:value-type="float">
            <text:p>0.305174126340548</text:p>
          </table:table-cell>
          <table:table-cell office:value-type="float" office:value="0.30216545345423" calcext:value-type="float">
            <text:p>0.30216545345423</text:p>
          </table:table-cell>
          <table:table-cell office:value-type="float" office:value="0.302912829415241" calcext:value-type="float">
            <text:p>0.302912829415241</text:p>
          </table:table-cell>
          <table:table-cell office:value-type="float" office:value="0.304772759989618" calcext:value-type="float">
            <text:p>0.304772759989618</text:p>
          </table:table-cell>
          <table:table-cell office:value-type="float" office:value="0.303558137862099" calcext:value-type="float">
            <text:p>0.303558137862099</text:p>
          </table:table-cell>
          <table:table-cell office:value-type="float" office:value="0.304592211408905" calcext:value-type="float">
            <text:p>0.304592211408905</text:p>
          </table:table-cell>
          <table:table-cell office:value-type="float" office:value="0.30681077238842" calcext:value-type="float">
            <text:p>0.30681077238842</text:p>
          </table:table-cell>
          <table:table-cell office:value-type="float" office:value="0.307200388703636" calcext:value-type="float">
            <text:p>0.307200388703636</text:p>
          </table:table-cell>
          <table:table-cell office:value-type="float" office:value="0.30534911192323" calcext:value-type="float">
            <text:p>0.30534911192323</text:p>
          </table:table-cell>
          <table:table-cell office:value-type="float" office:value="0.304558115993611" calcext:value-type="float">
            <text:p>0.304558115993611</text:p>
          </table:table-cell>
          <table:table-cell office:value-type="float" office:value="0.302765032836798" calcext:value-type="float">
            <text:p>0.302765032836798</text:p>
          </table:table-cell>
          <table:table-cell office:value-type="float" office:value="0.304550327359763" calcext:value-type="float">
            <text:p>0.304550327359763</text:p>
          </table:table-cell>
          <table:table-cell office:value-type="float" office:value="0.302241354401803" calcext:value-type="float">
            <text:p>0.302241354401803</text:p>
          </table:table-cell>
          <table:table-cell office:value-type="float" office:value="0.30476327897593" calcext:value-type="float">
            <text:p>0.30476327897593</text:p>
          </table:table-cell>
          <table:table-cell office:value-type="float" office:value="0.306045211706642" calcext:value-type="float">
            <text:p>0.306045211706642</text:p>
          </table:table-cell>
          <table:table-cell office:value-type="float" office:value="0.30464019010035" calcext:value-type="float">
            <text:p>0.30464019010035</text:p>
          </table:table-cell>
          <table:table-cell office:value-type="float" office:value="0.304652951392256" calcext:value-type="float">
            <text:p>0.304652951392256</text:p>
          </table:table-cell>
          <table:table-cell office:value-type="float" office:value="0.307089337527028" calcext:value-type="float">
            <text:p>0.307089337527028</text:p>
          </table:table-cell>
          <table:table-cell office:value-type="float" office:value="0.307484723992028" calcext:value-type="float">
            <text:p>0.307484723992028</text:p>
          </table:table-cell>
          <table:table-cell office:value-type="float" office:value="0.306375501039937" calcext:value-type="float">
            <text:p>0.306375501039937</text:p>
          </table:table-cell>
          <table:table-cell office:value-type="float" office:value="0.306198748196792" calcext:value-type="float">
            <text:p>0.306198748196792</text:p>
          </table:table-cell>
          <table:table-cell office:value-type="float" office:value="0.306618655518002" calcext:value-type="float">
            <text:p>0.306618655518002</text:p>
          </table:table-cell>
          <table:table-cell office:value-type="float" office:value="0.306620024764245" calcext:value-type="float">
            <text:p>0.306620024764245</text:p>
          </table:table-cell>
          <table:table-cell office:value-type="float" office:value="0.304265990832034" calcext:value-type="float">
            <text:p>0.304265990832034</text:p>
          </table:table-cell>
          <table:table-cell office:value-type="float" office:value="0.306424795950765" calcext:value-type="float">
            <text:p>0.306424795950765</text:p>
          </table:table-cell>
          <table:table-cell office:value-type="float" office:value="0.308219897683315" calcext:value-type="float">
            <text:p>0.308219897683315</text:p>
          </table:table-cell>
          <table:table-cell office:value-type="float" office:value="0.308832944340223" calcext:value-type="float">
            <text:p>0.308832944340223</text:p>
          </table:table-cell>
          <table:table-cell office:value-type="float" office:value="0.30993413308068" calcext:value-type="float">
            <text:p>0.30993413308068</text:p>
          </table:table-cell>
          <table:table-cell office:value-type="float" office:value="0.304667339837011" calcext:value-type="float">
            <text:p>0.304667339837011</text:p>
          </table:table-cell>
          <table:table-cell office:value-type="float" office:value="0.306417050822018" calcext:value-type="float">
            <text:p>0.306417050822018</text:p>
          </table:table-cell>
          <table:table-cell office:value-type="float" office:value="0.3054648814545" calcext:value-type="float">
            <text:p>0.3054648814545</text:p>
          </table:table-cell>
          <table:table-cell office:value-type="float" office:value="0.30779033799009" calcext:value-type="float">
            <text:p>0.30779033799009</text:p>
          </table:table-cell>
          <table:table-cell office:value-type="float" office:value="0.307177061487437" calcext:value-type="float">
            <text:p>0.307177061487437</text:p>
          </table:table-cell>
          <table:table-cell office:value-type="float" office:value="0.306714824529456" calcext:value-type="float">
            <text:p>0.306714824529456</text:p>
          </table:table-cell>
          <table:table-cell office:value-type="float" office:value="0.302850579119627" calcext:value-type="float">
            <text:p>0.302850579119627</text:p>
          </table:table-cell>
          <table:table-cell office:value-type="float" office:value="0.304574697255031" calcext:value-type="float">
            <text:p>0.304574697255031</text:p>
          </table:table-cell>
          <table:table-cell office:value-type="float" office:value="0.306795838540101" calcext:value-type="float">
            <text:p>0.306795838540101</text:p>
          </table:table-cell>
          <table:table-cell office:value-type="float" office:value="0.30630315649693" calcext:value-type="float">
            <text:p>0.30630315649693</text:p>
          </table:table-cell>
          <table:table-cell office:value-type="float" office:value="0.305597742040551" calcext:value-type="float">
            <text:p>0.305597742040551</text:p>
          </table:table-cell>
          <table:table-cell office:value-type="float" office:value="0.301732309173201" calcext:value-type="float">
            <text:p>0.301732309173201</text:p>
          </table:table-cell>
          <table:table-cell office:value-type="float" office:value="0.304559768415466" calcext:value-type="float">
            <text:p>0.304559768415466</text:p>
          </table:table-cell>
          <table:table-cell office:value-type="float" office:value="0.308884220755387" calcext:value-type="float">
            <text:p>0.308884220755387</text:p>
          </table:table-cell>
          <table:table-cell office:value-type="float" office:value="0.30652700250497" calcext:value-type="float">
            <text:p>0.30652700250497</text:p>
          </table:table-cell>
          <table:table-cell office:value-type="float" office:value="0.301099669793721" calcext:value-type="float">
            <text:p>0.301099669793721</text:p>
          </table:table-cell>
          <table:table-cell office:value-type="float" office:value="0.30069264967357" calcext:value-type="float">
            <text:p>0.30069264967357</text:p>
          </table:table-cell>
          <table:table-cell office:value-type="float" office:value="0.305128457191505" calcext:value-type="float">
            <text:p>0.305128457191505</text:p>
          </table:table-cell>
          <table:table-cell office:value-type="float" office:value="0.307323249344304" calcext:value-type="float">
            <text:p>0.307323249344304</text:p>
          </table:table-cell>
          <table:table-cell office:value-type="float" office:value="0.30623595767246" calcext:value-type="float">
            <text:p>0.30623595767246</text:p>
          </table:table-cell>
          <table:table-cell office:value-type="float" office:value="0.306289610468983" calcext:value-type="float">
            <text:p>0.306289610468983</text:p>
          </table:table-cell>
          <table:table-cell office:value-type="float" office:value="0.305972947671893" calcext:value-type="float">
            <text:p>0.305972947671893</text:p>
          </table:table-cell>
          <table:table-cell office:value-type="float" office:value="0.30598076188795" calcext:value-type="float">
            <text:p>0.30598076188795</text:p>
          </table:table-cell>
          <table:table-cell office:value-type="float" office:value="0.300996491599749" calcext:value-type="float">
            <text:p>0.300996491599749</text:p>
          </table:table-cell>
          <table:table-cell office:value-type="float" office:value="0.301769286226414" calcext:value-type="float">
            <text:p>0.301769286226414</text:p>
          </table:table-cell>
          <table:table-cell office:value-type="float" office:value="0.30637959417398" calcext:value-type="float">
            <text:p>0.30637959417398</text:p>
          </table:table-cell>
          <table:table-cell office:value-type="float" office:value="0.306909839247762" calcext:value-type="float">
            <text:p>0.306909839247762</text:p>
          </table:table-cell>
          <table:table-cell office:value-type="float" office:value="0.308239808383392" calcext:value-type="float">
            <text:p>0.308239808383392</text:p>
          </table:table-cell>
          <table:table-cell office:value-type="float" office:value="0.302838666293799" calcext:value-type="float">
            <text:p>0.302838666293799</text:p>
          </table:table-cell>
          <table:table-cell office:value-type="float" office:value="0.30341221151655" calcext:value-type="float">
            <text:p>0.30341221151655</text:p>
          </table:table-cell>
          <table:table-cell office:value-type="float" office:value="0.303089366262302" calcext:value-type="float">
            <text:p>0.303089366262302</text:p>
          </table:table-cell>
          <table:table-cell office:value-type="float" office:value="0.30769111466047" calcext:value-type="float">
            <text:p>0.30769111466047</text:p>
          </table:table-cell>
          <table:table-cell office:value-type="float" office:value="0.306487773067485" calcext:value-type="float">
            <text:p>0.306487773067485</text:p>
          </table:table-cell>
          <table:table-cell office:value-type="float" office:value="0.303236527590214" calcext:value-type="float">
            <text:p>0.303236527590214</text:p>
          </table:table-cell>
          <table:table-cell office:value-type="float" office:value="0.301459309599179" calcext:value-type="float">
            <text:p>0.301459309599179</text:p>
          </table:table-cell>
          <table:table-cell office:value-type="float" office:value="0.30242507026463" calcext:value-type="float">
            <text:p>0.30242507026463</text:p>
          </table:table-cell>
          <table:table-cell office:value-type="float" office:value="0.303472456739118" calcext:value-type="float">
            <text:p>0.303472456739118</text:p>
          </table:table-cell>
          <table:table-cell office:value-type="float" office:value="0.304719728432685" calcext:value-type="float">
            <text:p>0.304719728432685</text:p>
          </table:table-cell>
          <table:table-cell office:value-type="float" office:value="0.303874207959558" calcext:value-type="float">
            <text:p>0.303874207959558</text:p>
          </table:table-cell>
          <table:table-cell office:value-type="float" office:value="0.302043105182389" calcext:value-type="float">
            <text:p>0.302043105182389</text:p>
          </table:table-cell>
          <table:table-cell office:value-type="float" office:value="0.303337519168335" calcext:value-type="float">
            <text:p>0.303337519168335</text:p>
          </table:table-cell>
          <table:table-cell office:value-type="float" office:value="0.30555892609972" calcext:value-type="float">
            <text:p>0.30555892609972</text:p>
          </table:table-cell>
          <table:table-cell office:value-type="float" office:value="0.30833982684947" calcext:value-type="float">
            <text:p>0.30833982684947</text:p>
          </table:table-cell>
          <table:table-cell office:value-type="float" office:value="0.308396116500471" calcext:value-type="float">
            <text:p>0.308396116500471</text:p>
          </table:table-cell>
          <table:table-cell office:value-type="float" office:value="0.3053223894047" calcext:value-type="float">
            <text:p>0.3053223894047</text:p>
          </table:table-cell>
          <table:table-cell office:value-type="float" office:value="0.304365117615665" calcext:value-type="float">
            <text:p>0.304365117615665</text:p>
          </table:table-cell>
          <table:table-cell office:value-type="float" office:value="0.304177351519442" calcext:value-type="float">
            <text:p>0.304177351519442</text:p>
          </table:table-cell>
          <table:table-cell office:value-type="float" office:value="0.304968106050837" calcext:value-type="float">
            <text:p>0.304968106050837</text:p>
          </table:table-cell>
          <table:table-cell office:value-type="float" office:value="0.302071467768846" calcext:value-type="float">
            <text:p>0.302071467768846</text:p>
          </table:table-cell>
          <table:table-cell office:value-type="float" office:value="0.301912806883892" calcext:value-type="float">
            <text:p>0.301912806883892</text:p>
          </table:table-cell>
          <table:table-cell office:value-type="float" office:value="0.302496310288068" calcext:value-type="float">
            <text:p>0.302496310288068</text:p>
          </table:table-cell>
          <table:table-cell office:value-type="float" office:value="0.308171152754514" calcext:value-type="float">
            <text:p>0.308171152754514</text:p>
          </table:table-cell>
          <table:table-cell office:value-type="float" office:value="0.307878863680038" calcext:value-type="float">
            <text:p>0.307878863680038</text:p>
          </table:table-cell>
          <table:table-cell office:value-type="float" office:value="0.305994075747137" calcext:value-type="float">
            <text:p>0.305994075747137</text:p>
          </table:table-cell>
          <table:table-cell office:value-type="float" office:value="0.306140222795898" calcext:value-type="float">
            <text:p>0.306140222795898</text:p>
          </table:table-cell>
          <table:table-cell office:value-type="float" office:value="0.302577047791677" calcext:value-type="float">
            <text:p>0.302577047791677</text:p>
          </table:table-cell>
          <table:table-cell office:value-type="float" office:value="0.303059037092962" calcext:value-type="float">
            <text:p>0.303059037092962</text:p>
          </table:table-cell>
          <table:table-cell office:value-type="float" office:value="0.308371419742474" calcext:value-type="float">
            <text:p>0.308371419742474</text:p>
          </table:table-cell>
          <table:table-cell office:value-type="float" office:value="0.305618435428293" calcext:value-type="float">
            <text:p>0.305618435428293</text:p>
          </table:table-cell>
          <table:table-cell office:value-type="float" office:value="0.305611494416364" calcext:value-type="float">
            <text:p>0.305611494416364</text:p>
          </table:table-cell>
          <table:table-cell office:value-type="float" office:value="0.301631492448873" calcext:value-type="float">
            <text:p>0.301631492448873</text:p>
          </table:table-cell>
          <table:table-cell office:value-type="float" office:value="0.301662032004686" calcext:value-type="float">
            <text:p>0.301662032004686</text:p>
          </table:table-cell>
          <table:table-cell office:value-type="float" office:value="0.307730451960898" calcext:value-type="float">
            <text:p>0.307730451960898</text:p>
          </table:table-cell>
          <table:table-cell office:value-type="float" office:value="0.304599617012484" calcext:value-type="float">
            <text:p>0.304599617012484</text:p>
          </table:table-cell>
          <table:table-cell office:value-type="float" office:value="0.30230379571684" calcext:value-type="float">
            <text:p>0.30230379571684</text:p>
          </table:table-cell>
          <table:table-cell office:value-type="float" office:value="0.301640155205766" calcext:value-type="float">
            <text:p>0.301640155205766</text:p>
          </table:table-cell>
          <table:table-cell office:value-type="float" office:value="0.308030904916141" calcext:value-type="float">
            <text:p>0.308030904916141</text:p>
          </table:table-cell>
          <table:table-cell office:value-type="float" office:value="0.308031294277554" calcext:value-type="float">
            <text:p>0.308031294277554</text:p>
          </table:table-cell>
          <table:table-cell office:value-type="float" office:value="0.306187046776622" calcext:value-type="float">
            <text:p>0.306187046776622</text:p>
          </table:table-cell>
          <table:table-cell office:value-type="float" office:value="0.30576187486986" calcext:value-type="float">
            <text:p>0.30576187486986</text:p>
          </table:table-cell>
          <table:table-cell office:value-type="float" office:value="0.304152466615512" calcext:value-type="float">
            <text:p>0.304152466615512</text:p>
          </table:table-cell>
          <table:table-cell office:value-type="float" office:value="0.302708188467813" calcext:value-type="float">
            <text:p>0.302708188467813</text:p>
          </table:table-cell>
          <table:table-cell office:value-type="float" office:value="0.302916346337086" calcext:value-type="float">
            <text:p>0.302916346337086</text:p>
          </table:table-cell>
          <table:table-cell office:value-type="float" office:value="0.303326565817721" calcext:value-type="float">
            <text:p>0.303326565817721</text:p>
          </table:table-cell>
          <table:table-cell office:value-type="float" office:value="0.306189983441965" calcext:value-type="float">
            <text:p>0.306189983441965</text:p>
          </table:table-cell>
          <table:table-cell office:value-type="float" office:value="0.308542376807883" calcext:value-type="float">
            <text:p>0.308542376807883</text:p>
          </table:table-cell>
          <table:table-cell office:value-type="float" office:value="0.308328426700083" calcext:value-type="float">
            <text:p>0.308328426700083</text:p>
          </table:table-cell>
          <table:table-cell office:value-type="float" office:value="0.305267029435963" calcext:value-type="float">
            <text:p>0.305267029435963</text:p>
          </table:table-cell>
          <table:table-cell office:value-type="float" office:value="0.303589287517242" calcext:value-type="float">
            <text:p>0.303589287517242</text:p>
          </table:table-cell>
          <table:table-cell office:value-type="float" office:value="0.303030657472626" calcext:value-type="float">
            <text:p>0.303030657472626</text:p>
          </table:table-cell>
          <table:table-cell office:value-type="float" office:value="0.305499115881982" calcext:value-type="float">
            <text:p>0.305499115881982</text:p>
          </table:table-cell>
          <table:table-cell office:value-type="float" office:value="0.305833158795083" calcext:value-type="float">
            <text:p>0.305833158795083</text:p>
          </table:table-cell>
          <table:table-cell office:value-type="float" office:value="0.303233785113635" calcext:value-type="float">
            <text:p>0.303233785113635</text:p>
          </table:table-cell>
          <table:table-cell office:value-type="float" office:value="0.302793348028357" calcext:value-type="float">
            <text:p>0.302793348028357</text:p>
          </table:table-cell>
          <table:table-cell office:value-type="float" office:value="0.303325509329454" calcext:value-type="float">
            <text:p>0.303325509329454</text:p>
          </table:table-cell>
          <table:table-cell office:value-type="float" office:value="0.303598786852803" calcext:value-type="float">
            <text:p>0.303598786852803</text:p>
          </table:table-cell>
          <table:table-cell office:value-type="float" office:value="0.303243986172427" calcext:value-type="float">
            <text:p>0.303243986172427</text:p>
          </table:table-cell>
          <table:table-cell office:value-type="float" office:value="0.308077451751062" calcext:value-type="float">
            <text:p>0.308077451751062</text:p>
          </table:table-cell>
          <table:table-cell office:value-type="float" office:value="0.309369108993785" calcext:value-type="float">
            <text:p>0.309369108993785</text:p>
          </table:table-cell>
          <table:table-cell office:value-type="float" office:value="0.306813804755283" calcext:value-type="float">
            <text:p>0.306813804755283</text:p>
          </table:table-cell>
          <table:table-cell office:value-type="float" office:value="0.305261724313546" calcext:value-type="float">
            <text:p>0.305261724313546</text:p>
          </table:table-cell>
          <table:table-cell office:value-type="float" office:value="0.30401130244394" calcext:value-type="float">
            <text:p>0.30401130244394</text:p>
          </table:table-cell>
          <table:table-cell office:value-type="float" office:value="0.305809940083773" calcext:value-type="float">
            <text:p>0.305809940083773</text:p>
          </table:table-cell>
          <table:table-cell office:value-type="float" office:value="0.306241728228631" calcext:value-type="float">
            <text:p>0.306241728228631</text:p>
          </table:table-cell>
          <table:table-cell office:value-type="float" office:value="0.306226698673047" calcext:value-type="float">
            <text:p>0.306226698673047</text:p>
          </table:table-cell>
          <table:table-cell office:value-type="float" office:value="0.304305057888201" calcext:value-type="float">
            <text:p>0.304305057888201</text:p>
          </table:table-cell>
          <table:table-cell office:value-type="float" office:value="0.303911535961223" calcext:value-type="float">
            <text:p>0.303911535961223</text:p>
          </table:table-cell>
          <table:table-cell office:value-type="float" office:value="0.304052819275391" calcext:value-type="float">
            <text:p>0.304052819275391</text:p>
          </table:table-cell>
          <table:table-cell office:value-type="float" office:value="0.308580888326145" calcext:value-type="float">
            <text:p>0.308580888326145</text:p>
          </table:table-cell>
          <table:table-cell office:value-type="float" office:value="0.309742380213943" calcext:value-type="float">
            <text:p>0.309742380213943</text:p>
          </table:table-cell>
          <table:table-cell office:value-type="float" office:value="0.308193297710793" calcext:value-type="float">
            <text:p>0.308193297710793</text:p>
          </table:table-cell>
          <table:table-cell office:value-type="float" office:value="0.307547230240762" calcext:value-type="float">
            <text:p>0.307547230240762</text:p>
          </table:table-cell>
          <table:table-cell office:value-type="float" office:value="0.307644091769733" calcext:value-type="float">
            <text:p>0.307644091769733</text:p>
          </table:table-cell>
          <table:table-cell office:value-type="float" office:value="0.307389321535942" calcext:value-type="float">
            <text:p>0.307389321535942</text:p>
          </table:table-cell>
          <table:table-cell office:value-type="float" office:value="0.305376101838451" calcext:value-type="float">
            <text:p>0.305376101838451</text:p>
          </table:table-cell>
          <table:table-cell office:value-type="float" office:value="0.306629898445548" calcext:value-type="float">
            <text:p>0.306629898445548</text:p>
          </table:table-cell>
          <table:table-cell office:value-type="float" office:value="0.304166743134339" calcext:value-type="float">
            <text:p>0.304166743134339</text:p>
          </table:table-cell>
          <table:table-cell office:value-type="float" office:value="0.308376420989537" calcext:value-type="float">
            <text:p>0.308376420989537</text:p>
          </table:table-cell>
          <table:table-cell office:value-type="float" office:value="0.30946085701708" calcext:value-type="float">
            <text:p>0.30946085701708</text:p>
          </table:table-cell>
          <table:table-cell office:value-type="float" office:value="0.308602024147976" calcext:value-type="float">
            <text:p>0.308602024147976</text:p>
          </table:table-cell>
          <table:table-cell office:value-type="float" office:value="0.308187489799801" calcext:value-type="float">
            <text:p>0.308187489799801</text:p>
          </table:table-cell>
          <table:table-cell office:value-type="float" office:value="0.306188348400463" calcext:value-type="float">
            <text:p>0.306188348400463</text:p>
          </table:table-cell>
          <table:table-cell office:value-type="float" office:value="0.302911916056014" calcext:value-type="float">
            <text:p>0.302911916056014</text:p>
          </table:table-cell>
          <table:table-cell office:value-type="float" office:value="0.303389834797399" calcext:value-type="float">
            <text:p>0.303389834797399</text:p>
          </table:table-cell>
          <table:table-cell office:value-type="float" office:value="0.302655974697471" calcext:value-type="float">
            <text:p>0.302655974697471</text:p>
          </table:table-cell>
          <table:table-cell office:value-type="float" office:value="0.302592726052947" calcext:value-type="float">
            <text:p>0.302592726052947</text:p>
          </table:table-cell>
          <table:table-cell office:value-type="float" office:value="0.308719227980246" calcext:value-type="float">
            <text:p>0.308719227980246</text:p>
          </table:table-cell>
          <table:table-cell office:value-type="float" office:value="0.308831373334809" calcext:value-type="float">
            <text:p>0.308831373334809</text:p>
          </table:table-cell>
          <table:table-cell office:value-type="float" office:value="0.308202580701013" calcext:value-type="float">
            <text:p>0.308202580701013</text:p>
          </table:table-cell>
          <table:table-cell office:value-type="float" office:value="0.306678802077929" calcext:value-type="float">
            <text:p>0.306678802077929</text:p>
          </table:table-cell>
          <table:table-cell office:value-type="float" office:value="0.306135254876666" calcext:value-type="float">
            <text:p>0.306135254876666</text:p>
          </table:table-cell>
          <table:table-cell office:value-type="float" office:value="0.304533823066235" calcext:value-type="float">
            <text:p>0.304533823066235</text:p>
          </table:table-cell>
          <table:table-cell office:value-type="float" office:value="0.305708361251537" calcext:value-type="float">
            <text:p>0.305708361251537</text:p>
          </table:table-cell>
          <table:table-cell office:value-type="float" office:value="0.302577345318865" calcext:value-type="float">
            <text:p>0.302577345318865</text:p>
          </table:table-cell>
          <table:table-cell office:value-type="float" office:value="0.302561998305513" calcext:value-type="float">
            <text:p>0.302561998305513</text:p>
          </table:table-cell>
          <table:table-cell office:value-type="float" office:value="0.302787109551766" calcext:value-type="float">
            <text:p>0.302787109551766</text:p>
          </table:table-cell>
          <table:table-cell office:value-type="float" office:value="0.306522189341567" calcext:value-type="float">
            <text:p>0.306522189341567</text:p>
          </table:table-cell>
          <table:table-cell office:value-type="float" office:value="0.309235354030885" calcext:value-type="float">
            <text:p>0.309235354030885</text:p>
          </table:table-cell>
          <table:table-cell office:value-type="float" office:value="0.307496489936029" calcext:value-type="float">
            <text:p>0.307496489936029</text:p>
          </table:table-cell>
          <table:table-cell office:value-type="float" office:value="0.306454476616173" calcext:value-type="float">
            <text:p>0.306454476616173</text:p>
          </table:table-cell>
          <table:table-cell office:value-type="float" office:value="0.305489670919218" calcext:value-type="float">
            <text:p>0.305489670919218</text:p>
          </table:table-cell>
          <table:table-cell office:value-type="float" office:value="0.306145352829418" calcext:value-type="float">
            <text:p>0.306145352829418</text:p>
          </table:table-cell>
          <table:table-cell office:value-type="float" office:value="0.305680398767099" calcext:value-type="float">
            <text:p>0.305680398767099</text:p>
          </table:table-cell>
          <table:table-cell office:value-type="float" office:value="0.30336042575176" calcext:value-type="float">
            <text:p>0.30336042575176</text:p>
          </table:table-cell>
          <table:table-cell office:value-type="float" office:value="0.303871295546215" calcext:value-type="float">
            <text:p>0.303871295546215</text:p>
          </table:table-cell>
          <table:table-cell office:value-type="float" office:value="0.307891354097584" calcext:value-type="float">
            <text:p>0.307891354097584</text:p>
          </table:table-cell>
          <table:table-cell office:value-type="float" office:value="0.309398039465157" calcext:value-type="float">
            <text:p>0.309398039465157</text:p>
          </table:table-cell>
          <table:table-cell office:value-type="float" office:value="0.307817420410806" calcext:value-type="float">
            <text:p>0.307817420410806</text:p>
          </table:table-cell>
          <table:table-cell office:value-type="float" office:value="0.307398309618662" calcext:value-type="float">
            <text:p>0.307398309618662</text:p>
          </table:table-cell>
          <table:table-cell office:value-type="float" office:value="0.306863449744693" calcext:value-type="float">
            <text:p>0.306863449744693</text:p>
          </table:table-cell>
          <table:table-cell office:value-type="float" office:value="0.305128914604282" calcext:value-type="float">
            <text:p>0.305128914604282</text:p>
          </table:table-cell>
          <table:table-cell office:value-type="float" office:value="0.303783879398602" calcext:value-type="float">
            <text:p>0.303783879398602</text:p>
          </table:table-cell>
          <table:table-cell office:value-type="float" office:value="0.309238509639818" calcext:value-type="float">
            <text:p>0.309238509639818</text:p>
          </table:table-cell>
          <table:table-cell office:value-type="float" office:value="0.307532373444101" calcext:value-type="float">
            <text:p>0.307532373444101</text:p>
          </table:table-cell>
          <table:table-cell office:value-type="float" office:value="0.305960964616751" calcext:value-type="float">
            <text:p>0.305960964616751</text:p>
          </table:table-cell>
          <table:table-cell office:value-type="float" office:value="0.305989007310989" calcext:value-type="float">
            <text:p>0.305989007310989</text:p>
          </table:table-cell>
          <table:table-cell office:value-type="float" office:value="0.304951411671778" calcext:value-type="float">
            <text:p>0.304951411671778</text:p>
          </table:table-cell>
          <table:table-cell office:value-type="float" office:value="0.303622341355431" calcext:value-type="float">
            <text:p>0.303622341355431</text:p>
          </table:table-cell>
          <table:table-cell office:value-type="float" office:value="0.303977704629499" calcext:value-type="float">
            <text:p>0.303977704629499</text:p>
          </table:table-cell>
          <table:table-cell office:value-type="float" office:value="0.307830602577928" calcext:value-type="float">
            <text:p>0.307830602577928</text:p>
          </table:table-cell>
          <table:table-cell office:value-type="float" office:value="0.308609972252318" calcext:value-type="float">
            <text:p>0.308609972252318</text:p>
          </table:table-cell>
          <table:table-cell office:value-type="float" office:value="0.305434363850958" calcext:value-type="float">
            <text:p>0.305434363850958</text:p>
          </table:table-cell>
          <table:table-cell office:value-type="float" office:value="0.304138080400352" calcext:value-type="float">
            <text:p>0.304138080400352</text:p>
          </table:table-cell>
          <table:table-cell office:value-type="float" office:value="0.304311277694108" calcext:value-type="float">
            <text:p>0.304311277694108</text:p>
          </table:table-cell>
          <table:table-cell office:value-type="float" office:value="0.303282302258179" calcext:value-type="float">
            <text:p>0.303282302258179</text:p>
          </table:table-cell>
          <table:table-cell office:value-type="float" office:value="0.306343247100451" calcext:value-type="float">
            <text:p>0.306343247100451</text:p>
          </table:table-cell>
          <table:table-cell office:value-type="float" office:value="0.304797658188923" calcext:value-type="float">
            <text:p>0.304797658188923</text:p>
          </table:table-cell>
          <table:table-cell office:value-type="float" office:value="0.30439732344564" calcext:value-type="float">
            <text:p>0.30439732344564</text:p>
          </table:table-cell>
          <table:table-cell office:value-type="float" office:value="0.306832448653999" calcext:value-type="float">
            <text:p>0.306832448653999</text:p>
          </table:table-cell>
          <table:table-cell office:value-type="float" office:value="0.304506913747212" calcext:value-type="float">
            <text:p>0.304506913747212</text:p>
          </table:table-cell>
          <table:table-cell office:value-type="float" office:value="0.304253324898784" calcext:value-type="float">
            <text:p>0.304253324898784</text:p>
          </table:table-cell>
          <table:table-cell office:value-type="float" office:value="0.304384016023713" calcext:value-type="float">
            <text:p>0.304384016023713</text:p>
          </table:table-cell>
          <table:table-cell office:value-type="float" office:value="0.30730500945277" calcext:value-type="float">
            <text:p>0.30730500945277</text:p>
          </table:table-cell>
          <table:table-cell office:value-type="float" office:value="0.307096603137268" calcext:value-type="float">
            <text:p>0.307096603137268</text:p>
          </table:table-cell>
          <table:table-cell office:value-type="float" office:value="0.304362018868475" calcext:value-type="float">
            <text:p>0.304362018868475</text:p>
          </table:table-cell>
          <table:table-cell office:value-type="float" office:value="0.304503441989611" calcext:value-type="float">
            <text:p>0.304503441989611</text:p>
          </table:table-cell>
          <table:table-cell office:value-type="float" office:value="0.303895826022572" calcext:value-type="float">
            <text:p>0.303895826022572</text:p>
          </table:table-cell>
          <table:table-cell office:value-type="float" office:value="0.304070677894985" calcext:value-type="float">
            <text:p>0.304070677894985</text:p>
          </table:table-cell>
          <table:table-cell office:value-type="float" office:value="0.309278224812975" calcext:value-type="float">
            <text:p>0.309278224812975</text:p>
          </table:table-cell>
          <table:table-cell office:value-type="float" office:value="0.310353331913448" calcext:value-type="float">
            <text:p>0.310353331913448</text:p>
          </table:table-cell>
          <table:table-cell office:value-type="float" office:value="0.30830273606179" calcext:value-type="float">
            <text:p>0.30830273606179</text:p>
          </table:table-cell>
          <table:table-cell office:value-type="float" office:value="0.306887167067316" calcext:value-type="float">
            <text:p>0.306887167067316</text:p>
          </table:table-cell>
          <table:table-cell office:value-type="float" office:value="0.305556383634151" calcext:value-type="float">
            <text:p>0.305556383634151</text:p>
          </table:table-cell>
          <table:table-cell office:value-type="float" office:value="0.303423852109634" calcext:value-type="float">
            <text:p>0.303423852109634</text:p>
          </table:table-cell>
          <table:table-cell office:value-type="float" office:value="0.304096029767689" calcext:value-type="float">
            <text:p>0.304096029767689</text:p>
          </table:table-cell>
          <table:table-cell office:value-type="float" office:value="0.305004290138281" calcext:value-type="float">
            <text:p>0.305004290138281</text:p>
          </table:table-cell>
          <table:table-cell office:value-type="float" office:value="0.309629868697695" calcext:value-type="float">
            <text:p>0.309629868697695</text:p>
          </table:table-cell>
          <table:table-cell office:value-type="float" office:value="0.306073246191868" calcext:value-type="float">
            <text:p>0.306073246191868</text:p>
          </table:table-cell>
          <table:table-cell office:value-type="float" office:value="0.304716985816481" calcext:value-type="float">
            <text:p>0.304716985816481</text:p>
          </table:table-cell>
          <table:table-cell office:value-type="float" office:value="0.304442618196335" calcext:value-type="float">
            <text:p>0.304442618196335</text:p>
          </table:table-cell>
          <table:table-cell office:value-type="float" office:value="0.305117575323928" calcext:value-type="float">
            <text:p>0.305117575323928</text:p>
          </table:table-cell>
          <table:table-cell office:value-type="float" office:value="0.302693318230578" calcext:value-type="float">
            <text:p>0.302693318230578</text:p>
          </table:table-cell>
          <table:table-cell office:value-type="float" office:value="0.303359597789249" calcext:value-type="float">
            <text:p>0.303359597789249</text:p>
          </table:table-cell>
          <table:table-cell office:value-type="float" office:value="0.306566804890953" calcext:value-type="float">
            <text:p>0.306566804890953</text:p>
          </table:table-cell>
          <table:table-cell office:value-type="float" office:value="0.309764081402265" calcext:value-type="float">
            <text:p>0.309764081402265</text:p>
          </table:table-cell>
          <table:table-cell office:value-type="float" office:value="0.306108527920531" calcext:value-type="float">
            <text:p>0.306108527920531</text:p>
          </table:table-cell>
          <table:table-cell office:value-type="float" office:value="0.304397479677754" calcext:value-type="float">
            <text:p>0.304397479677754</text:p>
          </table:table-cell>
          <table:table-cell office:value-type="float" office:value="0.303528018689744" calcext:value-type="float">
            <text:p>0.303528018689744</text:p>
          </table:table-cell>
          <table:table-cell office:value-type="float" office:value="0.305080375530567" calcext:value-type="float">
            <text:p>0.305080375530567</text:p>
          </table:table-cell>
          <table:table-cell office:value-type="float" office:value="0.306026150669827" calcext:value-type="float">
            <text:p>0.306026150669827</text:p>
          </table:table-cell>
          <table:table-cell office:value-type="float" office:value="0.306122859911519" calcext:value-type="float">
            <text:p>0.306122859911519</text:p>
          </table:table-cell>
          <table:table-cell office:value-type="float" office:value="0.303197231725236" calcext:value-type="float">
            <text:p>0.303197231725236</text:p>
          </table:table-cell>
          <table:table-cell office:value-type="float" office:value="0.30385700002326" calcext:value-type="float">
            <text:p>0.30385700002326</text:p>
          </table:table-cell>
          <table:table-cell office:value-type="float" office:value="0.308442044791385" calcext:value-type="float">
            <text:p>0.308442044791385</text:p>
          </table:table-cell>
          <table:table-cell office:value-type="float" office:value="0.309121102836977" calcext:value-type="float">
            <text:p>0.309121102836977</text:p>
          </table:table-cell>
          <table:table-cell office:value-type="float" office:value="0.305516179114069" calcext:value-type="float">
            <text:p>0.305516179114069</text:p>
          </table:table-cell>
          <table:table-cell office:value-type="float" office:value="0.304298305532808" calcext:value-type="float">
            <text:p>0.304298305532808</text:p>
          </table:table-cell>
          <table:table-cell office:value-type="float" office:value="0.305455748654165" calcext:value-type="float">
            <text:p>0.305455748654165</text:p>
          </table:table-cell>
          <table:table-cell office:value-type="float" office:value="0.301643957732995" calcext:value-type="float">
            <text:p>0.301643957732995</text:p>
          </table:table-cell>
          <table:table-cell office:value-type="float" office:value="0.301930445471687" calcext:value-type="float">
            <text:p>0.301930445471687</text:p>
          </table:table-cell>
          <table:table-cell office:value-type="float" office:value="0.304724333421054" calcext:value-type="float">
            <text:p>0.304724333421054</text:p>
          </table:table-cell>
          <table:table-cell office:value-type="float" office:value="0.307371975976546" calcext:value-type="float">
            <text:p>0.307371975976546</text:p>
          </table:table-cell>
          <table:table-cell office:value-type="float" office:value="0.309052589311343" calcext:value-type="float">
            <text:p>0.309052589311343</text:p>
          </table:table-cell>
          <table:table-cell office:value-type="float" office:value="0.30546945427931" calcext:value-type="float">
            <text:p>0.30546945427931</text:p>
          </table:table-cell>
          <table:table-cell office:value-type="float" office:value="0.303308528348901" calcext:value-type="float">
            <text:p>0.303308528348901</text:p>
          </table:table-cell>
          <table:table-cell office:value-type="float" office:value="0.305684813438393" calcext:value-type="float">
            <text:p>0.305684813438393</text:p>
          </table:table-cell>
          <table:table-cell office:value-type="float" office:value="0.302876413650219" calcext:value-type="float">
            <text:p>0.302876413650219</text:p>
          </table:table-cell>
          <table:table-cell office:value-type="float" office:value="0.301110898009155" calcext:value-type="float">
            <text:p>0.301110898009155</text:p>
          </table:table-cell>
          <table:table-cell office:value-type="float" office:value="0.30146141440519" calcext:value-type="float">
            <text:p>0.30146141440519</text:p>
          </table:table-cell>
          <table:table-cell office:value-type="float" office:value="0.30439393334694" calcext:value-type="float">
            <text:p>0.30439393334694</text:p>
          </table:table-cell>
          <table:table-cell office:value-type="float" office:value="0.308818648774617" calcext:value-type="float">
            <text:p>0.308818648774617</text:p>
          </table:table-cell>
          <table:table-cell office:value-type="float" office:value="0.308463449390827" calcext:value-type="float">
            <text:p>0.308463449390827</text:p>
          </table:table-cell>
          <table:table-cell office:value-type="float" office:value="0.307820333296648" calcext:value-type="float">
            <text:p>0.307820333296648</text:p>
          </table:table-cell>
          <table:table-cell office:value-type="float" office:value="0.307481343082406" calcext:value-type="float">
            <text:p>0.307481343082406</text:p>
          </table:table-cell>
          <table:table-cell office:value-type="float" office:value="0.304802527657917" calcext:value-type="float">
            <text:p>0.304802527657917</text:p>
          </table:table-cell>
          <table:table-cell office:value-type="float" office:value="0.301064550042048" calcext:value-type="float">
            <text:p>0.301064550042048</text:p>
          </table:table-cell>
          <table:table-cell office:value-type="float" office:value="0.30157155624624" calcext:value-type="float">
            <text:p>0.30157155624624</text:p>
          </table:table-cell>
          <table:table-cell office:value-type="float" office:value="0.309086271285435" calcext:value-type="float">
            <text:p>0.309086271285435</text:p>
          </table:table-cell>
          <table:table-cell office:value-type="float" office:value="0.306483604250269" calcext:value-type="float">
            <text:p>0.306483604250269</text:p>
          </table:table-cell>
          <table:table-cell office:value-type="float" office:value="0.305188201587771" calcext:value-type="float">
            <text:p>0.305188201587771</text:p>
          </table:table-cell>
          <table:table-cell office:value-type="float" office:value="0.302580736452238" calcext:value-type="float">
            <text:p>0.302580736452238</text:p>
          </table:table-cell>
          <table:table-cell office:value-type="float" office:value="0.304801845133629" calcext:value-type="float">
            <text:p>0.304801845133629</text:p>
          </table:table-cell>
          <table:table-cell office:value-type="float" office:value="0.3038822627624" calcext:value-type="float">
            <text:p>0.3038822627624</text:p>
          </table:table-cell>
          <table:table-cell office:value-type="float" office:value="0.300284512592453" calcext:value-type="float">
            <text:p>0.300284512592453</text:p>
          </table:table-cell>
          <table:table-cell office:value-type="float" office:value="0.300477701269226" calcext:value-type="float">
            <text:p>0.300477701269226</text:p>
          </table:table-cell>
          <table:table-cell office:value-type="float" office:value="0.300891840843706" calcext:value-type="float">
            <text:p>0.300891840843706</text:p>
          </table:table-cell>
          <table:table-cell office:value-type="float" office:value="0.302241153599005" calcext:value-type="float">
            <text:p>0.302241153599005</text:p>
          </table:table-cell>
          <table:table-cell office:value-type="float" office:value="0.306680926042811" calcext:value-type="float">
            <text:p>0.306680926042811</text:p>
          </table:table-cell>
          <table:table-cell office:value-type="float" office:value="0.30841671632007" calcext:value-type="float">
            <text:p>0.30841671632007</text:p>
          </table:table-cell>
          <table:table-cell office:value-type="float" office:value="0.306565298900791" calcext:value-type="float">
            <text:p>0.306565298900791</text:p>
          </table:table-cell>
          <table:table-cell office:value-type="float" office:value="0.306126467135412" calcext:value-type="float">
            <text:p>0.306126467135412</text:p>
          </table:table-cell>
          <table:table-cell office:value-type="float" office:value="0.304503396038704" calcext:value-type="float">
            <text:p>0.304503396038704</text:p>
          </table:table-cell>
          <table:table-cell office:value-type="float" office:value="0.300439878547614" calcext:value-type="float">
            <text:p>0.300439878547614</text:p>
          </table:table-cell>
          <table:table-cell office:value-type="float" office:value="0.300316981800659" calcext:value-type="float">
            <text:p>0.300316981800659</text:p>
          </table:table-cell>
          <table:table-cell office:value-type="float" office:value="0.300601134980176" calcext:value-type="float">
            <text:p>0.300601134980176</text:p>
          </table:table-cell>
          <table:table-cell office:value-type="float" office:value="0.301703605381197" calcext:value-type="float">
            <text:p>0.301703605381197</text:p>
          </table:table-cell>
          <table:table-cell office:value-type="float" office:value="0.303971002846156" calcext:value-type="float">
            <text:p>0.303971002846156</text:p>
          </table:table-cell>
          <table:table-cell office:value-type="float" office:value="0.306192709402326" calcext:value-type="float">
            <text:p>0.306192709402326</text:p>
          </table:table-cell>
          <table:table-cell office:value-type="float" office:value="0.307757117138425" calcext:value-type="float">
            <text:p>0.307757117138425</text:p>
          </table:table-cell>
          <table:table-cell office:value-type="float" office:value="0.308270180593637" calcext:value-type="float">
            <text:p>0.308270180593637</text:p>
          </table:table-cell>
          <table:table-cell office:value-type="float" office:value="0.307565149309612" calcext:value-type="float">
            <text:p>0.307565149309612</text:p>
          </table:table-cell>
          <table:table-cell office:value-type="float" office:value="0.306324469779457" calcext:value-type="float">
            <text:p>0.306324469779457</text:p>
          </table:table-cell>
          <table:table-cell office:value-type="float" office:value="0.305769425078864" calcext:value-type="float">
            <text:p>0.305769425078864</text:p>
          </table:table-cell>
          <table:table-cell office:value-type="float" office:value="0.305133484239292" calcext:value-type="float">
            <text:p>0.305133484239292</text:p>
          </table:table-cell>
          <table:table-cell office:value-type="float" office:value="0.302484390971816" calcext:value-type="float">
            <text:p>0.302484390971816</text:p>
          </table:table-cell>
          <table:table-cell office:value-type="float" office:value="0.303660776896767" calcext:value-type="float">
            <text:p>0.303660776896767</text:p>
          </table:table-cell>
          <table:table-cell office:value-type="float" office:value="0.298713731006766" calcext:value-type="float">
            <text:p>0.298713731006766</text:p>
          </table:table-cell>
          <table:table-cell office:value-type="float" office:value="0.299513360868566" calcext:value-type="float">
            <text:p>0.299513360868566</text:p>
          </table:table-cell>
          <table:table-cell office:value-type="float" office:value="0.302835578746128" calcext:value-type="float">
            <text:p>0.302835578746128</text:p>
          </table:table-cell>
          <table:table-cell office:value-type="float" office:value="0.305149081082546" calcext:value-type="float">
            <text:p>0.305149081082546</text:p>
          </table:table-cell>
          <table:table-cell office:value-type="float" office:value="0.307410969127721" calcext:value-type="float">
            <text:p>0.307410969127721</text:p>
          </table:table-cell>
          <table:table-cell office:value-type="float" office:value="0.30830674987499" calcext:value-type="float">
            <text:p>0.30830674987499</text:p>
          </table:table-cell>
          <table:table-cell office:value-type="float" office:value="0.305456884957325" calcext:value-type="float">
            <text:p>0.305456884957325</text:p>
          </table:table-cell>
          <table:table-cell office:value-type="float" office:value="0.303693586951508" calcext:value-type="float">
            <text:p>0.303693586951508</text:p>
          </table:table-cell>
          <table:table-cell office:value-type="float" office:value="0.303761585967505" calcext:value-type="float">
            <text:p>0.303761585967505</text:p>
          </table:table-cell>
          <table:table-cell office:value-type="float" office:value="0.301258452137394" calcext:value-type="float">
            <text:p>0.301258452137394</text:p>
          </table:table-cell>
          <table:table-cell office:value-type="float" office:value="0.299061010953483" calcext:value-type="float">
            <text:p>0.299061010953483</text:p>
          </table:table-cell>
          <table:table-cell office:value-type="float" office:value="0.300294265358652" calcext:value-type="float">
            <text:p>0.300294265358652</text:p>
          </table:table-cell>
          <table:table-cell office:value-type="float" office:value="0.301884363807907" calcext:value-type="float">
            <text:p>0.301884363807907</text:p>
          </table:table-cell>
          <table:table-cell office:value-type="float" office:value="0.304830366945184" calcext:value-type="float">
            <text:p>0.304830366945184</text:p>
          </table:table-cell>
          <table:table-cell office:value-type="float" office:value="0.30674971375609" calcext:value-type="float">
            <text:p>0.30674971375609</text:p>
          </table:table-cell>
          <table:table-cell office:value-type="float" office:value="0.304970209809989" calcext:value-type="float">
            <text:p>0.304970209809989</text:p>
          </table:table-cell>
          <table:table-cell office:value-type="float" office:value="0.301912670961408" calcext:value-type="float">
            <text:p>0.301912670961408</text:p>
          </table:table-cell>
          <table:table-cell office:value-type="float" office:value="0.303361784876477" calcext:value-type="float">
            <text:p>0.303361784876477</text:p>
          </table:table-cell>
          <table:table-cell office:value-type="float" office:value="0.303520234394377" calcext:value-type="float">
            <text:p>0.303520234394377</text:p>
          </table:table-cell>
          <table:table-cell office:value-type="float" office:value="0.299165436618161" calcext:value-type="float">
            <text:p>0.299165436618161</text:p>
          </table:table-cell>
          <table:table-cell office:value-type="float" office:value="0.298953902580384" calcext:value-type="float">
            <text:p>0.298953902580384</text:p>
          </table:table-cell>
          <table:table-cell office:value-type="float" office:value="0.29948405688637" calcext:value-type="float">
            <text:p>0.29948405688637</text:p>
          </table:table-cell>
          <table:table-cell office:value-type="float" office:value="0.304241817015786" calcext:value-type="float">
            <text:p>0.304241817015786</text:p>
          </table:table-cell>
          <table:table-cell office:value-type="float" office:value="0.308001981937723" calcext:value-type="float">
            <text:p>0.308001981937723</text:p>
          </table:table-cell>
          <table:table-cell office:value-type="float" office:value="0.305635554910193" calcext:value-type="float">
            <text:p>0.305635554910193</text:p>
          </table:table-cell>
          <table:table-cell office:value-type="float" office:value="0.304030987271118" calcext:value-type="float">
            <text:p>0.304030987271118</text:p>
          </table:table-cell>
          <table:table-cell office:value-type="float" office:value="0.30189559894388" calcext:value-type="float">
            <text:p>0.30189559894388</text:p>
          </table:table-cell>
          <table:table-cell office:value-type="float" office:value="0.303475597434374" calcext:value-type="float">
            <text:p>0.303475597434374</text:p>
          </table:table-cell>
          <table:table-cell office:value-type="float" office:value="0.298225950710158" calcext:value-type="float">
            <text:p>0.298225950710158</text:p>
          </table:table-cell>
          <table:table-cell office:value-type="float" office:value="0.299714273095052" calcext:value-type="float">
            <text:p>0.299714273095052</text:p>
          </table:table-cell>
          <table:table-cell office:value-type="float" office:value="0.299640593885871" calcext:value-type="float">
            <text:p>0.299640593885871</text:p>
          </table:table-cell>
          <table:table-cell office:value-type="float" office:value="0.306687874611958" calcext:value-type="float">
            <text:p>0.306687874611958</text:p>
          </table:table-cell>
          <table:table-cell office:value-type="float" office:value="0.3042208750984" calcext:value-type="float">
            <text:p>0.3042208750984</text:p>
          </table:table-cell>
          <table:table-cell office:value-type="float" office:value="0.303082994966798" calcext:value-type="float">
            <text:p>0.303082994966798</text:p>
          </table:table-cell>
          <table:table-cell office:value-type="float" office:value="0.299053668400288" calcext:value-type="float">
            <text:p>0.299053668400288</text:p>
          </table:table-cell>
          <table:table-cell office:value-type="float" office:value="0.300766357520734" calcext:value-type="float">
            <text:p>0.300766357520734</text:p>
          </table:table-cell>
          <table:table-cell office:value-type="float" office:value="0.307287692172053" calcext:value-type="float">
            <text:p>0.307287692172053</text:p>
          </table:table-cell>
          <table:table-cell office:value-type="float" office:value="0.305524930867857" calcext:value-type="float">
            <text:p>0.305524930867857</text:p>
          </table:table-cell>
          <table:table-cell office:value-type="float" office:value="0.303502957303212" calcext:value-type="float">
            <text:p>0.303502957303212</text:p>
          </table:table-cell>
          <table:table-cell office:value-type="float" office:value="0.301251167169278" calcext:value-type="float">
            <text:p>0.301251167169278</text:p>
          </table:table-cell>
          <table:table-cell office:value-type="float" office:value="0.30342612997711" calcext:value-type="float">
            <text:p>0.30342612997711</text:p>
          </table:table-cell>
          <table:table-cell office:value-type="float" office:value="0.303750173159918" calcext:value-type="float">
            <text:p>0.303750173159918</text:p>
          </table:table-cell>
          <table:table-cell office:value-type="float" office:value="0.300938216944527" calcext:value-type="float">
            <text:p>0.300938216944527</text:p>
          </table:table-cell>
          <table:table-cell office:value-type="float" office:value="0.299352069063121" calcext:value-type="float">
            <text:p>0.299352069063121</text:p>
          </table:table-cell>
          <table:table-cell office:value-type="float" office:value="0.300610936015401" calcext:value-type="float">
            <text:p>0.300610936015401</text:p>
          </table:table-cell>
          <table:table-cell office:value-type="float" office:value="0.306000956034166" calcext:value-type="float">
            <text:p>0.306000956034166</text:p>
          </table:table-cell>
          <table:table-cell office:value-type="float" office:value="0.29968336726738" calcext:value-type="float">
            <text:p>0.29968336726738</text:p>
          </table:table-cell>
          <table:table-cell office:value-type="float" office:value="0.301937779289692" calcext:value-type="float">
            <text:p>0.301937779289692</text:p>
          </table:table-cell>
          <table:table-cell office:value-type="float" office:value="0.307298949370112" calcext:value-type="float">
            <text:p>0.307298949370112</text:p>
          </table:table-cell>
          <table:table-cell office:value-type="float" office:value="0.305537783635147" calcext:value-type="float">
            <text:p>0.305537783635147</text:p>
          </table:table-cell>
          <table:table-cell office:value-type="float" office:value="0.302931707117232" calcext:value-type="float">
            <text:p>0.302931707117232</text:p>
          </table:table-cell>
          <table:table-cell office:value-type="float" office:value="0.299210841726586" calcext:value-type="float">
            <text:p>0.299210841726586</text:p>
          </table:table-cell>
          <table:table-cell office:value-type="float" office:value="0.299611866322263" calcext:value-type="float">
            <text:p>0.299611866322263</text:p>
          </table:table-cell>
          <table:table-cell office:value-type="float" office:value="0.300018506548767" calcext:value-type="float">
            <text:p>0.300018506548767</text:p>
          </table:table-cell>
          <table:table-cell office:value-type="float" office:value="0.306471344244385" calcext:value-type="float">
            <text:p>0.306471344244385</text:p>
          </table:table-cell>
          <table:table-cell office:value-type="float" office:value="0.305669004003619" calcext:value-type="float">
            <text:p>0.305669004003619</text:p>
          </table:table-cell>
          <table:table-cell office:value-type="float" office:value="0.30019618495267" calcext:value-type="float">
            <text:p>0.30019618495267</text:p>
          </table:table-cell>
          <table:table-cell office:value-type="float" office:value="0.300272018585231" calcext:value-type="float">
            <text:p>0.300272018585231</text:p>
          </table:table-cell>
          <table:table-cell office:value-type="float" office:value="0.306765760834197" calcext:value-type="float">
            <text:p>0.306765760834197</text:p>
          </table:table-cell>
          <table:table-cell office:value-type="float" office:value="0.306085459309424" calcext:value-type="float">
            <text:p>0.306085459309424</text:p>
          </table:table-cell>
          <table:table-cell office:value-type="float" office:value="0.30504183862202" calcext:value-type="float">
            <text:p>0.30504183862202</text:p>
          </table:table-cell>
          <table:table-cell office:value-type="float" office:value="0.300837416150857" calcext:value-type="float">
            <text:p>0.300837416150857</text:p>
          </table:table-cell>
          <table:table-cell office:value-type="float" office:value="0.301066272387652" calcext:value-type="float">
            <text:p>0.301066272387652</text:p>
          </table:table-cell>
          <table:table-cell office:value-type="float" office:value="0.307097277308079" calcext:value-type="float">
            <text:p>0.307097277308079</text:p>
          </table:table-cell>
          <table:table-cell office:value-type="float" office:value="0.304697963868191" calcext:value-type="float">
            <text:p>0.304697963868191</text:p>
          </table:table-cell>
          <table:table-cell office:value-type="float" office:value="0.30133851578714" calcext:value-type="float">
            <text:p>0.30133851578714</text:p>
          </table:table-cell>
          <table:table-cell office:value-type="float" office:value="0.300670756667877" calcext:value-type="float">
            <text:p>0.300670756667877</text:p>
          </table:table-cell>
          <table:table-cell office:value-type="float" office:value="0.302157164050755" calcext:value-type="float">
            <text:p>0.302157164050755</text:p>
          </table:table-cell>
          <table:table-cell office:value-type="float" office:value="0.309522240119466" calcext:value-type="float">
            <text:p>0.309522240119466</text:p>
          </table:table-cell>
          <table:table-cell office:value-type="float" office:value="0.306682112305197" calcext:value-type="float">
            <text:p>0.306682112305197</text:p>
          </table:table-cell>
          <table:table-cell office:value-type="float" office:value="0.305337769391943" calcext:value-type="float">
            <text:p>0.305337769391943</text:p>
          </table:table-cell>
          <table:table-cell office:value-type="float" office:value="0.301320673944958" calcext:value-type="float">
            <text:p>0.301320673944958</text:p>
          </table:table-cell>
          <table:table-cell office:value-type="float" office:value="0.301751701974265" calcext:value-type="float">
            <text:p>0.301751701974265</text:p>
          </table:table-cell>
          <table:table-cell office:value-type="float" office:value="0.30307406705718" calcext:value-type="float">
            <text:p>0.30307406705718</text:p>
          </table:table-cell>
          <table:table-cell office:value-type="float" office:value="0.308455581519432" calcext:value-type="float">
            <text:p>0.308455581519432</text:p>
          </table:table-cell>
          <table:table-cell office:value-type="float" office:value="0.3094292508005" calcext:value-type="float">
            <text:p>0.3094292508005</text:p>
          </table:table-cell>
          <table:table-cell office:value-type="float" office:value="0.306556073999903" calcext:value-type="float">
            <text:p>0.306556073999903</text:p>
          </table:table-cell>
          <table:table-cell office:value-type="float" office:value="0.304588775658566" calcext:value-type="float">
            <text:p>0.304588775658566</text:p>
          </table:table-cell>
          <table:table-cell office:value-type="float" office:value="0.303416130616406" calcext:value-type="float">
            <text:p>0.303416130616406</text:p>
          </table:table-cell>
          <table:table-cell office:value-type="float" office:value="0.305878083507744" calcext:value-type="float">
            <text:p>0.305878083507744</text:p>
          </table:table-cell>
          <table:table-cell office:value-type="float" office:value="0.305864415528969" calcext:value-type="float">
            <text:p>0.305864415528969</text:p>
          </table:table-cell>
          <table:table-cell office:value-type="float" office:value="0.302067747614443" calcext:value-type="float">
            <text:p>0.302067747614443</text:p>
          </table:table-cell>
          <table:table-cell office:value-type="float" office:value="0.301996242611111" calcext:value-type="float">
            <text:p>0.301996242611111</text:p>
          </table:table-cell>
          <table:table-cell office:value-type="float" office:value="0.303125942989684" calcext:value-type="float">
            <text:p>0.303125942989684</text:p>
          </table:table-cell>
          <table:table-cell office:value-type="float" office:value="0.307726675129169" calcext:value-type="float">
            <text:p>0.307726675129169</text:p>
          </table:table-cell>
          <table:table-cell office:value-type="float" office:value="0.309036680931971" calcext:value-type="float">
            <text:p>0.309036680931971</text:p>
          </table:table-cell>
          <table:table-cell office:value-type="float" office:value="0.306038517277027" calcext:value-type="float">
            <text:p>0.306038517277027</text:p>
          </table:table-cell>
          <table:table-cell office:value-type="float" office:value="0.305708120391986" calcext:value-type="float">
            <text:p>0.305708120391986</text:p>
          </table:table-cell>
          <table:table-cell office:value-type="float" office:value="0.304566860085214" calcext:value-type="float">
            <text:p>0.304566860085214</text:p>
          </table:table-cell>
          <table:table-cell office:value-type="float" office:value="0.304367979380789" calcext:value-type="float">
            <text:p>0.304367979380789</text:p>
          </table:table-cell>
          <table:table-cell office:value-type="float" office:value="0.303434171044015" calcext:value-type="float">
            <text:p>0.303434171044015</text:p>
          </table:table-cell>
          <table:table-cell office:value-type="float" office:value="0.302184373116391" calcext:value-type="float">
            <text:p>0.302184373116391</text:p>
          </table:table-cell>
          <table:table-cell office:value-type="float" office:value="0.301857320798888" calcext:value-type="float">
            <text:p>0.301857320798888</text:p>
          </table:table-cell>
          <table:table-cell office:value-type="float" office:value="0.304900338044094" calcext:value-type="float">
            <text:p>0.304900338044094</text:p>
          </table:table-cell>
          <table:table-cell office:value-type="float" office:value="0.308987664169875" calcext:value-type="float">
            <text:p>0.308987664169875</text:p>
          </table:table-cell>
          <table:table-cell office:value-type="float" office:value="0.305962754825041" calcext:value-type="float">
            <text:p>0.305962754825041</text:p>
          </table:table-cell>
          <table:table-cell office:value-type="float" office:value="0.304626609991559" calcext:value-type="float">
            <text:p>0.304626609991559</text:p>
          </table:table-cell>
          <table:table-cell office:value-type="float" office:value="0.304199808652455" calcext:value-type="float">
            <text:p>0.304199808652455</text:p>
          </table:table-cell>
          <table:table-cell office:value-type="float" office:value="0.301834841147409" calcext:value-type="float">
            <text:p>0.301834841147409</text:p>
          </table:table-cell>
          <table:table-cell office:value-type="float" office:value="0.301963344774942" calcext:value-type="float">
            <text:p>0.301963344774942</text:p>
          </table:table-cell>
          <table:table-cell office:value-type="float" office:value="0.304193346018014" calcext:value-type="float">
            <text:p>0.304193346018014</text:p>
          </table:table-cell>
          <table:table-cell office:value-type="float" office:value="0.305178149426788" calcext:value-type="float">
            <text:p>0.305178149426788</text:p>
          </table:table-cell>
          <table:table-cell office:value-type="float" office:value="0.303590452173394" calcext:value-type="float">
            <text:p>0.303590452173394</text:p>
          </table:table-cell>
          <table:table-cell office:value-type="float" office:value="0.30726085874537" calcext:value-type="float">
            <text:p>0.30726085874537</text:p>
          </table:table-cell>
          <table:table-cell office:value-type="float" office:value="0.303026688863889" calcext:value-type="float">
            <text:p>0.303026688863889</text:p>
          </table:table-cell>
          <table:table-cell office:value-type="float" office:value="0.303297138814773" calcext:value-type="float">
            <text:p>0.303297138814773</text:p>
          </table:table-cell>
          <table:table-cell office:value-type="float" office:value="0.303720803799711" calcext:value-type="float">
            <text:p>0.303720803799711</text:p>
          </table:table-cell>
          <table:table-cell office:value-type="float" office:value="0.306852155314692" calcext:value-type="float">
            <text:p>0.306852155314692</text:p>
          </table:table-cell>
          <table:table-cell office:value-type="float" office:value="0.309294169338341" calcext:value-type="float">
            <text:p>0.309294169338341</text:p>
          </table:table-cell>
          <table:table-cell office:value-type="float" office:value="0.308379007999964" calcext:value-type="float">
            <text:p>0.308379007999964</text:p>
          </table:table-cell>
          <table:table-cell office:value-type="float" office:value="0.305784388918781" calcext:value-type="float">
            <text:p>0.305784388918781</text:p>
          </table:table-cell>
          <table:table-cell office:value-type="float" office:value="0.304382066786185" calcext:value-type="float">
            <text:p>0.304382066786185</text:p>
          </table:table-cell>
          <table:table-cell office:value-type="float" office:value="0.30446773989026" calcext:value-type="float">
            <text:p>0.30446773989026</text:p>
          </table:table-cell>
          <table:table-cell office:value-type="float" office:value="0.303764029100672" calcext:value-type="float">
            <text:p>0.303764029100672</text:p>
          </table:table-cell>
          <table:table-cell office:value-type="float" office:value="0.306366117586742" calcext:value-type="float">
            <text:p>0.306366117586742</text:p>
          </table:table-cell>
          <table:table-cell office:value-type="float" office:value="0.305831877835926" calcext:value-type="float">
            <text:p>0.305831877835926</text:p>
          </table:table-cell>
          <table:table-cell office:value-type="float" office:value="0.302888836575221" calcext:value-type="float">
            <text:p>0.302888836575221</text:p>
          </table:table-cell>
          <table:table-cell office:value-type="float" office:value="0.30371575133859" calcext:value-type="float">
            <text:p>0.30371575133859</text:p>
          </table:table-cell>
          <table:table-cell office:value-type="float" office:value="0.303253331058529" calcext:value-type="float">
            <text:p>0.303253331058529</text:p>
          </table:table-cell>
          <table:table-cell office:value-type="float" office:value="0.308242257162136" calcext:value-type="float">
            <text:p>0.308242257162136</text:p>
          </table:table-cell>
          <table:table-cell office:value-type="float" office:value="0.309219050854987" calcext:value-type="float">
            <text:p>0.309219050854987</text:p>
          </table:table-cell>
          <table:table-cell office:value-type="float" office:value="0.304641306212942" calcext:value-type="float">
            <text:p>0.304641306212942</text:p>
          </table:table-cell>
          <table:table-cell office:value-type="float" office:value="0.304150732034656" calcext:value-type="float">
            <text:p>0.304150732034656</text:p>
          </table:table-cell>
          <table:table-cell office:value-type="float" office:value="0.303643137140202" calcext:value-type="float">
            <text:p>0.303643137140202</text:p>
          </table:table-cell>
          <table:table-cell office:value-type="float" office:value="0.305847736929765" calcext:value-type="float">
            <text:p>0.305847736929765</text:p>
          </table:table-cell>
          <table:table-cell office:value-type="float" office:value="0.306437222706385" calcext:value-type="float">
            <text:p>0.306437222706385</text:p>
          </table:table-cell>
          <table:table-cell office:value-type="float" office:value="0.306265490839251" calcext:value-type="float">
            <text:p>0.306265490839251</text:p>
          </table:table-cell>
          <table:table-cell office:value-type="float" office:value="0.302962168211551" calcext:value-type="float">
            <text:p>0.302962168211551</text:p>
          </table:table-cell>
          <table:table-cell office:value-type="float" office:value="0.303332236699491" calcext:value-type="float">
            <text:p>0.303332236699491</text:p>
          </table:table-cell>
          <table:table-cell office:value-type="float" office:value="0.303773931635483" calcext:value-type="float">
            <text:p>0.303773931635483</text:p>
          </table:table-cell>
          <table:table-cell office:value-type="float" office:value="0.303058918071315" calcext:value-type="float">
            <text:p>0.303058918071315</text:p>
          </table:table-cell>
          <table:table-cell office:value-type="float" office:value="0.304914702943473" calcext:value-type="float">
            <text:p>0.304914702943473</text:p>
          </table:table-cell>
          <table:table-cell office:value-type="float" office:value="0.307755483825793" calcext:value-type="float">
            <text:p>0.307755483825793</text:p>
          </table:table-cell>
          <table:table-cell office:value-type="float" office:value="0.308862191213652" calcext:value-type="float">
            <text:p>0.308862191213652</text:p>
          </table:table-cell>
          <table:table-cell office:value-type="float" office:value="0.30982147257953" calcext:value-type="float">
            <text:p>0.30982147257953</text:p>
          </table:table-cell>
          <table:table-cell office:value-type="float" office:value="0.307286535258586" calcext:value-type="float">
            <text:p>0.307286535258586</text:p>
          </table:table-cell>
          <table:table-cell office:value-type="float" office:value="0.304887345354665" calcext:value-type="float">
            <text:p>0.304887345354665</text:p>
          </table:table-cell>
          <table:table-cell office:value-type="float" office:value="0.303734975260281" calcext:value-type="float">
            <text:p>0.303734975260281</text:p>
          </table:table-cell>
          <table:table-cell office:value-type="float" office:value="0.303441916126712" calcext:value-type="float">
            <text:p>0.303441916126712</text:p>
          </table:table-cell>
          <table:table-cell office:value-type="float" office:value="0.306019787063085" calcext:value-type="float">
            <text:p>0.306019787063085</text:p>
          </table:table-cell>
          <table:table-cell office:value-type="float" office:value="0.304753816080713" calcext:value-type="float">
            <text:p>0.304753816080713</text:p>
          </table:table-cell>
          <table:table-cell office:value-type="float" office:value="0.303304610502415" calcext:value-type="float">
            <text:p>0.303304610502415</text:p>
          </table:table-cell>
          <table:table-cell office:value-type="float" office:value="0.303462334233623" calcext:value-type="float">
            <text:p>0.303462334233623</text:p>
          </table:table-cell>
          <table:table-cell office:value-type="float" office:value="0.304475115363931" calcext:value-type="float">
            <text:p>0.304475115363931</text:p>
          </table:table-cell>
          <table:table-cell office:value-type="float" office:value="0.306858056084019" calcext:value-type="float">
            <text:p>0.306858056084019</text:p>
          </table:table-cell>
          <table:table-cell office:value-type="float" office:value="0.308857657584676" calcext:value-type="float">
            <text:p>0.308857657584676</text:p>
          </table:table-cell>
          <table:table-cell office:value-type="float" office:value="0.308339575717522" calcext:value-type="float">
            <text:p>0.308339575717522</text:p>
          </table:table-cell>
          <table:table-cell office:value-type="float" office:value="0.305594361714704" calcext:value-type="float">
            <text:p>0.305594361714704</text:p>
          </table:table-cell>
          <table:table-cell office:value-type="float" office:value="0.303935977783529" calcext:value-type="float">
            <text:p>0.303935977783529</text:p>
          </table:table-cell>
          <table:table-cell office:value-type="float" office:value="0.303407793582909" calcext:value-type="float">
            <text:p>0.303407793582909</text:p>
          </table:table-cell>
          <table:table-cell office:value-type="float" office:value="0.304005467618958" calcext:value-type="float">
            <text:p>0.304005467618958</text:p>
          </table:table-cell>
          <table:table-cell office:value-type="float" office:value="0.305433554813267" calcext:value-type="float">
            <text:p>0.305433554813267</text:p>
          </table:table-cell>
          <table:table-cell office:value-type="float" office:value="0.306103508079537" calcext:value-type="float">
            <text:p>0.306103508079537</text:p>
          </table:table-cell>
          <table:table-cell office:value-type="float" office:value="0.305035839227744" calcext:value-type="float">
            <text:p>0.305035839227744</text:p>
          </table:table-cell>
          <table:table-cell office:value-type="float" office:value="0.302746833412872" calcext:value-type="float">
            <text:p>0.302746833412872</text:p>
          </table:table-cell>
          <table:table-cell office:value-type="float" office:value="0.303938282955085" calcext:value-type="float">
            <text:p>0.303938282955085</text:p>
          </table:table-cell>
          <table:table-cell office:value-type="float" office:value="0.303397525738117" calcext:value-type="float">
            <text:p>0.303397525738117</text:p>
          </table:table-cell>
          <table:table-cell office:value-type="float" office:value="0.306563539797044" calcext:value-type="float">
            <text:p>0.306563539797044</text:p>
          </table:table-cell>
          <table:table-cell office:value-type="float" office:value="0.308150090337841" calcext:value-type="float">
            <text:p>0.308150090337841</text:p>
          </table:table-cell>
          <table:table-cell office:value-type="float" office:value="0.305145078094135" calcext:value-type="float">
            <text:p>0.305145078094135</text:p>
          </table:table-cell>
          <table:table-cell office:value-type="float" office:value="0.303872356419272" calcext:value-type="float">
            <text:p>0.303872356419272</text:p>
          </table:table-cell>
          <table:table-cell office:value-type="float" office:value="0.305829533645172" calcext:value-type="float">
            <text:p>0.305829533645172</text:p>
          </table:table-cell>
          <table:table-cell office:value-type="float" office:value="0.303276729248749" calcext:value-type="float">
            <text:p>0.303276729248749</text:p>
          </table:table-cell>
          <table:table-cell office:value-type="float" office:value="0.304188193723482" calcext:value-type="float">
            <text:p>0.304188193723482</text:p>
          </table:table-cell>
          <table:table-cell office:value-type="float" office:value="0.303026605136199" calcext:value-type="float">
            <text:p>0.303026605136199</text:p>
          </table:table-cell>
          <table:table-cell office:value-type="float" office:value="0.306242935866545" calcext:value-type="float">
            <text:p>0.306242935866545</text:p>
          </table:table-cell>
          <table:table-cell office:value-type="float" office:value="0.308246154708617" calcext:value-type="float">
            <text:p>0.308246154708617</text:p>
          </table:table-cell>
          <table:table-cell office:value-type="float" office:value="0.308194142060347" calcext:value-type="float">
            <text:p>0.308194142060347</text:p>
          </table:table-cell>
          <table:table-cell office:value-type="float" office:value="0.304900294893946" calcext:value-type="float">
            <text:p>0.304900294893946</text:p>
          </table:table-cell>
          <table:table-cell office:value-type="float" office:value="0.304919119762843" calcext:value-type="float">
            <text:p>0.304919119762843</text:p>
          </table:table-cell>
          <table:table-cell office:value-type="float" office:value="0.306382243263943" calcext:value-type="float">
            <text:p>0.306382243263943</text:p>
          </table:table-cell>
          <table:table-cell office:value-type="float" office:value="0.302645576135223" calcext:value-type="float">
            <text:p>0.302645576135223</text:p>
          </table:table-cell>
          <table:table-cell office:value-type="float" office:value="0.304035067807718" calcext:value-type="float">
            <text:p>0.304035067807718</text:p>
          </table:table-cell>
          <table:table-cell office:value-type="float" office:value="0.304751981115944" calcext:value-type="float">
            <text:p>0.304751981115944</text:p>
          </table:table-cell>
          <table:table-cell office:value-type="float" office:value="0.309135077936344" calcext:value-type="float">
            <text:p>0.309135077936344</text:p>
          </table:table-cell>
          <table:table-cell office:value-type="float" office:value="0.306801986447182" calcext:value-type="float">
            <text:p>0.306801986447182</text:p>
          </table:table-cell>
          <table:table-cell office:value-type="float" office:value="0.304033343025612" calcext:value-type="float">
            <text:p>0.304033343025612</text:p>
          </table:table-cell>
          <table:table-cell office:value-type="float" office:value="0.30323871310251" calcext:value-type="float">
            <text:p>0.30323871310251</text:p>
          </table:table-cell>
          <table:table-cell office:value-type="float" office:value="0.305406278392059" calcext:value-type="float">
            <text:p>0.305406278392059</text:p>
          </table:table-cell>
          <table:table-cell office:value-type="float" office:value="0.306367554394018" calcext:value-type="float">
            <text:p>0.306367554394018</text:p>
          </table:table-cell>
          <table:table-cell office:value-type="float" office:value="0.30275681876545" calcext:value-type="float">
            <text:p>0.30275681876545</text:p>
          </table:table-cell>
          <table:table-cell office:value-type="float" office:value="0.303731119135416" calcext:value-type="float">
            <text:p>0.303731119135416</text:p>
          </table:table-cell>
          <table:table-cell office:value-type="float" office:value="0.307292049791794" calcext:value-type="float">
            <text:p>0.307292049791794</text:p>
          </table:table-cell>
          <table:table-cell office:value-type="float" office:value="0.309597929110766" calcext:value-type="float">
            <text:p>0.309597929110766</text:p>
          </table:table-cell>
          <table:table-cell office:value-type="float" office:value="0.304639078675146" calcext:value-type="float">
            <text:p>0.304639078675146</text:p>
          </table:table-cell>
          <table:table-cell office:value-type="float" office:value="0.303237825934336" calcext:value-type="float">
            <text:p>0.303237825934336</text:p>
          </table:table-cell>
          <table:table-cell office:value-type="float" office:value="0.305328508363643" calcext:value-type="float">
            <text:p>0.305328508363643</text:p>
          </table:table-cell>
          <table:table-cell office:value-type="float" office:value="0.303374549750356" calcext:value-type="float">
            <text:p>0.303374549750356</text:p>
          </table:table-cell>
          <table:table-cell office:value-type="float" office:value="0.303307152119318" calcext:value-type="float">
            <text:p>0.303307152119318</text:p>
          </table:table-cell>
          <table:table-cell office:value-type="float" office:value="0.307839910965425" calcext:value-type="float">
            <text:p>0.307839910965425</text:p>
          </table:table-cell>
          <table:table-cell office:value-type="float" office:value="0.309639449939277" calcext:value-type="float">
            <text:p>0.309639449939277</text:p>
          </table:table-cell>
          <table:table-cell office:value-type="float" office:value="0.306154867301375" calcext:value-type="float">
            <text:p>0.306154867301375</text:p>
          </table:table-cell>
          <table:table-cell office:value-type="float" office:value="0.305006063724927" calcext:value-type="float">
            <text:p>0.305006063724927</text:p>
          </table:table-cell>
          <table:table-cell office:value-type="float" office:value="0.304185699782505" calcext:value-type="float">
            <text:p>0.304185699782505</text:p>
          </table:table-cell>
          <table:table-cell office:value-type="float" office:value="0.306553989476943" calcext:value-type="float">
            <text:p>0.306553989476943</text:p>
          </table:table-cell>
          <table:table-cell office:value-type="float" office:value="0.303125702091423" calcext:value-type="float">
            <text:p>0.303125702091423</text:p>
          </table:table-cell>
          <table:table-cell office:value-type="float" office:value="0.302953252719548" calcext:value-type="float">
            <text:p>0.302953252719548</text:p>
          </table:table-cell>
          <table:table-cell office:value-type="float" office:value="0.303575236788777" calcext:value-type="float">
            <text:p>0.303575236788777</text:p>
          </table:table-cell>
          <table:table-cell office:value-type="float" office:value="0.304734712365019" calcext:value-type="float">
            <text:p>0.304734712365019</text:p>
          </table:table-cell>
          <table:table-cell office:value-type="float" office:value="0.307544406882045" calcext:value-type="float">
            <text:p>0.307544406882045</text:p>
          </table:table-cell>
          <table:table-cell office:value-type="float" office:value="0.30957856732267" calcext:value-type="float">
            <text:p>0.30957856732267</text:p>
          </table:table-cell>
          <table:table-cell office:value-type="float" office:value="0.309898397213179" calcext:value-type="float">
            <text:p>0.309898397213179</text:p>
          </table:table-cell>
          <table:table-cell office:value-type="float" office:value="0.307210955014359" calcext:value-type="float">
            <text:p>0.307210955014359</text:p>
          </table:table-cell>
          <table:table-cell office:value-type="float" office:value="0.306604205552431" calcext:value-type="float">
            <text:p>0.306604205552431</text:p>
          </table:table-cell>
          <table:table-cell office:value-type="float" office:value="0.306126674970063" calcext:value-type="float">
            <text:p>0.306126674970063</text:p>
          </table:table-cell>
          <table:table-cell office:value-type="float" office:value="0.304138920293668" calcext:value-type="float">
            <text:p>0.304138920293668</text:p>
          </table:table-cell>
          <table:table-cell office:value-type="float" office:value="0.303264315613943" calcext:value-type="float">
            <text:p>0.303264315613943</text:p>
          </table:table-cell>
          <table:table-cell office:value-type="float" office:value="0.303046465644052" calcext:value-type="float">
            <text:p>0.303046465644052</text:p>
          </table:table-cell>
          <table:table-cell office:value-type="float" office:value="0.307181564017947" calcext:value-type="float">
            <text:p>0.307181564017947</text:p>
          </table:table-cell>
          <table:table-cell office:value-type="float" office:value="0.310073078115287" calcext:value-type="float">
            <text:p>0.310073078115287</text:p>
          </table:table-cell>
          <table:table-cell office:value-type="float" office:value="0.308363129639517" calcext:value-type="float">
            <text:p>0.308363129639517</text:p>
          </table:table-cell>
          <table:table-cell office:value-type="float" office:value="0.308214848479854" calcext:value-type="float">
            <text:p>0.308214848479854</text:p>
          </table:table-cell>
          <table:table-cell office:value-type="float" office:value="0.307129531279744" calcext:value-type="float">
            <text:p>0.307129531279744</text:p>
          </table:table-cell>
          <table:table-cell office:value-type="float" office:value="0.303728330694623" calcext:value-type="float">
            <text:p>0.303728330694623</text:p>
          </table:table-cell>
          <table:table-cell office:value-type="float" office:value="0.30326211409535" calcext:value-type="float">
            <text:p>0.30326211409535</text:p>
          </table:table-cell>
          <table:table-cell office:value-type="float" office:value="0.302448136334702" calcext:value-type="float">
            <text:p>0.302448136334702</text:p>
          </table:table-cell>
          <table:table-cell office:value-type="float" office:value="0.309959750437206" calcext:value-type="float">
            <text:p>0.309959750437206</text:p>
          </table:table-cell>
          <table:table-cell office:value-type="float" office:value="0.308127262286111" calcext:value-type="float">
            <text:p>0.308127262286111</text:p>
          </table:table-cell>
          <table:table-cell office:value-type="float" office:value="0.307219127003832" calcext:value-type="float">
            <text:p>0.307219127003832</text:p>
          </table:table-cell>
          <table:table-cell office:value-type="float" office:value="0.306703987552521" calcext:value-type="float">
            <text:p>0.306703987552521</text:p>
          </table:table-cell>
          <table:table-cell office:value-type="float" office:value="0.302079429743082" calcext:value-type="float">
            <text:p>0.302079429743082</text:p>
          </table:table-cell>
          <table:table-cell office:value-type="float" office:value="0.302743672327357" calcext:value-type="float">
            <text:p>0.302743672327357</text:p>
          </table:table-cell>
          <table:table-cell office:value-type="float" office:value="0.30929454286221" calcext:value-type="float">
            <text:p>0.30929454286221</text:p>
          </table:table-cell>
          <table:table-cell office:value-type="float" office:value="0.306154082462758" calcext:value-type="float">
            <text:p>0.306154082462758</text:p>
          </table:table-cell>
          <table:table-cell office:value-type="float" office:value="0.303794186203317" calcext:value-type="float">
            <text:p>0.303794186203317</text:p>
          </table:table-cell>
          <table:table-cell office:value-type="float" office:value="0.302062818753638" calcext:value-type="float">
            <text:p>0.302062818753638</text:p>
          </table:table-cell>
          <table:table-cell office:value-type="float" office:value="0.301836702950792" calcext:value-type="float">
            <text:p>0.301836702950792</text:p>
          </table:table-cell>
          <table:table-cell office:value-type="float" office:value="0.302155815247597" calcext:value-type="float">
            <text:p>0.302155815247597</text:p>
          </table:table-cell>
          <table:table-cell office:value-type="float" office:value="0.303746857921538" calcext:value-type="float">
            <text:p>0.303746857921538</text:p>
          </table:table-cell>
          <table:table-cell office:value-type="float" office:value="0.30687986506482" calcext:value-type="float">
            <text:p>0.30687986506482</text:p>
          </table:table-cell>
          <table:table-cell office:value-type="float" office:value="0.309062980429882" calcext:value-type="float">
            <text:p>0.309062980429882</text:p>
          </table:table-cell>
          <table:table-cell office:value-type="float" office:value="0.308422085211852" calcext:value-type="float">
            <text:p>0.308422085211852</text:p>
          </table:table-cell>
          <table:table-cell office:value-type="float" office:value="0.307035589146832" calcext:value-type="float">
            <text:p>0.307035589146832</text:p>
          </table:table-cell>
          <table:table-cell office:value-type="float" office:value="0.306303335231918" calcext:value-type="float">
            <text:p>0.306303335231918</text:p>
          </table:table-cell>
          <table:table-cell office:value-type="float" office:value="0.306016024041413" calcext:value-type="float">
            <text:p>0.306016024041413</text:p>
          </table:table-cell>
          <table:table-cell office:value-type="float" office:value="0.302195415260782" calcext:value-type="float">
            <text:p>0.302195415260782</text:p>
          </table:table-cell>
          <table:table-cell office:value-type="float" office:value="0.301892739240074" calcext:value-type="float">
            <text:p>0.301892739240074</text:p>
          </table:table-cell>
          <table:table-cell office:value-type="float" office:value="0.301702535842817" calcext:value-type="float">
            <text:p>0.301702535842817</text:p>
          </table:table-cell>
          <table:table-cell office:value-type="float" office:value="0.303420518656296" calcext:value-type="float">
            <text:p>0.303420518656296</text:p>
          </table:table-cell>
          <table:table-cell office:value-type="float" office:value="0.305760859945624" calcext:value-type="float">
            <text:p>0.305760859945624</text:p>
          </table:table-cell>
          <table:table-cell office:value-type="float" office:value="0.307800604050632" calcext:value-type="float">
            <text:p>0.307800604050632</text:p>
          </table:table-cell>
          <table:table-cell office:value-type="float" office:value="0.308760847701227" calcext:value-type="float">
            <text:p>0.308760847701227</text:p>
          </table:table-cell>
          <table:table-cell office:value-type="float" office:value="0.30603787220023" calcext:value-type="float">
            <text:p>0.30603787220023</text:p>
          </table:table-cell>
          <table:table-cell office:value-type="float" office:value="0.304210755406576" calcext:value-type="float">
            <text:p>0.304210755406576</text:p>
          </table:table-cell>
          <table:table-cell office:value-type="float" office:value="0.303440876761621" calcext:value-type="float">
            <text:p>0.303440876761621</text:p>
          </table:table-cell>
          <table:table-cell office:value-type="float" office:value="0.305799796648544" calcext:value-type="float">
            <text:p>0.305799796648544</text:p>
          </table:table-cell>
          <table:table-cell office:value-type="float" office:value="0.305796931586234" calcext:value-type="float">
            <text:p>0.305796931586234</text:p>
          </table:table-cell>
          <table:table-cell office:value-type="float" office:value="0.303145231871883" calcext:value-type="float">
            <text:p>0.303145231871883</text:p>
          </table:table-cell>
          <table:table-cell office:value-type="float" office:value="0.302378495258063" calcext:value-type="float">
            <text:p>0.302378495258063</text:p>
          </table:table-cell>
          <table:table-cell office:value-type="float" office:value="0.303005939229272" calcext:value-type="float">
            <text:p>0.303005939229272</text:p>
          </table:table-cell>
          <table:table-cell office:value-type="float" office:value="0.305532239900769" calcext:value-type="float">
            <text:p>0.305532239900769</text:p>
          </table:table-cell>
          <table:table-cell office:value-type="float" office:value="0.307725732611833" calcext:value-type="float">
            <text:p>0.307725732611833</text:p>
          </table:table-cell>
          <table:table-cell office:value-type="float" office:value="0.30947220741709" calcext:value-type="float">
            <text:p>0.30947220741709</text:p>
          </table:table-cell>
          <table:table-cell office:value-type="float" office:value="0.307066230060117" calcext:value-type="float">
            <text:p>0.307066230060117</text:p>
          </table:table-cell>
          <table:table-cell office:value-type="float" office:value="0.304324709934199" calcext:value-type="float">
            <text:p>0.304324709934199</text:p>
          </table:table-cell>
          <table:table-cell office:value-type="float" office:value="0.303444959434178" calcext:value-type="float">
            <text:p>0.303444959434178</text:p>
          </table:table-cell>
          <table:table-cell office:value-type="float" office:value="0.304169662682087" calcext:value-type="float">
            <text:p>0.304169662682087</text:p>
          </table:table-cell>
          <table:table-cell office:value-type="float" office:value="0.306055051827252" calcext:value-type="float">
            <text:p>0.306055051827252</text:p>
          </table:table-cell>
          <table:table-cell office:value-type="float" office:value="0.304003277922059" calcext:value-type="float">
            <text:p>0.304003277922059</text:p>
          </table:table-cell>
          <table:table-cell office:value-type="float" office:value="0.302312669560305" calcext:value-type="float">
            <text:p>0.302312669560305</text:p>
          </table:table-cell>
          <table:table-cell office:value-type="float" office:value="0.303115331054036" calcext:value-type="float">
            <text:p>0.303115331054036</text:p>
          </table:table-cell>
          <table:table-cell office:value-type="float" office:value="0.304928618203791" calcext:value-type="float">
            <text:p>0.304928618203791</text:p>
          </table:table-cell>
          <table:table-cell office:value-type="float" office:value="0.307646987378667" calcext:value-type="float">
            <text:p>0.307646987378667</text:p>
          </table:table-cell>
          <table:table-cell office:value-type="float" office:value="0.309681917342582" calcext:value-type="float">
            <text:p>0.309681917342582</text:p>
          </table:table-cell>
          <table:table-cell office:value-type="float" office:value="0.305602267732734" calcext:value-type="float">
            <text:p>0.305602267732734</text:p>
          </table:table-cell>
          <table:table-cell office:value-type="float" office:value="0.30417849359758" calcext:value-type="float">
            <text:p>0.30417849359758</text:p>
          </table:table-cell>
          <table:table-cell office:value-type="float" office:value="0.304060111451365" calcext:value-type="float">
            <text:p>0.304060111451365</text:p>
          </table:table-cell>
          <table:table-cell office:value-type="float" office:value="0.305772716883118" calcext:value-type="float">
            <text:p>0.305772716883118</text:p>
          </table:table-cell>
          <table:table-cell office:value-type="float" office:value="0.306791730090088" calcext:value-type="float">
            <text:p>0.306791730090088</text:p>
          </table:table-cell>
          <table:table-cell office:value-type="float" office:value="0.307018423268955" calcext:value-type="float">
            <text:p>0.307018423268955</text:p>
          </table:table-cell>
          <table:table-cell office:value-type="float" office:value="0.305925195522363" calcext:value-type="float">
            <text:p>0.305925195522363</text:p>
          </table:table-cell>
          <table:table-cell office:value-type="float" office:value="0.303109383365426" calcext:value-type="float">
            <text:p>0.303109383365426</text:p>
          </table:table-cell>
          <table:table-cell office:value-type="float" office:value="0.303320462611324" calcext:value-type="float">
            <text:p>0.303320462611324</text:p>
          </table:table-cell>
          <table:table-cell office:value-type="float" office:value="0.303792834012271" calcext:value-type="float">
            <text:p>0.303792834012271</text:p>
          </table:table-cell>
          <table:table-cell office:value-type="float" office:value="0.303615867076173" calcext:value-type="float">
            <text:p>0.303615867076173</text:p>
          </table:table-cell>
          <table:table-cell office:value-type="float" office:value="0.304828433307056" calcext:value-type="float">
            <text:p>0.304828433307056</text:p>
          </table:table-cell>
          <table:table-cell office:value-type="float" office:value="0.309389776357878" calcext:value-type="float">
            <text:p>0.309389776357878</text:p>
          </table:table-cell>
          <table:table-cell office:value-type="float" office:value="0.308873424298354" calcext:value-type="float">
            <text:p>0.308873424298354</text:p>
          </table:table-cell>
          <table:table-cell office:value-type="float" office:value="0.306028679979081" calcext:value-type="float">
            <text:p>0.306028679979081</text:p>
          </table:table-cell>
          <table:table-cell office:value-type="float" office:value="0.3044128959754" calcext:value-type="float">
            <text:p>0.3044128959754</text:p>
          </table:table-cell>
          <table:table-cell office:value-type="float" office:value="0.303863457472536" calcext:value-type="float">
            <text:p>0.303863457472536</text:p>
          </table:table-cell>
          <table:table-cell office:value-type="float" office:value="0.305660728487975" calcext:value-type="float">
            <text:p>0.305660728487975</text:p>
          </table:table-cell>
          <table:table-cell office:value-type="float" office:value="0.306644921835513" calcext:value-type="float">
            <text:p>0.306644921835513</text:p>
          </table:table-cell>
          <table:table-cell office:value-type="float" office:value="0.306810310813686" calcext:value-type="float">
            <text:p>0.306810310813686</text:p>
          </table:table-cell>
          <table:table-cell office:value-type="float" office:value="0.303888345715733" calcext:value-type="float">
            <text:p>0.303888345715733</text:p>
          </table:table-cell>
          <table:table-cell office:value-type="float" office:value="0.304451957486543" calcext:value-type="float">
            <text:p>0.304451957486543</text:p>
          </table:table-cell>
          <table:table-cell office:value-type="float" office:value="0.307239548106959" calcext:value-type="float">
            <text:p>0.307239548106959</text:p>
          </table:table-cell>
          <table:table-cell office:value-type="float" office:value="0.310040175496303" calcext:value-type="float">
            <text:p>0.310040175496303</text:p>
          </table:table-cell>
          <table:table-cell office:value-type="float" office:value="0.306447926658455" calcext:value-type="float">
            <text:p>0.306447926658455</text:p>
          </table:table-cell>
          <table:table-cell office:value-type="float" office:value="0.304603639262823" calcext:value-type="float">
            <text:p>0.304603639262823</text:p>
          </table:table-cell>
          <table:table-cell office:value-type="float" office:value="0.304065031750893" calcext:value-type="float">
            <text:p>0.304065031750893</text:p>
          </table:table-cell>
          <table:table-cell office:value-type="float" office:value="0.30370635647245" calcext:value-type="float">
            <text:p>0.30370635647245</text:p>
          </table:table-cell>
          <table:table-cell office:value-type="float" office:value="0.303284100026919" calcext:value-type="float">
            <text:p>0.303284100026919</text:p>
          </table:table-cell>
          <table:table-cell office:value-type="float" office:value="0.303466441084286" calcext:value-type="float">
            <text:p>0.303466441084286</text:p>
          </table:table-cell>
          <table:table-cell office:value-type="float" office:value="0.303329701013738" calcext:value-type="float">
            <text:p>0.303329701013738</text:p>
          </table:table-cell>
          <table:table-cell office:value-type="float" office:value="0.304007654678499" calcext:value-type="float">
            <text:p>0.304007654678499</text:p>
          </table:table-cell>
          <table:table-cell office:value-type="float" office:value="0.308636350960834" calcext:value-type="float">
            <text:p>0.308636350960834</text:p>
          </table:table-cell>
          <table:table-cell office:value-type="float" office:value="0.309713891057709" calcext:value-type="float">
            <text:p>0.309713891057709</text:p>
          </table:table-cell>
          <table:table-cell office:value-type="float" office:value="0.305848365701527" calcext:value-type="float">
            <text:p>0.305848365701527</text:p>
          </table:table-cell>
          <table:table-cell office:value-type="float" office:value="0.304365648969013" calcext:value-type="float">
            <text:p>0.304365648969013</text:p>
          </table:table-cell>
          <table:table-cell office:value-type="float" office:value="0.304175367813434" calcext:value-type="float">
            <text:p>0.304175367813434</text:p>
          </table:table-cell>
          <table:table-cell office:value-type="float" office:value="0.306812117550582" calcext:value-type="float">
            <text:p>0.306812117550582</text:p>
          </table:table-cell>
          <table:table-cell office:value-type="float" office:value="0.306573135294745" calcext:value-type="float">
            <text:p>0.306573135294745</text:p>
          </table:table-cell>
          <table:table-cell office:value-type="float" office:value="0.302864849561858" calcext:value-type="float">
            <text:p>0.302864849561858</text:p>
          </table:table-cell>
          <table:table-cell office:value-type="float" office:value="0.303238898460994" calcext:value-type="float">
            <text:p>0.303238898460994</text:p>
          </table:table-cell>
          <table:table-cell office:value-type="float" office:value="0.305869826479831" calcext:value-type="float">
            <text:p>0.305869826479831</text:p>
          </table:table-cell>
          <table:table-cell office:value-type="float" office:value="0.309413647015864" calcext:value-type="float">
            <text:p>0.309413647015864</text:p>
          </table:table-cell>
          <table:table-cell office:value-type="float" office:value="0.307698382885698" calcext:value-type="float">
            <text:p>0.307698382885698</text:p>
          </table:table-cell>
          <table:table-cell office:value-type="float" office:value="0.306398602143913" calcext:value-type="float">
            <text:p>0.306398602143913</text:p>
          </table:table-cell>
          <table:table-cell office:value-type="float" office:value="0.304112591386069" calcext:value-type="float">
            <text:p>0.304112591386069</text:p>
          </table:table-cell>
          <table:table-cell office:value-type="float" office:value="0.304861780526868" calcext:value-type="float">
            <text:p>0.304861780526868</text:p>
          </table:table-cell>
          <table:table-cell office:value-type="float" office:value="0.306619208581452" calcext:value-type="float">
            <text:p>0.306619208581452</text:p>
          </table:table-cell>
          <table:table-cell office:value-type="float" office:value="0.306682145603104" calcext:value-type="float">
            <text:p>0.306682145603104</text:p>
          </table:table-cell>
          <table:table-cell office:value-type="float" office:value="0.304531607817791" calcext:value-type="float">
            <text:p>0.304531607817791</text:p>
          </table:table-cell>
          <table:table-cell office:value-type="float" office:value="0.303577897340791" calcext:value-type="float">
            <text:p>0.303577897340791</text:p>
          </table:table-cell>
          <table:table-cell office:value-type="float" office:value="0.305400923968099" calcext:value-type="float">
            <text:p>0.305400923968099</text:p>
          </table:table-cell>
          <table:table-cell office:value-type="float" office:value="0.308011258812861" calcext:value-type="float">
            <text:p>0.308011258812861</text:p>
          </table:table-cell>
          <table:table-cell office:value-type="float" office:value="0.309709092453853" calcext:value-type="float">
            <text:p>0.309709092453853</text:p>
          </table:table-cell>
          <table:table-cell office:value-type="float" office:value="0.307368819214592" calcext:value-type="float">
            <text:p>0.307368819214592</text:p>
          </table:table-cell>
          <table:table-cell office:value-type="float" office:value="0.306551885529304" calcext:value-type="float">
            <text:p>0.306551885529304</text:p>
          </table:table-cell>
          <table:table-cell office:value-type="float" office:value="0.305120458205702" calcext:value-type="float">
            <text:p>0.305120458205702</text:p>
          </table:table-cell>
          <table:table-cell office:value-type="float" office:value="0.305613550209802" calcext:value-type="float">
            <text:p>0.305613550209802</text:p>
          </table:table-cell>
          <table:table-cell office:value-type="float" office:value="0.304232005423101" calcext:value-type="float">
            <text:p>0.304232005423101</text:p>
          </table:table-cell>
          <table:table-cell office:value-type="float" office:value="0.310109205106031" calcext:value-type="float">
            <text:p>0.310109205106031</text:p>
          </table:table-cell>
          <table:table-cell office:value-type="float" office:value="0.308401726755567" calcext:value-type="float">
            <text:p>0.308401726755567</text:p>
          </table:table-cell>
          <table:table-cell office:value-type="float" office:value="0.308366244616907" calcext:value-type="float">
            <text:p>0.308366244616907</text:p>
          </table:table-cell>
          <table:table-cell office:value-type="float" office:value="0.307235328582379" calcext:value-type="float">
            <text:p>0.307235328582379</text:p>
          </table:table-cell>
          <table:table-cell office:value-type="float" office:value="0.304414780228948" calcext:value-type="float">
            <text:p>0.304414780228948</text:p>
          </table:table-cell>
          <table:table-cell office:value-type="float" office:value="0.304521061141772" calcext:value-type="float">
            <text:p>0.304521061141772</text:p>
          </table:table-cell>
          <table:table-cell office:value-type="float" office:value="0.307486187254411" calcext:value-type="float">
            <text:p>0.307486187254411</text:p>
          </table:table-cell>
          <table:table-cell office:value-type="float" office:value="0.306353826207719" calcext:value-type="float">
            <text:p>0.306353826207719</text:p>
          </table:table-cell>
          <table:table-cell office:value-type="float" office:value="0.304404004162937" calcext:value-type="float">
            <text:p>0.304404004162937</text:p>
          </table:table-cell>
          <table:table-cell office:value-type="float" office:value="0.306923843428035" calcext:value-type="float">
            <text:p>0.306923843428035</text:p>
          </table:table-cell>
          <table:table-cell office:value-type="float" office:value="0.305981440664164" calcext:value-type="float">
            <text:p>0.305981440664164</text:p>
          </table:table-cell>
          <table:table-cell office:value-type="float" office:value="0.303936416380488" calcext:value-type="float">
            <text:p>0.303936416380488</text:p>
          </table:table-cell>
          <table:table-cell office:value-type="float" office:value="0.309618854165499" calcext:value-type="float">
            <text:p>0.309618854165499</text:p>
          </table:table-cell>
          <table:table-cell office:value-type="float" office:value="0.308158891526696" calcext:value-type="float">
            <text:p>0.308158891526696</text:p>
          </table:table-cell>
          <table:table-cell office:value-type="float" office:value="0.306367858151462" calcext:value-type="float">
            <text:p>0.306367858151462</text:p>
          </table:table-cell>
          <table:table-cell office:value-type="float" office:value="0.304408257956399" calcext:value-type="float">
            <text:p>0.304408257956399</text:p>
          </table:table-cell>
          <table:table-cell office:value-type="float" office:value="0.306531794968973" calcext:value-type="float">
            <text:p>0.306531794968973</text:p>
          </table:table-cell>
          <table:table-cell office:value-type="float" office:value="0.30731876046546" calcext:value-type="float">
            <text:p>0.30731876046546</text:p>
          </table:table-cell>
          <table:table-cell office:value-type="float" office:value="0.304567432185375" calcext:value-type="float">
            <text:p>0.304567432185375</text:p>
          </table:table-cell>
          <table:table-cell office:value-type="float" office:value="0.306625734138389" calcext:value-type="float">
            <text:p>0.306625734138389</text:p>
          </table:table-cell>
          <table:table-cell office:value-type="float" office:value="0.308179293599733" calcext:value-type="float">
            <text:p>0.308179293599733</text:p>
          </table:table-cell>
          <table:table-cell office:value-type="float" office:value="0.305503218148273" calcext:value-type="float">
            <text:p>0.305503218148273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3114951002479" calcext:value-type="float">
            <text:p>-0.413114951002479</text:p>
          </table:table-cell>
          <table:table-cell office:value-type="float" office:value="-0.412696702298751" calcext:value-type="float">
            <text:p>-0.412696702298751</text:p>
          </table:table-cell>
          <table:table-cell office:value-type="float" office:value="-0.413144278118584" calcext:value-type="float">
            <text:p>-0.413144278118584</text:p>
          </table:table-cell>
          <table:table-cell office:value-type="float" office:value="-0.412855934913298" calcext:value-type="float">
            <text:p>-0.412855934913298</text:p>
          </table:table-cell>
          <table:table-cell office:value-type="float" office:value="-0.412290858887638" calcext:value-type="float">
            <text:p>-0.412290858887638</text:p>
          </table:table-cell>
          <table:table-cell office:value-type="float" office:value="-0.41284689094827" calcext:value-type="float">
            <text:p>-0.41284689094827</text:p>
          </table:table-cell>
          <table:table-cell office:value-type="float" office:value="-0.412517197308191" calcext:value-type="float">
            <text:p>-0.412517197308191</text:p>
          </table:table-cell>
          <table:table-cell office:value-type="float" office:value="-0.412125948888778" calcext:value-type="float">
            <text:p>-0.412125948888778</text:p>
          </table:table-cell>
          <table:table-cell office:value-type="float" office:value="-0.412599187754679" calcext:value-type="float">
            <text:p>-0.412599187754679</text:p>
          </table:table-cell>
          <table:table-cell office:value-type="float" office:value="-0.412520319179379" calcext:value-type="float">
            <text:p>-0.412520319179379</text:p>
          </table:table-cell>
          <table:table-cell office:value-type="float" office:value="-0.412597997038132" calcext:value-type="float">
            <text:p>-0.412597997038132</text:p>
          </table:table-cell>
          <table:table-cell office:value-type="float" office:value="-0.413023251647159" calcext:value-type="float">
            <text:p>-0.413023251647159</text:p>
          </table:table-cell>
          <table:table-cell office:value-type="float" office:value="-0.413342256862297" calcext:value-type="float">
            <text:p>-0.413342256862297</text:p>
          </table:table-cell>
          <table:table-cell office:value-type="float" office:value="-0.412899933734297" calcext:value-type="float">
            <text:p>-0.412899933734297</text:p>
          </table:table-cell>
          <table:table-cell office:value-type="float" office:value="-0.413020442220726" calcext:value-type="float">
            <text:p>-0.413020442220726</text:p>
          </table:table-cell>
          <table:table-cell office:value-type="float" office:value="-0.413051091044951" calcext:value-type="float">
            <text:p>-0.413051091044951</text:p>
          </table:table-cell>
          <table:table-cell office:value-type="float" office:value="-0.413048747845058" calcext:value-type="float">
            <text:p>-0.413048747845058</text:p>
          </table:table-cell>
          <table:table-cell office:value-type="float" office:value="-0.412451425309352" calcext:value-type="float">
            <text:p>-0.412451425309352</text:p>
          </table:table-cell>
          <table:table-cell office:value-type="float" office:value="-0.412502241298735" calcext:value-type="float">
            <text:p>-0.412502241298735</text:p>
          </table:table-cell>
          <table:table-cell office:value-type="float" office:value="-0.412812726883446" calcext:value-type="float">
            <text:p>-0.412812726883446</text:p>
          </table:table-cell>
          <table:table-cell office:value-type="float" office:value="-0.412514451136275" calcext:value-type="float">
            <text:p>-0.412514451136275</text:p>
          </table:table-cell>
          <table:table-cell office:value-type="float" office:value="-0.413148970717028" calcext:value-type="float">
            <text:p>-0.413148970717028</text:p>
          </table:table-cell>
          <table:table-cell office:value-type="float" office:value="-0.413262497374614" calcext:value-type="float">
            <text:p>-0.413262497374614</text:p>
          </table:table-cell>
          <table:table-cell office:value-type="float" office:value="-0.412291951267693" calcext:value-type="float">
            <text:p>-0.412291951267693</text:p>
          </table:table-cell>
          <table:table-cell office:value-type="float" office:value="-0.412209883940542" calcext:value-type="float">
            <text:p>-0.412209883940542</text:p>
          </table:table-cell>
          <table:table-cell office:value-type="float" office:value="-0.41311749222549" calcext:value-type="float">
            <text:p>-0.41311749222549</text:p>
          </table:table-cell>
          <table:table-cell office:value-type="float" office:value="-0.413266961462129" calcext:value-type="float">
            <text:p>-0.413266961462129</text:p>
          </table:table-cell>
          <table:table-cell office:value-type="float" office:value="-0.412831425680062" calcext:value-type="float">
            <text:p>-0.412831425680062</text:p>
          </table:table-cell>
          <table:table-cell office:value-type="float" office:value="-0.413093649851099" calcext:value-type="float">
            <text:p>-0.413093649851099</text:p>
          </table:table-cell>
          <table:table-cell office:value-type="float" office:value="-0.41253176545753" calcext:value-type="float">
            <text:p>-0.41253176545753</text:p>
          </table:table-cell>
          <table:table-cell office:value-type="float" office:value="-0.412496810737767" calcext:value-type="float">
            <text:p>-0.412496810737767</text:p>
          </table:table-cell>
          <table:table-cell office:value-type="float" office:value="-0.41223594103321" calcext:value-type="float">
            <text:p>-0.41223594103321</text:p>
          </table:table-cell>
          <table:table-cell office:value-type="float" office:value="-0.412873707639626" calcext:value-type="float">
            <text:p>-0.412873707639626</text:p>
          </table:table-cell>
          <table:table-cell office:value-type="float" office:value="-0.412228699126064" calcext:value-type="float">
            <text:p>-0.412228699126064</text:p>
          </table:table-cell>
          <table:table-cell office:value-type="float" office:value="-0.412535495133436" calcext:value-type="float">
            <text:p>-0.412535495133436</text:p>
          </table:table-cell>
          <table:table-cell office:value-type="float" office:value="-0.412835566976223" calcext:value-type="float">
            <text:p>-0.412835566976223</text:p>
          </table:table-cell>
          <table:table-cell office:value-type="float" office:value="-0.412096845291733" calcext:value-type="float">
            <text:p>-0.412096845291733</text:p>
          </table:table-cell>
          <table:table-cell office:value-type="float" office:value="-0.412529955449079" calcext:value-type="float">
            <text:p>-0.412529955449079</text:p>
          </table:table-cell>
          <table:table-cell office:value-type="float" office:value="-0.412586152137642" calcext:value-type="float">
            <text:p>-0.412586152137642</text:p>
          </table:table-cell>
          <table:table-cell office:value-type="float" office:value="-0.412981136086092" calcext:value-type="float">
            <text:p>-0.412981136086092</text:p>
          </table:table-cell>
          <table:table-cell office:value-type="float" office:value="-0.412701343465239" calcext:value-type="float">
            <text:p>-0.412701343465239</text:p>
          </table:table-cell>
          <table:table-cell office:value-type="float" office:value="-0.412637954718065" calcext:value-type="float">
            <text:p>-0.412637954718065</text:p>
          </table:table-cell>
          <table:table-cell office:value-type="float" office:value="-0.411976364891382" calcext:value-type="float">
            <text:p>-0.411976364891382</text:p>
          </table:table-cell>
          <table:table-cell office:value-type="float" office:value="-0.412599776889933" calcext:value-type="float">
            <text:p>-0.412599776889933</text:p>
          </table:table-cell>
          <table:table-cell office:value-type="float" office:value="-0.412238020330689" calcext:value-type="float">
            <text:p>-0.412238020330689</text:p>
          </table:table-cell>
          <table:table-cell office:value-type="float" office:value="-0.41226858220973" calcext:value-type="float">
            <text:p>-0.41226858220973</text:p>
          </table:table-cell>
          <table:table-cell office:value-type="float" office:value="-0.412568412968869" calcext:value-type="float">
            <text:p>-0.412568412968869</text:p>
          </table:table-cell>
          <table:table-cell office:value-type="float" office:value="-0.413498100614799" calcext:value-type="float">
            <text:p>-0.413498100614799</text:p>
          </table:table-cell>
          <table:table-cell office:value-type="float" office:value="-0.412141291475809" calcext:value-type="float">
            <text:p>-0.412141291475809</text:p>
          </table:table-cell>
          <table:table-cell office:value-type="float" office:value="-0.412132720180287" calcext:value-type="float">
            <text:p>-0.412132720180287</text:p>
          </table:table-cell>
          <table:table-cell office:value-type="float" office:value="-0.412273183516595" calcext:value-type="float">
            <text:p>-0.412273183516595</text:p>
          </table:table-cell>
          <table:table-cell office:value-type="float" office:value="-0.412536169357125" calcext:value-type="float">
            <text:p>-0.412536169357125</text:p>
          </table:table-cell>
          <table:table-cell office:value-type="float" office:value="-0.412209336060322" calcext:value-type="float">
            <text:p>-0.412209336060322</text:p>
          </table:table-cell>
          <table:table-cell office:value-type="float" office:value="-0.413124952053188" calcext:value-type="float">
            <text:p>-0.413124952053188</text:p>
          </table:table-cell>
          <table:table-cell office:value-type="float" office:value="-0.413104321611623" calcext:value-type="float">
            <text:p>-0.413104321611623</text:p>
          </table:table-cell>
          <table:table-cell office:value-type="float" office:value="-0.412253247534105" calcext:value-type="float">
            <text:p>-0.412253247534105</text:p>
          </table:table-cell>
          <table:table-cell office:value-type="float" office:value="-0.412700129412639" calcext:value-type="float">
            <text:p>-0.412700129412639</text:p>
          </table:table-cell>
          <table:table-cell office:value-type="float" office:value="-0.412408737847485" calcext:value-type="float">
            <text:p>-0.412408737847485</text:p>
          </table:table-cell>
          <table:table-cell office:value-type="float" office:value="-0.412940568628287" calcext:value-type="float">
            <text:p>-0.412940568628287</text:p>
          </table:table-cell>
          <table:table-cell office:value-type="float" office:value="-0.411929829298199" calcext:value-type="float">
            <text:p>-0.411929829298199</text:p>
          </table:table-cell>
          <table:table-cell office:value-type="float" office:value="-0.412663526005845" calcext:value-type="float">
            <text:p>-0.412663526005845</text:p>
          </table:table-cell>
          <table:table-cell office:value-type="float" office:value="-0.412168335945123" calcext:value-type="float">
            <text:p>-0.412168335945123</text:p>
          </table:table-cell>
          <table:table-cell office:value-type="float" office:value="-0.412716665335804" calcext:value-type="float">
            <text:p>-0.412716665335804</text:p>
          </table:table-cell>
          <table:table-cell office:value-type="float" office:value="-0.411915309658712" calcext:value-type="float">
            <text:p>-0.411915309658712</text:p>
          </table:table-cell>
          <table:table-cell office:value-type="float" office:value="-0.413148202149118" calcext:value-type="float">
            <text:p>-0.413148202149118</text:p>
          </table:table-cell>
          <table:table-cell office:value-type="float" office:value="-0.412658687189328" calcext:value-type="float">
            <text:p>-0.412658687189328</text:p>
          </table:table-cell>
          <table:table-cell office:value-type="float" office:value="-0.411901953766643" calcext:value-type="float">
            <text:p>-0.411901953766643</text:p>
          </table:table-cell>
          <table:table-cell office:value-type="float" office:value="-0.413106132701259" calcext:value-type="float">
            <text:p>-0.413106132701259</text:p>
          </table:table-cell>
          <table:table-cell office:value-type="float" office:value="-0.411955099037262" calcext:value-type="float">
            <text:p>-0.411955099037262</text:p>
          </table:table-cell>
          <table:table-cell office:value-type="float" office:value="-0.412676268039766" calcext:value-type="float">
            <text:p>-0.412676268039766</text:p>
          </table:table-cell>
          <table:table-cell office:value-type="float" office:value="-0.412857037458043" calcext:value-type="float">
            <text:p>-0.412857037458043</text:p>
          </table:table-cell>
          <table:table-cell office:value-type="float" office:value="-0.412260848526227" calcext:value-type="float">
            <text:p>-0.412260848526227</text:p>
          </table:table-cell>
          <table:table-cell office:value-type="float" office:value="-0.411543810984542" calcext:value-type="float">
            <text:p>-0.411543810984542</text:p>
          </table:table-cell>
          <table:table-cell office:value-type="float" office:value="-0.412471600962256" calcext:value-type="float">
            <text:p>-0.412471600962256</text:p>
          </table:table-cell>
          <table:table-cell office:value-type="float" office:value="-0.413644137837759" calcext:value-type="float">
            <text:p>-0.413644137837759</text:p>
          </table:table-cell>
          <table:table-cell office:value-type="float" office:value="-0.416966705713286" calcext:value-type="float">
            <text:p>-0.416966705713286</text:p>
          </table:table-cell>
          <table:table-cell office:value-type="float" office:value="-0.417069392110915" calcext:value-type="float">
            <text:p>-0.417069392110915</text:p>
          </table:table-cell>
          <table:table-cell office:value-type="float" office:value="-0.41555703507439" calcext:value-type="float">
            <text:p>-0.41555703507439</text:p>
          </table:table-cell>
          <table:table-cell office:value-type="float" office:value="-0.417444932152924" calcext:value-type="float">
            <text:p>-0.417444932152924</text:p>
          </table:table-cell>
          <table:table-cell office:value-type="float" office:value="-0.412950606957309" calcext:value-type="float">
            <text:p>-0.412950606957309</text:p>
          </table:table-cell>
          <table:table-cell office:value-type="float" office:value="-0.418043327506623" calcext:value-type="float">
            <text:p>-0.418043327506623</text:p>
          </table:table-cell>
          <table:table-cell office:value-type="float" office:value="-0.417693476220002" calcext:value-type="float">
            <text:p>-0.417693476220002</text:p>
          </table:table-cell>
          <table:table-cell office:value-type="float" office:value="-0.434277461981951" calcext:value-type="float">
            <text:p>-0.434277461981951</text:p>
          </table:table-cell>
          <table:table-cell office:value-type="float" office:value="-0.42300172072725" calcext:value-type="float">
            <text:p>-0.42300172072725</text:p>
          </table:table-cell>
          <table:table-cell office:value-type="float" office:value="-0.424927431480667" calcext:value-type="float">
            <text:p>-0.424927431480667</text:p>
          </table:table-cell>
          <table:table-cell office:value-type="float" office:value="-0.413359941880421" calcext:value-type="float">
            <text:p>-0.413359941880421</text:p>
          </table:table-cell>
          <table:table-cell office:value-type="float" office:value="-0.402539177452436" calcext:value-type="float">
            <text:p>-0.402539177452436</text:p>
          </table:table-cell>
          <table:table-cell office:value-type="float" office:value="-0.400026309511429" calcext:value-type="float">
            <text:p>-0.400026309511429</text:p>
          </table:table-cell>
          <table:table-cell office:value-type="float" office:value="-0.399345342255566" calcext:value-type="float">
            <text:p>-0.399345342255566</text:p>
          </table:table-cell>
          <table:table-cell office:value-type="float" office:value="-0.399027248458769" calcext:value-type="float">
            <text:p>-0.399027248458769</text:p>
          </table:table-cell>
          <table:table-cell office:value-type="float" office:value="-0.404326614380651" calcext:value-type="float">
            <text:p>-0.404326614380651</text:p>
          </table:table-cell>
          <table:table-cell office:value-type="float" office:value="-0.39740212871764" calcext:value-type="float">
            <text:p>-0.39740212871764</text:p>
          </table:table-cell>
          <table:table-cell office:value-type="float" office:value="-0.392074967373894" calcext:value-type="float">
            <text:p>-0.392074967373894</text:p>
          </table:table-cell>
          <table:table-cell office:value-type="float" office:value="-0.389588100904908" calcext:value-type="float">
            <text:p>-0.389588100904908</text:p>
          </table:table-cell>
          <table:table-cell office:value-type="float" office:value="-0.403217698812323" calcext:value-type="float">
            <text:p>-0.403217698812323</text:p>
          </table:table-cell>
          <table:table-cell office:value-type="float" office:value="-0.400335706573399" calcext:value-type="float">
            <text:p>-0.400335706573399</text:p>
          </table:table-cell>
          <table:table-cell office:value-type="float" office:value="-0.380551989521052" calcext:value-type="float">
            <text:p>-0.380551989521052</text:p>
          </table:table-cell>
          <table:table-cell office:value-type="float" office:value="-0.37006252353806" calcext:value-type="float">
            <text:p>-0.37006252353806</text:p>
          </table:table-cell>
          <table:table-cell office:value-type="float" office:value="-0.384303094418585" calcext:value-type="float">
            <text:p>-0.384303094418585</text:p>
          </table:table-cell>
          <table:table-cell office:value-type="float" office:value="-0.379378000814764" calcext:value-type="float">
            <text:p>-0.379378000814764</text:p>
          </table:table-cell>
          <table:table-cell office:value-type="float" office:value="-0.376829767208895" calcext:value-type="float">
            <text:p>-0.376829767208895</text:p>
          </table:table-cell>
          <table:table-cell office:value-type="float" office:value="-0.365000711218088" calcext:value-type="float">
            <text:p>-0.365000711218088</text:p>
          </table:table-cell>
          <table:table-cell office:value-type="float" office:value="-0.360159575225736" calcext:value-type="float">
            <text:p>-0.360159575225736</text:p>
          </table:table-cell>
          <table:table-cell office:value-type="float" office:value="-0.354065272975131" calcext:value-type="float">
            <text:p>-0.354065272975131</text:p>
          </table:table-cell>
          <table:table-cell office:value-type="float" office:value="-0.367799489347048" calcext:value-type="float">
            <text:p>-0.367799489347048</text:p>
          </table:table-cell>
          <table:table-cell office:value-type="float" office:value="-0.356707622598305" calcext:value-type="float">
            <text:p>-0.356707622598305</text:p>
          </table:table-cell>
          <table:table-cell office:value-type="float" office:value="-0.340509582070707" calcext:value-type="float">
            <text:p>-0.340509582070707</text:p>
          </table:table-cell>
          <table:table-cell office:value-type="float" office:value="-0.339825761308954" calcext:value-type="float">
            <text:p>-0.339825761308954</text:p>
          </table:table-cell>
          <table:table-cell office:value-type="float" office:value="-0.34790572285471" calcext:value-type="float">
            <text:p>-0.34790572285471</text:p>
          </table:table-cell>
          <table:table-cell office:value-type="float" office:value="-0.360084503168957" calcext:value-type="float">
            <text:p>-0.360084503168957</text:p>
          </table:table-cell>
          <table:table-cell office:value-type="float" office:value="-0.348839101997616" calcext:value-type="float">
            <text:p>-0.348839101997616</text:p>
          </table:table-cell>
          <table:table-cell office:value-type="float" office:value="-0.34905750774683" calcext:value-type="float">
            <text:p>-0.34905750774683</text:p>
          </table:table-cell>
          <table:table-cell office:value-type="float" office:value="-0.346386078780258" calcext:value-type="float">
            <text:p>-0.346386078780258</text:p>
          </table:table-cell>
          <table:table-cell office:value-type="float" office:value="-0.354372676263701" calcext:value-type="float">
            <text:p>-0.354372676263701</text:p>
          </table:table-cell>
          <table:table-cell office:value-type="float" office:value="-0.343236866464447" calcext:value-type="float">
            <text:p>-0.343236866464447</text:p>
          </table:table-cell>
          <table:table-cell office:value-type="float" office:value="-0.340715777053151" calcext:value-type="float">
            <text:p>-0.340715777053151</text:p>
          </table:table-cell>
          <table:table-cell office:value-type="float" office:value="-0.339713908889514" calcext:value-type="float">
            <text:p>-0.339713908889514</text:p>
          </table:table-cell>
          <table:table-cell office:value-type="float" office:value="-0.348793330898697" calcext:value-type="float">
            <text:p>-0.348793330898697</text:p>
          </table:table-cell>
          <table:table-cell office:value-type="float" office:value="-0.358620225625744" calcext:value-type="float">
            <text:p>-0.358620225625744</text:p>
          </table:table-cell>
          <table:table-cell office:value-type="float" office:value="-0.348825225923824" calcext:value-type="float">
            <text:p>-0.348825225923824</text:p>
          </table:table-cell>
          <table:table-cell office:value-type="float" office:value="-0.345380764048619" calcext:value-type="float">
            <text:p>-0.345380764048619</text:p>
          </table:table-cell>
          <table:table-cell office:value-type="float" office:value="-0.34022328432732" calcext:value-type="float">
            <text:p>-0.34022328432732</text:p>
          </table:table-cell>
          <table:table-cell office:value-type="float" office:value="-0.33872996238492" calcext:value-type="float">
            <text:p>-0.33872996238492</text:p>
          </table:table-cell>
          <table:table-cell office:value-type="float" office:value="-0.336181253943924" calcext:value-type="float">
            <text:p>-0.336181253943924</text:p>
          </table:table-cell>
          <table:table-cell office:value-type="float" office:value="-0.333519434411489" calcext:value-type="float">
            <text:p>-0.333519434411489</text:p>
          </table:table-cell>
          <table:table-cell office:value-type="float" office:value="-0.338611770162125" calcext:value-type="float">
            <text:p>-0.338611770162125</text:p>
          </table:table-cell>
          <table:table-cell office:value-type="float" office:value="-0.352576459802819" calcext:value-type="float">
            <text:p>-0.352576459802819</text:p>
          </table:table-cell>
          <table:table-cell office:value-type="float" office:value="-0.349254158815092" calcext:value-type="float">
            <text:p>-0.349254158815092</text:p>
          </table:table-cell>
          <table:table-cell office:value-type="float" office:value="-0.344733004861203" calcext:value-type="float">
            <text:p>-0.344733004861203</text:p>
          </table:table-cell>
          <table:table-cell office:value-type="float" office:value="-0.34498850871454" calcext:value-type="float">
            <text:p>-0.34498850871454</text:p>
          </table:table-cell>
          <table:table-cell office:value-type="float" office:value="-0.335767095683562" calcext:value-type="float">
            <text:p>-0.335767095683562</text:p>
          </table:table-cell>
          <table:table-cell office:value-type="float" office:value="-0.359822760129408" calcext:value-type="float">
            <text:p>-0.359822760129408</text:p>
          </table:table-cell>
          <table:table-cell office:value-type="float" office:value="-0.350957669190723" calcext:value-type="float">
            <text:p>-0.350957669190723</text:p>
          </table:table-cell>
          <table:table-cell office:value-type="float" office:value="-0.335325867346462" calcext:value-type="float">
            <text:p>-0.335325867346462</text:p>
          </table:table-cell>
          <table:table-cell office:value-type="float" office:value="-0.327948391893781" calcext:value-type="float">
            <text:p>-0.327948391893781</text:p>
          </table:table-cell>
          <table:table-cell office:value-type="float" office:value="-0.351884106239792" calcext:value-type="float">
            <text:p>-0.351884106239792</text:p>
          </table:table-cell>
          <table:table-cell office:value-type="float" office:value="-0.343775004044951" calcext:value-type="float">
            <text:p>-0.343775004044951</text:p>
          </table:table-cell>
          <table:table-cell office:value-type="float" office:value="-0.33970216510374" calcext:value-type="float">
            <text:p>-0.33970216510374</text:p>
          </table:table-cell>
          <table:table-cell office:value-type="float" office:value="-0.336583907197107" calcext:value-type="float">
            <text:p>-0.336583907197107</text:p>
          </table:table-cell>
          <table:table-cell office:value-type="float" office:value="-0.335009084851098" calcext:value-type="float">
            <text:p>-0.335009084851098</text:p>
          </table:table-cell>
          <table:table-cell office:value-type="float" office:value="-0.328613596702594" calcext:value-type="float">
            <text:p>-0.328613596702594</text:p>
          </table:table-cell>
          <table:table-cell office:value-type="float" office:value="-0.329459449986039" calcext:value-type="float">
            <text:p>-0.329459449986039</text:p>
          </table:table-cell>
          <table:table-cell office:value-type="float" office:value="-0.355488692446682" calcext:value-type="float">
            <text:p>-0.355488692446682</text:p>
          </table:table-cell>
          <table:table-cell office:value-type="float" office:value="-0.354595788660203" calcext:value-type="float">
            <text:p>-0.354595788660203</text:p>
          </table:table-cell>
          <table:table-cell office:value-type="float" office:value="-0.333578176761186" calcext:value-type="float">
            <text:p>-0.333578176761186</text:p>
          </table:table-cell>
          <table:table-cell office:value-type="float" office:value="-0.332951268873431" calcext:value-type="float">
            <text:p>-0.332951268873431</text:p>
          </table:table-cell>
          <table:table-cell office:value-type="float" office:value="-0.356613083858078" calcext:value-type="float">
            <text:p>-0.356613083858078</text:p>
          </table:table-cell>
          <table:table-cell office:value-type="float" office:value="-0.351110463642367" calcext:value-type="float">
            <text:p>-0.351110463642367</text:p>
          </table:table-cell>
          <table:table-cell office:value-type="float" office:value="-0.35932662694347" calcext:value-type="float">
            <text:p>-0.35932662694347</text:p>
          </table:table-cell>
          <table:table-cell office:value-type="float" office:value="-0.333897474028996" calcext:value-type="float">
            <text:p>-0.333897474028996</text:p>
          </table:table-cell>
          <table:table-cell office:value-type="float" office:value="-0.334914707300252" calcext:value-type="float">
            <text:p>-0.334914707300252</text:p>
          </table:table-cell>
          <table:table-cell office:value-type="float" office:value="-0.339334886668534" calcext:value-type="float">
            <text:p>-0.339334886668534</text:p>
          </table:table-cell>
          <table:table-cell office:value-type="float" office:value="-0.342850674560028" calcext:value-type="float">
            <text:p>-0.342850674560028</text:p>
          </table:table-cell>
          <table:table-cell office:value-type="float" office:value="-0.338013064364312" calcext:value-type="float">
            <text:p>-0.338013064364312</text:p>
          </table:table-cell>
          <table:table-cell office:value-type="float" office:value="-0.337439599264906" calcext:value-type="float">
            <text:p>-0.337439599264906</text:p>
          </table:table-cell>
          <table:table-cell office:value-type="float" office:value="-0.338440333850764" calcext:value-type="float">
            <text:p>-0.338440333850764</text:p>
          </table:table-cell>
          <table:table-cell office:value-type="float" office:value="-0.353969744779315" calcext:value-type="float">
            <text:p>-0.353969744779315</text:p>
          </table:table-cell>
          <table:table-cell office:value-type="float" office:value="-0.356405263667606" calcext:value-type="float">
            <text:p>-0.356405263667606</text:p>
          </table:table-cell>
          <table:table-cell office:value-type="float" office:value="-0.343716093104257" calcext:value-type="float">
            <text:p>-0.343716093104257</text:p>
          </table:table-cell>
          <table:table-cell office:value-type="float" office:value="-0.356111694437019" calcext:value-type="float">
            <text:p>-0.356111694437019</text:p>
          </table:table-cell>
          <table:table-cell office:value-type="float" office:value="-0.340827063851698" calcext:value-type="float">
            <text:p>-0.340827063851698</text:p>
          </table:table-cell>
          <table:table-cell office:value-type="float" office:value="-0.343576300905976" calcext:value-type="float">
            <text:p>-0.343576300905976</text:p>
          </table:table-cell>
          <table:table-cell office:value-type="float" office:value="-0.358215735994602" calcext:value-type="float">
            <text:p>-0.358215735994602</text:p>
          </table:table-cell>
          <table:table-cell office:value-type="float" office:value="-0.36225183081143" calcext:value-type="float">
            <text:p>-0.36225183081143</text:p>
          </table:table-cell>
          <table:table-cell office:value-type="float" office:value="-0.339826344093136" calcext:value-type="float">
            <text:p>-0.339826344093136</text:p>
          </table:table-cell>
          <table:table-cell office:value-type="float" office:value="-0.337575510515845" calcext:value-type="float">
            <text:p>-0.337575510515845</text:p>
          </table:table-cell>
          <table:table-cell office:value-type="float" office:value="-0.350304360083296" calcext:value-type="float">
            <text:p>-0.350304360083296</text:p>
          </table:table-cell>
          <table:table-cell office:value-type="float" office:value="-0.352725194197292" calcext:value-type="float">
            <text:p>-0.352725194197292</text:p>
          </table:table-cell>
          <table:table-cell office:value-type="float" office:value="-0.348445716351046" calcext:value-type="float">
            <text:p>-0.348445716351046</text:p>
          </table:table-cell>
          <table:table-cell office:value-type="float" office:value="-0.341381773472865" calcext:value-type="float">
            <text:p>-0.341381773472865</text:p>
          </table:table-cell>
          <table:table-cell office:value-type="float" office:value="-0.340422304885627" calcext:value-type="float">
            <text:p>-0.340422304885627</text:p>
          </table:table-cell>
          <table:table-cell office:value-type="float" office:value="-0.336924086562341" calcext:value-type="float">
            <text:p>-0.336924086562341</text:p>
          </table:table-cell>
          <table:table-cell office:value-type="float" office:value="-0.330038491291957" calcext:value-type="float">
            <text:p>-0.330038491291957</text:p>
          </table:table-cell>
          <table:table-cell office:value-type="float" office:value="-0.34796784828275" calcext:value-type="float">
            <text:p>-0.34796784828275</text:p>
          </table:table-cell>
          <table:table-cell office:value-type="float" office:value="-0.341743098776121" calcext:value-type="float">
            <text:p>-0.341743098776121</text:p>
          </table:table-cell>
          <table:table-cell office:value-type="float" office:value="-0.336348695064545" calcext:value-type="float">
            <text:p>-0.336348695064545</text:p>
          </table:table-cell>
          <table:table-cell office:value-type="float" office:value="-0.330002231762866" calcext:value-type="float">
            <text:p>-0.330002231762866</text:p>
          </table:table-cell>
          <table:table-cell office:value-type="float" office:value="-0.330399121816709" calcext:value-type="float">
            <text:p>-0.330399121816709</text:p>
          </table:table-cell>
          <table:table-cell office:value-type="float" office:value="-0.347403286681469" calcext:value-type="float">
            <text:p>-0.347403286681469</text:p>
          </table:table-cell>
          <table:table-cell office:value-type="float" office:value="-0.33315201161046" calcext:value-type="float">
            <text:p>-0.33315201161046</text:p>
          </table:table-cell>
          <table:table-cell office:value-type="float" office:value="-0.32888291935373" calcext:value-type="float">
            <text:p>-0.32888291935373</text:p>
          </table:table-cell>
          <table:table-cell office:value-type="float" office:value="-0.328876038550996" calcext:value-type="float">
            <text:p>-0.328876038550996</text:p>
          </table:table-cell>
          <table:table-cell office:value-type="float" office:value="-0.342108647177263" calcext:value-type="float">
            <text:p>-0.342108647177263</text:p>
          </table:table-cell>
          <table:table-cell office:value-type="float" office:value="-0.348182181870224" calcext:value-type="float">
            <text:p>-0.348182181870224</text:p>
          </table:table-cell>
          <table:table-cell office:value-type="float" office:value="-0.337739053541871" calcext:value-type="float">
            <text:p>-0.337739053541871</text:p>
          </table:table-cell>
          <table:table-cell office:value-type="float" office:value="-0.330847858393339" calcext:value-type="float">
            <text:p>-0.330847858393339</text:p>
          </table:table-cell>
          <table:table-cell office:value-type="float" office:value="-0.32919191639595" calcext:value-type="float">
            <text:p>-0.32919191639595</text:p>
          </table:table-cell>
          <table:table-cell office:value-type="float" office:value="-0.336523905525352" calcext:value-type="float">
            <text:p>-0.336523905525352</text:p>
          </table:table-cell>
          <table:table-cell office:value-type="float" office:value="-0.332326975836733" calcext:value-type="float">
            <text:p>-0.332326975836733</text:p>
          </table:table-cell>
          <table:table-cell office:value-type="float" office:value="-0.325422004314179" calcext:value-type="float">
            <text:p>-0.325422004314179</text:p>
          </table:table-cell>
          <table:table-cell office:value-type="float" office:value="-0.320254593625683" calcext:value-type="float">
            <text:p>-0.320254593625683</text:p>
          </table:table-cell>
          <table:table-cell office:value-type="float" office:value="-0.336564317140142" calcext:value-type="float">
            <text:p>-0.336564317140142</text:p>
          </table:table-cell>
          <table:table-cell office:value-type="float" office:value="-0.329662289073243" calcext:value-type="float">
            <text:p>-0.329662289073243</text:p>
          </table:table-cell>
          <table:table-cell office:value-type="float" office:value="-0.323478931199259" calcext:value-type="float">
            <text:p>-0.323478931199259</text:p>
          </table:table-cell>
          <table:table-cell office:value-type="float" office:value="-0.32627632538928" calcext:value-type="float">
            <text:p>-0.32627632538928</text:p>
          </table:table-cell>
          <table:table-cell office:value-type="float" office:value="-0.319335306626497" calcext:value-type="float">
            <text:p>-0.319335306626497</text:p>
          </table:table-cell>
          <table:table-cell office:value-type="float" office:value="-0.327273410623401" calcext:value-type="float">
            <text:p>-0.327273410623401</text:p>
          </table:table-cell>
          <table:table-cell office:value-type="float" office:value="-0.330083733868387" calcext:value-type="float">
            <text:p>-0.330083733868387</text:p>
          </table:table-cell>
          <table:table-cell office:value-type="float" office:value="-0.326006542503569" calcext:value-type="float">
            <text:p>-0.326006542503569</text:p>
          </table:table-cell>
          <table:table-cell office:value-type="float" office:value="-0.314378359724166" calcext:value-type="float">
            <text:p>-0.314378359724166</text:p>
          </table:table-cell>
          <table:table-cell office:value-type="float" office:value="-0.311251745516728" calcext:value-type="float">
            <text:p>-0.311251745516728</text:p>
          </table:table-cell>
          <table:table-cell office:value-type="float" office:value="-0.31098496044746" calcext:value-type="float">
            <text:p>-0.31098496044746</text:p>
          </table:table-cell>
          <table:table-cell office:value-type="float" office:value="-0.331906428051445" calcext:value-type="float">
            <text:p>-0.331906428051445</text:p>
          </table:table-cell>
          <table:table-cell office:value-type="float" office:value="-0.322080910609461" calcext:value-type="float">
            <text:p>-0.322080910609461</text:p>
          </table:table-cell>
          <table:table-cell office:value-type="float" office:value="-0.328921068057271" calcext:value-type="float">
            <text:p>-0.328921068057271</text:p>
          </table:table-cell>
          <table:table-cell office:value-type="float" office:value="-0.326344932248035" calcext:value-type="float">
            <text:p>-0.326344932248035</text:p>
          </table:table-cell>
          <table:table-cell office:value-type="float" office:value="-0.316274128822428" calcext:value-type="float">
            <text:p>-0.316274128822428</text:p>
          </table:table-cell>
          <table:table-cell office:value-type="float" office:value="-0.313288698843384" calcext:value-type="float">
            <text:p>-0.313288698843384</text:p>
          </table:table-cell>
          <table:table-cell office:value-type="float" office:value="-0.305971605811608" calcext:value-type="float">
            <text:p>-0.305971605811608</text:p>
          </table:table-cell>
          <table:table-cell office:value-type="float" office:value="-0.307289854362125" calcext:value-type="float">
            <text:p>-0.307289854362125</text:p>
          </table:table-cell>
          <table:table-cell office:value-type="float" office:value="-0.31447642631525" calcext:value-type="float">
            <text:p>-0.31447642631525</text:p>
          </table:table-cell>
          <table:table-cell office:value-type="float" office:value="-0.309628936178211" calcext:value-type="float">
            <text:p>-0.309628936178211</text:p>
          </table:table-cell>
          <table:table-cell office:value-type="float" office:value="-0.3201829778906" calcext:value-type="float">
            <text:p>-0.3201829778906</text:p>
          </table:table-cell>
          <table:table-cell office:value-type="float" office:value="-0.29404619059715" calcext:value-type="float">
            <text:p>-0.29404619059715</text:p>
          </table:table-cell>
          <table:table-cell office:value-type="float" office:value="-0.2931827720762" calcext:value-type="float">
            <text:p>-0.2931827720762</text:p>
          </table:table-cell>
          <table:table-cell office:value-type="float" office:value="-0.311443767263855" calcext:value-type="float">
            <text:p>-0.311443767263855</text:p>
          </table:table-cell>
          <table:table-cell office:value-type="float" office:value="-0.304641315473072" calcext:value-type="float">
            <text:p>-0.304641315473072</text:p>
          </table:table-cell>
          <table:table-cell office:value-type="float" office:value="-0.293167786246883" calcext:value-type="float">
            <text:p>-0.293167786246883</text:p>
          </table:table-cell>
          <table:table-cell office:value-type="float" office:value="-0.290860275243514" calcext:value-type="float">
            <text:p>-0.290860275243514</text:p>
          </table:table-cell>
          <table:table-cell office:value-type="float" office:value="-0.288681612377143" calcext:value-type="float">
            <text:p>-0.288681612377143</text:p>
          </table:table-cell>
          <table:table-cell office:value-type="float" office:value="-0.289269544494493" calcext:value-type="float">
            <text:p>-0.289269544494493</text:p>
          </table:table-cell>
          <table:table-cell office:value-type="float" office:value="-0.288562890365961" calcext:value-type="float">
            <text:p>-0.288562890365961</text:p>
          </table:table-cell>
          <table:table-cell office:value-type="float" office:value="-0.281466031222892" calcext:value-type="float">
            <text:p>-0.281466031222892</text:p>
          </table:table-cell>
          <table:table-cell office:value-type="float" office:value="-0.28161940773621" calcext:value-type="float">
            <text:p>-0.28161940773621</text:p>
          </table:table-cell>
          <table:table-cell office:value-type="float" office:value="-0.283867728713335" calcext:value-type="float">
            <text:p>-0.283867728713335</text:p>
          </table:table-cell>
          <table:table-cell office:value-type="float" office:value="-0.287799865277395" calcext:value-type="float">
            <text:p>-0.287799865277395</text:p>
          </table:table-cell>
          <table:table-cell office:value-type="float" office:value="-0.286605601675016" calcext:value-type="float">
            <text:p>-0.286605601675016</text:p>
          </table:table-cell>
          <table:table-cell office:value-type="float" office:value="-0.28354578242358" calcext:value-type="float">
            <text:p>-0.28354578242358</text:p>
          </table:table-cell>
          <table:table-cell office:value-type="float" office:value="-0.290085201189214" calcext:value-type="float">
            <text:p>-0.290085201189214</text:p>
          </table:table-cell>
          <table:table-cell office:value-type="float" office:value="-0.287526759691944" calcext:value-type="float">
            <text:p>-0.287526759691944</text:p>
          </table:table-cell>
          <table:table-cell office:value-type="float" office:value="-0.284361064854311" calcext:value-type="float">
            <text:p>-0.284361064854311</text:p>
          </table:table-cell>
          <table:table-cell office:value-type="float" office:value="-0.298907722514799" calcext:value-type="float">
            <text:p>-0.298907722514799</text:p>
          </table:table-cell>
          <table:table-cell office:value-type="float" office:value="-0.282355454186543" calcext:value-type="float">
            <text:p>-0.282355454186543</text:p>
          </table:table-cell>
          <table:table-cell office:value-type="float" office:value="-0.307883761315089" calcext:value-type="float">
            <text:p>-0.307883761315089</text:p>
          </table:table-cell>
          <table:table-cell office:value-type="float" office:value="-0.285917873970097" calcext:value-type="float">
            <text:p>-0.285917873970097</text:p>
          </table:table-cell>
          <table:table-cell office:value-type="float" office:value="-0.282983026691108" calcext:value-type="float">
            <text:p>-0.282983026691108</text:p>
          </table:table-cell>
          <table:table-cell office:value-type="float" office:value="-0.284248740809711" calcext:value-type="float">
            <text:p>-0.284248740809711</text:p>
          </table:table-cell>
          <table:table-cell office:value-type="float" office:value="-0.302982470988743" calcext:value-type="float">
            <text:p>-0.302982470988743</text:p>
          </table:table-cell>
          <table:table-cell office:value-type="float" office:value="-0.301304956226749" calcext:value-type="float">
            <text:p>-0.301304956226749</text:p>
          </table:table-cell>
          <table:table-cell office:value-type="float" office:value="-0.298653211054104" calcext:value-type="float">
            <text:p>-0.298653211054104</text:p>
          </table:table-cell>
          <table:table-cell office:value-type="float" office:value="-0.302467162577748" calcext:value-type="float">
            <text:p>-0.302467162577748</text:p>
          </table:table-cell>
          <table:table-cell office:value-type="float" office:value="-0.3021095779296" calcext:value-type="float">
            <text:p>-0.3021095779296</text:p>
          </table:table-cell>
          <table:table-cell office:value-type="float" office:value="-0.285601356112977" calcext:value-type="float">
            <text:p>-0.285601356112977</text:p>
          </table:table-cell>
          <table:table-cell office:value-type="float" office:value="-0.275499948073329" calcext:value-type="float">
            <text:p>-0.275499948073329</text:p>
          </table:table-cell>
          <table:table-cell office:value-type="float" office:value="-0.273419582408424" calcext:value-type="float">
            <text:p>-0.273419582408424</text:p>
          </table:table-cell>
          <table:table-cell office:value-type="float" office:value="-0.289050852923743" calcext:value-type="float">
            <text:p>-0.289050852923743</text:p>
          </table:table-cell>
          <table:table-cell office:value-type="float" office:value="-0.312650132980592" calcext:value-type="float">
            <text:p>-0.312650132980592</text:p>
          </table:table-cell>
          <table:table-cell office:value-type="float" office:value="-0.312126489780556" calcext:value-type="float">
            <text:p>-0.312126489780556</text:p>
          </table:table-cell>
          <table:table-cell office:value-type="float" office:value="-0.323066055326639" calcext:value-type="float">
            <text:p>-0.323066055326639</text:p>
          </table:table-cell>
          <table:table-cell office:value-type="float" office:value="-0.318032008560064" calcext:value-type="float">
            <text:p>-0.318032008560064</text:p>
          </table:table-cell>
          <table:table-cell office:value-type="float" office:value="-0.289474281006712" calcext:value-type="float">
            <text:p>-0.289474281006712</text:p>
          </table:table-cell>
          <table:table-cell office:value-type="float" office:value="-0.311041040004767" calcext:value-type="float">
            <text:p>-0.311041040004767</text:p>
          </table:table-cell>
          <table:table-cell office:value-type="float" office:value="-0.297972598226247" calcext:value-type="float">
            <text:p>-0.297972598226247</text:p>
          </table:table-cell>
          <table:table-cell office:value-type="float" office:value="-0.299756591533029" calcext:value-type="float">
            <text:p>-0.299756591533029</text:p>
          </table:table-cell>
          <table:table-cell office:value-type="float" office:value="-0.308327440460164" calcext:value-type="float">
            <text:p>-0.308327440460164</text:p>
          </table:table-cell>
          <table:table-cell office:value-type="float" office:value="-0.312225346152564" calcext:value-type="float">
            <text:p>-0.312225346152564</text:p>
          </table:table-cell>
          <table:table-cell office:value-type="float" office:value="-0.284164072989593" calcext:value-type="float">
            <text:p>-0.284164072989593</text:p>
          </table:table-cell>
          <table:table-cell office:value-type="float" office:value="-0.31573575316612" calcext:value-type="float">
            <text:p>-0.31573575316612</text:p>
          </table:table-cell>
          <table:table-cell office:value-type="float" office:value="-0.328666813891467" calcext:value-type="float">
            <text:p>-0.328666813891467</text:p>
          </table:table-cell>
          <table:table-cell office:value-type="float" office:value="-0.338252325586676" calcext:value-type="float">
            <text:p>-0.338252325586676</text:p>
          </table:table-cell>
          <table:table-cell office:value-type="float" office:value="-0.321819042126161" calcext:value-type="float">
            <text:p>-0.321819042126161</text:p>
          </table:table-cell>
          <table:table-cell office:value-type="float" office:value="-0.297954553895987" calcext:value-type="float">
            <text:p>-0.297954553895987</text:p>
          </table:table-cell>
          <table:table-cell office:value-type="float" office:value="-0.331898665917843" calcext:value-type="float">
            <text:p>-0.331898665917843</text:p>
          </table:table-cell>
          <table:table-cell office:value-type="float" office:value="-0.324667786796282" calcext:value-type="float">
            <text:p>-0.324667786796282</text:p>
          </table:table-cell>
          <table:table-cell office:value-type="float" office:value="-0.345045590623121" calcext:value-type="float">
            <text:p>-0.345045590623121</text:p>
          </table:table-cell>
          <table:table-cell office:value-type="float" office:value="-0.324036695330954" calcext:value-type="float">
            <text:p>-0.324036695330954</text:p>
          </table:table-cell>
          <table:table-cell office:value-type="float" office:value="-0.345524252745921" calcext:value-type="float">
            <text:p>-0.345524252745921</text:p>
          </table:table-cell>
          <table:table-cell office:value-type="float" office:value="-0.335475280504293" calcext:value-type="float">
            <text:p>-0.335475280504293</text:p>
          </table:table-cell>
          <table:table-cell office:value-type="float" office:value="-0.337104013381117" calcext:value-type="float">
            <text:p>-0.337104013381117</text:p>
          </table:table-cell>
          <table:table-cell office:value-type="float" office:value="-0.349593043000725" calcext:value-type="float">
            <text:p>-0.349593043000725</text:p>
          </table:table-cell>
          <table:table-cell office:value-type="float" office:value="-0.347540849236349" calcext:value-type="float">
            <text:p>-0.347540849236349</text:p>
          </table:table-cell>
          <table:table-cell office:value-type="float" office:value="-0.342825862672877" calcext:value-type="float">
            <text:p>-0.342825862672877</text:p>
          </table:table-cell>
          <table:table-cell office:value-type="float" office:value="-0.341717132858517" calcext:value-type="float">
            <text:p>-0.341717132858517</text:p>
          </table:table-cell>
          <table:table-cell office:value-type="float" office:value="-0.353399597847984" calcext:value-type="float">
            <text:p>-0.353399597847984</text:p>
          </table:table-cell>
          <table:table-cell office:value-type="float" office:value="-0.377810149069043" calcext:value-type="float">
            <text:p>-0.377810149069043</text:p>
          </table:table-cell>
          <table:table-cell office:value-type="float" office:value="-0.346781622132636" calcext:value-type="float">
            <text:p>-0.346781622132636</text:p>
          </table:table-cell>
          <table:table-cell office:value-type="float" office:value="-0.359557356231662" calcext:value-type="float">
            <text:p>-0.359557356231662</text:p>
          </table:table-cell>
          <table:table-cell office:value-type="float" office:value="-0.353536670743053" calcext:value-type="float">
            <text:p>-0.353536670743053</text:p>
          </table:table-cell>
          <table:table-cell office:value-type="float" office:value="-0.33741995462535" calcext:value-type="float">
            <text:p>-0.33741995462535</text:p>
          </table:table-cell>
          <table:table-cell office:value-type="float" office:value="-0.360558799882943" calcext:value-type="float">
            <text:p>-0.360558799882943</text:p>
          </table:table-cell>
          <table:table-cell office:value-type="float" office:value="-0.355536611942167" calcext:value-type="float">
            <text:p>-0.355536611942167</text:p>
          </table:table-cell>
          <table:table-cell office:value-type="float" office:value="-0.332951220114704" calcext:value-type="float">
            <text:p>-0.332951220114704</text:p>
          </table:table-cell>
          <table:table-cell office:value-type="float" office:value="-0.34208725575686" calcext:value-type="float">
            <text:p>-0.34208725575686</text:p>
          </table:table-cell>
          <table:table-cell office:value-type="float" office:value="-0.33477117408784" calcext:value-type="float">
            <text:p>-0.33477117408784</text:p>
          </table:table-cell>
          <table:table-cell office:value-type="float" office:value="-0.339881405120203" calcext:value-type="float">
            <text:p>-0.339881405120203</text:p>
          </table:table-cell>
          <table:table-cell office:value-type="float" office:value="-0.323749257042266" calcext:value-type="float">
            <text:p>-0.323749257042266</text:p>
          </table:table-cell>
          <table:table-cell office:value-type="float" office:value="-0.315842431367883" calcext:value-type="float">
            <text:p>-0.315842431367883</text:p>
          </table:table-cell>
          <table:table-cell office:value-type="float" office:value="-0.331877005886857" calcext:value-type="float">
            <text:p>-0.331877005886857</text:p>
          </table:table-cell>
          <table:table-cell office:value-type="float" office:value="-0.327793864459867" calcext:value-type="float">
            <text:p>-0.327793864459867</text:p>
          </table:table-cell>
          <table:table-cell office:value-type="float" office:value="-0.326292452579575" calcext:value-type="float">
            <text:p>-0.326292452579575</text:p>
          </table:table-cell>
          <table:table-cell office:value-type="float" office:value="-0.343775691465039" calcext:value-type="float">
            <text:p>-0.343775691465039</text:p>
          </table:table-cell>
          <table:table-cell office:value-type="float" office:value="-0.325113594449443" calcext:value-type="float">
            <text:p>-0.325113594449443</text:p>
          </table:table-cell>
          <table:table-cell office:value-type="float" office:value="-0.325712912147943" calcext:value-type="float">
            <text:p>-0.325712912147943</text:p>
          </table:table-cell>
          <table:table-cell office:value-type="float" office:value="-0.336157842690615" calcext:value-type="float">
            <text:p>-0.336157842690615</text:p>
          </table:table-cell>
          <table:table-cell office:value-type="float" office:value="-0.343070295638148" calcext:value-type="float">
            <text:p>-0.343070295638148</text:p>
          </table:table-cell>
          <table:table-cell office:value-type="float" office:value="-0.323692513987586" calcext:value-type="float">
            <text:p>-0.323692513987586</text:p>
          </table:table-cell>
          <table:table-cell office:value-type="float" office:value="-0.325895481347875" calcext:value-type="float">
            <text:p>-0.325895481347875</text:p>
          </table:table-cell>
          <table:table-cell office:value-type="float" office:value="-0.324954624098534" calcext:value-type="float">
            <text:p>-0.324954624098534</text:p>
          </table:table-cell>
          <table:table-cell office:value-type="float" office:value="-0.335337050188643" calcext:value-type="float">
            <text:p>-0.335337050188643</text:p>
          </table:table-cell>
          <table:table-cell office:value-type="float" office:value="-0.334100297290765" calcext:value-type="float">
            <text:p>-0.334100297290765</text:p>
          </table:table-cell>
          <table:table-cell office:value-type="float" office:value="-0.326211501864367" calcext:value-type="float">
            <text:p>-0.326211501864367</text:p>
          </table:table-cell>
          <table:table-cell office:value-type="float" office:value="-0.325469785974915" calcext:value-type="float">
            <text:p>-0.325469785974915</text:p>
          </table:table-cell>
          <table:table-cell office:value-type="float" office:value="-0.331938965029324" calcext:value-type="float">
            <text:p>-0.331938965029324</text:p>
          </table:table-cell>
          <table:table-cell office:value-type="float" office:value="-0.341677879988672" calcext:value-type="float">
            <text:p>-0.341677879988672</text:p>
          </table:table-cell>
          <table:table-cell office:value-type="float" office:value="-0.337580433344255" calcext:value-type="float">
            <text:p>-0.337580433344255</text:p>
          </table:table-cell>
          <table:table-cell office:value-type="float" office:value="-0.33942066189823" calcext:value-type="float">
            <text:p>-0.33942066189823</text:p>
          </table:table-cell>
          <table:table-cell office:value-type="float" office:value="-0.332701629124024" calcext:value-type="float">
            <text:p>-0.332701629124024</text:p>
          </table:table-cell>
          <table:table-cell office:value-type="float" office:value="-0.338325563320731" calcext:value-type="float">
            <text:p>-0.338325563320731</text:p>
          </table:table-cell>
          <table:table-cell office:value-type="float" office:value="-0.344549953741993" calcext:value-type="float">
            <text:p>-0.344549953741993</text:p>
          </table:table-cell>
          <table:table-cell office:value-type="float" office:value="-0.34816103805073" calcext:value-type="float">
            <text:p>-0.34816103805073</text:p>
          </table:table-cell>
          <table:table-cell office:value-type="float" office:value="-0.349747651951217" calcext:value-type="float">
            <text:p>-0.349747651951217</text:p>
          </table:table-cell>
          <table:table-cell office:value-type="float" office:value="-0.340637819835773" calcext:value-type="float">
            <text:p>-0.340637819835773</text:p>
          </table:table-cell>
          <table:table-cell office:value-type="float" office:value="-0.347717001138253" calcext:value-type="float">
            <text:p>-0.347717001138253</text:p>
          </table:table-cell>
          <table:table-cell office:value-type="float" office:value="-0.346748428942208" calcext:value-type="float">
            <text:p>-0.346748428942208</text:p>
          </table:table-cell>
          <table:table-cell office:value-type="float" office:value="-0.350906544662975" calcext:value-type="float">
            <text:p>-0.350906544662975</text:p>
          </table:table-cell>
          <table:table-cell office:value-type="float" office:value="-0.343866524351111" calcext:value-type="float">
            <text:p>-0.343866524351111</text:p>
          </table:table-cell>
          <table:table-cell office:value-type="float" office:value="-0.352895418002463" calcext:value-type="float">
            <text:p>-0.352895418002463</text:p>
          </table:table-cell>
          <table:table-cell office:value-type="float" office:value="-0.347323887507876" calcext:value-type="float">
            <text:p>-0.347323887507876</text:p>
          </table:table-cell>
          <table:table-cell office:value-type="float" office:value="-0.358041616417702" calcext:value-type="float">
            <text:p>-0.358041616417702</text:p>
          </table:table-cell>
          <table:table-cell office:value-type="float" office:value="-0.351430593092232" calcext:value-type="float">
            <text:p>-0.351430593092232</text:p>
          </table:table-cell>
          <table:table-cell office:value-type="float" office:value="-0.354744929739706" calcext:value-type="float">
            <text:p>-0.354744929739706</text:p>
          </table:table-cell>
          <table:table-cell office:value-type="float" office:value="-0.349324809173041" calcext:value-type="float">
            <text:p>-0.349324809173041</text:p>
          </table:table-cell>
          <table:table-cell office:value-type="float" office:value="-0.359350044042852" calcext:value-type="float">
            <text:p>-0.359350044042852</text:p>
          </table:table-cell>
          <table:table-cell office:value-type="float" office:value="-0.344894090480968" calcext:value-type="float">
            <text:p>-0.344894090480968</text:p>
          </table:table-cell>
          <table:table-cell office:value-type="float" office:value="-0.34293625956221" calcext:value-type="float">
            <text:p>-0.34293625956221</text:p>
          </table:table-cell>
          <table:table-cell office:value-type="float" office:value="-0.338770559911995" calcext:value-type="float">
            <text:p>-0.338770559911995</text:p>
          </table:table-cell>
          <table:table-cell office:value-type="float" office:value="-0.350922964195303" calcext:value-type="float">
            <text:p>-0.350922964195303</text:p>
          </table:table-cell>
          <table:table-cell office:value-type="float" office:value="-0.332794667341975" calcext:value-type="float">
            <text:p>-0.332794667341975</text:p>
          </table:table-cell>
          <table:table-cell office:value-type="float" office:value="-0.339589074107927" calcext:value-type="float">
            <text:p>-0.339589074107927</text:p>
          </table:table-cell>
          <table:table-cell office:value-type="float" office:value="-0.340463155074071" calcext:value-type="float">
            <text:p>-0.340463155074071</text:p>
          </table:table-cell>
          <table:table-cell office:value-type="float" office:value="-0.332452939311385" calcext:value-type="float">
            <text:p>-0.332452939311385</text:p>
          </table:table-cell>
          <table:table-cell office:value-type="float" office:value="-0.332682798859904" calcext:value-type="float">
            <text:p>-0.332682798859904</text:p>
          </table:table-cell>
          <table:table-cell office:value-type="float" office:value="-0.339362519825368" calcext:value-type="float">
            <text:p>-0.339362519825368</text:p>
          </table:table-cell>
          <table:table-cell office:value-type="float" office:value="-0.338754830220006" calcext:value-type="float">
            <text:p>-0.338754830220006</text:p>
          </table:table-cell>
          <table:table-cell office:value-type="float" office:value="-0.331502750837157" calcext:value-type="float">
            <text:p>-0.331502750837157</text:p>
          </table:table-cell>
          <table:table-cell office:value-type="float" office:value="-0.327284928207859" calcext:value-type="float">
            <text:p>-0.327284928207859</text:p>
          </table:table-cell>
          <table:table-cell office:value-type="float" office:value="-0.330274072475565" calcext:value-type="float">
            <text:p>-0.330274072475565</text:p>
          </table:table-cell>
          <table:table-cell office:value-type="float" office:value="-0.322579956612611" calcext:value-type="float">
            <text:p>-0.322579956612611</text:p>
          </table:table-cell>
          <table:table-cell office:value-type="float" office:value="-0.326774525095879" calcext:value-type="float">
            <text:p>-0.326774525095879</text:p>
          </table:table-cell>
          <table:table-cell office:value-type="float" office:value="-0.333484311823726" calcext:value-type="float">
            <text:p>-0.333484311823726</text:p>
          </table:table-cell>
          <table:table-cell office:value-type="float" office:value="-0.32947925653659" calcext:value-type="float">
            <text:p>-0.32947925653659</text:p>
          </table:table-cell>
          <table:table-cell office:value-type="float" office:value="-0.334423849711565" calcext:value-type="float">
            <text:p>-0.334423849711565</text:p>
          </table:table-cell>
          <table:table-cell office:value-type="float" office:value="-0.328690591698076" calcext:value-type="float">
            <text:p>-0.328690591698076</text:p>
          </table:table-cell>
          <table:table-cell office:value-type="float" office:value="-0.322918374916398" calcext:value-type="float">
            <text:p>-0.322918374916398</text:p>
          </table:table-cell>
          <table:table-cell office:value-type="float" office:value="-0.324948885993617" calcext:value-type="float">
            <text:p>-0.324948885993617</text:p>
          </table:table-cell>
          <table:table-cell office:value-type="float" office:value="-0.324734979075927" calcext:value-type="float">
            <text:p>-0.324734979075927</text:p>
          </table:table-cell>
          <table:table-cell office:value-type="float" office:value="-0.32218972064256" calcext:value-type="float">
            <text:p>-0.32218972064256</text:p>
          </table:table-cell>
          <table:table-cell office:value-type="float" office:value="-0.322328878758412" calcext:value-type="float">
            <text:p>-0.322328878758412</text:p>
          </table:table-cell>
          <table:table-cell office:value-type="float" office:value="-0.315450495081374" calcext:value-type="float">
            <text:p>-0.315450495081374</text:p>
          </table:table-cell>
          <table:table-cell office:value-type="float" office:value="-0.316293049886301" calcext:value-type="float">
            <text:p>-0.316293049886301</text:p>
          </table:table-cell>
          <table:table-cell office:value-type="float" office:value="-0.331077042855172" calcext:value-type="float">
            <text:p>-0.331077042855172</text:p>
          </table:table-cell>
          <table:table-cell office:value-type="float" office:value="-0.32470392118513" calcext:value-type="float">
            <text:p>-0.32470392118513</text:p>
          </table:table-cell>
          <table:table-cell office:value-type="float" office:value="-0.329671244032391" calcext:value-type="float">
            <text:p>-0.329671244032391</text:p>
          </table:table-cell>
          <table:table-cell office:value-type="float" office:value="-0.328126664443014" calcext:value-type="float">
            <text:p>-0.328126664443014</text:p>
          </table:table-cell>
          <table:table-cell office:value-type="float" office:value="-0.325941165607903" calcext:value-type="float">
            <text:p>-0.325941165607903</text:p>
          </table:table-cell>
          <table:table-cell office:value-type="float" office:value="-0.329945116795989" calcext:value-type="float">
            <text:p>-0.329945116795989</text:p>
          </table:table-cell>
          <table:table-cell office:value-type="float" office:value="-0.334590836937424" calcext:value-type="float">
            <text:p>-0.334590836937424</text:p>
          </table:table-cell>
          <table:table-cell office:value-type="float" office:value="-0.328188849514125" calcext:value-type="float">
            <text:p>-0.328188849514125</text:p>
          </table:table-cell>
          <table:table-cell office:value-type="float" office:value="-0.31809449878429" calcext:value-type="float">
            <text:p>-0.31809449878429</text:p>
          </table:table-cell>
          <table:table-cell office:value-type="float" office:value="-0.335921066325217" calcext:value-type="float">
            <text:p>-0.335921066325217</text:p>
          </table:table-cell>
          <table:table-cell office:value-type="float" office:value="-0.328915501275882" calcext:value-type="float">
            <text:p>-0.328915501275882</text:p>
          </table:table-cell>
          <table:table-cell office:value-type="float" office:value="-0.338077521508665" calcext:value-type="float">
            <text:p>-0.338077521508665</text:p>
          </table:table-cell>
          <table:table-cell office:value-type="float" office:value="-0.337993646970105" calcext:value-type="float">
            <text:p>-0.337993646970105</text:p>
          </table:table-cell>
          <table:table-cell office:value-type="float" office:value="-0.35758745467553" calcext:value-type="float">
            <text:p>-0.35758745467553</text:p>
          </table:table-cell>
          <table:table-cell office:value-type="float" office:value="-0.343806214816246" calcext:value-type="float">
            <text:p>-0.343806214816246</text:p>
          </table:table-cell>
          <table:table-cell office:value-type="float" office:value="-0.339193975534119" calcext:value-type="float">
            <text:p>-0.339193975534119</text:p>
          </table:table-cell>
          <table:table-cell office:value-type="float" office:value="-0.336954397556284" calcext:value-type="float">
            <text:p>-0.336954397556284</text:p>
          </table:table-cell>
          <table:table-cell office:value-type="float" office:value="-0.3367135549764" calcext:value-type="float">
            <text:p>-0.3367135549764</text:p>
          </table:table-cell>
          <table:table-cell office:value-type="float" office:value="-0.350371609654174" calcext:value-type="float">
            <text:p>-0.350371609654174</text:p>
          </table:table-cell>
          <table:table-cell office:value-type="float" office:value="-0.345817378310196" calcext:value-type="float">
            <text:p>-0.345817378310196</text:p>
          </table:table-cell>
          <table:table-cell office:value-type="float" office:value="-0.353825347440018" calcext:value-type="float">
            <text:p>-0.353825347440018</text:p>
          </table:table-cell>
          <table:table-cell office:value-type="float" office:value="-0.352126451551086" calcext:value-type="float">
            <text:p>-0.352126451551086</text:p>
          </table:table-cell>
          <table:table-cell office:value-type="float" office:value="-0.351383502898159" calcext:value-type="float">
            <text:p>-0.351383502898159</text:p>
          </table:table-cell>
          <table:table-cell office:value-type="float" office:value="-0.354407239241816" calcext:value-type="float">
            <text:p>-0.354407239241816</text:p>
          </table:table-cell>
          <table:table-cell office:value-type="float" office:value="-0.353981270821558" calcext:value-type="float">
            <text:p>-0.353981270821558</text:p>
          </table:table-cell>
          <table:table-cell office:value-type="float" office:value="-0.345621695716713" calcext:value-type="float">
            <text:p>-0.345621695716713</text:p>
          </table:table-cell>
          <table:table-cell office:value-type="float" office:value="-0.341669642649064" calcext:value-type="float">
            <text:p>-0.341669642649064</text:p>
          </table:table-cell>
          <table:table-cell office:value-type="float" office:value="-0.343060866772026" calcext:value-type="float">
            <text:p>-0.343060866772026</text:p>
          </table:table-cell>
          <table:table-cell office:value-type="float" office:value="-0.359334759120819" calcext:value-type="float">
            <text:p>-0.359334759120819</text:p>
          </table:table-cell>
          <table:table-cell office:value-type="float" office:value="-0.34907494117246" calcext:value-type="float">
            <text:p>-0.34907494117246</text:p>
          </table:table-cell>
          <table:table-cell office:value-type="float" office:value="-0.35367823489425" calcext:value-type="float">
            <text:p>-0.35367823489425</text:p>
          </table:table-cell>
          <table:table-cell office:value-type="float" office:value="-0.342407422652473" calcext:value-type="float">
            <text:p>-0.342407422652473</text:p>
          </table:table-cell>
          <table:table-cell office:value-type="float" office:value="-0.353724048457903" calcext:value-type="float">
            <text:p>-0.353724048457903</text:p>
          </table:table-cell>
          <table:table-cell office:value-type="float" office:value="-0.345653586773203" calcext:value-type="float">
            <text:p>-0.345653586773203</text:p>
          </table:table-cell>
          <table:table-cell office:value-type="float" office:value="-0.344195100642663" calcext:value-type="float">
            <text:p>-0.344195100642663</text:p>
          </table:table-cell>
          <table:table-cell office:value-type="float" office:value="-0.333144359043279" calcext:value-type="float">
            <text:p>-0.333144359043279</text:p>
          </table:table-cell>
          <table:table-cell office:value-type="float" office:value="-0.336424358956912" calcext:value-type="float">
            <text:p>-0.336424358956912</text:p>
          </table:table-cell>
          <table:table-cell office:value-type="float" office:value="-0.344482776391333" calcext:value-type="float">
            <text:p>-0.344482776391333</text:p>
          </table:table-cell>
          <table:table-cell office:value-type="float" office:value="-0.348179941197642" calcext:value-type="float">
            <text:p>-0.348179941197642</text:p>
          </table:table-cell>
          <table:table-cell office:value-type="float" office:value="-0.351753594382933" calcext:value-type="float">
            <text:p>-0.351753594382933</text:p>
          </table:table-cell>
          <table:table-cell office:value-type="float" office:value="-0.349745349481372" calcext:value-type="float">
            <text:p>-0.349745349481372</text:p>
          </table:table-cell>
          <table:table-cell office:value-type="float" office:value="-0.357308949948479" calcext:value-type="float">
            <text:p>-0.357308949948479</text:p>
          </table:table-cell>
          <table:table-cell office:value-type="float" office:value="-0.354591965650457" calcext:value-type="float">
            <text:p>-0.354591965650457</text:p>
          </table:table-cell>
          <table:table-cell office:value-type="float" office:value="-0.34467935846275" calcext:value-type="float">
            <text:p>-0.34467935846275</text:p>
          </table:table-cell>
          <table:table-cell office:value-type="float" office:value="-0.35518922588914" calcext:value-type="float">
            <text:p>-0.35518922588914</text:p>
          </table:table-cell>
          <table:table-cell office:value-type="float" office:value="-0.35912381058701" calcext:value-type="float">
            <text:p>-0.35912381058701</text:p>
          </table:table-cell>
          <table:table-cell office:value-type="float" office:value="-0.355363418385721" calcext:value-type="float">
            <text:p>-0.355363418385721</text:p>
          </table:table-cell>
          <table:table-cell office:value-type="float" office:value="-0.352325978661991" calcext:value-type="float">
            <text:p>-0.352325978661991</text:p>
          </table:table-cell>
          <table:table-cell office:value-type="float" office:value="-0.358439844072757" calcext:value-type="float">
            <text:p>-0.358439844072757</text:p>
          </table:table-cell>
          <table:table-cell office:value-type="float" office:value="-0.351417710567613" calcext:value-type="float">
            <text:p>-0.351417710567613</text:p>
          </table:table-cell>
          <table:table-cell office:value-type="float" office:value="-0.351227152708818" calcext:value-type="float">
            <text:p>-0.351227152708818</text:p>
          </table:table-cell>
          <table:table-cell office:value-type="float" office:value="-0.371105172955604" calcext:value-type="float">
            <text:p>-0.371105172955604</text:p>
          </table:table-cell>
          <table:table-cell office:value-type="float" office:value="-0.361370888882239" calcext:value-type="float">
            <text:p>-0.361370888882239</text:p>
          </table:table-cell>
          <table:table-cell office:value-type="float" office:value="-0.358490548999283" calcext:value-type="float">
            <text:p>-0.358490548999283</text:p>
          </table:table-cell>
          <table:table-cell office:value-type="float" office:value="-0.353737088995625" calcext:value-type="float">
            <text:p>-0.353737088995625</text:p>
          </table:table-cell>
          <table:table-cell office:value-type="float" office:value="-0.355300304407209" calcext:value-type="float">
            <text:p>-0.355300304407209</text:p>
          </table:table-cell>
          <table:table-cell office:value-type="float" office:value="-0.347461649851958" calcext:value-type="float">
            <text:p>-0.347461649851958</text:p>
          </table:table-cell>
          <table:table-cell office:value-type="float" office:value="-0.363857090021297" calcext:value-type="float">
            <text:p>-0.363857090021297</text:p>
          </table:table-cell>
          <table:table-cell office:value-type="float" office:value="-0.36030180266161" calcext:value-type="float">
            <text:p>-0.36030180266161</text:p>
          </table:table-cell>
          <table:table-cell office:value-type="float" office:value="-0.360045483060885" calcext:value-type="float">
            <text:p>-0.360045483060885</text:p>
          </table:table-cell>
          <table:table-cell office:value-type="float" office:value="-0.359064710163075" calcext:value-type="float">
            <text:p>-0.359064710163075</text:p>
          </table:table-cell>
          <table:table-cell office:value-type="float" office:value="-0.352960833774946" calcext:value-type="float">
            <text:p>-0.352960833774946</text:p>
          </table:table-cell>
          <table:table-cell office:value-type="float" office:value="-0.346198309499015" calcext:value-type="float">
            <text:p>-0.346198309499015</text:p>
          </table:table-cell>
          <table:table-cell office:value-type="float" office:value="-0.346506788024327" calcext:value-type="float">
            <text:p>-0.346506788024327</text:p>
          </table:table-cell>
          <table:table-cell office:value-type="float" office:value="-0.349890231512039" calcext:value-type="float">
            <text:p>-0.349890231512039</text:p>
          </table:table-cell>
          <table:table-cell office:value-type="float" office:value="-0.350595735319787" calcext:value-type="float">
            <text:p>-0.350595735319787</text:p>
          </table:table-cell>
          <table:table-cell office:value-type="float" office:value="-0.341531041983734" calcext:value-type="float">
            <text:p>-0.341531041983734</text:p>
          </table:table-cell>
          <table:table-cell office:value-type="float" office:value="-0.339833901940581" calcext:value-type="float">
            <text:p>-0.339833901940581</text:p>
          </table:table-cell>
          <table:table-cell office:value-type="float" office:value="-0.33886022548935" calcext:value-type="float">
            <text:p>-0.33886022548935</text:p>
          </table:table-cell>
          <table:table-cell office:value-type="float" office:value="-0.339371800634941" calcext:value-type="float">
            <text:p>-0.339371800634941</text:p>
          </table:table-cell>
          <table:table-cell office:value-type="float" office:value="-0.354546376192785" calcext:value-type="float">
            <text:p>-0.354546376192785</text:p>
          </table:table-cell>
          <table:table-cell office:value-type="float" office:value="-0.34607768132897" calcext:value-type="float">
            <text:p>-0.34607768132897</text:p>
          </table:table-cell>
          <table:table-cell office:value-type="float" office:value="-0.352029144102581" calcext:value-type="float">
            <text:p>-0.352029144102581</text:p>
          </table:table-cell>
          <table:table-cell office:value-type="float" office:value="-0.34823182761362" calcext:value-type="float">
            <text:p>-0.34823182761362</text:p>
          </table:table-cell>
          <table:table-cell office:value-type="float" office:value="-0.35282341019231" calcext:value-type="float">
            <text:p>-0.35282341019231</text:p>
          </table:table-cell>
          <table:table-cell office:value-type="float" office:value="-0.342721573771905" calcext:value-type="float">
            <text:p>-0.342721573771905</text:p>
          </table:table-cell>
          <table:table-cell office:value-type="float" office:value="-0.340495104788827" calcext:value-type="float">
            <text:p>-0.340495104788827</text:p>
          </table:table-cell>
          <table:table-cell office:value-type="float" office:value="-0.348330642522429" calcext:value-type="float">
            <text:p>-0.348330642522429</text:p>
          </table:table-cell>
          <table:table-cell office:value-type="float" office:value="-0.33996872503032" calcext:value-type="float">
            <text:p>-0.33996872503032</text:p>
          </table:table-cell>
          <table:table-cell office:value-type="float" office:value="-0.338327175878115" calcext:value-type="float">
            <text:p>-0.338327175878115</text:p>
          </table:table-cell>
          <table:table-cell office:value-type="float" office:value="-0.336347247192462" calcext:value-type="float">
            <text:p>-0.336347247192462</text:p>
          </table:table-cell>
          <table:table-cell office:value-type="float" office:value="-0.344380221999493" calcext:value-type="float">
            <text:p>-0.344380221999493</text:p>
          </table:table-cell>
          <table:table-cell office:value-type="float" office:value="-0.360316935756617" calcext:value-type="float">
            <text:p>-0.360316935756617</text:p>
          </table:table-cell>
          <table:table-cell office:value-type="float" office:value="-0.336957236763238" calcext:value-type="float">
            <text:p>-0.336957236763238</text:p>
          </table:table-cell>
          <table:table-cell office:value-type="float" office:value="-0.333838617464542" calcext:value-type="float">
            <text:p>-0.333838617464542</text:p>
          </table:table-cell>
          <table:table-cell office:value-type="float" office:value="-0.347597072730802" calcext:value-type="float">
            <text:p>-0.347597072730802</text:p>
          </table:table-cell>
          <table:table-cell office:value-type="float" office:value="-0.337279437081424" calcext:value-type="float">
            <text:p>-0.337279437081424</text:p>
          </table:table-cell>
          <table:table-cell office:value-type="float" office:value="-0.342113915474422" calcext:value-type="float">
            <text:p>-0.342113915474422</text:p>
          </table:table-cell>
          <table:table-cell office:value-type="float" office:value="-0.327902064924983" calcext:value-type="float">
            <text:p>-0.327902064924983</text:p>
          </table:table-cell>
          <table:table-cell office:value-type="float" office:value="-0.331102970304459" calcext:value-type="float">
            <text:p>-0.331102970304459</text:p>
          </table:table-cell>
          <table:table-cell office:value-type="float" office:value="-0.340659568256215" calcext:value-type="float">
            <text:p>-0.340659568256215</text:p>
          </table:table-cell>
          <table:table-cell office:value-type="float" office:value="-0.336140231895368" calcext:value-type="float">
            <text:p>-0.336140231895368</text:p>
          </table:table-cell>
          <table:table-cell office:value-type="float" office:value="-0.341025437193021" calcext:value-type="float">
            <text:p>-0.341025437193021</text:p>
          </table:table-cell>
          <table:table-cell office:value-type="float" office:value="-0.329855354564157" calcext:value-type="float">
            <text:p>-0.329855354564157</text:p>
          </table:table-cell>
          <table:table-cell office:value-type="float" office:value="-0.327059665560085" calcext:value-type="float">
            <text:p>-0.327059665560085</text:p>
          </table:table-cell>
          <table:table-cell office:value-type="float" office:value="-0.332953768268994" calcext:value-type="float">
            <text:p>-0.332953768268994</text:p>
          </table:table-cell>
          <table:table-cell office:value-type="float" office:value="-0.33665638254457" calcext:value-type="float">
            <text:p>-0.33665638254457</text:p>
          </table:table-cell>
          <table:table-cell office:value-type="float" office:value="-0.331444369060441" calcext:value-type="float">
            <text:p>-0.331444369060441</text:p>
          </table:table-cell>
          <table:table-cell office:value-type="float" office:value="-0.331991930548245" calcext:value-type="float">
            <text:p>-0.331991930548245</text:p>
          </table:table-cell>
          <table:table-cell office:value-type="float" office:value="-0.352860223291826" calcext:value-type="float">
            <text:p>-0.352860223291826</text:p>
          </table:table-cell>
          <table:table-cell office:value-type="float" office:value="-0.33370565712175" calcext:value-type="float">
            <text:p>-0.33370565712175</text:p>
          </table:table-cell>
          <table:table-cell office:value-type="float" office:value="-0.339332622923569" calcext:value-type="float">
            <text:p>-0.339332622923569</text:p>
          </table:table-cell>
          <table:table-cell office:value-type="float" office:value="-0.349578383801891" calcext:value-type="float">
            <text:p>-0.349578383801891</text:p>
          </table:table-cell>
          <table:table-cell office:value-type="float" office:value="-0.348178729010509" calcext:value-type="float">
            <text:p>-0.348178729010509</text:p>
          </table:table-cell>
          <table:table-cell office:value-type="float" office:value="-0.350478748533359" calcext:value-type="float">
            <text:p>-0.350478748533359</text:p>
          </table:table-cell>
          <table:table-cell office:value-type="float" office:value="-0.333974916738375" calcext:value-type="float">
            <text:p>-0.333974916738375</text:p>
          </table:table-cell>
          <table:table-cell office:value-type="float" office:value="-0.353882336832521" calcext:value-type="float">
            <text:p>-0.353882336832521</text:p>
          </table:table-cell>
          <table:table-cell office:value-type="float" office:value="-0.357234685695276" calcext:value-type="float">
            <text:p>-0.357234685695276</text:p>
          </table:table-cell>
          <table:table-cell office:value-type="float" office:value="-0.363463126512904" calcext:value-type="float">
            <text:p>-0.363463126512904</text:p>
          </table:table-cell>
          <table:table-cell office:value-type="float" office:value="-0.336667369748913" calcext:value-type="float">
            <text:p>-0.336667369748913</text:p>
          </table:table-cell>
          <table:table-cell office:value-type="float" office:value="-0.345523807488623" calcext:value-type="float">
            <text:p>-0.345523807488623</text:p>
          </table:table-cell>
          <table:table-cell office:value-type="float" office:value="-0.352716296103411" calcext:value-type="float">
            <text:p>-0.352716296103411</text:p>
          </table:table-cell>
          <table:table-cell office:value-type="float" office:value="-0.355833692917016" calcext:value-type="float">
            <text:p>-0.355833692917016</text:p>
          </table:table-cell>
          <table:table-cell office:value-type="float" office:value="-0.363203803064637" calcext:value-type="float">
            <text:p>-0.363203803064637</text:p>
          </table:table-cell>
          <table:table-cell office:value-type="float" office:value="-0.365176251992735" calcext:value-type="float">
            <text:p>-0.365176251992735</text:p>
          </table:table-cell>
          <table:table-cell office:value-type="float" office:value="-0.344236615135286" calcext:value-type="float">
            <text:p>-0.344236615135286</text:p>
          </table:table-cell>
          <table:table-cell office:value-type="float" office:value="-0.374586718734626" calcext:value-type="float">
            <text:p>-0.374586718734626</text:p>
          </table:table-cell>
          <table:table-cell office:value-type="float" office:value="-0.349631118598095" calcext:value-type="float">
            <text:p>-0.349631118598095</text:p>
          </table:table-cell>
          <table:table-cell office:value-type="float" office:value="-0.358840950266418" calcext:value-type="float">
            <text:p>-0.358840950266418</text:p>
          </table:table-cell>
          <table:table-cell office:value-type="float" office:value="-0.376516990288949" calcext:value-type="float">
            <text:p>-0.376516990288949</text:p>
          </table:table-cell>
          <table:table-cell office:value-type="float" office:value="-0.358736087662581" calcext:value-type="float">
            <text:p>-0.358736087662581</text:p>
          </table:table-cell>
          <table:table-cell office:value-type="float" office:value="-0.356206383470658" calcext:value-type="float">
            <text:p>-0.356206383470658</text:p>
          </table:table-cell>
          <table:table-cell office:value-type="float" office:value="-0.385151714544853" calcext:value-type="float">
            <text:p>-0.385151714544853</text:p>
          </table:table-cell>
          <table:table-cell office:value-type="float" office:value="-0.386732784687172" calcext:value-type="float">
            <text:p>-0.386732784687172</text:p>
          </table:table-cell>
          <table:table-cell office:value-type="float" office:value="-0.3907718613943" calcext:value-type="float">
            <text:p>-0.3907718613943</text:p>
          </table:table-cell>
          <table:table-cell office:value-type="float" office:value="-0.378063901192883" calcext:value-type="float">
            <text:p>-0.378063901192883</text:p>
          </table:table-cell>
          <table:table-cell office:value-type="float" office:value="-0.368360235427678" calcext:value-type="float">
            <text:p>-0.368360235427678</text:p>
          </table:table-cell>
          <table:table-cell office:value-type="float" office:value="-0.368128917101793" calcext:value-type="float">
            <text:p>-0.368128917101793</text:p>
          </table:table-cell>
          <table:table-cell office:value-type="float" office:value="-0.371081799479992" calcext:value-type="float">
            <text:p>-0.371081799479992</text:p>
          </table:table-cell>
          <table:table-cell office:value-type="float" office:value="-0.383747600663187" calcext:value-type="float">
            <text:p>-0.383747600663187</text:p>
          </table:table-cell>
          <table:table-cell office:value-type="float" office:value="-0.387862147447738" calcext:value-type="float">
            <text:p>-0.387862147447738</text:p>
          </table:table-cell>
          <table:table-cell office:value-type="float" office:value="-0.374179112460337" calcext:value-type="float">
            <text:p>-0.374179112460337</text:p>
          </table:table-cell>
          <table:table-cell office:value-type="float" office:value="-0.366204279096571" calcext:value-type="float">
            <text:p>-0.366204279096571</text:p>
          </table:table-cell>
          <table:table-cell office:value-type="float" office:value="-0.37925383480592" calcext:value-type="float">
            <text:p>-0.37925383480592</text:p>
          </table:table-cell>
          <table:table-cell office:value-type="float" office:value="-0.390612267162091" calcext:value-type="float">
            <text:p>-0.390612267162091</text:p>
          </table:table-cell>
          <table:table-cell office:value-type="float" office:value="-0.364306699625025" calcext:value-type="float">
            <text:p>-0.364306699625025</text:p>
          </table:table-cell>
          <table:table-cell office:value-type="float" office:value="-0.366813651342636" calcext:value-type="float">
            <text:p>-0.366813651342636</text:p>
          </table:table-cell>
          <table:table-cell office:value-type="float" office:value="-0.371802749808813" calcext:value-type="float">
            <text:p>-0.371802749808813</text:p>
          </table:table-cell>
          <table:table-cell office:value-type="float" office:value="-0.38334648176686" calcext:value-type="float">
            <text:p>-0.38334648176686</text:p>
          </table:table-cell>
          <table:table-cell office:value-type="float" office:value="-0.38435614896284" calcext:value-type="float">
            <text:p>-0.38435614896284</text:p>
          </table:table-cell>
          <table:table-cell office:value-type="float" office:value="-0.389821906307387" calcext:value-type="float">
            <text:p>-0.389821906307387</text:p>
          </table:table-cell>
          <table:table-cell office:value-type="float" office:value="-0.394389387166658" calcext:value-type="float">
            <text:p>-0.394389387166658</text:p>
          </table:table-cell>
          <table:table-cell office:value-type="float" office:value="-0.398440863774543" calcext:value-type="float">
            <text:p>-0.398440863774543</text:p>
          </table:table-cell>
          <table:table-cell office:value-type="float" office:value="-0.367085818800816" calcext:value-type="float">
            <text:p>-0.367085818800816</text:p>
          </table:table-cell>
          <table:table-cell office:value-type="float" office:value="-0.36575713649062" calcext:value-type="float">
            <text:p>-0.36575713649062</text:p>
          </table:table-cell>
          <table:table-cell office:value-type="float" office:value="-0.382865470860904" calcext:value-type="float">
            <text:p>-0.382865470860904</text:p>
          </table:table-cell>
          <table:table-cell office:value-type="float" office:value="-0.39579744462179" calcext:value-type="float">
            <text:p>-0.39579744462179</text:p>
          </table:table-cell>
          <table:table-cell office:value-type="float" office:value="-0.39413219305708" calcext:value-type="float">
            <text:p>-0.39413219305708</text:p>
          </table:table-cell>
          <table:table-cell office:value-type="float" office:value="-0.365728763907089" calcext:value-type="float">
            <text:p>-0.365728763907089</text:p>
          </table:table-cell>
          <table:table-cell office:value-type="float" office:value="-0.362987886970514" calcext:value-type="float">
            <text:p>-0.362987886970514</text:p>
          </table:table-cell>
          <table:table-cell office:value-type="float" office:value="-0.396500931925302" calcext:value-type="float">
            <text:p>-0.396500931925302</text:p>
          </table:table-cell>
          <table:table-cell office:value-type="float" office:value="-0.39067286764728" calcext:value-type="float">
            <text:p>-0.39067286764728</text:p>
          </table:table-cell>
          <table:table-cell office:value-type="float" office:value="-0.40532502354496" calcext:value-type="float">
            <text:p>-0.40532502354496</text:p>
          </table:table-cell>
          <table:table-cell office:value-type="float" office:value="-0.409169224848099" calcext:value-type="float">
            <text:p>-0.409169224848099</text:p>
          </table:table-cell>
          <table:table-cell office:value-type="float" office:value="-0.376359946854552" calcext:value-type="float">
            <text:p>-0.376359946854552</text:p>
          </table:table-cell>
          <table:table-cell office:value-type="float" office:value="-0.375477299379002" calcext:value-type="float">
            <text:p>-0.375477299379002</text:p>
          </table:table-cell>
          <table:table-cell office:value-type="float" office:value="-0.39010821268986" calcext:value-type="float">
            <text:p>-0.39010821268986</text:p>
          </table:table-cell>
          <table:table-cell office:value-type="float" office:value="-0.394101970183282" calcext:value-type="float">
            <text:p>-0.394101970183282</text:p>
          </table:table-cell>
          <table:table-cell office:value-type="float" office:value="-0.363764484616253" calcext:value-type="float">
            <text:p>-0.363764484616253</text:p>
          </table:table-cell>
          <table:table-cell office:value-type="float" office:value="-0.377292874759167" calcext:value-type="float">
            <text:p>-0.377292874759167</text:p>
          </table:table-cell>
          <table:table-cell office:value-type="float" office:value="-0.388953053028574" calcext:value-type="float">
            <text:p>-0.388953053028574</text:p>
          </table:table-cell>
          <table:table-cell office:value-type="float" office:value="-0.392648169956537" calcext:value-type="float">
            <text:p>-0.392648169956537</text:p>
          </table:table-cell>
          <table:table-cell office:value-type="float" office:value="-0.399874246933846" calcext:value-type="float">
            <text:p>-0.399874246933846</text:p>
          </table:table-cell>
          <table:table-cell office:value-type="float" office:value="-0.367083436394475" calcext:value-type="float">
            <text:p>-0.367083436394475</text:p>
          </table:table-cell>
          <table:table-cell office:value-type="float" office:value="-0.389305661685158" calcext:value-type="float">
            <text:p>-0.389305661685158</text:p>
          </table:table-cell>
          <table:table-cell office:value-type="float" office:value="-0.393452706926488" calcext:value-type="float">
            <text:p>-0.393452706926488</text:p>
          </table:table-cell>
          <table:table-cell office:value-type="float" office:value="-0.396879985603831" calcext:value-type="float">
            <text:p>-0.396879985603831</text:p>
          </table:table-cell>
          <table:table-cell office:value-type="float" office:value="-0.385511387965178" calcext:value-type="float">
            <text:p>-0.385511387965178</text:p>
          </table:table-cell>
          <table:table-cell office:value-type="float" office:value="-0.369792769215998" calcext:value-type="float">
            <text:p>-0.369792769215998</text:p>
          </table:table-cell>
          <table:table-cell office:value-type="float" office:value="-0.375820872954092" calcext:value-type="float">
            <text:p>-0.375820872954092</text:p>
          </table:table-cell>
          <table:table-cell office:value-type="float" office:value="-0.397693056028515" calcext:value-type="float">
            <text:p>-0.397693056028515</text:p>
          </table:table-cell>
          <table:table-cell office:value-type="float" office:value="-0.403868940941832" calcext:value-type="float">
            <text:p>-0.403868940941832</text:p>
          </table:table-cell>
          <table:table-cell office:value-type="float" office:value="-0.393198108951185" calcext:value-type="float">
            <text:p>-0.393198108951185</text:p>
          </table:table-cell>
          <table:table-cell office:value-type="float" office:value="-0.373847338861619" calcext:value-type="float">
            <text:p>-0.373847338861619</text:p>
          </table:table-cell>
          <table:table-cell office:value-type="float" office:value="-0.378290526548034" calcext:value-type="float">
            <text:p>-0.378290526548034</text:p>
          </table:table-cell>
          <table:table-cell office:value-type="float" office:value="-0.388318133938429" calcext:value-type="float">
            <text:p>-0.388318133938429</text:p>
          </table:table-cell>
          <table:table-cell office:value-type="float" office:value="-0.373377880653988" calcext:value-type="float">
            <text:p>-0.373377880653988</text:p>
          </table:table-cell>
          <table:table-cell office:value-type="float" office:value="-0.372428219579923" calcext:value-type="float">
            <text:p>-0.372428219579923</text:p>
          </table:table-cell>
          <table:table-cell office:value-type="float" office:value="-0.395068094808795" calcext:value-type="float">
            <text:p>-0.395068094808795</text:p>
          </table:table-cell>
          <table:table-cell office:value-type="float" office:value="-0.414237484192932" calcext:value-type="float">
            <text:p>-0.414237484192932</text:p>
          </table:table-cell>
          <table:table-cell office:value-type="float" office:value="-0.3712339133065" calcext:value-type="float">
            <text:p>-0.3712339133065</text:p>
          </table:table-cell>
          <table:table-cell office:value-type="float" office:value="-0.398301957327086" calcext:value-type="float">
            <text:p>-0.398301957327086</text:p>
          </table:table-cell>
          <table:table-cell office:value-type="float" office:value="-0.37586525097388" calcext:value-type="float">
            <text:p>-0.37586525097388</text:p>
          </table:table-cell>
          <table:table-cell office:value-type="float" office:value="-0.405524953217978" calcext:value-type="float">
            <text:p>-0.405524953217978</text:p>
          </table:table-cell>
          <table:table-cell office:value-type="float" office:value="-0.410506486565421" calcext:value-type="float">
            <text:p>-0.410506486565421</text:p>
          </table:table-cell>
          <table:table-cell office:value-type="float" office:value="-0.382790153905898" calcext:value-type="float">
            <text:p>-0.382790153905898</text:p>
          </table:table-cell>
          <table:table-cell office:value-type="float" office:value="-0.393160211456885" calcext:value-type="float">
            <text:p>-0.393160211456885</text:p>
          </table:table-cell>
          <table:table-cell office:value-type="float" office:value="-0.397315722219595" calcext:value-type="float">
            <text:p>-0.397315722219595</text:p>
          </table:table-cell>
          <table:table-cell office:value-type="float" office:value="-0.405777464304992" calcext:value-type="float">
            <text:p>-0.405777464304992</text:p>
          </table:table-cell>
          <table:table-cell office:value-type="float" office:value="-0.400553004123449" calcext:value-type="float">
            <text:p>-0.400553004123449</text:p>
          </table:table-cell>
          <table:table-cell office:value-type="float" office:value="-0.400374166475649" calcext:value-type="float">
            <text:p>-0.400374166475649</text:p>
          </table:table-cell>
          <table:table-cell office:value-type="float" office:value="-0.371977890835731" calcext:value-type="float">
            <text:p>-0.371977890835731</text:p>
          </table:table-cell>
          <table:table-cell office:value-type="float" office:value="-0.387931830318689" calcext:value-type="float">
            <text:p>-0.387931830318689</text:p>
          </table:table-cell>
          <table:table-cell office:value-type="float" office:value="-0.368066057750465" calcext:value-type="float">
            <text:p>-0.368066057750465</text:p>
          </table:table-cell>
          <table:table-cell office:value-type="float" office:value="-0.375340984662602" calcext:value-type="float">
            <text:p>-0.375340984662602</text:p>
          </table:table-cell>
          <table:table-cell office:value-type="float" office:value="-0.399586805136411" calcext:value-type="float">
            <text:p>-0.399586805136411</text:p>
          </table:table-cell>
          <table:table-cell office:value-type="float" office:value="-0.407158253862019" calcext:value-type="float">
            <text:p>-0.407158253862019</text:p>
          </table:table-cell>
          <table:table-cell office:value-type="float" office:value="-0.371103557808097" calcext:value-type="float">
            <text:p>-0.371103557808097</text:p>
          </table:table-cell>
          <table:table-cell office:value-type="float" office:value="-0.395191295851262" calcext:value-type="float">
            <text:p>-0.395191295851262</text:p>
          </table:table-cell>
          <table:table-cell office:value-type="float" office:value="-0.370646405690119" calcext:value-type="float">
            <text:p>-0.370646405690119</text:p>
          </table:table-cell>
          <table:table-cell office:value-type="float" office:value="-0.37868833371121" calcext:value-type="float">
            <text:p>-0.37868833371121</text:p>
          </table:table-cell>
          <table:table-cell office:value-type="float" office:value="-0.381674415914738" calcext:value-type="float">
            <text:p>-0.381674415914738</text:p>
          </table:table-cell>
          <table:table-cell office:value-type="float" office:value="-0.372721645509678" calcext:value-type="float">
            <text:p>-0.372721645509678</text:p>
          </table:table-cell>
          <table:table-cell office:value-type="float" office:value="-0.363184983165668" calcext:value-type="float">
            <text:p>-0.363184983165668</text:p>
          </table:table-cell>
          <table:table-cell office:value-type="float" office:value="-0.364719897936735" calcext:value-type="float">
            <text:p>-0.364719897936735</text:p>
          </table:table-cell>
          <table:table-cell office:value-type="float" office:value="-0.38017054682252" calcext:value-type="float">
            <text:p>-0.38017054682252</text:p>
          </table:table-cell>
          <table:table-cell office:value-type="float" office:value="-0.368454601212501" calcext:value-type="float">
            <text:p>-0.368454601212501</text:p>
          </table:table-cell>
          <table:table-cell office:value-type="float" office:value="-0.347851590013283" calcext:value-type="float">
            <text:p>-0.347851590013283</text:p>
          </table:table-cell>
          <table:table-cell office:value-type="float" office:value="-0.35235164989153" calcext:value-type="float">
            <text:p>-0.35235164989153</text:p>
          </table:table-cell>
          <table:table-cell office:value-type="float" office:value="-0.358075621780279" calcext:value-type="float">
            <text:p>-0.358075621780279</text:p>
          </table:table-cell>
          <table:table-cell office:value-type="float" office:value="-0.359642922920275" calcext:value-type="float">
            <text:p>-0.359642922920275</text:p>
          </table:table-cell>
          <table:table-cell office:value-type="float" office:value="-0.345089226962194" calcext:value-type="float">
            <text:p>-0.345089226962194</text:p>
          </table:table-cell>
          <table:table-cell office:value-type="float" office:value="-0.376291561770166" calcext:value-type="float">
            <text:p>-0.376291561770166</text:p>
          </table:table-cell>
          <table:table-cell office:value-type="float" office:value="-0.365120936641561" calcext:value-type="float">
            <text:p>-0.365120936641561</text:p>
          </table:table-cell>
          <table:table-cell office:value-type="float" office:value="-0.359797910384122" calcext:value-type="float">
            <text:p>-0.359797910384122</text:p>
          </table:table-cell>
          <table:table-cell office:value-type="float" office:value="-0.367214265485188" calcext:value-type="float">
            <text:p>-0.367214265485188</text:p>
          </table:table-cell>
          <table:table-cell office:value-type="float" office:value="-0.371096432544778" calcext:value-type="float">
            <text:p>-0.371096432544778</text:p>
          </table:table-cell>
          <table:table-cell office:value-type="float" office:value="-0.364745462005299" calcext:value-type="float">
            <text:p>-0.364745462005299</text:p>
          </table:table-cell>
          <table:table-cell office:value-type="float" office:value="-0.342658931710742" calcext:value-type="float">
            <text:p>-0.342658931710742</text:p>
          </table:table-cell>
          <table:table-cell office:value-type="float" office:value="-0.345906178565805" calcext:value-type="float">
            <text:p>-0.345906178565805</text:p>
          </table:table-cell>
          <table:table-cell office:value-type="float" office:value="-0.350965115922165" calcext:value-type="float">
            <text:p>-0.350965115922165</text:p>
          </table:table-cell>
          <table:table-cell office:value-type="float" office:value="-0.361179045377644" calcext:value-type="float">
            <text:p>-0.361179045377644</text:p>
          </table:table-cell>
          <table:table-cell office:value-type="float" office:value="-0.365812155090968" calcext:value-type="float">
            <text:p>-0.365812155090968</text:p>
          </table:table-cell>
          <table:table-cell office:value-type="float" office:value="-0.364929684315289" calcext:value-type="float">
            <text:p>-0.364929684315289</text:p>
          </table:table-cell>
          <table:table-cell office:value-type="float" office:value="-0.363820563837676" calcext:value-type="float">
            <text:p>-0.363820563837676</text:p>
          </table:table-cell>
          <table:table-cell office:value-type="float" office:value="-0.337375587576692" calcext:value-type="float">
            <text:p>-0.337375587576692</text:p>
          </table:table-cell>
          <table:table-cell office:value-type="float" office:value="-0.361181519307531" calcext:value-type="float">
            <text:p>-0.361181519307531</text:p>
          </table:table-cell>
          <table:table-cell office:value-type="float" office:value="-0.362845166469544" calcext:value-type="float">
            <text:p>-0.362845166469544</text:p>
          </table:table-cell>
          <table:table-cell office:value-type="float" office:value="-0.3703373664838" calcext:value-type="float">
            <text:p>-0.3703373664838</text:p>
          </table:table-cell>
          <table:table-cell office:value-type="float" office:value="-0.339362903125436" calcext:value-type="float">
            <text:p>-0.339362903125436</text:p>
          </table:table-cell>
          <table:table-cell office:value-type="float" office:value="-0.348022151849723" calcext:value-type="float">
            <text:p>-0.348022151849723</text:p>
          </table:table-cell>
          <table:table-cell office:value-type="float" office:value="-0.35029478362687" calcext:value-type="float">
            <text:p>-0.35029478362687</text:p>
          </table:table-cell>
          <table:table-cell office:value-type="float" office:value="-0.357527732883948" calcext:value-type="float">
            <text:p>-0.357527732883948</text:p>
          </table:table-cell>
          <table:table-cell office:value-type="float" office:value="-0.358968969014794" calcext:value-type="float">
            <text:p>-0.358968969014794</text:p>
          </table:table-cell>
          <table:table-cell office:value-type="float" office:value="-0.346599344288771" calcext:value-type="float">
            <text:p>-0.346599344288771</text:p>
          </table:table-cell>
          <table:table-cell office:value-type="float" office:value="-0.338776619758626" calcext:value-type="float">
            <text:p>-0.338776619758626</text:p>
          </table:table-cell>
          <table:table-cell office:value-type="float" office:value="-0.338720789558795" calcext:value-type="float">
            <text:p>-0.338720789558795</text:p>
          </table:table-cell>
          <table:table-cell office:value-type="float" office:value="-0.359157247119614" calcext:value-type="float">
            <text:p>-0.359157247119614</text:p>
          </table:table-cell>
          <table:table-cell office:value-type="float" office:value="-0.370522599510716" calcext:value-type="float">
            <text:p>-0.370522599510716</text:p>
          </table:table-cell>
          <table:table-cell office:value-type="float" office:value="-0.35018187005379" calcext:value-type="float">
            <text:p>-0.35018187005379</text:p>
          </table:table-cell>
          <table:table-cell office:value-type="float" office:value="-0.350429948106079" calcext:value-type="float">
            <text:p>-0.350429948106079</text:p>
          </table:table-cell>
          <table:table-cell office:value-type="float" office:value="-0.360671349652961" calcext:value-type="float">
            <text:p>-0.360671349652961</text:p>
          </table:table-cell>
          <table:table-cell office:value-type="float" office:value="-0.358992730305392" calcext:value-type="float">
            <text:p>-0.358992730305392</text:p>
          </table:table-cell>
          <table:table-cell office:value-type="float" office:value="-0.348667354999689" calcext:value-type="float">
            <text:p>-0.348667354999689</text:p>
          </table:table-cell>
          <table:table-cell office:value-type="float" office:value="-0.337284744545291" calcext:value-type="float">
            <text:p>-0.337284744545291</text:p>
          </table:table-cell>
          <table:table-cell office:value-type="float" office:value="-0.35529226715272" calcext:value-type="float">
            <text:p>-0.35529226715272</text:p>
          </table:table-cell>
          <table:table-cell office:value-type="float" office:value="-0.342810578142435" calcext:value-type="float">
            <text:p>-0.342810578142435</text:p>
          </table:table-cell>
          <table:table-cell office:value-type="float" office:value="-0.348511251346522" calcext:value-type="float">
            <text:p>-0.348511251346522</text:p>
          </table:table-cell>
          <table:table-cell office:value-type="float" office:value="-0.356705889925308" calcext:value-type="float">
            <text:p>-0.356705889925308</text:p>
          </table:table-cell>
          <table:table-cell office:value-type="float" office:value="-0.35024473120997" calcext:value-type="float">
            <text:p>-0.35024473120997</text:p>
          </table:table-cell>
          <table:table-cell office:value-type="float" office:value="-0.341648077009709" calcext:value-type="float">
            <text:p>-0.341648077009709</text:p>
          </table:table-cell>
          <table:table-cell office:value-type="float" office:value="-0.357901687673218" calcext:value-type="float">
            <text:p>-0.357901687673218</text:p>
          </table:table-cell>
          <table:table-cell office:value-type="float" office:value="-0.345776464479873" calcext:value-type="float">
            <text:p>-0.345776464479873</text:p>
          </table:table-cell>
          <table:table-cell office:value-type="float" office:value="-0.347288918884782" calcext:value-type="float">
            <text:p>-0.347288918884782</text:p>
          </table:table-cell>
          <table:table-cell office:value-type="float" office:value="-0.341529437541912" calcext:value-type="float">
            <text:p>-0.341529437541912</text:p>
          </table:table-cell>
          <table:table-cell office:value-type="float" office:value="-0.362995276745018" calcext:value-type="float">
            <text:p>-0.362995276745018</text:p>
          </table:table-cell>
          <table:table-cell office:value-type="float" office:value="-0.346579135544663" calcext:value-type="float">
            <text:p>-0.346579135544663</text:p>
          </table:table-cell>
          <table:table-cell office:value-type="float" office:value="-0.34928482776983" calcext:value-type="float">
            <text:p>-0.34928482776983</text:p>
          </table:table-cell>
          <table:table-cell office:value-type="float" office:value="-0.348523996095177" calcext:value-type="float">
            <text:p>-0.348523996095177</text:p>
          </table:table-cell>
          <table:table-cell office:value-type="float" office:value="-0.341202306755978" calcext:value-type="float">
            <text:p>-0.341202306755978</text:p>
          </table:table-cell>
          <table:table-cell office:value-type="float" office:value="-0.337592287282099" calcext:value-type="float">
            <text:p>-0.337592287282099</text:p>
          </table:table-cell>
          <table:table-cell office:value-type="float" office:value="-0.348257540388727" calcext:value-type="float">
            <text:p>-0.348257540388727</text:p>
          </table:table-cell>
          <table:table-cell office:value-type="float" office:value="-0.354235856947044" calcext:value-type="float">
            <text:p>-0.354235856947044</text:p>
          </table:table-cell>
          <table:table-cell office:value-type="float" office:value="-0.36214049569003" calcext:value-type="float">
            <text:p>-0.36214049569003</text:p>
          </table:table-cell>
          <table:table-cell office:value-type="float" office:value="-0.342607005652364" calcext:value-type="float">
            <text:p>-0.342607005652364</text:p>
          </table:table-cell>
          <table:table-cell office:value-type="float" office:value="-0.340233256103014" calcext:value-type="float">
            <text:p>-0.340233256103014</text:p>
          </table:table-cell>
          <table:table-cell office:value-type="float" office:value="-0.343957960780061" calcext:value-type="float">
            <text:p>-0.343957960780061</text:p>
          </table:table-cell>
          <table:table-cell office:value-type="float" office:value="-0.351138815365638" calcext:value-type="float">
            <text:p>-0.351138815365638</text:p>
          </table:table-cell>
          <table:table-cell office:value-type="float" office:value="-0.348389741232303" calcext:value-type="float">
            <text:p>-0.348389741232303</text:p>
          </table:table-cell>
          <table:table-cell office:value-type="float" office:value="-0.340117478045602" calcext:value-type="float">
            <text:p>-0.340117478045602</text:p>
          </table:table-cell>
          <table:table-cell office:value-type="float" office:value="-0.337024813553621" calcext:value-type="float">
            <text:p>-0.337024813553621</text:p>
          </table:table-cell>
          <table:table-cell office:value-type="float" office:value="-0.346390250592453" calcext:value-type="float">
            <text:p>-0.346390250592453</text:p>
          </table:table-cell>
          <table:table-cell office:value-type="float" office:value="-0.349871104024499" calcext:value-type="float">
            <text:p>-0.349871104024499</text:p>
          </table:table-cell>
          <table:table-cell office:value-type="float" office:value="-0.350308243423777" calcext:value-type="float">
            <text:p>-0.350308243423777</text:p>
          </table:table-cell>
          <table:table-cell office:value-type="float" office:value="-0.351130531747477" calcext:value-type="float">
            <text:p>-0.351130531747477</text:p>
          </table:table-cell>
          <table:table-cell office:value-type="float" office:value="-0.337564857389861" calcext:value-type="float">
            <text:p>-0.337564857389861</text:p>
          </table:table-cell>
          <table:table-cell office:value-type="float" office:value="-0.340996802138801" calcext:value-type="float">
            <text:p>-0.340996802138801</text:p>
          </table:table-cell>
          <table:table-cell office:value-type="float" office:value="-0.330837527923266" calcext:value-type="float">
            <text:p>-0.330837527923266</text:p>
          </table:table-cell>
          <table:table-cell office:value-type="float" office:value="-0.334536726362614" calcext:value-type="float">
            <text:p>-0.334536726362614</text:p>
          </table:table-cell>
          <table:table-cell office:value-type="float" office:value="-0.344841280951119" calcext:value-type="float">
            <text:p>-0.344841280951119</text:p>
          </table:table-cell>
          <table:table-cell office:value-type="float" office:value="-0.346401991927172" calcext:value-type="float">
            <text:p>-0.346401991927172</text:p>
          </table:table-cell>
          <table:table-cell office:value-type="float" office:value="-0.330698574917031" calcext:value-type="float">
            <text:p>-0.330698574917031</text:p>
          </table:table-cell>
          <table:table-cell office:value-type="float" office:value="-0.34037619055394" calcext:value-type="float">
            <text:p>-0.34037619055394</text:p>
          </table:table-cell>
          <table:table-cell office:value-type="float" office:value="-0.349200645299493" calcext:value-type="float">
            <text:p>-0.349200645299493</text:p>
          </table:table-cell>
          <table:table-cell office:value-type="float" office:value="-0.332825011191202" calcext:value-type="float">
            <text:p>-0.332825011191202</text:p>
          </table:table-cell>
          <table:table-cell office:value-type="float" office:value="-0.329003286523247" calcext:value-type="float">
            <text:p>-0.329003286523247</text:p>
          </table:table-cell>
          <table:table-cell office:value-type="float" office:value="-0.331548724644409" calcext:value-type="float">
            <text:p>-0.331548724644409</text:p>
          </table:table-cell>
          <table:table-cell office:value-type="float" office:value="-0.337942231594637" calcext:value-type="float">
            <text:p>-0.337942231594637</text:p>
          </table:table-cell>
          <table:table-cell office:value-type="float" office:value="-0.351526512282844" calcext:value-type="float">
            <text:p>-0.351526512282844</text:p>
          </table:table-cell>
          <table:table-cell office:value-type="float" office:value="-0.333836158105361" calcext:value-type="float">
            <text:p>-0.333836158105361</text:p>
          </table:table-cell>
          <table:table-cell office:value-type="float" office:value="-0.328633795591306" calcext:value-type="float">
            <text:p>-0.328633795591306</text:p>
          </table:table-cell>
          <table:table-cell office:value-type="float" office:value="-0.343394283929861" calcext:value-type="float">
            <text:p>-0.343394283929861</text:p>
          </table:table-cell>
          <table:table-cell office:value-type="float" office:value="-0.328238006399438" calcext:value-type="float">
            <text:p>-0.328238006399438</text:p>
          </table:table-cell>
          <table:table-cell office:value-type="float" office:value="-0.332646642331333" calcext:value-type="float">
            <text:p>-0.332646642331333</text:p>
          </table:table-cell>
          <table:table-cell office:value-type="float" office:value="-0.338298139419752" calcext:value-type="float">
            <text:p>-0.338298139419752</text:p>
          </table:table-cell>
          <table:table-cell office:value-type="float" office:value="-0.324121201405939" calcext:value-type="float">
            <text:p>-0.324121201405939</text:p>
          </table:table-cell>
          <table:table-cell office:value-type="float" office:value="-0.317972409438857" calcext:value-type="float">
            <text:p>-0.317972409438857</text:p>
          </table:table-cell>
          <table:table-cell office:value-type="float" office:value="-0.32526464125693" calcext:value-type="float">
            <text:p>-0.32526464125693</text:p>
          </table:table-cell>
          <table:table-cell office:value-type="float" office:value="-0.326463061199724" calcext:value-type="float">
            <text:p>-0.326463061199724</text:p>
          </table:table-cell>
          <table:table-cell office:value-type="float" office:value="-0.333855034262907" calcext:value-type="float">
            <text:p>-0.333855034262907</text:p>
          </table:table-cell>
          <table:table-cell office:value-type="float" office:value="-0.331395607400189" calcext:value-type="float">
            <text:p>-0.331395607400189</text:p>
          </table:table-cell>
          <table:table-cell office:value-type="float" office:value="-0.340246346887294" calcext:value-type="float">
            <text:p>-0.340246346887294</text:p>
          </table:table-cell>
          <table:table-cell office:value-type="float" office:value="-0.319962314492592" calcext:value-type="float">
            <text:p>-0.319962314492592</text:p>
          </table:table-cell>
          <table:table-cell office:value-type="float" office:value="-0.326200944721087" calcext:value-type="float">
            <text:p>-0.326200944721087</text:p>
          </table:table-cell>
          <table:table-cell office:value-type="float" office:value="-0.320180598017392" calcext:value-type="float">
            <text:p>-0.320180598017392</text:p>
          </table:table-cell>
          <table:table-cell office:value-type="float" office:value="-0.328022110770693" calcext:value-type="float">
            <text:p>-0.328022110770693</text:p>
          </table:table-cell>
          <table:table-cell office:value-type="float" office:value="-0.329314660114989" calcext:value-type="float">
            <text:p>-0.329314660114989</text:p>
          </table:table-cell>
          <table:table-cell office:value-type="float" office:value="-0.320690042523445" calcext:value-type="float">
            <text:p>-0.320690042523445</text:p>
          </table:table-cell>
          <table:table-cell office:value-type="float" office:value="-0.327083636762465" calcext:value-type="float">
            <text:p>-0.327083636762465</text:p>
          </table:table-cell>
          <table:table-cell office:value-type="float" office:value="-0.333632015301413" calcext:value-type="float">
            <text:p>-0.333632015301413</text:p>
          </table:table-cell>
          <table:table-cell office:value-type="float" office:value="-0.326266243136031" calcext:value-type="float">
            <text:p>-0.326266243136031</text:p>
          </table:table-cell>
          <table:table-cell office:value-type="float" office:value="-0.321179227351557" calcext:value-type="float">
            <text:p>-0.321179227351557</text:p>
          </table:table-cell>
          <table:table-cell office:value-type="float" office:value="-0.322496880759513" calcext:value-type="float">
            <text:p>-0.322496880759513</text:p>
          </table:table-cell>
          <table:table-cell office:value-type="float" office:value="-0.338498219072908" calcext:value-type="float">
            <text:p>-0.338498219072908</text:p>
          </table:table-cell>
          <table:table-cell office:value-type="float" office:value="-0.326949782444009" calcext:value-type="float">
            <text:p>-0.326949782444009</text:p>
          </table:table-cell>
          <table:table-cell office:value-type="float" office:value="-0.328682333449868" calcext:value-type="float">
            <text:p>-0.328682333449868</text:p>
          </table:table-cell>
          <table:table-cell office:value-type="float" office:value="-0.322828768034837" calcext:value-type="float">
            <text:p>-0.322828768034837</text:p>
          </table:table-cell>
          <table:table-cell office:value-type="float" office:value="-0.32114801242996" calcext:value-type="float">
            <text:p>-0.32114801242996</text:p>
          </table:table-cell>
          <table:table-cell office:value-type="float" office:value="-0.340357316658543" calcext:value-type="float">
            <text:p>-0.340357316658543</text:p>
          </table:table-cell>
          <table:table-cell office:value-type="float" office:value="-0.326485752951094" calcext:value-type="float">
            <text:p>-0.326485752951094</text:p>
          </table:table-cell>
          <table:table-cell office:value-type="float" office:value="-0.320432877682708" calcext:value-type="float">
            <text:p>-0.320432877682708</text:p>
          </table:table-cell>
          <table:table-cell office:value-type="float" office:value="-0.336095383090809" calcext:value-type="float">
            <text:p>-0.336095383090809</text:p>
          </table:table-cell>
          <table:table-cell office:value-type="float" office:value="-0.324555381108303" calcext:value-type="float">
            <text:p>-0.324555381108303</text:p>
          </table:table-cell>
          <table:table-cell office:value-type="float" office:value="-0.332544010723028" calcext:value-type="float">
            <text:p>-0.332544010723028</text:p>
          </table:table-cell>
          <table:table-cell office:value-type="float" office:value="-0.313377867671311" calcext:value-type="float">
            <text:p>-0.313377867671311</text:p>
          </table:table-cell>
          <table:table-cell office:value-type="float" office:value="-0.318021804755078" calcext:value-type="float">
            <text:p>-0.318021804755078</text:p>
          </table:table-cell>
          <table:table-cell office:value-type="float" office:value="-0.322450701859909" calcext:value-type="float">
            <text:p>-0.322450701859909</text:p>
          </table:table-cell>
          <table:table-cell office:value-type="float" office:value="-0.32558929223779" calcext:value-type="float">
            <text:p>-0.32558929223779</text:p>
          </table:table-cell>
          <table:table-cell office:value-type="float" office:value="-0.320419308614207" calcext:value-type="float">
            <text:p>-0.320419308614207</text:p>
          </table:table-cell>
          <table:table-cell office:value-type="float" office:value="-0.325125683877486" calcext:value-type="float">
            <text:p>-0.325125683877486</text:p>
          </table:table-cell>
          <table:table-cell office:value-type="float" office:value="-0.333493422815636" calcext:value-type="float">
            <text:p>-0.333493422815636</text:p>
          </table:table-cell>
          <table:table-cell office:value-type="float" office:value="-0.335225533927958" calcext:value-type="float">
            <text:p>-0.335225533927958</text:p>
          </table:table-cell>
          <table:table-cell office:value-type="float" office:value="-0.332025804655327" calcext:value-type="float">
            <text:p>-0.332025804655327</text:p>
          </table:table-cell>
          <table:table-cell office:value-type="float" office:value="-0.328836618269718" calcext:value-type="float">
            <text:p>-0.328836618269718</text:p>
          </table:table-cell>
          <table:table-cell office:value-type="float" office:value="-0.34036194387599" calcext:value-type="float">
            <text:p>-0.34036194387599</text:p>
          </table:table-cell>
          <table:table-cell office:value-type="float" office:value="-0.331896955910384" calcext:value-type="float">
            <text:p>-0.331896955910384</text:p>
          </table:table-cell>
          <table:table-cell office:value-type="float" office:value="-0.330059962146091" calcext:value-type="float">
            <text:p>-0.330059962146091</text:p>
          </table:table-cell>
          <table:table-cell office:value-type="float" office:value="-0.348764216487794" calcext:value-type="float">
            <text:p>-0.348764216487794</text:p>
          </table:table-cell>
          <table:table-cell office:value-type="float" office:value="-0.336668022448774" calcext:value-type="float">
            <text:p>-0.336668022448774</text:p>
          </table:table-cell>
          <table:table-cell office:value-type="float" office:value="-0.342899394922494" calcext:value-type="float">
            <text:p>-0.342899394922494</text:p>
          </table:table-cell>
          <table:table-cell office:value-type="float" office:value="-0.338649155584383" calcext:value-type="float">
            <text:p>-0.338649155584383</text:p>
          </table:table-cell>
          <table:table-cell office:value-type="float" office:value="-0.340643997695534" calcext:value-type="float">
            <text:p>-0.340643997695534</text:p>
          </table:table-cell>
          <table:table-cell office:value-type="float" office:value="-0.342964034146376" calcext:value-type="float">
            <text:p>-0.342964034146376</text:p>
          </table:table-cell>
          <table:table-cell office:value-type="float" office:value="-0.333541831093037" calcext:value-type="float">
            <text:p>-0.333541831093037</text:p>
          </table:table-cell>
          <table:table-cell office:value-type="float" office:value="-0.332160792362541" calcext:value-type="float">
            <text:p>-0.332160792362541</text:p>
          </table:table-cell>
          <table:table-cell office:value-type="float" office:value="-0.331345293792271" calcext:value-type="float">
            <text:p>-0.331345293792271</text:p>
          </table:table-cell>
          <table:table-cell office:value-type="float" office:value="-0.341308593815924" calcext:value-type="float">
            <text:p>-0.341308593815924</text:p>
          </table:table-cell>
          <table:table-cell office:value-type="float" office:value="-0.346937931987191" calcext:value-type="float">
            <text:p>-0.346937931987191</text:p>
          </table:table-cell>
          <table:table-cell office:value-type="float" office:value="-0.34185772698049" calcext:value-type="float">
            <text:p>-0.34185772698049</text:p>
          </table:table-cell>
          <table:table-cell office:value-type="float" office:value="-0.346740107787703" calcext:value-type="float">
            <text:p>-0.346740107787703</text:p>
          </table:table-cell>
          <table:table-cell office:value-type="float" office:value="-0.34101485506065" calcext:value-type="float">
            <text:p>-0.34101485506065</text:p>
          </table:table-cell>
          <table:table-cell office:value-type="float" office:value="-0.341153873912788" calcext:value-type="float">
            <text:p>-0.341153873912788</text:p>
          </table:table-cell>
          <table:table-cell office:value-type="float" office:value="-0.33853936655705" calcext:value-type="float">
            <text:p>-0.33853936655705</text:p>
          </table:table-cell>
          <table:table-cell office:value-type="float" office:value="-0.340599932834526" calcext:value-type="float">
            <text:p>-0.340599932834526</text:p>
          </table:table-cell>
          <table:table-cell office:value-type="float" office:value="-0.326703683530166" calcext:value-type="float">
            <text:p>-0.326703683530166</text:p>
          </table:table-cell>
          <table:table-cell office:value-type="float" office:value="-0.327964474199699" calcext:value-type="float">
            <text:p>-0.327964474199699</text:p>
          </table:table-cell>
          <table:table-cell office:value-type="float" office:value="-0.344946829056106" calcext:value-type="float">
            <text:p>-0.344946829056106</text:p>
          </table:table-cell>
          <table:table-cell office:value-type="float" office:value="-0.336204958762363" calcext:value-type="float">
            <text:p>-0.336204958762363</text:p>
          </table:table-cell>
          <table:table-cell office:value-type="float" office:value="-0.342841606558576" calcext:value-type="float">
            <text:p>-0.342841606558576</text:p>
          </table:table-cell>
          <table:table-cell office:value-type="float" office:value="-0.340219861306895" calcext:value-type="float">
            <text:p>-0.340219861306895</text:p>
          </table:table-cell>
          <table:table-cell office:value-type="float" office:value="-0.34648508967844" calcext:value-type="float">
            <text:p>-0.34648508967844</text:p>
          </table:table-cell>
          <table:table-cell office:value-type="float" office:value="-0.341636396652759" calcext:value-type="float">
            <text:p>-0.341636396652759</text:p>
          </table:table-cell>
          <table:table-cell office:value-type="float" office:value="-0.329948548652317" calcext:value-type="float">
            <text:p>-0.329948548652317</text:p>
          </table:table-cell>
          <table:table-cell office:value-type="float" office:value="-0.325617173698334" calcext:value-type="float">
            <text:p>-0.325617173698334</text:p>
          </table:table-cell>
          <table:table-cell office:value-type="float" office:value="-0.340981731059321" calcext:value-type="float">
            <text:p>-0.340981731059321</text:p>
          </table:table-cell>
          <table:table-cell office:value-type="float" office:value="-0.349274321558458" calcext:value-type="float">
            <text:p>-0.349274321558458</text:p>
          </table:table-cell>
          <table:table-cell office:value-type="float" office:value="-0.343350211069974" calcext:value-type="float">
            <text:p>-0.343350211069974</text:p>
          </table:table-cell>
          <table:table-cell office:value-type="float" office:value="-0.349197015097595" calcext:value-type="float">
            <text:p>-0.349197015097595</text:p>
          </table:table-cell>
          <table:table-cell office:value-type="float" office:value="-0.3354397959342" calcext:value-type="float">
            <text:p>-0.3354397959342</text:p>
          </table:table-cell>
          <table:table-cell office:value-type="float" office:value="-0.336589178100022" calcext:value-type="float">
            <text:p>-0.336589178100022</text:p>
          </table:table-cell>
          <table:table-cell office:value-type="float" office:value="-0.352273294172662" calcext:value-type="float">
            <text:p>-0.352273294172662</text:p>
          </table:table-cell>
          <table:table-cell office:value-type="float" office:value="-0.351184520947375" calcext:value-type="float">
            <text:p>-0.351184520947375</text:p>
          </table:table-cell>
          <table:table-cell office:value-type="float" office:value="-0.34850685615924" calcext:value-type="float">
            <text:p>-0.34850685615924</text:p>
          </table:table-cell>
          <table:table-cell office:value-type="float" office:value="-0.342533744118779" calcext:value-type="float">
            <text:p>-0.342533744118779</text:p>
          </table:table-cell>
          <table:table-cell office:value-type="float" office:value="-0.340858625771581" calcext:value-type="float">
            <text:p>-0.340858625771581</text:p>
          </table:table-cell>
          <table:table-cell office:value-type="float" office:value="-0.340803632726017" calcext:value-type="float">
            <text:p>-0.340803632726017</text:p>
          </table:table-cell>
          <table:table-cell office:value-type="float" office:value="-0.345955759210372" calcext:value-type="float">
            <text:p>-0.345955759210372</text:p>
          </table:table-cell>
          <table:table-cell office:value-type="float" office:value="-0.362092258229649" calcext:value-type="float">
            <text:p>-0.362092258229649</text:p>
          </table:table-cell>
          <table:table-cell office:value-type="float" office:value="-0.35290783936484" calcext:value-type="float">
            <text:p>-0.35290783936484</text:p>
          </table:table-cell>
          <table:table-cell office:value-type="float" office:value="-0.353448084132127" calcext:value-type="float">
            <text:p>-0.353448084132127</text:p>
          </table:table-cell>
          <table:table-cell office:value-type="float" office:value="-0.35843418046238" calcext:value-type="float">
            <text:p>-0.35843418046238</text:p>
          </table:table-cell>
          <table:table-cell office:value-type="float" office:value="-0.349082936665064" calcext:value-type="float">
            <text:p>-0.349082936665064</text:p>
          </table:table-cell>
          <table:table-cell office:value-type="float" office:value="-0.35763548032022" calcext:value-type="float">
            <text:p>-0.35763548032022</text:p>
          </table:table-cell>
          <table:table-cell office:value-type="float" office:value="-0.348961592745823" calcext:value-type="float">
            <text:p>-0.348961592745823</text:p>
          </table:table-cell>
          <table:table-cell office:value-type="float" office:value="-0.350229733812891" calcext:value-type="float">
            <text:p>-0.350229733812891</text:p>
          </table:table-cell>
          <table:table-cell office:value-type="float" office:value="-0.344422062796231" calcext:value-type="float">
            <text:p>-0.344422062796231</text:p>
          </table:table-cell>
          <table:table-cell office:value-type="float" office:value="-0.360554220433996" calcext:value-type="float">
            <text:p>-0.360554220433996</text:p>
          </table:table-cell>
          <table:table-cell office:value-type="float" office:value="-0.364276919277635" calcext:value-type="float">
            <text:p>-0.364276919277635</text:p>
          </table:table-cell>
          <table:table-cell office:value-type="float" office:value="-0.362823328644916" calcext:value-type="float">
            <text:p>-0.362823328644916</text:p>
          </table:table-cell>
          <table:table-cell office:value-type="float" office:value="-0.354441870043714" calcext:value-type="float">
            <text:p>-0.354441870043714</text:p>
          </table:table-cell>
          <table:table-cell office:value-type="float" office:value="-0.362716051731819" calcext:value-type="float">
            <text:p>-0.362716051731819</text:p>
          </table:table-cell>
          <table:table-cell office:value-type="float" office:value="-0.352706174659156" calcext:value-type="float">
            <text:p>-0.352706174659156</text:p>
          </table:table-cell>
          <table:table-cell office:value-type="float" office:value="-0.362584757440611" calcext:value-type="float">
            <text:p>-0.362584757440611</text:p>
          </table:table-cell>
          <table:table-cell office:value-type="float" office:value="-0.362523755351496" calcext:value-type="float">
            <text:p>-0.362523755351496</text:p>
          </table:table-cell>
          <table:table-cell office:value-type="float" office:value="-0.365380049572349" calcext:value-type="float">
            <text:p>-0.365380049572349</text:p>
          </table:table-cell>
          <table:table-cell office:value-type="float" office:value="-0.364639203257198" calcext:value-type="float">
            <text:p>-0.364639203257198</text:p>
          </table:table-cell>
          <table:table-cell office:value-type="float" office:value="-0.351491115071246" calcext:value-type="float">
            <text:p>-0.351491115071246</text:p>
          </table:table-cell>
          <table:table-cell office:value-type="float" office:value="-0.346704064985485" calcext:value-type="float">
            <text:p>-0.346704064985485</text:p>
          </table:table-cell>
          <table:table-cell office:value-type="float" office:value="-0.363139015703511" calcext:value-type="float">
            <text:p>-0.363139015703511</text:p>
          </table:table-cell>
          <table:table-cell office:value-type="float" office:value="-0.353111907640974" calcext:value-type="float">
            <text:p>-0.353111907640974</text:p>
          </table:table-cell>
          <table:table-cell office:value-type="float" office:value="-0.352542970997083" calcext:value-type="float">
            <text:p>-0.352542970997083</text:p>
          </table:table-cell>
          <table:table-cell office:value-type="float" office:value="-0.362451398213481" calcext:value-type="float">
            <text:p>-0.362451398213481</text:p>
          </table:table-cell>
          <table:table-cell office:value-type="float" office:value="-0.347041860030345" calcext:value-type="float">
            <text:p>-0.347041860030345</text:p>
          </table:table-cell>
          <table:table-cell office:value-type="float" office:value="-0.343917439321757" calcext:value-type="float">
            <text:p>-0.343917439321757</text:p>
          </table:table-cell>
          <table:table-cell office:value-type="float" office:value="-0.354215956921208" calcext:value-type="float">
            <text:p>-0.354215956921208</text:p>
          </table:table-cell>
          <table:table-cell office:value-type="float" office:value="-0.352459913621966" calcext:value-type="float">
            <text:p>-0.352459913621966</text:p>
          </table:table-cell>
          <table:table-cell office:value-type="float" office:value="-0.361809003735612" calcext:value-type="float">
            <text:p>-0.361809003735612</text:p>
          </table:table-cell>
          <table:table-cell office:value-type="float" office:value="-0.342371252067557" calcext:value-type="float">
            <text:p>-0.342371252067557</text:p>
          </table:table-cell>
          <table:table-cell office:value-type="float" office:value="-0.338404898547437" calcext:value-type="float">
            <text:p>-0.338404898547437</text:p>
          </table:table-cell>
          <table:table-cell office:value-type="float" office:value="-0.350358847615469" calcext:value-type="float">
            <text:p>-0.350358847615469</text:p>
          </table:table-cell>
          <table:table-cell office:value-type="float" office:value="-0.352697111884685" calcext:value-type="float">
            <text:p>-0.352697111884685</text:p>
          </table:table-cell>
          <table:table-cell office:value-type="float" office:value="-0.343438995107832" calcext:value-type="float">
            <text:p>-0.343438995107832</text:p>
          </table:table-cell>
          <table:table-cell office:value-type="float" office:value="-0.344375105158921" calcext:value-type="float">
            <text:p>-0.344375105158921</text:p>
          </table:table-cell>
          <table:table-cell office:value-type="float" office:value="-0.339331858746627" calcext:value-type="float">
            <text:p>-0.339331858746627</text:p>
          </table:table-cell>
          <table:table-cell office:value-type="float" office:value="-0.343314767345016" calcext:value-type="float">
            <text:p>-0.343314767345016</text:p>
          </table:table-cell>
          <table:table-cell office:value-type="float" office:value="-0.345443318886615" calcext:value-type="float">
            <text:p>-0.345443318886615</text:p>
          </table:table-cell>
          <table:table-cell office:value-type="float" office:value="-0.343707791217618" calcext:value-type="float">
            <text:p>-0.343707791217618</text:p>
          </table:table-cell>
          <table:table-cell office:value-type="float" office:value="-0.337992996628309" calcext:value-type="float">
            <text:p>-0.337992996628309</text:p>
          </table:table-cell>
          <table:table-cell office:value-type="float" office:value="-0.355320431252241" calcext:value-type="float">
            <text:p>-0.355320431252241</text:p>
          </table:table-cell>
          <table:table-cell office:value-type="float" office:value="-0.333581101763453" calcext:value-type="float">
            <text:p>-0.333581101763453</text:p>
          </table:table-cell>
          <table:table-cell office:value-type="float" office:value="-0.334167651222437" calcext:value-type="float">
            <text:p>-0.334167651222437</text:p>
          </table:table-cell>
          <table:table-cell office:value-type="float" office:value="-0.332642304380249" calcext:value-type="float">
            <text:p>-0.332642304380249</text:p>
          </table:table-cell>
          <table:table-cell office:value-type="float" office:value="-0.328497174862196" calcext:value-type="float">
            <text:p>-0.328497174862196</text:p>
          </table:table-cell>
          <table:table-cell office:value-type="float" office:value="-0.339958789180402" calcext:value-type="float">
            <text:p>-0.339958789180402</text:p>
          </table:table-cell>
          <table:table-cell office:value-type="float" office:value="-0.336837250746276" calcext:value-type="float">
            <text:p>-0.336837250746276</text:p>
          </table:table-cell>
          <table:table-cell office:value-type="float" office:value="-0.339229121536179" calcext:value-type="float">
            <text:p>-0.339229121536179</text:p>
          </table:table-cell>
          <table:table-cell office:value-type="float" office:value="-0.336689728824552" calcext:value-type="float">
            <text:p>-0.336689728824552</text:p>
          </table:table-cell>
          <table:table-cell office:value-type="float" office:value="-0.33018527194168" calcext:value-type="float">
            <text:p>-0.33018527194168</text:p>
          </table:table-cell>
          <table:table-cell office:value-type="float" office:value="-0.327777112812282" calcext:value-type="float">
            <text:p>-0.327777112812282</text:p>
          </table:table-cell>
          <table:table-cell office:value-type="float" office:value="-0.33625797305539" calcext:value-type="float">
            <text:p>-0.33625797305539</text:p>
          </table:table-cell>
          <table:table-cell office:value-type="float" office:value="-0.332123855276393" calcext:value-type="float">
            <text:p>-0.332123855276393</text:p>
          </table:table-cell>
          <table:table-cell office:value-type="float" office:value="-0.344698481985305" calcext:value-type="float">
            <text:p>-0.344698481985305</text:p>
          </table:table-cell>
          <table:table-cell office:value-type="float" office:value="-0.327891635852907" calcext:value-type="float">
            <text:p>-0.327891635852907</text:p>
          </table:table-cell>
          <table:table-cell office:value-type="float" office:value="-0.326846034034284" calcext:value-type="float">
            <text:p>-0.326846034034284</text:p>
          </table:table-cell>
          <table:table-cell office:value-type="float" office:value="-0.344186224677637" calcext:value-type="float">
            <text:p>-0.344186224677637</text:p>
          </table:table-cell>
          <table:table-cell office:value-type="float" office:value="-0.329208006124246" calcext:value-type="float">
            <text:p>-0.329208006124246</text:p>
          </table:table-cell>
          <table:table-cell office:value-type="float" office:value="-0.336129318600015" calcext:value-type="float">
            <text:p>-0.336129318600015</text:p>
          </table:table-cell>
          <table:table-cell office:value-type="float" office:value="-0.333604111864724" calcext:value-type="float">
            <text:p>-0.333604111864724</text:p>
          </table:table-cell>
          <table:table-cell office:value-type="float" office:value="-0.331836961017371" calcext:value-type="float">
            <text:p>-0.331836961017371</text:p>
          </table:table-cell>
          <table:table-cell office:value-type="float" office:value="-0.335359691696627" calcext:value-type="float">
            <text:p>-0.335359691696627</text:p>
          </table:table-cell>
          <table:table-cell office:value-type="float" office:value="-0.330585158724787" calcext:value-type="float">
            <text:p>-0.330585158724787</text:p>
          </table:table-cell>
          <table:table-cell office:value-type="float" office:value="-0.328944840305459" calcext:value-type="float">
            <text:p>-0.328944840305459</text:p>
          </table:table-cell>
          <table:table-cell office:value-type="float" office:value="-0.327786630153603" calcext:value-type="float">
            <text:p>-0.327786630153603</text:p>
          </table:table-cell>
          <table:table-cell office:value-type="float" office:value="-0.331084447024249" calcext:value-type="float">
            <text:p>-0.331084447024249</text:p>
          </table:table-cell>
          <table:table-cell office:value-type="float" office:value="-0.334763398689168" calcext:value-type="float">
            <text:p>-0.334763398689168</text:p>
          </table:table-cell>
          <table:table-cell office:value-type="float" office:value="-0.335442727037503" calcext:value-type="float">
            <text:p>-0.335442727037503</text:p>
          </table:table-cell>
          <table:table-cell office:value-type="float" office:value="-0.336714691061858" calcext:value-type="float">
            <text:p>-0.336714691061858</text:p>
          </table:table-cell>
          <table:table-cell office:value-type="float" office:value="-0.332785591770523" calcext:value-type="float">
            <text:p>-0.332785591770523</text:p>
          </table:table-cell>
          <table:table-cell office:value-type="float" office:value="-0.338366286234739" calcext:value-type="float">
            <text:p>-0.338366286234739</text:p>
          </table:table-cell>
          <table:table-cell office:value-type="float" office:value="-0.329616861077155" calcext:value-type="float">
            <text:p>-0.329616861077155</text:p>
          </table:table-cell>
          <table:table-cell office:value-type="float" office:value="-0.330662359582188" calcext:value-type="float">
            <text:p>-0.330662359582188</text:p>
          </table:table-cell>
          <table:table-cell office:value-type="float" office:value="-0.323707616761932" calcext:value-type="float">
            <text:p>-0.323707616761932</text:p>
          </table:table-cell>
          <table:table-cell office:value-type="float" office:value="-0.321346238401595" calcext:value-type="float">
            <text:p>-0.321346238401595</text:p>
          </table:table-cell>
          <table:table-cell office:value-type="float" office:value="-0.333243343498786" calcext:value-type="float">
            <text:p>-0.333243343498786</text:p>
          </table:table-cell>
          <table:table-cell office:value-type="float" office:value="-0.330484270251998" calcext:value-type="float">
            <text:p>-0.330484270251998</text:p>
          </table:table-cell>
          <table:table-cell office:value-type="float" office:value="-0.337684246671017" calcext:value-type="float">
            <text:p>-0.337684246671017</text:p>
          </table:table-cell>
          <table:table-cell office:value-type="float" office:value="-0.335037028399753" calcext:value-type="float">
            <text:p>-0.335037028399753</text:p>
          </table:table-cell>
          <table:table-cell office:value-type="float" office:value="-0.334352732588933" calcext:value-type="float">
            <text:p>-0.334352732588933</text:p>
          </table:table-cell>
          <table:table-cell office:value-type="float" office:value="-0.340741089590428" calcext:value-type="float">
            <text:p>-0.340741089590428</text:p>
          </table:table-cell>
          <table:table-cell office:value-type="float" office:value="-0.332392564461127" calcext:value-type="float">
            <text:p>-0.332392564461127</text:p>
          </table:table-cell>
          <table:table-cell office:value-type="float" office:value="-0.335014097221261" calcext:value-type="float">
            <text:p>-0.335014097221261</text:p>
          </table:table-cell>
          <table:table-cell office:value-type="float" office:value="-0.336391804465722" calcext:value-type="float">
            <text:p>-0.336391804465722</text:p>
          </table:table-cell>
          <table:table-cell office:value-type="float" office:value="-0.324293219246805" calcext:value-type="float">
            <text:p>-0.324293219246805</text:p>
          </table:table-cell>
          <table:table-cell office:value-type="float" office:value="-0.33419905068442" calcext:value-type="float">
            <text:p>-0.33419905068442</text:p>
          </table:table-cell>
          <table:table-cell office:value-type="float" office:value="-0.337975011767159" calcext:value-type="float">
            <text:p>-0.337975011767159</text:p>
          </table:table-cell>
          <table:table-cell office:value-type="float" office:value="-0.333955819408618" calcext:value-type="float">
            <text:p>-0.333955819408618</text:p>
          </table:table-cell>
          <table:table-cell office:value-type="float" office:value="-0.337183760814304" calcext:value-type="float">
            <text:p>-0.337183760814304</text:p>
          </table:table-cell>
          <table:table-cell office:value-type="float" office:value="-0.332303095870482" calcext:value-type="float">
            <text:p>-0.332303095870482</text:p>
          </table:table-cell>
          <table:table-cell office:value-type="float" office:value="-0.337401022445827" calcext:value-type="float">
            <text:p>-0.337401022445827</text:p>
          </table:table-cell>
          <table:table-cell office:value-type="float" office:value="-0.33466621437787" calcext:value-type="float">
            <text:p>-0.33466621437787</text:p>
          </table:table-cell>
          <table:table-cell office:value-type="float" office:value="-0.319580679995235" calcext:value-type="float">
            <text:p>-0.319580679995235</text:p>
          </table:table-cell>
          <table:table-cell office:value-type="float" office:value="-0.32704159798284" calcext:value-type="float">
            <text:p>-0.32704159798284</text:p>
          </table:table-cell>
          <table:table-cell office:value-type="float" office:value="-0.334733253961202" calcext:value-type="float">
            <text:p>-0.334733253961202</text:p>
          </table:table-cell>
          <table:table-cell office:value-type="float" office:value="-0.333592887480535" calcext:value-type="float">
            <text:p>-0.333592887480535</text:p>
          </table:table-cell>
          <table:table-cell office:value-type="float" office:value="-0.348076755431193" calcext:value-type="float">
            <text:p>-0.348076755431193</text:p>
          </table:table-cell>
          <table:table-cell office:value-type="float" office:value="-0.325416609692046" calcext:value-type="float">
            <text:p>-0.325416609692046</text:p>
          </table:table-cell>
          <table:table-cell office:value-type="float" office:value="-0.321971830797778" calcext:value-type="float">
            <text:p>-0.321971830797778</text:p>
          </table:table-cell>
          <table:table-cell office:value-type="float" office:value="-0.331521226978105" calcext:value-type="float">
            <text:p>-0.331521226978105</text:p>
          </table:table-cell>
          <table:table-cell office:value-type="float" office:value="-0.333566697946445" calcext:value-type="float">
            <text:p>-0.333566697946445</text:p>
          </table:table-cell>
          <table:table-cell office:value-type="float" office:value="-0.322574270852791" calcext:value-type="float">
            <text:p>-0.322574270852791</text:p>
          </table:table-cell>
          <table:table-cell office:value-type="float" office:value="-0.336242708240364" calcext:value-type="float">
            <text:p>-0.336242708240364</text:p>
          </table:table-cell>
          <table:table-cell office:value-type="float" office:value="-0.332201890733965" calcext:value-type="float">
            <text:p>-0.332201890733965</text:p>
          </table:table-cell>
          <table:table-cell office:value-type="float" office:value="-0.326168231648163" calcext:value-type="float">
            <text:p>-0.326168231648163</text:p>
          </table:table-cell>
          <table:table-cell office:value-type="float" office:value="-0.335776472806964" calcext:value-type="float">
            <text:p>-0.335776472806964</text:p>
          </table:table-cell>
          <table:table-cell office:value-type="float" office:value="-0.338044757844104" calcext:value-type="float">
            <text:p>-0.338044757844104</text:p>
          </table:table-cell>
          <table:table-cell office:value-type="float" office:value="-0.332807564189269" calcext:value-type="float">
            <text:p>-0.332807564189269</text:p>
          </table:table-cell>
          <table:table-cell office:value-type="float" office:value="-0.330431161231687" calcext:value-type="float">
            <text:p>-0.330431161231687</text:p>
          </table:table-cell>
          <table:table-cell office:value-type="float" office:value="-0.334416488268198" calcext:value-type="float">
            <text:p>-0.334416488268198</text:p>
          </table:table-cell>
          <table:table-cell office:value-type="float" office:value="-0.329164745926917" calcext:value-type="float">
            <text:p>-0.329164745926917</text:p>
          </table:table-cell>
          <table:table-cell office:value-type="float" office:value="-0.321859064331402" calcext:value-type="float">
            <text:p>-0.321859064331402</text:p>
          </table:table-cell>
          <table:table-cell office:value-type="float" office:value="-0.330808524431871" calcext:value-type="float">
            <text:p>-0.330808524431871</text:p>
          </table:table-cell>
          <table:table-cell office:value-type="float" office:value="-0.320777695122708" calcext:value-type="float">
            <text:p>-0.320777695122708</text:p>
          </table:table-cell>
          <table:table-cell office:value-type="float" office:value="-0.313296673300057" calcext:value-type="float">
            <text:p>-0.313296673300057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16355121578915" calcext:value-type="float">
            <text:p>-2.16355121578915E-05</text:p>
          </table:table-cell>
          <table:table-cell office:value-type="float" office:value="0.0000321177978235831" calcext:value-type="float">
            <text:p>3.21177978235831E-05</text:p>
          </table:table-cell>
          <table:table-cell office:value-type="float" office:value="-0.0000199484869631283" calcext:value-type="float">
            <text:p>-1.99484869631283E-05</text:p>
          </table:table-cell>
          <table:table-cell office:value-type="float" office:value="0.0000207464367484866" calcext:value-type="float">
            <text:p>2.07464367484866E-05</text:p>
          </table:table-cell>
          <table:table-cell office:value-type="float" office:value="-0.0000754755432814114" calcext:value-type="float">
            <text:p>-7.54755432814114E-05</text:p>
          </table:table-cell>
          <table:table-cell office:value-type="float" office:value="0.000068326474956748" calcext:value-type="float">
            <text:p>6.8326474956748E-05</text:p>
          </table:table-cell>
          <table:table-cell office:value-type="float" office:value="-0.00000828408119618596" calcext:value-type="float">
            <text:p>-8.28408119618596E-06</text:p>
          </table:table-cell>
          <table:table-cell office:value-type="float" office:value="-0.00000171110786950646" calcext:value-type="float">
            <text:p>-1.71110786950646E-06</text:p>
          </table:table-cell>
          <table:table-cell office:value-type="float" office:value="0.0000192640410554556" calcext:value-type="float">
            <text:p>1.92640410554556E-05</text:p>
          </table:table-cell>
          <table:table-cell office:value-type="float" office:value="-0.00000916020799607287" calcext:value-type="float">
            <text:p>-9.16020799607287E-06</text:p>
          </table:table-cell>
          <table:table-cell office:value-type="float" office:value="0.00000513526825207666" calcext:value-type="float">
            <text:p>5.13526825207666E-06</text:p>
          </table:table-cell>
          <table:table-cell office:value-type="float" office:value="-0.0000590958660445229" calcext:value-type="float">
            <text:p>-5.90958660445229E-05</text:p>
          </table:table-cell>
          <table:table-cell office:value-type="float" office:value="0.0000216986645407147" calcext:value-type="float">
            <text:p>2.16986645407147E-05</text:p>
          </table:table-cell>
          <table:table-cell office:value-type="float" office:value="0.0000346499568289471" calcext:value-type="float">
            <text:p>3.46499568289471E-05</text:p>
          </table:table-cell>
          <table:table-cell office:value-type="float" office:value="-0.0000553700897250042" calcext:value-type="float">
            <text:p>-5.53700897250042E-05</text:p>
          </table:table-cell>
          <table:table-cell office:value-type="float" office:value="-0.0000082109714992229" calcext:value-type="float">
            <text:p>-8.2109714992229E-06</text:p>
          </table:table-cell>
          <table:table-cell office:value-type="float" office:value="0.000068160967075459" calcext:value-type="float">
            <text:p>6.8160967075459E-05</text:p>
          </table:table-cell>
          <table:table-cell office:value-type="float" office:value="-0.0000580654847039397" calcext:value-type="float">
            <text:p>-5.80654847039397E-05</text:p>
          </table:table-cell>
          <table:table-cell office:value-type="float" office:value="0.0000422047886773913" calcext:value-type="float">
            <text:p>4.22047886773913E-05</text:p>
          </table:table-cell>
          <table:table-cell office:value-type="float" office:value="-0.0000317331053914516" calcext:value-type="float">
            <text:p>-3.17331053914516E-05</text:p>
          </table:table-cell>
          <table:table-cell office:value-type="float" office:value="0.0000338083429974323" calcext:value-type="float">
            <text:p>3.38083429974323E-05</text:p>
          </table:table-cell>
          <table:table-cell office:value-type="float" office:value="-0.0000423600034091809" calcext:value-type="float">
            <text:p>-4.23600034091809E-05</text:p>
          </table:table-cell>
          <table:table-cell office:value-type="float" office:value="0.000000977577455318901" calcext:value-type="float">
            <text:p>9.77577455318901E-07</text:p>
          </table:table-cell>
          <table:table-cell office:value-type="float" office:value="0.0000458821233421669" calcext:value-type="float">
            <text:p>4.58821233421669E-05</text:p>
          </table:table-cell>
          <table:table-cell office:value-type="float" office:value="-0.0000614866823738236" calcext:value-type="float">
            <text:p>-6.14866823738236E-05</text:p>
          </table:table-cell>
          <table:table-cell office:value-type="float" office:value="0.00000730325628967021" calcext:value-type="float">
            <text:p>7.30325628967021E-06</text:p>
          </table:table-cell>
          <table:table-cell office:value-type="float" office:value="0.0000666687425183721" calcext:value-type="float">
            <text:p>6.66687425183721E-05</text:p>
          </table:table-cell>
          <table:table-cell office:value-type="float" office:value="-0.0000669764653464799" calcext:value-type="float">
            <text:p>-6.69764653464799E-05</text:p>
          </table:table-cell>
          <table:table-cell office:value-type="float" office:value="0.00000986097765731664" calcext:value-type="float">
            <text:p>9.86097765731664E-06</text:p>
          </table:table-cell>
          <table:table-cell office:value-type="float" office:value="0.0000506775224041744" calcext:value-type="float">
            <text:p>5.06775224041744E-05</text:p>
          </table:table-cell>
          <table:table-cell office:value-type="float" office:value="0.0000014508210649522" calcext:value-type="float">
            <text:p>1.4508210649522E-06</text:p>
          </table:table-cell>
          <table:table-cell office:value-type="float" office:value="-0.00000763253650321039" calcext:value-type="float">
            <text:p>-7.63253650321039E-06</text:p>
          </table:table-cell>
          <table:table-cell office:value-type="float" office:value="-0.0000920296016075906" calcext:value-type="float">
            <text:p>-9.20296016075906E-05</text:p>
          </table:table-cell>
          <table:table-cell office:value-type="float" office:value="0.0000772576892177357" calcext:value-type="float">
            <text:p>7.72576892177357E-05</text:p>
          </table:table-cell>
          <table:table-cell office:value-type="float" office:value="-0.0000313181185408462" calcext:value-type="float">
            <text:p>-3.13181185408462E-05</text:p>
          </table:table-cell>
          <table:table-cell office:value-type="float" office:value="-0.0000161899634191776" calcext:value-type="float">
            <text:p>-1.61899634191776E-05</text:p>
          </table:table-cell>
          <table:table-cell office:value-type="float" office:value="0.0000501882687346522" calcext:value-type="float">
            <text:p>5.01882687346522E-05</text:p>
          </table:table-cell>
          <table:table-cell office:value-type="float" office:value="-0.0000437080281637248" calcext:value-type="float">
            <text:p>-4.37080281637248E-05</text:p>
          </table:table-cell>
          <table:table-cell office:value-type="float" office:value="-0.00000105535792055411" calcext:value-type="float">
            <text:p>-1.05535792055411E-06</text:p>
          </table:table-cell>
          <table:table-cell office:value-type="float" office:value="0.0000147130352644576" calcext:value-type="float">
            <text:p>1.47130352644576E-05</text:p>
          </table:table-cell>
          <table:table-cell office:value-type="float" office:value="0.0000435722431251784" calcext:value-type="float">
            <text:p>4.35722431251784E-05</text:p>
          </table:table-cell>
          <table:table-cell office:value-type="float" office:value="-0.00000667876238058529" calcext:value-type="float">
            <text:p>-6.67876238058529E-06</text:p>
          </table:table-cell>
          <table:table-cell office:value-type="float" office:value="0.00000620988474120399" calcext:value-type="float">
            <text:p>6.20988474120399E-06</text:p>
          </table:table-cell>
          <table:table-cell office:value-type="float" office:value="-0.0000564309068976643" calcext:value-type="float">
            <text:p>-5.64309068976643E-05</text:p>
          </table:table-cell>
          <table:table-cell office:value-type="float" office:value="-0.0000044885286174523" calcext:value-type="float">
            <text:p>-4.4885286174523E-06</text:p>
          </table:table-cell>
          <table:table-cell office:value-type="float" office:value="0.0000449348612863165" calcext:value-type="float">
            <text:p>4.49348612863165E-05</text:p>
          </table:table-cell>
          <table:table-cell office:value-type="float" office:value="0.0000234655775679382" calcext:value-type="float">
            <text:p>2.34655775679382E-05</text:p>
          </table:table-cell>
          <table:table-cell office:value-type="float" office:value="-0.0000291421466579456" calcext:value-type="float">
            <text:p>-2.91421466579456E-05</text:p>
          </table:table-cell>
          <table:table-cell office:value-type="float" office:value="0.0000186796911326725" calcext:value-type="float">
            <text:p>1.86796911326725E-05</text:p>
          </table:table-cell>
          <table:table-cell office:value-type="float" office:value="-0.000010801129308291" calcext:value-type="float">
            <text:p>-1.0801129308291E-05</text:p>
          </table:table-cell>
          <table:table-cell office:value-type="float" office:value="0.0000123763003304078" calcext:value-type="float">
            <text:p>1.23763003304078E-05</text:p>
          </table:table-cell>
          <table:table-cell office:value-type="float" office:value="-0.0000458824891243492" calcext:value-type="float">
            <text:p>-4.58824891243492E-05</text:p>
          </table:table-cell>
          <table:table-cell office:value-type="float" office:value="-0.0000126614280440696" calcext:value-type="float">
            <text:p>-1.26614280440696E-05</text:p>
          </table:table-cell>
          <table:table-cell office:value-type="float" office:value="0.0000612145299607736" calcext:value-type="float">
            <text:p>6.12145299607736E-05</text:p>
          </table:table-cell>
          <table:table-cell office:value-type="float" office:value="-0.0000558355646057551" calcext:value-type="float">
            <text:p>-5.58355646057551E-05</text:p>
          </table:table-cell>
          <table:table-cell office:value-type="float" office:value="0.00000235499058848232" calcext:value-type="float">
            <text:p>2.35499058848232E-06</text:p>
          </table:table-cell>
          <table:table-cell office:value-type="float" office:value="0.0000448167662874255" calcext:value-type="float">
            <text:p>4.48167662874255E-05</text:p>
          </table:table-cell>
          <table:table-cell office:value-type="float" office:value="0.00000580256221804909" calcext:value-type="float">
            <text:p>5.80256221804909E-06</text:p>
          </table:table-cell>
          <table:table-cell office:value-type="float" office:value="-0.0000096439146290983" calcext:value-type="float">
            <text:p>-9.6439146290983E-06</text:p>
          </table:table-cell>
          <table:table-cell office:value-type="float" office:value="-0.000013370254566325" calcext:value-type="float">
            <text:p>-1.3370254566325E-05</text:p>
          </table:table-cell>
          <table:table-cell office:value-type="float" office:value="-0.0000243524672625672" calcext:value-type="float">
            <text:p>-2.43524672625672E-05</text:p>
          </table:table-cell>
          <table:table-cell office:value-type="float" office:value="0.0000460346368607034" calcext:value-type="float">
            <text:p>4.60346368607034E-05</text:p>
          </table:table-cell>
          <table:table-cell office:value-type="float" office:value="-0.0000444927647786364" calcext:value-type="float">
            <text:p>-4.44927647786364E-05</text:p>
          </table:table-cell>
          <table:table-cell office:value-type="float" office:value="0.0000329095882974917" calcext:value-type="float">
            <text:p>3.29095882974917E-05</text:p>
          </table:table-cell>
          <table:table-cell office:value-type="float" office:value="0.0000256770237114234" calcext:value-type="float">
            <text:p>2.56770237114234E-05</text:p>
          </table:table-cell>
          <table:table-cell office:value-type="float" office:value="-0.0000198674788185471" calcext:value-type="float">
            <text:p>-1.98674788185471E-05</text:p>
          </table:table-cell>
          <table:table-cell office:value-type="float" office:value="-0.00000253955033935327" calcext:value-type="float">
            <text:p>-2.53955033935327E-06</text:p>
          </table:table-cell>
          <table:table-cell office:value-type="float" office:value="0.0000220598344706779" calcext:value-type="float">
            <text:p>2.20598344706779E-05</text:p>
          </table:table-cell>
          <table:table-cell office:value-type="float" office:value="-0.0000176833450059588" calcext:value-type="float">
            <text:p>-1.76833450059588E-05</text:p>
          </table:table-cell>
          <table:table-cell office:value-type="float" office:value="0.00000895674317907824" calcext:value-type="float">
            <text:p>8.95674317907824E-06</text:p>
          </table:table-cell>
          <table:table-cell office:value-type="float" office:value="-0.0000519933836073405" calcext:value-type="float">
            <text:p>-5.19933836073405E-05</text:p>
          </table:table-cell>
          <table:table-cell office:value-type="float" office:value="0.0000495667772992814" calcext:value-type="float">
            <text:p>4.95667772992814E-05</text:p>
          </table:table-cell>
          <table:table-cell office:value-type="float" office:value="-0.000015708006537829" calcext:value-type="float">
            <text:p>-1.5708006537829E-05</text:p>
          </table:table-cell>
          <table:table-cell office:value-type="float" office:value="0.00000571912954433484" calcext:value-type="float">
            <text:p>5.71912954433484E-06</text:p>
          </table:table-cell>
          <table:table-cell office:value-type="float" office:value="-0.000379180763979858" calcext:value-type="float">
            <text:p>-0.00037918076398</text:p>
          </table:table-cell>
          <table:table-cell office:value-type="float" office:value="0.00258984442463339" calcext:value-type="float">
            <text:p>0.002589844424633</text:p>
          </table:table-cell>
          <table:table-cell office:value-type="float" office:value="0.00128064693510732" calcext:value-type="float">
            <text:p>0.001280646935107</text:p>
          </table:table-cell>
          <table:table-cell office:value-type="float" office:value="-0.0044132617055509" calcext:value-type="float">
            <text:p>-0.004413261705551</text:p>
          </table:table-cell>
          <table:table-cell office:value-type="float" office:value="0.000711258233150325" calcext:value-type="float">
            <text:p>0.00071125823315</text:p>
          </table:table-cell>
          <table:table-cell office:value-type="float" office:value="0.00138135438423603" calcext:value-type="float">
            <text:p>0.001381354384236</text:p>
          </table:table-cell>
          <table:table-cell office:value-type="float" office:value="0.00179261675522896" calcext:value-type="float">
            <text:p>0.001792616755229</text:p>
          </table:table-cell>
          <table:table-cell office:value-type="float" office:value="0.00448567420681972" calcext:value-type="float">
            <text:p>0.00448567420682</text:p>
          </table:table-cell>
          <table:table-cell office:value-type="float" office:value="-0.00165790489508344" calcext:value-type="float">
            <text:p>-0.001657904895083</text:p>
          </table:table-cell>
          <table:table-cell office:value-type="float" office:value="-0.003138417771336" calcext:value-type="float">
            <text:p>-0.003138417771336</text:p>
          </table:table-cell>
          <table:table-cell office:value-type="float" office:value="0.000146218460381931" calcext:value-type="float">
            <text:p>0.000146218460382</text:p>
          </table:table-cell>
          <table:table-cell office:value-type="float" office:value="-0.00100538854906906" calcext:value-type="float">
            <text:p>-0.001005388549069</text:p>
          </table:table-cell>
          <table:table-cell office:value-type="float" office:value="0.000796909894647813" calcext:value-type="float">
            <text:p>0.000796909894648</text:p>
          </table:table-cell>
          <table:table-cell office:value-type="float" office:value="0.00206583693880913" calcext:value-type="float">
            <text:p>0.002065836938809</text:p>
          </table:table-cell>
          <table:table-cell office:value-type="float" office:value="0.00158018736212961" calcext:value-type="float">
            <text:p>0.00158018736213</text:p>
          </table:table-cell>
          <table:table-cell office:value-type="float" office:value="-0.00103178808036042" calcext:value-type="float">
            <text:p>-0.00103178808036</text:p>
          </table:table-cell>
          <table:table-cell office:value-type="float" office:value="-0.00322650745921427" calcext:value-type="float">
            <text:p>-0.003226507459214</text:p>
          </table:table-cell>
          <table:table-cell office:value-type="float" office:value="0.000476467363134947" calcext:value-type="float">
            <text:p>0.000476467363135</text:p>
          </table:table-cell>
          <table:table-cell office:value-type="float" office:value="0.00472249075042841" calcext:value-type="float">
            <text:p>0.004722490750428</text:p>
          </table:table-cell>
          <table:table-cell office:value-type="float" office:value="0.00261480354705246" calcext:value-type="float">
            <text:p>0.002614803547052</text:p>
          </table:table-cell>
          <table:table-cell office:value-type="float" office:value="-0.00431399572277114" calcext:value-type="float">
            <text:p>-0.004313995722771</text:p>
          </table:table-cell>
          <table:table-cell office:value-type="float" office:value="-0.000598733616030134" calcext:value-type="float">
            <text:p>-0.00059873361603</text:p>
          </table:table-cell>
          <table:table-cell office:value-type="float" office:value="0.00160758869643718" calcext:value-type="float">
            <text:p>0.001607588696437</text:p>
          </table:table-cell>
          <table:table-cell office:value-type="float" office:value="0.00264059094350677" calcext:value-type="float">
            <text:p>0.002640590943507</text:p>
          </table:table-cell>
          <table:table-cell office:value-type="float" office:value="-0.0032123843820952" calcext:value-type="float">
            <text:p>-0.003212384382095</text:p>
          </table:table-cell>
          <table:table-cell office:value-type="float" office:value="-0.000453197397047245" calcext:value-type="float">
            <text:p>-0.000453197397047</text:p>
          </table:table-cell>
          <table:table-cell office:value-type="float" office:value="-0.000291632373721096" calcext:value-type="float">
            <text:p>-0.000291632373721</text:p>
          </table:table-cell>
          <table:table-cell office:value-type="float" office:value="0.00290653394939344" calcext:value-type="float">
            <text:p>0.002906533949393</text:p>
          </table:table-cell>
          <table:table-cell office:value-type="float" office:value="0.00211955536522607" calcext:value-type="float">
            <text:p>0.002119555365226</text:p>
          </table:table-cell>
          <table:table-cell office:value-type="float" office:value="0.000179748978549887" calcext:value-type="float">
            <text:p>0.00017974897855</text:p>
          </table:table-cell>
          <table:table-cell office:value-type="float" office:value="-0.00404277835820383" calcext:value-type="float">
            <text:p>-0.004042778358204</text:p>
          </table:table-cell>
          <table:table-cell office:value-type="float" office:value="-0.00123561948383299" calcext:value-type="float">
            <text:p>-0.001235619483833</text:p>
          </table:table-cell>
          <table:table-cell office:value-type="float" office:value="0.00418979642502387" calcext:value-type="float">
            <text:p>0.004189796425024</text:p>
          </table:table-cell>
          <table:table-cell office:value-type="float" office:value="0.000280472918452068" calcext:value-type="float">
            <text:p>0.000280472918452</text:p>
          </table:table-cell>
          <table:table-cell office:value-type="float" office:value="-0.00429593774326742" calcext:value-type="float">
            <text:p>-0.004295937743267</text:p>
          </table:table-cell>
          <table:table-cell office:value-type="float" office:value="0.00112997033978374" calcext:value-type="float">
            <text:p>0.001129970339784</text:p>
          </table:table-cell>
          <table:table-cell office:value-type="float" office:value="0.00141263550097337" calcext:value-type="float">
            <text:p>0.001412635500973</text:p>
          </table:table-cell>
          <table:table-cell office:value-type="float" office:value="0.00384170860238592" calcext:value-type="float">
            <text:p>0.003841708602386</text:p>
          </table:table-cell>
          <table:table-cell office:value-type="float" office:value="-0.00341124912258145" calcext:value-type="float">
            <text:p>-0.003411249122581</text:p>
          </table:table-cell>
          <table:table-cell office:value-type="float" office:value="-0.00187951551397197" calcext:value-type="float">
            <text:p>-0.001879515513972</text:p>
          </table:table-cell>
          <table:table-cell office:value-type="float" office:value="-0.000466389737119988" calcext:value-type="float">
            <text:p>-0.00046638973712</text:p>
          </table:table-cell>
          <table:table-cell office:value-type="float" office:value="0.0022552472816863" calcext:value-type="float">
            <text:p>0.002255247281686</text:p>
          </table:table-cell>
          <table:table-cell office:value-type="float" office:value="0.0010986755402706" calcext:value-type="float">
            <text:p>0.001098675540271</text:p>
          </table:table-cell>
          <table:table-cell office:value-type="float" office:value="-0.00170810561502155" calcext:value-type="float">
            <text:p>-0.001708105615022</text:p>
          </table:table-cell>
          <table:table-cell office:value-type="float" office:value="-0.00234959968002435" calcext:value-type="float">
            <text:p>-0.002349599680024</text:p>
          </table:table-cell>
          <table:table-cell office:value-type="float" office:value="-0.0011361563912281" calcext:value-type="float">
            <text:p>-0.001136156391228</text:p>
          </table:table-cell>
          <table:table-cell office:value-type="float" office:value="0.00531194424747083" calcext:value-type="float">
            <text:p>0.005311944247471</text:p>
          </table:table-cell>
          <table:table-cell office:value-type="float" office:value="0.00166206917705075" calcext:value-type="float">
            <text:p>0.001662069177051</text:p>
          </table:table-cell>
          <table:table-cell office:value-type="float" office:value="-0.00619550953084991" calcext:value-type="float">
            <text:p>-0.00619550953085</text:p>
          </table:table-cell>
          <table:table-cell office:value-type="float" office:value="0.00450614697521884" calcext:value-type="float">
            <text:p>0.004506146975219</text:p>
          </table:table-cell>
          <table:table-cell office:value-type="float" office:value="0.000241085438492106" calcext:value-type="float">
            <text:p>0.000241085438492</text:p>
          </table:table-cell>
          <table:table-cell office:value-type="float" office:value="-0.00171944723473139" calcext:value-type="float">
            <text:p>-0.001719447234731</text:p>
          </table:table-cell>
          <table:table-cell office:value-type="float" office:value="-0.00341338839672223" calcext:value-type="float">
            <text:p>-0.003413388396722</text:p>
          </table:table-cell>
          <table:table-cell office:value-type="float" office:value="0.00169862491073841" calcext:value-type="float">
            <text:p>0.001698624910738</text:p>
          </table:table-cell>
          <table:table-cell office:value-type="float" office:value="0.00301937574932326" calcext:value-type="float">
            <text:p>0.003019375749323</text:p>
          </table:table-cell>
          <table:table-cell office:value-type="float" office:value="0.00201960326680051" calcext:value-type="float">
            <text:p>0.002019603266801</text:p>
          </table:table-cell>
          <table:table-cell office:value-type="float" office:value="-0.00183644274004696" calcext:value-type="float">
            <text:p>-0.001836442740047</text:p>
          </table:table-cell>
          <table:table-cell office:value-type="float" office:value="-0.00227226865204933" calcext:value-type="float">
            <text:p>-0.002272268652049</text:p>
          </table:table-cell>
          <table:table-cell office:value-type="float" office:value="-0.00167867418416817" calcext:value-type="float">
            <text:p>-0.001678674184168</text:p>
          </table:table-cell>
          <table:table-cell office:value-type="float" office:value="-0.000978715719684886" calcext:value-type="float">
            <text:p>-0.000978715719685</text:p>
          </table:table-cell>
          <table:table-cell office:value-type="float" office:value="0.00435884266129039" calcext:value-type="float">
            <text:p>0.00435884266129</text:p>
          </table:table-cell>
          <table:table-cell office:value-type="float" office:value="-0.00245309251222314" calcext:value-type="float">
            <text:p>-0.002453092512223</text:p>
          </table:table-cell>
          <table:table-cell office:value-type="float" office:value="-0.000816459385005575" calcext:value-type="float">
            <text:p>-0.000816459385006</text:p>
          </table:table-cell>
          <table:table-cell office:value-type="float" office:value="-0.000354473594504467" calcext:value-type="float">
            <text:p>-0.000354473594504</text:p>
          </table:table-cell>
          <table:table-cell office:value-type="float" office:value="0.00310834101599633" calcext:value-type="float">
            <text:p>0.003108341015996</text:p>
          </table:table-cell>
          <table:table-cell office:value-type="float" office:value="0.0022456089838197" calcext:value-type="float">
            <text:p>0.00224560898382</text:p>
          </table:table-cell>
          <table:table-cell office:value-type="float" office:value="0.000212226552011918" calcext:value-type="float">
            <text:p>0.000212226552012</text:p>
          </table:table-cell>
          <table:table-cell office:value-type="float" office:value="-0.00106933344497184" calcext:value-type="float">
            <text:p>-0.001069333444972</text:p>
          </table:table-cell>
          <table:table-cell office:value-type="float" office:value="-0.00213286369753796" calcext:value-type="float">
            <text:p>-0.002132863697538</text:p>
          </table:table-cell>
          <table:table-cell office:value-type="float" office:value="-0.00168032864710449" calcext:value-type="float">
            <text:p>-0.001680328647104</text:p>
          </table:table-cell>
          <table:table-cell office:value-type="float" office:value="-0.000250735883303987" calcext:value-type="float">
            <text:p>-0.000250735883304</text:p>
          </table:table-cell>
          <table:table-cell office:value-type="float" office:value="0.00373107834740644" calcext:value-type="float">
            <text:p>0.003731078347406</text:p>
          </table:table-cell>
          <table:table-cell office:value-type="float" office:value="-0.00267591089922564" calcext:value-type="float">
            <text:p>-0.002675910899226</text:p>
          </table:table-cell>
          <table:table-cell office:value-type="float" office:value="-0.00264744068869749" calcext:value-type="float">
            <text:p>-0.002647440688697</text:p>
          </table:table-cell>
          <table:table-cell office:value-type="float" office:value="0.000903876224165545" calcext:value-type="float">
            <text:p>0.000903876224166</text:p>
          </table:table-cell>
          <table:table-cell office:value-type="float" office:value="0.00239414730364074" calcext:value-type="float">
            <text:p>0.002394147303641</text:p>
          </table:table-cell>
          <table:table-cell office:value-type="float" office:value="0.00325735020075119" calcext:value-type="float">
            <text:p>0.003257350200751</text:p>
          </table:table-cell>
          <table:table-cell office:value-type="float" office:value="-0.00128985124659387" calcext:value-type="float">
            <text:p>-0.001289851246594</text:p>
          </table:table-cell>
          <table:table-cell office:value-type="float" office:value="-0.00604543194702378" calcext:value-type="float">
            <text:p>-0.006045431947024</text:p>
          </table:table-cell>
          <table:table-cell office:value-type="float" office:value="0.00462431670745789" calcext:value-type="float">
            <text:p>0.004624316707458</text:p>
          </table:table-cell>
          <table:table-cell office:value-type="float" office:value="0.00117210152912556" calcext:value-type="float">
            <text:p>0.001172101529126</text:p>
          </table:table-cell>
          <table:table-cell office:value-type="float" office:value="-0.000908355127171467" calcext:value-type="float">
            <text:p>-0.000908355127171</text:p>
          </table:table-cell>
          <table:table-cell office:value-type="float" office:value="-0.00430771484904113" calcext:value-type="float">
            <text:p>-0.004307714849041</text:p>
          </table:table-cell>
          <table:table-cell office:value-type="float" office:value="0.000535330926958011" calcext:value-type="float">
            <text:p>0.000535330926958</text:p>
          </table:table-cell>
          <table:table-cell office:value-type="float" office:value="0.000982017189505802" calcext:value-type="float">
            <text:p>0.000982017189506</text:p>
          </table:table-cell>
          <table:table-cell office:value-type="float" office:value="0.00395544867876535" calcext:value-type="float">
            <text:p>0.003955448678765</text:p>
          </table:table-cell>
          <table:table-cell office:value-type="float" office:value="0.000628116024807168" calcext:value-type="float">
            <text:p>0.000628116024807</text:p>
          </table:table-cell>
          <table:table-cell office:value-type="float" office:value="-0.000527549286915952" calcext:value-type="float">
            <text:p>-0.000527549286916</text:p>
          </table:table-cell>
          <table:table-cell office:value-type="float" office:value="-0.00484285165045367" calcext:value-type="float">
            <text:p>-0.004842851650454</text:p>
          </table:table-cell>
          <table:table-cell office:value-type="float" office:value="0.0000220426426100206" calcext:value-type="float">
            <text:p>2.20426426100206E-05</text:p>
          </table:table-cell>
          <table:table-cell office:value-type="float" office:value="-0.000754345114744315" calcext:value-type="float">
            <text:p>-0.000754345114744</text:p>
          </table:table-cell>
          <table:table-cell office:value-type="float" office:value="0.0046085779153639" calcext:value-type="float">
            <text:p>0.004608577915364</text:p>
          </table:table-cell>
          <table:table-cell office:value-type="float" office:value="-0.00190701408169564" calcext:value-type="float">
            <text:p>-0.001907014081696</text:p>
          </table:table-cell>
          <table:table-cell office:value-type="float" office:value="-0.00374446626269342" calcext:value-type="float">
            <text:p>-0.003744466262693</text:p>
          </table:table-cell>
          <table:table-cell office:value-type="float" office:value="0.00224260717462294" calcext:value-type="float">
            <text:p>0.002242607174623</text:p>
          </table:table-cell>
          <table:table-cell office:value-type="float" office:value="0.00473465809496226" calcext:value-type="float">
            <text:p>0.004734658094962</text:p>
          </table:table-cell>
          <table:table-cell office:value-type="float" office:value="-0.00217474528968342" calcext:value-type="float">
            <text:p>-0.002174745289683</text:p>
          </table:table-cell>
          <table:table-cell office:value-type="float" office:value="-0.00136309577372851" calcext:value-type="float">
            <text:p>-0.001363095773729</text:p>
          </table:table-cell>
          <table:table-cell office:value-type="float" office:value="0.0016216738604361" calcext:value-type="float">
            <text:p>0.001621673860436</text:p>
          </table:table-cell>
          <table:table-cell office:value-type="float" office:value="-0.0028994018763695" calcext:value-type="float">
            <text:p>-0.00289940187637</text:p>
          </table:table-cell>
          <table:table-cell office:value-type="float" office:value="-0.000289697914223785" calcext:value-type="float">
            <text:p>-0.000289697914224</text:p>
          </table:table-cell>
          <table:table-cell office:value-type="float" office:value="-0.000378088926519859" calcext:value-type="float">
            <text:p>-0.00037808892652</text:p>
          </table:table-cell>
          <table:table-cell office:value-type="float" office:value="0.00507755711760222" calcext:value-type="float">
            <text:p>0.005077557117602</text:p>
          </table:table-cell>
          <table:table-cell office:value-type="float" office:value="-0.00101363099185031" calcext:value-type="float">
            <text:p>-0.00101363099185</text:p>
          </table:table-cell>
          <table:table-cell office:value-type="float" office:value="-0.00349844132749627" calcext:value-type="float">
            <text:p>-0.003498441327496</text:p>
          </table:table-cell>
          <table:table-cell office:value-type="float" office:value="-0.00219912635700725" calcext:value-type="float">
            <text:p>-0.002199126357007</text:p>
          </table:table-cell>
          <table:table-cell office:value-type="float" office:value="0.00492390707167073" calcext:value-type="float">
            <text:p>0.004923907071671</text:p>
          </table:table-cell>
          <table:table-cell office:value-type="float" office:value="-0.0000399730913740459" calcext:value-type="float">
            <text:p>-3.99730913740459E-05</text:p>
          </table:table-cell>
          <table:table-cell office:value-type="float" office:value="-0.00385217415324379" calcext:value-type="float">
            <text:p>-0.003852174153244</text:p>
          </table:table-cell>
          <table:table-cell office:value-type="float" office:value="0.000525379884153021" calcext:value-type="float">
            <text:p>0.000525379884153</text:p>
          </table:table-cell>
          <table:table-cell office:value-type="float" office:value="0.00273360108448678" calcext:value-type="float">
            <text:p>0.002733601084487</text:p>
          </table:table-cell>
          <table:table-cell office:value-type="float" office:value="0.00298846853727813" calcext:value-type="float">
            <text:p>0.002988468537278</text:p>
          </table:table-cell>
          <table:table-cell office:value-type="float" office:value="-0.00384027709465695" calcext:value-type="float">
            <text:p>-0.003840277094657</text:p>
          </table:table-cell>
          <table:table-cell office:value-type="float" office:value="-0.0015225325043276" calcext:value-type="float">
            <text:p>-0.001522532504328</text:p>
          </table:table-cell>
          <table:table-cell office:value-type="float" office:value="0.000137555741188067" calcext:value-type="float">
            <text:p>0.000137555741188</text:p>
          </table:table-cell>
          <table:table-cell office:value-type="float" office:value="0.00264566589863013" calcext:value-type="float">
            <text:p>0.00264566589863</text:p>
          </table:table-cell>
          <table:table-cell office:value-type="float" office:value="0.000545375048769725" calcext:value-type="float">
            <text:p>0.00054537504877</text:p>
          </table:table-cell>
          <table:table-cell office:value-type="float" office:value="-0.00417939406272461" calcext:value-type="float">
            <text:p>-0.004179394062725</text:p>
          </table:table-cell>
          <table:table-cell office:value-type="float" office:value="-0.000786657761965182" calcext:value-type="float">
            <text:p>-0.000786657761965</text:p>
          </table:table-cell>
          <table:table-cell office:value-type="float" office:value="0.00244277183393543" calcext:value-type="float">
            <text:p>0.002442771833935</text:p>
          </table:table-cell>
          <table:table-cell office:value-type="float" office:value="0.00251595072656002" calcext:value-type="float">
            <text:p>0.00251595072656</text:p>
          </table:table-cell>
          <table:table-cell office:value-type="float" office:value="0.000569584135637902" calcext:value-type="float">
            <text:p>0.000569584135638</text:p>
          </table:table-cell>
          <table:table-cell office:value-type="float" office:value="-0.00417311650692087" calcext:value-type="float">
            <text:p>-0.004173116506921</text:p>
          </table:table-cell>
          <table:table-cell office:value-type="float" office:value="0.000465907589052517" calcext:value-type="float">
            <text:p>0.000465907589053</text:p>
          </table:table-cell>
          <table:table-cell office:value-type="float" office:value="-0.00213335254323327" calcext:value-type="float">
            <text:p>-0.002133352543233</text:p>
          </table:table-cell>
          <table:table-cell office:value-type="float" office:value="0.000810880313217743" calcext:value-type="float">
            <text:p>0.000810880313218</text:p>
          </table:table-cell>
          <table:table-cell office:value-type="float" office:value="0.00463865800230157" calcext:value-type="float">
            <text:p>0.004638658002302</text:p>
          </table:table-cell>
          <table:table-cell office:value-type="float" office:value="-0.0000932531818746418" calcext:value-type="float">
            <text:p>-9.32531818746418E-05</text:p>
          </table:table-cell>
          <table:table-cell office:value-type="float" office:value="-0.00153942258351059" calcext:value-type="float">
            <text:p>-0.001539422583511</text:p>
          </table:table-cell>
          <table:table-cell office:value-type="float" office:value="-0.00265897841184504" calcext:value-type="float">
            <text:p>-0.002658978411845</text:p>
          </table:table-cell>
          <table:table-cell office:value-type="float" office:value="0.00091511243289899" calcext:value-type="float">
            <text:p>0.000915112432899</text:p>
          </table:table-cell>
          <table:table-cell office:value-type="float" office:value="-0.000777784801692938" calcext:value-type="float">
            <text:p>-0.000777784801693</text:p>
          </table:table-cell>
          <table:table-cell office:value-type="float" office:value="0.00345060122892044" calcext:value-type="float">
            <text:p>0.00345060122892</text:p>
          </table:table-cell>
          <table:table-cell office:value-type="float" office:value="0.00205436050746188" calcext:value-type="float">
            <text:p>0.002054360507462</text:p>
          </table:table-cell>
          <table:table-cell office:value-type="float" office:value="-0.000376918349588251" calcext:value-type="float">
            <text:p>-0.000376918349588</text:p>
          </table:table-cell>
          <table:table-cell office:value-type="float" office:value="-0.00212701457149372" calcext:value-type="float">
            <text:p>-0.002127014571494</text:p>
          </table:table-cell>
          <table:table-cell office:value-type="float" office:value="-0.00231571866229324" calcext:value-type="float">
            <text:p>-0.002315718662293</text:p>
          </table:table-cell>
          <table:table-cell office:value-type="float" office:value="-0.00041696156390697" calcext:value-type="float">
            <text:p>-0.000416961563907</text:p>
          </table:table-cell>
          <table:table-cell office:value-type="float" office:value="0.00102771621375347" calcext:value-type="float">
            <text:p>0.001027716213753</text:p>
          </table:table-cell>
          <table:table-cell office:value-type="float" office:value="-0.00232979807677008" calcext:value-type="float">
            <text:p>-0.00232979807677</text:p>
          </table:table-cell>
          <table:table-cell office:value-type="float" office:value="0.00397029550982031" calcext:value-type="float">
            <text:p>0.00397029550982</text:p>
          </table:table-cell>
          <table:table-cell office:value-type="float" office:value="-0.00273393824889445" calcext:value-type="float">
            <text:p>-0.002733938248894</text:p>
          </table:table-cell>
          <table:table-cell office:value-type="float" office:value="0.00130659280141782" calcext:value-type="float">
            <text:p>0.001306592801418</text:p>
          </table:table-cell>
          <table:table-cell office:value-type="float" office:value="-0.00134542536479121" calcext:value-type="float">
            <text:p>-0.001345425364791</text:p>
          </table:table-cell>
          <table:table-cell office:value-type="float" office:value="0.00290846730879013" calcext:value-type="float">
            <text:p>0.00290846730879</text:p>
          </table:table-cell>
          <table:table-cell office:value-type="float" office:value="0.00199289379137851" calcext:value-type="float">
            <text:p>0.001992893791379</text:p>
          </table:table-cell>
          <table:table-cell office:value-type="float" office:value="-0.00354658631686716" calcext:value-type="float">
            <text:p>-0.003546586316867</text:p>
          </table:table-cell>
          <table:table-cell office:value-type="float" office:value="-0.00082364423261988" calcext:value-type="float">
            <text:p>-0.00082364423262</text:p>
          </table:table-cell>
          <table:table-cell office:value-type="float" office:value="-0.00168696885156983" calcext:value-type="float">
            <text:p>-0.00168696885157</text:p>
          </table:table-cell>
          <table:table-cell office:value-type="float" office:value="0.0015850386834928" calcext:value-type="float">
            <text:p>0.001585038683493</text:p>
          </table:table-cell>
          <table:table-cell office:value-type="float" office:value="0.00192157200057796" calcext:value-type="float">
            <text:p>0.001921572000578</text:p>
          </table:table-cell>
          <table:table-cell office:value-type="float" office:value="-0.00300867288631845" calcext:value-type="float">
            <text:p>-0.003008672886318</text:p>
          </table:table-cell>
          <table:table-cell office:value-type="float" office:value="0.000747375961010488" calcext:value-type="float">
            <text:p>0.00074737596101</text:p>
          </table:table-cell>
          <table:table-cell office:value-type="float" office:value="0.001859930574377" calcext:value-type="float">
            <text:p>0.001859930574377</text:p>
          </table:table-cell>
          <table:table-cell office:value-type="float" office:value="-0.00121462212751849" calcext:value-type="float">
            <text:p>-0.001214622127518</text:p>
          </table:table-cell>
          <table:table-cell office:value-type="float" office:value="0.00103407354680551" calcext:value-type="float">
            <text:p>0.001034073546806</text:p>
          </table:table-cell>
          <table:table-cell office:value-type="float" office:value="0.00221856097951523" calcext:value-type="float">
            <text:p>0.002218560979515</text:p>
          </table:table-cell>
          <table:table-cell office:value-type="float" office:value="0.000389616315216335" calcext:value-type="float">
            <text:p>0.000389616315216</text:p>
          </table:table-cell>
          <table:table-cell office:value-type="float" office:value="-0.00185127678040647" calcext:value-type="float">
            <text:p>-0.001851276780406</text:p>
          </table:table-cell>
          <table:table-cell office:value-type="float" office:value="-0.000790995929618177" calcext:value-type="float">
            <text:p>-0.000790995929618</text:p>
          </table:table-cell>
          <table:table-cell office:value-type="float" office:value="-0.00179308315681326" calcext:value-type="float">
            <text:p>-0.001793083156813</text:p>
          </table:table-cell>
          <table:table-cell office:value-type="float" office:value="0.00178529452296522" calcext:value-type="float">
            <text:p>0.001785294522965</text:p>
          </table:table-cell>
          <table:table-cell office:value-type="float" office:value="-0.0023089729579609" calcext:value-type="float">
            <text:p>-0.002308972957961</text:p>
          </table:table-cell>
          <table:table-cell office:value-type="float" office:value="0.00252192457412786" calcext:value-type="float">
            <text:p>0.002521924574128</text:p>
          </table:table-cell>
          <table:table-cell office:value-type="float" office:value="0.00128193273071181" calcext:value-type="float">
            <text:p>0.001281932730712</text:p>
          </table:table-cell>
          <table:table-cell office:value-type="float" office:value="-0.00140502160629241" calcext:value-type="float">
            <text:p>-0.001405021606292</text:p>
          </table:table-cell>
          <table:table-cell office:value-type="float" office:value="0.0000127612919065268" calcext:value-type="float">
            <text:p>1.27612919065268E-05</text:p>
          </table:table-cell>
          <table:table-cell office:value-type="float" office:value="0.00243638613477121" calcext:value-type="float">
            <text:p>0.002436386134771</text:p>
          </table:table-cell>
          <table:table-cell office:value-type="float" office:value="0.000395386465000647" calcext:value-type="float">
            <text:p>0.000395386465001</text:p>
          </table:table-cell>
          <table:table-cell office:value-type="float" office:value="-0.00110922295209159" calcext:value-type="float">
            <text:p>-0.001109222952092</text:p>
          </table:table-cell>
          <table:table-cell office:value-type="float" office:value="-0.000176752843144279" calcext:value-type="float">
            <text:p>-0.000176752843144</text:p>
          </table:table-cell>
          <table:table-cell office:value-type="float" office:value="0.000419907321210167" calcext:value-type="float">
            <text:p>0.00041990732121</text:p>
          </table:table-cell>
          <table:table-cell office:value-type="float" office:value="0.00000136924624238866" calcext:value-type="float">
            <text:p>1.36924624238866E-06</text:p>
          </table:table-cell>
          <table:table-cell office:value-type="float" office:value="-0.00235403393221106" calcext:value-type="float">
            <text:p>-0.002354033932211</text:p>
          </table:table-cell>
          <table:table-cell office:value-type="float" office:value="0.00215880511873079" calcext:value-type="float">
            <text:p>0.002158805118731</text:p>
          </table:table-cell>
          <table:table-cell office:value-type="float" office:value="0.00179510173255032" calcext:value-type="float">
            <text:p>0.00179510173255</text:p>
          </table:table-cell>
          <table:table-cell office:value-type="float" office:value="0.000613046656908423" calcext:value-type="float">
            <text:p>0.000613046656908</text:p>
          </table:table-cell>
          <table:table-cell office:value-type="float" office:value="0.00110118874045617" calcext:value-type="float">
            <text:p>0.001101188740456</text:p>
          </table:table-cell>
          <table:table-cell office:value-type="float" office:value="-0.00526679324366813" calcext:value-type="float">
            <text:p>-0.005266793243668</text:p>
          </table:table-cell>
          <table:table-cell office:value-type="float" office:value="0.0017497109850067" calcext:value-type="float">
            <text:p>0.001749710985007</text:p>
          </table:table-cell>
          <table:table-cell office:value-type="float" office:value="-0.000952169367518463" calcext:value-type="float">
            <text:p>-0.000952169367518</text:p>
          </table:table-cell>
          <table:table-cell office:value-type="float" office:value="0.00232545653558997" calcext:value-type="float">
            <text:p>0.00232545653559</text:p>
          </table:table-cell>
          <table:table-cell office:value-type="float" office:value="-0.000613276502652083" calcext:value-type="float">
            <text:p>-0.000613276502652</text:p>
          </table:table-cell>
          <table:table-cell office:value-type="float" office:value="-0.00046223695798181" calcext:value-type="float">
            <text:p>-0.000462236957982</text:p>
          </table:table-cell>
          <table:table-cell office:value-type="float" office:value="-0.00386424540982905" calcext:value-type="float">
            <text:p>-0.003864245409829</text:p>
          </table:table-cell>
          <table:table-cell office:value-type="float" office:value="0.00172411813540452" calcext:value-type="float">
            <text:p>0.001724118135405</text:p>
          </table:table-cell>
          <table:table-cell office:value-type="float" office:value="0.00222114128506967" calcext:value-type="float">
            <text:p>0.00222114128507</text:p>
          </table:table-cell>
          <table:table-cell office:value-type="float" office:value="-0.000492682043170767" calcext:value-type="float">
            <text:p>-0.000492682043171</text:p>
          </table:table-cell>
          <table:table-cell office:value-type="float" office:value="-0.000705414456379061" calcext:value-type="float">
            <text:p>-0.000705414456379</text:p>
          </table:table-cell>
          <table:table-cell office:value-type="float" office:value="-0.00386543286734958" calcext:value-type="float">
            <text:p>-0.00386543286735</text:p>
          </table:table-cell>
          <table:table-cell office:value-type="float" office:value="0.00282745924226457" calcext:value-type="float">
            <text:p>0.002827459242265</text:p>
          </table:table-cell>
          <table:table-cell office:value-type="float" office:value="0.00432445233992101" calcext:value-type="float">
            <text:p>0.004324452339921</text:p>
          </table:table-cell>
          <table:table-cell office:value-type="float" office:value="-0.00235721825041674" calcext:value-type="float">
            <text:p>-0.002357218250417</text:p>
          </table:table-cell>
          <table:table-cell office:value-type="float" office:value="-0.00542733271124912" calcext:value-type="float">
            <text:p>-0.005427332711249</text:p>
          </table:table-cell>
          <table:table-cell office:value-type="float" office:value="-0.000407020120151424" calcext:value-type="float">
            <text:p>-0.000407020120151</text:p>
          </table:table-cell>
          <table:table-cell office:value-type="float" office:value="0.00443580751793504" calcext:value-type="float">
            <text:p>0.004435807517935</text:p>
          </table:table-cell>
          <table:table-cell office:value-type="float" office:value="0.00219479215279922" calcext:value-type="float">
            <text:p>0.002194792152799</text:p>
          </table:table-cell>
          <table:table-cell office:value-type="float" office:value="-0.00108729167184363" calcext:value-type="float">
            <text:p>-0.001087291671844</text:p>
          </table:table-cell>
          <table:table-cell office:value-type="float" office:value="0.0000536527965226963" calcext:value-type="float">
            <text:p>5.36527965226963E-05</text:p>
          </table:table-cell>
          <table:table-cell office:value-type="float" office:value="-0.000316662797090195" calcext:value-type="float">
            <text:p>-0.00031666279709</text:p>
          </table:table-cell>
          <table:table-cell office:value-type="float" office:value="0.00000781421605727806" calcext:value-type="float">
            <text:p>7.81421605727806E-06</text:p>
          </table:table-cell>
          <table:table-cell office:value-type="float" office:value="-0.00498427028820064" calcext:value-type="float">
            <text:p>-0.004984270288201</text:p>
          </table:table-cell>
          <table:table-cell office:value-type="float" office:value="0.00077279462666463" calcext:value-type="float">
            <text:p>0.000772794626665</text:p>
          </table:table-cell>
          <table:table-cell office:value-type="float" office:value="0.00461030794756617" calcext:value-type="float">
            <text:p>0.004610307947566</text:p>
          </table:table-cell>
          <table:table-cell office:value-type="float" office:value="0.000530245073782076" calcext:value-type="float">
            <text:p>0.000530245073782</text:p>
          </table:table-cell>
          <table:table-cell office:value-type="float" office:value="0.00132996913563005" calcext:value-type="float">
            <text:p>0.00132996913563</text:p>
          </table:table-cell>
          <table:table-cell office:value-type="float" office:value="-0.00540114208959347" calcext:value-type="float">
            <text:p>-0.005401142089593</text:p>
          </table:table-cell>
          <table:table-cell office:value-type="float" office:value="0.000573545222750604" calcext:value-type="float">
            <text:p>0.000573545222751</text:p>
          </table:table-cell>
          <table:table-cell office:value-type="float" office:value="-0.000322845254247417" calcext:value-type="float">
            <text:p>-0.000322845254247</text:p>
          </table:table-cell>
          <table:table-cell office:value-type="float" office:value="0.0046017483981674" calcext:value-type="float">
            <text:p>0.004601748398167</text:p>
          </table:table-cell>
          <table:table-cell office:value-type="float" office:value="-0.00120334159298424" calcext:value-type="float">
            <text:p>-0.001203341592984</text:p>
          </table:table-cell>
          <table:table-cell office:value-type="float" office:value="-0.0032512454772709" calcext:value-type="float">
            <text:p>-0.003251245477271</text:p>
          </table:table-cell>
          <table:table-cell office:value-type="float" office:value="-0.00177721799103547" calcext:value-type="float">
            <text:p>-0.001777217991035</text:p>
          </table:table-cell>
          <table:table-cell office:value-type="float" office:value="0.000965760665451509" calcext:value-type="float">
            <text:p>0.000965760665452</text:p>
          </table:table-cell>
          <table:table-cell office:value-type="float" office:value="0.00104738647448743" calcext:value-type="float">
            <text:p>0.001047386474487</text:p>
          </table:table-cell>
          <table:table-cell office:value-type="float" office:value="0.00124727169356748" calcext:value-type="float">
            <text:p>0.001247271693567</text:p>
          </table:table-cell>
          <table:table-cell office:value-type="float" office:value="-0.000845520473127637" calcext:value-type="float">
            <text:p>-0.000845520473128</text:p>
          </table:table-cell>
          <table:table-cell office:value-type="float" office:value="-0.00183110277716853" calcext:value-type="float">
            <text:p>-0.001831102777169</text:p>
          </table:table-cell>
          <table:table-cell office:value-type="float" office:value="0.00129441398594526" calcext:value-type="float">
            <text:p>0.001294413985945</text:p>
          </table:table-cell>
          <table:table-cell office:value-type="float" office:value="0.00222140693138512" calcext:value-type="float">
            <text:p>0.002221406931385</text:p>
          </table:table-cell>
          <table:table-cell office:value-type="float" office:value="0.00278090074975074" calcext:value-type="float">
            <text:p>0.002780900749751</text:p>
          </table:table-cell>
          <table:table-cell office:value-type="float" office:value="0.000056289651000685" calcext:value-type="float">
            <text:p>5.6289651000685E-05</text:p>
          </table:table-cell>
          <table:table-cell office:value-type="float" office:value="-0.00307372709577153" calcext:value-type="float">
            <text:p>-0.003073727095772</text:p>
          </table:table-cell>
          <table:table-cell office:value-type="float" office:value="-0.000957271789033987" calcext:value-type="float">
            <text:p>-0.000957271789034</text:p>
          </table:table-cell>
          <table:table-cell office:value-type="float" office:value="-0.000187766096222952" calcext:value-type="float">
            <text:p>-0.000187766096223</text:p>
          </table:table-cell>
          <table:table-cell office:value-type="float" office:value="0.000790754531394988" calcext:value-type="float">
            <text:p>0.000790754531395</text:p>
          </table:table-cell>
          <table:table-cell office:value-type="float" office:value="-0.00289663828199121" calcext:value-type="float">
            <text:p>-0.002896638281991</text:p>
          </table:table-cell>
          <table:table-cell office:value-type="float" office:value="-0.000158660884954143" calcext:value-type="float">
            <text:p>-0.000158660884954</text:p>
          </table:table-cell>
          <table:table-cell office:value-type="float" office:value="0.000583503404175456" calcext:value-type="float">
            <text:p>0.000583503404175</text:p>
          </table:table-cell>
          <table:table-cell office:value-type="float" office:value="0.00567484246644656" calcext:value-type="float">
            <text:p>0.005674842466447</text:p>
          </table:table-cell>
          <table:table-cell office:value-type="float" office:value="-0.000292289074475704" calcext:value-type="float">
            <text:p>-0.000292289074476</text:p>
          </table:table-cell>
          <table:table-cell office:value-type="float" office:value="-0.00188478793290181" calcext:value-type="float">
            <text:p>-0.001884787932902</text:p>
          </table:table-cell>
          <table:table-cell office:value-type="float" office:value="0.000146147048761258" calcext:value-type="float">
            <text:p>0.000146147048761</text:p>
          </table:table-cell>
          <table:table-cell office:value-type="float" office:value="-0.00356317500422082" calcext:value-type="float">
            <text:p>-0.003563175004221</text:p>
          </table:table-cell>
          <table:table-cell office:value-type="float" office:value="0.000481989301285179" calcext:value-type="float">
            <text:p>0.000481989301285</text:p>
          </table:table-cell>
          <table:table-cell office:value-type="float" office:value="0.00531238264951195" calcext:value-type="float">
            <text:p>0.005312382649512</text:p>
          </table:table-cell>
          <table:table-cell office:value-type="float" office:value="-0.00275298431418164" calcext:value-type="float">
            <text:p>-0.002752984314182</text:p>
          </table:table-cell>
          <table:table-cell office:value-type="float" office:value="-0.00000694101192816321" calcext:value-type="float">
            <text:p>-6.94101192816321E-06</text:p>
          </table:table-cell>
          <table:table-cell office:value-type="float" office:value="-0.00398000196749115" calcext:value-type="float">
            <text:p>-0.003980001967491</text:p>
          </table:table-cell>
          <table:table-cell office:value-type="float" office:value="0.0000305395558127253" calcext:value-type="float">
            <text:p>3.05395558127253E-05</text:p>
          </table:table-cell>
          <table:table-cell office:value-type="float" office:value="0.00606841995621166" calcext:value-type="float">
            <text:p>0.006068419956212</text:p>
          </table:table-cell>
          <table:table-cell office:value-type="float" office:value="-0.00313083494841337" calcext:value-type="float">
            <text:p>-0.003130834948413</text:p>
          </table:table-cell>
          <table:table-cell office:value-type="float" office:value="-0.00229582129564398" calcext:value-type="float">
            <text:p>-0.002295821295644</text:p>
          </table:table-cell>
          <table:table-cell office:value-type="float" office:value="-0.000663640511074259" calcext:value-type="float">
            <text:p>-0.000663640511074</text:p>
          </table:table-cell>
          <table:table-cell office:value-type="float" office:value="0.00639074971037534" calcext:value-type="float">
            <text:p>0.006390749710375</text:p>
          </table:table-cell>
          <table:table-cell office:value-type="float" office:value="0.000000389361412611589" calcext:value-type="float">
            <text:p>3.89361412611589E-07</text:p>
          </table:table-cell>
          <table:table-cell office:value-type="float" office:value="-0.00184424750093187" calcext:value-type="float">
            <text:p>-0.001844247500932</text:p>
          </table:table-cell>
          <table:table-cell office:value-type="float" office:value="-0.000425171906761612" calcext:value-type="float">
            <text:p>-0.000425171906762</text:p>
          </table:table-cell>
          <table:table-cell office:value-type="float" office:value="-0.00160940825434802" calcext:value-type="float">
            <text:p>-0.001609408254348</text:p>
          </table:table-cell>
          <table:table-cell office:value-type="float" office:value="-0.00144427814769971" calcext:value-type="float">
            <text:p>-0.0014442781477</text:p>
          </table:table-cell>
          <table:table-cell office:value-type="float" office:value="0.000208157869273418" calcext:value-type="float">
            <text:p>0.000208157869273</text:p>
          </table:table-cell>
          <table:table-cell office:value-type="float" office:value="0.000410219480634744" calcext:value-type="float">
            <text:p>0.000410219480635</text:p>
          </table:table-cell>
          <table:table-cell office:value-type="float" office:value="0.00286341762424386" calcext:value-type="float">
            <text:p>0.002863417624244</text:p>
          </table:table-cell>
          <table:table-cell office:value-type="float" office:value="0.0023523933659178" calcext:value-type="float">
            <text:p>0.002352393365918</text:p>
          </table:table-cell>
          <table:table-cell office:value-type="float" office:value="-0.000213950107799399" calcext:value-type="float">
            <text:p>-0.000213950107799</text:p>
          </table:table-cell>
          <table:table-cell office:value-type="float" office:value="-0.00306139726412003" calcext:value-type="float">
            <text:p>-0.00306139726412</text:p>
          </table:table-cell>
          <table:table-cell office:value-type="float" office:value="-0.00167774191872117" calcext:value-type="float">
            <text:p>-0.001677741918721</text:p>
          </table:table-cell>
          <table:table-cell office:value-type="float" office:value="-0.000558630044615815" calcext:value-type="float">
            <text:p>-0.000558630044616</text:p>
          </table:table-cell>
          <table:table-cell office:value-type="float" office:value="0.00246845840935583" calcext:value-type="float">
            <text:p>0.002468458409356</text:p>
          </table:table-cell>
          <table:table-cell office:value-type="float" office:value="0.000334042913101074" calcext:value-type="float">
            <text:p>0.000334042913101</text:p>
          </table:table-cell>
          <table:table-cell office:value-type="float" office:value="-0.0025993736814478" calcext:value-type="float">
            <text:p>-0.002599373681448</text:p>
          </table:table-cell>
          <table:table-cell office:value-type="float" office:value="-0.000440437085277801" calcext:value-type="float">
            <text:p>-0.000440437085278</text:p>
          </table:table-cell>
          <table:table-cell office:value-type="float" office:value="0.000532161301096568" calcext:value-type="float">
            <text:p>0.000532161301097</text:p>
          </table:table-cell>
          <table:table-cell office:value-type="float" office:value="0.000273277523349102" calcext:value-type="float">
            <text:p>0.000273277523349</text:p>
          </table:table-cell>
          <table:table-cell office:value-type="float" office:value="-0.000354800680376521" calcext:value-type="float">
            <text:p>-0.000354800680377</text:p>
          </table:table-cell>
          <table:table-cell office:value-type="float" office:value="0.00483346557863512" calcext:value-type="float">
            <text:p>0.004833465578635</text:p>
          </table:table-cell>
          <table:table-cell office:value-type="float" office:value="0.00129165724272357" calcext:value-type="float">
            <text:p>0.001291657242724</text:p>
          </table:table-cell>
          <table:table-cell office:value-type="float" office:value="-0.00255530423850253" calcext:value-type="float">
            <text:p>-0.002555304238503</text:p>
          </table:table-cell>
          <table:table-cell office:value-type="float" office:value="-0.00155208044173721" calcext:value-type="float">
            <text:p>-0.001552080441737</text:p>
          </table:table-cell>
          <table:table-cell office:value-type="float" office:value="-0.00125042186960517" calcext:value-type="float">
            <text:p>-0.001250421869605</text:p>
          </table:table-cell>
          <table:table-cell office:value-type="float" office:value="0.0017986376398329" calcext:value-type="float">
            <text:p>0.001798637639833</text:p>
          </table:table-cell>
          <table:table-cell office:value-type="float" office:value="0.000431788144858114" calcext:value-type="float">
            <text:p>0.000431788144858</text:p>
          </table:table-cell>
          <table:table-cell office:value-type="float" office:value="-0.0000150295555845226" calcext:value-type="float">
            <text:p>-1.50295555845226E-05</text:p>
          </table:table-cell>
          <table:table-cell office:value-type="float" office:value="-0.00192164078484636" calcext:value-type="float">
            <text:p>-0.001921640784846</text:p>
          </table:table-cell>
          <table:table-cell office:value-type="float" office:value="-0.000393521926977891" calcext:value-type="float">
            <text:p>-0.000393521926978</text:p>
          </table:table-cell>
          <table:table-cell office:value-type="float" office:value="0.000141283314167906" calcext:value-type="float">
            <text:p>0.000141283314168</text:p>
          </table:table-cell>
          <table:table-cell office:value-type="float" office:value="0.00452806905075459" calcext:value-type="float">
            <text:p>0.004528069050755</text:p>
          </table:table-cell>
          <table:table-cell office:value-type="float" office:value="0.00116149188779785" calcext:value-type="float">
            <text:p>0.001161491887798</text:p>
          </table:table-cell>
          <table:table-cell office:value-type="float" office:value="-0.00154908250315011" calcext:value-type="float">
            <text:p>-0.00154908250315</text:p>
          </table:table-cell>
          <table:table-cell office:value-type="float" office:value="-0.000646067470030653" calcext:value-type="float">
            <text:p>-0.000646067470031</text:p>
          </table:table-cell>
          <table:table-cell office:value-type="float" office:value="0.0000968615289703712" calcext:value-type="float">
            <text:p>9.68615289703712E-05</text:p>
          </table:table-cell>
          <table:table-cell office:value-type="float" office:value="-0.000254770233790336" calcext:value-type="float">
            <text:p>-0.00025477023379</text:p>
          </table:table-cell>
          <table:table-cell office:value-type="float" office:value="-0.00201321969749157" calcext:value-type="float">
            <text:p>-0.002013219697492</text:p>
          </table:table-cell>
          <table:table-cell office:value-type="float" office:value="0.00125379660709779" calcext:value-type="float">
            <text:p>0.001253796607098</text:p>
          </table:table-cell>
          <table:table-cell office:value-type="float" office:value="-0.00246315531120933" calcext:value-type="float">
            <text:p>-0.002463155311209</text:p>
          </table:table-cell>
          <table:table-cell office:value-type="float" office:value="0.0042096778551976" calcext:value-type="float">
            <text:p>0.004209677855198</text:p>
          </table:table-cell>
          <table:table-cell office:value-type="float" office:value="0.00108443602754366" calcext:value-type="float">
            <text:p>0.001084436027544</text:p>
          </table:table-cell>
          <table:table-cell office:value-type="float" office:value="-0.000858832869104598" calcext:value-type="float">
            <text:p>-0.000858832869105</text:p>
          </table:table-cell>
          <table:table-cell office:value-type="float" office:value="-0.0004145343481744" calcext:value-type="float">
            <text:p>-0.000414534348174</text:p>
          </table:table-cell>
          <table:table-cell office:value-type="float" office:value="-0.00199914139933871" calcext:value-type="float">
            <text:p>-0.001999141399339</text:p>
          </table:table-cell>
          <table:table-cell office:value-type="float" office:value="-0.00327643234444858" calcext:value-type="float">
            <text:p>-0.003276432344449</text:p>
          </table:table-cell>
          <table:table-cell office:value-type="float" office:value="0.000477918741384864" calcext:value-type="float">
            <text:p>0.000477918741385</text:p>
          </table:table-cell>
          <table:table-cell office:value-type="float" office:value="-0.000733860099928207" calcext:value-type="float">
            <text:p>-0.000733860099928</text:p>
          </table:table-cell>
          <table:table-cell office:value-type="float" office:value="-0.0000632486445237834" calcext:value-type="float">
            <text:p>-6.32486445237834E-05</text:p>
          </table:table-cell>
          <table:table-cell office:value-type="float" office:value="0.00612650192729897" calcext:value-type="float">
            <text:p>0.006126501927299</text:p>
          </table:table-cell>
          <table:table-cell office:value-type="float" office:value="0.000112145354562831" calcext:value-type="float">
            <text:p>0.000112145354563</text:p>
          </table:table-cell>
          <table:table-cell office:value-type="float" office:value="-0.000628792633795616" calcext:value-type="float">
            <text:p>-0.000628792633796</text:p>
          </table:table-cell>
          <table:table-cell office:value-type="float" office:value="-0.00152377862308389" calcext:value-type="float">
            <text:p>-0.001523778623084</text:p>
          </table:table-cell>
          <table:table-cell office:value-type="float" office:value="-0.000543547201263539" calcext:value-type="float">
            <text:p>-0.000543547201264</text:p>
          </table:table-cell>
          <table:table-cell office:value-type="float" office:value="-0.00160143181043121" calcext:value-type="float">
            <text:p>-0.001601431810431</text:p>
          </table:table-cell>
          <table:table-cell office:value-type="float" office:value="0.00117453818530211" calcext:value-type="float">
            <text:p>0.001174538185302</text:p>
          </table:table-cell>
          <table:table-cell office:value-type="float" office:value="-0.0031310159326719" calcext:value-type="float">
            <text:p>-0.003131015932672</text:p>
          </table:table-cell>
          <table:table-cell office:value-type="float" office:value="-0.000015347013351763" calcext:value-type="float">
            <text:p>-1.5347013351763E-05</text:p>
          </table:table-cell>
          <table:table-cell office:value-type="float" office:value="0.00022511124625324" calcext:value-type="float">
            <text:p>0.000225111246253</text:p>
          </table:table-cell>
          <table:table-cell office:value-type="float" office:value="0.00373507978980042" calcext:value-type="float">
            <text:p>0.0037350797898</text:p>
          </table:table-cell>
          <table:table-cell office:value-type="float" office:value="0.00271316468931793" calcext:value-type="float">
            <text:p>0.002713164689318</text:p>
          </table:table-cell>
          <table:table-cell office:value-type="float" office:value="-0.00173886409485552" calcext:value-type="float">
            <text:p>-0.001738864094856</text:p>
          </table:table-cell>
          <table:table-cell office:value-type="float" office:value="-0.00104201331985621" calcext:value-type="float">
            <text:p>-0.001042013319856</text:p>
          </table:table-cell>
          <table:table-cell office:value-type="float" office:value="-0.000964805696955284" calcext:value-type="float">
            <text:p>-0.000964805696955</text:p>
          </table:table-cell>
          <table:table-cell office:value-type="float" office:value="0.000655681910200878" calcext:value-type="float">
            <text:p>0.000655681910201</text:p>
          </table:table-cell>
          <table:table-cell office:value-type="float" office:value="-0.000464954062319389" calcext:value-type="float">
            <text:p>-0.000464954062319</text:p>
          </table:table-cell>
          <table:table-cell office:value-type="float" office:value="-0.00231997301533876" calcext:value-type="float">
            <text:p>-0.002319973015339</text:p>
          </table:table-cell>
          <table:table-cell office:value-type="float" office:value="0.000510869794454361" calcext:value-type="float">
            <text:p>0.000510869794454</text:p>
          </table:table-cell>
          <table:table-cell office:value-type="float" office:value="0.00402005855136889" calcext:value-type="float">
            <text:p>0.004020058551369</text:p>
          </table:table-cell>
          <table:table-cell office:value-type="float" office:value="0.00150668536757387" calcext:value-type="float">
            <text:p>0.001506685367574</text:p>
          </table:table-cell>
          <table:table-cell office:value-type="float" office:value="-0.00158061905435153" calcext:value-type="float">
            <text:p>-0.001580619054352</text:p>
          </table:table-cell>
          <table:table-cell office:value-type="float" office:value="-0.000419110792143462" calcext:value-type="float">
            <text:p>-0.000419110792143</text:p>
          </table:table-cell>
          <table:table-cell office:value-type="float" office:value="-0.000534859873969173" calcext:value-type="float">
            <text:p>-0.000534859873969</text:p>
          </table:table-cell>
          <table:table-cell office:value-type="float" office:value="-0.00173453514041161" calcext:value-type="float">
            <text:p>-0.001734535140412</text:p>
          </table:table-cell>
          <table:table-cell office:value-type="float" office:value="-0.00134503520567936" calcext:value-type="float">
            <text:p>-0.001345035205679</text:p>
          </table:table-cell>
          <table:table-cell office:value-type="float" office:value="0.00545463024121534" calcext:value-type="float">
            <text:p>0.005454630241215</text:p>
          </table:table-cell>
          <table:table-cell office:value-type="float" office:value="-0.00170613619571686" calcext:value-type="float">
            <text:p>-0.001706136195717</text:p>
          </table:table-cell>
          <table:table-cell office:value-type="float" office:value="-0.00157140882734996" calcext:value-type="float">
            <text:p>-0.00157140882735</text:p>
          </table:table-cell>
          <table:table-cell office:value-type="float" office:value="0.0000280426942382839" calcext:value-type="float">
            <text:p>2.80426942382839E-05</text:p>
          </table:table-cell>
          <table:table-cell office:value-type="float" office:value="-0.0010375956392108" calcext:value-type="float">
            <text:p>-0.001037595639211</text:p>
          </table:table-cell>
          <table:table-cell office:value-type="float" office:value="-0.00132907031634733" calcext:value-type="float">
            <text:p>-0.001329070316347</text:p>
          </table:table-cell>
          <table:table-cell office:value-type="float" office:value="0.000355363274067655" calcext:value-type="float">
            <text:p>0.000355363274068</text:p>
          </table:table-cell>
          <table:table-cell office:value-type="float" office:value="0.00385289794842919" calcext:value-type="float">
            <text:p>0.003852897948429</text:p>
          </table:table-cell>
          <table:table-cell office:value-type="float" office:value="0.000779369674389907" calcext:value-type="float">
            <text:p>0.00077936967439</text:p>
          </table:table-cell>
          <table:table-cell office:value-type="float" office:value="-0.0031756084013595" calcext:value-type="float">
            <text:p>-0.00317560840136</text:p>
          </table:table-cell>
          <table:table-cell office:value-type="float" office:value="-0.00129628345060573" calcext:value-type="float">
            <text:p>-0.001296283450606</text:p>
          </table:table-cell>
          <table:table-cell office:value-type="float" office:value="0.000173197293755256" calcext:value-type="float">
            <text:p>0.000173197293755</text:p>
          </table:table-cell>
          <table:table-cell office:value-type="float" office:value="-0.00102897543592884" calcext:value-type="float">
            <text:p>-0.001028975435929</text:p>
          </table:table-cell>
          <table:table-cell office:value-type="float" office:value="0.00306094484227182" calcext:value-type="float">
            <text:p>0.003060944842272</text:p>
          </table:table-cell>
          <table:table-cell office:value-type="float" office:value="-0.00154558891152806" calcext:value-type="float">
            <text:p>-0.001545588911528</text:p>
          </table:table-cell>
          <table:table-cell office:value-type="float" office:value="-0.000400334743282771" calcext:value-type="float">
            <text:p>-0.000400334743283</text:p>
          </table:table-cell>
          <table:table-cell office:value-type="float" office:value="0.00243512520835903" calcext:value-type="float">
            <text:p>0.002435125208359</text:p>
          </table:table-cell>
          <table:table-cell office:value-type="float" office:value="-0.002325534906787" calcext:value-type="float">
            <text:p>-0.002325534906787</text:p>
          </table:table-cell>
          <table:table-cell office:value-type="float" office:value="-0.000253588848427466" calcext:value-type="float">
            <text:p>-0.000253588848427</text:p>
          </table:table-cell>
          <table:table-cell office:value-type="float" office:value="0.000130691124928362" calcext:value-type="float">
            <text:p>0.000130691124928</text:p>
          </table:table-cell>
          <table:table-cell office:value-type="float" office:value="0.00292099342905699" calcext:value-type="float">
            <text:p>0.002920993429057</text:p>
          </table:table-cell>
          <table:table-cell office:value-type="float" office:value="-0.000208406315501841" calcext:value-type="float">
            <text:p>-0.000208406315502</text:p>
          </table:table-cell>
          <table:table-cell office:value-type="float" office:value="-0.00273458426879331" calcext:value-type="float">
            <text:p>-0.002734584268793</text:p>
          </table:table-cell>
          <table:table-cell office:value-type="float" office:value="0.000141423121136242" calcext:value-type="float">
            <text:p>0.000141423121136</text:p>
          </table:table-cell>
          <table:table-cell office:value-type="float" office:value="-0.000607615967039066" calcext:value-type="float">
            <text:p>-0.000607615967039</text:p>
          </table:table-cell>
          <table:table-cell office:value-type="float" office:value="0.000174851872412896" calcext:value-type="float">
            <text:p>0.000174851872413</text:p>
          </table:table-cell>
          <table:table-cell office:value-type="float" office:value="0.00520754691798997" calcext:value-type="float">
            <text:p>0.00520754691799</text:p>
          </table:table-cell>
          <table:table-cell office:value-type="float" office:value="0.00107510710047315" calcext:value-type="float">
            <text:p>0.001075107100473</text:p>
          </table:table-cell>
          <table:table-cell office:value-type="float" office:value="-0.00205059585165801" calcext:value-type="float">
            <text:p>-0.002050595851658</text:p>
          </table:table-cell>
          <table:table-cell office:value-type="float" office:value="-0.00141556899447415" calcext:value-type="float">
            <text:p>-0.001415568994474</text:p>
          </table:table-cell>
          <table:table-cell office:value-type="float" office:value="-0.00133078343316495" calcext:value-type="float">
            <text:p>-0.001330783433165</text:p>
          </table:table-cell>
          <table:table-cell office:value-type="float" office:value="-0.0021325315245172" calcext:value-type="float">
            <text:p>-0.002132531524517</text:p>
          </table:table-cell>
          <table:table-cell office:value-type="float" office:value="0.000672177658055162" calcext:value-type="float">
            <text:p>0.000672177658055</text:p>
          </table:table-cell>
          <table:table-cell office:value-type="float" office:value="0.000908260370592051" calcext:value-type="float">
            <text:p>0.000908260370592</text:p>
          </table:table-cell>
          <table:table-cell office:value-type="float" office:value="0.00462557855941392" calcext:value-type="float">
            <text:p>0.004625578559414</text:p>
          </table:table-cell>
          <table:table-cell office:value-type="float" office:value="-0.0035566225058265" calcext:value-type="float">
            <text:p>-0.003556622505827</text:p>
          </table:table-cell>
          <table:table-cell office:value-type="float" office:value="-0.00135626037538705" calcext:value-type="float">
            <text:p>-0.001356260375387</text:p>
          </table:table-cell>
          <table:table-cell office:value-type="float" office:value="-0.000274367620146265" calcext:value-type="float">
            <text:p>-0.000274367620146</text:p>
          </table:table-cell>
          <table:table-cell office:value-type="float" office:value="0.000674957127593523" calcext:value-type="float">
            <text:p>0.000674957127594</text:p>
          </table:table-cell>
          <table:table-cell office:value-type="float" office:value="-0.00242425709335042" calcext:value-type="float">
            <text:p>-0.00242425709335</text:p>
          </table:table-cell>
          <table:table-cell office:value-type="float" office:value="0.000666279558671323" calcext:value-type="float">
            <text:p>0.000666279558671</text:p>
          </table:table-cell>
          <table:table-cell office:value-type="float" office:value="0.00320720710170386" calcext:value-type="float">
            <text:p>0.003207207101704</text:p>
          </table:table-cell>
          <table:table-cell office:value-type="float" office:value="0.00319727651131235" calcext:value-type="float">
            <text:p>0.003197276511312</text:p>
          </table:table-cell>
          <table:table-cell office:value-type="float" office:value="-0.00365555348173474" calcext:value-type="float">
            <text:p>-0.003655553481735</text:p>
          </table:table-cell>
          <table:table-cell office:value-type="float" office:value="-0.00171104824277718" calcext:value-type="float">
            <text:p>-0.001711048242777</text:p>
          </table:table-cell>
          <table:table-cell office:value-type="float" office:value="-0.000869460988009219" calcext:value-type="float">
            <text:p>-0.000869460988009</text:p>
          </table:table-cell>
          <table:table-cell office:value-type="float" office:value="0.00155235684082289" calcext:value-type="float">
            <text:p>0.001552356840823</text:p>
          </table:table-cell>
          <table:table-cell office:value-type="float" office:value="0.000945775139260141" calcext:value-type="float">
            <text:p>0.00094577513926</text:p>
          </table:table-cell>
          <table:table-cell office:value-type="float" office:value="0.0000967092416912507" calcext:value-type="float">
            <text:p>9.67092416912507E-05</text:p>
          </table:table-cell>
          <table:table-cell office:value-type="float" office:value="-0.00292562818628306" calcext:value-type="float">
            <text:p>-0.002925628186283</text:p>
          </table:table-cell>
          <table:table-cell office:value-type="float" office:value="0.00065976829802411" calcext:value-type="float">
            <text:p>0.000659768298024</text:p>
          </table:table-cell>
          <table:table-cell office:value-type="float" office:value="0.00458504476812544" calcext:value-type="float">
            <text:p>0.004585044768125</text:p>
          </table:table-cell>
          <table:table-cell office:value-type="float" office:value="0.000679058045591541" calcext:value-type="float">
            <text:p>0.000679058045592</text:p>
          </table:table-cell>
          <table:table-cell office:value-type="float" office:value="-0.00360492372290777" calcext:value-type="float">
            <text:p>-0.003604923722908</text:p>
          </table:table-cell>
          <table:table-cell office:value-type="float" office:value="-0.0012178735812608" calcext:value-type="float">
            <text:p>-0.001217873581261</text:p>
          </table:table-cell>
          <table:table-cell office:value-type="float" office:value="0.00115744312135696" calcext:value-type="float">
            <text:p>0.001157443121357</text:p>
          </table:table-cell>
          <table:table-cell office:value-type="float" office:value="-0.0038117909211699" calcext:value-type="float">
            <text:p>-0.00381179092117</text:p>
          </table:table-cell>
          <table:table-cell office:value-type="float" office:value="0.00028648773869161" calcext:value-type="float">
            <text:p>0.000286487738692</text:p>
          </table:table-cell>
          <table:table-cell office:value-type="float" office:value="0.00279388794936697" calcext:value-type="float">
            <text:p>0.002793887949367</text:p>
          </table:table-cell>
          <table:table-cell office:value-type="float" office:value="0.00264764255549194" calcext:value-type="float">
            <text:p>0.002647642555492</text:p>
          </table:table-cell>
          <table:table-cell office:value-type="float" office:value="0.00168061333479758" calcext:value-type="float">
            <text:p>0.001680613334798</text:p>
          </table:table-cell>
          <table:table-cell office:value-type="float" office:value="-0.00358313503203306" calcext:value-type="float">
            <text:p>-0.003583135032033</text:p>
          </table:table-cell>
          <table:table-cell office:value-type="float" office:value="-0.00216092593040956" calcext:value-type="float">
            <text:p>-0.00216092593041</text:p>
          </table:table-cell>
          <table:table-cell office:value-type="float" office:value="0.00237628508949217" calcext:value-type="float">
            <text:p>0.002376285089492</text:p>
          </table:table-cell>
          <table:table-cell office:value-type="float" office:value="-0.00280839978817376" calcext:value-type="float">
            <text:p>-0.002808399788174</text:p>
          </table:table-cell>
          <table:table-cell office:value-type="float" office:value="-0.00176551564106414" calcext:value-type="float">
            <text:p>-0.001765515641064</text:p>
          </table:table-cell>
          <table:table-cell office:value-type="float" office:value="0.000350516396035616" calcext:value-type="float">
            <text:p>0.000350516396036</text:p>
          </table:table-cell>
          <table:table-cell office:value-type="float" office:value="0.00293251894174967" calcext:value-type="float">
            <text:p>0.00293251894175</text:p>
          </table:table-cell>
          <table:table-cell office:value-type="float" office:value="0.00442471542767642" calcext:value-type="float">
            <text:p>0.004424715427676</text:p>
          </table:table-cell>
          <table:table-cell office:value-type="float" office:value="-0.00035519938378914" calcext:value-type="float">
            <text:p>-0.000355199383789</text:p>
          </table:table-cell>
          <table:table-cell office:value-type="float" office:value="-0.000643116094179774" calcext:value-type="float">
            <text:p>-0.00064311609418</text:p>
          </table:table-cell>
          <table:table-cell office:value-type="float" office:value="-0.000338990214241996" calcext:value-type="float">
            <text:p>-0.000338990214242</text:p>
          </table:table-cell>
          <table:table-cell office:value-type="float" office:value="-0.00267881542448917" calcext:value-type="float">
            <text:p>-0.002678815424489</text:p>
          </table:table-cell>
          <table:table-cell office:value-type="float" office:value="-0.00373797761586869" calcext:value-type="float">
            <text:p>-0.003737977615869</text:p>
          </table:table-cell>
          <table:table-cell office:value-type="float" office:value="0.000507006204192251" calcext:value-type="float">
            <text:p>0.000507006204192</text:p>
          </table:table-cell>
          <table:table-cell office:value-type="float" office:value="0.00751471503919537" calcext:value-type="float">
            <text:p>0.007514715039195</text:p>
          </table:table-cell>
          <table:table-cell office:value-type="float" office:value="-0.00260266703516665" calcext:value-type="float">
            <text:p>-0.002602667035167</text:p>
          </table:table-cell>
          <table:table-cell office:value-type="float" office:value="-0.00129540266249734" calcext:value-type="float">
            <text:p>-0.001295402662497</text:p>
          </table:table-cell>
          <table:table-cell office:value-type="float" office:value="-0.00260746513553395" calcext:value-type="float">
            <text:p>-0.002607465135534</text:p>
          </table:table-cell>
          <table:table-cell office:value-type="float" office:value="0.00222110868139092" calcext:value-type="float">
            <text:p>0.002221108681391</text:p>
          </table:table-cell>
          <table:table-cell office:value-type="float" office:value="-0.000919582371228411" calcext:value-type="float">
            <text:p>-0.000919582371228</text:p>
          </table:table-cell>
          <table:table-cell office:value-type="float" office:value="-0.0035977501699474" calcext:value-type="float">
            <text:p>-0.003597750169947</text:p>
          </table:table-cell>
          <table:table-cell office:value-type="float" office:value="0.000193188676773648" calcext:value-type="float">
            <text:p>0.000193188676774</text:p>
          </table:table-cell>
          <table:table-cell office:value-type="float" office:value="0.000414139574479388" calcext:value-type="float">
            <text:p>0.000414139574479</text:p>
          </table:table-cell>
          <table:table-cell office:value-type="float" office:value="0.00134931275529926" calcext:value-type="float">
            <text:p>0.001349312755299</text:p>
          </table:table-cell>
          <table:table-cell office:value-type="float" office:value="0.00443977244380567" calcext:value-type="float">
            <text:p>0.004439772443806</text:p>
          </table:table-cell>
          <table:table-cell office:value-type="float" office:value="0.00173579027725967" calcext:value-type="float">
            <text:p>0.00173579027726</text:p>
          </table:table-cell>
          <table:table-cell office:value-type="float" office:value="-0.0018514174192788" calcext:value-type="float">
            <text:p>-0.001851417419279</text:p>
          </table:table-cell>
          <table:table-cell office:value-type="float" office:value="-0.000438831765379066" calcext:value-type="float">
            <text:p>-0.000438831765379</text:p>
          </table:table-cell>
          <table:table-cell office:value-type="float" office:value="-0.00162307109670862" calcext:value-type="float">
            <text:p>-0.001623071096709</text:p>
          </table:table-cell>
          <table:table-cell office:value-type="float" office:value="-0.00406351749109007" calcext:value-type="float">
            <text:p>-0.00406351749109</text:p>
          </table:table-cell>
          <table:table-cell office:value-type="float" office:value="-0.000122896746954759" calcext:value-type="float">
            <text:p>-0.000122896746955</text:p>
          </table:table-cell>
          <table:table-cell office:value-type="float" office:value="0.000284153179516744" calcext:value-type="float">
            <text:p>0.000284153179517</text:p>
          </table:table-cell>
          <table:table-cell office:value-type="float" office:value="0.0011024704010214" calcext:value-type="float">
            <text:p>0.001102470401021</text:p>
          </table:table-cell>
          <table:table-cell office:value-type="float" office:value="0.00226739746495908" calcext:value-type="float">
            <text:p>0.002267397464959</text:p>
          </table:table-cell>
          <table:table-cell office:value-type="float" office:value="0.00222170655617027" calcext:value-type="float">
            <text:p>0.00222170655617</text:p>
          </table:table-cell>
          <table:table-cell office:value-type="float" office:value="0.00156440773609823" calcext:value-type="float">
            <text:p>0.001564407736098</text:p>
          </table:table-cell>
          <table:table-cell office:value-type="float" office:value="0.000513063455212737" calcext:value-type="float">
            <text:p>0.000513063455213</text:p>
          </table:table-cell>
          <table:table-cell office:value-type="float" office:value="-0.000705031284024993" calcext:value-type="float">
            <text:p>-0.000705031284025</text:p>
          </table:table-cell>
          <table:table-cell office:value-type="float" office:value="-0.00124067953015522" calcext:value-type="float">
            <text:p>-0.001240679530155</text:p>
          </table:table-cell>
          <table:table-cell office:value-type="float" office:value="-0.000555044700592921" calcext:value-type="float">
            <text:p>-0.000555044700593</text:p>
          </table:table-cell>
          <table:table-cell office:value-type="float" office:value="-0.000635940839571803" calcext:value-type="float">
            <text:p>-0.000635940839572</text:p>
          </table:table-cell>
          <table:table-cell office:value-type="float" office:value="-0.00264909326747664" calcext:value-type="float">
            <text:p>-0.002649093267477</text:p>
          </table:table-cell>
          <table:table-cell office:value-type="float" office:value="0.00117638592495062" calcext:value-type="float">
            <text:p>0.001176385924951</text:p>
          </table:table-cell>
          <table:table-cell office:value-type="float" office:value="-0.00494704589000061" calcext:value-type="float">
            <text:p>-0.004947045890001</text:p>
          </table:table-cell>
          <table:table-cell office:value-type="float" office:value="0.000799629861799878" calcext:value-type="float">
            <text:p>0.0007996298618</text:p>
          </table:table-cell>
          <table:table-cell office:value-type="float" office:value="0.00332221787756187" calcext:value-type="float">
            <text:p>0.003322217877562</text:p>
          </table:table-cell>
          <table:table-cell office:value-type="float" office:value="0.00231350233641875" calcext:value-type="float">
            <text:p>0.002313502336419</text:p>
          </table:table-cell>
          <table:table-cell office:value-type="float" office:value="0.00226188804517424" calcext:value-type="float">
            <text:p>0.002261888045174</text:p>
          </table:table-cell>
          <table:table-cell office:value-type="float" office:value="0.000895780747269148" calcext:value-type="float">
            <text:p>0.000895780747269</text:p>
          </table:table-cell>
          <table:table-cell office:value-type="float" office:value="-0.00284986491766459" calcext:value-type="float">
            <text:p>-0.002849864917665</text:p>
          </table:table-cell>
          <table:table-cell office:value-type="float" office:value="-0.00176329800581693" calcext:value-type="float">
            <text:p>-0.001763298005817</text:p>
          </table:table-cell>
          <table:table-cell office:value-type="float" office:value="0.0000679990159965227" calcext:value-type="float">
            <text:p>6.79990159965227E-05</text:p>
          </table:table-cell>
          <table:table-cell office:value-type="float" office:value="-0.00250313383011047" calcext:value-type="float">
            <text:p>-0.00250313383011</text:p>
          </table:table-cell>
          <table:table-cell office:value-type="float" office:value="-0.00219744118391146" calcext:value-type="float">
            <text:p>-0.002197441183911</text:p>
          </table:table-cell>
          <table:table-cell office:value-type="float" office:value="0.00123325440516919" calcext:value-type="float">
            <text:p>0.001233254405169</text:p>
          </table:table-cell>
          <table:table-cell office:value-type="float" office:value="0.00159009844925478" calcext:value-type="float">
            <text:p>0.001590098449255</text:p>
          </table:table-cell>
          <table:table-cell office:value-type="float" office:value="0.00294600313727744" calcext:value-type="float">
            <text:p>0.002946003137277</text:p>
          </table:table-cell>
          <table:table-cell office:value-type="float" office:value="0.00191934681090589" calcext:value-type="float">
            <text:p>0.001919346810906</text:p>
          </table:table-cell>
          <table:table-cell office:value-type="float" office:value="-0.00177950394610077" calcext:value-type="float">
            <text:p>-0.001779503946101</text:p>
          </table:table-cell>
          <table:table-cell office:value-type="float" office:value="-0.00305753884858145" calcext:value-type="float">
            <text:p>-0.003057538848581</text:p>
          </table:table-cell>
          <table:table-cell office:value-type="float" office:value="0.00144911391506897" calcext:value-type="float">
            <text:p>0.001449113915069</text:p>
          </table:table-cell>
          <table:table-cell office:value-type="float" office:value="0.000158449517900394" calcext:value-type="float">
            <text:p>0.0001584495179</text:p>
          </table:table-cell>
          <table:table-cell office:value-type="float" office:value="-0.00435479777621661" calcext:value-type="float">
            <text:p>-0.004354797776217</text:p>
          </table:table-cell>
          <table:table-cell office:value-type="float" office:value="-0.000211534037776129" calcext:value-type="float">
            <text:p>-0.000211534037776</text:p>
          </table:table-cell>
          <table:table-cell office:value-type="float" office:value="0.000530154305985131" calcext:value-type="float">
            <text:p>0.000530154305985</text:p>
          </table:table-cell>
          <table:table-cell office:value-type="float" office:value="0.00475776012941626" calcext:value-type="float">
            <text:p>0.004757760129416</text:p>
          </table:table-cell>
          <table:table-cell office:value-type="float" office:value="0.0037601649219367" calcext:value-type="float">
            <text:p>0.003760164921937</text:p>
          </table:table-cell>
          <table:table-cell office:value-type="float" office:value="-0.00236642702752965" calcext:value-type="float">
            <text:p>-0.00236642702753</text:p>
          </table:table-cell>
          <table:table-cell office:value-type="float" office:value="-0.00160456763907474" calcext:value-type="float">
            <text:p>-0.001604567639075</text:p>
          </table:table-cell>
          <table:table-cell office:value-type="float" office:value="-0.00213538832723792" calcext:value-type="float">
            <text:p>-0.002135388327238</text:p>
          </table:table-cell>
          <table:table-cell office:value-type="float" office:value="0.00157999849049328" calcext:value-type="float">
            <text:p>0.001579998490493</text:p>
          </table:table-cell>
          <table:table-cell office:value-type="float" office:value="-0.00524964672421568" calcext:value-type="float">
            <text:p>-0.005249646724216</text:p>
          </table:table-cell>
          <table:table-cell office:value-type="float" office:value="0.0014883223848946" calcext:value-type="float">
            <text:p>0.001488322384895</text:p>
          </table:table-cell>
          <table:table-cell office:value-type="float" office:value="-0.0000736792091813321" calcext:value-type="float">
            <text:p>-7.36792091813321E-05</text:p>
          </table:table-cell>
          <table:table-cell office:value-type="float" office:value="0.00704728072608651" calcext:value-type="float">
            <text:p>0.007047280726087</text:p>
          </table:table-cell>
          <table:table-cell office:value-type="float" office:value="-0.00246699951355778" calcext:value-type="float">
            <text:p>-0.002466999513558</text:p>
          </table:table-cell>
          <table:table-cell office:value-type="float" office:value="-0.00113788013160177" calcext:value-type="float">
            <text:p>-0.001137880131602</text:p>
          </table:table-cell>
          <table:table-cell office:value-type="float" office:value="-0.00402932656651012" calcext:value-type="float">
            <text:p>-0.00402932656651</text:p>
          </table:table-cell>
          <table:table-cell office:value-type="float" office:value="0.00171268912044614" calcext:value-type="float">
            <text:p>0.001712689120446</text:p>
          </table:table-cell>
          <table:table-cell office:value-type="float" office:value="0.00652133465131921" calcext:value-type="float">
            <text:p>0.006521334651319</text:p>
          </table:table-cell>
          <table:table-cell office:value-type="float" office:value="-0.00176276130419589" calcext:value-type="float">
            <text:p>-0.001762761304196</text:p>
          </table:table-cell>
          <table:table-cell office:value-type="float" office:value="-0.00202197356464562" calcext:value-type="float">
            <text:p>-0.002021973564646</text:p>
          </table:table-cell>
          <table:table-cell office:value-type="float" office:value="-0.00225179013393395" calcext:value-type="float">
            <text:p>-0.002251790133934</text:p>
          </table:table-cell>
          <table:table-cell office:value-type="float" office:value="0.00217496280783258" calcext:value-type="float">
            <text:p>0.002174962807833</text:p>
          </table:table-cell>
          <table:table-cell office:value-type="float" office:value="0.000324043182807932" calcext:value-type="float">
            <text:p>0.000324043182808</text:p>
          </table:table-cell>
          <table:table-cell office:value-type="float" office:value="-0.00281195621539115" calcext:value-type="float">
            <text:p>-0.002811956215391</text:p>
          </table:table-cell>
          <table:table-cell office:value-type="float" office:value="-0.00158614788140604" calcext:value-type="float">
            <text:p>-0.001586147881406</text:p>
          </table:table-cell>
          <table:table-cell office:value-type="float" office:value="0.00125886695227978" calcext:value-type="float">
            <text:p>0.00125886695228</text:p>
          </table:table-cell>
          <table:table-cell office:value-type="float" office:value="0.00539002001876465" calcext:value-type="float">
            <text:p>0.005390020018765</text:p>
          </table:table-cell>
          <table:table-cell office:value-type="float" office:value="-0.00631758876678606" calcext:value-type="float">
            <text:p>-0.006317588766786</text:p>
          </table:table-cell>
          <table:table-cell office:value-type="float" office:value="0.00225441202231286" calcext:value-type="float">
            <text:p>0.002254412022313</text:p>
          </table:table-cell>
          <table:table-cell office:value-type="float" office:value="0.00536117008041959" calcext:value-type="float">
            <text:p>0.00536117008042</text:p>
          </table:table-cell>
          <table:table-cell office:value-type="float" office:value="-0.00176116573496526" calcext:value-type="float">
            <text:p>-0.001761165734965</text:p>
          </table:table-cell>
          <table:table-cell office:value-type="float" office:value="-0.00260607651791522" calcext:value-type="float">
            <text:p>-0.002606076517915</text:p>
          </table:table-cell>
          <table:table-cell office:value-type="float" office:value="-0.00372086539064531" calcext:value-type="float">
            <text:p>-0.003720865390645</text:p>
          </table:table-cell>
          <table:table-cell office:value-type="float" office:value="0.00040102459567648" calcext:value-type="float">
            <text:p>0.000401024595676</text:p>
          </table:table-cell>
          <table:table-cell office:value-type="float" office:value="0.00040664022650394" calcext:value-type="float">
            <text:p>0.000406640226504</text:p>
          </table:table-cell>
          <table:table-cell office:value-type="float" office:value="0.00645283769561822" calcext:value-type="float">
            <text:p>0.006452837695618</text:p>
          </table:table-cell>
          <table:table-cell office:value-type="float" office:value="-0.000802340240765476" calcext:value-type="float">
            <text:p>-0.000802340240765</text:p>
          </table:table-cell>
          <table:table-cell office:value-type="float" office:value="-0.00547281905094987" calcext:value-type="float">
            <text:p>-0.00547281905095</text:p>
          </table:table-cell>
          <table:table-cell office:value-type="float" office:value="0.0000758336325614173" calcext:value-type="float">
            <text:p>7.58336325614173E-05</text:p>
          </table:table-cell>
          <table:table-cell office:value-type="float" office:value="0.00649374224896648" calcext:value-type="float">
            <text:p>0.006493742248966</text:p>
          </table:table-cell>
          <table:table-cell office:value-type="float" office:value="-0.000680301524773441" calcext:value-type="float">
            <text:p>-0.000680301524773</text:p>
          </table:table-cell>
          <table:table-cell office:value-type="float" office:value="-0.00104362068740432" calcext:value-type="float">
            <text:p>-0.001043620687404</text:p>
          </table:table-cell>
          <table:table-cell office:value-type="float" office:value="-0.00420442247116232" calcext:value-type="float">
            <text:p>-0.004204422471162</text:p>
          </table:table-cell>
          <table:table-cell office:value-type="float" office:value="0.000228856236794639" calcext:value-type="float">
            <text:p>0.000228856236795</text:p>
          </table:table-cell>
          <table:table-cell office:value-type="float" office:value="0.00603100492042719" calcext:value-type="float">
            <text:p>0.006031004920427</text:p>
          </table:table-cell>
          <table:table-cell office:value-type="float" office:value="-0.00239931343988792" calcext:value-type="float">
            <text:p>-0.002399313439888</text:p>
          </table:table-cell>
          <table:table-cell office:value-type="float" office:value="-0.00335944808105121" calcext:value-type="float">
            <text:p>-0.003359448081051</text:p>
          </table:table-cell>
          <table:table-cell office:value-type="float" office:value="-0.000667759119263367" calcext:value-type="float">
            <text:p>-0.000667759119263</text:p>
          </table:table-cell>
          <table:table-cell office:value-type="float" office:value="0.00148640738287847" calcext:value-type="float">
            <text:p>0.001486407382878</text:p>
          </table:table-cell>
          <table:table-cell office:value-type="float" office:value="0.00736507606871101" calcext:value-type="float">
            <text:p>0.007365076068711</text:p>
          </table:table-cell>
          <table:table-cell office:value-type="float" office:value="-0.0028401278142689" calcext:value-type="float">
            <text:p>-0.002840127814269</text:p>
          </table:table-cell>
          <table:table-cell office:value-type="float" office:value="-0.00134434291325469" calcext:value-type="float">
            <text:p>-0.001344342913255</text:p>
          </table:table-cell>
          <table:table-cell office:value-type="float" office:value="-0.00401709544698409" calcext:value-type="float">
            <text:p>-0.004017095446984</text:p>
          </table:table-cell>
          <table:table-cell office:value-type="float" office:value="0.00043102802930689" calcext:value-type="float">
            <text:p>0.000431028029307</text:p>
          </table:table-cell>
          <table:table-cell office:value-type="float" office:value="0.00132236508291428" calcext:value-type="float">
            <text:p>0.001322365082914</text:p>
          </table:table-cell>
          <table:table-cell office:value-type="float" office:value="0.00538151446225244" calcext:value-type="float">
            <text:p>0.005381514462252</text:p>
          </table:table-cell>
          <table:table-cell office:value-type="float" office:value="0.000973669281068401" calcext:value-type="float">
            <text:p>0.000973669281068</text:p>
          </table:table-cell>
          <table:table-cell office:value-type="float" office:value="-0.00287317680059734" calcext:value-type="float">
            <text:p>-0.002873176800597</text:p>
          </table:table-cell>
          <table:table-cell office:value-type="float" office:value="-0.00196729834133758" calcext:value-type="float">
            <text:p>-0.001967298341338</text:p>
          </table:table-cell>
          <table:table-cell office:value-type="float" office:value="-0.00117264504216003" calcext:value-type="float">
            <text:p>-0.00117264504216</text:p>
          </table:table-cell>
          <table:table-cell office:value-type="float" office:value="0.00246195289133855" calcext:value-type="float">
            <text:p>0.002461952891339</text:p>
          </table:table-cell>
          <table:table-cell office:value-type="float" office:value="-0.000013667978775278" calcext:value-type="float">
            <text:p>-1.3667978775278E-05</text:p>
          </table:table-cell>
          <table:table-cell office:value-type="float" office:value="-0.00379666791452565" calcext:value-type="float">
            <text:p>-0.003796667914526</text:p>
          </table:table-cell>
          <table:table-cell office:value-type="float" office:value="-0.0000715050033324727" calcext:value-type="float">
            <text:p>-7.15050033324727E-05</text:p>
          </table:table-cell>
          <table:table-cell office:value-type="float" office:value="0.00112970037857352" calcext:value-type="float">
            <text:p>0.001129700378574</text:p>
          </table:table-cell>
          <table:table-cell office:value-type="float" office:value="0.00460073213948453" calcext:value-type="float">
            <text:p>0.004600732139485</text:p>
          </table:table-cell>
          <table:table-cell office:value-type="float" office:value="0.00131000580280216" calcext:value-type="float">
            <text:p>0.001310005802802</text:p>
          </table:table-cell>
          <table:table-cell office:value-type="float" office:value="-0.00299816365494343" calcext:value-type="float">
            <text:p>-0.002998163654943</text:p>
          </table:table-cell>
          <table:table-cell office:value-type="float" office:value="-0.000330396885041495" calcext:value-type="float">
            <text:p>-0.000330396885041</text:p>
          </table:table-cell>
          <table:table-cell office:value-type="float" office:value="-0.00114126030677225" calcext:value-type="float">
            <text:p>-0.001141260306772</text:p>
          </table:table-cell>
          <table:table-cell office:value-type="float" office:value="-0.000198880704424642" calcext:value-type="float">
            <text:p>-0.000198880704425</text:p>
          </table:table-cell>
          <table:table-cell office:value-type="float" office:value="-0.000933808336773812" calcext:value-type="float">
            <text:p>-0.000933808336774</text:p>
          </table:table-cell>
          <table:table-cell office:value-type="float" office:value="-0.00124979792762392" calcext:value-type="float">
            <text:p>-0.001249797927624</text:p>
          </table:table-cell>
          <table:table-cell office:value-type="float" office:value="-0.000327052317503684" calcext:value-type="float">
            <text:p>-0.000327052317504</text:p>
          </table:table-cell>
          <table:table-cell office:value-type="float" office:value="0.00304301724520656" calcext:value-type="float">
            <text:p>0.003043017245207</text:p>
          </table:table-cell>
          <table:table-cell office:value-type="float" office:value="0.00408732612578078" calcext:value-type="float">
            <text:p>0.004087326125781</text:p>
          </table:table-cell>
          <table:table-cell office:value-type="float" office:value="-0.00302490934483368" calcext:value-type="float">
            <text:p>-0.003024909344834</text:p>
          </table:table-cell>
          <table:table-cell office:value-type="float" office:value="-0.00133614483348204" calcext:value-type="float">
            <text:p>-0.001336144833482</text:p>
          </table:table-cell>
          <table:table-cell office:value-type="float" office:value="-0.000426801339104499" calcext:value-type="float">
            <text:p>-0.000426801339104</text:p>
          </table:table-cell>
          <table:table-cell office:value-type="float" office:value="-0.00236496750504583" calcext:value-type="float">
            <text:p>-0.002364967505046</text:p>
          </table:table-cell>
          <table:table-cell office:value-type="float" office:value="0.000128503627533527" calcext:value-type="float">
            <text:p>0.000128503627534</text:p>
          </table:table-cell>
          <table:table-cell office:value-type="float" office:value="0.00223000124307149" calcext:value-type="float">
            <text:p>0.002230001243071</text:p>
          </table:table-cell>
          <table:table-cell office:value-type="float" office:value="0.000984803408773771" calcext:value-type="float">
            <text:p>0.000984803408774</text:p>
          </table:table-cell>
          <table:table-cell office:value-type="float" office:value="-0.00158769725339342" calcext:value-type="float">
            <text:p>-0.001587697253393</text:p>
          </table:table-cell>
          <table:table-cell office:value-type="float" office:value="0.00367040657197531" calcext:value-type="float">
            <text:p>0.003670406571975</text:p>
          </table:table-cell>
          <table:table-cell office:value-type="float" office:value="-0.00423416988148012" calcext:value-type="float">
            <text:p>-0.00423416988148</text:p>
          </table:table-cell>
          <table:table-cell office:value-type="float" office:value="0.000270449950883989" calcext:value-type="float">
            <text:p>0.000270449950884</text:p>
          </table:table-cell>
          <table:table-cell office:value-type="float" office:value="0.000423664984937733" calcext:value-type="float">
            <text:p>0.000423664984938</text:p>
          </table:table-cell>
          <table:table-cell office:value-type="float" office:value="0.00313135151498034" calcext:value-type="float">
            <text:p>0.00313135151498</text:p>
          </table:table-cell>
          <table:table-cell office:value-type="float" office:value="0.00244201402364907" calcext:value-type="float">
            <text:p>0.002442014023649</text:p>
          </table:table-cell>
          <table:table-cell office:value-type="float" office:value="-0.000915161338376436" calcext:value-type="float">
            <text:p>-0.000915161338376</text:p>
          </table:table-cell>
          <table:table-cell office:value-type="float" office:value="-0.00259461908118352" calcext:value-type="float">
            <text:p>-0.002594619081184</text:p>
          </table:table-cell>
          <table:table-cell office:value-type="float" office:value="-0.00140232213259595" calcext:value-type="float">
            <text:p>-0.001402322132596</text:p>
          </table:table-cell>
          <table:table-cell office:value-type="float" office:value="0.0000856731040757563" calcext:value-type="float">
            <text:p>8.56731040757563E-05</text:p>
          </table:table-cell>
          <table:table-cell office:value-type="float" office:value="-0.000703710789588308" calcext:value-type="float">
            <text:p>-0.000703710789588</text:p>
          </table:table-cell>
          <table:table-cell office:value-type="float" office:value="0.00260208848606941" calcext:value-type="float">
            <text:p>0.002602088486069</text:p>
          </table:table-cell>
          <table:table-cell office:value-type="float" office:value="-0.000534239750815124" calcext:value-type="float">
            <text:p>-0.000534239750815</text:p>
          </table:table-cell>
          <table:table-cell office:value-type="float" office:value="-0.00294304126070549" calcext:value-type="float">
            <text:p>-0.002943041260705</text:p>
          </table:table-cell>
          <table:table-cell office:value-type="float" office:value="0.000826914763369102" calcext:value-type="float">
            <text:p>0.000826914763369</text:p>
          </table:table-cell>
          <table:table-cell office:value-type="float" office:value="-0.000462420280061382" calcext:value-type="float">
            <text:p>-0.000462420280061</text:p>
          </table:table-cell>
          <table:table-cell office:value-type="float" office:value="0.00498892610360702" calcext:value-type="float">
            <text:p>0.004988926103607</text:p>
          </table:table-cell>
          <table:table-cell office:value-type="float" office:value="0.000976793692851086" calcext:value-type="float">
            <text:p>0.000976793692851</text:p>
          </table:table-cell>
          <table:table-cell office:value-type="float" office:value="-0.00457774464204486" calcext:value-type="float">
            <text:p>-0.004577744642045</text:p>
          </table:table-cell>
          <table:table-cell office:value-type="float" office:value="-0.000490574178285519" calcext:value-type="float">
            <text:p>-0.000490574178286</text:p>
          </table:table-cell>
          <table:table-cell office:value-type="float" office:value="-0.000507594894454788" calcext:value-type="float">
            <text:p>-0.000507594894455</text:p>
          </table:table-cell>
          <table:table-cell office:value-type="float" office:value="0.00220459978956344" calcext:value-type="float">
            <text:p>0.002204599789563</text:p>
          </table:table-cell>
          <table:table-cell office:value-type="float" office:value="0.000589485776619658" calcext:value-type="float">
            <text:p>0.00058948577662</text:p>
          </table:table-cell>
          <table:table-cell office:value-type="float" office:value="-0.000171731867134151" calcext:value-type="float">
            <text:p>-0.000171731867134</text:p>
          </table:table-cell>
          <table:table-cell office:value-type="float" office:value="-0.00330332262769922" calcext:value-type="float">
            <text:p>-0.003303322627699</text:p>
          </table:table-cell>
          <table:table-cell office:value-type="float" office:value="0.000370068487939745" calcext:value-type="float">
            <text:p>0.00037006848794</text:p>
          </table:table-cell>
          <table:table-cell office:value-type="float" office:value="0.000441694935992276" calcext:value-type="float">
            <text:p>0.000441694935992</text:p>
          </table:table-cell>
          <table:table-cell office:value-type="float" office:value="-0.00071501356416831" calcext:value-type="float">
            <text:p>-0.000715013564168</text:p>
          </table:table-cell>
          <table:table-cell office:value-type="float" office:value="0.00185578487215815" calcext:value-type="float">
            <text:p>0.001855784872158</text:p>
          </table:table-cell>
          <table:table-cell office:value-type="float" office:value="0.00284078088232009" calcext:value-type="float">
            <text:p>0.00284078088232</text:p>
          </table:table-cell>
          <table:table-cell office:value-type="float" office:value="0.00110670738785879" calcext:value-type="float">
            <text:p>0.001106707387859</text:p>
          </table:table-cell>
          <table:table-cell office:value-type="float" office:value="0.000959281365877751" calcext:value-type="float">
            <text:p>0.000959281365878</text:p>
          </table:table-cell>
          <table:table-cell office:value-type="float" office:value="-0.00253493732094379" calcext:value-type="float">
            <text:p>-0.002534937320944</text:p>
          </table:table-cell>
          <table:table-cell office:value-type="float" office:value="-0.00239918990392118" calcext:value-type="float">
            <text:p>-0.002399189903921</text:p>
          </table:table-cell>
          <table:table-cell office:value-type="float" office:value="-0.00115237009438396" calcext:value-type="float">
            <text:p>-0.001152370094384</text:p>
          </table:table-cell>
          <table:table-cell office:value-type="float" office:value="-0.000293059133569085" calcext:value-type="float">
            <text:p>-0.000293059133569</text:p>
          </table:table-cell>
          <table:table-cell office:value-type="float" office:value="0.00257787093637296" calcext:value-type="float">
            <text:p>0.002577870936373</text:p>
          </table:table-cell>
          <table:table-cell office:value-type="float" office:value="-0.00126597098237213" calcext:value-type="float">
            <text:p>-0.001265970982372</text:p>
          </table:table-cell>
          <table:table-cell office:value-type="float" office:value="-0.00144920557829725" calcext:value-type="float">
            <text:p>-0.001449205578297</text:p>
          </table:table-cell>
          <table:table-cell office:value-type="float" office:value="0.000157723731207593" calcext:value-type="float">
            <text:p>0.000157723731208</text:p>
          </table:table-cell>
          <table:table-cell office:value-type="float" office:value="0.00101278113030789" calcext:value-type="float">
            <text:p>0.001012781130308</text:p>
          </table:table-cell>
          <table:table-cell office:value-type="float" office:value="0.00238294072008832" calcext:value-type="float">
            <text:p>0.002382940720088</text:p>
          </table:table-cell>
          <table:table-cell office:value-type="float" office:value="0.00199960150065642" calcext:value-type="float">
            <text:p>0.001999601500656</text:p>
          </table:table-cell>
          <table:table-cell office:value-type="float" office:value="-0.000518081867153908" calcext:value-type="float">
            <text:p>-0.000518081867154</text:p>
          </table:table-cell>
          <table:table-cell office:value-type="float" office:value="-0.00274521400281746" calcext:value-type="float">
            <text:p>-0.002745214002817</text:p>
          </table:table-cell>
          <table:table-cell office:value-type="float" office:value="-0.00165838393117479" calcext:value-type="float">
            <text:p>-0.001658383931175</text:p>
          </table:table-cell>
          <table:table-cell office:value-type="float" office:value="-0.000528184200620563" calcext:value-type="float">
            <text:p>-0.000528184200621</text:p>
          </table:table-cell>
          <table:table-cell office:value-type="float" office:value="0.000597674036049267" calcext:value-type="float">
            <text:p>0.000597674036049</text:p>
          </table:table-cell>
          <table:table-cell office:value-type="float" office:value="0.00142808719430859" calcext:value-type="float">
            <text:p>0.001428087194309</text:p>
          </table:table-cell>
          <table:table-cell office:value-type="float" office:value="0.000669953266269951" calcext:value-type="float">
            <text:p>0.00066995326627</text:p>
          </table:table-cell>
          <table:table-cell office:value-type="float" office:value="-0.00106766885179266" calcext:value-type="float">
            <text:p>-0.001067668851793</text:p>
          </table:table-cell>
          <table:table-cell office:value-type="float" office:value="-0.00228900581487229" calcext:value-type="float">
            <text:p>-0.002289005814872</text:p>
          </table:table-cell>
          <table:table-cell office:value-type="float" office:value="0.00119144954221273" calcext:value-type="float">
            <text:p>0.001191449542213</text:p>
          </table:table-cell>
          <table:table-cell office:value-type="float" office:value="-0.000540757216967669" calcext:value-type="float">
            <text:p>-0.000540757216968</text:p>
          </table:table-cell>
          <table:table-cell office:value-type="float" office:value="0.00316601405892691" calcext:value-type="float">
            <text:p>0.003166014058927</text:p>
          </table:table-cell>
          <table:table-cell office:value-type="float" office:value="0.0015865505407977" calcext:value-type="float">
            <text:p>0.001586550540798</text:p>
          </table:table-cell>
          <table:table-cell office:value-type="float" office:value="-0.00300501224370631" calcext:value-type="float">
            <text:p>-0.003005012243706</text:p>
          </table:table-cell>
          <table:table-cell office:value-type="float" office:value="-0.00127272167486314" calcext:value-type="float">
            <text:p>-0.001272721674863</text:p>
          </table:table-cell>
          <table:table-cell office:value-type="float" office:value="0.00195717722590005" calcext:value-type="float">
            <text:p>0.0019571772259</text:p>
          </table:table-cell>
          <table:table-cell office:value-type="float" office:value="-0.00255280439642341" calcext:value-type="float">
            <text:p>-0.002552804396423</text:p>
          </table:table-cell>
          <table:table-cell office:value-type="float" office:value="0.00091146447473367" calcext:value-type="float">
            <text:p>0.000911464474734</text:p>
          </table:table-cell>
          <table:table-cell office:value-type="float" office:value="-0.00116158858728316" calcext:value-type="float">
            <text:p>-0.001161588587283</text:p>
          </table:table-cell>
          <table:table-cell office:value-type="float" office:value="0.00321633073034561" calcext:value-type="float">
            <text:p>0.003216330730346</text:p>
          </table:table-cell>
          <table:table-cell office:value-type="float" office:value="0.00200321884207227" calcext:value-type="float">
            <text:p>0.002003218842072</text:p>
          </table:table-cell>
          <table:table-cell office:value-type="float" office:value="-0.0000520126482695393" calcext:value-type="float">
            <text:p>-5.20126482695393E-05</text:p>
          </table:table-cell>
          <table:table-cell office:value-type="float" office:value="-0.00329384716640152" calcext:value-type="float">
            <text:p>-0.003293847166402</text:p>
          </table:table-cell>
          <table:table-cell office:value-type="float" office:value="0.0000188248688968717" calcext:value-type="float">
            <text:p>1.88248688968717E-05</text:p>
          </table:table-cell>
          <table:table-cell office:value-type="float" office:value="0.00146312350110034" calcext:value-type="float">
            <text:p>0.0014631235011</text:p>
          </table:table-cell>
          <table:table-cell office:value-type="float" office:value="-0.00373666712872039" calcext:value-type="float">
            <text:p>-0.00373666712872</text:p>
          </table:table-cell>
          <table:table-cell office:value-type="float" office:value="0.00138949167249491" calcext:value-type="float">
            <text:p>0.001389491672495</text:p>
          </table:table-cell>
          <table:table-cell office:value-type="float" office:value="0.000716913308226652" calcext:value-type="float">
            <text:p>0.000716913308227</text:p>
          </table:table-cell>
          <table:table-cell office:value-type="float" office:value="0.00438309682039939" calcext:value-type="float">
            <text:p>0.004383096820399</text:p>
          </table:table-cell>
          <table:table-cell office:value-type="float" office:value="-0.00233309148916183" calcext:value-type="float">
            <text:p>-0.002333091489162</text:p>
          </table:table-cell>
          <table:table-cell office:value-type="float" office:value="-0.00276864342157035" calcext:value-type="float">
            <text:p>-0.00276864342157</text:p>
          </table:table-cell>
          <table:table-cell office:value-type="float" office:value="-0.000794629923101697" calcext:value-type="float">
            <text:p>-0.000794629923102</text:p>
          </table:table-cell>
          <table:table-cell office:value-type="float" office:value="0.0021675652895492" calcext:value-type="float">
            <text:p>0.002167565289549</text:p>
          </table:table-cell>
          <table:table-cell office:value-type="float" office:value="0.000961276001958777" calcext:value-type="float">
            <text:p>0.000961276001959</text:p>
          </table:table-cell>
          <table:table-cell office:value-type="float" office:value="-0.00361073562856734" calcext:value-type="float">
            <text:p>-0.003610735628567</text:p>
          </table:table-cell>
          <table:table-cell office:value-type="float" office:value="0.000974300369965486" calcext:value-type="float">
            <text:p>0.000974300369965</text:p>
          </table:table-cell>
          <table:table-cell office:value-type="float" office:value="0.00356093065637836" calcext:value-type="float">
            <text:p>0.003560930656378</text:p>
          </table:table-cell>
          <table:table-cell office:value-type="float" office:value="0.0023058793189713" calcext:value-type="float">
            <text:p>0.002305879318971</text:p>
          </table:table-cell>
          <table:table-cell office:value-type="float" office:value="-0.00495885043561967" calcext:value-type="float">
            <text:p>-0.00495885043562</text:p>
          </table:table-cell>
          <table:table-cell office:value-type="float" office:value="-0.00140125274080999" calcext:value-type="float">
            <text:p>-0.00140125274081</text:p>
          </table:table-cell>
          <table:table-cell office:value-type="float" office:value="0.00209068242930732" calcext:value-type="float">
            <text:p>0.002090682429307</text:p>
          </table:table-cell>
          <table:table-cell office:value-type="float" office:value="-0.00195395861328762" calcext:value-type="float">
            <text:p>-0.001953958613288</text:p>
          </table:table-cell>
          <table:table-cell office:value-type="float" office:value="-0.0000673976310371915" calcext:value-type="float">
            <text:p>-6.73976310371915E-05</text:p>
          </table:table-cell>
          <table:table-cell office:value-type="float" office:value="0.00453275884610604" calcext:value-type="float">
            <text:p>0.004532758846106</text:p>
          </table:table-cell>
          <table:table-cell office:value-type="float" office:value="0.00179953897385204" calcext:value-type="float">
            <text:p>0.001799538973852</text:p>
          </table:table-cell>
          <table:table-cell office:value-type="float" office:value="-0.00348458263790163" calcext:value-type="float">
            <text:p>-0.003484582637902</text:p>
          </table:table-cell>
          <table:table-cell office:value-type="float" office:value="-0.00114880357644842" calcext:value-type="float">
            <text:p>-0.001148803576448</text:p>
          </table:table-cell>
          <table:table-cell office:value-type="float" office:value="-0.000820363942421465" calcext:value-type="float">
            <text:p>-0.000820363942421</text:p>
          </table:table-cell>
          <table:table-cell office:value-type="float" office:value="0.00236828969443781" calcext:value-type="float">
            <text:p>0.002368289694438</text:p>
          </table:table-cell>
          <table:table-cell office:value-type="float" office:value="-0.0034282873855202" calcext:value-type="float">
            <text:p>-0.00342828738552</text:p>
          </table:table-cell>
          <table:table-cell office:value-type="float" office:value="-0.000172449371874828" calcext:value-type="float">
            <text:p>-0.000172449371875</text:p>
          </table:table-cell>
          <table:table-cell office:value-type="float" office:value="0.000621984069229087" calcext:value-type="float">
            <text:p>0.000621984069229</text:p>
          </table:table-cell>
          <table:table-cell office:value-type="float" office:value="0.00115947557624163" calcext:value-type="float">
            <text:p>0.001159475576242</text:p>
          </table:table-cell>
          <table:table-cell office:value-type="float" office:value="0.00280969451702662" calcext:value-type="float">
            <text:p>0.002809694517027</text:p>
          </table:table-cell>
          <table:table-cell office:value-type="float" office:value="0.00203416044062454" calcext:value-type="float">
            <text:p>0.002034160440625</text:p>
          </table:table-cell>
          <table:table-cell office:value-type="float" office:value="0.000319829890508882" calcext:value-type="float">
            <text:p>0.000319829890509</text:p>
          </table:table-cell>
          <table:table-cell office:value-type="float" office:value="-0.00268744219881978" calcext:value-type="float">
            <text:p>-0.00268744219882</text:p>
          </table:table-cell>
          <table:table-cell office:value-type="float" office:value="-0.000606749461927902" calcext:value-type="float">
            <text:p>-0.000606749461928</text:p>
          </table:table-cell>
          <table:table-cell office:value-type="float" office:value="-0.000477530582367602" calcext:value-type="float">
            <text:p>-0.000477530582368</text:p>
          </table:table-cell>
          <table:table-cell office:value-type="float" office:value="-0.00198775467639512" calcext:value-type="float">
            <text:p>-0.001987754676395</text:p>
          </table:table-cell>
          <table:table-cell office:value-type="float" office:value="-0.000874604679724944" calcext:value-type="float">
            <text:p>-0.000874604679725</text:p>
          </table:table-cell>
          <table:table-cell office:value-type="float" office:value="-0.000217849969890771" calcext:value-type="float">
            <text:p>-0.000217849969891</text:p>
          </table:table-cell>
          <table:table-cell office:value-type="float" office:value="0.00413509837389448" calcext:value-type="float">
            <text:p>0.004135098373894</text:p>
          </table:table-cell>
          <table:table-cell office:value-type="float" office:value="0.00289151409734018" calcext:value-type="float">
            <text:p>0.00289151409734</text:p>
          </table:table-cell>
          <table:table-cell office:value-type="float" office:value="-0.0017099484757705" calcext:value-type="float">
            <text:p>-0.001709948475771</text:p>
          </table:table-cell>
          <table:table-cell office:value-type="float" office:value="-0.000148281159662811" calcext:value-type="float">
            <text:p>-0.000148281159663</text:p>
          </table:table-cell>
          <table:table-cell office:value-type="float" office:value="-0.00108531720011013" calcext:value-type="float">
            <text:p>-0.00108531720011</text:p>
          </table:table-cell>
          <table:table-cell office:value-type="float" office:value="-0.00340120058512117" calcext:value-type="float">
            <text:p>-0.003401200585121</text:p>
          </table:table-cell>
          <table:table-cell office:value-type="float" office:value="-0.000466216599272706" calcext:value-type="float">
            <text:p>-0.000466216599273</text:p>
          </table:table-cell>
          <table:table-cell office:value-type="float" office:value="-0.000813977760647955" calcext:value-type="float">
            <text:p>-0.000813977760648</text:p>
          </table:table-cell>
          <table:table-cell office:value-type="float" office:value="0.00751161410250417" calcext:value-type="float">
            <text:p>0.007511614102504</text:p>
          </table:table-cell>
          <table:table-cell office:value-type="float" office:value="-0.00183248815109527" calcext:value-type="float">
            <text:p>-0.001832488151095</text:p>
          </table:table-cell>
          <table:table-cell office:value-type="float" office:value="-0.000908135282279232" calcext:value-type="float">
            <text:p>-0.000908135282279</text:p>
          </table:table-cell>
          <table:table-cell office:value-type="float" office:value="-0.000515139451310542" calcext:value-type="float">
            <text:p>-0.000515139451311</text:p>
          </table:table-cell>
          <table:table-cell office:value-type="float" office:value="-0.00462455780943949" calcext:value-type="float">
            <text:p>-0.004624557809439</text:p>
          </table:table-cell>
          <table:table-cell office:value-type="float" office:value="0.000664242584275609" calcext:value-type="float">
            <text:p>0.000664242584276</text:p>
          </table:table-cell>
          <table:table-cell office:value-type="float" office:value="0.00655087053485326" calcext:value-type="float">
            <text:p>0.006550870534853</text:p>
          </table:table-cell>
          <table:table-cell office:value-type="float" office:value="-0.00314046039945232" calcext:value-type="float">
            <text:p>-0.003140460399452</text:p>
          </table:table-cell>
          <table:table-cell office:value-type="float" office:value="-0.00235989625944072" calcext:value-type="float">
            <text:p>-0.002359896259441</text:p>
          </table:table-cell>
          <table:table-cell office:value-type="float" office:value="-0.00173136744967972" calcext:value-type="float">
            <text:p>-0.00173136744968</text:p>
          </table:table-cell>
          <table:table-cell office:value-type="float" office:value="-0.000226115802845928" calcext:value-type="float">
            <text:p>-0.000226115802846</text:p>
          </table:table-cell>
          <table:table-cell office:value-type="float" office:value="0.000319112296805535" calcext:value-type="float">
            <text:p>0.000319112296806</text:p>
          </table:table-cell>
          <table:table-cell office:value-type="float" office:value="0.00159104267394039" calcext:value-type="float">
            <text:p>0.00159104267394</text:p>
          </table:table-cell>
          <table:table-cell office:value-type="float" office:value="0.00313300714328207" calcext:value-type="float">
            <text:p>0.003133007143282</text:p>
          </table:table-cell>
          <table:table-cell office:value-type="float" office:value="0.00218311536506205" calcext:value-type="float">
            <text:p>0.002183115365062</text:p>
          </table:table-cell>
          <table:table-cell office:value-type="float" office:value="-0.000640895218029347" calcext:value-type="float">
            <text:p>-0.000640895218029</text:p>
          </table:table-cell>
          <table:table-cell office:value-type="float" office:value="-0.00138649606502" calcext:value-type="float">
            <text:p>-0.00138649606502</text:p>
          </table:table-cell>
          <table:table-cell office:value-type="float" office:value="-0.000732253914914827" calcext:value-type="float">
            <text:p>-0.000732253914915</text:p>
          </table:table-cell>
          <table:table-cell office:value-type="float" office:value="-0.000287311190504458" calcext:value-type="float">
            <text:p>-0.000287311190504</text:p>
          </table:table-cell>
          <table:table-cell office:value-type="float" office:value="-0.00382060878063123" calcext:value-type="float">
            <text:p>-0.003820608780631</text:p>
          </table:table-cell>
          <table:table-cell office:value-type="float" office:value="-0.000302676020707715" calcext:value-type="float">
            <text:p>-0.000302676020708</text:p>
          </table:table-cell>
          <table:table-cell office:value-type="float" office:value="-0.00019020339725706" calcext:value-type="float">
            <text:p>-0.000190203397257</text:p>
          </table:table-cell>
          <table:table-cell office:value-type="float" office:value="0.00171798281347896" calcext:value-type="float">
            <text:p>0.001717982813479</text:p>
          </table:table-cell>
          <table:table-cell office:value-type="float" office:value="0.00234034128932808" calcext:value-type="float">
            <text:p>0.002340341289328</text:p>
          </table:table-cell>
          <table:table-cell office:value-type="float" office:value="0.00203974410500829" calcext:value-type="float">
            <text:p>0.002039744105008</text:p>
          </table:table-cell>
          <table:table-cell office:value-type="float" office:value="0.00096024365059505" calcext:value-type="float">
            <text:p>0.000960243650595</text:p>
          </table:table-cell>
          <table:table-cell office:value-type="float" office:value="-0.00272297550099793" calcext:value-type="float">
            <text:p>-0.002722975500998</text:p>
          </table:table-cell>
          <table:table-cell office:value-type="float" office:value="-0.00182711679365333" calcext:value-type="float">
            <text:p>-0.001827116793653</text:p>
          </table:table-cell>
          <table:table-cell office:value-type="float" office:value="-0.000769878644955424" calcext:value-type="float">
            <text:p>-0.000769878644955</text:p>
          </table:table-cell>
          <table:table-cell office:value-type="float" office:value="0.00235891988692333" calcext:value-type="float">
            <text:p>0.002358919886923</text:p>
          </table:table-cell>
          <table:table-cell office:value-type="float" office:value="-0.00000286506230989803" calcext:value-type="float">
            <text:p>-2.86506230989803E-06</text:p>
          </table:table-cell>
          <table:table-cell office:value-type="float" office:value="-0.00265169971435114" calcext:value-type="float">
            <text:p>-0.002651699714351</text:p>
          </table:table-cell>
          <table:table-cell office:value-type="float" office:value="-0.000766736613819652" calcext:value-type="float">
            <text:p>-0.00076673661382</text:p>
          </table:table-cell>
          <table:table-cell office:value-type="float" office:value="0.00062744397120873" calcext:value-type="float">
            <text:p>0.000627443971209</text:p>
          </table:table-cell>
          <table:table-cell office:value-type="float" office:value="0.00252630067149678" calcext:value-type="float">
            <text:p>0.002526300671497</text:p>
          </table:table-cell>
          <table:table-cell office:value-type="float" office:value="0.00219349271106362" calcext:value-type="float">
            <text:p>0.002193492711064</text:p>
          </table:table-cell>
          <table:table-cell office:value-type="float" office:value="0.00174647480525725" calcext:value-type="float">
            <text:p>0.001746474805257</text:p>
          </table:table-cell>
          <table:table-cell office:value-type="float" office:value="-0.00240597735697301" calcext:value-type="float">
            <text:p>-0.002405977356973</text:p>
          </table:table-cell>
          <table:table-cell office:value-type="float" office:value="-0.00274152012591733" calcext:value-type="float">
            <text:p>-0.002741520125917</text:p>
          </table:table-cell>
          <table:table-cell office:value-type="float" office:value="-0.000879750500021148" calcext:value-type="float">
            <text:p>-0.000879750500021</text:p>
          </table:table-cell>
          <table:table-cell office:value-type="float" office:value="0.000724703247908465" calcext:value-type="float">
            <text:p>0.000724703247908</text:p>
          </table:table-cell>
          <table:table-cell office:value-type="float" office:value="0.00188538914516567" calcext:value-type="float">
            <text:p>0.001885389145166</text:p>
          </table:table-cell>
          <table:table-cell office:value-type="float" office:value="-0.00205177390519379" calcext:value-type="float">
            <text:p>-0.002051773905194</text:p>
          </table:table-cell>
          <table:table-cell office:value-type="float" office:value="-0.00169060836175361" calcext:value-type="float">
            <text:p>-0.001690608361754</text:p>
          </table:table-cell>
          <table:table-cell office:value-type="float" office:value="0.000802661493730594" calcext:value-type="float">
            <text:p>0.000802661493731</text:p>
          </table:table-cell>
          <table:table-cell office:value-type="float" office:value="0.00181328714975476" calcext:value-type="float">
            <text:p>0.001813287149755</text:p>
          </table:table-cell>
          <table:table-cell office:value-type="float" office:value="0.00271836917487672" calcext:value-type="float">
            <text:p>0.002718369174877</text:p>
          </table:table-cell>
          <table:table-cell office:value-type="float" office:value="0.00203492996391524" calcext:value-type="float">
            <text:p>0.002034929963915</text:p>
          </table:table-cell>
          <table:table-cell office:value-type="float" office:value="-0.00407964960984819" calcext:value-type="float">
            <text:p>-0.004079649609848</text:p>
          </table:table-cell>
          <table:table-cell office:value-type="float" office:value="-0.0014237741351541" calcext:value-type="float">
            <text:p>-0.001423774135154</text:p>
          </table:table-cell>
          <table:table-cell office:value-type="float" office:value="-0.000118382146215068" calcext:value-type="float">
            <text:p>-0.000118382146215</text:p>
          </table:table-cell>
          <table:table-cell office:value-type="float" office:value="0.00171260543175306" calcext:value-type="float">
            <text:p>0.001712605431753</text:p>
          </table:table-cell>
          <table:table-cell office:value-type="float" office:value="0.00101901320696962" calcext:value-type="float">
            <text:p>0.00101901320697</text:p>
          </table:table-cell>
          <table:table-cell office:value-type="float" office:value="0.000226693178867698" calcext:value-type="float">
            <text:p>0.000226693178868</text:p>
          </table:table-cell>
          <table:table-cell office:value-type="float" office:value="-0.00109322774659232" calcext:value-type="float">
            <text:p>-0.001093227746592</text:p>
          </table:table-cell>
          <table:table-cell office:value-type="float" office:value="-0.00281581215693755" calcext:value-type="float">
            <text:p>-0.002815812156938</text:p>
          </table:table-cell>
          <table:table-cell office:value-type="float" office:value="0.000211079245898416" calcext:value-type="float">
            <text:p>0.000211079245898</text:p>
          </table:table-cell>
          <table:table-cell office:value-type="float" office:value="0.000472371400947469" calcext:value-type="float">
            <text:p>0.000472371400947</text:p>
          </table:table-cell>
          <table:table-cell office:value-type="float" office:value="-0.000176966936098089" calcext:value-type="float">
            <text:p>-0.000176966936098</text:p>
          </table:table-cell>
          <table:table-cell office:value-type="float" office:value="0.00121256623088251" calcext:value-type="float">
            <text:p>0.001212566230883</text:p>
          </table:table-cell>
          <table:table-cell office:value-type="float" office:value="0.00456134305082257" calcext:value-type="float">
            <text:p>0.004561343050823</text:p>
          </table:table-cell>
          <table:table-cell office:value-type="float" office:value="-0.000516352059524883" calcext:value-type="float">
            <text:p>-0.000516352059525</text:p>
          </table:table-cell>
          <table:table-cell office:value-type="float" office:value="-0.00284474431927212" calcext:value-type="float">
            <text:p>-0.002844744319272</text:p>
          </table:table-cell>
          <table:table-cell office:value-type="float" office:value="-0.00161578400368134" calcext:value-type="float">
            <text:p>-0.001615784003681</text:p>
          </table:table-cell>
          <table:table-cell office:value-type="float" office:value="-0.000549438502864208" calcext:value-type="float">
            <text:p>-0.000549438502864</text:p>
          </table:table-cell>
          <table:table-cell office:value-type="float" office:value="0.00179727101543958" calcext:value-type="float">
            <text:p>0.00179727101544</text:p>
          </table:table-cell>
          <table:table-cell office:value-type="float" office:value="0.000984193347537576" calcext:value-type="float">
            <text:p>0.000984193347538</text:p>
          </table:table-cell>
          <table:table-cell office:value-type="float" office:value="0.000165388978173087" calcext:value-type="float">
            <text:p>0.000165388978173</text:p>
          </table:table-cell>
          <table:table-cell office:value-type="float" office:value="-0.00292196509795295" calcext:value-type="float">
            <text:p>-0.002921965097953</text:p>
          </table:table-cell>
          <table:table-cell office:value-type="float" office:value="0.000563611770809658" calcext:value-type="float">
            <text:p>0.00056361177081</text:p>
          </table:table-cell>
          <table:table-cell office:value-type="float" office:value="0.00278759062041584" calcext:value-type="float">
            <text:p>0.002787590620416</text:p>
          </table:table-cell>
          <table:table-cell office:value-type="float" office:value="0.00280062738934467" calcext:value-type="float">
            <text:p>0.002800627389345</text:p>
          </table:table-cell>
          <table:table-cell office:value-type="float" office:value="-0.00359224883784803" calcext:value-type="float">
            <text:p>-0.003592248837848</text:p>
          </table:table-cell>
          <table:table-cell office:value-type="float" office:value="-0.00184428739563219" calcext:value-type="float">
            <text:p>-0.001844287395632</text:p>
          </table:table-cell>
          <table:table-cell office:value-type="float" office:value="-0.000538607511929856" calcext:value-type="float">
            <text:p>-0.00053860751193</text:p>
          </table:table-cell>
          <table:table-cell office:value-type="float" office:value="-0.000358675278443354" calcext:value-type="float">
            <text:p>-0.000358675278443</text:p>
          </table:table-cell>
          <table:table-cell office:value-type="float" office:value="-0.000422256445530622" calcext:value-type="float">
            <text:p>-0.000422256445531</text:p>
          </table:table-cell>
          <table:table-cell office:value-type="float" office:value="0.000182341057366475" calcext:value-type="float">
            <text:p>0.000182341057366</text:p>
          </table:table-cell>
          <table:table-cell office:value-type="float" office:value="-0.00013674007054737" calcext:value-type="float">
            <text:p>-0.000136740070547</text:p>
          </table:table-cell>
          <table:table-cell office:value-type="float" office:value="0.000677953664760256" calcext:value-type="float">
            <text:p>0.00067795366476</text:p>
          </table:table-cell>
          <table:table-cell office:value-type="float" office:value="0.00462869628233553" calcext:value-type="float">
            <text:p>0.004628696282336</text:p>
          </table:table-cell>
          <table:table-cell office:value-type="float" office:value="0.00107754009687533" calcext:value-type="float">
            <text:p>0.001077540096875</text:p>
          </table:table-cell>
          <table:table-cell office:value-type="float" office:value="-0.00386552535618212" calcext:value-type="float">
            <text:p>-0.003865525356182</text:p>
          </table:table-cell>
          <table:table-cell office:value-type="float" office:value="-0.00148271673251466" calcext:value-type="float">
            <text:p>-0.001482716732515</text:p>
          </table:table-cell>
          <table:table-cell office:value-type="float" office:value="-0.000190281155578453" calcext:value-type="float">
            <text:p>-0.000190281155578</text:p>
          </table:table-cell>
          <table:table-cell office:value-type="float" office:value="0.00263674973714739" calcext:value-type="float">
            <text:p>0.002636749737147</text:p>
          </table:table-cell>
          <table:table-cell office:value-type="float" office:value="-0.00023898225583685" calcext:value-type="float">
            <text:p>-0.000238982255837</text:p>
          </table:table-cell>
          <table:table-cell office:value-type="float" office:value="-0.00370828573288656" calcext:value-type="float">
            <text:p>-0.003708285732887</text:p>
          </table:table-cell>
          <table:table-cell office:value-type="float" office:value="0.000374048899135337" calcext:value-type="float">
            <text:p>0.000374048899135</text:p>
          </table:table-cell>
          <table:table-cell office:value-type="float" office:value="0.00263092801883724" calcext:value-type="float">
            <text:p>0.002630928018837</text:p>
          </table:table-cell>
          <table:table-cell office:value-type="float" office:value="0.00354382053603336" calcext:value-type="float">
            <text:p>0.003543820536033</text:p>
          </table:table-cell>
          <table:table-cell office:value-type="float" office:value="-0.00171526413016609" calcext:value-type="float">
            <text:p>-0.001715264130166</text:p>
          </table:table-cell>
          <table:table-cell office:value-type="float" office:value="-0.00129978074178488" calcext:value-type="float">
            <text:p>-0.001299780741785</text:p>
          </table:table-cell>
          <table:table-cell office:value-type="float" office:value="-0.00228601075784418" calcext:value-type="float">
            <text:p>-0.002286010757844</text:p>
          </table:table-cell>
          <table:table-cell office:value-type="float" office:value="0.000749189140799078" calcext:value-type="float">
            <text:p>0.000749189140799</text:p>
          </table:table-cell>
          <table:table-cell office:value-type="float" office:value="0.0017574280545834" calcext:value-type="float">
            <text:p>0.001757428054583</text:p>
          </table:table-cell>
          <table:table-cell office:value-type="float" office:value="0.0000629370216523872" calcext:value-type="float">
            <text:p>6.29370216523872E-05</text:p>
          </table:table-cell>
          <table:table-cell office:value-type="float" office:value="-0.00215053778531304" calcext:value-type="float">
            <text:p>-0.002150537785313</text:p>
          </table:table-cell>
          <table:table-cell office:value-type="float" office:value="-0.000953710476999714" calcext:value-type="float">
            <text:p>-0.000953710477</text:p>
          </table:table-cell>
          <table:table-cell office:value-type="float" office:value="0.0018230266273081" calcext:value-type="float">
            <text:p>0.001823026627308</text:p>
          </table:table-cell>
          <table:table-cell office:value-type="float" office:value="0.0026103348447617" calcext:value-type="float">
            <text:p>0.002610334844762</text:p>
          </table:table-cell>
          <table:table-cell office:value-type="float" office:value="0.00169783364099241" calcext:value-type="float">
            <text:p>0.001697833640992</text:p>
          </table:table-cell>
          <table:table-cell office:value-type="float" office:value="-0.00234027323926111" calcext:value-type="float">
            <text:p>-0.002340273239261</text:p>
          </table:table-cell>
          <table:table-cell office:value-type="float" office:value="-0.000816933685288346" calcext:value-type="float">
            <text:p>-0.000816933685288</text:p>
          </table:table-cell>
          <table:table-cell office:value-type="float" office:value="-0.00143142732360235" calcext:value-type="float">
            <text:p>-0.001431427323602</text:p>
          </table:table-cell>
          <table:table-cell office:value-type="float" office:value="0.00049309200410036" calcext:value-type="float">
            <text:p>0.0004930920041</text:p>
          </table:table-cell>
          <table:table-cell office:value-type="float" office:value="-0.00138154478670088" calcext:value-type="float">
            <text:p>-0.001381544786701</text:p>
          </table:table-cell>
          <table:table-cell office:value-type="float" office:value="0.0058771996829301" calcext:value-type="float">
            <text:p>0.00587719968293</text:p>
          </table:table-cell>
          <table:table-cell office:value-type="float" office:value="-0.0017074783504637" calcext:value-type="float">
            <text:p>-0.001707478350464</text:p>
          </table:table-cell>
          <table:table-cell office:value-type="float" office:value="-0.0000354821386608917" calcext:value-type="float">
            <text:p>-3.54821386608917E-05</text:p>
          </table:table-cell>
          <table:table-cell office:value-type="float" office:value="-0.00113091603452747" calcext:value-type="float">
            <text:p>-0.001130916034527</text:p>
          </table:table-cell>
          <table:table-cell office:value-type="float" office:value="-0.00282054835343132" calcext:value-type="float">
            <text:p>-0.002820548353431</text:p>
          </table:table-cell>
          <table:table-cell office:value-type="float" office:value="0.000106280912823942" calcext:value-type="float">
            <text:p>0.000106280912824</text:p>
          </table:table-cell>
          <table:table-cell office:value-type="float" office:value="0.00296512611263949" calcext:value-type="float">
            <text:p>0.002965126112639</text:p>
          </table:table-cell>
          <table:table-cell office:value-type="float" office:value="-0.0011323610466919" calcext:value-type="float">
            <text:p>-0.001132361046692</text:p>
          </table:table-cell>
          <table:table-cell office:value-type="float" office:value="-0.00194982204478261" calcext:value-type="float">
            <text:p>-0.001949822044783</text:p>
          </table:table-cell>
          <table:table-cell office:value-type="float" office:value="0.00251983926509802" calcext:value-type="float">
            <text:p>0.002519839265098</text:p>
          </table:table-cell>
          <table:table-cell office:value-type="float" office:value="-0.000942402763871142" calcext:value-type="float">
            <text:p>-0.000942402763871</text:p>
          </table:table-cell>
          <table:table-cell office:value-type="float" office:value="-0.00204502428367542" calcext:value-type="float">
            <text:p>-0.002045024283675</text:p>
          </table:table-cell>
          <table:table-cell office:value-type="float" office:value="0.00568243778501049" calcext:value-type="float">
            <text:p>0.00568243778501</text:p>
          </table:table-cell>
          <table:table-cell office:value-type="float" office:value="-0.00145996263880294" calcext:value-type="float">
            <text:p>-0.001459962638803</text:p>
          </table:table-cell>
          <table:table-cell office:value-type="float" office:value="-0.00179103337523329" calcext:value-type="float">
            <text:p>-0.001791033375233</text:p>
          </table:table-cell>
          <table:table-cell office:value-type="float" office:value="-0.0019596001950638" calcext:value-type="float">
            <text:p>-0.001959600195064</text:p>
          </table:table-cell>
          <table:table-cell office:value-type="float" office:value="0.00212353701257473" calcext:value-type="float">
            <text:p>0.002123537012575</text:p>
          </table:table-cell>
          <table:table-cell office:value-type="float" office:value="0.000786965496486991" calcext:value-type="float">
            <text:p>0.000786965496487</text:p>
          </table:table-cell>
          <table:table-cell office:value-type="float" office:value="-0.00275132828008567" calcext:value-type="float">
            <text:p>-0.002751328280086</text:p>
          </table:table-cell>
          <table:table-cell office:value-type="float" office:value="0.00205830195301471" calcext:value-type="float">
            <text:p>0.002058301953015</text:p>
          </table:table-cell>
          <table:table-cell office:value-type="float" office:value="0.00155355946134361" calcext:value-type="float">
            <text:p>0.001553559461344</text:p>
          </table:table-cell>
          <table:table-cell office:value-type="float" office:value="-0.00267607545146009" calcext:value-type="float">
            <text:p>-0.00267607545146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46238687583339" calcext:value-type="float">
            <text:p>1.46238687583339</text:p>
          </table:table-cell>
          <table:table-cell table:formula="of:=[.B9]*9.8" office:value-type="float" office:value="14.3313913831672" calcext:value-type="float">
            <text:p>14.3313913831672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93785438299329" calcext:value-type="float">
            <text:p>1.93785438299329E-06</text:p>
          </table:table-cell>
          <table:table-cell table:formula="of:=0.5*[.D12]*(([.D5]-[.C5])/([.D1]-[.C1]))^2" office:value-type="float" office:value="0.00000312431888085663" calcext:value-type="float">
            <text:p>3.12431888085663E-06</text:p>
          </table:table-cell>
          <table:table-cell table:formula="of:=0.5*[.E12]*(([.E5]-[.D5])/([.E1]-[.D1]))^2" office:value-type="float" office:value="0.00000579358479504825" calcext:value-type="float">
            <text:p>5.79358479504825E-06</text:p>
          </table:table-cell>
          <table:table-cell table:formula="of:=0.5*[.F12]*(([.F5]-[.E5])/([.F1]-[.E1]))^2" office:value-type="float" office:value="0.0000328973520582314" calcext:value-type="float">
            <text:p>3.28973520582314E-05</text:p>
          </table:table-cell>
          <table:table-cell table:formula="of:=0.5*[.G12]*(([.G5]-[.F5])/([.G1]-[.F1]))^2" office:value-type="float" office:value="0.0000073767404137932" calcext:value-type="float">
            <text:p>7.3767404137932E-06</text:p>
          </table:table-cell>
          <table:table-cell table:formula="of:=0.5*[.H12]*(([.H5]-[.G5])/([.H1]-[.G1]))^2" office:value-type="float" office:value="0.00000664359598286076" calcext:value-type="float">
            <text:p>6.64359598286076E-06</text:p>
          </table:table-cell>
          <table:table-cell table:formula="of:=0.5*[.I12]*(([.I5]-[.H5])/([.I1]-[.H1]))^2" office:value-type="float" office:value="0.00000855748750641708" calcext:value-type="float">
            <text:p>8.55748750641708E-06</text:p>
          </table:table-cell>
          <table:table-cell table:formula="of:=0.5*[.J12]*(([.J5]-[.I5])/([.J1]-[.I1]))^2" office:value-type="float" office:value="0.0000234783410947606" calcext:value-type="float">
            <text:p>2.34783410947606E-05</text:p>
          </table:table-cell>
          <table:table-cell table:formula="of:=0.5*[.K12]*(([.K5]-[.J5])/([.K1]-[.J1]))^2" office:value-type="float" office:value="0.00000218092044953619" calcext:value-type="float">
            <text:p>2.18092044953619E-06</text:p>
          </table:table-cell>
          <table:table-cell table:formula="of:=0.5*[.L12]*(([.L5]-[.K5])/([.L1]-[.K1]))^2" office:value-type="float" office:value="0.000000816889442492782" calcext:value-type="float">
            <text:p>8.16889442492782E-07</text:p>
          </table:table-cell>
          <table:table-cell table:formula="of:=0.5*[.M12]*(([.M5]-[.L5])/([.M1]-[.L1]))^2" office:value-type="float" office:value="0.00000101440614744421" calcext:value-type="float">
            <text:p>1.01440614744421E-06</text:p>
          </table:table-cell>
          <table:table-cell table:formula="of:=0.5*[.N12]*(([.N5]-[.M5])/([.N1]-[.M1]))^2" office:value-type="float" office:value="0.00000556179900455666" calcext:value-type="float">
            <text:p>5.56179900455666E-06</text:p>
          </table:table-cell>
          <table:table-cell table:formula="of:=0.5*[.O12]*(([.O5]-[.N5])/([.O1]-[.N1]))^2" office:value-type="float" office:value="0.00000759494616790644" calcext:value-type="float">
            <text:p>7.59494616790644E-06</text:p>
          </table:table-cell>
          <table:table-cell table:formula="of:=0.5*[.P12]*(([.P5]-[.O5])/([.P1]-[.O1]))^2" office:value-type="float" office:value="0.000000129317795919759" calcext:value-type="float">
            <text:p>1.29317795919759E-07</text:p>
          </table:table-cell>
          <table:table-cell table:formula="of:=0.5*[.Q12]*(([.Q5]-[.P5])/([.Q1]-[.P1]))^2" office:value-type="float" office:value="0.000000027723950312067" calcext:value-type="float">
            <text:p>2.7723950312067E-08</text:p>
          </table:table-cell>
          <table:table-cell table:formula="of:=0.5*[.R12]*(([.R5]-[.Q5])/([.R1]-[.Q1]))^2" office:value-type="float" office:value="0.00000078953470701474" calcext:value-type="float">
            <text:p>7.8953470701474E-07</text:p>
          </table:table-cell>
          <table:table-cell table:formula="of:=0.5*[.S12]*(([.S5]-[.R5])/([.S1]-[.R1]))^2" office:value-type="float" office:value="0.0000287092017055433" calcext:value-type="float">
            <text:p>2.87092017055433E-05</text:p>
          </table:table-cell>
          <table:table-cell table:formula="of:=0.5*[.T12]*(([.T5]-[.S5])/([.T1]-[.S1]))^2" office:value-type="float" office:value="0.000000121717112519539" calcext:value-type="float">
            <text:p>1.21717112519539E-07</text:p>
          </table:table-cell>
          <table:table-cell table:formula="of:=0.5*[.U12]*(([.U5]-[.T5])/([.U1]-[.T1]))^2" office:value-type="float" office:value="0.0000200305195412462" calcext:value-type="float">
            <text:p>2.00305195412462E-05</text:p>
          </table:table-cell>
          <table:table-cell table:formula="of:=0.5*[.V12]*(([.V5]-[.U5])/([.V1]-[.U1]))^2" office:value-type="float" office:value="0.0000126124933346818" calcext:value-type="float">
            <text:p>1.26124933346818E-05</text:p>
          </table:table-cell>
          <table:table-cell table:formula="of:=0.5*[.W12]*(([.W5]-[.V5])/([.W1]-[.V1]))^2" office:value-type="float" office:value="0.0000177202499396655" calcext:value-type="float">
            <text:p>1.77202499396655E-05</text:p>
          </table:table-cell>
          <table:table-cell table:formula="of:=0.5*[.X12]*(([.X5]-[.W5])/([.X1]-[.W1]))^2" office:value-type="float" office:value="0.000000455265997436208" calcext:value-type="float">
            <text:p>4.55265997436208E-07</text:p>
          </table:table-cell>
          <table:table-cell table:formula="of:=0.5*[.Y12]*(([.Y5]-[.X5])/([.Y1]-[.X1]))^2" office:value-type="float" office:value="0.0000143263422040528" calcext:value-type="float">
            <text:p>1.43263422040528E-05</text:p>
          </table:table-cell>
          <table:table-cell table:formula="of:=0.5*[.Z12]*(([.Z5]-[.Y5])/([.Z1]-[.Y1]))^2" office:value-type="float" office:value="0.000000000542713856311388" calcext:value-type="float">
            <text:p>5.42713856311388E-10</text:p>
          </table:table-cell>
          <table:table-cell table:formula="of:=0.5*[.AA12]*(([.AA5]-[.Z5])/([.AA1]-[.Z1]))^2" office:value-type="float" office:value="0.00000948261516988729" calcext:value-type="float">
            <text:p>9.48261516988729E-06</text:p>
          </table:table-cell>
          <table:table-cell table:formula="of:=0.5*[.AB12]*(([.AB5]-[.AA5])/([.AB1]-[.AA1]))^2" office:value-type="float" office:value="0.000000219193106469631" calcext:value-type="float">
            <text:p>2.19193106469631E-07</text:p>
          </table:table-cell>
          <table:table-cell table:formula="of:=0.5*[.AC12]*(([.AC5]-[.AB5])/([.AC1]-[.AB1]))^2" office:value-type="float" office:value="0.00000206593815560738" calcext:value-type="float">
            <text:p>2.06593815560738E-06</text:p>
          </table:table-cell>
          <table:table-cell table:formula="of:=0.5*[.AD12]*(([.AD5]-[.AC5])/([.AD1]-[.AC1]))^2" office:value-type="float" office:value="0.0000051711539848642" calcext:value-type="float">
            <text:p>5.1711539848642E-06</text:p>
          </table:table-cell>
          <table:table-cell table:formula="of:=0.5*[.AE12]*(([.AE5]-[.AD5])/([.AE1]-[.AD1]))^2" office:value-type="float" office:value="0.0000157560339974201" calcext:value-type="float">
            <text:p>1.57560339974201E-05</text:p>
          </table:table-cell>
          <table:table-cell table:formula="of:=0.5*[.AF12]*(([.AF5]-[.AE5])/([.AF1]-[.AE1]))^2" office:value-type="float" office:value="0.00000000603657406723805" calcext:value-type="float">
            <text:p>6.03657406723805E-09</text:p>
          </table:table-cell>
          <table:table-cell table:formula="of:=0.5*[.AG12]*(([.AG5]-[.AF5])/([.AG1]-[.AF1]))^2" office:value-type="float" office:value="0.00000274958993299324" calcext:value-type="float">
            <text:p>2.74958993299324E-06</text:p>
          </table:table-cell>
          <table:table-cell table:formula="of:=0.5*[.AH12]*(([.AH5]-[.AG5])/([.AH1]-[.AG1]))^2" office:value-type="float" office:value="0.00000744988057494161" calcext:value-type="float">
            <text:p>7.44988057494161E-06</text:p>
          </table:table-cell>
          <table:table-cell table:formula="of:=0.5*[.AI12]*(([.AI5]-[.AH5])/([.AI1]-[.AH1]))^2" office:value-type="float" office:value="0.00000757363052987484" calcext:value-type="float">
            <text:p>7.57363052987484E-06</text:p>
          </table:table-cell>
          <table:table-cell table:formula="of:=0.5*[.AJ12]*(([.AJ5]-[.AI5])/([.AJ1]-[.AI1]))^2" office:value-type="float" office:value="0.00000262268392228786" calcext:value-type="float">
            <text:p>2.62268392228786E-06</text:p>
          </table:table-cell>
          <table:table-cell table:formula="of:=0.5*[.AK12]*(([.AK5]-[.AJ5])/([.AK1]-[.AJ1]))^2" office:value-type="float" office:value="0.000000110927602503467" calcext:value-type="float">
            <text:p>1.10927602503467E-07</text:p>
          </table:table-cell>
          <table:table-cell table:formula="of:=0.5*[.AL12]*(([.AL5]-[.AK5])/([.AL1]-[.AK1]))^2" office:value-type="float" office:value="0.0000251024990262346" calcext:value-type="float">
            <text:p>2.51024990262346E-05</text:p>
          </table:table-cell>
          <table:table-cell table:formula="of:=0.5*[.AM12]*(([.AM5]-[.AL5])/([.AM1]-[.AL1]))^2" office:value-type="float" office:value="0.0000163467816991121" calcext:value-type="float">
            <text:p>1.63467816991121E-05</text:p>
          </table:table-cell>
          <table:table-cell table:formula="of:=0.5*[.AN12]*(([.AN5]-[.AM5])/([.AN1]-[.AM1]))^2" office:value-type="float" office:value="0.0000000449809607995856" calcext:value-type="float">
            <text:p>4.49809607995856E-08</text:p>
          </table:table-cell>
          <table:table-cell table:formula="of:=0.5*[.AO12]*(([.AO5]-[.AN5])/([.AO1]-[.AN1]))^2" office:value-type="float" office:value="0.00000227360630710785" calcext:value-type="float">
            <text:p>2.27360630710785E-06</text:p>
          </table:table-cell>
          <table:table-cell table:formula="of:=0.5*[.AP12]*(([.AP5]-[.AO5])/([.AP1]-[.AO1]))^2" office:value-type="float" office:value="0.0000074045835903018" calcext:value-type="float">
            <text:p>7.4045835903018E-06</text:p>
          </table:table-cell>
          <table:table-cell table:formula="of:=0.5*[.AQ12]*(([.AQ5]-[.AP5])/([.AQ1]-[.AP1]))^2" office:value-type="float" office:value="0.000000133582568853628" calcext:value-type="float">
            <text:p>1.33582568853628E-07</text:p>
          </table:table-cell>
          <table:table-cell table:formula="of:=0.5*[.AR12]*(([.AR5]-[.AQ5])/([.AR1]-[.AQ1]))^2" office:value-type="float" office:value="0.00000308462727189572" calcext:value-type="float">
            <text:p>3.08462727189572E-06</text:p>
          </table:table-cell>
          <table:table-cell table:formula="of:=0.5*[.AS12]*(([.AS5]-[.AR5])/([.AS1]-[.AR1]))^2" office:value-type="float" office:value="0.0000135777118298408" calcext:value-type="float">
            <text:p>1.35777118298408E-05</text:p>
          </table:table-cell>
          <table:table-cell table:formula="of:=0.5*[.AT12]*(([.AT5]-[.AS5])/([.AT1]-[.AS1]))^2" office:value-type="float" office:value="0.00000210940099571733" calcext:value-type="float">
            <text:p>2.10940099571733E-06</text:p>
          </table:table-cell>
          <table:table-cell table:formula="of:=0.5*[.AU12]*(([.AU5]-[.AT5])/([.AU1]-[.AT1]))^2" office:value-type="float" office:value="0.00000010932733315439" calcext:value-type="float">
            <text:p>1.0932733315439E-07</text:p>
          </table:table-cell>
          <table:table-cell table:formula="of:=0.5*[.AV12]*(([.AV5]-[.AU5])/([.AV1]-[.AU1]))^2" office:value-type="float" office:value="0.00000268364634474998" calcext:value-type="float">
            <text:p>2.68364634474998E-06</text:p>
          </table:table-cell>
          <table:table-cell table:formula="of:=0.5*[.AW12]*(([.AW5]-[.AV5])/([.AW1]-[.AV1]))^2" office:value-type="float" office:value="0.00001233420199539" calcext:value-type="float">
            <text:p>1.233420199539E-05</text:p>
          </table:table-cell>
          <table:table-cell table:formula="of:=0.5*[.AX12]*(([.AX5]-[.AW5])/([.AX1]-[.AW1]))^2" office:value-type="float" office:value="0.0000266523027034309" calcext:value-type="float">
            <text:p>2.66523027034309E-05</text:p>
          </table:table-cell>
          <table:table-cell table:formula="of:=0.5*[.AY12]*(([.AY5]-[.AX5])/([.AY1]-[.AX1]))^2" office:value-type="float" office:value="0.000000334336727571792" calcext:value-type="float">
            <text:p>3.34336727571792E-07</text:p>
          </table:table-cell>
          <table:table-cell table:formula="of:=0.5*[.AZ12]*(([.AZ5]-[.AY5])/([.AZ1]-[.AY1]))^2" office:value-type="float" office:value="0.000000513076670762724" calcext:value-type="float">
            <text:p>5.13076670762724E-07</text:p>
          </table:table-cell>
          <table:table-cell table:formula="of:=0.5*[.BA12]*(([.BA5]-[.AZ5])/([.BA1]-[.AZ1]))^2" office:value-type="float" office:value="0.00000283958666288274" calcext:value-type="float">
            <text:p>2.83958666288274E-06</text:p>
          </table:table-cell>
          <table:table-cell table:formula="of:=0.5*[.BB12]*(([.BB5]-[.BA5])/([.BB1]-[.BA1]))^2" office:value-type="float" office:value="0.00000695301546563585" calcext:value-type="float">
            <text:p>6.95301546563585E-06</text:p>
          </table:table-cell>
          <table:table-cell table:formula="of:=0.5*[.BC12]*(([.BC5]-[.BB5])/([.BC1]-[.BB1]))^2" office:value-type="float" office:value="0.0000415828721865799" calcext:value-type="float">
            <text:p>4.15828721865799E-05</text:p>
          </table:table-cell>
          <table:table-cell table:formula="of:=0.5*[.BD12]*(([.BD5]-[.BC5])/([.BD1]-[.BC1]))^2" office:value-type="float" office:value="0.000000058839322695538" calcext:value-type="float">
            <text:p>5.8839322695538E-08</text:p>
          </table:table-cell>
          <table:table-cell table:formula="of:=0.5*[.BE12]*(([.BE5]-[.BD5])/([.BE1]-[.BD1]))^2" office:value-type="float" office:value="0.0000327532104641675" calcext:value-type="float">
            <text:p>3.27532104641675E-05</text:p>
          </table:table-cell>
          <table:table-cell table:formula="of:=0.5*[.BF12]*(([.BF5]-[.BE5])/([.BF1]-[.BE1]))^2" office:value-type="float" office:value="0.00000155751193631416" calcext:value-type="float">
            <text:p>1.55751193631416E-06</text:p>
          </table:table-cell>
          <table:table-cell table:formula="of:=0.5*[.BG12]*(([.BG5]-[.BF5])/([.BG1]-[.BF1]))^2" office:value-type="float" office:value="0.000000483303821088735" calcext:value-type="float">
            <text:p>4.83303821088735E-07</text:p>
          </table:table-cell>
          <table:table-cell table:formula="of:=0.5*[.BH12]*(([.BH5]-[.BG5])/([.BH1]-[.BG1]))^2" office:value-type="float" office:value="0.00000996058434491662" calcext:value-type="float">
            <text:p>9.96058434491662E-06</text:p>
          </table:table-cell>
          <table:table-cell table:formula="of:=0.5*[.BI12]*(([.BI5]-[.BH5])/([.BI1]-[.BH1]))^2" office:value-type="float" office:value="0.0000624122253891923" calcext:value-type="float">
            <text:p>6.24122253891923E-05</text:p>
          </table:table-cell>
          <table:table-cell table:formula="of:=0.5*[.BJ12]*(([.BJ5]-[.BI5])/([.BJ1]-[.BI1]))^2" office:value-type="float" office:value="0.0000579123171616705" calcext:value-type="float">
            <text:p>5.79123171616705E-05</text:p>
          </table:table-cell>
          <table:table-cell table:formula="of:=0.5*[.BK12]*(([.BK5]-[.BJ5])/([.BK1]-[.BJ1]))^2" office:value-type="float" office:value="0.0000233652332441369" calcext:value-type="float">
            <text:p>2.33652332441369E-05</text:p>
          </table:table-cell>
          <table:table-cell table:formula="of:=0.5*[.BL12]*(([.BL5]-[.BK5])/([.BL1]-[.BK1]))^2" office:value-type="float" office:value="0.00000490027863800019" calcext:value-type="float">
            <text:p>4.90027863800019E-06</text:p>
          </table:table-cell>
          <table:table-cell table:formula="of:=0.5*[.BM12]*(([.BM5]-[.BL5])/([.BM1]-[.BL1]))^2" office:value-type="float" office:value="0.00000962030727338255" calcext:value-type="float">
            <text:p>9.62030727338255E-06</text:p>
          </table:table-cell>
          <table:table-cell table:formula="of:=0.5*[.BN12]*(([.BN5]-[.BM5])/([.BN1]-[.BM1]))^2" office:value-type="float" office:value="0.0000181876531130109" calcext:value-type="float">
            <text:p>1.81876531130109E-05</text:p>
          </table:table-cell>
          <table:table-cell table:formula="of:=0.5*[.BO12]*(([.BO5]-[.BN5])/([.BO1]-[.BN1]))^2" office:value-type="float" office:value="0.00000177238848637125" calcext:value-type="float">
            <text:p>1.77238848637125E-06</text:p>
          </table:table-cell>
          <table:table-cell table:formula="of:=0.5*[.BP12]*(([.BP5]-[.BO5])/([.BP1]-[.BO1]))^2" office:value-type="float" office:value="0.0000492932504028902" calcext:value-type="float">
            <text:p>4.92932504028902E-05</text:p>
          </table:table-cell>
          <table:table-cell table:formula="of:=0.5*[.BQ12]*(([.BQ5]-[.BP5])/([.BQ1]-[.BP1]))^2" office:value-type="float" office:value="0.0000224354869518789" calcext:value-type="float">
            <text:p>2.24354869518789E-05</text:p>
          </table:table-cell>
          <table:table-cell table:formula="of:=0.5*[.BR12]*(([.BR5]-[.BQ5])/([.BR1]-[.BQ1]))^2" office:value-type="float" office:value="0.0000652096052922839" calcext:value-type="float">
            <text:p>6.52096052922839E-05</text:p>
          </table:table-cell>
          <table:table-cell table:formula="of:=0.5*[.BS12]*(([.BS5]-[.BR5])/([.BS1]-[.BR1]))^2" office:value-type="float" office:value="0.0000343873818494239" calcext:value-type="float">
            <text:p>3.43873818494239E-05</text:p>
          </table:table-cell>
          <table:table-cell table:formula="of:=0.5*[.BT12]*(([.BT5]-[.BS5])/([.BT1]-[.BS1]))^2" office:value-type="float" office:value="0.000000605399702617704" calcext:value-type="float">
            <text:p>6.05399702617704E-07</text:p>
          </table:table-cell>
          <table:table-cell table:formula="of:=0.5*[.BU12]*(([.BU5]-[.BT5])/([.BU1]-[.BT1]))^2" office:value-type="float" office:value="0.0000228581902868753" calcext:value-type="float">
            <text:p>2.28581902868753E-05</text:p>
          </table:table-cell>
          <table:table-cell table:formula="of:=0.5*[.BV12]*(([.BV5]-[.BU5])/([.BV1]-[.BU1]))^2" office:value-type="float" office:value="0.0000265186080507481" calcext:value-type="float">
            <text:p>2.65186080507481E-05</text:p>
          </table:table-cell>
          <table:table-cell table:formula="of:=0.5*[.BW12]*(([.BW5]-[.BV5])/([.BW1]-[.BV1]))^2" office:value-type="float" office:value="0.000283245347495" calcext:value-type="float">
            <text:p>0.000283245347495</text:p>
          </table:table-cell>
          <table:table-cell table:formula="of:=0.5*[.BX12]*(([.BX5]-[.BW5])/([.BX1]-[.BW1]))^2" office:value-type="float" office:value="0.00425665247211535" calcext:value-type="float">
            <text:p>0.004256652472115</text:p>
          </table:table-cell>
          <table:table-cell table:formula="of:=0.5*[.BY12]*(([.BY5]-[.BX5])/([.BY1]-[.BX1]))^2" office:value-type="float" office:value="0.000847063631829273" calcext:value-type="float">
            <text:p>0.000847063631829</text:p>
          </table:table-cell>
          <table:table-cell table:formula="of:=0.5*[.BZ12]*(([.BZ5]-[.BY5])/([.BZ1]-[.BY1]))^2" office:value-type="float" office:value="0.00139753615811388" calcext:value-type="float">
            <text:p>0.001397536158114</text:p>
          </table:table-cell>
          <table:table-cell table:formula="of:=0.5*[.CA12]*(([.CA5]-[.BZ5])/([.CA1]-[.BZ1]))^2" office:value-type="float" office:value="0.00163457244335491" calcext:value-type="float">
            <text:p>0.001634572443355</text:p>
          </table:table-cell>
          <table:table-cell table:formula="of:=0.5*[.CB12]*(([.CB5]-[.CA5])/([.CB1]-[.CA1]))^2" office:value-type="float" office:value="0.00367452567494742" calcext:value-type="float">
            <text:p>0.003674525674947</text:p>
          </table:table-cell>
          <table:table-cell table:formula="of:=0.5*[.CC12]*(([.CC5]-[.CB5])/([.CC1]-[.CB1]))^2" office:value-type="float" office:value="0.00136064992112994" calcext:value-type="float">
            <text:p>0.00136064992113</text:p>
          </table:table-cell>
          <table:table-cell table:formula="of:=0.5*[.CD12]*(([.CD5]-[.CC5])/([.CD1]-[.CC1]))^2" office:value-type="float" office:value="0.00273209588401289" calcext:value-type="float">
            <text:p>0.002732095884013</text:p>
          </table:table-cell>
          <table:table-cell table:formula="of:=0.5*[.CE12]*(([.CE5]-[.CD5])/([.CE1]-[.CD1]))^2" office:value-type="float" office:value="0.00219304102794194" calcext:value-type="float">
            <text:p>0.002193041027942</text:p>
          </table:table-cell>
          <table:table-cell table:formula="of:=0.5*[.CF12]*(([.CF5]-[.CE5])/([.CF1]-[.CE1]))^2" office:value-type="float" office:value="0.024560060750403" calcext:value-type="float">
            <text:p>0.024560060750403</text:p>
          </table:table-cell>
          <table:table-cell table:formula="of:=0.5*[.CG12]*(([.CG5]-[.CF5])/([.CG1]-[.CF1]))^2" office:value-type="float" office:value="0.00276748452188019" calcext:value-type="float">
            <text:p>0.00276748452188</text:p>
          </table:table-cell>
          <table:table-cell table:formula="of:=0.5*[.CH12]*(([.CH5]-[.CG5])/([.CH1]-[.CG1]))^2" office:value-type="float" office:value="0.0162985983310107" calcext:value-type="float">
            <text:p>0.016298598331011</text:p>
          </table:table-cell>
          <table:table-cell table:formula="of:=0.5*[.CI12]*(([.CI5]-[.CH5])/([.CI1]-[.CH1]))^2" office:value-type="float" office:value="0.0022361030298211" calcext:value-type="float">
            <text:p>0.002236103029821</text:p>
          </table:table-cell>
          <table:table-cell table:formula="of:=0.5*[.CJ12]*(([.CJ5]-[.CI5])/([.CJ1]-[.CI1]))^2" office:value-type="float" office:value="0.000979916623399028" calcext:value-type="float">
            <text:p>0.000979916623399</text:p>
          </table:table-cell>
          <table:table-cell table:formula="of:=0.5*[.CK12]*(([.CK5]-[.CJ5])/([.CK1]-[.CJ1]))^2" office:value-type="float" office:value="0.00110617072216477" calcext:value-type="float">
            <text:p>0.001106170722165</text:p>
          </table:table-cell>
          <table:table-cell table:formula="of:=0.5*[.CL12]*(([.CL5]-[.CK5])/([.CL1]-[.CK1]))^2" office:value-type="float" office:value="0.000147854076696511" calcext:value-type="float">
            <text:p>0.000147854076697</text:p>
          </table:table-cell>
          <table:table-cell table:formula="of:=0.5*[.CM12]*(([.CM5]-[.CL5])/([.CM1]-[.CL1]))^2" office:value-type="float" office:value="0.0000000104759597512017" calcext:value-type="float">
            <text:p>1.04759597512017E-08</text:p>
          </table:table-cell>
          <table:table-cell table:formula="of:=0.5*[.CN12]*(([.CN5]-[.CM5])/([.CN1]-[.CM1]))^2" office:value-type="float" office:value="0.00445012305332886" calcext:value-type="float">
            <text:p>0.004450123053329</text:p>
          </table:table-cell>
          <table:table-cell table:formula="of:=0.5*[.CO12]*(([.CO5]-[.CN5])/([.CO1]-[.CN1]))^2" office:value-type="float" office:value="0.0302002685228758" calcext:value-type="float">
            <text:p>0.030200268522876</text:p>
          </table:table-cell>
          <table:table-cell table:formula="of:=0.5*[.CP12]*(([.CP5]-[.CO5])/([.CP1]-[.CO1]))^2" office:value-type="float" office:value="0.00465658542720167" calcext:value-type="float">
            <text:p>0.004656585427202</text:p>
          </table:table-cell>
          <table:table-cell table:formula="of:=0.5*[.CQ12]*(([.CQ5]-[.CP5])/([.CQ1]-[.CP1]))^2" office:value-type="float" office:value="0.000358422236456382" calcext:value-type="float">
            <text:p>0.000358422236456</text:p>
          </table:table-cell>
          <table:table-cell table:formula="of:=0.5*[.CR12]*(([.CR5]-[.CQ5])/([.CR1]-[.CQ1]))^2" office:value-type="float" office:value="0.0202865872045014" calcext:value-type="float">
            <text:p>0.020286587204501</text:p>
          </table:table-cell>
          <table:table-cell table:formula="of:=0.5*[.CS12]*(([.CS5]-[.CR5])/([.CS1]-[.CR1]))^2" office:value-type="float" office:value="0.0209819735469288" calcext:value-type="float">
            <text:p>0.020981973546929</text:p>
          </table:table-cell>
          <table:table-cell table:formula="of:=0.5*[.CT12]*(([.CT5]-[.CS5])/([.CT1]-[.CS1]))^2" office:value-type="float" office:value="0.0150866097826202" calcext:value-type="float">
            <text:p>0.01508660978262</text:p>
          </table:table-cell>
          <table:table-cell table:formula="of:=0.5*[.CU12]*(([.CU5]-[.CT5])/([.CU1]-[.CT1]))^2" office:value-type="float" office:value="0.000289703258838093" calcext:value-type="float">
            <text:p>0.000289703258838</text:p>
          </table:table-cell>
          <table:table-cell table:formula="of:=0.5*[.CV12]*(([.CV5]-[.CU5])/([.CV1]-[.CU1]))^2" office:value-type="float" office:value="0.00428052101220477" calcext:value-type="float">
            <text:p>0.004280521012205</text:p>
          </table:table-cell>
          <table:table-cell table:formula="of:=0.5*[.CW12]*(([.CW5]-[.CV5])/([.CW1]-[.CV1]))^2" office:value-type="float" office:value="0.0328462777371981" calcext:value-type="float">
            <text:p>0.032846277737198</text:p>
          </table:table-cell>
          <table:table-cell table:formula="of:=0.5*[.CX12]*(([.CX5]-[.CW5])/([.CX1]-[.CW1]))^2" office:value-type="float" office:value="0.0361573451543266" calcext:value-type="float">
            <text:p>0.036157345154327</text:p>
          </table:table-cell>
          <table:table-cell table:formula="of:=0.5*[.CY12]*(([.CY5]-[.CX5])/([.CY1]-[.CX1]))^2" office:value-type="float" office:value="0.0145781838854365" calcext:value-type="float">
            <text:p>0.014578183885437</text:p>
          </table:table-cell>
          <table:table-cell table:formula="of:=0.5*[.CZ12]*(([.CZ5]-[.CY5])/([.CZ1]-[.CY1]))^2" office:value-type="float" office:value="0.00798670162288712" calcext:value-type="float">
            <text:p>0.007986701622887</text:p>
          </table:table-cell>
          <table:table-cell table:formula="of:=0.5*[.DA12]*(([.DA5]-[.CZ5])/([.DA1]-[.CZ1]))^2" office:value-type="float" office:value="0.00514937999280877" calcext:value-type="float">
            <text:p>0.005149379992809</text:p>
          </table:table-cell>
          <table:table-cell table:formula="of:=0.5*[.DB12]*(([.DB5]-[.DA5])/([.DB1]-[.DA1]))^2" office:value-type="float" office:value="0.033569660125278" calcext:value-type="float">
            <text:p>0.033569660125278</text:p>
          </table:table-cell>
          <table:table-cell table:formula="of:=0.5*[.DC12]*(([.DC5]-[.DB5])/([.DC1]-[.DB1]))^2" office:value-type="float" office:value="0.0415214771445006" calcext:value-type="float">
            <text:p>0.041521477144501</text:p>
          </table:table-cell>
          <table:table-cell table:formula="of:=0.5*[.DD12]*(([.DD5]-[.DC5])/([.DD1]-[.DC1]))^2" office:value-type="float" office:value="0.00142257125458742" calcext:value-type="float">
            <text:p>0.001422571254587</text:p>
          </table:table-cell>
          <table:table-cell table:formula="of:=0.5*[.DE12]*(([.DE5]-[.DD5])/([.DE1]-[.DD1]))^2" office:value-type="float" office:value="0.000963958403320294" calcext:value-type="float">
            <text:p>0.00096395840332</text:p>
          </table:table-cell>
          <table:table-cell table:formula="of:=0.5*[.DF12]*(([.DF5]-[.DE5])/([.DF1]-[.DE1]))^2" office:value-type="float" office:value="0.00118716021246431" calcext:value-type="float">
            <text:p>0.001187160212464</text:p>
          </table:table-cell>
          <table:table-cell table:formula="of:=0.5*[.DG12]*(([.DG5]-[.DF5])/([.DG1]-[.DF1]))^2" office:value-type="float" office:value="0.00682510808640378" calcext:value-type="float">
            <text:p>0.006825108086404</text:p>
          </table:table-cell>
          <table:table-cell table:formula="of:=0.5*[.DH12]*(([.DH5]-[.DG5])/([.DH1]-[.DG1]))^2" office:value-type="float" office:value="0.0210234687441637" calcext:value-type="float">
            <text:p>0.021023468744164</text:p>
          </table:table-cell>
          <table:table-cell table:formula="of:=0.5*[.DI12]*(([.DI5]-[.DH5])/([.DI1]-[.DH1]))^2" office:value-type="float" office:value="0.00399994007090757" calcext:value-type="float">
            <text:p>0.003999940070908</text:p>
          </table:table-cell>
          <table:table-cell table:formula="of:=0.5*[.DJ12]*(([.DJ5]-[.DI5])/([.DJ1]-[.DI1]))^2" office:value-type="float" office:value="0.000819836491538973" calcext:value-type="float">
            <text:p>0.000819836491539</text:p>
          </table:table-cell>
          <table:table-cell table:formula="of:=0.5*[.DK12]*(([.DK5]-[.DJ5])/([.DK1]-[.DJ1]))^2" office:value-type="float" office:value="0.0430694542482139" calcext:value-type="float">
            <text:p>0.043069454248214</text:p>
          </table:table-cell>
          <table:table-cell table:formula="of:=0.5*[.DL12]*(([.DL5]-[.DK5])/([.DL1]-[.DK1]))^2" office:value-type="float" office:value="0.0127425944496467" calcext:value-type="float">
            <text:p>0.012742594449647</text:p>
          </table:table-cell>
          <table:table-cell table:formula="of:=0.5*[.DM12]*(([.DM5]-[.DL5])/([.DM1]-[.DL1]))^2" office:value-type="float" office:value="0.000295802367312603" calcext:value-type="float">
            <text:p>0.000295802367313</text:p>
          </table:table-cell>
          <table:table-cell table:formula="of:=0.5*[.DN12]*(([.DN5]-[.DM5])/([.DN1]-[.DM1]))^2" office:value-type="float" office:value="0.000391986384078236" calcext:value-type="float">
            <text:p>0.000391986384078</text:p>
          </table:table-cell>
          <table:table-cell table:formula="of:=0.5*[.DO12]*(([.DO5]-[.DN5])/([.DO1]-[.DN1]))^2" office:value-type="float" office:value="0.000661957297313944" calcext:value-type="float">
            <text:p>0.000661957297314</text:p>
          </table:table-cell>
          <table:table-cell table:formula="of:=0.5*[.DP12]*(([.DP5]-[.DO5])/([.DP1]-[.DO1]))^2" office:value-type="float" office:value="0.0141096605589146" calcext:value-type="float">
            <text:p>0.014109660558915</text:p>
          </table:table-cell>
          <table:table-cell table:formula="of:=0.5*[.DQ12]*(([.DQ5]-[.DP5])/([.DQ1]-[.DP1]))^2" office:value-type="float" office:value="0.0631708237504211" calcext:value-type="float">
            <text:p>0.063170823750421</text:p>
          </table:table-cell>
          <table:table-cell table:formula="of:=0.5*[.DR12]*(([.DR5]-[.DQ5])/([.DR1]-[.DQ1]))^2" office:value-type="float" office:value="0.0173858931536623" calcext:value-type="float">
            <text:p>0.017385893153662</text:p>
          </table:table-cell>
          <table:table-cell table:formula="of:=0.5*[.DS12]*(([.DS5]-[.DR5])/([.DS1]-[.DR1]))^2" office:value-type="float" office:value="0.0128002602064572" calcext:value-type="float">
            <text:p>0.012800260206457</text:p>
          </table:table-cell>
          <table:table-cell table:formula="of:=0.5*[.DT12]*(([.DT5]-[.DS5])/([.DT1]-[.DS1]))^2" office:value-type="float" office:value="0.0253429248160919" calcext:value-type="float">
            <text:p>0.025342924816092</text:p>
          </table:table-cell>
          <table:table-cell table:formula="of:=0.5*[.DU12]*(([.DU5]-[.DT5])/([.DU1]-[.DT1]))^2" office:value-type="float" office:value="0.00018638569365245" calcext:value-type="float">
            <text:p>0.000186385693652</text:p>
          </table:table-cell>
          <table:table-cell table:formula="of:=0.5*[.DV12]*(([.DV5]-[.DU5])/([.DV1]-[.DU1]))^2" office:value-type="float" office:value="0.0000664870853031505" calcext:value-type="float">
            <text:p>6.64870853031505E-05</text:p>
          </table:table-cell>
          <table:table-cell table:formula="of:=0.5*[.DW12]*(([.DW5]-[.DV5])/([.DW1]-[.DV1]))^2" office:value-type="float" office:value="0.00381939909647276" calcext:value-type="float">
            <text:p>0.003819399096473</text:p>
          </table:table-cell>
          <table:table-cell table:formula="of:=0.5*[.DX12]*(([.DX5]-[.DW5])/([.DX1]-[.DW1]))^2" office:value-type="float" office:value="0.02552090447466" calcext:value-type="float">
            <text:p>0.02552090447466</text:p>
          </table:table-cell>
          <table:table-cell table:formula="of:=0.5*[.DY12]*(([.DY5]-[.DX5])/([.DY1]-[.DX1]))^2" office:value-type="float" office:value="0.036702078446769" calcext:value-type="float">
            <text:p>0.036702078446769</text:p>
          </table:table-cell>
          <table:table-cell table:formula="of:=0.5*[.DZ12]*(([.DZ5]-[.DY5])/([.DZ1]-[.DY1]))^2" office:value-type="float" office:value="0.0197012099224419" calcext:value-type="float">
            <text:p>0.019701209922442</text:p>
          </table:table-cell>
          <table:table-cell table:formula="of:=0.5*[.EA12]*(([.EA5]-[.DZ5])/([.EA1]-[.DZ1]))^2" office:value-type="float" office:value="0.0111685558831424" calcext:value-type="float">
            <text:p>0.011168555883142</text:p>
          </table:table-cell>
          <table:table-cell table:formula="of:=0.5*[.EB12]*(([.EB5]-[.EA5])/([.EB1]-[.EA1]))^2" office:value-type="float" office:value="0.00677209306258013" calcext:value-type="float">
            <text:p>0.00677209306258</text:p>
          </table:table-cell>
          <table:table-cell table:formula="of:=0.5*[.EC12]*(([.EC5]-[.EB5])/([.EC1]-[.EB1]))^2" office:value-type="float" office:value="0.0978077569084437" calcext:value-type="float">
            <text:p>0.097807756908444</text:p>
          </table:table-cell>
          <table:table-cell table:formula="of:=0.5*[.ED12]*(([.ED5]-[.EC5])/([.ED1]-[.EC1]))^2" office:value-type="float" office:value="0.047970169015919" calcext:value-type="float">
            <text:p>0.047970169015919</text:p>
          </table:table-cell>
          <table:table-cell table:formula="of:=0.5*[.EE12]*(([.EE5]-[.ED5])/([.EE1]-[.ED1]))^2" office:value-type="float" office:value="0.0000000152000734230428" calcext:value-type="float">
            <text:p>1.52000734230428E-08</text:p>
          </table:table-cell>
          <table:table-cell table:formula="of:=0.5*[.EF12]*(([.EF5]-[.EE5])/([.EF1]-[.EE1]))^2" office:value-type="float" office:value="0.000198736731839976" calcext:value-type="float">
            <text:p>0.00019873673184</text:p>
          </table:table-cell>
          <table:table-cell table:formula="of:=0.5*[.EG12]*(([.EG5]-[.EF5])/([.EG1]-[.EF1]))^2" office:value-type="float" office:value="0.00464355594826539" calcext:value-type="float">
            <text:p>0.004643555948265</text:p>
          </table:table-cell>
          <table:table-cell table:formula="of:=0.5*[.EH12]*(([.EH5]-[.EG5])/([.EH1]-[.EG1]))^2" office:value-type="float" office:value="0.0553801127491662" calcext:value-type="float">
            <text:p>0.055380112749166</text:p>
          </table:table-cell>
          <table:table-cell table:formula="of:=0.5*[.EI12]*(([.EI5]-[.EH5])/([.EI1]-[.EH1]))^2" office:value-type="float" office:value="0.0478047841400054" calcext:value-type="float">
            <text:p>0.047804784140006</text:p>
          </table:table-cell>
          <table:table-cell table:formula="of:=0.5*[.EJ12]*(([.EJ5]-[.EI5])/([.EJ1]-[.EI1]))^2" office:value-type="float" office:value="0.0130779941951403" calcext:value-type="float">
            <text:p>0.01307799419514</text:p>
          </table:table-cell>
          <table:table-cell table:formula="of:=0.5*[.EK12]*(([.EK5]-[.EJ5])/([.EK1]-[.EJ1]))^2" office:value-type="float" office:value="0.0143672780275138" calcext:value-type="float">
            <text:p>0.014367278027514</text:p>
          </table:table-cell>
          <table:table-cell table:formula="of:=0.5*[.EL12]*(([.EL5]-[.EK5])/([.EL1]-[.EK1]))^2" office:value-type="float" office:value="0.0129546987695506" calcext:value-type="float">
            <text:p>0.012954698769551</text:p>
          </table:table-cell>
          <table:table-cell table:formula="of:=0.5*[.EM12]*(([.EM5]-[.EL5])/([.EM1]-[.EL1]))^2" office:value-type="float" office:value="0.000483348901657495" calcext:value-type="float">
            <text:p>0.000483348901657</text:p>
          </table:table-cell>
          <table:table-cell table:formula="of:=0.5*[.EN12]*(([.EN5]-[.EM5])/([.EN1]-[.EM1]))^2" office:value-type="float" office:value="0.102692946705219" calcext:value-type="float">
            <text:p>0.102692946705219</text:p>
          </table:table-cell>
          <table:table-cell table:formula="of:=0.5*[.EO12]*(([.EO5]-[.EN5])/([.EO1]-[.EN1]))^2" office:value-type="float" office:value="0.0463782991452756" calcext:value-type="float">
            <text:p>0.046378299145276</text:p>
          </table:table-cell>
          <table:table-cell table:formula="of:=0.5*[.EP12]*(([.EP5]-[.EO5])/([.EP1]-[.EO1]))^2" office:value-type="float" office:value="0.0177401749795768" calcext:value-type="float">
            <text:p>0.017740174979577</text:p>
          </table:table-cell>
          <table:table-cell table:formula="of:=0.5*[.EQ12]*(([.EQ5]-[.EP5])/([.EQ1]-[.EP1]))^2" office:value-type="float" office:value="0.000242626545566479" calcext:value-type="float">
            <text:p>0.000242626545566</text:p>
          </table:table-cell>
          <table:table-cell table:formula="of:=0.5*[.ER12]*(([.ER5]-[.EQ5])/([.ER1]-[.EQ1]))^2" office:value-type="float" office:value="0.00966869087921645" calcext:value-type="float">
            <text:p>0.009668690879216</text:p>
          </table:table-cell>
          <table:table-cell table:formula="of:=0.5*[.ES12]*(([.ES5]-[.ER5])/([.ES1]-[.ER1]))^2" office:value-type="float" office:value="0.0303607638422712" calcext:value-type="float">
            <text:p>0.030360763842271</text:p>
          </table:table-cell>
          <table:table-cell table:formula="of:=0.5*[.ET12]*(([.ET5]-[.ES5])/([.ET1]-[.ES1]))^2" office:value-type="float" office:value="0.0381067598034856" calcext:value-type="float">
            <text:p>0.038106759803486</text:p>
          </table:table-cell>
          <table:table-cell table:formula="of:=0.5*[.EU12]*(([.EU5]-[.ET5])/([.EU1]-[.ET1]))^2" office:value-type="float" office:value="0.0547138512769859" calcext:value-type="float">
            <text:p>0.054713851276986</text:p>
          </table:table-cell>
          <table:table-cell table:formula="of:=0.5*[.EV12]*(([.EV5]-[.EU5])/([.EV1]-[.EU1]))^2" office:value-type="float" office:value="0.000247638256168575" calcext:value-type="float">
            <text:p>0.000247638256169</text:p>
          </table:table-cell>
          <table:table-cell table:formula="of:=0.5*[.EW12]*(([.EW5]-[.EV5])/([.EW1]-[.EV1]))^2" office:value-type="float" office:value="0.000967285825295093" calcext:value-type="float">
            <text:p>0.000967285825295</text:p>
          </table:table-cell>
          <table:table-cell table:formula="of:=0.5*[.EX12]*(([.EX5]-[.EW5])/([.EX1]-[.EW1]))^2" office:value-type="float" office:value="0.0351369015577255" calcext:value-type="float">
            <text:p>0.035136901557726</text:p>
          </table:table-cell>
          <table:table-cell table:formula="of:=0.5*[.EY12]*(([.EY5]-[.EX5])/([.EY1]-[.EX1]))^2" office:value-type="float" office:value="0.0000565636641886663" calcext:value-type="float">
            <text:p>5.65636641886663E-05</text:p>
          </table:table-cell>
          <table:table-cell table:formula="of:=0.5*[.EZ12]*(([.EZ5]-[.EY5])/([.EZ1]-[.EY1]))^2" office:value-type="float" office:value="0.000169175612988335" calcext:value-type="float">
            <text:p>0.000169175612988</text:p>
          </table:table-cell>
          <table:table-cell table:formula="of:=0.5*[.FA12]*(([.FA5]-[.EZ5])/([.FA1]-[.EZ1]))^2" office:value-type="float" office:value="0.00268498863522535" calcext:value-type="float">
            <text:p>0.002684988635225</text:p>
          </table:table-cell>
          <table:table-cell table:formula="of:=0.5*[.FB12]*(([.FB5]-[.FA5])/([.FB1]-[.FA1]))^2" office:value-type="float" office:value="0.000305144848561603" calcext:value-type="float">
            <text:p>0.000305144848562</text:p>
          </table:table-cell>
          <table:table-cell table:formula="of:=0.5*[.FC12]*(([.FC5]-[.FB5])/([.FC1]-[.FB1]))^2" office:value-type="float" office:value="0.0455886614592461" calcext:value-type="float">
            <text:p>0.045588661459246</text:p>
          </table:table-cell>
          <table:table-cell table:formula="of:=0.5*[.FD12]*(([.FD5]-[.FC5])/([.FD1]-[.FC1]))^2" office:value-type="float" office:value="0.0417229936323428" calcext:value-type="float">
            <text:p>0.041722993632343</text:p>
          </table:table-cell>
          <table:table-cell table:formula="of:=0.5*[.FE12]*(([.FE5]-[.FD5])/([.FE1]-[.FD1]))^2" office:value-type="float" office:value="0.000603301428369707" calcext:value-type="float">
            <text:p>0.00060330142837</text:p>
          </table:table-cell>
          <table:table-cell table:formula="of:=0.5*[.FF12]*(([.FF5]-[.FE5])/([.FF1]-[.FE1]))^2" office:value-type="float" office:value="0.0431362750073367" calcext:value-type="float">
            <text:p>0.043136275007337</text:p>
          </table:table-cell>
          <table:table-cell table:formula="of:=0.5*[.FG12]*(([.FG5]-[.FF5])/([.FG1]-[.FF1]))^2" office:value-type="float" office:value="0.0000629414736312065" calcext:value-type="float">
            <text:p>6.29414736312065E-05</text:p>
          </table:table-cell>
          <table:table-cell table:formula="of:=0.5*[.FH12]*(([.FH5]-[.FG5])/([.FH1]-[.FG1]))^2" office:value-type="float" office:value="0.0195942578726458" calcext:value-type="float">
            <text:p>0.019594257872646</text:p>
          </table:table-cell>
          <table:table-cell table:formula="of:=0.5*[.FI12]*(([.FI5]-[.FH5])/([.FI1]-[.FH1]))^2" office:value-type="float" office:value="0.0502795630032611" calcext:value-type="float">
            <text:p>0.050279563003261</text:p>
          </table:table-cell>
          <table:table-cell table:formula="of:=0.5*[.FJ12]*(([.FJ5]-[.FI5])/([.FJ1]-[.FI1]))^2" office:value-type="float" office:value="0.0181639389367824" calcext:value-type="float">
            <text:p>0.018163938936782</text:p>
          </table:table-cell>
          <table:table-cell table:formula="of:=0.5*[.FK12]*(([.FK5]-[.FJ5])/([.FK1]-[.FJ1]))^2" office:value-type="float" office:value="0.000411641388484539" calcext:value-type="float">
            <text:p>0.000411641388485</text:p>
          </table:table-cell>
          <table:table-cell table:formula="of:=0.5*[.FL12]*(([.FL5]-[.FK5])/([.FL1]-[.FK1]))^2" office:value-type="float" office:value="0.00785758537329947" calcext:value-type="float">
            <text:p>0.007857585373299</text:p>
          </table:table-cell>
          <table:table-cell table:formula="of:=0.5*[.FM12]*(([.FM5]-[.FL5])/([.FM1]-[.FL1]))^2" office:value-type="float" office:value="0.0328479993640886" calcext:value-type="float">
            <text:p>0.032847999364089</text:p>
          </table:table-cell>
          <table:table-cell table:formula="of:=0.5*[.FN12]*(([.FN5]-[.FM5])/([.FN1]-[.FM1]))^2" office:value-type="float" office:value="0.0297403973491875" calcext:value-type="float">
            <text:p>0.029740397349188</text:p>
          </table:table-cell>
          <table:table-cell table:formula="of:=0.5*[.FO12]*(([.FO5]-[.FN5])/([.FO1]-[.FN1]))^2" office:value-type="float" office:value="0.0128347184357097" calcext:value-type="float">
            <text:p>0.01283471843571</text:p>
          </table:table-cell>
          <table:table-cell table:formula="of:=0.5*[.FP12]*(([.FP5]-[.FO5])/([.FP1]-[.FO1]))^2" office:value-type="float" office:value="0.000497279145424305" calcext:value-type="float">
            <text:p>0.000497279145424</text:p>
          </table:table-cell>
          <table:table-cell table:formula="of:=0.5*[.FQ12]*(([.FQ5]-[.FP5])/([.FQ1]-[.FP1]))^2" office:value-type="float" office:value="0.0276429052623686" calcext:value-type="float">
            <text:p>0.027642905262369</text:p>
          </table:table-cell>
          <table:table-cell table:formula="of:=0.5*[.FR12]*(([.FR5]-[.FQ5])/([.FR1]-[.FQ1]))^2" office:value-type="float" office:value="0.000162111091016856" calcext:value-type="float">
            <text:p>0.000162111091017</text:p>
          </table:table-cell>
          <table:table-cell table:formula="of:=0.5*[.FS12]*(([.FS5]-[.FR5])/([.FS1]-[.FR1]))^2" office:value-type="float" office:value="0.00491774366210759" calcext:value-type="float">
            <text:p>0.004917743662108</text:p>
          </table:table-cell>
          <table:table-cell table:formula="of:=0.5*[.FT12]*(([.FT5]-[.FS5])/([.FT1]-[.FS1]))^2" office:value-type="float" office:value="0.0385716726453153" calcext:value-type="float">
            <text:p>0.038571672645315</text:p>
          </table:table-cell>
          <table:table-cell table:formula="of:=0.5*[.FU12]*(([.FU5]-[.FT5])/([.FU1]-[.FT1]))^2" office:value-type="float" office:value="0.0324515892003051" calcext:value-type="float">
            <text:p>0.032451589200305</text:p>
          </table:table-cell>
          <table:table-cell table:formula="of:=0.5*[.FV12]*(([.FV5]-[.FU5])/([.FV1]-[.FU1]))^2" office:value-type="float" office:value="0.0122530845491782" calcext:value-type="float">
            <text:p>0.012253084549178</text:p>
          </table:table-cell>
          <table:table-cell table:formula="of:=0.5*[.FW12]*(([.FW5]-[.FV5])/([.FW1]-[.FV1]))^2" office:value-type="float" office:value="0.00261793572384029" calcext:value-type="float">
            <text:p>0.00261793572384</text:p>
          </table:table-cell>
          <table:table-cell table:formula="of:=0.5*[.FX12]*(([.FX5]-[.FW5])/([.FX1]-[.FW1]))^2" office:value-type="float" office:value="0.0440014040419261" calcext:value-type="float">
            <text:p>0.044001404041926</text:p>
          </table:table-cell>
          <table:table-cell table:formula="of:=0.5*[.FY12]*(([.FY5]-[.FX5])/([.FY1]-[.FX1]))^2" office:value-type="float" office:value="0.0251809524969795" calcext:value-type="float">
            <text:p>0.02518095249698</text:p>
          </table:table-cell>
          <table:table-cell table:formula="of:=0.5*[.FZ12]*(([.FZ5]-[.FY5])/([.FZ1]-[.FY1]))^2" office:value-type="float" office:value="0.000355223110787851" calcext:value-type="float">
            <text:p>0.000355223110788</text:p>
          </table:table-cell>
          <table:table-cell table:formula="of:=0.5*[.GA12]*(([.GA5]-[.FZ5])/([.GA1]-[.FZ1]))^2" office:value-type="float" office:value="0.00132719197992944" calcext:value-type="float">
            <text:p>0.001327191979929</text:p>
          </table:table-cell>
          <table:table-cell table:formula="of:=0.5*[.GB12]*(([.GB5]-[.GA5])/([.GB1]-[.GA1]))^2" office:value-type="float" office:value="0.00240284802145024" calcext:value-type="float">
            <text:p>0.00240284802145</text:p>
          </table:table-cell>
          <table:table-cell table:formula="of:=0.5*[.GC12]*(([.GC5]-[.GB5])/([.GC1]-[.GB1]))^2" office:value-type="float" office:value="0.026631206622854" calcext:value-type="float">
            <text:p>0.026631206622854</text:p>
          </table:table-cell>
          <table:table-cell table:formula="of:=0.5*[.GD12]*(([.GD5]-[.GC5])/([.GD1]-[.GC1]))^2" office:value-type="float" office:value="0.0254309879471037" calcext:value-type="float">
            <text:p>0.025430987947104</text:p>
          </table:table-cell>
          <table:table-cell table:formula="of:=0.5*[.GE12]*(([.GE5]-[.GD5])/([.GE1]-[.GD1]))^2" office:value-type="float" office:value="0.0119389197925419" calcext:value-type="float">
            <text:p>0.011938919792542</text:p>
          </table:table-cell>
          <table:table-cell table:formula="of:=0.5*[.GF12]*(([.GF5]-[.GE5])/([.GF1]-[.GE1]))^2" office:value-type="float" office:value="0.00018530043982792" calcext:value-type="float">
            <text:p>0.000185300439828</text:p>
          </table:table-cell>
          <table:table-cell table:formula="of:=0.5*[.GG12]*(([.GG5]-[.GF5])/([.GG1]-[.GF1]))^2" office:value-type="float" office:value="0.0542113153347528" calcext:value-type="float">
            <text:p>0.054211315334753</text:p>
          </table:table-cell>
          <table:table-cell table:formula="of:=0.5*[.GH12]*(([.GH5]-[.GG5])/([.GH1]-[.GG1]))^2" office:value-type="float" office:value="0.0379270695500011" calcext:value-type="float">
            <text:p>0.037927069550001</text:p>
          </table:table-cell>
          <table:table-cell table:formula="of:=0.5*[.GI12]*(([.GI5]-[.GH5])/([.GI1]-[.GH1]))^2" office:value-type="float" office:value="0.00490413853693362" calcext:value-type="float">
            <text:p>0.004904138536934</text:p>
          </table:table-cell>
          <table:table-cell table:formula="of:=0.5*[.GJ12]*(([.GJ5]-[.GI5])/([.GJ1]-[.GI1]))^2" office:value-type="float" office:value="0.000000941962045586663" calcext:value-type="float">
            <text:p>9.41962045586663E-07</text:p>
          </table:table-cell>
          <table:table-cell table:formula="of:=0.5*[.GK12]*(([.GK5]-[.GJ5])/([.GK1]-[.GJ1]))^2" office:value-type="float" office:value="0.00219536142267078" calcext:value-type="float">
            <text:p>0.002195361422671</text:p>
          </table:table-cell>
          <table:table-cell table:formula="of:=0.5*[.GL12]*(([.GL5]-[.GK5])/([.GL1]-[.GK1]))^2" office:value-type="float" office:value="0.0404994268360687" calcext:value-type="float">
            <text:p>0.040499426836069</text:p>
          </table:table-cell>
          <table:table-cell table:formula="of:=0.5*[.GM12]*(([.GM5]-[.GL5])/([.GM1]-[.GL1]))^2" office:value-type="float" office:value="0.0160552465266089" calcext:value-type="float">
            <text:p>0.016055246526609</text:p>
          </table:table-cell>
          <table:table-cell table:formula="of:=0.5*[.GN12]*(([.GN5]-[.GM5])/([.GN1]-[.GM1]))^2" office:value-type="float" office:value="0.000340459485403274" calcext:value-type="float">
            <text:p>0.000340459485403</text:p>
          </table:table-cell>
          <table:table-cell table:formula="of:=0.5*[.GO12]*(([.GO5]-[.GN5])/([.GO1]-[.GN1]))^2" office:value-type="float" office:value="0.00522044309921545" calcext:value-type="float">
            <text:p>0.005220443099215</text:p>
          </table:table-cell>
          <table:table-cell table:formula="of:=0.5*[.GP12]*(([.GP5]-[.GO5])/([.GP1]-[.GO1]))^2" office:value-type="float" office:value="0.01718831194649" calcext:value-type="float">
            <text:p>0.01718831194649</text:p>
          </table:table-cell>
          <table:table-cell table:formula="of:=0.5*[.GQ12]*(([.GQ5]-[.GP5])/([.GQ1]-[.GP1]))^2" office:value-type="float" office:value="0.0372443892131535" calcext:value-type="float">
            <text:p>0.037244389213154</text:p>
          </table:table-cell>
          <table:table-cell table:formula="of:=0.5*[.GR12]*(([.GR5]-[.GQ5])/([.GR1]-[.GQ1]))^2" office:value-type="float" office:value="0.01952434956832" calcext:value-type="float">
            <text:p>0.01952434956832</text:p>
          </table:table-cell>
          <table:table-cell table:formula="of:=0.5*[.GS12]*(([.GS5]-[.GR5])/([.GS1]-[.GR1]))^2" office:value-type="float" office:value="0.00256409619727576" calcext:value-type="float">
            <text:p>0.002564096197276</text:p>
          </table:table-cell>
          <table:table-cell table:formula="of:=0.5*[.GT12]*(([.GT5]-[.GS5])/([.GT1]-[.GS1]))^2" office:value-type="float" office:value="0.000994292963528274" calcext:value-type="float">
            <text:p>0.000994292963528</text:p>
          </table:table-cell>
          <table:table-cell table:formula="of:=0.5*[.GU12]*(([.GU5]-[.GT5])/([.GU1]-[.GT1]))^2" office:value-type="float" office:value="0.00198966141705471" calcext:value-type="float">
            <text:p>0.001989661417055</text:p>
          </table:table-cell>
          <table:table-cell table:formula="of:=0.5*[.GV12]*(([.GV5]-[.GU5])/([.GV1]-[.GU1]))^2" office:value-type="float" office:value="0.0234690205770576" calcext:value-type="float">
            <text:p>0.023469020577058</text:p>
          </table:table-cell>
          <table:table-cell table:formula="of:=0.5*[.GW12]*(([.GW5]-[.GV5])/([.GW1]-[.GV1]))^2" office:value-type="float" office:value="0.0536323126884962" calcext:value-type="float">
            <text:p>0.053632312688496</text:p>
          </table:table-cell>
          <table:table-cell table:formula="of:=0.5*[.GX12]*(([.GX5]-[.GW5])/([.GX1]-[.GW1]))^2" office:value-type="float" office:value="0.0120033030524418" calcext:value-type="float">
            <text:p>0.012003303052442</text:p>
          </table:table-cell>
          <table:table-cell table:formula="of:=0.5*[.GY12]*(([.GY5]-[.GX5])/([.GY1]-[.GX1]))^2" office:value-type="float" office:value="0.0281775038501639" calcext:value-type="float">
            <text:p>0.028177503850164</text:p>
          </table:table-cell>
          <table:table-cell table:formula="of:=0.5*[.GZ12]*(([.GZ5]-[.GY5])/([.GZ1]-[.GY1]))^2" office:value-type="float" office:value="0.0092321479551511" calcext:value-type="float">
            <text:p>0.009232147955151</text:p>
          </table:table-cell>
          <table:table-cell table:formula="of:=0.5*[.HA12]*(([.HA5]-[.GZ5])/([.HA1]-[.GZ1]))^2" office:value-type="float" office:value="0.0126589010151937" calcext:value-type="float">
            <text:p>0.012658901015194</text:p>
          </table:table-cell>
          <table:table-cell table:formula="of:=0.5*[.HB12]*(([.HB5]-[.HA5])/([.HB1]-[.HA1]))^2" office:value-type="float" office:value="0.00796888232076873" calcext:value-type="float">
            <text:p>0.007968882320769</text:p>
          </table:table-cell>
          <table:table-cell table:formula="of:=0.5*[.HC12]*(([.HC5]-[.HB5])/([.HC1]-[.HB1]))^2" office:value-type="float" office:value="0.000625025369967544" calcext:value-type="float">
            <text:p>0.000625025369968</text:p>
          </table:table-cell>
          <table:table-cell table:formula="of:=0.5*[.HD12]*(([.HD5]-[.HC5])/([.HD1]-[.HC1]))^2" office:value-type="float" office:value="0.0196891284860975" calcext:value-type="float">
            <text:p>0.019689128486098</text:p>
          </table:table-cell>
          <table:table-cell table:formula="of:=0.5*[.HE12]*(([.HE5]-[.HD5])/([.HE1]-[.HD1]))^2" office:value-type="float" office:value="0.0037955285241799" calcext:value-type="float">
            <text:p>0.00379552852418</text:p>
          </table:table-cell>
          <table:table-cell table:formula="of:=0.5*[.HF12]*(([.HF5]-[.HE5])/([.HF1]-[.HE1]))^2" office:value-type="float" office:value="0.0519946597707748" calcext:value-type="float">
            <text:p>0.051994659770775</text:p>
          </table:table-cell>
          <table:table-cell table:formula="of:=0.5*[.HG12]*(([.HG5]-[.HF5])/([.HG1]-[.HF1]))^2" office:value-type="float" office:value="0.000475617524580572" calcext:value-type="float">
            <text:p>0.000475617524581</text:p>
          </table:table-cell>
          <table:table-cell table:formula="of:=0.5*[.HH12]*(([.HH5]-[.HG5])/([.HH1]-[.HG1]))^2" office:value-type="float" office:value="0.000288948383441509" calcext:value-type="float">
            <text:p>0.000288948383442</text:p>
          </table:table-cell>
          <table:table-cell table:formula="of:=0.5*[.HI12]*(([.HI5]-[.HH5])/([.HI1]-[.HH1]))^2" office:value-type="float" office:value="0.000177062597098817" calcext:value-type="float">
            <text:p>0.000177062597099</text:p>
          </table:table-cell>
          <table:table-cell table:formula="of:=0.5*[.HJ12]*(([.HJ5]-[.HI5])/([.HJ1]-[.HI1]))^2" office:value-type="float" office:value="0.0178937669150454" calcext:value-type="float">
            <text:p>0.017893766915045</text:p>
          </table:table-cell>
          <table:table-cell table:formula="of:=0.5*[.HK12]*(([.HK5]-[.HJ5])/([.HK1]-[.HJ1]))^2" office:value-type="float" office:value="0.00632485311807978" calcext:value-type="float">
            <text:p>0.00632485311808</text:p>
          </table:table-cell>
          <table:table-cell table:formula="of:=0.5*[.HL12]*(([.HL5]-[.HK5])/([.HL1]-[.HK1]))^2" office:value-type="float" office:value="0.00244543386344952" calcext:value-type="float">
            <text:p>0.00244543386345</text:p>
          </table:table-cell>
          <table:table-cell table:formula="of:=0.5*[.HM12]*(([.HM5]-[.HL5])/([.HM1]-[.HL1]))^2" office:value-type="float" office:value="0.00127090434052199" calcext:value-type="float">
            <text:p>0.001270904340522</text:p>
          </table:table-cell>
          <table:table-cell table:formula="of:=0.5*[.HN12]*(([.HN5]-[.HM5])/([.HN1]-[.HM1]))^2" office:value-type="float" office:value="0.00721636421072867" calcext:value-type="float">
            <text:p>0.007216364210729</text:p>
          </table:table-cell>
          <table:table-cell table:formula="of:=0.5*[.HO12]*(([.HO5]-[.HN5])/([.HO1]-[.HN1]))^2" office:value-type="float" office:value="0.000664412330698319" calcext:value-type="float">
            <text:p>0.000664412330698</text:p>
          </table:table-cell>
          <table:table-cell table:formula="of:=0.5*[.HP12]*(([.HP5]-[.HO5])/([.HP1]-[.HO1]))^2" office:value-type="float" office:value="0.000647374528992434" calcext:value-type="float">
            <text:p>0.000647374528992</text:p>
          </table:table-cell>
          <table:table-cell table:formula="of:=0.5*[.HQ12]*(([.HQ5]-[.HP5])/([.HQ1]-[.HP1]))^2" office:value-type="float" office:value="0.00682751107986222" calcext:value-type="float">
            <text:p>0.006827511079862</text:p>
          </table:table-cell>
          <table:table-cell table:formula="of:=0.5*[.HR12]*(([.HR5]-[.HQ5])/([.HR1]-[.HQ1]))^2" office:value-type="float" office:value="0.00110749186614064" calcext:value-type="float">
            <text:p>0.001107491866141</text:p>
          </table:table-cell>
          <table:table-cell table:formula="of:=0.5*[.HS12]*(([.HS5]-[.HR5])/([.HS1]-[.HR1]))^2" office:value-type="float" office:value="0.00132785339923898" calcext:value-type="float">
            <text:p>0.001327853399239</text:p>
          </table:table-cell>
          <table:table-cell table:formula="of:=0.5*[.HT12]*(([.HT5]-[.HS5])/([.HT1]-[.HS1]))^2" office:value-type="float" office:value="0.00000297304108060741" calcext:value-type="float">
            <text:p>2.97304108060741E-06</text:p>
          </table:table-cell>
          <table:table-cell table:formula="of:=0.5*[.HU12]*(([.HU5]-[.HT5])/([.HU1]-[.HT1]))^2" office:value-type="float" office:value="0.000304723661614273" calcext:value-type="float">
            <text:p>0.000304723661614</text:p>
          </table:table-cell>
          <table:table-cell table:formula="of:=0.5*[.HV12]*(([.HV5]-[.HU5])/([.HV1]-[.HU1]))^2" office:value-type="float" office:value="0.0153446626568109" calcext:value-type="float">
            <text:p>0.015344662656811</text:p>
          </table:table-cell>
          <table:table-cell table:formula="of:=0.5*[.HW12]*(([.HW5]-[.HV5])/([.HW1]-[.HV1]))^2" office:value-type="float" office:value="0.00671310108331304" calcext:value-type="float">
            <text:p>0.006713101083313</text:p>
          </table:table-cell>
          <table:table-cell table:formula="of:=0.5*[.HX12]*(([.HX5]-[.HW5])/([.HX1]-[.HW1]))^2" office:value-type="float" office:value="0.00127812550485517" calcext:value-type="float">
            <text:p>0.001278125504855</text:p>
          </table:table-cell>
          <table:table-cell table:formula="of:=0.5*[.HY12]*(([.HY5]-[.HX5])/([.HY1]-[.HX1]))^2" office:value-type="float" office:value="0.0141766509835808" calcext:value-type="float">
            <text:p>0.014176650983581</text:p>
          </table:table-cell>
          <table:table-cell table:formula="of:=0.5*[.HZ12]*(([.HZ5]-[.HY5])/([.HZ1]-[.HY1]))^2" office:value-type="float" office:value="0.00812788869279043" calcext:value-type="float">
            <text:p>0.00812788869279</text:p>
          </table:table-cell>
          <table:table-cell table:formula="of:=0.5*[.IA12]*(([.IA5]-[.HZ5])/([.IA1]-[.HZ1]))^2" office:value-type="float" office:value="0.00241357110809018" calcext:value-type="float">
            <text:p>0.00241357110809</text:p>
          </table:table-cell>
          <table:table-cell table:formula="of:=0.5*[.IB12]*(([.IB5]-[.IA5])/([.IB1]-[.IA1]))^2" office:value-type="float" office:value="0.0563132339818076" calcext:value-type="float">
            <text:p>0.056313233981808</text:p>
          </table:table-cell>
          <table:table-cell table:formula="of:=0.5*[.IC12]*(([.IC5]-[.IB5])/([.IC1]-[.IB1]))^2" office:value-type="float" office:value="0.022326064987863" calcext:value-type="float">
            <text:p>0.022326064987863</text:p>
          </table:table-cell>
          <table:table-cell table:formula="of:=0.5*[.ID12]*(([.ID5]-[.IC5])/([.ID1]-[.IC1]))^2" office:value-type="float" office:value="0.00310671021676335" calcext:value-type="float">
            <text:p>0.003106710216763</text:p>
          </table:table-cell>
          <table:table-cell table:formula="of:=0.5*[.IE12]*(([.IE5]-[.ID5])/([.IE1]-[.ID1]))^2" office:value-type="float" office:value="0.0481623171904502" calcext:value-type="float">
            <text:p>0.04816231719045</text:p>
          </table:table-cell>
          <table:table-cell table:formula="of:=0.5*[.IF12]*(([.IF5]-[.IE5])/([.IF1]-[.IE1]))^2" office:value-type="float" office:value="0.0125802654049374" calcext:value-type="float">
            <text:p>0.012580265404937</text:p>
          </table:table-cell>
          <table:table-cell table:formula="of:=0.5*[.IG12]*(([.IG5]-[.IF5])/([.IG1]-[.IF1]))^2" office:value-type="float" office:value="0.0247460484125763" calcext:value-type="float">
            <text:p>0.024746048412576</text:p>
          </table:table-cell>
          <table:table-cell table:formula="of:=0.5*[.IH12]*(([.IH5]-[.IG5])/([.IH1]-[.IG1]))^2" office:value-type="float" office:value="0.0560601734189653" calcext:value-type="float">
            <text:p>0.056060173418965</text:p>
          </table:table-cell>
          <table:table-cell table:formula="of:=0.5*[.II12]*(([.II5]-[.IH5])/([.II1]-[.IH1]))^2" office:value-type="float" office:value="0.044052034668856" calcext:value-type="float">
            <text:p>0.044052034668856</text:p>
          </table:table-cell>
          <table:table-cell table:formula="of:=0.5*[.IJ12]*(([.IJ5]-[.II5])/([.IJ1]-[.II1]))^2" office:value-type="float" office:value="0.0015436449184397" calcext:value-type="float">
            <text:p>0.00154364491844</text:p>
          </table:table-cell>
          <table:table-cell table:formula="of:=0.5*[.IK12]*(([.IK5]-[.IJ5])/([.IK1]-[.IJ1]))^2" office:value-type="float" office:value="0.0119976438872492" calcext:value-type="float">
            <text:p>0.011997643887249</text:p>
          </table:table-cell>
          <table:table-cell table:formula="of:=0.5*[.IL12]*(([.IL5]-[.IK5])/([.IL1]-[.IK1]))^2" office:value-type="float" office:value="0.00047212837469848" calcext:value-type="float">
            <text:p>0.000472128374698</text:p>
          </table:table-cell>
          <table:table-cell table:formula="of:=0.5*[.IM12]*(([.IM5]-[.IL5])/([.IM1]-[.IL1]))^2" office:value-type="float" office:value="0.0117248059909305" calcext:value-type="float">
            <text:p>0.011724805990931</text:p>
          </table:table-cell>
          <table:table-cell table:formula="of:=0.5*[.IN12]*(([.IN5]-[.IM5])/([.IN1]-[.IM1]))^2" office:value-type="float" office:value="0.0468095240106699" calcext:value-type="float">
            <text:p>0.04680952401067</text:p>
          </table:table-cell>
          <table:table-cell table:formula="of:=0.5*[.IO12]*(([.IO5]-[.IN5])/([.IO1]-[.IN1]))^2" office:value-type="float" office:value="0.000809622885416901" calcext:value-type="float">
            <text:p>0.000809622885417</text:p>
          </table:table-cell>
          <table:table-cell table:formula="of:=0.5*[.IP12]*(([.IP5]-[.IO5])/([.IP1]-[.IO1]))^2" office:value-type="float" office:value="0.0845978930206402" calcext:value-type="float">
            <text:p>0.08459789302064</text:p>
          </table:table-cell>
          <table:table-cell table:formula="of:=0.5*[.IQ12]*(([.IQ5]-[.IP5])/([.IQ1]-[.IP1]))^2" office:value-type="float" office:value="0.0238179069673994" calcext:value-type="float">
            <text:p>0.023817906967399</text:p>
          </table:table-cell>
          <table:table-cell table:formula="of:=0.5*[.IR12]*(([.IR5]-[.IQ5])/([.IR1]-[.IQ1]))^2" office:value-type="float" office:value="0.0300124145279101" calcext:value-type="float">
            <text:p>0.03001241452791</text:p>
          </table:table-cell>
          <table:table-cell table:formula="of:=0.5*[.IS12]*(([.IS5]-[.IR5])/([.IS1]-[.IR1]))^2" office:value-type="float" office:value="0.0151956082384897" calcext:value-type="float">
            <text:p>0.01519560823849</text:p>
          </table:table-cell>
          <table:table-cell table:formula="of:=0.5*[.IT12]*(([.IT5]-[.IS5])/([.IT1]-[.IS1]))^2" office:value-type="float" office:value="0.0838271482304166" calcext:value-type="float">
            <text:p>0.083827148230417</text:p>
          </table:table-cell>
          <table:table-cell table:formula="of:=0.5*[.IU12]*(([.IU5]-[.IT5])/([.IU1]-[.IT1]))^2" office:value-type="float" office:value="0.000274539175349508" calcext:value-type="float">
            <text:p>0.00027453917535</text:p>
          </table:table-cell>
          <table:table-cell table:formula="of:=0.5*[.IV12]*(([.IV5]-[.IU5])/([.IV1]-[.IU1]))^2" office:value-type="float" office:value="0.0332344480602951" calcext:value-type="float">
            <text:p>0.033234448060295</text:p>
          </table:table-cell>
          <table:table-cell table:formula="of:=0.5*[.IW12]*(([.IW5]-[.IV5])/([.IW1]-[.IV1]))^2" office:value-type="float" office:value="0.0399262462863362" calcext:value-type="float">
            <text:p>0.039926246286336</text:p>
          </table:table-cell>
          <table:table-cell table:formula="of:=0.5*[.IX12]*(([.IX5]-[.IW5])/([.IX1]-[.IW1]))^2" office:value-type="float" office:value="0.0000541054910968513" calcext:value-type="float">
            <text:p>5.41054910968513E-05</text:p>
          </table:table-cell>
          <table:table-cell table:formula="of:=0.5*[.IY12]*(([.IY5]-[.IX5])/([.IY1]-[.IX1]))^2" office:value-type="float" office:value="0.00237511197151667" calcext:value-type="float">
            <text:p>0.002375111971517</text:p>
          </table:table-cell>
          <table:table-cell table:formula="of:=0.5*[.IZ12]*(([.IZ5]-[.IY5])/([.IZ1]-[.IY1]))^2" office:value-type="float" office:value="0.0824411123229744" calcext:value-type="float">
            <text:p>0.082441112322974</text:p>
          </table:table-cell>
          <table:table-cell table:formula="of:=0.5*[.JA12]*(([.JA5]-[.IZ5])/([.JA1]-[.IZ1]))^2" office:value-type="float" office:value="0.00671058780036595" calcext:value-type="float">
            <text:p>0.006710587800366</text:p>
          </table:table-cell>
          <table:table-cell table:formula="of:=0.5*[.JB12]*(([.JB5]-[.JA5])/([.JB1]-[.JA1]))^2" office:value-type="float" office:value="0.0663508402609381" calcext:value-type="float">
            <text:p>0.066350840260938</text:p>
          </table:table-cell>
          <table:table-cell table:formula="of:=0.5*[.JC12]*(([.JC5]-[.JB5])/([.JC1]-[.JB1]))^2" office:value-type="float" office:value="0.0280785749806102" calcext:value-type="float">
            <text:p>0.02807857498061</text:p>
          </table:table-cell>
          <table:table-cell table:formula="of:=0.5*[.JD12]*(([.JD5]-[.JC5])/([.JD1]-[.JC1]))^2" office:value-type="float" office:value="0.00397583838826761" calcext:value-type="float">
            <text:p>0.003975838388268</text:p>
          </table:table-cell>
          <table:table-cell table:formula="of:=0.5*[.JE12]*(([.JE5]-[.JD5])/([.JE1]-[.JD1]))^2" office:value-type="float" office:value="0.121863929540803" calcext:value-type="float">
            <text:p>0.121863929540803</text:p>
          </table:table-cell>
          <table:table-cell table:formula="of:=0.5*[.JF12]*(([.JF5]-[.JE5])/([.JF1]-[.JE1]))^2" office:value-type="float" office:value="0.020937907427576" calcext:value-type="float">
            <text:p>0.020937907427576</text:p>
          </table:table-cell>
          <table:table-cell table:formula="of:=0.5*[.JG12]*(([.JG5]-[.JF5])/([.JG1]-[.JF1]))^2" office:value-type="float" office:value="0.0883479829072403" calcext:value-type="float">
            <text:p>0.08834798290724</text:p>
          </table:table-cell>
          <table:table-cell table:formula="of:=0.5*[.JH12]*(([.JH5]-[.JG5])/([.JH1]-[.JG1]))^2" office:value-type="float" office:value="0.0000733004168445148" calcext:value-type="float">
            <text:p>7.33004168445148E-05</text:p>
          </table:table-cell>
          <table:table-cell table:formula="of:=0.5*[.JI12]*(([.JI5]-[.JH5])/([.JI1]-[.JH1]))^2" office:value-type="float" office:value="0.130335483720808" calcext:value-type="float">
            <text:p>0.130335483720808</text:p>
          </table:table-cell>
          <table:table-cell table:formula="of:=0.5*[.JJ12]*(([.JJ5]-[.JI5])/([.JJ1]-[.JI1]))^2" office:value-type="float" office:value="0.00585019911805673" calcext:value-type="float">
            <text:p>0.005850199118057</text:p>
          </table:table-cell>
          <table:table-cell table:formula="of:=0.5*[.JK12]*(([.JK5]-[.JJ5])/([.JK1]-[.JJ1]))^2" office:value-type="float" office:value="0.091790004218398" calcext:value-type="float">
            <text:p>0.091790004218398</text:p>
          </table:table-cell>
          <table:table-cell table:formula="of:=0.5*[.JL12]*(([.JL5]-[.JK5])/([.JL1]-[.JK1]))^2" office:value-type="float" office:value="0.0637045883801752" calcext:value-type="float">
            <text:p>0.063704588380175</text:p>
          </table:table-cell>
          <table:table-cell table:formula="of:=0.5*[.JM12]*(([.JM5]-[.JL5])/([.JM1]-[.JL1]))^2" office:value-type="float" office:value="0.0520343258476203" calcext:value-type="float">
            <text:p>0.05203432584762</text:p>
          </table:table-cell>
          <table:table-cell table:formula="of:=0.5*[.JN12]*(([.JN5]-[.JM5])/([.JN1]-[.JM1]))^2" office:value-type="float" office:value="0.00273952698525483" calcext:value-type="float">
            <text:p>0.002739526985255</text:p>
          </table:table-cell>
          <table:table-cell table:formula="of:=0.5*[.JO12]*(([.JO5]-[.JN5])/([.JO1]-[.JN1]))^2" office:value-type="float" office:value="0.00000339454495995983" calcext:value-type="float">
            <text:p>3.39454495995983E-06</text:p>
          </table:table-cell>
          <table:table-cell table:formula="of:=0.5*[.JP12]*(([.JP5]-[.JO5])/([.JP1]-[.JO1]))^2" office:value-type="float" office:value="0.0664894855370327" calcext:value-type="float">
            <text:p>0.066489485537033</text:p>
          </table:table-cell>
          <table:table-cell table:formula="of:=0.5*[.JQ12]*(([.JQ5]-[.JP5])/([.JQ1]-[.JP1]))^2" office:value-type="float" office:value="0.0719471732159849" calcext:value-type="float">
            <text:p>0.071947173215985</text:p>
          </table:table-cell>
          <table:table-cell table:formula="of:=0.5*[.JR12]*(([.JR5]-[.JQ5])/([.JR1]-[.JQ1]))^2" office:value-type="float" office:value="0.0301131834729092" calcext:value-type="float">
            <text:p>0.030113183472909</text:p>
          </table:table-cell>
          <table:table-cell table:formula="of:=0.5*[.JS12]*(([.JS5]-[.JR5])/([.JS1]-[.JR1]))^2" office:value-type="float" office:value="0.0786779589476607" calcext:value-type="float">
            <text:p>0.078677958947661</text:p>
          </table:table-cell>
          <table:table-cell table:formula="of:=0.5*[.JT12]*(([.JT5]-[.JS5])/([.JT1]-[.JS1]))^2" office:value-type="float" office:value="0.0000948350950549889" calcext:value-type="float">
            <text:p>9.48350950549889E-05</text:p>
          </table:table-cell>
          <table:table-cell table:formula="of:=0.5*[.JU12]*(([.JU5]-[.JT5])/([.JU1]-[.JT1]))^2" office:value-type="float" office:value="0.00113634725890112" calcext:value-type="float">
            <text:p>0.001136347258901</text:p>
          </table:table-cell>
          <table:table-cell table:formula="of:=0.5*[.JV12]*(([.JV5]-[.JU5])/([.JV1]-[.JU1]))^2" office:value-type="float" office:value="0.0943953823854405" calcext:value-type="float">
            <text:p>0.094395382385441</text:p>
          </table:table-cell>
          <table:table-cell table:formula="of:=0.5*[.JW12]*(([.JW5]-[.JV5])/([.JW1]-[.JV1]))^2" office:value-type="float" office:value="0.0336591841599995" calcext:value-type="float">
            <text:p>0.03365918416</text:p>
          </table:table-cell>
          <table:table-cell table:formula="of:=0.5*[.JX12]*(([.JX5]-[.JW5])/([.JX1]-[.JW1]))^2" office:value-type="float" office:value="0.0108617135339088" calcext:value-type="float">
            <text:p>0.010861713533909</text:p>
          </table:table-cell>
          <table:table-cell table:formula="of:=0.5*[.JY12]*(([.JY5]-[.JX5])/([.JY1]-[.JX1]))^2" office:value-type="float" office:value="0.0161121221402131" calcext:value-type="float">
            <text:p>0.016112122140213</text:p>
          </table:table-cell>
          <table:table-cell table:formula="of:=0.5*[.JZ12]*(([.JZ5]-[.JY5])/([.JZ1]-[.JY1]))^2" office:value-type="float" office:value="0.0288953669978519" calcext:value-type="float">
            <text:p>0.028895366997852</text:p>
          </table:table-cell>
          <table:table-cell table:formula="of:=0.5*[.KA12]*(([.KA5]-[.JZ5])/([.KA1]-[.JZ1]))^2" office:value-type="float" office:value="0.00138814579771092" calcext:value-type="float">
            <text:p>0.001388145797711</text:p>
          </table:table-cell>
          <table:table-cell table:formula="of:=0.5*[.KB12]*(([.KB5]-[.KA5])/([.KB1]-[.KA1]))^2" office:value-type="float" office:value="0.00103903918735778" calcext:value-type="float">
            <text:p>0.001039039187358</text:p>
          </table:table-cell>
          <table:table-cell table:formula="of:=0.5*[.KC12]*(([.KC5]-[.KB5])/([.KC1]-[.KB1]))^2" office:value-type="float" office:value="0.00194510843973563" calcext:value-type="float">
            <text:p>0.001945108439736</text:p>
          </table:table-cell>
          <table:table-cell table:formula="of:=0.5*[.KD12]*(([.KD5]-[.KC5])/([.KD1]-[.KC1]))^2" office:value-type="float" office:value="0.0461331580928383" calcext:value-type="float">
            <text:p>0.046133158092838</text:p>
          </table:table-cell>
          <table:table-cell table:formula="of:=0.5*[.KE12]*(([.KE5]-[.KD5])/([.KE1]-[.KD1]))^2" office:value-type="float" office:value="0.0333141290171074" calcext:value-type="float">
            <text:p>0.033314129017108</text:p>
          </table:table-cell>
          <table:table-cell table:formula="of:=0.5*[.KF12]*(([.KF5]-[.KE5])/([.KF1]-[.KE1]))^2" office:value-type="float" office:value="0.0000456022034052073" calcext:value-type="float">
            <text:p>4.56022034052073E-05</text:p>
          </table:table-cell>
          <table:table-cell table:formula="of:=0.5*[.KG12]*(([.KG5]-[.KF5])/([.KG1]-[.KF1]))^2" office:value-type="float" office:value="0.00692059520326983" calcext:value-type="float">
            <text:p>0.00692059520327</text:p>
          </table:table-cell>
          <table:table-cell table:formula="of:=0.5*[.KH12]*(([.KH5]-[.KG5])/([.KH1]-[.KG1]))^2" office:value-type="float" office:value="0.02219295103193" calcext:value-type="float">
            <text:p>0.02219295103193</text:p>
          </table:table-cell>
          <table:table-cell table:formula="of:=0.5*[.KI12]*(([.KI5]-[.KH5])/([.KI1]-[.KH1]))^2" office:value-type="float" office:value="0.0458555617949038" calcext:value-type="float">
            <text:p>0.045855561794904</text:p>
          </table:table-cell>
          <table:table-cell table:formula="of:=0.5*[.KJ12]*(([.KJ5]-[.KI5])/([.KJ1]-[.KI1]))^2" office:value-type="float" office:value="0.0555319050009078" calcext:value-type="float">
            <text:p>0.055531905000908</text:p>
          </table:table-cell>
          <table:table-cell table:formula="of:=0.5*[.KK12]*(([.KK5]-[.KJ5])/([.KK1]-[.KJ1]))^2" office:value-type="float" office:value="0.00365076444091668" calcext:value-type="float">
            <text:p>0.003650764440917</text:p>
          </table:table-cell>
          <table:table-cell table:formula="of:=0.5*[.KL12]*(([.KL5]-[.KK5])/([.KL1]-[.KK1]))^2" office:value-type="float" office:value="0.0287531660099879" calcext:value-type="float">
            <text:p>0.028753166009988</text:p>
          </table:table-cell>
          <table:table-cell table:formula="of:=0.5*[.KM12]*(([.KM5]-[.KL5])/([.KM1]-[.KL1]))^2" office:value-type="float" office:value="0.00107605257857881" calcext:value-type="float">
            <text:p>0.001076052578579</text:p>
          </table:table-cell>
          <table:table-cell table:formula="of:=0.5*[.KN12]*(([.KN5]-[.KM5])/([.KN1]-[.KM1]))^2" office:value-type="float" office:value="0.0136445698786329" calcext:value-type="float">
            <text:p>0.013644569878633</text:p>
          </table:table-cell>
          <table:table-cell table:formula="of:=0.5*[.KO12]*(([.KO5]-[.KN5])/([.KO1]-[.KN1]))^2" office:value-type="float" office:value="0.0714403381257073" calcext:value-type="float">
            <text:p>0.071440338125707</text:p>
          </table:table-cell>
          <table:table-cell table:formula="of:=0.5*[.KP12]*(([.KP5]-[.KO5])/([.KP1]-[.KO1]))^2" office:value-type="float" office:value="0.0581513237311895" calcext:value-type="float">
            <text:p>0.05815132373119</text:p>
          </table:table-cell>
          <table:table-cell table:formula="of:=0.5*[.KQ12]*(([.KQ5]-[.KP5])/([.KQ1]-[.KP1]))^2" office:value-type="float" office:value="0.000535770499557635" calcext:value-type="float">
            <text:p>0.000535770499558</text:p>
          </table:table-cell>
          <table:table-cell table:formula="of:=0.5*[.KR12]*(([.KR5]-[.KQ5])/([.KR1]-[.KQ1]))^2" office:value-type="float" office:value="0.0303790550749848" calcext:value-type="float">
            <text:p>0.030379055074985</text:p>
          </table:table-cell>
          <table:table-cell table:formula="of:=0.5*[.KS12]*(([.KS5]-[.KR5])/([.KS1]-[.KR1]))^2" office:value-type="float" office:value="0.060220183063857" calcext:value-type="float">
            <text:p>0.060220183063857</text:p>
          </table:table-cell>
          <table:table-cell table:formula="of:=0.5*[.KT12]*(([.KT5]-[.KS5])/([.KT1]-[.KS1]))^2" office:value-type="float" office:value="0.0292628482351824" calcext:value-type="float">
            <text:p>0.029262848235183</text:p>
          </table:table-cell>
          <table:table-cell table:formula="of:=0.5*[.KU12]*(([.KU5]-[.KT5])/([.KU1]-[.KT1]))^2" office:value-type="float" office:value="0.0382160301867836" calcext:value-type="float">
            <text:p>0.038216030186784</text:p>
          </table:table-cell>
          <table:table-cell table:formula="of:=0.5*[.KV12]*(([.KV5]-[.KU5])/([.KV1]-[.KU1]))^2" office:value-type="float" office:value="0.000190812576426085" calcext:value-type="float">
            <text:p>0.000190812576426</text:p>
          </table:table-cell>
          <table:table-cell table:formula="of:=0.5*[.KW12]*(([.KW5]-[.KV5])/([.KW1]-[.KV1]))^2" office:value-type="float" office:value="0.0481224702363201" calcext:value-type="float">
            <text:p>0.04812247023632</text:p>
          </table:table-cell>
          <table:table-cell table:formula="of:=0.5*[.KX12]*(([.KX5]-[.KW5])/([.KX1]-[.KW1]))^2" office:value-type="float" office:value="0.0280875531472438" calcext:value-type="float">
            <text:p>0.028087553147244</text:p>
          </table:table-cell>
          <table:table-cell table:formula="of:=0.5*[.KY12]*(([.KY5]-[.KX5])/([.KY1]-[.KX1]))^2" office:value-type="float" office:value="0.0493658656476459" calcext:value-type="float">
            <text:p>0.049365865647646</text:p>
          </table:table-cell>
          <table:table-cell table:formula="of:=0.5*[.KZ12]*(([.KZ5]-[.KY5])/([.KZ1]-[.KY1]))^2" office:value-type="float" office:value="0.0616616938283734" calcext:value-type="float">
            <text:p>0.061661693828373</text:p>
          </table:table-cell>
          <table:table-cell table:formula="of:=0.5*[.LA12]*(([.LA5]-[.KZ5])/([.LA1]-[.KZ1]))^2" office:value-type="float" office:value="0.00254992848063963" calcext:value-type="float">
            <text:p>0.00254992848064</text:p>
          </table:table-cell>
          <table:table-cell table:formula="of:=0.5*[.LB12]*(([.LB5]-[.LA5])/([.LB1]-[.LA1]))^2" office:value-type="float" office:value="0.041957208533428" calcext:value-type="float">
            <text:p>0.041957208533428</text:p>
          </table:table-cell>
          <table:table-cell table:formula="of:=0.5*[.LC12]*(([.LC5]-[.LB5])/([.LC1]-[.LB1]))^2" office:value-type="float" office:value="0.0162088903697087" calcext:value-type="float">
            <text:p>0.016208890369709</text:p>
          </table:table-cell>
          <table:table-cell table:formula="of:=0.5*[.LD12]*(([.LD5]-[.LC5])/([.LD1]-[.LC1]))^2" office:value-type="float" office:value="0.0408875414474397" calcext:value-type="float">
            <text:p>0.04088754144744</text:p>
          </table:table-cell>
          <table:table-cell table:formula="of:=0.5*[.LE12]*(([.LE5]-[.LD5])/([.LE1]-[.LD1]))^2" office:value-type="float" office:value="0.017826620070332" calcext:value-type="float">
            <text:p>0.017826620070332</text:p>
          </table:table-cell>
          <table:table-cell table:formula="of:=0.5*[.LF12]*(([.LF5]-[.LE5])/([.LF1]-[.LE1]))^2" office:value-type="float" office:value="0.0000685922818736015" calcext:value-type="float">
            <text:p>6.85922818736015E-05</text:p>
          </table:table-cell>
          <table:table-cell table:formula="of:=0.5*[.LG12]*(([.LG5]-[.LF5])/([.LG1]-[.LF1]))^2" office:value-type="float" office:value="0.0473111500300928" calcext:value-type="float">
            <text:p>0.047311150030093</text:p>
          </table:table-cell>
          <table:table-cell table:formula="of:=0.5*[.LH12]*(([.LH5]-[.LG5])/([.LH1]-[.LG1]))^2" office:value-type="float" office:value="0.0383580119993796" calcext:value-type="float">
            <text:p>0.03835801199938</text:p>
          </table:table-cell>
          <table:table-cell table:formula="of:=0.5*[.LI12]*(([.LI5]-[.LH5])/([.LI1]-[.LH1]))^2" office:value-type="float" office:value="0.00851238743671188" calcext:value-type="float">
            <text:p>0.008512387436712</text:p>
          </table:table-cell>
          <table:table-cell table:formula="of:=0.5*[.LJ12]*(([.LJ5]-[.LI5])/([.LJ1]-[.LI1]))^2" office:value-type="float" office:value="0.03839494597802" calcext:value-type="float">
            <text:p>0.03839494597802</text:p>
          </table:table-cell>
          <table:table-cell table:formula="of:=0.5*[.LK12]*(([.LK5]-[.LJ5])/([.LK1]-[.LJ1]))^2" office:value-type="float" office:value="0.000507698251280345" calcext:value-type="float">
            <text:p>0.00050769825128</text:p>
          </table:table-cell>
          <table:table-cell table:formula="of:=0.5*[.LL12]*(([.LL5]-[.LK5])/([.LL1]-[.LK1]))^2" office:value-type="float" office:value="0.000900959999543373" calcext:value-type="float">
            <text:p>0.000900959999543</text:p>
          </table:table-cell>
          <table:table-cell table:formula="of:=0.5*[.LM12]*(([.LM5]-[.LL5])/([.LM1]-[.LL1]))^2" office:value-type="float" office:value="0.0527631235783706" calcext:value-type="float">
            <text:p>0.052763123578371</text:p>
          </table:table-cell>
          <table:table-cell table:formula="of:=0.5*[.LN12]*(([.LN5]-[.LM5])/([.LN1]-[.LM1]))^2" office:value-type="float" office:value="0.0000896860383899987" calcext:value-type="float">
            <text:p>8.96860383899987E-05</text:p>
          </table:table-cell>
          <table:table-cell table:formula="of:=0.5*[.LO12]*(([.LO5]-[.LN5])/([.LO1]-[.LN1]))^2" office:value-type="float" office:value="0.012388965968976" calcext:value-type="float">
            <text:p>0.012388965968976</text:p>
          </table:table-cell>
          <table:table-cell table:formula="of:=0.5*[.LP12]*(([.LP5]-[.LO5])/([.LP1]-[.LO1]))^2" office:value-type="float" office:value="0.0484898348047915" calcext:value-type="float">
            <text:p>0.048489834804792</text:p>
          </table:table-cell>
          <table:table-cell table:formula="of:=0.5*[.LQ12]*(([.LQ5]-[.LP5])/([.LQ1]-[.LP1]))^2" office:value-type="float" office:value="0.00000382059706853663" calcext:value-type="float">
            <text:p>3.82059706853663E-06</text:p>
          </table:table-cell>
          <table:table-cell table:formula="of:=0.5*[.LR12]*(([.LR5]-[.LQ5])/([.LR1]-[.LQ1]))^2" office:value-type="float" office:value="0.029656758494935" calcext:value-type="float">
            <text:p>0.029656758494935</text:p>
          </table:table-cell>
          <table:table-cell table:formula="of:=0.5*[.LS12]*(([.LS5]-[.LR5])/([.LS1]-[.LR1]))^2" office:value-type="float" office:value="0.0283811961566519" calcext:value-type="float">
            <text:p>0.028381196156652</text:p>
          </table:table-cell>
          <table:table-cell table:formula="of:=0.5*[.LT12]*(([.LT5]-[.LS5])/([.LT1]-[.LS1]))^2" office:value-type="float" office:value="0.00130383607570988" calcext:value-type="float">
            <text:p>0.00130383607571</text:p>
          </table:table-cell>
          <table:table-cell table:formula="of:=0.5*[.LU12]*(([.LU5]-[.LT5])/([.LU1]-[.LT1]))^2" office:value-type="float" office:value="0.00000474128340658931" calcext:value-type="float">
            <text:p>4.74128340658931E-06</text:p>
          </table:table-cell>
          <table:table-cell table:formula="of:=0.5*[.LV12]*(([.LV5]-[.LU5])/([.LV1]-[.LU1]))^2" office:value-type="float" office:value="0.0140702794651783" calcext:value-type="float">
            <text:p>0.014070279465178</text:p>
          </table:table-cell>
          <table:table-cell table:formula="of:=0.5*[.LW12]*(([.LW5]-[.LV5])/([.LW1]-[.LV1]))^2" office:value-type="float" office:value="0.0200569476786152" calcext:value-type="float">
            <text:p>0.020056947678615</text:p>
          </table:table-cell>
          <table:table-cell table:formula="of:=0.5*[.LX12]*(([.LX5]-[.LW5])/([.LX1]-[.LW1]))^2" office:value-type="float" office:value="0.0363849732847438" calcext:value-type="float">
            <text:p>0.036384973284744</text:p>
          </table:table-cell>
          <table:table-cell table:formula="of:=0.5*[.LY12]*(([.LY5]-[.LX5])/([.LY1]-[.LX1]))^2" office:value-type="float" office:value="0.000727645619284656" calcext:value-type="float">
            <text:p>0.000727645619285</text:p>
          </table:table-cell>
          <table:table-cell table:formula="of:=0.5*[.LZ12]*(([.LZ5]-[.LY5])/([.LZ1]-[.LY1]))^2" office:value-type="float" office:value="0.0238221307739907" calcext:value-type="float">
            <text:p>0.023822130773991</text:p>
          </table:table-cell>
          <table:table-cell table:formula="of:=0.5*[.MA12]*(([.MA5]-[.LZ5])/([.MA1]-[.LZ1]))^2" office:value-type="float" office:value="0.00394169884957303" calcext:value-type="float">
            <text:p>0.003941698849573</text:p>
          </table:table-cell>
          <table:table-cell table:formula="of:=0.5*[.MB12]*(([.MB5]-[.MA5])/([.MB1]-[.MA1]))^2" office:value-type="float" office:value="0.046196370465101" calcext:value-type="float">
            <text:p>0.046196370465101</text:p>
          </table:table-cell>
          <table:table-cell table:formula="of:=0.5*[.MC12]*(([.MC5]-[.MB5])/([.MC1]-[.MB1]))^2" office:value-type="float" office:value="0.0277831120289173" calcext:value-type="float">
            <text:p>0.027783112028917</text:p>
          </table:table-cell>
          <table:table-cell table:formula="of:=0.5*[.MD12]*(([.MD5]-[.MC5])/([.MD1]-[.MC1]))^2" office:value-type="float" office:value="0.000233009142788836" calcext:value-type="float">
            <text:p>0.000233009142789</text:p>
          </table:table-cell>
          <table:table-cell table:formula="of:=0.5*[.ME12]*(([.ME5]-[.MD5])/([.ME1]-[.MD1]))^2" office:value-type="float" office:value="0.0225981379814854" calcext:value-type="float">
            <text:p>0.022598137981485</text:p>
          </table:table-cell>
          <table:table-cell table:formula="of:=0.5*[.MF12]*(([.MF5]-[.ME5])/([.MF1]-[.ME1]))^2" office:value-type="float" office:value="0.00340050738593372" calcext:value-type="float">
            <text:p>0.003400507385934</text:p>
          </table:table-cell>
          <table:table-cell table:formula="of:=0.5*[.MG12]*(([.MG5]-[.MF5])/([.MG1]-[.MF1]))^2" office:value-type="float" office:value="0.000448063321666871" calcext:value-type="float">
            <text:p>0.000448063321667</text:p>
          </table:table-cell>
          <table:table-cell table:formula="of:=0.5*[.MH12]*(([.MH5]-[.MG5])/([.MH1]-[.MG1]))^2" office:value-type="float" office:value="0.0180811018202992" calcext:value-type="float">
            <text:p>0.018081101820299</text:p>
          </table:table-cell>
          <table:table-cell table:formula="of:=0.5*[.MI12]*(([.MI5]-[.MH5])/([.MI1]-[.MH1]))^2" office:value-type="float" office:value="0.0291180478705167" calcext:value-type="float">
            <text:p>0.029118047870517</text:p>
          </table:table-cell>
          <table:table-cell table:formula="of:=0.5*[.MJ12]*(([.MJ5]-[.MI5])/([.MJ1]-[.MI1]))^2" office:value-type="float" office:value="0.036932440670793" calcext:value-type="float">
            <text:p>0.036932440670793</text:p>
          </table:table-cell>
          <table:table-cell table:formula="of:=0.5*[.MK12]*(([.MK5]-[.MJ5])/([.MK1]-[.MJ1]))^2" office:value-type="float" office:value="0.0216057514846286" calcext:value-type="float">
            <text:p>0.021605751484629</text:p>
          </table:table-cell>
          <table:table-cell table:formula="of:=0.5*[.ML12]*(([.ML5]-[.MK5])/([.ML1]-[.MK1]))^2" office:value-type="float" office:value="0.0106525003533959" calcext:value-type="float">
            <text:p>0.010652500353396</text:p>
          </table:table-cell>
          <table:table-cell table:formula="of:=0.5*[.MM12]*(([.MM5]-[.ML5])/([.MM1]-[.ML1]))^2" office:value-type="float" office:value="0.0161218510679284" calcext:value-type="float">
            <text:p>0.016121851067929</text:p>
          </table:table-cell>
          <table:table-cell table:formula="of:=0.5*[.MN12]*(([.MN5]-[.MM5])/([.MN1]-[.MM1]))^2" office:value-type="float" office:value="0.0541386091361122" calcext:value-type="float">
            <text:p>0.054138609136112</text:p>
          </table:table-cell>
          <table:table-cell table:formula="of:=0.5*[.MO12]*(([.MO5]-[.MN5])/([.MO1]-[.MN1]))^2" office:value-type="float" office:value="0.00248404059481758" calcext:value-type="float">
            <text:p>0.002484040594818</text:p>
          </table:table-cell>
          <table:table-cell table:formula="of:=0.5*[.MP12]*(([.MP5]-[.MO5])/([.MP1]-[.MO1]))^2" office:value-type="float" office:value="0.0423853216105249" calcext:value-type="float">
            <text:p>0.042385321610525</text:p>
          </table:table-cell>
          <table:table-cell table:formula="of:=0.5*[.MQ12]*(([.MQ5]-[.MP5])/([.MQ1]-[.MP1]))^2" office:value-type="float" office:value="0.00401194602617848" calcext:value-type="float">
            <text:p>0.004011946026178</text:p>
          </table:table-cell>
          <table:table-cell table:formula="of:=0.5*[.MR12]*(([.MR5]-[.MQ5])/([.MR1]-[.MQ1]))^2" office:value-type="float" office:value="0.00000460247109858396" calcext:value-type="float">
            <text:p>4.60247109858396E-06</text:p>
          </table:table-cell>
          <table:table-cell table:formula="of:=0.5*[.MS12]*(([.MS5]-[.MR5])/([.MS1]-[.MR1]))^2" office:value-type="float" office:value="0.00200636377304825" calcext:value-type="float">
            <text:p>0.002006363773048</text:p>
          </table:table-cell>
          <table:table-cell table:formula="of:=0.5*[.MT12]*(([.MT5]-[.MS5])/([.MT1]-[.MS1]))^2" office:value-type="float" office:value="0.000320647180960153" calcext:value-type="float">
            <text:p>0.00032064718096</text:p>
          </table:table-cell>
          <table:table-cell table:formula="of:=0.5*[.MU12]*(([.MU5]-[.MT5])/([.MU1]-[.MT1]))^2" office:value-type="float" office:value="0.0754643343246291" calcext:value-type="float">
            <text:p>0.075464334324629</text:p>
          </table:table-cell>
          <table:table-cell table:formula="of:=0.5*[.MV12]*(([.MV5]-[.MU5])/([.MV1]-[.MU1]))^2" office:value-type="float" office:value="0.0143270252546467" calcext:value-type="float">
            <text:p>0.014327025254647</text:p>
          </table:table-cell>
          <table:table-cell table:formula="of:=0.5*[.MW12]*(([.MW5]-[.MV5])/([.MW1]-[.MV1]))^2" office:value-type="float" office:value="0.0555964134055238" calcext:value-type="float">
            <text:p>0.055596413405524</text:p>
          </table:table-cell>
          <table:table-cell table:formula="of:=0.5*[.MX12]*(([.MX5]-[.MW5])/([.MX1]-[.MW1]))^2" office:value-type="float" office:value="0.00179332372196164" calcext:value-type="float">
            <text:p>0.001793323721962</text:p>
          </table:table-cell>
          <table:table-cell table:formula="of:=0.5*[.MY12]*(([.MY5]-[.MX5])/([.MY1]-[.MX1]))^2" office:value-type="float" office:value="0.0287151101748946" calcext:value-type="float">
            <text:p>0.028715110174895</text:p>
          </table:table-cell>
          <table:table-cell table:formula="of:=0.5*[.MZ12]*(([.MZ5]-[.MY5])/([.MZ1]-[.MY1]))^2" office:value-type="float" office:value="0.00231608194766375" calcext:value-type="float">
            <text:p>0.002316081947664</text:p>
          </table:table-cell>
          <table:table-cell table:formula="of:=0.5*[.NA12]*(([.NA5]-[.MZ5])/([.NA1]-[.MZ1]))^2" office:value-type="float" office:value="0.00320486058848928" calcext:value-type="float">
            <text:p>0.003204860588489</text:p>
          </table:table-cell>
          <table:table-cell table:formula="of:=0.5*[.NB12]*(([.NB5]-[.NA5])/([.NB1]-[.NA1]))^2" office:value-type="float" office:value="0.0933682642652194" calcext:value-type="float">
            <text:p>0.09336826426522</text:p>
          </table:table-cell>
          <table:table-cell table:formula="of:=0.5*[.NC12]*(([.NC5]-[.NB5])/([.NC1]-[.NB1]))^2" office:value-type="float" office:value="0.00135900504209042" calcext:value-type="float">
            <text:p>0.00135900504209</text:p>
          </table:table-cell>
          <table:table-cell table:formula="of:=0.5*[.ND12]*(([.ND5]-[.NC5])/([.ND1]-[.NC1]))^2" office:value-type="float" office:value="0.0143034580579734" calcext:value-type="float">
            <text:p>0.014303458057973</text:p>
          </table:table-cell>
          <table:table-cell table:formula="of:=0.5*[.NE12]*(([.NE5]-[.ND5])/([.NE1]-[.ND1]))^2" office:value-type="float" office:value="0.0340733769494767" calcext:value-type="float">
            <text:p>0.034073376949477</text:p>
          </table:table-cell>
          <table:table-cell table:formula="of:=0.5*[.NF12]*(([.NF5]-[.NE5])/([.NF1]-[.NE1]))^2" office:value-type="float" office:value="0.0415160699298328" calcext:value-type="float">
            <text:p>0.041516069929833</text:p>
          </table:table-cell>
          <table:table-cell table:formula="of:=0.5*[.NG12]*(([.NG5]-[.NF5])/([.NG1]-[.NF1]))^2" office:value-type="float" office:value="0.00274819324552294" calcext:value-type="float">
            <text:p>0.002748193245523</text:p>
          </table:table-cell>
          <table:table-cell table:formula="of:=0.5*[.NH12]*(([.NH5]-[.NG5])/([.NH1]-[.NG1]))^2" office:value-type="float" office:value="0.0559060824977658" calcext:value-type="float">
            <text:p>0.055906082497766</text:p>
          </table:table-cell>
          <table:table-cell table:formula="of:=0.5*[.NI12]*(([.NI5]-[.NH5])/([.NI1]-[.NH1]))^2" office:value-type="float" office:value="0.0137363954102171" calcext:value-type="float">
            <text:p>0.013736395410217</text:p>
          </table:table-cell>
          <table:table-cell table:formula="of:=0.5*[.NJ12]*(([.NJ5]-[.NI5])/([.NJ1]-[.NI1]))^2" office:value-type="float" office:value="0.000963138234237013" calcext:value-type="float">
            <text:p>0.000963138234237</text:p>
          </table:table-cell>
          <table:table-cell table:formula="of:=0.5*[.NK12]*(([.NK5]-[.NJ5])/([.NK1]-[.NJ1]))^2" office:value-type="float" office:value="0.0000120099617840347" calcext:value-type="float">
            <text:p>1.20099617840347E-05</text:p>
          </table:table-cell>
          <table:table-cell table:formula="of:=0.5*[.NL12]*(([.NL5]-[.NK5])/([.NL1]-[.NK1]))^2" office:value-type="float" office:value="0.0508726555463665" calcext:value-type="float">
            <text:p>0.050872655546367</text:p>
          </table:table-cell>
          <table:table-cell table:formula="of:=0.5*[.NM12]*(([.NM5]-[.NL5])/([.NM1]-[.NL1]))^2" office:value-type="float" office:value="0.0581706975046151" calcext:value-type="float">
            <text:p>0.058170697504615</text:p>
          </table:table-cell>
          <table:table-cell table:formula="of:=0.5*[.NN12]*(([.NN5]-[.NM5])/([.NN1]-[.NM1]))^2" office:value-type="float" office:value="0.00185939705603557" calcext:value-type="float">
            <text:p>0.001859397056036</text:p>
          </table:table-cell>
          <table:table-cell table:formula="of:=0.5*[.NO12]*(([.NO5]-[.NN5])/([.NO1]-[.NN1]))^2" office:value-type="float" office:value="0.0184695655293526" calcext:value-type="float">
            <text:p>0.018469565529353</text:p>
          </table:table-cell>
          <table:table-cell table:formula="of:=0.5*[.NP12]*(([.NP5]-[.NO5])/([.NP1]-[.NO1]))^2" office:value-type="float" office:value="0.0621819971686603" calcext:value-type="float">
            <text:p>0.06218199716866</text:p>
          </table:table-cell>
          <table:table-cell table:formula="of:=0.5*[.NQ12]*(([.NQ5]-[.NP5])/([.NQ1]-[.NP1]))^2" office:value-type="float" office:value="0.00443980398077747" calcext:value-type="float">
            <text:p>0.004439803980777</text:p>
          </table:table-cell>
          <table:table-cell table:formula="of:=0.5*[.NR12]*(([.NR5]-[.NQ5])/([.NR1]-[.NQ1]))^2" office:value-type="float" office:value="0.0338156100130964" calcext:value-type="float">
            <text:p>0.033815610013096</text:p>
          </table:table-cell>
          <table:table-cell table:formula="of:=0.5*[.NS12]*(([.NS5]-[.NR5])/([.NS1]-[.NR1]))^2" office:value-type="float" office:value="0.00064300027989552" calcext:value-type="float">
            <text:p>0.000643000279896</text:p>
          </table:table-cell>
          <table:table-cell table:formula="of:=0.5*[.NT12]*(([.NT5]-[.NS5])/([.NT1]-[.NS1]))^2" office:value-type="float" office:value="0.0160322079528242" calcext:value-type="float">
            <text:p>0.016032207952824</text:p>
          </table:table-cell>
          <table:table-cell table:formula="of:=0.5*[.NU12]*(([.NU5]-[.NT5])/([.NU1]-[.NT1]))^2" office:value-type="float" office:value="0.0464326617999118" calcext:value-type="float">
            <text:p>0.046432661799912</text:p>
          </table:table-cell>
          <table:table-cell table:formula="of:=0.5*[.NV12]*(([.NV5]-[.NU5])/([.NV1]-[.NU1]))^2" office:value-type="float" office:value="0.0368880538921068" calcext:value-type="float">
            <text:p>0.036888053892107</text:p>
          </table:table-cell>
          <table:table-cell table:formula="of:=0.5*[.NW12]*(([.NW5]-[.NV5])/([.NW1]-[.NV1]))^2" office:value-type="float" office:value="0.025257863269936" calcext:value-type="float">
            <text:p>0.025257863269936</text:p>
          </table:table-cell>
          <table:table-cell table:formula="of:=0.5*[.NX12]*(([.NX5]-[.NW5])/([.NX1]-[.NW1]))^2" office:value-type="float" office:value="0.0199463879357801" calcext:value-type="float">
            <text:p>0.01994638793578</text:p>
          </table:table-cell>
          <table:table-cell table:formula="of:=0.5*[.NY12]*(([.NY5]-[.NX5])/([.NY1]-[.NX1]))^2" office:value-type="float" office:value="0.0502835151438303" calcext:value-type="float">
            <text:p>0.05028351514383</text:p>
          </table:table-cell>
          <table:table-cell table:formula="of:=0.5*[.NZ12]*(([.NZ5]-[.NY5])/([.NZ1]-[.NY1]))^2" office:value-type="float" office:value="0.0183969670526332" calcext:value-type="float">
            <text:p>0.018396967052633</text:p>
          </table:table-cell>
          <table:table-cell table:formula="of:=0.5*[.OA12]*(([.OA5]-[.NZ5])/([.OA1]-[.NZ1]))^2" office:value-type="float" office:value="0.0392926711742663" calcext:value-type="float">
            <text:p>0.039292671174266</text:p>
          </table:table-cell>
          <table:table-cell table:formula="of:=0.5*[.OB12]*(([.OB5]-[.OA5])/([.OB1]-[.OA1]))^2" office:value-type="float" office:value="0.00253746955021044" calcext:value-type="float">
            <text:p>0.00253746955021</text:p>
          </table:table-cell>
          <table:table-cell table:formula="of:=0.5*[.OC12]*(([.OC5]-[.OB5])/([.OC1]-[.OB1]))^2" office:value-type="float" office:value="0.00692991796365966" calcext:value-type="float">
            <text:p>0.00692991796366</text:p>
          </table:table-cell>
          <table:table-cell table:formula="of:=0.5*[.OD12]*(([.OD5]-[.OC5])/([.OD1]-[.OC1]))^2" office:value-type="float" office:value="0.0171340847264342" calcext:value-type="float">
            <text:p>0.017134084726434</text:p>
          </table:table-cell>
          <table:table-cell table:formula="of:=0.5*[.OE12]*(([.OE5]-[.OD5])/([.OE1]-[.OD1]))^2" office:value-type="float" office:value="0.0472329041852611" calcext:value-type="float">
            <text:p>0.047232904185261</text:p>
          </table:table-cell>
          <table:table-cell table:formula="of:=0.5*[.OF12]*(([.OF5]-[.OE5])/([.OF1]-[.OE1]))^2" office:value-type="float" office:value="0.029265726274085" calcext:value-type="float">
            <text:p>0.029265726274085</text:p>
          </table:table-cell>
          <table:table-cell table:formula="of:=0.5*[.OG12]*(([.OG5]-[.OF5])/([.OG1]-[.OF1]))^2" office:value-type="float" office:value="0.0369367730676627" calcext:value-type="float">
            <text:p>0.036936773067663</text:p>
          </table:table-cell>
          <table:table-cell table:formula="of:=0.5*[.OH12]*(([.OH5]-[.OG5])/([.OH1]-[.OG1]))^2" office:value-type="float" office:value="0.00756771407417102" calcext:value-type="float">
            <text:p>0.007567714074171</text:p>
          </table:table-cell>
          <table:table-cell table:formula="of:=0.5*[.OI12]*(([.OI5]-[.OH5])/([.OI1]-[.OH1]))^2" office:value-type="float" office:value="0.000457417152092044" calcext:value-type="float">
            <text:p>0.000457417152092</text:p>
          </table:table-cell>
          <table:table-cell table:formula="of:=0.5*[.OJ12]*(([.OJ5]-[.OI5])/([.OJ1]-[.OI1]))^2" office:value-type="float" office:value="0.00707738809238878" calcext:value-type="float">
            <text:p>0.007077388092389</text:p>
          </table:table-cell>
          <table:table-cell table:formula="of:=0.5*[.OK12]*(([.OK5]-[.OJ5])/([.OK1]-[.OJ1]))^2" office:value-type="float" office:value="0.0473957476828917" calcext:value-type="float">
            <text:p>0.047395747682892</text:p>
          </table:table-cell>
          <table:table-cell table:formula="of:=0.5*[.OL12]*(([.OL5]-[.OK5])/([.OL1]-[.OK1]))^2" office:value-type="float" office:value="0.00204824936083465" calcext:value-type="float">
            <text:p>0.002048249360835</text:p>
          </table:table-cell>
          <table:table-cell table:formula="of:=0.5*[.OM12]*(([.OM5]-[.OL5])/([.OM1]-[.OL1]))^2" office:value-type="float" office:value="0.0542548421718985" calcext:value-type="float">
            <text:p>0.054254842171899</text:p>
          </table:table-cell>
          <table:table-cell table:formula="of:=0.5*[.ON12]*(([.ON5]-[.OM5])/([.ON1]-[.OM1]))^2" office:value-type="float" office:value="0.00193302813200661" calcext:value-type="float">
            <text:p>0.001933028132007</text:p>
          </table:table-cell>
          <table:table-cell table:formula="of:=0.5*[.OO12]*(([.OO5]-[.ON5])/([.OO1]-[.ON1]))^2" office:value-type="float" office:value="0.00634236009233829" calcext:value-type="float">
            <text:p>0.006342360092338</text:p>
          </table:table-cell>
          <table:table-cell table:formula="of:=0.5*[.OP12]*(([.OP5]-[.OO5])/([.OP1]-[.OO1]))^2" office:value-type="float" office:value="0.00000827780691673011" calcext:value-type="float">
            <text:p>8.27780691673011E-06</text:p>
          </table:table-cell>
          <table:table-cell table:formula="of:=0.5*[.OQ12]*(([.OQ5]-[.OP5])/([.OQ1]-[.OP1]))^2" office:value-type="float" office:value="0.00826436519455223" calcext:value-type="float">
            <text:p>0.008264365194552</text:p>
          </table:table-cell>
          <table:table-cell table:formula="of:=0.5*[.OR12]*(([.OR5]-[.OQ5])/([.OR1]-[.OQ1]))^2" office:value-type="float" office:value="0.031505982183397" calcext:value-type="float">
            <text:p>0.031505982183397</text:p>
          </table:table-cell>
          <table:table-cell table:formula="of:=0.5*[.OS12]*(([.OS5]-[.OR5])/([.OS1]-[.OR1]))^2" office:value-type="float" office:value="0.0230590326940903" calcext:value-type="float">
            <text:p>0.02305903269409</text:p>
          </table:table-cell>
          <table:table-cell table:formula="of:=0.5*[.OT12]*(([.OT5]-[.OS5])/([.OT1]-[.OS1]))^2" office:value-type="float" office:value="0.0000722159253239154" calcext:value-type="float">
            <text:p>7.22159253239154E-05</text:p>
          </table:table-cell>
          <table:table-cell table:formula="of:=0.5*[.OU12]*(([.OU5]-[.OT5])/([.OU1]-[.OT1]))^2" office:value-type="float" office:value="0.00520615962709266" calcext:value-type="float">
            <text:p>0.005206159627093</text:p>
          </table:table-cell>
          <table:table-cell table:formula="of:=0.5*[.OV12]*(([.OV5]-[.OU5])/([.OV1]-[.OU1]))^2" office:value-type="float" office:value="0.0503727051398384" calcext:value-type="float">
            <text:p>0.050372705139838</text:p>
          </table:table-cell>
          <table:table-cell table:formula="of:=0.5*[.OW12]*(([.OW5]-[.OV5])/([.OW1]-[.OV1]))^2" office:value-type="float" office:value="0.0528822190469653" calcext:value-type="float">
            <text:p>0.052882219046965</text:p>
          </table:table-cell>
          <table:table-cell table:formula="of:=0.5*[.OX12]*(([.OX5]-[.OW5])/([.OX1]-[.OW1]))^2" office:value-type="float" office:value="0.0087677726280044" calcext:value-type="float">
            <text:p>0.008767772628004</text:p>
          </table:table-cell>
          <table:table-cell table:formula="of:=0.5*[.OY12]*(([.OY5]-[.OX5])/([.OY1]-[.OX1]))^2" office:value-type="float" office:value="0.019531116150686" calcext:value-type="float">
            <text:p>0.019531116150686</text:p>
          </table:table-cell>
          <table:table-cell table:formula="of:=0.5*[.OZ12]*(([.OZ5]-[.OY5])/([.OZ1]-[.OY1]))^2" office:value-type="float" office:value="0.013666942456565" calcext:value-type="float">
            <text:p>0.013666942456565</text:p>
          </table:table-cell>
          <table:table-cell table:formula="of:=0.5*[.PA12]*(([.PA5]-[.OZ5])/([.PA1]-[.OZ1]))^2" office:value-type="float" office:value="0.0000550506510825291" calcext:value-type="float">
            <text:p>5.50506510825291E-05</text:p>
          </table:table-cell>
          <table:table-cell table:formula="of:=0.5*[.PB12]*(([.PB5]-[.PA5])/([.PB1]-[.PA1]))^2" office:value-type="float" office:value="0.075051064349756" calcext:value-type="float">
            <text:p>0.075051064349756</text:p>
          </table:table-cell>
          <table:table-cell table:formula="of:=0.5*[.PC12]*(([.PC5]-[.PB5])/([.PC1]-[.PB1]))^2" office:value-type="float" office:value="0.0000533136126912734" calcext:value-type="float">
            <text:p>5.33136126912734E-05</text:p>
          </table:table-cell>
          <table:table-cell table:formula="of:=0.5*[.PD12]*(([.PD5]-[.PC5])/([.PD1]-[.PC1]))^2" office:value-type="float" office:value="0.0135395277655392" calcext:value-type="float">
            <text:p>0.013539527765539</text:p>
          </table:table-cell>
          <table:table-cell table:formula="of:=0.5*[.PE12]*(([.PE5]-[.PD5])/([.PE1]-[.PD1]))^2" office:value-type="float" office:value="0.0335710526221163" calcext:value-type="float">
            <text:p>0.033571052622116</text:p>
          </table:table-cell>
          <table:table-cell table:formula="of:=0.5*[.PF12]*(([.PF5]-[.PE5])/([.PF1]-[.PE1]))^2" office:value-type="float" office:value="0.0646716060114555" calcext:value-type="float">
            <text:p>0.064671606011456</text:p>
          </table:table-cell>
          <table:table-cell table:formula="of:=0.5*[.PG12]*(([.PG5]-[.PF5])/([.PG1]-[.PF1]))^2" office:value-type="float" office:value="0.00116766119941128" calcext:value-type="float">
            <text:p>0.001167661199411</text:p>
          </table:table-cell>
          <table:table-cell table:formula="of:=0.5*[.PH12]*(([.PH5]-[.PG5])/([.PH1]-[.PG1]))^2" office:value-type="float" office:value="0.0297891647114157" calcext:value-type="float">
            <text:p>0.029789164711416</text:p>
          </table:table-cell>
          <table:table-cell table:formula="of:=0.5*[.PI12]*(([.PI5]-[.PH5])/([.PI1]-[.PH1]))^2" office:value-type="float" office:value="0.00207605084308302" calcext:value-type="float">
            <text:p>0.002076050843083</text:p>
          </table:table-cell>
          <table:table-cell table:formula="of:=0.5*[.PJ12]*(([.PJ5]-[.PI5])/([.PJ1]-[.PI1]))^2" office:value-type="float" office:value="0.0000098105897713952" calcext:value-type="float">
            <text:p>9.8105897713952E-06</text:p>
          </table:table-cell>
          <table:table-cell table:formula="of:=0.5*[.PK12]*(([.PK5]-[.PJ5])/([.PK1]-[.PJ1]))^2" office:value-type="float" office:value="0.075087707124416" calcext:value-type="float">
            <text:p>0.075087707124416</text:p>
          </table:table-cell>
          <table:table-cell table:formula="of:=0.5*[.PL12]*(([.PL5]-[.PK5])/([.PL1]-[.PK1]))^2" office:value-type="float" office:value="0.00299028879240386" calcext:value-type="float">
            <text:p>0.002990288792404</text:p>
          </table:table-cell>
          <table:table-cell table:formula="of:=0.5*[.PM12]*(([.PM5]-[.PL5])/([.PM1]-[.PL1]))^2" office:value-type="float" office:value="0.0262049518654577" calcext:value-type="float">
            <text:p>0.026204951865458</text:p>
          </table:table-cell>
          <table:table-cell table:formula="of:=0.5*[.PN12]*(([.PN5]-[.PM5])/([.PN1]-[.PM1]))^2" office:value-type="float" office:value="0.0031895796213168" calcext:value-type="float">
            <text:p>0.003189579621317</text:p>
          </table:table-cell>
          <table:table-cell table:formula="of:=0.5*[.PO12]*(([.PO5]-[.PN5])/([.PO1]-[.PN1]))^2" office:value-type="float" office:value="0.00581952242471831" calcext:value-type="float">
            <text:p>0.005819522424718</text:p>
          </table:table-cell>
          <table:table-cell table:formula="of:=0.5*[.PP12]*(([.PP5]-[.PO5])/([.PP1]-[.PO1]))^2" office:value-type="float" office:value="0.0000630460268979822" calcext:value-type="float">
            <text:p>6.30460268979822E-05</text:p>
          </table:table-cell>
          <table:table-cell table:formula="of:=0.5*[.PQ12]*(([.PQ5]-[.PP5])/([.PQ1]-[.PP1]))^2" office:value-type="float" office:value="0.00442762287430171" calcext:value-type="float">
            <text:p>0.004427622874302</text:p>
          </table:table-cell>
          <table:table-cell table:formula="of:=0.5*[.PR12]*(([.PR5]-[.PQ5])/([.PR1]-[.PQ1]))^2" office:value-type="float" office:value="0.0490177077862132" calcext:value-type="float">
            <text:p>0.049017707786213</text:p>
          </table:table-cell>
          <table:table-cell table:formula="of:=0.5*[.PS12]*(([.PS5]-[.PR5])/([.PS1]-[.PR1]))^2" office:value-type="float" office:value="0.0364668663075607" calcext:value-type="float">
            <text:p>0.036466866307561</text:p>
          </table:table-cell>
          <table:table-cell table:formula="of:=0.5*[.PT12]*(([.PT5]-[.PS5])/([.PT1]-[.PS1]))^2" office:value-type="float" office:value="0.00134557432559733" calcext:value-type="float">
            <text:p>0.001345574325597</text:p>
          </table:table-cell>
          <table:table-cell table:formula="of:=0.5*[.PU12]*(([.PU5]-[.PT5])/([.PU1]-[.PT1]))^2" office:value-type="float" office:value="0.0277696227787898" calcext:value-type="float">
            <text:p>0.02776962277879</text:p>
          </table:table-cell>
          <table:table-cell table:formula="of:=0.5*[.PV12]*(([.PV5]-[.PU5])/([.PV1]-[.PU1]))^2" office:value-type="float" office:value="0.00472764725445181" calcext:value-type="float">
            <text:p>0.004727647254452</text:p>
          </table:table-cell>
          <table:table-cell table:formula="of:=0.5*[.PW12]*(([.PW5]-[.PV5])/([.PW1]-[.PV1]))^2" office:value-type="float" office:value="0.0343247034155811" calcext:value-type="float">
            <text:p>0.034324703415581</text:p>
          </table:table-cell>
          <table:table-cell table:formula="of:=0.5*[.PX12]*(([.PX5]-[.PW5])/([.PX1]-[.PW1]))^2" office:value-type="float" office:value="0.0000128647401839265" calcext:value-type="float">
            <text:p>1.28647401839265E-05</text:p>
          </table:table-cell>
          <table:table-cell table:formula="of:=0.5*[.PY12]*(([.PY5]-[.PX5])/([.PY1]-[.PX1]))^2" office:value-type="float" office:value="0.000181887031417252" calcext:value-type="float">
            <text:p>0.000181887031417</text:p>
          </table:table-cell>
          <table:table-cell table:formula="of:=0.5*[.PZ12]*(([.PZ5]-[.PY5])/([.PZ1]-[.PY1]))^2" office:value-type="float" office:value="0.00793712757416352" calcext:value-type="float">
            <text:p>0.007937127574164</text:p>
          </table:table-cell>
          <table:table-cell table:formula="of:=0.5*[.QA12]*(([.QA5]-[.PZ5])/([.QA1]-[.PZ1]))^2" office:value-type="float" office:value="0.0671967836984369" calcext:value-type="float">
            <text:p>0.067196783698437</text:p>
          </table:table-cell>
          <table:table-cell table:formula="of:=0.5*[.QB12]*(([.QB5]-[.QA5])/([.QB1]-[.QA1]))^2" office:value-type="float" office:value="0.0264155101996503" calcext:value-type="float">
            <text:p>0.02641551019965</text:p>
          </table:table-cell>
          <table:table-cell table:formula="of:=0.5*[.QC12]*(([.QC5]-[.QB5])/([.QC1]-[.QB1]))^2" office:value-type="float" office:value="0.00438860471543637" calcext:value-type="float">
            <text:p>0.004388604715436</text:p>
          </table:table-cell>
          <table:table-cell table:formula="of:=0.5*[.QD12]*(([.QD5]-[.QC5])/([.QD1]-[.QC1]))^2" office:value-type="float" office:value="0.00938974060111518" calcext:value-type="float">
            <text:p>0.009389740601115</text:p>
          </table:table-cell>
          <table:table-cell table:formula="of:=0.5*[.QE12]*(([.QE5]-[.QD5])/([.QE1]-[.QD1]))^2" office:value-type="float" office:value="0.0255968689705241" calcext:value-type="float">
            <text:p>0.025596868970524</text:p>
          </table:table-cell>
          <table:table-cell table:formula="of:=0.5*[.QF12]*(([.QF5]-[.QE5])/([.QF1]-[.QE1]))^2" office:value-type="float" office:value="0.0141348007279843" calcext:value-type="float">
            <text:p>0.014134800727984</text:p>
          </table:table-cell>
          <table:table-cell table:formula="of:=0.5*[.QG12]*(([.QG5]-[.QF5])/([.QG1]-[.QF1]))^2" office:value-type="float" office:value="0.00521439523426838" calcext:value-type="float">
            <text:p>0.005214395234268</text:p>
          </table:table-cell>
          <table:table-cell table:formula="of:=0.5*[.QH12]*(([.QH5]-[.QG5])/([.QH1]-[.QG1]))^2" office:value-type="float" office:value="0.000268419487159216" calcext:value-type="float">
            <text:p>0.000268419487159</text:p>
          </table:table-cell>
          <table:table-cell table:formula="of:=0.5*[.QI12]*(([.QI5]-[.QH5])/([.QI1]-[.QH1]))^2" office:value-type="float" office:value="0.0365051946844563" calcext:value-type="float">
            <text:p>0.036505194684456</text:p>
          </table:table-cell>
          <table:table-cell table:formula="of:=0.5*[.QJ12]*(([.QJ5]-[.QI5])/([.QJ1]-[.QI1]))^2" office:value-type="float" office:value="0.0586997250370717" calcext:value-type="float">
            <text:p>0.058699725037072</text:p>
          </table:table-cell>
          <table:table-cell table:formula="of:=0.5*[.QK12]*(([.QK5]-[.QJ5])/([.QK1]-[.QJ1]))^2" office:value-type="float" office:value="0.011446499268457" calcext:value-type="float">
            <text:p>0.011446499268457</text:p>
          </table:table-cell>
          <table:table-cell table:formula="of:=0.5*[.QL12]*(([.QL5]-[.QK5])/([.QL1]-[.QK1]))^2" office:value-type="float" office:value="0.0306732326126533" calcext:value-type="float">
            <text:p>0.030673232612653</text:p>
          </table:table-cell>
          <table:table-cell table:formula="of:=0.5*[.QM12]*(([.QM5]-[.QL5])/([.QM1]-[.QL1]))^2" office:value-type="float" office:value="0.0114131595256683" calcext:value-type="float">
            <text:p>0.011413159525668</text:p>
          </table:table-cell>
          <table:table-cell table:formula="of:=0.5*[.QN12]*(([.QN5]-[.QM5])/([.QN1]-[.QM1]))^2" office:value-type="float" office:value="0.0243043072998537" calcext:value-type="float">
            <text:p>0.024304307299854</text:p>
          </table:table-cell>
          <table:table-cell table:formula="of:=0.5*[.QO12]*(([.QO5]-[.QN5])/([.QO1]-[.QN1]))^2" office:value-type="float" office:value="0.004077313578518" calcext:value-type="float">
            <text:p>0.004077313578518</text:p>
          </table:table-cell>
          <table:table-cell table:formula="of:=0.5*[.QP12]*(([.QP5]-[.QO5])/([.QP1]-[.QO1]))^2" office:value-type="float" office:value="0.0000111413766038236" calcext:value-type="float">
            <text:p>1.11413766038236E-05</text:p>
          </table:table-cell>
          <table:table-cell table:formula="of:=0.5*[.QQ12]*(([.QQ5]-[.QP5])/([.QQ1]-[.QP1]))^2" office:value-type="float" office:value="0.0744145396784107" calcext:value-type="float">
            <text:p>0.074414539678411</text:p>
          </table:table-cell>
          <table:table-cell table:formula="of:=0.5*[.QR12]*(([.QR5]-[.QQ5])/([.QR1]-[.QQ1]))^2" office:value-type="float" office:value="0.0441180730770678" calcext:value-type="float">
            <text:p>0.044118073077068</text:p>
          </table:table-cell>
          <table:table-cell table:formula="of:=0.5*[.QS12]*(([.QS5]-[.QR5])/([.QS1]-[.QR1]))^2" office:value-type="float" office:value="0.087911663377382" calcext:value-type="float">
            <text:p>0.087911663377382</text:p>
          </table:table-cell>
          <table:table-cell table:formula="of:=0.5*[.QT12]*(([.QT5]-[.QS5])/([.QT1]-[.QS1]))^2" office:value-type="float" office:value="0.0154997695152826" calcext:value-type="float">
            <text:p>0.015499769515283</text:p>
          </table:table-cell>
          <table:table-cell table:formula="of:=0.5*[.QU12]*(([.QU5]-[.QT5])/([.QU1]-[.QT1]))^2" office:value-type="float" office:value="0.0614416097988557" calcext:value-type="float">
            <text:p>0.061441609798856</text:p>
          </table:table-cell>
          <table:table-cell table:formula="of:=0.5*[.QV12]*(([.QV5]-[.QU5])/([.QV1]-[.QU1]))^2" office:value-type="float" office:value="0.0600072330566115" calcext:value-type="float">
            <text:p>0.060007233056612</text:p>
          </table:table-cell>
          <table:table-cell table:formula="of:=0.5*[.QW12]*(([.QW5]-[.QV5])/([.QW1]-[.QV1]))^2" office:value-type="float" office:value="0.0760991321903421" calcext:value-type="float">
            <text:p>0.076099132190342</text:p>
          </table:table-cell>
          <table:table-cell table:formula="of:=0.5*[.QX12]*(([.QX5]-[.QW5])/([.QX1]-[.QW1]))^2" office:value-type="float" office:value="0.0287944249307893" calcext:value-type="float">
            <text:p>0.028794424930789</text:p>
          </table:table-cell>
          <table:table-cell table:formula="of:=0.5*[.QY12]*(([.QY5]-[.QX5])/([.QY1]-[.QX1]))^2" office:value-type="float" office:value="0.0166516674228936" calcext:value-type="float">
            <text:p>0.016651667422894</text:p>
          </table:table-cell>
          <table:table-cell table:formula="of:=0.5*[.QZ12]*(([.QZ5]-[.QY5])/([.QZ1]-[.QY1]))^2" office:value-type="float" office:value="0.00665261397875551" calcext:value-type="float">
            <text:p>0.006652613978756</text:p>
          </table:table-cell>
          <table:table-cell table:formula="of:=0.5*[.RA12]*(([.RA5]-[.QZ5])/([.RA1]-[.QZ1]))^2" office:value-type="float" office:value="0.0583371028375251" calcext:value-type="float">
            <text:p>0.058337102837525</text:p>
          </table:table-cell>
          <table:table-cell table:formula="of:=0.5*[.RB12]*(([.RB5]-[.RA5])/([.RB1]-[.RA1]))^2" office:value-type="float" office:value="0.0507572881708735" calcext:value-type="float">
            <text:p>0.050757288170874</text:p>
          </table:table-cell>
          <table:table-cell table:formula="of:=0.5*[.RC12]*(([.RC5]-[.RB5])/([.RC1]-[.RB1]))^2" office:value-type="float" office:value="0.0576205256472502" calcext:value-type="float">
            <text:p>0.05762052564725</text:p>
          </table:table-cell>
          <table:table-cell table:formula="of:=0.5*[.RD12]*(([.RD5]-[.RC5])/([.RD1]-[.RC1]))^2" office:value-type="float" office:value="0.0186724746998165" calcext:value-type="float">
            <text:p>0.018672474699817</text:p>
          </table:table-cell>
          <table:table-cell table:formula="of:=0.5*[.RE12]*(([.RE5]-[.RD5])/([.RE1]-[.RD1]))^2" office:value-type="float" office:value="0.000233770844767189" calcext:value-type="float">
            <text:p>0.000233770844767</text:p>
          </table:table-cell>
          <table:table-cell table:formula="of:=0.5*[.RF12]*(([.RF5]-[.RE5])/([.RF1]-[.RE1]))^2" office:value-type="float" office:value="0.000339575299935168" calcext:value-type="float">
            <text:p>0.000339575299935</text:p>
          </table:table-cell>
          <table:table-cell table:formula="of:=0.5*[.RG12]*(([.RG5]-[.RF5])/([.RG1]-[.RF1]))^2" office:value-type="float" office:value="0.069240303506267" calcext:value-type="float">
            <text:p>0.069240303506267</text:p>
          </table:table-cell>
          <table:table-cell table:formula="of:=0.5*[.RH12]*(([.RH5]-[.RG5])/([.RH1]-[.RG1]))^2" office:value-type="float" office:value="0.0432127393465574" calcext:value-type="float">
            <text:p>0.043212739346558</text:p>
          </table:table-cell>
          <table:table-cell table:formula="of:=0.5*[.RI12]*(([.RI5]-[.RH5])/([.RI1]-[.RH1]))^2" office:value-type="float" office:value="0.0720329167142973" calcext:value-type="float">
            <text:p>0.072032916714297</text:p>
          </table:table-cell>
          <table:table-cell table:formula="of:=0.5*[.RJ12]*(([.RJ5]-[.RI5])/([.RJ1]-[.RI1]))^2" office:value-type="float" office:value="0.000359632633060109" calcext:value-type="float">
            <text:p>0.00035963263306</text:p>
          </table:table-cell>
          <table:table-cell table:formula="of:=0.5*[.RK12]*(([.RK5]-[.RJ5])/([.RK1]-[.RJ1]))^2" office:value-type="float" office:value="0.0159110646919487" calcext:value-type="float">
            <text:p>0.015911064691949</text:p>
          </table:table-cell>
          <table:table-cell table:formula="of:=0.5*[.RL12]*(([.RL5]-[.RK5])/([.RL1]-[.RK1]))^2" office:value-type="float" office:value="0.0359375576990365" calcext:value-type="float">
            <text:p>0.035937557699037</text:p>
          </table:table-cell>
          <table:table-cell table:formula="of:=0.5*[.RM12]*(([.RM5]-[.RL5])/([.RM1]-[.RL1]))^2" office:value-type="float" office:value="0.0550286914184054" calcext:value-type="float">
            <text:p>0.055028691418405</text:p>
          </table:table-cell>
          <table:table-cell table:formula="of:=0.5*[.RN12]*(([.RN5]-[.RM5])/([.RN1]-[.RM1]))^2" office:value-type="float" office:value="0.056981596781487" calcext:value-type="float">
            <text:p>0.056981596781487</text:p>
          </table:table-cell>
          <table:table-cell table:formula="of:=0.5*[.RO12]*(([.RO5]-[.RN5])/([.RO1]-[.RN1]))^2" office:value-type="float" office:value="0.0211932008765874" calcext:value-type="float">
            <text:p>0.021193200876588</text:p>
          </table:table-cell>
          <table:table-cell table:formula="of:=0.5*[.RP12]*(([.RP5]-[.RO5])/([.RP1]-[.RO1]))^2" office:value-type="float" office:value="0.000997104486259009" calcext:value-type="float">
            <text:p>0.000997104486259</text:p>
          </table:table-cell>
          <table:table-cell table:formula="of:=0.5*[.RQ12]*(([.RQ5]-[.RP5])/([.RQ1]-[.RP1]))^2" office:value-type="float" office:value="0.000315364761599957" calcext:value-type="float">
            <text:p>0.0003153647616</text:p>
          </table:table-cell>
          <table:table-cell table:formula="of:=0.5*[.RR12]*(([.RR5]-[.RQ5])/([.RR1]-[.RQ1]))^2" office:value-type="float" office:value="0.0536547970102568" calcext:value-type="float">
            <text:p>0.053654797010257</text:p>
          </table:table-cell>
          <table:table-cell table:formula="of:=0.5*[.RS12]*(([.RS5]-[.RR5])/([.RS1]-[.RR1]))^2" office:value-type="float" office:value="0.0135817420813802" calcext:value-type="float">
            <text:p>0.01358174208138</text:p>
          </table:table-cell>
          <table:table-cell table:formula="of:=0.5*[.RT12]*(([.RT5]-[.RS5])/([.RT1]-[.RS1]))^2" office:value-type="float" office:value="0.0177262173889541" calcext:value-type="float">
            <text:p>0.017726217388954</text:p>
          </table:table-cell>
          <table:table-cell table:formula="of:=0.5*[.RU12]*(([.RU5]-[.RT5])/([.RU1]-[.RT1]))^2" office:value-type="float" office:value="0.0226821928825501" calcext:value-type="float">
            <text:p>0.02268219288255</text:p>
          </table:table-cell>
          <table:table-cell table:formula="of:=0.5*[.RV12]*(([.RV5]-[.RU5])/([.RV1]-[.RU1]))^2" office:value-type="float" office:value="0.0714031336490571" calcext:value-type="float">
            <text:p>0.071403133649057</text:p>
          </table:table-cell>
          <table:table-cell table:formula="of:=0.5*[.RW12]*(([.RW5]-[.RV5])/([.RW1]-[.RV1]))^2" office:value-type="float" office:value="0.0325725111422291" calcext:value-type="float">
            <text:p>0.032572511142229</text:p>
          </table:table-cell>
          <table:table-cell table:formula="of:=0.5*[.RX12]*(([.RX5]-[.RW5])/([.RX1]-[.RW1]))^2" office:value-type="float" office:value="0.0567665337519596" calcext:value-type="float">
            <text:p>0.05676653375196</text:p>
          </table:table-cell>
          <table:table-cell table:formula="of:=0.5*[.RY12]*(([.RY5]-[.RX5])/([.RY1]-[.RX1]))^2" office:value-type="float" office:value="0.0456051952169933" calcext:value-type="float">
            <text:p>0.045605195216993</text:p>
          </table:table-cell>
          <table:table-cell table:formula="of:=0.5*[.RZ12]*(([.RZ5]-[.RY5])/([.RZ1]-[.RY1]))^2" office:value-type="float" office:value="0.0722553698868928" calcext:value-type="float">
            <text:p>0.072255369886893</text:p>
          </table:table-cell>
          <table:table-cell table:formula="of:=0.5*[.SA12]*(([.SA5]-[.RZ5])/([.SA1]-[.RZ1]))^2" office:value-type="float" office:value="0.0369280691518176" calcext:value-type="float">
            <text:p>0.036928069151818</text:p>
          </table:table-cell>
          <table:table-cell table:formula="of:=0.5*[.SB12]*(([.SB5]-[.SA5])/([.SB1]-[.SA1]))^2" office:value-type="float" office:value="0.0000537409710908164" calcext:value-type="float">
            <text:p>5.37409710908164E-05</text:p>
          </table:table-cell>
          <table:table-cell table:formula="of:=0.5*[.SC12]*(([.SC5]-[.SB5])/([.SC1]-[.SB1]))^2" office:value-type="float" office:value="0.00322283803988811" calcext:value-type="float">
            <text:p>0.003222838039888</text:p>
          </table:table-cell>
          <table:table-cell table:formula="of:=0.5*[.SD12]*(([.SD5]-[.SC5])/([.SD1]-[.SC1]))^2" office:value-type="float" office:value="0.00289301905749748" calcext:value-type="float">
            <text:p>0.002893019057497</text:p>
          </table:table-cell>
          <table:table-cell table:formula="of:=0.5*[.SE12]*(([.SE5]-[.SD5])/([.SE1]-[.SD1]))^2" office:value-type="float" office:value="0.0855260448598815" calcext:value-type="float">
            <text:p>0.085526044859882</text:p>
          </table:table-cell>
          <table:table-cell table:formula="of:=0.5*[.SF12]*(([.SF5]-[.SE5])/([.SF1]-[.SE1]))^2" office:value-type="float" office:value="0.078763104292359" calcext:value-type="float">
            <text:p>0.078763104292359</text:p>
          </table:table-cell>
          <table:table-cell table:formula="of:=0.5*[.SG12]*(([.SG5]-[.SF5])/([.SG1]-[.SF1]))^2" office:value-type="float" office:value="0.000691185290094834" calcext:value-type="float">
            <text:p>0.000691185290095</text:p>
          </table:table-cell>
          <table:table-cell table:formula="of:=0.5*[.SH12]*(([.SH5]-[.SG5])/([.SH1]-[.SG1]))^2" office:value-type="float" office:value="0.0328498529692084" calcext:value-type="float">
            <text:p>0.032849852969208</text:p>
          </table:table-cell>
          <table:table-cell table:formula="of:=0.5*[.SI12]*(([.SI5]-[.SH5])/([.SI1]-[.SH1]))^2" office:value-type="float" office:value="0.0350473661262675" calcext:value-type="float">
            <text:p>0.035047366126268</text:p>
          </table:table-cell>
          <table:table-cell table:formula="of:=0.5*[.SJ12]*(([.SJ5]-[.SI5])/([.SJ1]-[.SI1]))^2" office:value-type="float" office:value="0.0807028287208218" calcext:value-type="float">
            <text:p>0.080702828720822</text:p>
          </table:table-cell>
          <table:table-cell table:formula="of:=0.5*[.SK12]*(([.SK5]-[.SJ5])/([.SK1]-[.SJ1]))^2" office:value-type="float" office:value="0.0702020415947734" calcext:value-type="float">
            <text:p>0.070202041594773</text:p>
          </table:table-cell>
          <table:table-cell table:formula="of:=0.5*[.SL12]*(([.SL5]-[.SK5])/([.SL1]-[.SK1]))^2" office:value-type="float" office:value="0.00554852949339483" calcext:value-type="float">
            <text:p>0.005548529493395</text:p>
          </table:table-cell>
          <table:table-cell table:formula="of:=0.5*[.SM12]*(([.SM5]-[.SL5])/([.SM1]-[.SL1]))^2" office:value-type="float" office:value="0.0000117805177794455" calcext:value-type="float">
            <text:p>1.17805177794455E-05</text:p>
          </table:table-cell>
          <table:table-cell table:formula="of:=0.5*[.SN12]*(([.SN5]-[.SM5])/([.SN1]-[.SM1]))^2" office:value-type="float" office:value="0.0348104603782569" calcext:value-type="float">
            <text:p>0.034810460378257</text:p>
          </table:table-cell>
          <table:table-cell table:formula="of:=0.5*[.SO12]*(([.SO5]-[.SN5])/([.SO1]-[.SN1]))^2" office:value-type="float" office:value="0.034275648239161" calcext:value-type="float">
            <text:p>0.034275648239161</text:p>
          </table:table-cell>
          <table:table-cell table:formula="of:=0.5*[.SP12]*(([.SP5]-[.SO5])/([.SP1]-[.SO1]))^2" office:value-type="float" office:value="0.0306938604913344" calcext:value-type="float">
            <text:p>0.030693860491334</text:p>
          </table:table-cell>
          <table:table-cell table:formula="of:=0.5*[.SQ12]*(([.SQ5]-[.SP5])/([.SQ1]-[.SP1]))^2" office:value-type="float" office:value="0.0183424904779383" calcext:value-type="float">
            <text:p>0.018342490477938</text:p>
          </table:table-cell>
          <table:table-cell table:formula="of:=0.5*[.SR12]*(([.SR5]-[.SQ5])/([.SR1]-[.SQ1]))^2" office:value-type="float" office:value="0.0571451968157503" calcext:value-type="float">
            <text:p>0.05714519681575</text:p>
          </table:table-cell>
          <table:table-cell table:formula="of:=0.5*[.SS12]*(([.SS5]-[.SR5])/([.SS1]-[.SR1]))^2" office:value-type="float" office:value="0.0663220192800658" calcext:value-type="float">
            <text:p>0.066322019280066</text:p>
          </table:table-cell>
          <table:table-cell table:formula="of:=0.5*[.ST12]*(([.ST5]-[.SS5])/([.ST1]-[.SS1]))^2" office:value-type="float" office:value="0.0692284407935114" calcext:value-type="float">
            <text:p>0.069228440793511</text:p>
          </table:table-cell>
          <table:table-cell table:formula="of:=0.5*[.SU12]*(([.SU5]-[.ST5])/([.SU1]-[.ST1]))^2" office:value-type="float" office:value="0.012204942614745" calcext:value-type="float">
            <text:p>0.012204942614745</text:p>
          </table:table-cell>
          <table:table-cell table:formula="of:=0.5*[.SV12]*(([.SV5]-[.SU5])/([.SV1]-[.SU1]))^2" office:value-type="float" office:value="0.000195315106597467" calcext:value-type="float">
            <text:p>0.000195315106597</text:p>
          </table:table-cell>
          <table:table-cell table:formula="of:=0.5*[.SW12]*(([.SW5]-[.SV5])/([.SW1]-[.SV1]))^2" office:value-type="float" office:value="0.0649213129075835" calcext:value-type="float">
            <text:p>0.064921312907584</text:p>
          </table:table-cell>
          <table:table-cell table:formula="of:=0.5*[.SX12]*(([.SX5]-[.SW5])/([.SX1]-[.SW1]))^2" office:value-type="float" office:value="0.0368990832932924" calcext:value-type="float">
            <text:p>0.036899083293293</text:p>
          </table:table-cell>
          <table:table-cell table:formula="of:=0.5*[.SY12]*(([.SY5]-[.SX5])/([.SY1]-[.SX1]))^2" office:value-type="float" office:value="0.0564968684503055" calcext:value-type="float">
            <text:p>0.056496868450306</text:p>
          </table:table-cell>
          <table:table-cell table:formula="of:=0.5*[.SZ12]*(([.SZ5]-[.SY5])/([.SZ1]-[.SY1]))^2" office:value-type="float" office:value="0.0277483110207914" calcext:value-type="float">
            <text:p>0.027748311020792</text:p>
          </table:table-cell>
          <table:table-cell table:formula="of:=0.5*[.TA12]*(([.TA5]-[.SZ5])/([.TA1]-[.SZ1]))^2" office:value-type="float" office:value="0.0141936254848294" calcext:value-type="float">
            <text:p>0.014193625484829</text:p>
          </table:table-cell>
          <table:table-cell table:formula="of:=0.5*[.TB12]*(([.TB5]-[.TA5])/([.TB1]-[.TA1]))^2" office:value-type="float" office:value="0.0419039634302738" calcext:value-type="float">
            <text:p>0.041903963430274</text:p>
          </table:table-cell>
          <table:table-cell table:formula="of:=0.5*[.TC12]*(([.TC5]-[.TB5])/([.TC1]-[.TB1]))^2" office:value-type="float" office:value="0.0713699521562594" calcext:value-type="float">
            <text:p>0.071369952156259</text:p>
          </table:table-cell>
          <table:table-cell table:formula="of:=0.5*[.TD12]*(([.TD5]-[.TC5])/([.TD1]-[.TC1]))^2" office:value-type="float" office:value="0.0410432954464599" calcext:value-type="float">
            <text:p>0.04104329544646</text:p>
          </table:table-cell>
          <table:table-cell table:formula="of:=0.5*[.TE12]*(([.TE5]-[.TD5])/([.TE1]-[.TD1]))^2" office:value-type="float" office:value="0.00144314844758216" calcext:value-type="float">
            <text:p>0.001443148447582</text:p>
          </table:table-cell>
          <table:table-cell table:formula="of:=0.5*[.TF12]*(([.TF5]-[.TE5])/([.TF1]-[.TE1]))^2" office:value-type="float" office:value="0.00198770930468096" calcext:value-type="float">
            <text:p>0.001987709304681</text:p>
          </table:table-cell>
          <table:table-cell table:formula="of:=0.5*[.TG12]*(([.TG5]-[.TF5])/([.TG1]-[.TF1]))^2" office:value-type="float" office:value="0.0564439973685816" calcext:value-type="float">
            <text:p>0.056443997368582</text:p>
          </table:table-cell>
          <table:table-cell table:formula="of:=0.5*[.TH12]*(([.TH5]-[.TG5])/([.TH1]-[.TG1]))^2" office:value-type="float" office:value="0.0530548590837817" calcext:value-type="float">
            <text:p>0.053054859083782</text:p>
          </table:table-cell>
          <table:table-cell table:formula="of:=0.5*[.TI12]*(([.TI5]-[.TH5])/([.TI1]-[.TH1]))^2" office:value-type="float" office:value="0.000743381230744221" calcext:value-type="float">
            <text:p>0.000743381230744</text:p>
          </table:table-cell>
          <table:table-cell table:formula="of:=0.5*[.TJ12]*(([.TJ5]-[.TI5])/([.TJ1]-[.TI1]))^2" office:value-type="float" office:value="0.0351665108798144" calcext:value-type="float">
            <text:p>0.035166510879815</text:p>
          </table:table-cell>
          <table:table-cell table:formula="of:=0.5*[.TK12]*(([.TK5]-[.TJ5])/([.TK1]-[.TJ1]))^2" office:value-type="float" office:value="0.0768595975416688" calcext:value-type="float">
            <text:p>0.076859597541669</text:p>
          </table:table-cell>
          <table:table-cell table:formula="of:=0.5*[.TL12]*(([.TL5]-[.TK5])/([.TL1]-[.TK1]))^2" office:value-type="float" office:value="0.00901507149422323" calcext:value-type="float">
            <text:p>0.009015071494223</text:p>
          </table:table-cell>
          <table:table-cell table:formula="of:=0.5*[.TM12]*(([.TM5]-[.TL5])/([.TM1]-[.TL1]))^2" office:value-type="float" office:value="0.0326488190645278" calcext:value-type="float">
            <text:p>0.032648819064528</text:p>
          </table:table-cell>
          <table:table-cell table:formula="of:=0.5*[.TN12]*(([.TN5]-[.TM5])/([.TN1]-[.TM1]))^2" office:value-type="float" office:value="0.0582477712973746" calcext:value-type="float">
            <text:p>0.058247771297375</text:p>
          </table:table-cell>
          <table:table-cell table:formula="of:=0.5*[.TO12]*(([.TO5]-[.TN5])/([.TO1]-[.TN1]))^2" office:value-type="float" office:value="0.0178119074171025" calcext:value-type="float">
            <text:p>0.017811907417103</text:p>
          </table:table-cell>
          <table:table-cell table:formula="of:=0.5*[.TP12]*(([.TP5]-[.TO5])/([.TP1]-[.TO1]))^2" office:value-type="float" office:value="0.0606389998324755" calcext:value-type="float">
            <text:p>0.060638999832476</text:p>
          </table:table-cell>
          <table:table-cell table:formula="of:=0.5*[.TQ12]*(([.TQ5]-[.TP5])/([.TQ1]-[.TP1]))^2" office:value-type="float" office:value="0.0232739476077166" calcext:value-type="float">
            <text:p>0.023273947607717</text:p>
          </table:table-cell>
          <table:table-cell table:formula="of:=0.5*[.TR12]*(([.TR5]-[.TQ5])/([.TR1]-[.TQ1]))^2" office:value-type="float" office:value="0.000465701385031062" calcext:value-type="float">
            <text:p>0.000465701385031</text:p>
          </table:table-cell>
          <table:table-cell table:formula="of:=0.5*[.TS12]*(([.TS5]-[.TR5])/([.TS1]-[.TR1]))^2" office:value-type="float" office:value="0.022987903856587" calcext:value-type="float">
            <text:p>0.022987903856587</text:p>
          </table:table-cell>
          <table:table-cell table:formula="of:=0.5*[.TT12]*(([.TT5]-[.TS5])/([.TT1]-[.TS1]))^2" office:value-type="float" office:value="0.0521279337342806" calcext:value-type="float">
            <text:p>0.052127933734281</text:p>
          </table:table-cell>
          <table:table-cell table:formula="of:=0.5*[.TU12]*(([.TU5]-[.TT5])/([.TU1]-[.TT1]))^2" office:value-type="float" office:value="0.0630931845013706" calcext:value-type="float">
            <text:p>0.063093184501371</text:p>
          </table:table-cell>
          <table:table-cell table:formula="of:=0.5*[.TV12]*(([.TV5]-[.TU5])/([.TV1]-[.TU1]))^2" office:value-type="float" office:value="0.0491179442905778" calcext:value-type="float">
            <text:p>0.049117944290578</text:p>
          </table:table-cell>
          <table:table-cell table:formula="of:=0.5*[.TW12]*(([.TW5]-[.TV5])/([.TW1]-[.TV1]))^2" office:value-type="float" office:value="0.0207746795337912" calcext:value-type="float">
            <text:p>0.020774679533791</text:p>
          </table:table-cell>
          <table:table-cell table:formula="of:=0.5*[.TX12]*(([.TX5]-[.TW5])/([.TX1]-[.TW1]))^2" office:value-type="float" office:value="0.0283113729125116" calcext:value-type="float">
            <text:p>0.028311372912512</text:p>
          </table:table-cell>
          <table:table-cell table:formula="of:=0.5*[.TY12]*(([.TY5]-[.TX5])/([.TY1]-[.TX1]))^2" office:value-type="float" office:value="0.0315102364299887" calcext:value-type="float">
            <text:p>0.031510236429989</text:p>
          </table:table-cell>
          <table:table-cell table:formula="of:=0.5*[.TZ12]*(([.TZ5]-[.TY5])/([.TZ1]-[.TY1]))^2" office:value-type="float" office:value="0.0405289893399446" calcext:value-type="float">
            <text:p>0.040528989339945</text:p>
          </table:table-cell>
          <table:table-cell table:formula="of:=0.5*[.UA12]*(([.UA5]-[.TZ5])/([.UA1]-[.TZ1]))^2" office:value-type="float" office:value="0.0446604082762028" calcext:value-type="float">
            <text:p>0.044660408276203</text:p>
          </table:table-cell>
          <table:table-cell table:formula="of:=0.5*[.UB12]*(([.UB5]-[.UA5])/([.UB1]-[.UA1]))^2" office:value-type="float" office:value="0.082140837378142" calcext:value-type="float">
            <text:p>0.082140837378142</text:p>
          </table:table-cell>
          <table:table-cell table:formula="of:=0.5*[.UC12]*(([.UC5]-[.UB5])/([.UC1]-[.UB1]))^2" office:value-type="float" office:value="0.0202427267250918" calcext:value-type="float">
            <text:p>0.020242726725092</text:p>
          </table:table-cell>
          <table:table-cell table:formula="of:=0.5*[.UD12]*(([.UD5]-[.UC5])/([.UD1]-[.UC1]))^2" office:value-type="float" office:value="0.000000273382784476521" calcext:value-type="float">
            <text:p>2.73382784476521E-07</text:p>
          </table:table-cell>
          <table:table-cell table:formula="of:=0.5*[.UE12]*(([.UE5]-[.UD5])/([.UE1]-[.UD1]))^2" office:value-type="float" office:value="0.0569616550154547" calcext:value-type="float">
            <text:p>0.056961655015455</text:p>
          </table:table-cell>
          <table:table-cell table:formula="of:=0.5*[.UF12]*(([.UF5]-[.UE5])/([.UF1]-[.UE1]))^2" office:value-type="float" office:value="0.00370962311697616" calcext:value-type="float">
            <text:p>0.003709623116976</text:p>
          </table:table-cell>
          <table:table-cell table:formula="of:=0.5*[.UG12]*(([.UG5]-[.UF5])/([.UG1]-[.UF1]))^2" office:value-type="float" office:value="0.0157261732893021" calcext:value-type="float">
            <text:p>0.015726173289302</text:p>
          </table:table-cell>
          <table:table-cell table:formula="of:=0.5*[.UH12]*(([.UH5]-[.UG5])/([.UH1]-[.UG1]))^2" office:value-type="float" office:value="0.0545348716088375" calcext:value-type="float">
            <text:p>0.054534871608838</text:p>
          </table:table-cell>
          <table:table-cell table:formula="of:=0.5*[.UI12]*(([.UI5]-[.UH5])/([.UI1]-[.UH1]))^2" office:value-type="float" office:value="0.00240203157993195" calcext:value-type="float">
            <text:p>0.002402031579932</text:p>
          </table:table-cell>
          <table:table-cell table:formula="of:=0.5*[.UJ12]*(([.UJ5]-[.UI5])/([.UJ1]-[.UI1]))^2" office:value-type="float" office:value="0.0428560855093991" calcext:value-type="float">
            <text:p>0.042856085509399</text:p>
          </table:table-cell>
          <table:table-cell table:formula="of:=0.5*[.UK12]*(([.UK5]-[.UJ5])/([.UK1]-[.UJ1]))^2" office:value-type="float" office:value="0.0114363692639077" calcext:value-type="float">
            <text:p>0.011436369263908</text:p>
          </table:table-cell>
          <table:table-cell table:formula="of:=0.5*[.UL12]*(([.UL5]-[.UK5])/([.UL1]-[.UK1]))^2" office:value-type="float" office:value="0.0628224607004479" calcext:value-type="float">
            <text:p>0.062822460700448</text:p>
          </table:table-cell>
          <table:table-cell table:formula="of:=0.5*[.UM12]*(([.UM5]-[.UL5])/([.UM1]-[.UL1]))^2" office:value-type="float" office:value="0.0138221575719018" calcext:value-type="float">
            <text:p>0.013822157571902</text:p>
          </table:table-cell>
          <table:table-cell table:formula="of:=0.5*[.UN12]*(([.UN5]-[.UM5])/([.UN1]-[.UM1]))^2" office:value-type="float" office:value="0.0000902376216824681" calcext:value-type="float">
            <text:p>9.02376216824681E-05</text:p>
          </table:table-cell>
          <table:table-cell table:formula="of:=0.5*[.UO12]*(([.UO5]-[.UN5])/([.UO1]-[.UN1]))^2" office:value-type="float" office:value="0.048216662650187" calcext:value-type="float">
            <text:p>0.048216662650187</text:p>
          </table:table-cell>
          <table:table-cell table:formula="of:=0.5*[.UP12]*(([.UP5]-[.UO5])/([.UP1]-[.UO1]))^2" office:value-type="float" office:value="0.00037415755415712" calcext:value-type="float">
            <text:p>0.000374157554157</text:p>
          </table:table-cell>
          <table:table-cell table:formula="of:=0.5*[.UQ12]*(([.UQ5]-[.UP5])/([.UQ1]-[.UP1]))^2" office:value-type="float" office:value="0.0503948679667438" calcext:value-type="float">
            <text:p>0.050394867966744</text:p>
          </table:table-cell>
          <table:table-cell table:formula="of:=0.5*[.UR12]*(([.UR5]-[.UQ5])/([.UR1]-[.UQ1]))^2" office:value-type="float" office:value="0.0101512112245699" calcext:value-type="float">
            <text:p>0.01015121122457</text:p>
          </table:table-cell>
          <table:table-cell table:formula="of:=0.5*[.US12]*(([.US5]-[.UR5])/([.US1]-[.UR1]))^2" office:value-type="float" office:value="0.0904119045378935" calcext:value-type="float">
            <text:p>0.090411904537894</text:p>
          </table:table-cell>
          <table:table-cell table:formula="of:=0.5*[.UT12]*(([.UT5]-[.US5])/([.UT1]-[.US1]))^2" office:value-type="float" office:value="0.0000630259982078978" calcext:value-type="float">
            <text:p>6.30259982078978E-05</text:p>
          </table:table-cell>
          <table:table-cell table:formula="of:=0.5*[.UU12]*(([.UU5]-[.UT5])/([.UU1]-[.UT1]))^2" office:value-type="float" office:value="0.0491154851426735" calcext:value-type="float">
            <text:p>0.049115485142674</text:p>
          </table:table-cell>
          <table:table-cell table:formula="of:=0.5*[.UV12]*(([.UV5]-[.UU5])/([.UV1]-[.UU1]))^2" office:value-type="float" office:value="0.0773754882991086" calcext:value-type="float">
            <text:p>0.077375488299109</text:p>
          </table:table-cell>
          <table:table-cell table:formula="of:=0.5*[.UW12]*(([.UW5]-[.UV5])/([.UW1]-[.UV1]))^2" office:value-type="float" office:value="0.0594911068061994" calcext:value-type="float">
            <text:p>0.059491106806199</text:p>
          </table:table-cell>
          <table:table-cell table:formula="of:=0.5*[.UX12]*(([.UX5]-[.UW5])/([.UX1]-[.UW1]))^2" office:value-type="float" office:value="0.00129008309186581" calcext:value-type="float">
            <text:p>0.001290083091866</text:p>
          </table:table-cell>
          <table:table-cell table:formula="of:=0.5*[.UY12]*(([.UY5]-[.UX5])/([.UY1]-[.UX1]))^2" office:value-type="float" office:value="0.0401445104942646" calcext:value-type="float">
            <text:p>0.040144510494265</text:p>
          </table:table-cell>
          <table:table-cell table:formula="of:=0.5*[.UZ12]*(([.UZ5]-[.UY5])/([.UZ1]-[.UY1]))^2" office:value-type="float" office:value="0.015393374362177" calcext:value-type="float">
            <text:p>0.015393374362177</text:p>
          </table:table-cell>
          <table:table-cell table:formula="of:=0.5*[.VA12]*(([.VA5]-[.UZ5])/([.VA1]-[.UZ1]))^2" office:value-type="float" office:value="0.0495722030224082" calcext:value-type="float">
            <text:p>0.049572203022408</text:p>
          </table:table-cell>
          <table:table-cell table:formula="of:=0.5*[.VB12]*(([.VB5]-[.VA5])/([.VB1]-[.VA1]))^2" office:value-type="float" office:value="0.0464818879747863" calcext:value-type="float">
            <text:p>0.046481887974786</text:p>
          </table:table-cell>
          <table:table-cell table:formula="of:=0.5*[.VC12]*(([.VC5]-[.VB5])/([.VC1]-[.VB1]))^2" office:value-type="float" office:value="0.0345985799004102" calcext:value-type="float">
            <text:p>0.03459857990041</text:p>
          </table:table-cell>
          <table:table-cell table:formula="of:=0.5*[.VD12]*(([.VD5]-[.VC5])/([.VD1]-[.VC1]))^2" office:value-type="float" office:value="0.0449720041697473" calcext:value-type="float">
            <text:p>0.044972004169747</text:p>
          </table:table-cell>
          <table:table-cell table:formula="of:=0.5*[.VE12]*(([.VE5]-[.VD5])/([.VE1]-[.VD1]))^2" office:value-type="float" office:value="0.00399905023551525" calcext:value-type="float">
            <text:p>0.003999050235515</text:p>
          </table:table-cell>
          <table:table-cell table:formula="of:=0.5*[.VF12]*(([.VF5]-[.VE5])/([.VF1]-[.VE1]))^2" office:value-type="float" office:value="0.00000479897132341734" calcext:value-type="float">
            <text:p>4.79897132341734E-06</text:p>
          </table:table-cell>
          <table:table-cell table:formula="of:=0.5*[.VG12]*(([.VG5]-[.VF5])/([.VG1]-[.VF1]))^2" office:value-type="float" office:value="0.051076150742207" calcext:value-type="float">
            <text:p>0.051076150742207</text:p>
          </table:table-cell>
          <table:table-cell table:formula="of:=0.5*[.VH12]*(([.VH5]-[.VG5])/([.VH1]-[.VG1]))^2" office:value-type="float" office:value="0.0321612746511854" calcext:value-type="float">
            <text:p>0.032161274651185</text:p>
          </table:table-cell>
          <table:table-cell table:formula="of:=0.5*[.VI12]*(([.VI5]-[.VH5])/([.VI1]-[.VH1]))^2" office:value-type="float" office:value="0.045675076555525" calcext:value-type="float">
            <text:p>0.045675076555525</text:p>
          </table:table-cell>
          <table:table-cell table:formula="of:=0.5*[.VJ12]*(([.VJ5]-[.VI5])/([.VJ1]-[.VI1]))^2" office:value-type="float" office:value="0.0273183783244797" calcext:value-type="float">
            <text:p>0.02731837832448</text:p>
          </table:table-cell>
          <table:table-cell table:formula="of:=0.5*[.VK12]*(([.VK5]-[.VJ5])/([.VK1]-[.VJ1]))^2" office:value-type="float" office:value="0.0346143330405297" calcext:value-type="float">
            <text:p>0.03461433304053</text:p>
          </table:table-cell>
          <table:table-cell table:formula="of:=0.5*[.VL12]*(([.VL5]-[.VK5])/([.VL1]-[.VK1]))^2" office:value-type="float" office:value="0.0579152828779201" calcext:value-type="float">
            <text:p>0.05791528287792</text:p>
          </table:table-cell>
          <table:table-cell table:formula="of:=0.5*[.VM12]*(([.VM5]-[.VL5])/([.VM1]-[.VL1]))^2" office:value-type="float" office:value="0.0513420383059667" calcext:value-type="float">
            <text:p>0.051342038305967</text:p>
          </table:table-cell>
          <table:table-cell table:formula="of:=0.5*[.VN12]*(([.VN5]-[.VM5])/([.VN1]-[.VM1]))^2" office:value-type="float" office:value="0.027315205185412" calcext:value-type="float">
            <text:p>0.027315205185412</text:p>
          </table:table-cell>
          <table:table-cell table:formula="of:=0.5*[.VO12]*(([.VO5]-[.VN5])/([.VO1]-[.VN1]))^2" office:value-type="float" office:value="0.000327852053626401" calcext:value-type="float">
            <text:p>0.000327852053626</text:p>
          </table:table-cell>
          <table:table-cell table:formula="of:=0.5*[.VP12]*(([.VP5]-[.VO5])/([.VP1]-[.VO1]))^2" office:value-type="float" office:value="0.000000939439935126592" calcext:value-type="float">
            <text:p>9.39439935126592E-07</text:p>
          </table:table-cell>
          <table:table-cell table:formula="of:=0.5*[.VQ12]*(([.VQ5]-[.VP5])/([.VQ1]-[.VP1]))^2" office:value-type="float" office:value="0.00490877653919759" calcext:value-type="float">
            <text:p>0.004908776539198</text:p>
          </table:table-cell>
          <table:table-cell table:formula="of:=0.5*[.VR12]*(([.VR5]-[.VQ5])/([.VR1]-[.VQ1]))^2" office:value-type="float" office:value="0.0619875358272082" calcext:value-type="float">
            <text:p>0.061987535827208</text:p>
          </table:table-cell>
          <table:table-cell table:formula="of:=0.5*[.VS12]*(([.VS5]-[.VR5])/([.VS1]-[.VR1]))^2" office:value-type="float" office:value="0.010317912131984" calcext:value-type="float">
            <text:p>0.010317912131984</text:p>
          </table:table-cell>
          <table:table-cell table:formula="of:=0.5*[.VT12]*(([.VT5]-[.VS5])/([.VT1]-[.VS1]))^2" office:value-type="float" office:value="0.0180581492593502" calcext:value-type="float">
            <text:p>0.01805814925935</text:p>
          </table:table-cell>
          <table:table-cell table:formula="of:=0.5*[.VU12]*(([.VU5]-[.VT5])/([.VU1]-[.VT1]))^2" office:value-type="float" office:value="0.052689911830244" calcext:value-type="float">
            <text:p>0.052689911830244</text:p>
          </table:table-cell>
          <table:table-cell table:formula="of:=0.5*[.VV12]*(([.VV5]-[.VU5])/([.VV1]-[.VU1]))^2" office:value-type="float" office:value="0.0433017484853422" calcext:value-type="float">
            <text:p>0.043301748485342</text:p>
          </table:table-cell>
          <table:table-cell table:formula="of:=0.5*[.VW12]*(([.VW5]-[.VV5])/([.VW1]-[.VV1]))^2" office:value-type="float" office:value="0.0294275004941942" calcext:value-type="float">
            <text:p>0.029427500494194</text:p>
          </table:table-cell>
          <table:table-cell table:formula="of:=0.5*[.VX12]*(([.VX5]-[.VW5])/([.VX1]-[.VW1]))^2" office:value-type="float" office:value="0.000199523681711867" calcext:value-type="float">
            <text:p>0.000199523681712</text:p>
          </table:table-cell>
          <table:table-cell table:formula="of:=0.5*[.VY12]*(([.VY5]-[.VX5])/([.VY1]-[.VX1]))^2" office:value-type="float" office:value="0.00965803640630712" calcext:value-type="float">
            <text:p>0.009658036406307</text:p>
          </table:table-cell>
          <table:table-cell table:formula="of:=0.5*[.VZ12]*(([.VZ5]-[.VY5])/([.VZ1]-[.VY1]))^2" office:value-type="float" office:value="0.0843537027206541" calcext:value-type="float">
            <text:p>0.084353702720654</text:p>
          </table:table-cell>
          <table:table-cell table:formula="of:=0.5*[.WA12]*(([.WA5]-[.VZ5])/([.WA1]-[.VZ1]))^2" office:value-type="float" office:value="0.006202374131091" calcext:value-type="float">
            <text:p>0.006202374131091</text:p>
          </table:table-cell>
          <table:table-cell table:formula="of:=0.5*[.WB12]*(([.WB5]-[.WA5])/([.WB1]-[.WA1]))^2" office:value-type="float" office:value="0.0331895143718939" calcext:value-type="float">
            <text:p>0.033189514371894</text:p>
          </table:table-cell>
          <table:table-cell table:formula="of:=0.5*[.WC12]*(([.WC5]-[.WB5])/([.WC1]-[.WB1]))^2" office:value-type="float" office:value="0.0392223223624045" calcext:value-type="float">
            <text:p>0.039222322362405</text:p>
          </table:table-cell>
          <table:table-cell table:formula="of:=0.5*[.WD12]*(([.WD5]-[.WC5])/([.WD1]-[.WC1]))^2" office:value-type="float" office:value="0.000000842113196000397" calcext:value-type="float">
            <text:p>8.42113196000397E-07</text:p>
          </table:table-cell>
          <table:table-cell table:formula="of:=0.5*[.WE12]*(([.WE5]-[.WD5])/([.WE1]-[.WD1]))^2" office:value-type="float" office:value="0.0294601951783201" calcext:value-type="float">
            <text:p>0.02946019517832</text:p>
          </table:table-cell>
          <table:table-cell table:formula="of:=0.5*[.WF12]*(([.WF5]-[.WE5])/([.WF1]-[.WE1]))^2" office:value-type="float" office:value="0.0391349887059443" calcext:value-type="float">
            <text:p>0.039134988705944</text:p>
          </table:table-cell>
          <table:table-cell table:formula="of:=0.5*[.WG12]*(([.WG5]-[.WF5])/([.WG1]-[.WF1]))^2" office:value-type="float" office:value="0.00236062887125723" calcext:value-type="float">
            <text:p>0.002360628871257</text:p>
          </table:table-cell>
          <table:table-cell table:formula="of:=0.5*[.WH12]*(([.WH5]-[.WG5])/([.WH1]-[.WG1]))^2" office:value-type="float" office:value="0.0035536426493866" calcext:value-type="float">
            <text:p>0.003553642649387</text:p>
          </table:table-cell>
          <table:table-cell table:formula="of:=0.5*[.WI12]*(([.WI5]-[.WH5])/([.WI1]-[.WH1]))^2" office:value-type="float" office:value="0.055814021505658" calcext:value-type="float">
            <text:p>0.055814021505658</text:p>
          </table:table-cell>
          <table:table-cell table:formula="of:=0.5*[.WJ12]*(([.WJ5]-[.WI5])/([.WJ1]-[.WI1]))^2" office:value-type="float" office:value="0.00405812832243594" calcext:value-type="float">
            <text:p>0.004058128322436</text:p>
          </table:table-cell>
          <table:table-cell table:formula="of:=0.5*[.WK12]*(([.WK5]-[.WJ5])/([.WK1]-[.WJ1]))^2" office:value-type="float" office:value="0.0272035853303425" calcext:value-type="float">
            <text:p>0.027203585330343</text:p>
          </table:table-cell>
          <table:table-cell table:formula="of:=0.5*[.WL12]*(([.WL5]-[.WK5])/([.WL1]-[.WK1]))^2" office:value-type="float" office:value="0.0307970417828995" calcext:value-type="float">
            <text:p>0.0307970417829</text:p>
          </table:table-cell>
          <table:table-cell table:formula="of:=0.5*[.WM12]*(([.WM5]-[.WL5])/([.WM1]-[.WL1]))^2" office:value-type="float" office:value="0.00156244322087405" calcext:value-type="float">
            <text:p>0.001562443220874</text:p>
          </table:table-cell>
          <table:table-cell table:formula="of:=0.5*[.WN12]*(([.WN5]-[.WM5])/([.WN1]-[.WM1]))^2" office:value-type="float" office:value="0.000189458954012841" calcext:value-type="float">
            <text:p>0.000189458954013</text:p>
          </table:table-cell>
          <table:table-cell table:formula="of:=0.5*[.WO12]*(([.WO5]-[.WN5])/([.WO1]-[.WN1]))^2" office:value-type="float" office:value="0.000169487911797542" calcext:value-type="float">
            <text:p>0.000169487911798</text:p>
          </table:table-cell>
          <table:table-cell table:formula="of:=0.5*[.WP12]*(([.WP5]-[.WO5])/([.WP1]-[.WO1]))^2" office:value-type="float" office:value="0.0384709248219574" calcext:value-type="float">
            <text:p>0.038470924821958</text:p>
          </table:table-cell>
          <table:table-cell table:formula="of:=0.5*[.WQ12]*(([.WQ5]-[.WP5])/([.WQ1]-[.WP1]))^2" office:value-type="float" office:value="0.012857021341297" calcext:value-type="float">
            <text:p>0.012857021341297</text:p>
          </table:table-cell>
          <table:table-cell table:formula="of:=0.5*[.WR12]*(([.WR5]-[.WQ5])/([.WR1]-[.WQ1]))^2" office:value-type="float" office:value="0.0238977625652687" calcext:value-type="float">
            <text:p>0.023897762565269</text:p>
          </table:table-cell>
          <table:table-cell table:formula="of:=0.5*[.WS12]*(([.WS5]-[.WR5])/([.WS1]-[.WR1]))^2" office:value-type="float" office:value="0.0085813486711796" calcext:value-type="float">
            <text:p>0.00858134867118</text:p>
          </table:table-cell>
          <table:table-cell table:formula="of:=0.5*[.WT12]*(([.WT5]-[.WS5])/([.WT1]-[.WS1]))^2" office:value-type="float" office:value="0.0243845581970588" calcext:value-type="float">
            <text:p>0.024384558197059</text:p>
          </table:table-cell>
          <table:table-cell table:formula="of:=0.5*[.WU12]*(([.WU5]-[.WT5])/([.WU1]-[.WT1]))^2" office:value-type="float" office:value="0.0325059456506439" calcext:value-type="float">
            <text:p>0.032505945650644</text:p>
          </table:table-cell>
          <table:table-cell table:formula="of:=0.5*[.WV12]*(([.WV5]-[.WU5])/([.WV1]-[.WU1]))^2" office:value-type="float" office:value="0.00975845373358411" calcext:value-type="float">
            <text:p>0.009758453733584</text:p>
          </table:table-cell>
          <table:table-cell table:formula="of:=0.5*[.WW12]*(([.WW5]-[.WV5])/([.WW1]-[.WV1]))^2" office:value-type="float" office:value="0.00691032849231458" calcext:value-type="float">
            <text:p>0.006910328492315</text:p>
          </table:table-cell>
          <table:table-cell table:formula="of:=0.5*[.WX12]*(([.WX5]-[.WW5])/([.WX1]-[.WW1]))^2" office:value-type="float" office:value="0.00000158346413329497" calcext:value-type="float">
            <text:p>1.58346413329497E-06</text:p>
          </table:table-cell>
          <table:table-cell table:formula="of:=0.5*[.WY12]*(([.WY5]-[.WX5])/([.WY1]-[.WX1]))^2" office:value-type="float" office:value="0.0000502602872713455" calcext:value-type="float">
            <text:p>5.02602872713455E-05</text:p>
          </table:table-cell>
          <table:table-cell table:formula="of:=0.5*[.WZ12]*(([.WZ5]-[.WY5])/([.WZ1]-[.WY1]))^2" office:value-type="float" office:value="0.0332349049221958" calcext:value-type="float">
            <text:p>0.033234904922196</text:p>
          </table:table-cell>
          <table:table-cell table:formula="of:=0.5*[.XA12]*(([.XA5]-[.WZ5])/([.XA1]-[.WZ1]))^2" office:value-type="float" office:value="0.0326011661250516" calcext:value-type="float">
            <text:p>0.032601166125052</text:p>
          </table:table-cell>
          <table:table-cell table:formula="of:=0.5*[.XB12]*(([.XB5]-[.XA5])/([.XB1]-[.XA1]))^2" office:value-type="float" office:value="0.0340748791145986" calcext:value-type="float">
            <text:p>0.034074879114599</text:p>
          </table:table-cell>
          <table:table-cell table:formula="of:=0.5*[.XC12]*(([.XC5]-[.XB5])/([.XC1]-[.XB1]))^2" office:value-type="float" office:value="0.023563924211258" calcext:value-type="float">
            <text:p>0.023563924211258</text:p>
          </table:table-cell>
          <table:table-cell table:formula="of:=0.5*[.XD12]*(([.XD5]-[.XC5])/([.XD1]-[.XC1]))^2" office:value-type="float" office:value="0.0186072402447558" calcext:value-type="float">
            <text:p>0.018607240244756</text:p>
          </table:table-cell>
          <table:table-cell table:formula="of:=0.5*[.XE12]*(([.XE5]-[.XD5])/([.XE1]-[.XD1]))^2" office:value-type="float" office:value="0.00112577303894519" calcext:value-type="float">
            <text:p>0.001125773038945</text:p>
          </table:table-cell>
          <table:table-cell table:formula="of:=0.5*[.XF12]*(([.XF5]-[.XE5])/([.XF1]-[.XE1]))^2" office:value-type="float" office:value="0.0214971622548435" calcext:value-type="float">
            <text:p>0.021497162254844</text:p>
          </table:table-cell>
          <table:table-cell table:formula="of:=0.5*[.XG12]*(([.XG5]-[.XF5])/([.XG1]-[.XF1]))^2" office:value-type="float" office:value="0.0454685938844802" calcext:value-type="float">
            <text:p>0.04546859388448</text:p>
          </table:table-cell>
          <table:table-cell table:formula="of:=0.5*[.XH12]*(([.XH5]-[.XG5])/([.XH1]-[.XG1]))^2" office:value-type="float" office:value="0.0187628846152419" calcext:value-type="float">
            <text:p>0.018762884615242</text:p>
          </table:table-cell>
          <table:table-cell table:formula="of:=0.5*[.XI12]*(([.XI5]-[.XH5])/([.XI1]-[.XH1]))^2" office:value-type="float" office:value="0.00672016536544251" calcext:value-type="float">
            <text:p>0.006720165365443</text:p>
          </table:table-cell>
          <table:table-cell table:formula="of:=0.5*[.XJ12]*(([.XJ5]-[.XI5])/([.XJ1]-[.XI1]))^2" office:value-type="float" office:value="0.0352248558925375" calcext:value-type="float">
            <text:p>0.035224855892538</text:p>
          </table:table-cell>
          <table:table-cell table:formula="of:=0.5*[.XK12]*(([.XK5]-[.XJ5])/([.XK1]-[.XJ1]))^2" office:value-type="float" office:value="0.0537103658952663" calcext:value-type="float">
            <text:p>0.053710365895266</text:p>
          </table:table-cell>
          <table:table-cell table:formula="of:=0.5*[.XL12]*(([.XL5]-[.XK5])/([.XL1]-[.XK1]))^2" office:value-type="float" office:value="0.00422131779035124" calcext:value-type="float">
            <text:p>0.004221317790351</text:p>
          </table:table-cell>
          <table:table-cell table:formula="of:=0.5*[.XM12]*(([.XM5]-[.XL5])/([.XM1]-[.XL1]))^2" office:value-type="float" office:value="0.000127070682914342" calcext:value-type="float">
            <text:p>0.000127070682914</text:p>
          </table:table-cell>
          <table:table-cell table:formula="of:=0.5*[.XN12]*(([.XN5]-[.XM5])/([.XN1]-[.XM1]))^2" office:value-type="float" office:value="0.000590130247865089" calcext:value-type="float">
            <text:p>0.000590130247865</text:p>
          </table:table-cell>
          <table:table-cell table:formula="of:=0.5*[.XO12]*(([.XO5]-[.XN5])/([.XO1]-[.XN1]))^2" office:value-type="float" office:value="0.017277742629658" calcext:value-type="float">
            <text:p>0.017277742629658</text:p>
          </table:table-cell>
          <table:table-cell table:formula="of:=0.5*[.XP12]*(([.XP5]-[.XO5])/([.XP1]-[.XO1]))^2" office:value-type="float" office:value="0.00576113923310452" calcext:value-type="float">
            <text:p>0.005761139233105</text:p>
          </table:table-cell>
          <table:table-cell table:formula="of:=0.5*[.XQ12]*(([.XQ5]-[.XP5])/([.XQ1]-[.XP1]))^2" office:value-type="float" office:value="0.00611411032673989" calcext:value-type="float">
            <text:p>0.00611411032674</text:p>
          </table:table-cell>
          <table:table-cell table:formula="of:=0.5*[.XR12]*(([.XR5]-[.XQ5])/([.XR1]-[.XQ1]))^2" office:value-type="float" office:value="0.00368633321306663" calcext:value-type="float">
            <text:p>0.003686333213067</text:p>
          </table:table-cell>
          <table:table-cell table:formula="of:=0.5*[.XS12]*(([.XS5]-[.XR5])/([.XS1]-[.XR1]))^2" office:value-type="float" office:value="0.103145348189626" calcext:value-type="float">
            <text:p>0.103145348189626</text:p>
          </table:table-cell>
          <table:table-cell table:formula="of:=0.5*[.XT12]*(([.XT5]-[.XS5])/([.XT1]-[.XS1]))^2" office:value-type="float" office:value="0.00282803150312853" calcext:value-type="float">
            <text:p>0.002828031503129</text:p>
          </table:table-cell>
          <table:table-cell table:formula="of:=0.5*[.XU12]*(([.XU5]-[.XT5])/([.XU1]-[.XT1]))^2" office:value-type="float" office:value="0.0185000042047039" calcext:value-type="float">
            <text:p>0.018500004204704</text:p>
          </table:table-cell>
          <table:table-cell table:formula="of:=0.5*[.XV12]*(([.XV5]-[.XU5])/([.XV1]-[.XU1]))^2" office:value-type="float" office:value="0.0184884870069989" calcext:value-type="float">
            <text:p>0.018488487006999</text:p>
          </table:table-cell>
          <table:table-cell table:formula="of:=0.5*[.XW12]*(([.XW5]-[.XV5])/([.XW1]-[.XV1]))^2" office:value-type="float" office:value="0.0000112135543878361" calcext:value-type="float">
            <text:p>1.12135543878361E-05</text:p>
          </table:table-cell>
          <table:table-cell table:formula="of:=0.5*[.XX12]*(([.XX5]-[.XW5])/([.XX1]-[.XW1]))^2" office:value-type="float" office:value="0.000000120758603425636" calcext:value-type="float">
            <text:p>1.20758603425636E-07</text:p>
          </table:table-cell>
          <table:table-cell table:formula="of:=0.5*[.XY12]*(([.XY5]-[.XX5])/([.XY1]-[.XX1]))^2" office:value-type="float" office:value="0.0000709265580883062" calcext:value-type="float">
            <text:p>7.09265580883062E-05</text:p>
          </table:table-cell>
          <table:table-cell table:formula="of:=0.5*[.XZ12]*(([.XZ5]-[.XY5])/([.XZ1]-[.XY1]))^2" office:value-type="float" office:value="0.0159305014565716" calcext:value-type="float">
            <text:p>0.015930501456572</text:p>
          </table:table-cell>
          <table:table-cell table:formula="of:=0.5*[.YA12]*(([.YA5]-[.XZ5])/([.YA1]-[.XZ1]))^2" office:value-type="float" office:value="0.0194013798285039" calcext:value-type="float">
            <text:p>0.019401379828504</text:p>
          </table:table-cell>
          <table:table-cell table:formula="of:=0.5*[.YB12]*(([.YB5]-[.YA5])/([.YB1]-[.YA1]))^2" office:value-type="float" office:value="0.0601870883158788" calcext:value-type="float">
            <text:p>0.060187088315879</text:p>
          </table:table-cell>
          <table:table-cell table:formula="of:=0.5*[.YC12]*(([.YC5]-[.YB5])/([.YC1]-[.YB1]))^2" office:value-type="float" office:value="0.0170316865120485" calcext:value-type="float">
            <text:p>0.017031686512049</text:p>
          </table:table-cell>
          <table:table-cell table:formula="of:=0.5*[.YD12]*(([.YD5]-[.YC5])/([.YD1]-[.YC1]))^2" office:value-type="float" office:value="0.0153209715670506" calcext:value-type="float">
            <text:p>0.015320971567051</text:p>
          </table:table-cell>
          <table:table-cell table:formula="of:=0.5*[.YE12]*(([.YE5]-[.YD5])/([.YE1]-[.YD1]))^2" office:value-type="float" office:value="0.0330699390712613" calcext:value-type="float">
            <text:p>0.033069939071261</text:p>
          </table:table-cell>
          <table:table-cell table:formula="of:=0.5*[.YF12]*(([.YF5]-[.YE5])/([.YF1]-[.YE1]))^2" office:value-type="float" office:value="0.00562552633158703" calcext:value-type="float">
            <text:p>0.005625526331587</text:p>
          </table:table-cell>
          <table:table-cell table:formula="of:=0.5*[.YG12]*(([.YG5]-[.YF5])/([.YG1]-[.YF1]))^2" office:value-type="float" office:value="0.0338573163489586" calcext:value-type="float">
            <text:p>0.033857316348959</text:p>
          </table:table-cell>
          <table:table-cell table:formula="of:=0.5*[.YH12]*(([.YH5]-[.YG5])/([.YH1]-[.YG1]))^2" office:value-type="float" office:value="0.0135874933492022" calcext:value-type="float">
            <text:p>0.013587493349202</text:p>
          </table:table-cell>
          <table:table-cell table:formula="of:=0.5*[.YI12]*(([.YI5]-[.YH5])/([.YI1]-[.YH1]))^2" office:value-type="float" office:value="0.00367245665631347" calcext:value-type="float">
            <text:p>0.003672456656313</text:p>
          </table:table-cell>
          <table:table-cell table:formula="of:=0.5*[.YJ12]*(([.YJ5]-[.YI5])/([.YJ1]-[.YI1]))^2" office:value-type="float" office:value="0.000607328163383559" calcext:value-type="float">
            <text:p>0.000607328163384</text:p>
          </table:table-cell>
          <table:table-cell table:formula="of:=0.5*[.YK12]*(([.YK5]-[.YJ5])/([.YK1]-[.YJ1]))^2" office:value-type="float" office:value="0.0364155350297561" calcext:value-type="float">
            <text:p>0.036415535029756</text:p>
          </table:table-cell>
          <table:table-cell table:formula="of:=0.5*[.YL12]*(([.YL5]-[.YK5])/([.YL1]-[.YK1]))^2" office:value-type="float" office:value="0.0122102570512493" calcext:value-type="float">
            <text:p>0.012210257051249</text:p>
          </table:table-cell>
          <table:table-cell table:formula="of:=0.5*[.YM12]*(([.YM5]-[.YL5])/([.YM1]-[.YL1]))^2" office:value-type="float" office:value="0.00251034745611422" calcext:value-type="float">
            <text:p>0.002510347456114</text:p>
          </table:table-cell>
          <table:table-cell table:formula="of:=0.5*[.YN12]*(([.YN5]-[.YM5])/([.YN1]-[.YM1]))^2" office:value-type="float" office:value="0.00840253130718383" calcext:value-type="float">
            <text:p>0.008402531307184</text:p>
          </table:table-cell>
          <table:table-cell table:formula="of:=0.5*[.YO12]*(([.YO5]-[.YN5])/([.YO1]-[.YN1]))^2" office:value-type="float" office:value="0.126971816298044" calcext:value-type="float">
            <text:p>0.126971816298044</text:p>
          </table:table-cell>
          <table:table-cell table:formula="of:=0.5*[.YP12]*(([.YP5]-[.YO5])/([.YP1]-[.YO1]))^2" office:value-type="float" office:value="0.0000612289354882546" calcext:value-type="float">
            <text:p>6.12289354882546E-05</text:p>
          </table:table-cell>
          <table:table-cell table:formula="of:=0.5*[.YQ12]*(([.YQ5]-[.YP5])/([.YQ1]-[.YP1]))^2" office:value-type="float" office:value="0.0249080330943937" calcext:value-type="float">
            <text:p>0.024908033094394</text:p>
          </table:table-cell>
          <table:table-cell table:formula="of:=0.5*[.YR12]*(([.YR5]-[.YQ5])/([.YR1]-[.YQ1]))^2" office:value-type="float" office:value="0.0135440043000597" calcext:value-type="float">
            <text:p>0.01354400430006</text:p>
          </table:table-cell>
          <table:table-cell table:formula="of:=0.5*[.YS12]*(([.YS5]-[.YR5])/([.YS1]-[.YR1]))^2" office:value-type="float" office:value="0.0000995002703265431" calcext:value-type="float">
            <text:p>9.95002703265431E-05</text:p>
          </table:table-cell>
          <table:table-cell table:formula="of:=0.5*[.YT12]*(([.YT5]-[.YS5])/([.YT1]-[.YS1]))^2" office:value-type="float" office:value="0.0248073236611014" calcext:value-type="float">
            <text:p>0.024807323661102</text:p>
          </table:table-cell>
          <table:table-cell table:formula="of:=0.5*[.YU12]*(([.YU5]-[.YT5])/([.YU1]-[.YT1]))^2" office:value-type="float" office:value="0.0204178426081818" calcext:value-type="float">
            <text:p>0.020417842608182</text:p>
          </table:table-cell>
          <table:table-cell table:formula="of:=0.5*[.YV12]*(([.YV5]-[.YU5])/([.YV1]-[.YU1]))^2" office:value-type="float" office:value="0.00123073944120828" calcext:value-type="float">
            <text:p>0.001230739441208</text:p>
          </table:table-cell>
          <table:table-cell table:formula="of:=0.5*[.YW12]*(([.YW5]-[.YV5])/([.YW1]-[.YV1]))^2" office:value-type="float" office:value="0.0376386251831166" calcext:value-type="float">
            <text:p>0.037638625183117</text:p>
          </table:table-cell>
          <table:table-cell table:formula="of:=0.5*[.YX12]*(([.YX5]-[.YW5])/([.YX1]-[.YW1]))^2" office:value-type="float" office:value="0.00950945731630191" calcext:value-type="float">
            <text:p>0.009509457316302</text:p>
          </table:table-cell>
          <table:table-cell table:formula="of:=0.5*[.YY12]*(([.YY5]-[.YX5])/([.YY1]-[.YX1]))^2" office:value-type="float" office:value="0.0511451989985444" calcext:value-type="float">
            <text:p>0.051145198998544</text:p>
          </table:table-cell>
          <table:table-cell table:formula="of:=0.5*[.YZ12]*(([.YZ5]-[.YY5])/([.YZ1]-[.YY1]))^2" office:value-type="float" office:value="0.000100606388613154" calcext:value-type="float">
            <text:p>0.000100606388613</text:p>
          </table:table-cell>
          <table:table-cell table:formula="of:=0.5*[.ZA12]*(([.ZA5]-[.YZ5])/([.ZA1]-[.YZ1]))^2" office:value-type="float" office:value="0.00012694878692985" calcext:value-type="float">
            <text:p>0.00012694878693</text:p>
          </table:table-cell>
          <table:table-cell table:formula="of:=0.5*[.ZB12]*(([.ZB5]-[.ZA5])/([.ZB1]-[.ZA1]))^2" office:value-type="float" office:value="0.0264009854746745" calcext:value-type="float">
            <text:p>0.026400985474675</text:p>
          </table:table-cell>
          <table:table-cell table:formula="of:=0.5*[.ZC12]*(([.ZC5]-[.ZB5])/([.ZC1]-[.ZB1]))^2" office:value-type="float" office:value="0.0242177638411684" calcext:value-type="float">
            <text:p>0.024217763841169</text:p>
          </table:table-cell>
          <table:table-cell table:formula="of:=0.5*[.ZD12]*(([.ZD5]-[.ZC5])/([.ZD1]-[.ZC1]))^2" office:value-type="float" office:value="0.0123830895902516" calcext:value-type="float">
            <text:p>0.012383089590252</text:p>
          </table:table-cell>
          <table:table-cell table:formula="of:=0.5*[.ZE12]*(([.ZE5]-[.ZD5])/([.ZE1]-[.ZD1]))^2" office:value-type="float" office:value="0.0213834718245341" calcext:value-type="float">
            <text:p>0.021383471824534</text:p>
          </table:table-cell>
          <table:table-cell table:formula="of:=0.5*[.ZF12]*(([.ZF5]-[.ZE5])/([.ZF1]-[.ZE1]))^2" office:value-type="float" office:value="0.0467501116686173" calcext:value-type="float">
            <text:p>0.046750111668617</text:p>
          </table:table-cell>
          <table:table-cell table:formula="of:=0.5*[.ZG12]*(([.ZG5]-[.ZF5])/([.ZG1]-[.ZF1]))^2" office:value-type="float" office:value="0.0220991462303115" calcext:value-type="float">
            <text:p>0.022099146230312</text:p>
          </table:table-cell>
          <table:table-cell table:formula="of:=0.5*[.ZH12]*(([.ZH5]-[.ZG5])/([.ZH1]-[.ZG1]))^2" office:value-type="float" office:value="0.0228544088819487" calcext:value-type="float">
            <text:p>0.022854408881949</text:p>
          </table:table-cell>
          <table:table-cell table:formula="of:=0.5*[.ZI12]*(([.ZI5]-[.ZH5])/([.ZI1]-[.ZH1]))^2" office:value-type="float" office:value="0.000361500097573717" calcext:value-type="float">
            <text:p>0.000361500097574</text:p>
          </table:table-cell>
          <table:table-cell table:formula="of:=0.5*[.ZJ12]*(([.ZJ5]-[.ZI5])/([.ZJ1]-[.ZI1]))^2" office:value-type="float" office:value="0.00618681105267409" calcext:value-type="float">
            <text:p>0.006186811052674</text:p>
          </table:table-cell>
          <table:table-cell table:formula="of:=0.5*[.ZK12]*(([.ZK5]-[.ZJ5])/([.ZK1]-[.ZJ1]))^2" office:value-type="float" office:value="0.0258889664602007" calcext:value-type="float">
            <text:p>0.025888966460201</text:p>
          </table:table-cell>
          <table:table-cell table:formula="of:=0.5*[.ZL12]*(([.ZL5]-[.ZK5])/([.ZL1]-[.ZK1]))^2" office:value-type="float" office:value="0.0162340641783785" calcext:value-type="float">
            <text:p>0.016234064178379</text:p>
          </table:table-cell>
          <table:table-cell table:formula="of:=0.5*[.ZM12]*(([.ZM5]-[.ZL5])/([.ZM1]-[.ZL1]))^2" office:value-type="float" office:value="0.0777938910131586" calcext:value-type="float">
            <text:p>0.077793891013159</text:p>
          </table:table-cell>
          <table:table-cell table:formula="of:=0.5*[.ZN12]*(([.ZN5]-[.ZM5])/([.ZN1]-[.ZM1]))^2" office:value-type="float" office:value="0.000789734279440229" calcext:value-type="float">
            <text:p>0.00078973427944</text:p>
          </table:table-cell>
          <table:table-cell table:formula="of:=0.5*[.ZO12]*(([.ZO5]-[.ZN5])/([.ZO1]-[.ZN1]))^2" office:value-type="float" office:value="0.0264753630108502" calcext:value-type="float">
            <text:p>0.02647536301085</text:p>
          </table:table-cell>
          <table:table-cell table:formula="of:=0.5*[.ZP12]*(([.ZP5]-[.ZO5])/([.ZP1]-[.ZO1]))^2" office:value-type="float" office:value="0.000243748050426104" calcext:value-type="float">
            <text:p>0.000243748050426</text:p>
          </table:table-cell>
          <table:table-cell table:formula="of:=0.5*[.ZQ12]*(([.ZQ5]-[.ZP5])/([.ZQ1]-[.ZP1]))^2" office:value-type="float" office:value="0.00118213965674826" calcext:value-type="float">
            <text:p>0.001182139656748</text:p>
          </table:table-cell>
          <table:table-cell table:formula="of:=0.5*[.ZR12]*(([.ZR5]-[.ZQ5])/([.ZR1]-[.ZQ1]))^2" office:value-type="float" office:value="0.0343991016659397" calcext:value-type="float">
            <text:p>0.03439910166594</text:p>
          </table:table-cell>
          <table:table-cell table:formula="of:=0.5*[.ZS12]*(([.ZS5]-[.ZR5])/([.ZS1]-[.ZR1]))^2" office:value-type="float" office:value="0.0222490911854208" calcext:value-type="float">
            <text:p>0.022249091185421</text:p>
          </table:table-cell>
          <table:table-cell table:formula="of:=0.5*[.ZT12]*(([.ZT5]-[.ZS5])/([.ZT1]-[.ZS1]))^2" office:value-type="float" office:value="0.010181373203614" calcext:value-type="float">
            <text:p>0.010181373203614</text:p>
          </table:table-cell>
          <table:table-cell table:formula="of:=0.5*[.ZU12]*(([.ZU5]-[.ZT5])/([.ZU1]-[.ZT1]))^2" office:value-type="float" office:value="0.0290804824186357" calcext:value-type="float">
            <text:p>0.029080482418636</text:p>
          </table:table-cell>
          <table:table-cell table:formula="of:=0.5*[.ZV12]*(([.ZV5]-[.ZU5])/([.ZV1]-[.ZU1]))^2" office:value-type="float" office:value="0.0693129663328627" calcext:value-type="float">
            <text:p>0.069312966332863</text:p>
          </table:table-cell>
          <table:table-cell table:formula="of:=0.5*[.ZW12]*(([.ZW5]-[.ZV5])/([.ZW1]-[.ZV1]))^2" office:value-type="float" office:value="0.0459748281398737" calcext:value-type="float">
            <text:p>0.045974828139874</text:p>
          </table:table-cell>
          <table:table-cell table:formula="of:=0.5*[.ZX12]*(([.ZX5]-[.ZW5])/([.ZX1]-[.ZW1]))^2" office:value-type="float" office:value="0.00103088959399148" calcext:value-type="float">
            <text:p>0.001030889593991</text:p>
          </table:table-cell>
          <table:table-cell table:formula="of:=0.5*[.ZY12]*(([.ZY5]-[.ZX5])/([.ZY1]-[.ZX1]))^2" office:value-type="float" office:value="0.0163914085199793" calcext:value-type="float">
            <text:p>0.016391408519979</text:p>
          </table:table-cell>
          <table:table-cell table:formula="of:=0.5*[.ZZ12]*(([.ZZ5]-[.ZY5])/([.ZZ1]-[.ZY1]))^2" office:value-type="float" office:value="0.00610770751624153" calcext:value-type="float">
            <text:p>0.006107707516242</text:p>
          </table:table-cell>
          <table:table-cell table:formula="of:=0.5*[.AAA12]*(([.AAA5]-[.ZZ5])/([.AAA1]-[.ZZ1]))^2" office:value-type="float" office:value="0.000952897502623659" calcext:value-type="float">
            <text:p>0.000952897502624</text:p>
          </table:table-cell>
          <table:table-cell table:formula="of:=0.5*[.AAB12]*(([.AAB5]-[.AAA5])/([.AAB1]-[.AAA1]))^2" office:value-type="float" office:value="0.00000371542002666579" calcext:value-type="float">
            <text:p>3.71542002666579E-06</text:p>
          </table:table-cell>
          <table:table-cell table:formula="of:=0.5*[.AAC12]*(([.AAC5]-[.AAB5])/([.AAC1]-[.AAB1]))^2" office:value-type="float" office:value="0.00363926187165788" calcext:value-type="float">
            <text:p>0.003639261871658</text:p>
          </table:table-cell>
          <table:table-cell table:formula="of:=0.5*[.AAD12]*(([.AAD5]-[.AAC5])/([.AAD1]-[.AAC1]))^2" office:value-type="float" office:value="0.0452664791033447" calcext:value-type="float">
            <text:p>0.045266479103345</text:p>
          </table:table-cell>
          <table:table-cell table:formula="of:=0.5*[.AAE12]*(([.AAE5]-[.AAD5])/([.AAE1]-[.AAD1]))^2" office:value-type="float" office:value="0.0133232130235999" calcext:value-type="float">
            <text:p>0.0133232130236</text:p>
          </table:table-cell>
          <table:table-cell table:formula="of:=0.5*[.AAF12]*(([.AAF5]-[.AAE5])/([.AAF1]-[.AAE1]))^2" office:value-type="float" office:value="0.0668750909621859" calcext:value-type="float">
            <text:p>0.066875090962186</text:p>
          </table:table-cell>
          <table:table-cell table:formula="of:=0.5*[.AAG12]*(([.AAG5]-[.AAF5])/([.AAG1]-[.AAF1]))^2" office:value-type="float" office:value="0.00869915658452486" calcext:value-type="float">
            <text:p>0.008699156584525</text:p>
          </table:table-cell>
          <table:table-cell table:formula="of:=0.5*[.AAH12]*(([.AAH5]-[.AAG5])/([.AAH1]-[.AAG1]))^2" office:value-type="float" office:value="0.0423167026348859" calcext:value-type="float">
            <text:p>0.042316702634886</text:p>
          </table:table-cell>
          <table:table-cell table:formula="of:=0.5*[.AAI12]*(([.AAI5]-[.AAH5])/([.AAI1]-[.AAH1]))^2" office:value-type="float" office:value="0.00111226082707743" calcext:value-type="float">
            <text:p>0.001112260827077</text:p>
          </table:table-cell>
          <table:table-cell table:formula="of:=0.5*[.AAJ12]*(([.AAJ5]-[.AAI5])/([.AAJ1]-[.AAI1]))^2" office:value-type="float" office:value="0.000985168022308626" calcext:value-type="float">
            <text:p>0.000985168022309</text:p>
          </table:table-cell>
          <table:table-cell table:formula="of:=0.5*[.AAK12]*(([.AAK5]-[.AAJ5])/([.AAK1]-[.AAJ1]))^2" office:value-type="float" office:value="0.0692105894765748" calcext:value-type="float">
            <text:p>0.069210589476575</text:p>
          </table:table-cell>
          <table:table-cell table:formula="of:=0.5*[.AAL12]*(([.AAL5]-[.AAK5])/([.AAL1]-[.AAK1]))^2" office:value-type="float" office:value="0.00951096172555545" calcext:value-type="float">
            <text:p>0.009510961725555</text:p>
          </table:table-cell>
          <table:table-cell table:formula="of:=0.5*[.AAM12]*(([.AAM5]-[.AAL5])/([.AAM1]-[.AAL1]))^2" office:value-type="float" office:value="0.0172090492408036" calcext:value-type="float">
            <text:p>0.017209049240804</text:p>
          </table:table-cell>
          <table:table-cell table:formula="of:=0.5*[.AAN12]*(([.AAN5]-[.AAM5])/([.AAN1]-[.AAM1]))^2" office:value-type="float" office:value="0.0566947164633061" calcext:value-type="float">
            <text:p>0.056694716463306</text:p>
          </table:table-cell>
          <table:table-cell table:formula="of:=0.5*[.AAO12]*(([.AAO5]-[.AAN5])/([.AAO1]-[.AAN1]))^2" office:value-type="float" office:value="0.0514945487266073" calcext:value-type="float">
            <text:p>0.051494548726607</text:p>
          </table:table-cell>
          <table:table-cell table:formula="of:=0.5*[.AAP12]*(([.AAP5]-[.AAO5])/([.AAP1]-[.AAO1]))^2" office:value-type="float" office:value="0.00366209510875449" calcext:value-type="float">
            <text:p>0.003662095108755</text:p>
          </table:table-cell>
          <table:table-cell table:formula="of:=0.5*[.AAQ12]*(([.AAQ5]-[.AAP5])/([.AAQ1]-[.AAP1]))^2" office:value-type="float" office:value="0.00618500824876119" calcext:value-type="float">
            <text:p>0.006185008248761</text:p>
          </table:table-cell>
          <table:table-cell table:formula="of:=0.5*[.AAR12]*(([.AAR5]-[.AAQ5])/([.AAR1]-[.AAQ1]))^2" office:value-type="float" office:value="0.052878139579924" calcext:value-type="float">
            <text:p>0.052878139579924</text:p>
          </table:table-cell>
          <table:table-cell table:formula="of:=0.5*[.AAS12]*(([.AAS5]-[.AAR5])/([.AAS1]-[.AAR1]))^2" office:value-type="float" office:value="0.0130257982696755" calcext:value-type="float">
            <text:p>0.013025798269676</text:p>
          </table:table-cell>
          <table:table-cell table:formula="of:=0.5*[.AAT12]*(([.AAT5]-[.AAS5])/([.AAT1]-[.AAS1]))^2" office:value-type="float" office:value="0.0457673829295127" calcext:value-type="float">
            <text:p>0.045767382929513</text:p>
          </table:table-cell>
          <table:table-cell table:formula="of:=0.5*[.AAU12]*(([.AAU5]-[.AAT5])/([.AAU1]-[.AAT1]))^2" office:value-type="float" office:value="0.0126751672191165" calcext:value-type="float">
            <text:p>0.012675167219117</text:p>
          </table:table-cell>
          <table:table-cell table:formula="of:=0.5*[.AAV12]*(([.AAV5]-[.AAU5])/([.AAV1]-[.AAU1]))^2" office:value-type="float" office:value="0.00176559623421929" calcext:value-type="float">
            <text:p>0.001765596234219</text:p>
          </table:table-cell>
          <table:table-cell table:formula="of:=0.5*[.AAW12]*(([.AAW5]-[.AAV5])/([.AAW1]-[.AAV1]))^2" office:value-type="float" office:value="0.0587989209561056" calcext:value-type="float">
            <text:p>0.058798920956106</text:p>
          </table:table-cell>
          <table:table-cell table:formula="of:=0.5*[.AAX12]*(([.AAX5]-[.AAW5])/([.AAX1]-[.AAW1]))^2" office:value-type="float" office:value="0.00123572031860947" calcext:value-type="float">
            <text:p>0.001235720318609</text:p>
          </table:table-cell>
          <table:table-cell table:formula="of:=0.5*[.AAY12]*(([.AAY5]-[.AAX5])/([.AAY1]-[.AAX1]))^2" office:value-type="float" office:value="0.0207071357718259" calcext:value-type="float">
            <text:p>0.020707135771826</text:p>
          </table:table-cell>
          <table:table-cell table:formula="of:=0.5*[.AAZ12]*(([.AAZ5]-[.AAY5])/([.AAZ1]-[.AAY1]))^2" office:value-type="float" office:value="0.0510080561145506" calcext:value-type="float">
            <text:p>0.051008056114551</text:p>
          </table:table-cell>
          <table:table-cell table:formula="of:=0.5*[.ABA12]*(([.ABA5]-[.AAZ5])/([.ABA1]-[.AAZ1]))^2" office:value-type="float" office:value="0.131718837482954" calcext:value-type="float">
            <text:p>0.131718837482954</text:p>
          </table:table-cell>
          <table:table-cell table:formula="of:=0.5*[.ABB12]*(([.ABB5]-[.ABA5])/([.ABB1]-[.ABA1]))^2" office:value-type="float" office:value="0.000381242068537802" calcext:value-type="float">
            <text:p>0.000381242068538</text:p>
          </table:table-cell>
          <table:table-cell table:formula="of:=0.5*[.ABC12]*(([.ABC5]-[.ABB5])/([.ABC1]-[.ABB1]))^2" office:value-type="float" office:value="0.0260268247105394" calcext:value-type="float">
            <text:p>0.026026824710539</text:p>
          </table:table-cell>
          <table:table-cell table:formula="of:=0.5*[.ABD12]*(([.ABD5]-[.ABC5])/([.ABD1]-[.ABC1]))^2" office:value-type="float" office:value="0.0500181634868653" calcext:value-type="float">
            <text:p>0.050018163486865</text:p>
          </table:table-cell>
          <table:table-cell table:formula="of:=0.5*[.ABE12]*(([.ABE5]-[.ABD5])/([.ABE1]-[.ABD1]))^2" office:value-type="float" office:value="0.00023848373738267" calcext:value-type="float">
            <text:p>0.000238483737383</text:p>
          </table:table-cell>
          <table:table-cell table:formula="of:=0.5*[.ABF12]*(([.ABF5]-[.ABE5])/([.ABF1]-[.ABE1]))^2" office:value-type="float" office:value="0.0366936533683172" calcext:value-type="float">
            <text:p>0.036693653368317</text:p>
          </table:table-cell>
          <table:table-cell table:formula="of:=0.5*[.ABG12]*(([.ABG5]-[.ABF5])/([.ABG1]-[.ABF1]))^2" office:value-type="float" office:value="0.0759528131295527" calcext:value-type="float">
            <text:p>0.075952813129553</text:p>
          </table:table-cell>
          <table:table-cell table:formula="of:=0.5*[.ABH12]*(([.ABH5]-[.ABG5])/([.ABH1]-[.ABG1]))^2" office:value-type="float" office:value="0.00024109231235966" calcext:value-type="float">
            <text:p>0.00024109231236</text:p>
          </table:table-cell>
          <table:table-cell table:formula="of:=0.5*[.ABI12]*(([.ABI5]-[.ABH5])/([.ABI1]-[.ABH1]))^2" office:value-type="float" office:value="0.0134626129352091" calcext:value-type="float">
            <text:p>0.013462612935209</text:p>
          </table:table-cell>
          <table:table-cell table:formula="of:=0.5*[.ABJ12]*(([.ABJ5]-[.ABI5])/([.ABJ1]-[.ABI1]))^2" office:value-type="float" office:value="0.0887996633291595" calcext:value-type="float">
            <text:p>0.08879966332916</text:p>
          </table:table-cell>
          <table:table-cell table:formula="of:=0.5*[.ABK12]*(([.ABK5]-[.ABJ5])/([.ABK1]-[.ABJ1]))^2" office:value-type="float" office:value="0.0413961699566982" calcext:value-type="float">
            <text:p>0.041396169956698</text:p>
          </table:table-cell>
          <table:table-cell table:formula="of:=0.5*[.ABL12]*(([.ABL5]-[.ABK5])/([.ABL1]-[.ABK1]))^2" office:value-type="float" office:value="0.0289571507600893" calcext:value-type="float">
            <text:p>0.028957150760089</text:p>
          </table:table-cell>
          <table:table-cell table:formula="of:=0.5*[.ABM12]*(([.ABM5]-[.ABL5])/([.ABM1]-[.ABL1]))^2" office:value-type="float" office:value="0.000171850019795404" calcext:value-type="float">
            <text:p>0.000171850019795</text:p>
          </table:table-cell>
          <table:table-cell table:formula="of:=0.5*[.ABN12]*(([.ABN5]-[.ABM5])/([.ABN1]-[.ABM1]))^2" office:value-type="float" office:value="0.0586504492294705" calcext:value-type="float">
            <text:p>0.058650449229471</text:p>
          </table:table-cell>
          <table:table-cell table:formula="of:=0.5*[.ABO12]*(([.ABO5]-[.ABN5])/([.ABO1]-[.ABN1]))^2" office:value-type="float" office:value="0.00227667566937325" calcext:value-type="float">
            <text:p>0.002276675669373</text:p>
          </table:table-cell>
          <table:table-cell table:formula="of:=0.5*[.ABP12]*(([.ABP5]-[.ABO5])/([.ABP1]-[.ABO1]))^2" office:value-type="float" office:value="0.0000887084764831856" calcext:value-type="float">
            <text:p>8.87084764831856E-05</text:p>
          </table:table-cell>
          <table:table-cell table:formula="of:=0.5*[.ABQ12]*(([.ABQ5]-[.ABP5])/([.ABQ1]-[.ABP1]))^2" office:value-type="float" office:value="0.0528169199813085" calcext:value-type="float">
            <text:p>0.052816919981309</text:p>
          </table:table-cell>
          <table:table-cell table:formula="of:=0.5*[.ABR12]*(([.ABR5]-[.ABQ5])/([.ABR1]-[.ABQ1]))^2" office:value-type="float" office:value="0.0351520369035438" calcext:value-type="float">
            <text:p>0.035152036903544</text:p>
          </table:table-cell>
          <table:table-cell table:formula="of:=0.5*[.ABS12]*(([.ABS5]-[.ABR5])/([.ABS1]-[.ABR1]))^2" office:value-type="float" office:value="0.0254574406588005" calcext:value-type="float">
            <text:p>0.025457440658801</text:p>
          </table:table-cell>
          <table:table-cell table:formula="of:=0.5*[.ABT12]*(([.ABT5]-[.ABS5])/([.ABT1]-[.ABS1]))^2" office:value-type="float" office:value="0.00081219523404141" calcext:value-type="float">
            <text:p>0.000812195234041</text:p>
          </table:table-cell>
          <table:table-cell table:formula="of:=0.5*[.ABU12]*(([.ABU5]-[.ABT5])/([.ABU1]-[.ABT1]))^2" office:value-type="float" office:value="0.00964088908514202" calcext:value-type="float">
            <text:p>0.009640889085142</text:p>
          </table:table-cell>
          <table:table-cell table:formula="of:=0.5*[.ABV12]*(([.ABV5]-[.ABU5])/([.ABV1]-[.ABU1]))^2" office:value-type="float" office:value="0.086103451400027" calcext:value-type="float">
            <text:p>0.086103451400027</text:p>
          </table:table-cell>
          <table:table-cell table:formula="of:=0.5*[.ABW12]*(([.ABW5]-[.ABV5])/([.ABW1]-[.ABV1]))^2" office:value-type="float" office:value="0.00000194969343879541" calcext:value-type="float">
            <text:p>1.94969343879541E-06</text:p>
          </table:table-cell>
          <table:table-cell table:formula="of:=0.5*[.ABX12]*(([.ABX5]-[.ABW5])/([.ABX1]-[.ABW1]))^2" office:value-type="float" office:value="0.00734072965526711" calcext:value-type="float">
            <text:p>0.007340729655267</text:p>
          </table:table-cell>
          <table:table-cell table:formula="of:=0.5*[.ABY12]*(([.ABY5]-[.ABX5])/([.ABY1]-[.ABX1]))^2" office:value-type="float" office:value="0.0694342195636328" calcext:value-type="float">
            <text:p>0.069434219563633</text:p>
          </table:table-cell>
          <table:table-cell table:formula="of:=0.5*[.ABZ12]*(([.ABZ5]-[.ABY5])/([.ABZ1]-[.ABY1]))^2" office:value-type="float" office:value="0.0000319581706555582" calcext:value-type="float">
            <text:p>3.19581706555582E-05</text:p>
          </table:table-cell>
          <table:table-cell table:formula="of:=0.5*[.ACA12]*(([.ACA5]-[.ABZ5])/([.ACA1]-[.ABZ1]))^2" office:value-type="float" office:value="0.0000680086937095278" calcext:value-type="float">
            <text:p>6.80086937095278E-05</text:p>
          </table:table-cell>
          <table:table-cell table:formula="of:=0.5*[.ACB12]*(([.ACB5]-[.ACA5])/([.ACB1]-[.ACA1]))^2" office:value-type="float" office:value="0.000512617738533383" calcext:value-type="float">
            <text:p>0.000512617738533</text:p>
          </table:table-cell>
          <table:table-cell table:formula="of:=0.5*[.ACC12]*(([.ACC5]-[.ACB5])/([.ACC1]-[.ACB1]))^2" office:value-type="float" office:value="0.04290646029019" calcext:value-type="float">
            <text:p>0.04290646029019</text:p>
          </table:table-cell>
          <table:table-cell table:formula="of:=0.5*[.ACD12]*(([.ACD5]-[.ACC5])/([.ACD1]-[.ACC1]))^2" office:value-type="float" office:value="0.0142345730901949" calcext:value-type="float">
            <text:p>0.014234573090195</text:p>
          </table:table-cell>
          <table:table-cell table:formula="of:=0.5*[.ACE12]*(([.ACE5]-[.ACD5])/([.ACE1]-[.ACD1]))^2" office:value-type="float" office:value="0.0121859066589246" calcext:value-type="float">
            <text:p>0.012185906658925</text:p>
          </table:table-cell>
          <table:table-cell table:formula="of:=0.5*[.ACF12]*(([.ACF5]-[.ACE5])/([.ACF1]-[.ACE1]))^2" office:value-type="float" office:value="0.00592736006634383" calcext:value-type="float">
            <text:p>0.005927360066344</text:p>
          </table:table-cell>
          <table:table-cell table:formula="of:=0.5*[.ACG12]*(([.ACG5]-[.ACF5])/([.ACG1]-[.ACF1]))^2" office:value-type="float" office:value="0.0630870310736818" calcext:value-type="float">
            <text:p>0.063087031073682</text:p>
          </table:table-cell>
          <table:table-cell table:formula="of:=0.5*[.ACH12]*(([.ACH5]-[.ACG5])/([.ACH1]-[.ACG1]))^2" office:value-type="float" office:value="0.0251432575728463" calcext:value-type="float">
            <text:p>0.025143257572846</text:p>
          </table:table-cell>
          <table:table-cell table:formula="of:=0.5*[.ACI12]*(([.ACI5]-[.ACH5])/([.ACI1]-[.ACH1]))^2" office:value-type="float" office:value="0.00322873271971691" calcext:value-type="float">
            <text:p>0.003228732719717</text:p>
          </table:table-cell>
          <table:table-cell table:formula="of:=0.5*[.ACJ12]*(([.ACJ5]-[.ACI5])/([.ACJ1]-[.ACI1]))^2" office:value-type="float" office:value="0.020850472833969" calcext:value-type="float">
            <text:p>0.020850472833969</text:p>
          </table:table-cell>
          <table:table-cell table:formula="of:=0.5*[.ACK12]*(([.ACK5]-[.ACJ5])/([.ACK1]-[.ACJ1]))^2" office:value-type="float" office:value="0.000417833945080285" calcext:value-type="float">
            <text:p>0.00041783394508</text:p>
          </table:table-cell>
          <table:table-cell table:formula="of:=0.5*[.ACL12]*(([.ACL5]-[.ACK5])/([.ACL1]-[.ACK1]))^2" office:value-type="float" office:value="0.0000554627140846024" calcext:value-type="float">
            <text:p>5.54627140846024E-05</text:p>
          </table:table-cell>
          <table:table-cell table:formula="of:=0.5*[.ACM12]*(([.ACM5]-[.ACL5])/([.ACM1]-[.ACL1]))^2" office:value-type="float" office:value="0.0137186504790003" calcext:value-type="float">
            <text:p>0.013718650479</text:p>
          </table:table-cell>
          <table:table-cell table:formula="of:=0.5*[.ACN12]*(([.ACN5]-[.ACM5])/([.ACN1]-[.ACM1]))^2" office:value-type="float" office:value="0.0223538220187036" calcext:value-type="float">
            <text:p>0.022353822018704</text:p>
          </table:table-cell>
          <table:table-cell table:formula="of:=0.5*[.ACO12]*(([.ACO5]-[.ACN5])/([.ACO1]-[.ACN1]))^2" office:value-type="float" office:value="0.0365849320105532" calcext:value-type="float">
            <text:p>0.036584932010553</text:p>
          </table:table-cell>
          <table:table-cell table:formula="of:=0.5*[.ACP12]*(([.ACP5]-[.ACO5])/([.ACP1]-[.ACO1]))^2" office:value-type="float" office:value="0.00736348012284933" calcext:value-type="float">
            <text:p>0.007363480122849</text:p>
          </table:table-cell>
          <table:table-cell table:formula="of:=0.5*[.ACQ12]*(([.ACQ5]-[.ACP5])/([.ACQ1]-[.ACP1]))^2" office:value-type="float" office:value="0.0915301155012855" calcext:value-type="float">
            <text:p>0.091530115501286</text:p>
          </table:table-cell>
          <table:table-cell table:formula="of:=0.5*[.ACR12]*(([.ACR5]-[.ACQ5])/([.ACR1]-[.ACQ1]))^2" office:value-type="float" office:value="0.00427052259063234" calcext:value-type="float">
            <text:p>0.004270522590632</text:p>
          </table:table-cell>
          <table:table-cell table:formula="of:=0.5*[.ACS12]*(([.ACS5]-[.ACR5])/([.ACS1]-[.ACR1]))^2" office:value-type="float" office:value="0.0108860173132201" calcext:value-type="float">
            <text:p>0.01088601731322</text:p>
          </table:table-cell>
          <table:table-cell table:formula="of:=0.5*[.ACT12]*(([.ACT5]-[.ACS5])/([.ACT1]-[.ACS1]))^2" office:value-type="float" office:value="0.00147630058578417" calcext:value-type="float">
            <text:p>0.001476300585784</text:p>
          </table:table-cell>
          <table:table-cell table:formula="of:=0.5*[.ACU12]*(([.ACU5]-[.ACT5])/([.ACU1]-[.ACT1]))^2" office:value-type="float" office:value="0.0732427783892891" calcext:value-type="float">
            <text:p>0.073242778389289</text:p>
          </table:table-cell>
          <table:table-cell table:formula="of:=0.5*[.ACV12]*(([.ACV5]-[.ACU5])/([.ACV1]-[.ACU1]))^2" office:value-type="float" office:value="0.00919016260616414" calcext:value-type="float">
            <text:p>0.009190162606164</text:p>
          </table:table-cell>
          <table:table-cell table:formula="of:=0.5*[.ACW12]*(([.ACW5]-[.ACV5])/([.ACW1]-[.ACV1]))^2" office:value-type="float" office:value="0.0113438983048418" calcext:value-type="float">
            <text:p>0.011343898304842</text:p>
          </table:table-cell>
          <table:table-cell table:formula="of:=0.5*[.ACX12]*(([.ACX5]-[.ACW5])/([.ACX1]-[.ACW1]))^2" office:value-type="float" office:value="0.00974175782463755" calcext:value-type="float">
            <text:p>0.009741757824638</text:p>
          </table:table-cell>
          <table:table-cell table:formula="of:=0.5*[.ACY12]*(([.ACY5]-[.ACX5])/([.ACY1]-[.ACX1]))^2" office:value-type="float" office:value="0.000610612804826726" calcext:value-type="float">
            <text:p>0.000610612804827</text:p>
          </table:table-cell>
          <table:table-cell table:formula="of:=0.5*[.ACZ12]*(([.ACZ5]-[.ACY5])/([.ACZ1]-[.ACY1]))^2" office:value-type="float" office:value="0.0000744366143180755" calcext:value-type="float">
            <text:p>7.44366143180755E-05</text:p>
          </table:table-cell>
          <table:table-cell table:formula="of:=0.5*[.ADA12]*(([.ADA5]-[.ACZ5])/([.ADA1]-[.ACZ1]))^2" office:value-type="float" office:value="0.000359730654118338" calcext:value-type="float">
            <text:p>0.000359730654118</text:p>
          </table:table-cell>
          <table:table-cell table:formula="of:=0.5*[.ADB12]*(([.ADB5]-[.ADA5])/([.ADB1]-[.ADA1]))^2" office:value-type="float" office:value="0.0364709562316873" calcext:value-type="float">
            <text:p>0.036470956231687</text:p>
          </table:table-cell>
          <table:table-cell table:formula="of:=0.5*[.ADC12]*(([.ADC5]-[.ADB5])/([.ADC1]-[.ADB1]))^2" office:value-type="float" office:value="0.00340621964934865" calcext:value-type="float">
            <text:p>0.003406219649349</text:p>
          </table:table-cell>
          <table:table-cell table:formula="of:=0.5*[.ADD12]*(([.ADD5]-[.ADC5])/([.ADD1]-[.ADC1]))^2" office:value-type="float" office:value="0.0177250974363093" calcext:value-type="float">
            <text:p>0.017725097436309</text:p>
          </table:table-cell>
          <table:table-cell table:formula="of:=0.5*[.ADE12]*(([.ADE5]-[.ADD5])/([.ADE1]-[.ADD1]))^2" office:value-type="float" office:value="0.010545084430547" calcext:value-type="float">
            <text:p>0.010545084430547</text:p>
          </table:table-cell>
          <table:table-cell table:formula="of:=0.5*[.ADF12]*(([.ADF5]-[.ADE5])/([.ADF1]-[.ADE1]))^2" office:value-type="float" office:value="0.0583643805366637" calcext:value-type="float">
            <text:p>0.058364380536664</text:p>
          </table:table-cell>
          <table:table-cell table:formula="of:=0.5*[.ADG12]*(([.ADG5]-[.ADF5])/([.ADG1]-[.ADF1]))^2" office:value-type="float" office:value="0.000363557545263219" calcext:value-type="float">
            <text:p>0.000363557545263</text:p>
          </table:table-cell>
          <table:table-cell table:formula="of:=0.5*[.ADH12]*(([.ADH5]-[.ADG5])/([.ADH1]-[.ADG1]))^2" office:value-type="float" office:value="0.0217265183402431" calcext:value-type="float">
            <text:p>0.021726518340243</text:p>
          </table:table-cell>
          <table:table-cell table:formula="of:=0.5*[.ADI12]*(([.ADI5]-[.ADH5])/([.ADI1]-[.ADH1]))^2" office:value-type="float" office:value="0.00145796559071829" calcext:value-type="float">
            <text:p>0.001457965590718</text:p>
          </table:table-cell>
          <table:table-cell table:formula="of:=0.5*[.ADJ12]*(([.ADJ5]-[.ADI5])/([.ADJ1]-[.ADI1]))^2" office:value-type="float" office:value="0.00000850862520763543" calcext:value-type="float">
            <text:p>8.50862520763543E-06</text:p>
          </table:table-cell>
          <table:table-cell table:formula="of:=0.5*[.ADK12]*(([.ADK5]-[.ADJ5])/([.ADK1]-[.ADJ1]))^2" office:value-type="float" office:value="0.0258463278344291" calcext:value-type="float">
            <text:p>0.025846327834429</text:p>
          </table:table-cell>
          <table:table-cell table:formula="of:=0.5*[.ADL12]*(([.ADL5]-[.ADK5])/([.ADL1]-[.ADK1]))^2" office:value-type="float" office:value="0.0075604652973274" calcext:value-type="float">
            <text:p>0.007560465297327</text:p>
          </table:table-cell>
          <table:table-cell table:formula="of:=0.5*[.ADM12]*(([.ADM5]-[.ADL5])/([.ADM1]-[.ADL1]))^2" office:value-type="float" office:value="0.0061318673779017" calcext:value-type="float">
            <text:p>0.006131867377902</text:p>
          </table:table-cell>
          <table:table-cell table:formula="of:=0.5*[.ADN12]*(([.ADN5]-[.ADM5])/([.ADN1]-[.ADM1]))^2" office:value-type="float" office:value="0.015842756221176" calcext:value-type="float">
            <text:p>0.015842756221176</text:p>
          </table:table-cell>
          <table:table-cell table:formula="of:=0.5*[.ADO12]*(([.ADO5]-[.ADN5])/([.ADO1]-[.ADN1]))^2" office:value-type="float" office:value="0.0267228180147252" calcext:value-type="float">
            <text:p>0.026722818014725</text:p>
          </table:table-cell>
          <table:table-cell table:formula="of:=0.5*[.ADP12]*(([.ADP5]-[.ADO5])/([.ADP1]-[.ADO1]))^2" office:value-type="float" office:value="0.0181670143453924" calcext:value-type="float">
            <text:p>0.018167014345393</text:p>
          </table:table-cell>
          <table:table-cell table:formula="of:=0.5*[.ADQ12]*(([.ADQ5]-[.ADP5])/([.ADQ1]-[.ADP1]))^2" office:value-type="float" office:value="0.00625479837295904" calcext:value-type="float">
            <text:p>0.006254798372959</text:p>
          </table:table-cell>
          <table:table-cell table:formula="of:=0.5*[.ADR12]*(([.ADR5]-[.ADQ5])/([.ADR1]-[.ADQ1]))^2" office:value-type="float" office:value="0.0089178530597787" calcext:value-type="float">
            <text:p>0.008917853059779</text:p>
          </table:table-cell>
          <table:table-cell table:formula="of:=0.5*[.ADS12]*(([.ADS5]-[.ADR5])/([.ADS1]-[.ADR1]))^2" office:value-type="float" office:value="0.000257497316765463" calcext:value-type="float">
            <text:p>0.000257497316765</text:p>
          </table:table-cell>
          <table:table-cell table:formula="of:=0.5*[.ADT12]*(([.ADT5]-[.ADS5])/([.ADT1]-[.ADS1]))^2" office:value-type="float" office:value="0.00159344790401667" calcext:value-type="float">
            <text:p>0.001593447904017</text:p>
          </table:table-cell>
          <table:table-cell table:formula="of:=0.5*[.ADU12]*(([.ADU5]-[.ADT5])/([.ADU1]-[.ADT1]))^2" office:value-type="float" office:value="0.0563589629193692" calcext:value-type="float">
            <text:p>0.056358962919369</text:p>
          </table:table-cell>
          <table:table-cell table:formula="of:=0.5*[.ADV12]*(([.ADV5]-[.ADU5])/([.ADV1]-[.ADU1]))^2" office:value-type="float" office:value="0.0131207810602397" calcext:value-type="float">
            <text:p>0.01312078106024</text:p>
          </table:table-cell>
          <table:table-cell table:formula="of:=0.5*[.ADW12]*(([.ADW5]-[.ADV5])/([.ADW1]-[.ADV1]))^2" office:value-type="float" office:value="0.0199994795893822" calcext:value-type="float">
            <text:p>0.019999479589382</text:p>
          </table:table-cell>
          <table:table-cell table:formula="of:=0.5*[.ADX12]*(([.ADX5]-[.ADW5])/([.ADX1]-[.ADW1]))^2" office:value-type="float" office:value="0.0118153065221106" calcext:value-type="float">
            <text:p>0.011815306522111</text:p>
          </table:table-cell>
          <table:table-cell table:formula="of:=0.5*[.ADY12]*(([.ADY5]-[.ADX5])/([.ADY1]-[.ADX1]))^2" office:value-type="float" office:value="0.0430115910787362" calcext:value-type="float">
            <text:p>0.043011591078736</text:p>
          </table:table-cell>
          <table:table-cell table:formula="of:=0.5*[.ADZ12]*(([.ADZ5]-[.ADY5])/([.ADZ1]-[.ADY1]))^2" office:value-type="float" office:value="0.00470638398591296" calcext:value-type="float">
            <text:p>0.004706383985913</text:p>
          </table:table-cell>
          <table:table-cell table:formula="of:=0.5*[.AEA12]*(([.AEA5]-[.ADZ5])/([.AEA1]-[.ADZ1]))^2" office:value-type="float" office:value="0.0238525233880445" calcext:value-type="float">
            <text:p>0.023852523388045</text:p>
          </table:table-cell>
          <table:table-cell table:formula="of:=0.5*[.AEB12]*(([.AEB5]-[.AEA5])/([.AEB1]-[.AEA1]))^2" office:value-type="float" office:value="0.000659372802874472" calcext:value-type="float">
            <text:p>0.000659372802874</text:p>
          </table:table-cell>
          <table:table-cell table:formula="of:=0.5*[.AEC12]*(([.AEC5]-[.AEB5])/([.AEC1]-[.AEB1]))^2" office:value-type="float" office:value="0.00318768218392536" calcext:value-type="float">
            <text:p>0.003187682183925</text:p>
          </table:table-cell>
          <table:table-cell table:formula="of:=0.5*[.AED12]*(([.AED5]-[.AEC5])/([.AED1]-[.AEC1]))^2" office:value-type="float" office:value="0.00437972766426601" calcext:value-type="float">
            <text:p>0.004379727664266</text:p>
          </table:table-cell>
          <table:table-cell table:formula="of:=0.5*[.AEE12]*(([.AEE5]-[.AED5])/([.AEE1]-[.AED1]))^2" office:value-type="float" office:value="0.0698087346628315" calcext:value-type="float">
            <text:p>0.069808734662832</text:p>
          </table:table-cell>
          <table:table-cell table:formula="of:=0.5*[.AEF12]*(([.AEF5]-[.AEE5])/([.AEF1]-[.AEE1]))^2" office:value-type="float" office:value="0.0275422186633391" calcext:value-type="float">
            <text:p>0.027542218663339</text:p>
          </table:table-cell>
          <table:table-cell table:formula="of:=0.5*[.AEG12]*(([.AEG5]-[.AEF5])/([.AEG1]-[.AEF1]))^2" office:value-type="float" office:value="0.0249923110368816" calcext:value-type="float">
            <text:p>0.024992311036882</text:p>
          </table:table-cell>
          <table:table-cell table:formula="of:=0.5*[.AEH12]*(([.AEH5]-[.AEG5])/([.AEH1]-[.AEG1]))^2" office:value-type="float" office:value="0.00531490829610112" calcext:value-type="float">
            <text:p>0.005314908296101</text:p>
          </table:table-cell>
          <table:table-cell table:formula="of:=0.5*[.AEI12]*(([.AEI5]-[.AEH5])/([.AEI1]-[.AEH1]))^2" office:value-type="float" office:value="0.0615368800764185" calcext:value-type="float">
            <text:p>0.061536880076419</text:p>
          </table:table-cell>
          <table:table-cell table:formula="of:=0.5*[.AEJ12]*(([.AEJ5]-[.AEI5])/([.AEJ1]-[.AEI1]))^2" office:value-type="float" office:value="0.0373937203177978" calcext:value-type="float">
            <text:p>0.037393720317798</text:p>
          </table:table-cell>
          <table:table-cell table:formula="of:=0.5*[.AEK12]*(([.AEK5]-[.AEJ5])/([.AEK1]-[.AEJ1]))^2" office:value-type="float" office:value="0.00617519990596557" calcext:value-type="float">
            <text:p>0.006175199905966</text:p>
          </table:table-cell>
          <table:table-cell table:formula="of:=0.5*[.AEL12]*(([.AEL5]-[.AEK5])/([.AEL1]-[.AEK1]))^2" office:value-type="float" office:value="0.027452440602241" calcext:value-type="float">
            <text:p>0.027452440602241</text:p>
          </table:table-cell>
          <table:table-cell table:formula="of:=0.5*[.AEM12]*(([.AEM5]-[.AEL5])/([.AEM1]-[.AEL1]))^2" office:value-type="float" office:value="0.0000393881301829076" calcext:value-type="float">
            <text:p>3.93881301829076E-05</text:p>
          </table:table-cell>
          <table:table-cell table:formula="of:=0.5*[.AEN12]*(([.AEN5]-[.AEM5])/([.AEN1]-[.AEM1]))^2" office:value-type="float" office:value="0.00000328559420622415" calcext:value-type="float">
            <text:p>3.28559420622415E-06</text:p>
          </table:table-cell>
          <table:table-cell table:formula="of:=0.5*[.AEO12]*(([.AEO5]-[.AEN5])/([.AEO1]-[.AEN1]))^2" office:value-type="float" office:value="0.0542822552465257" calcext:value-type="float">
            <text:p>0.054282255246526</text:p>
          </table:table-cell>
          <table:table-cell table:formula="of:=0.5*[.AEP12]*(([.AEP5]-[.AEO5])/([.AEP1]-[.AEO1]))^2" office:value-type="float" office:value="0.0575185060531672" calcext:value-type="float">
            <text:p>0.057518506053167</text:p>
          </table:table-cell>
          <table:table-cell table:formula="of:=0.5*[.AEQ12]*(([.AEQ5]-[.AEP5])/([.AEQ1]-[.AEP1]))^2" office:value-type="float" office:value="0.02925105360856" calcext:value-type="float">
            <text:p>0.02925105360856</text:p>
          </table:table-cell>
          <table:table-cell table:formula="of:=0.5*[.AER12]*(([.AER5]-[.AEQ5])/([.AER1]-[.AEQ1]))^2" office:value-type="float" office:value="0.0282892833275033" calcext:value-type="float">
            <text:p>0.028289283327503</text:p>
          </table:table-cell>
          <table:table-cell table:formula="of:=0.5*[.AES12]*(([.AES5]-[.AER5])/([.AES1]-[.AER1]))^2" office:value-type="float" office:value="0.0018044279121549" calcext:value-type="float">
            <text:p>0.001804427912155</text:p>
          </table:table-cell>
          <table:table-cell table:formula="of:=0.5*[.AET12]*(([.AET5]-[.AES5])/([.AET1]-[.AES1]))^2" office:value-type="float" office:value="0.00446105513269784" calcext:value-type="float">
            <text:p>0.004461055132698</text:p>
          </table:table-cell>
          <table:table-cell table:formula="of:=0.5*[.AEU12]*(([.AEU5]-[.AET5])/([.AEU1]-[.AET1]))^2" office:value-type="float" office:value="0.0768728512500648" calcext:value-type="float">
            <text:p>0.076872851250065</text:p>
          </table:table-cell>
          <table:table-cell table:formula="of:=0.5*[.AEV12]*(([.AEV5]-[.AEU5])/([.AEV1]-[.AEU1]))^2" office:value-type="float" office:value="0.000426345549695344" calcext:value-type="float">
            <text:p>0.000426345549695</text:p>
          </table:table-cell>
          <table:table-cell table:formula="of:=0.5*[.AEW12]*(([.AEW5]-[.AEV5])/([.AEW1]-[.AEV1]))^2" office:value-type="float" office:value="0.0284109466799958" calcext:value-type="float">
            <text:p>0.028410946679996</text:p>
          </table:table-cell>
          <table:table-cell table:formula="of:=0.5*[.AEX12]*(([.AEX5]-[.AEW5])/([.AEX1]-[.AEW1]))^2" office:value-type="float" office:value="0.000608705286356828" calcext:value-type="float">
            <text:p>0.000608705286357</text:p>
          </table:table-cell>
          <table:table-cell table:formula="of:=0.5*[.AEY12]*(([.AEY5]-[.AEX5])/([.AEY1]-[.AEX1]))^2" office:value-type="float" office:value="0.0423627306576048" calcext:value-type="float">
            <text:p>0.042362730657605</text:p>
          </table:table-cell>
          <table:table-cell table:formula="of:=0.5*[.AEZ12]*(([.AEZ5]-[.AEY5])/([.AEZ1]-[.AEY1]))^2" office:value-type="float" office:value="0.0261365320760922" calcext:value-type="float">
            <text:p>0.026136532076092</text:p>
          </table:table-cell>
          <table:table-cell table:formula="of:=0.5*[.AFA12]*(([.AFA5]-[.AEZ5])/([.AFA1]-[.AEZ1]))^2" office:value-type="float" office:value="0.00032349061185747" calcext:value-type="float">
            <text:p>0.000323490611857</text:p>
          </table:table-cell>
          <table:table-cell table:formula="of:=0.5*[.AFB12]*(([.AFB5]-[.AFA5])/([.AFB1]-[.AFA1]))^2" office:value-type="float" office:value="0.0395734944260948" calcext:value-type="float">
            <text:p>0.039573494426095</text:p>
          </table:table-cell>
          <table:table-cell table:formula="of:=0.5*[.AFC12]*(([.AFC5]-[.AFB5])/([.AFC1]-[.AFB1]))^2" office:value-type="float" office:value="0.0272615084135585" calcext:value-type="float">
            <text:p>0.027261508413559</text:p>
          </table:table-cell>
          <table:table-cell table:formula="of:=0.5*[.AFD12]*(([.AFD5]-[.AFC5])/([.AFD1]-[.AFC1]))^2" office:value-type="float" office:value="0.0154712011938997" calcext:value-type="float">
            <text:p>0.0154712011939</text:p>
          </table:table-cell>
          <table:table-cell table:formula="of:=0.5*[.AFE12]*(([.AFE5]-[.AFD5])/([.AFE1]-[.AFD1]))^2" office:value-type="float" office:value="0.00119731185859165" calcext:value-type="float">
            <text:p>0.001197311858592</text:p>
          </table:table-cell>
          <table:table-cell table:formula="of:=0.5*[.AFF12]*(([.AFF5]-[.AFE5])/([.AFF1]-[.AFE1]))^2" office:value-type="float" office:value="0.00135867496965179" calcext:value-type="float">
            <text:p>0.001358674969652</text:p>
          </table:table-cell>
          <table:table-cell table:formula="of:=0.5*[.AFG12]*(([.AFG5]-[.AFF5])/([.AFG1]-[.AFF1]))^2" office:value-type="float" office:value="0.0202785305515595" calcext:value-type="float">
            <text:p>0.02027853055156</text:p>
          </table:table-cell>
          <table:table-cell table:formula="of:=0.5*[.AFH12]*(([.AFH5]-[.AFG5])/([.AFH1]-[.AFG1]))^2" office:value-type="float" office:value="0.0453887108729685" calcext:value-type="float">
            <text:p>0.045388710872969</text:p>
          </table:table-cell>
          <table:table-cell table:formula="of:=0.5*[.AFI12]*(([.AFI5]-[.AFH5])/([.AFI1]-[.AFH1]))^2" office:value-type="float" office:value="0.022009780358909" calcext:value-type="float">
            <text:p>0.022009780358909</text:p>
          </table:table-cell>
          <table:table-cell table:formula="of:=0.5*[.AFJ12]*(([.AFJ5]-[.AFI5])/([.AFJ1]-[.AFI1]))^2" office:value-type="float" office:value="0.0196378984707485" calcext:value-type="float">
            <text:p>0.019637898470749</text:p>
          </table:table-cell>
          <table:table-cell table:formula="of:=0.5*[.AFK12]*(([.AFK5]-[.AFJ5])/([.AFK1]-[.AFJ1]))^2" office:value-type="float" office:value="0.066313366183799" calcext:value-type="float">
            <text:p>0.066313366183799</text:p>
          </table:table-cell>
          <table:table-cell table:formula="of:=0.5*[.AFL12]*(([.AFL5]-[.AFK5])/([.AFL1]-[.AFK1]))^2" office:value-type="float" office:value="0.0359363700538144" calcext:value-type="float">
            <text:p>0.035936370053815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405646514690744" calcext:value-type="float">
            <text:p>4.05646514690744E-07</text:p>
          </table:table-cell>
          <table:table-cell table:formula="of:=0.5*[.D12]*(([.D6]-[.C6])/([.D1]-[.C1]))^2" office:value-type="float" office:value="0.000000156472816780728" calcext:value-type="float">
            <text:p>1.56472816780728E-07</text:p>
          </table:table-cell>
          <table:table-cell table:formula="of:=0.5*[.E12]*(([.E6]-[.D6])/([.E1]-[.D1]))^2" office:value-type="float" office:value="0.00000067691628302807" calcext:value-type="float">
            <text:p>6.7691628302807E-07</text:p>
          </table:table-cell>
          <table:table-cell table:formula="of:=0.5*[.F12]*(([.F6]-[.E6])/([.F1]-[.E1]))^2" office:value-type="float" office:value="0.0000089590183069555" calcext:value-type="float">
            <text:p>8.9590183069555E-06</text:p>
          </table:table-cell>
          <table:table-cell table:formula="of:=0.5*[.G12]*(([.G6]-[.F6])/([.G1]-[.F1]))^2" office:value-type="float" office:value="0.00000183552270110401" calcext:value-type="float">
            <text:p>1.83552270110401E-06</text:p>
          </table:table-cell>
          <table:table-cell table:formula="of:=0.5*[.H12]*(([.H6]-[.G6])/([.H1]-[.G1]))^2" office:value-type="float" office:value="0.000000107928619556902" calcext:value-type="float">
            <text:p>1.07928619556902E-07</text:p>
          </table:table-cell>
          <table:table-cell table:formula="of:=0.5*[.I12]*(([.I6]-[.H6])/([.I1]-[.H1]))^2" office:value-type="float" office:value="0.00000000460471447437232" calcext:value-type="float">
            <text:p>4.60471447437232E-09</text:p>
          </table:table-cell>
          <table:table-cell table:formula="of:=0.5*[.J12]*(([.J6]-[.I6])/([.J1]-[.I1]))^2" office:value-type="float" office:value="0.000000583636868685891" calcext:value-type="float">
            <text:p>5.83636868685891E-07</text:p>
          </table:table-cell>
          <table:table-cell table:formula="of:=0.5*[.K12]*(([.K6]-[.J6])/([.K1]-[.J1]))^2" office:value-type="float" office:value="0.0000001319630639285" calcext:value-type="float">
            <text:p>1.319630639285E-07</text:p>
          </table:table-cell>
          <table:table-cell table:formula="of:=0.5*[.L12]*(([.L6]-[.K6])/([.L1]-[.K1]))^2" office:value-type="float" office:value="0.0000000414732423969364" calcext:value-type="float">
            <text:p>4.14732423969364E-08</text:p>
          </table:table-cell>
          <table:table-cell table:formula="of:=0.5*[.M12]*(([.M6]-[.L6])/([.M1]-[.L1]))^2" office:value-type="float" office:value="0.00000137309991495401" calcext:value-type="float">
            <text:p>1.37309991495401E-06</text:p>
          </table:table-cell>
          <table:table-cell table:formula="of:=0.5*[.N12]*(([.N6]-[.M6])/([.N1]-[.M1]))^2" office:value-type="float" office:value="0.000000740481034816565" calcext:value-type="float">
            <text:p>7.40481034816565E-07</text:p>
          </table:table-cell>
          <table:table-cell table:formula="of:=0.5*[.O12]*(([.O6]-[.N6])/([.O1]-[.N1]))^2" office:value-type="float" office:value="0.00000188822317717831" calcext:value-type="float">
            <text:p>1.88822317717831E-06</text:p>
          </table:table-cell>
          <table:table-cell table:formula="of:=0.5*[.P12]*(([.P6]-[.O6])/([.P1]-[.O1]))^2" office:value-type="float" office:value="0.00000482161106224581" calcext:value-type="float">
            <text:p>4.82161106224581E-06</text:p>
          </table:table-cell>
          <table:table-cell table:formula="of:=0.5*[.Q12]*(([.Q6]-[.P6])/([.Q1]-[.P1]))^2" office:value-type="float" office:value="0.000000106032015743381" calcext:value-type="float">
            <text:p>1.06032015743381E-07</text:p>
          </table:table-cell>
          <table:table-cell table:formula="of:=0.5*[.R12]*(([.R6]-[.Q6])/([.R1]-[.Q1]))^2" office:value-type="float" office:value="0.00000182665411797943" calcext:value-type="float">
            <text:p>1.82665411797943E-06</text:p>
          </table:table-cell>
          <table:table-cell table:formula="of:=0.5*[.S12]*(([.S6]-[.R6])/([.S1]-[.R1]))^2" office:value-type="float" office:value="0.00000530254105550992" calcext:value-type="float">
            <text:p>5.30254105550992E-06</text:p>
          </table:table-cell>
          <table:table-cell table:formula="of:=0.5*[.T12]*(([.T6]-[.S6])/([.T1]-[.S1]))^2" office:value-type="float" office:value="0.00000280133585821114" calcext:value-type="float">
            <text:p>2.80133585821114E-06</text:p>
          </table:table-cell>
          <table:table-cell table:formula="of:=0.5*[.U12]*(([.U6]-[.T6])/([.U1]-[.T1]))^2" office:value-type="float" office:value="0.00000158370058300599" calcext:value-type="float">
            <text:p>1.58370058300599E-06</text:p>
          </table:table-cell>
          <table:table-cell table:formula="of:=0.5*[.V12]*(([.V6]-[.U6])/([.V1]-[.U1]))^2" office:value-type="float" office:value="0.00000179761092977083" calcext:value-type="float">
            <text:p>1.79761092977083E-06</text:p>
          </table:table-cell>
          <table:table-cell table:formula="of:=0.5*[.W12]*(([.W6]-[.V6])/([.W1]-[.V1]))^2" office:value-type="float" office:value="0.00000282197845098673" calcext:value-type="float">
            <text:p>2.82197845098673E-06</text:p>
          </table:table-cell>
          <table:table-cell table:formula="of:=0.5*[.X12]*(([.X6]-[.W6])/([.X1]-[.W1]))^2" office:value-type="float" office:value="0.000000000375739790159624" calcext:value-type="float">
            <text:p>3.75739790159624E-10</text:p>
          </table:table-cell>
          <table:table-cell table:formula="of:=0.5*[.Y12]*(([.Y6]-[.X6])/([.Y1]-[.X1]))^2" office:value-type="float" office:value="0.00000082770380790849" calcext:value-type="float">
            <text:p>8.2770380790849E-07</text:p>
          </table:table-cell>
          <table:table-cell table:formula="of:=0.5*[.Z12]*(([.Z6]-[.Y6])/([.Z1]-[.Y1]))^2" office:value-type="float" office:value="0.00000148643852978829" calcext:value-type="float">
            <text:p>1.48643852978829E-06</text:p>
          </table:table-cell>
          <table:table-cell table:formula="of:=0.5*[.AA12]*(([.AA6]-[.Z6])/([.AA1]-[.Z1]))^2" office:value-type="float" office:value="0.0000000209703413460179" calcext:value-type="float">
            <text:p>2.09703413460179E-08</text:p>
          </table:table-cell>
          <table:table-cell table:formula="of:=0.5*[.AB12]*(([.AB6]-[.AA6])/([.AB1]-[.AA1]))^2" office:value-type="float" office:value="0.00000174744907601087" calcext:value-type="float">
            <text:p>1.74744907601087E-06</text:p>
          </table:table-cell>
          <table:table-cell table:formula="of:=0.5*[.AC12]*(([.AC6]-[.AB6])/([.AC1]-[.AB1]))^2" office:value-type="float" office:value="0.00000176363030659975" calcext:value-type="float">
            <text:p>1.76363030659975E-06</text:p>
          </table:table-cell>
          <table:table-cell table:formula="of:=0.5*[.AD12]*(([.AD6]-[.AC6])/([.AD1]-[.AC1]))^2" office:value-type="float" office:value="0.000000152919562196913" calcext:value-type="float">
            <text:p>1.52919562196913E-07</text:p>
          </table:table-cell>
          <table:table-cell table:formula="of:=0.5*[.AE12]*(([.AE6]-[.AD6])/([.AE1]-[.AD1]))^2" office:value-type="float" office:value="0.00000403875619374235" calcext:value-type="float">
            <text:p>4.03875619374235E-06</text:p>
          </table:table-cell>
          <table:table-cell table:formula="of:=0.5*[.AF12]*(([.AF6]-[.AE6])/([.AF1]-[.AE1]))^2" office:value-type="float" office:value="0.00000000331012651939022" calcext:value-type="float">
            <text:p>3.31012651939022E-09</text:p>
          </table:table-cell>
          <table:table-cell table:formula="of:=0.5*[.AG12]*(([.AG6]-[.AF6])/([.AG1]-[.AF1]))^2" office:value-type="float" office:value="0.0000000229032851974817" calcext:value-type="float">
            <text:p>2.29032851974817E-08</text:p>
          </table:table-cell>
          <table:table-cell table:formula="of:=0.5*[.AH12]*(([.AH6]-[.AG6])/([.AH1]-[.AG1]))^2" office:value-type="float" office:value="0.00000332980030677972" calcext:value-type="float">
            <text:p>3.32980030677972E-06</text:p>
          </table:table-cell>
          <table:table-cell table:formula="of:=0.5*[.AI12]*(([.AI6]-[.AH6])/([.AI1]-[.AH1]))^2" office:value-type="float" office:value="0.00000234660680387587" calcext:value-type="float">
            <text:p>2.34660680387587E-06</text:p>
          </table:table-cell>
          <table:table-cell table:formula="of:=0.5*[.AJ12]*(([.AJ6]-[.AI6])/([.AJ1]-[.AI1]))^2" office:value-type="float" office:value="0.000000385615455575577" calcext:value-type="float">
            <text:p>3.85615455575577E-07</text:p>
          </table:table-cell>
          <table:table-cell table:formula="of:=0.5*[.AK12]*(([.AK6]-[.AJ6])/([.AK1]-[.AJ1]))^2" office:value-type="float" office:value="0.000000103050887405411" calcext:value-type="float">
            <text:p>1.03050887405411E-07</text:p>
          </table:table-cell>
          <table:table-cell table:formula="of:=0.5*[.AL12]*(([.AL6]-[.AK6])/([.AL1]-[.AK1]))^2" office:value-type="float" office:value="0.00000396115026873281" calcext:value-type="float">
            <text:p>3.96115026873281E-06</text:p>
          </table:table-cell>
          <table:table-cell table:formula="of:=0.5*[.AM12]*(([.AM6]-[.AL6])/([.AM1]-[.AL1]))^2" office:value-type="float" office:value="0.00000300431540583679" calcext:value-type="float">
            <text:p>3.00431540583679E-06</text:p>
          </table:table-cell>
          <table:table-cell table:formula="of:=0.5*[.AN12]*(([.AN6]-[.AM6])/([.AN1]-[.AM1]))^2" office:value-type="float" office:value="0.000000000437881346895138" calcext:value-type="float">
            <text:p>4.37881346895138E-10</text:p>
          </table:table-cell>
          <table:table-cell table:formula="of:=0.5*[.AO12]*(([.AO6]-[.AN6])/([.AO1]-[.AN1]))^2" office:value-type="float" office:value="0.0000000851068571123764" calcext:value-type="float">
            <text:p>8.51068571123764E-08</text:p>
          </table:table-cell>
          <table:table-cell table:formula="of:=0.5*[.AP12]*(([.AP6]-[.AO6])/([.AP1]-[.AO1]))^2" office:value-type="float" office:value="0.00000298567775797539" calcext:value-type="float">
            <text:p>2.98567775797539E-06</text:p>
          </table:table-cell>
          <table:table-cell table:formula="of:=0.5*[.AQ12]*(([.AQ6]-[.AP6])/([.AQ1]-[.AP1]))^2" office:value-type="float" office:value="0.0000000175367407466617" calcext:value-type="float">
            <text:p>1.75367407466617E-08</text:p>
          </table:table-cell>
          <table:table-cell table:formula="of:=0.5*[.AR12]*(([.AR6]-[.AQ6])/([.AR1]-[.AQ1]))^2" office:value-type="float" office:value="0.000000015160973200037" calcext:value-type="float">
            <text:p>1.5160973200037E-08</text:p>
          </table:table-cell>
          <table:table-cell table:formula="of:=0.5*[.AS12]*(([.AS6]-[.AR6])/([.AS1]-[.AR1]))^2" office:value-type="float" office:value="0.00000500791738794829" calcext:value-type="float">
            <text:p>5.00791738794829E-06</text:p>
          </table:table-cell>
          <table:table-cell table:formula="of:=0.5*[.AT12]*(([.AT6]-[.AS6])/([.AT1]-[.AS1]))^2" office:value-type="float" office:value="0.00000000792247945617485" calcext:value-type="float">
            <text:p>7.92247945617485E-09</text:p>
          </table:table-cell>
          <table:table-cell table:formula="of:=0.5*[.AU12]*(([.AU6]-[.AT6])/([.AU1]-[.AT1]))^2" office:value-type="float" office:value="0.000000793998963365031" calcext:value-type="float">
            <text:p>7.93998963365031E-07</text:p>
          </table:table-cell>
          <table:table-cell table:formula="of:=0.5*[.AV12]*(([.AV6]-[.AU6])/([.AV1]-[.AU1]))^2" office:value-type="float" office:value="0.000000216530323765726" calcext:value-type="float">
            <text:p>2.16530323765726E-07</text:p>
          </table:table-cell>
          <table:table-cell table:formula="of:=0.5*[.AW12]*(([.AW6]-[.AV6])/([.AW1]-[.AV1]))^2" office:value-type="float" office:value="0.000000333963733754504" calcext:value-type="float">
            <text:p>3.33963733754504E-07</text:p>
          </table:table-cell>
          <table:table-cell table:formula="of:=0.5*[.AX12]*(([.AX6]-[.AW6])/([.AX1]-[.AW1]))^2" office:value-type="float" office:value="0.000000137213110902334" calcext:value-type="float">
            <text:p>1.37213110902334E-07</text:p>
          </table:table-cell>
          <table:table-cell table:formula="of:=0.5*[.AY12]*(([.AY6]-[.AX6])/([.AY1]-[.AX1]))^2" office:value-type="float" office:value="0.000000183507809440954" calcext:value-type="float">
            <text:p>1.83507809440954E-07</text:p>
          </table:table-cell>
          <table:table-cell table:formula="of:=0.5*[.AZ12]*(([.AZ6]-[.AY6])/([.AZ1]-[.AY1]))^2" office:value-type="float" office:value="0.0000000267706877924529" calcext:value-type="float">
            <text:p>2.67706877924529E-08</text:p>
          </table:table-cell>
          <table:table-cell table:formula="of:=0.5*[.BA12]*(([.BA6]-[.AZ6])/([.BA1]-[.AZ1]))^2" office:value-type="float" office:value="0.00000331138868879555" calcext:value-type="float">
            <text:p>3.31138868879555E-06</text:p>
          </table:table-cell>
          <table:table-cell table:formula="of:=0.5*[.BB12]*(([.BB6]-[.BA6])/([.BB1]-[.BA1]))^2" office:value-type="float" office:value="0.000000252166744282249" calcext:value-type="float">
            <text:p>2.52166744282249E-07</text:p>
          </table:table-cell>
          <table:table-cell table:formula="of:=0.5*[.BC12]*(([.BC6]-[.BB6])/([.BC1]-[.BB1]))^2" office:value-type="float" office:value="0.00000589428956158702" calcext:value-type="float">
            <text:p>5.89428956158702E-06</text:p>
          </table:table-cell>
          <table:table-cell table:formula="of:=0.5*[.BD12]*(([.BD6]-[.BC6])/([.BD1]-[.BC1]))^2" office:value-type="float" office:value="0.00000490385978965245" calcext:value-type="float">
            <text:p>4.90385978965245E-06</text:p>
          </table:table-cell>
          <table:table-cell table:formula="of:=0.5*[.BE12]*(([.BE6]-[.BD6])/([.BE1]-[.BD1]))^2" office:value-type="float" office:value="0.00000000872370117793428" calcext:value-type="float">
            <text:p>8.72370117793428E-09</text:p>
          </table:table-cell>
          <table:table-cell table:formula="of:=0.5*[.BF12]*(([.BF6]-[.BE6])/([.BF1]-[.BE1]))^2" office:value-type="float" office:value="0.000000789847907624048" calcext:value-type="float">
            <text:p>7.89847907624048E-07</text:p>
          </table:table-cell>
          <table:table-cell table:formula="of:=0.5*[.BG12]*(([.BG6]-[.BF6])/([.BG1]-[.BF1]))^2" office:value-type="float" office:value="0.0000000132404287728129" calcext:value-type="float">
            <text:p>1.32404287728129E-08</text:p>
          </table:table-cell>
          <table:table-cell table:formula="of:=0.5*[.BH12]*(([.BH6]-[.BG6])/([.BH1]-[.BG1]))^2" office:value-type="float" office:value="0.000000146294885490405" calcext:value-type="float">
            <text:p>1.46294885490405E-07</text:p>
          </table:table-cell>
          <table:table-cell table:formula="of:=0.5*[.BI12]*(([.BI6]-[.BH6])/([.BI1]-[.BH1]))^2" office:value-type="float" office:value="0.000000281195256299328" calcext:value-type="float">
            <text:p>2.81195256299328E-07</text:p>
          </table:table-cell>
          <table:table-cell table:formula="of:=0.5*[.BJ12]*(([.BJ6]-[.BI6])/([.BJ1]-[.BI1]))^2" office:value-type="float" office:value="0.000000932855924341612" calcext:value-type="float">
            <text:p>9.32855924341612E-07</text:p>
          </table:table-cell>
          <table:table-cell table:formula="of:=0.5*[.BK12]*(([.BK6]-[.BJ6])/([.BK1]-[.BJ1]))^2" office:value-type="float" office:value="0.00000333343408734377" calcext:value-type="float">
            <text:p>3.33343408734377E-06</text:p>
          </table:table-cell>
          <table:table-cell table:formula="of:=0.5*[.BL12]*(([.BL6]-[.BK6])/([.BL1]-[.BK1]))^2" office:value-type="float" office:value="0.000000778474388782034" calcext:value-type="float">
            <text:p>7.78474388782034E-07</text:p>
          </table:table-cell>
          <table:table-cell table:formula="of:=0.5*[.BM12]*(([.BM6]-[.BL6])/([.BM1]-[.BL1]))^2" office:value-type="float" office:value="0.000000425899701917938" calcext:value-type="float">
            <text:p>4.25899701917938E-07</text:p>
          </table:table-cell>
          <table:table-cell table:formula="of:=0.5*[.BN12]*(([.BN6]-[.BM6])/([.BN1]-[.BM1]))^2" office:value-type="float" office:value="0.000000259269721912726" calcext:value-type="float">
            <text:p>2.59269721912726E-07</text:p>
          </table:table-cell>
          <table:table-cell table:formula="of:=0.5*[.BO12]*(([.BO6]-[.BN6])/([.BO1]-[.BN1]))^2" office:value-type="float" office:value="0.000000155222317630554" calcext:value-type="float">
            <text:p>1.55222317630554E-07</text:p>
          </table:table-cell>
          <table:table-cell table:formula="of:=0.5*[.BP12]*(([.BP6]-[.BO6])/([.BP1]-[.BO1]))^2" office:value-type="float" office:value="0.000000010144626934215" calcext:value-type="float">
            <text:p>1.0144626934215E-08</text:p>
          </table:table-cell>
          <table:table-cell table:formula="of:=0.5*[.BQ12]*(([.BQ6]-[.BP6])/([.BQ1]-[.BP1]))^2" office:value-type="float" office:value="0.000000191369686278177" calcext:value-type="float">
            <text:p>1.91369686278177E-07</text:p>
          </table:table-cell>
          <table:table-cell table:formula="of:=0.5*[.BR12]*(([.BR6]-[.BQ6])/([.BR1]-[.BQ1]))^2" office:value-type="float" office:value="0.000000491871058171569" calcext:value-type="float">
            <text:p>4.91871058171569E-07</text:p>
          </table:table-cell>
          <table:table-cell table:formula="of:=0.5*[.BS12]*(([.BS6]-[.BR6])/([.BS1]-[.BR1]))^2" office:value-type="float" office:value="0.000000126191144983621" calcext:value-type="float">
            <text:p>1.26191144983621E-07</text:p>
          </table:table-cell>
          <table:table-cell table:formula="of:=0.5*[.BT12]*(([.BT6]-[.BS6])/([.BT1]-[.BS1]))^2" office:value-type="float" office:value="0.00000425230884722942" calcext:value-type="float">
            <text:p>4.25230884722942E-06</text:p>
          </table:table-cell>
          <table:table-cell table:formula="of:=0.5*[.BU12]*(([.BU6]-[.BT6])/([.BU1]-[.BT1]))^2" office:value-type="float" office:value="0.00000386464853601677" calcext:value-type="float">
            <text:p>3.86464853601677E-06</text:p>
          </table:table-cell>
          <table:table-cell table:formula="of:=0.5*[.BV12]*(([.BV6]-[.BU6])/([.BV1]-[.BU1]))^2" office:value-type="float" office:value="0.000000388129804056444" calcext:value-type="float">
            <text:p>3.88129804056444E-07</text:p>
          </table:table-cell>
          <table:table-cell table:formula="of:=0.5*[.BW12]*(([.BW6]-[.BV6])/([.BW1]-[.BV1]))^2" office:value-type="float" office:value="0.0000000514511059007359" calcext:value-type="float">
            <text:p>5.14511059007359E-08</text:p>
          </table:table-cell>
          <table:table-cell table:formula="of:=0.5*[.BX12]*(([.BX6]-[.BW6])/([.BX1]-[.BW1]))^2" office:value-type="float" office:value="0.0000565411119439025" calcext:value-type="float">
            <text:p>5.65411119439025E-05</text:p>
          </table:table-cell>
          <table:table-cell table:formula="of:=0.5*[.BY12]*(([.BY6]-[.BX6])/([.BY1]-[.BX1]))^2" office:value-type="float" office:value="0.00263766175956991" calcext:value-type="float">
            <text:p>0.00263766175957</text:p>
          </table:table-cell>
          <table:table-cell table:formula="of:=0.5*[.BZ12]*(([.BZ6]-[.BY6])/([.BZ1]-[.BY1]))^2" office:value-type="float" office:value="0.000644956730955646" calcext:value-type="float">
            <text:p>0.000644956730956</text:p>
          </table:table-cell>
          <table:table-cell table:formula="of:=0.5*[.CA12]*(([.CA6]-[.BZ6])/([.CA1]-[.BZ1]))^2" office:value-type="float" office:value="0.00765944536900088" calcext:value-type="float">
            <text:p>0.007659445369001</text:p>
          </table:table-cell>
          <table:table-cell table:formula="of:=0.5*[.CB12]*(([.CB6]-[.CA6])/([.CB1]-[.CA1]))^2" office:value-type="float" office:value="0.000795784852495594" calcext:value-type="float">
            <text:p>0.000795784852496</text:p>
          </table:table-cell>
          <table:table-cell table:formula="of:=0.5*[.CC12]*(([.CC6]-[.CB6])/([.CC1]-[.CB1]))^2" office:value-type="float" office:value="0.000750386609953155" calcext:value-type="float">
            <text:p>0.000750386609953</text:p>
          </table:table-cell>
          <table:table-cell table:formula="of:=0.5*[.CD12]*(([.CD6]-[.CC6])/([.CD1]-[.CC1]))^2" office:value-type="float" office:value="0.00505493944963356" calcext:value-type="float">
            <text:p>0.005054939449634</text:p>
          </table:table-cell>
          <table:table-cell table:formula="of:=0.5*[.CE12]*(([.CE6]-[.CD6])/([.CE1]-[.CD1]))^2" office:value-type="float" office:value="0.00791291533800386" calcext:value-type="float">
            <text:p>0.007912915338004</text:p>
          </table:table-cell>
          <table:table-cell table:formula="of:=0.5*[.CF12]*(([.CF6]-[.CE6])/([.CF1]-[.CE1]))^2" office:value-type="float" office:value="0.00108092904583312" calcext:value-type="float">
            <text:p>0.001080929045833</text:p>
          </table:table-cell>
          <table:table-cell table:formula="of:=0.5*[.CG12]*(([.CG6]-[.CF6])/([.CG1]-[.CF1]))^2" office:value-type="float" office:value="0.0154924143334069" calcext:value-type="float">
            <text:p>0.015492414333407</text:p>
          </table:table-cell>
          <table:table-cell table:formula="of:=0.5*[.CH12]*(([.CH6]-[.CG6])/([.CH1]-[.CG1]))^2" office:value-type="float" office:value="0.00000840701876308091" calcext:value-type="float">
            <text:p>8.40701876308091E-06</text:p>
          </table:table-cell>
          <table:table-cell table:formula="of:=0.5*[.CI12]*(([.CI6]-[.CH6])/([.CI1]-[.CH1]))^2" office:value-type="float" office:value="0.00158990681966902" calcext:value-type="float">
            <text:p>0.001589906819669</text:p>
          </table:table-cell>
          <table:table-cell table:formula="of:=0.5*[.CJ12]*(([.CJ6]-[.CI6])/([.CJ1]-[.CI1]))^2" office:value-type="float" office:value="0.000998886245620534" calcext:value-type="float">
            <text:p>0.000998886245621</text:p>
          </table:table-cell>
          <table:table-cell table:formula="of:=0.5*[.CK12]*(([.CK6]-[.CJ6])/([.CK1]-[.CJ1]))^2" office:value-type="float" office:value="0.00671258305196632" calcext:value-type="float">
            <text:p>0.006712583051966</text:p>
          </table:table-cell>
          <table:table-cell table:formula="of:=0.5*[.CL12]*(([.CL6]-[.CK6])/([.CL1]-[.CK1]))^2" office:value-type="float" office:value="0.00392748706095087" calcext:value-type="float">
            <text:p>0.003927487060951</text:p>
          </table:table-cell>
          <table:table-cell table:formula="of:=0.5*[.CM12]*(([.CM6]-[.CL6])/([.CM1]-[.CL1]))^2" office:value-type="float" office:value="0.000418618691835431" calcext:value-type="float">
            <text:p>0.000418618691835</text:p>
          </table:table-cell>
          <table:table-cell table:formula="of:=0.5*[.CN12]*(([.CN6]-[.CM6])/([.CN1]-[.CM1]))^2" office:value-type="float" office:value="0.00409360613238893" calcext:value-type="float">
            <text:p>0.004093606132389</text:p>
          </table:table-cell>
          <table:table-cell table:formula="of:=0.5*[.CO12]*(([.CO6]-[.CN6])/([.CO1]-[.CN1]))^2" office:value-type="float" office:value="0.0000892703059807097" calcext:value-type="float">
            <text:p>8.92703059807097E-05</text:p>
          </table:table-cell>
          <table:table-cell table:formula="of:=0.5*[.CP12]*(([.CP6]-[.CO6])/([.CP1]-[.CO1]))^2" office:value-type="float" office:value="0.00876966370513201" calcext:value-type="float">
            <text:p>0.008769663705132</text:p>
          </table:table-cell>
          <table:table-cell table:formula="of:=0.5*[.CQ12]*(([.CQ6]-[.CP6])/([.CQ1]-[.CP1]))^2" office:value-type="float" office:value="0.00268855446244205" calcext:value-type="float">
            <text:p>0.002688554462442</text:p>
          </table:table-cell>
          <table:table-cell table:formula="of:=0.5*[.CR12]*(([.CR6]-[.CQ6])/([.CR1]-[.CQ1]))^2" office:value-type="float" office:value="0.00731813013300636" calcext:value-type="float">
            <text:p>0.007318130133006</text:p>
          </table:table-cell>
          <table:table-cell table:formula="of:=0.5*[.CS12]*(([.CS6]-[.CR6])/([.CS1]-[.CR1]))^2" office:value-type="float" office:value="0.000563859741585041" calcext:value-type="float">
            <text:p>0.000563859741585</text:p>
          </table:table-cell>
          <table:table-cell table:formula="of:=0.5*[.CT12]*(([.CT6]-[.CS6])/([.CT1]-[.CS1]))^2" office:value-type="float" office:value="0.00025405667153022" calcext:value-type="float">
            <text:p>0.00025405667153</text:p>
          </table:table-cell>
          <table:table-cell table:formula="of:=0.5*[.CU12]*(([.CU6]-[.CT6])/([.CU1]-[.CT1]))^2" office:value-type="float" office:value="0.00274186501850104" calcext:value-type="float">
            <text:p>0.002741865018501</text:p>
          </table:table-cell>
          <table:table-cell table:formula="of:=0.5*[.CV12]*(([.CV6]-[.CU6])/([.CV1]-[.CU1]))^2" office:value-type="float" office:value="0.00405787648273834" calcext:value-type="float">
            <text:p>0.004057876482738</text:p>
          </table:table-cell>
          <table:table-cell table:formula="of:=0.5*[.CW12]*(([.CW6]-[.CV6])/([.CW1]-[.CV1]))^2" office:value-type="float" office:value="0.0000807641497734513" calcext:value-type="float">
            <text:p>8.07641497734513E-05</text:p>
          </table:table-cell>
          <table:table-cell table:formula="of:=0.5*[.CX12]*(([.CX6]-[.CW6])/([.CX1]-[.CW1]))^2" office:value-type="float" office:value="0.000133750237502814" calcext:value-type="float">
            <text:p>0.000133750237503</text:p>
          </table:table-cell>
          <table:table-cell table:formula="of:=0.5*[.CY12]*(([.CY6]-[.CX6])/([.CY1]-[.CX1]))^2" office:value-type="float" office:value="0.0033213680914486" calcext:value-type="float">
            <text:p>0.003321368091449</text:p>
          </table:table-cell>
          <table:table-cell table:formula="of:=0.5*[.CZ12]*(([.CZ6]-[.CY6])/([.CZ1]-[.CY1]))^2" office:value-type="float" office:value="0.00706490650792673" calcext:value-type="float">
            <text:p>0.007064906507927</text:p>
          </table:table-cell>
          <table:table-cell table:formula="of:=0.5*[.DA12]*(([.DA6]-[.CZ6])/([.DA1]-[.CZ1]))^2" office:value-type="float" office:value="0.0000127027886175813" calcext:value-type="float">
            <text:p>1.27027886175813E-05</text:p>
          </table:table-cell>
          <table:table-cell table:formula="of:=0.5*[.DB12]*(([.DB6]-[.DA6])/([.DB1]-[.DA1]))^2" office:value-type="float" office:value="0.00642569141594267" calcext:value-type="float">
            <text:p>0.006425691415943</text:p>
          </table:table-cell>
          <table:table-cell table:formula="of:=0.5*[.DC12]*(([.DC6]-[.DB6])/([.DC1]-[.DB1]))^2" office:value-type="float" office:value="0.000266776771994078" calcext:value-type="float">
            <text:p>0.000266776771994</text:p>
          </table:table-cell>
          <table:table-cell table:formula="of:=0.5*[.DD12]*(([.DD6]-[.DC6])/([.DD1]-[.DC1]))^2" office:value-type="float" office:value="0.00690158670983198" calcext:value-type="float">
            <text:p>0.006901586709832</text:p>
          </table:table-cell>
          <table:table-cell table:formula="of:=0.5*[.DE12]*(([.DE6]-[.DD6])/([.DE1]-[.DD1]))^2" office:value-type="float" office:value="0.0000309272901065831" calcext:value-type="float">
            <text:p>3.09272901065831E-05</text:p>
          </table:table-cell>
          <table:table-cell table:formula="of:=0.5*[.DF12]*(([.DF6]-[.DE6])/([.DF1]-[.DE1]))^2" office:value-type="float" office:value="0.00725559202836546" calcext:value-type="float">
            <text:p>0.007255592028365</text:p>
          </table:table-cell>
          <table:table-cell table:formula="of:=0.5*[.DG12]*(([.DG6]-[.DF6])/([.DG1]-[.DF1]))^2" office:value-type="float" office:value="0.000501992458773049" calcext:value-type="float">
            <text:p>0.000501992458773</text:p>
          </table:table-cell>
          <table:table-cell table:formula="of:=0.5*[.DH12]*(([.DH6]-[.DG6])/([.DH1]-[.DG1]))^2" office:value-type="float" office:value="0.000784543682696124" calcext:value-type="float">
            <text:p>0.000784543682696</text:p>
          </table:table-cell>
          <table:table-cell table:formula="of:=0.5*[.DI12]*(([.DI6]-[.DH6])/([.DI1]-[.DH1]))^2" office:value-type="float" office:value="0.0058024157221299" calcext:value-type="float">
            <text:p>0.00580241572213</text:p>
          </table:table-cell>
          <table:table-cell table:formula="of:=0.5*[.DJ12]*(([.DJ6]-[.DI6])/([.DJ1]-[.DI1]))^2" office:value-type="float" office:value="0.0045748901145679" calcext:value-type="float">
            <text:p>0.004574890114568</text:p>
          </table:table-cell>
          <table:table-cell table:formula="of:=0.5*[.DK12]*(([.DK6]-[.DJ6])/([.DK1]-[.DJ1]))^2" office:value-type="float" office:value="0.00138882884131576" calcext:value-type="float">
            <text:p>0.001388828841316</text:p>
          </table:table-cell>
          <table:table-cell table:formula="of:=0.5*[.DL12]*(([.DL6]-[.DK6])/([.DL1]-[.DK1]))^2" office:value-type="float" office:value="0.0000380077665091442" calcext:value-type="float">
            <text:p>3.80077665091442E-05</text:p>
          </table:table-cell>
          <table:table-cell table:formula="of:=0.5*[.DM12]*(([.DM6]-[.DL6])/([.DM1]-[.DL1]))^2" office:value-type="float" office:value="0.00799878177366321" calcext:value-type="float">
            <text:p>0.007998781773663</text:p>
          </table:table-cell>
          <table:table-cell table:formula="of:=0.5*[.DN12]*(([.DN6]-[.DM6])/([.DN1]-[.DM1]))^2" office:value-type="float" office:value="0.00189836899528446" calcext:value-type="float">
            <text:p>0.001898368995284</text:p>
          </table:table-cell>
          <table:table-cell table:formula="of:=0.5*[.DO12]*(([.DO6]-[.DN6])/([.DO1]-[.DN1]))^2" office:value-type="float" office:value="0.00114712612246429" calcext:value-type="float">
            <text:p>0.001147126122464</text:p>
          </table:table-cell>
          <table:table-cell table:formula="of:=0.5*[.DP12]*(([.DP6]-[.DO6])/([.DP1]-[.DO1]))^2" office:value-type="float" office:value="0.00217051738989807" calcext:value-type="float">
            <text:p>0.002170517389898</text:p>
          </table:table-cell>
          <table:table-cell table:formula="of:=0.5*[.DQ12]*(([.DQ6]-[.DP6])/([.DQ1]-[.DP1]))^2" office:value-type="float" office:value="0.000507525608662986" calcext:value-type="float">
            <text:p>0.000507525608663</text:p>
          </table:table-cell>
          <table:table-cell table:formula="of:=0.5*[.DR12]*(([.DR6]-[.DQ6])/([.DR1]-[.DQ1]))^2" office:value-type="float" office:value="0.0110939356208254" calcext:value-type="float">
            <text:p>0.011093935620825</text:p>
          </table:table-cell>
          <table:table-cell table:formula="of:=0.5*[.DS12]*(([.DS6]-[.DR6])/([.DS1]-[.DR1]))^2" office:value-type="float" office:value="0.00108611751226295" calcext:value-type="float">
            <text:p>0.001086117512263</text:p>
          </table:table-cell>
          <table:table-cell table:formula="of:=0.5*[.DT12]*(([.DT6]-[.DS6])/([.DT1]-[.DS1]))^2" office:value-type="float" office:value="0.00167683439796822" calcext:value-type="float">
            <text:p>0.001676834397968</text:p>
          </table:table-cell>
          <table:table-cell table:formula="of:=0.5*[.DU12]*(([.DU6]-[.DT6])/([.DU1]-[.DT1]))^2" office:value-type="float" office:value="0.00798336942865776" calcext:value-type="float">
            <text:p>0.007983369428658</text:p>
          </table:table-cell>
          <table:table-cell table:formula="of:=0.5*[.DV12]*(([.DV6]-[.DU6])/([.DV1]-[.DU1]))^2" office:value-type="float" office:value="0.0000914078891566721" calcext:value-type="float">
            <text:p>9.14078891566721E-05</text:p>
          </table:table-cell>
          <table:table-cell table:formula="of:=0.5*[.DW12]*(([.DW6]-[.DV6])/([.DW1]-[.DV1]))^2" office:value-type="float" office:value="0.00464957458060882" calcext:value-type="float">
            <text:p>0.004649574580609</text:p>
          </table:table-cell>
          <table:table-cell table:formula="of:=0.5*[.DX12]*(([.DX6]-[.DW6])/([.DX1]-[.DW1]))^2" office:value-type="float" office:value="0.00114521887512911" calcext:value-type="float">
            <text:p>0.001145218875129</text:p>
          </table:table-cell>
          <table:table-cell table:formula="of:=0.5*[.DY12]*(([.DY6]-[.DX6])/([.DY1]-[.DX1]))^2" office:value-type="float" office:value="0.00453770959066011" calcext:value-type="float">
            <text:p>0.00453770959066</text:p>
          </table:table-cell>
          <table:table-cell table:formula="of:=0.5*[.DZ12]*(([.DZ6]-[.DY6])/([.DZ1]-[.DY1]))^2" office:value-type="float" office:value="0.0143371764268499" calcext:value-type="float">
            <text:p>0.01433717642685</text:p>
          </table:table-cell>
          <table:table-cell table:formula="of:=0.5*[.EA12]*(([.EA6]-[.DZ6])/([.EA1]-[.DZ1]))^2" office:value-type="float" office:value="0.00641466306043041" calcext:value-type="float">
            <text:p>0.00641466306043</text:p>
          </table:table-cell>
          <table:table-cell table:formula="of:=0.5*[.EB12]*(([.EB6]-[.EA6])/([.EB1]-[.EA1]))^2" office:value-type="float" office:value="0.00132590277768682" calcext:value-type="float">
            <text:p>0.001325902777687</text:p>
          </table:table-cell>
          <table:table-cell table:formula="of:=0.5*[.EC12]*(([.EC6]-[.EB6])/([.EC1]-[.EB1]))^2" office:value-type="float" office:value="0.00811939793392395" calcext:value-type="float">
            <text:p>0.008119397933924</text:p>
          </table:table-cell>
          <table:table-cell table:formula="of:=0.5*[.ED12]*(([.ED6]-[.EC6])/([.ED1]-[.EC1]))^2" office:value-type="float" office:value="0.000492371285222372" calcext:value-type="float">
            <text:p>0.000492371285222</text:p>
          </table:table-cell>
          <table:table-cell table:formula="of:=0.5*[.EE12]*(([.EE6]-[.ED6])/([.EE1]-[.ED1]))^2" office:value-type="float" office:value="0.00150632124147527" calcext:value-type="float">
            <text:p>0.001506321241475</text:p>
          </table:table-cell>
          <table:table-cell table:formula="of:=0.5*[.EF12]*(([.EF6]-[.EE6])/([.EF1]-[.EE1]))^2" office:value-type="float" office:value="0.00746931300727639" calcext:value-type="float">
            <text:p>0.007469313007276</text:p>
          </table:table-cell>
          <table:table-cell table:formula="of:=0.5*[.EG12]*(([.EG6]-[.EF6])/([.EG1]-[.EF1]))^2" office:value-type="float" office:value="0.0010514378557267" calcext:value-type="float">
            <text:p>0.001051437855727</text:p>
          </table:table-cell>
          <table:table-cell table:formula="of:=0.5*[.EH12]*(([.EH6]-[.EG6])/([.EH1]-[.EG1]))^2" office:value-type="float" office:value="0.0002620640477254" calcext:value-type="float">
            <text:p>0.000262064047725</text:p>
          </table:table-cell>
          <table:table-cell table:formula="of:=0.5*[.EI12]*(([.EI6]-[.EH6])/([.EI1]-[.EH1]))^2" office:value-type="float" office:value="0.0000493969170076767" calcext:value-type="float">
            <text:p>4.93969170076767E-05</text:p>
          </table:table-cell>
          <table:table-cell table:formula="of:=0.5*[.EJ12]*(([.EJ6]-[.EI6])/([.EJ1]-[.EI1]))^2" office:value-type="float" office:value="0.0151934213947984" calcext:value-type="float">
            <text:p>0.015193421394799</text:p>
          </table:table-cell>
          <table:table-cell table:formula="of:=0.5*[.EK12]*(([.EK6]-[.EJ6])/([.EK1]-[.EJ1]))^2" office:value-type="float" office:value="0.00792976526046225" calcext:value-type="float">
            <text:p>0.007929765260462</text:p>
          </table:table-cell>
          <table:table-cell table:formula="of:=0.5*[.EL12]*(([.EL6]-[.EK6])/([.EL1]-[.EK1]))^2" office:value-type="float" office:value="0.0000708268131999908" calcext:value-type="float">
            <text:p>7.08268131999908E-05</text:p>
          </table:table-cell>
          <table:table-cell table:formula="of:=0.5*[.EM12]*(([.EM6]-[.EL6])/([.EM1]-[.EL1]))^2" office:value-type="float" office:value="0.00179811870032311" calcext:value-type="float">
            <text:p>0.001798118700323</text:p>
          </table:table-cell>
          <table:table-cell table:formula="of:=0.5*[.EN12]*(([.EN6]-[.EM6])/([.EN1]-[.EM1]))^2" office:value-type="float" office:value="0.00715339248791552" calcext:value-type="float">
            <text:p>0.007153392487916</text:p>
          </table:table-cell>
          <table:table-cell table:formula="of:=0.5*[.EO12]*(([.EO6]-[.EN6])/([.EO1]-[.EN1]))^2" office:value-type="float" office:value="0.00444003841895812" calcext:value-type="float">
            <text:p>0.004440038418958</text:p>
          </table:table-cell>
          <table:table-cell table:formula="of:=0.5*[.EP12]*(([.EP6]-[.EO6])/([.EP1]-[.EO1]))^2" office:value-type="float" office:value="0.00000617876891547148" calcext:value-type="float">
            <text:p>6.17876891547148E-06</text:p>
          </table:table-cell>
          <table:table-cell table:formula="of:=0.5*[.EQ12]*(([.EQ6]-[.EP6])/([.EQ1]-[.EP1]))^2" office:value-type="float" office:value="0.00547265032109514" calcext:value-type="float">
            <text:p>0.005472650321095</text:p>
          </table:table-cell>
          <table:table-cell table:formula="of:=0.5*[.ER12]*(([.ER6]-[.EQ6])/([.ER1]-[.EQ1]))^2" office:value-type="float" office:value="0.0028149602009718" calcext:value-type="float">
            <text:p>0.002814960200972</text:p>
          </table:table-cell>
          <table:table-cell table:formula="of:=0.5*[.ES12]*(([.ES6]-[.ER6])/([.ES1]-[.ER1]))^2" office:value-type="float" office:value="0.0110214396794981" calcext:value-type="float">
            <text:p>0.011021439679498</text:p>
          </table:table-cell>
          <table:table-cell table:formula="of:=0.5*[.ET12]*(([.ET6]-[.ES6])/([.ET1]-[.ES1]))^2" office:value-type="float" office:value="0.00032121095041612" calcext:value-type="float">
            <text:p>0.000321210950416</text:p>
          </table:table-cell>
          <table:table-cell table:formula="of:=0.5*[.EU12]*(([.EU6]-[.ET6])/([.EU1]-[.ET1]))^2" office:value-type="float" office:value="0.00225358608310531" calcext:value-type="float">
            <text:p>0.002253586083105</text:p>
          </table:table-cell>
          <table:table-cell table:formula="of:=0.5*[.EV12]*(([.EV6]-[.EU6])/([.EV1]-[.EU1]))^2" office:value-type="float" office:value="0.00417158715869645" calcext:value-type="float">
            <text:p>0.004171587158696</text:p>
          </table:table-cell>
          <table:table-cell table:formula="of:=0.5*[.EW12]*(([.EW6]-[.EV6])/([.EW1]-[.EV1]))^2" office:value-type="float" office:value="0.0026164266241048" calcext:value-type="float">
            <text:p>0.002616426624105</text:p>
          </table:table-cell>
          <table:table-cell table:formula="of:=0.5*[.EX12]*(([.EX6]-[.EW6])/([.EX1]-[.EW1]))^2" office:value-type="float" office:value="0.00229904617458972" calcext:value-type="float">
            <text:p>0.00229904617459</text:p>
          </table:table-cell>
          <table:table-cell table:formula="of:=0.5*[.EY12]*(([.EY6]-[.EX6])/([.EY1]-[.EX1]))^2" office:value-type="float" office:value="0.00840757327865856" calcext:value-type="float">
            <text:p>0.008407573278659</text:p>
          </table:table-cell>
          <table:table-cell table:formula="of:=0.5*[.EZ12]*(([.EZ6]-[.EY6])/([.EZ1]-[.EY1]))^2" office:value-type="float" office:value="0.00216055823845935" calcext:value-type="float">
            <text:p>0.002160558238459</text:p>
          </table:table-cell>
          <table:table-cell table:formula="of:=0.5*[.FA12]*(([.FA6]-[.EZ6])/([.FA1]-[.EZ1]))^2" office:value-type="float" office:value="0.00129758088769011" calcext:value-type="float">
            <text:p>0.00129758088769</text:p>
          </table:table-cell>
          <table:table-cell table:formula="of:=0.5*[.FB12]*(([.FB6]-[.FA6])/([.FB1]-[.FA1]))^2" office:value-type="float" office:value="0.00729574112494602" calcext:value-type="float">
            <text:p>0.007295741124946</text:p>
          </table:table-cell>
          <table:table-cell table:formula="of:=0.5*[.FC12]*(([.FC6]-[.FB6])/([.FC1]-[.FB1]))^2" office:value-type="float" office:value="0.000112672280609" calcext:value-type="float">
            <text:p>0.000112672280609</text:p>
          </table:table-cell>
          <table:table-cell table:formula="of:=0.5*[.FD12]*(([.FD6]-[.FC6])/([.FD1]-[.FC1]))^2" office:value-type="float" office:value="0.000379149595232596" calcext:value-type="float">
            <text:p>0.000379149595233</text:p>
          </table:table-cell>
          <table:table-cell table:formula="of:=0.5*[.FE12]*(([.FE6]-[.FD6])/([.FE1]-[.FD1]))^2" office:value-type="float" office:value="0.0246052068429673" calcext:value-type="float">
            <text:p>0.024605206842967</text:p>
          </table:table-cell>
          <table:table-cell table:formula="of:=0.5*[.FF12]*(([.FF6]-[.FE6])/([.FF1]-[.FE1]))^2" office:value-type="float" office:value="0.000620453232089638" calcext:value-type="float">
            <text:p>0.00062045323209</text:p>
          </table:table-cell>
          <table:table-cell table:formula="of:=0.5*[.FG12]*(([.FG6]-[.FF6])/([.FG1]-[.FF1]))^2" office:value-type="float" office:value="0.000437684929352722" calcext:value-type="float">
            <text:p>0.000437684929353</text:p>
          </table:table-cell>
          <table:table-cell table:formula="of:=0.5*[.FH12]*(([.FH6]-[.FG6])/([.FH1]-[.FG1]))^2" office:value-type="float" office:value="0.00922093049086805" calcext:value-type="float">
            <text:p>0.009220930490868</text:p>
          </table:table-cell>
          <table:table-cell table:formula="of:=0.5*[.FI12]*(([.FI6]-[.FH6])/([.FI1]-[.FH1]))^2" office:value-type="float" office:value="0.000000764111300894819" calcext:value-type="float">
            <text:p>7.64111300894819E-07</text:p>
          </table:table-cell>
          <table:table-cell table:formula="of:=0.5*[.FJ12]*(([.FJ6]-[.FI6])/([.FJ1]-[.FI1]))^2" office:value-type="float" office:value="0.0000994369174300552" calcext:value-type="float">
            <text:p>9.94369174300552E-05</text:p>
          </table:table-cell>
          <table:table-cell table:formula="of:=0.5*[.FK12]*(([.FK6]-[.FJ6])/([.FK1]-[.FJ1]))^2" office:value-type="float" office:value="0.00835127619215488" calcext:value-type="float">
            <text:p>0.008351276192155</text:p>
          </table:table-cell>
          <table:table-cell table:formula="of:=0.5*[.FL12]*(([.FL6]-[.FK6])/([.FL1]-[.FK1]))^2" office:value-type="float" office:value="0.00142997973295801" calcext:value-type="float">
            <text:p>0.001429979732958</text:p>
          </table:table-cell>
          <table:table-cell table:formula="of:=0.5*[.FM12]*(([.FM6]-[.FL6])/([.FM1]-[.FL1]))^2" office:value-type="float" office:value="0.00137827944311866" calcext:value-type="float">
            <text:p>0.001378279443119</text:p>
          </table:table-cell>
          <table:table-cell table:formula="of:=0.5*[.FN12]*(([.FN6]-[.FM6])/([.FN1]-[.FM1]))^2" office:value-type="float" office:value="0.0079101621099428" calcext:value-type="float">
            <text:p>0.007910162109943</text:p>
          </table:table-cell>
          <table:table-cell table:formula="of:=0.5*[.FO12]*(([.FO6]-[.FN6])/([.FO1]-[.FN1]))^2" office:value-type="float" office:value="0.00881453339870616" calcext:value-type="float">
            <text:p>0.008814533398706</text:p>
          </table:table-cell>
          <table:table-cell table:formula="of:=0.5*[.FP12]*(([.FP6]-[.FO6])/([.FP1]-[.FO1]))^2" office:value-type="float" office:value="0.00185966953236874" calcext:value-type="float">
            <text:p>0.001859669532369</text:p>
          </table:table-cell>
          <table:table-cell table:formula="of:=0.5*[.FQ12]*(([.FQ6]-[.FP6])/([.FQ1]-[.FP1]))^2" office:value-type="float" office:value="0.0000811762923207119" calcext:value-type="float">
            <text:p>8.11762923207119E-05</text:p>
          </table:table-cell>
          <table:table-cell table:formula="of:=0.5*[.FR12]*(([.FR6]-[.FQ6])/([.FR1]-[.FQ1]))^2" office:value-type="float" office:value="0.0041362425921663" calcext:value-type="float">
            <text:p>0.004136242592166</text:p>
          </table:table-cell>
          <table:table-cell table:formula="of:=0.5*[.FS12]*(([.FS6]-[.FR6])/([.FS1]-[.FR1]))^2" office:value-type="float" office:value="0.00146911353787451" calcext:value-type="float">
            <text:p>0.001469113537875</text:p>
          </table:table-cell>
          <table:table-cell table:formula="of:=0.5*[.FT12]*(([.FT6]-[.FS6])/([.FT1]-[.FS1]))^2" office:value-type="float" office:value="0.0000329996789669986" calcext:value-type="float">
            <text:p>3.29996789669986E-05</text:p>
          </table:table-cell>
          <table:table-cell table:formula="of:=0.5*[.FU12]*(([.FU6]-[.FT6])/([.FU1]-[.FT1]))^2" office:value-type="float" office:value="0.0000562095357298421" calcext:value-type="float">
            <text:p>5.62095357298421E-05</text:p>
          </table:table-cell>
          <table:table-cell table:formula="of:=0.5*[.FV12]*(([.FV6]-[.FU6])/([.FV1]-[.FU1]))^2" office:value-type="float" office:value="0.0101374473853202" calcext:value-type="float">
            <text:p>0.01013744738532</text:p>
          </table:table-cell>
          <table:table-cell table:formula="of:=0.5*[.FW12]*(([.FW6]-[.FV6])/([.FW1]-[.FV1]))^2" office:value-type="float" office:value="0.000403954246823914" calcext:value-type="float">
            <text:p>0.000403954246824</text:p>
          </table:table-cell>
          <table:table-cell table:formula="of:=0.5*[.FX12]*(([.FX6]-[.FW6])/([.FX1]-[.FW1]))^2" office:value-type="float" office:value="0.00481198993673762" calcext:value-type="float">
            <text:p>0.004811989936738</text:p>
          </table:table-cell>
          <table:table-cell table:formula="of:=0.5*[.FY12]*(([.FY6]-[.FX6])/([.FY1]-[.FX1]))^2" office:value-type="float" office:value="0.000845067307681464" calcext:value-type="float">
            <text:p>0.000845067307681</text:p>
          </table:table-cell>
          <table:table-cell table:formula="of:=0.5*[.FZ12]*(([.FZ6]-[.FY6])/([.FZ1]-[.FY1]))^2" office:value-type="float" office:value="0.00953224545420065" calcext:value-type="float">
            <text:p>0.009532245454201</text:p>
          </table:table-cell>
          <table:table-cell table:formula="of:=0.5*[.GA12]*(([.GA6]-[.FZ6])/([.GA1]-[.FZ1]))^2" office:value-type="float" office:value="0.0000006282144035705" calcext:value-type="float">
            <text:p>6.282144035705E-07</text:p>
          </table:table-cell>
          <table:table-cell table:formula="of:=0.5*[.GB12]*(([.GB6]-[.GA6])/([.GB1]-[.GA1]))^2" office:value-type="float" office:value="0.0058342810588212" calcext:value-type="float">
            <text:p>0.005834281058821</text:p>
          </table:table-cell>
          <table:table-cell table:formula="of:=0.5*[.GC12]*(([.GC6]-[.GB6])/([.GC1]-[.GB1]))^2" office:value-type="float" office:value="0.000108521601396023" calcext:value-type="float">
            <text:p>0.000108521601396</text:p>
          </table:table-cell>
          <table:table-cell table:formula="of:=0.5*[.GD12]*(([.GD6]-[.GC6])/([.GD1]-[.GC1]))^2" office:value-type="float" office:value="0.00293795944869398" calcext:value-type="float">
            <text:p>0.002937959448694</text:p>
          </table:table-cell>
          <table:table-cell table:formula="of:=0.5*[.GE12]*(([.GE6]-[.GD6])/([.GE1]-[.GD1]))^2" office:value-type="float" office:value="0.00351131500837393" calcext:value-type="float">
            <text:p>0.003511315008374</text:p>
          </table:table-cell>
          <table:table-cell table:formula="of:=0.5*[.GF12]*(([.GF6]-[.GE6])/([.GF1]-[.GE1]))^2" office:value-type="float" office:value="0.00579829950831354" calcext:value-type="float">
            <text:p>0.005798299508314</text:p>
          </table:table-cell>
          <table:table-cell table:formula="of:=0.5*[.GG12]*(([.GG6]-[.GF6])/([.GG1]-[.GF1]))^2" office:value-type="float" office:value="0.00364559700238546" calcext:value-type="float">
            <text:p>0.003645597002385</text:p>
          </table:table-cell>
          <table:table-cell table:formula="of:=0.5*[.GH12]*(([.GH6]-[.GG6])/([.GH1]-[.GG1]))^2" office:value-type="float" office:value="0.0000074392620926763" calcext:value-type="float">
            <text:p>7.4392620926763E-06</text:p>
          </table:table-cell>
          <table:table-cell table:formula="of:=0.5*[.GI12]*(([.GI6]-[.GH6])/([.GI1]-[.GH1]))^2" office:value-type="float" office:value="0.00122309708896021" calcext:value-type="float">
            <text:p>0.00122309708896</text:p>
          </table:table-cell>
          <table:table-cell table:formula="of:=0.5*[.GJ12]*(([.GJ6]-[.GI6])/([.GJ1]-[.GI1]))^2" office:value-type="float" office:value="0.000116940797326123" calcext:value-type="float">
            <text:p>0.000116940797326</text:p>
          </table:table-cell>
          <table:table-cell table:formula="of:=0.5*[.GK12]*(([.GK6]-[.GJ6])/([.GK1]-[.GJ1]))^2" office:value-type="float" office:value="0.0068682425069509" calcext:value-type="float">
            <text:p>0.006868242506951</text:p>
          </table:table-cell>
          <table:table-cell table:formula="of:=0.5*[.GL12]*(([.GL6]-[.GK6])/([.GL1]-[.GK1]))^2" office:value-type="float" office:value="0.00010815572537099" calcext:value-type="float">
            <text:p>0.000108155725371</text:p>
          </table:table-cell>
          <table:table-cell table:formula="of:=0.5*[.GM12]*(([.GM6]-[.GL6])/([.GM1]-[.GL1]))^2" office:value-type="float" office:value="0.0093861661246403" calcext:value-type="float">
            <text:p>0.00938616612464</text:p>
          </table:table-cell>
          <table:table-cell table:formula="of:=0.5*[.GN12]*(([.GN6]-[.GM6])/([.GN1]-[.GM1]))^2" office:value-type="float" office:value="0.00995710072624698" calcext:value-type="float">
            <text:p>0.009957100726247</text:p>
          </table:table-cell>
          <table:table-cell table:formula="of:=0.5*[.GO12]*(([.GO6]-[.GN6])/([.GO1]-[.GN1]))^2" office:value-type="float" office:value="0.000127578710079135" calcext:value-type="float">
            <text:p>0.000127578710079</text:p>
          </table:table-cell>
          <table:table-cell table:formula="of:=0.5*[.GP12]*(([.GP6]-[.GO6])/([.GP1]-[.GO1]))^2" office:value-type="float" office:value="0.00684840862677988" calcext:value-type="float">
            <text:p>0.00684840862678</text:p>
          </table:table-cell>
          <table:table-cell table:formula="of:=0.5*[.GQ12]*(([.GQ6]-[.GP6])/([.GQ1]-[.GP1]))^2" office:value-type="float" office:value="0.0000853621040282594" calcext:value-type="float">
            <text:p>8.53621040282594E-05</text:p>
          </table:table-cell>
          <table:table-cell table:formula="of:=0.5*[.GR12]*(([.GR6]-[.GQ6])/([.GR1]-[.GQ1]))^2" office:value-type="float" office:value="0.00715902530312233" calcext:value-type="float">
            <text:p>0.007159025303122</text:p>
          </table:table-cell>
          <table:table-cell table:formula="of:=0.5*[.GS12]*(([.GS6]-[.GR6])/([.GS1]-[.GR1]))^2" office:value-type="float" office:value="0.00103428958342493" calcext:value-type="float">
            <text:p>0.001034289583425</text:p>
          </table:table-cell>
          <table:table-cell table:formula="of:=0.5*[.GT12]*(([.GT6]-[.GS6])/([.GT1]-[.GS1]))^2" office:value-type="float" office:value="0.00846161681860203" calcext:value-type="float">
            <text:p>0.008461616818602</text:p>
          </table:table-cell>
          <table:table-cell table:formula="of:=0.5*[.GU12]*(([.GU6]-[.GT6])/([.GU1]-[.GT1]))^2" office:value-type="float" office:value="0.000013679050598679" calcext:value-type="float">
            <text:p>1.3679050598679E-05</text:p>
          </table:table-cell>
          <table:table-cell table:formula="of:=0.5*[.GV12]*(([.GV6]-[.GU6])/([.GV1]-[.GU1]))^2" office:value-type="float" office:value="0.00372783568974282" calcext:value-type="float">
            <text:p>0.003727835689743</text:p>
          </table:table-cell>
          <table:table-cell table:formula="of:=0.5*[.GW12]*(([.GW6]-[.GV6])/([.GW1]-[.GV1]))^2" office:value-type="float" office:value="0.0111213692464112" calcext:value-type="float">
            <text:p>0.011121369246411</text:p>
          </table:table-cell>
          <table:table-cell table:formula="of:=0.5*[.GX12]*(([.GX6]-[.GW6])/([.GX1]-[.GW1]))^2" office:value-type="float" office:value="0.00131727833516205" calcext:value-type="float">
            <text:p>0.001317278335162</text:p>
          </table:table-cell>
          <table:table-cell table:formula="of:=0.5*[.GY12]*(([.GY6]-[.GX6])/([.GY1]-[.GX1]))^2" office:value-type="float" office:value="0.000237899626436822" calcext:value-type="float">
            <text:p>0.000237899626437</text:p>
          </table:table-cell>
          <table:table-cell table:formula="of:=0.5*[.GZ12]*(([.GZ6]-[.GY6])/([.GZ1]-[.GY1]))^2" office:value-type="float" office:value="0.00468232220910903" calcext:value-type="float">
            <text:p>0.004682322209109</text:p>
          </table:table-cell>
          <table:table-cell table:formula="of:=0.5*[.HA12]*(([.HA6]-[.GZ6])/([.HA1]-[.GZ1]))^2" office:value-type="float" office:value="0.00663877823771848" calcext:value-type="float">
            <text:p>0.006638778237718</text:p>
          </table:table-cell>
          <table:table-cell table:formula="of:=0.5*[.HB12]*(([.HB6]-[.HA6])/([.HB1]-[.HA1]))^2" office:value-type="float" office:value="0.00022347843257133" calcext:value-type="float">
            <text:p>0.000223478432571</text:p>
          </table:table-cell>
          <table:table-cell table:formula="of:=0.5*[.HC12]*(([.HC6]-[.HB6])/([.HC1]-[.HB1]))^2" office:value-type="float" office:value="0.00711665276904722" calcext:value-type="float">
            <text:p>0.007116652769047</text:p>
          </table:table-cell>
          <table:table-cell table:formula="of:=0.5*[.HD12]*(([.HD6]-[.HC6])/([.HD1]-[.HC1]))^2" office:value-type="float" office:value="0.00843553528355369" calcext:value-type="float">
            <text:p>0.008435535283554</text:p>
          </table:table-cell>
          <table:table-cell table:formula="of:=0.5*[.HE12]*(([.HE6]-[.HD6])/([.HE1]-[.HD1]))^2" office:value-type="float" office:value="0.000273480831829054" calcext:value-type="float">
            <text:p>0.000273480831829</text:p>
          </table:table-cell>
          <table:table-cell table:formula="of:=0.5*[.HF12]*(([.HF6]-[.HE6])/([.HF1]-[.HE1]))^2" office:value-type="float" office:value="0.00166142699538618" calcext:value-type="float">
            <text:p>0.001661426995386</text:p>
          </table:table-cell>
          <table:table-cell table:formula="of:=0.5*[.HG12]*(([.HG6]-[.HF6])/([.HG1]-[.HF1]))^2" office:value-type="float" office:value="0.00213430038653152" calcext:value-type="float">
            <text:p>0.002134300386532</text:p>
          </table:table-cell>
          <table:table-cell table:formula="of:=0.5*[.HH12]*(([.HH6]-[.HG6])/([.HH1]-[.HG1]))^2" office:value-type="float" office:value="0.00619818655097696" calcext:value-type="float">
            <text:p>0.006198186550977</text:p>
          </table:table-cell>
          <table:table-cell table:formula="of:=0.5*[.HI12]*(([.HI6]-[.HH6])/([.HI1]-[.HH1]))^2" office:value-type="float" office:value="0.0013062125798905" calcext:value-type="float">
            <text:p>0.001306212579891</text:p>
          </table:table-cell>
          <table:table-cell table:formula="of:=0.5*[.HJ12]*(([.HJ6]-[.HI6])/([.HJ1]-[.HI1]))^2" office:value-type="float" office:value="0.000671273496420801" calcext:value-type="float">
            <text:p>0.000671273496421</text:p>
          </table:table-cell>
          <table:table-cell table:formula="of:=0.5*[.HK12]*(([.HK6]-[.HJ6])/([.HK1]-[.HJ1]))^2" office:value-type="float" office:value="0.000711762488639009" calcext:value-type="float">
            <text:p>0.000711762488639</text:p>
          </table:table-cell>
          <table:table-cell table:formula="of:=0.5*[.HL12]*(([.HL6]-[.HK6])/([.HL1]-[.HK1]))^2" office:value-type="float" office:value="0.0133047691299122" calcext:value-type="float">
            <text:p>0.013304769129912</text:p>
          </table:table-cell>
          <table:table-cell table:formula="of:=0.5*[.HM12]*(([.HM6]-[.HL6])/([.HM1]-[.HL1]))^2" office:value-type="float" office:value="0.00156166287670571" calcext:value-type="float">
            <text:p>0.001561662876706</text:p>
          </table:table-cell>
          <table:table-cell table:formula="of:=0.5*[.HN12]*(([.HN6]-[.HM6])/([.HN1]-[.HM1]))^2" office:value-type="float" office:value="0.00494587516774261" calcext:value-type="float">
            <text:p>0.004945875167743</text:p>
          </table:table-cell>
          <table:table-cell table:formula="of:=0.5*[.HO12]*(([.HO6]-[.HN6])/([.HO1]-[.HN1]))^2" office:value-type="float" office:value="0.00106698494827043" calcext:value-type="float">
            <text:p>0.00106698494827</text:p>
          </table:table-cell>
          <table:table-cell table:formula="of:=0.5*[.HP12]*(([.HP6]-[.HO6])/([.HP1]-[.HO1]))^2" office:value-type="float" office:value="0.00111900777936664" calcext:value-type="float">
            <text:p>0.001119007779367</text:p>
          </table:table-cell>
          <table:table-cell table:formula="of:=0.5*[.HQ12]*(([.HQ6]-[.HP6])/([.HQ1]-[.HP1]))^2" office:value-type="float" office:value="0.000987874588354918" calcext:value-type="float">
            <text:p>0.000987874588355</text:p>
          </table:table-cell>
          <table:table-cell table:formula="of:=0.5*[.HR12]*(([.HR6]-[.HQ6])/([.HR1]-[.HQ1]))^2" office:value-type="float" office:value="0.001451885279805" calcext:value-type="float">
            <text:p>0.001451885279805</text:p>
          </table:table-cell>
          <table:table-cell table:formula="of:=0.5*[.HS12]*(([.HS6]-[.HR6])/([.HS1]-[.HR1]))^2" office:value-type="float" office:value="0.00355933547156019" calcext:value-type="float">
            <text:p>0.00355933547156</text:p>
          </table:table-cell>
          <table:table-cell table:formula="of:=0.5*[.HT12]*(([.HT6]-[.HS6])/([.HT1]-[.HS1]))^2" office:value-type="float" office:value="0.000878531260040212" calcext:value-type="float">
            <text:p>0.00087853126004</text:p>
          </table:table-cell>
          <table:table-cell table:formula="of:=0.5*[.HU12]*(([.HU6]-[.HT6])/([.HU1]-[.HT1]))^2" office:value-type="float" office:value="0.00136024002433384" calcext:value-type="float">
            <text:p>0.001360240024334</text:p>
          </table:table-cell>
          <table:table-cell table:formula="of:=0.5*[.HV12]*(([.HV6]-[.HU6])/([.HV1]-[.HU1]))^2" office:value-type="float" office:value="0.00232039193249675" calcext:value-type="float">
            <text:p>0.002320391932497</text:p>
          </table:table-cell>
          <table:table-cell table:formula="of:=0.5*[.HW12]*(([.HW6]-[.HV6])/([.HW1]-[.HV1]))^2" office:value-type="float" office:value="0.00168185300132098" calcext:value-type="float">
            <text:p>0.001681853001321</text:p>
          </table:table-cell>
          <table:table-cell table:formula="of:=0.5*[.HX12]*(([.HX6]-[.HW6])/([.HX1]-[.HW1]))^2" office:value-type="float" office:value="0.00774154991628206" calcext:value-type="float">
            <text:p>0.007741549916282</text:p>
          </table:table-cell>
          <table:table-cell table:formula="of:=0.5*[.HY12]*(([.HY6]-[.HX6])/([.HY1]-[.HX1]))^2" office:value-type="float" office:value="0.0000596892815814749" calcext:value-type="float">
            <text:p>5.96892815814749E-05</text:p>
          </table:table-cell>
          <table:table-cell table:formula="of:=0.5*[.HZ12]*(([.HZ6]-[.HY6])/([.HZ1]-[.HY1]))^2" office:value-type="float" office:value="0.00539048554702664" calcext:value-type="float">
            <text:p>0.005390485547027</text:p>
          </table:table-cell>
          <table:table-cell table:formula="of:=0.5*[.IA12]*(([.IA6]-[.HZ6])/([.IA1]-[.HZ1]))^2" office:value-type="float" office:value="0.000246021852242996" calcext:value-type="float">
            <text:p>0.000246021852243</text:p>
          </table:table-cell>
          <table:table-cell table:formula="of:=0.5*[.IB12]*(([.IB6]-[.IA6])/([.IB1]-[.IA1]))^2" office:value-type="float" office:value="0.000561877266701347" calcext:value-type="float">
            <text:p>0.000561877266701</text:p>
          </table:table-cell>
          <table:table-cell table:formula="of:=0.5*[.IC12]*(([.IC6]-[.IB6])/([.IC1]-[.IB1]))^2" office:value-type="float" office:value="0.00125327083075611" calcext:value-type="float">
            <text:p>0.001253270830756</text:p>
          </table:table-cell>
          <table:table-cell table:formula="of:=0.5*[.ID12]*(([.ID6]-[.IC6])/([.ID1]-[.IC1]))^2" office:value-type="float" office:value="0.0020963156251316" calcext:value-type="float">
            <text:p>0.002096315625132</text:p>
          </table:table-cell>
          <table:table-cell table:formula="of:=0.5*[.IE12]*(([.IE6]-[.ID6])/([.IE1]-[.ID1]))^2" office:value-type="float" office:value="0.00250085996146223" calcext:value-type="float">
            <text:p>0.002500859961462</text:p>
          </table:table-cell>
          <table:table-cell table:formula="of:=0.5*[.IF12]*(([.IF6]-[.IE6])/([.IF1]-[.IE1]))^2" office:value-type="float" office:value="0.0025847327779712" calcext:value-type="float">
            <text:p>0.002584732777971</text:p>
          </table:table-cell>
          <table:table-cell table:formula="of:=0.5*[.IG12]*(([.IG6]-[.IF6])/([.IG1]-[.IF1]))^2" office:value-type="float" office:value="0.00310492549581398" calcext:value-type="float">
            <text:p>0.003104925495814</text:p>
          </table:table-cell>
          <table:table-cell table:formula="of:=0.5*[.IH12]*(([.IH6]-[.IG6])/([.IH1]-[.IG1]))^2" office:value-type="float" office:value="0.00000025613826523651" calcext:value-type="float">
            <text:p>2.5613826523651E-07</text:p>
          </table:table-cell>
          <table:table-cell table:formula="of:=0.5*[.II12]*(([.II6]-[.IH6])/([.II1]-[.IH1]))^2" office:value-type="float" office:value="0.00933635628515837" calcext:value-type="float">
            <text:p>0.009336356285158</text:p>
          </table:table-cell>
          <table:table-cell table:formula="of:=0.5*[.IJ12]*(([.IJ6]-[.II6])/([.IJ1]-[.II1]))^2" office:value-type="float" office:value="0.000245883153563416" calcext:value-type="float">
            <text:p>0.000245883153563</text:p>
          </table:table-cell>
          <table:table-cell table:formula="of:=0.5*[.IK12]*(([.IK6]-[.IJ6])/([.IK1]-[.IJ1]))^2" office:value-type="float" office:value="0.00048379321941969" calcext:value-type="float">
            <text:p>0.00048379321942</text:p>
          </table:table-cell>
          <table:table-cell table:formula="of:=0.5*[.IL12]*(([.IL6]-[.IK6])/([.IL1]-[.IK1]))^2" office:value-type="float" office:value="0.0000491380586722091" calcext:value-type="float">
            <text:p>4.91380586722091E-05</text:p>
          </table:table-cell>
          <table:table-cell table:formula="of:=0.5*[.IM12]*(([.IM6]-[.IL6])/([.IM1]-[.IL1]))^2" office:value-type="float" office:value="0.000277326947452583" calcext:value-type="float">
            <text:p>0.000277326947453</text:p>
          </table:table-cell>
          <table:table-cell table:formula="of:=0.5*[.IN12]*(([.IN6]-[.IM6])/([.IN1]-[.IM1]))^2" office:value-type="float" office:value="0.0000000000819116723937454" calcext:value-type="float">
            <text:p>8.19116723937454E-11</text:p>
          </table:table-cell>
          <table:table-cell table:formula="of:=0.5*[.IO12]*(([.IO6]-[.IN6])/([.IO1]-[.IN1]))^2" office:value-type="float" office:value="0.00217859311402711" calcext:value-type="float">
            <text:p>0.002178593114027</text:p>
          </table:table-cell>
          <table:table-cell table:formula="of:=0.5*[.IP12]*(([.IP6]-[.IO6])/([.IP1]-[.IO1]))^2" office:value-type="float" office:value="0.00732887912345067" calcext:value-type="float">
            <text:p>0.007328879123451</text:p>
          </table:table-cell>
          <table:table-cell table:formula="of:=0.5*[.IQ12]*(([.IQ6]-[.IP6])/([.IQ1]-[.IP1]))^2" office:value-type="float" office:value="0.00506736987074876" calcext:value-type="float">
            <text:p>0.005067369870749</text:p>
          </table:table-cell>
          <table:table-cell table:formula="of:=0.5*[.IR12]*(([.IR6]-[.IQ6])/([.IR1]-[.IQ1]))^2" office:value-type="float" office:value="0.0000092345600880015" calcext:value-type="float">
            <text:p>9.2345600880015E-06</text:p>
          </table:table-cell>
          <table:table-cell table:formula="of:=0.5*[.IS12]*(([.IS6]-[.IR6])/([.IS1]-[.IR1]))^2" office:value-type="float" office:value="0.000476725085887654" calcext:value-type="float">
            <text:p>0.000476725085888</text:p>
          </table:table-cell>
          <table:table-cell table:formula="of:=0.5*[.IT12]*(([.IT6]-[.IS6])/([.IT1]-[.IS1]))^2" office:value-type="float" office:value="0.000890225531124065" calcext:value-type="float">
            <text:p>0.000890225531124</text:p>
          </table:table-cell>
          <table:table-cell table:formula="of:=0.5*[.IU12]*(([.IU6]-[.IT6])/([.IU1]-[.IT1]))^2" office:value-type="float" office:value="0.00120358597451889" calcext:value-type="float">
            <text:p>0.001203585974519</text:p>
          </table:table-cell>
          <table:table-cell table:formula="of:=0.5*[.IV12]*(([.IV6]-[.IU6])/([.IV1]-[.IU1]))^2" office:value-type="float" office:value="0.00142569516276832" calcext:value-type="float">
            <text:p>0.001425695162768</text:p>
          </table:table-cell>
          <table:table-cell table:formula="of:=0.5*[.IW12]*(([.IW6]-[.IV6])/([.IW1]-[.IV1]))^2" office:value-type="float" office:value="0.000944874825374048" calcext:value-type="float">
            <text:p>0.000944874825374</text:p>
          </table:table-cell>
          <table:table-cell table:formula="of:=0.5*[.IX12]*(([.IX6]-[.IW6])/([.IX1]-[.IW1]))^2" office:value-type="float" office:value="0.000147862189195382" calcext:value-type="float">
            <text:p>0.000147862189195</text:p>
          </table:table-cell>
          <table:table-cell table:formula="of:=0.5*[.IY12]*(([.IY6]-[.IX6])/([.IY1]-[.IX1]))^2" office:value-type="float" office:value="0.0000840067466105294" calcext:value-type="float">
            <text:p>8.40067466105294E-05</text:p>
          </table:table-cell>
          <table:table-cell table:formula="of:=0.5*[.IZ12]*(([.IZ6]-[.IY6])/([.IZ1]-[.IY1]))^2" office:value-type="float" office:value="0.000652418943846558" calcext:value-type="float">
            <text:p>0.000652418943847</text:p>
          </table:table-cell>
          <table:table-cell table:formula="of:=0.5*[.JA12]*(([.JA6]-[.IZ6])/([.JA1]-[.IZ1]))^2" office:value-type="float" office:value="0.00116890132791201" calcext:value-type="float">
            <text:p>0.001168901327912</text:p>
          </table:table-cell>
          <table:table-cell table:formula="of:=0.5*[.JB12]*(([.JB6]-[.JA6])/([.JB1]-[.JA1]))^2" office:value-type="float" office:value="0.000121248234144339" calcext:value-type="float">
            <text:p>0.000121248234144</text:p>
          </table:table-cell>
          <table:table-cell table:formula="of:=0.5*[.JC12]*(([.JC6]-[.JB6])/([.JC1]-[.JB1]))^2" office:value-type="float" office:value="0.000381801183936412" calcext:value-type="float">
            <text:p>0.000381801183936</text:p>
          </table:table-cell>
          <table:table-cell table:formula="of:=0.5*[.JD12]*(([.JD6]-[.JC6])/([.JD1]-[.JC1]))^2" office:value-type="float" office:value="0.000195675128348964" calcext:value-type="float">
            <text:p>0.000195675128349</text:p>
          </table:table-cell>
          <table:table-cell table:formula="of:=0.5*[.JE12]*(([.JE6]-[.JD6])/([.JE1]-[.JD1]))^2" office:value-type="float" office:value="0.000652832417070229" calcext:value-type="float">
            <text:p>0.00065283241707</text:p>
          </table:table-cell>
          <table:table-cell table:formula="of:=0.5*[.JF12]*(([.JF6]-[.JE6])/([.JF1]-[.JE1]))^2" office:value-type="float" office:value="0.00314368934221571" calcext:value-type="float">
            <text:p>0.003143689342216</text:p>
          </table:table-cell>
          <table:table-cell table:formula="of:=0.5*[.JG12]*(([.JG6]-[.JF6])/([.JG1]-[.JF1]))^2" office:value-type="float" office:value="0.000459591608353429" calcext:value-type="float">
            <text:p>0.000459591608353</text:p>
          </table:table-cell>
          <table:table-cell table:formula="of:=0.5*[.JH12]*(([.JH6]-[.JG6])/([.JH1]-[.JG1]))^2" office:value-type="float" office:value="0.000971042234047247" calcext:value-type="float">
            <text:p>0.000971042234047</text:p>
          </table:table-cell>
          <table:table-cell table:formula="of:=0.5*[.JI12]*(([.JI6]-[.JH6])/([.JI1]-[.JH1]))^2" office:value-type="float" office:value="0.00128692577586472" calcext:value-type="float">
            <text:p>0.001286925775865</text:p>
          </table:table-cell>
          <table:table-cell table:formula="of:=0.5*[.JJ12]*(([.JJ6]-[.JI6])/([.JJ1]-[.JI1]))^2" office:value-type="float" office:value="0.0000651413782193729" calcext:value-type="float">
            <text:p>6.51413782193729E-05</text:p>
          </table:table-cell>
          <table:table-cell table:formula="of:=0.5*[.JK12]*(([.JK6]-[.JJ6])/([.JK1]-[.JJ1]))^2" office:value-type="float" office:value="0.00773696392371117" calcext:value-type="float">
            <text:p>0.007736963923711</text:p>
          </table:table-cell>
          <table:table-cell table:formula="of:=0.5*[.JL12]*(([.JL6]-[.JK6])/([.JL1]-[.JK1]))^2" office:value-type="float" office:value="0.00189413960119494" calcext:value-type="float">
            <text:p>0.001894139601195</text:p>
          </table:table-cell>
          <table:table-cell table:formula="of:=0.5*[.JM12]*(([.JM6]-[.JL6])/([.JM1]-[.JL1]))^2" office:value-type="float" office:value="0.000464851466560218" calcext:value-type="float">
            <text:p>0.00046485146656</text:p>
          </table:table-cell>
          <table:table-cell table:formula="of:=0.5*[.JN12]*(([.JN6]-[.JM6])/([.JN1]-[.JM1]))^2" office:value-type="float" office:value="0.00000452761932325723" calcext:value-type="float">
            <text:p>4.52761932325723E-06</text:p>
          </table:table-cell>
          <table:table-cell table:formula="of:=0.5*[.JO12]*(([.JO6]-[.JN6])/([.JO1]-[.JN1]))^2" office:value-type="float" office:value="0.0000394293187677986" calcext:value-type="float">
            <text:p>3.94293187677986E-05</text:p>
          </table:table-cell>
          <table:table-cell table:formula="of:=0.5*[.JP12]*(([.JP6]-[.JO6])/([.JP1]-[.JO1]))^2" office:value-type="float" office:value="0.00000000600253184846598" calcext:value-type="float">
            <text:p>6.00253184846598E-09</text:p>
          </table:table-cell>
          <table:table-cell table:formula="of:=0.5*[.JQ12]*(([.JQ6]-[.JP6])/([.JQ1]-[.JP1]))^2" office:value-type="float" office:value="0.00434129138598677" calcext:value-type="float">
            <text:p>0.004341291385987</text:p>
          </table:table-cell>
          <table:table-cell table:formula="of:=0.5*[.JR12]*(([.JR6]-[.JQ6])/([.JR1]-[.JQ1]))^2" office:value-type="float" office:value="0.000939265849321726" calcext:value-type="float">
            <text:p>0.000939265849322</text:p>
          </table:table-cell>
          <table:table-cell table:formula="of:=0.5*[.JS12]*(([.JS6]-[.JR6])/([.JS1]-[.JR1]))^2" office:value-type="float" office:value="0.000522317779228406" calcext:value-type="float">
            <text:p>0.000522317779228</text:p>
          </table:table-cell>
          <table:table-cell table:formula="of:=0.5*[.JT12]*(([.JT6]-[.JS6])/([.JT1]-[.JS1]))^2" office:value-type="float" office:value="0.000110547119319314" calcext:value-type="float">
            <text:p>0.000110547119319</text:p>
          </table:table-cell>
          <table:table-cell table:formula="of:=0.5*[.JU12]*(([.JU6]-[.JT6])/([.JU1]-[.JT1]))^2" office:value-type="float" office:value="0.00069547316015571" calcext:value-type="float">
            <text:p>0.000695473160156</text:p>
          </table:table-cell>
          <table:table-cell table:formula="of:=0.5*[.JV12]*(([.JV6]-[.JU6])/([.JV1]-[.JU1]))^2" office:value-type="float" office:value="0.00183520291911863" calcext:value-type="float">
            <text:p>0.001835202919119</text:p>
          </table:table-cell>
          <table:table-cell table:formula="of:=0.5*[.JW12]*(([.JW6]-[.JV6])/([.JW1]-[.JV1]))^2" office:value-type="float" office:value="0.000129338069567245" calcext:value-type="float">
            <text:p>0.000129338069567</text:p>
          </table:table-cell>
          <table:table-cell table:formula="of:=0.5*[.JX12]*(([.JX6]-[.JW6])/([.JX1]-[.JW1]))^2" office:value-type="float" office:value="0.0000409807455066714" calcext:value-type="float">
            <text:p>4.09807455066714E-05</text:p>
          </table:table-cell>
          <table:table-cell table:formula="of:=0.5*[.JY12]*(([.JY6]-[.JX6])/([.JY1]-[.JX1]))^2" office:value-type="float" office:value="0.0083260071743604" calcext:value-type="float">
            <text:p>0.00832600717436</text:p>
          </table:table-cell>
          <table:table-cell table:formula="of:=0.5*[.JZ12]*(([.JZ6]-[.JY6])/([.JZ1]-[.JY1]))^2" office:value-type="float" office:value="0.000569340399215526" calcext:value-type="float">
            <text:p>0.000569340399216</text:p>
          </table:table-cell>
          <table:table-cell table:formula="of:=0.5*[.KA12]*(([.KA6]-[.JZ6])/([.KA1]-[.JZ1]))^2" office:value-type="float" office:value="0.00415581703765419" calcext:value-type="float">
            <text:p>0.004155817037654</text:p>
          </table:table-cell>
          <table:table-cell table:formula="of:=0.5*[.KB12]*(([.KB6]-[.KA6])/([.KB1]-[.KA1]))^2" office:value-type="float" office:value="0.00124167306488419" calcext:value-type="float">
            <text:p>0.001241673064884</text:p>
          </table:table-cell>
          <table:table-cell table:formula="of:=0.5*[.KC12]*(([.KC6]-[.KB6])/([.KC1]-[.KB1]))^2" office:value-type="float" office:value="0.00146664455945632" calcext:value-type="float">
            <text:p>0.001466644559456</text:p>
          </table:table-cell>
          <table:table-cell table:formula="of:=0.5*[.KD12]*(([.KD6]-[.KC6])/([.KD1]-[.KC1]))^2" office:value-type="float" office:value="0.00172504239221152" calcext:value-type="float">
            <text:p>0.001725042392212</text:p>
          </table:table-cell>
          <table:table-cell table:formula="of:=0.5*[.KE12]*(([.KE6]-[.KD6])/([.KE1]-[.KD1]))^2" office:value-type="float" office:value="0.000611568188501405" calcext:value-type="float">
            <text:p>0.000611568188501</text:p>
          </table:table-cell>
          <table:table-cell table:formula="of:=0.5*[.KF12]*(([.KF6]-[.KE6])/([.KF1]-[.KE1]))^2" office:value-type="float" office:value="0.00112419154083537" calcext:value-type="float">
            <text:p>0.001124191540835</text:p>
          </table:table-cell>
          <table:table-cell table:formula="of:=0.5*[.KG12]*(([.KG6]-[.KF6])/([.KG1]-[.KF1]))^2" office:value-type="float" office:value="0.00131809950522286" calcext:value-type="float">
            <text:p>0.001318099505223</text:p>
          </table:table-cell>
          <table:table-cell table:formula="of:=0.5*[.KH12]*(([.KH6]-[.KG6])/([.KH1]-[.KG1]))^2" office:value-type="float" office:value="0.00065867191790618" calcext:value-type="float">
            <text:p>0.000658671917906</text:p>
          </table:table-cell>
          <table:table-cell table:formula="of:=0.5*[.KI12]*(([.KI6]-[.KH6])/([.KI1]-[.KH1]))^2" office:value-type="float" office:value="0.00193988460228003" calcext:value-type="float">
            <text:p>0.00193988460228</text:p>
          </table:table-cell>
          <table:table-cell table:formula="of:=0.5*[.KJ12]*(([.KJ6]-[.KI6])/([.KJ1]-[.KI1]))^2" office:value-type="float" office:value="0.0121606510876446" calcext:value-type="float">
            <text:p>0.012160651087645</text:p>
          </table:table-cell>
          <table:table-cell table:formula="of:=0.5*[.KK12]*(([.KK6]-[.KJ6])/([.KK1]-[.KJ1]))^2" office:value-type="float" office:value="0.00000498245014254616" calcext:value-type="float">
            <text:p>4.98245014254616E-06</text:p>
          </table:table-cell>
          <table:table-cell table:formula="of:=0.5*[.KL12]*(([.KL6]-[.KK6])/([.KL1]-[.KK1]))^2" office:value-type="float" office:value="0.00371407151336289" calcext:value-type="float">
            <text:p>0.003714071513363</text:p>
          </table:table-cell>
          <table:table-cell table:formula="of:=0.5*[.KM12]*(([.KM6]-[.KL6])/([.KM1]-[.KL1]))^2" office:value-type="float" office:value="0.000360238537914847" calcext:value-type="float">
            <text:p>0.000360238537915</text:p>
          </table:table-cell>
          <table:table-cell table:formula="of:=0.5*[.KN12]*(([.KN6]-[.KM6])/([.KN1]-[.KM1]))^2" office:value-type="float" office:value="0.00000615983979897521" calcext:value-type="float">
            <text:p>6.15983979897521E-06</text:p>
          </table:table-cell>
          <table:table-cell table:formula="of:=0.5*[.KO12]*(([.KO6]-[.KN6])/([.KO1]-[.KN1]))^2" office:value-type="float" office:value="0.000245813727804259" calcext:value-type="float">
            <text:p>0.000245813727804</text:p>
          </table:table-cell>
          <table:table-cell table:formula="of:=0.5*[.KP12]*(([.KP6]-[.KO6])/([.KP1]-[.KO1]))^2" office:value-type="float" office:value="0.00329841334427089" calcext:value-type="float">
            <text:p>0.003298413344271</text:p>
          </table:table-cell>
          <table:table-cell table:formula="of:=0.5*[.KQ12]*(([.KQ6]-[.KP6])/([.KQ1]-[.KP1]))^2" office:value-type="float" office:value="0.0000395834076442768" calcext:value-type="float">
            <text:p>3.95834076442768E-05</text:p>
          </table:table-cell>
          <table:table-cell table:formula="of:=0.5*[.KR12]*(([.KR6]-[.KQ6])/([.KR1]-[.KQ1]))^2" office:value-type="float" office:value="0.000535385284464531" calcext:value-type="float">
            <text:p>0.000535385284465</text:p>
          </table:table-cell>
          <table:table-cell table:formula="of:=0.5*[.KS12]*(([.KS6]-[.KR6])/([.KS1]-[.KR1]))^2" office:value-type="float" office:value="0.00316548472293973" calcext:value-type="float">
            <text:p>0.00316548472294</text:p>
          </table:table-cell>
          <table:table-cell table:formula="of:=0.5*[.KT12]*(([.KT6]-[.KS6])/([.KT1]-[.KS1]))^2" office:value-type="float" office:value="0.0000335924004027675" calcext:value-type="float">
            <text:p>3.35924004027675E-05</text:p>
          </table:table-cell>
          <table:table-cell table:formula="of:=0.5*[.KU12]*(([.KU6]-[.KT6])/([.KU1]-[.KT1]))^2" office:value-type="float" office:value="0.00558732526838905" calcext:value-type="float">
            <text:p>0.005587325268389</text:p>
          </table:table-cell>
          <table:table-cell table:formula="of:=0.5*[.KV12]*(([.KV6]-[.KU6])/([.KV1]-[.KU1]))^2" office:value-type="float" office:value="0.00000839844877767269" calcext:value-type="float">
            <text:p>8.39844877767269E-06</text:p>
          </table:table-cell>
          <table:table-cell table:formula="of:=0.5*[.KW12]*(([.KW6]-[.KV6])/([.KW1]-[.KV1]))^2" office:value-type="float" office:value="0.000312013440048902" calcext:value-type="float">
            <text:p>0.000312013440049</text:p>
          </table:table-cell>
          <table:table-cell table:formula="of:=0.5*[.KX12]*(([.KX6]-[.KW6])/([.KX1]-[.KW1]))^2" office:value-type="float" office:value="0.000365387567471105" calcext:value-type="float">
            <text:p>0.000365387567471</text:p>
          </table:table-cell>
          <table:table-cell table:formula="of:=0.5*[.KY12]*(([.KY6]-[.KX6])/([.KY1]-[.KX1]))^2" office:value-type="float" office:value="0.00177549781992888" calcext:value-type="float">
            <text:p>0.001775497819929</text:p>
          </table:table-cell>
          <table:table-cell table:formula="of:=0.5*[.KZ12]*(([.KZ6]-[.KY6])/([.KZ1]-[.KY1]))^2" office:value-type="float" office:value="0.0029800912076966" calcext:value-type="float">
            <text:p>0.002980091207697</text:p>
          </table:table-cell>
          <table:table-cell table:formula="of:=0.5*[.LA12]*(([.LA6]-[.KZ6])/([.LA1]-[.KZ1]))^2" office:value-type="float" office:value="0.0000000189436891968949" calcext:value-type="float">
            <text:p>1.89436891968949E-08</text:p>
          </table:table-cell>
          <table:table-cell table:formula="of:=0.5*[.LB12]*(([.LB6]-[.LA6])/([.LB1]-[.LA1]))^2" office:value-type="float" office:value="0.00038929702962914" calcext:value-type="float">
            <text:p>0.000389297029629</text:p>
          </table:table-cell>
          <table:table-cell table:formula="of:=0.5*[.LC12]*(([.LC6]-[.LB6])/([.LC1]-[.LB1]))^2" office:value-type="float" office:value="0.000000366754501148093" calcext:value-type="float">
            <text:p>3.66754501148093E-07</text:p>
          </table:table-cell>
          <table:table-cell table:formula="of:=0.5*[.LD12]*(([.LD6]-[.LC6])/([.LD1]-[.LC1]))^2" office:value-type="float" office:value="0.00362028563418174" calcext:value-type="float">
            <text:p>0.003620285634182</text:p>
          </table:table-cell>
          <table:table-cell table:formula="of:=0.5*[.LE12]*(([.LE6]-[.LD6])/([.LE1]-[.LD1]))^2" office:value-type="float" office:value="0.000963637027844281" calcext:value-type="float">
            <text:p>0.000963637027844</text:p>
          </table:table-cell>
          <table:table-cell table:formula="of:=0.5*[.LF12]*(([.LF6]-[.LE6])/([.LF1]-[.LE1]))^2" office:value-type="float" office:value="0.00207266581575736" calcext:value-type="float">
            <text:p>0.002072665815757</text:p>
          </table:table-cell>
          <table:table-cell table:formula="of:=0.5*[.LG12]*(([.LG6]-[.LF6])/([.LG1]-[.LF1]))^2" office:value-type="float" office:value="0.0000192432518128704" calcext:value-type="float">
            <text:p>1.92432518128704E-05</text:p>
          </table:table-cell>
          <table:table-cell table:formula="of:=0.5*[.LH12]*(([.LH6]-[.LG6])/([.LH1]-[.LG1]))^2" office:value-type="float" office:value="0.00178451173033346" calcext:value-type="float">
            <text:p>0.001784511730333</text:p>
          </table:table-cell>
          <table:table-cell table:formula="of:=0.5*[.LI12]*(([.LI6]-[.LH6])/([.LI1]-[.LH1]))^2" office:value-type="float" office:value="0.000000000238466977686498" calcext:value-type="float">
            <text:p>2.38466977686498E-10</text:p>
          </table:table-cell>
          <table:table-cell table:formula="of:=0.5*[.LJ12]*(([.LJ6]-[.LI6])/([.LJ1]-[.LI1]))^2" office:value-type="float" office:value="0.00133745480356951" calcext:value-type="float">
            <text:p>0.00133745480357</text:p>
          </table:table-cell>
          <table:table-cell table:formula="of:=0.5*[.LK12]*(([.LK6]-[.LJ6])/([.LK1]-[.LJ1]))^2" office:value-type="float" office:value="0.0000710806194520858" calcext:value-type="float">
            <text:p>7.10806194520858E-05</text:p>
          </table:table-cell>
          <table:table-cell table:formula="of:=0.5*[.LL12]*(([.LL6]-[.LK6])/([.LL1]-[.LK1]))^2" office:value-type="float" office:value="0.00101848475136027" calcext:value-type="float">
            <text:p>0.00101848475136</text:p>
          </table:table-cell>
          <table:table-cell table:formula="of:=0.5*[.LM12]*(([.LM6]-[.LL6])/([.LM1]-[.LL1]))^2" office:value-type="float" office:value="0.000131233770905867" calcext:value-type="float">
            <text:p>0.000131233770906</text:p>
          </table:table-cell>
          <table:table-cell table:formula="of:=0.5*[.LN12]*(([.LN6]-[.LM6])/([.LN1]-[.LM1]))^2" office:value-type="float" office:value="0.0000681498080625239" calcext:value-type="float">
            <text:p>6.81498080625239E-05</text:p>
          </table:table-cell>
          <table:table-cell table:formula="of:=0.5*[.LO12]*(([.LO6]-[.LN6])/([.LO1]-[.LN1]))^2" office:value-type="float" office:value="0.0000661690109627327" calcext:value-type="float">
            <text:p>6.61690109627327E-05</text:p>
          </table:table-cell>
          <table:table-cell table:formula="of:=0.5*[.LP12]*(([.LP6]-[.LO6])/([.LP1]-[.LO1]))^2" office:value-type="float" office:value="0.00322399659115697" calcext:value-type="float">
            <text:p>0.003223996591157</text:p>
          </table:table-cell>
          <table:table-cell table:formula="of:=0.5*[.LQ12]*(([.LQ6]-[.LP6])/([.LQ1]-[.LP1]))^2" office:value-type="float" office:value="0.00217591524154563" calcext:value-type="float">
            <text:p>0.002175915241546</text:p>
          </table:table-cell>
          <table:table-cell table:formula="of:=0.5*[.LR12]*(([.LR6]-[.LQ6])/([.LR1]-[.LQ1]))^2" office:value-type="float" office:value="0.000071996303183441" calcext:value-type="float">
            <text:p>7.1996303183441E-05</text:p>
          </table:table-cell>
          <table:table-cell table:formula="of:=0.5*[.LS12]*(([.LS6]-[.LR6])/([.LS1]-[.LR1]))^2" office:value-type="float" office:value="0.0147409189175574" calcext:value-type="float">
            <text:p>0.014740918917557</text:p>
          </table:table-cell>
          <table:table-cell table:formula="of:=0.5*[.LT12]*(([.LT6]-[.LS6])/([.LT1]-[.LS1]))^2" office:value-type="float" office:value="0.00110681617615249" calcext:value-type="float">
            <text:p>0.001106816176152</text:p>
          </table:table-cell>
          <table:table-cell table:formula="of:=0.5*[.LU12]*(([.LU6]-[.LT6])/([.LU1]-[.LT1]))^2" office:value-type="float" office:value="0.000122708250871578" calcext:value-type="float">
            <text:p>0.000122708250872</text:p>
          </table:table-cell>
          <table:table-cell table:formula="of:=0.5*[.LV12]*(([.LV6]-[.LU6])/([.LV1]-[.LU1]))^2" office:value-type="float" office:value="0.00239594483811631" calcext:value-type="float">
            <text:p>0.002395944838116</text:p>
          </table:table-cell>
          <table:table-cell table:formula="of:=0.5*[.LW12]*(([.LW6]-[.LV6])/([.LW1]-[.LV1]))^2" office:value-type="float" office:value="0.0000438762711125652" calcext:value-type="float">
            <text:p>4.38762711125652E-05</text:p>
          </table:table-cell>
          <table:table-cell table:formula="of:=0.5*[.LX12]*(([.LX6]-[.LW6])/([.LX1]-[.LW1]))^2" office:value-type="float" office:value="0.0106272919775698" calcext:value-type="float">
            <text:p>0.01062729197757</text:p>
          </table:table-cell>
          <table:table-cell table:formula="of:=0.5*[.LY12]*(([.LY6]-[.LX6])/([.LY1]-[.LX1]))^2" office:value-type="float" office:value="0.000305107538140692" calcext:value-type="float">
            <text:p>0.000305107538141</text:p>
          </table:table-cell>
          <table:table-cell table:formula="of:=0.5*[.LZ12]*(([.LZ6]-[.LY6])/([.LZ1]-[.LY1]))^2" office:value-type="float" office:value="0.000445422095344366" calcext:value-type="float">
            <text:p>0.000445422095344</text:p>
          </table:table-cell>
          <table:table-cell table:formula="of:=0.5*[.MA12]*(([.MA6]-[.LZ6])/([.MA1]-[.LZ1]))^2" office:value-type="float" office:value="0.000117450739255429" calcext:value-type="float">
            <text:p>0.000117450739255</text:p>
          </table:table-cell>
          <table:table-cell table:formula="of:=0.5*[.MB12]*(([.MB6]-[.MA6])/([.MB1]-[.MA1]))^2" office:value-type="float" office:value="0.000197977946995342" calcext:value-type="float">
            <text:p>0.000197977946995</text:p>
          </table:table-cell>
          <table:table-cell table:formula="of:=0.5*[.MC12]*(([.MC6]-[.MB6])/([.MC1]-[.MB1]))^2" office:value-type="float" office:value="0.0091856819790263" calcext:value-type="float">
            <text:p>0.009185681979026</text:p>
          </table:table-cell>
          <table:table-cell table:formula="of:=0.5*[.MD12]*(([.MD6]-[.MC6])/([.MD1]-[.MC1]))^2" office:value-type="float" office:value="0.00262390860377406" calcext:value-type="float">
            <text:p>0.002623908603774</text:p>
          </table:table-cell>
          <table:table-cell table:formula="of:=0.5*[.ME12]*(([.ME6]-[.MD6])/([.ME1]-[.MD1]))^2" office:value-type="float" office:value="0.0025672979368583" calcext:value-type="float">
            <text:p>0.002567297936858</text:p>
          </table:table-cell>
          <table:table-cell table:formula="of:=0.5*[.MF12]*(([.MF6]-[.ME6])/([.MF1]-[.ME1]))^2" office:value-type="float" office:value="0.000947158361894801" calcext:value-type="float">
            <text:p>0.000947158361895</text:p>
          </table:table-cell>
          <table:table-cell table:formula="of:=0.5*[.MG12]*(([.MG6]-[.MF6])/([.MG1]-[.MF1]))^2" office:value-type="float" office:value="0.000614762356702833" calcext:value-type="float">
            <text:p>0.000614762356703</text:p>
          </table:table-cell>
          <table:table-cell table:formula="of:=0.5*[.MH12]*(([.MH6]-[.MG6])/([.MH1]-[.MG1]))^2" office:value-type="float" office:value="0.00127196538381065" calcext:value-type="float">
            <text:p>0.001271965383811</text:p>
          </table:table-cell>
          <table:table-cell table:formula="of:=0.5*[.MI12]*(([.MI6]-[.MH6])/([.MI1]-[.MH1]))^2" office:value-type="float" office:value="0.00029322133381959" calcext:value-type="float">
            <text:p>0.00029322133382</text:p>
          </table:table-cell>
          <table:table-cell table:formula="of:=0.5*[.MJ12]*(([.MJ6]-[.MI6])/([.MJ1]-[.MI1]))^2" office:value-type="float" office:value="0.000000355260084188331" calcext:value-type="float">
            <text:p>3.55260084188331E-07</text:p>
          </table:table-cell>
          <table:table-cell table:formula="of:=0.5*[.MK12]*(([.MK6]-[.MJ6])/([.MK1]-[.MJ1]))^2" office:value-type="float" office:value="0.00580754179063623" calcext:value-type="float">
            <text:p>0.005807541790636</text:p>
          </table:table-cell>
          <table:table-cell table:formula="of:=0.5*[.ML12]*(([.ML6]-[.MK6])/([.ML1]-[.MK1]))^2" office:value-type="float" office:value="0.000243552173095068" calcext:value-type="float">
            <text:p>0.000243552173095</text:p>
          </table:table-cell>
          <table:table-cell table:formula="of:=0.5*[.MM12]*(([.MM6]-[.ML6])/([.MM1]-[.ML1]))^2" office:value-type="float" office:value="0.0000313927727435085" calcext:value-type="float">
            <text:p>3.13927727435085E-05</text:p>
          </table:table-cell>
          <table:table-cell table:formula="of:=0.5*[.MN12]*(([.MN6]-[.MM6])/([.MN1]-[.MM1]))^2" office:value-type="float" office:value="0.00201538807189252" calcext:value-type="float">
            <text:p>0.002015388071893</text:p>
          </table:table-cell>
          <table:table-cell table:formula="of:=0.5*[.MO12]*(([.MO6]-[.MN6])/([.MO1]-[.MN1]))^2" office:value-type="float" office:value="0.000530420497937067" calcext:value-type="float">
            <text:p>0.000530420497937</text:p>
          </table:table-cell>
          <table:table-cell table:formula="of:=0.5*[.MP12]*(([.MP6]-[.MO6])/([.MP1]-[.MO1]))^2" office:value-type="float" office:value="0.00377395767869722" calcext:value-type="float">
            <text:p>0.003773957678697</text:p>
          </table:table-cell>
          <table:table-cell table:formula="of:=0.5*[.MQ12]*(([.MQ6]-[.MP6])/([.MQ1]-[.MP1]))^2" office:value-type="float" office:value="0.000656462444520969" calcext:value-type="float">
            <text:p>0.000656462444521</text:p>
          </table:table-cell>
          <table:table-cell table:formula="of:=0.5*[.MR12]*(([.MR6]-[.MQ6])/([.MR1]-[.MQ1]))^2" office:value-type="float" office:value="0.0000147555967093856" calcext:value-type="float">
            <text:p>1.47555967093856E-05</text:p>
          </table:table-cell>
          <table:table-cell table:formula="of:=0.5*[.MS12]*(([.MS6]-[.MR6])/([.MS1]-[.MR1]))^2" office:value-type="float" office:value="0.00010208109021948" calcext:value-type="float">
            <text:p>0.000102081090219</text:p>
          </table:table-cell>
          <table:table-cell table:formula="of:=0.5*[.MT12]*(([.MT6]-[.MS6])/([.MT1]-[.MS1]))^2" office:value-type="float" office:value="0.00637426728412031" calcext:value-type="float">
            <text:p>0.00637426728412</text:p>
          </table:table-cell>
          <table:table-cell table:formula="of:=0.5*[.MU12]*(([.MU6]-[.MT6])/([.MU1]-[.MT1]))^2" office:value-type="float" office:value="0.000154519084470772" calcext:value-type="float">
            <text:p>0.000154519084471</text:p>
          </table:table-cell>
          <table:table-cell table:formula="of:=0.5*[.MV12]*(([.MV6]-[.MU6])/([.MV1]-[.MU1]))^2" office:value-type="float" office:value="0.00106019285599738" calcext:value-type="float">
            <text:p>0.001060192855997</text:p>
          </table:table-cell>
          <table:table-cell table:formula="of:=0.5*[.MW12]*(([.MW6]-[.MV6])/([.MW1]-[.MV1]))^2" office:value-type="float" office:value="0.00174189738554432" calcext:value-type="float">
            <text:p>0.001741897385544</text:p>
          </table:table-cell>
          <table:table-cell table:formula="of:=0.5*[.MX12]*(([.MX6]-[.MW6])/([.MX1]-[.MW1]))^2" office:value-type="float" office:value="0.00184947981233603" calcext:value-type="float">
            <text:p>0.001849479812336</text:p>
          </table:table-cell>
          <table:table-cell table:formula="of:=0.5*[.MY12]*(([.MY6]-[.MX6])/([.MY1]-[.MX1]))^2" office:value-type="float" office:value="0.000290002771033794" calcext:value-type="float">
            <text:p>0.000290002771034</text:p>
          </table:table-cell>
          <table:table-cell table:formula="of:=0.5*[.MZ12]*(([.MZ6]-[.MY6])/([.MZ1]-[.MY1]))^2" office:value-type="float" office:value="0.0000675620428546408" calcext:value-type="float">
            <text:p>6.75620428546408E-05</text:p>
          </table:table-cell>
          <table:table-cell table:formula="of:=0.5*[.NA12]*(([.NA6]-[.MZ6])/([.NA1]-[.MZ1]))^2" office:value-type="float" office:value="0.00157134612456708" calcext:value-type="float">
            <text:p>0.001571346124567</text:p>
          </table:table-cell>
          <table:table-cell table:formula="of:=0.5*[.NB12]*(([.NB6]-[.NA6])/([.NB1]-[.NA1]))^2" office:value-type="float" office:value="0.000468967410094975" calcext:value-type="float">
            <text:p>0.000468967410095</text:p>
          </table:table-cell>
          <table:table-cell table:formula="of:=0.5*[.NC12]*(([.NC6]-[.NB6])/([.NC1]-[.NB1]))^2" office:value-type="float" office:value="0.000359211178604393" calcext:value-type="float">
            <text:p>0.000359211178604</text:p>
          </table:table-cell>
          <table:table-cell table:formula="of:=0.5*[.ND12]*(([.ND6]-[.NC6])/([.ND1]-[.NC1]))^2" office:value-type="float" office:value="0.000846970475819305" calcext:value-type="float">
            <text:p>0.000846970475819</text:p>
          </table:table-cell>
          <table:table-cell table:formula="of:=0.5*[.NE12]*(([.NE6]-[.ND6])/([.NE1]-[.ND1]))^2" office:value-type="float" office:value="0.00000629135462216126" calcext:value-type="float">
            <text:p>6.29135462216126E-06</text:p>
          </table:table-cell>
          <table:table-cell table:formula="of:=0.5*[.NF12]*(([.NF6]-[.NE6])/([.NF1]-[.NE1]))^2" office:value-type="float" office:value="0.00655879957457971" calcext:value-type="float">
            <text:p>0.00655879957458</text:p>
          </table:table-cell>
          <table:table-cell table:formula="of:=0.5*[.NG12]*(([.NG6]-[.NF6])/([.NG1]-[.NF1]))^2" office:value-type="float" office:value="0.0000197789984777021" calcext:value-type="float">
            <text:p>1.97789984777021E-05</text:p>
          </table:table-cell>
          <table:table-cell table:formula="of:=0.5*[.NH12]*(([.NH6]-[.NG6])/([.NH1]-[.NG1]))^2" office:value-type="float" office:value="0.000621826215250158" calcext:value-type="float">
            <text:p>0.00062182621525</text:p>
          </table:table-cell>
          <table:table-cell table:formula="of:=0.5*[.NI12]*(([.NI6]-[.NH6])/([.NI1]-[.NH1]))^2" office:value-type="float" office:value="0.00365167132871627" calcext:value-type="float">
            <text:p>0.003651671328716</text:p>
          </table:table-cell>
          <table:table-cell table:formula="of:=0.5*[.NJ12]*(([.NJ6]-[.NI6])/([.NJ1]-[.NI1]))^2" office:value-type="float" office:value="0.000116162398031622" calcext:value-type="float">
            <text:p>0.000116162398032</text:p>
          </table:table-cell>
          <table:table-cell table:formula="of:=0.5*[.NK12]*(([.NK6]-[.NJ6])/([.NK1]-[.NJ1]))^2" office:value-type="float" office:value="0.00403339762736657" calcext:value-type="float">
            <text:p>0.004033397627367</text:p>
          </table:table-cell>
          <table:table-cell table:formula="of:=0.5*[.NL12]*(([.NL6]-[.NK6])/([.NL1]-[.NK1]))^2" office:value-type="float" office:value="0.000135601761487467" calcext:value-type="float">
            <text:p>0.000135601761487</text:p>
          </table:table-cell>
          <table:table-cell table:formula="of:=0.5*[.NM12]*(([.NM6]-[.NL6])/([.NM1]-[.NL1]))^2" office:value-type="float" office:value="0.00385441517313384" calcext:value-type="float">
            <text:p>0.003854415173134</text:p>
          </table:table-cell>
          <table:table-cell table:formula="of:=0.5*[.NN12]*(([.NN6]-[.NM6])/([.NN1]-[.NM1]))^2" office:value-type="float" office:value="0.000000370421060121478" calcext:value-type="float">
            <text:p>3.70421060121478E-07</text:p>
          </table:table-cell>
          <table:table-cell table:formula="of:=0.5*[.NO12]*(([.NO6]-[.NN6])/([.NO1]-[.NN1]))^2" office:value-type="float" office:value="0.000079698201519875" calcext:value-type="float">
            <text:p>7.9698201519875E-05</text:p>
          </table:table-cell>
          <table:table-cell table:formula="of:=0.5*[.NP12]*(([.NP6]-[.NO6])/([.NP1]-[.NO1]))^2" office:value-type="float" office:value="0.0024378283157904" calcext:value-type="float">
            <text:p>0.00243782831579</text:p>
          </table:table-cell>
          <table:table-cell table:formula="of:=0.5*[.NQ12]*(([.NQ6]-[.NP6])/([.NQ1]-[.NP1]))^2" office:value-type="float" office:value="0.0028942987276393" calcext:value-type="float">
            <text:p>0.002894298727639</text:p>
          </table:table-cell>
          <table:table-cell table:formula="of:=0.5*[.NR12]*(([.NR6]-[.NQ6])/([.NR1]-[.NQ1]))^2" office:value-type="float" office:value="0.00118882852492081" calcext:value-type="float">
            <text:p>0.001188828524921</text:p>
          </table:table-cell>
          <table:table-cell table:formula="of:=0.5*[.NS12]*(([.NS6]-[.NR6])/([.NS1]-[.NR1]))^2" office:value-type="float" office:value="0.000426905130402021" calcext:value-type="float">
            <text:p>0.000426905130402</text:p>
          </table:table-cell>
          <table:table-cell table:formula="of:=0.5*[.NT12]*(([.NT6]-[.NS6])/([.NT1]-[.NS1]))^2" office:value-type="float" office:value="0.00146395472876343" calcext:value-type="float">
            <text:p>0.001463954728763</text:p>
          </table:table-cell>
          <table:table-cell table:formula="of:=0.5*[.NU12]*(([.NU6]-[.NT6])/([.NU1]-[.NT1]))^2" office:value-type="float" office:value="0.0000422583754793523" calcext:value-type="float">
            <text:p>4.22583754793523E-05</text:p>
          </table:table-cell>
          <table:table-cell table:formula="of:=0.5*[.NV12]*(([.NV6]-[.NU6])/([.NV1]-[.NU1]))^2" office:value-type="float" office:value="0.00033998661014056" calcext:value-type="float">
            <text:p>0.000339986610141</text:p>
          </table:table-cell>
          <table:table-cell table:formula="of:=0.5*[.NW12]*(([.NW6]-[.NV6])/([.NW1]-[.NV1]))^2" office:value-type="float" office:value="0.00211618583950555" calcext:value-type="float">
            <text:p>0.002116185839506</text:p>
          </table:table-cell>
          <table:table-cell table:formula="of:=0.5*[.NX12]*(([.NX6]-[.NW6])/([.NX1]-[.NW1]))^2" office:value-type="float" office:value="0.000410498748299311" calcext:value-type="float">
            <text:p>0.000410498748299</text:p>
          </table:table-cell>
          <table:table-cell table:formula="of:=0.5*[.NY12]*(([.NY6]-[.NX6])/([.NY1]-[.NX1]))^2" office:value-type="float" office:value="0.00158867902140812" calcext:value-type="float">
            <text:p>0.001588679021408</text:p>
          </table:table-cell>
          <table:table-cell table:formula="of:=0.5*[.NZ12]*(([.NZ6]-[.NY6])/([.NZ1]-[.NY1]))^2" office:value-type="float" office:value="0.000892646775010448" calcext:value-type="float">
            <text:p>0.00089264677501</text:p>
          </table:table-cell>
          <table:table-cell table:formula="of:=0.5*[.OA12]*(([.OA6]-[.NZ6])/([.OA1]-[.NZ1]))^2" office:value-type="float" office:value="0.00392957708307324" calcext:value-type="float">
            <text:p>0.003929577083073</text:p>
          </table:table-cell>
          <table:table-cell table:formula="of:=0.5*[.OB12]*(([.OB6]-[.OA6])/([.OB1]-[.OA1]))^2" office:value-type="float" office:value="0.0000690704343944698" calcext:value-type="float">
            <text:p>6.90704343944698E-05</text:p>
          </table:table-cell>
          <table:table-cell table:formula="of:=0.5*[.OC12]*(([.OC6]-[.OB6])/([.OC1]-[.OB1]))^2" office:value-type="float" office:value="0.000449963856190166" calcext:value-type="float">
            <text:p>0.00044996385619</text:p>
          </table:table-cell>
          <table:table-cell table:formula="of:=0.5*[.OD12]*(([.OD6]-[.OC6])/([.OD1]-[.OC1]))^2" office:value-type="float" office:value="0.00473220772556184" calcext:value-type="float">
            <text:p>0.004732207725562</text:p>
          </table:table-cell>
          <table:table-cell table:formula="of:=0.5*[.OE12]*(([.OE6]-[.OD6])/([.OE1]-[.OD1]))^2" office:value-type="float" office:value="0.0000790426265251794" calcext:value-type="float">
            <text:p>7.90426265251794E-05</text:p>
          </table:table-cell>
          <table:table-cell table:formula="of:=0.5*[.OF12]*(([.OF6]-[.OE6])/([.OF1]-[.OE1]))^2" office:value-type="float" office:value="0.000955065227828603" calcext:value-type="float">
            <text:p>0.000955065227829</text:p>
          </table:table-cell>
          <table:table-cell table:formula="of:=0.5*[.OG12]*(([.OG6]-[.OF6])/([.OG1]-[.OF1]))^2" office:value-type="float" office:value="0.00457851865433986" calcext:value-type="float">
            <text:p>0.00457851865434</text:p>
          </table:table-cell>
          <table:table-cell table:formula="of:=0.5*[.OH12]*(([.OH6]-[.OG6])/([.OH1]-[.OG1]))^2" office:value-type="float" office:value="0.000970999674948873" calcext:value-type="float">
            <text:p>0.000970999674949</text:p>
          </table:table-cell>
          <table:table-cell table:formula="of:=0.5*[.OI12]*(([.OI6]-[.OH6])/([.OI1]-[.OH1]))^2" office:value-type="float" office:value="0.00000123692474162561" calcext:value-type="float">
            <text:p>1.23692474162561E-06</text:p>
          </table:table-cell>
          <table:table-cell table:formula="of:=0.5*[.OJ12]*(([.OJ6]-[.OI6])/([.OJ1]-[.OI1]))^2" office:value-type="float" office:value="0.00169337783296427" calcext:value-type="float">
            <text:p>0.001693377832964</text:p>
          </table:table-cell>
          <table:table-cell table:formula="of:=0.5*[.OK12]*(([.OK6]-[.OJ6])/([.OK1]-[.OJ1]))^2" office:value-type="float" office:value="0.0000771599044596331" calcext:value-type="float">
            <text:p>7.71599044596331E-05</text:p>
          </table:table-cell>
          <table:table-cell table:formula="of:=0.5*[.OL12]*(([.OL6]-[.OK6])/([.OL1]-[.OK1]))^2" office:value-type="float" office:value="0.000198583586504784" calcext:value-type="float">
            <text:p>0.000198583586505</text:p>
          </table:table-cell>
          <table:table-cell table:formula="of:=0.5*[.OM12]*(([.OM6]-[.OL6])/([.OM1]-[.OL1]))^2" office:value-type="float" office:value="0.00145897764844185" calcext:value-type="float">
            <text:p>0.001458977648442</text:p>
          </table:table-cell>
          <table:table-cell table:formula="of:=0.5*[.ON12]*(([.ON6]-[.OM6])/([.ON1]-[.OM1]))^2" office:value-type="float" office:value="0.000106130112215904" calcext:value-type="float">
            <text:p>0.000106130112216</text:p>
          </table:table-cell>
          <table:table-cell table:formula="of:=0.5*[.OO12]*(([.OO6]-[.ON6])/([.OO1]-[.ON1]))^2" office:value-type="float" office:value="0.0039644491023744" calcext:value-type="float">
            <text:p>0.003964449102374</text:p>
          </table:table-cell>
          <table:table-cell table:formula="of:=0.5*[.OP12]*(([.OP6]-[.OO6])/([.OP1]-[.OO1]))^2" office:value-type="float" office:value="0.000660585315164311" calcext:value-type="float">
            <text:p>0.000660585315164</text:p>
          </table:table-cell>
          <table:table-cell table:formula="of:=0.5*[.OQ12]*(([.OQ6]-[.OP6])/([.OQ1]-[.OP1]))^2" office:value-type="float" office:value="0.0000471709106814392" calcext:value-type="float">
            <text:p>4.71709106814392E-05</text:p>
          </table:table-cell>
          <table:table-cell table:formula="of:=0.5*[.OR12]*(([.OR6]-[.OQ6])/([.OR1]-[.OQ1]))^2" office:value-type="float" office:value="0.0000462482636842635" calcext:value-type="float">
            <text:p>4.62482636842635E-05</text:p>
          </table:table-cell>
          <table:table-cell table:formula="of:=0.5*[.OS12]*(([.OS6]-[.OR6])/([.OS1]-[.OR1]))^2" office:value-type="float" office:value="0.000181892707221552" calcext:value-type="float">
            <text:p>0.000181892707222</text:p>
          </table:table-cell>
          <table:table-cell table:formula="of:=0.5*[.OT12]*(([.OT6]-[.OS6])/([.OT1]-[.OS1]))^2" office:value-type="float" office:value="0.000939124469313048" calcext:value-type="float">
            <text:p>0.000939124469313</text:p>
          </table:table-cell>
          <table:table-cell table:formula="of:=0.5*[.OU12]*(([.OU6]-[.OT6])/([.OU1]-[.OT1]))^2" office:value-type="float" office:value="0.00025202569986756" calcext:value-type="float">
            <text:p>0.000252025699868</text:p>
          </table:table-cell>
          <table:table-cell table:formula="of:=0.5*[.OV12]*(([.OV6]-[.OU6])/([.OV1]-[.OU1]))^2" office:value-type="float" office:value="0.000582795539971459" calcext:value-type="float">
            <text:p>0.000582795539971</text:p>
          </table:table-cell>
          <table:table-cell table:formula="of:=0.5*[.OW12]*(([.OW6]-[.OV6])/([.OW1]-[.OV1]))^2" office:value-type="float" office:value="0.00850428454320398" calcext:value-type="float">
            <text:p>0.008504284543204</text:p>
          </table:table-cell>
          <table:table-cell table:formula="of:=0.5*[.OX12]*(([.OX6]-[.OW6])/([.OX1]-[.OW1]))^2" office:value-type="float" office:value="0.000101123562321458" calcext:value-type="float">
            <text:p>0.000101123562321</text:p>
          </table:table-cell>
          <table:table-cell table:formula="of:=0.5*[.OY12]*(([.OY6]-[.OX6])/([.OY1]-[.OX1]))^2" office:value-type="float" office:value="0.0000268590382277235" calcext:value-type="float">
            <text:p>2.68590382277235E-05</text:p>
          </table:table-cell>
          <table:table-cell table:formula="of:=0.5*[.OZ12]*(([.OZ6]-[.OY6])/([.OZ1]-[.OY1]))^2" office:value-type="float" office:value="0.000165640609111577" calcext:value-type="float">
            <text:p>0.000165640609112</text:p>
          </table:table-cell>
          <table:table-cell table:formula="of:=0.5*[.PA12]*(([.PA6]-[.OZ6])/([.PA1]-[.OZ1]))^2" office:value-type="float" office:value="0.0000682989156148707" calcext:value-type="float">
            <text:p>6.82989156148707E-05</text:p>
          </table:table-cell>
          <table:table-cell table:formula="of:=0.5*[.PB12]*(([.PB6]-[.PA6])/([.PB1]-[.PA1]))^2" office:value-type="float" office:value="0.000239984902122537" calcext:value-type="float">
            <text:p>0.000239984902123</text:p>
          </table:table-cell>
          <table:table-cell table:formula="of:=0.5*[.PC12]*(([.PC6]-[.PB6])/([.PC1]-[.PB1]))^2" office:value-type="float" office:value="0.0000314553825924904" calcext:value-type="float">
            <text:p>3.14553825924904E-05</text:p>
          </table:table-cell>
          <table:table-cell table:formula="of:=0.5*[.PD12]*(([.PD6]-[.PC6])/([.PD1]-[.PC1]))^2" office:value-type="float" office:value="0.000580647408622306" calcext:value-type="float">
            <text:p>0.000580647408622</text:p>
          </table:table-cell>
          <table:table-cell table:formula="of:=0.5*[.PE12]*(([.PE6]-[.PD6])/([.PE1]-[.PD1]))^2" office:value-type="float" office:value="0.0000480826619550367" calcext:value-type="float">
            <text:p>4.80826619550367E-05</text:p>
          </table:table-cell>
          <table:table-cell table:formula="of:=0.5*[.PF12]*(([.PF6]-[.PE6])/([.PF1]-[.PE1]))^2" office:value-type="float" office:value="0.0106624602244154" calcext:value-type="float">
            <text:p>0.010662460224416</text:p>
          </table:table-cell>
          <table:table-cell table:formula="of:=0.5*[.PG12]*(([.PG6]-[.PF6])/([.PG1]-[.PF1]))^2" office:value-type="float" office:value="0.00181782214049504" calcext:value-type="float">
            <text:p>0.001817822140495</text:p>
          </table:table-cell>
          <table:table-cell table:formula="of:=0.5*[.PH12]*(([.PH6]-[.PG6])/([.PH1]-[.PG1]))^2" office:value-type="float" office:value="0.00165331000599205" calcext:value-type="float">
            <text:p>0.001653310005992</text:p>
          </table:table-cell>
          <table:table-cell table:formula="of:=0.5*[.PI12]*(([.PI6]-[.PH6])/([.PI1]-[.PH1]))^2" office:value-type="float" office:value="0.00078786738832191" calcext:value-type="float">
            <text:p>0.000787867388322</text:p>
          </table:table-cell>
          <table:table-cell table:formula="of:=0.5*[.PJ12]*(([.PJ6]-[.PI6])/([.PJ1]-[.PI1]))^2" office:value-type="float" office:value="0.000696310122227436" calcext:value-type="float">
            <text:p>0.000696310122227</text:p>
          </table:table-cell>
          <table:table-cell table:formula="of:=0.5*[.PK12]*(([.PK6]-[.PJ6])/([.PK1]-[.PJ1]))^2" office:value-type="float" office:value="0.000198673275295489" calcext:value-type="float">
            <text:p>0.000198673275295</text:p>
          </table:table-cell>
          <table:table-cell table:formula="of:=0.5*[.PL12]*(([.PL6]-[.PK6])/([.PL1]-[.PK1]))^2" office:value-type="float" office:value="0.000177647535781474" calcext:value-type="float">
            <text:p>0.000177647535781</text:p>
          </table:table-cell>
          <table:table-cell table:formula="of:=0.5*[.PM12]*(([.PM6]-[.PL6])/([.PM1]-[.PL1]))^2" office:value-type="float" office:value="0.000324348408947364" calcext:value-type="float">
            <text:p>0.000324348408947</text:p>
          </table:table-cell>
          <table:table-cell table:formula="of:=0.5*[.PN12]*(([.PN6]-[.PM6])/([.PN1]-[.PM1]))^2" office:value-type="float" office:value="0.0084124629341187" calcext:value-type="float">
            <text:p>0.008412462934119</text:p>
          </table:table-cell>
          <table:table-cell table:formula="of:=0.5*[.PO12]*(([.PO6]-[.PN6])/([.PO1]-[.PN1]))^2" office:value-type="float" office:value="0.0022104724289592" calcext:value-type="float">
            <text:p>0.002210472428959</text:p>
          </table:table-cell>
          <table:table-cell table:formula="of:=0.5*[.PP12]*(([.PP6]-[.PO6])/([.PP1]-[.PO1]))^2" office:value-type="float" office:value="0.000723226089174444" calcext:value-type="float">
            <text:p>0.000723226089174</text:p>
          </table:table-cell>
          <table:table-cell table:formula="of:=0.5*[.PQ12]*(([.PQ6]-[.PP6])/([.PQ1]-[.PP1]))^2" office:value-type="float" office:value="0.0000295997330833005" calcext:value-type="float">
            <text:p>2.95997330833005E-05</text:p>
          </table:table-cell>
          <table:table-cell table:formula="of:=0.5*[.PR12]*(([.PR6]-[.PQ6])/([.PR1]-[.PQ1]))^2" office:value-type="float" office:value="0.0000447832923783555" calcext:value-type="float">
            <text:p>4.47832923783555E-05</text:p>
          </table:table-cell>
          <table:table-cell table:formula="of:=0.5*[.PS12]*(([.PS6]-[.PR6])/([.PS1]-[.PR1]))^2" office:value-type="float" office:value="0.00231089084689931" calcext:value-type="float">
            <text:p>0.002310890846899</text:p>
          </table:table-cell>
          <table:table-cell table:formula="of:=0.5*[.PT12]*(([.PT6]-[.PS6])/([.PT1]-[.PS1]))^2" office:value-type="float" office:value="0.000174557360121712" calcext:value-type="float">
            <text:p>0.000174557360122</text:p>
          </table:table-cell>
          <table:table-cell table:formula="of:=0.5*[.PU12]*(([.PU6]-[.PT6])/([.PU1]-[.PT1]))^2" office:value-type="float" office:value="0.0040446337022996" calcext:value-type="float">
            <text:p>0.0040446337023</text:p>
          </table:table-cell>
          <table:table-cell table:formula="of:=0.5*[.PV12]*(([.PV6]-[.PU6])/([.PV1]-[.PU1]))^2" office:value-type="float" office:value="0.0040195966598342" calcext:value-type="float">
            <text:p>0.004019596659834</text:p>
          </table:table-cell>
          <table:table-cell table:formula="of:=0.5*[.PW12]*(([.PW6]-[.PV6])/([.PW1]-[.PV1]))^2" office:value-type="float" office:value="0.00525450090052097" calcext:value-type="float">
            <text:p>0.005254500900521</text:p>
          </table:table-cell>
          <table:table-cell table:formula="of:=0.5*[.PX12]*(([.PX6]-[.PW6])/([.PX1]-[.PW1]))^2" office:value-type="float" office:value="0.00115119712339136" calcext:value-type="float">
            <text:p>0.001151197123391</text:p>
          </table:table-cell>
          <table:table-cell table:formula="of:=0.5*[.PY12]*(([.PY6]-[.PX6])/([.PY1]-[.PX1]))^2" office:value-type="float" office:value="0.000297254536615441" calcext:value-type="float">
            <text:p>0.000297254536615</text:p>
          </table:table-cell>
          <table:table-cell table:formula="of:=0.5*[.PZ12]*(([.PZ6]-[.PY6])/([.PZ1]-[.PY1]))^2" office:value-type="float" office:value="0.00379025384966615" calcext:value-type="float">
            <text:p>0.003790253849666</text:p>
          </table:table-cell>
          <table:table-cell table:formula="of:=0.5*[.QA12]*(([.QA6]-[.PZ6])/([.QA1]-[.PZ1]))^2" office:value-type="float" office:value="0.00140689266600827" calcext:value-type="float">
            <text:p>0.001406892666008</text:p>
          </table:table-cell>
          <table:table-cell table:formula="of:=0.5*[.QB12]*(([.QB6]-[.QA6])/([.QB1]-[.QA1]))^2" office:value-type="float" office:value="0.0000036775979328965" calcext:value-type="float">
            <text:p>3.6775979328965E-06</text:p>
          </table:table-cell>
          <table:table-cell table:formula="of:=0.5*[.QC12]*(([.QC6]-[.QB6])/([.QC1]-[.QB1]))^2" office:value-type="float" office:value="0.00149583975144485" calcext:value-type="float">
            <text:p>0.001495839751445</text:p>
          </table:table-cell>
          <table:table-cell table:formula="of:=0.5*[.QD12]*(([.QD6]-[.QC6])/([.QD1]-[.QC1]))^2" office:value-type="float" office:value="0.000171163507815229" calcext:value-type="float">
            <text:p>0.000171163507815</text:p>
          </table:table-cell>
          <table:table-cell table:formula="of:=0.5*[.QE12]*(([.QE6]-[.QD6])/([.QE1]-[.QD1]))^2" office:value-type="float" office:value="0.00826596805432965" calcext:value-type="float">
            <text:p>0.00826596805433</text:p>
          </table:table-cell>
          <table:table-cell table:formula="of:=0.5*[.QF12]*(([.QF6]-[.QE6])/([.QF1]-[.QE1]))^2" office:value-type="float" office:value="0.000181299049553917" calcext:value-type="float">
            <text:p>0.000181299049554</text:p>
          </table:table-cell>
          <table:table-cell table:formula="of:=0.5*[.QG12]*(([.QG6]-[.QF6])/([.QG1]-[.QF1]))^2" office:value-type="float" office:value="0.00510944688360823" calcext:value-type="float">
            <text:p>0.005109446883608</text:p>
          </table:table-cell>
          <table:table-cell table:formula="of:=0.5*[.QH12]*(([.QH6]-[.QG6])/([.QH1]-[.QG1]))^2" office:value-type="float" office:value="0.000583153711756242" calcext:value-type="float">
            <text:p>0.000583153711756</text:p>
          </table:table-cell>
          <table:table-cell table:formula="of:=0.5*[.QI12]*(([.QI6]-[.QH6])/([.QI1]-[.QH1]))^2" office:value-type="float" office:value="0.0000842751989793503" calcext:value-type="float">
            <text:p>8.42751989793503E-05</text:p>
          </table:table-cell>
          <table:table-cell table:formula="of:=0.5*[.QJ12]*(([.QJ6]-[.QI6])/([.QJ1]-[.QI1]))^2" office:value-type="float" office:value="0.00571267966114968" calcext:value-type="float">
            <text:p>0.00571267966115</text:p>
          </table:table-cell>
          <table:table-cell table:formula="of:=0.5*[.QK12]*(([.QK6]-[.QJ6])/([.QK1]-[.QJ1]))^2" office:value-type="float" office:value="0.0000322691555012168" calcext:value-type="float">
            <text:p>3.22691555012168E-05</text:p>
          </table:table-cell>
          <table:table-cell table:formula="of:=0.5*[.QL12]*(([.QL6]-[.QK6])/([.QL1]-[.QK1]))^2" office:value-type="float" office:value="0.00306901985387459" calcext:value-type="float">
            <text:p>0.003069019853875</text:p>
          </table:table-cell>
          <table:table-cell table:formula="of:=0.5*[.QM12]*(([.QM6]-[.QL6])/([.QM1]-[.QL1]))^2" office:value-type="float" office:value="0.0110245386937399" calcext:value-type="float">
            <text:p>0.01102453869374</text:p>
          </table:table-cell>
          <table:table-cell table:formula="of:=0.5*[.QN12]*(([.QN6]-[.QM6])/([.QN1]-[.QM1]))^2" office:value-type="float" office:value="0.00111048099719627" calcext:value-type="float">
            <text:p>0.001110480997196</text:p>
          </table:table-cell>
          <table:table-cell table:formula="of:=0.5*[.QO12]*(([.QO6]-[.QN6])/([.QO1]-[.QN1]))^2" office:value-type="float" office:value="0.00224348666065294" calcext:value-type="float">
            <text:p>0.002243486660653</text:p>
          </table:table-cell>
          <table:table-cell table:formula="of:=0.5*[.QP12]*(([.QP6]-[.QO6])/([.QP1]-[.QO1]))^2" office:value-type="float" office:value="0.00183591334549264" calcext:value-type="float">
            <text:p>0.001835913345493</text:p>
          </table:table-cell>
          <table:table-cell table:formula="of:=0.5*[.QQ12]*(([.QQ6]-[.QP6])/([.QQ1]-[.QP1]))^2" office:value-type="float" office:value="0.0009867159717263" calcext:value-type="float">
            <text:p>0.000986715971726</text:p>
          </table:table-cell>
          <table:table-cell table:formula="of:=0.5*[.QR12]*(([.QR6]-[.QQ6])/([.QR1]-[.QQ1]))^2" office:value-type="float" office:value="0.00310105096885312" calcext:value-type="float">
            <text:p>0.003101050968853</text:p>
          </table:table-cell>
          <table:table-cell table:formula="of:=0.5*[.QS12]*(([.QS6]-[.QR6])/([.QS1]-[.QR1]))^2" office:value-type="float" office:value="0.00490248078378912" calcext:value-type="float">
            <text:p>0.004902480783789</text:p>
          </table:table-cell>
          <table:table-cell table:formula="of:=0.5*[.QT12]*(([.QT6]-[.QS6])/([.QT1]-[.QS1]))^2" office:value-type="float" office:value="0.0000483088101719882" calcext:value-type="float">
            <text:p>4.83088101719882E-05</text:p>
          </table:table-cell>
          <table:table-cell table:formula="of:=0.5*[.QU12]*(([.QU6]-[.QT6])/([.QU1]-[.QT1]))^2" office:value-type="float" office:value="0.00338135927504953" calcext:value-type="float">
            <text:p>0.00338135927505</text:p>
          </table:table-cell>
          <table:table-cell table:formula="of:=0.5*[.QV12]*(([.QV6]-[.QU6])/([.QV1]-[.QU1]))^2" office:value-type="float" office:value="0.00769798837322472" calcext:value-type="float">
            <text:p>0.007697988373225</text:p>
          </table:table-cell>
          <table:table-cell table:formula="of:=0.5*[.QW12]*(([.QW6]-[.QV6])/([.QW1]-[.QV1]))^2" office:value-type="float" office:value="0.0000496082689771977" calcext:value-type="float">
            <text:p>4.96082689771977E-05</text:p>
          </table:table-cell>
          <table:table-cell table:formula="of:=0.5*[.QX12]*(([.QX6]-[.QW6])/([.QX1]-[.QW1]))^2" office:value-type="float" office:value="0.000650506315567407" calcext:value-type="float">
            <text:p>0.000650506315567</text:p>
          </table:table-cell>
          <table:table-cell table:formula="of:=0.5*[.QY12]*(([.QY6]-[.QX6])/([.QY1]-[.QX1]))^2" office:value-type="float" office:value="0.000180737006162665" calcext:value-type="float">
            <text:p>0.000180737006163</text:p>
          </table:table-cell>
          <table:table-cell table:formula="of:=0.5*[.QZ12]*(([.QZ6]-[.QY6])/([.QZ1]-[.QY1]))^2" office:value-type="float" office:value="0.00282159870654964" calcext:value-type="float">
            <text:p>0.00282159870655</text:p>
          </table:table-cell>
          <table:table-cell table:formula="of:=0.5*[.RA12]*(([.RA6]-[.QZ6])/([.RA1]-[.QZ1]))^2" office:value-type="float" office:value="0.00034337118862741" calcext:value-type="float">
            <text:p>0.000343371188627</text:p>
          </table:table-cell>
          <table:table-cell table:formula="of:=0.5*[.RB12]*(([.RB6]-[.RA6])/([.RB1]-[.RA1]))^2" office:value-type="float" office:value="0.000404295873605364" calcext:value-type="float">
            <text:p>0.000404295873605</text:p>
          </table:table-cell>
          <table:table-cell table:formula="of:=0.5*[.RC12]*(([.RC6]-[.RB6])/([.RC1]-[.RB1]))^2" office:value-type="float" office:value="0.00555106432273515" calcext:value-type="float">
            <text:p>0.005551064322735</text:p>
          </table:table-cell>
          <table:table-cell table:formula="of:=0.5*[.RD12]*(([.RD6]-[.RC6])/([.RD1]-[.RC1]))^2" office:value-type="float" office:value="0.00266348338969068" calcext:value-type="float">
            <text:p>0.002663483389691</text:p>
          </table:table-cell>
          <table:table-cell table:formula="of:=0.5*[.RE12]*(([.RE6]-[.RD6])/([.RE1]-[.RD1]))^2" office:value-type="float" office:value="0.000659829385652351" calcext:value-type="float">
            <text:p>0.000659829385652</text:p>
          </table:table-cell>
          <table:table-cell table:formula="of:=0.5*[.RF12]*(([.RF6]-[.RE6])/([.RF1]-[.RE1]))^2" office:value-type="float" office:value="0.00267342752595819" calcext:value-type="float">
            <text:p>0.002673427525958</text:p>
          </table:table-cell>
          <table:table-cell table:formula="of:=0.5*[.RG12]*(([.RG6]-[.RF6])/([.RG1]-[.RF1]))^2" office:value-type="float" office:value="0.00193986279688487" calcext:value-type="float">
            <text:p>0.001939862796885</text:p>
          </table:table-cell>
          <table:table-cell table:formula="of:=0.5*[.RH12]*(([.RH6]-[.RG6])/([.RH1]-[.RG1]))^2" office:value-type="float" office:value="0.00033251846981784" calcext:value-type="float">
            <text:p>0.000332518469818</text:p>
          </table:table-cell>
          <table:table-cell table:formula="of:=0.5*[.RI12]*(([.RI6]-[.RH6])/([.RI1]-[.RH1]))^2" office:value-type="float" office:value="0.0203588569577803" calcext:value-type="float">
            <text:p>0.02035885695778</text:p>
          </table:table-cell>
          <table:table-cell table:formula="of:=0.5*[.RJ12]*(([.RJ6]-[.RI6])/([.RJ1]-[.RI1]))^2" office:value-type="float" office:value="0.0000146756665285163" calcext:value-type="float">
            <text:p>1.46756665285163E-05</text:p>
          </table:table-cell>
          <table:table-cell table:formula="of:=0.5*[.RK12]*(([.RK6]-[.RJ6])/([.RK1]-[.RJ1]))^2" office:value-type="float" office:value="0.000269768390332808" calcext:value-type="float">
            <text:p>0.000269768390333</text:p>
          </table:table-cell>
          <table:table-cell table:formula="of:=0.5*[.RL12]*(([.RL6]-[.RK6])/([.RL1]-[.RK1]))^2" office:value-type="float" office:value="0.00286362824885264" calcext:value-type="float">
            <text:p>0.002863628248853</text:p>
          </table:table-cell>
          <table:table-cell table:formula="of:=0.5*[.RM12]*(([.RM6]-[.RL6])/([.RM1]-[.RL1]))^2" office:value-type="float" office:value="0.00775096760633559" calcext:value-type="float">
            <text:p>0.007750967606336</text:p>
          </table:table-cell>
          <table:table-cell table:formula="of:=0.5*[.RN12]*(([.RN6]-[.RM6])/([.RN1]-[.RM1]))^2" office:value-type="float" office:value="0.00473905880298732" calcext:value-type="float">
            <text:p>0.004739058802987</text:p>
          </table:table-cell>
          <table:table-cell table:formula="of:=0.5*[.RO12]*(([.RO6]-[.RN6])/([.RO1]-[.RN1]))^2" office:value-type="float" office:value="0.00134786468432917" calcext:value-type="float">
            <text:p>0.001347864684329</text:p>
          </table:table-cell>
          <table:table-cell table:formula="of:=0.5*[.RP12]*(([.RP6]-[.RO6])/([.RP1]-[.RO1]))^2" office:value-type="float" office:value="0.000302896118933673" calcext:value-type="float">
            <text:p>0.000302896118934</text:p>
          </table:table-cell>
          <table:table-cell table:formula="of:=0.5*[.RQ12]*(([.RQ6]-[.RP6])/([.RQ1]-[.RP1]))^2" office:value-type="float" office:value="0.00103588773586023" calcext:value-type="float">
            <text:p>0.00103588773586</text:p>
          </table:table-cell>
          <table:table-cell table:formula="of:=0.5*[.RR12]*(([.RR6]-[.RQ6])/([.RR1]-[.RQ1]))^2" office:value-type="float" office:value="0.000721438576264162" calcext:value-type="float">
            <text:p>0.000721438576264</text:p>
          </table:table-cell>
          <table:table-cell table:formula="of:=0.5*[.RS12]*(([.RS6]-[.RR6])/([.RS1]-[.RR1]))^2" office:value-type="float" office:value="0.00000593911154971818" calcext:value-type="float">
            <text:p>5.93911154971818E-06</text:p>
          </table:table-cell>
          <table:table-cell table:formula="of:=0.5*[.RT12]*(([.RT6]-[.RS6])/([.RT1]-[.RS1]))^2" office:value-type="float" office:value="0.000127001497850503" calcext:value-type="float">
            <text:p>0.000127001497851</text:p>
          </table:table-cell>
          <table:table-cell table:formula="of:=0.5*[.RU12]*(([.RU6]-[.RT6])/([.RU1]-[.RT1]))^2" office:value-type="float" office:value="0.00191175164051458" calcext:value-type="float">
            <text:p>0.001911751640515</text:p>
          </table:table-cell>
          <table:table-cell table:formula="of:=0.5*[.RV12]*(([.RV6]-[.RU6])/([.RV1]-[.RU1]))^2" office:value-type="float" office:value="0.00808601016581399" calcext:value-type="float">
            <text:p>0.008086010165814</text:p>
          </table:table-cell>
          <table:table-cell table:formula="of:=0.5*[.RW12]*(([.RW6]-[.RV6])/([.RW1]-[.RV1]))^2" office:value-type="float" office:value="0.00776340714137433" calcext:value-type="float">
            <text:p>0.007763407141374</text:p>
          </table:table-cell>
          <table:table-cell table:formula="of:=0.5*[.RX12]*(([.RX6]-[.RW6])/([.RX1]-[.RW1]))^2" office:value-type="float" office:value="0.00384927447026585" calcext:value-type="float">
            <text:p>0.003849274470266</text:p>
          </table:table-cell>
          <table:table-cell table:formula="of:=0.5*[.RY12]*(([.RY6]-[.RX6])/([.RY1]-[.RX1]))^2" office:value-type="float" office:value="0.000414019820426907" calcext:value-type="float">
            <text:p>0.000414019820427</text:p>
          </table:table-cell>
          <table:table-cell table:formula="of:=0.5*[.RZ12]*(([.RZ6]-[.RY6])/([.RZ1]-[.RY1]))^2" office:value-type="float" office:value="0.000781800143564301" calcext:value-type="float">
            <text:p>0.000781800143564</text:p>
          </table:table-cell>
          <table:table-cell table:formula="of:=0.5*[.SA12]*(([.SA6]-[.RZ6])/([.SA1]-[.RZ1]))^2" office:value-type="float" office:value="0.0024210190309717" calcext:value-type="float">
            <text:p>0.002421019030972</text:p>
          </table:table-cell>
          <table:table-cell table:formula="of:=0.5*[.SB12]*(([.SB6]-[.SA6])/([.SB1]-[.SA1]))^2" office:value-type="float" office:value="0.00048453893698369" calcext:value-type="float">
            <text:p>0.000484538936984</text:p>
          </table:table-cell>
          <table:table-cell table:formula="of:=0.5*[.SC12]*(([.SC6]-[.SB6])/([.SC1]-[.SB1]))^2" office:value-type="float" office:value="0.000636080967907972" calcext:value-type="float">
            <text:p>0.000636080967908</text:p>
          </table:table-cell>
          <table:table-cell table:formula="of:=0.5*[.SD12]*(([.SD6]-[.SC6])/([.SD1]-[.SC1]))^2" office:value-type="float" office:value="0.0110375699099372" calcext:value-type="float">
            <text:p>0.011037569909937</text:p>
          </table:table-cell>
          <table:table-cell table:formula="of:=0.5*[.SE12]*(([.SE6]-[.SD6])/([.SE1]-[.SD1]))^2" office:value-type="float" office:value="0.000136037981174719" calcext:value-type="float">
            <text:p>0.000136037981175</text:p>
          </table:table-cell>
          <table:table-cell table:formula="of:=0.5*[.SF12]*(([.SF6]-[.SE6])/([.SF1]-[.SE1]))^2" office:value-type="float" office:value="0.00962307698905578" calcext:value-type="float">
            <text:p>0.009623076989056</text:p>
          </table:table-cell>
          <table:table-cell table:formula="of:=0.5*[.SG12]*(([.SG6]-[.SF6])/([.SG1]-[.SF1]))^2" office:value-type="float" office:value="0.00100567343436555" calcext:value-type="float">
            <text:p>0.001005673434366</text:p>
          </table:table-cell>
          <table:table-cell table:formula="of:=0.5*[.SH12]*(([.SH6]-[.SG6])/([.SH1]-[.SG1]))^2" office:value-type="float" office:value="0.00192883354938984" calcext:value-type="float">
            <text:p>0.00192883354939</text:p>
          </table:table-cell>
          <table:table-cell table:formula="of:=0.5*[.SI12]*(([.SI6]-[.SH6])/([.SI1]-[.SH1]))^2" office:value-type="float" office:value="0.0084183128756051" calcext:value-type="float">
            <text:p>0.008418312875605</text:p>
          </table:table-cell>
          <table:table-cell table:formula="of:=0.5*[.SJ12]*(([.SJ6]-[.SI6])/([.SJ1]-[.SI1]))^2" office:value-type="float" office:value="0.00804687746826245" calcext:value-type="float">
            <text:p>0.008046877468262</text:p>
          </table:table-cell>
          <table:table-cell table:formula="of:=0.5*[.SK12]*(([.SK6]-[.SJ6])/([.SK1]-[.SJ1]))^2" office:value-type="float" office:value="0.00126204897754399" calcext:value-type="float">
            <text:p>0.001262048977544</text:p>
          </table:table-cell>
          <table:table-cell table:formula="of:=0.5*[.SL12]*(([.SL6]-[.SK6])/([.SL1]-[.SK1]))^2" office:value-type="float" office:value="0.00319355012276573" calcext:value-type="float">
            <text:p>0.003193550122766</text:p>
          </table:table-cell>
          <table:table-cell table:formula="of:=0.5*[.SM12]*(([.SM6]-[.SL6])/([.SM1]-[.SL1]))^2" office:value-type="float" office:value="0.00122256938180626" calcext:value-type="float">
            <text:p>0.001222569381806</text:p>
          </table:table-cell>
          <table:table-cell table:formula="of:=0.5*[.SN12]*(([.SN6]-[.SM6])/([.SN1]-[.SM1]))^2" office:value-type="float" office:value="0.000000454538266688979" calcext:value-type="float">
            <text:p>4.54538266688979E-07</text:p>
          </table:table-cell>
          <table:table-cell table:formula="of:=0.5*[.SO12]*(([.SO6]-[.SN6])/([.SO1]-[.SN1]))^2" office:value-type="float" office:value="0.00246344948158218" calcext:value-type="float">
            <text:p>0.002463449481582</text:p>
          </table:table-cell>
          <table:table-cell table:formula="of:=0.5*[.SP12]*(([.SP6]-[.SO6])/([.SP1]-[.SO1]))^2" office:value-type="float" office:value="0.00189847040929953" calcext:value-type="float">
            <text:p>0.0018984704093</text:p>
          </table:table-cell>
          <table:table-cell table:formula="of:=0.5*[.SQ12]*(([.SQ6]-[.SP6])/([.SQ1]-[.SP1]))^2" office:value-type="float" office:value="0.000597972031895886" calcext:value-type="float">
            <text:p>0.000597972031896</text:p>
          </table:table-cell>
          <table:table-cell table:formula="of:=0.5*[.SR12]*(([.SR6]-[.SQ6])/([.SR1]-[.SQ1]))^2" office:value-type="float" office:value="0.00397622658250387" calcext:value-type="float">
            <text:p>0.003976226582504</text:p>
          </table:table-cell>
          <table:table-cell table:formula="of:=0.5*[.SS12]*(([.SS6]-[.SR6])/([.SS1]-[.SR1]))^2" office:value-type="float" office:value="0.0136490342098971" calcext:value-type="float">
            <text:p>0.013649034209897</text:p>
          </table:table-cell>
          <table:table-cell table:formula="of:=0.5*[.ST12]*(([.ST6]-[.SS6])/([.ST1]-[.SS1]))^2" office:value-type="float" office:value="0.00579343601953506" calcext:value-type="float">
            <text:p>0.005793436019535</text:p>
          </table:table-cell>
          <table:table-cell table:formula="of:=0.5*[.SU12]*(([.SU6]-[.ST6])/([.SU1]-[.ST1]))^2" office:value-type="float" office:value="0.000311248475145031" calcext:value-type="float">
            <text:p>0.000311248475145</text:p>
          </table:table-cell>
          <table:table-cell table:formula="of:=0.5*[.SV12]*(([.SV6]-[.SU6])/([.SV1]-[.SU1]))^2" office:value-type="float" office:value="0.00367544710164852" calcext:value-type="float">
            <text:p>0.003675447101649</text:p>
          </table:table-cell>
          <table:table-cell table:formula="of:=0.5*[.SW12]*(([.SW6]-[.SV6])/([.SW1]-[.SV1]))^2" office:value-type="float" office:value="0.000366937289334429" calcext:value-type="float">
            <text:p>0.000366937289334</text:p>
          </table:table-cell>
          <table:table-cell table:formula="of:=0.5*[.SX12]*(([.SX6]-[.SW6])/([.SX1]-[.SW1]))^2" office:value-type="float" office:value="0.0000394825269616937" calcext:value-type="float">
            <text:p>3.94825269616937E-05</text:p>
          </table:table-cell>
          <table:table-cell table:formula="of:=0.5*[.SY12]*(([.SY6]-[.SX6])/([.SY1]-[.SX1]))^2" office:value-type="float" office:value="0.00745593638533099" calcext:value-type="float">
            <text:p>0.007455936385331</text:p>
          </table:table-cell>
          <table:table-cell table:formula="of:=0.5*[.SZ12]*(([.SZ6]-[.SY6])/([.SZ1]-[.SY1]))^2" office:value-type="float" office:value="0.0000703693622323273" calcext:value-type="float">
            <text:p>7.03693622323273E-05</text:p>
          </table:table-cell>
          <table:table-cell table:formula="of:=0.5*[.TA12]*(([.TA6]-[.SZ6])/([.TA1]-[.SZ1]))^2" office:value-type="float" office:value="0.00044200550937619" calcext:value-type="float">
            <text:p>0.000442005509376</text:p>
          </table:table-cell>
          <table:table-cell table:formula="of:=0.5*[.TB12]*(([.TB6]-[.TA6])/([.TB1]-[.TA1]))^2" office:value-type="float" office:value="0.00395535685554687" calcext:value-type="float">
            <text:p>0.003955356855547</text:p>
          </table:table-cell>
          <table:table-cell table:formula="of:=0.5*[.TC12]*(([.TC6]-[.TB6])/([.TC1]-[.TB1]))^2" office:value-type="float" office:value="0.00555874679763308" calcext:value-type="float">
            <text:p>0.005558746797633</text:p>
          </table:table-cell>
          <table:table-cell table:formula="of:=0.5*[.TD12]*(([.TD6]-[.TC6])/([.TD1]-[.TC1]))^2" office:value-type="float" office:value="0.00220163963377769" calcext:value-type="float">
            <text:p>0.002201639633778</text:p>
          </table:table-cell>
          <table:table-cell table:formula="of:=0.5*[.TE12]*(([.TE6]-[.TD6])/([.TE1]-[.TD1]))^2" office:value-type="float" office:value="0.00101228778248965" calcext:value-type="float">
            <text:p>0.00101228778249</text:p>
          </table:table-cell>
          <table:table-cell table:formula="of:=0.5*[.TF12]*(([.TF6]-[.TE6])/([.TF1]-[.TE1]))^2" office:value-type="float" office:value="0.00717136219130887" calcext:value-type="float">
            <text:p>0.007171362191309</text:p>
          </table:table-cell>
          <table:table-cell table:formula="of:=0.5*[.TG12]*(([.TG6]-[.TF6])/([.TG1]-[.TF1]))^2" office:value-type="float" office:value="0.000245379448358087" calcext:value-type="float">
            <text:p>0.000245379448358</text:p>
          </table:table-cell>
          <table:table-cell table:formula="of:=0.5*[.TH12]*(([.TH6]-[.TG6])/([.TH1]-[.TG1]))^2" office:value-type="float" office:value="0.00481574526789761" calcext:value-type="float">
            <text:p>0.004815745267898</text:p>
          </table:table-cell>
          <table:table-cell table:formula="of:=0.5*[.TI12]*(([.TI6]-[.TH6])/([.TI1]-[.TH1]))^2" office:value-type="float" office:value="0.00348370968502518" calcext:value-type="float">
            <text:p>0.003483709685025</text:p>
          </table:table-cell>
          <table:table-cell table:formula="of:=0.5*[.TJ12]*(([.TJ6]-[.TI6])/([.TJ1]-[.TI1]))^2" office:value-type="float" office:value="0.0000085375179925186" calcext:value-type="float">
            <text:p>8.5375179925186E-06</text:p>
          </table:table-cell>
          <table:table-cell table:formula="of:=0.5*[.TK12]*(([.TK6]-[.TJ6])/([.TK1]-[.TJ1]))^2" office:value-type="float" office:value="0.002169634119465" calcext:value-type="float">
            <text:p>0.002169634119465</text:p>
          </table:table-cell>
          <table:table-cell table:formula="of:=0.5*[.TL12]*(([.TL6]-[.TK6])/([.TL1]-[.TK1]))^2" office:value-type="float" office:value="0.00239287414245983" calcext:value-type="float">
            <text:p>0.00239287414246</text:p>
          </table:table-cell>
          <table:table-cell table:formula="of:=0.5*[.TM12]*(([.TM6]-[.TL6])/([.TM1]-[.TL1]))^2" office:value-type="float" office:value="0.0000565633798677078" calcext:value-type="float">
            <text:p>5.65633798677078E-05</text:p>
          </table:table-cell>
          <table:table-cell table:formula="of:=0.5*[.TN12]*(([.TN6]-[.TM6])/([.TN1]-[.TM1]))^2" office:value-type="float" office:value="0.00638336631571012" calcext:value-type="float">
            <text:p>0.00638336631571</text:p>
          </table:table-cell>
          <table:table-cell table:formula="of:=0.5*[.TO12]*(([.TO6]-[.TN6])/([.TO1]-[.TN1]))^2" office:value-type="float" office:value="0.000512578549195248" calcext:value-type="float">
            <text:p>0.000512578549195</text:p>
          </table:table-cell>
          <table:table-cell table:formula="of:=0.5*[.TP12]*(([.TP6]-[.TO6])/([.TP1]-[.TO1]))^2" office:value-type="float" office:value="0.00743156811536454" calcext:value-type="float">
            <text:p>0.007431568115365</text:p>
          </table:table-cell>
          <table:table-cell table:formula="of:=0.5*[.TQ12]*(([.TQ6]-[.TP6])/([.TQ1]-[.TP1]))^2" office:value-type="float" office:value="0.000542995930174648" calcext:value-type="float">
            <text:p>0.000542995930175</text:p>
          </table:table-cell>
          <table:table-cell table:formula="of:=0.5*[.TR12]*(([.TR6]-[.TQ6])/([.TR1]-[.TQ1]))^2" office:value-type="float" office:value="0.00160747819976536" calcext:value-type="float">
            <text:p>0.001607478199765</text:p>
          </table:table-cell>
          <table:table-cell table:formula="of:=0.5*[.TS12]*(([.TS6]-[.TR6])/([.TS1]-[.TR1]))^2" office:value-type="float" office:value="0.00797450532440345" calcext:value-type="float">
            <text:p>0.007974505324403</text:p>
          </table:table-cell>
          <table:table-cell table:formula="of:=0.5*[.TT12]*(([.TT6]-[.TS6])/([.TT1]-[.TS1]))^2" office:value-type="float" office:value="0.00185992191167" calcext:value-type="float">
            <text:p>0.00185992191167</text:p>
          </table:table-cell>
          <table:table-cell table:formula="of:=0.5*[.TU12]*(([.TU6]-[.TT6])/([.TU1]-[.TT1]))^2" office:value-type="float" office:value="0.0000412857257833369" calcext:value-type="float">
            <text:p>4.12857257833369E-05</text:p>
          </table:table-cell>
          <table:table-cell table:formula="of:=0.5*[.TV12]*(([.TV6]-[.TU6])/([.TV1]-[.TU1]))^2" office:value-type="float" office:value="0.01243572886684" calcext:value-type="float">
            <text:p>0.01243572886684</text:p>
          </table:table-cell>
          <table:table-cell table:formula="of:=0.5*[.TW12]*(([.TW6]-[.TV6])/([.TW1]-[.TV1]))^2" office:value-type="float" office:value="0.000989179911498862" calcext:value-type="float">
            <text:p>0.000989179911499</text:p>
          </table:table-cell>
          <table:table-cell table:formula="of:=0.5*[.TX12]*(([.TX6]-[.TW6])/([.TX1]-[.TW1]))^2" office:value-type="float" office:value="0.000623094345985898" calcext:value-type="float">
            <text:p>0.000623094345986</text:p>
          </table:table-cell>
          <table:table-cell table:formula="of:=0.5*[.TY12]*(([.TY6]-[.TX6])/([.TY1]-[.TX1]))^2" office:value-type="float" office:value="0.000932474660918783" calcext:value-type="float">
            <text:p>0.000932474660919</text:p>
          </table:table-cell>
          <table:table-cell table:formula="of:=0.5*[.TZ12]*(([.TZ6]-[.TY6])/([.TZ1]-[.TY1]))^2" office:value-type="float" office:value="0.000627711299079881" calcext:value-type="float">
            <text:p>0.00062771129908</text:p>
          </table:table-cell>
          <table:table-cell table:formula="of:=0.5*[.UA12]*(([.UA6]-[.TZ6])/([.UA1]-[.TZ1]))^2" office:value-type="float" office:value="0.00199834303447739" calcext:value-type="float">
            <text:p>0.001998343034477</text:p>
          </table:table-cell>
          <table:table-cell table:formula="of:=0.5*[.UB12]*(([.UB6]-[.UA6])/([.UB1]-[.UA1]))^2" office:value-type="float" office:value="0.0113012304781568" calcext:value-type="float">
            <text:p>0.011301230478157</text:p>
          </table:table-cell>
          <table:table-cell table:formula="of:=0.5*[.UC12]*(([.UC6]-[.UB6])/([.UC1]-[.UB1]))^2" office:value-type="float" office:value="0.000304889430222427" calcext:value-type="float">
            <text:p>0.000304889430222</text:p>
          </table:table-cell>
          <table:table-cell table:formula="of:=0.5*[.UD12]*(([.UD6]-[.UC6])/([.UD1]-[.UC1]))^2" office:value-type="float" office:value="0.00267040900331191" calcext:value-type="float">
            <text:p>0.002670409003312</text:p>
          </table:table-cell>
          <table:table-cell table:formula="of:=0.5*[.UE12]*(([.UE6]-[.UD6])/([.UE1]-[.UD1]))^2" office:value-type="float" office:value="0.000444382161325678" calcext:value-type="float">
            <text:p>0.000444382161326</text:p>
          </table:table-cell>
          <table:table-cell table:formula="of:=0.5*[.UF12]*(([.UF6]-[.UE6])/([.UF1]-[.UE1]))^2" office:value-type="float" office:value="0.000252931176407539" calcext:value-type="float">
            <text:p>0.000252931176408</text:p>
          </table:table-cell>
          <table:table-cell table:formula="of:=0.5*[.UG12]*(([.UG6]-[.UF6])/([.UG1]-[.UF1]))^2" office:value-type="float" office:value="0.000260068187021958" calcext:value-type="float">
            <text:p>0.000260068187022</text:p>
          </table:table-cell>
          <table:table-cell table:formula="of:=0.5*[.UH12]*(([.UH6]-[.UG6])/([.UH1]-[.UG1]))^2" office:value-type="float" office:value="0.00133649829403593" calcext:value-type="float">
            <text:p>0.001336498294036</text:p>
          </table:table-cell>
          <table:table-cell table:formula="of:=0.5*[.UI12]*(([.UI6]-[.UH6])/([.UI1]-[.UH1]))^2" office:value-type="float" office:value="0.00101245911272494" calcext:value-type="float">
            <text:p>0.001012459112725</text:p>
          </table:table-cell>
          <table:table-cell table:formula="of:=0.5*[.UJ12]*(([.UJ6]-[.UI6])/([.UJ1]-[.UI1]))^2" office:value-type="float" office:value="0.000736035343347965" calcext:value-type="float">
            <text:p>0.000736035343348</text:p>
          </table:table-cell>
          <table:table-cell table:formula="of:=0.5*[.UK12]*(([.UK6]-[.UJ6])/([.UK1]-[.UJ1]))^2" office:value-type="float" office:value="0.0000022611062433775" calcext:value-type="float">
            <text:p>2.2611062433775E-06</text:p>
          </table:table-cell>
          <table:table-cell table:formula="of:=0.5*[.UL12]*(([.UL6]-[.UK6])/([.UL1]-[.UK1]))^2" office:value-type="float" office:value="0.00135347954616558" calcext:value-type="float">
            <text:p>0.001353479546166</text:p>
          </table:table-cell>
          <table:table-cell table:formula="of:=0.5*[.UM12]*(([.UM6]-[.UL6])/([.UM1]-[.UL1]))^2" office:value-type="float" office:value="0.000727875372299835" calcext:value-type="float">
            <text:p>0.0007278753723</text:p>
          </table:table-cell>
          <table:table-cell table:formula="of:=0.5*[.UN12]*(([.UN6]-[.UM6])/([.UN1]-[.UM1]))^2" office:value-type="float" office:value="0.00171295401203952" calcext:value-type="float">
            <text:p>0.00171295401204</text:p>
          </table:table-cell>
          <table:table-cell table:formula="of:=0.5*[.UO12]*(([.UO6]-[.UN6])/([.UO1]-[.UN1]))^2" office:value-type="float" office:value="0.000567380363486134" calcext:value-type="float">
            <text:p>0.000567380363486</text:p>
          </table:table-cell>
          <table:table-cell table:formula="of:=0.5*[.UP12]*(([.UP6]-[.UO6])/([.UP1]-[.UO1]))^2" office:value-type="float" office:value="0.0000823720057612132" calcext:value-type="float">
            <text:p>8.23720057612132E-05</text:p>
          </table:table-cell>
          <table:table-cell table:formula="of:=0.5*[.UQ12]*(([.UQ6]-[.UP6])/([.UQ1]-[.UP1]))^2" office:value-type="float" office:value="0.000706199002636738" calcext:value-type="float">
            <text:p>0.000706199002637</text:p>
          </table:table-cell>
          <table:table-cell table:formula="of:=0.5*[.UR12]*(([.UR6]-[.UQ6])/([.UR1]-[.UQ1]))^2" office:value-type="float" office:value="0.00226332223739704" calcext:value-type="float">
            <text:p>0.002263322237397</text:p>
          </table:table-cell>
          <table:table-cell table:formula="of:=0.5*[.US12]*(([.US6]-[.UR6])/([.US1]-[.UR1]))^2" office:value-type="float" office:value="0.000493020230158487" calcext:value-type="float">
            <text:p>0.000493020230158</text:p>
          </table:table-cell>
          <table:table-cell table:formula="of:=0.5*[.UT12]*(([.UT6]-[.US6])/([.UT1]-[.US1]))^2" office:value-type="float" office:value="0.000175312172776499" calcext:value-type="float">
            <text:p>0.000175312172777</text:p>
          </table:table-cell>
          <table:table-cell table:formula="of:=0.5*[.UU12]*(([.UU6]-[.UT6])/([.UU1]-[.UT1]))^2" office:value-type="float" office:value="0.00347465123994511" calcext:value-type="float">
            <text:p>0.003474651239945</text:p>
          </table:table-cell>
          <table:table-cell table:formula="of:=0.5*[.UV12]*(([.UV6]-[.UU6])/([.UV1]-[.UU1]))^2" office:value-type="float" office:value="0.00533167655401308" calcext:value-type="float">
            <text:p>0.005331676554013</text:p>
          </table:table-cell>
          <table:table-cell table:formula="of:=0.5*[.UW12]*(([.UW6]-[.UV6])/([.UW1]-[.UV1]))^2" office:value-type="float" office:value="0.00317135663257483" calcext:value-type="float">
            <text:p>0.003171356632575</text:p>
          </table:table-cell>
          <table:table-cell table:formula="of:=0.5*[.UX12]*(([.UX6]-[.UW6])/([.UX1]-[.UW1]))^2" office:value-type="float" office:value="0.000710546559967832" calcext:value-type="float">
            <text:p>0.000710546559968</text:p>
          </table:table-cell>
          <table:table-cell table:formula="of:=0.5*[.UY12]*(([.UY6]-[.UX6])/([.UY1]-[.UX1]))^2" office:value-type="float" office:value="0.000396564637491941" calcext:value-type="float">
            <text:p>0.000396564637492</text:p>
          </table:table-cell>
          <table:table-cell table:formula="of:=0.5*[.UZ12]*(([.UZ6]-[.UY6])/([.UZ1]-[.UY1]))^2" office:value-type="float" office:value="0.0000730526899434075" calcext:value-type="float">
            <text:p>7.30526899434075E-05</text:p>
          </table:table-cell>
          <table:table-cell table:formula="of:=0.5*[.VA12]*(([.VA6]-[.UZ6])/([.VA1]-[.UZ1]))^2" office:value-type="float" office:value="0.00275034974684275" calcext:value-type="float">
            <text:p>0.002750349746843</text:p>
          </table:table-cell>
          <table:table-cell table:formula="of:=0.5*[.VB12]*(([.VB6]-[.VA6])/([.VB1]-[.VA1]))^2" office:value-type="float" office:value="0.0113877340015485" calcext:value-type="float">
            <text:p>0.011387734001549</text:p>
          </table:table-cell>
          <table:table-cell table:formula="of:=0.5*[.VC12]*(([.VC6]-[.VB6])/([.VC1]-[.VB1]))^2" office:value-type="float" office:value="0.00149110461591536" calcext:value-type="float">
            <text:p>0.001491104615915</text:p>
          </table:table-cell>
          <table:table-cell table:formula="of:=0.5*[.VD12]*(([.VD6]-[.VC6])/([.VD1]-[.VC1]))^2" office:value-type="float" office:value="0.00324598706231583" calcext:value-type="float">
            <text:p>0.003245987062316</text:p>
          </table:table-cell>
          <table:table-cell table:formula="of:=0.5*[.VE12]*(([.VE6]-[.VD6])/([.VE1]-[.VD1]))^2" office:value-type="float" office:value="0.00152183911490821" calcext:value-type="float">
            <text:p>0.001521839114908</text:p>
          </table:table-cell>
          <table:table-cell table:formula="of:=0.5*[.VF12]*(([.VF6]-[.VE6])/([.VF1]-[.VE1]))^2" office:value-type="float" office:value="0.000540706305548665" calcext:value-type="float">
            <text:p>0.000540706305549</text:p>
          </table:table-cell>
          <table:table-cell table:formula="of:=0.5*[.VG12]*(([.VG6]-[.VF6])/([.VG1]-[.VF1]))^2" office:value-type="float" office:value="0.00238334969169835" calcext:value-type="float">
            <text:p>0.002383349691698</text:p>
          </table:table-cell>
          <table:table-cell table:formula="of:=0.5*[.VH12]*(([.VH6]-[.VG6])/([.VH1]-[.VG1]))^2" office:value-type="float" office:value="0.0000000734576248882078" calcext:value-type="float">
            <text:p>7.34576248882078E-08</text:p>
          </table:table-cell>
          <table:table-cell table:formula="of:=0.5*[.VI12]*(([.VI6]-[.VH6])/([.VI1]-[.VH1]))^2" office:value-type="float" office:value="0.00566808845499464" calcext:value-type="float">
            <text:p>0.005668088454995</text:p>
          </table:table-cell>
          <table:table-cell table:formula="of:=0.5*[.VJ12]*(([.VJ6]-[.VI6])/([.VJ1]-[.VI1]))^2" office:value-type="float" office:value="0.00000201048646259989" calcext:value-type="float">
            <text:p>2.01048646259989E-06</text:p>
          </table:table-cell>
          <table:table-cell table:formula="of:=0.5*[.VK12]*(([.VK6]-[.VJ6])/([.VK1]-[.VJ1]))^2" office:value-type="float" office:value="0.00200732611550112" calcext:value-type="float">
            <text:p>0.002007326115501</text:p>
          </table:table-cell>
          <table:table-cell table:formula="of:=0.5*[.VL12]*(([.VL6]-[.VK6])/([.VL1]-[.VK1]))^2" office:value-type="float" office:value="0.00832310344908209" calcext:value-type="float">
            <text:p>0.008323103449082</text:p>
          </table:table-cell>
          <table:table-cell table:formula="of:=0.5*[.VM12]*(([.VM6]-[.VL6])/([.VM1]-[.VL1]))^2" office:value-type="float" office:value="0.00269921715284908" calcext:value-type="float">
            <text:p>0.002699217152849</text:p>
          </table:table-cell>
          <table:table-cell table:formula="of:=0.5*[.VN12]*(([.VN6]-[.VM6])/([.VN1]-[.VM1]))^2" office:value-type="float" office:value="0.00157088741689566" calcext:value-type="float">
            <text:p>0.001570887416896</text:p>
          </table:table-cell>
          <table:table-cell table:formula="of:=0.5*[.VO12]*(([.VO6]-[.VN6])/([.VO1]-[.VN1]))^2" office:value-type="float" office:value="0.000171692315557592" calcext:value-type="float">
            <text:p>0.000171692315558</text:p>
          </table:table-cell>
          <table:table-cell table:formula="of:=0.5*[.VP12]*(([.VP6]-[.VO6])/([.VP1]-[.VO1]))^2" office:value-type="float" office:value="0.00204855861523252" calcext:value-type="float">
            <text:p>0.002048558615233</text:p>
          </table:table-cell>
          <table:table-cell table:formula="of:=0.5*[.VQ12]*(([.VQ6]-[.VP6])/([.VQ1]-[.VP1]))^2" office:value-type="float" office:value="0.0000622096933100437" calcext:value-type="float">
            <text:p>6.22096933100437E-05</text:p>
          </table:table-cell>
          <table:table-cell table:formula="of:=0.5*[.VR12]*(([.VR6]-[.VQ6])/([.VR1]-[.VQ1]))^2" office:value-type="float" office:value="0.0000548598296341702" calcext:value-type="float">
            <text:p>5.48598296341702E-05</text:p>
          </table:table-cell>
          <table:table-cell table:formula="of:=0.5*[.VS12]*(([.VS6]-[.VR6])/([.VS1]-[.VR1]))^2" office:value-type="float" office:value="0.000614188503186574" calcext:value-type="float">
            <text:p>0.000614188503187</text:p>
          </table:table-cell>
          <table:table-cell table:formula="of:=0.5*[.VT12]*(([.VT6]-[.VS6])/([.VT1]-[.VS1]))^2" office:value-type="float" office:value="0.000168233868412556" calcext:value-type="float">
            <text:p>0.000168233868413</text:p>
          </table:table-cell>
          <table:table-cell table:formula="of:=0.5*[.VU12]*(([.VU6]-[.VT6])/([.VU1]-[.VT1]))^2" office:value-type="float" office:value="0.0036410857711598" calcext:value-type="float">
            <text:p>0.00364108577116</text:p>
          </table:table-cell>
          <table:table-cell table:formula="of:=0.5*[.VV12]*(([.VV6]-[.VU6])/([.VV1]-[.VU1]))^2" office:value-type="float" office:value="0.00656897426825902" calcext:value-type="float">
            <text:p>0.006568974268259</text:p>
          </table:table-cell>
          <table:table-cell table:formula="of:=0.5*[.VW12]*(([.VW6]-[.VV6])/([.VW1]-[.VV1]))^2" office:value-type="float" office:value="0.00159905446600663" calcext:value-type="float">
            <text:p>0.001599054466007</text:p>
          </table:table-cell>
          <table:table-cell table:formula="of:=0.5*[.VX12]*(([.VX6]-[.VW6])/([.VX1]-[.VW1]))^2" office:value-type="float" office:value="0.000701987139356709" calcext:value-type="float">
            <text:p>0.000701987139357</text:p>
          </table:table-cell>
          <table:table-cell table:formula="of:=0.5*[.VY12]*(([.VY6]-[.VX6])/([.VY1]-[.VX1]))^2" office:value-type="float" office:value="0.000286507981246434" calcext:value-type="float">
            <text:p>0.000286507981246</text:p>
          </table:table-cell>
          <table:table-cell table:formula="of:=0.5*[.VZ12]*(([.VZ6]-[.VY6])/([.VZ1]-[.VY1]))^2" office:value-type="float" office:value="0.000244360476511766" calcext:value-type="float">
            <text:p>0.000244360476512</text:p>
          </table:table-cell>
          <table:table-cell table:formula="of:=0.5*[.WA12]*(([.WA6]-[.VZ6])/([.WA1]-[.VZ1]))^2" office:value-type="float" office:value="0.000006492832998967" calcext:value-type="float">
            <text:p>6.492832998967E-06</text:p>
          </table:table-cell>
          <table:table-cell table:formula="of:=0.5*[.WB12]*(([.WB6]-[.WA6])/([.WB1]-[.WA1]))^2" office:value-type="float" office:value="0.00195528722894605" calcext:value-type="float">
            <text:p>0.001955287228946</text:p>
          </table:table-cell>
          <table:table-cell table:formula="of:=0.5*[.WC12]*(([.WC6]-[.WB6])/([.WC1]-[.WB1]))^2" office:value-type="float" office:value="0.0000423701532113203" calcext:value-type="float">
            <text:p>4.23701532113203E-05</text:p>
          </table:table-cell>
          <table:table-cell table:formula="of:=0.5*[.WD12]*(([.WD6]-[.WC6])/([.WD1]-[.WC1]))^2" office:value-type="float" office:value="0.000991141681517863" calcext:value-type="float">
            <text:p>0.000991141681518</text:p>
          </table:table-cell>
          <table:table-cell table:formula="of:=0.5*[.WE12]*(([.WE6]-[.WD6])/([.WE1]-[.WD1]))^2" office:value-type="float" office:value="0.00132425558687659" calcext:value-type="float">
            <text:p>0.001324255586877</text:p>
          </table:table-cell>
          <table:table-cell table:formula="of:=0.5*[.WF12]*(([.WF6]-[.WE6])/([.WF1]-[.WE1]))^2" office:value-type="float" office:value="0.00704920295655014" calcext:value-type="float">
            <text:p>0.00704920295655</text:p>
          </table:table-cell>
          <table:table-cell table:formula="of:=0.5*[.WG12]*(([.WG6]-[.WF6])/([.WG1]-[.WF1]))^2" office:value-type="float" office:value="0.000115036102349733" calcext:value-type="float">
            <text:p>0.00011503610235</text:p>
          </table:table-cell>
          <table:table-cell table:formula="of:=0.5*[.WH12]*(([.WH6]-[.WG6])/([.WH1]-[.WG1]))^2" office:value-type="float" office:value="0.0000705741241695202" calcext:value-type="float">
            <text:p>7.05741241695202E-05</text:p>
          </table:table-cell>
          <table:table-cell table:formula="of:=0.5*[.WI12]*(([.WI6]-[.WH6])/([.WI1]-[.WH1]))^2" office:value-type="float" office:value="0.00385537922738973" calcext:value-type="float">
            <text:p>0.00385537922739</text:p>
          </table:table-cell>
          <table:table-cell table:formula="of:=0.5*[.WJ12]*(([.WJ6]-[.WI6])/([.WJ1]-[.WI1]))^2" office:value-type="float" office:value="0.00234476738591403" calcext:value-type="float">
            <text:p>0.002344767385914</text:p>
          </table:table-cell>
          <table:table-cell table:formula="of:=0.5*[.WK12]*(([.WK6]-[.WJ6])/([.WK1]-[.WJ1]))^2" office:value-type="float" office:value="0.00131723081659965" calcext:value-type="float">
            <text:p>0.0013172308166</text:p>
          </table:table-cell>
          <table:table-cell table:formula="of:=0.5*[.WL12]*(([.WL6]-[.WK6])/([.WL1]-[.WK1]))^2" office:value-type="float" office:value="0.0105876932865367" calcext:value-type="float">
            <text:p>0.010587693286537</text:p>
          </table:table-cell>
          <table:table-cell table:formula="of:=0.5*[.WM12]*(([.WM6]-[.WL6])/([.WM1]-[.WL1]))^2" office:value-type="float" office:value="0.00309282909117369" calcext:value-type="float">
            <text:p>0.003092829091174</text:p>
          </table:table-cell>
          <table:table-cell table:formula="of:=0.5*[.WN12]*(([.WN6]-[.WM6])/([.WN1]-[.WM1]))^2" office:value-type="float" office:value="0.0000115439797880241" calcext:value-type="float">
            <text:p>1.15439797880241E-05</text:p>
          </table:table-cell>
          <table:table-cell table:formula="of:=0.5*[.WO12]*(([.WO6]-[.WN6])/([.WO1]-[.WN1]))^2" office:value-type="float" office:value="0.0001947088398206" calcext:value-type="float">
            <text:p>0.000194708839821</text:p>
          </table:table-cell>
          <table:table-cell table:formula="of:=0.5*[.WP12]*(([.WP6]-[.WO6])/([.WP1]-[.WO1]))^2" office:value-type="float" office:value="0.00118317087802327" calcext:value-type="float">
            <text:p>0.001183170878023</text:p>
          </table:table-cell>
          <table:table-cell table:formula="of:=0.5*[.WQ12]*(([.WQ6]-[.WP6])/([.WQ1]-[.WP1]))^2" office:value-type="float" office:value="0.000448869737661955" calcext:value-type="float">
            <text:p>0.000448869737662</text:p>
          </table:table-cell>
          <table:table-cell table:formula="of:=0.5*[.WR12]*(([.WR6]-[.WQ6])/([.WR1]-[.WQ1]))^2" office:value-type="float" office:value="0.00340552241261623" calcext:value-type="float">
            <text:p>0.003405522412616</text:p>
          </table:table-cell>
          <table:table-cell table:formula="of:=0.5*[.WS12]*(([.WS6]-[.WR6])/([.WS1]-[.WR1]))^2" office:value-type="float" office:value="0.00026884577785486" calcext:value-type="float">
            <text:p>0.000268845777855</text:p>
          </table:table-cell>
          <table:table-cell table:formula="of:=0.5*[.WT12]*(([.WT6]-[.WS6])/([.WT1]-[.WS1]))^2" office:value-type="float" office:value="0.000336295977916926" calcext:value-type="float">
            <text:p>0.000336295977917</text:p>
          </table:table-cell>
          <table:table-cell table:formula="of:=0.5*[.WU12]*(([.WU6]-[.WT6])/([.WU1]-[.WT1]))^2" office:value-type="float" office:value="0.00978592942710287" calcext:value-type="float">
            <text:p>0.009785929427103</text:p>
          </table:table-cell>
          <table:table-cell table:formula="of:=0.5*[.WV12]*(([.WV6]-[.WU6])/([.WV1]-[.WU1]))^2" office:value-type="float" office:value="0.000375137540257157" calcext:value-type="float">
            <text:p>0.000375137540257</text:p>
          </table:table-cell>
          <table:table-cell table:formula="of:=0.5*[.WW12]*(([.WW6]-[.WV6])/([.WW1]-[.WV1]))^2" office:value-type="float" office:value="0.00823925528073497" calcext:value-type="float">
            <text:p>0.008239255280735</text:p>
          </table:table-cell>
          <table:table-cell table:formula="of:=0.5*[.WX12]*(([.WX6]-[.WW6])/([.WX1]-[.WW1]))^2" office:value-type="float" office:value="0.000378492517772724" calcext:value-type="float">
            <text:p>0.000378492517773</text:p>
          </table:table-cell>
          <table:table-cell table:formula="of:=0.5*[.WY12]*(([.WY6]-[.WX6])/([.WY1]-[.WX1]))^2" office:value-type="float" office:value="0.000101301580058493" calcext:value-type="float">
            <text:p>0.000101301580058</text:p>
          </table:table-cell>
          <table:table-cell table:formula="of:=0.5*[.WZ12]*(([.WZ6]-[.WY6])/([.WZ1]-[.WY1]))^2" office:value-type="float" office:value="0.00191092814202714" calcext:value-type="float">
            <text:p>0.001910928142027</text:p>
          </table:table-cell>
          <table:table-cell table:formula="of:=0.5*[.XA12]*(([.XA6]-[.WZ6])/([.XA1]-[.WZ1]))^2" office:value-type="float" office:value="0.000546497754391458" calcext:value-type="float">
            <text:p>0.000546497754391</text:p>
          </table:table-cell>
          <table:table-cell table:formula="of:=0.5*[.XB12]*(([.XB6]-[.XA6])/([.XB1]-[.XA1]))^2" office:value-type="float" office:value="0.0000463806996657431" calcext:value-type="float">
            <text:p>4.63806996657431E-05</text:p>
          </table:table-cell>
          <table:table-cell table:formula="of:=0.5*[.XC12]*(([.XC6]-[.XB6])/([.XC1]-[.XB1]))^2" office:value-type="float" office:value="0.00429029166453645" calcext:value-type="float">
            <text:p>0.004290291664536</text:p>
          </table:table-cell>
          <table:table-cell table:formula="of:=0.5*[.XD12]*(([.XD6]-[.XC6])/([.XD1]-[.XC1]))^2" office:value-type="float" office:value="0.000215380277215093" calcext:value-type="float">
            <text:p>0.000215380277215</text:p>
          </table:table-cell>
          <table:table-cell table:formula="of:=0.5*[.XE12]*(([.XE6]-[.XD6])/([.XE1]-[.XD1]))^2" office:value-type="float" office:value="0.000306822045248938" calcext:value-type="float">
            <text:p>0.000306822045249</text:p>
          </table:table-cell>
          <table:table-cell table:formula="of:=0.5*[.XF12]*(([.XF6]-[.XE6])/([.XF1]-[.XE1]))^2" office:value-type="float" office:value="0.000804014856396669" calcext:value-type="float">
            <text:p>0.000804014856397</text:p>
          </table:table-cell>
          <table:table-cell table:formula="of:=0.5*[.XG12]*(([.XG6]-[.XF6])/([.XG1]-[.XF1]))^2" office:value-type="float" office:value="0.00541622853168103" calcext:value-type="float">
            <text:p>0.005416228531681</text:p>
          </table:table-cell>
          <table:table-cell table:formula="of:=0.5*[.XH12]*(([.XH6]-[.XG6])/([.XH1]-[.XG1]))^2" office:value-type="float" office:value="0.0126918053150969" calcext:value-type="float">
            <text:p>0.012691805315097</text:p>
          </table:table-cell>
          <table:table-cell table:formula="of:=0.5*[.XI12]*(([.XI6]-[.XH6])/([.XI1]-[.XH1]))^2" office:value-type="float" office:value="0.00192630904078889" calcext:value-type="float">
            <text:p>0.001926309040789</text:p>
          </table:table-cell>
          <table:table-cell table:formula="of:=0.5*[.XJ12]*(([.XJ6]-[.XI6])/([.XJ1]-[.XI1]))^2" office:value-type="float" office:value="0.00144730002506146" calcext:value-type="float">
            <text:p>0.001447300025061</text:p>
          </table:table-cell>
          <table:table-cell table:formula="of:=0.5*[.XK12]*(([.XK6]-[.XJ6])/([.XK1]-[.XJ1]))^2" office:value-type="float" office:value="0.0101065051990954" calcext:value-type="float">
            <text:p>0.010106505199095</text:p>
          </table:table-cell>
          <table:table-cell table:formula="of:=0.5*[.XL12]*(([.XL6]-[.XK6])/([.XL1]-[.XK1]))^2" office:value-type="float" office:value="0.00905306843444005" calcext:value-type="float">
            <text:p>0.00905306843444</text:p>
          </table:table-cell>
          <table:table-cell table:formula="of:=0.5*[.XM12]*(([.XM6]-[.XL6])/([.XM1]-[.XL1]))^2" office:value-type="float" office:value="0.000522140542315039" calcext:value-type="float">
            <text:p>0.000522140542315</text:p>
          </table:table-cell>
          <table:table-cell table:formula="of:=0.5*[.XN12]*(([.XN6]-[.XM6])/([.XN1]-[.XM1]))^2" office:value-type="float" office:value="0.000135075652926771" calcext:value-type="float">
            <text:p>0.000135075652927</text:p>
          </table:table-cell>
          <table:table-cell table:formula="of:=0.5*[.XO12]*(([.XO6]-[.XN6])/([.XO1]-[.XN1]))^2" office:value-type="float" office:value="0.00116130523523471" calcext:value-type="float">
            <text:p>0.001161305235235</text:p>
          </table:table-cell>
          <table:table-cell table:formula="of:=0.5*[.XP12]*(([.XP6]-[.XO6])/([.XP1]-[.XO1]))^2" office:value-type="float" office:value="0.000630160184985345" calcext:value-type="float">
            <text:p>0.000630160184985</text:p>
          </table:table-cell>
          <table:table-cell table:formula="of:=0.5*[.XQ12]*(([.XQ6]-[.XP6])/([.XQ1]-[.XP1]))^2" office:value-type="float" office:value="0.000825778272270694" calcext:value-type="float">
            <text:p>0.000825778272271</text:p>
          </table:table-cell>
          <table:table-cell table:formula="of:=0.5*[.XR12]*(([.XR6]-[.XQ6])/([.XR1]-[.XQ1]))^2" office:value-type="float" office:value="0.00000978139160452316" calcext:value-type="float">
            <text:p>9.78139160452316E-06</text:p>
          </table:table-cell>
          <table:table-cell table:formula="of:=0.5*[.XS12]*(([.XS6]-[.XR6])/([.XS1]-[.XR1]))^2" office:value-type="float" office:value="0.00161323544419829" calcext:value-type="float">
            <text:p>0.001613235444198</text:p>
          </table:table-cell>
          <table:table-cell table:formula="of:=0.5*[.XT12]*(([.XT6]-[.XS6])/([.XT1]-[.XS1]))^2" office:value-type="float" office:value="0.00893085483372281" calcext:value-type="float">
            <text:p>0.008930854833723</text:p>
          </table:table-cell>
          <table:table-cell table:formula="of:=0.5*[.XU12]*(([.XU6]-[.XT6])/([.XU1]-[.XT1]))^2" office:value-type="float" office:value="0.00628859260927447" calcext:value-type="float">
            <text:p>0.006288592609274</text:p>
          </table:table-cell>
          <table:table-cell table:formula="of:=0.5*[.XV12]*(([.XV6]-[.XU6])/([.XV1]-[.XU1]))^2" office:value-type="float" office:value="0.00010553590580923" calcext:value-type="float">
            <text:p>0.000105535905809</text:p>
          </table:table-cell>
          <table:table-cell table:formula="of:=0.5*[.XW12]*(([.XW6]-[.XV6])/([.XW1]-[.XV1]))^2" office:value-type="float" office:value="0.0118527456225092" calcext:value-type="float">
            <text:p>0.011852745622509</text:p>
          </table:table-cell>
          <table:table-cell table:formula="of:=0.5*[.XX12]*(([.XX6]-[.XW6])/([.XX1]-[.XW1]))^2" office:value-type="float" office:value="0.00108137599262776" calcext:value-type="float">
            <text:p>0.001081375992628</text:p>
          </table:table-cell>
          <table:table-cell table:formula="of:=0.5*[.XY12]*(([.XY6]-[.XX6])/([.XY1]-[.XX1]))^2" office:value-type="float" office:value="0.000438764171734962" calcext:value-type="float">
            <text:p>0.000438764171735</text:p>
          </table:table-cell>
          <table:table-cell table:formula="of:=0.5*[.XZ12]*(([.XZ6]-[.XY6])/([.XZ1]-[.XY1]))^2" office:value-type="float" office:value="0.000561817590049044" calcext:value-type="float">
            <text:p>0.000561817590049</text:p>
          </table:table-cell>
          <table:table-cell table:formula="of:=0.5*[.YA12]*(([.YA6]-[.XZ6])/([.YA1]-[.XZ1]))^2" office:value-type="float" office:value="0.00320756896380783" calcext:value-type="float">
            <text:p>0.003207568963808</text:p>
          </table:table-cell>
          <table:table-cell table:formula="of:=0.5*[.YB12]*(([.YB6]-[.YA6])/([.YB1]-[.YA1]))^2" office:value-type="float" office:value="0.000705920136749484" calcext:value-type="float">
            <text:p>0.000705920136749</text:p>
          </table:table-cell>
          <table:table-cell table:formula="of:=0.5*[.YC12]*(([.YC6]-[.YB6])/([.YC1]-[.YB1]))^2" office:value-type="float" office:value="0.000448204903014367" calcext:value-type="float">
            <text:p>0.000448204903014</text:p>
          </table:table-cell>
          <table:table-cell table:formula="of:=0.5*[.YD12]*(([.YD6]-[.YC6])/([.YD1]-[.YC1]))^2" office:value-type="float" office:value="0.00206020134278055" calcext:value-type="float">
            <text:p>0.002060201342781</text:p>
          </table:table-cell>
          <table:table-cell table:formula="of:=0.5*[.YE12]*(([.YE6]-[.YD6])/([.YE1]-[.YD1]))^2" office:value-type="float" office:value="0.00223266760332295" calcext:value-type="float">
            <text:p>0.002232667603323</text:p>
          </table:table-cell>
          <table:table-cell table:formula="of:=0.5*[.YF12]*(([.YF6]-[.YE6])/([.YF1]-[.YE1]))^2" office:value-type="float" office:value="0.000459921400428545" calcext:value-type="float">
            <text:p>0.000459921400429</text:p>
          </table:table-cell>
          <table:table-cell table:formula="of:=0.5*[.YG12]*(([.YG6]-[.YF6])/([.YG1]-[.YF1]))^2" office:value-type="float" office:value="0.00394131868400601" calcext:value-type="float">
            <text:p>0.003941318684006</text:p>
          </table:table-cell>
          <table:table-cell table:formula="of:=0.5*[.YH12]*(([.YH6]-[.YG6])/([.YH1]-[.YG1]))^2" office:value-type="float" office:value="0.000439888100065678" calcext:value-type="float">
            <text:p>0.000439888100066</text:p>
          </table:table-cell>
          <table:table-cell table:formula="of:=0.5*[.YI12]*(([.YI6]-[.YH6])/([.YI1]-[.YH1]))^2" office:value-type="float" office:value="0.0035506287194429" calcext:value-type="float">
            <text:p>0.003550628719443</text:p>
          </table:table-cell>
          <table:table-cell table:formula="of:=0.5*[.YJ12]*(([.YJ6]-[.YI6])/([.YJ1]-[.YI1]))^2" office:value-type="float" office:value="0.000636916873724088" calcext:value-type="float">
            <text:p>0.000636916873724</text:p>
          </table:table-cell>
          <table:table-cell table:formula="of:=0.5*[.YK12]*(([.YK6]-[.YJ6])/([.YK1]-[.YJ1]))^2" office:value-type="float" office:value="0.000240989447683922" calcext:value-type="float">
            <text:p>0.000240989447684</text:p>
          </table:table-cell>
          <table:table-cell table:formula="of:=0.5*[.YL12]*(([.YL6]-[.YK6])/([.YL1]-[.YK1]))^2" office:value-type="float" office:value="0.00256244207297875" calcext:value-type="float">
            <text:p>0.002562442072979</text:p>
          </table:table-cell>
          <table:table-cell table:formula="of:=0.5*[.YM12]*(([.YM6]-[.YL6])/([.YM1]-[.YL1]))^2" office:value-type="float" office:value="0.000326659555312836" calcext:value-type="float">
            <text:p>0.000326659555313</text:p>
          </table:table-cell>
          <table:table-cell table:formula="of:=0.5*[.YN12]*(([.YN6]-[.YM6])/([.YN1]-[.YM1]))^2" office:value-type="float" office:value="0.00212215662645064" calcext:value-type="float">
            <text:p>0.002122156626451</text:p>
          </table:table-cell>
          <table:table-cell table:formula="of:=0.5*[.YO12]*(([.YO6]-[.YN6])/([.YO1]-[.YN1]))^2" office:value-type="float" office:value="0.0162704801707207" calcext:value-type="float">
            <text:p>0.016270480170721</text:p>
          </table:table-cell>
          <table:table-cell table:formula="of:=0.5*[.YP12]*(([.YP6]-[.YO6])/([.YP1]-[.YO1]))^2" office:value-type="float" office:value="0.00631154615511021" calcext:value-type="float">
            <text:p>0.00631154615511</text:p>
          </table:table-cell>
          <table:table-cell table:formula="of:=0.5*[.YQ12]*(([.YQ6]-[.YP6])/([.YQ1]-[.YP1]))^2" office:value-type="float" office:value="0.00000106374348160577" calcext:value-type="float">
            <text:p>1.06374348160577E-06</text:p>
          </table:table-cell>
          <table:table-cell table:formula="of:=0.5*[.YR12]*(([.YR6]-[.YQ6])/([.YR1]-[.YQ1]))^2" office:value-type="float" office:value="0.0042660492655686" calcext:value-type="float">
            <text:p>0.004266049265569</text:p>
          </table:table-cell>
          <table:table-cell table:formula="of:=0.5*[.YS12]*(([.YS6]-[.YR6])/([.YS1]-[.YR1]))^2" office:value-type="float" office:value="0.000000557369102487239" calcext:value-type="float">
            <text:p>5.57369102487239E-07</text:p>
          </table:table-cell>
          <table:table-cell table:formula="of:=0.5*[.YT12]*(([.YT6]-[.YS6])/([.YT1]-[.YS1]))^2" office:value-type="float" office:value="0.0000935246355343581" calcext:value-type="float">
            <text:p>9.35246355343581E-05</text:p>
          </table:table-cell>
          <table:table-cell table:formula="of:=0.5*[.YU12]*(([.YU6]-[.YT6])/([.YU1]-[.YT1]))^2" office:value-type="float" office:value="0.00549003843337676" calcext:value-type="float">
            <text:p>0.005490038433377</text:p>
          </table:table-cell>
          <table:table-cell table:formula="of:=0.5*[.YV12]*(([.YV6]-[.YU6])/([.YV1]-[.YU1]))^2" office:value-type="float" office:value="0.000759139452573512" calcext:value-type="float">
            <text:p>0.000759139452574</text:p>
          </table:table-cell>
          <table:table-cell table:formula="of:=0.5*[.YW12]*(([.YW6]-[.YV6])/([.YW1]-[.YV1]))^2" office:value-type="float" office:value="0.000202087683815468" calcext:value-type="float">
            <text:p>0.000202087683815</text:p>
          </table:table-cell>
          <table:table-cell table:formula="of:=0.5*[.YX12]*(([.YX6]-[.YW6])/([.YX1]-[.YW1]))^2" office:value-type="float" office:value="0.00755385579576223" calcext:value-type="float">
            <text:p>0.007553855795762</text:p>
          </table:table-cell>
          <table:table-cell table:formula="of:=0.5*[.YY12]*(([.YY6]-[.YX6])/([.YY1]-[.YX1]))^2" office:value-type="float" office:value="0.00214027757164635" calcext:value-type="float">
            <text:p>0.002140277571646</text:p>
          </table:table-cell>
          <table:table-cell table:formula="of:=0.5*[.YZ12]*(([.YZ6]-[.YY6])/([.YZ1]-[.YY1]))^2" office:value-type="float" office:value="0.00301400325737098" calcext:value-type="float">
            <text:p>0.003014003257371</text:p>
          </table:table-cell>
          <table:table-cell table:formula="of:=0.5*[.ZA12]*(([.ZA6]-[.YZ6])/([.ZA1]-[.YZ1]))^2" office:value-type="float" office:value="0.00024827694441869" calcext:value-type="float">
            <text:p>0.000248276944419</text:p>
          </table:table-cell>
          <table:table-cell table:formula="of:=0.5*[.ZB12]*(([.ZB6]-[.ZA6])/([.ZB1]-[.ZA1]))^2" office:value-type="float" office:value="0.00184735745364128" calcext:value-type="float">
            <text:p>0.001847357453641</text:p>
          </table:table-cell>
          <table:table-cell table:formula="of:=0.5*[.ZC12]*(([.ZC6]-[.ZB6])/([.ZC1]-[.ZB1]))^2" office:value-type="float" office:value="0.000363333854776842" calcext:value-type="float">
            <text:p>0.000363333854777</text:p>
          </table:table-cell>
          <table:table-cell table:formula="of:=0.5*[.ZD12]*(([.ZD6]-[.ZC6])/([.ZD1]-[.ZC1]))^2" office:value-type="float" office:value="0.00512622830508697" calcext:value-type="float">
            <text:p>0.005126228305087</text:p>
          </table:table-cell>
          <table:table-cell table:formula="of:=0.5*[.ZE12]*(([.ZE6]-[.ZD6])/([.ZE1]-[.ZD1]))^2" office:value-type="float" office:value="0.00037324620496245" calcext:value-type="float">
            <text:p>0.000373246204962</text:p>
          </table:table-cell>
          <table:table-cell table:formula="of:=0.5*[.ZF12]*(([.ZF6]-[.ZE6])/([.ZF1]-[.ZE1]))^2" office:value-type="float" office:value="0.00221590468951907" calcext:value-type="float">
            <text:p>0.002215904689519</text:p>
          </table:table-cell>
          <table:table-cell table:formula="of:=0.5*[.ZG12]*(([.ZG6]-[.ZF6])/([.ZG1]-[.ZF1]))^2" office:value-type="float" office:value="0.00836268829778343" calcext:value-type="float">
            <text:p>0.008362688297783</text:p>
          </table:table-cell>
          <table:table-cell table:formula="of:=0.5*[.ZH12]*(([.ZH6]-[.ZG6])/([.ZH1]-[.ZG1]))^2" office:value-type="float" office:value="0.00241720367500191" calcext:value-type="float">
            <text:p>0.002417203675002</text:p>
          </table:table-cell>
          <table:table-cell table:formula="of:=0.5*[.ZI12]*(([.ZI6]-[.ZH6])/([.ZI1]-[.ZH1]))^2" office:value-type="float" office:value="0.000772050520362565" calcext:value-type="float">
            <text:p>0.000772050520363</text:p>
          </table:table-cell>
          <table:table-cell table:formula="of:=0.5*[.ZJ12]*(([.ZJ6]-[.ZI6])/([.ZJ1]-[.ZI1]))^2" office:value-type="float" office:value="0.0017186435178203" calcext:value-type="float">
            <text:p>0.00171864351782</text:p>
          </table:table-cell>
          <table:table-cell table:formula="of:=0.5*[.ZK12]*(([.ZK6]-[.ZJ6])/([.ZK1]-[.ZJ1]))^2" office:value-type="float" office:value="0.000375302923880318" calcext:value-type="float">
            <text:p>0.00037530292388</text:p>
          </table:table-cell>
          <table:table-cell table:formula="of:=0.5*[.ZL12]*(([.ZL6]-[.ZK6])/([.ZL1]-[.ZK1]))^2" office:value-type="float" office:value="0.000000793815391500241" calcext:value-type="float">
            <text:p>7.93815391500241E-07</text:p>
          </table:table-cell>
          <table:table-cell table:formula="of:=0.5*[.ZM12]*(([.ZM6]-[.ZL6])/([.ZM1]-[.ZL1]))^2" office:value-type="float" office:value="0.00807863521206446" calcext:value-type="float">
            <text:p>0.008078635212064</text:p>
          </table:table-cell>
          <table:table-cell table:formula="of:=0.5*[.ZN12]*(([.ZN6]-[.ZM6])/([.ZN1]-[.ZM1]))^2" office:value-type="float" office:value="0.00127330422329945" calcext:value-type="float">
            <text:p>0.001273304223299</text:p>
          </table:table-cell>
          <table:table-cell table:formula="of:=0.5*[.ZO12]*(([.ZO6]-[.ZN6])/([.ZO1]-[.ZN1]))^2" office:value-type="float" office:value="0.00477435058704986" calcext:value-type="float">
            <text:p>0.00477435058705</text:p>
          </table:table-cell>
          <table:table-cell table:formula="of:=0.5*[.ZP12]*(([.ZP6]-[.ZO6])/([.ZP1]-[.ZO1]))^2" office:value-type="float" office:value="0.000518924681887455" calcext:value-type="float">
            <text:p>0.000518924681887</text:p>
          </table:table-cell>
          <table:table-cell table:formula="of:=0.5*[.ZQ12]*(([.ZQ6]-[.ZP6])/([.ZQ1]-[.ZP1]))^2" office:value-type="float" office:value="0.000264621969167323" calcext:value-type="float">
            <text:p>0.000264621969167</text:p>
          </table:table-cell>
          <table:table-cell table:formula="of:=0.5*[.ZR12]*(([.ZR6]-[.ZQ6])/([.ZR1]-[.ZQ1]))^2" office:value-type="float" office:value="0.00220537486325934" calcext:value-type="float">
            <text:p>0.002205374863259</text:p>
          </table:table-cell>
          <table:table-cell table:formula="of:=0.5*[.ZS12]*(([.ZS6]-[.ZR6])/([.ZS1]-[.ZR1]))^2" office:value-type="float" office:value="0.0011553289817224" calcext:value-type="float">
            <text:p>0.001155328981722</text:p>
          </table:table-cell>
          <table:table-cell table:formula="of:=0.5*[.ZT12]*(([.ZT6]-[.ZS6])/([.ZT1]-[.ZS1]))^2" office:value-type="float" office:value="0.0000467730827807223" calcext:value-type="float">
            <text:p>4.67730827807223E-05</text:p>
          </table:table-cell>
          <table:table-cell table:formula="of:=0.5*[.ZU12]*(([.ZU6]-[.ZT6])/([.ZU1]-[.ZT1]))^2" office:value-type="float" office:value="0.000608458950279036" calcext:value-type="float">
            <text:p>0.000608458950279</text:p>
          </table:table-cell>
          <table:table-cell table:formula="of:=0.5*[.ZV12]*(([.ZV6]-[.ZU6])/([.ZV1]-[.ZU1]))^2" office:value-type="float" office:value="0.00211444294546366" calcext:value-type="float">
            <text:p>0.002114442945464</text:p>
          </table:table-cell>
          <table:table-cell table:formula="of:=0.5*[.ZW12]*(([.ZW6]-[.ZV6])/([.ZW1]-[.ZV1]))^2" office:value-type="float" office:value="0.0124162648854186" calcext:value-type="float">
            <text:p>0.012416264885419</text:p>
          </table:table-cell>
          <table:table-cell table:formula="of:=0.5*[.ZX12]*(([.ZX6]-[.ZW6])/([.ZX1]-[.ZW1]))^2" office:value-type="float" office:value="0.00650793444232899" calcext:value-type="float">
            <text:p>0.006507934442329</text:p>
          </table:table-cell>
          <table:table-cell table:formula="of:=0.5*[.ZY12]*(([.ZY6]-[.ZX6])/([.ZY1]-[.ZX1]))^2" office:value-type="float" office:value="0.0000402208151984754" calcext:value-type="float">
            <text:p>4.02208151984754E-05</text:p>
          </table:table-cell>
          <table:table-cell table:formula="of:=0.5*[.ZZ12]*(([.ZZ6]-[.ZY6])/([.ZZ1]-[.ZY1]))^2" office:value-type="float" office:value="0.0113592857791659" calcext:value-type="float">
            <text:p>0.011359285779166</text:p>
          </table:table-cell>
          <table:table-cell table:formula="of:=0.5*[.AAA12]*(([.AAA6]-[.ZZ6])/([.AAA1]-[.ZZ1]))^2" office:value-type="float" office:value="0.000579009051070495" calcext:value-type="float">
            <text:p>0.00057900905107</text:p>
          </table:table-cell>
          <table:table-cell table:formula="of:=0.5*[.AAB12]*(([.AAB6]-[.AAA6])/([.AAB1]-[.AAA1]))^2" office:value-type="float" office:value="0.000358653556399618" calcext:value-type="float">
            <text:p>0.0003586535564</text:p>
          </table:table-cell>
          <table:table-cell table:formula="of:=0.5*[.AAC12]*(([.AAC6]-[.AAB6])/([.AAC1]-[.AAB1]))^2" office:value-type="float" office:value="0.0015536079744134" calcext:value-type="float">
            <text:p>0.001553607974413</text:p>
          </table:table-cell>
          <table:table-cell table:formula="of:=0.5*[.AAD12]*(([.AAD6]-[.AAC6])/([.AAD1]-[.AAC1]))^2" office:value-type="float" office:value="0.0000334191903073699" calcext:value-type="float">
            <text:p>3.34191903073699E-05</text:p>
          </table:table-cell>
          <table:table-cell table:formula="of:=0.5*[.AAE12]*(([.AAE6]-[.AAD6])/([.AAE1]-[.AAD1]))^2" office:value-type="float" office:value="0.0000746427737737238" calcext:value-type="float">
            <text:p>7.46427737737238E-05</text:p>
          </table:table-cell>
          <table:table-cell table:formula="of:=0.5*[.AAF12]*(([.AAF6]-[.AAE6])/([.AAF1]-[.AAE1]))^2" office:value-type="float" office:value="0.00298814689671205" calcext:value-type="float">
            <text:p>0.002988146896712</text:p>
          </table:table-cell>
          <table:table-cell table:formula="of:=0.5*[.AAG12]*(([.AAG6]-[.AAF6])/([.AAG1]-[.AAF1]))^2" office:value-type="float" office:value="0.00328750560579622" calcext:value-type="float">
            <text:p>0.003287505605796</text:p>
          </table:table-cell>
          <table:table-cell table:formula="of:=0.5*[.AAH12]*(([.AAH6]-[.AAG6])/([.AAH1]-[.AAG1]))^2" office:value-type="float" office:value="0.00114969309455653" calcext:value-type="float">
            <text:p>0.001149693094557</text:p>
          </table:table-cell>
          <table:table-cell table:formula="of:=0.5*[.AAI12]*(([.AAI6]-[.AAH6])/([.AAI1]-[.AAH1]))^2" office:value-type="float" office:value="0.00000864533075888116" calcext:value-type="float">
            <text:p>8.64533075888116E-06</text:p>
          </table:table-cell>
          <table:table-cell table:formula="of:=0.5*[.AAJ12]*(([.AAJ6]-[.AAI6])/([.AAJ1]-[.AAI1]))^2" office:value-type="float" office:value="0.00185259259786082" calcext:value-type="float">
            <text:p>0.001852592597861</text:p>
          </table:table-cell>
          <table:table-cell table:formula="of:=0.5*[.AAK12]*(([.AAK6]-[.AAJ6])/([.AAK1]-[.AAJ1]))^2" office:value-type="float" office:value="0.000505388596434061" calcext:value-type="float">
            <text:p>0.000505388596434</text:p>
          </table:table-cell>
          <table:table-cell table:formula="of:=0.5*[.AAL12]*(([.AAL6]-[.AAK6])/([.AAL1]-[.AAK1]))^2" office:value-type="float" office:value="0.0000854637659345066" calcext:value-type="float">
            <text:p>8.54637659345066E-05</text:p>
          </table:table-cell>
          <table:table-cell table:formula="of:=0.5*[.AAM12]*(([.AAM6]-[.AAL6])/([.AAM1]-[.AAL1]))^2" office:value-type="float" office:value="0.0010420424789928" calcext:value-type="float">
            <text:p>0.001042042478993</text:p>
          </table:table-cell>
          <table:table-cell table:formula="of:=0.5*[.AAN12]*(([.AAN6]-[.AAM6])/([.AAN1]-[.AAM1]))^2" office:value-type="float" office:value="0.00554638488205761" calcext:value-type="float">
            <text:p>0.005546384882058</text:p>
          </table:table-cell>
          <table:table-cell table:formula="of:=0.5*[.AAO12]*(([.AAO6]-[.AAN6])/([.AAO1]-[.AAN1]))^2" office:value-type="float" office:value="0.00132034952013808" calcext:value-type="float">
            <text:p>0.001320349520138</text:p>
          </table:table-cell>
          <table:table-cell table:formula="of:=0.5*[.AAP12]*(([.AAP6]-[.AAO6])/([.AAP1]-[.AAO1]))^2" office:value-type="float" office:value="0.000324266027565423" calcext:value-type="float">
            <text:p>0.000324266027565</text:p>
          </table:table-cell>
          <table:table-cell table:formula="of:=0.5*[.AAQ12]*(([.AAQ6]-[.AAP6])/([.AAQ1]-[.AAP1]))^2" office:value-type="float" office:value="0.000417365142701849" calcext:value-type="float">
            <text:p>0.000417365142702</text:p>
          </table:table-cell>
          <table:table-cell table:formula="of:=0.5*[.AAR12]*(([.AAR6]-[.AAQ6])/([.AAR1]-[.AAQ1]))^2" office:value-type="float" office:value="0.000525562870914264" calcext:value-type="float">
            <text:p>0.000525562870914</text:p>
          </table:table-cell>
          <table:table-cell table:formula="of:=0.5*[.AAS12]*(([.AAS6]-[.AAR6])/([.AAS1]-[.AAR1]))^2" office:value-type="float" office:value="0.000173484225167962" calcext:value-type="float">
            <text:p>0.000173484225168</text:p>
          </table:table-cell>
          <table:table-cell table:formula="of:=0.5*[.AAT12]*(([.AAT6]-[.AAS6])/([.AAT1]-[.AAS1]))^2" office:value-type="float" office:value="0.00749935903254671" calcext:value-type="float">
            <text:p>0.007499359032547</text:p>
          </table:table-cell>
          <table:table-cell table:formula="of:=0.5*[.AAU12]*(([.AAU6]-[.AAT6])/([.AAU1]-[.AAT1]))^2" office:value-type="float" office:value="0.000969467407463367" calcext:value-type="float">
            <text:p>0.000969467407463</text:p>
          </table:table-cell>
          <table:table-cell table:formula="of:=0.5*[.AAV12]*(([.AAV6]-[.AAU6])/([.AAV1]-[.AAU1]))^2" office:value-type="float" office:value="0.00218975481273132" calcext:value-type="float">
            <text:p>0.002189754812731</text:p>
          </table:table-cell>
          <table:table-cell table:formula="of:=0.5*[.AAW12]*(([.AAW6]-[.AAV6])/([.AAW1]-[.AAV1]))^2" office:value-type="float" office:value="0.000130961794793709" calcext:value-type="float">
            <text:p>0.000130961794794</text:p>
          </table:table-cell>
          <table:table-cell table:formula="of:=0.5*[.AAX12]*(([.AAX6]-[.AAW6])/([.AAX1]-[.AAW1]))^2" office:value-type="float" office:value="0.0000201034917831492" calcext:value-type="float">
            <text:p>2.01034917831492E-05</text:p>
          </table:table-cell>
          <table:table-cell table:formula="of:=0.5*[.AAY12]*(([.AAY6]-[.AAX6])/([.AAY1]-[.AAX1]))^2" office:value-type="float" office:value="0.000160159842309156" calcext:value-type="float">
            <text:p>0.000160159842309</text:p>
          </table:table-cell>
          <table:table-cell table:formula="of:=0.5*[.AAZ12]*(([.AAZ6]-[.AAY6])/([.AAZ1]-[.AAY1]))^2" office:value-type="float" office:value="0.0039814055503931" calcext:value-type="float">
            <text:p>0.003981405550393</text:p>
          </table:table-cell>
          <table:table-cell table:formula="of:=0.5*[.ABA12]*(([.ABA6]-[.AAZ6])/([.ABA1]-[.AAZ1]))^2" office:value-type="float" office:value="0.0154379390899" calcext:value-type="float">
            <text:p>0.0154379390899</text:p>
          </table:table-cell>
          <table:table-cell table:formula="of:=0.5*[.ABB12]*(([.ABB6]-[.ABA6])/([.ABB1]-[.ABA1]))^2" office:value-type="float" office:value="0.00749594055401392" calcext:value-type="float">
            <text:p>0.007495940554014</text:p>
          </table:table-cell>
          <table:table-cell table:formula="of:=0.5*[.ABC12]*(([.ABC6]-[.ABB6])/([.ABC1]-[.ABB1]))^2" office:value-type="float" office:value="0.000161504165483917" calcext:value-type="float">
            <text:p>0.000161504165484</text:p>
          </table:table-cell>
          <table:table-cell table:formula="of:=0.5*[.ABD12]*(([.ABD6]-[.ABC6])/([.ABD1]-[.ABC1]))^2" office:value-type="float" office:value="0.00302350049409594" calcext:value-type="float">
            <text:p>0.003023500494096</text:p>
          </table:table-cell>
          <table:table-cell table:formula="of:=0.5*[.ABE12]*(([.ABE6]-[.ABD6])/([.ABE1]-[.ABD1]))^2" office:value-type="float" office:value="0.000210828814227953" calcext:value-type="float">
            <text:p>0.000210828814228</text:p>
          </table:table-cell>
          <table:table-cell table:formula="of:=0.5*[.ABF12]*(([.ABF6]-[.ABE6])/([.ABF1]-[.ABE1]))^2" office:value-type="float" office:value="0.00000519317394254705" calcext:value-type="float">
            <text:p>5.19317394254705E-06</text:p>
          </table:table-cell>
          <table:table-cell table:formula="of:=0.5*[.ABG12]*(([.ABG6]-[.ABF6])/([.ABG1]-[.ABF1]))^2" office:value-type="float" office:value="0.00573922268580704" calcext:value-type="float">
            <text:p>0.005739222685807</text:p>
          </table:table-cell>
          <table:table-cell table:formula="of:=0.5*[.ABH12]*(([.ABH6]-[.ABG6])/([.ABH1]-[.ABG1]))^2" office:value-type="float" office:value="0.0000360205364566743" calcext:value-type="float">
            <text:p>3.60205364566743E-05</text:p>
          </table:table-cell>
          <table:table-cell table:formula="of:=0.5*[.ABI12]*(([.ABI6]-[.ABH6])/([.ABI1]-[.ABH1]))^2" office:value-type="float" office:value="0.0000568963580224575" calcext:value-type="float">
            <text:p>5.68963580224575E-05</text:p>
          </table:table-cell>
          <table:table-cell table:formula="of:=0.5*[.ABJ12]*(([.ABJ6]-[.ABI6])/([.ABJ1]-[.ABI1]))^2" office:value-type="float" office:value="0.00464185709761949" calcext:value-type="float">
            <text:p>0.004641857097619</text:p>
          </table:table-cell>
          <table:table-cell table:formula="of:=0.5*[.ABK12]*(([.ABK6]-[.ABJ6])/([.ABK1]-[.ABJ1]))^2" office:value-type="float" office:value="0.00861402876777328" calcext:value-type="float">
            <text:p>0.008614028767773</text:p>
          </table:table-cell>
          <table:table-cell table:formula="of:=0.5*[.ABL12]*(([.ABL6]-[.ABK6])/([.ABL1]-[.ABK1]))^2" office:value-type="float" office:value="0.00654333720334281" calcext:value-type="float">
            <text:p>0.006543337203343</text:p>
          </table:table-cell>
          <table:table-cell table:formula="of:=0.5*[.ABM12]*(([.ABM6]-[.ABL6])/([.ABM1]-[.ABL1]))^2" office:value-type="float" office:value="0.00145016368352188" calcext:value-type="float">
            <text:p>0.001450163683522</text:p>
          </table:table-cell>
          <table:table-cell table:formula="of:=0.5*[.ABN12]*(([.ABN6]-[.ABM6])/([.ABN1]-[.ABM1]))^2" office:value-type="float" office:value="0.00291526815778225" calcext:value-type="float">
            <text:p>0.002915268157782</text:p>
          </table:table-cell>
          <table:table-cell table:formula="of:=0.5*[.ABO12]*(([.ABO6]-[.ABN6])/([.ABO1]-[.ABN1]))^2" office:value-type="float" office:value="0.00131257358465937" calcext:value-type="float">
            <text:p>0.001312573584659</text:p>
          </table:table-cell>
          <table:table-cell table:formula="of:=0.5*[.ABP12]*(([.ABP6]-[.ABO6])/([.ABP1]-[.ABO1]))^2" office:value-type="float" office:value="0.000233042745247891" calcext:value-type="float">
            <text:p>0.000233042745248</text:p>
          </table:table-cell>
          <table:table-cell table:formula="of:=0.5*[.ABQ12]*(([.ABQ6]-[.ABP6])/([.ABQ1]-[.ABP1]))^2" office:value-type="float" office:value="0.00218784940228376" calcext:value-type="float">
            <text:p>0.002187849402284</text:p>
          </table:table-cell>
          <table:table-cell table:formula="of:=0.5*[.ABR12]*(([.ABR6]-[.ABQ6])/([.ABR1]-[.ABQ1]))^2" office:value-type="float" office:value="0.00000000322742441581674" calcext:value-type="float">
            <text:p>3.22742441581674E-09</text:p>
          </table:table-cell>
          <table:table-cell table:formula="of:=0.5*[.ABS12]*(([.ABS6]-[.ABR6])/([.ABS1]-[.ABR1]))^2" office:value-type="float" office:value="0.0110585099257094" calcext:value-type="float">
            <text:p>0.011058509925709</text:p>
          </table:table-cell>
          <table:table-cell table:formula="of:=0.5*[.ABT12]*(([.ABT6]-[.ABS6])/([.ABT1]-[.ABS1]))^2" office:value-type="float" office:value="0.000231144437296508" calcext:value-type="float">
            <text:p>0.000231144437297</text:p>
          </table:table-cell>
          <table:table-cell table:formula="of:=0.5*[.ABU12]*(([.ABU6]-[.ABT6])/([.ABU1]-[.ABT1]))^2" office:value-type="float" office:value="0.000154788195943037" calcext:value-type="float">
            <text:p>0.000154788195943</text:p>
          </table:table-cell>
          <table:table-cell table:formula="of:=0.5*[.ABV12]*(([.ABV6]-[.ABU6])/([.ABV1]-[.ABU1]))^2" office:value-type="float" office:value="0.0100374688743441" calcext:value-type="float">
            <text:p>0.010037468874344</text:p>
          </table:table-cell>
          <table:table-cell table:formula="of:=0.5*[.ABW12]*(([.ABW6]-[.ABV6])/([.ABW1]-[.ABV1]))^2" office:value-type="float" office:value="0.00756694050938702" calcext:value-type="float">
            <text:p>0.007566940509387</text:p>
          </table:table-cell>
          <table:table-cell table:formula="of:=0.5*[.ABX12]*(([.ABX6]-[.ABW6])/([.ABX1]-[.ABW1]))^2" office:value-type="float" office:value="0.00119926646821345" calcext:value-type="float">
            <text:p>0.001199266468213</text:p>
          </table:table-cell>
          <table:table-cell table:formula="of:=0.5*[.ABY12]*(([.ABY6]-[.ABX6])/([.ABY1]-[.ABX1]))^2" office:value-type="float" office:value="0.00910397381725041" calcext:value-type="float">
            <text:p>0.00910397381725</text:p>
          </table:table-cell>
          <table:table-cell table:formula="of:=0.5*[.ABZ12]*(([.ABZ6]-[.ABY6])/([.ABZ1]-[.ABY1]))^2" office:value-type="float" office:value="0.00295502733004245" calcext:value-type="float">
            <text:p>0.002955027330042</text:p>
          </table:table-cell>
          <table:table-cell table:formula="of:=0.5*[.ACA12]*(([.ACA6]-[.ABZ6])/([.ACA1]-[.ABZ1]))^2" office:value-type="float" office:value="0.00121719669654667" calcext:value-type="float">
            <text:p>0.001217196696547</text:p>
          </table:table-cell>
          <table:table-cell table:formula="of:=0.5*[.ACB12]*(([.ACB6]-[.ACA6])/([.ACB1]-[.ACA1]))^2" office:value-type="float" office:value="0.000206488531824944" calcext:value-type="float">
            <text:p>0.000206488531825</text:p>
          </table:table-cell>
          <table:table-cell table:formula="of:=0.5*[.ACC12]*(([.ACC6]-[.ACB6])/([.ACC1]-[.ACB1]))^2" office:value-type="float" office:value="0.00139759271984561" calcext:value-type="float">
            <text:p>0.001397592719846</text:p>
          </table:table-cell>
          <table:table-cell table:formula="of:=0.5*[.ACD12]*(([.ACD6]-[.ACC6])/([.ACD1]-[.ACC1]))^2" office:value-type="float" office:value="0.0016551628618359" calcext:value-type="float">
            <text:p>0.001655162861836</text:p>
          </table:table-cell>
          <table:table-cell table:formula="of:=0.5*[.ACE12]*(([.ACE6]-[.ACD6])/([.ACE1]-[.ACD1]))^2" office:value-type="float" office:value="0.00112372888996052" calcext:value-type="float">
            <text:p>0.001123728889961</text:p>
          </table:table-cell>
          <table:table-cell table:formula="of:=0.5*[.ACF12]*(([.ACF6]-[.ACE6])/([.ACF1]-[.ACE1]))^2" office:value-type="float" office:value="0.000253304836959765" calcext:value-type="float">
            <text:p>0.00025330483696</text:p>
          </table:table-cell>
          <table:table-cell table:formula="of:=0.5*[.ACG12]*(([.ACG6]-[.ACF6])/([.ACG1]-[.ACF1]))^2" office:value-type="float" office:value="0.00517085633848163" calcext:value-type="float">
            <text:p>0.005170856338482</text:p>
          </table:table-cell>
          <table:table-cell table:formula="of:=0.5*[.ACH12]*(([.ACH6]-[.ACG6])/([.ACH1]-[.ACG1]))^2" office:value-type="float" office:value="0.0116212377444811" calcext:value-type="float">
            <text:p>0.011621237744481</text:p>
          </table:table-cell>
          <table:table-cell table:formula="of:=0.5*[.ACI12]*(([.ACI6]-[.ACH6])/([.ACI1]-[.ACH1]))^2" office:value-type="float" office:value="0.00162808681211167" calcext:value-type="float">
            <text:p>0.001628086812112</text:p>
          </table:table-cell>
          <table:table-cell table:formula="of:=0.5*[.ACJ12]*(([.ACJ6]-[.ACI6])/([.ACJ1]-[.ACI1]))^2" office:value-type="float" office:value="0.00654366789056958" calcext:value-type="float">
            <text:p>0.00654366789057</text:p>
          </table:table-cell>
          <table:table-cell table:formula="of:=0.5*[.ACK12]*(([.ACK6]-[.ACJ6])/([.ACK1]-[.ACJ1]))^2" office:value-type="float" office:value="0.00079699889481904" calcext:value-type="float">
            <text:p>0.000796998894819</text:p>
          </table:table-cell>
          <table:table-cell table:formula="of:=0.5*[.ACL12]*(([.ACL6]-[.ACK6])/([.ACL1]-[.ACK1]))^2" office:value-type="float" office:value="0.00000550995357307098" calcext:value-type="float">
            <text:p>5.50995357307098E-06</text:p>
          </table:table-cell>
          <table:table-cell table:formula="of:=0.5*[.ACM12]*(([.ACM6]-[.ACL6])/([.ACM1]-[.ACL1]))^2" office:value-type="float" office:value="0.00461264622071392" calcext:value-type="float">
            <text:p>0.004612646220714</text:p>
          </table:table-cell>
          <table:table-cell table:formula="of:=0.5*[.ACN12]*(([.ACN6]-[.ACM6])/([.ACN1]-[.ACM1]))^2" office:value-type="float" office:value="0.00163303366479005" calcext:value-type="float">
            <text:p>0.00163303366479</text:p>
          </table:table-cell>
          <table:table-cell table:formula="of:=0.5*[.ACO12]*(([.ACO6]-[.ACN6])/([.ACO1]-[.ACN1]))^2" office:value-type="float" office:value="0.0000808188036473595" calcext:value-type="float">
            <text:p>8.08188036473595E-05</text:p>
          </table:table-cell>
          <table:table-cell table:formula="of:=0.5*[.ACP12]*(([.ACP6]-[.ACO6])/([.ACP1]-[.ACO1]))^2" office:value-type="float" office:value="0.00187953577196608" calcext:value-type="float">
            <text:p>0.001879535771966</text:p>
          </table:table-cell>
          <table:table-cell table:formula="of:=0.5*[.ACQ12]*(([.ACQ6]-[.ACP6])/([.ACQ1]-[.ACP1]))^2" office:value-type="float" office:value="0.0124693229039032" calcext:value-type="float">
            <text:p>0.012469322903903</text:p>
          </table:table-cell>
          <table:table-cell table:formula="of:=0.5*[.ACR12]*(([.ACR6]-[.ACQ6])/([.ACR1]-[.ACQ1]))^2" office:value-type="float" office:value="0.0000700691066033226" calcext:value-type="float">
            <text:p>7.00691066033226E-05</text:p>
          </table:table-cell>
          <table:table-cell table:formula="of:=0.5*[.ACS12]*(([.ACS6]-[.ACR6])/([.ACS1]-[.ACR1]))^2" office:value-type="float" office:value="0.000350915623444285" calcext:value-type="float">
            <text:p>0.000350915623444</text:p>
          </table:table-cell>
          <table:table-cell table:formula="of:=0.5*[.ACT12]*(([.ACT6]-[.ACS6])/([.ACT1]-[.ACS1]))^2" office:value-type="float" office:value="0.0000492529436997156" calcext:value-type="float">
            <text:p>4.92529436997156E-05</text:p>
          </table:table-cell>
          <table:table-cell table:formula="of:=0.5*[.ACU12]*(([.ACU6]-[.ACT6])/([.ACU1]-[.ACT1]))^2" office:value-type="float" office:value="0.00231241125805941" calcext:value-type="float">
            <text:p>0.002312411258059</text:p>
          </table:table-cell>
          <table:table-cell table:formula="of:=0.5*[.ACV12]*(([.ACV6]-[.ACU6])/([.ACV1]-[.ACU1]))^2" office:value-type="float" office:value="0.00818049563508923" calcext:value-type="float">
            <text:p>0.008180495635089</text:p>
          </table:table-cell>
          <table:table-cell table:formula="of:=0.5*[.ACW12]*(([.ACW6]-[.ACV6])/([.ACW1]-[.ACV1]))^2" office:value-type="float" office:value="0.000104830093317065" calcext:value-type="float">
            <text:p>0.000104830093317</text:p>
          </table:table-cell>
          <table:table-cell table:formula="of:=0.5*[.ACX12]*(([.ACX6]-[.ACW6])/([.ACX1]-[.ACW1]))^2" office:value-type="float" office:value="0.0127272450505645" calcext:value-type="float">
            <text:p>0.012727245050565</text:p>
          </table:table-cell>
          <table:table-cell table:formula="of:=0.5*[.ACY12]*(([.ACY6]-[.ACX6])/([.ACY1]-[.ACX1]))^2" office:value-type="float" office:value="0.00102650425468644" calcext:value-type="float">
            <text:p>0.001026504254686</text:p>
          </table:table-cell>
          <table:table-cell table:formula="of:=0.5*[.ACZ12]*(([.ACZ6]-[.ACY6])/([.ACZ1]-[.ACY1]))^2" office:value-type="float" office:value="0.000474779891361771" calcext:value-type="float">
            <text:p>0.000474779891362</text:p>
          </table:table-cell>
          <table:table-cell table:formula="of:=0.5*[.ADA12]*(([.ADA6]-[.ACZ6])/([.ADA1]-[.ACZ1]))^2" office:value-type="float" office:value="0.00127005136687289" calcext:value-type="float">
            <text:p>0.001270051366873</text:p>
          </table:table-cell>
          <table:table-cell table:formula="of:=0.5*[.ADB12]*(([.ADB6]-[.ADA6])/([.ADB1]-[.ADA1]))^2" office:value-type="float" office:value="0.00152338185627828" calcext:value-type="float">
            <text:p>0.001523381856278</text:p>
          </table:table-cell>
          <table:table-cell table:formula="of:=0.5*[.ADC12]*(([.ADC6]-[.ADB6])/([.ADC1]-[.ADB1]))^2" office:value-type="float" office:value="0.0000107549222028022" calcext:value-type="float">
            <text:p>1.07549222028022E-05</text:p>
          </table:table-cell>
          <table:table-cell table:formula="of:=0.5*[.ADD12]*(([.ADD6]-[.ADC6])/([.ADD1]-[.ADC1]))^2" office:value-type="float" office:value="0.00335694474936921" calcext:value-type="float">
            <text:p>0.003356944749369</text:p>
          </table:table-cell>
          <table:table-cell table:formula="of:=0.5*[.ADE12]*(([.ADE6]-[.ADD6])/([.ADE1]-[.ADD1]))^2" office:value-type="float" office:value="0.000124895861007194" calcext:value-type="float">
            <text:p>0.000124895861007</text:p>
          </table:table-cell>
          <table:table-cell table:formula="of:=0.5*[.ADF12]*(([.ADF6]-[.ADE6])/([.ADF1]-[.ADE1]))^2" office:value-type="float" office:value="0.00305528785928696" calcext:value-type="float">
            <text:p>0.003055287859287</text:p>
          </table:table-cell>
          <table:table-cell table:formula="of:=0.5*[.ADG12]*(([.ADG6]-[.ADF6])/([.ADG1]-[.ADF1]))^2" office:value-type="float" office:value="0.00308393210918083" calcext:value-type="float">
            <text:p>0.003083932109181</text:p>
          </table:table-cell>
          <table:table-cell table:formula="of:=0.5*[.ADH12]*(([.ADH6]-[.ADG6])/([.ADH1]-[.ADG1]))^2" office:value-type="float" office:value="0.00507365301854839" calcext:value-type="float">
            <text:p>0.005073653018548</text:p>
          </table:table-cell>
          <table:table-cell table:formula="of:=0.5*[.ADI12]*(([.ADI6]-[.ADH6])/([.ADI1]-[.ADH1]))^2" office:value-type="float" office:value="0.00133736927550534" calcext:value-type="float">
            <text:p>0.001337369275505</text:p>
          </table:table-cell>
          <table:table-cell table:formula="of:=0.5*[.ADJ12]*(([.ADJ6]-[.ADI6])/([.ADJ1]-[.ADI1]))^2" office:value-type="float" office:value="0.000456239351018169" calcext:value-type="float">
            <text:p>0.000456239351018</text:p>
          </table:table-cell>
          <table:table-cell table:formula="of:=0.5*[.ADK12]*(([.ADK6]-[.ADJ6])/([.ADK1]-[.ADJ1]))^2" office:value-type="float" office:value="0.00000562015529273763" calcext:value-type="float">
            <text:p>5.62015529273763E-06</text:p>
          </table:table-cell>
          <table:table-cell table:formula="of:=0.5*[.ADL12]*(([.ADL6]-[.ADK6])/([.ADL1]-[.ADK1]))^2" office:value-type="float" office:value="0.000280410515292682" calcext:value-type="float">
            <text:p>0.000280410515293</text:p>
          </table:table-cell>
          <table:table-cell table:formula="of:=0.5*[.ADM12]*(([.ADM6]-[.ADL6])/([.ADM1]-[.ADL1]))^2" office:value-type="float" office:value="0.0000522890387476178" calcext:value-type="float">
            <text:p>5.22890387476178E-05</text:p>
          </table:table-cell>
          <table:table-cell table:formula="of:=0.5*[.ADN12]*(([.ADN6]-[.ADM6])/([.ADN1]-[.ADM1]))^2" office:value-type="float" office:value="0.0000294062420484118" calcext:value-type="float">
            <text:p>2.94062420484118E-05</text:p>
          </table:table-cell>
          <table:table-cell table:formula="of:=0.5*[.ADO12]*(([.ADO6]-[.ADN6])/([.ADO1]-[.ADN1]))^2" office:value-type="float" office:value="0.000722839281828226" calcext:value-type="float">
            <text:p>0.000722839281828</text:p>
          </table:table-cell>
          <table:table-cell table:formula="of:=0.5*[.ADP12]*(([.ADP6]-[.ADO6])/([.ADP1]-[.ADO1]))^2" office:value-type="float" office:value="0.00842374684994516" calcext:value-type="float">
            <text:p>0.008423746849945</text:p>
          </table:table-cell>
          <table:table-cell table:formula="of:=0.5*[.ADQ12]*(([.ADQ6]-[.ADP6])/([.ADQ1]-[.ADP1]))^2" office:value-type="float" office:value="0.000456508227149809" calcext:value-type="float">
            <text:p>0.00045650822715</text:p>
          </table:table-cell>
          <table:table-cell table:formula="of:=0.5*[.ADR12]*(([.ADR6]-[.ADQ6])/([.ADR1]-[.ADQ1]))^2" office:value-type="float" office:value="0.00587491903591511" calcext:value-type="float">
            <text:p>0.005874919035915</text:p>
          </table:table-cell>
          <table:table-cell table:formula="of:=0.5*[.ADS12]*(([.ADS6]-[.ADR6])/([.ADS1]-[.ADR1]))^2" office:value-type="float" office:value="0.000864366857293996" calcext:value-type="float">
            <text:p>0.000864366857294</text:p>
          </table:table-cell>
          <table:table-cell table:formula="of:=0.5*[.ADT12]*(([.ADT6]-[.ADS6])/([.ADT1]-[.ADS1]))^2" office:value-type="float" office:value="0.0000142356202259835" calcext:value-type="float">
            <text:p>1.42356202259835E-05</text:p>
          </table:table-cell>
          <table:table-cell table:formula="of:=0.5*[.ADU12]*(([.ADU6]-[.ADT6])/([.ADU1]-[.ADT1]))^2" office:value-type="float" office:value="0.00273348344350742" calcext:value-type="float">
            <text:p>0.002733483443507</text:p>
          </table:table-cell>
          <table:table-cell table:formula="of:=0.5*[.ADV12]*(([.ADV6]-[.ADU6])/([.ADV1]-[.ADU1]))^2" office:value-type="float" office:value="0.0000898212802607982" calcext:value-type="float">
            <text:p>8.98212802607982E-05</text:p>
          </table:table-cell>
          <table:table-cell table:formula="of:=0.5*[.ADW12]*(([.ADW6]-[.ADV6])/([.ADW1]-[.ADV1]))^2" office:value-type="float" office:value="0.0054066481715594" calcext:value-type="float">
            <text:p>0.005406648171559</text:p>
          </table:table-cell>
          <table:table-cell table:formula="of:=0.5*[.ADX12]*(([.ADX6]-[.ADW6])/([.ADX1]-[.ADW1]))^2" office:value-type="float" office:value="0.0000550096004823033" calcext:value-type="float">
            <text:p>5.50096004823033E-05</text:p>
          </table:table-cell>
          <table:table-cell table:formula="of:=0.5*[.ADY12]*(([.ADY6]-[.ADX6])/([.ADY1]-[.ADX1]))^2" office:value-type="float" office:value="0.00272146507475096" calcext:value-type="float">
            <text:p>0.002721465074751</text:p>
          </table:table-cell>
          <table:table-cell table:formula="of:=0.5*[.ADZ12]*(([.ADZ6]-[.ADY6])/([.ADZ1]-[.ADY1]))^2" office:value-type="float" office:value="0.00493770534415174" calcext:value-type="float">
            <text:p>0.004937705344152</text:p>
          </table:table-cell>
          <table:table-cell table:formula="of:=0.5*[.AEA12]*(([.AEA6]-[.ADZ6])/([.AEA1]-[.ADZ1]))^2" office:value-type="float" office:value="0.00115675300490607" calcext:value-type="float">
            <text:p>0.001156753004906</text:p>
          </table:table-cell>
          <table:table-cell table:formula="of:=0.5*[.AEB12]*(([.AEB6]-[.AEA6])/([.AEB1]-[.AEA1]))^2" office:value-type="float" office:value="0.000664225763763932" calcext:value-type="float">
            <text:p>0.000664225763764</text:p>
          </table:table-cell>
          <table:table-cell table:formula="of:=0.5*[.AEC12]*(([.AEC6]-[.AEB6])/([.AEC1]-[.AEB1]))^2" office:value-type="float" office:value="0.00205460791400717" calcext:value-type="float">
            <text:p>0.002054607914007</text:p>
          </table:table-cell>
          <table:table-cell table:formula="of:=0.5*[.AED12]*(([.AED6]-[.AEC6])/([.AED1]-[.AEC1]))^2" office:value-type="float" office:value="0.000882710840037223" calcext:value-type="float">
            <text:p>0.000882710840037</text:p>
          </table:table-cell>
          <table:table-cell table:formula="of:=0.5*[.AEE12]*(([.AEE6]-[.AED6])/([.AEE1]-[.AED1]))^2" office:value-type="float" office:value="0.00121430428306842" calcext:value-type="float">
            <text:p>0.001214304283068</text:p>
          </table:table-cell>
          <table:table-cell table:formula="of:=0.5*[.AEF12]*(([.AEF6]-[.AEE6])/([.AEF1]-[.AEE1]))^2" office:value-type="float" office:value="0.00000622942392437098" calcext:value-type="float">
            <text:p>6.22942392437098E-06</text:p>
          </table:table-cell>
          <table:table-cell table:formula="of:=0.5*[.AEG12]*(([.AEG6]-[.AEF6])/([.AEG1]-[.AEF1]))^2" office:value-type="float" office:value="0.00727316532336418" calcext:value-type="float">
            <text:p>0.007273165323364</text:p>
          </table:table-cell>
          <table:table-cell table:formula="of:=0.5*[.AEH12]*(([.AEH6]-[.AEG6])/([.AEH1]-[.AEG1]))^2" office:value-type="float" office:value="0.000357606598861247" calcext:value-type="float">
            <text:p>0.000357606598861</text:p>
          </table:table-cell>
          <table:table-cell table:formula="of:=0.5*[.AEI12]*(([.AEI6]-[.AEH6])/([.AEI1]-[.AEH1]))^2" office:value-type="float" office:value="0.000580733604679246" calcext:value-type="float">
            <text:p>0.000580733604679</text:p>
          </table:table-cell>
          <table:table-cell table:formula="of:=0.5*[.AEJ12]*(([.AEJ6]-[.AEI6])/([.AEJ1]-[.AEI1]))^2" office:value-type="float" office:value="0.0107155764167225" calcext:value-type="float">
            <text:p>0.010715576416723</text:p>
          </table:table-cell>
          <table:table-cell table:formula="of:=0.5*[.AEK12]*(([.AEK6]-[.AEJ6])/([.AEK1]-[.AEJ1]))^2" office:value-type="float" office:value="0.00113334644290569" calcext:value-type="float">
            <text:p>0.001133346442906</text:p>
          </table:table-cell>
          <table:table-cell table:formula="of:=0.5*[.AEL12]*(([.AEL6]-[.AEK6])/([.AEL1]-[.AEK1]))^2" office:value-type="float" office:value="0.00215328961590478" calcext:value-type="float">
            <text:p>0.002153289615905</text:p>
          </table:table-cell>
          <table:table-cell table:formula="of:=0.5*[.AEM12]*(([.AEM6]-[.AEL6])/([.AEM1]-[.AEL1]))^2" office:value-type="float" office:value="0.000262389242068979" calcext:value-type="float">
            <text:p>0.000262389242069</text:p>
          </table:table-cell>
          <table:table-cell table:formula="of:=0.5*[.AEN12]*(([.AEN6]-[.AEM6])/([.AEN1]-[.AEM1]))^2" office:value-type="float" office:value="0.00322231438545989" calcext:value-type="float">
            <text:p>0.00322231438546</text:p>
          </table:table-cell>
          <table:table-cell table:formula="of:=0.5*[.AEO12]*(([.AEO6]-[.AEN6])/([.AEO1]-[.AEN1]))^2" office:value-type="float" office:value="0.000382365778811059" calcext:value-type="float">
            <text:p>0.000382365778811</text:p>
          </table:table-cell>
          <table:table-cell table:formula="of:=0.5*[.AEP12]*(([.AEP6]-[.AEO6])/([.AEP1]-[.AEO1]))^2" office:value-type="float" office:value="0.000120065776067307" calcext:value-type="float">
            <text:p>0.000120065776067</text:p>
          </table:table-cell>
          <table:table-cell table:formula="of:=0.5*[.AEQ12]*(([.AEQ6]-[.AEP6])/([.AEQ1]-[.AEP1]))^2" office:value-type="float" office:value="0.0011086003314469" calcext:value-type="float">
            <text:p>0.001108600331447</text:p>
          </table:table-cell>
          <table:table-cell table:formula="of:=0.5*[.AER12]*(([.AER6]-[.AEQ6])/([.AER1]-[.AEQ1]))^2" office:value-type="float" office:value="0.00114625099240659" calcext:value-type="float">
            <text:p>0.001146250992407</text:p>
          </table:table-cell>
          <table:table-cell table:formula="of:=0.5*[.AES12]*(([.AES6]-[.AER6])/([.AES1]-[.AER1]))^2" office:value-type="float" office:value="0.00000197995395108185" calcext:value-type="float">
            <text:p>1.97995395108185E-06</text:p>
          </table:table-cell>
          <table:table-cell table:formula="of:=0.5*[.AET12]*(([.AET6]-[.AES6])/([.AET1]-[.AES1]))^2" office:value-type="float" office:value="0.000502836659256576" calcext:value-type="float">
            <text:p>0.000502836659257</text:p>
          </table:table-cell>
          <table:table-cell table:formula="of:=0.5*[.AEU12]*(([.AEU6]-[.AET6])/([.AEU1]-[.AET1]))^2" office:value-type="float" office:value="0.000347532109806296" calcext:value-type="float">
            <text:p>0.000347532109806</text:p>
          </table:table-cell>
          <table:table-cell table:formula="of:=0.5*[.AEV12]*(([.AEV6]-[.AEU6])/([.AEV1]-[.AEU1]))^2" office:value-type="float" office:value="0.0000177637089137892" calcext:value-type="float">
            <text:p>1.77637089137892E-05</text:p>
          </table:table-cell>
          <table:table-cell table:formula="of:=0.5*[.AEW12]*(([.AEW6]-[.AEV6])/([.AEW1]-[.AEV1]))^2" office:value-type="float" office:value="0.000170698048099155" calcext:value-type="float">
            <text:p>0.000170698048099</text:p>
          </table:table-cell>
          <table:table-cell table:formula="of:=0.5*[.AEX12]*(([.AEX6]-[.AEW6])/([.AEX1]-[.AEW1]))^2" office:value-type="float" office:value="0.00050412246522417" calcext:value-type="float">
            <text:p>0.000504122465224</text:p>
          </table:table-cell>
          <table:table-cell table:formula="of:=0.5*[.AEY12]*(([.AEY6]-[.AEX6])/([.AEY1]-[.AEX1]))^2" office:value-type="float" office:value="0.000122018792854031" calcext:value-type="float">
            <text:p>0.000122018792854</text:p>
          </table:table-cell>
          <table:table-cell table:formula="of:=0.5*[.AEZ12]*(([.AEZ6]-[.AEY6])/([.AEZ1]-[.AEY1]))^2" office:value-type="float" office:value="0.00012328002747435" calcext:value-type="float">
            <text:p>0.000123280027474</text:p>
          </table:table-cell>
          <table:table-cell table:formula="of:=0.5*[.AFA12]*(([.AFA6]-[.AEZ6])/([.AFA1]-[.AEZ1]))^2" office:value-type="float" office:value="0.000349176911456731" calcext:value-type="float">
            <text:p>0.000349176911457</text:p>
          </table:table-cell>
          <table:table-cell table:formula="of:=0.5*[.AFB12]*(([.AFB6]-[.AFA6])/([.AFB1]-[.AFA1]))^2" office:value-type="float" office:value="0.000134224269774999" calcext:value-type="float">
            <text:p>0.000134224269775</text:p>
          </table:table-cell>
          <table:table-cell table:formula="of:=0.5*[.AFC12]*(([.AFC6]-[.AFB6])/([.AFC1]-[.AFB1]))^2" office:value-type="float" office:value="0.00141057836066893" calcext:value-type="float">
            <text:p>0.001410578360669</text:p>
          </table:table-cell>
          <table:table-cell table:formula="of:=0.5*[.AFD12]*(([.AFD6]-[.AFC6])/([.AFD1]-[.AFC1]))^2" office:value-type="float" office:value="0.000838010949507985" calcext:value-type="float">
            <text:p>0.000838010949508</text:p>
          </table:table-cell>
          <table:table-cell table:formula="of:=0.5*[.AFE12]*(([.AFE6]-[.AFD6])/([.AFE1]-[.AFD1]))^2" office:value-type="float" office:value="0.00126117882568647" calcext:value-type="float">
            <text:p>0.001261178825686</text:p>
          </table:table-cell>
          <table:table-cell table:formula="of:=0.5*[.AFF12]*(([.AFF6]-[.AFE6])/([.AFF1]-[.AFE1]))^2" office:value-type="float" office:value="0.00150973650747388" calcext:value-type="float">
            <text:p>0.001509736507474</text:p>
          </table:table-cell>
          <table:table-cell table:formula="of:=0.5*[.AFG12]*(([.AFG6]-[.AFF6])/([.AFG1]-[.AFF1]))^2" office:value-type="float" office:value="0.00177289401952348" calcext:value-type="float">
            <text:p>0.001772894019523</text:p>
          </table:table-cell>
          <table:table-cell table:formula="of:=0.5*[.AFH12]*(([.AFH6]-[.AFG6])/([.AFH1]-[.AFG1]))^2" office:value-type="float" office:value="0.000243489757032363" calcext:value-type="float">
            <text:p>0.000243489757032</text:p>
          </table:table-cell>
          <table:table-cell table:formula="of:=0.5*[.AFI12]*(([.AFI6]-[.AFH6])/([.AFI1]-[.AFH1]))^2" office:value-type="float" office:value="0.0029761240768807" calcext:value-type="float">
            <text:p>0.002976124076881</text:p>
          </table:table-cell>
          <table:table-cell table:formula="of:=0.5*[.AFJ12]*(([.AFJ6]-[.AFI6])/([.AFJ1]-[.AFI1]))^2" office:value-type="float" office:value="0.0000462679575520033" calcext:value-type="float">
            <text:p>4.62679575520033E-05</text:p>
          </table:table-cell>
          <table:table-cell table:formula="of:=0.5*[.AFK12]*(([.AFK6]-[.AFJ6])/([.AFK1]-[.AFJ1]))^2" office:value-type="float" office:value="0.000237224984035793" calcext:value-type="float">
            <text:p>0.000237224984036</text:p>
          </table:table-cell>
          <table:table-cell table:formula="of:=0.5*[.AFL12]*(([.AFL6]-[.AFK6])/([.AFL1]-[.AFK1]))^2" office:value-type="float" office:value="0.00281550763437241" calcext:value-type="float">
            <text:p>0.002815507634372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AFL13])" office:value-type="float" office:value="18.4674198269049" calcext:value-type="float">
            <text:p>18.467419826904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AFL14])" office:value-type="float" office:value="1.92936893657001" calcext:value-type="float">
            <text:p>1.9293689365700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20.3967887634749" calcext:value-type="float">
            <text:p>20.3967887634749</text:p>
          </table:table-cell>
          <table:table-cell table:formula="of:=[.B17]+[.C9]" office:value-type="float" office:value="34.7281801466421" calcext:value-type="float">
            <text:p>34.728180146642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8:02.405027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8:16.812131743</dc:date>
    <meta:editing-duration>PT6M19S</meta:editing-duration>
    <meta:editing-cycles>2</meta:editing-cycles>
    <meta:generator>LibreOffice/6.4.7.2$Linux_X86_64 LibreOffice_project/40$Build-2</meta:generator>
    <meta:document-statistic meta:table-count="1" meta:cell-count="92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row-mapping="0 1" chart:style-name="ch1">
        <chart:legend chart:legend-position="end" svg:x="12.72cm" svg:y="3.954cm" style:legend-expansion="high" chart:style-name="ch2"/>
        <chart:plot-area chart:style-name="ch3" table:cell-range-address="flat3.B1:flat3.AFL1 flat3.A6:flat3.AFL6 flat3.A8:flat3.AFL8" chart:data-source-has-labels="both" svg:x="0.319cm" svg:y="0.18cm" svg:width="12.082cm" svg:height="8.645cm">
          <chartooo:coordinate-region svg:x="1.337cm" svg:y="0.38cm" svg:width="10.877cm" svg:height="8.246cm"/>
          <chart:axis chart:dimension="x" chart:name="primary-x" chart:style-name="ch4" chartooo:axis-type="auto">
            <chart:categories table:cell-range-address="flat3.B1:flat3.AF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3.B6:flat3.AFL6" chart:label-cell-address="flat3.A6:flat3.A6" chart:class="chart:scatter">
            <chart:domain table:cell-range-address="flat3.B1:flat3.AFL1"/>
            <chart:data-point chart:repeated="843"/>
          </chart:series>
          <chart:series chart:style-name="ch7" chart:values-cell-range-address="flat3.B8:flat3.AFL8" chart:label-cell-address="flat3.A8:flat3.A8" chart:class="chart:scatter"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  <table:table-row>
              <table:table-cell office:value-type="string">
                <text:p>y_disp-axis</text:p>
                <draw:g>
                  <svg:desc>flat3.A6:flat3.A6</svg:desc>
                </draw:g>
              </table:table-cell>
              <table:table-cell office:value-type="float" office:value="0.298768635742656">
                <text:p>0.298768635742656</text:p>
                <draw:g>
                  <svg:desc>flat3.B6:flat3.AFL6</svg:desc>
                </draw:g>
              </table:table-cell>
              <table:table-cell office:value-type="float" office:value="0.298800753540479">
                <text:p>0.298800753540479</text:p>
              </table:table-cell>
              <table:table-cell office:value-type="float" office:value="0.298780805053516">
                <text:p>0.298780805053516</text:p>
              </table:table-cell>
              <table:table-cell office:value-type="float" office:value="0.298801551490265">
                <text:p>0.298801551490265</text:p>
              </table:table-cell>
              <table:table-cell office:value-type="float" office:value="0.298726075946983">
                <text:p>0.298726075946983</text:p>
              </table:table-cell>
              <table:table-cell office:value-type="float" office:value="0.29879440242194">
                <text:p>0.29879440242194</text:p>
              </table:table-cell>
              <table:table-cell office:value-type="float" office:value="0.298786118340744">
                <text:p>0.298786118340744</text:p>
              </table:table-cell>
              <table:table-cell office:value-type="float" office:value="0.298784407232874">
                <text:p>0.298784407232874</text:p>
              </table:table-cell>
              <table:table-cell office:value-type="float" office:value="0.29880367127393">
                <text:p>0.29880367127393</text:p>
              </table:table-cell>
              <table:table-cell office:value-type="float" office:value="0.298794511065934">
                <text:p>0.298794511065934</text:p>
              </table:table-cell>
              <table:table-cell office:value-type="float" office:value="0.298799646334186">
                <text:p>0.298799646334186</text:p>
              </table:table-cell>
              <table:table-cell office:value-type="float" office:value="0.298740550468141">
                <text:p>0.298740550468141</text:p>
              </table:table-cell>
              <table:table-cell office:value-type="float" office:value="0.298762249132682">
                <text:p>0.298762249132682</text:p>
              </table:table-cell>
              <table:table-cell office:value-type="float" office:value="0.298796899089511">
                <text:p>0.298796899089511</text:p>
              </table:table-cell>
              <table:table-cell office:value-type="float" office:value="0.298741528999786">
                <text:p>0.298741528999786</text:p>
              </table:table-cell>
              <table:table-cell office:value-type="float" office:value="0.298733318028287">
                <text:p>0.298733318028287</text:p>
              </table:table-cell>
              <table:table-cell office:value-type="float" office:value="0.298801478995362">
                <text:p>0.298801478995362</text:p>
              </table:table-cell>
              <table:table-cell office:value-type="float" office:value="0.298743413510658">
                <text:p>0.298743413510658</text:p>
              </table:table-cell>
              <table:table-cell office:value-type="float" office:value="0.298785618299335">
                <text:p>0.298785618299335</text:p>
              </table:table-cell>
              <table:table-cell office:value-type="float" office:value="0.298753885193944">
                <text:p>0.298753885193944</text:p>
              </table:table-cell>
              <table:table-cell office:value-type="float" office:value="0.298787693536941">
                <text:p>0.298787693536941</text:p>
              </table:table-cell>
              <table:table-cell office:value-type="float" office:value="0.298745333533532">
                <text:p>0.298745333533532</text:p>
              </table:table-cell>
              <table:table-cell office:value-type="float" office:value="0.298746311110988">
                <text:p>0.298746311110988</text:p>
              </table:table-cell>
              <table:table-cell office:value-type="float" office:value="0.29879219323433">
                <text:p>0.29879219323433</text:p>
              </table:table-cell>
              <table:table-cell office:value-type="float" office:value="0.298730706551956">
                <text:p>0.298730706551956</text:p>
              </table:table-cell>
              <table:table-cell office:value-type="float" office:value="0.298738009808246">
                <text:p>0.298738009808246</text:p>
              </table:table-cell>
              <table:table-cell office:value-type="float" office:value="0.298804678550764">
                <text:p>0.298804678550764</text:p>
              </table:table-cell>
              <table:table-cell office:value-type="float" office:value="0.298737702085417">
                <text:p>0.298737702085417</text:p>
              </table:table-cell>
              <table:table-cell office:value-type="float" office:value="0.298747563063075">
                <text:p>0.298747563063075</text:p>
              </table:table-cell>
              <table:table-cell office:value-type="float" office:value="0.298798240585479">
                <text:p>0.298798240585479</text:p>
              </table:table-cell>
              <table:table-cell office:value-type="float" office:value="0.298799691406544">
                <text:p>0.298799691406544</text:p>
              </table:table-cell>
              <table:table-cell office:value-type="float" office:value="0.298792058870041">
                <text:p>0.298792058870041</text:p>
              </table:table-cell>
              <table:table-cell office:value-type="float" office:value="0.298700029268433">
                <text:p>0.298700029268433</text:p>
              </table:table-cell>
              <table:table-cell office:value-type="float" office:value="0.298777286957651">
                <text:p>0.298777286957651</text:p>
              </table:table-cell>
              <table:table-cell office:value-type="float" office:value="0.29874596883911">
                <text:p>0.29874596883911</text:p>
              </table:table-cell>
              <table:table-cell office:value-type="float" office:value="0.298729778875691">
                <text:p>0.298729778875691</text:p>
              </table:table-cell>
              <table:table-cell office:value-type="float" office:value="0.298779967144425">
                <text:p>0.298779967144425</text:p>
              </table:table-cell>
              <table:table-cell office:value-type="float" office:value="0.298736259116262">
                <text:p>0.298736259116262</text:p>
              </table:table-cell>
              <table:table-cell office:value-type="float" office:value="0.298735203758341">
                <text:p>0.298735203758341</text:p>
              </table:table-cell>
              <table:table-cell office:value-type="float" office:value="0.298749916793606">
                <text:p>0.298749916793606</text:p>
              </table:table-cell>
              <table:table-cell office:value-type="float" office:value="0.298793489036731">
                <text:p>0.298793489036731</text:p>
              </table:table-cell>
              <table:table-cell office:value-type="float" office:value="0.29878681027435">
                <text:p>0.29878681027435</text:p>
              </table:table-cell>
              <table:table-cell office:value-type="float" office:value="0.298793020159091">
                <text:p>0.298793020159091</text:p>
              </table:table-cell>
              <table:table-cell office:value-type="float" office:value="0.298736589252194">
                <text:p>0.298736589252194</text:p>
              </table:table-cell>
              <table:table-cell office:value-type="float" office:value="0.298732100723576">
                <text:p>0.298732100723576</text:p>
              </table:table-cell>
              <table:table-cell office:value-type="float" office:value="0.298777035584863">
                <text:p>0.298777035584863</text:p>
              </table:table-cell>
              <table:table-cell office:value-type="float" office:value="0.298800501162431">
                <text:p>0.298800501162431</text:p>
              </table:table-cell>
              <table:table-cell office:value-type="float" office:value="0.298771359015773">
                <text:p>0.298771359015773</text:p>
              </table:table-cell>
              <table:table-cell office:value-type="float" office:value="0.298790038706905">
                <text:p>0.298790038706905</text:p>
              </table:table-cell>
              <table:table-cell office:value-type="float" office:value="0.298779237577597">
                <text:p>0.298779237577597</text:p>
              </table:table-cell>
              <table:table-cell office:value-type="float" office:value="0.298791613877927">
                <text:p>0.298791613877927</text:p>
              </table:table-cell>
              <table:table-cell office:value-type="float" office:value="0.298745731388803">
                <text:p>0.298745731388803</text:p>
              </table:table-cell>
              <table:table-cell office:value-type="float" office:value="0.298733069960759">
                <text:p>0.298733069960759</text:p>
              </table:table-cell>
              <table:table-cell office:value-type="float" office:value="0.29879428449072">
                <text:p>0.29879428449072</text:p>
              </table:table-cell>
              <table:table-cell office:value-type="float" office:value="0.298738448926114">
                <text:p>0.298738448926114</text:p>
              </table:table-cell>
              <table:table-cell office:value-type="float" office:value="0.298740803916703">
                <text:p>0.298740803916703</text:p>
              </table:table-cell>
              <table:table-cell office:value-type="float" office:value="0.29878562068299">
                <text:p>0.29878562068299</text:p>
              </table:table-cell>
              <table:table-cell office:value-type="float" office:value="0.298791423245208">
                <text:p>0.298791423245208</text:p>
              </table:table-cell>
              <table:table-cell office:value-type="float" office:value="0.298781779330579">
                <text:p>0.298781779330579</text:p>
              </table:table-cell>
              <table:table-cell office:value-type="float" office:value="0.298768409076013">
                <text:p>0.298768409076013</text:p>
              </table:table-cell>
              <table:table-cell office:value-type="float" office:value="0.29874405660875">
                <text:p>0.29874405660875</text:p>
              </table:table-cell>
              <table:table-cell office:value-type="float" office:value="0.298790091245611">
                <text:p>0.298790091245611</text:p>
              </table:table-cell>
              <table:table-cell office:value-type="float" office:value="0.298745598480832">
                <text:p>0.298745598480832</text:p>
              </table:table-cell>
              <table:table-cell office:value-type="float" office:value="0.29877850806913">
                <text:p>0.29877850806913</text:p>
              </table:table-cell>
              <table:table-cell office:value-type="float" office:value="0.298804185092841">
                <text:p>0.298804185092841</text:p>
              </table:table-cell>
              <table:table-cell office:value-type="float" office:value="0.298784317614022">
                <text:p>0.298784317614022</text:p>
              </table:table-cell>
              <table:table-cell office:value-type="float" office:value="0.298781778063683">
                <text:p>0.298781778063683</text:p>
              </table:table-cell>
              <table:table-cell office:value-type="float" office:value="0.298803837898154">
                <text:p>0.298803837898154</text:p>
              </table:table-cell>
              <table:table-cell office:value-type="float" office:value="0.298786154553148">
                <text:p>0.298786154553148</text:p>
              </table:table-cell>
              <table:table-cell office:value-type="float" office:value="0.298795111296327">
                <text:p>0.298795111296327</text:p>
              </table:table-cell>
              <table:table-cell office:value-type="float" office:value="0.29874311791272">
                <text:p>0.29874311791272</text:p>
              </table:table-cell>
              <table:table-cell office:value-type="float" office:value="0.298792684690019">
                <text:p>0.298792684690019</text:p>
              </table:table-cell>
              <table:table-cell office:value-type="float" office:value="0.298776976683481">
                <text:p>0.298776976683481</text:p>
              </table:table-cell>
              <table:table-cell office:value-type="float" office:value="0.298782695813025">
                <text:p>0.298782695813025</text:p>
              </table:table-cell>
              <table:table-cell office:value-type="float" office:value="0.298403515049045">
                <text:p>0.298403515049045</text:p>
              </table:table-cell>
              <table:table-cell office:value-type="float" office:value="0.300993359473679">
                <text:p>0.300993359473679</text:p>
              </table:table-cell>
              <table:table-cell office:value-type="float" office:value="0.302274006408786">
                <text:p>0.302274006408786</text:p>
              </table:table-cell>
              <table:table-cell office:value-type="float" office:value="0.297860744703235">
                <text:p>0.297860744703235</text:p>
              </table:table-cell>
              <table:table-cell office:value-type="float" office:value="0.298572002936386">
                <text:p>0.298572002936386</text:p>
              </table:table-cell>
              <table:table-cell office:value-type="float" office:value="0.299953357320622">
                <text:p>0.299953357320622</text:p>
              </table:table-cell>
              <table:table-cell office:value-type="float" office:value="0.301745974075851">
                <text:p>0.301745974075851</text:p>
              </table:table-cell>
              <table:table-cell office:value-type="float" office:value="0.30623164828267">
                <text:p>0.30623164828267</text:p>
              </table:table-cell>
              <table:table-cell office:value-type="float" office:value="0.304573743387587">
                <text:p>0.304573743387587</text:p>
              </table:table-cell>
              <table:table-cell office:value-type="float" office:value="0.301435325616251">
                <text:p>0.301435325616251</text:p>
              </table:table-cell>
              <table:table-cell office:value-type="float" office:value="0.301581544076633">
                <text:p>0.301581544076633</text:p>
              </table:table-cell>
              <table:table-cell office:value-type="float" office:value="0.300576155527564">
                <text:p>0.300576155527564</text:p>
              </table:table-cell>
              <table:table-cell office:value-type="float" office:value="0.301373065422212">
                <text:p>0.301373065422212</text:p>
              </table:table-cell>
              <table:table-cell office:value-type="float" office:value="0.303438902361021">
                <text:p>0.303438902361021</text:p>
              </table:table-cell>
              <table:table-cell office:value-type="float" office:value="0.30501908972315">
                <text:p>0.30501908972315</text:p>
              </table:table-cell>
              <table:table-cell office:value-type="float" office:value="0.30398730164279">
                <text:p>0.30398730164279</text:p>
              </table:table-cell>
              <table:table-cell office:value-type="float" office:value="0.300760794183576">
                <text:p>0.300760794183576</text:p>
              </table:table-cell>
              <table:table-cell office:value-type="float" office:value="0.301237261546711">
                <text:p>0.301237261546711</text:p>
              </table:table-cell>
              <table:table-cell office:value-type="float" office:value="0.305959752297139">
                <text:p>0.305959752297139</text:p>
              </table:table-cell>
              <table:table-cell office:value-type="float" office:value="0.308574555844192">
                <text:p>0.308574555844192</text:p>
              </table:table-cell>
              <table:table-cell office:value-type="float" office:value="0.30426056012142">
                <text:p>0.30426056012142</text:p>
              </table:table-cell>
              <table:table-cell office:value-type="float" office:value="0.30366182650539">
                <text:p>0.30366182650539</text:p>
              </table:table-cell>
              <table:table-cell office:value-type="float" office:value="0.305269415201827">
                <text:p>0.305269415201827</text:p>
              </table:table-cell>
              <table:table-cell office:value-type="float" office:value="0.307910006145334">
                <text:p>0.307910006145334</text:p>
              </table:table-cell>
              <table:table-cell office:value-type="float" office:value="0.304697621763239">
                <text:p>0.304697621763239</text:p>
              </table:table-cell>
              <table:table-cell office:value-type="float" office:value="0.304244424366192">
                <text:p>0.304244424366192</text:p>
              </table:table-cell>
              <table:table-cell office:value-type="float" office:value="0.303952791992471">
                <text:p>0.303952791992471</text:p>
              </table:table-cell>
              <table:table-cell office:value-type="float" office:value="0.306859325941864">
                <text:p>0.306859325941864</text:p>
              </table:table-cell>
              <table:table-cell office:value-type="float" office:value="0.30897888130709">
                <text:p>0.30897888130709</text:p>
              </table:table-cell>
              <table:table-cell office:value-type="float" office:value="0.30915863028564">
                <text:p>0.30915863028564</text:p>
              </table:table-cell>
              <table:table-cell office:value-type="float" office:value="0.305115851927436">
                <text:p>0.305115851927436</text:p>
              </table:table-cell>
              <table:table-cell office:value-type="float" office:value="0.303880232443603">
                <text:p>0.303880232443603</text:p>
              </table:table-cell>
              <table:table-cell office:value-type="float" office:value="0.308070028868627">
                <text:p>0.308070028868627</text:p>
              </table:table-cell>
              <table:table-cell office:value-type="float" office:value="0.308350501787079">
                <text:p>0.308350501787079</text:p>
              </table:table-cell>
              <table:table-cell office:value-type="float" office:value="0.304054564043812">
                <text:p>0.304054564043812</text:p>
              </table:table-cell>
              <table:table-cell office:value-type="float" office:value="0.305184534383595">
                <text:p>0.305184534383595</text:p>
              </table:table-cell>
              <table:table-cell office:value-type="float" office:value="0.306597169884569">
                <text:p>0.306597169884569</text:p>
              </table:table-cell>
              <table:table-cell office:value-type="float" office:value="0.310438878486955">
                <text:p>0.310438878486955</text:p>
              </table:table-cell>
              <table:table-cell office:value-type="float" office:value="0.307027629364373">
                <text:p>0.307027629364373</text:p>
              </table:table-cell>
              <table:table-cell office:value-type="float" office:value="0.305148113850401">
                <text:p>0.305148113850401</text:p>
              </table:table-cell>
              <table:table-cell office:value-type="float" office:value="0.304681724113281">
                <text:p>0.304681724113281</text:p>
              </table:table-cell>
              <table:table-cell office:value-type="float" office:value="0.306936971394968">
                <text:p>0.306936971394968</text:p>
              </table:table-cell>
              <table:table-cell office:value-type="float" office:value="0.308035646935238">
                <text:p>0.308035646935238</text:p>
              </table:table-cell>
              <table:table-cell office:value-type="float" office:value="0.306327541320217">
                <text:p>0.306327541320217</text:p>
              </table:table-cell>
              <table:table-cell office:value-type="float" office:value="0.303977941640192">
                <text:p>0.303977941640192</text:p>
              </table:table-cell>
              <table:table-cell office:value-type="float" office:value="0.302841785248964">
                <text:p>0.302841785248964</text:p>
              </table:table-cell>
              <table:table-cell office:value-type="float" office:value="0.308153729496435">
                <text:p>0.308153729496435</text:p>
              </table:table-cell>
              <table:table-cell office:value-type="float" office:value="0.309815798673486">
                <text:p>0.309815798673486</text:p>
              </table:table-cell>
              <table:table-cell office:value-type="float" office:value="0.303620289142636">
                <text:p>0.303620289142636</text:p>
              </table:table-cell>
              <table:table-cell office:value-type="float" office:value="0.308126436117855">
                <text:p>0.308126436117855</text:p>
              </table:table-cell>
              <table:table-cell office:value-type="float" office:value="0.308367521556347">
                <text:p>0.308367521556347</text:p>
              </table:table-cell>
              <table:table-cell office:value-type="float" office:value="0.306648074321615">
                <text:p>0.306648074321615</text:p>
              </table:table-cell>
              <table:table-cell office:value-type="float" office:value="0.303234685924893">
                <text:p>0.303234685924893</text:p>
              </table:table-cell>
              <table:table-cell office:value-type="float" office:value="0.304933310835632">
                <text:p>0.304933310835632</text:p>
              </table:table-cell>
              <table:table-cell office:value-type="float" office:value="0.307952686584955">
                <text:p>0.307952686584955</text:p>
              </table:table-cell>
              <table:table-cell office:value-type="float" office:value="0.309972289851755">
                <text:p>0.309972289851755</text:p>
              </table:table-cell>
              <table:table-cell office:value-type="float" office:value="0.308135847111708">
                <text:p>0.308135847111708</text:p>
              </table:table-cell>
              <table:table-cell office:value-type="float" office:value="0.305863578459659">
                <text:p>0.305863578459659</text:p>
              </table:table-cell>
              <table:table-cell office:value-type="float" office:value="0.304184904275491">
                <text:p>0.304184904275491</text:p>
              </table:table-cell>
              <table:table-cell office:value-type="float" office:value="0.303206188555806">
                <text:p>0.303206188555806</text:p>
              </table:table-cell>
              <table:table-cell office:value-type="float" office:value="0.307565031217096">
                <text:p>0.307565031217096</text:p>
              </table:table-cell>
              <table:table-cell office:value-type="float" office:value="0.305111938704873">
                <text:p>0.305111938704873</text:p>
              </table:table-cell>
              <table:table-cell office:value-type="float" office:value="0.304295479319868">
                <text:p>0.304295479319868</text:p>
              </table:table-cell>
              <table:table-cell office:value-type="float" office:value="0.303941005725363">
                <text:p>0.303941005725363</text:p>
              </table:table-cell>
              <table:table-cell office:value-type="float" office:value="0.30704934674136">
                <text:p>0.30704934674136</text:p>
              </table:table-cell>
              <table:table-cell office:value-type="float" office:value="0.309294955725179">
                <text:p>0.309294955725179</text:p>
              </table:table-cell>
              <table:table-cell office:value-type="float" office:value="0.309507182277191">
                <text:p>0.309507182277191</text:p>
              </table:table-cell>
              <table:table-cell office:value-type="float" office:value="0.308437848832219">
                <text:p>0.308437848832219</text:p>
              </table:table-cell>
              <table:table-cell office:value-type="float" office:value="0.306304985134681">
                <text:p>0.306304985134681</text:p>
              </table:table-cell>
              <table:table-cell office:value-type="float" office:value="0.304624656487577">
                <text:p>0.304624656487577</text:p>
              </table:table-cell>
              <table:table-cell office:value-type="float" office:value="0.304373920604273">
                <text:p>0.304373920604273</text:p>
              </table:table-cell>
              <table:table-cell office:value-type="float" office:value="0.308104998951679">
                <text:p>0.308104998951679</text:p>
              </table:table-cell>
              <table:table-cell office:value-type="float" office:value="0.305429088052454">
                <text:p>0.305429088052454</text:p>
              </table:table-cell>
              <table:table-cell office:value-type="float" office:value="0.302781647363756">
                <text:p>0.302781647363756</text:p>
              </table:table-cell>
              <table:table-cell office:value-type="float" office:value="0.303685523587922">
                <text:p>0.303685523587922</text:p>
              </table:table-cell>
              <table:table-cell office:value-type="float" office:value="0.306079670891563">
                <text:p>0.306079670891563</text:p>
              </table:table-cell>
              <table:table-cell office:value-type="float" office:value="0.309337021092314">
                <text:p>0.309337021092314</text:p>
              </table:table-cell>
              <table:table-cell office:value-type="float" office:value="0.30804716984572">
                <text:p>0.30804716984572</text:p>
              </table:table-cell>
              <table:table-cell office:value-type="float" office:value="0.302001737898696">
                <text:p>0.302001737898696</text:p>
              </table:table-cell>
              <table:table-cell office:value-type="float" office:value="0.306626054606154">
                <text:p>0.306626054606154</text:p>
              </table:table-cell>
              <table:table-cell office:value-type="float" office:value="0.307798156135279">
                <text:p>0.307798156135279</text:p>
              </table:table-cell>
              <table:table-cell office:value-type="float" office:value="0.306889801008108">
                <text:p>0.306889801008108</text:p>
              </table:table-cell>
              <table:table-cell office:value-type="float" office:value="0.302582086159067">
                <text:p>0.302582086159067</text:p>
              </table:table-cell>
              <table:table-cell office:value-type="float" office:value="0.303117417086025">
                <text:p>0.303117417086025</text:p>
              </table:table-cell>
              <table:table-cell office:value-type="float" office:value="0.304099434275531">
                <text:p>0.304099434275531</text:p>
              </table:table-cell>
              <table:table-cell office:value-type="float" office:value="0.308054882954296">
                <text:p>0.308054882954296</text:p>
              </table:table-cell>
              <table:table-cell office:value-type="float" office:value="0.308682998979103">
                <text:p>0.308682998979103</text:p>
              </table:table-cell>
              <table:table-cell office:value-type="float" office:value="0.308155449692187">
                <text:p>0.308155449692187</text:p>
              </table:table-cell>
              <table:table-cell office:value-type="float" office:value="0.303312598041734">
                <text:p>0.303312598041734</text:p>
              </table:table-cell>
              <table:table-cell office:value-type="float" office:value="0.303334640684344">
                <text:p>0.303334640684344</text:p>
              </table:table-cell>
              <table:table-cell office:value-type="float" office:value="0.302580295569599">
                <text:p>0.302580295569599</text:p>
              </table:table-cell>
              <table:table-cell office:value-type="float" office:value="0.307188873484963">
                <text:p>0.307188873484963</text:p>
              </table:table-cell>
              <table:table-cell office:value-type="float" office:value="0.305281859403268">
                <text:p>0.305281859403268</text:p>
              </table:table-cell>
              <table:table-cell office:value-type="float" office:value="0.301537393140574">
                <text:p>0.301537393140574</text:p>
              </table:table-cell>
              <table:table-cell office:value-type="float" office:value="0.303780000315197">
                <text:p>0.303780000315197</text:p>
              </table:table-cell>
              <table:table-cell office:value-type="float" office:value="0.308514658410159">
                <text:p>0.308514658410159</text:p>
              </table:table-cell>
              <table:table-cell office:value-type="float" office:value="0.306339913120476">
                <text:p>0.306339913120476</text:p>
              </table:table-cell>
              <table:table-cell office:value-type="float" office:value="0.304976817346747">
                <text:p>0.304976817346747</text:p>
              </table:table-cell>
              <table:table-cell office:value-type="float" office:value="0.306598491207184">
                <text:p>0.306598491207184</text:p>
              </table:table-cell>
              <table:table-cell office:value-type="float" office:value="0.303699089330814">
                <text:p>0.303699089330814</text:p>
              </table:table-cell>
              <table:table-cell office:value-type="float" office:value="0.30340939141659">
                <text:p>0.30340939141659</text:p>
              </table:table-cell>
              <table:table-cell office:value-type="float" office:value="0.30303130249007">
                <text:p>0.30303130249007</text:p>
              </table:table-cell>
              <table:table-cell office:value-type="float" office:value="0.308108859607673">
                <text:p>0.308108859607673</text:p>
              </table:table-cell>
              <table:table-cell office:value-type="float" office:value="0.307095228615822">
                <text:p>0.307095228615822</text:p>
              </table:table-cell>
              <table:table-cell office:value-type="float" office:value="0.303596787288326">
                <text:p>0.303596787288326</text:p>
              </table:table-cell>
              <table:table-cell office:value-type="float" office:value="0.301397660931319">
                <text:p>0.301397660931319</text:p>
              </table:table-cell>
              <table:table-cell office:value-type="float" office:value="0.306321568002989">
                <text:p>0.306321568002989</text:p>
              </table:table-cell>
              <table:table-cell office:value-type="float" office:value="0.306281594911615">
                <text:p>0.306281594911615</text:p>
              </table:table-cell>
              <table:table-cell office:value-type="float" office:value="0.302429420758372">
                <text:p>0.302429420758372</text:p>
              </table:table-cell>
              <table:table-cell office:value-type="float" office:value="0.302954800642525">
                <text:p>0.302954800642525</text:p>
              </table:table-cell>
              <table:table-cell office:value-type="float" office:value="0.305688401727011">
                <text:p>0.305688401727011</text:p>
              </table:table-cell>
              <table:table-cell office:value-type="float" office:value="0.30867687026429">
                <text:p>0.30867687026429</text:p>
              </table:table-cell>
              <table:table-cell office:value-type="float" office:value="0.304836593169633">
                <text:p>0.304836593169633</text:p>
              </table:table-cell>
              <table:table-cell office:value-type="float" office:value="0.303314060665305">
                <text:p>0.303314060665305</text:p>
              </table:table-cell>
              <table:table-cell office:value-type="float" office:value="0.303451616406493">
                <text:p>0.303451616406493</text:p>
              </table:table-cell>
              <table:table-cell office:value-type="float" office:value="0.306097282305123">
                <text:p>0.306097282305123</text:p>
              </table:table-cell>
              <table:table-cell office:value-type="float" office:value="0.306642657353893">
                <text:p>0.306642657353893</text:p>
              </table:table-cell>
              <table:table-cell office:value-type="float" office:value="0.302463263291168">
                <text:p>0.302463263291168</text:p>
              </table:table-cell>
              <table:table-cell office:value-type="float" office:value="0.301676605529203">
                <text:p>0.301676605529203</text:p>
              </table:table-cell>
              <table:table-cell office:value-type="float" office:value="0.304119377363139">
                <text:p>0.304119377363139</text:p>
              </table:table-cell>
              <table:table-cell office:value-type="float" office:value="0.306635328089699">
                <text:p>0.306635328089699</text:p>
              </table:table-cell>
              <table:table-cell office:value-type="float" office:value="0.307204912225336">
                <text:p>0.307204912225336</text:p>
              </table:table-cell>
              <table:table-cell office:value-type="float" office:value="0.303031795718416">
                <text:p>0.303031795718416</text:p>
              </table:table-cell>
              <table:table-cell office:value-type="float" office:value="0.303497703307468">
                <text:p>0.303497703307468</text:p>
              </table:table-cell>
              <table:table-cell office:value-type="float" office:value="0.301364350764235">
                <text:p>0.301364350764235</text:p>
              </table:table-cell>
              <table:table-cell office:value-type="float" office:value="0.302175231077453">
                <text:p>0.302175231077453</text:p>
              </table:table-cell>
              <table:table-cell office:value-type="float" office:value="0.306813889079754">
                <text:p>0.306813889079754</text:p>
              </table:table-cell>
              <table:table-cell office:value-type="float" office:value="0.30672063589788">
                <text:p>0.30672063589788</text:p>
              </table:table-cell>
              <table:table-cell office:value-type="float" office:value="0.305181213314369">
                <text:p>0.305181213314369</text:p>
              </table:table-cell>
              <table:table-cell office:value-type="float" office:value="0.302522234902524">
                <text:p>0.302522234902524</text:p>
              </table:table-cell>
              <table:table-cell office:value-type="float" office:value="0.303437347335423">
                <text:p>0.303437347335423</text:p>
              </table:table-cell>
              <table:table-cell office:value-type="float" office:value="0.30265956253373">
                <text:p>0.30265956253373</text:p>
              </table:table-cell>
              <table:table-cell office:value-type="float" office:value="0.30611016376265">
                <text:p>0.30611016376265</text:p>
              </table:table-cell>
              <table:table-cell office:value-type="float" office:value="0.308164524270112">
                <text:p>0.308164524270112</text:p>
              </table:table-cell>
              <table:table-cell office:value-type="float" office:value="0.307787605920524">
                <text:p>0.307787605920524</text:p>
              </table:table-cell>
              <table:table-cell office:value-type="float" office:value="0.30566059134903">
                <text:p>0.30566059134903</text:p>
              </table:table-cell>
              <table:table-cell office:value-type="float" office:value="0.303344872686737">
                <text:p>0.303344872686737</text:p>
              </table:table-cell>
              <table:table-cell office:value-type="float" office:value="0.30292791112283">
                <text:p>0.30292791112283</text:p>
              </table:table-cell>
              <table:table-cell office:value-type="float" office:value="0.303955627336584">
                <text:p>0.303955627336584</text:p>
              </table:table-cell>
              <table:table-cell office:value-type="float" office:value="0.301625829259814">
                <text:p>0.301625829259814</text:p>
              </table:table-cell>
              <table:table-cell office:value-type="float" office:value="0.305596124769634">
                <text:p>0.305596124769634</text:p>
              </table:table-cell>
              <table:table-cell office:value-type="float" office:value="0.302862186520739">
                <text:p>0.302862186520739</text:p>
              </table:table-cell>
              <table:table-cell office:value-type="float" office:value="0.304168779322157">
                <text:p>0.304168779322157</text:p>
              </table:table-cell>
              <table:table-cell office:value-type="float" office:value="0.302823353957366">
                <text:p>0.302823353957366</text:p>
              </table:table-cell>
              <table:table-cell office:value-type="float" office:value="0.305731821266156">
                <text:p>0.305731821266156</text:p>
              </table:table-cell>
              <table:table-cell office:value-type="float" office:value="0.307724715057535">
                <text:p>0.307724715057535</text:p>
              </table:table-cell>
              <table:table-cell office:value-type="float" office:value="0.304178128740667">
                <text:p>0.304178128740667</text:p>
              </table:table-cell>
              <table:table-cell office:value-type="float" office:value="0.303354484508048">
                <text:p>0.303354484508048</text:p>
              </table:table-cell>
              <table:table-cell office:value-type="float" office:value="0.301667515656478">
                <text:p>0.301667515656478</text:p>
              </table:table-cell>
              <table:table-cell office:value-type="float" office:value="0.303252554339971">
                <text:p>0.303252554339971</text:p>
              </table:table-cell>
              <table:table-cell office:value-type="float" office:value="0.305174126340548">
                <text:p>0.305174126340548</text:p>
              </table:table-cell>
              <table:table-cell office:value-type="float" office:value="0.30216545345423">
                <text:p>0.30216545345423</text:p>
              </table:table-cell>
              <table:table-cell office:value-type="float" office:value="0.302912829415241">
                <text:p>0.302912829415241</text:p>
              </table:table-cell>
              <table:table-cell office:value-type="float" office:value="0.304772759989618">
                <text:p>0.304772759989618</text:p>
              </table:table-cell>
              <table:table-cell office:value-type="float" office:value="0.303558137862099">
                <text:p>0.303558137862099</text:p>
              </table:table-cell>
              <table:table-cell office:value-type="float" office:value="0.304592211408905">
                <text:p>0.304592211408905</text:p>
              </table:table-cell>
              <table:table-cell office:value-type="float" office:value="0.30681077238842">
                <text:p>0.30681077238842</text:p>
              </table:table-cell>
              <table:table-cell office:value-type="float" office:value="0.307200388703636">
                <text:p>0.307200388703636</text:p>
              </table:table-cell>
              <table:table-cell office:value-type="float" office:value="0.30534911192323">
                <text:p>0.30534911192323</text:p>
              </table:table-cell>
              <table:table-cell office:value-type="float" office:value="0.304558115993611">
                <text:p>0.304558115993611</text:p>
              </table:table-cell>
              <table:table-cell office:value-type="float" office:value="0.302765032836798">
                <text:p>0.302765032836798</text:p>
              </table:table-cell>
              <table:table-cell office:value-type="float" office:value="0.304550327359763">
                <text:p>0.304550327359763</text:p>
              </table:table-cell>
              <table:table-cell office:value-type="float" office:value="0.302241354401803">
                <text:p>0.302241354401803</text:p>
              </table:table-cell>
              <table:table-cell office:value-type="float" office:value="0.30476327897593">
                <text:p>0.30476327897593</text:p>
              </table:table-cell>
              <table:table-cell office:value-type="float" office:value="0.306045211706642">
                <text:p>0.306045211706642</text:p>
              </table:table-cell>
              <table:table-cell office:value-type="float" office:value="0.30464019010035">
                <text:p>0.30464019010035</text:p>
              </table:table-cell>
              <table:table-cell office:value-type="float" office:value="0.304652951392256">
                <text:p>0.304652951392256</text:p>
              </table:table-cell>
              <table:table-cell office:value-type="float" office:value="0.307089337527028">
                <text:p>0.307089337527028</text:p>
              </table:table-cell>
              <table:table-cell office:value-type="float" office:value="0.307484723992028">
                <text:p>0.307484723992028</text:p>
              </table:table-cell>
              <table:table-cell office:value-type="float" office:value="0.306375501039937">
                <text:p>0.306375501039937</text:p>
              </table:table-cell>
              <table:table-cell office:value-type="float" office:value="0.306198748196792">
                <text:p>0.306198748196792</text:p>
              </table:table-cell>
              <table:table-cell office:value-type="float" office:value="0.306618655518002">
                <text:p>0.306618655518002</text:p>
              </table:table-cell>
              <table:table-cell office:value-type="float" office:value="0.306620024764245">
                <text:p>0.306620024764245</text:p>
              </table:table-cell>
              <table:table-cell office:value-type="float" office:value="0.304265990832034">
                <text:p>0.304265990832034</text:p>
              </table:table-cell>
              <table:table-cell office:value-type="float" office:value="0.306424795950765">
                <text:p>0.306424795950765</text:p>
              </table:table-cell>
              <table:table-cell office:value-type="float" office:value="0.308219897683315">
                <text:p>0.308219897683315</text:p>
              </table:table-cell>
              <table:table-cell office:value-type="float" office:value="0.308832944340223">
                <text:p>0.308832944340223</text:p>
              </table:table-cell>
              <table:table-cell office:value-type="float" office:value="0.30993413308068">
                <text:p>0.30993413308068</text:p>
              </table:table-cell>
              <table:table-cell office:value-type="float" office:value="0.304667339837011">
                <text:p>0.304667339837011</text:p>
              </table:table-cell>
              <table:table-cell office:value-type="float" office:value="0.306417050822018">
                <text:p>0.306417050822018</text:p>
              </table:table-cell>
              <table:table-cell office:value-type="float" office:value="0.3054648814545">
                <text:p>0.3054648814545</text:p>
              </table:table-cell>
              <table:table-cell office:value-type="float" office:value="0.30779033799009">
                <text:p>0.30779033799009</text:p>
              </table:table-cell>
              <table:table-cell office:value-type="float" office:value="0.307177061487437">
                <text:p>0.307177061487437</text:p>
              </table:table-cell>
              <table:table-cell office:value-type="float" office:value="0.306714824529456">
                <text:p>0.306714824529456</text:p>
              </table:table-cell>
              <table:table-cell office:value-type="float" office:value="0.302850579119627">
                <text:p>0.302850579119627</text:p>
              </table:table-cell>
              <table:table-cell office:value-type="float" office:value="0.304574697255031">
                <text:p>0.304574697255031</text:p>
              </table:table-cell>
              <table:table-cell office:value-type="float" office:value="0.306795838540101">
                <text:p>0.306795838540101</text:p>
              </table:table-cell>
              <table:table-cell office:value-type="float" office:value="0.30630315649693">
                <text:p>0.30630315649693</text:p>
              </table:table-cell>
              <table:table-cell office:value-type="float" office:value="0.305597742040551">
                <text:p>0.305597742040551</text:p>
              </table:table-cell>
              <table:table-cell office:value-type="float" office:value="0.301732309173201">
                <text:p>0.301732309173201</text:p>
              </table:table-cell>
              <table:table-cell office:value-type="float" office:value="0.304559768415466">
                <text:p>0.304559768415466</text:p>
              </table:table-cell>
              <table:table-cell office:value-type="float" office:value="0.308884220755387">
                <text:p>0.308884220755387</text:p>
              </table:table-cell>
              <table:table-cell office:value-type="float" office:value="0.30652700250497">
                <text:p>0.30652700250497</text:p>
              </table:table-cell>
              <table:table-cell office:value-type="float" office:value="0.301099669793721">
                <text:p>0.301099669793721</text:p>
              </table:table-cell>
              <table:table-cell office:value-type="float" office:value="0.30069264967357">
                <text:p>0.30069264967357</text:p>
              </table:table-cell>
              <table:table-cell office:value-type="float" office:value="0.305128457191505">
                <text:p>0.305128457191505</text:p>
              </table:table-cell>
              <table:table-cell office:value-type="float" office:value="0.307323249344304">
                <text:p>0.307323249344304</text:p>
              </table:table-cell>
              <table:table-cell office:value-type="float" office:value="0.30623595767246">
                <text:p>0.30623595767246</text:p>
              </table:table-cell>
              <table:table-cell office:value-type="float" office:value="0.306289610468983">
                <text:p>0.306289610468983</text:p>
              </table:table-cell>
              <table:table-cell office:value-type="float" office:value="0.305972947671893">
                <text:p>0.305972947671893</text:p>
              </table:table-cell>
              <table:table-cell office:value-type="float" office:value="0.30598076188795">
                <text:p>0.30598076188795</text:p>
              </table:table-cell>
              <table:table-cell office:value-type="float" office:value="0.300996491599749">
                <text:p>0.300996491599749</text:p>
              </table:table-cell>
              <table:table-cell office:value-type="float" office:value="0.301769286226414">
                <text:p>0.301769286226414</text:p>
              </table:table-cell>
              <table:table-cell office:value-type="float" office:value="0.30637959417398">
                <text:p>0.30637959417398</text:p>
              </table:table-cell>
              <table:table-cell office:value-type="float" office:value="0.306909839247762">
                <text:p>0.306909839247762</text:p>
              </table:table-cell>
              <table:table-cell office:value-type="float" office:value="0.308239808383392">
                <text:p>0.308239808383392</text:p>
              </table:table-cell>
              <table:table-cell office:value-type="float" office:value="0.302838666293799">
                <text:p>0.302838666293799</text:p>
              </table:table-cell>
              <table:table-cell office:value-type="float" office:value="0.30341221151655">
                <text:p>0.30341221151655</text:p>
              </table:table-cell>
              <table:table-cell office:value-type="float" office:value="0.303089366262302">
                <text:p>0.303089366262302</text:p>
              </table:table-cell>
              <table:table-cell office:value-type="float" office:value="0.30769111466047">
                <text:p>0.30769111466047</text:p>
              </table:table-cell>
              <table:table-cell office:value-type="float" office:value="0.306487773067485">
                <text:p>0.306487773067485</text:p>
              </table:table-cell>
              <table:table-cell office:value-type="float" office:value="0.303236527590214">
                <text:p>0.303236527590214</text:p>
              </table:table-cell>
              <table:table-cell office:value-type="float" office:value="0.301459309599179">
                <text:p>0.301459309599179</text:p>
              </table:table-cell>
              <table:table-cell office:value-type="float" office:value="0.30242507026463">
                <text:p>0.30242507026463</text:p>
              </table:table-cell>
              <table:table-cell office:value-type="float" office:value="0.303472456739118">
                <text:p>0.303472456739118</text:p>
              </table:table-cell>
              <table:table-cell office:value-type="float" office:value="0.304719728432685">
                <text:p>0.304719728432685</text:p>
              </table:table-cell>
              <table:table-cell office:value-type="float" office:value="0.303874207959558">
                <text:p>0.303874207959558</text:p>
              </table:table-cell>
              <table:table-cell office:value-type="float" office:value="0.302043105182389">
                <text:p>0.302043105182389</text:p>
              </table:table-cell>
              <table:table-cell office:value-type="float" office:value="0.303337519168335">
                <text:p>0.303337519168335</text:p>
              </table:table-cell>
              <table:table-cell office:value-type="float" office:value="0.30555892609972">
                <text:p>0.30555892609972</text:p>
              </table:table-cell>
              <table:table-cell office:value-type="float" office:value="0.30833982684947">
                <text:p>0.30833982684947</text:p>
              </table:table-cell>
              <table:table-cell office:value-type="float" office:value="0.308396116500471">
                <text:p>0.308396116500471</text:p>
              </table:table-cell>
              <table:table-cell office:value-type="float" office:value="0.3053223894047">
                <text:p>0.3053223894047</text:p>
              </table:table-cell>
              <table:table-cell office:value-type="float" office:value="0.304365117615665">
                <text:p>0.304365117615665</text:p>
              </table:table-cell>
              <table:table-cell office:value-type="float" office:value="0.304177351519442">
                <text:p>0.304177351519442</text:p>
              </table:table-cell>
              <table:table-cell office:value-type="float" office:value="0.304968106050837">
                <text:p>0.304968106050837</text:p>
              </table:table-cell>
              <table:table-cell office:value-type="float" office:value="0.302071467768846">
                <text:p>0.302071467768846</text:p>
              </table:table-cell>
              <table:table-cell office:value-type="float" office:value="0.301912806883892">
                <text:p>0.301912806883892</text:p>
              </table:table-cell>
              <table:table-cell office:value-type="float" office:value="0.302496310288068">
                <text:p>0.302496310288068</text:p>
              </table:table-cell>
              <table:table-cell office:value-type="float" office:value="0.308171152754514">
                <text:p>0.308171152754514</text:p>
              </table:table-cell>
              <table:table-cell office:value-type="float" office:value="0.307878863680038">
                <text:p>0.307878863680038</text:p>
              </table:table-cell>
              <table:table-cell office:value-type="float" office:value="0.305994075747137">
                <text:p>0.305994075747137</text:p>
              </table:table-cell>
              <table:table-cell office:value-type="float" office:value="0.306140222795898">
                <text:p>0.306140222795898</text:p>
              </table:table-cell>
              <table:table-cell office:value-type="float" office:value="0.302577047791677">
                <text:p>0.302577047791677</text:p>
              </table:table-cell>
              <table:table-cell office:value-type="float" office:value="0.303059037092962">
                <text:p>0.303059037092962</text:p>
              </table:table-cell>
              <table:table-cell office:value-type="float" office:value="0.308371419742474">
                <text:p>0.308371419742474</text:p>
              </table:table-cell>
              <table:table-cell office:value-type="float" office:value="0.305618435428293">
                <text:p>0.305618435428293</text:p>
              </table:table-cell>
              <table:table-cell office:value-type="float" office:value="0.305611494416364">
                <text:p>0.305611494416364</text:p>
              </table:table-cell>
              <table:table-cell office:value-type="float" office:value="0.301631492448873">
                <text:p>0.301631492448873</text:p>
              </table:table-cell>
              <table:table-cell office:value-type="float" office:value="0.301662032004686">
                <text:p>0.301662032004686</text:p>
              </table:table-cell>
              <table:table-cell office:value-type="float" office:value="0.307730451960898">
                <text:p>0.307730451960898</text:p>
              </table:table-cell>
              <table:table-cell office:value-type="float" office:value="0.304599617012484">
                <text:p>0.304599617012484</text:p>
              </table:table-cell>
              <table:table-cell office:value-type="float" office:value="0.30230379571684">
                <text:p>0.30230379571684</text:p>
              </table:table-cell>
              <table:table-cell office:value-type="float" office:value="0.301640155205766">
                <text:p>0.301640155205766</text:p>
              </table:table-cell>
              <table:table-cell office:value-type="float" office:value="0.308030904916141">
                <text:p>0.308030904916141</text:p>
              </table:table-cell>
              <table:table-cell office:value-type="float" office:value="0.308031294277554">
                <text:p>0.308031294277554</text:p>
              </table:table-cell>
              <table:table-cell office:value-type="float" office:value="0.306187046776622">
                <text:p>0.306187046776622</text:p>
              </table:table-cell>
              <table:table-cell office:value-type="float" office:value="0.30576187486986">
                <text:p>0.30576187486986</text:p>
              </table:table-cell>
              <table:table-cell office:value-type="float" office:value="0.304152466615512">
                <text:p>0.304152466615512</text:p>
              </table:table-cell>
              <table:table-cell office:value-type="float" office:value="0.302708188467813">
                <text:p>0.302708188467813</text:p>
              </table:table-cell>
              <table:table-cell office:value-type="float" office:value="0.302916346337086">
                <text:p>0.302916346337086</text:p>
              </table:table-cell>
              <table:table-cell office:value-type="float" office:value="0.303326565817721">
                <text:p>0.303326565817721</text:p>
              </table:table-cell>
              <table:table-cell office:value-type="float" office:value="0.306189983441965">
                <text:p>0.306189983441965</text:p>
              </table:table-cell>
              <table:table-cell office:value-type="float" office:value="0.308542376807883">
                <text:p>0.308542376807883</text:p>
              </table:table-cell>
              <table:table-cell office:value-type="float" office:value="0.308328426700083">
                <text:p>0.308328426700083</text:p>
              </table:table-cell>
              <table:table-cell office:value-type="float" office:value="0.305267029435963">
                <text:p>0.305267029435963</text:p>
              </table:table-cell>
              <table:table-cell office:value-type="float" office:value="0.303589287517242">
                <text:p>0.303589287517242</text:p>
              </table:table-cell>
              <table:table-cell office:value-type="float" office:value="0.303030657472626">
                <text:p>0.303030657472626</text:p>
              </table:table-cell>
              <table:table-cell office:value-type="float" office:value="0.305499115881982">
                <text:p>0.305499115881982</text:p>
              </table:table-cell>
              <table:table-cell office:value-type="float" office:value="0.305833158795083">
                <text:p>0.305833158795083</text:p>
              </table:table-cell>
              <table:table-cell office:value-type="float" office:value="0.303233785113635">
                <text:p>0.303233785113635</text:p>
              </table:table-cell>
              <table:table-cell office:value-type="float" office:value="0.302793348028357">
                <text:p>0.302793348028357</text:p>
              </table:table-cell>
              <table:table-cell office:value-type="float" office:value="0.303325509329454">
                <text:p>0.303325509329454</text:p>
              </table:table-cell>
              <table:table-cell office:value-type="float" office:value="0.303598786852803">
                <text:p>0.303598786852803</text:p>
              </table:table-cell>
              <table:table-cell office:value-type="float" office:value="0.303243986172427">
                <text:p>0.303243986172427</text:p>
              </table:table-cell>
              <table:table-cell office:value-type="float" office:value="0.308077451751062">
                <text:p>0.308077451751062</text:p>
              </table:table-cell>
              <table:table-cell office:value-type="float" office:value="0.309369108993785">
                <text:p>0.309369108993785</text:p>
              </table:table-cell>
              <table:table-cell office:value-type="float" office:value="0.306813804755283">
                <text:p>0.306813804755283</text:p>
              </table:table-cell>
              <table:table-cell office:value-type="float" office:value="0.305261724313546">
                <text:p>0.305261724313546</text:p>
              </table:table-cell>
              <table:table-cell office:value-type="float" office:value="0.30401130244394">
                <text:p>0.30401130244394</text:p>
              </table:table-cell>
              <table:table-cell office:value-type="float" office:value="0.305809940083773">
                <text:p>0.305809940083773</text:p>
              </table:table-cell>
              <table:table-cell office:value-type="float" office:value="0.306241728228631">
                <text:p>0.306241728228631</text:p>
              </table:table-cell>
              <table:table-cell office:value-type="float" office:value="0.306226698673047">
                <text:p>0.306226698673047</text:p>
              </table:table-cell>
              <table:table-cell office:value-type="float" office:value="0.304305057888201">
                <text:p>0.304305057888201</text:p>
              </table:table-cell>
              <table:table-cell office:value-type="float" office:value="0.303911535961223">
                <text:p>0.303911535961223</text:p>
              </table:table-cell>
              <table:table-cell office:value-type="float" office:value="0.304052819275391">
                <text:p>0.304052819275391</text:p>
              </table:table-cell>
              <table:table-cell office:value-type="float" office:value="0.308580888326145">
                <text:p>0.308580888326145</text:p>
              </table:table-cell>
              <table:table-cell office:value-type="float" office:value="0.309742380213943">
                <text:p>0.309742380213943</text:p>
              </table:table-cell>
              <table:table-cell office:value-type="float" office:value="0.308193297710793">
                <text:p>0.308193297710793</text:p>
              </table:table-cell>
              <table:table-cell office:value-type="float" office:value="0.307547230240762">
                <text:p>0.307547230240762</text:p>
              </table:table-cell>
              <table:table-cell office:value-type="float" office:value="0.307644091769733">
                <text:p>0.307644091769733</text:p>
              </table:table-cell>
              <table:table-cell office:value-type="float" office:value="0.307389321535942">
                <text:p>0.307389321535942</text:p>
              </table:table-cell>
              <table:table-cell office:value-type="float" office:value="0.305376101838451">
                <text:p>0.305376101838451</text:p>
              </table:table-cell>
              <table:table-cell office:value-type="float" office:value="0.306629898445548">
                <text:p>0.306629898445548</text:p>
              </table:table-cell>
              <table:table-cell office:value-type="float" office:value="0.304166743134339">
                <text:p>0.304166743134339</text:p>
              </table:table-cell>
              <table:table-cell office:value-type="float" office:value="0.308376420989537">
                <text:p>0.308376420989537</text:p>
              </table:table-cell>
              <table:table-cell office:value-type="float" office:value="0.30946085701708">
                <text:p>0.30946085701708</text:p>
              </table:table-cell>
              <table:table-cell office:value-type="float" office:value="0.308602024147976">
                <text:p>0.308602024147976</text:p>
              </table:table-cell>
              <table:table-cell office:value-type="float" office:value="0.308187489799801">
                <text:p>0.308187489799801</text:p>
              </table:table-cell>
              <table:table-cell office:value-type="float" office:value="0.306188348400463">
                <text:p>0.306188348400463</text:p>
              </table:table-cell>
              <table:table-cell office:value-type="float" office:value="0.302911916056014">
                <text:p>0.302911916056014</text:p>
              </table:table-cell>
              <table:table-cell office:value-type="float" office:value="0.303389834797399">
                <text:p>0.303389834797399</text:p>
              </table:table-cell>
              <table:table-cell office:value-type="float" office:value="0.302655974697471">
                <text:p>0.302655974697471</text:p>
              </table:table-cell>
              <table:table-cell office:value-type="float" office:value="0.302592726052947">
                <text:p>0.302592726052947</text:p>
              </table:table-cell>
              <table:table-cell office:value-type="float" office:value="0.308719227980246">
                <text:p>0.308719227980246</text:p>
              </table:table-cell>
              <table:table-cell office:value-type="float" office:value="0.308831373334809">
                <text:p>0.308831373334809</text:p>
              </table:table-cell>
              <table:table-cell office:value-type="float" office:value="0.308202580701013">
                <text:p>0.308202580701013</text:p>
              </table:table-cell>
              <table:table-cell office:value-type="float" office:value="0.306678802077929">
                <text:p>0.306678802077929</text:p>
              </table:table-cell>
              <table:table-cell office:value-type="float" office:value="0.306135254876666">
                <text:p>0.306135254876666</text:p>
              </table:table-cell>
              <table:table-cell office:value-type="float" office:value="0.304533823066235">
                <text:p>0.304533823066235</text:p>
              </table:table-cell>
              <table:table-cell office:value-type="float" office:value="0.305708361251537">
                <text:p>0.305708361251537</text:p>
              </table:table-cell>
              <table:table-cell office:value-type="float" office:value="0.302577345318865">
                <text:p>0.302577345318865</text:p>
              </table:table-cell>
              <table:table-cell office:value-type="float" office:value="0.302561998305513">
                <text:p>0.302561998305513</text:p>
              </table:table-cell>
              <table:table-cell office:value-type="float" office:value="0.302787109551766">
                <text:p>0.302787109551766</text:p>
              </table:table-cell>
              <table:table-cell office:value-type="float" office:value="0.306522189341567">
                <text:p>0.306522189341567</text:p>
              </table:table-cell>
              <table:table-cell office:value-type="float" office:value="0.309235354030885">
                <text:p>0.309235354030885</text:p>
              </table:table-cell>
              <table:table-cell office:value-type="float" office:value="0.307496489936029">
                <text:p>0.307496489936029</text:p>
              </table:table-cell>
              <table:table-cell office:value-type="float" office:value="0.306454476616173">
                <text:p>0.306454476616173</text:p>
              </table:table-cell>
              <table:table-cell office:value-type="float" office:value="0.305489670919218">
                <text:p>0.305489670919218</text:p>
              </table:table-cell>
              <table:table-cell office:value-type="float" office:value="0.306145352829418">
                <text:p>0.306145352829418</text:p>
              </table:table-cell>
              <table:table-cell office:value-type="float" office:value="0.305680398767099">
                <text:p>0.305680398767099</text:p>
              </table:table-cell>
              <table:table-cell office:value-type="float" office:value="0.30336042575176">
                <text:p>0.30336042575176</text:p>
              </table:table-cell>
              <table:table-cell office:value-type="float" office:value="0.303871295546215">
                <text:p>0.303871295546215</text:p>
              </table:table-cell>
              <table:table-cell office:value-type="float" office:value="0.307891354097584">
                <text:p>0.307891354097584</text:p>
              </table:table-cell>
              <table:table-cell office:value-type="float" office:value="0.309398039465157">
                <text:p>0.309398039465157</text:p>
              </table:table-cell>
              <table:table-cell office:value-type="float" office:value="0.307817420410806">
                <text:p>0.307817420410806</text:p>
              </table:table-cell>
              <table:table-cell office:value-type="float" office:value="0.307398309618662">
                <text:p>0.307398309618662</text:p>
              </table:table-cell>
              <table:table-cell office:value-type="float" office:value="0.306863449744693">
                <text:p>0.306863449744693</text:p>
              </table:table-cell>
              <table:table-cell office:value-type="float" office:value="0.305128914604282">
                <text:p>0.305128914604282</text:p>
              </table:table-cell>
              <table:table-cell office:value-type="float" office:value="0.303783879398602">
                <text:p>0.303783879398602</text:p>
              </table:table-cell>
              <table:table-cell office:value-type="float" office:value="0.309238509639818">
                <text:p>0.309238509639818</text:p>
              </table:table-cell>
              <table:table-cell office:value-type="float" office:value="0.307532373444101">
                <text:p>0.307532373444101</text:p>
              </table:table-cell>
              <table:table-cell office:value-type="float" office:value="0.305960964616751">
                <text:p>0.305960964616751</text:p>
              </table:table-cell>
              <table:table-cell office:value-type="float" office:value="0.305989007310989">
                <text:p>0.305989007310989</text:p>
              </table:table-cell>
              <table:table-cell office:value-type="float" office:value="0.304951411671778">
                <text:p>0.304951411671778</text:p>
              </table:table-cell>
              <table:table-cell office:value-type="float" office:value="0.303622341355431">
                <text:p>0.303622341355431</text:p>
              </table:table-cell>
              <table:table-cell office:value-type="float" office:value="0.303977704629499">
                <text:p>0.303977704629499</text:p>
              </table:table-cell>
              <table:table-cell office:value-type="float" office:value="0.307830602577928">
                <text:p>0.307830602577928</text:p>
              </table:table-cell>
              <table:table-cell office:value-type="float" office:value="0.308609972252318">
                <text:p>0.308609972252318</text:p>
              </table:table-cell>
              <table:table-cell office:value-type="float" office:value="0.305434363850958">
                <text:p>0.305434363850958</text:p>
              </table:table-cell>
              <table:table-cell office:value-type="float" office:value="0.304138080400352">
                <text:p>0.304138080400352</text:p>
              </table:table-cell>
              <table:table-cell office:value-type="float" office:value="0.304311277694108">
                <text:p>0.304311277694108</text:p>
              </table:table-cell>
              <table:table-cell office:value-type="float" office:value="0.303282302258179">
                <text:p>0.303282302258179</text:p>
              </table:table-cell>
              <table:table-cell office:value-type="float" office:value="0.306343247100451">
                <text:p>0.306343247100451</text:p>
              </table:table-cell>
              <table:table-cell office:value-type="float" office:value="0.304797658188923">
                <text:p>0.304797658188923</text:p>
              </table:table-cell>
              <table:table-cell office:value-type="float" office:value="0.30439732344564">
                <text:p>0.30439732344564</text:p>
              </table:table-cell>
              <table:table-cell office:value-type="float" office:value="0.306832448653999">
                <text:p>0.306832448653999</text:p>
              </table:table-cell>
              <table:table-cell office:value-type="float" office:value="0.304506913747212">
                <text:p>0.304506913747212</text:p>
              </table:table-cell>
              <table:table-cell office:value-type="float" office:value="0.304253324898784">
                <text:p>0.304253324898784</text:p>
              </table:table-cell>
              <table:table-cell office:value-type="float" office:value="0.304384016023713">
                <text:p>0.304384016023713</text:p>
              </table:table-cell>
              <table:table-cell office:value-type="float" office:value="0.30730500945277">
                <text:p>0.30730500945277</text:p>
              </table:table-cell>
              <table:table-cell office:value-type="float" office:value="0.307096603137268">
                <text:p>0.307096603137268</text:p>
              </table:table-cell>
              <table:table-cell office:value-type="float" office:value="0.304362018868475">
                <text:p>0.304362018868475</text:p>
              </table:table-cell>
              <table:table-cell office:value-type="float" office:value="0.304503441989611">
                <text:p>0.304503441989611</text:p>
              </table:table-cell>
              <table:table-cell office:value-type="float" office:value="0.303895826022572">
                <text:p>0.303895826022572</text:p>
              </table:table-cell>
              <table:table-cell office:value-type="float" office:value="0.304070677894985">
                <text:p>0.304070677894985</text:p>
              </table:table-cell>
              <table:table-cell office:value-type="float" office:value="0.309278224812975">
                <text:p>0.309278224812975</text:p>
              </table:table-cell>
              <table:table-cell office:value-type="float" office:value="0.310353331913448">
                <text:p>0.310353331913448</text:p>
              </table:table-cell>
              <table:table-cell office:value-type="float" office:value="0.30830273606179">
                <text:p>0.30830273606179</text:p>
              </table:table-cell>
              <table:table-cell office:value-type="float" office:value="0.306887167067316">
                <text:p>0.306887167067316</text:p>
              </table:table-cell>
              <table:table-cell office:value-type="float" office:value="0.305556383634151">
                <text:p>0.305556383634151</text:p>
              </table:table-cell>
              <table:table-cell office:value-type="float" office:value="0.303423852109634">
                <text:p>0.303423852109634</text:p>
              </table:table-cell>
              <table:table-cell office:value-type="float" office:value="0.304096029767689">
                <text:p>0.304096029767689</text:p>
              </table:table-cell>
              <table:table-cell office:value-type="float" office:value="0.305004290138281">
                <text:p>0.305004290138281</text:p>
              </table:table-cell>
              <table:table-cell office:value-type="float" office:value="0.309629868697695">
                <text:p>0.309629868697695</text:p>
              </table:table-cell>
              <table:table-cell office:value-type="float" office:value="0.306073246191868">
                <text:p>0.306073246191868</text:p>
              </table:table-cell>
              <table:table-cell office:value-type="float" office:value="0.304716985816481">
                <text:p>0.304716985816481</text:p>
              </table:table-cell>
              <table:table-cell office:value-type="float" office:value="0.304442618196335">
                <text:p>0.304442618196335</text:p>
              </table:table-cell>
              <table:table-cell office:value-type="float" office:value="0.305117575323928">
                <text:p>0.305117575323928</text:p>
              </table:table-cell>
              <table:table-cell office:value-type="float" office:value="0.302693318230578">
                <text:p>0.302693318230578</text:p>
              </table:table-cell>
              <table:table-cell office:value-type="float" office:value="0.303359597789249">
                <text:p>0.303359597789249</text:p>
              </table:table-cell>
              <table:table-cell office:value-type="float" office:value="0.306566804890953">
                <text:p>0.306566804890953</text:p>
              </table:table-cell>
              <table:table-cell office:value-type="float" office:value="0.309764081402265">
                <text:p>0.309764081402265</text:p>
              </table:table-cell>
              <table:table-cell office:value-type="float" office:value="0.306108527920531">
                <text:p>0.306108527920531</text:p>
              </table:table-cell>
              <table:table-cell office:value-type="float" office:value="0.304397479677754">
                <text:p>0.304397479677754</text:p>
              </table:table-cell>
              <table:table-cell office:value-type="float" office:value="0.303528018689744">
                <text:p>0.303528018689744</text:p>
              </table:table-cell>
              <table:table-cell office:value-type="float" office:value="0.305080375530567">
                <text:p>0.305080375530567</text:p>
              </table:table-cell>
              <table:table-cell office:value-type="float" office:value="0.306026150669827">
                <text:p>0.306026150669827</text:p>
              </table:table-cell>
              <table:table-cell office:value-type="float" office:value="0.306122859911519">
                <text:p>0.306122859911519</text:p>
              </table:table-cell>
              <table:table-cell office:value-type="float" office:value="0.303197231725236">
                <text:p>0.303197231725236</text:p>
              </table:table-cell>
              <table:table-cell office:value-type="float" office:value="0.30385700002326">
                <text:p>0.30385700002326</text:p>
              </table:table-cell>
              <table:table-cell office:value-type="float" office:value="0.308442044791385">
                <text:p>0.308442044791385</text:p>
              </table:table-cell>
              <table:table-cell office:value-type="float" office:value="0.309121102836977">
                <text:p>0.309121102836977</text:p>
              </table:table-cell>
              <table:table-cell office:value-type="float" office:value="0.305516179114069">
                <text:p>0.305516179114069</text:p>
              </table:table-cell>
              <table:table-cell office:value-type="float" office:value="0.304298305532808">
                <text:p>0.304298305532808</text:p>
              </table:table-cell>
              <table:table-cell office:value-type="float" office:value="0.305455748654165">
                <text:p>0.305455748654165</text:p>
              </table:table-cell>
              <table:table-cell office:value-type="float" office:value="0.301643957732995">
                <text:p>0.301643957732995</text:p>
              </table:table-cell>
              <table:table-cell office:value-type="float" office:value="0.301930445471687">
                <text:p>0.301930445471687</text:p>
              </table:table-cell>
              <table:table-cell office:value-type="float" office:value="0.304724333421054">
                <text:p>0.304724333421054</text:p>
              </table:table-cell>
              <table:table-cell office:value-type="float" office:value="0.307371975976546">
                <text:p>0.307371975976546</text:p>
              </table:table-cell>
              <table:table-cell office:value-type="float" office:value="0.309052589311343">
                <text:p>0.309052589311343</text:p>
              </table:table-cell>
              <table:table-cell office:value-type="float" office:value="0.30546945427931">
                <text:p>0.30546945427931</text:p>
              </table:table-cell>
              <table:table-cell office:value-type="float" office:value="0.303308528348901">
                <text:p>0.303308528348901</text:p>
              </table:table-cell>
              <table:table-cell office:value-type="float" office:value="0.305684813438393">
                <text:p>0.305684813438393</text:p>
              </table:table-cell>
              <table:table-cell office:value-type="float" office:value="0.302876413650219">
                <text:p>0.302876413650219</text:p>
              </table:table-cell>
              <table:table-cell office:value-type="float" office:value="0.301110898009155">
                <text:p>0.301110898009155</text:p>
              </table:table-cell>
              <table:table-cell office:value-type="float" office:value="0.30146141440519">
                <text:p>0.30146141440519</text:p>
              </table:table-cell>
              <table:table-cell office:value-type="float" office:value="0.30439393334694">
                <text:p>0.30439393334694</text:p>
              </table:table-cell>
              <table:table-cell office:value-type="float" office:value="0.308818648774617">
                <text:p>0.308818648774617</text:p>
              </table:table-cell>
              <table:table-cell office:value-type="float" office:value="0.308463449390827">
                <text:p>0.308463449390827</text:p>
              </table:table-cell>
              <table:table-cell office:value-type="float" office:value="0.307820333296648">
                <text:p>0.307820333296648</text:p>
              </table:table-cell>
              <table:table-cell office:value-type="float" office:value="0.307481343082406">
                <text:p>0.307481343082406</text:p>
              </table:table-cell>
              <table:table-cell office:value-type="float" office:value="0.304802527657917">
                <text:p>0.304802527657917</text:p>
              </table:table-cell>
              <table:table-cell office:value-type="float" office:value="0.301064550042048">
                <text:p>0.301064550042048</text:p>
              </table:table-cell>
              <table:table-cell office:value-type="float" office:value="0.30157155624624">
                <text:p>0.30157155624624</text:p>
              </table:table-cell>
              <table:table-cell office:value-type="float" office:value="0.309086271285435">
                <text:p>0.309086271285435</text:p>
              </table:table-cell>
              <table:table-cell office:value-type="float" office:value="0.306483604250269">
                <text:p>0.306483604250269</text:p>
              </table:table-cell>
              <table:table-cell office:value-type="float" office:value="0.305188201587771">
                <text:p>0.305188201587771</text:p>
              </table:table-cell>
              <table:table-cell office:value-type="float" office:value="0.302580736452238">
                <text:p>0.302580736452238</text:p>
              </table:table-cell>
              <table:table-cell office:value-type="float" office:value="0.304801845133629">
                <text:p>0.304801845133629</text:p>
              </table:table-cell>
              <table:table-cell office:value-type="float" office:value="0.3038822627624">
                <text:p>0.3038822627624</text:p>
              </table:table-cell>
              <table:table-cell office:value-type="float" office:value="0.300284512592453">
                <text:p>0.300284512592453</text:p>
              </table:table-cell>
              <table:table-cell office:value-type="float" office:value="0.300477701269226">
                <text:p>0.300477701269226</text:p>
              </table:table-cell>
              <table:table-cell office:value-type="float" office:value="0.300891840843706">
                <text:p>0.300891840843706</text:p>
              </table:table-cell>
              <table:table-cell office:value-type="float" office:value="0.302241153599005">
                <text:p>0.302241153599005</text:p>
              </table:table-cell>
              <table:table-cell office:value-type="float" office:value="0.306680926042811">
                <text:p>0.306680926042811</text:p>
              </table:table-cell>
              <table:table-cell office:value-type="float" office:value="0.30841671632007">
                <text:p>0.30841671632007</text:p>
              </table:table-cell>
              <table:table-cell office:value-type="float" office:value="0.306565298900791">
                <text:p>0.306565298900791</text:p>
              </table:table-cell>
              <table:table-cell office:value-type="float" office:value="0.306126467135412">
                <text:p>0.306126467135412</text:p>
              </table:table-cell>
              <table:table-cell office:value-type="float" office:value="0.304503396038704">
                <text:p>0.304503396038704</text:p>
              </table:table-cell>
              <table:table-cell office:value-type="float" office:value="0.300439878547614">
                <text:p>0.300439878547614</text:p>
              </table:table-cell>
              <table:table-cell office:value-type="float" office:value="0.300316981800659">
                <text:p>0.300316981800659</text:p>
              </table:table-cell>
              <table:table-cell office:value-type="float" office:value="0.300601134980176">
                <text:p>0.300601134980176</text:p>
              </table:table-cell>
              <table:table-cell office:value-type="float" office:value="0.301703605381197">
                <text:p>0.301703605381197</text:p>
              </table:table-cell>
              <table:table-cell office:value-type="float" office:value="0.303971002846156">
                <text:p>0.303971002846156</text:p>
              </table:table-cell>
              <table:table-cell office:value-type="float" office:value="0.306192709402326">
                <text:p>0.306192709402326</text:p>
              </table:table-cell>
              <table:table-cell office:value-type="float" office:value="0.307757117138425">
                <text:p>0.307757117138425</text:p>
              </table:table-cell>
              <table:table-cell office:value-type="float" office:value="0.308270180593637">
                <text:p>0.308270180593637</text:p>
              </table:table-cell>
              <table:table-cell office:value-type="float" office:value="0.307565149309612">
                <text:p>0.307565149309612</text:p>
              </table:table-cell>
              <table:table-cell office:value-type="float" office:value="0.306324469779457">
                <text:p>0.306324469779457</text:p>
              </table:table-cell>
              <table:table-cell office:value-type="float" office:value="0.305769425078864">
                <text:p>0.305769425078864</text:p>
              </table:table-cell>
              <table:table-cell office:value-type="float" office:value="0.305133484239292">
                <text:p>0.305133484239292</text:p>
              </table:table-cell>
              <table:table-cell office:value-type="float" office:value="0.302484390971816">
                <text:p>0.302484390971816</text:p>
              </table:table-cell>
              <table:table-cell office:value-type="float" office:value="0.303660776896767">
                <text:p>0.303660776896767</text:p>
              </table:table-cell>
              <table:table-cell office:value-type="float" office:value="0.298713731006766">
                <text:p>0.298713731006766</text:p>
              </table:table-cell>
              <table:table-cell office:value-type="float" office:value="0.299513360868566">
                <text:p>0.299513360868566</text:p>
              </table:table-cell>
              <table:table-cell office:value-type="float" office:value="0.302835578746128">
                <text:p>0.302835578746128</text:p>
              </table:table-cell>
              <table:table-cell office:value-type="float" office:value="0.305149081082546">
                <text:p>0.305149081082546</text:p>
              </table:table-cell>
              <table:table-cell office:value-type="float" office:value="0.307410969127721">
                <text:p>0.307410969127721</text:p>
              </table:table-cell>
              <table:table-cell office:value-type="float" office:value="0.30830674987499">
                <text:p>0.30830674987499</text:p>
              </table:table-cell>
              <table:table-cell office:value-type="float" office:value="0.305456884957325">
                <text:p>0.305456884957325</text:p>
              </table:table-cell>
              <table:table-cell office:value-type="float" office:value="0.303693586951508">
                <text:p>0.303693586951508</text:p>
              </table:table-cell>
              <table:table-cell office:value-type="float" office:value="0.303761585967505">
                <text:p>0.303761585967505</text:p>
              </table:table-cell>
              <table:table-cell office:value-type="float" office:value="0.301258452137394">
                <text:p>0.301258452137394</text:p>
              </table:table-cell>
              <table:table-cell office:value-type="float" office:value="0.299061010953483">
                <text:p>0.299061010953483</text:p>
              </table:table-cell>
              <table:table-cell office:value-type="float" office:value="0.300294265358652">
                <text:p>0.300294265358652</text:p>
              </table:table-cell>
              <table:table-cell office:value-type="float" office:value="0.301884363807907">
                <text:p>0.301884363807907</text:p>
              </table:table-cell>
              <table:table-cell office:value-type="float" office:value="0.304830366945184">
                <text:p>0.304830366945184</text:p>
              </table:table-cell>
              <table:table-cell office:value-type="float" office:value="0.30674971375609">
                <text:p>0.30674971375609</text:p>
              </table:table-cell>
              <table:table-cell office:value-type="float" office:value="0.304970209809989">
                <text:p>0.304970209809989</text:p>
              </table:table-cell>
              <table:table-cell office:value-type="float" office:value="0.301912670961408">
                <text:p>0.301912670961408</text:p>
              </table:table-cell>
              <table:table-cell office:value-type="float" office:value="0.303361784876477">
                <text:p>0.303361784876477</text:p>
              </table:table-cell>
              <table:table-cell office:value-type="float" office:value="0.303520234394377">
                <text:p>0.303520234394377</text:p>
              </table:table-cell>
              <table:table-cell office:value-type="float" office:value="0.299165436618161">
                <text:p>0.299165436618161</text:p>
              </table:table-cell>
              <table:table-cell office:value-type="float" office:value="0.298953902580384">
                <text:p>0.298953902580384</text:p>
              </table:table-cell>
              <table:table-cell office:value-type="float" office:value="0.29948405688637">
                <text:p>0.29948405688637</text:p>
              </table:table-cell>
              <table:table-cell office:value-type="float" office:value="0.304241817015786">
                <text:p>0.304241817015786</text:p>
              </table:table-cell>
              <table:table-cell office:value-type="float" office:value="0.308001981937723">
                <text:p>0.308001981937723</text:p>
              </table:table-cell>
              <table:table-cell office:value-type="float" office:value="0.305635554910193">
                <text:p>0.305635554910193</text:p>
              </table:table-cell>
              <table:table-cell office:value-type="float" office:value="0.304030987271118">
                <text:p>0.304030987271118</text:p>
              </table:table-cell>
              <table:table-cell office:value-type="float" office:value="0.30189559894388">
                <text:p>0.30189559894388</text:p>
              </table:table-cell>
              <table:table-cell office:value-type="float" office:value="0.303475597434374">
                <text:p>0.303475597434374</text:p>
              </table:table-cell>
              <table:table-cell office:value-type="float" office:value="0.298225950710158">
                <text:p>0.298225950710158</text:p>
              </table:table-cell>
              <table:table-cell office:value-type="float" office:value="0.299714273095052">
                <text:p>0.299714273095052</text:p>
              </table:table-cell>
              <table:table-cell office:value-type="float" office:value="0.299640593885871">
                <text:p>0.299640593885871</text:p>
              </table:table-cell>
              <table:table-cell office:value-type="float" office:value="0.306687874611958">
                <text:p>0.306687874611958</text:p>
              </table:table-cell>
              <table:table-cell office:value-type="float" office:value="0.3042208750984">
                <text:p>0.3042208750984</text:p>
              </table:table-cell>
              <table:table-cell office:value-type="float" office:value="0.303082994966798">
                <text:p>0.303082994966798</text:p>
              </table:table-cell>
              <table:table-cell office:value-type="float" office:value="0.299053668400288">
                <text:p>0.299053668400288</text:p>
              </table:table-cell>
              <table:table-cell office:value-type="float" office:value="0.300766357520734">
                <text:p>0.300766357520734</text:p>
              </table:table-cell>
              <table:table-cell office:value-type="float" office:value="0.307287692172053">
                <text:p>0.307287692172053</text:p>
              </table:table-cell>
              <table:table-cell office:value-type="float" office:value="0.305524930867857">
                <text:p>0.305524930867857</text:p>
              </table:table-cell>
              <table:table-cell office:value-type="float" office:value="0.303502957303212">
                <text:p>0.303502957303212</text:p>
              </table:table-cell>
              <table:table-cell office:value-type="float" office:value="0.301251167169278">
                <text:p>0.301251167169278</text:p>
              </table:table-cell>
              <table:table-cell office:value-type="float" office:value="0.30342612997711">
                <text:p>0.30342612997711</text:p>
              </table:table-cell>
              <table:table-cell office:value-type="float" office:value="0.303750173159918">
                <text:p>0.303750173159918</text:p>
              </table:table-cell>
              <table:table-cell office:value-type="float" office:value="0.300938216944527">
                <text:p>0.300938216944527</text:p>
              </table:table-cell>
              <table:table-cell office:value-type="float" office:value="0.299352069063121">
                <text:p>0.299352069063121</text:p>
              </table:table-cell>
              <table:table-cell office:value-type="float" office:value="0.300610936015401">
                <text:p>0.300610936015401</text:p>
              </table:table-cell>
              <table:table-cell office:value-type="float" office:value="0.306000956034166">
                <text:p>0.306000956034166</text:p>
              </table:table-cell>
              <table:table-cell office:value-type="float" office:value="0.29968336726738">
                <text:p>0.29968336726738</text:p>
              </table:table-cell>
              <table:table-cell office:value-type="float" office:value="0.301937779289692">
                <text:p>0.301937779289692</text:p>
              </table:table-cell>
              <table:table-cell office:value-type="float" office:value="0.307298949370112">
                <text:p>0.307298949370112</text:p>
              </table:table-cell>
              <table:table-cell office:value-type="float" office:value="0.305537783635147">
                <text:p>0.305537783635147</text:p>
              </table:table-cell>
              <table:table-cell office:value-type="float" office:value="0.302931707117232">
                <text:p>0.302931707117232</text:p>
              </table:table-cell>
              <table:table-cell office:value-type="float" office:value="0.299210841726586">
                <text:p>0.299210841726586</text:p>
              </table:table-cell>
              <table:table-cell office:value-type="float" office:value="0.299611866322263">
                <text:p>0.299611866322263</text:p>
              </table:table-cell>
              <table:table-cell office:value-type="float" office:value="0.300018506548767">
                <text:p>0.300018506548767</text:p>
              </table:table-cell>
              <table:table-cell office:value-type="float" office:value="0.306471344244385">
                <text:p>0.306471344244385</text:p>
              </table:table-cell>
              <table:table-cell office:value-type="float" office:value="0.305669004003619">
                <text:p>0.305669004003619</text:p>
              </table:table-cell>
              <table:table-cell office:value-type="float" office:value="0.30019618495267">
                <text:p>0.30019618495267</text:p>
              </table:table-cell>
              <table:table-cell office:value-type="float" office:value="0.300272018585231">
                <text:p>0.300272018585231</text:p>
              </table:table-cell>
              <table:table-cell office:value-type="float" office:value="0.306765760834197">
                <text:p>0.306765760834197</text:p>
              </table:table-cell>
              <table:table-cell office:value-type="float" office:value="0.306085459309424">
                <text:p>0.306085459309424</text:p>
              </table:table-cell>
              <table:table-cell office:value-type="float" office:value="0.30504183862202">
                <text:p>0.30504183862202</text:p>
              </table:table-cell>
              <table:table-cell office:value-type="float" office:value="0.300837416150857">
                <text:p>0.300837416150857</text:p>
              </table:table-cell>
              <table:table-cell office:value-type="float" office:value="0.301066272387652">
                <text:p>0.301066272387652</text:p>
              </table:table-cell>
              <table:table-cell office:value-type="float" office:value="0.307097277308079">
                <text:p>0.307097277308079</text:p>
              </table:table-cell>
              <table:table-cell office:value-type="float" office:value="0.304697963868191">
                <text:p>0.304697963868191</text:p>
              </table:table-cell>
              <table:table-cell office:value-type="float" office:value="0.30133851578714">
                <text:p>0.30133851578714</text:p>
              </table:table-cell>
              <table:table-cell office:value-type="float" office:value="0.300670756667877">
                <text:p>0.300670756667877</text:p>
              </table:table-cell>
              <table:table-cell office:value-type="float" office:value="0.302157164050755">
                <text:p>0.302157164050755</text:p>
              </table:table-cell>
              <table:table-cell office:value-type="float" office:value="0.309522240119466">
                <text:p>0.309522240119466</text:p>
              </table:table-cell>
              <table:table-cell office:value-type="float" office:value="0.306682112305197">
                <text:p>0.306682112305197</text:p>
              </table:table-cell>
              <table:table-cell office:value-type="float" office:value="0.305337769391943">
                <text:p>0.305337769391943</text:p>
              </table:table-cell>
              <table:table-cell office:value-type="float" office:value="0.301320673944958">
                <text:p>0.301320673944958</text:p>
              </table:table-cell>
              <table:table-cell office:value-type="float" office:value="0.301751701974265">
                <text:p>0.301751701974265</text:p>
              </table:table-cell>
              <table:table-cell office:value-type="float" office:value="0.30307406705718">
                <text:p>0.30307406705718</text:p>
              </table:table-cell>
              <table:table-cell office:value-type="float" office:value="0.308455581519432">
                <text:p>0.308455581519432</text:p>
              </table:table-cell>
              <table:table-cell office:value-type="float" office:value="0.3094292508005">
                <text:p>0.3094292508005</text:p>
              </table:table-cell>
              <table:table-cell office:value-type="float" office:value="0.306556073999903">
                <text:p>0.306556073999903</text:p>
              </table:table-cell>
              <table:table-cell office:value-type="float" office:value="0.304588775658566">
                <text:p>0.304588775658566</text:p>
              </table:table-cell>
              <table:table-cell office:value-type="float" office:value="0.303416130616406">
                <text:p>0.303416130616406</text:p>
              </table:table-cell>
              <table:table-cell office:value-type="float" office:value="0.305878083507744">
                <text:p>0.305878083507744</text:p>
              </table:table-cell>
              <table:table-cell office:value-type="float" office:value="0.305864415528969">
                <text:p>0.305864415528969</text:p>
              </table:table-cell>
              <table:table-cell office:value-type="float" office:value="0.302067747614443">
                <text:p>0.302067747614443</text:p>
              </table:table-cell>
              <table:table-cell office:value-type="float" office:value="0.301996242611111">
                <text:p>0.301996242611111</text:p>
              </table:table-cell>
              <table:table-cell office:value-type="float" office:value="0.303125942989684">
                <text:p>0.303125942989684</text:p>
              </table:table-cell>
              <table:table-cell office:value-type="float" office:value="0.307726675129169">
                <text:p>0.307726675129169</text:p>
              </table:table-cell>
              <table:table-cell office:value-type="float" office:value="0.309036680931971">
                <text:p>0.309036680931971</text:p>
              </table:table-cell>
              <table:table-cell office:value-type="float" office:value="0.306038517277027">
                <text:p>0.306038517277027</text:p>
              </table:table-cell>
              <table:table-cell office:value-type="float" office:value="0.305708120391986">
                <text:p>0.305708120391986</text:p>
              </table:table-cell>
              <table:table-cell office:value-type="float" office:value="0.304566860085214">
                <text:p>0.304566860085214</text:p>
              </table:table-cell>
              <table:table-cell office:value-type="float" office:value="0.304367979380789">
                <text:p>0.304367979380789</text:p>
              </table:table-cell>
              <table:table-cell office:value-type="float" office:value="0.303434171044015">
                <text:p>0.303434171044015</text:p>
              </table:table-cell>
              <table:table-cell office:value-type="float" office:value="0.302184373116391">
                <text:p>0.302184373116391</text:p>
              </table:table-cell>
              <table:table-cell office:value-type="float" office:value="0.301857320798888">
                <text:p>0.301857320798888</text:p>
              </table:table-cell>
              <table:table-cell office:value-type="float" office:value="0.304900338044094">
                <text:p>0.304900338044094</text:p>
              </table:table-cell>
              <table:table-cell office:value-type="float" office:value="0.308987664169875">
                <text:p>0.308987664169875</text:p>
              </table:table-cell>
              <table:table-cell office:value-type="float" office:value="0.305962754825041">
                <text:p>0.305962754825041</text:p>
              </table:table-cell>
              <table:table-cell office:value-type="float" office:value="0.304626609991559">
                <text:p>0.304626609991559</text:p>
              </table:table-cell>
              <table:table-cell office:value-type="float" office:value="0.304199808652455">
                <text:p>0.304199808652455</text:p>
              </table:table-cell>
              <table:table-cell office:value-type="float" office:value="0.301834841147409">
                <text:p>0.301834841147409</text:p>
              </table:table-cell>
              <table:table-cell office:value-type="float" office:value="0.301963344774942">
                <text:p>0.301963344774942</text:p>
              </table:table-cell>
              <table:table-cell office:value-type="float" office:value="0.304193346018014">
                <text:p>0.304193346018014</text:p>
              </table:table-cell>
              <table:table-cell office:value-type="float" office:value="0.305178149426788">
                <text:p>0.305178149426788</text:p>
              </table:table-cell>
              <table:table-cell office:value-type="float" office:value="0.303590452173394">
                <text:p>0.303590452173394</text:p>
              </table:table-cell>
              <table:table-cell office:value-type="float" office:value="0.30726085874537">
                <text:p>0.30726085874537</text:p>
              </table:table-cell>
              <table:table-cell office:value-type="float" office:value="0.303026688863889">
                <text:p>0.303026688863889</text:p>
              </table:table-cell>
              <table:table-cell office:value-type="float" office:value="0.303297138814773">
                <text:p>0.303297138814773</text:p>
              </table:table-cell>
              <table:table-cell office:value-type="float" office:value="0.303720803799711">
                <text:p>0.303720803799711</text:p>
              </table:table-cell>
              <table:table-cell office:value-type="float" office:value="0.306852155314692">
                <text:p>0.306852155314692</text:p>
              </table:table-cell>
              <table:table-cell office:value-type="float" office:value="0.309294169338341">
                <text:p>0.309294169338341</text:p>
              </table:table-cell>
              <table:table-cell office:value-type="float" office:value="0.308379007999964">
                <text:p>0.308379007999964</text:p>
              </table:table-cell>
              <table:table-cell office:value-type="float" office:value="0.305784388918781">
                <text:p>0.305784388918781</text:p>
              </table:table-cell>
              <table:table-cell office:value-type="float" office:value="0.304382066786185">
                <text:p>0.304382066786185</text:p>
              </table:table-cell>
              <table:table-cell office:value-type="float" office:value="0.30446773989026">
                <text:p>0.30446773989026</text:p>
              </table:table-cell>
              <table:table-cell office:value-type="float" office:value="0.303764029100672">
                <text:p>0.303764029100672</text:p>
              </table:table-cell>
              <table:table-cell office:value-type="float" office:value="0.306366117586742">
                <text:p>0.306366117586742</text:p>
              </table:table-cell>
              <table:table-cell office:value-type="float" office:value="0.305831877835926">
                <text:p>0.305831877835926</text:p>
              </table:table-cell>
              <table:table-cell office:value-type="float" office:value="0.302888836575221">
                <text:p>0.302888836575221</text:p>
              </table:table-cell>
              <table:table-cell office:value-type="float" office:value="0.30371575133859">
                <text:p>0.30371575133859</text:p>
              </table:table-cell>
              <table:table-cell office:value-type="float" office:value="0.303253331058529">
                <text:p>0.303253331058529</text:p>
              </table:table-cell>
              <table:table-cell office:value-type="float" office:value="0.308242257162136">
                <text:p>0.308242257162136</text:p>
              </table:table-cell>
              <table:table-cell office:value-type="float" office:value="0.309219050854987">
                <text:p>0.309219050854987</text:p>
              </table:table-cell>
              <table:table-cell office:value-type="float" office:value="0.304641306212942">
                <text:p>0.304641306212942</text:p>
              </table:table-cell>
              <table:table-cell office:value-type="float" office:value="0.304150732034656">
                <text:p>0.304150732034656</text:p>
              </table:table-cell>
              <table:table-cell office:value-type="float" office:value="0.303643137140202">
                <text:p>0.303643137140202</text:p>
              </table:table-cell>
              <table:table-cell office:value-type="float" office:value="0.305847736929765">
                <text:p>0.305847736929765</text:p>
              </table:table-cell>
              <table:table-cell office:value-type="float" office:value="0.306437222706385">
                <text:p>0.306437222706385</text:p>
              </table:table-cell>
              <table:table-cell office:value-type="float" office:value="0.306265490839251">
                <text:p>0.306265490839251</text:p>
              </table:table-cell>
              <table:table-cell office:value-type="float" office:value="0.302962168211551">
                <text:p>0.302962168211551</text:p>
              </table:table-cell>
              <table:table-cell office:value-type="float" office:value="0.303332236699491">
                <text:p>0.303332236699491</text:p>
              </table:table-cell>
              <table:table-cell office:value-type="float" office:value="0.303773931635483">
                <text:p>0.303773931635483</text:p>
              </table:table-cell>
              <table:table-cell office:value-type="float" office:value="0.303058918071315">
                <text:p>0.303058918071315</text:p>
              </table:table-cell>
              <table:table-cell office:value-type="float" office:value="0.304914702943473">
                <text:p>0.304914702943473</text:p>
              </table:table-cell>
              <table:table-cell office:value-type="float" office:value="0.307755483825793">
                <text:p>0.307755483825793</text:p>
              </table:table-cell>
              <table:table-cell office:value-type="float" office:value="0.308862191213652">
                <text:p>0.308862191213652</text:p>
              </table:table-cell>
              <table:table-cell office:value-type="float" office:value="0.30982147257953">
                <text:p>0.30982147257953</text:p>
              </table:table-cell>
              <table:table-cell office:value-type="float" office:value="0.307286535258586">
                <text:p>0.307286535258586</text:p>
              </table:table-cell>
              <table:table-cell office:value-type="float" office:value="0.304887345354665">
                <text:p>0.304887345354665</text:p>
              </table:table-cell>
              <table:table-cell office:value-type="float" office:value="0.303734975260281">
                <text:p>0.303734975260281</text:p>
              </table:table-cell>
              <table:table-cell office:value-type="float" office:value="0.303441916126712">
                <text:p>0.303441916126712</text:p>
              </table:table-cell>
              <table:table-cell office:value-type="float" office:value="0.306019787063085">
                <text:p>0.306019787063085</text:p>
              </table:table-cell>
              <table:table-cell office:value-type="float" office:value="0.304753816080713">
                <text:p>0.304753816080713</text:p>
              </table:table-cell>
              <table:table-cell office:value-type="float" office:value="0.303304610502415">
                <text:p>0.303304610502415</text:p>
              </table:table-cell>
              <table:table-cell office:value-type="float" office:value="0.303462334233623">
                <text:p>0.303462334233623</text:p>
              </table:table-cell>
              <table:table-cell office:value-type="float" office:value="0.304475115363931">
                <text:p>0.304475115363931</text:p>
              </table:table-cell>
              <table:table-cell office:value-type="float" office:value="0.306858056084019">
                <text:p>0.306858056084019</text:p>
              </table:table-cell>
              <table:table-cell office:value-type="float" office:value="0.308857657584676">
                <text:p>0.308857657584676</text:p>
              </table:table-cell>
              <table:table-cell office:value-type="float" office:value="0.308339575717522">
                <text:p>0.308339575717522</text:p>
              </table:table-cell>
              <table:table-cell office:value-type="float" office:value="0.305594361714704">
                <text:p>0.305594361714704</text:p>
              </table:table-cell>
              <table:table-cell office:value-type="float" office:value="0.303935977783529">
                <text:p>0.303935977783529</text:p>
              </table:table-cell>
              <table:table-cell office:value-type="float" office:value="0.303407793582909">
                <text:p>0.303407793582909</text:p>
              </table:table-cell>
              <table:table-cell office:value-type="float" office:value="0.304005467618958">
                <text:p>0.304005467618958</text:p>
              </table:table-cell>
              <table:table-cell office:value-type="float" office:value="0.305433554813267">
                <text:p>0.305433554813267</text:p>
              </table:table-cell>
              <table:table-cell office:value-type="float" office:value="0.306103508079537">
                <text:p>0.306103508079537</text:p>
              </table:table-cell>
              <table:table-cell office:value-type="float" office:value="0.305035839227744">
                <text:p>0.305035839227744</text:p>
              </table:table-cell>
              <table:table-cell office:value-type="float" office:value="0.302746833412872">
                <text:p>0.302746833412872</text:p>
              </table:table-cell>
              <table:table-cell office:value-type="float" office:value="0.303938282955085">
                <text:p>0.303938282955085</text:p>
              </table:table-cell>
              <table:table-cell office:value-type="float" office:value="0.303397525738117">
                <text:p>0.303397525738117</text:p>
              </table:table-cell>
              <table:table-cell office:value-type="float" office:value="0.306563539797044">
                <text:p>0.306563539797044</text:p>
              </table:table-cell>
              <table:table-cell office:value-type="float" office:value="0.308150090337841">
                <text:p>0.308150090337841</text:p>
              </table:table-cell>
              <table:table-cell office:value-type="float" office:value="0.305145078094135">
                <text:p>0.305145078094135</text:p>
              </table:table-cell>
              <table:table-cell office:value-type="float" office:value="0.303872356419272">
                <text:p>0.303872356419272</text:p>
              </table:table-cell>
              <table:table-cell office:value-type="float" office:value="0.305829533645172">
                <text:p>0.305829533645172</text:p>
              </table:table-cell>
              <table:table-cell office:value-type="float" office:value="0.303276729248749">
                <text:p>0.303276729248749</text:p>
              </table:table-cell>
              <table:table-cell office:value-type="float" office:value="0.304188193723482">
                <text:p>0.304188193723482</text:p>
              </table:table-cell>
              <table:table-cell office:value-type="float" office:value="0.303026605136199">
                <text:p>0.303026605136199</text:p>
              </table:table-cell>
              <table:table-cell office:value-type="float" office:value="0.306242935866545">
                <text:p>0.306242935866545</text:p>
              </table:table-cell>
              <table:table-cell office:value-type="float" office:value="0.308246154708617">
                <text:p>0.308246154708617</text:p>
              </table:table-cell>
              <table:table-cell office:value-type="float" office:value="0.308194142060347">
                <text:p>0.308194142060347</text:p>
              </table:table-cell>
              <table:table-cell office:value-type="float" office:value="0.304900294893946">
                <text:p>0.304900294893946</text:p>
              </table:table-cell>
              <table:table-cell office:value-type="float" office:value="0.304919119762843">
                <text:p>0.304919119762843</text:p>
              </table:table-cell>
              <table:table-cell office:value-type="float" office:value="0.306382243263943">
                <text:p>0.306382243263943</text:p>
              </table:table-cell>
              <table:table-cell office:value-type="float" office:value="0.302645576135223">
                <text:p>0.302645576135223</text:p>
              </table:table-cell>
              <table:table-cell office:value-type="float" office:value="0.304035067807718">
                <text:p>0.304035067807718</text:p>
              </table:table-cell>
              <table:table-cell office:value-type="float" office:value="0.304751981115944">
                <text:p>0.304751981115944</text:p>
              </table:table-cell>
              <table:table-cell office:value-type="float" office:value="0.309135077936344">
                <text:p>0.309135077936344</text:p>
              </table:table-cell>
              <table:table-cell office:value-type="float" office:value="0.306801986447182">
                <text:p>0.306801986447182</text:p>
              </table:table-cell>
              <table:table-cell office:value-type="float" office:value="0.304033343025612">
                <text:p>0.304033343025612</text:p>
              </table:table-cell>
              <table:table-cell office:value-type="float" office:value="0.30323871310251">
                <text:p>0.30323871310251</text:p>
              </table:table-cell>
              <table:table-cell office:value-type="float" office:value="0.305406278392059">
                <text:p>0.305406278392059</text:p>
              </table:table-cell>
              <table:table-cell office:value-type="float" office:value="0.306367554394018">
                <text:p>0.306367554394018</text:p>
              </table:table-cell>
              <table:table-cell office:value-type="float" office:value="0.30275681876545">
                <text:p>0.30275681876545</text:p>
              </table:table-cell>
              <table:table-cell office:value-type="float" office:value="0.303731119135416">
                <text:p>0.303731119135416</text:p>
              </table:table-cell>
              <table:table-cell office:value-type="float" office:value="0.307292049791794">
                <text:p>0.307292049791794</text:p>
              </table:table-cell>
              <table:table-cell office:value-type="float" office:value="0.309597929110766">
                <text:p>0.309597929110766</text:p>
              </table:table-cell>
              <table:table-cell office:value-type="float" office:value="0.304639078675146">
                <text:p>0.304639078675146</text:p>
              </table:table-cell>
              <table:table-cell office:value-type="float" office:value="0.303237825934336">
                <text:p>0.303237825934336</text:p>
              </table:table-cell>
              <table:table-cell office:value-type="float" office:value="0.305328508363643">
                <text:p>0.305328508363643</text:p>
              </table:table-cell>
              <table:table-cell office:value-type="float" office:value="0.303374549750356">
                <text:p>0.303374549750356</text:p>
              </table:table-cell>
              <table:table-cell office:value-type="float" office:value="0.303307152119318">
                <text:p>0.303307152119318</text:p>
              </table:table-cell>
              <table:table-cell office:value-type="float" office:value="0.307839910965425">
                <text:p>0.307839910965425</text:p>
              </table:table-cell>
              <table:table-cell office:value-type="float" office:value="0.309639449939277">
                <text:p>0.309639449939277</text:p>
              </table:table-cell>
              <table:table-cell office:value-type="float" office:value="0.306154867301375">
                <text:p>0.306154867301375</text:p>
              </table:table-cell>
              <table:table-cell office:value-type="float" office:value="0.305006063724927">
                <text:p>0.305006063724927</text:p>
              </table:table-cell>
              <table:table-cell office:value-type="float" office:value="0.304185699782505">
                <text:p>0.304185699782505</text:p>
              </table:table-cell>
              <table:table-cell office:value-type="float" office:value="0.306553989476943">
                <text:p>0.306553989476943</text:p>
              </table:table-cell>
              <table:table-cell office:value-type="float" office:value="0.303125702091423">
                <text:p>0.303125702091423</text:p>
              </table:table-cell>
              <table:table-cell office:value-type="float" office:value="0.302953252719548">
                <text:p>0.302953252719548</text:p>
              </table:table-cell>
              <table:table-cell office:value-type="float" office:value="0.303575236788777">
                <text:p>0.303575236788777</text:p>
              </table:table-cell>
              <table:table-cell office:value-type="float" office:value="0.304734712365019">
                <text:p>0.304734712365019</text:p>
              </table:table-cell>
              <table:table-cell office:value-type="float" office:value="0.307544406882045">
                <text:p>0.307544406882045</text:p>
              </table:table-cell>
              <table:table-cell office:value-type="float" office:value="0.30957856732267">
                <text:p>0.30957856732267</text:p>
              </table:table-cell>
              <table:table-cell office:value-type="float" office:value="0.309898397213179">
                <text:p>0.309898397213179</text:p>
              </table:table-cell>
              <table:table-cell office:value-type="float" office:value="0.307210955014359">
                <text:p>0.307210955014359</text:p>
              </table:table-cell>
              <table:table-cell office:value-type="float" office:value="0.306604205552431">
                <text:p>0.306604205552431</text:p>
              </table:table-cell>
              <table:table-cell office:value-type="float" office:value="0.306126674970063">
                <text:p>0.306126674970063</text:p>
              </table:table-cell>
              <table:table-cell office:value-type="float" office:value="0.304138920293668">
                <text:p>0.304138920293668</text:p>
              </table:table-cell>
              <table:table-cell office:value-type="float" office:value="0.303264315613943">
                <text:p>0.303264315613943</text:p>
              </table:table-cell>
              <table:table-cell office:value-type="float" office:value="0.303046465644052">
                <text:p>0.303046465644052</text:p>
              </table:table-cell>
              <table:table-cell office:value-type="float" office:value="0.307181564017947">
                <text:p>0.307181564017947</text:p>
              </table:table-cell>
              <table:table-cell office:value-type="float" office:value="0.310073078115287">
                <text:p>0.310073078115287</text:p>
              </table:table-cell>
              <table:table-cell office:value-type="float" office:value="0.308363129639517">
                <text:p>0.308363129639517</text:p>
              </table:table-cell>
              <table:table-cell office:value-type="float" office:value="0.308214848479854">
                <text:p>0.308214848479854</text:p>
              </table:table-cell>
              <table:table-cell office:value-type="float" office:value="0.307129531279744">
                <text:p>0.307129531279744</text:p>
              </table:table-cell>
              <table:table-cell office:value-type="float" office:value="0.303728330694623">
                <text:p>0.303728330694623</text:p>
              </table:table-cell>
              <table:table-cell office:value-type="float" office:value="0.30326211409535">
                <text:p>0.30326211409535</text:p>
              </table:table-cell>
              <table:table-cell office:value-type="float" office:value="0.302448136334702">
                <text:p>0.302448136334702</text:p>
              </table:table-cell>
              <table:table-cell office:value-type="float" office:value="0.309959750437206">
                <text:p>0.309959750437206</text:p>
              </table:table-cell>
              <table:table-cell office:value-type="float" office:value="0.308127262286111">
                <text:p>0.308127262286111</text:p>
              </table:table-cell>
              <table:table-cell office:value-type="float" office:value="0.307219127003832">
                <text:p>0.307219127003832</text:p>
              </table:table-cell>
              <table:table-cell office:value-type="float" office:value="0.306703987552521">
                <text:p>0.306703987552521</text:p>
              </table:table-cell>
              <table:table-cell office:value-type="float" office:value="0.302079429743082">
                <text:p>0.302079429743082</text:p>
              </table:table-cell>
              <table:table-cell office:value-type="float" office:value="0.302743672327357">
                <text:p>0.302743672327357</text:p>
              </table:table-cell>
              <table:table-cell office:value-type="float" office:value="0.30929454286221">
                <text:p>0.30929454286221</text:p>
              </table:table-cell>
              <table:table-cell office:value-type="float" office:value="0.306154082462758">
                <text:p>0.306154082462758</text:p>
              </table:table-cell>
              <table:table-cell office:value-type="float" office:value="0.303794186203317">
                <text:p>0.303794186203317</text:p>
              </table:table-cell>
              <table:table-cell office:value-type="float" office:value="0.302062818753638">
                <text:p>0.302062818753638</text:p>
              </table:table-cell>
              <table:table-cell office:value-type="float" office:value="0.301836702950792">
                <text:p>0.301836702950792</text:p>
              </table:table-cell>
              <table:table-cell office:value-type="float" office:value="0.302155815247597">
                <text:p>0.302155815247597</text:p>
              </table:table-cell>
              <table:table-cell office:value-type="float" office:value="0.303746857921538">
                <text:p>0.303746857921538</text:p>
              </table:table-cell>
              <table:table-cell office:value-type="float" office:value="0.30687986506482">
                <text:p>0.30687986506482</text:p>
              </table:table-cell>
              <table:table-cell office:value-type="float" office:value="0.309062980429882">
                <text:p>0.309062980429882</text:p>
              </table:table-cell>
              <table:table-cell office:value-type="float" office:value="0.308422085211852">
                <text:p>0.308422085211852</text:p>
              </table:table-cell>
              <table:table-cell office:value-type="float" office:value="0.307035589146832">
                <text:p>0.307035589146832</text:p>
              </table:table-cell>
              <table:table-cell office:value-type="float" office:value="0.306303335231918">
                <text:p>0.306303335231918</text:p>
              </table:table-cell>
              <table:table-cell office:value-type="float" office:value="0.306016024041413">
                <text:p>0.306016024041413</text:p>
              </table:table-cell>
              <table:table-cell office:value-type="float" office:value="0.302195415260782">
                <text:p>0.302195415260782</text:p>
              </table:table-cell>
              <table:table-cell office:value-type="float" office:value="0.301892739240074">
                <text:p>0.301892739240074</text:p>
              </table:table-cell>
              <table:table-cell office:value-type="float" office:value="0.301702535842817">
                <text:p>0.301702535842817</text:p>
              </table:table-cell>
              <table:table-cell office:value-type="float" office:value="0.303420518656296">
                <text:p>0.303420518656296</text:p>
              </table:table-cell>
              <table:table-cell office:value-type="float" office:value="0.305760859945624">
                <text:p>0.305760859945624</text:p>
              </table:table-cell>
              <table:table-cell office:value-type="float" office:value="0.307800604050632">
                <text:p>0.307800604050632</text:p>
              </table:table-cell>
              <table:table-cell office:value-type="float" office:value="0.308760847701227">
                <text:p>0.308760847701227</text:p>
              </table:table-cell>
              <table:table-cell office:value-type="float" office:value="0.30603787220023">
                <text:p>0.30603787220023</text:p>
              </table:table-cell>
              <table:table-cell office:value-type="float" office:value="0.304210755406576">
                <text:p>0.304210755406576</text:p>
              </table:table-cell>
              <table:table-cell office:value-type="float" office:value="0.303440876761621">
                <text:p>0.303440876761621</text:p>
              </table:table-cell>
              <table:table-cell office:value-type="float" office:value="0.305799796648544">
                <text:p>0.305799796648544</text:p>
              </table:table-cell>
              <table:table-cell office:value-type="float" office:value="0.305796931586234">
                <text:p>0.305796931586234</text:p>
              </table:table-cell>
              <table:table-cell office:value-type="float" office:value="0.303145231871883">
                <text:p>0.303145231871883</text:p>
              </table:table-cell>
              <table:table-cell office:value-type="float" office:value="0.302378495258063">
                <text:p>0.302378495258063</text:p>
              </table:table-cell>
              <table:table-cell office:value-type="float" office:value="0.303005939229272">
                <text:p>0.303005939229272</text:p>
              </table:table-cell>
              <table:table-cell office:value-type="float" office:value="0.305532239900769">
                <text:p>0.305532239900769</text:p>
              </table:table-cell>
              <table:table-cell office:value-type="float" office:value="0.307725732611833">
                <text:p>0.307725732611833</text:p>
              </table:table-cell>
              <table:table-cell office:value-type="float" office:value="0.30947220741709">
                <text:p>0.30947220741709</text:p>
              </table:table-cell>
              <table:table-cell office:value-type="float" office:value="0.307066230060117">
                <text:p>0.307066230060117</text:p>
              </table:table-cell>
              <table:table-cell office:value-type="float" office:value="0.304324709934199">
                <text:p>0.304324709934199</text:p>
              </table:table-cell>
              <table:table-cell office:value-type="float" office:value="0.303444959434178">
                <text:p>0.303444959434178</text:p>
              </table:table-cell>
              <table:table-cell office:value-type="float" office:value="0.304169662682087">
                <text:p>0.304169662682087</text:p>
              </table:table-cell>
              <table:table-cell office:value-type="float" office:value="0.306055051827252">
                <text:p>0.306055051827252</text:p>
              </table:table-cell>
              <table:table-cell office:value-type="float" office:value="0.304003277922059">
                <text:p>0.304003277922059</text:p>
              </table:table-cell>
              <table:table-cell office:value-type="float" office:value="0.302312669560305">
                <text:p>0.302312669560305</text:p>
              </table:table-cell>
              <table:table-cell office:value-type="float" office:value="0.303115331054036">
                <text:p>0.303115331054036</text:p>
              </table:table-cell>
              <table:table-cell office:value-type="float" office:value="0.304928618203791">
                <text:p>0.304928618203791</text:p>
              </table:table-cell>
              <table:table-cell office:value-type="float" office:value="0.307646987378667">
                <text:p>0.307646987378667</text:p>
              </table:table-cell>
              <table:table-cell office:value-type="float" office:value="0.309681917342582">
                <text:p>0.309681917342582</text:p>
              </table:table-cell>
              <table:table-cell office:value-type="float" office:value="0.305602267732734">
                <text:p>0.305602267732734</text:p>
              </table:table-cell>
              <table:table-cell office:value-type="float" office:value="0.30417849359758">
                <text:p>0.30417849359758</text:p>
              </table:table-cell>
              <table:table-cell office:value-type="float" office:value="0.304060111451365">
                <text:p>0.304060111451365</text:p>
              </table:table-cell>
              <table:table-cell office:value-type="float" office:value="0.305772716883118">
                <text:p>0.305772716883118</text:p>
              </table:table-cell>
              <table:table-cell office:value-type="float" office:value="0.306791730090088">
                <text:p>0.306791730090088</text:p>
              </table:table-cell>
              <table:table-cell office:value-type="float" office:value="0.307018423268955">
                <text:p>0.307018423268955</text:p>
              </table:table-cell>
              <table:table-cell office:value-type="float" office:value="0.305925195522363">
                <text:p>0.305925195522363</text:p>
              </table:table-cell>
              <table:table-cell office:value-type="float" office:value="0.303109383365426">
                <text:p>0.303109383365426</text:p>
              </table:table-cell>
              <table:table-cell office:value-type="float" office:value="0.303320462611324">
                <text:p>0.303320462611324</text:p>
              </table:table-cell>
              <table:table-cell office:value-type="float" office:value="0.303792834012271">
                <text:p>0.303792834012271</text:p>
              </table:table-cell>
              <table:table-cell office:value-type="float" office:value="0.303615867076173">
                <text:p>0.303615867076173</text:p>
              </table:table-cell>
              <table:table-cell office:value-type="float" office:value="0.304828433307056">
                <text:p>0.304828433307056</text:p>
              </table:table-cell>
              <table:table-cell office:value-type="float" office:value="0.309389776357878">
                <text:p>0.309389776357878</text:p>
              </table:table-cell>
              <table:table-cell office:value-type="float" office:value="0.308873424298354">
                <text:p>0.308873424298354</text:p>
              </table:table-cell>
              <table:table-cell office:value-type="float" office:value="0.306028679979081">
                <text:p>0.306028679979081</text:p>
              </table:table-cell>
              <table:table-cell office:value-type="float" office:value="0.3044128959754">
                <text:p>0.3044128959754</text:p>
              </table:table-cell>
              <table:table-cell office:value-type="float" office:value="0.303863457472536">
                <text:p>0.303863457472536</text:p>
              </table:table-cell>
              <table:table-cell office:value-type="float" office:value="0.305660728487975">
                <text:p>0.305660728487975</text:p>
              </table:table-cell>
              <table:table-cell office:value-type="float" office:value="0.306644921835513">
                <text:p>0.306644921835513</text:p>
              </table:table-cell>
              <table:table-cell office:value-type="float" office:value="0.306810310813686">
                <text:p>0.306810310813686</text:p>
              </table:table-cell>
              <table:table-cell office:value-type="float" office:value="0.303888345715733">
                <text:p>0.303888345715733</text:p>
              </table:table-cell>
              <table:table-cell office:value-type="float" office:value="0.304451957486543">
                <text:p>0.304451957486543</text:p>
              </table:table-cell>
              <table:table-cell office:value-type="float" office:value="0.307239548106959">
                <text:p>0.307239548106959</text:p>
              </table:table-cell>
              <table:table-cell office:value-type="float" office:value="0.310040175496303">
                <text:p>0.310040175496303</text:p>
              </table:table-cell>
              <table:table-cell office:value-type="float" office:value="0.306447926658455">
                <text:p>0.306447926658455</text:p>
              </table:table-cell>
              <table:table-cell office:value-type="float" office:value="0.304603639262823">
                <text:p>0.304603639262823</text:p>
              </table:table-cell>
              <table:table-cell office:value-type="float" office:value="0.304065031750893">
                <text:p>0.304065031750893</text:p>
              </table:table-cell>
              <table:table-cell office:value-type="float" office:value="0.30370635647245">
                <text:p>0.30370635647245</text:p>
              </table:table-cell>
              <table:table-cell office:value-type="float" office:value="0.303284100026919">
                <text:p>0.303284100026919</text:p>
              </table:table-cell>
              <table:table-cell office:value-type="float" office:value="0.303466441084286">
                <text:p>0.303466441084286</text:p>
              </table:table-cell>
              <table:table-cell office:value-type="float" office:value="0.303329701013738">
                <text:p>0.303329701013738</text:p>
              </table:table-cell>
              <table:table-cell office:value-type="float" office:value="0.304007654678499">
                <text:p>0.304007654678499</text:p>
              </table:table-cell>
              <table:table-cell office:value-type="float" office:value="0.308636350960834">
                <text:p>0.308636350960834</text:p>
              </table:table-cell>
              <table:table-cell office:value-type="float" office:value="0.309713891057709">
                <text:p>0.309713891057709</text:p>
              </table:table-cell>
              <table:table-cell office:value-type="float" office:value="0.305848365701527">
                <text:p>0.305848365701527</text:p>
              </table:table-cell>
              <table:table-cell office:value-type="float" office:value="0.304365648969013">
                <text:p>0.304365648969013</text:p>
              </table:table-cell>
              <table:table-cell office:value-type="float" office:value="0.304175367813434">
                <text:p>0.304175367813434</text:p>
              </table:table-cell>
              <table:table-cell office:value-type="float" office:value="0.306812117550582">
                <text:p>0.306812117550582</text:p>
              </table:table-cell>
              <table:table-cell office:value-type="float" office:value="0.306573135294745">
                <text:p>0.306573135294745</text:p>
              </table:table-cell>
              <table:table-cell office:value-type="float" office:value="0.302864849561858">
                <text:p>0.302864849561858</text:p>
              </table:table-cell>
              <table:table-cell office:value-type="float" office:value="0.303238898460994">
                <text:p>0.303238898460994</text:p>
              </table:table-cell>
              <table:table-cell office:value-type="float" office:value="0.305869826479831">
                <text:p>0.305869826479831</text:p>
              </table:table-cell>
              <table:table-cell office:value-type="float" office:value="0.309413647015864">
                <text:p>0.309413647015864</text:p>
              </table:table-cell>
              <table:table-cell office:value-type="float" office:value="0.307698382885698">
                <text:p>0.307698382885698</text:p>
              </table:table-cell>
              <table:table-cell office:value-type="float" office:value="0.306398602143913">
                <text:p>0.306398602143913</text:p>
              </table:table-cell>
              <table:table-cell office:value-type="float" office:value="0.304112591386069">
                <text:p>0.304112591386069</text:p>
              </table:table-cell>
              <table:table-cell office:value-type="float" office:value="0.304861780526868">
                <text:p>0.304861780526868</text:p>
              </table:table-cell>
              <table:table-cell office:value-type="float" office:value="0.306619208581452">
                <text:p>0.306619208581452</text:p>
              </table:table-cell>
              <table:table-cell office:value-type="float" office:value="0.306682145603104">
                <text:p>0.306682145603104</text:p>
              </table:table-cell>
              <table:table-cell office:value-type="float" office:value="0.304531607817791">
                <text:p>0.304531607817791</text:p>
              </table:table-cell>
              <table:table-cell office:value-type="float" office:value="0.303577897340791">
                <text:p>0.303577897340791</text:p>
              </table:table-cell>
              <table:table-cell office:value-type="float" office:value="0.305400923968099">
                <text:p>0.305400923968099</text:p>
              </table:table-cell>
              <table:table-cell office:value-type="float" office:value="0.308011258812861">
                <text:p>0.308011258812861</text:p>
              </table:table-cell>
              <table:table-cell office:value-type="float" office:value="0.309709092453853">
                <text:p>0.309709092453853</text:p>
              </table:table-cell>
              <table:table-cell office:value-type="float" office:value="0.307368819214592">
                <text:p>0.307368819214592</text:p>
              </table:table-cell>
              <table:table-cell office:value-type="float" office:value="0.306551885529304">
                <text:p>0.306551885529304</text:p>
              </table:table-cell>
              <table:table-cell office:value-type="float" office:value="0.305120458205702">
                <text:p>0.305120458205702</text:p>
              </table:table-cell>
              <table:table-cell office:value-type="float" office:value="0.305613550209802">
                <text:p>0.305613550209802</text:p>
              </table:table-cell>
              <table:table-cell office:value-type="float" office:value="0.304232005423101">
                <text:p>0.304232005423101</text:p>
              </table:table-cell>
              <table:table-cell office:value-type="float" office:value="0.310109205106031">
                <text:p>0.310109205106031</text:p>
              </table:table-cell>
              <table:table-cell office:value-type="float" office:value="0.308401726755567">
                <text:p>0.308401726755567</text:p>
              </table:table-cell>
              <table:table-cell office:value-type="float" office:value="0.308366244616907">
                <text:p>0.308366244616907</text:p>
              </table:table-cell>
              <table:table-cell office:value-type="float" office:value="0.307235328582379">
                <text:p>0.307235328582379</text:p>
              </table:table-cell>
              <table:table-cell office:value-type="float" office:value="0.304414780228948">
                <text:p>0.304414780228948</text:p>
              </table:table-cell>
              <table:table-cell office:value-type="float" office:value="0.304521061141772">
                <text:p>0.304521061141772</text:p>
              </table:table-cell>
              <table:table-cell office:value-type="float" office:value="0.307486187254411">
                <text:p>0.307486187254411</text:p>
              </table:table-cell>
              <table:table-cell office:value-type="float" office:value="0.306353826207719">
                <text:p>0.306353826207719</text:p>
              </table:table-cell>
              <table:table-cell office:value-type="float" office:value="0.304404004162937">
                <text:p>0.304404004162937</text:p>
              </table:table-cell>
              <table:table-cell office:value-type="float" office:value="0.306923843428035">
                <text:p>0.306923843428035</text:p>
              </table:table-cell>
              <table:table-cell office:value-type="float" office:value="0.305981440664164">
                <text:p>0.305981440664164</text:p>
              </table:table-cell>
              <table:table-cell office:value-type="float" office:value="0.303936416380488">
                <text:p>0.303936416380488</text:p>
              </table:table-cell>
              <table:table-cell office:value-type="float" office:value="0.309618854165499">
                <text:p>0.309618854165499</text:p>
              </table:table-cell>
              <table:table-cell office:value-type="float" office:value="0.308158891526696">
                <text:p>0.308158891526696</text:p>
              </table:table-cell>
              <table:table-cell office:value-type="float" office:value="0.306367858151462">
                <text:p>0.306367858151462</text:p>
              </table:table-cell>
              <table:table-cell office:value-type="float" office:value="0.304408257956399">
                <text:p>0.304408257956399</text:p>
              </table:table-cell>
              <table:table-cell office:value-type="float" office:value="0.306531794968973">
                <text:p>0.306531794968973</text:p>
              </table:table-cell>
              <table:table-cell office:value-type="float" office:value="0.30731876046546">
                <text:p>0.30731876046546</text:p>
              </table:table-cell>
              <table:table-cell office:value-type="float" office:value="0.304567432185375">
                <text:p>0.304567432185375</text:p>
              </table:table-cell>
              <table:table-cell office:value-type="float" office:value="0.306625734138389">
                <text:p>0.306625734138389</text:p>
              </table:table-cell>
              <table:table-cell office:value-type="float" office:value="0.308179293599733">
                <text:p>0.308179293599733</text:p>
              </table:table-cell>
              <table:table-cell office:value-type="float" office:value="0.305503218148273">
                <text:p>0.305503218148273</text:p>
              </table:table-cell>
            </table:table-row>
            <table:table-row>
              <table:table-cell office:value-type="string">
                <text:p>Potential diff</text:p>
                <draw:g>
                  <svg:desc>flat3.A8:flat3.A8</svg:desc>
                </draw:g>
              </table:table-cell>
              <table:table-cell office:value-type="float" office:value="-0.0000216355121578915">
                <text:p>-0.0000216355121578915</text:p>
                <draw:g>
                  <svg:desc>flat3.B8:flat3.AFL8</svg:desc>
                </draw:g>
              </table:table-cell>
              <table:table-cell office:value-type="float" office:value="0.0000321177978235831">
                <text:p>0.0000321177978235831</text:p>
              </table:table-cell>
              <table:table-cell office:value-type="float" office:value="-0.0000199484869631283">
                <text:p>-0.0000199484869631283</text:p>
              </table:table-cell>
              <table:table-cell office:value-type="float" office:value="0.0000207464367484866">
                <text:p>0.0000207464367484866</text:p>
              </table:table-cell>
              <table:table-cell office:value-type="float" office:value="-0.0000754755432814114">
                <text:p>-0.0000754755432814114</text:p>
              </table:table-cell>
              <table:table-cell office:value-type="float" office:value="0.000068326474956748">
                <text:p>0.000068326474956748</text:p>
              </table:table-cell>
              <table:table-cell office:value-type="float" office:value="-0.00000828408119618596">
                <text:p>-0.00000828408119618596</text:p>
              </table:table-cell>
              <table:table-cell office:value-type="float" office:value="-0.00000171110786950646">
                <text:p>-0.00000171110786950646</text:p>
              </table:table-cell>
              <table:table-cell office:value-type="float" office:value="0.0000192640410554556">
                <text:p>0.0000192640410554556</text:p>
              </table:table-cell>
              <table:table-cell office:value-type="float" office:value="-0.00000916020799607287">
                <text:p>-0.00000916020799607287</text:p>
              </table:table-cell>
              <table:table-cell office:value-type="float" office:value="0.00000513526825207666">
                <text:p>0.00000513526825207666</text:p>
              </table:table-cell>
              <table:table-cell office:value-type="float" office:value="-0.0000590958660445229">
                <text:p>-0.0000590958660445229</text:p>
              </table:table-cell>
              <table:table-cell office:value-type="float" office:value="0.0000216986645407147">
                <text:p>0.0000216986645407147</text:p>
              </table:table-cell>
              <table:table-cell office:value-type="float" office:value="0.0000346499568289471">
                <text:p>0.0000346499568289471</text:p>
              </table:table-cell>
              <table:table-cell office:value-type="float" office:value="-0.0000553700897250042">
                <text:p>-0.0000553700897250042</text:p>
              </table:table-cell>
              <table:table-cell office:value-type="float" office:value="-0.0000082109714992229">
                <text:p>-0.0000082109714992229</text:p>
              </table:table-cell>
              <table:table-cell office:value-type="float" office:value="0.000068160967075459">
                <text:p>0.000068160967075459</text:p>
              </table:table-cell>
              <table:table-cell office:value-type="float" office:value="-0.0000580654847039397">
                <text:p>-0.0000580654847039397</text:p>
              </table:table-cell>
              <table:table-cell office:value-type="float" office:value="0.0000422047886773913">
                <text:p>0.0000422047886773913</text:p>
              </table:table-cell>
              <table:table-cell office:value-type="float" office:value="-0.0000317331053914516">
                <text:p>-0.0000317331053914516</text:p>
              </table:table-cell>
              <table:table-cell office:value-type="float" office:value="0.0000338083429974323">
                <text:p>0.0000338083429974323</text:p>
              </table:table-cell>
              <table:table-cell office:value-type="float" office:value="-0.0000423600034091809">
                <text:p>-0.0000423600034091809</text:p>
              </table:table-cell>
              <table:table-cell office:value-type="float" office:value="0.000000977577455318901">
                <text:p>0.000000977577455318901</text:p>
              </table:table-cell>
              <table:table-cell office:value-type="float" office:value="0.0000458821233421669">
                <text:p>0.0000458821233421669</text:p>
              </table:table-cell>
              <table:table-cell office:value-type="float" office:value="-0.0000614866823738236">
                <text:p>-0.0000614866823738236</text:p>
              </table:table-cell>
              <table:table-cell office:value-type="float" office:value="0.00000730325628967021">
                <text:p>0.00000730325628967021</text:p>
              </table:table-cell>
              <table:table-cell office:value-type="float" office:value="0.0000666687425183721">
                <text:p>0.0000666687425183721</text:p>
              </table:table-cell>
              <table:table-cell office:value-type="float" office:value="-0.0000669764653464799">
                <text:p>-0.0000669764653464799</text:p>
              </table:table-cell>
              <table:table-cell office:value-type="float" office:value="0.00000986097765731664">
                <text:p>0.00000986097765731664</text:p>
              </table:table-cell>
              <table:table-cell office:value-type="float" office:value="0.0000506775224041744">
                <text:p>0.0000506775224041744</text:p>
              </table:table-cell>
              <table:table-cell office:value-type="float" office:value="0.0000014508210649522">
                <text:p>0.0000014508210649522</text:p>
              </table:table-cell>
              <table:table-cell office:value-type="float" office:value="-0.00000763253650321039">
                <text:p>-0.00000763253650321039</text:p>
              </table:table-cell>
              <table:table-cell office:value-type="float" office:value="-0.0000920296016075906">
                <text:p>-0.0000920296016075906</text:p>
              </table:table-cell>
              <table:table-cell office:value-type="float" office:value="0.0000772576892177357">
                <text:p>0.0000772576892177357</text:p>
              </table:table-cell>
              <table:table-cell office:value-type="float" office:value="-0.0000313181185408462">
                <text:p>-0.0000313181185408462</text:p>
              </table:table-cell>
              <table:table-cell office:value-type="float" office:value="-0.0000161899634191776">
                <text:p>-0.0000161899634191776</text:p>
              </table:table-cell>
              <table:table-cell office:value-type="float" office:value="0.0000501882687346522">
                <text:p>0.0000501882687346522</text:p>
              </table:table-cell>
              <table:table-cell office:value-type="float" office:value="-0.0000437080281637248">
                <text:p>-0.0000437080281637248</text:p>
              </table:table-cell>
              <table:table-cell office:value-type="float" office:value="-0.00000105535792055411">
                <text:p>-0.00000105535792055411</text:p>
              </table:table-cell>
              <table:table-cell office:value-type="float" office:value="0.0000147130352644576">
                <text:p>0.0000147130352644576</text:p>
              </table:table-cell>
              <table:table-cell office:value-type="float" office:value="0.0000435722431251784">
                <text:p>0.0000435722431251784</text:p>
              </table:table-cell>
              <table:table-cell office:value-type="float" office:value="-0.00000667876238058529">
                <text:p>-0.00000667876238058529</text:p>
              </table:table-cell>
              <table:table-cell office:value-type="float" office:value="0.00000620988474120399">
                <text:p>0.00000620988474120399</text:p>
              </table:table-cell>
              <table:table-cell office:value-type="float" office:value="-0.0000564309068976643">
                <text:p>-0.0000564309068976643</text:p>
              </table:table-cell>
              <table:table-cell office:value-type="float" office:value="-0.0000044885286174523">
                <text:p>-0.0000044885286174523</text:p>
              </table:table-cell>
              <table:table-cell office:value-type="float" office:value="0.0000449348612863165">
                <text:p>0.0000449348612863165</text:p>
              </table:table-cell>
              <table:table-cell office:value-type="float" office:value="0.0000234655775679382">
                <text:p>0.0000234655775679382</text:p>
              </table:table-cell>
              <table:table-cell office:value-type="float" office:value="-0.0000291421466579456">
                <text:p>-0.0000291421466579456</text:p>
              </table:table-cell>
              <table:table-cell office:value-type="float" office:value="0.0000186796911326725">
                <text:p>0.0000186796911326725</text:p>
              </table:table-cell>
              <table:table-cell office:value-type="float" office:value="-0.000010801129308291">
                <text:p>-0.000010801129308291</text:p>
              </table:table-cell>
              <table:table-cell office:value-type="float" office:value="0.0000123763003304078">
                <text:p>0.0000123763003304078</text:p>
              </table:table-cell>
              <table:table-cell office:value-type="float" office:value="-0.0000458824891243492">
                <text:p>-0.0000458824891243492</text:p>
              </table:table-cell>
              <table:table-cell office:value-type="float" office:value="-0.0000126614280440696">
                <text:p>-0.0000126614280440696</text:p>
              </table:table-cell>
              <table:table-cell office:value-type="float" office:value="0.0000612145299607736">
                <text:p>0.0000612145299607736</text:p>
              </table:table-cell>
              <table:table-cell office:value-type="float" office:value="-0.0000558355646057551">
                <text:p>-0.0000558355646057551</text:p>
              </table:table-cell>
              <table:table-cell office:value-type="float" office:value="0.00000235499058848232">
                <text:p>0.00000235499058848232</text:p>
              </table:table-cell>
              <table:table-cell office:value-type="float" office:value="0.0000448167662874255">
                <text:p>0.0000448167662874255</text:p>
              </table:table-cell>
              <table:table-cell office:value-type="float" office:value="0.00000580256221804909">
                <text:p>0.00000580256221804909</text:p>
              </table:table-cell>
              <table:table-cell office:value-type="float" office:value="-0.0000096439146290983">
                <text:p>-0.0000096439146290983</text:p>
              </table:table-cell>
              <table:table-cell office:value-type="float" office:value="-0.000013370254566325">
                <text:p>-0.000013370254566325</text:p>
              </table:table-cell>
              <table:table-cell office:value-type="float" office:value="-0.0000243524672625672">
                <text:p>-0.0000243524672625672</text:p>
              </table:table-cell>
              <table:table-cell office:value-type="float" office:value="0.0000460346368607034">
                <text:p>0.0000460346368607034</text:p>
              </table:table-cell>
              <table:table-cell office:value-type="float" office:value="-0.0000444927647786364">
                <text:p>-0.0000444927647786364</text:p>
              </table:table-cell>
              <table:table-cell office:value-type="float" office:value="0.0000329095882974917">
                <text:p>0.0000329095882974917</text:p>
              </table:table-cell>
              <table:table-cell office:value-type="float" office:value="0.0000256770237114234">
                <text:p>0.0000256770237114234</text:p>
              </table:table-cell>
              <table:table-cell office:value-type="float" office:value="-0.0000198674788185471">
                <text:p>-0.0000198674788185471</text:p>
              </table:table-cell>
              <table:table-cell office:value-type="float" office:value="-0.00000253955033935327">
                <text:p>-0.00000253955033935327</text:p>
              </table:table-cell>
              <table:table-cell office:value-type="float" office:value="0.0000220598344706779">
                <text:p>0.0000220598344706779</text:p>
              </table:table-cell>
              <table:table-cell office:value-type="float" office:value="-0.0000176833450059588">
                <text:p>-0.0000176833450059588</text:p>
              </table:table-cell>
              <table:table-cell office:value-type="float" office:value="0.00000895674317907824">
                <text:p>0.00000895674317907824</text:p>
              </table:table-cell>
              <table:table-cell office:value-type="float" office:value="-0.0000519933836073405">
                <text:p>-0.0000519933836073405</text:p>
              </table:table-cell>
              <table:table-cell office:value-type="float" office:value="0.0000495667772992814">
                <text:p>0.0000495667772992814</text:p>
              </table:table-cell>
              <table:table-cell office:value-type="float" office:value="-0.000015708006537829">
                <text:p>-0.000015708006537829</text:p>
              </table:table-cell>
              <table:table-cell office:value-type="float" office:value="0.00000571912954433484">
                <text:p>0.00000571912954433484</text:p>
              </table:table-cell>
              <table:table-cell office:value-type="float" office:value="-0.000379180763979858">
                <text:p>-0.000379180763979858</text:p>
              </table:table-cell>
              <table:table-cell office:value-type="float" office:value="0.00258984442463339">
                <text:p>0.00258984442463339</text:p>
              </table:table-cell>
              <table:table-cell office:value-type="float" office:value="0.00128064693510732">
                <text:p>0.00128064693510732</text:p>
              </table:table-cell>
              <table:table-cell office:value-type="float" office:value="-0.0044132617055509">
                <text:p>-0.0044132617055509</text:p>
              </table:table-cell>
              <table:table-cell office:value-type="float" office:value="0.000711258233150325">
                <text:p>0.000711258233150325</text:p>
              </table:table-cell>
              <table:table-cell office:value-type="float" office:value="0.00138135438423603">
                <text:p>0.00138135438423603</text:p>
              </table:table-cell>
              <table:table-cell office:value-type="float" office:value="0.00179261675522896">
                <text:p>0.00179261675522896</text:p>
              </table:table-cell>
              <table:table-cell office:value-type="float" office:value="0.00448567420681972">
                <text:p>0.00448567420681972</text:p>
              </table:table-cell>
              <table:table-cell office:value-type="float" office:value="-0.00165790489508344">
                <text:p>-0.00165790489508344</text:p>
              </table:table-cell>
              <table:table-cell office:value-type="float" office:value="-0.003138417771336">
                <text:p>-0.003138417771336</text:p>
              </table:table-cell>
              <table:table-cell office:value-type="float" office:value="0.000146218460381931">
                <text:p>0.000146218460381931</text:p>
              </table:table-cell>
              <table:table-cell office:value-type="float" office:value="-0.00100538854906906">
                <text:p>-0.00100538854906906</text:p>
              </table:table-cell>
              <table:table-cell office:value-type="float" office:value="0.000796909894647813">
                <text:p>0.000796909894647813</text:p>
              </table:table-cell>
              <table:table-cell office:value-type="float" office:value="0.00206583693880913">
                <text:p>0.00206583693880913</text:p>
              </table:table-cell>
              <table:table-cell office:value-type="float" office:value="0.00158018736212961">
                <text:p>0.00158018736212961</text:p>
              </table:table-cell>
              <table:table-cell office:value-type="float" office:value="-0.00103178808036042">
                <text:p>-0.00103178808036042</text:p>
              </table:table-cell>
              <table:table-cell office:value-type="float" office:value="-0.00322650745921427">
                <text:p>-0.00322650745921427</text:p>
              </table:table-cell>
              <table:table-cell office:value-type="float" office:value="0.000476467363134947">
                <text:p>0.000476467363134947</text:p>
              </table:table-cell>
              <table:table-cell office:value-type="float" office:value="0.00472249075042841">
                <text:p>0.00472249075042841</text:p>
              </table:table-cell>
              <table:table-cell office:value-type="float" office:value="0.00261480354705246">
                <text:p>0.00261480354705246</text:p>
              </table:table-cell>
              <table:table-cell office:value-type="float" office:value="-0.00431399572277114">
                <text:p>-0.00431399572277114</text:p>
              </table:table-cell>
              <table:table-cell office:value-type="float" office:value="-0.000598733616030134">
                <text:p>-0.000598733616030134</text:p>
              </table:table-cell>
              <table:table-cell office:value-type="float" office:value="0.00160758869643718">
                <text:p>0.00160758869643718</text:p>
              </table:table-cell>
              <table:table-cell office:value-type="float" office:value="0.00264059094350677">
                <text:p>0.00264059094350677</text:p>
              </table:table-cell>
              <table:table-cell office:value-type="float" office:value="-0.0032123843820952">
                <text:p>-0.0032123843820952</text:p>
              </table:table-cell>
              <table:table-cell office:value-type="float" office:value="-0.000453197397047245">
                <text:p>-0.000453197397047245</text:p>
              </table:table-cell>
              <table:table-cell office:value-type="float" office:value="-0.000291632373721096">
                <text:p>-0.000291632373721096</text:p>
              </table:table-cell>
              <table:table-cell office:value-type="float" office:value="0.00290653394939344">
                <text:p>0.00290653394939344</text:p>
              </table:table-cell>
              <table:table-cell office:value-type="float" office:value="0.00211955536522607">
                <text:p>0.00211955536522607</text:p>
              </table:table-cell>
              <table:table-cell office:value-type="float" office:value="0.000179748978549887">
                <text:p>0.000179748978549887</text:p>
              </table:table-cell>
              <table:table-cell office:value-type="float" office:value="-0.00404277835820383">
                <text:p>-0.00404277835820383</text:p>
              </table:table-cell>
              <table:table-cell office:value-type="float" office:value="-0.00123561948383299">
                <text:p>-0.00123561948383299</text:p>
              </table:table-cell>
              <table:table-cell office:value-type="float" office:value="0.00418979642502387">
                <text:p>0.00418979642502387</text:p>
              </table:table-cell>
              <table:table-cell office:value-type="float" office:value="0.000280472918452068">
                <text:p>0.000280472918452068</text:p>
              </table:table-cell>
              <table:table-cell office:value-type="float" office:value="-0.00429593774326742">
                <text:p>-0.00429593774326742</text:p>
              </table:table-cell>
              <table:table-cell office:value-type="float" office:value="0.00112997033978374">
                <text:p>0.00112997033978374</text:p>
              </table:table-cell>
              <table:table-cell office:value-type="float" office:value="0.00141263550097337">
                <text:p>0.00141263550097337</text:p>
              </table:table-cell>
              <table:table-cell office:value-type="float" office:value="0.00384170860238592">
                <text:p>0.00384170860238592</text:p>
              </table:table-cell>
              <table:table-cell office:value-type="float" office:value="-0.00341124912258145">
                <text:p>-0.00341124912258145</text:p>
              </table:table-cell>
              <table:table-cell office:value-type="float" office:value="-0.00187951551397197">
                <text:p>-0.00187951551397197</text:p>
              </table:table-cell>
              <table:table-cell office:value-type="float" office:value="-0.000466389737119988">
                <text:p>-0.000466389737119988</text:p>
              </table:table-cell>
              <table:table-cell office:value-type="float" office:value="0.0022552472816863">
                <text:p>0.0022552472816863</text:p>
              </table:table-cell>
              <table:table-cell office:value-type="float" office:value="0.0010986755402706">
                <text:p>0.0010986755402706</text:p>
              </table:table-cell>
              <table:table-cell office:value-type="float" office:value="-0.00170810561502155">
                <text:p>-0.00170810561502155</text:p>
              </table:table-cell>
              <table:table-cell office:value-type="float" office:value="-0.00234959968002435">
                <text:p>-0.00234959968002435</text:p>
              </table:table-cell>
              <table:table-cell office:value-type="float" office:value="-0.0011361563912281">
                <text:p>-0.0011361563912281</text:p>
              </table:table-cell>
              <table:table-cell office:value-type="float" office:value="0.00531194424747083">
                <text:p>0.00531194424747083</text:p>
              </table:table-cell>
              <table:table-cell office:value-type="float" office:value="0.00166206917705075">
                <text:p>0.00166206917705075</text:p>
              </table:table-cell>
              <table:table-cell office:value-type="float" office:value="-0.00619550953084991">
                <text:p>-0.00619550953084991</text:p>
              </table:table-cell>
              <table:table-cell office:value-type="float" office:value="0.00450614697521884">
                <text:p>0.00450614697521884</text:p>
              </table:table-cell>
              <table:table-cell office:value-type="float" office:value="0.000241085438492106">
                <text:p>0.000241085438492106</text:p>
              </table:table-cell>
              <table:table-cell office:value-type="float" office:value="-0.00171944723473139">
                <text:p>-0.00171944723473139</text:p>
              </table:table-cell>
              <table:table-cell office:value-type="float" office:value="-0.00341338839672223">
                <text:p>-0.00341338839672223</text:p>
              </table:table-cell>
              <table:table-cell office:value-type="float" office:value="0.00169862491073841">
                <text:p>0.00169862491073841</text:p>
              </table:table-cell>
              <table:table-cell office:value-type="float" office:value="0.00301937574932326">
                <text:p>0.00301937574932326</text:p>
              </table:table-cell>
              <table:table-cell office:value-type="float" office:value="0.00201960326680051">
                <text:p>0.00201960326680051</text:p>
              </table:table-cell>
              <table:table-cell office:value-type="float" office:value="-0.00183644274004696">
                <text:p>-0.00183644274004696</text:p>
              </table:table-cell>
              <table:table-cell office:value-type="float" office:value="-0.00227226865204933">
                <text:p>-0.00227226865204933</text:p>
              </table:table-cell>
              <table:table-cell office:value-type="float" office:value="-0.00167867418416817">
                <text:p>-0.00167867418416817</text:p>
              </table:table-cell>
              <table:table-cell office:value-type="float" office:value="-0.000978715719684886">
                <text:p>-0.000978715719684886</text:p>
              </table:table-cell>
              <table:table-cell office:value-type="float" office:value="0.00435884266129039">
                <text:p>0.00435884266129039</text:p>
              </table:table-cell>
              <table:table-cell office:value-type="float" office:value="-0.00245309251222314">
                <text:p>-0.00245309251222314</text:p>
              </table:table-cell>
              <table:table-cell office:value-type="float" office:value="-0.000816459385005575">
                <text:p>-0.000816459385005575</text:p>
              </table:table-cell>
              <table:table-cell office:value-type="float" office:value="-0.000354473594504467">
                <text:p>-0.000354473594504467</text:p>
              </table:table-cell>
              <table:table-cell office:value-type="float" office:value="0.00310834101599633">
                <text:p>0.00310834101599633</text:p>
              </table:table-cell>
              <table:table-cell office:value-type="float" office:value="0.0022456089838197">
                <text:p>0.0022456089838197</text:p>
              </table:table-cell>
              <table:table-cell office:value-type="float" office:value="0.000212226552011918">
                <text:p>0.000212226552011918</text:p>
              </table:table-cell>
              <table:table-cell office:value-type="float" office:value="-0.00106933344497184">
                <text:p>-0.00106933344497184</text:p>
              </table:table-cell>
              <table:table-cell office:value-type="float" office:value="-0.00213286369753796">
                <text:p>-0.00213286369753796</text:p>
              </table:table-cell>
              <table:table-cell office:value-type="float" office:value="-0.00168032864710449">
                <text:p>-0.00168032864710449</text:p>
              </table:table-cell>
              <table:table-cell office:value-type="float" office:value="-0.000250735883303987">
                <text:p>-0.000250735883303987</text:p>
              </table:table-cell>
              <table:table-cell office:value-type="float" office:value="0.00373107834740644">
                <text:p>0.00373107834740644</text:p>
              </table:table-cell>
              <table:table-cell office:value-type="float" office:value="-0.00267591089922564">
                <text:p>-0.00267591089922564</text:p>
              </table:table-cell>
              <table:table-cell office:value-type="float" office:value="-0.00264744068869749">
                <text:p>-0.00264744068869749</text:p>
              </table:table-cell>
              <table:table-cell office:value-type="float" office:value="0.000903876224165545">
                <text:p>0.000903876224165545</text:p>
              </table:table-cell>
              <table:table-cell office:value-type="float" office:value="0.00239414730364074">
                <text:p>0.00239414730364074</text:p>
              </table:table-cell>
              <table:table-cell office:value-type="float" office:value="0.00325735020075119">
                <text:p>0.00325735020075119</text:p>
              </table:table-cell>
              <table:table-cell office:value-type="float" office:value="-0.00128985124659387">
                <text:p>-0.00128985124659387</text:p>
              </table:table-cell>
              <table:table-cell office:value-type="float" office:value="-0.00604543194702378">
                <text:p>-0.00604543194702378</text:p>
              </table:table-cell>
              <table:table-cell office:value-type="float" office:value="0.00462431670745789">
                <text:p>0.00462431670745789</text:p>
              </table:table-cell>
              <table:table-cell office:value-type="float" office:value="0.00117210152912556">
                <text:p>0.00117210152912556</text:p>
              </table:table-cell>
              <table:table-cell office:value-type="float" office:value="-0.000908355127171467">
                <text:p>-0.000908355127171467</text:p>
              </table:table-cell>
              <table:table-cell office:value-type="float" office:value="-0.00430771484904113">
                <text:p>-0.00430771484904113</text:p>
              </table:table-cell>
              <table:table-cell office:value-type="float" office:value="0.000535330926958011">
                <text:p>0.000535330926958011</text:p>
              </table:table-cell>
              <table:table-cell office:value-type="float" office:value="0.000982017189505802">
                <text:p>0.000982017189505802</text:p>
              </table:table-cell>
              <table:table-cell office:value-type="float" office:value="0.00395544867876535">
                <text:p>0.00395544867876535</text:p>
              </table:table-cell>
              <table:table-cell office:value-type="float" office:value="0.000628116024807168">
                <text:p>0.000628116024807168</text:p>
              </table:table-cell>
              <table:table-cell office:value-type="float" office:value="-0.000527549286915952">
                <text:p>-0.000527549286915952</text:p>
              </table:table-cell>
              <table:table-cell office:value-type="float" office:value="-0.00484285165045367">
                <text:p>-0.00484285165045367</text:p>
              </table:table-cell>
              <table:table-cell office:value-type="float" office:value="0.0000220426426100206">
                <text:p>0.0000220426426100206</text:p>
              </table:table-cell>
              <table:table-cell office:value-type="float" office:value="-0.000754345114744315">
                <text:p>-0.000754345114744315</text:p>
              </table:table-cell>
              <table:table-cell office:value-type="float" office:value="0.0046085779153639">
                <text:p>0.0046085779153639</text:p>
              </table:table-cell>
              <table:table-cell office:value-type="float" office:value="-0.00190701408169564">
                <text:p>-0.00190701408169564</text:p>
              </table:table-cell>
              <table:table-cell office:value-type="float" office:value="-0.00374446626269342">
                <text:p>-0.00374446626269342</text:p>
              </table:table-cell>
              <table:table-cell office:value-type="float" office:value="0.00224260717462294">
                <text:p>0.00224260717462294</text:p>
              </table:table-cell>
              <table:table-cell office:value-type="float" office:value="0.00473465809496226">
                <text:p>0.00473465809496226</text:p>
              </table:table-cell>
              <table:table-cell office:value-type="float" office:value="-0.00217474528968342">
                <text:p>-0.00217474528968342</text:p>
              </table:table-cell>
              <table:table-cell office:value-type="float" office:value="-0.00136309577372851">
                <text:p>-0.00136309577372851</text:p>
              </table:table-cell>
              <table:table-cell office:value-type="float" office:value="0.0016216738604361">
                <text:p>0.0016216738604361</text:p>
              </table:table-cell>
              <table:table-cell office:value-type="float" office:value="-0.0028994018763695">
                <text:p>-0.0028994018763695</text:p>
              </table:table-cell>
              <table:table-cell office:value-type="float" office:value="-0.000289697914223785">
                <text:p>-0.000289697914223785</text:p>
              </table:table-cell>
              <table:table-cell office:value-type="float" office:value="-0.000378088926519859">
                <text:p>-0.000378088926519859</text:p>
              </table:table-cell>
              <table:table-cell office:value-type="float" office:value="0.00507755711760222">
                <text:p>0.00507755711760222</text:p>
              </table:table-cell>
              <table:table-cell office:value-type="float" office:value="-0.00101363099185031">
                <text:p>-0.00101363099185031</text:p>
              </table:table-cell>
              <table:table-cell office:value-type="float" office:value="-0.00349844132749627">
                <text:p>-0.00349844132749627</text:p>
              </table:table-cell>
              <table:table-cell office:value-type="float" office:value="-0.00219912635700725">
                <text:p>-0.00219912635700725</text:p>
              </table:table-cell>
              <table:table-cell office:value-type="float" office:value="0.00492390707167073">
                <text:p>0.00492390707167073</text:p>
              </table:table-cell>
              <table:table-cell office:value-type="float" office:value="-0.0000399730913740459">
                <text:p>-0.0000399730913740459</text:p>
              </table:table-cell>
              <table:table-cell office:value-type="float" office:value="-0.00385217415324379">
                <text:p>-0.00385217415324379</text:p>
              </table:table-cell>
              <table:table-cell office:value-type="float" office:value="0.000525379884153021">
                <text:p>0.000525379884153021</text:p>
              </table:table-cell>
              <table:table-cell office:value-type="float" office:value="0.00273360108448678">
                <text:p>0.00273360108448678</text:p>
              </table:table-cell>
              <table:table-cell office:value-type="float" office:value="0.00298846853727813">
                <text:p>0.00298846853727813</text:p>
              </table:table-cell>
              <table:table-cell office:value-type="float" office:value="-0.00384027709465695">
                <text:p>-0.00384027709465695</text:p>
              </table:table-cell>
              <table:table-cell office:value-type="float" office:value="-0.0015225325043276">
                <text:p>-0.0015225325043276</text:p>
              </table:table-cell>
              <table:table-cell office:value-type="float" office:value="0.000137555741188067">
                <text:p>0.000137555741188067</text:p>
              </table:table-cell>
              <table:table-cell office:value-type="float" office:value="0.00264566589863013">
                <text:p>0.00264566589863013</text:p>
              </table:table-cell>
              <table:table-cell office:value-type="float" office:value="0.000545375048769725">
                <text:p>0.000545375048769725</text:p>
              </table:table-cell>
              <table:table-cell office:value-type="float" office:value="-0.00417939406272461">
                <text:p>-0.00417939406272461</text:p>
              </table:table-cell>
              <table:table-cell office:value-type="float" office:value="-0.000786657761965182">
                <text:p>-0.000786657761965182</text:p>
              </table:table-cell>
              <table:table-cell office:value-type="float" office:value="0.00244277183393543">
                <text:p>0.00244277183393543</text:p>
              </table:table-cell>
              <table:table-cell office:value-type="float" office:value="0.00251595072656002">
                <text:p>0.00251595072656002</text:p>
              </table:table-cell>
              <table:table-cell office:value-type="float" office:value="0.000569584135637902">
                <text:p>0.000569584135637902</text:p>
              </table:table-cell>
              <table:table-cell office:value-type="float" office:value="-0.00417311650692087">
                <text:p>-0.00417311650692087</text:p>
              </table:table-cell>
              <table:table-cell office:value-type="float" office:value="0.000465907589052517">
                <text:p>0.000465907589052517</text:p>
              </table:table-cell>
              <table:table-cell office:value-type="float" office:value="-0.00213335254323327">
                <text:p>-0.00213335254323327</text:p>
              </table:table-cell>
              <table:table-cell office:value-type="float" office:value="0.000810880313217743">
                <text:p>0.000810880313217743</text:p>
              </table:table-cell>
              <table:table-cell office:value-type="float" office:value="0.00463865800230157">
                <text:p>0.00463865800230157</text:p>
              </table:table-cell>
              <table:table-cell office:value-type="float" office:value="-0.0000932531818746418">
                <text:p>-0.0000932531818746418</text:p>
              </table:table-cell>
              <table:table-cell office:value-type="float" office:value="-0.00153942258351059">
                <text:p>-0.00153942258351059</text:p>
              </table:table-cell>
              <table:table-cell office:value-type="float" office:value="-0.00265897841184504">
                <text:p>-0.00265897841184504</text:p>
              </table:table-cell>
              <table:table-cell office:value-type="float" office:value="0.00091511243289899">
                <text:p>0.00091511243289899</text:p>
              </table:table-cell>
              <table:table-cell office:value-type="float" office:value="-0.000777784801692938">
                <text:p>-0.000777784801692938</text:p>
              </table:table-cell>
              <table:table-cell office:value-type="float" office:value="0.00345060122892044">
                <text:p>0.00345060122892044</text:p>
              </table:table-cell>
              <table:table-cell office:value-type="float" office:value="0.00205436050746188">
                <text:p>0.00205436050746188</text:p>
              </table:table-cell>
              <table:table-cell office:value-type="float" office:value="-0.000376918349588251">
                <text:p>-0.000376918349588251</text:p>
              </table:table-cell>
              <table:table-cell office:value-type="float" office:value="-0.00212701457149372">
                <text:p>-0.00212701457149372</text:p>
              </table:table-cell>
              <table:table-cell office:value-type="float" office:value="-0.00231571866229324">
                <text:p>-0.00231571866229324</text:p>
              </table:table-cell>
              <table:table-cell office:value-type="float" office:value="-0.00041696156390697">
                <text:p>-0.00041696156390697</text:p>
              </table:table-cell>
              <table:table-cell office:value-type="float" office:value="0.00102771621375347">
                <text:p>0.00102771621375347</text:p>
              </table:table-cell>
              <table:table-cell office:value-type="float" office:value="-0.00232979807677008">
                <text:p>-0.00232979807677008</text:p>
              </table:table-cell>
              <table:table-cell office:value-type="float" office:value="0.00397029550982031">
                <text:p>0.00397029550982031</text:p>
              </table:table-cell>
              <table:table-cell office:value-type="float" office:value="-0.00273393824889445">
                <text:p>-0.00273393824889445</text:p>
              </table:table-cell>
              <table:table-cell office:value-type="float" office:value="0.00130659280141782">
                <text:p>0.00130659280141782</text:p>
              </table:table-cell>
              <table:table-cell office:value-type="float" office:value="-0.00134542536479121">
                <text:p>-0.00134542536479121</text:p>
              </table:table-cell>
              <table:table-cell office:value-type="float" office:value="0.00290846730879013">
                <text:p>0.00290846730879013</text:p>
              </table:table-cell>
              <table:table-cell office:value-type="float" office:value="0.00199289379137851">
                <text:p>0.00199289379137851</text:p>
              </table:table-cell>
              <table:table-cell office:value-type="float" office:value="-0.00354658631686716">
                <text:p>-0.00354658631686716</text:p>
              </table:table-cell>
              <table:table-cell office:value-type="float" office:value="-0.00082364423261988">
                <text:p>-0.00082364423261988</text:p>
              </table:table-cell>
              <table:table-cell office:value-type="float" office:value="-0.00168696885156983">
                <text:p>-0.00168696885156983</text:p>
              </table:table-cell>
              <table:table-cell office:value-type="float" office:value="0.0015850386834928">
                <text:p>0.0015850386834928</text:p>
              </table:table-cell>
              <table:table-cell office:value-type="float" office:value="0.00192157200057796">
                <text:p>0.00192157200057796</text:p>
              </table:table-cell>
              <table:table-cell office:value-type="float" office:value="-0.00300867288631845">
                <text:p>-0.00300867288631845</text:p>
              </table:table-cell>
              <table:table-cell office:value-type="float" office:value="0.000747375961010488">
                <text:p>0.000747375961010488</text:p>
              </table:table-cell>
              <table:table-cell office:value-type="float" office:value="0.001859930574377">
                <text:p>0.001859930574377</text:p>
              </table:table-cell>
              <table:table-cell office:value-type="float" office:value="-0.00121462212751849">
                <text:p>-0.00121462212751849</text:p>
              </table:table-cell>
              <table:table-cell office:value-type="float" office:value="0.00103407354680551">
                <text:p>0.00103407354680551</text:p>
              </table:table-cell>
              <table:table-cell office:value-type="float" office:value="0.00221856097951523">
                <text:p>0.00221856097951523</text:p>
              </table:table-cell>
              <table:table-cell office:value-type="float" office:value="0.000389616315216335">
                <text:p>0.000389616315216335</text:p>
              </table:table-cell>
              <table:table-cell office:value-type="float" office:value="-0.00185127678040647">
                <text:p>-0.00185127678040647</text:p>
              </table:table-cell>
              <table:table-cell office:value-type="float" office:value="-0.000790995929618177">
                <text:p>-0.000790995929618177</text:p>
              </table:table-cell>
              <table:table-cell office:value-type="float" office:value="-0.00179308315681326">
                <text:p>-0.00179308315681326</text:p>
              </table:table-cell>
              <table:table-cell office:value-type="float" office:value="0.00178529452296522">
                <text:p>0.00178529452296522</text:p>
              </table:table-cell>
              <table:table-cell office:value-type="float" office:value="-0.0023089729579609">
                <text:p>-0.0023089729579609</text:p>
              </table:table-cell>
              <table:table-cell office:value-type="float" office:value="0.00252192457412786">
                <text:p>0.00252192457412786</text:p>
              </table:table-cell>
              <table:table-cell office:value-type="float" office:value="0.00128193273071181">
                <text:p>0.00128193273071181</text:p>
              </table:table-cell>
              <table:table-cell office:value-type="float" office:value="-0.00140502160629241">
                <text:p>-0.00140502160629241</text:p>
              </table:table-cell>
              <table:table-cell office:value-type="float" office:value="0.0000127612919065268">
                <text:p>0.0000127612919065268</text:p>
              </table:table-cell>
              <table:table-cell office:value-type="float" office:value="0.00243638613477121">
                <text:p>0.00243638613477121</text:p>
              </table:table-cell>
              <table:table-cell office:value-type="float" office:value="0.000395386465000647">
                <text:p>0.000395386465000647</text:p>
              </table:table-cell>
              <table:table-cell office:value-type="float" office:value="-0.00110922295209159">
                <text:p>-0.00110922295209159</text:p>
              </table:table-cell>
              <table:table-cell office:value-type="float" office:value="-0.000176752843144279">
                <text:p>-0.000176752843144279</text:p>
              </table:table-cell>
              <table:table-cell office:value-type="float" office:value="0.000419907321210167">
                <text:p>0.000419907321210167</text:p>
              </table:table-cell>
              <table:table-cell office:value-type="float" office:value="0.00000136924624238866">
                <text:p>0.00000136924624238866</text:p>
              </table:table-cell>
              <table:table-cell office:value-type="float" office:value="-0.00235403393221106">
                <text:p>-0.00235403393221106</text:p>
              </table:table-cell>
              <table:table-cell office:value-type="float" office:value="0.00215880511873079">
                <text:p>0.00215880511873079</text:p>
              </table:table-cell>
              <table:table-cell office:value-type="float" office:value="0.00179510173255032">
                <text:p>0.00179510173255032</text:p>
              </table:table-cell>
              <table:table-cell office:value-type="float" office:value="0.000613046656908423">
                <text:p>0.000613046656908423</text:p>
              </table:table-cell>
              <table:table-cell office:value-type="float" office:value="0.00110118874045617">
                <text:p>0.00110118874045617</text:p>
              </table:table-cell>
              <table:table-cell office:value-type="float" office:value="-0.00526679324366813">
                <text:p>-0.00526679324366813</text:p>
              </table:table-cell>
              <table:table-cell office:value-type="float" office:value="0.0017497109850067">
                <text:p>0.0017497109850067</text:p>
              </table:table-cell>
              <table:table-cell office:value-type="float" office:value="-0.000952169367518463">
                <text:p>-0.000952169367518463</text:p>
              </table:table-cell>
              <table:table-cell office:value-type="float" office:value="0.00232545653558997">
                <text:p>0.00232545653558997</text:p>
              </table:table-cell>
              <table:table-cell office:value-type="float" office:value="-0.000613276502652083">
                <text:p>-0.000613276502652083</text:p>
              </table:table-cell>
              <table:table-cell office:value-type="float" office:value="-0.00046223695798181">
                <text:p>-0.00046223695798181</text:p>
              </table:table-cell>
              <table:table-cell office:value-type="float" office:value="-0.00386424540982905">
                <text:p>-0.00386424540982905</text:p>
              </table:table-cell>
              <table:table-cell office:value-type="float" office:value="0.00172411813540452">
                <text:p>0.00172411813540452</text:p>
              </table:table-cell>
              <table:table-cell office:value-type="float" office:value="0.00222114128506967">
                <text:p>0.00222114128506967</text:p>
              </table:table-cell>
              <table:table-cell office:value-type="float" office:value="-0.000492682043170767">
                <text:p>-0.000492682043170767</text:p>
              </table:table-cell>
              <table:table-cell office:value-type="float" office:value="-0.000705414456379061">
                <text:p>-0.000705414456379061</text:p>
              </table:table-cell>
              <table:table-cell office:value-type="float" office:value="-0.00386543286734958">
                <text:p>-0.00386543286734958</text:p>
              </table:table-cell>
              <table:table-cell office:value-type="float" office:value="0.00282745924226457">
                <text:p>0.00282745924226457</text:p>
              </table:table-cell>
              <table:table-cell office:value-type="float" office:value="0.00432445233992101">
                <text:p>0.00432445233992101</text:p>
              </table:table-cell>
              <table:table-cell office:value-type="float" office:value="-0.00235721825041674">
                <text:p>-0.00235721825041674</text:p>
              </table:table-cell>
              <table:table-cell office:value-type="float" office:value="-0.00542733271124912">
                <text:p>-0.00542733271124912</text:p>
              </table:table-cell>
              <table:table-cell office:value-type="float" office:value="-0.000407020120151424">
                <text:p>-0.000407020120151424</text:p>
              </table:table-cell>
              <table:table-cell office:value-type="float" office:value="0.00443580751793504">
                <text:p>0.00443580751793504</text:p>
              </table:table-cell>
              <table:table-cell office:value-type="float" office:value="0.00219479215279922">
                <text:p>0.00219479215279922</text:p>
              </table:table-cell>
              <table:table-cell office:value-type="float" office:value="-0.00108729167184363">
                <text:p>-0.00108729167184363</text:p>
              </table:table-cell>
              <table:table-cell office:value-type="float" office:value="0.0000536527965226963">
                <text:p>0.0000536527965226963</text:p>
              </table:table-cell>
              <table:table-cell office:value-type="float" office:value="-0.000316662797090195">
                <text:p>-0.000316662797090195</text:p>
              </table:table-cell>
              <table:table-cell office:value-type="float" office:value="0.00000781421605727806">
                <text:p>0.00000781421605727806</text:p>
              </table:table-cell>
              <table:table-cell office:value-type="float" office:value="-0.00498427028820064">
                <text:p>-0.00498427028820064</text:p>
              </table:table-cell>
              <table:table-cell office:value-type="float" office:value="0.00077279462666463">
                <text:p>0.00077279462666463</text:p>
              </table:table-cell>
              <table:table-cell office:value-type="float" office:value="0.00461030794756617">
                <text:p>0.00461030794756617</text:p>
              </table:table-cell>
              <table:table-cell office:value-type="float" office:value="0.000530245073782076">
                <text:p>0.000530245073782076</text:p>
              </table:table-cell>
              <table:table-cell office:value-type="float" office:value="0.00132996913563005">
                <text:p>0.00132996913563005</text:p>
              </table:table-cell>
              <table:table-cell office:value-type="float" office:value="-0.00540114208959347">
                <text:p>-0.00540114208959347</text:p>
              </table:table-cell>
              <table:table-cell office:value-type="float" office:value="0.000573545222750604">
                <text:p>0.000573545222750604</text:p>
              </table:table-cell>
              <table:table-cell office:value-type="float" office:value="-0.000322845254247417">
                <text:p>-0.000322845254247417</text:p>
              </table:table-cell>
              <table:table-cell office:value-type="float" office:value="0.0046017483981674">
                <text:p>0.0046017483981674</text:p>
              </table:table-cell>
              <table:table-cell office:value-type="float" office:value="-0.00120334159298424">
                <text:p>-0.00120334159298424</text:p>
              </table:table-cell>
              <table:table-cell office:value-type="float" office:value="-0.0032512454772709">
                <text:p>-0.0032512454772709</text:p>
              </table:table-cell>
              <table:table-cell office:value-type="float" office:value="-0.00177721799103547">
                <text:p>-0.00177721799103547</text:p>
              </table:table-cell>
              <table:table-cell office:value-type="float" office:value="0.000965760665451509">
                <text:p>0.000965760665451509</text:p>
              </table:table-cell>
              <table:table-cell office:value-type="float" office:value="0.00104738647448743">
                <text:p>0.00104738647448743</text:p>
              </table:table-cell>
              <table:table-cell office:value-type="float" office:value="0.00124727169356748">
                <text:p>0.00124727169356748</text:p>
              </table:table-cell>
              <table:table-cell office:value-type="float" office:value="-0.000845520473127637">
                <text:p>-0.000845520473127637</text:p>
              </table:table-cell>
              <table:table-cell office:value-type="float" office:value="-0.00183110277716853">
                <text:p>-0.00183110277716853</text:p>
              </table:table-cell>
              <table:table-cell office:value-type="float" office:value="0.00129441398594526">
                <text:p>0.00129441398594526</text:p>
              </table:table-cell>
              <table:table-cell office:value-type="float" office:value="0.00222140693138512">
                <text:p>0.00222140693138512</text:p>
              </table:table-cell>
              <table:table-cell office:value-type="float" office:value="0.00278090074975074">
                <text:p>0.00278090074975074</text:p>
              </table:table-cell>
              <table:table-cell office:value-type="float" office:value="0.000056289651000685">
                <text:p>0.000056289651000685</text:p>
              </table:table-cell>
              <table:table-cell office:value-type="float" office:value="-0.00307372709577153">
                <text:p>-0.00307372709577153</text:p>
              </table:table-cell>
              <table:table-cell office:value-type="float" office:value="-0.000957271789033987">
                <text:p>-0.000957271789033987</text:p>
              </table:table-cell>
              <table:table-cell office:value-type="float" office:value="-0.000187766096222952">
                <text:p>-0.000187766096222952</text:p>
              </table:table-cell>
              <table:table-cell office:value-type="float" office:value="0.000790754531394988">
                <text:p>0.000790754531394988</text:p>
              </table:table-cell>
              <table:table-cell office:value-type="float" office:value="-0.00289663828199121">
                <text:p>-0.00289663828199121</text:p>
              </table:table-cell>
              <table:table-cell office:value-type="float" office:value="-0.000158660884954143">
                <text:p>-0.000158660884954143</text:p>
              </table:table-cell>
              <table:table-cell office:value-type="float" office:value="0.000583503404175456">
                <text:p>0.000583503404175456</text:p>
              </table:table-cell>
              <table:table-cell office:value-type="float" office:value="0.00567484246644656">
                <text:p>0.00567484246644656</text:p>
              </table:table-cell>
              <table:table-cell office:value-type="float" office:value="-0.000292289074475704">
                <text:p>-0.000292289074475704</text:p>
              </table:table-cell>
              <table:table-cell office:value-type="float" office:value="-0.00188478793290181">
                <text:p>-0.00188478793290181</text:p>
              </table:table-cell>
              <table:table-cell office:value-type="float" office:value="0.000146147048761258">
                <text:p>0.000146147048761258</text:p>
              </table:table-cell>
              <table:table-cell office:value-type="float" office:value="-0.00356317500422082">
                <text:p>-0.00356317500422082</text:p>
              </table:table-cell>
              <table:table-cell office:value-type="float" office:value="0.000481989301285179">
                <text:p>0.000481989301285179</text:p>
              </table:table-cell>
              <table:table-cell office:value-type="float" office:value="0.00531238264951195">
                <text:p>0.00531238264951195</text:p>
              </table:table-cell>
              <table:table-cell office:value-type="float" office:value="-0.00275298431418164">
                <text:p>-0.00275298431418164</text:p>
              </table:table-cell>
              <table:table-cell office:value-type="float" office:value="-0.00000694101192816321">
                <text:p>-0.00000694101192816321</text:p>
              </table:table-cell>
              <table:table-cell office:value-type="float" office:value="-0.00398000196749115">
                <text:p>-0.00398000196749115</text:p>
              </table:table-cell>
              <table:table-cell office:value-type="float" office:value="0.0000305395558127253">
                <text:p>0.0000305395558127253</text:p>
              </table:table-cell>
              <table:table-cell office:value-type="float" office:value="0.00606841995621166">
                <text:p>0.00606841995621166</text:p>
              </table:table-cell>
              <table:table-cell office:value-type="float" office:value="-0.00313083494841337">
                <text:p>-0.00313083494841337</text:p>
              </table:table-cell>
              <table:table-cell office:value-type="float" office:value="-0.00229582129564398">
                <text:p>-0.00229582129564398</text:p>
              </table:table-cell>
              <table:table-cell office:value-type="float" office:value="-0.000663640511074259">
                <text:p>-0.000663640511074259</text:p>
              </table:table-cell>
              <table:table-cell office:value-type="float" office:value="0.00639074971037534">
                <text:p>0.00639074971037534</text:p>
              </table:table-cell>
              <table:table-cell office:value-type="float" office:value="0.000000389361412611589">
                <text:p>0.000000389361412611589</text:p>
              </table:table-cell>
              <table:table-cell office:value-type="float" office:value="-0.00184424750093187">
                <text:p>-0.00184424750093187</text:p>
              </table:table-cell>
              <table:table-cell office:value-type="float" office:value="-0.000425171906761612">
                <text:p>-0.000425171906761612</text:p>
              </table:table-cell>
              <table:table-cell office:value-type="float" office:value="-0.00160940825434802">
                <text:p>-0.00160940825434802</text:p>
              </table:table-cell>
              <table:table-cell office:value-type="float" office:value="-0.00144427814769971">
                <text:p>-0.00144427814769971</text:p>
              </table:table-cell>
              <table:table-cell office:value-type="float" office:value="0.000208157869273418">
                <text:p>0.000208157869273418</text:p>
              </table:table-cell>
              <table:table-cell office:value-type="float" office:value="0.000410219480634744">
                <text:p>0.000410219480634744</text:p>
              </table:table-cell>
              <table:table-cell office:value-type="float" office:value="0.00286341762424386">
                <text:p>0.00286341762424386</text:p>
              </table:table-cell>
              <table:table-cell office:value-type="float" office:value="0.0023523933659178">
                <text:p>0.0023523933659178</text:p>
              </table:table-cell>
              <table:table-cell office:value-type="float" office:value="-0.000213950107799399">
                <text:p>-0.000213950107799399</text:p>
              </table:table-cell>
              <table:table-cell office:value-type="float" office:value="-0.00306139726412003">
                <text:p>-0.00306139726412003</text:p>
              </table:table-cell>
              <table:table-cell office:value-type="float" office:value="-0.00167774191872117">
                <text:p>-0.00167774191872117</text:p>
              </table:table-cell>
              <table:table-cell office:value-type="float" office:value="-0.000558630044615815">
                <text:p>-0.000558630044615815</text:p>
              </table:table-cell>
              <table:table-cell office:value-type="float" office:value="0.00246845840935583">
                <text:p>0.00246845840935583</text:p>
              </table:table-cell>
              <table:table-cell office:value-type="float" office:value="0.000334042913101074">
                <text:p>0.000334042913101074</text:p>
              </table:table-cell>
              <table:table-cell office:value-type="float" office:value="-0.0025993736814478">
                <text:p>-0.0025993736814478</text:p>
              </table:table-cell>
              <table:table-cell office:value-type="float" office:value="-0.000440437085277801">
                <text:p>-0.000440437085277801</text:p>
              </table:table-cell>
              <table:table-cell office:value-type="float" office:value="0.000532161301096568">
                <text:p>0.000532161301096568</text:p>
              </table:table-cell>
              <table:table-cell office:value-type="float" office:value="0.000273277523349102">
                <text:p>0.000273277523349102</text:p>
              </table:table-cell>
              <table:table-cell office:value-type="float" office:value="-0.000354800680376521">
                <text:p>-0.000354800680376521</text:p>
              </table:table-cell>
              <table:table-cell office:value-type="float" office:value="0.00483346557863512">
                <text:p>0.00483346557863512</text:p>
              </table:table-cell>
              <table:table-cell office:value-type="float" office:value="0.00129165724272357">
                <text:p>0.00129165724272357</text:p>
              </table:table-cell>
              <table:table-cell office:value-type="float" office:value="-0.00255530423850253">
                <text:p>-0.00255530423850253</text:p>
              </table:table-cell>
              <table:table-cell office:value-type="float" office:value="-0.00155208044173721">
                <text:p>-0.00155208044173721</text:p>
              </table:table-cell>
              <table:table-cell office:value-type="float" office:value="-0.00125042186960517">
                <text:p>-0.00125042186960517</text:p>
              </table:table-cell>
              <table:table-cell office:value-type="float" office:value="0.0017986376398329">
                <text:p>0.0017986376398329</text:p>
              </table:table-cell>
              <table:table-cell office:value-type="float" office:value="0.000431788144858114">
                <text:p>0.000431788144858114</text:p>
              </table:table-cell>
              <table:table-cell office:value-type="float" office:value="-0.0000150295555845226">
                <text:p>-0.0000150295555845226</text:p>
              </table:table-cell>
              <table:table-cell office:value-type="float" office:value="-0.00192164078484636">
                <text:p>-0.00192164078484636</text:p>
              </table:table-cell>
              <table:table-cell office:value-type="float" office:value="-0.000393521926977891">
                <text:p>-0.000393521926977891</text:p>
              </table:table-cell>
              <table:table-cell office:value-type="float" office:value="0.000141283314167906">
                <text:p>0.000141283314167906</text:p>
              </table:table-cell>
              <table:table-cell office:value-type="float" office:value="0.00452806905075459">
                <text:p>0.00452806905075459</text:p>
              </table:table-cell>
              <table:table-cell office:value-type="float" office:value="0.00116149188779785">
                <text:p>0.00116149188779785</text:p>
              </table:table-cell>
              <table:table-cell office:value-type="float" office:value="-0.00154908250315011">
                <text:p>-0.00154908250315011</text:p>
              </table:table-cell>
              <table:table-cell office:value-type="float" office:value="-0.000646067470030653">
                <text:p>-0.000646067470030653</text:p>
              </table:table-cell>
              <table:table-cell office:value-type="float" office:value="0.0000968615289703712">
                <text:p>0.0000968615289703712</text:p>
              </table:table-cell>
              <table:table-cell office:value-type="float" office:value="-0.000254770233790336">
                <text:p>-0.000254770233790336</text:p>
              </table:table-cell>
              <table:table-cell office:value-type="float" office:value="-0.00201321969749157">
                <text:p>-0.00201321969749157</text:p>
              </table:table-cell>
              <table:table-cell office:value-type="float" office:value="0.00125379660709779">
                <text:p>0.00125379660709779</text:p>
              </table:table-cell>
              <table:table-cell office:value-type="float" office:value="-0.00246315531120933">
                <text:p>-0.00246315531120933</text:p>
              </table:table-cell>
              <table:table-cell office:value-type="float" office:value="0.0042096778551976">
                <text:p>0.0042096778551976</text:p>
              </table:table-cell>
              <table:table-cell office:value-type="float" office:value="0.00108443602754366">
                <text:p>0.00108443602754366</text:p>
              </table:table-cell>
              <table:table-cell office:value-type="float" office:value="-0.000858832869104598">
                <text:p>-0.000858832869104598</text:p>
              </table:table-cell>
              <table:table-cell office:value-type="float" office:value="-0.0004145343481744">
                <text:p>-0.0004145343481744</text:p>
              </table:table-cell>
              <table:table-cell office:value-type="float" office:value="-0.00199914139933871">
                <text:p>-0.00199914139933871</text:p>
              </table:table-cell>
              <table:table-cell office:value-type="float" office:value="-0.00327643234444858">
                <text:p>-0.00327643234444858</text:p>
              </table:table-cell>
              <table:table-cell office:value-type="float" office:value="0.000477918741384864">
                <text:p>0.000477918741384864</text:p>
              </table:table-cell>
              <table:table-cell office:value-type="float" office:value="-0.000733860099928207">
                <text:p>-0.000733860099928207</text:p>
              </table:table-cell>
              <table:table-cell office:value-type="float" office:value="-0.0000632486445237834">
                <text:p>-0.0000632486445237834</text:p>
              </table:table-cell>
              <table:table-cell office:value-type="float" office:value="0.00612650192729897">
                <text:p>0.00612650192729897</text:p>
              </table:table-cell>
              <table:table-cell office:value-type="float" office:value="0.000112145354562831">
                <text:p>0.000112145354562831</text:p>
              </table:table-cell>
              <table:table-cell office:value-type="float" office:value="-0.000628792633795616">
                <text:p>-0.000628792633795616</text:p>
              </table:table-cell>
              <table:table-cell office:value-type="float" office:value="-0.00152377862308389">
                <text:p>-0.00152377862308389</text:p>
              </table:table-cell>
              <table:table-cell office:value-type="float" office:value="-0.000543547201263539">
                <text:p>-0.000543547201263539</text:p>
              </table:table-cell>
              <table:table-cell office:value-type="float" office:value="-0.00160143181043121">
                <text:p>-0.00160143181043121</text:p>
              </table:table-cell>
              <table:table-cell office:value-type="float" office:value="0.00117453818530211">
                <text:p>0.00117453818530211</text:p>
              </table:table-cell>
              <table:table-cell office:value-type="float" office:value="-0.0031310159326719">
                <text:p>-0.0031310159326719</text:p>
              </table:table-cell>
              <table:table-cell office:value-type="float" office:value="-0.000015347013351763">
                <text:p>-0.000015347013351763</text:p>
              </table:table-cell>
              <table:table-cell office:value-type="float" office:value="0.00022511124625324">
                <text:p>0.00022511124625324</text:p>
              </table:table-cell>
              <table:table-cell office:value-type="float" office:value="0.00373507978980042">
                <text:p>0.00373507978980042</text:p>
              </table:table-cell>
              <table:table-cell office:value-type="float" office:value="0.00271316468931793">
                <text:p>0.00271316468931793</text:p>
              </table:table-cell>
              <table:table-cell office:value-type="float" office:value="-0.00173886409485552">
                <text:p>-0.00173886409485552</text:p>
              </table:table-cell>
              <table:table-cell office:value-type="float" office:value="-0.00104201331985621">
                <text:p>-0.00104201331985621</text:p>
              </table:table-cell>
              <table:table-cell office:value-type="float" office:value="-0.000964805696955284">
                <text:p>-0.000964805696955284</text:p>
              </table:table-cell>
              <table:table-cell office:value-type="float" office:value="0.000655681910200878">
                <text:p>0.000655681910200878</text:p>
              </table:table-cell>
              <table:table-cell office:value-type="float" office:value="-0.000464954062319389">
                <text:p>-0.000464954062319389</text:p>
              </table:table-cell>
              <table:table-cell office:value-type="float" office:value="-0.00231997301533876">
                <text:p>-0.00231997301533876</text:p>
              </table:table-cell>
              <table:table-cell office:value-type="float" office:value="0.000510869794454361">
                <text:p>0.000510869794454361</text:p>
              </table:table-cell>
              <table:table-cell office:value-type="float" office:value="0.00402005855136889">
                <text:p>0.00402005855136889</text:p>
              </table:table-cell>
              <table:table-cell office:value-type="float" office:value="0.00150668536757387">
                <text:p>0.00150668536757387</text:p>
              </table:table-cell>
              <table:table-cell office:value-type="float" office:value="-0.00158061905435153">
                <text:p>-0.00158061905435153</text:p>
              </table:table-cell>
              <table:table-cell office:value-type="float" office:value="-0.000419110792143462">
                <text:p>-0.000419110792143462</text:p>
              </table:table-cell>
              <table:table-cell office:value-type="float" office:value="-0.000534859873969173">
                <text:p>-0.000534859873969173</text:p>
              </table:table-cell>
              <table:table-cell office:value-type="float" office:value="-0.00173453514041161">
                <text:p>-0.00173453514041161</text:p>
              </table:table-cell>
              <table:table-cell office:value-type="float" office:value="-0.00134503520567936">
                <text:p>-0.00134503520567936</text:p>
              </table:table-cell>
              <table:table-cell office:value-type="float" office:value="0.00545463024121534">
                <text:p>0.00545463024121534</text:p>
              </table:table-cell>
              <table:table-cell office:value-type="float" office:value="-0.00170613619571686">
                <text:p>-0.00170613619571686</text:p>
              </table:table-cell>
              <table:table-cell office:value-type="float" office:value="-0.00157140882734996">
                <text:p>-0.00157140882734996</text:p>
              </table:table-cell>
              <table:table-cell office:value-type="float" office:value="0.0000280426942382839">
                <text:p>0.0000280426942382839</text:p>
              </table:table-cell>
              <table:table-cell office:value-type="float" office:value="-0.0010375956392108">
                <text:p>-0.0010375956392108</text:p>
              </table:table-cell>
              <table:table-cell office:value-type="float" office:value="-0.00132907031634733">
                <text:p>-0.00132907031634733</text:p>
              </table:table-cell>
              <table:table-cell office:value-type="float" office:value="0.000355363274067655">
                <text:p>0.000355363274067655</text:p>
              </table:table-cell>
              <table:table-cell office:value-type="float" office:value="0.00385289794842919">
                <text:p>0.00385289794842919</text:p>
              </table:table-cell>
              <table:table-cell office:value-type="float" office:value="0.000779369674389907">
                <text:p>0.000779369674389907</text:p>
              </table:table-cell>
              <table:table-cell office:value-type="float" office:value="-0.0031756084013595">
                <text:p>-0.0031756084013595</text:p>
              </table:table-cell>
              <table:table-cell office:value-type="float" office:value="-0.00129628345060573">
                <text:p>-0.00129628345060573</text:p>
              </table:table-cell>
              <table:table-cell office:value-type="float" office:value="0.000173197293755256">
                <text:p>0.000173197293755256</text:p>
              </table:table-cell>
              <table:table-cell office:value-type="float" office:value="-0.00102897543592884">
                <text:p>-0.00102897543592884</text:p>
              </table:table-cell>
              <table:table-cell office:value-type="float" office:value="0.00306094484227182">
                <text:p>0.00306094484227182</text:p>
              </table:table-cell>
              <table:table-cell office:value-type="float" office:value="-0.00154558891152806">
                <text:p>-0.00154558891152806</text:p>
              </table:table-cell>
              <table:table-cell office:value-type="float" office:value="-0.000400334743282771">
                <text:p>-0.000400334743282771</text:p>
              </table:table-cell>
              <table:table-cell office:value-type="float" office:value="0.00243512520835903">
                <text:p>0.00243512520835903</text:p>
              </table:table-cell>
              <table:table-cell office:value-type="float" office:value="-0.002325534906787">
                <text:p>-0.002325534906787</text:p>
              </table:table-cell>
              <table:table-cell office:value-type="float" office:value="-0.000253588848427466">
                <text:p>-0.000253588848427466</text:p>
              </table:table-cell>
              <table:table-cell office:value-type="float" office:value="0.000130691124928362">
                <text:p>0.000130691124928362</text:p>
              </table:table-cell>
              <table:table-cell office:value-type="float" office:value="0.00292099342905699">
                <text:p>0.00292099342905699</text:p>
              </table:table-cell>
              <table:table-cell office:value-type="float" office:value="-0.000208406315501841">
                <text:p>-0.000208406315501841</text:p>
              </table:table-cell>
              <table:table-cell office:value-type="float" office:value="-0.00273458426879331">
                <text:p>-0.00273458426879331</text:p>
              </table:table-cell>
              <table:table-cell office:value-type="float" office:value="0.000141423121136242">
                <text:p>0.000141423121136242</text:p>
              </table:table-cell>
              <table:table-cell office:value-type="float" office:value="-0.000607615967039066">
                <text:p>-0.000607615967039066</text:p>
              </table:table-cell>
              <table:table-cell office:value-type="float" office:value="0.000174851872412896">
                <text:p>0.000174851872412896</text:p>
              </table:table-cell>
              <table:table-cell office:value-type="float" office:value="0.00520754691798997">
                <text:p>0.00520754691798997</text:p>
              </table:table-cell>
              <table:table-cell office:value-type="float" office:value="0.00107510710047315">
                <text:p>0.00107510710047315</text:p>
              </table:table-cell>
              <table:table-cell office:value-type="float" office:value="-0.00205059585165801">
                <text:p>-0.00205059585165801</text:p>
              </table:table-cell>
              <table:table-cell office:value-type="float" office:value="-0.00141556899447415">
                <text:p>-0.00141556899447415</text:p>
              </table:table-cell>
              <table:table-cell office:value-type="float" office:value="-0.00133078343316495">
                <text:p>-0.00133078343316495</text:p>
              </table:table-cell>
              <table:table-cell office:value-type="float" office:value="-0.0021325315245172">
                <text:p>-0.0021325315245172</text:p>
              </table:table-cell>
              <table:table-cell office:value-type="float" office:value="0.000672177658055162">
                <text:p>0.000672177658055162</text:p>
              </table:table-cell>
              <table:table-cell office:value-type="float" office:value="0.000908260370592051">
                <text:p>0.000908260370592051</text:p>
              </table:table-cell>
              <table:table-cell office:value-type="float" office:value="0.00462557855941392">
                <text:p>0.00462557855941392</text:p>
              </table:table-cell>
              <table:table-cell office:value-type="float" office:value="-0.0035566225058265">
                <text:p>-0.0035566225058265</text:p>
              </table:table-cell>
              <table:table-cell office:value-type="float" office:value="-0.00135626037538705">
                <text:p>-0.00135626037538705</text:p>
              </table:table-cell>
              <table:table-cell office:value-type="float" office:value="-0.000274367620146265">
                <text:p>-0.000274367620146265</text:p>
              </table:table-cell>
              <table:table-cell office:value-type="float" office:value="0.000674957127593523">
                <text:p>0.000674957127593523</text:p>
              </table:table-cell>
              <table:table-cell office:value-type="float" office:value="-0.00242425709335042">
                <text:p>-0.00242425709335042</text:p>
              </table:table-cell>
              <table:table-cell office:value-type="float" office:value="0.000666279558671323">
                <text:p>0.000666279558671323</text:p>
              </table:table-cell>
              <table:table-cell office:value-type="float" office:value="0.00320720710170386">
                <text:p>0.00320720710170386</text:p>
              </table:table-cell>
              <table:table-cell office:value-type="float" office:value="0.00319727651131235">
                <text:p>0.00319727651131235</text:p>
              </table:table-cell>
              <table:table-cell office:value-type="float" office:value="-0.00365555348173474">
                <text:p>-0.00365555348173474</text:p>
              </table:table-cell>
              <table:table-cell office:value-type="float" office:value="-0.00171104824277718">
                <text:p>-0.00171104824277718</text:p>
              </table:table-cell>
              <table:table-cell office:value-type="float" office:value="-0.000869460988009219">
                <text:p>-0.000869460988009219</text:p>
              </table:table-cell>
              <table:table-cell office:value-type="float" office:value="0.00155235684082289">
                <text:p>0.00155235684082289</text:p>
              </table:table-cell>
              <table:table-cell office:value-type="float" office:value="0.000945775139260141">
                <text:p>0.000945775139260141</text:p>
              </table:table-cell>
              <table:table-cell office:value-type="float" office:value="0.0000967092416912507">
                <text:p>0.0000967092416912507</text:p>
              </table:table-cell>
              <table:table-cell office:value-type="float" office:value="-0.00292562818628306">
                <text:p>-0.00292562818628306</text:p>
              </table:table-cell>
              <table:table-cell office:value-type="float" office:value="0.00065976829802411">
                <text:p>0.00065976829802411</text:p>
              </table:table-cell>
              <table:table-cell office:value-type="float" office:value="0.00458504476812544">
                <text:p>0.00458504476812544</text:p>
              </table:table-cell>
              <table:table-cell office:value-type="float" office:value="0.000679058045591541">
                <text:p>0.000679058045591541</text:p>
              </table:table-cell>
              <table:table-cell office:value-type="float" office:value="-0.00360492372290777">
                <text:p>-0.00360492372290777</text:p>
              </table:table-cell>
              <table:table-cell office:value-type="float" office:value="-0.0012178735812608">
                <text:p>-0.0012178735812608</text:p>
              </table:table-cell>
              <table:table-cell office:value-type="float" office:value="0.00115744312135696">
                <text:p>0.00115744312135696</text:p>
              </table:table-cell>
              <table:table-cell office:value-type="float" office:value="-0.0038117909211699">
                <text:p>-0.0038117909211699</text:p>
              </table:table-cell>
              <table:table-cell office:value-type="float" office:value="0.00028648773869161">
                <text:p>0.00028648773869161</text:p>
              </table:table-cell>
              <table:table-cell office:value-type="float" office:value="0.00279388794936697">
                <text:p>0.00279388794936697</text:p>
              </table:table-cell>
              <table:table-cell office:value-type="float" office:value="0.00264764255549194">
                <text:p>0.00264764255549194</text:p>
              </table:table-cell>
              <table:table-cell office:value-type="float" office:value="0.00168061333479758">
                <text:p>0.00168061333479758</text:p>
              </table:table-cell>
              <table:table-cell office:value-type="float" office:value="-0.00358313503203306">
                <text:p>-0.00358313503203306</text:p>
              </table:table-cell>
              <table:table-cell office:value-type="float" office:value="-0.00216092593040956">
                <text:p>-0.00216092593040956</text:p>
              </table:table-cell>
              <table:table-cell office:value-type="float" office:value="0.00237628508949217">
                <text:p>0.00237628508949217</text:p>
              </table:table-cell>
              <table:table-cell office:value-type="float" office:value="-0.00280839978817376">
                <text:p>-0.00280839978817376</text:p>
              </table:table-cell>
              <table:table-cell office:value-type="float" office:value="-0.00176551564106414">
                <text:p>-0.00176551564106414</text:p>
              </table:table-cell>
              <table:table-cell office:value-type="float" office:value="0.000350516396035616">
                <text:p>0.000350516396035616</text:p>
              </table:table-cell>
              <table:table-cell office:value-type="float" office:value="0.00293251894174967">
                <text:p>0.00293251894174967</text:p>
              </table:table-cell>
              <table:table-cell office:value-type="float" office:value="0.00442471542767642">
                <text:p>0.00442471542767642</text:p>
              </table:table-cell>
              <table:table-cell office:value-type="float" office:value="-0.00035519938378914">
                <text:p>-0.00035519938378914</text:p>
              </table:table-cell>
              <table:table-cell office:value-type="float" office:value="-0.000643116094179774">
                <text:p>-0.000643116094179774</text:p>
              </table:table-cell>
              <table:table-cell office:value-type="float" office:value="-0.000338990214241996">
                <text:p>-0.000338990214241996</text:p>
              </table:table-cell>
              <table:table-cell office:value-type="float" office:value="-0.00267881542448917">
                <text:p>-0.00267881542448917</text:p>
              </table:table-cell>
              <table:table-cell office:value-type="float" office:value="-0.00373797761586869">
                <text:p>-0.00373797761586869</text:p>
              </table:table-cell>
              <table:table-cell office:value-type="float" office:value="0.000507006204192251">
                <text:p>0.000507006204192251</text:p>
              </table:table-cell>
              <table:table-cell office:value-type="float" office:value="0.00751471503919537">
                <text:p>0.00751471503919537</text:p>
              </table:table-cell>
              <table:table-cell office:value-type="float" office:value="-0.00260266703516665">
                <text:p>-0.00260266703516665</text:p>
              </table:table-cell>
              <table:table-cell office:value-type="float" office:value="-0.00129540266249734">
                <text:p>-0.00129540266249734</text:p>
              </table:table-cell>
              <table:table-cell office:value-type="float" office:value="-0.00260746513553395">
                <text:p>-0.00260746513553395</text:p>
              </table:table-cell>
              <table:table-cell office:value-type="float" office:value="0.00222110868139092">
                <text:p>0.00222110868139092</text:p>
              </table:table-cell>
              <table:table-cell office:value-type="float" office:value="-0.000919582371228411">
                <text:p>-0.000919582371228411</text:p>
              </table:table-cell>
              <table:table-cell office:value-type="float" office:value="-0.0035977501699474">
                <text:p>-0.0035977501699474</text:p>
              </table:table-cell>
              <table:table-cell office:value-type="float" office:value="0.000193188676773648">
                <text:p>0.000193188676773648</text:p>
              </table:table-cell>
              <table:table-cell office:value-type="float" office:value="0.000414139574479388">
                <text:p>0.000414139574479388</text:p>
              </table:table-cell>
              <table:table-cell office:value-type="float" office:value="0.00134931275529926">
                <text:p>0.00134931275529926</text:p>
              </table:table-cell>
              <table:table-cell office:value-type="float" office:value="0.00443977244380567">
                <text:p>0.00443977244380567</text:p>
              </table:table-cell>
              <table:table-cell office:value-type="float" office:value="0.00173579027725967">
                <text:p>0.00173579027725967</text:p>
              </table:table-cell>
              <table:table-cell office:value-type="float" office:value="-0.0018514174192788">
                <text:p>-0.0018514174192788</text:p>
              </table:table-cell>
              <table:table-cell office:value-type="float" office:value="-0.000438831765379066">
                <text:p>-0.000438831765379066</text:p>
              </table:table-cell>
              <table:table-cell office:value-type="float" office:value="-0.00162307109670862">
                <text:p>-0.00162307109670862</text:p>
              </table:table-cell>
              <table:table-cell office:value-type="float" office:value="-0.00406351749109007">
                <text:p>-0.00406351749109007</text:p>
              </table:table-cell>
              <table:table-cell office:value-type="float" office:value="-0.000122896746954759">
                <text:p>-0.000122896746954759</text:p>
              </table:table-cell>
              <table:table-cell office:value-type="float" office:value="0.000284153179516744">
                <text:p>0.000284153179516744</text:p>
              </table:table-cell>
              <table:table-cell office:value-type="float" office:value="0.0011024704010214">
                <text:p>0.0011024704010214</text:p>
              </table:table-cell>
              <table:table-cell office:value-type="float" office:value="0.00226739746495908">
                <text:p>0.00226739746495908</text:p>
              </table:table-cell>
              <table:table-cell office:value-type="float" office:value="0.00222170655617027">
                <text:p>0.00222170655617027</text:p>
              </table:table-cell>
              <table:table-cell office:value-type="float" office:value="0.00156440773609823">
                <text:p>0.00156440773609823</text:p>
              </table:table-cell>
              <table:table-cell office:value-type="float" office:value="0.000513063455212737">
                <text:p>0.000513063455212737</text:p>
              </table:table-cell>
              <table:table-cell office:value-type="float" office:value="-0.000705031284024993">
                <text:p>-0.000705031284024993</text:p>
              </table:table-cell>
              <table:table-cell office:value-type="float" office:value="-0.00124067953015522">
                <text:p>-0.00124067953015522</text:p>
              </table:table-cell>
              <table:table-cell office:value-type="float" office:value="-0.000555044700592921">
                <text:p>-0.000555044700592921</text:p>
              </table:table-cell>
              <table:table-cell office:value-type="float" office:value="-0.000635940839571803">
                <text:p>-0.000635940839571803</text:p>
              </table:table-cell>
              <table:table-cell office:value-type="float" office:value="-0.00264909326747664">
                <text:p>-0.00264909326747664</text:p>
              </table:table-cell>
              <table:table-cell office:value-type="float" office:value="0.00117638592495062">
                <text:p>0.00117638592495062</text:p>
              </table:table-cell>
              <table:table-cell office:value-type="float" office:value="-0.00494704589000061">
                <text:p>-0.00494704589000061</text:p>
              </table:table-cell>
              <table:table-cell office:value-type="float" office:value="0.000799629861799878">
                <text:p>0.000799629861799878</text:p>
              </table:table-cell>
              <table:table-cell office:value-type="float" office:value="0.00332221787756187">
                <text:p>0.00332221787756187</text:p>
              </table:table-cell>
              <table:table-cell office:value-type="float" office:value="0.00231350233641875">
                <text:p>0.00231350233641875</text:p>
              </table:table-cell>
              <table:table-cell office:value-type="float" office:value="0.00226188804517424">
                <text:p>0.00226188804517424</text:p>
              </table:table-cell>
              <table:table-cell office:value-type="float" office:value="0.000895780747269148">
                <text:p>0.000895780747269148</text:p>
              </table:table-cell>
              <table:table-cell office:value-type="float" office:value="-0.00284986491766459">
                <text:p>-0.00284986491766459</text:p>
              </table:table-cell>
              <table:table-cell office:value-type="float" office:value="-0.00176329800581693">
                <text:p>-0.00176329800581693</text:p>
              </table:table-cell>
              <table:table-cell office:value-type="float" office:value="0.0000679990159965227">
                <text:p>0.0000679990159965227</text:p>
              </table:table-cell>
              <table:table-cell office:value-type="float" office:value="-0.00250313383011047">
                <text:p>-0.00250313383011047</text:p>
              </table:table-cell>
              <table:table-cell office:value-type="float" office:value="-0.00219744118391146">
                <text:p>-0.00219744118391146</text:p>
              </table:table-cell>
              <table:table-cell office:value-type="float" office:value="0.00123325440516919">
                <text:p>0.00123325440516919</text:p>
              </table:table-cell>
              <table:table-cell office:value-type="float" office:value="0.00159009844925478">
                <text:p>0.00159009844925478</text:p>
              </table:table-cell>
              <table:table-cell office:value-type="float" office:value="0.00294600313727744">
                <text:p>0.00294600313727744</text:p>
              </table:table-cell>
              <table:table-cell office:value-type="float" office:value="0.00191934681090589">
                <text:p>0.00191934681090589</text:p>
              </table:table-cell>
              <table:table-cell office:value-type="float" office:value="-0.00177950394610077">
                <text:p>-0.00177950394610077</text:p>
              </table:table-cell>
              <table:table-cell office:value-type="float" office:value="-0.00305753884858145">
                <text:p>-0.00305753884858145</text:p>
              </table:table-cell>
              <table:table-cell office:value-type="float" office:value="0.00144911391506897">
                <text:p>0.00144911391506897</text:p>
              </table:table-cell>
              <table:table-cell office:value-type="float" office:value="0.000158449517900394">
                <text:p>0.000158449517900394</text:p>
              </table:table-cell>
              <table:table-cell office:value-type="float" office:value="-0.00435479777621661">
                <text:p>-0.00435479777621661</text:p>
              </table:table-cell>
              <table:table-cell office:value-type="float" office:value="-0.000211534037776129">
                <text:p>-0.000211534037776129</text:p>
              </table:table-cell>
              <table:table-cell office:value-type="float" office:value="0.000530154305985131">
                <text:p>0.000530154305985131</text:p>
              </table:table-cell>
              <table:table-cell office:value-type="float" office:value="0.00475776012941626">
                <text:p>0.00475776012941626</text:p>
              </table:table-cell>
              <table:table-cell office:value-type="float" office:value="0.0037601649219367">
                <text:p>0.0037601649219367</text:p>
              </table:table-cell>
              <table:table-cell office:value-type="float" office:value="-0.00236642702752965">
                <text:p>-0.00236642702752965</text:p>
              </table:table-cell>
              <table:table-cell office:value-type="float" office:value="-0.00160456763907474">
                <text:p>-0.00160456763907474</text:p>
              </table:table-cell>
              <table:table-cell office:value-type="float" office:value="-0.00213538832723792">
                <text:p>-0.00213538832723792</text:p>
              </table:table-cell>
              <table:table-cell office:value-type="float" office:value="0.00157999849049328">
                <text:p>0.00157999849049328</text:p>
              </table:table-cell>
              <table:table-cell office:value-type="float" office:value="-0.00524964672421568">
                <text:p>-0.00524964672421568</text:p>
              </table:table-cell>
              <table:table-cell office:value-type="float" office:value="0.0014883223848946">
                <text:p>0.0014883223848946</text:p>
              </table:table-cell>
              <table:table-cell office:value-type="float" office:value="-0.0000736792091813321">
                <text:p>-0.0000736792091813321</text:p>
              </table:table-cell>
              <table:table-cell office:value-type="float" office:value="0.00704728072608651">
                <text:p>0.00704728072608651</text:p>
              </table:table-cell>
              <table:table-cell office:value-type="float" office:value="-0.00246699951355778">
                <text:p>-0.00246699951355778</text:p>
              </table:table-cell>
              <table:table-cell office:value-type="float" office:value="-0.00113788013160177">
                <text:p>-0.00113788013160177</text:p>
              </table:table-cell>
              <table:table-cell office:value-type="float" office:value="-0.00402932656651012">
                <text:p>-0.00402932656651012</text:p>
              </table:table-cell>
              <table:table-cell office:value-type="float" office:value="0.00171268912044614">
                <text:p>0.00171268912044614</text:p>
              </table:table-cell>
              <table:table-cell office:value-type="float" office:value="0.00652133465131921">
                <text:p>0.00652133465131921</text:p>
              </table:table-cell>
              <table:table-cell office:value-type="float" office:value="-0.00176276130419589">
                <text:p>-0.00176276130419589</text:p>
              </table:table-cell>
              <table:table-cell office:value-type="float" office:value="-0.00202197356464562">
                <text:p>-0.00202197356464562</text:p>
              </table:table-cell>
              <table:table-cell office:value-type="float" office:value="-0.00225179013393395">
                <text:p>-0.00225179013393395</text:p>
              </table:table-cell>
              <table:table-cell office:value-type="float" office:value="0.00217496280783258">
                <text:p>0.00217496280783258</text:p>
              </table:table-cell>
              <table:table-cell office:value-type="float" office:value="0.000324043182807932">
                <text:p>0.000324043182807932</text:p>
              </table:table-cell>
              <table:table-cell office:value-type="float" office:value="-0.00281195621539115">
                <text:p>-0.00281195621539115</text:p>
              </table:table-cell>
              <table:table-cell office:value-type="float" office:value="-0.00158614788140604">
                <text:p>-0.00158614788140604</text:p>
              </table:table-cell>
              <table:table-cell office:value-type="float" office:value="0.00125886695227978">
                <text:p>0.00125886695227978</text:p>
              </table:table-cell>
              <table:table-cell office:value-type="float" office:value="0.00539002001876465">
                <text:p>0.00539002001876465</text:p>
              </table:table-cell>
              <table:table-cell office:value-type="float" office:value="-0.00631758876678606">
                <text:p>-0.00631758876678606</text:p>
              </table:table-cell>
              <table:table-cell office:value-type="float" office:value="0.00225441202231286">
                <text:p>0.00225441202231286</text:p>
              </table:table-cell>
              <table:table-cell office:value-type="float" office:value="0.00536117008041959">
                <text:p>0.00536117008041959</text:p>
              </table:table-cell>
              <table:table-cell office:value-type="float" office:value="-0.00176116573496526">
                <text:p>-0.00176116573496526</text:p>
              </table:table-cell>
              <table:table-cell office:value-type="float" office:value="-0.00260607651791522">
                <text:p>-0.00260607651791522</text:p>
              </table:table-cell>
              <table:table-cell office:value-type="float" office:value="-0.00372086539064531">
                <text:p>-0.00372086539064531</text:p>
              </table:table-cell>
              <table:table-cell office:value-type="float" office:value="0.00040102459567648">
                <text:p>0.00040102459567648</text:p>
              </table:table-cell>
              <table:table-cell office:value-type="float" office:value="0.00040664022650394">
                <text:p>0.00040664022650394</text:p>
              </table:table-cell>
              <table:table-cell office:value-type="float" office:value="0.00645283769561822">
                <text:p>0.00645283769561822</text:p>
              </table:table-cell>
              <table:table-cell office:value-type="float" office:value="-0.000802340240765476">
                <text:p>-0.000802340240765476</text:p>
              </table:table-cell>
              <table:table-cell office:value-type="float" office:value="-0.00547281905094987">
                <text:p>-0.00547281905094987</text:p>
              </table:table-cell>
              <table:table-cell office:value-type="float" office:value="0.0000758336325614173">
                <text:p>0.0000758336325614173</text:p>
              </table:table-cell>
              <table:table-cell office:value-type="float" office:value="0.00649374224896648">
                <text:p>0.00649374224896648</text:p>
              </table:table-cell>
              <table:table-cell office:value-type="float" office:value="-0.000680301524773441">
                <text:p>-0.000680301524773441</text:p>
              </table:table-cell>
              <table:table-cell office:value-type="float" office:value="-0.00104362068740432">
                <text:p>-0.00104362068740432</text:p>
              </table:table-cell>
              <table:table-cell office:value-type="float" office:value="-0.00420442247116232">
                <text:p>-0.00420442247116232</text:p>
              </table:table-cell>
              <table:table-cell office:value-type="float" office:value="0.000228856236794639">
                <text:p>0.000228856236794639</text:p>
              </table:table-cell>
              <table:table-cell office:value-type="float" office:value="0.00603100492042719">
                <text:p>0.00603100492042719</text:p>
              </table:table-cell>
              <table:table-cell office:value-type="float" office:value="-0.00239931343988792">
                <text:p>-0.00239931343988792</text:p>
              </table:table-cell>
              <table:table-cell office:value-type="float" office:value="-0.00335944808105121">
                <text:p>-0.00335944808105121</text:p>
              </table:table-cell>
              <table:table-cell office:value-type="float" office:value="-0.000667759119263367">
                <text:p>-0.000667759119263367</text:p>
              </table:table-cell>
              <table:table-cell office:value-type="float" office:value="0.00148640738287847">
                <text:p>0.00148640738287847</text:p>
              </table:table-cell>
              <table:table-cell office:value-type="float" office:value="0.00736507606871101">
                <text:p>0.00736507606871101</text:p>
              </table:table-cell>
              <table:table-cell office:value-type="float" office:value="-0.0028401278142689">
                <text:p>-0.0028401278142689</text:p>
              </table:table-cell>
              <table:table-cell office:value-type="float" office:value="-0.00134434291325469">
                <text:p>-0.00134434291325469</text:p>
              </table:table-cell>
              <table:table-cell office:value-type="float" office:value="-0.00401709544698409">
                <text:p>-0.00401709544698409</text:p>
              </table:table-cell>
              <table:table-cell office:value-type="float" office:value="0.00043102802930689">
                <text:p>0.00043102802930689</text:p>
              </table:table-cell>
              <table:table-cell office:value-type="float" office:value="0.00132236508291428">
                <text:p>0.00132236508291428</text:p>
              </table:table-cell>
              <table:table-cell office:value-type="float" office:value="0.00538151446225244">
                <text:p>0.00538151446225244</text:p>
              </table:table-cell>
              <table:table-cell office:value-type="float" office:value="0.000973669281068401">
                <text:p>0.000973669281068401</text:p>
              </table:table-cell>
              <table:table-cell office:value-type="float" office:value="-0.00287317680059734">
                <text:p>-0.00287317680059734</text:p>
              </table:table-cell>
              <table:table-cell office:value-type="float" office:value="-0.00196729834133758">
                <text:p>-0.00196729834133758</text:p>
              </table:table-cell>
              <table:table-cell office:value-type="float" office:value="-0.00117264504216003">
                <text:p>-0.00117264504216003</text:p>
              </table:table-cell>
              <table:table-cell office:value-type="float" office:value="0.00246195289133855">
                <text:p>0.00246195289133855</text:p>
              </table:table-cell>
              <table:table-cell office:value-type="float" office:value="-0.000013667978775278">
                <text:p>-0.000013667978775278</text:p>
              </table:table-cell>
              <table:table-cell office:value-type="float" office:value="-0.00379666791452565">
                <text:p>-0.00379666791452565</text:p>
              </table:table-cell>
              <table:table-cell office:value-type="float" office:value="-0.0000715050033324727">
                <text:p>-0.0000715050033324727</text:p>
              </table:table-cell>
              <table:table-cell office:value-type="float" office:value="0.00112970037857352">
                <text:p>0.00112970037857352</text:p>
              </table:table-cell>
              <table:table-cell office:value-type="float" office:value="0.00460073213948453">
                <text:p>0.00460073213948453</text:p>
              </table:table-cell>
              <table:table-cell office:value-type="float" office:value="0.00131000580280216">
                <text:p>0.00131000580280216</text:p>
              </table:table-cell>
              <table:table-cell office:value-type="float" office:value="-0.00299816365494343">
                <text:p>-0.00299816365494343</text:p>
              </table:table-cell>
              <table:table-cell office:value-type="float" office:value="-0.000330396885041495">
                <text:p>-0.000330396885041495</text:p>
              </table:table-cell>
              <table:table-cell office:value-type="float" office:value="-0.00114126030677225">
                <text:p>-0.00114126030677225</text:p>
              </table:table-cell>
              <table:table-cell office:value-type="float" office:value="-0.000198880704424642">
                <text:p>-0.000198880704424642</text:p>
              </table:table-cell>
              <table:table-cell office:value-type="float" office:value="-0.000933808336773812">
                <text:p>-0.000933808336773812</text:p>
              </table:table-cell>
              <table:table-cell office:value-type="float" office:value="-0.00124979792762392">
                <text:p>-0.00124979792762392</text:p>
              </table:table-cell>
              <table:table-cell office:value-type="float" office:value="-0.000327052317503684">
                <text:p>-0.000327052317503684</text:p>
              </table:table-cell>
              <table:table-cell office:value-type="float" office:value="0.00304301724520656">
                <text:p>0.00304301724520656</text:p>
              </table:table-cell>
              <table:table-cell office:value-type="float" office:value="0.00408732612578078">
                <text:p>0.00408732612578078</text:p>
              </table:table-cell>
              <table:table-cell office:value-type="float" office:value="-0.00302490934483368">
                <text:p>-0.00302490934483368</text:p>
              </table:table-cell>
              <table:table-cell office:value-type="float" office:value="-0.00133614483348204">
                <text:p>-0.00133614483348204</text:p>
              </table:table-cell>
              <table:table-cell office:value-type="float" office:value="-0.000426801339104499">
                <text:p>-0.000426801339104499</text:p>
              </table:table-cell>
              <table:table-cell office:value-type="float" office:value="-0.00236496750504583">
                <text:p>-0.00236496750504583</text:p>
              </table:table-cell>
              <table:table-cell office:value-type="float" office:value="0.000128503627533527">
                <text:p>0.000128503627533527</text:p>
              </table:table-cell>
              <table:table-cell office:value-type="float" office:value="0.00223000124307149">
                <text:p>0.00223000124307149</text:p>
              </table:table-cell>
              <table:table-cell office:value-type="float" office:value="0.000984803408773771">
                <text:p>0.000984803408773771</text:p>
              </table:table-cell>
              <table:table-cell office:value-type="float" office:value="-0.00158769725339342">
                <text:p>-0.00158769725339342</text:p>
              </table:table-cell>
              <table:table-cell office:value-type="float" office:value="0.00367040657197531">
                <text:p>0.00367040657197531</text:p>
              </table:table-cell>
              <table:table-cell office:value-type="float" office:value="-0.00423416988148012">
                <text:p>-0.00423416988148012</text:p>
              </table:table-cell>
              <table:table-cell office:value-type="float" office:value="0.000270449950883989">
                <text:p>0.000270449950883989</text:p>
              </table:table-cell>
              <table:table-cell office:value-type="float" office:value="0.000423664984937733">
                <text:p>0.000423664984937733</text:p>
              </table:table-cell>
              <table:table-cell office:value-type="float" office:value="0.00313135151498034">
                <text:p>0.00313135151498034</text:p>
              </table:table-cell>
              <table:table-cell office:value-type="float" office:value="0.00244201402364907">
                <text:p>0.00244201402364907</text:p>
              </table:table-cell>
              <table:table-cell office:value-type="float" office:value="-0.000915161338376436">
                <text:p>-0.000915161338376436</text:p>
              </table:table-cell>
              <table:table-cell office:value-type="float" office:value="-0.00259461908118352">
                <text:p>-0.00259461908118352</text:p>
              </table:table-cell>
              <table:table-cell office:value-type="float" office:value="-0.00140232213259595">
                <text:p>-0.00140232213259595</text:p>
              </table:table-cell>
              <table:table-cell office:value-type="float" office:value="0.0000856731040757563">
                <text:p>0.0000856731040757563</text:p>
              </table:table-cell>
              <table:table-cell office:value-type="float" office:value="-0.000703710789588308">
                <text:p>-0.000703710789588308</text:p>
              </table:table-cell>
              <table:table-cell office:value-type="float" office:value="0.00260208848606941">
                <text:p>0.00260208848606941</text:p>
              </table:table-cell>
              <table:table-cell office:value-type="float" office:value="-0.000534239750815124">
                <text:p>-0.000534239750815124</text:p>
              </table:table-cell>
              <table:table-cell office:value-type="float" office:value="-0.00294304126070549">
                <text:p>-0.00294304126070549</text:p>
              </table:table-cell>
              <table:table-cell office:value-type="float" office:value="0.000826914763369102">
                <text:p>0.000826914763369102</text:p>
              </table:table-cell>
              <table:table-cell office:value-type="float" office:value="-0.000462420280061382">
                <text:p>-0.000462420280061382</text:p>
              </table:table-cell>
              <table:table-cell office:value-type="float" office:value="0.00498892610360702">
                <text:p>0.00498892610360702</text:p>
              </table:table-cell>
              <table:table-cell office:value-type="float" office:value="0.000976793692851086">
                <text:p>0.000976793692851086</text:p>
              </table:table-cell>
              <table:table-cell office:value-type="float" office:value="-0.00457774464204486">
                <text:p>-0.00457774464204486</text:p>
              </table:table-cell>
              <table:table-cell office:value-type="float" office:value="-0.000490574178285519">
                <text:p>-0.000490574178285519</text:p>
              </table:table-cell>
              <table:table-cell office:value-type="float" office:value="-0.000507594894454788">
                <text:p>-0.000507594894454788</text:p>
              </table:table-cell>
              <table:table-cell office:value-type="float" office:value="0.00220459978956344">
                <text:p>0.00220459978956344</text:p>
              </table:table-cell>
              <table:table-cell office:value-type="float" office:value="0.000589485776619658">
                <text:p>0.000589485776619658</text:p>
              </table:table-cell>
              <table:table-cell office:value-type="float" office:value="-0.000171731867134151">
                <text:p>-0.000171731867134151</text:p>
              </table:table-cell>
              <table:table-cell office:value-type="float" office:value="-0.00330332262769922">
                <text:p>-0.00330332262769922</text:p>
              </table:table-cell>
              <table:table-cell office:value-type="float" office:value="0.000370068487939745">
                <text:p>0.000370068487939745</text:p>
              </table:table-cell>
              <table:table-cell office:value-type="float" office:value="0.000441694935992276">
                <text:p>0.000441694935992276</text:p>
              </table:table-cell>
              <table:table-cell office:value-type="float" office:value="-0.00071501356416831">
                <text:p>-0.00071501356416831</text:p>
              </table:table-cell>
              <table:table-cell office:value-type="float" office:value="0.00185578487215815">
                <text:p>0.00185578487215815</text:p>
              </table:table-cell>
              <table:table-cell office:value-type="float" office:value="0.00284078088232009">
                <text:p>0.00284078088232009</text:p>
              </table:table-cell>
              <table:table-cell office:value-type="float" office:value="0.00110670738785879">
                <text:p>0.00110670738785879</text:p>
              </table:table-cell>
              <table:table-cell office:value-type="float" office:value="0.000959281365877751">
                <text:p>0.000959281365877751</text:p>
              </table:table-cell>
              <table:table-cell office:value-type="float" office:value="-0.00253493732094379">
                <text:p>-0.00253493732094379</text:p>
              </table:table-cell>
              <table:table-cell office:value-type="float" office:value="-0.00239918990392118">
                <text:p>-0.00239918990392118</text:p>
              </table:table-cell>
              <table:table-cell office:value-type="float" office:value="-0.00115237009438396">
                <text:p>-0.00115237009438396</text:p>
              </table:table-cell>
              <table:table-cell office:value-type="float" office:value="-0.000293059133569085">
                <text:p>-0.000293059133569085</text:p>
              </table:table-cell>
              <table:table-cell office:value-type="float" office:value="0.00257787093637296">
                <text:p>0.00257787093637296</text:p>
              </table:table-cell>
              <table:table-cell office:value-type="float" office:value="-0.00126597098237213">
                <text:p>-0.00126597098237213</text:p>
              </table:table-cell>
              <table:table-cell office:value-type="float" office:value="-0.00144920557829725">
                <text:p>-0.00144920557829725</text:p>
              </table:table-cell>
              <table:table-cell office:value-type="float" office:value="0.000157723731207593">
                <text:p>0.000157723731207593</text:p>
              </table:table-cell>
              <table:table-cell office:value-type="float" office:value="0.00101278113030789">
                <text:p>0.00101278113030789</text:p>
              </table:table-cell>
              <table:table-cell office:value-type="float" office:value="0.00238294072008832">
                <text:p>0.00238294072008832</text:p>
              </table:table-cell>
              <table:table-cell office:value-type="float" office:value="0.00199960150065642">
                <text:p>0.00199960150065642</text:p>
              </table:table-cell>
              <table:table-cell office:value-type="float" office:value="-0.000518081867153908">
                <text:p>-0.000518081867153908</text:p>
              </table:table-cell>
              <table:table-cell office:value-type="float" office:value="-0.00274521400281746">
                <text:p>-0.00274521400281746</text:p>
              </table:table-cell>
              <table:table-cell office:value-type="float" office:value="-0.00165838393117479">
                <text:p>-0.00165838393117479</text:p>
              </table:table-cell>
              <table:table-cell office:value-type="float" office:value="-0.000528184200620563">
                <text:p>-0.000528184200620563</text:p>
              </table:table-cell>
              <table:table-cell office:value-type="float" office:value="0.000597674036049267">
                <text:p>0.000597674036049267</text:p>
              </table:table-cell>
              <table:table-cell office:value-type="float" office:value="0.00142808719430859">
                <text:p>0.00142808719430859</text:p>
              </table:table-cell>
              <table:table-cell office:value-type="float" office:value="0.000669953266269951">
                <text:p>0.000669953266269951</text:p>
              </table:table-cell>
              <table:table-cell office:value-type="float" office:value="-0.00106766885179266">
                <text:p>-0.00106766885179266</text:p>
              </table:table-cell>
              <table:table-cell office:value-type="float" office:value="-0.00228900581487229">
                <text:p>-0.00228900581487229</text:p>
              </table:table-cell>
              <table:table-cell office:value-type="float" office:value="0.00119144954221273">
                <text:p>0.00119144954221273</text:p>
              </table:table-cell>
              <table:table-cell office:value-type="float" office:value="-0.000540757216967669">
                <text:p>-0.000540757216967669</text:p>
              </table:table-cell>
              <table:table-cell office:value-type="float" office:value="0.00316601405892691">
                <text:p>0.00316601405892691</text:p>
              </table:table-cell>
              <table:table-cell office:value-type="float" office:value="0.0015865505407977">
                <text:p>0.0015865505407977</text:p>
              </table:table-cell>
              <table:table-cell office:value-type="float" office:value="-0.00300501224370631">
                <text:p>-0.00300501224370631</text:p>
              </table:table-cell>
              <table:table-cell office:value-type="float" office:value="-0.00127272167486314">
                <text:p>-0.00127272167486314</text:p>
              </table:table-cell>
              <table:table-cell office:value-type="float" office:value="0.00195717722590005">
                <text:p>0.00195717722590005</text:p>
              </table:table-cell>
              <table:table-cell office:value-type="float" office:value="-0.00255280439642341">
                <text:p>-0.00255280439642341</text:p>
              </table:table-cell>
              <table:table-cell office:value-type="float" office:value="0.00091146447473367">
                <text:p>0.00091146447473367</text:p>
              </table:table-cell>
              <table:table-cell office:value-type="float" office:value="-0.00116158858728316">
                <text:p>-0.00116158858728316</text:p>
              </table:table-cell>
              <table:table-cell office:value-type="float" office:value="0.00321633073034561">
                <text:p>0.00321633073034561</text:p>
              </table:table-cell>
              <table:table-cell office:value-type="float" office:value="0.00200321884207227">
                <text:p>0.00200321884207227</text:p>
              </table:table-cell>
              <table:table-cell office:value-type="float" office:value="-0.0000520126482695393">
                <text:p>-0.0000520126482695393</text:p>
              </table:table-cell>
              <table:table-cell office:value-type="float" office:value="-0.00329384716640152">
                <text:p>-0.00329384716640152</text:p>
              </table:table-cell>
              <table:table-cell office:value-type="float" office:value="0.0000188248688968717">
                <text:p>0.0000188248688968717</text:p>
              </table:table-cell>
              <table:table-cell office:value-type="float" office:value="0.00146312350110034">
                <text:p>0.00146312350110034</text:p>
              </table:table-cell>
              <table:table-cell office:value-type="float" office:value="-0.00373666712872039">
                <text:p>-0.00373666712872039</text:p>
              </table:table-cell>
              <table:table-cell office:value-type="float" office:value="0.00138949167249491">
                <text:p>0.00138949167249491</text:p>
              </table:table-cell>
              <table:table-cell office:value-type="float" office:value="0.000716913308226652">
                <text:p>0.000716913308226652</text:p>
              </table:table-cell>
              <table:table-cell office:value-type="float" office:value="0.00438309682039939">
                <text:p>0.00438309682039939</text:p>
              </table:table-cell>
              <table:table-cell office:value-type="float" office:value="-0.00233309148916183">
                <text:p>-0.00233309148916183</text:p>
              </table:table-cell>
              <table:table-cell office:value-type="float" office:value="-0.00276864342157035">
                <text:p>-0.00276864342157035</text:p>
              </table:table-cell>
              <table:table-cell office:value-type="float" office:value="-0.000794629923101697">
                <text:p>-0.000794629923101697</text:p>
              </table:table-cell>
              <table:table-cell office:value-type="float" office:value="0.0021675652895492">
                <text:p>0.0021675652895492</text:p>
              </table:table-cell>
              <table:table-cell office:value-type="float" office:value="0.000961276001958777">
                <text:p>0.000961276001958777</text:p>
              </table:table-cell>
              <table:table-cell office:value-type="float" office:value="-0.00361073562856734">
                <text:p>-0.00361073562856734</text:p>
              </table:table-cell>
              <table:table-cell office:value-type="float" office:value="0.000974300369965486">
                <text:p>0.000974300369965486</text:p>
              </table:table-cell>
              <table:table-cell office:value-type="float" office:value="0.00356093065637836">
                <text:p>0.00356093065637836</text:p>
              </table:table-cell>
              <table:table-cell office:value-type="float" office:value="0.0023058793189713">
                <text:p>0.0023058793189713</text:p>
              </table:table-cell>
              <table:table-cell office:value-type="float" office:value="-0.00495885043561967">
                <text:p>-0.00495885043561967</text:p>
              </table:table-cell>
              <table:table-cell office:value-type="float" office:value="-0.00140125274080999">
                <text:p>-0.00140125274080999</text:p>
              </table:table-cell>
              <table:table-cell office:value-type="float" office:value="0.00209068242930732">
                <text:p>0.00209068242930732</text:p>
              </table:table-cell>
              <table:table-cell office:value-type="float" office:value="-0.00195395861328762">
                <text:p>-0.00195395861328762</text:p>
              </table:table-cell>
              <table:table-cell office:value-type="float" office:value="-0.0000673976310371915">
                <text:p>-0.0000673976310371915</text:p>
              </table:table-cell>
              <table:table-cell office:value-type="float" office:value="0.00453275884610604">
                <text:p>0.00453275884610604</text:p>
              </table:table-cell>
              <table:table-cell office:value-type="float" office:value="0.00179953897385204">
                <text:p>0.00179953897385204</text:p>
              </table:table-cell>
              <table:table-cell office:value-type="float" office:value="-0.00348458263790163">
                <text:p>-0.00348458263790163</text:p>
              </table:table-cell>
              <table:table-cell office:value-type="float" office:value="-0.00114880357644842">
                <text:p>-0.00114880357644842</text:p>
              </table:table-cell>
              <table:table-cell office:value-type="float" office:value="-0.000820363942421465">
                <text:p>-0.000820363942421465</text:p>
              </table:table-cell>
              <table:table-cell office:value-type="float" office:value="0.00236828969443781">
                <text:p>0.00236828969443781</text:p>
              </table:table-cell>
              <table:table-cell office:value-type="float" office:value="-0.0034282873855202">
                <text:p>-0.0034282873855202</text:p>
              </table:table-cell>
              <table:table-cell office:value-type="float" office:value="-0.000172449371874828">
                <text:p>-0.000172449371874828</text:p>
              </table:table-cell>
              <table:table-cell office:value-type="float" office:value="0.000621984069229087">
                <text:p>0.000621984069229087</text:p>
              </table:table-cell>
              <table:table-cell office:value-type="float" office:value="0.00115947557624163">
                <text:p>0.00115947557624163</text:p>
              </table:table-cell>
              <table:table-cell office:value-type="float" office:value="0.00280969451702662">
                <text:p>0.00280969451702662</text:p>
              </table:table-cell>
              <table:table-cell office:value-type="float" office:value="0.00203416044062454">
                <text:p>0.00203416044062454</text:p>
              </table:table-cell>
              <table:table-cell office:value-type="float" office:value="0.000319829890508882">
                <text:p>0.000319829890508882</text:p>
              </table:table-cell>
              <table:table-cell office:value-type="float" office:value="-0.00268744219881978">
                <text:p>-0.00268744219881978</text:p>
              </table:table-cell>
              <table:table-cell office:value-type="float" office:value="-0.000606749461927902">
                <text:p>-0.000606749461927902</text:p>
              </table:table-cell>
              <table:table-cell office:value-type="float" office:value="-0.000477530582367602">
                <text:p>-0.000477530582367602</text:p>
              </table:table-cell>
              <table:table-cell office:value-type="float" office:value="-0.00198775467639512">
                <text:p>-0.00198775467639512</text:p>
              </table:table-cell>
              <table:table-cell office:value-type="float" office:value="-0.000874604679724944">
                <text:p>-0.000874604679724944</text:p>
              </table:table-cell>
              <table:table-cell office:value-type="float" office:value="-0.000217849969890771">
                <text:p>-0.000217849969890771</text:p>
              </table:table-cell>
              <table:table-cell office:value-type="float" office:value="0.00413509837389448">
                <text:p>0.00413509837389448</text:p>
              </table:table-cell>
              <table:table-cell office:value-type="float" office:value="0.00289151409734018">
                <text:p>0.00289151409734018</text:p>
              </table:table-cell>
              <table:table-cell office:value-type="float" office:value="-0.0017099484757705">
                <text:p>-0.0017099484757705</text:p>
              </table:table-cell>
              <table:table-cell office:value-type="float" office:value="-0.000148281159662811">
                <text:p>-0.000148281159662811</text:p>
              </table:table-cell>
              <table:table-cell office:value-type="float" office:value="-0.00108531720011013">
                <text:p>-0.00108531720011013</text:p>
              </table:table-cell>
              <table:table-cell office:value-type="float" office:value="-0.00340120058512117">
                <text:p>-0.00340120058512117</text:p>
              </table:table-cell>
              <table:table-cell office:value-type="float" office:value="-0.000466216599272706">
                <text:p>-0.000466216599272706</text:p>
              </table:table-cell>
              <table:table-cell office:value-type="float" office:value="-0.000813977760647955">
                <text:p>-0.000813977760647955</text:p>
              </table:table-cell>
              <table:table-cell office:value-type="float" office:value="0.00751161410250417">
                <text:p>0.00751161410250417</text:p>
              </table:table-cell>
              <table:table-cell office:value-type="float" office:value="-0.00183248815109527">
                <text:p>-0.00183248815109527</text:p>
              </table:table-cell>
              <table:table-cell office:value-type="float" office:value="-0.000908135282279232">
                <text:p>-0.000908135282279232</text:p>
              </table:table-cell>
              <table:table-cell office:value-type="float" office:value="-0.000515139451310542">
                <text:p>-0.000515139451310542</text:p>
              </table:table-cell>
              <table:table-cell office:value-type="float" office:value="-0.00462455780943949">
                <text:p>-0.00462455780943949</text:p>
              </table:table-cell>
              <table:table-cell office:value-type="float" office:value="0.000664242584275609">
                <text:p>0.000664242584275609</text:p>
              </table:table-cell>
              <table:table-cell office:value-type="float" office:value="0.00655087053485326">
                <text:p>0.00655087053485326</text:p>
              </table:table-cell>
              <table:table-cell office:value-type="float" office:value="-0.00314046039945232">
                <text:p>-0.00314046039945232</text:p>
              </table:table-cell>
              <table:table-cell office:value-type="float" office:value="-0.00235989625944072">
                <text:p>-0.00235989625944072</text:p>
              </table:table-cell>
              <table:table-cell office:value-type="float" office:value="-0.00173136744967972">
                <text:p>-0.00173136744967972</text:p>
              </table:table-cell>
              <table:table-cell office:value-type="float" office:value="-0.000226115802845928">
                <text:p>-0.000226115802845928</text:p>
              </table:table-cell>
              <table:table-cell office:value-type="float" office:value="0.000319112296805535">
                <text:p>0.000319112296805535</text:p>
              </table:table-cell>
              <table:table-cell office:value-type="float" office:value="0.00159104267394039">
                <text:p>0.00159104267394039</text:p>
              </table:table-cell>
              <table:table-cell office:value-type="float" office:value="0.00313300714328207">
                <text:p>0.00313300714328207</text:p>
              </table:table-cell>
              <table:table-cell office:value-type="float" office:value="0.00218311536506205">
                <text:p>0.00218311536506205</text:p>
              </table:table-cell>
              <table:table-cell office:value-type="float" office:value="-0.000640895218029347">
                <text:p>-0.000640895218029347</text:p>
              </table:table-cell>
              <table:table-cell office:value-type="float" office:value="-0.00138649606502">
                <text:p>-0.00138649606502</text:p>
              </table:table-cell>
              <table:table-cell office:value-type="float" office:value="-0.000732253914914827">
                <text:p>-0.000732253914914827</text:p>
              </table:table-cell>
              <table:table-cell office:value-type="float" office:value="-0.000287311190504458">
                <text:p>-0.000287311190504458</text:p>
              </table:table-cell>
              <table:table-cell office:value-type="float" office:value="-0.00382060878063123">
                <text:p>-0.00382060878063123</text:p>
              </table:table-cell>
              <table:table-cell office:value-type="float" office:value="-0.000302676020707715">
                <text:p>-0.000302676020707715</text:p>
              </table:table-cell>
              <table:table-cell office:value-type="float" office:value="-0.00019020339725706">
                <text:p>-0.00019020339725706</text:p>
              </table:table-cell>
              <table:table-cell office:value-type="float" office:value="0.00171798281347896">
                <text:p>0.00171798281347896</text:p>
              </table:table-cell>
              <table:table-cell office:value-type="float" office:value="0.00234034128932808">
                <text:p>0.00234034128932808</text:p>
              </table:table-cell>
              <table:table-cell office:value-type="float" office:value="0.00203974410500829">
                <text:p>0.00203974410500829</text:p>
              </table:table-cell>
              <table:table-cell office:value-type="float" office:value="0.00096024365059505">
                <text:p>0.00096024365059505</text:p>
              </table:table-cell>
              <table:table-cell office:value-type="float" office:value="-0.00272297550099793">
                <text:p>-0.00272297550099793</text:p>
              </table:table-cell>
              <table:table-cell office:value-type="float" office:value="-0.00182711679365333">
                <text:p>-0.00182711679365333</text:p>
              </table:table-cell>
              <table:table-cell office:value-type="float" office:value="-0.000769878644955424">
                <text:p>-0.000769878644955424</text:p>
              </table:table-cell>
              <table:table-cell office:value-type="float" office:value="0.00235891988692333">
                <text:p>0.00235891988692333</text:p>
              </table:table-cell>
              <table:table-cell office:value-type="float" office:value="-0.00000286506230989803">
                <text:p>-0.00000286506230989803</text:p>
              </table:table-cell>
              <table:table-cell office:value-type="float" office:value="-0.00265169971435114">
                <text:p>-0.00265169971435114</text:p>
              </table:table-cell>
              <table:table-cell office:value-type="float" office:value="-0.000766736613819652">
                <text:p>-0.000766736613819652</text:p>
              </table:table-cell>
              <table:table-cell office:value-type="float" office:value="0.00062744397120873">
                <text:p>0.00062744397120873</text:p>
              </table:table-cell>
              <table:table-cell office:value-type="float" office:value="0.00252630067149678">
                <text:p>0.00252630067149678</text:p>
              </table:table-cell>
              <table:table-cell office:value-type="float" office:value="0.00219349271106362">
                <text:p>0.00219349271106362</text:p>
              </table:table-cell>
              <table:table-cell office:value-type="float" office:value="0.00174647480525725">
                <text:p>0.00174647480525725</text:p>
              </table:table-cell>
              <table:table-cell office:value-type="float" office:value="-0.00240597735697301">
                <text:p>-0.00240597735697301</text:p>
              </table:table-cell>
              <table:table-cell office:value-type="float" office:value="-0.00274152012591733">
                <text:p>-0.00274152012591733</text:p>
              </table:table-cell>
              <table:table-cell office:value-type="float" office:value="-0.000879750500021148">
                <text:p>-0.000879750500021148</text:p>
              </table:table-cell>
              <table:table-cell office:value-type="float" office:value="0.000724703247908465">
                <text:p>0.000724703247908465</text:p>
              </table:table-cell>
              <table:table-cell office:value-type="float" office:value="0.00188538914516567">
                <text:p>0.00188538914516567</text:p>
              </table:table-cell>
              <table:table-cell office:value-type="float" office:value="-0.00205177390519379">
                <text:p>-0.00205177390519379</text:p>
              </table:table-cell>
              <table:table-cell office:value-type="float" office:value="-0.00169060836175361">
                <text:p>-0.00169060836175361</text:p>
              </table:table-cell>
              <table:table-cell office:value-type="float" office:value="0.000802661493730594">
                <text:p>0.000802661493730594</text:p>
              </table:table-cell>
              <table:table-cell office:value-type="float" office:value="0.00181328714975476">
                <text:p>0.00181328714975476</text:p>
              </table:table-cell>
              <table:table-cell office:value-type="float" office:value="0.00271836917487672">
                <text:p>0.00271836917487672</text:p>
              </table:table-cell>
              <table:table-cell office:value-type="float" office:value="0.00203492996391524">
                <text:p>0.00203492996391524</text:p>
              </table:table-cell>
              <table:table-cell office:value-type="float" office:value="-0.00407964960984819">
                <text:p>-0.00407964960984819</text:p>
              </table:table-cell>
              <table:table-cell office:value-type="float" office:value="-0.0014237741351541">
                <text:p>-0.0014237741351541</text:p>
              </table:table-cell>
              <table:table-cell office:value-type="float" office:value="-0.000118382146215068">
                <text:p>-0.000118382146215068</text:p>
              </table:table-cell>
              <table:table-cell office:value-type="float" office:value="0.00171260543175306">
                <text:p>0.00171260543175306</text:p>
              </table:table-cell>
              <table:table-cell office:value-type="float" office:value="0.00101901320696962">
                <text:p>0.00101901320696962</text:p>
              </table:table-cell>
              <table:table-cell office:value-type="float" office:value="0.000226693178867698">
                <text:p>0.000226693178867698</text:p>
              </table:table-cell>
              <table:table-cell office:value-type="float" office:value="-0.00109322774659232">
                <text:p>-0.00109322774659232</text:p>
              </table:table-cell>
              <table:table-cell office:value-type="float" office:value="-0.00281581215693755">
                <text:p>-0.00281581215693755</text:p>
              </table:table-cell>
              <table:table-cell office:value-type="float" office:value="0.000211079245898416">
                <text:p>0.000211079245898416</text:p>
              </table:table-cell>
              <table:table-cell office:value-type="float" office:value="0.000472371400947469">
                <text:p>0.000472371400947469</text:p>
              </table:table-cell>
              <table:table-cell office:value-type="float" office:value="-0.000176966936098089">
                <text:p>-0.000176966936098089</text:p>
              </table:table-cell>
              <table:table-cell office:value-type="float" office:value="0.00121256623088251">
                <text:p>0.00121256623088251</text:p>
              </table:table-cell>
              <table:table-cell office:value-type="float" office:value="0.00456134305082257">
                <text:p>0.00456134305082257</text:p>
              </table:table-cell>
              <table:table-cell office:value-type="float" office:value="-0.000516352059524883">
                <text:p>-0.000516352059524883</text:p>
              </table:table-cell>
              <table:table-cell office:value-type="float" office:value="-0.00284474431927212">
                <text:p>-0.00284474431927212</text:p>
              </table:table-cell>
              <table:table-cell office:value-type="float" office:value="-0.00161578400368134">
                <text:p>-0.00161578400368134</text:p>
              </table:table-cell>
              <table:table-cell office:value-type="float" office:value="-0.000549438502864208">
                <text:p>-0.000549438502864208</text:p>
              </table:table-cell>
              <table:table-cell office:value-type="float" office:value="0.00179727101543958">
                <text:p>0.00179727101543958</text:p>
              </table:table-cell>
              <table:table-cell office:value-type="float" office:value="0.000984193347537576">
                <text:p>0.000984193347537576</text:p>
              </table:table-cell>
              <table:table-cell office:value-type="float" office:value="0.000165388978173087">
                <text:p>0.000165388978173087</text:p>
              </table:table-cell>
              <table:table-cell office:value-type="float" office:value="-0.00292196509795295">
                <text:p>-0.00292196509795295</text:p>
              </table:table-cell>
              <table:table-cell office:value-type="float" office:value="0.000563611770809658">
                <text:p>0.000563611770809658</text:p>
              </table:table-cell>
              <table:table-cell office:value-type="float" office:value="0.00278759062041584">
                <text:p>0.00278759062041584</text:p>
              </table:table-cell>
              <table:table-cell office:value-type="float" office:value="0.00280062738934467">
                <text:p>0.00280062738934467</text:p>
              </table:table-cell>
              <table:table-cell office:value-type="float" office:value="-0.00359224883784803">
                <text:p>-0.00359224883784803</text:p>
              </table:table-cell>
              <table:table-cell office:value-type="float" office:value="-0.00184428739563219">
                <text:p>-0.00184428739563219</text:p>
              </table:table-cell>
              <table:table-cell office:value-type="float" office:value="-0.000538607511929856">
                <text:p>-0.000538607511929856</text:p>
              </table:table-cell>
              <table:table-cell office:value-type="float" office:value="-0.000358675278443354">
                <text:p>-0.000358675278443354</text:p>
              </table:table-cell>
              <table:table-cell office:value-type="float" office:value="-0.000422256445530622">
                <text:p>-0.000422256445530622</text:p>
              </table:table-cell>
              <table:table-cell office:value-type="float" office:value="0.000182341057366475">
                <text:p>0.000182341057366475</text:p>
              </table:table-cell>
              <table:table-cell office:value-type="float" office:value="-0.00013674007054737">
                <text:p>-0.00013674007054737</text:p>
              </table:table-cell>
              <table:table-cell office:value-type="float" office:value="0.000677953664760256">
                <text:p>0.000677953664760256</text:p>
              </table:table-cell>
              <table:table-cell office:value-type="float" office:value="0.00462869628233553">
                <text:p>0.00462869628233553</text:p>
              </table:table-cell>
              <table:table-cell office:value-type="float" office:value="0.00107754009687533">
                <text:p>0.00107754009687533</text:p>
              </table:table-cell>
              <table:table-cell office:value-type="float" office:value="-0.00386552535618212">
                <text:p>-0.00386552535618212</text:p>
              </table:table-cell>
              <table:table-cell office:value-type="float" office:value="-0.00148271673251466">
                <text:p>-0.00148271673251466</text:p>
              </table:table-cell>
              <table:table-cell office:value-type="float" office:value="-0.000190281155578453">
                <text:p>-0.000190281155578453</text:p>
              </table:table-cell>
              <table:table-cell office:value-type="float" office:value="0.00263674973714739">
                <text:p>0.00263674973714739</text:p>
              </table:table-cell>
              <table:table-cell office:value-type="float" office:value="-0.00023898225583685">
                <text:p>-0.00023898225583685</text:p>
              </table:table-cell>
              <table:table-cell office:value-type="float" office:value="-0.00370828573288656">
                <text:p>-0.00370828573288656</text:p>
              </table:table-cell>
              <table:table-cell office:value-type="float" office:value="0.000374048899135337">
                <text:p>0.000374048899135337</text:p>
              </table:table-cell>
              <table:table-cell office:value-type="float" office:value="0.00263092801883724">
                <text:p>0.00263092801883724</text:p>
              </table:table-cell>
              <table:table-cell office:value-type="float" office:value="0.00354382053603336">
                <text:p>0.00354382053603336</text:p>
              </table:table-cell>
              <table:table-cell office:value-type="float" office:value="-0.00171526413016609">
                <text:p>-0.00171526413016609</text:p>
              </table:table-cell>
              <table:table-cell office:value-type="float" office:value="-0.00129978074178488">
                <text:p>-0.00129978074178488</text:p>
              </table:table-cell>
              <table:table-cell office:value-type="float" office:value="-0.00228601075784418">
                <text:p>-0.00228601075784418</text:p>
              </table:table-cell>
              <table:table-cell office:value-type="float" office:value="0.000749189140799078">
                <text:p>0.000749189140799078</text:p>
              </table:table-cell>
              <table:table-cell office:value-type="float" office:value="0.0017574280545834">
                <text:p>0.0017574280545834</text:p>
              </table:table-cell>
              <table:table-cell office:value-type="float" office:value="0.0000629370216523872">
                <text:p>0.0000629370216523872</text:p>
              </table:table-cell>
              <table:table-cell office:value-type="float" office:value="-0.00215053778531304">
                <text:p>-0.00215053778531304</text:p>
              </table:table-cell>
              <table:table-cell office:value-type="float" office:value="-0.000953710476999714">
                <text:p>-0.000953710476999714</text:p>
              </table:table-cell>
              <table:table-cell office:value-type="float" office:value="0.0018230266273081">
                <text:p>0.0018230266273081</text:p>
              </table:table-cell>
              <table:table-cell office:value-type="float" office:value="0.0026103348447617">
                <text:p>0.0026103348447617</text:p>
              </table:table-cell>
              <table:table-cell office:value-type="float" office:value="0.00169783364099241">
                <text:p>0.00169783364099241</text:p>
              </table:table-cell>
              <table:table-cell office:value-type="float" office:value="-0.00234027323926111">
                <text:p>-0.00234027323926111</text:p>
              </table:table-cell>
              <table:table-cell office:value-type="float" office:value="-0.000816933685288346">
                <text:p>-0.000816933685288346</text:p>
              </table:table-cell>
              <table:table-cell office:value-type="float" office:value="-0.00143142732360235">
                <text:p>-0.00143142732360235</text:p>
              </table:table-cell>
              <table:table-cell office:value-type="float" office:value="0.00049309200410036">
                <text:p>0.00049309200410036</text:p>
              </table:table-cell>
              <table:table-cell office:value-type="float" office:value="-0.00138154478670088">
                <text:p>-0.00138154478670088</text:p>
              </table:table-cell>
              <table:table-cell office:value-type="float" office:value="0.0058771996829301">
                <text:p>0.0058771996829301</text:p>
              </table:table-cell>
              <table:table-cell office:value-type="float" office:value="-0.0017074783504637">
                <text:p>-0.0017074783504637</text:p>
              </table:table-cell>
              <table:table-cell office:value-type="float" office:value="-0.0000354821386608917">
                <text:p>-0.0000354821386608917</text:p>
              </table:table-cell>
              <table:table-cell office:value-type="float" office:value="-0.00113091603452747">
                <text:p>-0.00113091603452747</text:p>
              </table:table-cell>
              <table:table-cell office:value-type="float" office:value="-0.00282054835343132">
                <text:p>-0.00282054835343132</text:p>
              </table:table-cell>
              <table:table-cell office:value-type="float" office:value="0.000106280912823942">
                <text:p>0.000106280912823942</text:p>
              </table:table-cell>
              <table:table-cell office:value-type="float" office:value="0.00296512611263949">
                <text:p>0.00296512611263949</text:p>
              </table:table-cell>
              <table:table-cell office:value-type="float" office:value="-0.0011323610466919">
                <text:p>-0.0011323610466919</text:p>
              </table:table-cell>
              <table:table-cell office:value-type="float" office:value="-0.00194982204478261">
                <text:p>-0.00194982204478261</text:p>
              </table:table-cell>
              <table:table-cell office:value-type="float" office:value="0.00251983926509802">
                <text:p>0.00251983926509802</text:p>
              </table:table-cell>
              <table:table-cell office:value-type="float" office:value="-0.000942402763871142">
                <text:p>-0.000942402763871142</text:p>
              </table:table-cell>
              <table:table-cell office:value-type="float" office:value="-0.00204502428367542">
                <text:p>-0.00204502428367542</text:p>
              </table:table-cell>
              <table:table-cell office:value-type="float" office:value="0.00568243778501049">
                <text:p>0.00568243778501049</text:p>
              </table:table-cell>
              <table:table-cell office:value-type="float" office:value="-0.00145996263880294">
                <text:p>-0.00145996263880294</text:p>
              </table:table-cell>
              <table:table-cell office:value-type="float" office:value="-0.00179103337523329">
                <text:p>-0.00179103337523329</text:p>
              </table:table-cell>
              <table:table-cell office:value-type="float" office:value="-0.0019596001950638">
                <text:p>-0.0019596001950638</text:p>
              </table:table-cell>
              <table:table-cell office:value-type="float" office:value="0.00212353701257473">
                <text:p>0.00212353701257473</text:p>
              </table:table-cell>
              <table:table-cell office:value-type="float" office:value="0.000786965496486991">
                <text:p>0.000786965496486991</text:p>
              </table:table-cell>
              <table:table-cell office:value-type="float" office:value="-0.00275132828008567">
                <text:p>-0.00275132828008567</text:p>
              </table:table-cell>
              <table:table-cell office:value-type="float" office:value="0.00205830195301471">
                <text:p>0.00205830195301471</text:p>
              </table:table-cell>
              <table:table-cell office:value-type="float" office:value="0.00155355946134361">
                <text:p>0.00155355946134361</text:p>
              </table:table-cell>
              <table:table-cell office:value-type="float" office:value="-0.00267607545146009">
                <text:p>-0.00267607545146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4.531cm" svg:y="3.952cm" style:legend-expansion="high" chart:style-name="ch2"/>
        <chart:plot-area chart:style-name="ch3" table:cell-range-address="flat3.B1:flat3.AFL1 flat3.A13:flat3.AFL14" chart:data-source-has-labels="both" svg:x="0.32cm" svg:y="0.18cm" svg:width="13.891cm" svg:height="8.64cm">
          <chartooo:coordinate-region svg:x="1.232cm" svg:y="0.38cm" svg:width="12.792cm" svg:height="7.793cm"/>
          <chart:axis chart:dimension="x" chart:name="primary-x" chart:style-name="ch4" chartooo:axis-type="auto">
            <chart:categories table:cell-range-address="flat3.B1:flat3.AF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3.B13:flat3.AFL13" chart:label-cell-address="flat3.A13:flat3.A13" chart:class="chart:scatter">
            <chart:domain table:cell-range-address="flat3.B1:flat3.AFL1"/>
            <chart:data-point chart:repeated="843"/>
          </chart:series>
          <chart:series chart:style-name="ch7" chart:values-cell-range-address="flat3.B14:flat3.AFL14" chart:label-cell-address="flat3.A14:flat3.A14" chart:class="chart:scatter"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4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3.B1:flat3.AFL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28515625">
                <text:p>0.1334228515625</text:p>
              </table:table-cell>
              <table:table-cell office:value-type="float" office:value="0.166780471801758">
                <text:p>0.166780471801758</text:p>
              </table:table-cell>
              <table:table-cell office:value-type="float" office:value="0.200138092041016">
                <text:p>0.200138092041016</text:p>
              </table:table-cell>
              <table:table-cell office:value-type="float" office:value="0.266853809356689">
                <text:p>0.266853809356689</text:p>
              </table:table-cell>
              <table:table-cell office:value-type="float" office:value="0.300211429595947">
                <text:p>0.300211429595947</text:p>
              </table:table-cell>
              <table:table-cell office:value-type="float" office:value="0.333569049835205">
                <text:p>0.333569049835205</text:p>
              </table:table-cell>
              <table:table-cell office:value-type="float" office:value="0.366926670074463">
                <text:p>0.366926670074463</text:p>
              </table:table-cell>
              <table:table-cell office:value-type="float" office:value="0.4002845287323">
                <text:p>0.4002845287323</text:p>
              </table:table-cell>
              <table:table-cell office:value-type="float" office:value="0.433642387390137">
                <text:p>0.433642387390137</text:p>
              </table:table-cell>
              <table:table-cell office:value-type="float" office:value="0.500357627868652">
                <text:p>0.500357627868652</text:p>
              </table:table-cell>
              <table:table-cell office:value-type="float" office:value="0.53371524810791">
                <text:p>0.53371524810791</text:p>
              </table:table-cell>
              <table:table-cell office:value-type="float" office:value="0.567072868347168">
                <text:p>0.567072868347168</text:p>
              </table:table-cell>
              <table:table-cell office:value-type="float" office:value="0.600430727005005">
                <text:p>0.600430727005005</text:p>
              </table:table-cell>
              <table:table-cell office:value-type="float" office:value="0.633788347244263">
                <text:p>0.633788347244263</text:p>
              </table:table-cell>
              <table:table-cell office:value-type="float" office:value="0.700503826141357">
                <text:p>0.700503826141357</text:p>
              </table:table-cell>
              <table:table-cell office:value-type="float" office:value="0.733861446380615">
                <text:p>0.733861446380615</text:p>
              </table:table-cell>
              <table:table-cell office:value-type="float" office:value="0.767219305038452">
                <text:p>0.767219305038452</text:p>
              </table:table-cell>
              <table:table-cell office:value-type="float" office:value="0.80057692527771">
                <text:p>0.80057692527771</text:p>
              </table:table-cell>
              <table:table-cell office:value-type="float" office:value="0.833934545516968">
                <text:p>0.833934545516968</text:p>
              </table:table-cell>
              <table:table-cell office:value-type="float" office:value="0.867292404174805">
                <text:p>0.867292404174805</text:p>
              </table:table-cell>
              <table:table-cell office:value-type="float" office:value="0.934007883071899">
                <text:p>0.934007883071899</text:p>
              </table:table-cell>
              <table:table-cell office:value-type="float" office:value="1.00072312355042">
                <text:p>1.00072312355042</text:p>
              </table:table-cell>
              <table:table-cell office:value-type="float" office:value="1.06743860244751">
                <text:p>1.06743860244751</text:p>
              </table:table-cell>
              <table:table-cell office:value-type="float" office:value="1.13415503501892">
                <text:p>1.13415503501892</text:p>
              </table:table-cell>
              <table:table-cell office:value-type="float" office:value="1.20087242126465">
                <text:p>1.20087242126465</text:p>
              </table:table-cell>
              <table:table-cell office:value-type="float" office:value="1.2675895690918">
                <text:p>1.2675895690918</text:p>
              </table:table-cell>
              <table:table-cell office:value-type="float" office:value="1.30094814300537">
                <text:p>1.30094814300537</text:p>
              </table:table-cell>
              <table:table-cell office:value-type="float" office:value="1.33430695533752">
                <text:p>1.33430695533752</text:p>
              </table:table-cell>
              <table:table-cell office:value-type="float" office:value="1.36766576766968">
                <text:p>1.36766576766968</text:p>
              </table:table-cell>
              <table:table-cell office:value-type="float" office:value="1.43438315391541">
                <text:p>1.43438315391541</text:p>
              </table:table-cell>
              <table:table-cell office:value-type="float" office:value="1.50110030174255">
                <text:p>1.50110030174255</text:p>
              </table:table-cell>
              <table:table-cell office:value-type="float" office:value="1.56781792640686">
                <text:p>1.56781792640686</text:p>
              </table:table-cell>
              <table:table-cell office:value-type="float" office:value="1.63453507423401">
                <text:p>1.63453507423401</text:p>
              </table:table-cell>
              <table:table-cell office:value-type="float" office:value="1.70125246047974">
                <text:p>1.70125246047974</text:p>
              </table:table-cell>
              <table:table-cell office:value-type="float" office:value="1.73461127281189">
                <text:p>1.73461127281189</text:p>
              </table:table-cell>
              <table:table-cell office:value-type="float" office:value="1.76796984672546">
                <text:p>1.76796984672546</text:p>
              </table:table-cell>
              <table:table-cell office:value-type="float" office:value="1.83468747138977">
                <text:p>1.83468747138977</text:p>
              </table:table-cell>
              <table:table-cell office:value-type="float" office:value="1.9014048576355">
                <text:p>1.9014048576355</text:p>
              </table:table-cell>
              <table:table-cell office:value-type="float" office:value="1.93476343154907">
                <text:p>1.93476343154907</text:p>
              </table:table-cell>
              <table:table-cell office:value-type="float" office:value="2.00148105621338">
                <text:p>2.00148105621338</text:p>
              </table:table-cell>
              <table:table-cell office:value-type="float" office:value="2.06819844245911">
                <text:p>2.06819844245911</text:p>
              </table:table-cell>
              <table:table-cell office:value-type="float" office:value="2.10155701637268">
                <text:p>2.10155701637268</text:p>
              </table:table-cell>
              <table:table-cell office:value-type="float" office:value="2.16826725006104">
                <text:p>2.16826725006104</text:p>
              </table:table-cell>
              <table:table-cell office:value-type="float" office:value="2.23497748374939">
                <text:p>2.23497748374939</text:p>
              </table:table-cell>
              <table:table-cell office:value-type="float" office:value="2.30168747901916">
                <text:p>2.30168747901916</text:p>
              </table:table-cell>
              <table:table-cell office:value-type="float" office:value="2.36839747428894">
                <text:p>2.36839747428894</text:p>
              </table:table-cell>
              <table:table-cell office:value-type="float" office:value="2.43510746955872">
                <text:p>2.43510746955872</text:p>
              </table:table-cell>
              <table:table-cell office:value-type="float" office:value="2.4684624671936">
                <text:p>2.4684624671936</text:p>
              </table:table-cell>
              <table:table-cell office:value-type="float" office:value="2.56852698326111">
                <text:p>2.56852698326111</text:p>
              </table:table-cell>
              <table:table-cell office:value-type="float" office:value="2.601881980896">
                <text:p>2.60188198089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149932861">
                <text:p>2.66859149932861</text:p>
              </table:table-cell>
              <table:table-cell office:value-type="float" office:value="2.7019464969635">
                <text:p>2.7019464969635</text:p>
              </table:table-cell>
              <table:table-cell office:value-type="float" office:value="2.73530125617981">
                <text:p>2.73530125617981</text:p>
              </table:table-cell>
              <table:table-cell office:value-type="float" office:value="2.80201077461243">
                <text:p>2.80201077461243</text:p>
              </table:table-cell>
              <table:table-cell office:value-type="float" office:value="2.86872029304504">
                <text:p>2.86872029304504</text:p>
              </table:table-cell>
              <table:table-cell office:value-type="float" office:value="2.90207505226135">
                <text:p>2.90207505226135</text:p>
              </table:table-cell>
              <table:table-cell office:value-type="float" office:value="2.93542957305908">
                <text:p>2.93542957305908</text:p>
              </table:table-cell>
              <table:table-cell office:value-type="float" office:value="2.96878409385681">
                <text:p>2.96878409385681</text:p>
              </table:table-cell>
              <table:table-cell office:value-type="float" office:value="3.00213885307312">
                <text:p>3.00213885307312</text:p>
              </table:table-cell>
              <table:table-cell office:value-type="float" office:value="3.06884813308716">
                <text:p>3.06884813308716</text:p>
              </table:table-cell>
              <table:table-cell office:value-type="float" office:value="3.13555765151978">
                <text:p>3.13555765151978</text:p>
              </table:table-cell>
              <table:table-cell office:value-type="float" office:value="3.20226716995239">
                <text:p>3.20226716995239</text:p>
              </table:table-cell>
              <table:table-cell office:value-type="float" office:value="3.26897621154785">
                <text:p>3.26897621154785</text:p>
              </table:table-cell>
              <table:table-cell office:value-type="float" office:value="3.30233097076416">
                <text:p>3.30233097076416</text:p>
              </table:table-cell>
              <table:table-cell office:value-type="float" office:value="3.36904001235962">
                <text:p>3.36904001235962</text:p>
              </table:table-cell>
              <table:table-cell office:value-type="float" office:value="3.40239477157593">
                <text:p>3.40239477157593</text:p>
              </table:table-cell>
              <table:table-cell office:value-type="float" office:value="3.43574929237366">
                <text:p>3.43574929237366</text:p>
              </table:table-cell>
              <table:table-cell office:value-type="float" office:value="3.46910381317139">
                <text:p>3.46910381317139</text:p>
              </table:table-cell>
              <table:table-cell office:value-type="float" office:value="3.50245833396912">
                <text:p>3.50245833396912</text:p>
              </table:table-cell>
              <table:table-cell office:value-type="float" office:value="3.53581261634827">
                <text:p>3.53581261634827</text:p>
              </table:table-cell>
              <table:table-cell office:value-type="float" office:value="3.56916689872742">
                <text:p>3.56916689872742</text:p>
              </table:table-cell>
              <table:table-cell office:value-type="float" office:value="3.6358757019043">
                <text:p>3.6358757019043</text:p>
              </table:table-cell>
              <table:table-cell office:value-type="float" office:value="3.70258450508118">
                <text:p>3.70258450508118</text:p>
              </table:table-cell>
              <table:table-cell office:value-type="float" office:value="3.76929330825806">
                <text:p>3.76929330825806</text:p>
              </table:table-cell>
              <table:table-cell office:value-type="float" office:value="3.83600163459778">
                <text:p>3.83600163459778</text:p>
              </table:table-cell>
              <table:table-cell office:value-type="float" office:value="3.86935567855835">
                <text:p>3.86935567855835</text:p>
              </table:table-cell>
              <table:table-cell office:value-type="float" office:value="3.93606424331665">
                <text:p>3.93606424331665</text:p>
              </table:table-cell>
              <table:table-cell office:value-type="float" office:value="3.96941828727722">
                <text:p>3.96941828727722</text:p>
              </table:table-cell>
              <table:table-cell office:value-type="float" office:value="4.03612637519836">
                <text:p>4.03612637519836</text:p>
              </table:table-cell>
              <table:table-cell office:value-type="float" office:value="4.10283470153809">
                <text:p>4.10283470153809</text:p>
              </table:table-cell>
              <table:table-cell office:value-type="float" office:value="4.13619041442871">
                <text:p>4.13619041442871</text:p>
              </table:table-cell>
              <table:table-cell office:value-type="float" office:value="4.20290184020996">
                <text:p>4.20290184020996</text:p>
              </table:table-cell>
              <table:table-cell office:value-type="float" office:value="4.23625731468201">
                <text:p>4.23625731468201</text:p>
              </table:table-cell>
              <table:table-cell office:value-type="float" office:value="4.26961302757263">
                <text:p>4.26961302757263</text:p>
              </table:table-cell>
              <table:table-cell office:value-type="float" office:value="4.30296874046326">
                <text:p>4.30296874046326</text:p>
              </table:table-cell>
              <table:table-cell office:value-type="float" office:value="4.33632445335388">
                <text:p>4.33632445335388</text:p>
              </table:table-cell>
              <table:table-cell office:value-type="float" office:value="4.40303587913513">
                <text:p>4.40303587913513</text:p>
              </table:table-cell>
              <table:table-cell office:value-type="float" office:value="4.4697470664978">
                <text:p>4.4697470664978</text:p>
              </table:table-cell>
              <table:table-cell office:value-type="float" office:value="4.53645825386047">
                <text:p>4.53645825386047</text:p>
              </table:table-cell>
              <table:table-cell office:value-type="float" office:value="4.60316944122314">
                <text:p>4.60316944122314</text:p>
              </table:table-cell>
              <table:table-cell office:value-type="float" office:value="4.66988062858582">
                <text:p>4.66988062858582</text:p>
              </table:table-cell>
              <table:table-cell office:value-type="float" office:value="4.73659181594849">
                <text:p>4.73659181594849</text:p>
              </table:table-cell>
              <table:table-cell office:value-type="float" office:value="4.76994729042053">
                <text:p>4.76994729042053</text:p>
              </table:table-cell>
              <table:table-cell office:value-type="float" office:value="4.90336966514587">
                <text:p>4.90336966514587</text:p>
              </table:table-cell>
              <table:table-cell office:value-type="float" office:value="4.97008061408997">
                <text:p>4.97008061408997</text:p>
              </table:table-cell>
              <table:table-cell office:value-type="float" office:value="5.03679156303406">
                <text:p>5.03679156303406</text:p>
              </table:table-cell>
              <table:table-cell office:value-type="float" office:value="5.10350251197815">
                <text:p>5.10350251197815</text:p>
              </table:table-cell>
              <table:table-cell office:value-type="float" office:value="5.13686108589172">
                <text:p>5.13686108589172</text:p>
              </table:table-cell>
              <table:table-cell office:value-type="float" office:value="5.20357799530029">
                <text:p>5.20357799530029</text:p>
              </table:table-cell>
              <table:table-cell office:value-type="float" office:value="5.23693680763245">
                <text:p>5.23693680763245</text:p>
              </table:table-cell>
              <table:table-cell office:value-type="float" office:value="5.30365371704102">
                <text:p>5.30365371704102</text:p>
              </table:table-cell>
              <table:table-cell office:value-type="float" office:value="5.37037110328674">
                <text:p>5.37037110328674</text:p>
              </table:table-cell>
              <table:table-cell office:value-type="float" office:value="5.47044706344605">
                <text:p>5.47044706344605</text:p>
              </table:table-cell>
              <table:table-cell office:value-type="float" office:value="5.53716421127319">
                <text:p>5.53716421127319</text:p>
              </table:table-cell>
              <table:table-cell office:value-type="float" office:value="5.60388159751892">
                <text:p>5.60388159751892</text:p>
              </table:table-cell>
              <table:table-cell office:value-type="float" office:value="5.67059922218323">
                <text:p>5.67059922218323</text:p>
              </table:table-cell>
              <table:table-cell office:value-type="float" office:value="5.73731637001038">
                <text:p>5.73731637001038</text:p>
              </table:table-cell>
              <table:table-cell office:value-type="float" office:value="5.80403399467468">
                <text:p>5.80403399467468</text:p>
              </table:table-cell>
              <table:table-cell office:value-type="float" office:value="5.87075138092041">
                <text:p>5.87075138092041</text:p>
              </table:table-cell>
              <table:table-cell office:value-type="float" office:value="5.9374692440033">
                <text:p>5.9374692440033</text:p>
              </table:table-cell>
              <table:table-cell office:value-type="float" office:value="6.0041868686676">
                <text:p>6.0041868686676</text:p>
              </table:table-cell>
              <table:table-cell office:value-type="float" office:value="6.10426330566406">
                <text:p>6.10426330566406</text:p>
              </table:table-cell>
              <table:table-cell office:value-type="float" office:value="6.13762140274048">
                <text:p>6.13762140274048</text:p>
              </table:table-cell>
              <table:table-cell office:value-type="float" office:value="6.17097926139832">
                <text:p>6.17097926139832</text:p>
              </table:table-cell>
              <table:table-cell office:value-type="float" office:value="6.23769497871399">
                <text:p>6.23769497871399</text:p>
              </table:table-cell>
              <table:table-cell office:value-type="float" office:value="6.30441117286682">
                <text:p>6.30441117286682</text:p>
              </table:table-cell>
              <table:table-cell office:value-type="float" office:value="6.3711268901825">
                <text:p>6.3711268901825</text:p>
              </table:table-cell>
              <table:table-cell office:value-type="float" office:value="6.43784284591675">
                <text:p>6.43784284591675</text:p>
              </table:table-cell>
              <table:table-cell office:value-type="float" office:value="6.504558801651">
                <text:p>6.504558801651</text:p>
              </table:table-cell>
              <table:table-cell office:value-type="float" office:value="6.70470666885376">
                <text:p>6.70470666885376</text:p>
              </table:table-cell>
              <table:table-cell office:value-type="float" office:value="6.77142286300659">
                <text:p>6.77142286300659</text:p>
              </table:table-cell>
              <table:table-cell office:value-type="float" office:value="6.80478072166443">
                <text:p>6.80478072166443</text:p>
              </table:table-cell>
              <table:table-cell office:value-type="float" office:value="6.83813881874085">
                <text:p>6.83813881874085</text:p>
              </table:table-cell>
              <table:table-cell office:value-type="float" office:value="6.97157096862793">
                <text:p>6.97157096862793</text:p>
              </table:table-cell>
              <table:table-cell office:value-type="float" office:value="7.00492882728577">
                <text:p>7.00492882728577</text:p>
              </table:table-cell>
              <table:table-cell office:value-type="float" office:value="7.03828716278076">
                <text:p>7.03828716278076</text:p>
              </table:table-cell>
              <table:table-cell office:value-type="float" office:value="7.0716450214386">
                <text:p>7.0716450214386</text:p>
              </table:table-cell>
              <table:table-cell office:value-type="float" office:value="7.13836264610291">
                <text:p>7.13836264610291</text:p>
              </table:table-cell>
              <table:table-cell office:value-type="float" office:value="7.17172193527222">
                <text:p>7.17172193527222</text:p>
              </table:table-cell>
              <table:table-cell office:value-type="float" office:value="7.27180004119873">
                <text:p>7.27180004119873</text:p>
              </table:table-cell>
              <table:table-cell office:value-type="float" office:value="7.30515933036804">
                <text:p>7.30515933036804</text:p>
              </table:table-cell>
              <table:table-cell office:value-type="float" office:value="7.37187838554382">
                <text:p>7.37187838554382</text:p>
              </table:table-cell>
              <table:table-cell office:value-type="float" office:value="7.4719569683075">
                <text:p>7.4719569683075</text:p>
              </table:table-cell>
              <table:table-cell office:value-type="float" office:value="7.53867602348328">
                <text:p>7.53867602348328</text:p>
              </table:table-cell>
              <table:table-cell office:value-type="float" office:value="7.60539555549622">
                <text:p>7.60539555549622</text:p>
              </table:table-cell>
              <table:table-cell office:value-type="float" office:value="7.63875508308411">
                <text:p>7.63875508308411</text:p>
              </table:table-cell>
              <table:table-cell office:value-type="float" office:value="7.67211484909058">
                <text:p>7.67211484909058</text:p>
              </table:table-cell>
              <table:table-cell office:value-type="float" office:value="7.70547437667847">
                <text:p>7.70547437667847</text:p>
              </table:table-cell>
              <table:table-cell office:value-type="float" office:value="7.73883414268494">
                <text:p>7.73883414268494</text:p>
              </table:table-cell>
              <table:table-cell office:value-type="float" office:value="7.77219414710999">
                <text:p>7.77219414710999</text:p>
              </table:table-cell>
              <table:table-cell office:value-type="float" office:value="7.80555367469788">
                <text:p>7.80555367469788</text:p>
              </table:table-cell>
              <table:table-cell office:value-type="float" office:value="7.93899321556091">
                <text:p>7.93899321556091</text:p>
              </table:table-cell>
              <table:table-cell office:value-type="float" office:value="8.00571298599243">
                <text:p>8.00571298599243</text:p>
              </table:table-cell>
              <table:table-cell office:value-type="float" office:value="8.07243275642395">
                <text:p>8.07243275642395</text:p>
              </table:table-cell>
              <table:table-cell office:value-type="float" office:value="8.105792760849">
                <text:p>8.105792760849</text:p>
              </table:table-cell>
              <table:table-cell office:value-type="float" office:value="8.17250919342041">
                <text:p>8.17250919342041</text:p>
              </table:table-cell>
              <table:table-cell office:value-type="float" office:value="8.23922562599182">
                <text:p>8.23922562599182</text:p>
              </table:table-cell>
              <table:table-cell office:value-type="float" office:value="8.30594205856323">
                <text:p>8.30594205856323</text:p>
              </table:table-cell>
              <table:table-cell office:value-type="float" office:value="8.33930039405823">
                <text:p>8.33930039405823</text:p>
              </table:table-cell>
              <table:table-cell office:value-type="float" office:value="8.50609135627747">
                <text:p>8.50609135627747</text:p>
              </table:table-cell>
              <table:table-cell office:value-type="float" office:value="8.5728075504303">
                <text:p>8.5728075504303</text:p>
              </table:table-cell>
              <table:table-cell office:value-type="float" office:value="8.60616564750671">
                <text:p>8.60616564750671</text:p>
              </table:table-cell>
              <table:table-cell office:value-type="float" office:value="8.63952422142029">
                <text:p>8.63952422142029</text:p>
              </table:table-cell>
              <table:table-cell office:value-type="float" office:value="8.70624041557312">
                <text:p>8.70624041557312</text:p>
              </table:table-cell>
              <table:table-cell office:value-type="float" office:value="8.77295684814453">
                <text:p>8.77295684814453</text:p>
              </table:table-cell>
              <table:table-cell office:value-type="float" office:value="8.83967328071594">
                <text:p>8.83967328071594</text:p>
              </table:table-cell>
              <table:table-cell office:value-type="float" office:value="8.87303137779236">
                <text:p>8.87303137779236</text:p>
              </table:table-cell>
              <table:table-cell office:value-type="float" office:value="8.90638971328735">
                <text:p>8.90638971328735</text:p>
              </table:table-cell>
              <table:table-cell office:value-type="float" office:value="8.93974781036377">
                <text:p>8.93974781036377</text:p>
              </table:table-cell>
              <table:table-cell office:value-type="float" office:value="9.00646424293518">
                <text:p>9.00646424293518</text:p>
              </table:table-cell>
              <table:table-cell office:value-type="float" office:value="9.03982257843018">
                <text:p>9.03982257843018</text:p>
              </table:table-cell>
              <table:table-cell office:value-type="float" office:value="9.13989520072937">
                <text:p>9.13989520072937</text:p>
              </table:table-cell>
              <table:table-cell office:value-type="float" office:value="9.2066080570221">
                <text:p>9.2066080570221</text:p>
              </table:table-cell>
              <table:table-cell office:value-type="float" office:value="9.27332067489624">
                <text:p>9.27332067489624</text:p>
              </table:table-cell>
              <table:table-cell office:value-type="float" office:value="9.40674662590027">
                <text:p>9.40674662590027</text:p>
              </table:table-cell>
              <table:table-cell office:value-type="float" office:value="9.44010305404663">
                <text:p>9.44010305404663</text:p>
              </table:table-cell>
              <table:table-cell office:value-type="float" office:value="9.50681567192078">
                <text:p>9.50681567192078</text:p>
              </table:table-cell>
              <table:table-cell office:value-type="float" office:value="9.5735285282135">
                <text:p>9.5735285282135</text:p>
              </table:table-cell>
              <table:table-cell office:value-type="float" office:value="9.77366709709168">
                <text:p>9.77366709709168</text:p>
              </table:table-cell>
              <table:table-cell office:value-type="float" office:value="9.80702352523804">
                <text:p>9.80702352523804</text:p>
              </table:table-cell>
              <table:table-cell office:value-type="float" office:value="9.90709257125855">
                <text:p>9.90709257125855</text:p>
              </table:table-cell>
              <table:table-cell office:value-type="float" office:value="9.97380542755127">
                <text:p>9.97380542755127</text:p>
              </table:table-cell>
              <table:table-cell office:value-type="float" office:value="10.0405180454254">
                <text:p>10.0405180454254</text:p>
              </table:table-cell>
              <table:table-cell office:value-type="float" office:value="10.1072309017181">
                <text:p>10.1072309017181</text:p>
              </table:table-cell>
              <table:table-cell office:value-type="float" office:value="10.1739473342896">
                <text:p>10.1739473342896</text:p>
              </table:table-cell>
              <table:table-cell office:value-type="float" office:value="10.2406635284424">
                <text:p>10.2406635284424</text:p>
              </table:table-cell>
              <table:table-cell office:value-type="float" office:value="10.3407380580902">
                <text:p>10.3407380580902</text:p>
              </table:table-cell>
              <table:table-cell office:value-type="float" office:value="10.407454252243">
                <text:p>10.407454252243</text:p>
              </table:table-cell>
              <table:table-cell office:value-type="float" office:value="10.4741706848145">
                <text:p>10.4741706848145</text:p>
              </table:table-cell>
              <table:table-cell office:value-type="float" office:value="10.5408868789673">
                <text:p>10.5408868789673</text:p>
              </table:table-cell>
              <table:table-cell office:value-type="float" office:value="10.6076035499573">
                <text:p>10.6076035499573</text:p>
              </table:table-cell>
              <table:table-cell office:value-type="float" office:value="10.6743197441101">
                <text:p>10.6743197441101</text:p>
              </table:table-cell>
              <table:table-cell office:value-type="float" office:value="10.7410361766815">
                <text:p>10.7410361766815</text:p>
              </table:table-cell>
              <table:table-cell office:value-type="float" office:value="10.8077523708344">
                <text:p>10.8077523708344</text:p>
              </table:table-cell>
              <table:table-cell office:value-type="float" office:value="10.8411104679108">
                <text:p>10.8411104679108</text:p>
              </table:table-cell>
              <table:table-cell office:value-type="float" office:value="10.9078269004822">
                <text:p>10.9078269004822</text:p>
              </table:table-cell>
              <table:table-cell office:value-type="float" office:value="11.00790143013">
                <text:p>11.00790143013</text:p>
              </table:table-cell>
              <table:table-cell office:value-type="float" office:value="11.0746176242828">
                <text:p>11.0746176242828</text:p>
              </table:table-cell>
              <table:table-cell office:value-type="float" office:value="11.1413304805756">
                <text:p>11.1413304805756</text:p>
              </table:table-cell>
              <table:table-cell office:value-type="float" office:value="11.2413949966431">
                <text:p>11.2413949966431</text:p>
              </table:table-cell>
              <table:table-cell office:value-type="float" office:value="11.2747497558594">
                <text:p>11.2747497558594</text:p>
              </table:table-cell>
              <table:table-cell office:value-type="float" office:value="11.3081042766571">
                <text:p>11.3081042766571</text:p>
              </table:table-cell>
              <table:table-cell office:value-type="float" office:value="11.3748137950897">
                <text:p>11.3748137950897</text:p>
              </table:table-cell>
              <table:table-cell office:value-type="float" office:value="11.4415228366852">
                <text:p>11.4415228366852</text:p>
              </table:table-cell>
              <table:table-cell office:value-type="float" office:value="11.5082321166992">
                <text:p>11.5082321166992</text:p>
              </table:table-cell>
              <table:table-cell office:value-type="float" office:value="11.5415866374969">
                <text:p>11.5415866374969</text:p>
              </table:table-cell>
              <table:table-cell office:value-type="float" office:value="11.5749411582947">
                <text:p>11.5749411582947</text:p>
              </table:table-cell>
              <table:table-cell office:value-type="float" office:value="11.6416501998901">
                <text:p>11.6416501998901</text:p>
              </table:table-cell>
              <table:table-cell office:value-type="float" office:value="11.6750047206879">
                <text:p>11.6750047206879</text:p>
              </table:table-cell>
              <table:table-cell office:value-type="float" office:value="11.7083587646484">
                <text:p>11.7083587646484</text:p>
              </table:table-cell>
              <table:table-cell office:value-type="float" office:value="11.7417132854462">
                <text:p>11.7417132854462</text:p>
              </table:table-cell>
              <table:table-cell office:value-type="float" office:value="11.7750678062439">
                <text:p>11.7750678062439</text:p>
              </table:table-cell>
              <table:table-cell office:value-type="float" office:value="11.8417763710022">
                <text:p>11.8417763710022</text:p>
              </table:table-cell>
              <table:table-cell office:value-type="float" office:value="11.9084851741791">
                <text:p>11.9084851741791</text:p>
              </table:table-cell>
              <table:table-cell office:value-type="float" office:value="11.9418394565582">
                <text:p>11.9418394565582</text:p>
              </table:table-cell>
              <table:table-cell office:value-type="float" office:value="11.9751935005188">
                <text:p>11.9751935005188</text:p>
              </table:table-cell>
              <table:table-cell office:value-type="float" office:value="12.008547782898">
                <text:p>12.008547782898</text:p>
              </table:table-cell>
              <table:table-cell office:value-type="float" office:value="12.0419018268585">
                <text:p>12.0419018268585</text:p>
              </table:table-cell>
              <table:table-cell office:value-type="float" office:value="12.0752561092377">
                <text:p>12.0752561092377</text:p>
              </table:table-cell>
              <table:table-cell office:value-type="float" office:value="12.1086103916168">
                <text:p>12.1086103916168</text:p>
              </table:table-cell>
              <table:table-cell office:value-type="float" office:value="12.1753232479095">
                <text:p>12.1753232479095</text:p>
              </table:table-cell>
              <table:table-cell office:value-type="float" office:value="12.2420361042023">
                <text:p>12.2420361042023</text:p>
              </table:table-cell>
              <table:table-cell office:value-type="float" office:value="12.3421053886414">
                <text:p>12.3421053886414</text:p>
              </table:table-cell>
              <table:table-cell office:value-type="float" office:value="12.4088182449341">
                <text:p>12.4088182449341</text:p>
              </table:table-cell>
              <table:table-cell office:value-type="float" office:value="12.4755313396454">
                <text:p>12.4755313396454</text:p>
              </table:table-cell>
              <table:table-cell office:value-type="float" office:value="12.5088877677917">
                <text:p>12.5088877677917</text:p>
              </table:table-cell>
              <table:table-cell office:value-type="float" office:value="12.5756006240845">
                <text:p>12.5756006240845</text:p>
              </table:table-cell>
              <table:table-cell office:value-type="float" office:value="12.6423132419586">
                <text:p>12.6423132419586</text:p>
              </table:table-cell>
              <table:table-cell office:value-type="float" office:value="12.675669670105">
                <text:p>12.675669670105</text:p>
              </table:table-cell>
              <table:table-cell office:value-type="float" office:value="12.7423825263977">
                <text:p>12.7423825263977</text:p>
              </table:table-cell>
              <table:table-cell office:value-type="float" office:value="12.8090951442719">
                <text:p>12.8090951442719</text:p>
              </table:table-cell>
              <table:table-cell office:value-type="float" office:value="12.8758080005646">
                <text:p>12.8758080005646</text:p>
              </table:table-cell>
              <table:table-cell office:value-type="float" office:value="12.9425208568573">
                <text:p>12.9425208568573</text:p>
              </table:table-cell>
              <table:table-cell office:value-type="float" office:value="12.9758772850037">
                <text:p>12.9758772850037</text:p>
              </table:table-cell>
              <table:table-cell office:value-type="float" office:value="13.0425899028778">
                <text:p>13.0425899028778</text:p>
              </table:table-cell>
              <table:table-cell office:value-type="float" office:value="13.0759463310242">
                <text:p>13.0759463310242</text:p>
              </table:table-cell>
              <table:table-cell office:value-type="float" office:value="13.109302520752">
                <text:p>13.109302520752</text:p>
              </table:table-cell>
              <table:table-cell office:value-type="float" office:value="13.1426587104797">
                <text:p>13.1426587104797</text:p>
              </table:table-cell>
              <table:table-cell office:value-type="float" office:value="13.2093713283539">
                <text:p>13.2093713283539</text:p>
              </table:table-cell>
              <table:table-cell office:value-type="float" office:value="13.2427275180817">
                <text:p>13.2427275180817</text:p>
              </table:table-cell>
              <table:table-cell office:value-type="float" office:value="13.3094398975372">
                <text:p>13.3094398975372</text:p>
              </table:table-cell>
              <table:table-cell office:value-type="float" office:value="13.4095087051392">
                <text:p>13.4095087051392</text:p>
              </table:table-cell>
              <table:table-cell office:value-type="float" office:value="13.4762210845947">
                <text:p>13.4762210845947</text:p>
              </table:table-cell>
              <table:table-cell office:value-type="float" office:value="13.5429339408875">
                <text:p>13.5429339408875</text:p>
              </table:table-cell>
              <table:table-cell office:value-type="float" office:value="13.609646320343">
                <text:p>13.609646320343</text:p>
              </table:table-cell>
              <table:table-cell office:value-type="float" office:value="13.6430025100708">
                <text:p>13.6430025100708</text:p>
              </table:table-cell>
              <table:table-cell office:value-type="float" office:value="13.6763586997986">
                <text:p>13.6763586997986</text:p>
              </table:table-cell>
              <table:table-cell office:value-type="float" office:value="13.7097148895264">
                <text:p>13.7097148895264</text:p>
              </table:table-cell>
              <table:table-cell office:value-type="float" office:value="13.7430710792542">
                <text:p>13.7430710792542</text:p>
              </table:table-cell>
              <table:table-cell office:value-type="float" office:value="13.7764272689819">
                <text:p>13.7764272689819</text:p>
              </table:table-cell>
              <table:table-cell office:value-type="float" office:value="13.8431398868561">
                <text:p>13.8431398868561</text:p>
              </table:table-cell>
              <table:table-cell office:value-type="float" office:value="13.8764960765839">
                <text:p>13.8764960765839</text:p>
              </table:table-cell>
              <table:table-cell office:value-type="float" office:value="13.9098522663116">
                <text:p>13.9098522663116</text:p>
              </table:table-cell>
              <table:table-cell office:value-type="float" office:value="14.1099894046783">
                <text:p>14.1099894046783</text:p>
              </table:table-cell>
              <table:table-cell office:value-type="float" office:value="14.1767075061798">
                <text:p>14.1767075061798</text:p>
              </table:table-cell>
              <table:table-cell office:value-type="float" office:value="14.2100665569305">
                <text:p>14.2100665569305</text:p>
              </table:table-cell>
              <table:table-cell office:value-type="float" office:value="14.2434258460999">
                <text:p>14.2434258460999</text:p>
              </table:table-cell>
              <table:table-cell office:value-type="float" office:value="14.5102987289429">
                <text:p>14.5102987289429</text:p>
              </table:table-cell>
              <table:table-cell office:value-type="float" office:value="14.5770173072815">
                <text:p>14.5770173072815</text:p>
              </table:table-cell>
              <table:table-cell office:value-type="float" office:value="14.8105325698853">
                <text:p>14.8105325698853</text:p>
              </table:table-cell>
              <table:table-cell office:value-type="float" office:value="14.8772511482239">
                <text:p>14.8772511482239</text:p>
              </table:table-cell>
              <table:table-cell office:value-type="float" office:value="14.9106106758118">
                <text:p>14.9106106758118</text:p>
              </table:table-cell>
              <table:table-cell office:value-type="float" office:value="15.0106890201569">
                <text:p>15.0106890201569</text:p>
              </table:table-cell>
              <table:table-cell office:value-type="float" office:value="15.0774075984955">
                <text:p>15.0774075984955</text:p>
              </table:table-cell>
              <table:table-cell office:value-type="float" office:value="15.1441230773926">
                <text:p>15.1441230773926</text:p>
              </table:table-cell>
              <table:table-cell office:value-type="float" office:value="15.3442568778992">
                <text:p>15.3442568778992</text:p>
              </table:table-cell>
              <table:table-cell office:value-type="float" office:value="15.4109678268433">
                <text:p>15.4109678268433</text:p>
              </table:table-cell>
              <table:table-cell office:value-type="float" office:value="15.6778118610382">
                <text:p>15.6778118610382</text:p>
              </table:table-cell>
              <table:table-cell office:value-type="float" office:value="15.7111673355103">
                <text:p>15.7111673355103</text:p>
              </table:table-cell>
              <table:table-cell office:value-type="float" office:value="15.7778780460358">
                <text:p>15.7778780460358</text:p>
              </table:table-cell>
              <table:table-cell office:value-type="float" office:value="15.9780099391937">
                <text:p>15.9780099391937</text:p>
              </table:table-cell>
              <table:table-cell office:value-type="float" office:value="16.0447206497192">
                <text:p>16.0447206497192</text:p>
              </table:table-cell>
              <table:table-cell office:value-type="float" office:value="16.31156873703">
                <text:p>16.31156873703</text:p>
              </table:table-cell>
              <table:table-cell office:value-type="float" office:value="16.4116377830505">
                <text:p>16.4116377830505</text:p>
              </table:table-cell>
              <table:table-cell office:value-type="float" office:value="16.6117753982544">
                <text:p>16.6117753982544</text:p>
              </table:table-cell>
              <table:table-cell office:value-type="float" office:value="16.67848777771">
                <text:p>16.67848777771</text:p>
              </table:table-cell>
              <table:table-cell office:value-type="float" office:value="16.7452001571655">
                <text:p>16.7452001571655</text:p>
              </table:table-cell>
              <table:table-cell office:value-type="float" office:value="16.8119125366211">
                <text:p>16.8119125366211</text:p>
              </table:table-cell>
              <table:table-cell office:value-type="float" office:value="16.8786251544952">
                <text:p>16.8786251544952</text:p>
              </table:table-cell>
              <table:table-cell office:value-type="float" office:value="16.911981344223">
                <text:p>16.911981344223</text:p>
              </table:table-cell>
              <table:table-cell office:value-type="float" office:value="16.9786937236786">
                <text:p>16.9786937236786</text:p>
              </table:table-cell>
              <table:table-cell office:value-type="float" office:value="17.1121187210083">
                <text:p>17.1121187210083</text:p>
              </table:table-cell>
              <table:table-cell office:value-type="float" office:value="17.2121903896332">
                <text:p>17.2121903896332</text:p>
              </table:table-cell>
              <table:table-cell office:value-type="float" office:value="17.2455475330353">
                <text:p>17.2455475330353</text:p>
              </table:table-cell>
              <table:table-cell office:value-type="float" office:value="17.5124063491821">
                <text:p>17.5124063491821</text:p>
              </table:table-cell>
              <table:table-cell office:value-type="float" office:value="17.5791211128235">
                <text:p>17.5791211128235</text:p>
              </table:table-cell>
              <table:table-cell office:value-type="float" office:value="17.6458356380463">
                <text:p>17.6458356380463</text:p>
              </table:table-cell>
              <table:table-cell office:value-type="float" office:value="17.8126227855682">
                <text:p>17.8126227855682</text:p>
              </table:table-cell>
              <table:table-cell office:value-type="float" office:value="17.8793377876282">
                <text:p>17.8793377876282</text:p>
              </table:table-cell>
              <table:table-cell office:value-type="float" office:value="17.9460527896881">
                <text:p>17.9460527896881</text:p>
              </table:table-cell>
              <table:table-cell office:value-type="float" office:value="18.012767791748">
                <text:p>18.012767791748</text:p>
              </table:table-cell>
              <table:table-cell office:value-type="float" office:value="18.0794825553894">
                <text:p>18.0794825553894</text:p>
              </table:table-cell>
              <table:table-cell office:value-type="float" office:value="18.1462001800537">
                <text:p>18.1462001800537</text:p>
              </table:table-cell>
              <table:table-cell office:value-type="float" office:value="18.2129201889038">
                <text:p>18.2129201889038</text:p>
              </table:table-cell>
              <table:table-cell office:value-type="float" office:value="18.2462801933289">
                <text:p>18.2462801933289</text:p>
              </table:table-cell>
              <table:table-cell office:value-type="float" office:value="18.2796401977539">
                <text:p>18.2796401977539</text:p>
              </table:table-cell>
              <table:table-cell office:value-type="float" office:value="18.3463604450226">
                <text:p>18.3463604450226</text:p>
              </table:table-cell>
              <table:table-cell office:value-type="float" office:value="18.3797202110291">
                <text:p>18.3797202110291</text:p>
              </table:table-cell>
              <table:table-cell office:value-type="float" office:value="18.4464404582977">
                <text:p>18.4464404582977</text:p>
              </table:table-cell>
              <table:table-cell office:value-type="float" office:value="18.5131607055664">
                <text:p>18.5131607055664</text:p>
              </table:table-cell>
              <table:table-cell office:value-type="float" office:value="18.5798811912537">
                <text:p>18.5798811912537</text:p>
              </table:table-cell>
              <table:table-cell office:value-type="float" office:value="18.6132411956787">
                <text:p>18.6132411956787</text:p>
              </table:table-cell>
              <table:table-cell office:value-type="float" office:value="18.6466012001038">
                <text:p>18.6466012001038</text:p>
              </table:table-cell>
              <table:table-cell office:value-type="float" office:value="18.713321685791">
                <text:p>18.713321685791</text:p>
              </table:table-cell>
              <table:table-cell office:value-type="float" office:value="18.7800421714783">
                <text:p>18.7800421714783</text:p>
              </table:table-cell>
              <table:table-cell office:value-type="float" office:value="18.8801231384277">
                <text:p>18.8801231384277</text:p>
              </table:table-cell>
              <table:table-cell office:value-type="float" office:value="18.9468433856964">
                <text:p>18.9468433856964</text:p>
              </table:table-cell>
              <table:table-cell office:value-type="float" office:value="19.0135641098022">
                <text:p>19.0135641098022</text:p>
              </table:table-cell>
              <table:table-cell office:value-type="float" office:value="19.0469245910645">
                <text:p>19.0469245910645</text:p>
              </table:table-cell>
              <table:table-cell office:value-type="float" office:value="19.0802848339081">
                <text:p>19.0802848339081</text:p>
              </table:table-cell>
              <table:table-cell office:value-type="float" office:value="19.2137145996094">
                <text:p>19.2137145996094</text:p>
              </table:table-cell>
              <table:table-cell office:value-type="float" office:value="19.2804276943207">
                <text:p>19.2804276943207</text:p>
              </table:table-cell>
              <table:table-cell office:value-type="float" office:value="19.313784122467">
                <text:p>19.313784122467</text:p>
              </table:table-cell>
              <table:table-cell office:value-type="float" office:value="19.3804969787598">
                <text:p>19.3804969787598</text:p>
              </table:table-cell>
              <table:table-cell office:value-type="float" office:value="19.6473484039307">
                <text:p>19.6473484039307</text:p>
              </table:table-cell>
              <table:table-cell office:value-type="float" office:value="19.680704832077">
                <text:p>19.680704832077</text:p>
              </table:table-cell>
              <table:table-cell office:value-type="float" office:value="19.8474864959717">
                <text:p>19.8474864959717</text:p>
              </table:table-cell>
              <table:table-cell office:value-type="float" office:value="19.9141991138458">
                <text:p>19.9141991138458</text:p>
              </table:table-cell>
              <table:table-cell office:value-type="float" office:value="19.9809119701386">
                <text:p>19.9809119701386</text:p>
              </table:table-cell>
              <table:table-cell office:value-type="float" office:value="20.2477586269379">
                <text:p>20.2477586269379</text:p>
              </table:table-cell>
              <table:table-cell office:value-type="float" office:value="20.3144690990448">
                <text:p>20.3144690990448</text:p>
              </table:table-cell>
              <table:table-cell office:value-type="float" office:value="20.4478898048401">
                <text:p>20.4478898048401</text:p>
              </table:table-cell>
              <table:table-cell office:value-type="float" office:value="20.5813102722168">
                <text:p>20.5813102722168</text:p>
              </table:table-cell>
              <table:table-cell office:value-type="float" office:value="20.6480205059052">
                <text:p>20.6480205059052</text:p>
              </table:table-cell>
              <table:table-cell office:value-type="float" office:value="20.8481507301331">
                <text:p>20.8481507301331</text:p>
              </table:table-cell>
              <table:table-cell office:value-type="float" office:value="21.0482802391052">
                <text:p>21.0482802391052</text:p>
              </table:table-cell>
              <table:table-cell office:value-type="float" office:value="21.0816349983215">
                <text:p>21.0816349983215</text:p>
              </table:table-cell>
              <table:table-cell office:value-type="float" office:value="21.1483461856842">
                <text:p>21.1483461856842</text:p>
              </table:table-cell>
              <table:table-cell office:value-type="float" office:value="21.2150588035583">
                <text:p>21.2150588035583</text:p>
              </table:table-cell>
              <table:table-cell office:value-type="float" office:value="21.2817714214325">
                <text:p>21.2817714214325</text:p>
              </table:table-cell>
              <table:table-cell office:value-type="float" office:value="21.44855260849">
                <text:p>21.44855260849</text:p>
              </table:table-cell>
              <table:table-cell office:value-type="float" office:value="21.4819090366363">
                <text:p>21.4819090366363</text:p>
              </table:table-cell>
              <table:table-cell office:value-type="float" office:value="21.5486216545105">
                <text:p>21.5486216545105</text:p>
              </table:table-cell>
              <table:table-cell office:value-type="float" office:value="21.6153340339661">
                <text:p>21.6153340339661</text:p>
              </table:table-cell>
              <table:table-cell office:value-type="float" office:value="21.6820466518402">
                <text:p>21.6820466518402</text:p>
              </table:table-cell>
              <table:table-cell office:value-type="float" office:value="21.715402841568">
                <text:p>21.715402841568</text:p>
              </table:table-cell>
              <table:table-cell office:value-type="float" office:value="21.7487590312958">
                <text:p>21.7487590312958</text:p>
              </table:table-cell>
              <table:table-cell office:value-type="float" office:value="21.8154714107513">
                <text:p>21.8154714107513</text:p>
              </table:table-cell>
              <table:table-cell office:value-type="float" office:value="21.8821837902069">
                <text:p>21.8821837902069</text:p>
              </table:table-cell>
              <table:table-cell office:value-type="float" office:value="21.9488961696625">
                <text:p>21.9488961696625</text:p>
              </table:table-cell>
              <table:table-cell office:value-type="float" office:value="22.015608549118">
                <text:p>22.015608549118</text:p>
              </table:table-cell>
              <table:table-cell office:value-type="float" office:value="22.0489647388458">
                <text:p>22.0489647388458</text:p>
              </table:table-cell>
              <table:table-cell office:value-type="float" office:value="22.0823209285736">
                <text:p>22.0823209285736</text:p>
              </table:table-cell>
              <table:table-cell office:value-type="float" office:value="22.1156771183014">
                <text:p>22.1156771183014</text:p>
              </table:table-cell>
              <table:table-cell office:value-type="float" office:value="22.1490347385406">
                <text:p>22.1490347385406</text:p>
              </table:table-cell>
              <table:table-cell office:value-type="float" office:value="22.1823923587799">
                <text:p>22.1823923587799</text:p>
              </table:table-cell>
              <table:table-cell office:value-type="float" office:value="22.2491071224213">
                <text:p>22.2491071224213</text:p>
              </table:table-cell>
              <table:table-cell office:value-type="float" office:value="22.2824645042419">
                <text:p>22.2824645042419</text:p>
              </table:table-cell>
              <table:table-cell office:value-type="float" office:value="22.3491795063019">
                <text:p>22.3491795063019</text:p>
              </table:table-cell>
              <table:table-cell office:value-type="float" office:value="22.4158942699432">
                <text:p>22.4158942699432</text:p>
              </table:table-cell>
              <table:table-cell office:value-type="float" office:value="22.4826090335846">
                <text:p>22.4826090335846</text:p>
              </table:table-cell>
              <table:table-cell office:value-type="float" office:value="22.5493242740631">
                <text:p>22.5493242740631</text:p>
              </table:table-cell>
              <table:table-cell office:value-type="float" office:value="22.5826816558838">
                <text:p>22.5826816558838</text:p>
              </table:table-cell>
              <table:table-cell office:value-type="float" office:value="22.6160390377045">
                <text:p>22.6160390377045</text:p>
              </table:table-cell>
              <table:table-cell office:value-type="float" office:value="22.6493966579437">
                <text:p>22.6493966579437</text:p>
              </table:table-cell>
              <table:table-cell office:value-type="float" office:value="22.6827540397644">
                <text:p>22.6827540397644</text:p>
              </table:table-cell>
              <table:table-cell office:value-type="float" office:value="22.7161116600037">
                <text:p>22.7161116600037</text:p>
              </table:table-cell>
              <table:table-cell office:value-type="float" office:value="22.849541425705">
                <text:p>22.849541425705</text:p>
              </table:table-cell>
              <table:table-cell office:value-type="float" office:value="22.9162566661835">
                <text:p>22.9162566661835</text:p>
              </table:table-cell>
              <table:table-cell office:value-type="float" office:value="22.9496142864227">
                <text:p>22.9496142864227</text:p>
              </table:table-cell>
              <table:table-cell office:value-type="float" office:value="22.9829716682434">
                <text:p>22.9829716682434</text:p>
              </table:table-cell>
              <table:table-cell office:value-type="float" office:value="23.0163290500641">
                <text:p>23.0163290500641</text:p>
              </table:table-cell>
              <table:table-cell office:value-type="float" office:value="23.0496866703033">
                <text:p>23.0496866703033</text:p>
              </table:table-cell>
              <table:table-cell office:value-type="float" office:value="23.0830442905426">
                <text:p>23.0830442905426</text:p>
              </table:table-cell>
              <table:table-cell office:value-type="float" office:value="23.2164747714996">
                <text:p>23.2164747714996</text:p>
              </table:table-cell>
              <table:table-cell office:value-type="float" office:value="23.3165481090546">
                <text:p>23.3165481090546</text:p>
              </table:table-cell>
              <table:table-cell office:value-type="float" office:value="23.4499790668488">
                <text:p>23.4499790668488</text:p>
              </table:table-cell>
              <table:table-cell office:value-type="float" office:value="23.4833369255066">
                <text:p>23.4833369255066</text:p>
              </table:table-cell>
              <table:table-cell office:value-type="float" office:value="23.5500524044037">
                <text:p>23.5500524044037</text:p>
              </table:table-cell>
              <table:table-cell office:value-type="float" office:value="23.6167681217194">
                <text:p>23.6167681217194</text:p>
              </table:table-cell>
              <table:table-cell office:value-type="float" office:value="23.6834836006165">
                <text:p>23.6834836006165</text:p>
              </table:table-cell>
              <table:table-cell office:value-type="float" office:value="23.8836305141449">
                <text:p>23.8836305141449</text:p>
              </table:table-cell>
              <table:table-cell office:value-type="float" office:value="23.9169883728027">
                <text:p>23.9169883728027</text:p>
              </table:table-cell>
              <table:table-cell office:value-type="float" office:value="23.9503462314606">
                <text:p>23.9503462314606</text:p>
              </table:table-cell>
              <table:table-cell office:value-type="float" office:value="23.9837040901184">
                <text:p>23.9837040901184</text:p>
              </table:table-cell>
              <table:table-cell office:value-type="float" office:value="24.0837776660919">
                <text:p>24.0837776660919</text:p>
              </table:table-cell>
              <table:table-cell office:value-type="float" office:value="24.1171355247498">
                <text:p>24.1171355247498</text:p>
              </table:table-cell>
              <table:table-cell office:value-type="float" office:value="24.1504929065704">
                <text:p>24.1504929065704</text:p>
              </table:table-cell>
              <table:table-cell office:value-type="float" office:value="24.1838505268097">
                <text:p>24.1838505268097</text:p>
              </table:table-cell>
              <table:table-cell office:value-type="float" office:value="24.2505655288696">
                <text:p>24.2505655288696</text:p>
              </table:table-cell>
              <table:table-cell office:value-type="float" office:value="24.2839229106903">
                <text:p>24.2839229106903</text:p>
              </table:table-cell>
              <table:table-cell office:value-type="float" office:value="24.4173529148102">
                <text:p>24.4173529148102</text:p>
              </table:table-cell>
              <table:table-cell office:value-type="float" office:value="24.4840681552887">
                <text:p>24.4840681552887</text:p>
              </table:table-cell>
              <table:table-cell office:value-type="float" office:value="24.517425775528">
                <text:p>24.517425775528</text:p>
              </table:table-cell>
              <table:table-cell office:value-type="float" office:value="24.5507831573486">
                <text:p>24.5507831573486</text:p>
              </table:table-cell>
              <table:table-cell office:value-type="float" office:value="24.650856256485">
                <text:p>24.650856256485</text:p>
              </table:table-cell>
              <table:table-cell office:value-type="float" office:value="24.7175712585449">
                <text:p>24.7175712585449</text:p>
              </table:table-cell>
              <table:table-cell office:value-type="float" office:value="24.7842864990234">
                <text:p>24.7842864990234</text:p>
              </table:table-cell>
              <table:table-cell office:value-type="float" office:value="24.8510019779205">
                <text:p>24.8510019779205</text:p>
              </table:table-cell>
              <table:table-cell office:value-type="float" office:value="24.8843595981598">
                <text:p>24.8843595981598</text:p>
              </table:table-cell>
              <table:table-cell office:value-type="float" office:value="25.0177903175354">
                <text:p>25.0177903175354</text:p>
              </table:table-cell>
              <table:table-cell office:value-type="float" office:value="25.0511481761932">
                <text:p>25.0511481761932</text:p>
              </table:table-cell>
              <table:table-cell office:value-type="float" office:value="25.1178634166718">
                <text:p>25.1178634166718</text:p>
              </table:table-cell>
              <table:table-cell office:value-type="float" office:value="25.151219367981">
                <text:p>25.151219367981</text:p>
              </table:table-cell>
              <table:table-cell office:value-type="float" office:value="25.2846431732178">
                <text:p>25.2846431732178</text:p>
              </table:table-cell>
              <table:table-cell office:value-type="float" office:value="25.3513548374176">
                <text:p>25.3513548374176</text:p>
              </table:table-cell>
              <table:table-cell office:value-type="float" office:value="25.3847107887268">
                <text:p>25.3847107887268</text:p>
              </table:table-cell>
              <table:table-cell office:value-type="float" office:value="25.4514224529266">
                <text:p>25.4514224529266</text:p>
              </table:table-cell>
              <table:table-cell office:value-type="float" office:value="25.4847781658173">
                <text:p>25.4847781658173</text:p>
              </table:table-cell>
              <table:table-cell office:value-type="float" office:value="25.5181338787079">
                <text:p>25.5181338787079</text:p>
              </table:table-cell>
              <table:table-cell office:value-type="float" office:value="25.7182683944702">
                <text:p>25.7182683944702</text:p>
              </table:table-cell>
              <table:table-cell office:value-type="float" office:value="25.951758146286">
                <text:p>25.951758146286</text:p>
              </table:table-cell>
              <table:table-cell office:value-type="float" office:value="25.9851138591766">
                <text:p>25.9851138591766</text:p>
              </table:table-cell>
              <table:table-cell office:value-type="float" office:value="26.0518250465393">
                <text:p>26.0518250465393</text:p>
              </table:table-cell>
              <table:table-cell office:value-type="float" office:value="26.0851805210113">
                <text:p>26.0851805210113</text:p>
              </table:table-cell>
              <table:table-cell office:value-type="float" office:value="26.118536233902">
                <text:p>26.118536233902</text:p>
              </table:table-cell>
              <table:table-cell office:value-type="float" office:value="26.3186933994293">
                <text:p>26.3186933994293</text:p>
              </table:table-cell>
              <table:table-cell office:value-type="float" office:value="26.3520529270172">
                <text:p>26.3520529270172</text:p>
              </table:table-cell>
              <table:table-cell office:value-type="float" office:value="26.4854917526245">
                <text:p>26.4854917526245</text:p>
              </table:table-cell>
              <table:table-cell office:value-type="float" office:value="26.5855708122253">
                <text:p>26.5855708122253</text:p>
              </table:table-cell>
              <table:table-cell office:value-type="float" office:value="26.6522905826569">
                <text:p>26.6522905826569</text:p>
              </table:table-cell>
              <table:table-cell office:value-type="float" office:value="26.7190103530884">
                <text:p>26.7190103530884</text:p>
              </table:table-cell>
              <table:table-cell office:value-type="float" office:value="26.7523701190948">
                <text:p>26.7523701190948</text:p>
              </table:table-cell>
              <table:table-cell office:value-type="float" office:value="26.952529668808">
                <text:p>26.952529668808</text:p>
              </table:table-cell>
              <table:table-cell office:value-type="float" office:value="27.2527685165405">
                <text:p>27.2527685165405</text:p>
              </table:table-cell>
              <table:table-cell office:value-type="float" office:value="27.3194878101349">
                <text:p>27.3194878101349</text:p>
              </table:table-cell>
              <table:table-cell office:value-type="float" office:value="27.3528473377228">
                <text:p>27.3528473377228</text:p>
              </table:table-cell>
              <table:table-cell office:value-type="float" office:value="27.4862861633301">
                <text:p>27.4862861633301</text:p>
              </table:table-cell>
              <table:table-cell office:value-type="float" office:value="27.5196459293365">
                <text:p>27.5196459293365</text:p>
              </table:table-cell>
              <table:table-cell office:value-type="float" office:value="27.553005695343">
                <text:p>27.553005695343</text:p>
              </table:table-cell>
              <table:table-cell office:value-type="float" office:value="27.5863652229309">
                <text:p>27.5863652229309</text:p>
              </table:table-cell>
              <table:table-cell office:value-type="float" office:value="27.8866035938263">
                <text:p>27.8866035938263</text:p>
              </table:table-cell>
              <table:table-cell office:value-type="float" office:value="27.9199633598328">
                <text:p>27.9199633598328</text:p>
              </table:table-cell>
              <table:table-cell office:value-type="float" office:value="28.1534802913666">
                <text:p>28.1534802913666</text:p>
              </table:table-cell>
              <table:table-cell office:value-type="float" office:value="28.1868376731873">
                <text:p>28.1868376731873</text:p>
              </table:table-cell>
              <table:table-cell office:value-type="float" office:value="28.2201950550079">
                <text:p>28.2201950550079</text:p>
              </table:table-cell>
              <table:table-cell office:value-type="float" office:value="28.2535526752472">
                <text:p>28.2535526752472</text:p>
              </table:table-cell>
              <table:table-cell office:value-type="float" office:value="28.3202676773071">
                <text:p>28.3202676773071</text:p>
              </table:table-cell>
              <table:table-cell office:value-type="float" office:value="28.3536252975464">
                <text:p>28.3536252975464</text:p>
              </table:table-cell>
              <table:table-cell office:value-type="float" office:value="28.4203400611877">
                <text:p>28.4203400611877</text:p>
              </table:table-cell>
              <table:table-cell office:value-type="float" office:value="28.4870550632477">
                <text:p>28.4870550632477</text:p>
              </table:table-cell>
              <table:table-cell office:value-type="float" office:value="28.5537703037262">
                <text:p>28.5537703037262</text:p>
              </table:table-cell>
              <table:table-cell office:value-type="float" office:value="28.753915309906">
                <text:p>28.753915309906</text:p>
              </table:table-cell>
              <table:table-cell office:value-type="float" office:value="28.8206303119659">
                <text:p>28.8206303119659</text:p>
              </table:table-cell>
              <table:table-cell office:value-type="float" office:value="28.8873453140259">
                <text:p>28.8873453140259</text:p>
              </table:table-cell>
              <table:table-cell office:value-type="float" office:value="28.9540603160858">
                <text:p>28.9540603160858</text:p>
              </table:table-cell>
              <table:table-cell office:value-type="float" office:value="29.0541326999664">
                <text:p>29.0541326999664</text:p>
              </table:table-cell>
              <table:table-cell office:value-type="float" office:value="29.1208479404449">
                <text:p>29.1208479404449</text:p>
              </table:table-cell>
              <table:table-cell office:value-type="float" office:value="29.1875605583191">
                <text:p>29.1875605583191</text:p>
              </table:table-cell>
              <table:table-cell office:value-type="float" office:value="29.3209855556488">
                <text:p>29.3209855556488</text:p>
              </table:table-cell>
              <table:table-cell office:value-type="float" office:value="29.3876981735229">
                <text:p>29.3876981735229</text:p>
              </table:table-cell>
              <table:table-cell office:value-type="float" office:value="29.4544105529785">
                <text:p>29.4544105529785</text:p>
              </table:table-cell>
              <table:table-cell office:value-type="float" office:value="29.5211229324341">
                <text:p>29.5211229324341</text:p>
              </table:table-cell>
              <table:table-cell office:value-type="float" office:value="29.5878355503082">
                <text:p>29.5878355503082</text:p>
              </table:table-cell>
              <table:table-cell office:value-type="float" office:value="29.6545479297638">
                <text:p>29.6545479297638</text:p>
              </table:table-cell>
              <table:table-cell office:value-type="float" office:value="29.7212603092194">
                <text:p>29.7212603092194</text:p>
              </table:table-cell>
              <table:table-cell office:value-type="float" office:value="29.7879724502563">
                <text:p>29.7879724502563</text:p>
              </table:table-cell>
              <table:table-cell office:value-type="float" office:value="29.8213286399841">
                <text:p>29.8213286399841</text:p>
              </table:table-cell>
              <table:table-cell office:value-type="float" office:value="29.8546848297119">
                <text:p>29.8546848297119</text:p>
              </table:table-cell>
              <table:table-cell office:value-type="float" office:value="29.9213969707489">
                <text:p>29.9213969707489</text:p>
              </table:table-cell>
              <table:table-cell office:value-type="float" office:value="30.0214650630951">
                <text:p>30.0214650630951</text:p>
              </table:table-cell>
              <table:table-cell office:value-type="float" office:value="30.0881772041321">
                <text:p>30.0881772041321</text:p>
              </table:table-cell>
              <table:table-cell office:value-type="float" office:value="30.1548910140991">
                <text:p>30.1548910140991</text:p>
              </table:table-cell>
              <table:table-cell office:value-type="float" office:value="30.2216067314148">
                <text:p>30.2216067314148</text:p>
              </table:table-cell>
              <table:table-cell office:value-type="float" office:value="30.2883224487305">
                <text:p>30.2883224487305</text:p>
              </table:table-cell>
              <table:table-cell office:value-type="float" office:value="30.3550384044647">
                <text:p>30.3550384044647</text:p>
              </table:table-cell>
              <table:table-cell office:value-type="float" office:value="30.5218279361725">
                <text:p>30.5218279361725</text:p>
              </table:table-cell>
              <table:table-cell office:value-type="float" office:value="30.5885436534882">
                <text:p>30.5885436534882</text:p>
              </table:table-cell>
              <table:table-cell office:value-type="float" office:value="30.655259847641">
                <text:p>30.655259847641</text:p>
              </table:table-cell>
              <table:table-cell office:value-type="float" office:value="30.7219755649567">
                <text:p>30.7219755649567</text:p>
              </table:table-cell>
              <table:table-cell office:value-type="float" office:value="30.7553334236145">
                <text:p>30.7553334236145</text:p>
              </table:table-cell>
              <table:table-cell office:value-type="float" office:value="30.8220496177673">
                <text:p>30.8220496177673</text:p>
              </table:table-cell>
              <table:table-cell office:value-type="float" office:value="30.9221234321594">
                <text:p>30.9221234321594</text:p>
              </table:table-cell>
              <table:table-cell office:value-type="float" office:value="30.9888398647308">
                <text:p>30.9888398647308</text:p>
              </table:table-cell>
              <table:table-cell office:value-type="float" office:value="31.0889139175415">
                <text:p>31.0889139175415</text:p>
              </table:table-cell>
              <table:table-cell office:value-type="float" office:value="31.1556289196014">
                <text:p>31.1556289196014</text:p>
              </table:table-cell>
              <table:table-cell office:value-type="float" office:value="31.1889855861664">
                <text:p>31.1889855861664</text:p>
              </table:table-cell>
              <table:table-cell office:value-type="float" office:value="31.2556991577148">
                <text:p>31.2556991577148</text:p>
              </table:table-cell>
              <table:table-cell office:value-type="float" office:value="31.3224127292633">
                <text:p>31.3224127292633</text:p>
              </table:table-cell>
              <table:table-cell office:value-type="float" office:value="31.3891265392303">
                <text:p>31.3891265392303</text:p>
              </table:table-cell>
              <table:table-cell office:value-type="float" office:value="31.4558401107788">
                <text:p>31.4558401107788</text:p>
              </table:table-cell>
              <table:table-cell office:value-type="float" office:value="31.4891967773437">
                <text:p>31.4891967773437</text:p>
              </table:table-cell>
              <table:table-cell office:value-type="float" office:value="31.5225534439087">
                <text:p>31.5225534439087</text:p>
              </table:table-cell>
              <table:table-cell office:value-type="float" office:value="31.5892670154572">
                <text:p>31.5892670154572</text:p>
              </table:table-cell>
              <table:table-cell office:value-type="float" office:value="31.8561210632324">
                <text:p>31.8561210632324</text:p>
              </table:table-cell>
              <table:table-cell office:value-type="float" office:value="31.8894777297974">
                <text:p>31.8894777297974</text:p>
              </table:table-cell>
              <table:table-cell office:value-type="float" office:value="32.0229046344757">
                <text:p>32.0229046344757</text:p>
              </table:table-cell>
              <table:table-cell office:value-type="float" office:value="32.0896179676056">
                <text:p>32.0896179676056</text:p>
              </table:table-cell>
              <table:table-cell office:value-type="float" office:value="32.1563305854797">
                <text:p>32.1563305854797</text:p>
              </table:table-cell>
              <table:table-cell office:value-type="float" office:value="32.2230424880981">
                <text:p>32.2230424880981</text:p>
              </table:table-cell>
              <table:table-cell office:value-type="float" office:value="32.2897543907166">
                <text:p>32.2897543907166</text:p>
              </table:table-cell>
              <table:table-cell office:value-type="float" office:value="32.3564660549164">
                <text:p>32.3564660549164</text:p>
              </table:table-cell>
              <table:table-cell office:value-type="float" office:value="32.3898220062256">
                <text:p>32.3898220062256</text:p>
              </table:table-cell>
              <table:table-cell office:value-type="float" office:value="32.4565336704254">
                <text:p>32.4565336704254</text:p>
              </table:table-cell>
              <table:table-cell office:value-type="float" office:value="32.489889383316">
                <text:p>32.489889383316</text:p>
              </table:table-cell>
              <table:table-cell office:value-type="float" office:value="32.5232453346252">
                <text:p>32.5232453346252</text:p>
              </table:table-cell>
              <table:table-cell office:value-type="float" office:value="32.5899569988251">
                <text:p>32.5899569988251</text:p>
              </table:table-cell>
              <table:table-cell office:value-type="float" office:value="32.6233127117157">
                <text:p>32.6233127117157</text:p>
              </table:table-cell>
              <table:table-cell office:value-type="float" office:value="32.6900241374969">
                <text:p>32.6900241374969</text:p>
              </table:table-cell>
              <table:table-cell office:value-type="float" office:value="32.7233798503876">
                <text:p>32.7233798503876</text:p>
              </table:table-cell>
              <table:table-cell office:value-type="float" office:value="32.7900912761688">
                <text:p>32.7900912761688</text:p>
              </table:table-cell>
              <table:table-cell office:value-type="float" office:value="32.9902255535126">
                <text:p>32.9902255535126</text:p>
              </table:table-cell>
              <table:table-cell office:value-type="float" office:value="33.0569367408752">
                <text:p>33.0569367408752</text:p>
              </table:table-cell>
              <table:table-cell office:value-type="float" office:value="33.0902922153473">
                <text:p>33.0902922153473</text:p>
              </table:table-cell>
              <table:table-cell office:value-type="float" office:value="33.1236479282379">
                <text:p>33.1236479282379</text:p>
              </table:table-cell>
              <table:table-cell office:value-type="float" office:value="33.1570043563843">
                <text:p>33.1570043563843</text:p>
              </table:table-cell>
              <table:table-cell office:value-type="float" office:value="33.1903607845306">
                <text:p>33.1903607845306</text:p>
              </table:table-cell>
              <table:table-cell office:value-type="float" office:value="33.223717212677">
                <text:p>33.223717212677</text:p>
              </table:table-cell>
              <table:table-cell office:value-type="float" office:value="33.2570736408234">
                <text:p>33.2570736408234</text:p>
              </table:table-cell>
              <table:table-cell office:value-type="float" office:value="33.2904300689697">
                <text:p>33.2904300689697</text:p>
              </table:table-cell>
              <table:table-cell office:value-type="float" office:value="33.3237864971161">
                <text:p>33.3237864971161</text:p>
              </table:table-cell>
              <table:table-cell office:value-type="float" office:value="33.357143163681">
                <text:p>33.357143163681</text:p>
              </table:table-cell>
              <table:table-cell office:value-type="float" office:value="33.3904995918274">
                <text:p>33.3904995918274</text:p>
              </table:table-cell>
              <table:table-cell office:value-type="float" office:value="33.4238560199738">
                <text:p>33.4238560199738</text:p>
              </table:table-cell>
              <table:table-cell office:value-type="float" office:value="33.5572814941406">
                <text:p>33.5572814941406</text:p>
              </table:table-cell>
              <table:table-cell office:value-type="float" office:value="33.6239941120148">
                <text:p>33.6239941120148</text:p>
              </table:table-cell>
              <table:table-cell office:value-type="float" office:value="33.6573505401611">
                <text:p>33.6573505401611</text:p>
              </table:table-cell>
              <table:table-cell office:value-type="float" office:value="33.7574195861816">
                <text:p>33.7574195861816</text:p>
              </table:table-cell>
              <table:table-cell office:value-type="float" office:value="33.7907757759094">
                <text:p>33.7907757759094</text:p>
              </table:table-cell>
              <table:table-cell office:value-type="float" office:value="33.8241319656372">
                <text:p>33.8241319656372</text:p>
              </table:table-cell>
              <table:table-cell office:value-type="float" office:value="33.8574886322021">
                <text:p>33.8574886322021</text:p>
              </table:table-cell>
              <table:table-cell office:value-type="float" office:value="33.9242010116577">
                <text:p>33.9242010116577</text:p>
              </table:table-cell>
              <table:table-cell office:value-type="float" office:value="33.9909136295319">
                <text:p>33.9909136295319</text:p>
              </table:table-cell>
              <table:table-cell office:value-type="float" office:value="34.124338388443">
                <text:p>34.124338388443</text:p>
              </table:table-cell>
              <table:table-cell office:value-type="float" office:value="34.1910545825958">
                <text:p>34.1910545825958</text:p>
              </table:table-cell>
              <table:table-cell office:value-type="float" office:value="34.2577712535858">
                <text:p>34.2577712535858</text:p>
              </table:table-cell>
              <table:table-cell office:value-type="float" office:value="34.3244874477386">
                <text:p>34.3244874477386</text:p>
              </table:table-cell>
              <table:table-cell office:value-type="float" office:value="34.3578460216522">
                <text:p>34.3578460216522</text:p>
              </table:table-cell>
              <table:table-cell office:value-type="float" office:value="34.3912041187286">
                <text:p>34.3912041187286</text:p>
              </table:table-cell>
              <table:table-cell office:value-type="float" office:value="34.4245624542236">
                <text:p>34.4245624542236</text:p>
              </table:table-cell>
              <table:table-cell office:value-type="float" office:value="34.5579957962036">
                <text:p>34.5579957962036</text:p>
              </table:table-cell>
              <table:table-cell office:value-type="float" office:value="34.6247127056122">
                <text:p>34.6247127056122</text:p>
              </table:table-cell>
              <table:table-cell office:value-type="float" office:value="34.7247877120972">
                <text:p>34.7247877120972</text:p>
              </table:table-cell>
              <table:table-cell office:value-type="float" office:value="34.7581462860107">
                <text:p>34.7581462860107</text:p>
              </table:table-cell>
              <table:table-cell office:value-type="float" office:value="34.8248631954193">
                <text:p>34.8248631954193</text:p>
              </table:table-cell>
              <table:table-cell office:value-type="float" office:value="34.8582217693329">
                <text:p>34.8582217693329</text:p>
              </table:table-cell>
              <table:table-cell office:value-type="float" office:value="34.8915803432465">
                <text:p>34.8915803432465</text:p>
              </table:table-cell>
              <table:table-cell office:value-type="float" office:value="34.9916560649872">
                <text:p>34.9916560649872</text:p>
              </table:table-cell>
              <table:table-cell office:value-type="float" office:value="35.0583732128143">
                <text:p>35.0583732128143</text:p>
              </table:table-cell>
              <table:table-cell office:value-type="float" office:value="35.1250905990601">
                <text:p>35.1250905990601</text:p>
              </table:table-cell>
              <table:table-cell office:value-type="float" office:value="35.1918058395386">
                <text:p>35.1918058395386</text:p>
              </table:table-cell>
              <table:table-cell office:value-type="float" office:value="35.2251634597778">
                <text:p>35.2251634597778</text:p>
              </table:table-cell>
              <table:table-cell office:value-type="float" office:value="35.358594417572">
                <text:p>35.358594417572</text:p>
              </table:table-cell>
              <table:table-cell office:value-type="float" office:value="35.4586675167084">
                <text:p>35.4586675167084</text:p>
              </table:table-cell>
              <table:table-cell office:value-type="float" office:value="35.4920251369476">
                <text:p>35.4920251369476</text:p>
              </table:table-cell>
              <table:table-cell office:value-type="float" office:value="35.5253829956055">
                <text:p>35.5253829956055</text:p>
              </table:table-cell>
              <table:table-cell office:value-type="float" office:value="35.7255291938782">
                <text:p>35.7255291938782</text:p>
              </table:table-cell>
              <table:table-cell office:value-type="float" office:value="35.7922449111938">
                <text:p>35.7922449111938</text:p>
              </table:table-cell>
              <table:table-cell office:value-type="float" office:value="35.9923913478851">
                <text:p>35.9923913478851</text:p>
              </table:table-cell>
              <table:table-cell office:value-type="float" office:value="36.0591068267822">
                <text:p>36.0591068267822</text:p>
              </table:table-cell>
              <table:table-cell office:value-type="float" office:value="36.1591799259186">
                <text:p>36.1591799259186</text:p>
              </table:table-cell>
              <table:table-cell office:value-type="float" office:value="36.2592525482178">
                <text:p>36.2592525482178</text:p>
              </table:table-cell>
              <table:table-cell office:value-type="float" office:value="36.3593249320984">
                <text:p>36.3593249320984</text:p>
              </table:table-cell>
              <table:table-cell office:value-type="float" office:value="36.4260396957397">
                <text:p>36.4260396957397</text:p>
              </table:table-cell>
              <table:table-cell office:value-type="float" office:value="36.459397315979">
                <text:p>36.459397315979</text:p>
              </table:table-cell>
              <table:table-cell office:value-type="float" office:value="36.5261123180389">
                <text:p>36.5261123180389</text:p>
              </table:table-cell>
              <table:table-cell office:value-type="float" office:value="36.5928270816803">
                <text:p>36.5928270816803</text:p>
              </table:table-cell>
              <table:table-cell office:value-type="float" office:value="36.626184463501">
                <text:p>36.626184463501</text:p>
              </table:table-cell>
              <table:table-cell office:value-type="float" office:value="36.6928997039795">
                <text:p>36.6928997039795</text:p>
              </table:table-cell>
              <table:table-cell office:value-type="float" office:value="36.7596144676209">
                <text:p>36.7596144676209</text:p>
              </table:table-cell>
              <table:table-cell office:value-type="float" office:value="36.9931166172028">
                <text:p>36.9931166172028</text:p>
              </table:table-cell>
              <table:table-cell office:value-type="float" office:value="37.3266892433166">
                <text:p>37.3266892433166</text:p>
              </table:table-cell>
              <table:table-cell office:value-type="float" office:value="37.3934032917023">
                <text:p>37.3934032917023</text:p>
              </table:table-cell>
              <table:table-cell office:value-type="float" office:value="37.4601171016693">
                <text:p>37.4601171016693</text:p>
              </table:table-cell>
              <table:table-cell office:value-type="float" office:value="37.5935454368591">
                <text:p>37.5935454368591</text:p>
              </table:table-cell>
              <table:table-cell office:value-type="float" office:value="37.6602594852447">
                <text:p>37.6602594852447</text:p>
              </table:table-cell>
              <table:table-cell office:value-type="float" office:value="37.8937582969665">
                <text:p>37.8937582969665</text:p>
              </table:table-cell>
              <table:table-cell office:value-type="float" office:value="37.9271154403686">
                <text:p>37.9271154403686</text:p>
              </table:table-cell>
              <table:table-cell office:value-type="float" office:value="37.9604723453522">
                <text:p>37.9604723453522</text:p>
              </table:table-cell>
              <table:table-cell office:value-type="float" office:value="38.1939716339111">
                <text:p>38.1939716339111</text:p>
              </table:table-cell>
              <table:table-cell office:value-type="float" office:value="38.2273287773132">
                <text:p>38.2273287773132</text:p>
              </table:table-cell>
              <table:table-cell office:value-type="float" office:value="38.4941871166229">
                <text:p>38.4941871166229</text:p>
              </table:table-cell>
              <table:table-cell office:value-type="float" office:value="38.5609016418457">
                <text:p>38.5609016418457</text:p>
              </table:table-cell>
              <table:table-cell office:value-type="float" office:value="38.7944023609161">
                <text:p>38.7944023609161</text:p>
              </table:table-cell>
              <table:table-cell office:value-type="float" office:value="38.8277597427368">
                <text:p>38.8277597427368</text:p>
              </table:table-cell>
              <table:table-cell office:value-type="float" office:value="38.8611168861389">
                <text:p>38.8611168861389</text:p>
              </table:table-cell>
              <table:table-cell office:value-type="float" office:value="39.0946176052093">
                <text:p>39.0946176052093</text:p>
              </table:table-cell>
              <table:table-cell office:value-type="float" office:value="39.12797498703">
                <text:p>39.12797498703</text:p>
              </table:table-cell>
              <table:table-cell office:value-type="float" office:value="39.4281988143921">
                <text:p>39.4281988143921</text:p>
              </table:table-cell>
              <table:table-cell office:value-type="float" office:value="39.4949152469635">
                <text:p>39.4949152469635</text:p>
              </table:table-cell>
              <table:table-cell office:value-type="float" office:value="39.6950647830963">
                <text:p>39.6950647830963</text:p>
              </table:table-cell>
              <table:table-cell office:value-type="float" office:value="39.7617812156677">
                <text:p>39.7617812156677</text:p>
              </table:table-cell>
              <table:table-cell office:value-type="float" office:value="39.7951393127441">
                <text:p>39.7951393127441</text:p>
              </table:table-cell>
              <table:table-cell office:value-type="float" office:value="39.9285726547241">
                <text:p>39.9285726547241</text:p>
              </table:table-cell>
              <table:table-cell office:value-type="float" office:value="39.9952893257141">
                <text:p>39.9952893257141</text:p>
              </table:table-cell>
              <table:table-cell office:value-type="float" office:value="40.0620057582855">
                <text:p>40.0620057582855</text:p>
              </table:table-cell>
              <table:table-cell office:value-type="float" office:value="40.3288600444794">
                <text:p>40.3288600444794</text:p>
              </table:table-cell>
              <table:table-cell office:value-type="float" office:value="40.3955724239349">
                <text:p>40.3955724239349</text:p>
              </table:table-cell>
              <table:table-cell office:value-type="float" office:value="40.4289286136627">
                <text:p>40.4289286136627</text:p>
              </table:table-cell>
              <table:table-cell office:value-type="float" office:value="40.4956407546997">
                <text:p>40.4956407546997</text:p>
              </table:table-cell>
              <table:table-cell office:value-type="float" office:value="40.5289969444275">
                <text:p>40.5289969444275</text:p>
              </table:table-cell>
              <table:table-cell office:value-type="float" office:value="40.5957095623016">
                <text:p>40.5957095623016</text:p>
              </table:table-cell>
              <table:table-cell office:value-type="float" office:value="40.6624217033386">
                <text:p>40.6624217033386</text:p>
              </table:table-cell>
              <table:table-cell office:value-type="float" office:value="40.7291338443756">
                <text:p>40.7291338443756</text:p>
              </table:table-cell>
              <table:table-cell office:value-type="float" office:value="40.7958459854126">
                <text:p>40.7958459854126</text:p>
              </table:table-cell>
              <table:table-cell office:value-type="float" office:value="40.8625581264496">
                <text:p>40.8625581264496</text:p>
              </table:table-cell>
              <table:table-cell office:value-type="float" office:value="40.929270029068">
                <text:p>40.929270029068</text:p>
              </table:table-cell>
              <table:table-cell office:value-type="float" office:value="40.995982170105">
                <text:p>40.995982170105</text:p>
              </table:table-cell>
              <table:table-cell office:value-type="float" office:value="41.0293381214142">
                <text:p>41.0293381214142</text:p>
              </table:table-cell>
              <table:table-cell office:value-type="float" office:value="41.0960500240326">
                <text:p>41.0960500240326</text:p>
              </table:table-cell>
              <table:table-cell office:value-type="float" office:value="41.1294059753418">
                <text:p>41.1294059753418</text:p>
              </table:table-cell>
              <table:table-cell office:value-type="float" office:value="41.2294754981995">
                <text:p>41.2294754981995</text:p>
              </table:table-cell>
              <table:table-cell office:value-type="float" office:value="41.2628319263458">
                <text:p>41.2628319263458</text:p>
              </table:table-cell>
              <table:table-cell office:value-type="float" office:value="41.2961883544922">
                <text:p>41.2961883544922</text:p>
              </table:table-cell>
              <table:table-cell office:value-type="float" office:value="41.3295450210571">
                <text:p>41.3295450210571</text:p>
              </table:table-cell>
              <table:table-cell office:value-type="float" office:value="41.4963271617889">
                <text:p>41.4963271617889</text:p>
              </table:table-cell>
              <table:table-cell office:value-type="float" office:value="41.5630397796631">
                <text:p>41.5630397796631</text:p>
              </table:table-cell>
              <table:table-cell office:value-type="float" office:value="41.5963962078095">
                <text:p>41.5963962078095</text:p>
              </table:table-cell>
              <table:table-cell office:value-type="float" office:value="41.6631088256836">
                <text:p>41.6631088256836</text:p>
              </table:table-cell>
              <table:table-cell office:value-type="float" office:value="41.7298216819763">
                <text:p>41.7298216819763</text:p>
              </table:table-cell>
              <table:table-cell office:value-type="float" office:value="41.8298907279968">
                <text:p>41.8298907279968</text:p>
              </table:table-cell>
              <table:table-cell office:value-type="float" office:value="41.896603345871">
                <text:p>41.896603345871</text:p>
              </table:table-cell>
              <table:table-cell office:value-type="float" office:value="41.9299595355988">
                <text:p>41.9299595355988</text:p>
              </table:table-cell>
              <table:table-cell office:value-type="float" office:value="42.1300971508026">
                <text:p>42.1300971508026</text:p>
              </table:table-cell>
              <table:table-cell office:value-type="float" office:value="42.1968111991882">
                <text:p>42.1968111991882</text:p>
              </table:table-cell>
              <table:table-cell office:value-type="float" office:value="42.2635254859924">
                <text:p>42.2635254859924</text:p>
              </table:table-cell>
              <table:table-cell office:value-type="float" office:value="42.4636676311493">
                <text:p>42.4636676311493</text:p>
              </table:table-cell>
              <table:table-cell office:value-type="float" office:value="42.5303819179535">
                <text:p>42.5303819179535</text:p>
              </table:table-cell>
              <table:table-cell office:value-type="float" office:value="42.6638100147247">
                <text:p>42.6638100147247</text:p>
              </table:table-cell>
              <table:table-cell office:value-type="float" office:value="42.7305240631104">
                <text:p>42.7305240631104</text:p>
              </table:table-cell>
              <table:table-cell office:value-type="float" office:value="42.7638812065125">
                <text:p>42.7638812065125</text:p>
              </table:table-cell>
              <table:table-cell office:value-type="float" office:value="42.8305954933167">
                <text:p>42.8305954933167</text:p>
              </table:table-cell>
              <table:table-cell office:value-type="float" office:value="42.8973095417023">
                <text:p>42.8973095417023</text:p>
              </table:table-cell>
              <table:table-cell office:value-type="float" office:value="42.9640235900879">
                <text:p>42.9640235900879</text:p>
              </table:table-cell>
              <table:table-cell office:value-type="float" office:value="42.9973804950714">
                <text:p>42.9973804950714</text:p>
              </table:table-cell>
              <table:table-cell office:value-type="float" office:value="43.0307378768921">
                <text:p>43.0307378768921</text:p>
              </table:table-cell>
              <table:table-cell office:value-type="float" office:value="43.0640950202942">
                <text:p>43.0640950202942</text:p>
              </table:table-cell>
              <table:table-cell office:value-type="float" office:value="43.0974519252777">
                <text:p>43.0974519252777</text:p>
              </table:table-cell>
              <table:table-cell office:value-type="float" office:value="43.1641664505005">
                <text:p>43.1641664505005</text:p>
              </table:table-cell>
              <table:table-cell office:value-type="float" office:value="43.2642395496368">
                <text:p>43.2642395496368</text:p>
              </table:table-cell>
              <table:table-cell office:value-type="float" office:value="43.2975971698761">
                <text:p>43.2975971698761</text:p>
              </table:table-cell>
              <table:table-cell office:value-type="float" office:value="43.364312171936">
                <text:p>43.364312171936</text:p>
              </table:table-cell>
              <table:table-cell office:value-type="float" office:value="43.4310278892517">
                <text:p>43.4310278892517</text:p>
              </table:table-cell>
              <table:table-cell office:value-type="float" office:value="43.464385509491">
                <text:p>43.464385509491</text:p>
              </table:table-cell>
              <table:table-cell office:value-type="float" office:value="43.5311007499695">
                <text:p>43.5311007499695</text:p>
              </table:table-cell>
              <table:table-cell office:value-type="float" office:value="43.5978162288666">
                <text:p>43.5978162288666</text:p>
              </table:table-cell>
              <table:table-cell office:value-type="float" office:value="43.6645317077637">
                <text:p>43.6645317077637</text:p>
              </table:table-cell>
              <table:table-cell office:value-type="float" office:value="43.6978893280029">
                <text:p>43.6978893280029</text:p>
              </table:table-cell>
              <table:table-cell office:value-type="float" office:value="43.7646050453186">
                <text:p>43.7646050453186</text:p>
              </table:table-cell>
              <table:table-cell office:value-type="float" office:value="43.8313205242157">
                <text:p>43.8313205242157</text:p>
              </table:table-cell>
              <table:table-cell office:value-type="float" office:value="43.8646783828735">
                <text:p>43.8646783828735</text:p>
              </table:table-cell>
              <table:table-cell office:value-type="float" office:value="43.89803647995">
                <text:p>43.89803647995</text:p>
              </table:table-cell>
              <table:table-cell office:value-type="float" office:value="43.964751958847">
                <text:p>43.964751958847</text:p>
              </table:table-cell>
              <table:table-cell office:value-type="float" office:value="43.9981098175049">
                <text:p>43.9981098175049</text:p>
              </table:table-cell>
              <table:table-cell office:value-type="float" office:value="44.0314676761627">
                <text:p>44.0314676761627</text:p>
              </table:table-cell>
              <table:table-cell office:value-type="float" office:value="44.0648257732391">
                <text:p>44.0648257732391</text:p>
              </table:table-cell>
              <table:table-cell office:value-type="float" office:value="44.098183631897">
                <text:p>44.098183631897</text:p>
              </table:table-cell>
              <table:table-cell office:value-type="float" office:value="44.1315412521362">
                <text:p>44.1315412521362</text:p>
              </table:table-cell>
              <table:table-cell office:value-type="float" office:value="44.1648983955383">
                <text:p>44.1648983955383</text:p>
              </table:table-cell>
              <table:table-cell office:value-type="float" office:value="44.1982553005219">
                <text:p>44.1982553005219</text:p>
              </table:table-cell>
              <table:table-cell office:value-type="float" office:value="44.2316122055054">
                <text:p>44.2316122055054</text:p>
              </table:table-cell>
              <table:table-cell office:value-type="float" office:value="44.2649691104889">
                <text:p>44.2649691104889</text:p>
              </table:table-cell>
              <table:table-cell office:value-type="float" office:value="44.3316831588745">
                <text:p>44.3316831588745</text:p>
              </table:table-cell>
              <table:table-cell office:value-type="float" office:value="44.365040063858">
                <text:p>44.365040063858</text:p>
              </table:table-cell>
              <table:table-cell office:value-type="float" office:value="44.4651107788086">
                <text:p>44.4651107788086</text:p>
              </table:table-cell>
              <table:table-cell office:value-type="float" office:value="44.5318248271942">
                <text:p>44.5318248271942</text:p>
              </table:table-cell>
              <table:table-cell office:value-type="float" office:value="44.5985388755798">
                <text:p>44.5985388755798</text:p>
              </table:table-cell>
              <table:table-cell office:value-type="float" office:value="44.6652526855469">
                <text:p>44.6652526855469</text:p>
              </table:table-cell>
              <table:table-cell office:value-type="float" office:value="44.6986095905304">
                <text:p>44.6986095905304</text:p>
              </table:table-cell>
              <table:table-cell office:value-type="float" office:value="44.7319664955139">
                <text:p>44.7319664955139</text:p>
              </table:table-cell>
              <table:table-cell office:value-type="float" office:value="44.7653234004974">
                <text:p>44.7653234004974</text:p>
              </table:table-cell>
              <table:table-cell office:value-type="float" office:value="44.8320374488831">
                <text:p>44.8320374488831</text:p>
              </table:table-cell>
              <table:table-cell office:value-type="float" office:value="44.8653943538666">
                <text:p>44.8653943538666</text:p>
              </table:table-cell>
              <table:table-cell office:value-type="float" office:value="44.9321081638336">
                <text:p>44.9321081638336</text:p>
              </table:table-cell>
              <table:table-cell office:value-type="float" office:value="44.9654653072357">
                <text:p>44.9654653072357</text:p>
              </table:table-cell>
              <table:table-cell office:value-type="float" office:value="44.9988222122192">
                <text:p>44.9988222122192</text:p>
              </table:table-cell>
              <table:table-cell office:value-type="float" office:value="45.0321791172028">
                <text:p>45.0321791172028</text:p>
              </table:table-cell>
              <table:table-cell office:value-type="float" office:value="45.0655360221863">
                <text:p>45.0655360221863</text:p>
              </table:table-cell>
              <table:table-cell office:value-type="float" office:value="45.1322500705719">
                <text:p>45.1322500705719</text:p>
              </table:table-cell>
              <table:table-cell office:value-type="float" office:value="45.1989631652832">
                <text:p>45.1989631652832</text:p>
              </table:table-cell>
              <table:table-cell office:value-type="float" office:value="45.2323198318481">
                <text:p>45.2323198318481</text:p>
              </table:table-cell>
              <table:table-cell office:value-type="float" office:value="45.2656762599945">
                <text:p>45.2656762599945</text:p>
              </table:table-cell>
              <table:table-cell office:value-type="float" office:value="45.3323893547058">
                <text:p>45.3323893547058</text:p>
              </table:table-cell>
              <table:table-cell office:value-type="float" office:value="45.4324588775635">
                <text:p>45.4324588775635</text:p>
              </table:table-cell>
              <table:table-cell office:value-type="float" office:value="45.4991722106934">
                <text:p>45.4991722106934</text:p>
              </table:table-cell>
              <table:table-cell office:value-type="float" office:value="45.5658853054047">
                <text:p>45.5658853054047</text:p>
              </table:table-cell>
              <table:table-cell office:value-type="float" office:value="45.7326676845551">
                <text:p>45.7326676845551</text:p>
              </table:table-cell>
              <table:table-cell office:value-type="float" office:value="45.7993805408478">
                <text:p>45.7993805408478</text:p>
              </table:table-cell>
              <table:table-cell office:value-type="float" office:value="45.8660936355591">
                <text:p>45.8660936355591</text:p>
              </table:table-cell>
              <table:table-cell office:value-type="float" office:value="45.899450302124">
                <text:p>45.899450302124</text:p>
              </table:table-cell>
              <table:table-cell office:value-type="float" office:value="45.9328067302704">
                <text:p>45.9328067302704</text:p>
              </table:table-cell>
              <table:table-cell office:value-type="float" office:value="45.9661631584167">
                <text:p>45.9661631584167</text:p>
              </table:table-cell>
              <table:table-cell office:value-type="float" office:value="46.0328760147095">
                <text:p>46.0328760147095</text:p>
              </table:table-cell>
              <table:table-cell office:value-type="float" office:value="46.0995888710022">
                <text:p>46.0995888710022</text:p>
              </table:table-cell>
              <table:table-cell office:value-type="float" office:value="46.1329452991486">
                <text:p>46.1329452991486</text:p>
              </table:table-cell>
              <table:table-cell office:value-type="float" office:value="46.3330867290497">
                <text:p>46.3330867290497</text:p>
              </table:table-cell>
              <table:table-cell office:value-type="float" office:value="46.3998005390167">
                <text:p>46.3998005390167</text:p>
              </table:table-cell>
              <table:table-cell office:value-type="float" office:value="46.4665141105652">
                <text:p>46.4665141105652</text:p>
              </table:table-cell>
              <table:table-cell office:value-type="float" office:value="46.5332279205322">
                <text:p>46.5332279205322</text:p>
              </table:table-cell>
              <table:table-cell office:value-type="float" office:value="46.5999417304993">
                <text:p>46.5999417304993</text:p>
              </table:table-cell>
              <table:table-cell office:value-type="float" office:value="46.6666555404663">
                <text:p>46.6666555404663</text:p>
              </table:table-cell>
              <table:table-cell office:value-type="float" office:value="46.7333691120148">
                <text:p>46.7333691120148</text:p>
              </table:table-cell>
              <table:table-cell office:value-type="float" office:value="46.8000829219818">
                <text:p>46.8000829219818</text:p>
              </table:table-cell>
              <table:table-cell office:value-type="float" office:value="46.8667967319489">
                <text:p>46.8667967319489</text:p>
              </table:table-cell>
              <table:table-cell office:value-type="float" office:value="46.9335103034973">
                <text:p>46.9335103034973</text:p>
              </table:table-cell>
              <table:table-cell office:value-type="float" office:value="47.0002241134644">
                <text:p>47.0002241134644</text:p>
              </table:table-cell>
              <table:table-cell office:value-type="float" office:value="47.0669376850128">
                <text:p>47.0669376850128</text:p>
              </table:table-cell>
              <table:table-cell office:value-type="float" office:value="47.1670083999634">
                <text:p>47.1670083999634</text:p>
              </table:table-cell>
              <table:table-cell office:value-type="float" office:value="47.2003650665283">
                <text:p>47.2003650665283</text:p>
              </table:table-cell>
              <table:table-cell office:value-type="float" office:value="47.3337919712067">
                <text:p>47.3337919712067</text:p>
              </table:table-cell>
              <table:table-cell office:value-type="float" office:value="47.4005053043365">
                <text:p>47.4005053043365</text:p>
              </table:table-cell>
              <table:table-cell office:value-type="float" office:value="47.467218875885">
                <text:p>47.467218875885</text:p>
              </table:table-cell>
              <table:table-cell office:value-type="float" office:value="47.6006457805634">
                <text:p>47.6006457805634</text:p>
              </table:table-cell>
              <table:table-cell office:value-type="float" office:value="47.7007157802582">
                <text:p>47.7007157802582</text:p>
              </table:table-cell>
              <table:table-cell office:value-type="float" office:value="47.7674291133881">
                <text:p>47.7674291133881</text:p>
              </table:table-cell>
              <table:table-cell office:value-type="float" office:value="47.8341426849365">
                <text:p>47.8341426849365</text:p>
              </table:table-cell>
              <table:table-cell office:value-type="float" office:value="47.9008560180664">
                <text:p>47.9008560180664</text:p>
              </table:table-cell>
              <table:table-cell office:value-type="float" office:value="47.9675693511963">
                <text:p>47.9675693511963</text:p>
              </table:table-cell>
              <table:table-cell office:value-type="float" office:value="48.0342826843262">
                <text:p>48.0342826843262</text:p>
              </table:table-cell>
              <table:table-cell office:value-type="float" office:value="48.1009960174561">
                <text:p>48.1009960174561</text:p>
              </table:table-cell>
              <table:table-cell office:value-type="float" office:value="48.2344229221344">
                <text:p>48.2344229221344</text:p>
              </table:table-cell>
              <table:table-cell office:value-type="float" office:value="48.2677795886993">
                <text:p>48.2677795886993</text:p>
              </table:table-cell>
              <table:table-cell office:value-type="float" office:value="48.3011362552643">
                <text:p>48.3011362552643</text:p>
              </table:table-cell>
              <table:table-cell office:value-type="float" office:value="48.3344929218292">
                <text:p>48.3344929218292</text:p>
              </table:table-cell>
              <table:table-cell office:value-type="float" office:value="48.3678495883942">
                <text:p>48.3678495883942</text:p>
              </table:table-cell>
              <table:table-cell office:value-type="float" office:value="48.4012062549591">
                <text:p>48.4012062549591</text:p>
              </table:table-cell>
              <table:table-cell office:value-type="float" office:value="48.467919588089">
                <text:p>48.467919588089</text:p>
              </table:table-cell>
              <table:table-cell office:value-type="float" office:value="48.5012762546539">
                <text:p>48.5012762546539</text:p>
              </table:table-cell>
              <table:table-cell office:value-type="float" office:value="48.5346331596375">
                <text:p>48.5346331596375</text:p>
              </table:table-cell>
              <table:table-cell office:value-type="float" office:value="48.5679898262024">
                <text:p>48.5679898262024</text:p>
              </table:table-cell>
              <table:table-cell office:value-type="float" office:value="48.6347029209137">
                <text:p>48.6347029209137</text:p>
              </table:table-cell>
              <table:table-cell office:value-type="float" office:value="48.8348424434662">
                <text:p>48.8348424434662</text:p>
              </table:table-cell>
              <table:table-cell office:value-type="float" office:value="48.8681991100311">
                <text:p>48.8681991100311</text:p>
              </table:table-cell>
              <table:table-cell office:value-type="float" office:value="48.968269109726">
                <text:p>48.968269109726</text:p>
              </table:table-cell>
              <table:table-cell office:value-type="float" office:value="49.0349822044373">
                <text:p>49.0349822044373</text:p>
              </table:table-cell>
              <table:table-cell office:value-type="float" office:value="49.1016952991486">
                <text:p>49.1016952991486</text:p>
              </table:table-cell>
              <table:table-cell office:value-type="float" office:value="49.168408870697">
                <text:p>49.168408870697</text:p>
              </table:table-cell>
              <table:table-cell office:value-type="float" office:value="49.2017657756805">
                <text:p>49.2017657756805</text:p>
              </table:table-cell>
              <table:table-cell office:value-type="float" office:value="49.4019079208374">
                <text:p>49.4019079208374</text:p>
              </table:table-cell>
              <table:table-cell office:value-type="float" office:value="49.4686217308044">
                <text:p>49.4686217308044</text:p>
              </table:table-cell>
              <table:table-cell office:value-type="float" office:value="49.5019788742065">
                <text:p>49.5019788742065</text:p>
              </table:table-cell>
              <table:table-cell office:value-type="float" office:value="49.6354069709778">
                <text:p>49.6354069709778</text:p>
              </table:table-cell>
              <table:table-cell office:value-type="float" office:value="49.7021207809448">
                <text:p>49.7021207809448</text:p>
              </table:table-cell>
              <table:table-cell office:value-type="float" office:value="49.768835067749">
                <text:p>49.768835067749</text:p>
              </table:table-cell>
              <table:table-cell office:value-type="float" office:value="49.8021919727325">
                <text:p>49.8021919727325</text:p>
              </table:table-cell>
              <table:table-cell office:value-type="float" office:value="50.0690479278565">
                <text:p>50.0690479278565</text:p>
              </table:table-cell>
              <table:table-cell office:value-type="float" office:value="50.1357617378235">
                <text:p>50.1357617378235</text:p>
              </table:table-cell>
              <table:table-cell office:value-type="float" office:value="50.2358322143555">
                <text:p>50.2358322143555</text:p>
              </table:table-cell>
              <table:table-cell office:value-type="float" office:value="50.3692598342896">
                <text:p>50.3692598342896</text:p>
              </table:table-cell>
              <table:table-cell office:value-type="float" office:value="50.435973405838">
                <text:p>50.435973405838</text:p>
              </table:table-cell>
              <table:table-cell office:value-type="float" office:value="50.636114358902">
                <text:p>50.636114358902</text:p>
              </table:table-cell>
              <table:table-cell office:value-type="float" office:value="50.7028279304504">
                <text:p>50.7028279304504</text:p>
              </table:table-cell>
              <table:table-cell office:value-type="float" office:value="50.736184835434">
                <text:p>50.736184835434</text:p>
              </table:table-cell>
              <table:table-cell office:value-type="float" office:value="50.7695415019989">
                <text:p>50.7695415019989</text:p>
              </table:table-cell>
              <table:table-cell office:value-type="float" office:value="50.8028984069824">
                <text:p>50.8028984069824</text:p>
              </table:table-cell>
              <table:table-cell office:value-type="float" office:value="50.8362550735474">
                <text:p>50.8362550735474</text:p>
              </table:table-cell>
              <table:table-cell office:value-type="float" office:value="50.9029686450958">
                <text:p>50.9029686450958</text:p>
              </table:table-cell>
              <table:table-cell office:value-type="float" office:value="50.9363253116608">
                <text:p>50.9363253116608</text:p>
              </table:table-cell>
              <table:table-cell office:value-type="float" office:value="51.0030391216278">
                <text:p>51.0030391216278</text:p>
              </table:table-cell>
              <table:table-cell office:value-type="float" office:value="51.1698234081268">
                <text:p>51.1698234081268</text:p>
              </table:table-cell>
              <table:table-cell office:value-type="float" office:value="51.2365386486053">
                <text:p>51.2365386486053</text:p>
              </table:table-cell>
              <table:table-cell office:value-type="float" office:value="51.3032534122467">
                <text:p>51.3032534122467</text:p>
              </table:table-cell>
              <table:table-cell office:value-type="float" office:value="51.336611032486">
                <text:p>51.336611032486</text:p>
              </table:table-cell>
              <table:table-cell office:value-type="float" office:value="51.3699684143066">
                <text:p>51.3699684143066</text:p>
              </table:table-cell>
              <table:table-cell office:value-type="float" office:value="51.4033260345459">
                <text:p>51.4033260345459</text:p>
              </table:table-cell>
              <table:table-cell office:value-type="float" office:value="51.4366836547852">
                <text:p>51.4366836547852</text:p>
              </table:table-cell>
              <table:table-cell office:value-type="float" office:value="51.4700410366058">
                <text:p>51.4700410366058</text:p>
              </table:table-cell>
              <table:table-cell office:value-type="float" office:value="51.5367560386658">
                <text:p>51.5367560386658</text:p>
              </table:table-cell>
              <table:table-cell office:value-type="float" office:value="51.6034710407257">
                <text:p>51.6034710407257</text:p>
              </table:table-cell>
              <table:table-cell office:value-type="float" office:value="51.6701860427856">
                <text:p>51.6701860427856</text:p>
              </table:table-cell>
              <table:table-cell office:value-type="float" office:value="51.7369010448456">
                <text:p>51.7369010448456</text:p>
              </table:table-cell>
              <table:table-cell office:value-type="float" office:value="51.8036162853241">
                <text:p>51.8036162853241</text:p>
              </table:table-cell>
              <table:table-cell office:value-type="float" office:value="51.8369739055634">
                <text:p>51.8369739055634</text:p>
              </table:table-cell>
              <table:table-cell office:value-type="float" office:value="51.9036889076233">
                <text:p>51.9036889076233</text:p>
              </table:table-cell>
              <table:table-cell office:value-type="float" office:value="51.9704041481018">
                <text:p>51.9704041481018</text:p>
              </table:table-cell>
              <table:table-cell office:value-type="float" office:value="52.0037615299225">
                <text:p>52.0037615299225</text:p>
              </table:table-cell>
              <table:table-cell office:value-type="float" office:value="52.0371191501617">
                <text:p>52.0371191501617</text:p>
              </table:table-cell>
              <table:table-cell office:value-type="float" office:value="52.1038341522217">
                <text:p>52.1038341522217</text:p>
              </table:table-cell>
              <table:table-cell office:value-type="float" office:value="52.1371917724609">
                <text:p>52.1371917724609</text:p>
              </table:table-cell>
              <table:table-cell office:value-type="float" office:value="52.2039077281952">
                <text:p>52.2039077281952</text:p>
              </table:table-cell>
              <table:table-cell office:value-type="float" office:value="52.237265586853">
                <text:p>52.237265586853</text:p>
              </table:table-cell>
              <table:table-cell office:value-type="float" office:value="52.3039817810059">
                <text:p>52.3039817810059</text:p>
              </table:table-cell>
              <table:table-cell office:value-type="float" office:value="52.3706977367401">
                <text:p>52.3706977367401</text:p>
              </table:table-cell>
              <table:table-cell office:value-type="float" office:value="52.4374134540558">
                <text:p>52.4374134540558</text:p>
              </table:table-cell>
              <table:table-cell office:value-type="float" office:value="52.5041296482086">
                <text:p>52.5041296482086</text:p>
              </table:table-cell>
              <table:table-cell office:value-type="float" office:value="52.5708456039429">
                <text:p>52.5708456039429</text:p>
              </table:table-cell>
              <table:table-cell office:value-type="float" office:value="52.6042039394379">
                <text:p>52.6042039394379</text:p>
              </table:table-cell>
              <table:table-cell office:value-type="float" office:value="52.6375620365143">
                <text:p>52.6375620365143</text:p>
              </table:table-cell>
              <table:table-cell office:value-type="float" office:value="52.7042779922485">
                <text:p>52.7042779922485</text:p>
              </table:table-cell>
              <table:table-cell office:value-type="float" office:value="52.7709941864014">
                <text:p>52.7709941864014</text:p>
              </table:table-cell>
              <table:table-cell office:value-type="float" office:value="52.8377103805542">
                <text:p>52.8377103805542</text:p>
              </table:table-cell>
              <table:table-cell office:value-type="float" office:value="52.904426574707">
                <text:p>52.904426574707</text:p>
              </table:table-cell>
              <table:table-cell office:value-type="float" office:value="52.9377846717834">
                <text:p>52.9377846717834</text:p>
              </table:table-cell>
              <table:table-cell office:value-type="float" office:value="52.9711427688599">
                <text:p>52.9711427688599</text:p>
              </table:table-cell>
              <table:table-cell office:value-type="float" office:value="53.0045008659363">
                <text:p>53.0045008659363</text:p>
              </table:table-cell>
              <table:table-cell office:value-type="float" office:value="53.0378592014313">
                <text:p>53.0378592014313</text:p>
              </table:table-cell>
              <table:table-cell office:value-type="float" office:value="53.0712172985077">
                <text:p>53.0712172985077</text:p>
              </table:table-cell>
              <table:table-cell office:value-type="float" office:value="53.1045753955841">
                <text:p>53.1045753955841</text:p>
              </table:table-cell>
              <table:table-cell office:value-type="float" office:value="53.1379334926605">
                <text:p>53.1379334926605</text:p>
              </table:table-cell>
              <table:table-cell office:value-type="float" office:value="53.1712911128998">
                <text:p>53.1712911128998</text:p>
              </table:table-cell>
              <table:table-cell office:value-type="float" office:value="53.2046484947205">
                <text:p>53.2046484947205</text:p>
              </table:table-cell>
              <table:table-cell office:value-type="float" office:value="53.2713632583618">
                <text:p>53.2713632583618</text:p>
              </table:table-cell>
              <table:table-cell office:value-type="float" office:value="53.3380780220032">
                <text:p>53.3380780220032</text:p>
              </table:table-cell>
              <table:table-cell office:value-type="float" office:value="53.3714356422424">
                <text:p>53.3714356422424</text:p>
              </table:table-cell>
              <table:table-cell office:value-type="float" office:value="53.4381504058838">
                <text:p>53.4381504058838</text:p>
              </table:table-cell>
              <table:table-cell office:value-type="float" office:value="53.4715077877045">
                <text:p>53.4715077877045</text:p>
              </table:table-cell>
              <table:table-cell office:value-type="float" office:value="53.5382225513458">
                <text:p>53.5382225513458</text:p>
              </table:table-cell>
              <table:table-cell office:value-type="float" office:value="53.5715801715851">
                <text:p>53.5715801715851</text:p>
              </table:table-cell>
              <table:table-cell office:value-type="float" office:value="53.6382949352264">
                <text:p>53.6382949352264</text:p>
              </table:table-cell>
              <table:table-cell office:value-type="float" office:value="53.7050096988678">
                <text:p>53.7050096988678</text:p>
              </table:table-cell>
              <table:table-cell office:value-type="float" office:value="53.7717249393463">
                <text:p>53.7717249393463</text:p>
              </table:table-cell>
              <table:table-cell office:value-type="float" office:value="53.8384397029877">
                <text:p>53.8384397029877</text:p>
              </table:table-cell>
              <table:table-cell office:value-type="float" office:value="53.905154466629">
                <text:p>53.905154466629</text:p>
              </table:table-cell>
              <table:table-cell office:value-type="float" office:value="53.9718697071075">
                <text:p>53.9718697071075</text:p>
              </table:table-cell>
              <table:table-cell office:value-type="float" office:value="54.0385844707489">
                <text:p>54.0385844707489</text:p>
              </table:table-cell>
              <table:table-cell office:value-type="float" office:value="54.0719420909882">
                <text:p>54.0719420909882</text:p>
              </table:table-cell>
              <table:table-cell office:value-type="float" office:value="54.2720878124237">
                <text:p>54.2720878124237</text:p>
              </table:table-cell>
              <table:table-cell office:value-type="float" office:value="54.3054456710815">
                <text:p>54.3054456710815</text:p>
              </table:table-cell>
              <table:table-cell office:value-type="float" office:value="54.3388035297394">
                <text:p>54.3388035297394</text:p>
              </table:table-cell>
              <table:table-cell office:value-type="float" office:value="54.3721611499786">
                <text:p>54.3721611499786</text:p>
              </table:table-cell>
              <table:table-cell office:value-type="float" office:value="54.4055190086365">
                <text:p>54.4055190086365</text:p>
              </table:table-cell>
              <table:table-cell office:value-type="float" office:value="54.472234249115">
                <text:p>54.472234249115</text:p>
              </table:table-cell>
              <table:table-cell office:value-type="float" office:value="54.5389499664307">
                <text:p>54.5389499664307</text:p>
              </table:table-cell>
              <table:table-cell office:value-type="float" office:value="54.6056654453278">
                <text:p>54.6056654453278</text:p>
              </table:table-cell>
              <table:table-cell office:value-type="float" office:value="54.6723811626434">
                <text:p>54.6723811626434</text:p>
              </table:table-cell>
              <table:table-cell office:value-type="float" office:value="54.7390966415405">
                <text:p>54.7390966415405</text:p>
              </table:table-cell>
              <table:table-cell office:value-type="float" office:value="54.8058125972748">
                <text:p>54.8058125972748</text:p>
              </table:table-cell>
              <table:table-cell office:value-type="float" office:value="54.839170217514">
                <text:p>54.839170217514</text:p>
              </table:table-cell>
              <table:table-cell office:value-type="float" office:value="54.9058859348297">
                <text:p>54.9058859348297</text:p>
              </table:table-cell>
              <table:table-cell office:value-type="float" office:value="54.9726016521454">
                <text:p>54.9726016521454</text:p>
              </table:table-cell>
              <table:table-cell office:value-type="float" office:value="55.0393171310425">
                <text:p>55.0393171310425</text:p>
              </table:table-cell>
              <table:table-cell office:value-type="float" office:value="55.1060328483582">
                <text:p>55.1060328483582</text:p>
              </table:table-cell>
              <table:table-cell office:value-type="float" office:value="55.1727488040924">
                <text:p>55.1727488040924</text:p>
              </table:table-cell>
              <table:table-cell office:value-type="float" office:value="55.2394649982452">
                <text:p>55.2394649982452</text:p>
              </table:table-cell>
              <table:table-cell office:value-type="float" office:value="55.3061814308167">
                <text:p>55.3061814308167</text:p>
              </table:table-cell>
              <table:table-cell office:value-type="float" office:value="55.3395395278931">
                <text:p>55.3395395278931</text:p>
              </table:table-cell>
              <table:table-cell office:value-type="float" office:value="55.4062559604645">
                <text:p>55.4062559604645</text:p>
              </table:table-cell>
              <table:table-cell office:value-type="float" office:value="55.4396140575409">
                <text:p>55.4396140575409</text:p>
              </table:table-cell>
              <table:table-cell office:value-type="float" office:value="55.4729723930359">
                <text:p>55.4729723930359</text:p>
              </table:table-cell>
              <table:table-cell office:value-type="float" office:value="55.5396888256073">
                <text:p>55.5396888256073</text:p>
              </table:table-cell>
              <table:table-cell office:value-type="float" office:value="55.6397633552551">
                <text:p>55.6397633552551</text:p>
              </table:table-cell>
              <table:table-cell office:value-type="float" office:value="55.6731219291687">
                <text:p>55.6731219291687</text:p>
              </table:table-cell>
              <table:table-cell office:value-type="float" office:value="55.7398383617401">
                <text:p>55.7398383617401</text:p>
              </table:table-cell>
              <table:table-cell office:value-type="float" office:value="55.8065550327301">
                <text:p>55.8065550327301</text:p>
              </table:table-cell>
              <table:table-cell office:value-type="float" office:value="55.8732714653015">
                <text:p>55.8732714653015</text:p>
              </table:table-cell>
              <table:table-cell office:value-type="float" office:value="55.9066298007965">
                <text:p>55.9066298007965</text:p>
              </table:table-cell>
              <table:table-cell office:value-type="float" office:value="55.9399883747101">
                <text:p>55.9399883747101</text:p>
              </table:table-cell>
              <table:table-cell office:value-type="float" office:value="56.1067800521851">
                <text:p>56.1067800521851</text:p>
              </table:table-cell>
              <table:table-cell office:value-type="float" office:value="56.3402881622315">
                <text:p>56.3402881622315</text:p>
              </table:table-cell>
              <table:table-cell office:value-type="float" office:value="56.4070048332214">
                <text:p>56.4070048332214</text:p>
              </table:table-cell>
              <table:table-cell office:value-type="float" office:value="56.4403629302979">
                <text:p>56.4403629302979</text:p>
              </table:table-cell>
              <table:table-cell office:value-type="float" office:value="56.5070798397064">
                <text:p>56.5070798397064</text:p>
              </table:table-cell>
              <table:table-cell office:value-type="float" office:value="56.7072296142578">
                <text:p>56.7072296142578</text:p>
              </table:table-cell>
              <table:table-cell office:value-type="float" office:value="56.7405881881714">
                <text:p>56.7405881881714</text:p>
              </table:table-cell>
              <table:table-cell office:value-type="float" office:value="57.0408139228821">
                <text:p>57.0408139228821</text:p>
              </table:table-cell>
              <table:table-cell office:value-type="float" office:value="57.1075308322907">
                <text:p>57.1075308322907</text:p>
              </table:table-cell>
              <table:table-cell office:value-type="float" office:value="57.3410382270813">
                <text:p>57.3410382270813</text:p>
              </table:table-cell>
              <table:table-cell office:value-type="float" office:value="57.6412622928619">
                <text:p>57.6412622928619</text:p>
              </table:table-cell>
              <table:table-cell office:value-type="float" office:value="57.7079787254334">
                <text:p>57.7079787254334</text:p>
              </table:table-cell>
              <table:table-cell office:value-type="float" office:value="57.9414868354797">
                <text:p>57.9414868354797</text:p>
              </table:table-cell>
              <table:table-cell office:value-type="float" office:value="58.1416366100311">
                <text:p>58.1416366100311</text:p>
              </table:table-cell>
              <table:table-cell office:value-type="float" office:value="58.2083535194397">
                <text:p>58.2083535194397</text:p>
              </table:table-cell>
              <table:table-cell office:value-type="float" office:value="58.2750701904297">
                <text:p>58.2750701904297</text:p>
              </table:table-cell>
              <table:table-cell office:value-type="float" office:value="58.3417870998383">
                <text:p>58.3417870998383</text:p>
              </table:table-cell>
              <table:table-cell office:value-type="float" office:value="58.4085042476654">
                <text:p>58.4085042476654</text:p>
              </table:table-cell>
              <table:table-cell office:value-type="float" office:value="58.4752209186554">
                <text:p>58.4752209186554</text:p>
              </table:table-cell>
              <table:table-cell office:value-type="float" office:value="58.541937828064">
                <text:p>58.541937828064</text:p>
              </table:table-cell>
              <table:table-cell office:value-type="float" office:value="58.9422399997711">
                <text:p>58.9422399997711</text:p>
              </table:table-cell>
              <table:table-cell office:value-type="float" office:value="59.0756740570068">
                <text:p>59.0756740570068</text:p>
              </table:table-cell>
              <table:table-cell office:value-type="float" office:value="59.1423914432526">
                <text:p>59.1423914432526</text:p>
              </table:table-cell>
            </table:table-row>
            <table:table-row>
              <table:table-cell office:value-type="string">
                <text:p>X-ke</text:p>
                <draw:g>
                  <svg:desc>flat3.A13:flat3.A13</svg:desc>
                </draw:g>
              </table:table-cell>
              <table:table-cell office:value-type="float" office:value="NaN">
                <text:p>NaN</text:p>
                <draw:g>
                  <svg:desc>flat3.B13:flat3.AFL13</svg:desc>
                </draw:g>
              </table:table-cell>
              <table:table-cell office:value-type="float" office:value="0.00000193785438299329">
                <text:p>0.00000193785438299329</text:p>
              </table:table-cell>
              <table:table-cell office:value-type="float" office:value="0.00000312431888085663">
                <text:p>0.00000312431888085663</text:p>
              </table:table-cell>
              <table:table-cell office:value-type="float" office:value="0.00000579358479504825">
                <text:p>0.00000579358479504825</text:p>
              </table:table-cell>
              <table:table-cell office:value-type="float" office:value="0.0000328973520582314">
                <text:p>0.0000328973520582314</text:p>
              </table:table-cell>
              <table:table-cell office:value-type="float" office:value="0.0000073767404137932">
                <text:p>0.0000073767404137932</text:p>
              </table:table-cell>
              <table:table-cell office:value-type="float" office:value="0.00000664359598286076">
                <text:p>0.00000664359598286076</text:p>
              </table:table-cell>
              <table:table-cell office:value-type="float" office:value="0.00000855748750641708">
                <text:p>0.00000855748750641708</text:p>
              </table:table-cell>
              <table:table-cell office:value-type="float" office:value="0.0000234783410947606">
                <text:p>0.0000234783410947606</text:p>
              </table:table-cell>
              <table:table-cell office:value-type="float" office:value="0.00000218092044953619">
                <text:p>0.00000218092044953619</text:p>
              </table:table-cell>
              <table:table-cell office:value-type="float" office:value="0.000000816889442492782">
                <text:p>0.000000816889442492782</text:p>
              </table:table-cell>
              <table:table-cell office:value-type="float" office:value="0.00000101440614744421">
                <text:p>0.00000101440614744421</text:p>
              </table:table-cell>
              <table:table-cell office:value-type="float" office:value="0.00000556179900455666">
                <text:p>0.00000556179900455666</text:p>
              </table:table-cell>
              <table:table-cell office:value-type="float" office:value="0.00000759494616790644">
                <text:p>0.00000759494616790644</text:p>
              </table:table-cell>
              <table:table-cell office:value-type="float" office:value="0.000000129317795919759">
                <text:p>0.000000129317795919759</text:p>
              </table:table-cell>
              <table:table-cell office:value-type="float" office:value="0.000000027723950312067">
                <text:p>0.000000027723950312067</text:p>
              </table:table-cell>
              <table:table-cell office:value-type="float" office:value="0.00000078953470701474">
                <text:p>0.00000078953470701474</text:p>
              </table:table-cell>
              <table:table-cell office:value-type="float" office:value="0.0000287092017055433">
                <text:p>0.0000287092017055433</text:p>
              </table:table-cell>
              <table:table-cell office:value-type="float" office:value="0.000000121717112519539">
                <text:p>0.000000121717112519539</text:p>
              </table:table-cell>
              <table:table-cell office:value-type="float" office:value="0.0000200305195412462">
                <text:p>0.0000200305195412462</text:p>
              </table:table-cell>
              <table:table-cell office:value-type="float" office:value="0.0000126124933346818">
                <text:p>0.0000126124933346818</text:p>
              </table:table-cell>
              <table:table-cell office:value-type="float" office:value="0.0000177202499396655">
                <text:p>0.0000177202499396655</text:p>
              </table:table-cell>
              <table:table-cell office:value-type="float" office:value="0.000000455265997436208">
                <text:p>0.000000455265997436208</text:p>
              </table:table-cell>
              <table:table-cell office:value-type="float" office:value="0.0000143263422040528">
                <text:p>0.0000143263422040528</text:p>
              </table:table-cell>
              <table:table-cell office:value-type="float" office:value="0.000000000542713856311388">
                <text:p>0.000000000542713856311388</text:p>
              </table:table-cell>
              <table:table-cell office:value-type="float" office:value="0.00000948261516988729">
                <text:p>0.00000948261516988729</text:p>
              </table:table-cell>
              <table:table-cell office:value-type="float" office:value="0.000000219193106469631">
                <text:p>0.000000219193106469631</text:p>
              </table:table-cell>
              <table:table-cell office:value-type="float" office:value="0.00000206593815560738">
                <text:p>0.00000206593815560738</text:p>
              </table:table-cell>
              <table:table-cell office:value-type="float" office:value="0.0000051711539848642">
                <text:p>0.0000051711539848642</text:p>
              </table:table-cell>
              <table:table-cell office:value-type="float" office:value="0.0000157560339974201">
                <text:p>0.0000157560339974201</text:p>
              </table:table-cell>
              <table:table-cell office:value-type="float" office:value="0.00000000603657406723805">
                <text:p>0.00000000603657406723805</text:p>
              </table:table-cell>
              <table:table-cell office:value-type="float" office:value="0.00000274958993299324">
                <text:p>0.00000274958993299324</text:p>
              </table:table-cell>
              <table:table-cell office:value-type="float" office:value="0.00000744988057494161">
                <text:p>0.00000744988057494161</text:p>
              </table:table-cell>
              <table:table-cell office:value-type="float" office:value="0.00000757363052987484">
                <text:p>0.00000757363052987484</text:p>
              </table:table-cell>
              <table:table-cell office:value-type="float" office:value="0.00000262268392228786">
                <text:p>0.00000262268392228786</text:p>
              </table:table-cell>
              <table:table-cell office:value-type="float" office:value="0.000000110927602503467">
                <text:p>0.000000110927602503467</text:p>
              </table:table-cell>
              <table:table-cell office:value-type="float" office:value="0.0000251024990262346">
                <text:p>0.0000251024990262346</text:p>
              </table:table-cell>
              <table:table-cell office:value-type="float" office:value="0.0000163467816991121">
                <text:p>0.0000163467816991121</text:p>
              </table:table-cell>
              <table:table-cell office:value-type="float" office:value="0.0000000449809607995856">
                <text:p>0.0000000449809607995856</text:p>
              </table:table-cell>
              <table:table-cell office:value-type="float" office:value="0.00000227360630710785">
                <text:p>0.00000227360630710785</text:p>
              </table:table-cell>
              <table:table-cell office:value-type="float" office:value="0.0000074045835903018">
                <text:p>0.0000074045835903018</text:p>
              </table:table-cell>
              <table:table-cell office:value-type="float" office:value="0.000000133582568853628">
                <text:p>0.000000133582568853628</text:p>
              </table:table-cell>
              <table:table-cell office:value-type="float" office:value="0.00000308462727189572">
                <text:p>0.00000308462727189572</text:p>
              </table:table-cell>
              <table:table-cell office:value-type="float" office:value="0.0000135777118298408">
                <text:p>0.0000135777118298408</text:p>
              </table:table-cell>
              <table:table-cell office:value-type="float" office:value="0.00000210940099571733">
                <text:p>0.00000210940099571733</text:p>
              </table:table-cell>
              <table:table-cell office:value-type="float" office:value="0.00000010932733315439">
                <text:p>0.00000010932733315439</text:p>
              </table:table-cell>
              <table:table-cell office:value-type="float" office:value="0.00000268364634474998">
                <text:p>0.00000268364634474998</text:p>
              </table:table-cell>
              <table:table-cell office:value-type="float" office:value="0.00001233420199539">
                <text:p>0.00001233420199539</text:p>
              </table:table-cell>
              <table:table-cell office:value-type="float" office:value="0.0000266523027034309">
                <text:p>0.0000266523027034309</text:p>
              </table:table-cell>
              <table:table-cell office:value-type="float" office:value="0.000000334336727571792">
                <text:p>0.000000334336727571792</text:p>
              </table:table-cell>
              <table:table-cell office:value-type="float" office:value="0.000000513076670762724">
                <text:p>0.000000513076670762724</text:p>
              </table:table-cell>
              <table:table-cell office:value-type="float" office:value="0.00000283958666288274">
                <text:p>0.00000283958666288274</text:p>
              </table:table-cell>
              <table:table-cell office:value-type="float" office:value="0.00000695301546563585">
                <text:p>0.00000695301546563585</text:p>
              </table:table-cell>
              <table:table-cell office:value-type="float" office:value="0.0000415828721865799">
                <text:p>0.0000415828721865799</text:p>
              </table:table-cell>
              <table:table-cell office:value-type="float" office:value="0.000000058839322695538">
                <text:p>0.000000058839322695538</text:p>
              </table:table-cell>
              <table:table-cell office:value-type="float" office:value="0.0000327532104641675">
                <text:p>0.0000327532104641675</text:p>
              </table:table-cell>
              <table:table-cell office:value-type="float" office:value="0.00000155751193631416">
                <text:p>0.00000155751193631416</text:p>
              </table:table-cell>
              <table:table-cell office:value-type="float" office:value="0.000000483303821088735">
                <text:p>0.000000483303821088735</text:p>
              </table:table-cell>
              <table:table-cell office:value-type="float" office:value="0.00000996058434491662">
                <text:p>0.00000996058434491662</text:p>
              </table:table-cell>
              <table:table-cell office:value-type="float" office:value="0.0000624122253891923">
                <text:p>0.0000624122253891923</text:p>
              </table:table-cell>
              <table:table-cell office:value-type="float" office:value="0.0000579123171616705">
                <text:p>0.0000579123171616705</text:p>
              </table:table-cell>
              <table:table-cell office:value-type="float" office:value="0.0000233652332441369">
                <text:p>0.0000233652332441369</text:p>
              </table:table-cell>
              <table:table-cell office:value-type="float" office:value="0.00000490027863800019">
                <text:p>0.00000490027863800019</text:p>
              </table:table-cell>
              <table:table-cell office:value-type="float" office:value="0.00000962030727338255">
                <text:p>0.00000962030727338255</text:p>
              </table:table-cell>
              <table:table-cell office:value-type="float" office:value="0.0000181876531130109">
                <text:p>0.0000181876531130109</text:p>
              </table:table-cell>
              <table:table-cell office:value-type="float" office:value="0.00000177238848637125">
                <text:p>0.00000177238848637125</text:p>
              </table:table-cell>
              <table:table-cell office:value-type="float" office:value="0.0000492932504028902">
                <text:p>0.0000492932504028902</text:p>
              </table:table-cell>
              <table:table-cell office:value-type="float" office:value="0.0000224354869518789">
                <text:p>0.0000224354869518789</text:p>
              </table:table-cell>
              <table:table-cell office:value-type="float" office:value="0.0000652096052922839">
                <text:p>0.0000652096052922839</text:p>
              </table:table-cell>
              <table:table-cell office:value-type="float" office:value="0.0000343873818494239">
                <text:p>0.0000343873818494239</text:p>
              </table:table-cell>
              <table:table-cell office:value-type="float" office:value="0.000000605399702617704">
                <text:p>0.000000605399702617704</text:p>
              </table:table-cell>
              <table:table-cell office:value-type="float" office:value="0.0000228581902868753">
                <text:p>0.0000228581902868753</text:p>
              </table:table-cell>
              <table:table-cell office:value-type="float" office:value="0.0000265186080507481">
                <text:p>0.0000265186080507481</text:p>
              </table:table-cell>
              <table:table-cell office:value-type="float" office:value="0.000283245347495">
                <text:p>0.000283245347495</text:p>
              </table:table-cell>
              <table:table-cell office:value-type="float" office:value="0.00425665247211535">
                <text:p>0.00425665247211535</text:p>
              </table:table-cell>
              <table:table-cell office:value-type="float" office:value="0.000847063631829273">
                <text:p>0.000847063631829273</text:p>
              </table:table-cell>
              <table:table-cell office:value-type="float" office:value="0.00139753615811388">
                <text:p>0.00139753615811388</text:p>
              </table:table-cell>
              <table:table-cell office:value-type="float" office:value="0.00163457244335491">
                <text:p>0.00163457244335491</text:p>
              </table:table-cell>
              <table:table-cell office:value-type="float" office:value="0.00367452567494742">
                <text:p>0.00367452567494742</text:p>
              </table:table-cell>
              <table:table-cell office:value-type="float" office:value="0.00136064992112994">
                <text:p>0.00136064992112994</text:p>
              </table:table-cell>
              <table:table-cell office:value-type="float" office:value="0.00273209588401289">
                <text:p>0.00273209588401289</text:p>
              </table:table-cell>
              <table:table-cell office:value-type="float" office:value="0.00219304102794194">
                <text:p>0.00219304102794194</text:p>
              </table:table-cell>
              <table:table-cell office:value-type="float" office:value="0.024560060750403">
                <text:p>0.024560060750403</text:p>
              </table:table-cell>
              <table:table-cell office:value-type="float" office:value="0.00276748452188019">
                <text:p>0.00276748452188019</text:p>
              </table:table-cell>
              <table:table-cell office:value-type="float" office:value="0.0162985983310107">
                <text:p>0.0162985983310107</text:p>
              </table:table-cell>
              <table:table-cell office:value-type="float" office:value="0.0022361030298211">
                <text:p>0.0022361030298211</text:p>
              </table:table-cell>
              <table:table-cell office:value-type="float" office:value="0.000979916623399028">
                <text:p>0.000979916623399028</text:p>
              </table:table-cell>
              <table:table-cell office:value-type="float" office:value="0.00110617072216477">
                <text:p>0.00110617072216477</text:p>
              </table:table-cell>
              <table:table-cell office:value-type="float" office:value="0.000147854076696511">
                <text:p>0.000147854076696511</text:p>
              </table:table-cell>
              <table:table-cell office:value-type="float" office:value="0.0000000104759597512017">
                <text:p>0.0000000104759597512017</text:p>
              </table:table-cell>
              <table:table-cell office:value-type="float" office:value="0.00445012305332886">
                <text:p>0.00445012305332886</text:p>
              </table:table-cell>
              <table:table-cell office:value-type="float" office:value="0.0302002685228758">
                <text:p>0.0302002685228758</text:p>
              </table:table-cell>
              <table:table-cell office:value-type="float" office:value="0.00465658542720167">
                <text:p>0.00465658542720167</text:p>
              </table:table-cell>
              <table:table-cell office:value-type="float" office:value="0.000358422236456382">
                <text:p>0.000358422236456382</text:p>
              </table:table-cell>
              <table:table-cell office:value-type="float" office:value="0.0202865872045014">
                <text:p>0.0202865872045014</text:p>
              </table:table-cell>
              <table:table-cell office:value-type="float" office:value="0.0209819735469288">
                <text:p>0.0209819735469288</text:p>
              </table:table-cell>
              <table:table-cell office:value-type="float" office:value="0.0150866097826202">
                <text:p>0.0150866097826202</text:p>
              </table:table-cell>
              <table:table-cell office:value-type="float" office:value="0.000289703258838093">
                <text:p>0.000289703258838093</text:p>
              </table:table-cell>
              <table:table-cell office:value-type="float" office:value="0.00428052101220477">
                <text:p>0.00428052101220477</text:p>
              </table:table-cell>
              <table:table-cell office:value-type="float" office:value="0.0328462777371981">
                <text:p>0.0328462777371981</text:p>
              </table:table-cell>
              <table:table-cell office:value-type="float" office:value="0.0361573451543266">
                <text:p>0.0361573451543266</text:p>
              </table:table-cell>
              <table:table-cell office:value-type="float" office:value="0.0145781838854365">
                <text:p>0.0145781838854365</text:p>
              </table:table-cell>
              <table:table-cell office:value-type="float" office:value="0.00798670162288712">
                <text:p>0.00798670162288712</text:p>
              </table:table-cell>
              <table:table-cell office:value-type="float" office:value="0.00514937999280877">
                <text:p>0.00514937999280877</text:p>
              </table:table-cell>
              <table:table-cell office:value-type="float" office:value="0.033569660125278">
                <text:p>0.033569660125278</text:p>
              </table:table-cell>
              <table:table-cell office:value-type="float" office:value="0.0415214771445006">
                <text:p>0.0415214771445006</text:p>
              </table:table-cell>
              <table:table-cell office:value-type="float" office:value="0.00142257125458742">
                <text:p>0.00142257125458742</text:p>
              </table:table-cell>
              <table:table-cell office:value-type="float" office:value="0.000963958403320294">
                <text:p>0.000963958403320294</text:p>
              </table:table-cell>
              <table:table-cell office:value-type="float" office:value="0.00118716021246431">
                <text:p>0.00118716021246431</text:p>
              </table:table-cell>
              <table:table-cell office:value-type="float" office:value="0.00682510808640378">
                <text:p>0.00682510808640378</text:p>
              </table:table-cell>
              <table:table-cell office:value-type="float" office:value="0.0210234687441637">
                <text:p>0.0210234687441637</text:p>
              </table:table-cell>
              <table:table-cell office:value-type="float" office:value="0.00399994007090757">
                <text:p>0.00399994007090757</text:p>
              </table:table-cell>
              <table:table-cell office:value-type="float" office:value="0.000819836491538973">
                <text:p>0.000819836491538973</text:p>
              </table:table-cell>
              <table:table-cell office:value-type="float" office:value="0.0430694542482139">
                <text:p>0.0430694542482139</text:p>
              </table:table-cell>
              <table:table-cell office:value-type="float" office:value="0.0127425944496467">
                <text:p>0.0127425944496467</text:p>
              </table:table-cell>
              <table:table-cell office:value-type="float" office:value="0.000295802367312603">
                <text:p>0.000295802367312603</text:p>
              </table:table-cell>
              <table:table-cell office:value-type="float" office:value="0.000391986384078236">
                <text:p>0.000391986384078236</text:p>
              </table:table-cell>
              <table:table-cell office:value-type="float" office:value="0.000661957297313944">
                <text:p>0.000661957297313944</text:p>
              </table:table-cell>
              <table:table-cell office:value-type="float" office:value="0.0141096605589146">
                <text:p>0.0141096605589146</text:p>
              </table:table-cell>
              <table:table-cell office:value-type="float" office:value="0.0631708237504211">
                <text:p>0.0631708237504211</text:p>
              </table:table-cell>
              <table:table-cell office:value-type="float" office:value="0.0173858931536623">
                <text:p>0.0173858931536623</text:p>
              </table:table-cell>
              <table:table-cell office:value-type="float" office:value="0.0128002602064572">
                <text:p>0.0128002602064572</text:p>
              </table:table-cell>
              <table:table-cell office:value-type="float" office:value="0.0253429248160919">
                <text:p>0.0253429248160919</text:p>
              </table:table-cell>
              <table:table-cell office:value-type="float" office:value="0.00018638569365245">
                <text:p>0.00018638569365245</text:p>
              </table:table-cell>
              <table:table-cell office:value-type="float" office:value="0.0000664870853031505">
                <text:p>0.0000664870853031505</text:p>
              </table:table-cell>
              <table:table-cell office:value-type="float" office:value="0.00381939909647276">
                <text:p>0.00381939909647276</text:p>
              </table:table-cell>
              <table:table-cell office:value-type="float" office:value="0.02552090447466">
                <text:p>0.02552090447466</text:p>
              </table:table-cell>
              <table:table-cell office:value-type="float" office:value="0.036702078446769">
                <text:p>0.036702078446769</text:p>
              </table:table-cell>
              <table:table-cell office:value-type="float" office:value="0.0197012099224419">
                <text:p>0.0197012099224419</text:p>
              </table:table-cell>
              <table:table-cell office:value-type="float" office:value="0.0111685558831424">
                <text:p>0.0111685558831424</text:p>
              </table:table-cell>
              <table:table-cell office:value-type="float" office:value="0.00677209306258013">
                <text:p>0.00677209306258013</text:p>
              </table:table-cell>
              <table:table-cell office:value-type="float" office:value="0.0978077569084437">
                <text:p>0.0978077569084437</text:p>
              </table:table-cell>
              <table:table-cell office:value-type="float" office:value="0.047970169015919">
                <text:p>0.047970169015919</text:p>
              </table:table-cell>
              <table:table-cell office:value-type="float" office:value="0.0000000152000734230428">
                <text:p>0.0000000152000734230428</text:p>
              </table:table-cell>
              <table:table-cell office:value-type="float" office:value="0.000198736731839976">
                <text:p>0.000198736731839976</text:p>
              </table:table-cell>
              <table:table-cell office:value-type="float" office:value="0.00464355594826539">
                <text:p>0.00464355594826539</text:p>
              </table:table-cell>
              <table:table-cell office:value-type="float" office:value="0.0553801127491662">
                <text:p>0.0553801127491662</text:p>
              </table:table-cell>
              <table:table-cell office:value-type="float" office:value="0.0478047841400054">
                <text:p>0.0478047841400054</text:p>
              </table:table-cell>
              <table:table-cell office:value-type="float" office:value="0.0130779941951403">
                <text:p>0.0130779941951403</text:p>
              </table:table-cell>
              <table:table-cell office:value-type="float" office:value="0.0143672780275138">
                <text:p>0.0143672780275138</text:p>
              </table:table-cell>
              <table:table-cell office:value-type="float" office:value="0.0129546987695506">
                <text:p>0.0129546987695506</text:p>
              </table:table-cell>
              <table:table-cell office:value-type="float" office:value="0.000483348901657495">
                <text:p>0.000483348901657495</text:p>
              </table:table-cell>
              <table:table-cell office:value-type="float" office:value="0.102692946705219">
                <text:p>0.102692946705219</text:p>
              </table:table-cell>
              <table:table-cell office:value-type="float" office:value="0.0463782991452756">
                <text:p>0.0463782991452756</text:p>
              </table:table-cell>
              <table:table-cell office:value-type="float" office:value="0.0177401749795768">
                <text:p>0.0177401749795768</text:p>
              </table:table-cell>
              <table:table-cell office:value-type="float" office:value="0.000242626545566479">
                <text:p>0.000242626545566479</text:p>
              </table:table-cell>
              <table:table-cell office:value-type="float" office:value="0.00966869087921645">
                <text:p>0.00966869087921645</text:p>
              </table:table-cell>
              <table:table-cell office:value-type="float" office:value="0.0303607638422712">
                <text:p>0.0303607638422712</text:p>
              </table:table-cell>
              <table:table-cell office:value-type="float" office:value="0.0381067598034856">
                <text:p>0.0381067598034856</text:p>
              </table:table-cell>
              <table:table-cell office:value-type="float" office:value="0.0547138512769859">
                <text:p>0.0547138512769859</text:p>
              </table:table-cell>
              <table:table-cell office:value-type="float" office:value="0.000247638256168575">
                <text:p>0.000247638256168575</text:p>
              </table:table-cell>
              <table:table-cell office:value-type="float" office:value="0.000967285825295093">
                <text:p>0.000967285825295093</text:p>
              </table:table-cell>
              <table:table-cell office:value-type="float" office:value="0.0351369015577255">
                <text:p>0.0351369015577255</text:p>
              </table:table-cell>
              <table:table-cell office:value-type="float" office:value="0.0000565636641886663">
                <text:p>0.0000565636641886663</text:p>
              </table:table-cell>
              <table:table-cell office:value-type="float" office:value="0.000169175612988335">
                <text:p>0.000169175612988335</text:p>
              </table:table-cell>
              <table:table-cell office:value-type="float" office:value="0.00268498863522535">
                <text:p>0.00268498863522535</text:p>
              </table:table-cell>
              <table:table-cell office:value-type="float" office:value="0.000305144848561603">
                <text:p>0.000305144848561603</text:p>
              </table:table-cell>
              <table:table-cell office:value-type="float" office:value="0.0455886614592461">
                <text:p>0.0455886614592461</text:p>
              </table:table-cell>
              <table:table-cell office:value-type="float" office:value="0.0417229936323428">
                <text:p>0.0417229936323428</text:p>
              </table:table-cell>
              <table:table-cell office:value-type="float" office:value="0.000603301428369707">
                <text:p>0.000603301428369707</text:p>
              </table:table-cell>
              <table:table-cell office:value-type="float" office:value="0.0431362750073367">
                <text:p>0.0431362750073367</text:p>
              </table:table-cell>
              <table:table-cell office:value-type="float" office:value="0.0000629414736312065">
                <text:p>0.0000629414736312065</text:p>
              </table:table-cell>
              <table:table-cell office:value-type="float" office:value="0.0195942578726458">
                <text:p>0.0195942578726458</text:p>
              </table:table-cell>
              <table:table-cell office:value-type="float" office:value="0.0502795630032611">
                <text:p>0.0502795630032611</text:p>
              </table:table-cell>
              <table:table-cell office:value-type="float" office:value="0.0181639389367824">
                <text:p>0.0181639389367824</text:p>
              </table:table-cell>
              <table:table-cell office:value-type="float" office:value="0.000411641388484539">
                <text:p>0.000411641388484539</text:p>
              </table:table-cell>
              <table:table-cell office:value-type="float" office:value="0.00785758537329947">
                <text:p>0.00785758537329947</text:p>
              </table:table-cell>
              <table:table-cell office:value-type="float" office:value="0.0328479993640886">
                <text:p>0.0328479993640886</text:p>
              </table:table-cell>
              <table:table-cell office:value-type="float" office:value="0.0297403973491875">
                <text:p>0.0297403973491875</text:p>
              </table:table-cell>
              <table:table-cell office:value-type="float" office:value="0.0128347184357097">
                <text:p>0.0128347184357097</text:p>
              </table:table-cell>
              <table:table-cell office:value-type="float" office:value="0.000497279145424305">
                <text:p>0.000497279145424305</text:p>
              </table:table-cell>
              <table:table-cell office:value-type="float" office:value="0.0276429052623686">
                <text:p>0.0276429052623686</text:p>
              </table:table-cell>
              <table:table-cell office:value-type="float" office:value="0.000162111091016856">
                <text:p>0.000162111091016856</text:p>
              </table:table-cell>
              <table:table-cell office:value-type="float" office:value="0.00491774366210759">
                <text:p>0.00491774366210759</text:p>
              </table:table-cell>
              <table:table-cell office:value-type="float" office:value="0.0385716726453153">
                <text:p>0.0385716726453153</text:p>
              </table:table-cell>
              <table:table-cell office:value-type="float" office:value="0.0324515892003051">
                <text:p>0.0324515892003051</text:p>
              </table:table-cell>
              <table:table-cell office:value-type="float" office:value="0.0122530845491782">
                <text:p>0.0122530845491782</text:p>
              </table:table-cell>
              <table:table-cell office:value-type="float" office:value="0.00261793572384029">
                <text:p>0.00261793572384029</text:p>
              </table:table-cell>
              <table:table-cell office:value-type="float" office:value="0.0440014040419261">
                <text:p>0.0440014040419261</text:p>
              </table:table-cell>
              <table:table-cell office:value-type="float" office:value="0.0251809524969795">
                <text:p>0.0251809524969795</text:p>
              </table:table-cell>
              <table:table-cell office:value-type="float" office:value="0.000355223110787851">
                <text:p>0.000355223110787851</text:p>
              </table:table-cell>
              <table:table-cell office:value-type="float" office:value="0.00132719197992944">
                <text:p>0.00132719197992944</text:p>
              </table:table-cell>
              <table:table-cell office:value-type="float" office:value="0.00240284802145024">
                <text:p>0.00240284802145024</text:p>
              </table:table-cell>
              <table:table-cell office:value-type="float" office:value="0.026631206622854">
                <text:p>0.026631206622854</text:p>
              </table:table-cell>
              <table:table-cell office:value-type="float" office:value="0.0254309879471037">
                <text:p>0.0254309879471037</text:p>
              </table:table-cell>
              <table:table-cell office:value-type="float" office:value="0.0119389197925419">
                <text:p>0.0119389197925419</text:p>
              </table:table-cell>
              <table:table-cell office:value-type="float" office:value="0.00018530043982792">
                <text:p>0.00018530043982792</text:p>
              </table:table-cell>
              <table:table-cell office:value-type="float" office:value="0.0542113153347528">
                <text:p>0.0542113153347528</text:p>
              </table:table-cell>
              <table:table-cell office:value-type="float" office:value="0.0379270695500011">
                <text:p>0.0379270695500011</text:p>
              </table:table-cell>
              <table:table-cell office:value-type="float" office:value="0.00490413853693362">
                <text:p>0.00490413853693362</text:p>
              </table:table-cell>
              <table:table-cell office:value-type="float" office:value="0.000000941962045586663">
                <text:p>0.000000941962045586663</text:p>
              </table:table-cell>
              <table:table-cell office:value-type="float" office:value="0.00219536142267078">
                <text:p>0.00219536142267078</text:p>
              </table:table-cell>
              <table:table-cell office:value-type="float" office:value="0.0404994268360687">
                <text:p>0.0404994268360687</text:p>
              </table:table-cell>
              <table:table-cell office:value-type="float" office:value="0.0160552465266089">
                <text:p>0.0160552465266089</text:p>
              </table:table-cell>
              <table:table-cell office:value-type="float" office:value="0.000340459485403274">
                <text:p>0.000340459485403274</text:p>
              </table:table-cell>
              <table:table-cell office:value-type="float" office:value="0.00522044309921545">
                <text:p>0.00522044309921545</text:p>
              </table:table-cell>
              <table:table-cell office:value-type="float" office:value="0.01718831194649">
                <text:p>0.01718831194649</text:p>
              </table:table-cell>
              <table:table-cell office:value-type="float" office:value="0.0372443892131535">
                <text:p>0.0372443892131535</text:p>
              </table:table-cell>
              <table:table-cell office:value-type="float" office:value="0.01952434956832">
                <text:p>0.01952434956832</text:p>
              </table:table-cell>
              <table:table-cell office:value-type="float" office:value="0.00256409619727576">
                <text:p>0.00256409619727576</text:p>
              </table:table-cell>
              <table:table-cell office:value-type="float" office:value="0.000994292963528274">
                <text:p>0.000994292963528274</text:p>
              </table:table-cell>
              <table:table-cell office:value-type="float" office:value="0.00198966141705471">
                <text:p>0.00198966141705471</text:p>
              </table:table-cell>
              <table:table-cell office:value-type="float" office:value="0.0234690205770576">
                <text:p>0.0234690205770576</text:p>
              </table:table-cell>
              <table:table-cell office:value-type="float" office:value="0.0536323126884962">
                <text:p>0.0536323126884962</text:p>
              </table:table-cell>
              <table:table-cell office:value-type="float" office:value="0.0120033030524418">
                <text:p>0.0120033030524418</text:p>
              </table:table-cell>
              <table:table-cell office:value-type="float" office:value="0.0281775038501639">
                <text:p>0.0281775038501639</text:p>
              </table:table-cell>
              <table:table-cell office:value-type="float" office:value="0.0092321479551511">
                <text:p>0.0092321479551511</text:p>
              </table:table-cell>
              <table:table-cell office:value-type="float" office:value="0.0126589010151937">
                <text:p>0.0126589010151937</text:p>
              </table:table-cell>
              <table:table-cell office:value-type="float" office:value="0.00796888232076873">
                <text:p>0.00796888232076873</text:p>
              </table:table-cell>
              <table:table-cell office:value-type="float" office:value="0.000625025369967544">
                <text:p>0.000625025369967544</text:p>
              </table:table-cell>
              <table:table-cell office:value-type="float" office:value="0.0196891284860975">
                <text:p>0.0196891284860975</text:p>
              </table:table-cell>
              <table:table-cell office:value-type="float" office:value="0.0037955285241799">
                <text:p>0.0037955285241799</text:p>
              </table:table-cell>
              <table:table-cell office:value-type="float" office:value="0.0519946597707748">
                <text:p>0.0519946597707748</text:p>
              </table:table-cell>
              <table:table-cell office:value-type="float" office:value="0.000475617524580572">
                <text:p>0.000475617524580572</text:p>
              </table:table-cell>
              <table:table-cell office:value-type="float" office:value="0.000288948383441509">
                <text:p>0.000288948383441509</text:p>
              </table:table-cell>
              <table:table-cell office:value-type="float" office:value="0.000177062597098817">
                <text:p>0.000177062597098817</text:p>
              </table:table-cell>
              <table:table-cell office:value-type="float" office:value="0.0178937669150454">
                <text:p>0.0178937669150454</text:p>
              </table:table-cell>
              <table:table-cell office:value-type="float" office:value="0.00632485311807978">
                <text:p>0.00632485311807978</text:p>
              </table:table-cell>
              <table:table-cell office:value-type="float" office:value="0.00244543386344952">
                <text:p>0.00244543386344952</text:p>
              </table:table-cell>
              <table:table-cell office:value-type="float" office:value="0.00127090434052199">
                <text:p>0.00127090434052199</text:p>
              </table:table-cell>
              <table:table-cell office:value-type="float" office:value="0.00721636421072867">
                <text:p>0.00721636421072867</text:p>
              </table:table-cell>
              <table:table-cell office:value-type="float" office:value="0.000664412330698319">
                <text:p>0.000664412330698319</text:p>
              </table:table-cell>
              <table:table-cell office:value-type="float" office:value="0.000647374528992434">
                <text:p>0.000647374528992434</text:p>
              </table:table-cell>
              <table:table-cell office:value-type="float" office:value="0.00682751107986222">
                <text:p>0.00682751107986222</text:p>
              </table:table-cell>
              <table:table-cell office:value-type="float" office:value="0.00110749186614064">
                <text:p>0.00110749186614064</text:p>
              </table:table-cell>
              <table:table-cell office:value-type="float" office:value="0.00132785339923898">
                <text:p>0.00132785339923898</text:p>
              </table:table-cell>
              <table:table-cell office:value-type="float" office:value="0.00000297304108060741">
                <text:p>0.00000297304108060741</text:p>
              </table:table-cell>
              <table:table-cell office:value-type="float" office:value="0.000304723661614273">
                <text:p>0.000304723661614273</text:p>
              </table:table-cell>
              <table:table-cell office:value-type="float" office:value="0.0153446626568109">
                <text:p>0.0153446626568109</text:p>
              </table:table-cell>
              <table:table-cell office:value-type="float" office:value="0.00671310108331304">
                <text:p>0.00671310108331304</text:p>
              </table:table-cell>
              <table:table-cell office:value-type="float" office:value="0.00127812550485517">
                <text:p>0.00127812550485517</text:p>
              </table:table-cell>
              <table:table-cell office:value-type="float" office:value="0.0141766509835808">
                <text:p>0.0141766509835808</text:p>
              </table:table-cell>
              <table:table-cell office:value-type="float" office:value="0.00812788869279043">
                <text:p>0.00812788869279043</text:p>
              </table:table-cell>
              <table:table-cell office:value-type="float" office:value="0.00241357110809018">
                <text:p>0.00241357110809018</text:p>
              </table:table-cell>
              <table:table-cell office:value-type="float" office:value="0.0563132339818076">
                <text:p>0.0563132339818076</text:p>
              </table:table-cell>
              <table:table-cell office:value-type="float" office:value="0.022326064987863">
                <text:p>0.022326064987863</text:p>
              </table:table-cell>
              <table:table-cell office:value-type="float" office:value="0.00310671021676335">
                <text:p>0.00310671021676335</text:p>
              </table:table-cell>
              <table:table-cell office:value-type="float" office:value="0.0481623171904502">
                <text:p>0.0481623171904502</text:p>
              </table:table-cell>
              <table:table-cell office:value-type="float" office:value="0.0125802654049374">
                <text:p>0.0125802654049374</text:p>
              </table:table-cell>
              <table:table-cell office:value-type="float" office:value="0.0247460484125763">
                <text:p>0.0247460484125763</text:p>
              </table:table-cell>
              <table:table-cell office:value-type="float" office:value="0.0560601734189653">
                <text:p>0.0560601734189653</text:p>
              </table:table-cell>
              <table:table-cell office:value-type="float" office:value="0.044052034668856">
                <text:p>0.044052034668856</text:p>
              </table:table-cell>
              <table:table-cell office:value-type="float" office:value="0.0015436449184397">
                <text:p>0.0015436449184397</text:p>
              </table:table-cell>
              <table:table-cell office:value-type="float" office:value="0.0119976438872492">
                <text:p>0.0119976438872492</text:p>
              </table:table-cell>
              <table:table-cell office:value-type="float" office:value="0.00047212837469848">
                <text:p>0.00047212837469848</text:p>
              </table:table-cell>
              <table:table-cell office:value-type="float" office:value="0.0117248059909305">
                <text:p>0.0117248059909305</text:p>
              </table:table-cell>
              <table:table-cell office:value-type="float" office:value="0.0468095240106699">
                <text:p>0.0468095240106699</text:p>
              </table:table-cell>
              <table:table-cell office:value-type="float" office:value="0.000809622885416901">
                <text:p>0.000809622885416901</text:p>
              </table:table-cell>
              <table:table-cell office:value-type="float" office:value="0.0845978930206402">
                <text:p>0.0845978930206402</text:p>
              </table:table-cell>
              <table:table-cell office:value-type="float" office:value="0.0238179069673994">
                <text:p>0.0238179069673994</text:p>
              </table:table-cell>
              <table:table-cell office:value-type="float" office:value="0.0300124145279101">
                <text:p>0.0300124145279101</text:p>
              </table:table-cell>
              <table:table-cell office:value-type="float" office:value="0.0151956082384897">
                <text:p>0.0151956082384897</text:p>
              </table:table-cell>
              <table:table-cell office:value-type="float" office:value="0.0838271482304166">
                <text:p>0.0838271482304166</text:p>
              </table:table-cell>
              <table:table-cell office:value-type="float" office:value="0.000274539175349508">
                <text:p>0.000274539175349508</text:p>
              </table:table-cell>
              <table:table-cell office:value-type="float" office:value="0.0332344480602951">
                <text:p>0.0332344480602951</text:p>
              </table:table-cell>
              <table:table-cell office:value-type="float" office:value="0.0399262462863362">
                <text:p>0.0399262462863362</text:p>
              </table:table-cell>
              <table:table-cell office:value-type="float" office:value="0.0000541054910968513">
                <text:p>0.0000541054910968513</text:p>
              </table:table-cell>
              <table:table-cell office:value-type="float" office:value="0.00237511197151667">
                <text:p>0.00237511197151667</text:p>
              </table:table-cell>
              <table:table-cell office:value-type="float" office:value="0.0824411123229744">
                <text:p>0.0824411123229744</text:p>
              </table:table-cell>
              <table:table-cell office:value-type="float" office:value="0.00671058780036595">
                <text:p>0.00671058780036595</text:p>
              </table:table-cell>
              <table:table-cell office:value-type="float" office:value="0.0663508402609381">
                <text:p>0.0663508402609381</text:p>
              </table:table-cell>
              <table:table-cell office:value-type="float" office:value="0.0280785749806102">
                <text:p>0.0280785749806102</text:p>
              </table:table-cell>
              <table:table-cell office:value-type="float" office:value="0.00397583838826761">
                <text:p>0.00397583838826761</text:p>
              </table:table-cell>
              <table:table-cell office:value-type="float" office:value="0.121863929540803">
                <text:p>0.121863929540803</text:p>
              </table:table-cell>
              <table:table-cell office:value-type="float" office:value="0.020937907427576">
                <text:p>0.020937907427576</text:p>
              </table:table-cell>
              <table:table-cell office:value-type="float" office:value="0.0883479829072403">
                <text:p>0.0883479829072403</text:p>
              </table:table-cell>
              <table:table-cell office:value-type="float" office:value="0.0000733004168445148">
                <text:p>0.0000733004168445148</text:p>
              </table:table-cell>
              <table:table-cell office:value-type="float" office:value="0.130335483720808">
                <text:p>0.130335483720808</text:p>
              </table:table-cell>
              <table:table-cell office:value-type="float" office:value="0.00585019911805673">
                <text:p>0.00585019911805673</text:p>
              </table:table-cell>
              <table:table-cell office:value-type="float" office:value="0.091790004218398">
                <text:p>0.091790004218398</text:p>
              </table:table-cell>
              <table:table-cell office:value-type="float" office:value="0.0637045883801752">
                <text:p>0.0637045883801752</text:p>
              </table:table-cell>
              <table:table-cell office:value-type="float" office:value="0.0520343258476203">
                <text:p>0.0520343258476203</text:p>
              </table:table-cell>
              <table:table-cell office:value-type="float" office:value="0.00273952698525483">
                <text:p>0.00273952698525483</text:p>
              </table:table-cell>
              <table:table-cell office:value-type="float" office:value="0.00000339454495995983">
                <text:p>0.00000339454495995983</text:p>
              </table:table-cell>
              <table:table-cell office:value-type="float" office:value="0.0664894855370327">
                <text:p>0.0664894855370327</text:p>
              </table:table-cell>
              <table:table-cell office:value-type="float" office:value="0.0719471732159849">
                <text:p>0.0719471732159849</text:p>
              </table:table-cell>
              <table:table-cell office:value-type="float" office:value="0.0301131834729092">
                <text:p>0.0301131834729092</text:p>
              </table:table-cell>
              <table:table-cell office:value-type="float" office:value="0.0786779589476607">
                <text:p>0.0786779589476607</text:p>
              </table:table-cell>
              <table:table-cell office:value-type="float" office:value="0.0000948350950549889">
                <text:p>0.0000948350950549889</text:p>
              </table:table-cell>
              <table:table-cell office:value-type="float" office:value="0.00113634725890112">
                <text:p>0.00113634725890112</text:p>
              </table:table-cell>
              <table:table-cell office:value-type="float" office:value="0.0943953823854405">
                <text:p>0.0943953823854405</text:p>
              </table:table-cell>
              <table:table-cell office:value-type="float" office:value="0.0336591841599995">
                <text:p>0.0336591841599995</text:p>
              </table:table-cell>
              <table:table-cell office:value-type="float" office:value="0.0108617135339088">
                <text:p>0.0108617135339088</text:p>
              </table:table-cell>
              <table:table-cell office:value-type="float" office:value="0.0161121221402131">
                <text:p>0.0161121221402131</text:p>
              </table:table-cell>
              <table:table-cell office:value-type="float" office:value="0.0288953669978519">
                <text:p>0.0288953669978519</text:p>
              </table:table-cell>
              <table:table-cell office:value-type="float" office:value="0.00138814579771092">
                <text:p>0.00138814579771092</text:p>
              </table:table-cell>
              <table:table-cell office:value-type="float" office:value="0.00103903918735778">
                <text:p>0.00103903918735778</text:p>
              </table:table-cell>
              <table:table-cell office:value-type="float" office:value="0.00194510843973563">
                <text:p>0.00194510843973563</text:p>
              </table:table-cell>
              <table:table-cell office:value-type="float" office:value="0.0461331580928383">
                <text:p>0.0461331580928383</text:p>
              </table:table-cell>
              <table:table-cell office:value-type="float" office:value="0.0333141290171074">
                <text:p>0.0333141290171074</text:p>
              </table:table-cell>
              <table:table-cell office:value-type="float" office:value="0.0000456022034052073">
                <text:p>0.0000456022034052073</text:p>
              </table:table-cell>
              <table:table-cell office:value-type="float" office:value="0.00692059520326983">
                <text:p>0.00692059520326983</text:p>
              </table:table-cell>
              <table:table-cell office:value-type="float" office:value="0.02219295103193">
                <text:p>0.02219295103193</text:p>
              </table:table-cell>
              <table:table-cell office:value-type="float" office:value="0.0458555617949038">
                <text:p>0.0458555617949038</text:p>
              </table:table-cell>
              <table:table-cell office:value-type="float" office:value="0.0555319050009078">
                <text:p>0.0555319050009078</text:p>
              </table:table-cell>
              <table:table-cell office:value-type="float" office:value="0.00365076444091668">
                <text:p>0.00365076444091668</text:p>
              </table:table-cell>
              <table:table-cell office:value-type="float" office:value="0.0287531660099879">
                <text:p>0.0287531660099879</text:p>
              </table:table-cell>
              <table:table-cell office:value-type="float" office:value="0.00107605257857881">
                <text:p>0.00107605257857881</text:p>
              </table:table-cell>
              <table:table-cell office:value-type="float" office:value="0.0136445698786329">
                <text:p>0.0136445698786329</text:p>
              </table:table-cell>
              <table:table-cell office:value-type="float" office:value="0.0714403381257073">
                <text:p>0.0714403381257073</text:p>
              </table:table-cell>
              <table:table-cell office:value-type="float" office:value="0.0581513237311895">
                <text:p>0.0581513237311895</text:p>
              </table:table-cell>
              <table:table-cell office:value-type="float" office:value="0.000535770499557635">
                <text:p>0.000535770499557635</text:p>
              </table:table-cell>
              <table:table-cell office:value-type="float" office:value="0.0303790550749848">
                <text:p>0.0303790550749848</text:p>
              </table:table-cell>
              <table:table-cell office:value-type="float" office:value="0.060220183063857">
                <text:p>0.060220183063857</text:p>
              </table:table-cell>
              <table:table-cell office:value-type="float" office:value="0.0292628482351824">
                <text:p>0.0292628482351824</text:p>
              </table:table-cell>
              <table:table-cell office:value-type="float" office:value="0.0382160301867836">
                <text:p>0.0382160301867836</text:p>
              </table:table-cell>
              <table:table-cell office:value-type="float" office:value="0.000190812576426085">
                <text:p>0.000190812576426085</text:p>
              </table:table-cell>
              <table:table-cell office:value-type="float" office:value="0.0481224702363201">
                <text:p>0.0481224702363201</text:p>
              </table:table-cell>
              <table:table-cell office:value-type="float" office:value="0.0280875531472438">
                <text:p>0.0280875531472438</text:p>
              </table:table-cell>
              <table:table-cell office:value-type="float" office:value="0.0493658656476459">
                <text:p>0.0493658656476459</text:p>
              </table:table-cell>
              <table:table-cell office:value-type="float" office:value="0.0616616938283734">
                <text:p>0.0616616938283734</text:p>
              </table:table-cell>
              <table:table-cell office:value-type="float" office:value="0.00254992848063963">
                <text:p>0.00254992848063963</text:p>
              </table:table-cell>
              <table:table-cell office:value-type="float" office:value="0.041957208533428">
                <text:p>0.041957208533428</text:p>
              </table:table-cell>
              <table:table-cell office:value-type="float" office:value="0.0162088903697087">
                <text:p>0.0162088903697087</text:p>
              </table:table-cell>
              <table:table-cell office:value-type="float" office:value="0.0408875414474397">
                <text:p>0.0408875414474397</text:p>
              </table:table-cell>
              <table:table-cell office:value-type="float" office:value="0.017826620070332">
                <text:p>0.017826620070332</text:p>
              </table:table-cell>
              <table:table-cell office:value-type="float" office:value="0.0000685922818736015">
                <text:p>0.0000685922818736015</text:p>
              </table:table-cell>
              <table:table-cell office:value-type="float" office:value="0.0473111500300928">
                <text:p>0.0473111500300928</text:p>
              </table:table-cell>
              <table:table-cell office:value-type="float" office:value="0.0383580119993796">
                <text:p>0.0383580119993796</text:p>
              </table:table-cell>
              <table:table-cell office:value-type="float" office:value="0.00851238743671188">
                <text:p>0.00851238743671188</text:p>
              </table:table-cell>
              <table:table-cell office:value-type="float" office:value="0.03839494597802">
                <text:p>0.03839494597802</text:p>
              </table:table-cell>
              <table:table-cell office:value-type="float" office:value="0.000507698251280345">
                <text:p>0.000507698251280345</text:p>
              </table:table-cell>
              <table:table-cell office:value-type="float" office:value="0.000900959999543373">
                <text:p>0.000900959999543373</text:p>
              </table:table-cell>
              <table:table-cell office:value-type="float" office:value="0.0527631235783706">
                <text:p>0.0527631235783706</text:p>
              </table:table-cell>
              <table:table-cell office:value-type="float" office:value="0.0000896860383899987">
                <text:p>0.0000896860383899987</text:p>
              </table:table-cell>
              <table:table-cell office:value-type="float" office:value="0.012388965968976">
                <text:p>0.012388965968976</text:p>
              </table:table-cell>
              <table:table-cell office:value-type="float" office:value="0.0484898348047915">
                <text:p>0.0484898348047915</text:p>
              </table:table-cell>
              <table:table-cell office:value-type="float" office:value="0.00000382059706853663">
                <text:p>0.00000382059706853663</text:p>
              </table:table-cell>
              <table:table-cell office:value-type="float" office:value="0.029656758494935">
                <text:p>0.029656758494935</text:p>
              </table:table-cell>
              <table:table-cell office:value-type="float" office:value="0.0283811961566519">
                <text:p>0.0283811961566519</text:p>
              </table:table-cell>
              <table:table-cell office:value-type="float" office:value="0.00130383607570988">
                <text:p>0.00130383607570988</text:p>
              </table:table-cell>
              <table:table-cell office:value-type="float" office:value="0.00000474128340658931">
                <text:p>0.00000474128340658931</text:p>
              </table:table-cell>
              <table:table-cell office:value-type="float" office:value="0.0140702794651783">
                <text:p>0.0140702794651783</text:p>
              </table:table-cell>
              <table:table-cell office:value-type="float" office:value="0.0200569476786152">
                <text:p>0.0200569476786152</text:p>
              </table:table-cell>
              <table:table-cell office:value-type="float" office:value="0.0363849732847438">
                <text:p>0.0363849732847438</text:p>
              </table:table-cell>
              <table:table-cell office:value-type="float" office:value="0.000727645619284656">
                <text:p>0.000727645619284656</text:p>
              </table:table-cell>
              <table:table-cell office:value-type="float" office:value="0.0238221307739907">
                <text:p>0.0238221307739907</text:p>
              </table:table-cell>
              <table:table-cell office:value-type="float" office:value="0.00394169884957303">
                <text:p>0.00394169884957303</text:p>
              </table:table-cell>
              <table:table-cell office:value-type="float" office:value="0.046196370465101">
                <text:p>0.046196370465101</text:p>
              </table:table-cell>
              <table:table-cell office:value-type="float" office:value="0.0277831120289173">
                <text:p>0.0277831120289173</text:p>
              </table:table-cell>
              <table:table-cell office:value-type="float" office:value="0.000233009142788836">
                <text:p>0.000233009142788836</text:p>
              </table:table-cell>
              <table:table-cell office:value-type="float" office:value="0.0225981379814854">
                <text:p>0.0225981379814854</text:p>
              </table:table-cell>
              <table:table-cell office:value-type="float" office:value="0.00340050738593372">
                <text:p>0.00340050738593372</text:p>
              </table:table-cell>
              <table:table-cell office:value-type="float" office:value="0.000448063321666871">
                <text:p>0.000448063321666871</text:p>
              </table:table-cell>
              <table:table-cell office:value-type="float" office:value="0.0180811018202992">
                <text:p>0.0180811018202992</text:p>
              </table:table-cell>
              <table:table-cell office:value-type="float" office:value="0.0291180478705167">
                <text:p>0.0291180478705167</text:p>
              </table:table-cell>
              <table:table-cell office:value-type="float" office:value="0.036932440670793">
                <text:p>0.036932440670793</text:p>
              </table:table-cell>
              <table:table-cell office:value-type="float" office:value="0.0216057514846286">
                <text:p>0.0216057514846286</text:p>
              </table:table-cell>
              <table:table-cell office:value-type="float" office:value="0.0106525003533959">
                <text:p>0.0106525003533959</text:p>
              </table:table-cell>
              <table:table-cell office:value-type="float" office:value="0.0161218510679284">
                <text:p>0.0161218510679284</text:p>
              </table:table-cell>
              <table:table-cell office:value-type="float" office:value="0.0541386091361122">
                <text:p>0.0541386091361122</text:p>
              </table:table-cell>
              <table:table-cell office:value-type="float" office:value="0.00248404059481758">
                <text:p>0.00248404059481758</text:p>
              </table:table-cell>
              <table:table-cell office:value-type="float" office:value="0.0423853216105249">
                <text:p>0.0423853216105249</text:p>
              </table:table-cell>
              <table:table-cell office:value-type="float" office:value="0.00401194602617848">
                <text:p>0.00401194602617848</text:p>
              </table:table-cell>
              <table:table-cell office:value-type="float" office:value="0.00000460247109858396">
                <text:p>0.00000460247109858396</text:p>
              </table:table-cell>
              <table:table-cell office:value-type="float" office:value="0.00200636377304825">
                <text:p>0.00200636377304825</text:p>
              </table:table-cell>
              <table:table-cell office:value-type="float" office:value="0.000320647180960153">
                <text:p>0.000320647180960153</text:p>
              </table:table-cell>
              <table:table-cell office:value-type="float" office:value="0.0754643343246291">
                <text:p>0.0754643343246291</text:p>
              </table:table-cell>
              <table:table-cell office:value-type="float" office:value="0.0143270252546467">
                <text:p>0.0143270252546467</text:p>
              </table:table-cell>
              <table:table-cell office:value-type="float" office:value="0.0555964134055238">
                <text:p>0.0555964134055238</text:p>
              </table:table-cell>
              <table:table-cell office:value-type="float" office:value="0.00179332372196164">
                <text:p>0.00179332372196164</text:p>
              </table:table-cell>
              <table:table-cell office:value-type="float" office:value="0.0287151101748946">
                <text:p>0.0287151101748946</text:p>
              </table:table-cell>
              <table:table-cell office:value-type="float" office:value="0.00231608194766375">
                <text:p>0.00231608194766375</text:p>
              </table:table-cell>
              <table:table-cell office:value-type="float" office:value="0.00320486058848928">
                <text:p>0.00320486058848928</text:p>
              </table:table-cell>
              <table:table-cell office:value-type="float" office:value="0.0933682642652194">
                <text:p>0.0933682642652194</text:p>
              </table:table-cell>
              <table:table-cell office:value-type="float" office:value="0.00135900504209042">
                <text:p>0.00135900504209042</text:p>
              </table:table-cell>
              <table:table-cell office:value-type="float" office:value="0.0143034580579734">
                <text:p>0.0143034580579734</text:p>
              </table:table-cell>
              <table:table-cell office:value-type="float" office:value="0.0340733769494767">
                <text:p>0.0340733769494767</text:p>
              </table:table-cell>
              <table:table-cell office:value-type="float" office:value="0.0415160699298328">
                <text:p>0.0415160699298328</text:p>
              </table:table-cell>
              <table:table-cell office:value-type="float" office:value="0.00274819324552294">
                <text:p>0.00274819324552294</text:p>
              </table:table-cell>
              <table:table-cell office:value-type="float" office:value="0.0559060824977658">
                <text:p>0.0559060824977658</text:p>
              </table:table-cell>
              <table:table-cell office:value-type="float" office:value="0.0137363954102171">
                <text:p>0.0137363954102171</text:p>
              </table:table-cell>
              <table:table-cell office:value-type="float" office:value="0.000963138234237013">
                <text:p>0.000963138234237013</text:p>
              </table:table-cell>
              <table:table-cell office:value-type="float" office:value="0.0000120099617840347">
                <text:p>0.0000120099617840347</text:p>
              </table:table-cell>
              <table:table-cell office:value-type="float" office:value="0.0508726555463665">
                <text:p>0.0508726555463665</text:p>
              </table:table-cell>
              <table:table-cell office:value-type="float" office:value="0.0581706975046151">
                <text:p>0.0581706975046151</text:p>
              </table:table-cell>
              <table:table-cell office:value-type="float" office:value="0.00185939705603557">
                <text:p>0.00185939705603557</text:p>
              </table:table-cell>
              <table:table-cell office:value-type="float" office:value="0.0184695655293526">
                <text:p>0.0184695655293526</text:p>
              </table:table-cell>
              <table:table-cell office:value-type="float" office:value="0.0621819971686603">
                <text:p>0.0621819971686603</text:p>
              </table:table-cell>
              <table:table-cell office:value-type="float" office:value="0.00443980398077747">
                <text:p>0.00443980398077747</text:p>
              </table:table-cell>
              <table:table-cell office:value-type="float" office:value="0.0338156100130964">
                <text:p>0.0338156100130964</text:p>
              </table:table-cell>
              <table:table-cell office:value-type="float" office:value="0.00064300027989552">
                <text:p>0.00064300027989552</text:p>
              </table:table-cell>
              <table:table-cell office:value-type="float" office:value="0.0160322079528242">
                <text:p>0.0160322079528242</text:p>
              </table:table-cell>
              <table:table-cell office:value-type="float" office:value="0.0464326617999118">
                <text:p>0.0464326617999118</text:p>
              </table:table-cell>
              <table:table-cell office:value-type="float" office:value="0.0368880538921068">
                <text:p>0.0368880538921068</text:p>
              </table:table-cell>
              <table:table-cell office:value-type="float" office:value="0.025257863269936">
                <text:p>0.025257863269936</text:p>
              </table:table-cell>
              <table:table-cell office:value-type="float" office:value="0.0199463879357801">
                <text:p>0.0199463879357801</text:p>
              </table:table-cell>
              <table:table-cell office:value-type="float" office:value="0.0502835151438303">
                <text:p>0.0502835151438303</text:p>
              </table:table-cell>
              <table:table-cell office:value-type="float" office:value="0.0183969670526332">
                <text:p>0.0183969670526332</text:p>
              </table:table-cell>
              <table:table-cell office:value-type="float" office:value="0.0392926711742663">
                <text:p>0.0392926711742663</text:p>
              </table:table-cell>
              <table:table-cell office:value-type="float" office:value="0.00253746955021044">
                <text:p>0.00253746955021044</text:p>
              </table:table-cell>
              <table:table-cell office:value-type="float" office:value="0.00692991796365966">
                <text:p>0.00692991796365966</text:p>
              </table:table-cell>
              <table:table-cell office:value-type="float" office:value="0.0171340847264342">
                <text:p>0.0171340847264342</text:p>
              </table:table-cell>
              <table:table-cell office:value-type="float" office:value="0.0472329041852611">
                <text:p>0.0472329041852611</text:p>
              </table:table-cell>
              <table:table-cell office:value-type="float" office:value="0.029265726274085">
                <text:p>0.029265726274085</text:p>
              </table:table-cell>
              <table:table-cell office:value-type="float" office:value="0.0369367730676627">
                <text:p>0.0369367730676627</text:p>
              </table:table-cell>
              <table:table-cell office:value-type="float" office:value="0.00756771407417102">
                <text:p>0.00756771407417102</text:p>
              </table:table-cell>
              <table:table-cell office:value-type="float" office:value="0.000457417152092044">
                <text:p>0.000457417152092044</text:p>
              </table:table-cell>
              <table:table-cell office:value-type="float" office:value="0.00707738809238878">
                <text:p>0.00707738809238878</text:p>
              </table:table-cell>
              <table:table-cell office:value-type="float" office:value="0.0473957476828917">
                <text:p>0.0473957476828917</text:p>
              </table:table-cell>
              <table:table-cell office:value-type="float" office:value="0.00204824936083465">
                <text:p>0.00204824936083465</text:p>
              </table:table-cell>
              <table:table-cell office:value-type="float" office:value="0.0542548421718985">
                <text:p>0.0542548421718985</text:p>
              </table:table-cell>
              <table:table-cell office:value-type="float" office:value="0.00193302813200661">
                <text:p>0.00193302813200661</text:p>
              </table:table-cell>
              <table:table-cell office:value-type="float" office:value="0.00634236009233829">
                <text:p>0.00634236009233829</text:p>
              </table:table-cell>
              <table:table-cell office:value-type="float" office:value="0.00000827780691673011">
                <text:p>0.00000827780691673011</text:p>
              </table:table-cell>
              <table:table-cell office:value-type="float" office:value="0.00826436519455223">
                <text:p>0.00826436519455223</text:p>
              </table:table-cell>
              <table:table-cell office:value-type="float" office:value="0.031505982183397">
                <text:p>0.031505982183397</text:p>
              </table:table-cell>
              <table:table-cell office:value-type="float" office:value="0.0230590326940903">
                <text:p>0.0230590326940903</text:p>
              </table:table-cell>
              <table:table-cell office:value-type="float" office:value="0.0000722159253239154">
                <text:p>0.0000722159253239154</text:p>
              </table:table-cell>
              <table:table-cell office:value-type="float" office:value="0.00520615962709266">
                <text:p>0.00520615962709266</text:p>
              </table:table-cell>
              <table:table-cell office:value-type="float" office:value="0.0503727051398384">
                <text:p>0.0503727051398384</text:p>
              </table:table-cell>
              <table:table-cell office:value-type="float" office:value="0.0528822190469653">
                <text:p>0.0528822190469653</text:p>
              </table:table-cell>
              <table:table-cell office:value-type="float" office:value="0.0087677726280044">
                <text:p>0.0087677726280044</text:p>
              </table:table-cell>
              <table:table-cell office:value-type="float" office:value="0.019531116150686">
                <text:p>0.019531116150686</text:p>
              </table:table-cell>
              <table:table-cell office:value-type="float" office:value="0.013666942456565">
                <text:p>0.013666942456565</text:p>
              </table:table-cell>
              <table:table-cell office:value-type="float" office:value="0.0000550506510825291">
                <text:p>0.0000550506510825291</text:p>
              </table:table-cell>
              <table:table-cell office:value-type="float" office:value="0.075051064349756">
                <text:p>0.075051064349756</text:p>
              </table:table-cell>
              <table:table-cell office:value-type="float" office:value="0.0000533136126912734">
                <text:p>0.0000533136126912734</text:p>
              </table:table-cell>
              <table:table-cell office:value-type="float" office:value="0.0135395277655392">
                <text:p>0.0135395277655392</text:p>
              </table:table-cell>
              <table:table-cell office:value-type="float" office:value="0.0335710526221163">
                <text:p>0.0335710526221163</text:p>
              </table:table-cell>
              <table:table-cell office:value-type="float" office:value="0.0646716060114555">
                <text:p>0.0646716060114555</text:p>
              </table:table-cell>
              <table:table-cell office:value-type="float" office:value="0.00116766119941128">
                <text:p>0.00116766119941128</text:p>
              </table:table-cell>
              <table:table-cell office:value-type="float" office:value="0.0297891647114157">
                <text:p>0.0297891647114157</text:p>
              </table:table-cell>
              <table:table-cell office:value-type="float" office:value="0.00207605084308302">
                <text:p>0.00207605084308302</text:p>
              </table:table-cell>
              <table:table-cell office:value-type="float" office:value="0.0000098105897713952">
                <text:p>0.0000098105897713952</text:p>
              </table:table-cell>
              <table:table-cell office:value-type="float" office:value="0.075087707124416">
                <text:p>0.075087707124416</text:p>
              </table:table-cell>
              <table:table-cell office:value-type="float" office:value="0.00299028879240386">
                <text:p>0.00299028879240386</text:p>
              </table:table-cell>
              <table:table-cell office:value-type="float" office:value="0.0262049518654577">
                <text:p>0.0262049518654577</text:p>
              </table:table-cell>
              <table:table-cell office:value-type="float" office:value="0.0031895796213168">
                <text:p>0.0031895796213168</text:p>
              </table:table-cell>
              <table:table-cell office:value-type="float" office:value="0.00581952242471831">
                <text:p>0.00581952242471831</text:p>
              </table:table-cell>
              <table:table-cell office:value-type="float" office:value="0.0000630460268979822">
                <text:p>0.0000630460268979822</text:p>
              </table:table-cell>
              <table:table-cell office:value-type="float" office:value="0.00442762287430171">
                <text:p>0.00442762287430171</text:p>
              </table:table-cell>
              <table:table-cell office:value-type="float" office:value="0.0490177077862132">
                <text:p>0.0490177077862132</text:p>
              </table:table-cell>
              <table:table-cell office:value-type="float" office:value="0.0364668663075607">
                <text:p>0.0364668663075607</text:p>
              </table:table-cell>
              <table:table-cell office:value-type="float" office:value="0.00134557432559733">
                <text:p>0.00134557432559733</text:p>
              </table:table-cell>
              <table:table-cell office:value-type="float" office:value="0.0277696227787898">
                <text:p>0.0277696227787898</text:p>
              </table:table-cell>
              <table:table-cell office:value-type="float" office:value="0.00472764725445181">
                <text:p>0.00472764725445181</text:p>
              </table:table-cell>
              <table:table-cell office:value-type="float" office:value="0.0343247034155811">
                <text:p>0.0343247034155811</text:p>
              </table:table-cell>
              <table:table-cell office:value-type="float" office:value="0.0000128647401839265">
                <text:p>0.0000128647401839265</text:p>
              </table:table-cell>
              <table:table-cell office:value-type="float" office:value="0.000181887031417252">
                <text:p>0.000181887031417252</text:p>
              </table:table-cell>
              <table:table-cell office:value-type="float" office:value="0.00793712757416352">
                <text:p>0.00793712757416352</text:p>
              </table:table-cell>
              <table:table-cell office:value-type="float" office:value="0.0671967836984369">
                <text:p>0.0671967836984369</text:p>
              </table:table-cell>
              <table:table-cell office:value-type="float" office:value="0.0264155101996503">
                <text:p>0.0264155101996503</text:p>
              </table:table-cell>
              <table:table-cell office:value-type="float" office:value="0.00438860471543637">
                <text:p>0.00438860471543637</text:p>
              </table:table-cell>
              <table:table-cell office:value-type="float" office:value="0.00938974060111518">
                <text:p>0.00938974060111518</text:p>
              </table:table-cell>
              <table:table-cell office:value-type="float" office:value="0.0255968689705241">
                <text:p>0.0255968689705241</text:p>
              </table:table-cell>
              <table:table-cell office:value-type="float" office:value="0.0141348007279843">
                <text:p>0.0141348007279843</text:p>
              </table:table-cell>
              <table:table-cell office:value-type="float" office:value="0.00521439523426838">
                <text:p>0.00521439523426838</text:p>
              </table:table-cell>
              <table:table-cell office:value-type="float" office:value="0.000268419487159216">
                <text:p>0.000268419487159216</text:p>
              </table:table-cell>
              <table:table-cell office:value-type="float" office:value="0.0365051946844563">
                <text:p>0.0365051946844563</text:p>
              </table:table-cell>
              <table:table-cell office:value-type="float" office:value="0.0586997250370717">
                <text:p>0.0586997250370717</text:p>
              </table:table-cell>
              <table:table-cell office:value-type="float" office:value="0.011446499268457">
                <text:p>0.011446499268457</text:p>
              </table:table-cell>
              <table:table-cell office:value-type="float" office:value="0.0306732326126533">
                <text:p>0.0306732326126533</text:p>
              </table:table-cell>
              <table:table-cell office:value-type="float" office:value="0.0114131595256683">
                <text:p>0.0114131595256683</text:p>
              </table:table-cell>
              <table:table-cell office:value-type="float" office:value="0.0243043072998537">
                <text:p>0.0243043072998537</text:p>
              </table:table-cell>
              <table:table-cell office:value-type="float" office:value="0.004077313578518">
                <text:p>0.004077313578518</text:p>
              </table:table-cell>
              <table:table-cell office:value-type="float" office:value="0.0000111413766038236">
                <text:p>0.0000111413766038236</text:p>
              </table:table-cell>
              <table:table-cell office:value-type="float" office:value="0.0744145396784107">
                <text:p>0.0744145396784107</text:p>
              </table:table-cell>
              <table:table-cell office:value-type="float" office:value="0.0441180730770678">
                <text:p>0.0441180730770678</text:p>
              </table:table-cell>
              <table:table-cell office:value-type="float" office:value="0.087911663377382">
                <text:p>0.087911663377382</text:p>
              </table:table-cell>
              <table:table-cell office:value-type="float" office:value="0.0154997695152826">
                <text:p>0.0154997695152826</text:p>
              </table:table-cell>
              <table:table-cell office:value-type="float" office:value="0.0614416097988557">
                <text:p>0.0614416097988557</text:p>
              </table:table-cell>
              <table:table-cell office:value-type="float" office:value="0.0600072330566115">
                <text:p>0.0600072330566115</text:p>
              </table:table-cell>
              <table:table-cell office:value-type="float" office:value="0.0760991321903421">
                <text:p>0.0760991321903421</text:p>
              </table:table-cell>
              <table:table-cell office:value-type="float" office:value="0.0287944249307893">
                <text:p>0.0287944249307893</text:p>
              </table:table-cell>
              <table:table-cell office:value-type="float" office:value="0.0166516674228936">
                <text:p>0.0166516674228936</text:p>
              </table:table-cell>
              <table:table-cell office:value-type="float" office:value="0.00665261397875551">
                <text:p>0.00665261397875551</text:p>
              </table:table-cell>
              <table:table-cell office:value-type="float" office:value="0.0583371028375251">
                <text:p>0.0583371028375251</text:p>
              </table:table-cell>
              <table:table-cell office:value-type="float" office:value="0.0507572881708735">
                <text:p>0.0507572881708735</text:p>
              </table:table-cell>
              <table:table-cell office:value-type="float" office:value="0.0576205256472502">
                <text:p>0.0576205256472502</text:p>
              </table:table-cell>
              <table:table-cell office:value-type="float" office:value="0.0186724746998165">
                <text:p>0.0186724746998165</text:p>
              </table:table-cell>
              <table:table-cell office:value-type="float" office:value="0.000233770844767189">
                <text:p>0.000233770844767189</text:p>
              </table:table-cell>
              <table:table-cell office:value-type="float" office:value="0.000339575299935168">
                <text:p>0.000339575299935168</text:p>
              </table:table-cell>
              <table:table-cell office:value-type="float" office:value="0.069240303506267">
                <text:p>0.069240303506267</text:p>
              </table:table-cell>
              <table:table-cell office:value-type="float" office:value="0.0432127393465574">
                <text:p>0.0432127393465574</text:p>
              </table:table-cell>
              <table:table-cell office:value-type="float" office:value="0.0720329167142973">
                <text:p>0.0720329167142973</text:p>
              </table:table-cell>
              <table:table-cell office:value-type="float" office:value="0.000359632633060109">
                <text:p>0.000359632633060109</text:p>
              </table:table-cell>
              <table:table-cell office:value-type="float" office:value="0.0159110646919487">
                <text:p>0.0159110646919487</text:p>
              </table:table-cell>
              <table:table-cell office:value-type="float" office:value="0.0359375576990365">
                <text:p>0.0359375576990365</text:p>
              </table:table-cell>
              <table:table-cell office:value-type="float" office:value="0.0550286914184054">
                <text:p>0.0550286914184054</text:p>
              </table:table-cell>
              <table:table-cell office:value-type="float" office:value="0.056981596781487">
                <text:p>0.056981596781487</text:p>
              </table:table-cell>
              <table:table-cell office:value-type="float" office:value="0.0211932008765874">
                <text:p>0.0211932008765874</text:p>
              </table:table-cell>
              <table:table-cell office:value-type="float" office:value="0.000997104486259009">
                <text:p>0.000997104486259009</text:p>
              </table:table-cell>
              <table:table-cell office:value-type="float" office:value="0.000315364761599957">
                <text:p>0.000315364761599957</text:p>
              </table:table-cell>
              <table:table-cell office:value-type="float" office:value="0.0536547970102568">
                <text:p>0.0536547970102568</text:p>
              </table:table-cell>
              <table:table-cell office:value-type="float" office:value="0.0135817420813802">
                <text:p>0.0135817420813802</text:p>
              </table:table-cell>
              <table:table-cell office:value-type="float" office:value="0.0177262173889541">
                <text:p>0.0177262173889541</text:p>
              </table:table-cell>
              <table:table-cell office:value-type="float" office:value="0.0226821928825501">
                <text:p>0.0226821928825501</text:p>
              </table:table-cell>
              <table:table-cell office:value-type="float" office:value="0.0714031336490571">
                <text:p>0.0714031336490571</text:p>
              </table:table-cell>
              <table:table-cell office:value-type="float" office:value="0.0325725111422291">
                <text:p>0.0325725111422291</text:p>
              </table:table-cell>
              <table:table-cell office:value-type="float" office:value="0.0567665337519596">
                <text:p>0.0567665337519596</text:p>
              </table:table-cell>
              <table:table-cell office:value-type="float" office:value="0.0456051952169933">
                <text:p>0.0456051952169933</text:p>
              </table:table-cell>
              <table:table-cell office:value-type="float" office:value="0.0722553698868928">
                <text:p>0.0722553698868928</text:p>
              </table:table-cell>
              <table:table-cell office:value-type="float" office:value="0.0369280691518176">
                <text:p>0.0369280691518176</text:p>
              </table:table-cell>
              <table:table-cell office:value-type="float" office:value="0.0000537409710908164">
                <text:p>0.0000537409710908164</text:p>
              </table:table-cell>
              <table:table-cell office:value-type="float" office:value="0.00322283803988811">
                <text:p>0.00322283803988811</text:p>
              </table:table-cell>
              <table:table-cell office:value-type="float" office:value="0.00289301905749748">
                <text:p>0.00289301905749748</text:p>
              </table:table-cell>
              <table:table-cell office:value-type="float" office:value="0.0855260448598815">
                <text:p>0.0855260448598815</text:p>
              </table:table-cell>
              <table:table-cell office:value-type="float" office:value="0.078763104292359">
                <text:p>0.078763104292359</text:p>
              </table:table-cell>
              <table:table-cell office:value-type="float" office:value="0.000691185290094834">
                <text:p>0.000691185290094834</text:p>
              </table:table-cell>
              <table:table-cell office:value-type="float" office:value="0.0328498529692084">
                <text:p>0.0328498529692084</text:p>
              </table:table-cell>
              <table:table-cell office:value-type="float" office:value="0.0350473661262675">
                <text:p>0.0350473661262675</text:p>
              </table:table-cell>
              <table:table-cell office:value-type="float" office:value="0.0807028287208218">
                <text:p>0.0807028287208218</text:p>
              </table:table-cell>
              <table:table-cell office:value-type="float" office:value="0.0702020415947734">
                <text:p>0.0702020415947734</text:p>
              </table:table-cell>
              <table:table-cell office:value-type="float" office:value="0.00554852949339483">
                <text:p>0.00554852949339483</text:p>
              </table:table-cell>
              <table:table-cell office:value-type="float" office:value="0.0000117805177794455">
                <text:p>0.0000117805177794455</text:p>
              </table:table-cell>
              <table:table-cell office:value-type="float" office:value="0.0348104603782569">
                <text:p>0.0348104603782569</text:p>
              </table:table-cell>
              <table:table-cell office:value-type="float" office:value="0.034275648239161">
                <text:p>0.034275648239161</text:p>
              </table:table-cell>
              <table:table-cell office:value-type="float" office:value="0.0306938604913344">
                <text:p>0.0306938604913344</text:p>
              </table:table-cell>
              <table:table-cell office:value-type="float" office:value="0.0183424904779383">
                <text:p>0.0183424904779383</text:p>
              </table:table-cell>
              <table:table-cell office:value-type="float" office:value="0.0571451968157503">
                <text:p>0.0571451968157503</text:p>
              </table:table-cell>
              <table:table-cell office:value-type="float" office:value="0.0663220192800658">
                <text:p>0.0663220192800658</text:p>
              </table:table-cell>
              <table:table-cell office:value-type="float" office:value="0.0692284407935114">
                <text:p>0.0692284407935114</text:p>
              </table:table-cell>
              <table:table-cell office:value-type="float" office:value="0.012204942614745">
                <text:p>0.012204942614745</text:p>
              </table:table-cell>
              <table:table-cell office:value-type="float" office:value="0.000195315106597467">
                <text:p>0.000195315106597467</text:p>
              </table:table-cell>
              <table:table-cell office:value-type="float" office:value="0.0649213129075835">
                <text:p>0.0649213129075835</text:p>
              </table:table-cell>
              <table:table-cell office:value-type="float" office:value="0.0368990832932924">
                <text:p>0.0368990832932924</text:p>
              </table:table-cell>
              <table:table-cell office:value-type="float" office:value="0.0564968684503055">
                <text:p>0.0564968684503055</text:p>
              </table:table-cell>
              <table:table-cell office:value-type="float" office:value="0.0277483110207914">
                <text:p>0.0277483110207914</text:p>
              </table:table-cell>
              <table:table-cell office:value-type="float" office:value="0.0141936254848294">
                <text:p>0.0141936254848294</text:p>
              </table:table-cell>
              <table:table-cell office:value-type="float" office:value="0.0419039634302738">
                <text:p>0.0419039634302738</text:p>
              </table:table-cell>
              <table:table-cell office:value-type="float" office:value="0.0713699521562594">
                <text:p>0.0713699521562594</text:p>
              </table:table-cell>
              <table:table-cell office:value-type="float" office:value="0.0410432954464599">
                <text:p>0.0410432954464599</text:p>
              </table:table-cell>
              <table:table-cell office:value-type="float" office:value="0.00144314844758216">
                <text:p>0.00144314844758216</text:p>
              </table:table-cell>
              <table:table-cell office:value-type="float" office:value="0.00198770930468096">
                <text:p>0.00198770930468096</text:p>
              </table:table-cell>
              <table:table-cell office:value-type="float" office:value="0.0564439973685816">
                <text:p>0.0564439973685816</text:p>
              </table:table-cell>
              <table:table-cell office:value-type="float" office:value="0.0530548590837817">
                <text:p>0.0530548590837817</text:p>
              </table:table-cell>
              <table:table-cell office:value-type="float" office:value="0.000743381230744221">
                <text:p>0.000743381230744221</text:p>
              </table:table-cell>
              <table:table-cell office:value-type="float" office:value="0.0351665108798144">
                <text:p>0.0351665108798144</text:p>
              </table:table-cell>
              <table:table-cell office:value-type="float" office:value="0.0768595975416688">
                <text:p>0.0768595975416688</text:p>
              </table:table-cell>
              <table:table-cell office:value-type="float" office:value="0.00901507149422323">
                <text:p>0.00901507149422323</text:p>
              </table:table-cell>
              <table:table-cell office:value-type="float" office:value="0.0326488190645278">
                <text:p>0.0326488190645278</text:p>
              </table:table-cell>
              <table:table-cell office:value-type="float" office:value="0.0582477712973746">
                <text:p>0.0582477712973746</text:p>
              </table:table-cell>
              <table:table-cell office:value-type="float" office:value="0.0178119074171025">
                <text:p>0.0178119074171025</text:p>
              </table:table-cell>
              <table:table-cell office:value-type="float" office:value="0.0606389998324755">
                <text:p>0.0606389998324755</text:p>
              </table:table-cell>
              <table:table-cell office:value-type="float" office:value="0.0232739476077166">
                <text:p>0.0232739476077166</text:p>
              </table:table-cell>
              <table:table-cell office:value-type="float" office:value="0.000465701385031062">
                <text:p>0.000465701385031062</text:p>
              </table:table-cell>
              <table:table-cell office:value-type="float" office:value="0.022987903856587">
                <text:p>0.022987903856587</text:p>
              </table:table-cell>
              <table:table-cell office:value-type="float" office:value="0.0521279337342806">
                <text:p>0.0521279337342806</text:p>
              </table:table-cell>
              <table:table-cell office:value-type="float" office:value="0.0630931845013706">
                <text:p>0.0630931845013706</text:p>
              </table:table-cell>
              <table:table-cell office:value-type="float" office:value="0.0491179442905778">
                <text:p>0.0491179442905778</text:p>
              </table:table-cell>
              <table:table-cell office:value-type="float" office:value="0.0207746795337912">
                <text:p>0.0207746795337912</text:p>
              </table:table-cell>
              <table:table-cell office:value-type="float" office:value="0.0283113729125116">
                <text:p>0.0283113729125116</text:p>
              </table:table-cell>
              <table:table-cell office:value-type="float" office:value="0.0315102364299887">
                <text:p>0.0315102364299887</text:p>
              </table:table-cell>
              <table:table-cell office:value-type="float" office:value="0.0405289893399446">
                <text:p>0.0405289893399446</text:p>
              </table:table-cell>
              <table:table-cell office:value-type="float" office:value="0.0446604082762028">
                <text:p>0.0446604082762028</text:p>
              </table:table-cell>
              <table:table-cell office:value-type="float" office:value="0.082140837378142">
                <text:p>0.082140837378142</text:p>
              </table:table-cell>
              <table:table-cell office:value-type="float" office:value="0.0202427267250918">
                <text:p>0.0202427267250918</text:p>
              </table:table-cell>
              <table:table-cell office:value-type="float" office:value="0.000000273382784476521">
                <text:p>0.000000273382784476521</text:p>
              </table:table-cell>
              <table:table-cell office:value-type="float" office:value="0.0569616550154547">
                <text:p>0.0569616550154547</text:p>
              </table:table-cell>
              <table:table-cell office:value-type="float" office:value="0.00370962311697616">
                <text:p>0.00370962311697616</text:p>
              </table:table-cell>
              <table:table-cell office:value-type="float" office:value="0.0157261732893021">
                <text:p>0.0157261732893021</text:p>
              </table:table-cell>
              <table:table-cell office:value-type="float" office:value="0.0545348716088375">
                <text:p>0.0545348716088375</text:p>
              </table:table-cell>
              <table:table-cell office:value-type="float" office:value="0.00240203157993195">
                <text:p>0.00240203157993195</text:p>
              </table:table-cell>
              <table:table-cell office:value-type="float" office:value="0.0428560855093991">
                <text:p>0.0428560855093991</text:p>
              </table:table-cell>
              <table:table-cell office:value-type="float" office:value="0.0114363692639077">
                <text:p>0.0114363692639077</text:p>
              </table:table-cell>
              <table:table-cell office:value-type="float" office:value="0.0628224607004479">
                <text:p>0.0628224607004479</text:p>
              </table:table-cell>
              <table:table-cell office:value-type="float" office:value="0.0138221575719018">
                <text:p>0.0138221575719018</text:p>
              </table:table-cell>
              <table:table-cell office:value-type="float" office:value="0.0000902376216824681">
                <text:p>0.0000902376216824681</text:p>
              </table:table-cell>
              <table:table-cell office:value-type="float" office:value="0.048216662650187">
                <text:p>0.048216662650187</text:p>
              </table:table-cell>
              <table:table-cell office:value-type="float" office:value="0.00037415755415712">
                <text:p>0.00037415755415712</text:p>
              </table:table-cell>
              <table:table-cell office:value-type="float" office:value="0.0503948679667438">
                <text:p>0.0503948679667438</text:p>
              </table:table-cell>
              <table:table-cell office:value-type="float" office:value="0.0101512112245699">
                <text:p>0.0101512112245699</text:p>
              </table:table-cell>
              <table:table-cell office:value-type="float" office:value="0.0904119045378935">
                <text:p>0.0904119045378935</text:p>
              </table:table-cell>
              <table:table-cell office:value-type="float" office:value="0.0000630259982078978">
                <text:p>0.0000630259982078978</text:p>
              </table:table-cell>
              <table:table-cell office:value-type="float" office:value="0.0491154851426735">
                <text:p>0.0491154851426735</text:p>
              </table:table-cell>
              <table:table-cell office:value-type="float" office:value="0.0773754882991086">
                <text:p>0.0773754882991086</text:p>
              </table:table-cell>
              <table:table-cell office:value-type="float" office:value="0.0594911068061994">
                <text:p>0.0594911068061994</text:p>
              </table:table-cell>
              <table:table-cell office:value-type="float" office:value="0.00129008309186581">
                <text:p>0.00129008309186581</text:p>
              </table:table-cell>
              <table:table-cell office:value-type="float" office:value="0.0401445104942646">
                <text:p>0.0401445104942646</text:p>
              </table:table-cell>
              <table:table-cell office:value-type="float" office:value="0.015393374362177">
                <text:p>0.015393374362177</text:p>
              </table:table-cell>
              <table:table-cell office:value-type="float" office:value="0.0495722030224082">
                <text:p>0.0495722030224082</text:p>
              </table:table-cell>
              <table:table-cell office:value-type="float" office:value="0.0464818879747863">
                <text:p>0.0464818879747863</text:p>
              </table:table-cell>
              <table:table-cell office:value-type="float" office:value="0.0345985799004102">
                <text:p>0.0345985799004102</text:p>
              </table:table-cell>
              <table:table-cell office:value-type="float" office:value="0.0449720041697473">
                <text:p>0.0449720041697473</text:p>
              </table:table-cell>
              <table:table-cell office:value-type="float" office:value="0.00399905023551525">
                <text:p>0.00399905023551525</text:p>
              </table:table-cell>
              <table:table-cell office:value-type="float" office:value="0.00000479897132341734">
                <text:p>0.00000479897132341734</text:p>
              </table:table-cell>
              <table:table-cell office:value-type="float" office:value="0.051076150742207">
                <text:p>0.051076150742207</text:p>
              </table:table-cell>
              <table:table-cell office:value-type="float" office:value="0.0321612746511854">
                <text:p>0.0321612746511854</text:p>
              </table:table-cell>
              <table:table-cell office:value-type="float" office:value="0.045675076555525">
                <text:p>0.045675076555525</text:p>
              </table:table-cell>
              <table:table-cell office:value-type="float" office:value="0.0273183783244797">
                <text:p>0.0273183783244797</text:p>
              </table:table-cell>
              <table:table-cell office:value-type="float" office:value="0.0346143330405297">
                <text:p>0.0346143330405297</text:p>
              </table:table-cell>
              <table:table-cell office:value-type="float" office:value="0.0579152828779201">
                <text:p>0.0579152828779201</text:p>
              </table:table-cell>
              <table:table-cell office:value-type="float" office:value="0.0513420383059667">
                <text:p>0.0513420383059667</text:p>
              </table:table-cell>
              <table:table-cell office:value-type="float" office:value="0.027315205185412">
                <text:p>0.027315205185412</text:p>
              </table:table-cell>
              <table:table-cell office:value-type="float" office:value="0.000327852053626401">
                <text:p>0.000327852053626401</text:p>
              </table:table-cell>
              <table:table-cell office:value-type="float" office:value="0.000000939439935126592">
                <text:p>0.000000939439935126592</text:p>
              </table:table-cell>
              <table:table-cell office:value-type="float" office:value="0.00490877653919759">
                <text:p>0.00490877653919759</text:p>
              </table:table-cell>
              <table:table-cell office:value-type="float" office:value="0.0619875358272082">
                <text:p>0.0619875358272082</text:p>
              </table:table-cell>
              <table:table-cell office:value-type="float" office:value="0.010317912131984">
                <text:p>0.010317912131984</text:p>
              </table:table-cell>
              <table:table-cell office:value-type="float" office:value="0.0180581492593502">
                <text:p>0.0180581492593502</text:p>
              </table:table-cell>
              <table:table-cell office:value-type="float" office:value="0.052689911830244">
                <text:p>0.052689911830244</text:p>
              </table:table-cell>
              <table:table-cell office:value-type="float" office:value="0.0433017484853422">
                <text:p>0.0433017484853422</text:p>
              </table:table-cell>
              <table:table-cell office:value-type="float" office:value="0.0294275004941942">
                <text:p>0.0294275004941942</text:p>
              </table:table-cell>
              <table:table-cell office:value-type="float" office:value="0.000199523681711867">
                <text:p>0.000199523681711867</text:p>
              </table:table-cell>
              <table:table-cell office:value-type="float" office:value="0.00965803640630712">
                <text:p>0.00965803640630712</text:p>
              </table:table-cell>
              <table:table-cell office:value-type="float" office:value="0.0843537027206541">
                <text:p>0.0843537027206541</text:p>
              </table:table-cell>
              <table:table-cell office:value-type="float" office:value="0.006202374131091">
                <text:p>0.006202374131091</text:p>
              </table:table-cell>
              <table:table-cell office:value-type="float" office:value="0.0331895143718939">
                <text:p>0.0331895143718939</text:p>
              </table:table-cell>
              <table:table-cell office:value-type="float" office:value="0.0392223223624045">
                <text:p>0.0392223223624045</text:p>
              </table:table-cell>
              <table:table-cell office:value-type="float" office:value="0.000000842113196000397">
                <text:p>0.000000842113196000397</text:p>
              </table:table-cell>
              <table:table-cell office:value-type="float" office:value="0.0294601951783201">
                <text:p>0.0294601951783201</text:p>
              </table:table-cell>
              <table:table-cell office:value-type="float" office:value="0.0391349887059443">
                <text:p>0.0391349887059443</text:p>
              </table:table-cell>
              <table:table-cell office:value-type="float" office:value="0.00236062887125723">
                <text:p>0.00236062887125723</text:p>
              </table:table-cell>
              <table:table-cell office:value-type="float" office:value="0.0035536426493866">
                <text:p>0.0035536426493866</text:p>
              </table:table-cell>
              <table:table-cell office:value-type="float" office:value="0.055814021505658">
                <text:p>0.055814021505658</text:p>
              </table:table-cell>
              <table:table-cell office:value-type="float" office:value="0.00405812832243594">
                <text:p>0.00405812832243594</text:p>
              </table:table-cell>
              <table:table-cell office:value-type="float" office:value="0.0272035853303425">
                <text:p>0.0272035853303425</text:p>
              </table:table-cell>
              <table:table-cell office:value-type="float" office:value="0.0307970417828995">
                <text:p>0.0307970417828995</text:p>
              </table:table-cell>
              <table:table-cell office:value-type="float" office:value="0.00156244322087405">
                <text:p>0.00156244322087405</text:p>
              </table:table-cell>
              <table:table-cell office:value-type="float" office:value="0.000189458954012841">
                <text:p>0.000189458954012841</text:p>
              </table:table-cell>
              <table:table-cell office:value-type="float" office:value="0.000169487911797542">
                <text:p>0.000169487911797542</text:p>
              </table:table-cell>
              <table:table-cell office:value-type="float" office:value="0.0384709248219574">
                <text:p>0.0384709248219574</text:p>
              </table:table-cell>
              <table:table-cell office:value-type="float" office:value="0.012857021341297">
                <text:p>0.012857021341297</text:p>
              </table:table-cell>
              <table:table-cell office:value-type="float" office:value="0.0238977625652687">
                <text:p>0.0238977625652687</text:p>
              </table:table-cell>
              <table:table-cell office:value-type="float" office:value="0.0085813486711796">
                <text:p>0.0085813486711796</text:p>
              </table:table-cell>
              <table:table-cell office:value-type="float" office:value="0.0243845581970588">
                <text:p>0.0243845581970588</text:p>
              </table:table-cell>
              <table:table-cell office:value-type="float" office:value="0.0325059456506439">
                <text:p>0.0325059456506439</text:p>
              </table:table-cell>
              <table:table-cell office:value-type="float" office:value="0.00975845373358411">
                <text:p>0.00975845373358411</text:p>
              </table:table-cell>
              <table:table-cell office:value-type="float" office:value="0.00691032849231458">
                <text:p>0.00691032849231458</text:p>
              </table:table-cell>
              <table:table-cell office:value-type="float" office:value="0.00000158346413329497">
                <text:p>0.00000158346413329497</text:p>
              </table:table-cell>
              <table:table-cell office:value-type="float" office:value="0.0000502602872713455">
                <text:p>0.0000502602872713455</text:p>
              </table:table-cell>
              <table:table-cell office:value-type="float" office:value="0.0332349049221958">
                <text:p>0.0332349049221958</text:p>
              </table:table-cell>
              <table:table-cell office:value-type="float" office:value="0.0326011661250516">
                <text:p>0.0326011661250516</text:p>
              </table:table-cell>
              <table:table-cell office:value-type="float" office:value="0.0340748791145986">
                <text:p>0.0340748791145986</text:p>
              </table:table-cell>
              <table:table-cell office:value-type="float" office:value="0.023563924211258">
                <text:p>0.023563924211258</text:p>
              </table:table-cell>
              <table:table-cell office:value-type="float" office:value="0.0186072402447558">
                <text:p>0.0186072402447558</text:p>
              </table:table-cell>
              <table:table-cell office:value-type="float" office:value="0.00112577303894519">
                <text:p>0.00112577303894519</text:p>
              </table:table-cell>
              <table:table-cell office:value-type="float" office:value="0.0214971622548435">
                <text:p>0.0214971622548435</text:p>
              </table:table-cell>
              <table:table-cell office:value-type="float" office:value="0.0454685938844802">
                <text:p>0.0454685938844802</text:p>
              </table:table-cell>
              <table:table-cell office:value-type="float" office:value="0.0187628846152419">
                <text:p>0.0187628846152419</text:p>
              </table:table-cell>
              <table:table-cell office:value-type="float" office:value="0.00672016536544251">
                <text:p>0.00672016536544251</text:p>
              </table:table-cell>
              <table:table-cell office:value-type="float" office:value="0.0352248558925375">
                <text:p>0.0352248558925375</text:p>
              </table:table-cell>
              <table:table-cell office:value-type="float" office:value="0.0537103658952663">
                <text:p>0.0537103658952663</text:p>
              </table:table-cell>
              <table:table-cell office:value-type="float" office:value="0.00422131779035124">
                <text:p>0.00422131779035124</text:p>
              </table:table-cell>
              <table:table-cell office:value-type="float" office:value="0.000127070682914342">
                <text:p>0.000127070682914342</text:p>
              </table:table-cell>
              <table:table-cell office:value-type="float" office:value="0.000590130247865089">
                <text:p>0.000590130247865089</text:p>
              </table:table-cell>
              <table:table-cell office:value-type="float" office:value="0.017277742629658">
                <text:p>0.017277742629658</text:p>
              </table:table-cell>
              <table:table-cell office:value-type="float" office:value="0.00576113923310452">
                <text:p>0.00576113923310452</text:p>
              </table:table-cell>
              <table:table-cell office:value-type="float" office:value="0.00611411032673989">
                <text:p>0.00611411032673989</text:p>
              </table:table-cell>
              <table:table-cell office:value-type="float" office:value="0.00368633321306663">
                <text:p>0.00368633321306663</text:p>
              </table:table-cell>
              <table:table-cell office:value-type="float" office:value="0.103145348189626">
                <text:p>0.103145348189626</text:p>
              </table:table-cell>
              <table:table-cell office:value-type="float" office:value="0.00282803150312853">
                <text:p>0.00282803150312853</text:p>
              </table:table-cell>
              <table:table-cell office:value-type="float" office:value="0.0185000042047039">
                <text:p>0.0185000042047039</text:p>
              </table:table-cell>
              <table:table-cell office:value-type="float" office:value="0.0184884870069989">
                <text:p>0.0184884870069989</text:p>
              </table:table-cell>
              <table:table-cell office:value-type="float" office:value="0.0000112135543878361">
                <text:p>0.0000112135543878361</text:p>
              </table:table-cell>
              <table:table-cell office:value-type="float" office:value="0.000000120758603425636">
                <text:p>0.000000120758603425636</text:p>
              </table:table-cell>
              <table:table-cell office:value-type="float" office:value="0.0000709265580883062">
                <text:p>0.0000709265580883062</text:p>
              </table:table-cell>
              <table:table-cell office:value-type="float" office:value="0.0159305014565716">
                <text:p>0.0159305014565716</text:p>
              </table:table-cell>
              <table:table-cell office:value-type="float" office:value="0.0194013798285039">
                <text:p>0.0194013798285039</text:p>
              </table:table-cell>
              <table:table-cell office:value-type="float" office:value="0.0601870883158788">
                <text:p>0.0601870883158788</text:p>
              </table:table-cell>
              <table:table-cell office:value-type="float" office:value="0.0170316865120485">
                <text:p>0.0170316865120485</text:p>
              </table:table-cell>
              <table:table-cell office:value-type="float" office:value="0.0153209715670506">
                <text:p>0.0153209715670506</text:p>
              </table:table-cell>
              <table:table-cell office:value-type="float" office:value="0.0330699390712613">
                <text:p>0.0330699390712613</text:p>
              </table:table-cell>
              <table:table-cell office:value-type="float" office:value="0.00562552633158703">
                <text:p>0.00562552633158703</text:p>
              </table:table-cell>
              <table:table-cell office:value-type="float" office:value="0.0338573163489586">
                <text:p>0.0338573163489586</text:p>
              </table:table-cell>
              <table:table-cell office:value-type="float" office:value="0.0135874933492022">
                <text:p>0.0135874933492022</text:p>
              </table:table-cell>
              <table:table-cell office:value-type="float" office:value="0.00367245665631347">
                <text:p>0.00367245665631347</text:p>
              </table:table-cell>
              <table:table-cell office:value-type="float" office:value="0.000607328163383559">
                <text:p>0.000607328163383559</text:p>
              </table:table-cell>
              <table:table-cell office:value-type="float" office:value="0.0364155350297561">
                <text:p>0.0364155350297561</text:p>
              </table:table-cell>
              <table:table-cell office:value-type="float" office:value="0.0122102570512493">
                <text:p>0.0122102570512493</text:p>
              </table:table-cell>
              <table:table-cell office:value-type="float" office:value="0.00251034745611422">
                <text:p>0.00251034745611422</text:p>
              </table:table-cell>
              <table:table-cell office:value-type="float" office:value="0.00840253130718383">
                <text:p>0.00840253130718383</text:p>
              </table:table-cell>
              <table:table-cell office:value-type="float" office:value="0.126971816298044">
                <text:p>0.126971816298044</text:p>
              </table:table-cell>
              <table:table-cell office:value-type="float" office:value="0.0000612289354882546">
                <text:p>0.0000612289354882546</text:p>
              </table:table-cell>
              <table:table-cell office:value-type="float" office:value="0.0249080330943937">
                <text:p>0.0249080330943937</text:p>
              </table:table-cell>
              <table:table-cell office:value-type="float" office:value="0.0135440043000597">
                <text:p>0.0135440043000597</text:p>
              </table:table-cell>
              <table:table-cell office:value-type="float" office:value="0.0000995002703265431">
                <text:p>0.0000995002703265431</text:p>
              </table:table-cell>
              <table:table-cell office:value-type="float" office:value="0.0248073236611014">
                <text:p>0.0248073236611014</text:p>
              </table:table-cell>
              <table:table-cell office:value-type="float" office:value="0.0204178426081818">
                <text:p>0.0204178426081818</text:p>
              </table:table-cell>
              <table:table-cell office:value-type="float" office:value="0.00123073944120828">
                <text:p>0.00123073944120828</text:p>
              </table:table-cell>
              <table:table-cell office:value-type="float" office:value="0.0376386251831166">
                <text:p>0.0376386251831166</text:p>
              </table:table-cell>
              <table:table-cell office:value-type="float" office:value="0.00950945731630191">
                <text:p>0.00950945731630191</text:p>
              </table:table-cell>
              <table:table-cell office:value-type="float" office:value="0.0511451989985444">
                <text:p>0.0511451989985444</text:p>
              </table:table-cell>
              <table:table-cell office:value-type="float" office:value="0.000100606388613154">
                <text:p>0.000100606388613154</text:p>
              </table:table-cell>
              <table:table-cell office:value-type="float" office:value="0.00012694878692985">
                <text:p>0.00012694878692985</text:p>
              </table:table-cell>
              <table:table-cell office:value-type="float" office:value="0.0264009854746745">
                <text:p>0.0264009854746745</text:p>
              </table:table-cell>
              <table:table-cell office:value-type="float" office:value="0.0242177638411684">
                <text:p>0.0242177638411684</text:p>
              </table:table-cell>
              <table:table-cell office:value-type="float" office:value="0.0123830895902516">
                <text:p>0.0123830895902516</text:p>
              </table:table-cell>
              <table:table-cell office:value-type="float" office:value="0.0213834718245341">
                <text:p>0.0213834718245341</text:p>
              </table:table-cell>
              <table:table-cell office:value-type="float" office:value="0.0467501116686173">
                <text:p>0.0467501116686173</text:p>
              </table:table-cell>
              <table:table-cell office:value-type="float" office:value="0.0220991462303115">
                <text:p>0.0220991462303115</text:p>
              </table:table-cell>
              <table:table-cell office:value-type="float" office:value="0.0228544088819487">
                <text:p>0.0228544088819487</text:p>
              </table:table-cell>
              <table:table-cell office:value-type="float" office:value="0.000361500097573717">
                <text:p>0.000361500097573717</text:p>
              </table:table-cell>
              <table:table-cell office:value-type="float" office:value="0.00618681105267409">
                <text:p>0.00618681105267409</text:p>
              </table:table-cell>
              <table:table-cell office:value-type="float" office:value="0.0258889664602007">
                <text:p>0.0258889664602007</text:p>
              </table:table-cell>
              <table:table-cell office:value-type="float" office:value="0.0162340641783785">
                <text:p>0.0162340641783785</text:p>
              </table:table-cell>
              <table:table-cell office:value-type="float" office:value="0.0777938910131586">
                <text:p>0.0777938910131586</text:p>
              </table:table-cell>
              <table:table-cell office:value-type="float" office:value="0.000789734279440229">
                <text:p>0.000789734279440229</text:p>
              </table:table-cell>
              <table:table-cell office:value-type="float" office:value="0.0264753630108502">
                <text:p>0.0264753630108502</text:p>
              </table:table-cell>
              <table:table-cell office:value-type="float" office:value="0.000243748050426104">
                <text:p>0.000243748050426104</text:p>
              </table:table-cell>
              <table:table-cell office:value-type="float" office:value="0.00118213965674826">
                <text:p>0.00118213965674826</text:p>
              </table:table-cell>
              <table:table-cell office:value-type="float" office:value="0.0343991016659397">
                <text:p>0.0343991016659397</text:p>
              </table:table-cell>
              <table:table-cell office:value-type="float" office:value="0.0222490911854208">
                <text:p>0.0222490911854208</text:p>
              </table:table-cell>
              <table:table-cell office:value-type="float" office:value="0.010181373203614">
                <text:p>0.010181373203614</text:p>
              </table:table-cell>
              <table:table-cell office:value-type="float" office:value="0.0290804824186357">
                <text:p>0.0290804824186357</text:p>
              </table:table-cell>
              <table:table-cell office:value-type="float" office:value="0.0693129663328627">
                <text:p>0.0693129663328627</text:p>
              </table:table-cell>
              <table:table-cell office:value-type="float" office:value="0.0459748281398737">
                <text:p>0.0459748281398737</text:p>
              </table:table-cell>
              <table:table-cell office:value-type="float" office:value="0.00103088959399148">
                <text:p>0.00103088959399148</text:p>
              </table:table-cell>
              <table:table-cell office:value-type="float" office:value="0.0163914085199793">
                <text:p>0.0163914085199793</text:p>
              </table:table-cell>
              <table:table-cell office:value-type="float" office:value="0.00610770751624153">
                <text:p>0.00610770751624153</text:p>
              </table:table-cell>
              <table:table-cell office:value-type="float" office:value="0.000952897502623659">
                <text:p>0.000952897502623659</text:p>
              </table:table-cell>
              <table:table-cell office:value-type="float" office:value="0.00000371542002666579">
                <text:p>0.00000371542002666579</text:p>
              </table:table-cell>
              <table:table-cell office:value-type="float" office:value="0.00363926187165788">
                <text:p>0.00363926187165788</text:p>
              </table:table-cell>
              <table:table-cell office:value-type="float" office:value="0.0452664791033447">
                <text:p>0.0452664791033447</text:p>
              </table:table-cell>
              <table:table-cell office:value-type="float" office:value="0.0133232130235999">
                <text:p>0.0133232130235999</text:p>
              </table:table-cell>
              <table:table-cell office:value-type="float" office:value="0.0668750909621859">
                <text:p>0.0668750909621859</text:p>
              </table:table-cell>
              <table:table-cell office:value-type="float" office:value="0.00869915658452486">
                <text:p>0.00869915658452486</text:p>
              </table:table-cell>
              <table:table-cell office:value-type="float" office:value="0.0423167026348859">
                <text:p>0.0423167026348859</text:p>
              </table:table-cell>
              <table:table-cell office:value-type="float" office:value="0.00111226082707743">
                <text:p>0.00111226082707743</text:p>
              </table:table-cell>
              <table:table-cell office:value-type="float" office:value="0.000985168022308626">
                <text:p>0.000985168022308626</text:p>
              </table:table-cell>
              <table:table-cell office:value-type="float" office:value="0.0692105894765748">
                <text:p>0.0692105894765748</text:p>
              </table:table-cell>
              <table:table-cell office:value-type="float" office:value="0.00951096172555545">
                <text:p>0.00951096172555545</text:p>
              </table:table-cell>
              <table:table-cell office:value-type="float" office:value="0.0172090492408036">
                <text:p>0.0172090492408036</text:p>
              </table:table-cell>
              <table:table-cell office:value-type="float" office:value="0.0566947164633061">
                <text:p>0.0566947164633061</text:p>
              </table:table-cell>
              <table:table-cell office:value-type="float" office:value="0.0514945487266073">
                <text:p>0.0514945487266073</text:p>
              </table:table-cell>
              <table:table-cell office:value-type="float" office:value="0.00366209510875449">
                <text:p>0.00366209510875449</text:p>
              </table:table-cell>
              <table:table-cell office:value-type="float" office:value="0.00618500824876119">
                <text:p>0.00618500824876119</text:p>
              </table:table-cell>
              <table:table-cell office:value-type="float" office:value="0.052878139579924">
                <text:p>0.052878139579924</text:p>
              </table:table-cell>
              <table:table-cell office:value-type="float" office:value="0.0130257982696755">
                <text:p>0.0130257982696755</text:p>
              </table:table-cell>
              <table:table-cell office:value-type="float" office:value="0.0457673829295127">
                <text:p>0.0457673829295127</text:p>
              </table:table-cell>
              <table:table-cell office:value-type="float" office:value="0.0126751672191165">
                <text:p>0.0126751672191165</text:p>
              </table:table-cell>
              <table:table-cell office:value-type="float" office:value="0.00176559623421929">
                <text:p>0.00176559623421929</text:p>
              </table:table-cell>
              <table:table-cell office:value-type="float" office:value="0.0587989209561056">
                <text:p>0.0587989209561056</text:p>
              </table:table-cell>
              <table:table-cell office:value-type="float" office:value="0.00123572031860947">
                <text:p>0.00123572031860947</text:p>
              </table:table-cell>
              <table:table-cell office:value-type="float" office:value="0.0207071357718259">
                <text:p>0.0207071357718259</text:p>
              </table:table-cell>
              <table:table-cell office:value-type="float" office:value="0.0510080561145506">
                <text:p>0.0510080561145506</text:p>
              </table:table-cell>
              <table:table-cell office:value-type="float" office:value="0.131718837482954">
                <text:p>0.131718837482954</text:p>
              </table:table-cell>
              <table:table-cell office:value-type="float" office:value="0.000381242068537802">
                <text:p>0.000381242068537802</text:p>
              </table:table-cell>
              <table:table-cell office:value-type="float" office:value="0.0260268247105394">
                <text:p>0.0260268247105394</text:p>
              </table:table-cell>
              <table:table-cell office:value-type="float" office:value="0.0500181634868653">
                <text:p>0.0500181634868653</text:p>
              </table:table-cell>
              <table:table-cell office:value-type="float" office:value="0.00023848373738267">
                <text:p>0.00023848373738267</text:p>
              </table:table-cell>
              <table:table-cell office:value-type="float" office:value="0.0366936533683172">
                <text:p>0.0366936533683172</text:p>
              </table:table-cell>
              <table:table-cell office:value-type="float" office:value="0.0759528131295527">
                <text:p>0.0759528131295527</text:p>
              </table:table-cell>
              <table:table-cell office:value-type="float" office:value="0.00024109231235966">
                <text:p>0.00024109231235966</text:p>
              </table:table-cell>
              <table:table-cell office:value-type="float" office:value="0.0134626129352091">
                <text:p>0.0134626129352091</text:p>
              </table:table-cell>
              <table:table-cell office:value-type="float" office:value="0.0887996633291595">
                <text:p>0.0887996633291595</text:p>
              </table:table-cell>
              <table:table-cell office:value-type="float" office:value="0.0413961699566982">
                <text:p>0.0413961699566982</text:p>
              </table:table-cell>
              <table:table-cell office:value-type="float" office:value="0.0289571507600893">
                <text:p>0.0289571507600893</text:p>
              </table:table-cell>
              <table:table-cell office:value-type="float" office:value="0.000171850019795404">
                <text:p>0.000171850019795404</text:p>
              </table:table-cell>
              <table:table-cell office:value-type="float" office:value="0.0586504492294705">
                <text:p>0.0586504492294705</text:p>
              </table:table-cell>
              <table:table-cell office:value-type="float" office:value="0.00227667566937325">
                <text:p>0.00227667566937325</text:p>
              </table:table-cell>
              <table:table-cell office:value-type="float" office:value="0.0000887084764831856">
                <text:p>0.0000887084764831856</text:p>
              </table:table-cell>
              <table:table-cell office:value-type="float" office:value="0.0528169199813085">
                <text:p>0.0528169199813085</text:p>
              </table:table-cell>
              <table:table-cell office:value-type="float" office:value="0.0351520369035438">
                <text:p>0.0351520369035438</text:p>
              </table:table-cell>
              <table:table-cell office:value-type="float" office:value="0.0254574406588005">
                <text:p>0.0254574406588005</text:p>
              </table:table-cell>
              <table:table-cell office:value-type="float" office:value="0.00081219523404141">
                <text:p>0.00081219523404141</text:p>
              </table:table-cell>
              <table:table-cell office:value-type="float" office:value="0.00964088908514202">
                <text:p>0.00964088908514202</text:p>
              </table:table-cell>
              <table:table-cell office:value-type="float" office:value="0.086103451400027">
                <text:p>0.086103451400027</text:p>
              </table:table-cell>
              <table:table-cell office:value-type="float" office:value="0.00000194969343879541">
                <text:p>0.00000194969343879541</text:p>
              </table:table-cell>
              <table:table-cell office:value-type="float" office:value="0.00734072965526711">
                <text:p>0.00734072965526711</text:p>
              </table:table-cell>
              <table:table-cell office:value-type="float" office:value="0.0694342195636328">
                <text:p>0.0694342195636328</text:p>
              </table:table-cell>
              <table:table-cell office:value-type="float" office:value="0.0000319581706555582">
                <text:p>0.0000319581706555582</text:p>
              </table:table-cell>
              <table:table-cell office:value-type="float" office:value="0.0000680086937095278">
                <text:p>0.0000680086937095278</text:p>
              </table:table-cell>
              <table:table-cell office:value-type="float" office:value="0.000512617738533383">
                <text:p>0.000512617738533383</text:p>
              </table:table-cell>
              <table:table-cell office:value-type="float" office:value="0.04290646029019">
                <text:p>0.04290646029019</text:p>
              </table:table-cell>
              <table:table-cell office:value-type="float" office:value="0.0142345730901949">
                <text:p>0.0142345730901949</text:p>
              </table:table-cell>
              <table:table-cell office:value-type="float" office:value="0.0121859066589246">
                <text:p>0.0121859066589246</text:p>
              </table:table-cell>
              <table:table-cell office:value-type="float" office:value="0.00592736006634383">
                <text:p>0.00592736006634383</text:p>
              </table:table-cell>
              <table:table-cell office:value-type="float" office:value="0.0630870310736818">
                <text:p>0.0630870310736818</text:p>
              </table:table-cell>
              <table:table-cell office:value-type="float" office:value="0.0251432575728463">
                <text:p>0.0251432575728463</text:p>
              </table:table-cell>
              <table:table-cell office:value-type="float" office:value="0.00322873271971691">
                <text:p>0.00322873271971691</text:p>
              </table:table-cell>
              <table:table-cell office:value-type="float" office:value="0.020850472833969">
                <text:p>0.020850472833969</text:p>
              </table:table-cell>
              <table:table-cell office:value-type="float" office:value="0.000417833945080285">
                <text:p>0.000417833945080285</text:p>
              </table:table-cell>
              <table:table-cell office:value-type="float" office:value="0.0000554627140846024">
                <text:p>0.0000554627140846024</text:p>
              </table:table-cell>
              <table:table-cell office:value-type="float" office:value="0.0137186504790003">
                <text:p>0.0137186504790003</text:p>
              </table:table-cell>
              <table:table-cell office:value-type="float" office:value="0.0223538220187036">
                <text:p>0.0223538220187036</text:p>
              </table:table-cell>
              <table:table-cell office:value-type="float" office:value="0.0365849320105532">
                <text:p>0.0365849320105532</text:p>
              </table:table-cell>
              <table:table-cell office:value-type="float" office:value="0.00736348012284933">
                <text:p>0.00736348012284933</text:p>
              </table:table-cell>
              <table:table-cell office:value-type="float" office:value="0.0915301155012855">
                <text:p>0.0915301155012855</text:p>
              </table:table-cell>
              <table:table-cell office:value-type="float" office:value="0.00427052259063234">
                <text:p>0.00427052259063234</text:p>
              </table:table-cell>
              <table:table-cell office:value-type="float" office:value="0.0108860173132201">
                <text:p>0.0108860173132201</text:p>
              </table:table-cell>
              <table:table-cell office:value-type="float" office:value="0.00147630058578417">
                <text:p>0.00147630058578417</text:p>
              </table:table-cell>
              <table:table-cell office:value-type="float" office:value="0.0732427783892891">
                <text:p>0.0732427783892891</text:p>
              </table:table-cell>
              <table:table-cell office:value-type="float" office:value="0.00919016260616414">
                <text:p>0.00919016260616414</text:p>
              </table:table-cell>
              <table:table-cell office:value-type="float" office:value="0.0113438983048418">
                <text:p>0.0113438983048418</text:p>
              </table:table-cell>
              <table:table-cell office:value-type="float" office:value="0.00974175782463755">
                <text:p>0.00974175782463755</text:p>
              </table:table-cell>
              <table:table-cell office:value-type="float" office:value="0.000610612804826726">
                <text:p>0.000610612804826726</text:p>
              </table:table-cell>
              <table:table-cell office:value-type="float" office:value="0.0000744366143180755">
                <text:p>0.0000744366143180755</text:p>
              </table:table-cell>
              <table:table-cell office:value-type="float" office:value="0.000359730654118338">
                <text:p>0.000359730654118338</text:p>
              </table:table-cell>
              <table:table-cell office:value-type="float" office:value="0.0364709562316873">
                <text:p>0.0364709562316873</text:p>
              </table:table-cell>
              <table:table-cell office:value-type="float" office:value="0.00340621964934865">
                <text:p>0.00340621964934865</text:p>
              </table:table-cell>
              <table:table-cell office:value-type="float" office:value="0.0177250974363093">
                <text:p>0.0177250974363093</text:p>
              </table:table-cell>
              <table:table-cell office:value-type="float" office:value="0.010545084430547">
                <text:p>0.010545084430547</text:p>
              </table:table-cell>
              <table:table-cell office:value-type="float" office:value="0.0583643805366637">
                <text:p>0.0583643805366637</text:p>
              </table:table-cell>
              <table:table-cell office:value-type="float" office:value="0.000363557545263219">
                <text:p>0.000363557545263219</text:p>
              </table:table-cell>
              <table:table-cell office:value-type="float" office:value="0.0217265183402431">
                <text:p>0.0217265183402431</text:p>
              </table:table-cell>
              <table:table-cell office:value-type="float" office:value="0.00145796559071829">
                <text:p>0.00145796559071829</text:p>
              </table:table-cell>
              <table:table-cell office:value-type="float" office:value="0.00000850862520763543">
                <text:p>0.00000850862520763543</text:p>
              </table:table-cell>
              <table:table-cell office:value-type="float" office:value="0.0258463278344291">
                <text:p>0.0258463278344291</text:p>
              </table:table-cell>
              <table:table-cell office:value-type="float" office:value="0.0075604652973274">
                <text:p>0.0075604652973274</text:p>
              </table:table-cell>
              <table:table-cell office:value-type="float" office:value="0.0061318673779017">
                <text:p>0.0061318673779017</text:p>
              </table:table-cell>
              <table:table-cell office:value-type="float" office:value="0.015842756221176">
                <text:p>0.015842756221176</text:p>
              </table:table-cell>
              <table:table-cell office:value-type="float" office:value="0.0267228180147252">
                <text:p>0.0267228180147252</text:p>
              </table:table-cell>
              <table:table-cell office:value-type="float" office:value="0.0181670143453924">
                <text:p>0.0181670143453924</text:p>
              </table:table-cell>
              <table:table-cell office:value-type="float" office:value="0.00625479837295904">
                <text:p>0.00625479837295904</text:p>
              </table:table-cell>
              <table:table-cell office:value-type="float" office:value="0.0089178530597787">
                <text:p>0.0089178530597787</text:p>
              </table:table-cell>
              <table:table-cell office:value-type="float" office:value="0.000257497316765463">
                <text:p>0.000257497316765463</text:p>
              </table:table-cell>
              <table:table-cell office:value-type="float" office:value="0.00159344790401667">
                <text:p>0.00159344790401667</text:p>
              </table:table-cell>
              <table:table-cell office:value-type="float" office:value="0.0563589629193692">
                <text:p>0.0563589629193692</text:p>
              </table:table-cell>
              <table:table-cell office:value-type="float" office:value="0.0131207810602397">
                <text:p>0.0131207810602397</text:p>
              </table:table-cell>
              <table:table-cell office:value-type="float" office:value="0.0199994795893822">
                <text:p>0.0199994795893822</text:p>
              </table:table-cell>
              <table:table-cell office:value-type="float" office:value="0.0118153065221106">
                <text:p>0.0118153065221106</text:p>
              </table:table-cell>
              <table:table-cell office:value-type="float" office:value="0.0430115910787362">
                <text:p>0.0430115910787362</text:p>
              </table:table-cell>
              <table:table-cell office:value-type="float" office:value="0.00470638398591296">
                <text:p>0.00470638398591296</text:p>
              </table:table-cell>
              <table:table-cell office:value-type="float" office:value="0.0238525233880445">
                <text:p>0.0238525233880445</text:p>
              </table:table-cell>
              <table:table-cell office:value-type="float" office:value="0.000659372802874472">
                <text:p>0.000659372802874472</text:p>
              </table:table-cell>
              <table:table-cell office:value-type="float" office:value="0.00318768218392536">
                <text:p>0.00318768218392536</text:p>
              </table:table-cell>
              <table:table-cell office:value-type="float" office:value="0.00437972766426601">
                <text:p>0.00437972766426601</text:p>
              </table:table-cell>
              <table:table-cell office:value-type="float" office:value="0.0698087346628315">
                <text:p>0.0698087346628315</text:p>
              </table:table-cell>
              <table:table-cell office:value-type="float" office:value="0.0275422186633391">
                <text:p>0.0275422186633391</text:p>
              </table:table-cell>
              <table:table-cell office:value-type="float" office:value="0.0249923110368816">
                <text:p>0.0249923110368816</text:p>
              </table:table-cell>
              <table:table-cell office:value-type="float" office:value="0.00531490829610112">
                <text:p>0.00531490829610112</text:p>
              </table:table-cell>
              <table:table-cell office:value-type="float" office:value="0.0615368800764185">
                <text:p>0.0615368800764185</text:p>
              </table:table-cell>
              <table:table-cell office:value-type="float" office:value="0.0373937203177978">
                <text:p>0.0373937203177978</text:p>
              </table:table-cell>
              <table:table-cell office:value-type="float" office:value="0.00617519990596557">
                <text:p>0.00617519990596557</text:p>
              </table:table-cell>
              <table:table-cell office:value-type="float" office:value="0.027452440602241">
                <text:p>0.027452440602241</text:p>
              </table:table-cell>
              <table:table-cell office:value-type="float" office:value="0.0000393881301829076">
                <text:p>0.0000393881301829076</text:p>
              </table:table-cell>
              <table:table-cell office:value-type="float" office:value="0.00000328559420622415">
                <text:p>0.00000328559420622415</text:p>
              </table:table-cell>
              <table:table-cell office:value-type="float" office:value="0.0542822552465257">
                <text:p>0.0542822552465257</text:p>
              </table:table-cell>
              <table:table-cell office:value-type="float" office:value="0.0575185060531672">
                <text:p>0.0575185060531672</text:p>
              </table:table-cell>
              <table:table-cell office:value-type="float" office:value="0.02925105360856">
                <text:p>0.02925105360856</text:p>
              </table:table-cell>
              <table:table-cell office:value-type="float" office:value="0.0282892833275033">
                <text:p>0.0282892833275033</text:p>
              </table:table-cell>
              <table:table-cell office:value-type="float" office:value="0.0018044279121549">
                <text:p>0.0018044279121549</text:p>
              </table:table-cell>
              <table:table-cell office:value-type="float" office:value="0.00446105513269784">
                <text:p>0.00446105513269784</text:p>
              </table:table-cell>
              <table:table-cell office:value-type="float" office:value="0.0768728512500648">
                <text:p>0.0768728512500648</text:p>
              </table:table-cell>
              <table:table-cell office:value-type="float" office:value="0.000426345549695344">
                <text:p>0.000426345549695344</text:p>
              </table:table-cell>
              <table:table-cell office:value-type="float" office:value="0.0284109466799958">
                <text:p>0.0284109466799958</text:p>
              </table:table-cell>
              <table:table-cell office:value-type="float" office:value="0.000608705286356828">
                <text:p>0.000608705286356828</text:p>
              </table:table-cell>
              <table:table-cell office:value-type="float" office:value="0.0423627306576048">
                <text:p>0.0423627306576048</text:p>
              </table:table-cell>
              <table:table-cell office:value-type="float" office:value="0.0261365320760922">
                <text:p>0.0261365320760922</text:p>
              </table:table-cell>
              <table:table-cell office:value-type="float" office:value="0.00032349061185747">
                <text:p>0.00032349061185747</text:p>
              </table:table-cell>
              <table:table-cell office:value-type="float" office:value="0.0395734944260948">
                <text:p>0.0395734944260948</text:p>
              </table:table-cell>
              <table:table-cell office:value-type="float" office:value="0.0272615084135585">
                <text:p>0.0272615084135585</text:p>
              </table:table-cell>
              <table:table-cell office:value-type="float" office:value="0.0154712011938997">
                <text:p>0.0154712011938997</text:p>
              </table:table-cell>
              <table:table-cell office:value-type="float" office:value="0.00119731185859165">
                <text:p>0.00119731185859165</text:p>
              </table:table-cell>
              <table:table-cell office:value-type="float" office:value="0.00135867496965179">
                <text:p>0.00135867496965179</text:p>
              </table:table-cell>
              <table:table-cell office:value-type="float" office:value="0.0202785305515595">
                <text:p>0.0202785305515595</text:p>
              </table:table-cell>
              <table:table-cell office:value-type="float" office:value="0.0453887108729685">
                <text:p>0.0453887108729685</text:p>
              </table:table-cell>
              <table:table-cell office:value-type="float" office:value="0.022009780358909">
                <text:p>0.022009780358909</text:p>
              </table:table-cell>
              <table:table-cell office:value-type="float" office:value="0.0196378984707485">
                <text:p>0.0196378984707485</text:p>
              </table:table-cell>
              <table:table-cell office:value-type="float" office:value="0.066313366183799">
                <text:p>0.066313366183799</text:p>
              </table:table-cell>
              <table:table-cell office:value-type="float" office:value="0.0359363700538144">
                <text:p>0.0359363700538144</text:p>
              </table:table-cell>
            </table:table-row>
            <table:table-row>
              <table:table-cell office:value-type="string">
                <text:p>Y-ke</text:p>
                <draw:g>
                  <svg:desc>flat3.A14:flat3.A14</svg:desc>
                </draw:g>
              </table:table-cell>
              <table:table-cell office:value-type="float" office:value="NaN">
                <text:p>NaN</text:p>
                <draw:g>
                  <svg:desc>flat3.B14:flat3.AFL14</svg:desc>
                </draw:g>
              </table:table-cell>
              <table:table-cell office:value-type="float" office:value="0.000000405646514690744">
                <text:p>0.000000405646514690744</text:p>
              </table:table-cell>
              <table:table-cell office:value-type="float" office:value="0.000000156472816780728">
                <text:p>0.000000156472816780728</text:p>
              </table:table-cell>
              <table:table-cell office:value-type="float" office:value="0.00000067691628302807">
                <text:p>0.00000067691628302807</text:p>
              </table:table-cell>
              <table:table-cell office:value-type="float" office:value="0.0000089590183069555">
                <text:p>0.0000089590183069555</text:p>
              </table:table-cell>
              <table:table-cell office:value-type="float" office:value="0.00000183552270110401">
                <text:p>0.00000183552270110401</text:p>
              </table:table-cell>
              <table:table-cell office:value-type="float" office:value="0.000000107928619556902">
                <text:p>0.000000107928619556902</text:p>
              </table:table-cell>
              <table:table-cell office:value-type="float" office:value="0.00000000460471447437232">
                <text:p>0.00000000460471447437232</text:p>
              </table:table-cell>
              <table:table-cell office:value-type="float" office:value="0.000000583636868685891">
                <text:p>0.000000583636868685891</text:p>
              </table:table-cell>
              <table:table-cell office:value-type="float" office:value="0.0000001319630639285">
                <text:p>0.0000001319630639285</text:p>
              </table:table-cell>
              <table:table-cell office:value-type="float" office:value="0.0000000414732423969364">
                <text:p>0.0000000414732423969364</text:p>
              </table:table-cell>
              <table:table-cell office:value-type="float" office:value="0.00000137309991495401">
                <text:p>0.00000137309991495401</text:p>
              </table:table-cell>
              <table:table-cell office:value-type="float" office:value="0.000000740481034816565">
                <text:p>0.000000740481034816565</text:p>
              </table:table-cell>
              <table:table-cell office:value-type="float" office:value="0.00000188822317717831">
                <text:p>0.00000188822317717831</text:p>
              </table:table-cell>
              <table:table-cell office:value-type="float" office:value="0.00000482161106224581">
                <text:p>0.00000482161106224581</text:p>
              </table:table-cell>
              <table:table-cell office:value-type="float" office:value="0.000000106032015743381">
                <text:p>0.000000106032015743381</text:p>
              </table:table-cell>
              <table:table-cell office:value-type="float" office:value="0.00000182665411797943">
                <text:p>0.00000182665411797943</text:p>
              </table:table-cell>
              <table:table-cell office:value-type="float" office:value="0.00000530254105550992">
                <text:p>0.00000530254105550992</text:p>
              </table:table-cell>
              <table:table-cell office:value-type="float" office:value="0.00000280133585821114">
                <text:p>0.00000280133585821114</text:p>
              </table:table-cell>
              <table:table-cell office:value-type="float" office:value="0.00000158370058300599">
                <text:p>0.00000158370058300599</text:p>
              </table:table-cell>
              <table:table-cell office:value-type="float" office:value="0.00000179761092977083">
                <text:p>0.00000179761092977083</text:p>
              </table:table-cell>
              <table:table-cell office:value-type="float" office:value="0.00000282197845098673">
                <text:p>0.00000282197845098673</text:p>
              </table:table-cell>
              <table:table-cell office:value-type="float" office:value="0.000000000375739790159624">
                <text:p>0.000000000375739790159624</text:p>
              </table:table-cell>
              <table:table-cell office:value-type="float" office:value="0.00000082770380790849">
                <text:p>0.00000082770380790849</text:p>
              </table:table-cell>
              <table:table-cell office:value-type="float" office:value="0.00000148643852978829">
                <text:p>0.00000148643852978829</text:p>
              </table:table-cell>
              <table:table-cell office:value-type="float" office:value="0.0000000209703413460179">
                <text:p>0.0000000209703413460179</text:p>
              </table:table-cell>
              <table:table-cell office:value-type="float" office:value="0.00000174744907601087">
                <text:p>0.00000174744907601087</text:p>
              </table:table-cell>
              <table:table-cell office:value-type="float" office:value="0.00000176363030659975">
                <text:p>0.00000176363030659975</text:p>
              </table:table-cell>
              <table:table-cell office:value-type="float" office:value="0.000000152919562196913">
                <text:p>0.000000152919562196913</text:p>
              </table:table-cell>
              <table:table-cell office:value-type="float" office:value="0.00000403875619374235">
                <text:p>0.00000403875619374235</text:p>
              </table:table-cell>
              <table:table-cell office:value-type="float" office:value="0.00000000331012651939022">
                <text:p>0.00000000331012651939022</text:p>
              </table:table-cell>
              <table:table-cell office:value-type="float" office:value="0.0000000229032851974817">
                <text:p>0.0000000229032851974817</text:p>
              </table:table-cell>
              <table:table-cell office:value-type="float" office:value="0.00000332980030677972">
                <text:p>0.00000332980030677972</text:p>
              </table:table-cell>
              <table:table-cell office:value-type="float" office:value="0.00000234660680387587">
                <text:p>0.00000234660680387587</text:p>
              </table:table-cell>
              <table:table-cell office:value-type="float" office:value="0.000000385615455575577">
                <text:p>0.000000385615455575577</text:p>
              </table:table-cell>
              <table:table-cell office:value-type="float" office:value="0.000000103050887405411">
                <text:p>0.000000103050887405411</text:p>
              </table:table-cell>
              <table:table-cell office:value-type="float" office:value="0.00000396115026873281">
                <text:p>0.00000396115026873281</text:p>
              </table:table-cell>
              <table:table-cell office:value-type="float" office:value="0.00000300431540583679">
                <text:p>0.00000300431540583679</text:p>
              </table:table-cell>
              <table:table-cell office:value-type="float" office:value="0.000000000437881346895138">
                <text:p>0.000000000437881346895138</text:p>
              </table:table-cell>
              <table:table-cell office:value-type="float" office:value="0.0000000851068571123764">
                <text:p>0.0000000851068571123764</text:p>
              </table:table-cell>
              <table:table-cell office:value-type="float" office:value="0.00000298567775797539">
                <text:p>0.00000298567775797539</text:p>
              </table:table-cell>
              <table:table-cell office:value-type="float" office:value="0.0000000175367407466617">
                <text:p>0.0000000175367407466617</text:p>
              </table:table-cell>
              <table:table-cell office:value-type="float" office:value="0.000000015160973200037">
                <text:p>0.000000015160973200037</text:p>
              </table:table-cell>
              <table:table-cell office:value-type="float" office:value="0.00000500791738794829">
                <text:p>0.00000500791738794829</text:p>
              </table:table-cell>
              <table:table-cell office:value-type="float" office:value="0.00000000792247945617485">
                <text:p>0.00000000792247945617485</text:p>
              </table:table-cell>
              <table:table-cell office:value-type="float" office:value="0.000000793998963365031">
                <text:p>0.000000793998963365031</text:p>
              </table:table-cell>
              <table:table-cell office:value-type="float" office:value="0.000000216530323765726">
                <text:p>0.000000216530323765726</text:p>
              </table:table-cell>
              <table:table-cell office:value-type="float" office:value="0.000000333963733754504">
                <text:p>0.000000333963733754504</text:p>
              </table:table-cell>
              <table:table-cell office:value-type="float" office:value="0.000000137213110902334">
                <text:p>0.000000137213110902334</text:p>
              </table:table-cell>
              <table:table-cell office:value-type="float" office:value="0.000000183507809440954">
                <text:p>0.000000183507809440954</text:p>
              </table:table-cell>
              <table:table-cell office:value-type="float" office:value="0.0000000267706877924529">
                <text:p>0.0000000267706877924529</text:p>
              </table:table-cell>
              <table:table-cell office:value-type="float" office:value="0.00000331138868879555">
                <text:p>0.00000331138868879555</text:p>
              </table:table-cell>
              <table:table-cell office:value-type="float" office:value="0.000000252166744282249">
                <text:p>0.000000252166744282249</text:p>
              </table:table-cell>
              <table:table-cell office:value-type="float" office:value="0.00000589428956158702">
                <text:p>0.00000589428956158702</text:p>
              </table:table-cell>
              <table:table-cell office:value-type="float" office:value="0.00000490385978965245">
                <text:p>0.00000490385978965245</text:p>
              </table:table-cell>
              <table:table-cell office:value-type="float" office:value="0.00000000872370117793428">
                <text:p>0.00000000872370117793428</text:p>
              </table:table-cell>
              <table:table-cell office:value-type="float" office:value="0.000000789847907624048">
                <text:p>0.000000789847907624048</text:p>
              </table:table-cell>
              <table:table-cell office:value-type="float" office:value="0.0000000132404287728129">
                <text:p>0.0000000132404287728129</text:p>
              </table:table-cell>
              <table:table-cell office:value-type="float" office:value="0.000000146294885490405">
                <text:p>0.000000146294885490405</text:p>
              </table:table-cell>
              <table:table-cell office:value-type="float" office:value="0.000000281195256299328">
                <text:p>0.000000281195256299328</text:p>
              </table:table-cell>
              <table:table-cell office:value-type="float" office:value="0.000000932855924341612">
                <text:p>0.000000932855924341612</text:p>
              </table:table-cell>
              <table:table-cell office:value-type="float" office:value="0.00000333343408734377">
                <text:p>0.00000333343408734377</text:p>
              </table:table-cell>
              <table:table-cell office:value-type="float" office:value="0.000000778474388782034">
                <text:p>0.000000778474388782034</text:p>
              </table:table-cell>
              <table:table-cell office:value-type="float" office:value="0.000000425899701917938">
                <text:p>0.000000425899701917938</text:p>
              </table:table-cell>
              <table:table-cell office:value-type="float" office:value="0.000000259269721912726">
                <text:p>0.000000259269721912726</text:p>
              </table:table-cell>
              <table:table-cell office:value-type="float" office:value="0.000000155222317630554">
                <text:p>0.000000155222317630554</text:p>
              </table:table-cell>
              <table:table-cell office:value-type="float" office:value="0.000000010144626934215">
                <text:p>0.000000010144626934215</text:p>
              </table:table-cell>
              <table:table-cell office:value-type="float" office:value="0.000000191369686278177">
                <text:p>0.000000191369686278177</text:p>
              </table:table-cell>
              <table:table-cell office:value-type="float" office:value="0.000000491871058171569">
                <text:p>0.000000491871058171569</text:p>
              </table:table-cell>
              <table:table-cell office:value-type="float" office:value="0.000000126191144983621">
                <text:p>0.000000126191144983621</text:p>
              </table:table-cell>
              <table:table-cell office:value-type="float" office:value="0.00000425230884722942">
                <text:p>0.00000425230884722942</text:p>
              </table:table-cell>
              <table:table-cell office:value-type="float" office:value="0.00000386464853601677">
                <text:p>0.00000386464853601677</text:p>
              </table:table-cell>
              <table:table-cell office:value-type="float" office:value="0.000000388129804056444">
                <text:p>0.000000388129804056444</text:p>
              </table:table-cell>
              <table:table-cell office:value-type="float" office:value="0.0000000514511059007359">
                <text:p>0.0000000514511059007359</text:p>
              </table:table-cell>
              <table:table-cell office:value-type="float" office:value="0.0000565411119439025">
                <text:p>0.0000565411119439025</text:p>
              </table:table-cell>
              <table:table-cell office:value-type="float" office:value="0.00263766175956991">
                <text:p>0.00263766175956991</text:p>
              </table:table-cell>
              <table:table-cell office:value-type="float" office:value="0.000644956730955646">
                <text:p>0.000644956730955646</text:p>
              </table:table-cell>
              <table:table-cell office:value-type="float" office:value="0.00765944536900088">
                <text:p>0.00765944536900088</text:p>
              </table:table-cell>
              <table:table-cell office:value-type="float" office:value="0.000795784852495594">
                <text:p>0.000795784852495594</text:p>
              </table:table-cell>
              <table:table-cell office:value-type="float" office:value="0.000750386609953155">
                <text:p>0.000750386609953155</text:p>
              </table:table-cell>
              <table:table-cell office:value-type="float" office:value="0.00505493944963356">
                <text:p>0.00505493944963356</text:p>
              </table:table-cell>
              <table:table-cell office:value-type="float" office:value="0.00791291533800386">
                <text:p>0.00791291533800386</text:p>
              </table:table-cell>
              <table:table-cell office:value-type="float" office:value="0.00108092904583312">
                <text:p>0.00108092904583312</text:p>
              </table:table-cell>
              <table:table-cell office:value-type="float" office:value="0.0154924143334069">
                <text:p>0.0154924143334069</text:p>
              </table:table-cell>
              <table:table-cell office:value-type="float" office:value="0.00000840701876308091">
                <text:p>0.00000840701876308091</text:p>
              </table:table-cell>
              <table:table-cell office:value-type="float" office:value="0.00158990681966902">
                <text:p>0.00158990681966902</text:p>
              </table:table-cell>
              <table:table-cell office:value-type="float" office:value="0.000998886245620534">
                <text:p>0.000998886245620534</text:p>
              </table:table-cell>
              <table:table-cell office:value-type="float" office:value="0.00671258305196632">
                <text:p>0.00671258305196632</text:p>
              </table:table-cell>
              <table:table-cell office:value-type="float" office:value="0.00392748706095087">
                <text:p>0.00392748706095087</text:p>
              </table:table-cell>
              <table:table-cell office:value-type="float" office:value="0.000418618691835431">
                <text:p>0.000418618691835431</text:p>
              </table:table-cell>
              <table:table-cell office:value-type="float" office:value="0.00409360613238893">
                <text:p>0.00409360613238893</text:p>
              </table:table-cell>
              <table:table-cell office:value-type="float" office:value="0.0000892703059807097">
                <text:p>0.0000892703059807097</text:p>
              </table:table-cell>
              <table:table-cell office:value-type="float" office:value="0.00876966370513201">
                <text:p>0.00876966370513201</text:p>
              </table:table-cell>
              <table:table-cell office:value-type="float" office:value="0.00268855446244205">
                <text:p>0.00268855446244205</text:p>
              </table:table-cell>
              <table:table-cell office:value-type="float" office:value="0.00731813013300636">
                <text:p>0.00731813013300636</text:p>
              </table:table-cell>
              <table:table-cell office:value-type="float" office:value="0.000563859741585041">
                <text:p>0.000563859741585041</text:p>
              </table:table-cell>
              <table:table-cell office:value-type="float" office:value="0.00025405667153022">
                <text:p>0.00025405667153022</text:p>
              </table:table-cell>
              <table:table-cell office:value-type="float" office:value="0.00274186501850104">
                <text:p>0.00274186501850104</text:p>
              </table:table-cell>
              <table:table-cell office:value-type="float" office:value="0.00405787648273834">
                <text:p>0.00405787648273834</text:p>
              </table:table-cell>
              <table:table-cell office:value-type="float" office:value="0.0000807641497734513">
                <text:p>0.0000807641497734513</text:p>
              </table:table-cell>
              <table:table-cell office:value-type="float" office:value="0.000133750237502814">
                <text:p>0.000133750237502814</text:p>
              </table:table-cell>
              <table:table-cell office:value-type="float" office:value="0.0033213680914486">
                <text:p>0.0033213680914486</text:p>
              </table:table-cell>
              <table:table-cell office:value-type="float" office:value="0.00706490650792673">
                <text:p>0.00706490650792673</text:p>
              </table:table-cell>
              <table:table-cell office:value-type="float" office:value="0.0000127027886175813">
                <text:p>0.0000127027886175813</text:p>
              </table:table-cell>
              <table:table-cell office:value-type="float" office:value="0.00642569141594267">
                <text:p>0.00642569141594267</text:p>
              </table:table-cell>
              <table:table-cell office:value-type="float" office:value="0.000266776771994078">
                <text:p>0.000266776771994078</text:p>
              </table:table-cell>
              <table:table-cell office:value-type="float" office:value="0.00690158670983198">
                <text:p>0.00690158670983198</text:p>
              </table:table-cell>
              <table:table-cell office:value-type="float" office:value="0.0000309272901065831">
                <text:p>0.0000309272901065831</text:p>
              </table:table-cell>
              <table:table-cell office:value-type="float" office:value="0.00725559202836546">
                <text:p>0.00725559202836546</text:p>
              </table:table-cell>
              <table:table-cell office:value-type="float" office:value="0.000501992458773049">
                <text:p>0.000501992458773049</text:p>
              </table:table-cell>
              <table:table-cell office:value-type="float" office:value="0.000784543682696124">
                <text:p>0.000784543682696124</text:p>
              </table:table-cell>
              <table:table-cell office:value-type="float" office:value="0.0058024157221299">
                <text:p>0.0058024157221299</text:p>
              </table:table-cell>
              <table:table-cell office:value-type="float" office:value="0.0045748901145679">
                <text:p>0.0045748901145679</text:p>
              </table:table-cell>
              <table:table-cell office:value-type="float" office:value="0.00138882884131576">
                <text:p>0.00138882884131576</text:p>
              </table:table-cell>
              <table:table-cell office:value-type="float" office:value="0.0000380077665091442">
                <text:p>0.0000380077665091442</text:p>
              </table:table-cell>
              <table:table-cell office:value-type="float" office:value="0.00799878177366321">
                <text:p>0.00799878177366321</text:p>
              </table:table-cell>
              <table:table-cell office:value-type="float" office:value="0.00189836899528446">
                <text:p>0.00189836899528446</text:p>
              </table:table-cell>
              <table:table-cell office:value-type="float" office:value="0.00114712612246429">
                <text:p>0.00114712612246429</text:p>
              </table:table-cell>
              <table:table-cell office:value-type="float" office:value="0.00217051738989807">
                <text:p>0.00217051738989807</text:p>
              </table:table-cell>
              <table:table-cell office:value-type="float" office:value="0.000507525608662986">
                <text:p>0.000507525608662986</text:p>
              </table:table-cell>
              <table:table-cell office:value-type="float" office:value="0.0110939356208254">
                <text:p>0.0110939356208254</text:p>
              </table:table-cell>
              <table:table-cell office:value-type="float" office:value="0.00108611751226295">
                <text:p>0.00108611751226295</text:p>
              </table:table-cell>
              <table:table-cell office:value-type="float" office:value="0.00167683439796822">
                <text:p>0.00167683439796822</text:p>
              </table:table-cell>
              <table:table-cell office:value-type="float" office:value="0.00798336942865776">
                <text:p>0.00798336942865776</text:p>
              </table:table-cell>
              <table:table-cell office:value-type="float" office:value="0.0000914078891566721">
                <text:p>0.0000914078891566721</text:p>
              </table:table-cell>
              <table:table-cell office:value-type="float" office:value="0.00464957458060882">
                <text:p>0.00464957458060882</text:p>
              </table:table-cell>
              <table:table-cell office:value-type="float" office:value="0.00114521887512911">
                <text:p>0.00114521887512911</text:p>
              </table:table-cell>
              <table:table-cell office:value-type="float" office:value="0.00453770959066011">
                <text:p>0.00453770959066011</text:p>
              </table:table-cell>
              <table:table-cell office:value-type="float" office:value="0.0143371764268499">
                <text:p>0.0143371764268499</text:p>
              </table:table-cell>
              <table:table-cell office:value-type="float" office:value="0.00641466306043041">
                <text:p>0.00641466306043041</text:p>
              </table:table-cell>
              <table:table-cell office:value-type="float" office:value="0.00132590277768682">
                <text:p>0.00132590277768682</text:p>
              </table:table-cell>
              <table:table-cell office:value-type="float" office:value="0.00811939793392395">
                <text:p>0.00811939793392395</text:p>
              </table:table-cell>
              <table:table-cell office:value-type="float" office:value="0.000492371285222372">
                <text:p>0.000492371285222372</text:p>
              </table:table-cell>
              <table:table-cell office:value-type="float" office:value="0.00150632124147527">
                <text:p>0.00150632124147527</text:p>
              </table:table-cell>
              <table:table-cell office:value-type="float" office:value="0.00746931300727639">
                <text:p>0.00746931300727639</text:p>
              </table:table-cell>
              <table:table-cell office:value-type="float" office:value="0.0010514378557267">
                <text:p>0.0010514378557267</text:p>
              </table:table-cell>
              <table:table-cell office:value-type="float" office:value="0.0002620640477254">
                <text:p>0.0002620640477254</text:p>
              </table:table-cell>
              <table:table-cell office:value-type="float" office:value="0.0000493969170076767">
                <text:p>0.0000493969170076767</text:p>
              </table:table-cell>
              <table:table-cell office:value-type="float" office:value="0.0151934213947984">
                <text:p>0.0151934213947984</text:p>
              </table:table-cell>
              <table:table-cell office:value-type="float" office:value="0.00792976526046225">
                <text:p>0.00792976526046225</text:p>
              </table:table-cell>
              <table:table-cell office:value-type="float" office:value="0.0000708268131999908">
                <text:p>0.0000708268131999908</text:p>
              </table:table-cell>
              <table:table-cell office:value-type="float" office:value="0.00179811870032311">
                <text:p>0.00179811870032311</text:p>
              </table:table-cell>
              <table:table-cell office:value-type="float" office:value="0.00715339248791552">
                <text:p>0.00715339248791552</text:p>
              </table:table-cell>
              <table:table-cell office:value-type="float" office:value="0.00444003841895812">
                <text:p>0.00444003841895812</text:p>
              </table:table-cell>
              <table:table-cell office:value-type="float" office:value="0.00000617876891547148">
                <text:p>0.00000617876891547148</text:p>
              </table:table-cell>
              <table:table-cell office:value-type="float" office:value="0.00547265032109514">
                <text:p>0.00547265032109514</text:p>
              </table:table-cell>
              <table:table-cell office:value-type="float" office:value="0.0028149602009718">
                <text:p>0.0028149602009718</text:p>
              </table:table-cell>
              <table:table-cell office:value-type="float" office:value="0.0110214396794981">
                <text:p>0.0110214396794981</text:p>
              </table:table-cell>
              <table:table-cell office:value-type="float" office:value="0.00032121095041612">
                <text:p>0.00032121095041612</text:p>
              </table:table-cell>
              <table:table-cell office:value-type="float" office:value="0.00225358608310531">
                <text:p>0.00225358608310531</text:p>
              </table:table-cell>
              <table:table-cell office:value-type="float" office:value="0.00417158715869645">
                <text:p>0.00417158715869645</text:p>
              </table:table-cell>
              <table:table-cell office:value-type="float" office:value="0.0026164266241048">
                <text:p>0.0026164266241048</text:p>
              </table:table-cell>
              <table:table-cell office:value-type="float" office:value="0.00229904617458972">
                <text:p>0.00229904617458972</text:p>
              </table:table-cell>
              <table:table-cell office:value-type="float" office:value="0.00840757327865856">
                <text:p>0.00840757327865856</text:p>
              </table:table-cell>
              <table:table-cell office:value-type="float" office:value="0.00216055823845935">
                <text:p>0.00216055823845935</text:p>
              </table:table-cell>
              <table:table-cell office:value-type="float" office:value="0.00129758088769011">
                <text:p>0.00129758088769011</text:p>
              </table:table-cell>
              <table:table-cell office:value-type="float" office:value="0.00729574112494602">
                <text:p>0.00729574112494602</text:p>
              </table:table-cell>
              <table:table-cell office:value-type="float" office:value="0.000112672280609">
                <text:p>0.000112672280609</text:p>
              </table:table-cell>
              <table:table-cell office:value-type="float" office:value="0.000379149595232596">
                <text:p>0.000379149595232596</text:p>
              </table:table-cell>
              <table:table-cell office:value-type="float" office:value="0.0246052068429673">
                <text:p>0.0246052068429673</text:p>
              </table:table-cell>
              <table:table-cell office:value-type="float" office:value="0.000620453232089638">
                <text:p>0.000620453232089638</text:p>
              </table:table-cell>
              <table:table-cell office:value-type="float" office:value="0.000437684929352722">
                <text:p>0.000437684929352722</text:p>
              </table:table-cell>
              <table:table-cell office:value-type="float" office:value="0.00922093049086805">
                <text:p>0.00922093049086805</text:p>
              </table:table-cell>
              <table:table-cell office:value-type="float" office:value="0.000000764111300894819">
                <text:p>0.000000764111300894819</text:p>
              </table:table-cell>
              <table:table-cell office:value-type="float" office:value="0.0000994369174300552">
                <text:p>0.0000994369174300552</text:p>
              </table:table-cell>
              <table:table-cell office:value-type="float" office:value="0.00835127619215488">
                <text:p>0.00835127619215488</text:p>
              </table:table-cell>
              <table:table-cell office:value-type="float" office:value="0.00142997973295801">
                <text:p>0.00142997973295801</text:p>
              </table:table-cell>
              <table:table-cell office:value-type="float" office:value="0.00137827944311866">
                <text:p>0.00137827944311866</text:p>
              </table:table-cell>
              <table:table-cell office:value-type="float" office:value="0.0079101621099428">
                <text:p>0.0079101621099428</text:p>
              </table:table-cell>
              <table:table-cell office:value-type="float" office:value="0.00881453339870616">
                <text:p>0.00881453339870616</text:p>
              </table:table-cell>
              <table:table-cell office:value-type="float" office:value="0.00185966953236874">
                <text:p>0.00185966953236874</text:p>
              </table:table-cell>
              <table:table-cell office:value-type="float" office:value="0.0000811762923207119">
                <text:p>0.0000811762923207119</text:p>
              </table:table-cell>
              <table:table-cell office:value-type="float" office:value="0.0041362425921663">
                <text:p>0.0041362425921663</text:p>
              </table:table-cell>
              <table:table-cell office:value-type="float" office:value="0.00146911353787451">
                <text:p>0.00146911353787451</text:p>
              </table:table-cell>
              <table:table-cell office:value-type="float" office:value="0.0000329996789669986">
                <text:p>0.0000329996789669986</text:p>
              </table:table-cell>
              <table:table-cell office:value-type="float" office:value="0.0000562095357298421">
                <text:p>0.0000562095357298421</text:p>
              </table:table-cell>
              <table:table-cell office:value-type="float" office:value="0.0101374473853202">
                <text:p>0.0101374473853202</text:p>
              </table:table-cell>
              <table:table-cell office:value-type="float" office:value="0.000403954246823914">
                <text:p>0.000403954246823914</text:p>
              </table:table-cell>
              <table:table-cell office:value-type="float" office:value="0.00481198993673762">
                <text:p>0.00481198993673762</text:p>
              </table:table-cell>
              <table:table-cell office:value-type="float" office:value="0.000845067307681464">
                <text:p>0.000845067307681464</text:p>
              </table:table-cell>
              <table:table-cell office:value-type="float" office:value="0.00953224545420065">
                <text:p>0.00953224545420065</text:p>
              </table:table-cell>
              <table:table-cell office:value-type="float" office:value="0.0000006282144035705">
                <text:p>0.0000006282144035705</text:p>
              </table:table-cell>
              <table:table-cell office:value-type="float" office:value="0.0058342810588212">
                <text:p>0.0058342810588212</text:p>
              </table:table-cell>
              <table:table-cell office:value-type="float" office:value="0.000108521601396023">
                <text:p>0.000108521601396023</text:p>
              </table:table-cell>
              <table:table-cell office:value-type="float" office:value="0.00293795944869398">
                <text:p>0.00293795944869398</text:p>
              </table:table-cell>
              <table:table-cell office:value-type="float" office:value="0.00351131500837393">
                <text:p>0.00351131500837393</text:p>
              </table:table-cell>
              <table:table-cell office:value-type="float" office:value="0.00579829950831354">
                <text:p>0.00579829950831354</text:p>
              </table:table-cell>
              <table:table-cell office:value-type="float" office:value="0.00364559700238546">
                <text:p>0.00364559700238546</text:p>
              </table:table-cell>
              <table:table-cell office:value-type="float" office:value="0.0000074392620926763">
                <text:p>0.0000074392620926763</text:p>
              </table:table-cell>
              <table:table-cell office:value-type="float" office:value="0.00122309708896021">
                <text:p>0.00122309708896021</text:p>
              </table:table-cell>
              <table:table-cell office:value-type="float" office:value="0.000116940797326123">
                <text:p>0.000116940797326123</text:p>
              </table:table-cell>
              <table:table-cell office:value-type="float" office:value="0.0068682425069509">
                <text:p>0.0068682425069509</text:p>
              </table:table-cell>
              <table:table-cell office:value-type="float" office:value="0.00010815572537099">
                <text:p>0.00010815572537099</text:p>
              </table:table-cell>
              <table:table-cell office:value-type="float" office:value="0.0093861661246403">
                <text:p>0.0093861661246403</text:p>
              </table:table-cell>
              <table:table-cell office:value-type="float" office:value="0.00995710072624698">
                <text:p>0.00995710072624698</text:p>
              </table:table-cell>
              <table:table-cell office:value-type="float" office:value="0.000127578710079135">
                <text:p>0.000127578710079135</text:p>
              </table:table-cell>
              <table:table-cell office:value-type="float" office:value="0.00684840862677988">
                <text:p>0.00684840862677988</text:p>
              </table:table-cell>
              <table:table-cell office:value-type="float" office:value="0.0000853621040282594">
                <text:p>0.0000853621040282594</text:p>
              </table:table-cell>
              <table:table-cell office:value-type="float" office:value="0.00715902530312233">
                <text:p>0.00715902530312233</text:p>
              </table:table-cell>
              <table:table-cell office:value-type="float" office:value="0.00103428958342493">
                <text:p>0.00103428958342493</text:p>
              </table:table-cell>
              <table:table-cell office:value-type="float" office:value="0.00846161681860203">
                <text:p>0.00846161681860203</text:p>
              </table:table-cell>
              <table:table-cell office:value-type="float" office:value="0.000013679050598679">
                <text:p>0.000013679050598679</text:p>
              </table:table-cell>
              <table:table-cell office:value-type="float" office:value="0.00372783568974282">
                <text:p>0.00372783568974282</text:p>
              </table:table-cell>
              <table:table-cell office:value-type="float" office:value="0.0111213692464112">
                <text:p>0.0111213692464112</text:p>
              </table:table-cell>
              <table:table-cell office:value-type="float" office:value="0.00131727833516205">
                <text:p>0.00131727833516205</text:p>
              </table:table-cell>
              <table:table-cell office:value-type="float" office:value="0.000237899626436822">
                <text:p>0.000237899626436822</text:p>
              </table:table-cell>
              <table:table-cell office:value-type="float" office:value="0.00468232220910903">
                <text:p>0.00468232220910903</text:p>
              </table:table-cell>
              <table:table-cell office:value-type="float" office:value="0.00663877823771848">
                <text:p>0.00663877823771848</text:p>
              </table:table-cell>
              <table:table-cell office:value-type="float" office:value="0.00022347843257133">
                <text:p>0.00022347843257133</text:p>
              </table:table-cell>
              <table:table-cell office:value-type="float" office:value="0.00711665276904722">
                <text:p>0.00711665276904722</text:p>
              </table:table-cell>
              <table:table-cell office:value-type="float" office:value="0.00843553528355369">
                <text:p>0.00843553528355369</text:p>
              </table:table-cell>
              <table:table-cell office:value-type="float" office:value="0.000273480831829054">
                <text:p>0.000273480831829054</text:p>
              </table:table-cell>
              <table:table-cell office:value-type="float" office:value="0.00166142699538618">
                <text:p>0.00166142699538618</text:p>
              </table:table-cell>
              <table:table-cell office:value-type="float" office:value="0.00213430038653152">
                <text:p>0.00213430038653152</text:p>
              </table:table-cell>
              <table:table-cell office:value-type="float" office:value="0.00619818655097696">
                <text:p>0.00619818655097696</text:p>
              </table:table-cell>
              <table:table-cell office:value-type="float" office:value="0.0013062125798905">
                <text:p>0.0013062125798905</text:p>
              </table:table-cell>
              <table:table-cell office:value-type="float" office:value="0.000671273496420801">
                <text:p>0.000671273496420801</text:p>
              </table:table-cell>
              <table:table-cell office:value-type="float" office:value="0.000711762488639009">
                <text:p>0.000711762488639009</text:p>
              </table:table-cell>
              <table:table-cell office:value-type="float" office:value="0.0133047691299122">
                <text:p>0.0133047691299122</text:p>
              </table:table-cell>
              <table:table-cell office:value-type="float" office:value="0.00156166287670571">
                <text:p>0.00156166287670571</text:p>
              </table:table-cell>
              <table:table-cell office:value-type="float" office:value="0.00494587516774261">
                <text:p>0.00494587516774261</text:p>
              </table:table-cell>
              <table:table-cell office:value-type="float" office:value="0.00106698494827043">
                <text:p>0.00106698494827043</text:p>
              </table:table-cell>
              <table:table-cell office:value-type="float" office:value="0.00111900777936664">
                <text:p>0.00111900777936664</text:p>
              </table:table-cell>
              <table:table-cell office:value-type="float" office:value="0.000987874588354918">
                <text:p>0.000987874588354918</text:p>
              </table:table-cell>
              <table:table-cell office:value-type="float" office:value="0.001451885279805">
                <text:p>0.001451885279805</text:p>
              </table:table-cell>
              <table:table-cell office:value-type="float" office:value="0.00355933547156019">
                <text:p>0.00355933547156019</text:p>
              </table:table-cell>
              <table:table-cell office:value-type="float" office:value="0.000878531260040212">
                <text:p>0.000878531260040212</text:p>
              </table:table-cell>
              <table:table-cell office:value-type="float" office:value="0.00136024002433384">
                <text:p>0.00136024002433384</text:p>
              </table:table-cell>
              <table:table-cell office:value-type="float" office:value="0.00232039193249675">
                <text:p>0.00232039193249675</text:p>
              </table:table-cell>
              <table:table-cell office:value-type="float" office:value="0.00168185300132098">
                <text:p>0.00168185300132098</text:p>
              </table:table-cell>
              <table:table-cell office:value-type="float" office:value="0.00774154991628206">
                <text:p>0.00774154991628206</text:p>
              </table:table-cell>
              <table:table-cell office:value-type="float" office:value="0.0000596892815814749">
                <text:p>0.0000596892815814749</text:p>
              </table:table-cell>
              <table:table-cell office:value-type="float" office:value="0.00539048554702664">
                <text:p>0.00539048554702664</text:p>
              </table:table-cell>
              <table:table-cell office:value-type="float" office:value="0.000246021852242996">
                <text:p>0.000246021852242996</text:p>
              </table:table-cell>
              <table:table-cell office:value-type="float" office:value="0.000561877266701347">
                <text:p>0.000561877266701347</text:p>
              </table:table-cell>
              <table:table-cell office:value-type="float" office:value="0.00125327083075611">
                <text:p>0.00125327083075611</text:p>
              </table:table-cell>
              <table:table-cell office:value-type="float" office:value="0.0020963156251316">
                <text:p>0.0020963156251316</text:p>
              </table:table-cell>
              <table:table-cell office:value-type="float" office:value="0.00250085996146223">
                <text:p>0.00250085996146223</text:p>
              </table:table-cell>
              <table:table-cell office:value-type="float" office:value="0.0025847327779712">
                <text:p>0.0025847327779712</text:p>
              </table:table-cell>
              <table:table-cell office:value-type="float" office:value="0.00310492549581398">
                <text:p>0.00310492549581398</text:p>
              </table:table-cell>
              <table:table-cell office:value-type="float" office:value="0.00000025613826523651">
                <text:p>0.00000025613826523651</text:p>
              </table:table-cell>
              <table:table-cell office:value-type="float" office:value="0.00933635628515837">
                <text:p>0.00933635628515837</text:p>
              </table:table-cell>
              <table:table-cell office:value-type="float" office:value="0.000245883153563416">
                <text:p>0.000245883153563416</text:p>
              </table:table-cell>
              <table:table-cell office:value-type="float" office:value="0.00048379321941969">
                <text:p>0.00048379321941969</text:p>
              </table:table-cell>
              <table:table-cell office:value-type="float" office:value="0.0000491380586722091">
                <text:p>0.0000491380586722091</text:p>
              </table:table-cell>
              <table:table-cell office:value-type="float" office:value="0.000277326947452583">
                <text:p>0.000277326947452583</text:p>
              </table:table-cell>
              <table:table-cell office:value-type="float" office:value="0.0000000000819116723937454">
                <text:p>0.0000000000819116723937454</text:p>
              </table:table-cell>
              <table:table-cell office:value-type="float" office:value="0.00217859311402711">
                <text:p>0.00217859311402711</text:p>
              </table:table-cell>
              <table:table-cell office:value-type="float" office:value="0.00732887912345067">
                <text:p>0.00732887912345067</text:p>
              </table:table-cell>
              <table:table-cell office:value-type="float" office:value="0.00506736987074876">
                <text:p>0.00506736987074876</text:p>
              </table:table-cell>
              <table:table-cell office:value-type="float" office:value="0.0000092345600880015">
                <text:p>0.0000092345600880015</text:p>
              </table:table-cell>
              <table:table-cell office:value-type="float" office:value="0.000476725085887654">
                <text:p>0.000476725085887654</text:p>
              </table:table-cell>
              <table:table-cell office:value-type="float" office:value="0.000890225531124065">
                <text:p>0.000890225531124065</text:p>
              </table:table-cell>
              <table:table-cell office:value-type="float" office:value="0.00120358597451889">
                <text:p>0.00120358597451889</text:p>
              </table:table-cell>
              <table:table-cell office:value-type="float" office:value="0.00142569516276832">
                <text:p>0.00142569516276832</text:p>
              </table:table-cell>
              <table:table-cell office:value-type="float" office:value="0.000944874825374048">
                <text:p>0.000944874825374048</text:p>
              </table:table-cell>
              <table:table-cell office:value-type="float" office:value="0.000147862189195382">
                <text:p>0.000147862189195382</text:p>
              </table:table-cell>
              <table:table-cell office:value-type="float" office:value="0.0000840067466105294">
                <text:p>0.0000840067466105294</text:p>
              </table:table-cell>
              <table:table-cell office:value-type="float" office:value="0.000652418943846558">
                <text:p>0.000652418943846558</text:p>
              </table:table-cell>
              <table:table-cell office:value-type="float" office:value="0.00116890132791201">
                <text:p>0.00116890132791201</text:p>
              </table:table-cell>
              <table:table-cell office:value-type="float" office:value="0.000121248234144339">
                <text:p>0.000121248234144339</text:p>
              </table:table-cell>
              <table:table-cell office:value-type="float" office:value="0.000381801183936412">
                <text:p>0.000381801183936412</text:p>
              </table:table-cell>
              <table:table-cell office:value-type="float" office:value="0.000195675128348964">
                <text:p>0.000195675128348964</text:p>
              </table:table-cell>
              <table:table-cell office:value-type="float" office:value="0.000652832417070229">
                <text:p>0.000652832417070229</text:p>
              </table:table-cell>
              <table:table-cell office:value-type="float" office:value="0.00314368934221571">
                <text:p>0.00314368934221571</text:p>
              </table:table-cell>
              <table:table-cell office:value-type="float" office:value="0.000459591608353429">
                <text:p>0.000459591608353429</text:p>
              </table:table-cell>
              <table:table-cell office:value-type="float" office:value="0.000971042234047247">
                <text:p>0.000971042234047247</text:p>
              </table:table-cell>
              <table:table-cell office:value-type="float" office:value="0.00128692577586472">
                <text:p>0.00128692577586472</text:p>
              </table:table-cell>
              <table:table-cell office:value-type="float" office:value="0.0000651413782193729">
                <text:p>0.0000651413782193729</text:p>
              </table:table-cell>
              <table:table-cell office:value-type="float" office:value="0.00773696392371117">
                <text:p>0.00773696392371117</text:p>
              </table:table-cell>
              <table:table-cell office:value-type="float" office:value="0.00189413960119494">
                <text:p>0.00189413960119494</text:p>
              </table:table-cell>
              <table:table-cell office:value-type="float" office:value="0.000464851466560218">
                <text:p>0.000464851466560218</text:p>
              </table:table-cell>
              <table:table-cell office:value-type="float" office:value="0.00000452761932325723">
                <text:p>0.00000452761932325723</text:p>
              </table:table-cell>
              <table:table-cell office:value-type="float" office:value="0.0000394293187677986">
                <text:p>0.0000394293187677986</text:p>
              </table:table-cell>
              <table:table-cell office:value-type="float" office:value="0.00000000600253184846598">
                <text:p>0.00000000600253184846598</text:p>
              </table:table-cell>
              <table:table-cell office:value-type="float" office:value="0.00434129138598677">
                <text:p>0.00434129138598677</text:p>
              </table:table-cell>
              <table:table-cell office:value-type="float" office:value="0.000939265849321726">
                <text:p>0.000939265849321726</text:p>
              </table:table-cell>
              <table:table-cell office:value-type="float" office:value="0.000522317779228406">
                <text:p>0.000522317779228406</text:p>
              </table:table-cell>
              <table:table-cell office:value-type="float" office:value="0.000110547119319314">
                <text:p>0.000110547119319314</text:p>
              </table:table-cell>
              <table:table-cell office:value-type="float" office:value="0.00069547316015571">
                <text:p>0.00069547316015571</text:p>
              </table:table-cell>
              <table:table-cell office:value-type="float" office:value="0.00183520291911863">
                <text:p>0.00183520291911863</text:p>
              </table:table-cell>
              <table:table-cell office:value-type="float" office:value="0.000129338069567245">
                <text:p>0.000129338069567245</text:p>
              </table:table-cell>
              <table:table-cell office:value-type="float" office:value="0.0000409807455066714">
                <text:p>0.0000409807455066714</text:p>
              </table:table-cell>
              <table:table-cell office:value-type="float" office:value="0.0083260071743604">
                <text:p>0.0083260071743604</text:p>
              </table:table-cell>
              <table:table-cell office:value-type="float" office:value="0.000569340399215526">
                <text:p>0.000569340399215526</text:p>
              </table:table-cell>
              <table:table-cell office:value-type="float" office:value="0.00415581703765419">
                <text:p>0.00415581703765419</text:p>
              </table:table-cell>
              <table:table-cell office:value-type="float" office:value="0.00124167306488419">
                <text:p>0.00124167306488419</text:p>
              </table:table-cell>
              <table:table-cell office:value-type="float" office:value="0.00146664455945632">
                <text:p>0.00146664455945632</text:p>
              </table:table-cell>
              <table:table-cell office:value-type="float" office:value="0.00172504239221152">
                <text:p>0.00172504239221152</text:p>
              </table:table-cell>
              <table:table-cell office:value-type="float" office:value="0.000611568188501405">
                <text:p>0.000611568188501405</text:p>
              </table:table-cell>
              <table:table-cell office:value-type="float" office:value="0.00112419154083537">
                <text:p>0.00112419154083537</text:p>
              </table:table-cell>
              <table:table-cell office:value-type="float" office:value="0.00131809950522286">
                <text:p>0.00131809950522286</text:p>
              </table:table-cell>
              <table:table-cell office:value-type="float" office:value="0.00065867191790618">
                <text:p>0.00065867191790618</text:p>
              </table:table-cell>
              <table:table-cell office:value-type="float" office:value="0.00193988460228003">
                <text:p>0.00193988460228003</text:p>
              </table:table-cell>
              <table:table-cell office:value-type="float" office:value="0.0121606510876446">
                <text:p>0.0121606510876446</text:p>
              </table:table-cell>
              <table:table-cell office:value-type="float" office:value="0.00000498245014254616">
                <text:p>0.00000498245014254616</text:p>
              </table:table-cell>
              <table:table-cell office:value-type="float" office:value="0.00371407151336289">
                <text:p>0.00371407151336289</text:p>
              </table:table-cell>
              <table:table-cell office:value-type="float" office:value="0.000360238537914847">
                <text:p>0.000360238537914847</text:p>
              </table:table-cell>
              <table:table-cell office:value-type="float" office:value="0.00000615983979897521">
                <text:p>0.00000615983979897521</text:p>
              </table:table-cell>
              <table:table-cell office:value-type="float" office:value="0.000245813727804259">
                <text:p>0.000245813727804259</text:p>
              </table:table-cell>
              <table:table-cell office:value-type="float" office:value="0.00329841334427089">
                <text:p>0.00329841334427089</text:p>
              </table:table-cell>
              <table:table-cell office:value-type="float" office:value="0.0000395834076442768">
                <text:p>0.0000395834076442768</text:p>
              </table:table-cell>
              <table:table-cell office:value-type="float" office:value="0.000535385284464531">
                <text:p>0.000535385284464531</text:p>
              </table:table-cell>
              <table:table-cell office:value-type="float" office:value="0.00316548472293973">
                <text:p>0.00316548472293973</text:p>
              </table:table-cell>
              <table:table-cell office:value-type="float" office:value="0.0000335924004027675">
                <text:p>0.0000335924004027675</text:p>
              </table:table-cell>
              <table:table-cell office:value-type="float" office:value="0.00558732526838905">
                <text:p>0.00558732526838905</text:p>
              </table:table-cell>
              <table:table-cell office:value-type="float" office:value="0.00000839844877767269">
                <text:p>0.00000839844877767269</text:p>
              </table:table-cell>
              <table:table-cell office:value-type="float" office:value="0.000312013440048902">
                <text:p>0.000312013440048902</text:p>
              </table:table-cell>
              <table:table-cell office:value-type="float" office:value="0.000365387567471105">
                <text:p>0.000365387567471105</text:p>
              </table:table-cell>
              <table:table-cell office:value-type="float" office:value="0.00177549781992888">
                <text:p>0.00177549781992888</text:p>
              </table:table-cell>
              <table:table-cell office:value-type="float" office:value="0.0029800912076966">
                <text:p>0.0029800912076966</text:p>
              </table:table-cell>
              <table:table-cell office:value-type="float" office:value="0.0000000189436891968949">
                <text:p>0.0000000189436891968949</text:p>
              </table:table-cell>
              <table:table-cell office:value-type="float" office:value="0.00038929702962914">
                <text:p>0.00038929702962914</text:p>
              </table:table-cell>
              <table:table-cell office:value-type="float" office:value="0.000000366754501148093">
                <text:p>0.000000366754501148093</text:p>
              </table:table-cell>
              <table:table-cell office:value-type="float" office:value="0.00362028563418174">
                <text:p>0.00362028563418174</text:p>
              </table:table-cell>
              <table:table-cell office:value-type="float" office:value="0.000963637027844281">
                <text:p>0.000963637027844281</text:p>
              </table:table-cell>
              <table:table-cell office:value-type="float" office:value="0.00207266581575736">
                <text:p>0.00207266581575736</text:p>
              </table:table-cell>
              <table:table-cell office:value-type="float" office:value="0.0000192432518128704">
                <text:p>0.0000192432518128704</text:p>
              </table:table-cell>
              <table:table-cell office:value-type="float" office:value="0.00178451173033346">
                <text:p>0.00178451173033346</text:p>
              </table:table-cell>
              <table:table-cell office:value-type="float" office:value="0.000000000238466977686498">
                <text:p>0.000000000238466977686498</text:p>
              </table:table-cell>
              <table:table-cell office:value-type="float" office:value="0.00133745480356951">
                <text:p>0.00133745480356951</text:p>
              </table:table-cell>
              <table:table-cell office:value-type="float" office:value="0.0000710806194520858">
                <text:p>0.0000710806194520858</text:p>
              </table:table-cell>
              <table:table-cell office:value-type="float" office:value="0.00101848475136027">
                <text:p>0.00101848475136027</text:p>
              </table:table-cell>
              <table:table-cell office:value-type="float" office:value="0.000131233770905867">
                <text:p>0.000131233770905867</text:p>
              </table:table-cell>
              <table:table-cell office:value-type="float" office:value="0.0000681498080625239">
                <text:p>0.0000681498080625239</text:p>
              </table:table-cell>
              <table:table-cell office:value-type="float" office:value="0.0000661690109627327">
                <text:p>0.0000661690109627327</text:p>
              </table:table-cell>
              <table:table-cell office:value-type="float" office:value="0.00322399659115697">
                <text:p>0.00322399659115697</text:p>
              </table:table-cell>
              <table:table-cell office:value-type="float" office:value="0.00217591524154563">
                <text:p>0.00217591524154563</text:p>
              </table:table-cell>
              <table:table-cell office:value-type="float" office:value="0.000071996303183441">
                <text:p>0.000071996303183441</text:p>
              </table:table-cell>
              <table:table-cell office:value-type="float" office:value="0.0147409189175574">
                <text:p>0.0147409189175574</text:p>
              </table:table-cell>
              <table:table-cell office:value-type="float" office:value="0.00110681617615249">
                <text:p>0.00110681617615249</text:p>
              </table:table-cell>
              <table:table-cell office:value-type="float" office:value="0.000122708250871578">
                <text:p>0.000122708250871578</text:p>
              </table:table-cell>
              <table:table-cell office:value-type="float" office:value="0.00239594483811631">
                <text:p>0.00239594483811631</text:p>
              </table:table-cell>
              <table:table-cell office:value-type="float" office:value="0.0000438762711125652">
                <text:p>0.0000438762711125652</text:p>
              </table:table-cell>
              <table:table-cell office:value-type="float" office:value="0.0106272919775698">
                <text:p>0.0106272919775698</text:p>
              </table:table-cell>
              <table:table-cell office:value-type="float" office:value="0.000305107538140692">
                <text:p>0.000305107538140692</text:p>
              </table:table-cell>
              <table:table-cell office:value-type="float" office:value="0.000445422095344366">
                <text:p>0.000445422095344366</text:p>
              </table:table-cell>
              <table:table-cell office:value-type="float" office:value="0.000117450739255429">
                <text:p>0.000117450739255429</text:p>
              </table:table-cell>
              <table:table-cell office:value-type="float" office:value="0.000197977946995342">
                <text:p>0.000197977946995342</text:p>
              </table:table-cell>
              <table:table-cell office:value-type="float" office:value="0.0091856819790263">
                <text:p>0.0091856819790263</text:p>
              </table:table-cell>
              <table:table-cell office:value-type="float" office:value="0.00262390860377406">
                <text:p>0.00262390860377406</text:p>
              </table:table-cell>
              <table:table-cell office:value-type="float" office:value="0.0025672979368583">
                <text:p>0.0025672979368583</text:p>
              </table:table-cell>
              <table:table-cell office:value-type="float" office:value="0.000947158361894801">
                <text:p>0.000947158361894801</text:p>
              </table:table-cell>
              <table:table-cell office:value-type="float" office:value="0.000614762356702833">
                <text:p>0.000614762356702833</text:p>
              </table:table-cell>
              <table:table-cell office:value-type="float" office:value="0.00127196538381065">
                <text:p>0.00127196538381065</text:p>
              </table:table-cell>
              <table:table-cell office:value-type="float" office:value="0.00029322133381959">
                <text:p>0.00029322133381959</text:p>
              </table:table-cell>
              <table:table-cell office:value-type="float" office:value="0.000000355260084188331">
                <text:p>0.000000355260084188331</text:p>
              </table:table-cell>
              <table:table-cell office:value-type="float" office:value="0.00580754179063623">
                <text:p>0.00580754179063623</text:p>
              </table:table-cell>
              <table:table-cell office:value-type="float" office:value="0.000243552173095068">
                <text:p>0.000243552173095068</text:p>
              </table:table-cell>
              <table:table-cell office:value-type="float" office:value="0.0000313927727435085">
                <text:p>0.0000313927727435085</text:p>
              </table:table-cell>
              <table:table-cell office:value-type="float" office:value="0.00201538807189252">
                <text:p>0.00201538807189252</text:p>
              </table:table-cell>
              <table:table-cell office:value-type="float" office:value="0.000530420497937067">
                <text:p>0.000530420497937067</text:p>
              </table:table-cell>
              <table:table-cell office:value-type="float" office:value="0.00377395767869722">
                <text:p>0.00377395767869722</text:p>
              </table:table-cell>
              <table:table-cell office:value-type="float" office:value="0.000656462444520969">
                <text:p>0.000656462444520969</text:p>
              </table:table-cell>
              <table:table-cell office:value-type="float" office:value="0.0000147555967093856">
                <text:p>0.0000147555967093856</text:p>
              </table:table-cell>
              <table:table-cell office:value-type="float" office:value="0.00010208109021948">
                <text:p>0.00010208109021948</text:p>
              </table:table-cell>
              <table:table-cell office:value-type="float" office:value="0.00637426728412031">
                <text:p>0.00637426728412031</text:p>
              </table:table-cell>
              <table:table-cell office:value-type="float" office:value="0.000154519084470772">
                <text:p>0.000154519084470772</text:p>
              </table:table-cell>
              <table:table-cell office:value-type="float" office:value="0.00106019285599738">
                <text:p>0.00106019285599738</text:p>
              </table:table-cell>
              <table:table-cell office:value-type="float" office:value="0.00174189738554432">
                <text:p>0.00174189738554432</text:p>
              </table:table-cell>
              <table:table-cell office:value-type="float" office:value="0.00184947981233603">
                <text:p>0.00184947981233603</text:p>
              </table:table-cell>
              <table:table-cell office:value-type="float" office:value="0.000290002771033794">
                <text:p>0.000290002771033794</text:p>
              </table:table-cell>
              <table:table-cell office:value-type="float" office:value="0.0000675620428546408">
                <text:p>0.0000675620428546408</text:p>
              </table:table-cell>
              <table:table-cell office:value-type="float" office:value="0.00157134612456708">
                <text:p>0.00157134612456708</text:p>
              </table:table-cell>
              <table:table-cell office:value-type="float" office:value="0.000468967410094975">
                <text:p>0.000468967410094975</text:p>
              </table:table-cell>
              <table:table-cell office:value-type="float" office:value="0.000359211178604393">
                <text:p>0.000359211178604393</text:p>
              </table:table-cell>
              <table:table-cell office:value-type="float" office:value="0.000846970475819305">
                <text:p>0.000846970475819305</text:p>
              </table:table-cell>
              <table:table-cell office:value-type="float" office:value="0.00000629135462216126">
                <text:p>0.00000629135462216126</text:p>
              </table:table-cell>
              <table:table-cell office:value-type="float" office:value="0.00655879957457971">
                <text:p>0.00655879957457971</text:p>
              </table:table-cell>
              <table:table-cell office:value-type="float" office:value="0.0000197789984777021">
                <text:p>0.0000197789984777021</text:p>
              </table:table-cell>
              <table:table-cell office:value-type="float" office:value="0.000621826215250158">
                <text:p>0.000621826215250158</text:p>
              </table:table-cell>
              <table:table-cell office:value-type="float" office:value="0.00365167132871627">
                <text:p>0.00365167132871627</text:p>
              </table:table-cell>
              <table:table-cell office:value-type="float" office:value="0.000116162398031622">
                <text:p>0.000116162398031622</text:p>
              </table:table-cell>
              <table:table-cell office:value-type="float" office:value="0.00403339762736657">
                <text:p>0.00403339762736657</text:p>
              </table:table-cell>
              <table:table-cell office:value-type="float" office:value="0.000135601761487467">
                <text:p>0.000135601761487467</text:p>
              </table:table-cell>
              <table:table-cell office:value-type="float" office:value="0.00385441517313384">
                <text:p>0.00385441517313384</text:p>
              </table:table-cell>
              <table:table-cell office:value-type="float" office:value="0.000000370421060121478">
                <text:p>0.000000370421060121478</text:p>
              </table:table-cell>
              <table:table-cell office:value-type="float" office:value="0.000079698201519875">
                <text:p>0.000079698201519875</text:p>
              </table:table-cell>
              <table:table-cell office:value-type="float" office:value="0.0024378283157904">
                <text:p>0.0024378283157904</text:p>
              </table:table-cell>
              <table:table-cell office:value-type="float" office:value="0.0028942987276393">
                <text:p>0.0028942987276393</text:p>
              </table:table-cell>
              <table:table-cell office:value-type="float" office:value="0.00118882852492081">
                <text:p>0.00118882852492081</text:p>
              </table:table-cell>
              <table:table-cell office:value-type="float" office:value="0.000426905130402021">
                <text:p>0.000426905130402021</text:p>
              </table:table-cell>
              <table:table-cell office:value-type="float" office:value="0.00146395472876343">
                <text:p>0.00146395472876343</text:p>
              </table:table-cell>
              <table:table-cell office:value-type="float" office:value="0.0000422583754793523">
                <text:p>0.0000422583754793523</text:p>
              </table:table-cell>
              <table:table-cell office:value-type="float" office:value="0.00033998661014056">
                <text:p>0.00033998661014056</text:p>
              </table:table-cell>
              <table:table-cell office:value-type="float" office:value="0.00211618583950555">
                <text:p>0.00211618583950555</text:p>
              </table:table-cell>
              <table:table-cell office:value-type="float" office:value="0.000410498748299311">
                <text:p>0.000410498748299311</text:p>
              </table:table-cell>
              <table:table-cell office:value-type="float" office:value="0.00158867902140812">
                <text:p>0.00158867902140812</text:p>
              </table:table-cell>
              <table:table-cell office:value-type="float" office:value="0.000892646775010448">
                <text:p>0.000892646775010448</text:p>
              </table:table-cell>
              <table:table-cell office:value-type="float" office:value="0.00392957708307324">
                <text:p>0.00392957708307324</text:p>
              </table:table-cell>
              <table:table-cell office:value-type="float" office:value="0.0000690704343944698">
                <text:p>0.0000690704343944698</text:p>
              </table:table-cell>
              <table:table-cell office:value-type="float" office:value="0.000449963856190166">
                <text:p>0.000449963856190166</text:p>
              </table:table-cell>
              <table:table-cell office:value-type="float" office:value="0.00473220772556184">
                <text:p>0.00473220772556184</text:p>
              </table:table-cell>
              <table:table-cell office:value-type="float" office:value="0.0000790426265251794">
                <text:p>0.0000790426265251794</text:p>
              </table:table-cell>
              <table:table-cell office:value-type="float" office:value="0.000955065227828603">
                <text:p>0.000955065227828603</text:p>
              </table:table-cell>
              <table:table-cell office:value-type="float" office:value="0.00457851865433986">
                <text:p>0.00457851865433986</text:p>
              </table:table-cell>
              <table:table-cell office:value-type="float" office:value="0.000970999674948873">
                <text:p>0.000970999674948873</text:p>
              </table:table-cell>
              <table:table-cell office:value-type="float" office:value="0.00000123692474162561">
                <text:p>0.00000123692474162561</text:p>
              </table:table-cell>
              <table:table-cell office:value-type="float" office:value="0.00169337783296427">
                <text:p>0.00169337783296427</text:p>
              </table:table-cell>
              <table:table-cell office:value-type="float" office:value="0.0000771599044596331">
                <text:p>0.0000771599044596331</text:p>
              </table:table-cell>
              <table:table-cell office:value-type="float" office:value="0.000198583586504784">
                <text:p>0.000198583586504784</text:p>
              </table:table-cell>
              <table:table-cell office:value-type="float" office:value="0.00145897764844185">
                <text:p>0.00145897764844185</text:p>
              </table:table-cell>
              <table:table-cell office:value-type="float" office:value="0.000106130112215904">
                <text:p>0.000106130112215904</text:p>
              </table:table-cell>
              <table:table-cell office:value-type="float" office:value="0.0039644491023744">
                <text:p>0.0039644491023744</text:p>
              </table:table-cell>
              <table:table-cell office:value-type="float" office:value="0.000660585315164311">
                <text:p>0.000660585315164311</text:p>
              </table:table-cell>
              <table:table-cell office:value-type="float" office:value="0.0000471709106814392">
                <text:p>0.0000471709106814392</text:p>
              </table:table-cell>
              <table:table-cell office:value-type="float" office:value="0.0000462482636842635">
                <text:p>0.0000462482636842635</text:p>
              </table:table-cell>
              <table:table-cell office:value-type="float" office:value="0.000181892707221552">
                <text:p>0.000181892707221552</text:p>
              </table:table-cell>
              <table:table-cell office:value-type="float" office:value="0.000939124469313048">
                <text:p>0.000939124469313048</text:p>
              </table:table-cell>
              <table:table-cell office:value-type="float" office:value="0.00025202569986756">
                <text:p>0.00025202569986756</text:p>
              </table:table-cell>
              <table:table-cell office:value-type="float" office:value="0.000582795539971459">
                <text:p>0.000582795539971459</text:p>
              </table:table-cell>
              <table:table-cell office:value-type="float" office:value="0.00850428454320398">
                <text:p>0.00850428454320398</text:p>
              </table:table-cell>
              <table:table-cell office:value-type="float" office:value="0.000101123562321458">
                <text:p>0.000101123562321458</text:p>
              </table:table-cell>
              <table:table-cell office:value-type="float" office:value="0.0000268590382277235">
                <text:p>0.0000268590382277235</text:p>
              </table:table-cell>
              <table:table-cell office:value-type="float" office:value="0.000165640609111577">
                <text:p>0.000165640609111577</text:p>
              </table:table-cell>
              <table:table-cell office:value-type="float" office:value="0.0000682989156148707">
                <text:p>0.0000682989156148707</text:p>
              </table:table-cell>
              <table:table-cell office:value-type="float" office:value="0.000239984902122537">
                <text:p>0.000239984902122537</text:p>
              </table:table-cell>
              <table:table-cell office:value-type="float" office:value="0.0000314553825924904">
                <text:p>0.0000314553825924904</text:p>
              </table:table-cell>
              <table:table-cell office:value-type="float" office:value="0.000580647408622306">
                <text:p>0.000580647408622306</text:p>
              </table:table-cell>
              <table:table-cell office:value-type="float" office:value="0.0000480826619550367">
                <text:p>0.0000480826619550367</text:p>
              </table:table-cell>
              <table:table-cell office:value-type="float" office:value="0.0106624602244154">
                <text:p>0.0106624602244154</text:p>
              </table:table-cell>
              <table:table-cell office:value-type="float" office:value="0.00181782214049504">
                <text:p>0.00181782214049504</text:p>
              </table:table-cell>
              <table:table-cell office:value-type="float" office:value="0.00165331000599205">
                <text:p>0.00165331000599205</text:p>
              </table:table-cell>
              <table:table-cell office:value-type="float" office:value="0.00078786738832191">
                <text:p>0.00078786738832191</text:p>
              </table:table-cell>
              <table:table-cell office:value-type="float" office:value="0.000696310122227436">
                <text:p>0.000696310122227436</text:p>
              </table:table-cell>
              <table:table-cell office:value-type="float" office:value="0.000198673275295489">
                <text:p>0.000198673275295489</text:p>
              </table:table-cell>
              <table:table-cell office:value-type="float" office:value="0.000177647535781474">
                <text:p>0.000177647535781474</text:p>
              </table:table-cell>
              <table:table-cell office:value-type="float" office:value="0.000324348408947364">
                <text:p>0.000324348408947364</text:p>
              </table:table-cell>
              <table:table-cell office:value-type="float" office:value="0.0084124629341187">
                <text:p>0.0084124629341187</text:p>
              </table:table-cell>
              <table:table-cell office:value-type="float" office:value="0.0022104724289592">
                <text:p>0.0022104724289592</text:p>
              </table:table-cell>
              <table:table-cell office:value-type="float" office:value="0.000723226089174444">
                <text:p>0.000723226089174444</text:p>
              </table:table-cell>
              <table:table-cell office:value-type="float" office:value="0.0000295997330833005">
                <text:p>0.0000295997330833005</text:p>
              </table:table-cell>
              <table:table-cell office:value-type="float" office:value="0.0000447832923783555">
                <text:p>0.0000447832923783555</text:p>
              </table:table-cell>
              <table:table-cell office:value-type="float" office:value="0.00231089084689931">
                <text:p>0.00231089084689931</text:p>
              </table:table-cell>
              <table:table-cell office:value-type="float" office:value="0.000174557360121712">
                <text:p>0.000174557360121712</text:p>
              </table:table-cell>
              <table:table-cell office:value-type="float" office:value="0.0040446337022996">
                <text:p>0.0040446337022996</text:p>
              </table:table-cell>
              <table:table-cell office:value-type="float" office:value="0.0040195966598342">
                <text:p>0.0040195966598342</text:p>
              </table:table-cell>
              <table:table-cell office:value-type="float" office:value="0.00525450090052097">
                <text:p>0.00525450090052097</text:p>
              </table:table-cell>
              <table:table-cell office:value-type="float" office:value="0.00115119712339136">
                <text:p>0.00115119712339136</text:p>
              </table:table-cell>
              <table:table-cell office:value-type="float" office:value="0.000297254536615441">
                <text:p>0.000297254536615441</text:p>
              </table:table-cell>
              <table:table-cell office:value-type="float" office:value="0.00379025384966615">
                <text:p>0.00379025384966615</text:p>
              </table:table-cell>
              <table:table-cell office:value-type="float" office:value="0.00140689266600827">
                <text:p>0.00140689266600827</text:p>
              </table:table-cell>
              <table:table-cell office:value-type="float" office:value="0.0000036775979328965">
                <text:p>0.0000036775979328965</text:p>
              </table:table-cell>
              <table:table-cell office:value-type="float" office:value="0.00149583975144485">
                <text:p>0.00149583975144485</text:p>
              </table:table-cell>
              <table:table-cell office:value-type="float" office:value="0.000171163507815229">
                <text:p>0.000171163507815229</text:p>
              </table:table-cell>
              <table:table-cell office:value-type="float" office:value="0.00826596805432965">
                <text:p>0.00826596805432965</text:p>
              </table:table-cell>
              <table:table-cell office:value-type="float" office:value="0.000181299049553917">
                <text:p>0.000181299049553917</text:p>
              </table:table-cell>
              <table:table-cell office:value-type="float" office:value="0.00510944688360823">
                <text:p>0.00510944688360823</text:p>
              </table:table-cell>
              <table:table-cell office:value-type="float" office:value="0.000583153711756242">
                <text:p>0.000583153711756242</text:p>
              </table:table-cell>
              <table:table-cell office:value-type="float" office:value="0.0000842751989793503">
                <text:p>0.0000842751989793503</text:p>
              </table:table-cell>
              <table:table-cell office:value-type="float" office:value="0.00571267966114968">
                <text:p>0.00571267966114968</text:p>
              </table:table-cell>
              <table:table-cell office:value-type="float" office:value="0.0000322691555012168">
                <text:p>0.0000322691555012168</text:p>
              </table:table-cell>
              <table:table-cell office:value-type="float" office:value="0.00306901985387459">
                <text:p>0.00306901985387459</text:p>
              </table:table-cell>
              <table:table-cell office:value-type="float" office:value="0.0110245386937399">
                <text:p>0.0110245386937399</text:p>
              </table:table-cell>
              <table:table-cell office:value-type="float" office:value="0.00111048099719627">
                <text:p>0.00111048099719627</text:p>
              </table:table-cell>
              <table:table-cell office:value-type="float" office:value="0.00224348666065294">
                <text:p>0.00224348666065294</text:p>
              </table:table-cell>
              <table:table-cell office:value-type="float" office:value="0.00183591334549264">
                <text:p>0.00183591334549264</text:p>
              </table:table-cell>
              <table:table-cell office:value-type="float" office:value="0.0009867159717263">
                <text:p>0.0009867159717263</text:p>
              </table:table-cell>
              <table:table-cell office:value-type="float" office:value="0.00310105096885312">
                <text:p>0.00310105096885312</text:p>
              </table:table-cell>
              <table:table-cell office:value-type="float" office:value="0.00490248078378912">
                <text:p>0.00490248078378912</text:p>
              </table:table-cell>
              <table:table-cell office:value-type="float" office:value="0.0000483088101719882">
                <text:p>0.0000483088101719882</text:p>
              </table:table-cell>
              <table:table-cell office:value-type="float" office:value="0.00338135927504953">
                <text:p>0.00338135927504953</text:p>
              </table:table-cell>
              <table:table-cell office:value-type="float" office:value="0.00769798837322472">
                <text:p>0.00769798837322472</text:p>
              </table:table-cell>
              <table:table-cell office:value-type="float" office:value="0.0000496082689771977">
                <text:p>0.0000496082689771977</text:p>
              </table:table-cell>
              <table:table-cell office:value-type="float" office:value="0.000650506315567407">
                <text:p>0.000650506315567407</text:p>
              </table:table-cell>
              <table:table-cell office:value-type="float" office:value="0.000180737006162665">
                <text:p>0.000180737006162665</text:p>
              </table:table-cell>
              <table:table-cell office:value-type="float" office:value="0.00282159870654964">
                <text:p>0.00282159870654964</text:p>
              </table:table-cell>
              <table:table-cell office:value-type="float" office:value="0.00034337118862741">
                <text:p>0.00034337118862741</text:p>
              </table:table-cell>
              <table:table-cell office:value-type="float" office:value="0.000404295873605364">
                <text:p>0.000404295873605364</text:p>
              </table:table-cell>
              <table:table-cell office:value-type="float" office:value="0.00555106432273515">
                <text:p>0.00555106432273515</text:p>
              </table:table-cell>
              <table:table-cell office:value-type="float" office:value="0.00266348338969068">
                <text:p>0.00266348338969068</text:p>
              </table:table-cell>
              <table:table-cell office:value-type="float" office:value="0.000659829385652351">
                <text:p>0.000659829385652351</text:p>
              </table:table-cell>
              <table:table-cell office:value-type="float" office:value="0.00267342752595819">
                <text:p>0.00267342752595819</text:p>
              </table:table-cell>
              <table:table-cell office:value-type="float" office:value="0.00193986279688487">
                <text:p>0.00193986279688487</text:p>
              </table:table-cell>
              <table:table-cell office:value-type="float" office:value="0.00033251846981784">
                <text:p>0.00033251846981784</text:p>
              </table:table-cell>
              <table:table-cell office:value-type="float" office:value="0.0203588569577803">
                <text:p>0.0203588569577803</text:p>
              </table:table-cell>
              <table:table-cell office:value-type="float" office:value="0.0000146756665285163">
                <text:p>0.0000146756665285163</text:p>
              </table:table-cell>
              <table:table-cell office:value-type="float" office:value="0.000269768390332808">
                <text:p>0.000269768390332808</text:p>
              </table:table-cell>
              <table:table-cell office:value-type="float" office:value="0.00286362824885264">
                <text:p>0.00286362824885264</text:p>
              </table:table-cell>
              <table:table-cell office:value-type="float" office:value="0.00775096760633559">
                <text:p>0.00775096760633559</text:p>
              </table:table-cell>
              <table:table-cell office:value-type="float" office:value="0.00473905880298732">
                <text:p>0.00473905880298732</text:p>
              </table:table-cell>
              <table:table-cell office:value-type="float" office:value="0.00134786468432917">
                <text:p>0.00134786468432917</text:p>
              </table:table-cell>
              <table:table-cell office:value-type="float" office:value="0.000302896118933673">
                <text:p>0.000302896118933673</text:p>
              </table:table-cell>
              <table:table-cell office:value-type="float" office:value="0.00103588773586023">
                <text:p>0.00103588773586023</text:p>
              </table:table-cell>
              <table:table-cell office:value-type="float" office:value="0.000721438576264162">
                <text:p>0.000721438576264162</text:p>
              </table:table-cell>
              <table:table-cell office:value-type="float" office:value="0.00000593911154971818">
                <text:p>0.00000593911154971818</text:p>
              </table:table-cell>
              <table:table-cell office:value-type="float" office:value="0.000127001497850503">
                <text:p>0.000127001497850503</text:p>
              </table:table-cell>
              <table:table-cell office:value-type="float" office:value="0.00191175164051458">
                <text:p>0.00191175164051458</text:p>
              </table:table-cell>
              <table:table-cell office:value-type="float" office:value="0.00808601016581399">
                <text:p>0.00808601016581399</text:p>
              </table:table-cell>
              <table:table-cell office:value-type="float" office:value="0.00776340714137433">
                <text:p>0.00776340714137433</text:p>
              </table:table-cell>
              <table:table-cell office:value-type="float" office:value="0.00384927447026585">
                <text:p>0.00384927447026585</text:p>
              </table:table-cell>
              <table:table-cell office:value-type="float" office:value="0.000414019820426907">
                <text:p>0.000414019820426907</text:p>
              </table:table-cell>
              <table:table-cell office:value-type="float" office:value="0.000781800143564301">
                <text:p>0.000781800143564301</text:p>
              </table:table-cell>
              <table:table-cell office:value-type="float" office:value="0.0024210190309717">
                <text:p>0.0024210190309717</text:p>
              </table:table-cell>
              <table:table-cell office:value-type="float" office:value="0.00048453893698369">
                <text:p>0.00048453893698369</text:p>
              </table:table-cell>
              <table:table-cell office:value-type="float" office:value="0.000636080967907972">
                <text:p>0.000636080967907972</text:p>
              </table:table-cell>
              <table:table-cell office:value-type="float" office:value="0.0110375699099372">
                <text:p>0.0110375699099372</text:p>
              </table:table-cell>
              <table:table-cell office:value-type="float" office:value="0.000136037981174719">
                <text:p>0.000136037981174719</text:p>
              </table:table-cell>
              <table:table-cell office:value-type="float" office:value="0.00962307698905578">
                <text:p>0.00962307698905578</text:p>
              </table:table-cell>
              <table:table-cell office:value-type="float" office:value="0.00100567343436555">
                <text:p>0.00100567343436555</text:p>
              </table:table-cell>
              <table:table-cell office:value-type="float" office:value="0.00192883354938984">
                <text:p>0.00192883354938984</text:p>
              </table:table-cell>
              <table:table-cell office:value-type="float" office:value="0.0084183128756051">
                <text:p>0.0084183128756051</text:p>
              </table:table-cell>
              <table:table-cell office:value-type="float" office:value="0.00804687746826245">
                <text:p>0.00804687746826245</text:p>
              </table:table-cell>
              <table:table-cell office:value-type="float" office:value="0.00126204897754399">
                <text:p>0.00126204897754399</text:p>
              </table:table-cell>
              <table:table-cell office:value-type="float" office:value="0.00319355012276573">
                <text:p>0.00319355012276573</text:p>
              </table:table-cell>
              <table:table-cell office:value-type="float" office:value="0.00122256938180626">
                <text:p>0.00122256938180626</text:p>
              </table:table-cell>
              <table:table-cell office:value-type="float" office:value="0.000000454538266688979">
                <text:p>0.000000454538266688979</text:p>
              </table:table-cell>
              <table:table-cell office:value-type="float" office:value="0.00246344948158218">
                <text:p>0.00246344948158218</text:p>
              </table:table-cell>
              <table:table-cell office:value-type="float" office:value="0.00189847040929953">
                <text:p>0.00189847040929953</text:p>
              </table:table-cell>
              <table:table-cell office:value-type="float" office:value="0.000597972031895886">
                <text:p>0.000597972031895886</text:p>
              </table:table-cell>
              <table:table-cell office:value-type="float" office:value="0.00397622658250387">
                <text:p>0.00397622658250387</text:p>
              </table:table-cell>
              <table:table-cell office:value-type="float" office:value="0.0136490342098971">
                <text:p>0.0136490342098971</text:p>
              </table:table-cell>
              <table:table-cell office:value-type="float" office:value="0.00579343601953506">
                <text:p>0.00579343601953506</text:p>
              </table:table-cell>
              <table:table-cell office:value-type="float" office:value="0.000311248475145031">
                <text:p>0.000311248475145031</text:p>
              </table:table-cell>
              <table:table-cell office:value-type="float" office:value="0.00367544710164852">
                <text:p>0.00367544710164852</text:p>
              </table:table-cell>
              <table:table-cell office:value-type="float" office:value="0.000366937289334429">
                <text:p>0.000366937289334429</text:p>
              </table:table-cell>
              <table:table-cell office:value-type="float" office:value="0.0000394825269616937">
                <text:p>0.0000394825269616937</text:p>
              </table:table-cell>
              <table:table-cell office:value-type="float" office:value="0.00745593638533099">
                <text:p>0.00745593638533099</text:p>
              </table:table-cell>
              <table:table-cell office:value-type="float" office:value="0.0000703693622323273">
                <text:p>0.0000703693622323273</text:p>
              </table:table-cell>
              <table:table-cell office:value-type="float" office:value="0.00044200550937619">
                <text:p>0.00044200550937619</text:p>
              </table:table-cell>
              <table:table-cell office:value-type="float" office:value="0.00395535685554687">
                <text:p>0.00395535685554687</text:p>
              </table:table-cell>
              <table:table-cell office:value-type="float" office:value="0.00555874679763308">
                <text:p>0.00555874679763308</text:p>
              </table:table-cell>
              <table:table-cell office:value-type="float" office:value="0.00220163963377769">
                <text:p>0.00220163963377769</text:p>
              </table:table-cell>
              <table:table-cell office:value-type="float" office:value="0.00101228778248965">
                <text:p>0.00101228778248965</text:p>
              </table:table-cell>
              <table:table-cell office:value-type="float" office:value="0.00717136219130887">
                <text:p>0.00717136219130887</text:p>
              </table:table-cell>
              <table:table-cell office:value-type="float" office:value="0.000245379448358087">
                <text:p>0.000245379448358087</text:p>
              </table:table-cell>
              <table:table-cell office:value-type="float" office:value="0.00481574526789761">
                <text:p>0.00481574526789761</text:p>
              </table:table-cell>
              <table:table-cell office:value-type="float" office:value="0.00348370968502518">
                <text:p>0.00348370968502518</text:p>
              </table:table-cell>
              <table:table-cell office:value-type="float" office:value="0.0000085375179925186">
                <text:p>0.0000085375179925186</text:p>
              </table:table-cell>
              <table:table-cell office:value-type="float" office:value="0.002169634119465">
                <text:p>0.002169634119465</text:p>
              </table:table-cell>
              <table:table-cell office:value-type="float" office:value="0.00239287414245983">
                <text:p>0.00239287414245983</text:p>
              </table:table-cell>
              <table:table-cell office:value-type="float" office:value="0.0000565633798677078">
                <text:p>0.0000565633798677078</text:p>
              </table:table-cell>
              <table:table-cell office:value-type="float" office:value="0.00638336631571012">
                <text:p>0.00638336631571012</text:p>
              </table:table-cell>
              <table:table-cell office:value-type="float" office:value="0.000512578549195248">
                <text:p>0.000512578549195248</text:p>
              </table:table-cell>
              <table:table-cell office:value-type="float" office:value="0.00743156811536454">
                <text:p>0.00743156811536454</text:p>
              </table:table-cell>
              <table:table-cell office:value-type="float" office:value="0.000542995930174648">
                <text:p>0.000542995930174648</text:p>
              </table:table-cell>
              <table:table-cell office:value-type="float" office:value="0.00160747819976536">
                <text:p>0.00160747819976536</text:p>
              </table:table-cell>
              <table:table-cell office:value-type="float" office:value="0.00797450532440345">
                <text:p>0.00797450532440345</text:p>
              </table:table-cell>
              <table:table-cell office:value-type="float" office:value="0.00185992191167">
                <text:p>0.00185992191167</text:p>
              </table:table-cell>
              <table:table-cell office:value-type="float" office:value="0.0000412857257833369">
                <text:p>0.0000412857257833369</text:p>
              </table:table-cell>
              <table:table-cell office:value-type="float" office:value="0.01243572886684">
                <text:p>0.01243572886684</text:p>
              </table:table-cell>
              <table:table-cell office:value-type="float" office:value="0.000989179911498862">
                <text:p>0.000989179911498862</text:p>
              </table:table-cell>
              <table:table-cell office:value-type="float" office:value="0.000623094345985898">
                <text:p>0.000623094345985898</text:p>
              </table:table-cell>
              <table:table-cell office:value-type="float" office:value="0.000932474660918783">
                <text:p>0.000932474660918783</text:p>
              </table:table-cell>
              <table:table-cell office:value-type="float" office:value="0.000627711299079881">
                <text:p>0.000627711299079881</text:p>
              </table:table-cell>
              <table:table-cell office:value-type="float" office:value="0.00199834303447739">
                <text:p>0.00199834303447739</text:p>
              </table:table-cell>
              <table:table-cell office:value-type="float" office:value="0.0113012304781568">
                <text:p>0.0113012304781568</text:p>
              </table:table-cell>
              <table:table-cell office:value-type="float" office:value="0.000304889430222427">
                <text:p>0.000304889430222427</text:p>
              </table:table-cell>
              <table:table-cell office:value-type="float" office:value="0.00267040900331191">
                <text:p>0.00267040900331191</text:p>
              </table:table-cell>
              <table:table-cell office:value-type="float" office:value="0.000444382161325678">
                <text:p>0.000444382161325678</text:p>
              </table:table-cell>
              <table:table-cell office:value-type="float" office:value="0.000252931176407539">
                <text:p>0.000252931176407539</text:p>
              </table:table-cell>
              <table:table-cell office:value-type="float" office:value="0.000260068187021958">
                <text:p>0.000260068187021958</text:p>
              </table:table-cell>
              <table:table-cell office:value-type="float" office:value="0.00133649829403593">
                <text:p>0.00133649829403593</text:p>
              </table:table-cell>
              <table:table-cell office:value-type="float" office:value="0.00101245911272494">
                <text:p>0.00101245911272494</text:p>
              </table:table-cell>
              <table:table-cell office:value-type="float" office:value="0.000736035343347965">
                <text:p>0.000736035343347965</text:p>
              </table:table-cell>
              <table:table-cell office:value-type="float" office:value="0.0000022611062433775">
                <text:p>0.0000022611062433775</text:p>
              </table:table-cell>
              <table:table-cell office:value-type="float" office:value="0.00135347954616558">
                <text:p>0.00135347954616558</text:p>
              </table:table-cell>
              <table:table-cell office:value-type="float" office:value="0.000727875372299835">
                <text:p>0.000727875372299835</text:p>
              </table:table-cell>
              <table:table-cell office:value-type="float" office:value="0.00171295401203952">
                <text:p>0.00171295401203952</text:p>
              </table:table-cell>
              <table:table-cell office:value-type="float" office:value="0.000567380363486134">
                <text:p>0.000567380363486134</text:p>
              </table:table-cell>
              <table:table-cell office:value-type="float" office:value="0.0000823720057612132">
                <text:p>0.0000823720057612132</text:p>
              </table:table-cell>
              <table:table-cell office:value-type="float" office:value="0.000706199002636738">
                <text:p>0.000706199002636738</text:p>
              </table:table-cell>
              <table:table-cell office:value-type="float" office:value="0.00226332223739704">
                <text:p>0.00226332223739704</text:p>
              </table:table-cell>
              <table:table-cell office:value-type="float" office:value="0.000493020230158487">
                <text:p>0.000493020230158487</text:p>
              </table:table-cell>
              <table:table-cell office:value-type="float" office:value="0.000175312172776499">
                <text:p>0.000175312172776499</text:p>
              </table:table-cell>
              <table:table-cell office:value-type="float" office:value="0.00347465123994511">
                <text:p>0.00347465123994511</text:p>
              </table:table-cell>
              <table:table-cell office:value-type="float" office:value="0.00533167655401308">
                <text:p>0.00533167655401308</text:p>
              </table:table-cell>
              <table:table-cell office:value-type="float" office:value="0.00317135663257483">
                <text:p>0.00317135663257483</text:p>
              </table:table-cell>
              <table:table-cell office:value-type="float" office:value="0.000710546559967832">
                <text:p>0.000710546559967832</text:p>
              </table:table-cell>
              <table:table-cell office:value-type="float" office:value="0.000396564637491941">
                <text:p>0.000396564637491941</text:p>
              </table:table-cell>
              <table:table-cell office:value-type="float" office:value="0.0000730526899434075">
                <text:p>0.0000730526899434075</text:p>
              </table:table-cell>
              <table:table-cell office:value-type="float" office:value="0.00275034974684275">
                <text:p>0.00275034974684275</text:p>
              </table:table-cell>
              <table:table-cell office:value-type="float" office:value="0.0113877340015485">
                <text:p>0.0113877340015485</text:p>
              </table:table-cell>
              <table:table-cell office:value-type="float" office:value="0.00149110461591536">
                <text:p>0.00149110461591536</text:p>
              </table:table-cell>
              <table:table-cell office:value-type="float" office:value="0.00324598706231583">
                <text:p>0.00324598706231583</text:p>
              </table:table-cell>
              <table:table-cell office:value-type="float" office:value="0.00152183911490821">
                <text:p>0.00152183911490821</text:p>
              </table:table-cell>
              <table:table-cell office:value-type="float" office:value="0.000540706305548665">
                <text:p>0.000540706305548665</text:p>
              </table:table-cell>
              <table:table-cell office:value-type="float" office:value="0.00238334969169835">
                <text:p>0.00238334969169835</text:p>
              </table:table-cell>
              <table:table-cell office:value-type="float" office:value="0.0000000734576248882078">
                <text:p>0.0000000734576248882078</text:p>
              </table:table-cell>
              <table:table-cell office:value-type="float" office:value="0.00566808845499464">
                <text:p>0.00566808845499464</text:p>
              </table:table-cell>
              <table:table-cell office:value-type="float" office:value="0.00000201048646259989">
                <text:p>0.00000201048646259989</text:p>
              </table:table-cell>
              <table:table-cell office:value-type="float" office:value="0.00200732611550112">
                <text:p>0.00200732611550112</text:p>
              </table:table-cell>
              <table:table-cell office:value-type="float" office:value="0.00832310344908209">
                <text:p>0.00832310344908209</text:p>
              </table:table-cell>
              <table:table-cell office:value-type="float" office:value="0.00269921715284908">
                <text:p>0.00269921715284908</text:p>
              </table:table-cell>
              <table:table-cell office:value-type="float" office:value="0.00157088741689566">
                <text:p>0.00157088741689566</text:p>
              </table:table-cell>
              <table:table-cell office:value-type="float" office:value="0.000171692315557592">
                <text:p>0.000171692315557592</text:p>
              </table:table-cell>
              <table:table-cell office:value-type="float" office:value="0.00204855861523252">
                <text:p>0.00204855861523252</text:p>
              </table:table-cell>
              <table:table-cell office:value-type="float" office:value="0.0000622096933100437">
                <text:p>0.0000622096933100437</text:p>
              </table:table-cell>
              <table:table-cell office:value-type="float" office:value="0.0000548598296341702">
                <text:p>0.0000548598296341702</text:p>
              </table:table-cell>
              <table:table-cell office:value-type="float" office:value="0.000614188503186574">
                <text:p>0.000614188503186574</text:p>
              </table:table-cell>
              <table:table-cell office:value-type="float" office:value="0.000168233868412556">
                <text:p>0.000168233868412556</text:p>
              </table:table-cell>
              <table:table-cell office:value-type="float" office:value="0.0036410857711598">
                <text:p>0.0036410857711598</text:p>
              </table:table-cell>
              <table:table-cell office:value-type="float" office:value="0.00656897426825902">
                <text:p>0.00656897426825902</text:p>
              </table:table-cell>
              <table:table-cell office:value-type="float" office:value="0.00159905446600663">
                <text:p>0.00159905446600663</text:p>
              </table:table-cell>
              <table:table-cell office:value-type="float" office:value="0.000701987139356709">
                <text:p>0.000701987139356709</text:p>
              </table:table-cell>
              <table:table-cell office:value-type="float" office:value="0.000286507981246434">
                <text:p>0.000286507981246434</text:p>
              </table:table-cell>
              <table:table-cell office:value-type="float" office:value="0.000244360476511766">
                <text:p>0.000244360476511766</text:p>
              </table:table-cell>
              <table:table-cell office:value-type="float" office:value="0.000006492832998967">
                <text:p>0.000006492832998967</text:p>
              </table:table-cell>
              <table:table-cell office:value-type="float" office:value="0.00195528722894605">
                <text:p>0.00195528722894605</text:p>
              </table:table-cell>
              <table:table-cell office:value-type="float" office:value="0.0000423701532113203">
                <text:p>0.0000423701532113203</text:p>
              </table:table-cell>
              <table:table-cell office:value-type="float" office:value="0.000991141681517863">
                <text:p>0.000991141681517863</text:p>
              </table:table-cell>
              <table:table-cell office:value-type="float" office:value="0.00132425558687659">
                <text:p>0.00132425558687659</text:p>
              </table:table-cell>
              <table:table-cell office:value-type="float" office:value="0.00704920295655014">
                <text:p>0.00704920295655014</text:p>
              </table:table-cell>
              <table:table-cell office:value-type="float" office:value="0.000115036102349733">
                <text:p>0.000115036102349733</text:p>
              </table:table-cell>
              <table:table-cell office:value-type="float" office:value="0.0000705741241695202">
                <text:p>0.0000705741241695202</text:p>
              </table:table-cell>
              <table:table-cell office:value-type="float" office:value="0.00385537922738973">
                <text:p>0.00385537922738973</text:p>
              </table:table-cell>
              <table:table-cell office:value-type="float" office:value="0.00234476738591403">
                <text:p>0.00234476738591403</text:p>
              </table:table-cell>
              <table:table-cell office:value-type="float" office:value="0.00131723081659965">
                <text:p>0.00131723081659965</text:p>
              </table:table-cell>
              <table:table-cell office:value-type="float" office:value="0.0105876932865367">
                <text:p>0.0105876932865367</text:p>
              </table:table-cell>
              <table:table-cell office:value-type="float" office:value="0.00309282909117369">
                <text:p>0.00309282909117369</text:p>
              </table:table-cell>
              <table:table-cell office:value-type="float" office:value="0.0000115439797880241">
                <text:p>0.0000115439797880241</text:p>
              </table:table-cell>
              <table:table-cell office:value-type="float" office:value="0.0001947088398206">
                <text:p>0.0001947088398206</text:p>
              </table:table-cell>
              <table:table-cell office:value-type="float" office:value="0.00118317087802327">
                <text:p>0.00118317087802327</text:p>
              </table:table-cell>
              <table:table-cell office:value-type="float" office:value="0.000448869737661955">
                <text:p>0.000448869737661955</text:p>
              </table:table-cell>
              <table:table-cell office:value-type="float" office:value="0.00340552241261623">
                <text:p>0.00340552241261623</text:p>
              </table:table-cell>
              <table:table-cell office:value-type="float" office:value="0.00026884577785486">
                <text:p>0.00026884577785486</text:p>
              </table:table-cell>
              <table:table-cell office:value-type="float" office:value="0.000336295977916926">
                <text:p>0.000336295977916926</text:p>
              </table:table-cell>
              <table:table-cell office:value-type="float" office:value="0.00978592942710287">
                <text:p>0.00978592942710287</text:p>
              </table:table-cell>
              <table:table-cell office:value-type="float" office:value="0.000375137540257157">
                <text:p>0.000375137540257157</text:p>
              </table:table-cell>
              <table:table-cell office:value-type="float" office:value="0.00823925528073497">
                <text:p>0.00823925528073497</text:p>
              </table:table-cell>
              <table:table-cell office:value-type="float" office:value="0.000378492517772724">
                <text:p>0.000378492517772724</text:p>
              </table:table-cell>
              <table:table-cell office:value-type="float" office:value="0.000101301580058493">
                <text:p>0.000101301580058493</text:p>
              </table:table-cell>
              <table:table-cell office:value-type="float" office:value="0.00191092814202714">
                <text:p>0.00191092814202714</text:p>
              </table:table-cell>
              <table:table-cell office:value-type="float" office:value="0.000546497754391458">
                <text:p>0.000546497754391458</text:p>
              </table:table-cell>
              <table:table-cell office:value-type="float" office:value="0.0000463806996657431">
                <text:p>0.0000463806996657431</text:p>
              </table:table-cell>
              <table:table-cell office:value-type="float" office:value="0.00429029166453645">
                <text:p>0.00429029166453645</text:p>
              </table:table-cell>
              <table:table-cell office:value-type="float" office:value="0.000215380277215093">
                <text:p>0.000215380277215093</text:p>
              </table:table-cell>
              <table:table-cell office:value-type="float" office:value="0.000306822045248938">
                <text:p>0.000306822045248938</text:p>
              </table:table-cell>
              <table:table-cell office:value-type="float" office:value="0.000804014856396669">
                <text:p>0.000804014856396669</text:p>
              </table:table-cell>
              <table:table-cell office:value-type="float" office:value="0.00541622853168103">
                <text:p>0.00541622853168103</text:p>
              </table:table-cell>
              <table:table-cell office:value-type="float" office:value="0.0126918053150969">
                <text:p>0.0126918053150969</text:p>
              </table:table-cell>
              <table:table-cell office:value-type="float" office:value="0.00192630904078889">
                <text:p>0.00192630904078889</text:p>
              </table:table-cell>
              <table:table-cell office:value-type="float" office:value="0.00144730002506146">
                <text:p>0.00144730002506146</text:p>
              </table:table-cell>
              <table:table-cell office:value-type="float" office:value="0.0101065051990954">
                <text:p>0.0101065051990954</text:p>
              </table:table-cell>
              <table:table-cell office:value-type="float" office:value="0.00905306843444005">
                <text:p>0.00905306843444005</text:p>
              </table:table-cell>
              <table:table-cell office:value-type="float" office:value="0.000522140542315039">
                <text:p>0.000522140542315039</text:p>
              </table:table-cell>
              <table:table-cell office:value-type="float" office:value="0.000135075652926771">
                <text:p>0.000135075652926771</text:p>
              </table:table-cell>
              <table:table-cell office:value-type="float" office:value="0.00116130523523471">
                <text:p>0.00116130523523471</text:p>
              </table:table-cell>
              <table:table-cell office:value-type="float" office:value="0.000630160184985345">
                <text:p>0.000630160184985345</text:p>
              </table:table-cell>
              <table:table-cell office:value-type="float" office:value="0.000825778272270694">
                <text:p>0.000825778272270694</text:p>
              </table:table-cell>
              <table:table-cell office:value-type="float" office:value="0.00000978139160452316">
                <text:p>0.00000978139160452316</text:p>
              </table:table-cell>
              <table:table-cell office:value-type="float" office:value="0.00161323544419829">
                <text:p>0.00161323544419829</text:p>
              </table:table-cell>
              <table:table-cell office:value-type="float" office:value="0.00893085483372281">
                <text:p>0.00893085483372281</text:p>
              </table:table-cell>
              <table:table-cell office:value-type="float" office:value="0.00628859260927447">
                <text:p>0.00628859260927447</text:p>
              </table:table-cell>
              <table:table-cell office:value-type="float" office:value="0.00010553590580923">
                <text:p>0.00010553590580923</text:p>
              </table:table-cell>
              <table:table-cell office:value-type="float" office:value="0.0118527456225092">
                <text:p>0.0118527456225092</text:p>
              </table:table-cell>
              <table:table-cell office:value-type="float" office:value="0.00108137599262776">
                <text:p>0.00108137599262776</text:p>
              </table:table-cell>
              <table:table-cell office:value-type="float" office:value="0.000438764171734962">
                <text:p>0.000438764171734962</text:p>
              </table:table-cell>
              <table:table-cell office:value-type="float" office:value="0.000561817590049044">
                <text:p>0.000561817590049044</text:p>
              </table:table-cell>
              <table:table-cell office:value-type="float" office:value="0.00320756896380783">
                <text:p>0.00320756896380783</text:p>
              </table:table-cell>
              <table:table-cell office:value-type="float" office:value="0.000705920136749484">
                <text:p>0.000705920136749484</text:p>
              </table:table-cell>
              <table:table-cell office:value-type="float" office:value="0.000448204903014367">
                <text:p>0.000448204903014367</text:p>
              </table:table-cell>
              <table:table-cell office:value-type="float" office:value="0.00206020134278055">
                <text:p>0.00206020134278055</text:p>
              </table:table-cell>
              <table:table-cell office:value-type="float" office:value="0.00223266760332295">
                <text:p>0.00223266760332295</text:p>
              </table:table-cell>
              <table:table-cell office:value-type="float" office:value="0.000459921400428545">
                <text:p>0.000459921400428545</text:p>
              </table:table-cell>
              <table:table-cell office:value-type="float" office:value="0.00394131868400601">
                <text:p>0.00394131868400601</text:p>
              </table:table-cell>
              <table:table-cell office:value-type="float" office:value="0.000439888100065678">
                <text:p>0.000439888100065678</text:p>
              </table:table-cell>
              <table:table-cell office:value-type="float" office:value="0.0035506287194429">
                <text:p>0.0035506287194429</text:p>
              </table:table-cell>
              <table:table-cell office:value-type="float" office:value="0.000636916873724088">
                <text:p>0.000636916873724088</text:p>
              </table:table-cell>
              <table:table-cell office:value-type="float" office:value="0.000240989447683922">
                <text:p>0.000240989447683922</text:p>
              </table:table-cell>
              <table:table-cell office:value-type="float" office:value="0.00256244207297875">
                <text:p>0.00256244207297875</text:p>
              </table:table-cell>
              <table:table-cell office:value-type="float" office:value="0.000326659555312836">
                <text:p>0.000326659555312836</text:p>
              </table:table-cell>
              <table:table-cell office:value-type="float" office:value="0.00212215662645064">
                <text:p>0.00212215662645064</text:p>
              </table:table-cell>
              <table:table-cell office:value-type="float" office:value="0.0162704801707207">
                <text:p>0.0162704801707207</text:p>
              </table:table-cell>
              <table:table-cell office:value-type="float" office:value="0.00631154615511021">
                <text:p>0.00631154615511021</text:p>
              </table:table-cell>
              <table:table-cell office:value-type="float" office:value="0.00000106374348160577">
                <text:p>0.00000106374348160577</text:p>
              </table:table-cell>
              <table:table-cell office:value-type="float" office:value="0.0042660492655686">
                <text:p>0.0042660492655686</text:p>
              </table:table-cell>
              <table:table-cell office:value-type="float" office:value="0.000000557369102487239">
                <text:p>0.000000557369102487239</text:p>
              </table:table-cell>
              <table:table-cell office:value-type="float" office:value="0.0000935246355343581">
                <text:p>0.0000935246355343581</text:p>
              </table:table-cell>
              <table:table-cell office:value-type="float" office:value="0.00549003843337676">
                <text:p>0.00549003843337676</text:p>
              </table:table-cell>
              <table:table-cell office:value-type="float" office:value="0.000759139452573512">
                <text:p>0.000759139452573512</text:p>
              </table:table-cell>
              <table:table-cell office:value-type="float" office:value="0.000202087683815468">
                <text:p>0.000202087683815468</text:p>
              </table:table-cell>
              <table:table-cell office:value-type="float" office:value="0.00755385579576223">
                <text:p>0.00755385579576223</text:p>
              </table:table-cell>
              <table:table-cell office:value-type="float" office:value="0.00214027757164635">
                <text:p>0.00214027757164635</text:p>
              </table:table-cell>
              <table:table-cell office:value-type="float" office:value="0.00301400325737098">
                <text:p>0.00301400325737098</text:p>
              </table:table-cell>
              <table:table-cell office:value-type="float" office:value="0.00024827694441869">
                <text:p>0.00024827694441869</text:p>
              </table:table-cell>
              <table:table-cell office:value-type="float" office:value="0.00184735745364128">
                <text:p>0.00184735745364128</text:p>
              </table:table-cell>
              <table:table-cell office:value-type="float" office:value="0.000363333854776842">
                <text:p>0.000363333854776842</text:p>
              </table:table-cell>
              <table:table-cell office:value-type="float" office:value="0.00512622830508697">
                <text:p>0.00512622830508697</text:p>
              </table:table-cell>
              <table:table-cell office:value-type="float" office:value="0.00037324620496245">
                <text:p>0.00037324620496245</text:p>
              </table:table-cell>
              <table:table-cell office:value-type="float" office:value="0.00221590468951907">
                <text:p>0.00221590468951907</text:p>
              </table:table-cell>
              <table:table-cell office:value-type="float" office:value="0.00836268829778343">
                <text:p>0.00836268829778343</text:p>
              </table:table-cell>
              <table:table-cell office:value-type="float" office:value="0.00241720367500191">
                <text:p>0.00241720367500191</text:p>
              </table:table-cell>
              <table:table-cell office:value-type="float" office:value="0.000772050520362565">
                <text:p>0.000772050520362565</text:p>
              </table:table-cell>
              <table:table-cell office:value-type="float" office:value="0.0017186435178203">
                <text:p>0.0017186435178203</text:p>
              </table:table-cell>
              <table:table-cell office:value-type="float" office:value="0.000375302923880318">
                <text:p>0.000375302923880318</text:p>
              </table:table-cell>
              <table:table-cell office:value-type="float" office:value="0.000000793815391500241">
                <text:p>0.000000793815391500241</text:p>
              </table:table-cell>
              <table:table-cell office:value-type="float" office:value="0.00807863521206446">
                <text:p>0.00807863521206446</text:p>
              </table:table-cell>
              <table:table-cell office:value-type="float" office:value="0.00127330422329945">
                <text:p>0.00127330422329945</text:p>
              </table:table-cell>
              <table:table-cell office:value-type="float" office:value="0.00477435058704986">
                <text:p>0.00477435058704986</text:p>
              </table:table-cell>
              <table:table-cell office:value-type="float" office:value="0.000518924681887455">
                <text:p>0.000518924681887455</text:p>
              </table:table-cell>
              <table:table-cell office:value-type="float" office:value="0.000264621969167323">
                <text:p>0.000264621969167323</text:p>
              </table:table-cell>
              <table:table-cell office:value-type="float" office:value="0.00220537486325934">
                <text:p>0.00220537486325934</text:p>
              </table:table-cell>
              <table:table-cell office:value-type="float" office:value="0.0011553289817224">
                <text:p>0.0011553289817224</text:p>
              </table:table-cell>
              <table:table-cell office:value-type="float" office:value="0.0000467730827807223">
                <text:p>0.0000467730827807223</text:p>
              </table:table-cell>
              <table:table-cell office:value-type="float" office:value="0.000608458950279036">
                <text:p>0.000608458950279036</text:p>
              </table:table-cell>
              <table:table-cell office:value-type="float" office:value="0.00211444294546366">
                <text:p>0.00211444294546366</text:p>
              </table:table-cell>
              <table:table-cell office:value-type="float" office:value="0.0124162648854186">
                <text:p>0.0124162648854186</text:p>
              </table:table-cell>
              <table:table-cell office:value-type="float" office:value="0.00650793444232899">
                <text:p>0.00650793444232899</text:p>
              </table:table-cell>
              <table:table-cell office:value-type="float" office:value="0.0000402208151984754">
                <text:p>0.0000402208151984754</text:p>
              </table:table-cell>
              <table:table-cell office:value-type="float" office:value="0.0113592857791659">
                <text:p>0.0113592857791659</text:p>
              </table:table-cell>
              <table:table-cell office:value-type="float" office:value="0.000579009051070495">
                <text:p>0.000579009051070495</text:p>
              </table:table-cell>
              <table:table-cell office:value-type="float" office:value="0.000358653556399618">
                <text:p>0.000358653556399618</text:p>
              </table:table-cell>
              <table:table-cell office:value-type="float" office:value="0.0015536079744134">
                <text:p>0.0015536079744134</text:p>
              </table:table-cell>
              <table:table-cell office:value-type="float" office:value="0.0000334191903073699">
                <text:p>0.0000334191903073699</text:p>
              </table:table-cell>
              <table:table-cell office:value-type="float" office:value="0.0000746427737737238">
                <text:p>0.0000746427737737238</text:p>
              </table:table-cell>
              <table:table-cell office:value-type="float" office:value="0.00298814689671205">
                <text:p>0.00298814689671205</text:p>
              </table:table-cell>
              <table:table-cell office:value-type="float" office:value="0.00328750560579622">
                <text:p>0.00328750560579622</text:p>
              </table:table-cell>
              <table:table-cell office:value-type="float" office:value="0.00114969309455653">
                <text:p>0.00114969309455653</text:p>
              </table:table-cell>
              <table:table-cell office:value-type="float" office:value="0.00000864533075888116">
                <text:p>0.00000864533075888116</text:p>
              </table:table-cell>
              <table:table-cell office:value-type="float" office:value="0.00185259259786082">
                <text:p>0.00185259259786082</text:p>
              </table:table-cell>
              <table:table-cell office:value-type="float" office:value="0.000505388596434061">
                <text:p>0.000505388596434061</text:p>
              </table:table-cell>
              <table:table-cell office:value-type="float" office:value="0.0000854637659345066">
                <text:p>0.0000854637659345066</text:p>
              </table:table-cell>
              <table:table-cell office:value-type="float" office:value="0.0010420424789928">
                <text:p>0.0010420424789928</text:p>
              </table:table-cell>
              <table:table-cell office:value-type="float" office:value="0.00554638488205761">
                <text:p>0.00554638488205761</text:p>
              </table:table-cell>
              <table:table-cell office:value-type="float" office:value="0.00132034952013808">
                <text:p>0.00132034952013808</text:p>
              </table:table-cell>
              <table:table-cell office:value-type="float" office:value="0.000324266027565423">
                <text:p>0.000324266027565423</text:p>
              </table:table-cell>
              <table:table-cell office:value-type="float" office:value="0.000417365142701849">
                <text:p>0.000417365142701849</text:p>
              </table:table-cell>
              <table:table-cell office:value-type="float" office:value="0.000525562870914264">
                <text:p>0.000525562870914264</text:p>
              </table:table-cell>
              <table:table-cell office:value-type="float" office:value="0.000173484225167962">
                <text:p>0.000173484225167962</text:p>
              </table:table-cell>
              <table:table-cell office:value-type="float" office:value="0.00749935903254671">
                <text:p>0.00749935903254671</text:p>
              </table:table-cell>
              <table:table-cell office:value-type="float" office:value="0.000969467407463367">
                <text:p>0.000969467407463367</text:p>
              </table:table-cell>
              <table:table-cell office:value-type="float" office:value="0.00218975481273132">
                <text:p>0.00218975481273132</text:p>
              </table:table-cell>
              <table:table-cell office:value-type="float" office:value="0.000130961794793709">
                <text:p>0.000130961794793709</text:p>
              </table:table-cell>
              <table:table-cell office:value-type="float" office:value="0.0000201034917831492">
                <text:p>0.0000201034917831492</text:p>
              </table:table-cell>
              <table:table-cell office:value-type="float" office:value="0.000160159842309156">
                <text:p>0.000160159842309156</text:p>
              </table:table-cell>
              <table:table-cell office:value-type="float" office:value="0.0039814055503931">
                <text:p>0.0039814055503931</text:p>
              </table:table-cell>
              <table:table-cell office:value-type="float" office:value="0.0154379390899">
                <text:p>0.0154379390899</text:p>
              </table:table-cell>
              <table:table-cell office:value-type="float" office:value="0.00749594055401392">
                <text:p>0.00749594055401392</text:p>
              </table:table-cell>
              <table:table-cell office:value-type="float" office:value="0.000161504165483917">
                <text:p>0.000161504165483917</text:p>
              </table:table-cell>
              <table:table-cell office:value-type="float" office:value="0.00302350049409594">
                <text:p>0.00302350049409594</text:p>
              </table:table-cell>
              <table:table-cell office:value-type="float" office:value="0.000210828814227953">
                <text:p>0.000210828814227953</text:p>
              </table:table-cell>
              <table:table-cell office:value-type="float" office:value="0.00000519317394254705">
                <text:p>0.00000519317394254705</text:p>
              </table:table-cell>
              <table:table-cell office:value-type="float" office:value="0.00573922268580704">
                <text:p>0.00573922268580704</text:p>
              </table:table-cell>
              <table:table-cell office:value-type="float" office:value="0.0000360205364566743">
                <text:p>0.0000360205364566743</text:p>
              </table:table-cell>
              <table:table-cell office:value-type="float" office:value="0.0000568963580224575">
                <text:p>0.0000568963580224575</text:p>
              </table:table-cell>
              <table:table-cell office:value-type="float" office:value="0.00464185709761949">
                <text:p>0.00464185709761949</text:p>
              </table:table-cell>
              <table:table-cell office:value-type="float" office:value="0.00861402876777328">
                <text:p>0.00861402876777328</text:p>
              </table:table-cell>
              <table:table-cell office:value-type="float" office:value="0.00654333720334281">
                <text:p>0.00654333720334281</text:p>
              </table:table-cell>
              <table:table-cell office:value-type="float" office:value="0.00145016368352188">
                <text:p>0.00145016368352188</text:p>
              </table:table-cell>
              <table:table-cell office:value-type="float" office:value="0.00291526815778225">
                <text:p>0.00291526815778225</text:p>
              </table:table-cell>
              <table:table-cell office:value-type="float" office:value="0.00131257358465937">
                <text:p>0.00131257358465937</text:p>
              </table:table-cell>
              <table:table-cell office:value-type="float" office:value="0.000233042745247891">
                <text:p>0.000233042745247891</text:p>
              </table:table-cell>
              <table:table-cell office:value-type="float" office:value="0.00218784940228376">
                <text:p>0.00218784940228376</text:p>
              </table:table-cell>
              <table:table-cell office:value-type="float" office:value="0.00000000322742441581674">
                <text:p>0.00000000322742441581674</text:p>
              </table:table-cell>
              <table:table-cell office:value-type="float" office:value="0.0110585099257094">
                <text:p>0.0110585099257094</text:p>
              </table:table-cell>
              <table:table-cell office:value-type="float" office:value="0.000231144437296508">
                <text:p>0.000231144437296508</text:p>
              </table:table-cell>
              <table:table-cell office:value-type="float" office:value="0.000154788195943037">
                <text:p>0.000154788195943037</text:p>
              </table:table-cell>
              <table:table-cell office:value-type="float" office:value="0.0100374688743441">
                <text:p>0.0100374688743441</text:p>
              </table:table-cell>
              <table:table-cell office:value-type="float" office:value="0.00756694050938702">
                <text:p>0.00756694050938702</text:p>
              </table:table-cell>
              <table:table-cell office:value-type="float" office:value="0.00119926646821345">
                <text:p>0.00119926646821345</text:p>
              </table:table-cell>
              <table:table-cell office:value-type="float" office:value="0.00910397381725041">
                <text:p>0.00910397381725041</text:p>
              </table:table-cell>
              <table:table-cell office:value-type="float" office:value="0.00295502733004245">
                <text:p>0.00295502733004245</text:p>
              </table:table-cell>
              <table:table-cell office:value-type="float" office:value="0.00121719669654667">
                <text:p>0.00121719669654667</text:p>
              </table:table-cell>
              <table:table-cell office:value-type="float" office:value="0.000206488531824944">
                <text:p>0.000206488531824944</text:p>
              </table:table-cell>
              <table:table-cell office:value-type="float" office:value="0.00139759271984561">
                <text:p>0.00139759271984561</text:p>
              </table:table-cell>
              <table:table-cell office:value-type="float" office:value="0.0016551628618359">
                <text:p>0.0016551628618359</text:p>
              </table:table-cell>
              <table:table-cell office:value-type="float" office:value="0.00112372888996052">
                <text:p>0.00112372888996052</text:p>
              </table:table-cell>
              <table:table-cell office:value-type="float" office:value="0.000253304836959765">
                <text:p>0.000253304836959765</text:p>
              </table:table-cell>
              <table:table-cell office:value-type="float" office:value="0.00517085633848163">
                <text:p>0.00517085633848163</text:p>
              </table:table-cell>
              <table:table-cell office:value-type="float" office:value="0.0116212377444811">
                <text:p>0.0116212377444811</text:p>
              </table:table-cell>
              <table:table-cell office:value-type="float" office:value="0.00162808681211167">
                <text:p>0.00162808681211167</text:p>
              </table:table-cell>
              <table:table-cell office:value-type="float" office:value="0.00654366789056958">
                <text:p>0.00654366789056958</text:p>
              </table:table-cell>
              <table:table-cell office:value-type="float" office:value="0.00079699889481904">
                <text:p>0.00079699889481904</text:p>
              </table:table-cell>
              <table:table-cell office:value-type="float" office:value="0.00000550995357307098">
                <text:p>0.00000550995357307098</text:p>
              </table:table-cell>
              <table:table-cell office:value-type="float" office:value="0.00461264622071392">
                <text:p>0.00461264622071392</text:p>
              </table:table-cell>
              <table:table-cell office:value-type="float" office:value="0.00163303366479005">
                <text:p>0.00163303366479005</text:p>
              </table:table-cell>
              <table:table-cell office:value-type="float" office:value="0.0000808188036473595">
                <text:p>0.0000808188036473595</text:p>
              </table:table-cell>
              <table:table-cell office:value-type="float" office:value="0.00187953577196608">
                <text:p>0.00187953577196608</text:p>
              </table:table-cell>
              <table:table-cell office:value-type="float" office:value="0.0124693229039032">
                <text:p>0.0124693229039032</text:p>
              </table:table-cell>
              <table:table-cell office:value-type="float" office:value="0.0000700691066033226">
                <text:p>0.0000700691066033226</text:p>
              </table:table-cell>
              <table:table-cell office:value-type="float" office:value="0.000350915623444285">
                <text:p>0.000350915623444285</text:p>
              </table:table-cell>
              <table:table-cell office:value-type="float" office:value="0.0000492529436997156">
                <text:p>0.0000492529436997156</text:p>
              </table:table-cell>
              <table:table-cell office:value-type="float" office:value="0.00231241125805941">
                <text:p>0.00231241125805941</text:p>
              </table:table-cell>
              <table:table-cell office:value-type="float" office:value="0.00818049563508923">
                <text:p>0.00818049563508923</text:p>
              </table:table-cell>
              <table:table-cell office:value-type="float" office:value="0.000104830093317065">
                <text:p>0.000104830093317065</text:p>
              </table:table-cell>
              <table:table-cell office:value-type="float" office:value="0.0127272450505645">
                <text:p>0.0127272450505645</text:p>
              </table:table-cell>
              <table:table-cell office:value-type="float" office:value="0.00102650425468644">
                <text:p>0.00102650425468644</text:p>
              </table:table-cell>
              <table:table-cell office:value-type="float" office:value="0.000474779891361771">
                <text:p>0.000474779891361771</text:p>
              </table:table-cell>
              <table:table-cell office:value-type="float" office:value="0.00127005136687289">
                <text:p>0.00127005136687289</text:p>
              </table:table-cell>
              <table:table-cell office:value-type="float" office:value="0.00152338185627828">
                <text:p>0.00152338185627828</text:p>
              </table:table-cell>
              <table:table-cell office:value-type="float" office:value="0.0000107549222028022">
                <text:p>0.0000107549222028022</text:p>
              </table:table-cell>
              <table:table-cell office:value-type="float" office:value="0.00335694474936921">
                <text:p>0.00335694474936921</text:p>
              </table:table-cell>
              <table:table-cell office:value-type="float" office:value="0.000124895861007194">
                <text:p>0.000124895861007194</text:p>
              </table:table-cell>
              <table:table-cell office:value-type="float" office:value="0.00305528785928696">
                <text:p>0.00305528785928696</text:p>
              </table:table-cell>
              <table:table-cell office:value-type="float" office:value="0.00308393210918083">
                <text:p>0.00308393210918083</text:p>
              </table:table-cell>
              <table:table-cell office:value-type="float" office:value="0.00507365301854839">
                <text:p>0.00507365301854839</text:p>
              </table:table-cell>
              <table:table-cell office:value-type="float" office:value="0.00133736927550534">
                <text:p>0.00133736927550534</text:p>
              </table:table-cell>
              <table:table-cell office:value-type="float" office:value="0.000456239351018169">
                <text:p>0.000456239351018169</text:p>
              </table:table-cell>
              <table:table-cell office:value-type="float" office:value="0.00000562015529273763">
                <text:p>0.00000562015529273763</text:p>
              </table:table-cell>
              <table:table-cell office:value-type="float" office:value="0.000280410515292682">
                <text:p>0.000280410515292682</text:p>
              </table:table-cell>
              <table:table-cell office:value-type="float" office:value="0.0000522890387476178">
                <text:p>0.0000522890387476178</text:p>
              </table:table-cell>
              <table:table-cell office:value-type="float" office:value="0.0000294062420484118">
                <text:p>0.0000294062420484118</text:p>
              </table:table-cell>
              <table:table-cell office:value-type="float" office:value="0.000722839281828226">
                <text:p>0.000722839281828226</text:p>
              </table:table-cell>
              <table:table-cell office:value-type="float" office:value="0.00842374684994516">
                <text:p>0.00842374684994516</text:p>
              </table:table-cell>
              <table:table-cell office:value-type="float" office:value="0.000456508227149809">
                <text:p>0.000456508227149809</text:p>
              </table:table-cell>
              <table:table-cell office:value-type="float" office:value="0.00587491903591511">
                <text:p>0.00587491903591511</text:p>
              </table:table-cell>
              <table:table-cell office:value-type="float" office:value="0.000864366857293996">
                <text:p>0.000864366857293996</text:p>
              </table:table-cell>
              <table:table-cell office:value-type="float" office:value="0.0000142356202259835">
                <text:p>0.0000142356202259835</text:p>
              </table:table-cell>
              <table:table-cell office:value-type="float" office:value="0.00273348344350742">
                <text:p>0.00273348344350742</text:p>
              </table:table-cell>
              <table:table-cell office:value-type="float" office:value="0.0000898212802607982">
                <text:p>0.0000898212802607982</text:p>
              </table:table-cell>
              <table:table-cell office:value-type="float" office:value="0.0054066481715594">
                <text:p>0.0054066481715594</text:p>
              </table:table-cell>
              <table:table-cell office:value-type="float" office:value="0.0000550096004823033">
                <text:p>0.0000550096004823033</text:p>
              </table:table-cell>
              <table:table-cell office:value-type="float" office:value="0.00272146507475096">
                <text:p>0.00272146507475096</text:p>
              </table:table-cell>
              <table:table-cell office:value-type="float" office:value="0.00493770534415174">
                <text:p>0.00493770534415174</text:p>
              </table:table-cell>
              <table:table-cell office:value-type="float" office:value="0.00115675300490607">
                <text:p>0.00115675300490607</text:p>
              </table:table-cell>
              <table:table-cell office:value-type="float" office:value="0.000664225763763932">
                <text:p>0.000664225763763932</text:p>
              </table:table-cell>
              <table:table-cell office:value-type="float" office:value="0.00205460791400717">
                <text:p>0.00205460791400717</text:p>
              </table:table-cell>
              <table:table-cell office:value-type="float" office:value="0.000882710840037223">
                <text:p>0.000882710840037223</text:p>
              </table:table-cell>
              <table:table-cell office:value-type="float" office:value="0.00121430428306842">
                <text:p>0.00121430428306842</text:p>
              </table:table-cell>
              <table:table-cell office:value-type="float" office:value="0.00000622942392437098">
                <text:p>0.00000622942392437098</text:p>
              </table:table-cell>
              <table:table-cell office:value-type="float" office:value="0.00727316532336418">
                <text:p>0.00727316532336418</text:p>
              </table:table-cell>
              <table:table-cell office:value-type="float" office:value="0.000357606598861247">
                <text:p>0.000357606598861247</text:p>
              </table:table-cell>
              <table:table-cell office:value-type="float" office:value="0.000580733604679246">
                <text:p>0.000580733604679246</text:p>
              </table:table-cell>
              <table:table-cell office:value-type="float" office:value="0.0107155764167225">
                <text:p>0.0107155764167225</text:p>
              </table:table-cell>
              <table:table-cell office:value-type="float" office:value="0.00113334644290569">
                <text:p>0.00113334644290569</text:p>
              </table:table-cell>
              <table:table-cell office:value-type="float" office:value="0.00215328961590478">
                <text:p>0.00215328961590478</text:p>
              </table:table-cell>
              <table:table-cell office:value-type="float" office:value="0.000262389242068979">
                <text:p>0.000262389242068979</text:p>
              </table:table-cell>
              <table:table-cell office:value-type="float" office:value="0.00322231438545989">
                <text:p>0.00322231438545989</text:p>
              </table:table-cell>
              <table:table-cell office:value-type="float" office:value="0.000382365778811059">
                <text:p>0.000382365778811059</text:p>
              </table:table-cell>
              <table:table-cell office:value-type="float" office:value="0.000120065776067307">
                <text:p>0.000120065776067307</text:p>
              </table:table-cell>
              <table:table-cell office:value-type="float" office:value="0.0011086003314469">
                <text:p>0.0011086003314469</text:p>
              </table:table-cell>
              <table:table-cell office:value-type="float" office:value="0.00114625099240659">
                <text:p>0.00114625099240659</text:p>
              </table:table-cell>
              <table:table-cell office:value-type="float" office:value="0.00000197995395108185">
                <text:p>0.00000197995395108185</text:p>
              </table:table-cell>
              <table:table-cell office:value-type="float" office:value="0.000502836659256576">
                <text:p>0.000502836659256576</text:p>
              </table:table-cell>
              <table:table-cell office:value-type="float" office:value="0.000347532109806296">
                <text:p>0.000347532109806296</text:p>
              </table:table-cell>
              <table:table-cell office:value-type="float" office:value="0.0000177637089137892">
                <text:p>0.0000177637089137892</text:p>
              </table:table-cell>
              <table:table-cell office:value-type="float" office:value="0.000170698048099155">
                <text:p>0.000170698048099155</text:p>
              </table:table-cell>
              <table:table-cell office:value-type="float" office:value="0.00050412246522417">
                <text:p>0.00050412246522417</text:p>
              </table:table-cell>
              <table:table-cell office:value-type="float" office:value="0.000122018792854031">
                <text:p>0.000122018792854031</text:p>
              </table:table-cell>
              <table:table-cell office:value-type="float" office:value="0.00012328002747435">
                <text:p>0.00012328002747435</text:p>
              </table:table-cell>
              <table:table-cell office:value-type="float" office:value="0.000349176911456731">
                <text:p>0.000349176911456731</text:p>
              </table:table-cell>
              <table:table-cell office:value-type="float" office:value="0.000134224269774999">
                <text:p>0.000134224269774999</text:p>
              </table:table-cell>
              <table:table-cell office:value-type="float" office:value="0.00141057836066893">
                <text:p>0.00141057836066893</text:p>
              </table:table-cell>
              <table:table-cell office:value-type="float" office:value="0.000838010949507985">
                <text:p>0.000838010949507985</text:p>
              </table:table-cell>
              <table:table-cell office:value-type="float" office:value="0.00126117882568647">
                <text:p>0.00126117882568647</text:p>
              </table:table-cell>
              <table:table-cell office:value-type="float" office:value="0.00150973650747388">
                <text:p>0.00150973650747388</text:p>
              </table:table-cell>
              <table:table-cell office:value-type="float" office:value="0.00177289401952348">
                <text:p>0.00177289401952348</text:p>
              </table:table-cell>
              <table:table-cell office:value-type="float" office:value="0.000243489757032363">
                <text:p>0.000243489757032363</text:p>
              </table:table-cell>
              <table:table-cell office:value-type="float" office:value="0.0029761240768807">
                <text:p>0.0029761240768807</text:p>
              </table:table-cell>
              <table:table-cell office:value-type="float" office:value="0.0000462679575520033">
                <text:p>0.0000462679575520033</text:p>
              </table:table-cell>
              <table:table-cell office:value-type="float" office:value="0.000237224984035793">
                <text:p>0.000237224984035793</text:p>
              </table:table-cell>
              <table:table-cell office:value-type="float" office:value="0.00281550763437241">
                <text:p>0.00281550763437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